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ndom_8" table:style-name="ta1">
        <table:shapes>
          <draw:frame draw:z-index="0" draw:style-name="gr1" draw:text-style-name="P1" svg:width="15.999cm" svg:height="8.999cm" svg:x="28.145cm" svg:y="0.1cm">
            <draw:object draw:notify-on-update-of-ranges="random_8.N1:random_8.N1 random_8.N2:random_8.N231 random_8.O1:random_8.O1 random_8.O2:random_8.O2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2007" calcext:value-type="float">
            <text:p>2007</text:p>
          </table:table-cell>
          <table:table-cell office:value-type="float" office:value="1577" calcext:value-type="float">
            <text:p>1577</text:p>
          </table:table-cell>
          <table:table-cell office:value-type="float" office:value="1467" calcext:value-type="float">
            <text:p>1467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float" office:value="366.45" calcext:value-type="float">
            <text:p>366.45</text:p>
          </table:table-cell>
          <table:table-cell office:value-type="float" office:value="358.77" calcext:value-type="float">
            <text:p>358.77</text:p>
          </table:table-cell>
          <table:table-cell office:value-type="float" office:value="231.45" calcext:value-type="float">
            <text:p>231.45</text:p>
          </table:table-cell>
          <table:table-cell office:value-type="float" office:value="261.07" calcext:value-type="float">
            <text:p>261.07</text:p>
          </table:table-cell>
          <table:table-cell office:value-type="float" office:value="287.76" calcext:value-type="float">
            <text:p>287.76</text:p>
          </table:table-cell>
          <table:table-cell table:number-columns-repeated="2"/>
          <table:table-cell table:formula="of:=AVERAGE([.A2:.E2])" office:value-type="float" office:value="1790" calcext:value-type="float">
            <text:p>1790</text:p>
          </table:table-cell>
          <table:table-cell table:formula="of:=AVERAGE([.G2:.K2])" office:value-type="float" office:value="301.1" calcext:value-type="float">
            <text:p>301.1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947" calcext:value-type="float">
            <text:p>1947</text:p>
          </table:table-cell>
          <table:table-cell office:value-type="float" office:value="1662" calcext:value-type="float">
            <text:p>1662</text:p>
          </table:table-cell>
          <table:table-cell office:value-type="float" office:value="1672" calcext:value-type="float">
            <text:p>1672</text:p>
          </table:table-cell>
          <table:table-cell office:value-type="float" office:value="1862" calcext:value-type="float">
            <text:p>1862</text:p>
          </table:table-cell>
          <table:table-cell/>
          <table:table-cell office:value-type="float" office:value="749.05" calcext:value-type="float">
            <text:p>749.05</text:p>
          </table:table-cell>
          <table:table-cell office:value-type="float" office:value="798.62" calcext:value-type="float">
            <text:p>798.62</text:p>
          </table:table-cell>
          <table:table-cell office:value-type="float" office:value="687.51" calcext:value-type="float">
            <text:p>687.51</text:p>
          </table:table-cell>
          <table:table-cell office:value-type="float" office:value="584.29" calcext:value-type="float">
            <text:p>584.29</text:p>
          </table:table-cell>
          <table:table-cell office:value-type="float" office:value="560.47" calcext:value-type="float">
            <text:p>560.47</text:p>
          </table:table-cell>
          <table:table-cell table:number-columns-repeated="2"/>
          <table:table-cell table:formula="of:=AVERAGE([.A3:.E3])" office:value-type="float" office:value="1846" calcext:value-type="float">
            <text:p>1846</text:p>
          </table:table-cell>
          <table:table-cell table:formula="of:=AVERAGE([.G3:.K3])" office:value-type="float" office:value="675.988" calcext:value-type="float">
            <text:p>675.988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2142" calcext:value-type="float">
            <text:p>2142</text:p>
          </table:table-cell>
          <table:table-cell office:value-type="float" office:value="1787" calcext:value-type="float">
            <text:p>1787</text:p>
          </table:table-cell>
          <table:table-cell office:value-type="float" office:value="1752" calcext:value-type="float">
            <text:p>1752</text:p>
          </table:table-cell>
          <table:table-cell office:value-type="float" office:value="1662" calcext:value-type="float">
            <text:p>1662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968.41" calcext:value-type="float">
            <text:p>968.41</text:p>
          </table:table-cell>
          <table:table-cell office:value-type="float" office:value="731.12" calcext:value-type="float">
            <text:p>731.12</text:p>
          </table:table-cell>
          <table:table-cell office:value-type="float" office:value="711.82" calcext:value-type="float">
            <text:p>711.82</text:p>
          </table:table-cell>
          <table:table-cell office:value-type="float" office:value="916.65" calcext:value-type="float">
            <text:p>916.65</text:p>
          </table:table-cell>
          <table:table-cell table:number-columns-repeated="2"/>
          <table:table-cell table:formula="of:=AVERAGE([.A4:.E4])" office:value-type="float" office:value="2078" calcext:value-type="float">
            <text:p>2078</text:p>
          </table:table-cell>
          <table:table-cell table:formula="of:=AVERAGE([.G4:.K4])" office:value-type="float" office:value="829.716" calcext:value-type="float">
            <text:p>829.716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2442" calcext:value-type="float">
            <text:p>2442</text:p>
          </table:table-cell>
          <table:table-cell office:value-type="float" office:value="1752" calcext:value-type="float">
            <text:p>1752</text:p>
          </table:table-cell>
          <table:table-cell office:value-type="float" office:value="1992" calcext:value-type="float">
            <text:p>1992</text:p>
          </table:table-cell>
          <table:table-cell office:value-type="float" office:value="1772" calcext:value-type="float">
            <text:p>1772</text:p>
          </table:table-cell>
          <table:table-cell/>
          <table:table-cell office:value-type="float" office:value="909.4" calcext:value-type="float">
            <text:p>909.4</text:p>
          </table:table-cell>
          <table:table-cell office:value-type="float" office:value="1105.14" calcext:value-type="float">
            <text:p>1105.14</text:p>
          </table:table-cell>
          <table:table-cell office:value-type="float" office:value="788.7" calcext:value-type="float">
            <text:p>788.7</text:p>
          </table:table-cell>
          <table:table-cell office:value-type="float" office:value="913.69" calcext:value-type="float">
            <text:p>913.69</text:p>
          </table:table-cell>
          <table:table-cell office:value-type="float" office:value="1106.59" calcext:value-type="float">
            <text:p>1106.59</text:p>
          </table:table-cell>
          <table:table-cell table:number-columns-repeated="2"/>
          <table:table-cell table:formula="of:=AVERAGE([.A5:.E5])" office:value-type="float" office:value="2076" calcext:value-type="float">
            <text:p>2076</text:p>
          </table:table-cell>
          <table:table-cell table:formula="of:=AVERAGE([.G5:.K5])" office:value-type="float" office:value="964.704" calcext:value-type="float">
            <text:p>964.704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2372" calcext:value-type="float">
            <text:p>2372</text:p>
          </table:table-cell>
          <table:table-cell office:value-type="float" office:value="1952" calcext:value-type="float">
            <text:p>1952</text:p>
          </table:table-cell>
          <table:table-cell office:value-type="float" office:value="1957" calcext:value-type="float">
            <text:p>1957</text:p>
          </table:table-cell>
          <table:table-cell office:value-type="float" office:value="2127" calcext:value-type="float">
            <text:p>2127</text:p>
          </table:table-cell>
          <table:table-cell/>
          <table:table-cell office:value-type="float" office:value="1263.11" calcext:value-type="float">
            <text:p>1263.11</text:p>
          </table:table-cell>
          <table:table-cell office:value-type="float" office:value="1038.22" calcext:value-type="float">
            <text:p>1038.22</text:p>
          </table:table-cell>
          <table:table-cell office:value-type="float" office:value="819.28" calcext:value-type="float">
            <text:p>819.28</text:p>
          </table:table-cell>
          <table:table-cell office:value-type="float" office:value="909.39" calcext:value-type="float">
            <text:p>909.39</text:p>
          </table:table-cell>
          <table:table-cell office:value-type="float" office:value="965.13" calcext:value-type="float">
            <text:p>965.13</text:p>
          </table:table-cell>
          <table:table-cell table:number-columns-repeated="2"/>
          <table:table-cell table:formula="of:=AVERAGE([.A6:.E6])" office:value-type="float" office:value="2237" calcext:value-type="float">
            <text:p>2237</text:p>
          </table:table-cell>
          <table:table-cell table:formula="of:=AVERAGE([.G6:.K6])" office:value-type="float" office:value="999.026" calcext:value-type="float">
            <text:p>999.026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2547" calcext:value-type="float">
            <text:p>2547</text:p>
          </table:table-cell>
          <table:table-cell office:value-type="float" office:value="2012" calcext:value-type="float">
            <text:p>2012</text:p>
          </table:table-cell>
          <table:table-cell office:value-type="float" office:value="1937" calcext:value-type="float">
            <text:p>1937</text:p>
          </table:table-cell>
          <table:table-cell office:value-type="float" office:value="1842" calcext:value-type="float">
            <text:p>1842</text:p>
          </table:table-cell>
          <table:table-cell/>
          <table:table-cell office:value-type="float" office:value="1401.92" calcext:value-type="float">
            <text:p>1401.92</text:p>
          </table:table-cell>
          <table:table-cell office:value-type="float" office:value="1084.71" calcext:value-type="float">
            <text:p>1084.71</text:p>
          </table:table-cell>
          <table:table-cell office:value-type="float" office:value="869.23" calcext:value-type="float">
            <text:p>869.23</text:p>
          </table:table-cell>
          <table:table-cell office:value-type="float" office:value="968.42" calcext:value-type="float">
            <text:p>968.42</text:p>
          </table:table-cell>
          <table:table-cell office:value-type="float" office:value="1103.67" calcext:value-type="float">
            <text:p>1103.67</text:p>
          </table:table-cell>
          <table:table-cell table:number-columns-repeated="2"/>
          <table:table-cell table:formula="of:=AVERAGE([.A7:.E7])" office:value-type="float" office:value="2249" calcext:value-type="float">
            <text:p>2249</text:p>
          </table:table-cell>
          <table:table-cell table:formula="of:=AVERAGE([.G7:.K7])" office:value-type="float" office:value="1085.59" calcext:value-type="float">
            <text:p>1085.59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2472" calcext:value-type="float">
            <text:p>2472</text:p>
          </table:table-cell>
          <table:table-cell office:value-type="float" office:value="1912" calcext:value-type="float">
            <text:p>1912</text:p>
          </table:table-cell>
          <table:table-cell office:value-type="float" office:value="1917" calcext:value-type="float">
            <text:p>1917</text:p>
          </table:table-cell>
          <table:table-cell office:value-type="float" office:value="1817" calcext:value-type="float">
            <text:p>1817</text:p>
          </table:table-cell>
          <table:table-cell/>
          <table:table-cell office:value-type="float" office:value="1449.27" calcext:value-type="float">
            <text:p>1449.27</text:p>
          </table:table-cell>
          <table:table-cell office:value-type="float" office:value="1194.29" calcext:value-type="float">
            <text:p>1194.29</text:p>
          </table:table-cell>
          <table:table-cell office:value-type="float" office:value="929.37" calcext:value-type="float">
            <text:p>929.37</text:p>
          </table:table-cell>
          <table:table-cell office:value-type="float" office:value="1012.62" calcext:value-type="float">
            <text:p>1012.62</text:p>
          </table:table-cell>
          <table:table-cell office:value-type="float" office:value="1034.69" calcext:value-type="float">
            <text:p>1034.69</text:p>
          </table:table-cell>
          <table:table-cell table:number-columns-repeated="2"/>
          <table:table-cell table:formula="of:=AVERAGE([.A8:.E8])" office:value-type="float" office:value="2168" calcext:value-type="float">
            <text:p>2168</text:p>
          </table:table-cell>
          <table:table-cell table:formula="of:=AVERAGE([.G8:.K8])" office:value-type="float" office:value="1124.048" calcext:value-type="float">
            <text:p>1124.048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3072" calcext:value-type="float">
            <text:p>3072</text:p>
          </table:table-cell>
          <table:table-cell office:value-type="float" office:value="1932" calcext:value-type="float">
            <text:p>1932</text:p>
          </table:table-cell>
          <table:table-cell office:value-type="float" office:value="1812" calcext:value-type="float">
            <text:p>1812</text:p>
          </table:table-cell>
          <table:table-cell office:value-type="float" office:value="2282" calcext:value-type="float">
            <text:p>2282</text:p>
          </table:table-cell>
          <table:table-cell/>
          <table:table-cell office:value-type="float" office:value="1483.31" calcext:value-type="float">
            <text:p>1483.31</text:p>
          </table:table-cell>
          <table:table-cell office:value-type="float" office:value="1227.89" calcext:value-type="float">
            <text:p>1227.89</text:p>
          </table:table-cell>
          <table:table-cell office:value-type="float" office:value="805.77" calcext:value-type="float">
            <text:p>805.77</text:p>
          </table:table-cell>
          <table:table-cell office:value-type="float" office:value="1105.77" calcext:value-type="float">
            <text:p>1105.77</text:p>
          </table:table-cell>
          <table:table-cell office:value-type="float" office:value="910.48" calcext:value-type="float">
            <text:p>910.48</text:p>
          </table:table-cell>
          <table:table-cell table:number-columns-repeated="2"/>
          <table:table-cell table:formula="of:=AVERAGE([.A9:.E9])" office:value-type="float" office:value="2369" calcext:value-type="float">
            <text:p>2369</text:p>
          </table:table-cell>
          <table:table-cell table:formula="of:=AVERAGE([.G9:.K9])" office:value-type="float" office:value="1106.644" calcext:value-type="float">
            <text:p>1106.644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632" calcext:value-type="float">
            <text:p>2632</text:p>
          </table:table-cell>
          <table:table-cell office:value-type="float" office:value="2259" calcext:value-type="float">
            <text:p>2259</text:p>
          </table:table-cell>
          <table:table-cell office:value-type="float" office:value="1942" calcext:value-type="float">
            <text:p>1942</text:p>
          </table:table-cell>
          <table:table-cell office:value-type="float" office:value="1852" calcext:value-type="float">
            <text:p>1852</text:p>
          </table:table-cell>
          <table:table-cell/>
          <table:table-cell office:value-type="float" office:value="1669.18" calcext:value-type="float">
            <text:p>1669.18</text:p>
          </table:table-cell>
          <table:table-cell office:value-type="float" office:value="1247.91" calcext:value-type="float">
            <text:p>1247.91</text:p>
          </table:table-cell>
          <table:table-cell office:value-type="float" office:value="852.76" calcext:value-type="float">
            <text:p>852.76</text:p>
          </table:table-cell>
          <table:table-cell office:value-type="float" office:value="1116.3" calcext:value-type="float">
            <text:p>1116.3</text:p>
          </table:table-cell>
          <table:table-cell office:value-type="float" office:value="1193.64" calcext:value-type="float">
            <text:p>1193.64</text:p>
          </table:table-cell>
          <table:table-cell table:number-columns-repeated="2"/>
          <table:table-cell table:formula="of:=AVERAGE([.A10:.E10])" office:value-type="float" office:value="2315.4" calcext:value-type="float">
            <text:p>2315.4</text:p>
          </table:table-cell>
          <table:table-cell table:formula="of:=AVERAGE([.G10:.K10])" office:value-type="float" office:value="1215.958" calcext:value-type="float">
            <text:p>1215.958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2487" calcext:value-type="float">
            <text:p>2487</text:p>
          </table:table-cell>
          <table:table-cell office:value-type="float" office:value="2068" calcext:value-type="float">
            <text:p>2068</text:p>
          </table:table-cell>
          <table:table-cell office:value-type="float" office:value="2012" calcext:value-type="float">
            <text:p>2012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1602.95" calcext:value-type="float">
            <text:p>1602.95</text:p>
          </table:table-cell>
          <table:table-cell office:value-type="float" office:value="1085.87" calcext:value-type="float">
            <text:p>1085.87</text:p>
          </table:table-cell>
          <table:table-cell office:value-type="float" office:value="816.46" calcext:value-type="float">
            <text:p>816.46</text:p>
          </table:table-cell>
          <table:table-cell office:value-type="float" office:value="1029.4" calcext:value-type="float">
            <text:p>1029.4</text:p>
          </table:table-cell>
          <table:table-cell office:value-type="float" office:value="1104.04" calcext:value-type="float">
            <text:p>1104.04</text:p>
          </table:table-cell>
          <table:table-cell table:number-columns-repeated="2"/>
          <table:table-cell table:formula="of:=AVERAGE([.A11:.E11])" office:value-type="float" office:value="2305.2" calcext:value-type="float">
            <text:p>2305.2</text:p>
          </table:table-cell>
          <table:table-cell table:formula="of:=AVERAGE([.G11:.K11])" office:value-type="float" office:value="1127.744" calcext:value-type="float">
            <text:p>1127.744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332" calcext:value-type="float">
            <text:p>2332</text:p>
          </table:table-cell>
          <table:table-cell office:value-type="float" office:value="2122" calcext:value-type="float">
            <text:p>2122</text:p>
          </table:table-cell>
          <table:table-cell office:value-type="float" office:value="1992" calcext:value-type="float">
            <text:p>1992</text:p>
          </table:table-cell>
          <table:table-cell office:value-type="float" office:value="1817" calcext:value-type="float">
            <text:p>1817</text:p>
          </table:table-cell>
          <table:table-cell/>
          <table:table-cell office:value-type="float" office:value="1242.62" calcext:value-type="float">
            <text:p>1242.62</text:p>
          </table:table-cell>
          <table:table-cell office:value-type="float" office:value="985.26" calcext:value-type="float">
            <text:p>985.26</text:p>
          </table:table-cell>
          <table:table-cell office:value-type="float" office:value="835.67" calcext:value-type="float">
            <text:p>835.67</text:p>
          </table:table-cell>
          <table:table-cell office:value-type="float" office:value="1007.26" calcext:value-type="float">
            <text:p>1007.26</text:p>
          </table:table-cell>
          <table:table-cell office:value-type="float" office:value="1193.78" calcext:value-type="float">
            <text:p>1193.78</text:p>
          </table:table-cell>
          <table:table-cell table:number-columns-repeated="2"/>
          <table:table-cell table:formula="of:=AVERAGE([.A12:.E12])" office:value-type="float" office:value="2167" calcext:value-type="float">
            <text:p>2167</text:p>
          </table:table-cell>
          <table:table-cell table:formula="of:=AVERAGE([.G12:.K12])" office:value-type="float" office:value="1052.918" calcext:value-type="float">
            <text:p>1052.918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2602" calcext:value-type="float">
            <text:p>2602</text:p>
          </table:table-cell>
          <table:table-cell office:value-type="float" office:value="2112" calcext:value-type="float">
            <text:p>2112</text:p>
          </table:table-cell>
          <table:table-cell office:value-type="float" office:value="2052" calcext:value-type="float">
            <text:p>2052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1523.52" calcext:value-type="float">
            <text:p>1523.52</text:p>
          </table:table-cell>
          <table:table-cell office:value-type="float" office:value="1354.73" calcext:value-type="float">
            <text:p>1354.73</text:p>
          </table:table-cell>
          <table:table-cell office:value-type="float" office:value="1048.17" calcext:value-type="float">
            <text:p>1048.17</text:p>
          </table:table-cell>
          <table:table-cell office:value-type="float" office:value="1076.96" calcext:value-type="float">
            <text:p>1076.96</text:p>
          </table:table-cell>
          <table:table-cell office:value-type="float" office:value="1284.47" calcext:value-type="float">
            <text:p>1284.47</text:p>
          </table:table-cell>
          <table:table-cell table:number-columns-repeated="2"/>
          <table:table-cell table:formula="of:=AVERAGE([.A13:.E13])" office:value-type="float" office:value="2318" calcext:value-type="float">
            <text:p>2318</text:p>
          </table:table-cell>
          <table:table-cell table:formula="of:=AVERAGE([.G13:.K13])" office:value-type="float" office:value="1257.57" calcext:value-type="float">
            <text:p>1257.57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2537" calcext:value-type="float">
            <text:p>2537</text:p>
          </table:table-cell>
          <table:table-cell office:value-type="float" office:value="2612" calcext:value-type="float">
            <text:p>2612</text:p>
          </table:table-cell>
          <table:table-cell office:value-type="float" office:value="2232" calcext:value-type="float">
            <text:p>2232</text:p>
          </table:table-cell>
          <table:table-cell office:value-type="float" office:value="2127" calcext:value-type="float">
            <text:p>2127</text:p>
          </table:table-cell>
          <table:table-cell/>
          <table:table-cell office:value-type="float" office:value="1602.48" calcext:value-type="float">
            <text:p>1602.48</text:p>
          </table:table-cell>
          <table:table-cell office:value-type="float" office:value="1240.95" calcext:value-type="float">
            <text:p>1240.95</text:p>
          </table:table-cell>
          <table:table-cell office:value-type="float" office:value="1289.51" calcext:value-type="float">
            <text:p>1289.51</text:p>
          </table:table-cell>
          <table:table-cell office:value-type="float" office:value="1152.78" calcext:value-type="float">
            <text:p>1152.78</text:p>
          </table:table-cell>
          <table:table-cell office:value-type="float" office:value="1272.58" calcext:value-type="float">
            <text:p>1272.58</text:p>
          </table:table-cell>
          <table:table-cell table:number-columns-repeated="2"/>
          <table:table-cell table:formula="of:=AVERAGE([.A14:.E14])" office:value-type="float" office:value="2499" calcext:value-type="float">
            <text:p>2499</text:p>
          </table:table-cell>
          <table:table-cell table:formula="of:=AVERAGE([.G14:.K14])" office:value-type="float" office:value="1311.66" calcext:value-type="float">
            <text:p>1311.66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2632" calcext:value-type="float">
            <text:p>2632</text:p>
          </table:table-cell>
          <table:table-cell office:value-type="float" office:value="2232" calcext:value-type="float">
            <text:p>2232</text:p>
          </table:table-cell>
          <table:table-cell office:value-type="float" office:value="1947" calcext:value-type="float">
            <text:p>1947</text:p>
          </table:table-cell>
          <table:table-cell office:value-type="float" office:value="1767" calcext:value-type="float">
            <text:p>1767</text:p>
          </table:table-cell>
          <table:table-cell/>
          <table:table-cell office:value-type="float" office:value="1482.09" calcext:value-type="float">
            <text:p>1482.09</text:p>
          </table:table-cell>
          <table:table-cell office:value-type="float" office:value="1476.71" calcext:value-type="float">
            <text:p>1476.71</text:p>
          </table:table-cell>
          <table:table-cell office:value-type="float" office:value="1096.17" calcext:value-type="float">
            <text:p>1096.17</text:p>
          </table:table-cell>
          <table:table-cell office:value-type="float" office:value="1080.38" calcext:value-type="float">
            <text:p>1080.38</text:p>
          </table:table-cell>
          <table:table-cell office:value-type="float" office:value="1244.83" calcext:value-type="float">
            <text:p>1244.83</text:p>
          </table:table-cell>
          <table:table-cell table:number-columns-repeated="2"/>
          <table:table-cell table:formula="of:=AVERAGE([.A15:.E15])" office:value-type="float" office:value="2363" calcext:value-type="float">
            <text:p>2363</text:p>
          </table:table-cell>
          <table:table-cell table:formula="of:=AVERAGE([.G15:.K15])" office:value-type="float" office:value="1276.036" calcext:value-type="float">
            <text:p>1276.036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2717" calcext:value-type="float">
            <text:p>2717</text:p>
          </table:table-cell>
          <table:table-cell office:value-type="float" office:value="2562" calcext:value-type="float">
            <text:p>2562</text:p>
          </table:table-cell>
          <table:table-cell office:value-type="float" office:value="2392" calcext:value-type="float">
            <text:p>2392</text:p>
          </table:table-cell>
          <table:table-cell office:value-type="float" office:value="2052" calcext:value-type="float">
            <text:p>2052</text:p>
          </table:table-cell>
          <table:table-cell/>
          <table:table-cell office:value-type="float" office:value="1589.32" calcext:value-type="float">
            <text:p>1589.32</text:p>
          </table:table-cell>
          <table:table-cell office:value-type="float" office:value="1507.49" calcext:value-type="float">
            <text:p>1507.49</text:p>
          </table:table-cell>
          <table:table-cell office:value-type="float" office:value="1376.24" calcext:value-type="float">
            <text:p>1376.24</text:p>
          </table:table-cell>
          <table:table-cell office:value-type="float" office:value="1085.52" calcext:value-type="float">
            <text:p>1085.52</text:p>
          </table:table-cell>
          <table:table-cell office:value-type="float" office:value="1282.87" calcext:value-type="float">
            <text:p>1282.87</text:p>
          </table:table-cell>
          <table:table-cell table:number-columns-repeated="2"/>
          <table:table-cell table:formula="of:=AVERAGE([.A16:.E16])" office:value-type="float" office:value="2536" calcext:value-type="float">
            <text:p>2536</text:p>
          </table:table-cell>
          <table:table-cell table:formula="of:=AVERAGE([.G16:.K16])" office:value-type="float" office:value="1368.288" calcext:value-type="float">
            <text:p>1368.288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2532" calcext:value-type="float">
            <text:p>2532</text:p>
          </table:table-cell>
          <table:table-cell office:value-type="float" office:value="2562" calcext:value-type="float">
            <text:p>2562</text:p>
          </table:table-cell>
          <table:table-cell office:value-type="float" office:value="1867" calcext:value-type="float">
            <text:p>1867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1521.07" calcext:value-type="float">
            <text:p>1521.07</text:p>
          </table:table-cell>
          <table:table-cell office:value-type="float" office:value="1232.48" calcext:value-type="float">
            <text:p>1232.48</text:p>
          </table:table-cell>
          <table:table-cell office:value-type="float" office:value="1361.21" calcext:value-type="float">
            <text:p>1361.21</text:p>
          </table:table-cell>
          <table:table-cell office:value-type="float" office:value="993.17" calcext:value-type="float">
            <text:p>993.17</text:p>
          </table:table-cell>
          <table:table-cell office:value-type="float" office:value="1189.23" calcext:value-type="float">
            <text:p>1189.23</text:p>
          </table:table-cell>
          <table:table-cell table:number-columns-repeated="2"/>
          <table:table-cell table:formula="of:=AVERAGE([.A17:.E17])" office:value-type="float" office:value="2299" calcext:value-type="float">
            <text:p>2299</text:p>
          </table:table-cell>
          <table:table-cell table:formula="of:=AVERAGE([.G17:.K17])" office:value-type="float" office:value="1259.432" calcext:value-type="float">
            <text:p>1259.432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342" calcext:value-type="float">
            <text:p>2342</text:p>
          </table:table-cell>
          <table:table-cell office:value-type="float" office:value="2562" calcext:value-type="float">
            <text:p>2562</text:p>
          </table:table-cell>
          <table:table-cell office:value-type="float" office:value="1907" calcext:value-type="float">
            <text:p>1907</text:p>
          </table:table-cell>
          <table:table-cell office:value-type="float" office:value="1809" calcext:value-type="float">
            <text:p>1809</text:p>
          </table:table-cell>
          <table:table-cell/>
          <table:table-cell office:value-type="float" office:value="1438.92" calcext:value-type="float">
            <text:p>1438.92</text:p>
          </table:table-cell>
          <table:table-cell office:value-type="float" office:value="1324.02" calcext:value-type="float">
            <text:p>1324.02</text:p>
          </table:table-cell>
          <table:table-cell office:value-type="float" office:value="1433.47" calcext:value-type="float">
            <text:p>1433.47</text:p>
          </table:table-cell>
          <table:table-cell office:value-type="float" office:value="1053.97" calcext:value-type="float">
            <text:p>1053.97</text:p>
          </table:table-cell>
          <table:table-cell office:value-type="float" office:value="1209.53" calcext:value-type="float">
            <text:p>1209.53</text:p>
          </table:table-cell>
          <table:table-cell table:number-columns-repeated="2"/>
          <table:table-cell table:formula="of:=AVERAGE([.A18:.E18])" office:value-type="float" office:value="2322.4" calcext:value-type="float">
            <text:p>2322.4</text:p>
          </table:table-cell>
          <table:table-cell table:formula="of:=AVERAGE([.G18:.K18])" office:value-type="float" office:value="1291.982" calcext:value-type="float">
            <text:p>1291.982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2542" calcext:value-type="float">
            <text:p>2542</text:p>
          </table:table-cell>
          <table:table-cell office:value-type="float" office:value="2562" calcext:value-type="float">
            <text:p>2562</text:p>
          </table:table-cell>
          <table:table-cell office:value-type="float" office:value="2150" calcext:value-type="float">
            <text:p>2150</text:p>
          </table:table-cell>
          <table:table-cell office:value-type="float" office:value="1857" calcext:value-type="float">
            <text:p>1857</text:p>
          </table:table-cell>
          <table:table-cell/>
          <table:table-cell office:value-type="float" office:value="1570.73" calcext:value-type="float">
            <text:p>1570.73</text:p>
          </table:table-cell>
          <table:table-cell office:value-type="float" office:value="1424.98" calcext:value-type="float">
            <text:p>1424.98</text:p>
          </table:table-cell>
          <table:table-cell office:value-type="float" office:value="1316.39" calcext:value-type="float">
            <text:p>1316.39</text:p>
          </table:table-cell>
          <table:table-cell office:value-type="float" office:value="1038.26" calcext:value-type="float">
            <text:p>1038.26</text:p>
          </table:table-cell>
          <table:table-cell office:value-type="float" office:value="1240.01" calcext:value-type="float">
            <text:p>1240.01</text:p>
          </table:table-cell>
          <table:table-cell table:number-columns-repeated="2"/>
          <table:table-cell table:formula="of:=AVERAGE([.A19:.E19])" office:value-type="float" office:value="2375.6" calcext:value-type="float">
            <text:p>2375.6</text:p>
          </table:table-cell>
          <table:table-cell table:formula="of:=AVERAGE([.G19:.K19])" office:value-type="float" office:value="1318.074" calcext:value-type="float">
            <text:p>1318.074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292" calcext:value-type="float">
            <text:p>2292</text:p>
          </table:table-cell>
          <table:table-cell office:value-type="float" office:value="2342" calcext:value-type="float">
            <text:p>2342</text:p>
          </table:table-cell>
          <table:table-cell office:value-type="float" office:value="2422" calcext:value-type="float">
            <text:p>2422</text:p>
          </table:table-cell>
          <table:table-cell office:value-type="float" office:value="1797" calcext:value-type="float">
            <text:p>1797</text:p>
          </table:table-cell>
          <table:table-cell/>
          <table:table-cell office:value-type="float" office:value="1664.16" calcext:value-type="float">
            <text:p>1664.16</text:p>
          </table:table-cell>
          <table:table-cell office:value-type="float" office:value="1231.51" calcext:value-type="float">
            <text:p>1231.51</text:p>
          </table:table-cell>
          <table:table-cell office:value-type="float" office:value="1290.43" calcext:value-type="float">
            <text:p>1290.43</text:p>
          </table:table-cell>
          <table:table-cell office:value-type="float" office:value="1076.61" calcext:value-type="float">
            <text:p>1076.61</text:p>
          </table:table-cell>
          <table:table-cell office:value-type="float" office:value="1207.24" calcext:value-type="float">
            <text:p>1207.24</text:p>
          </table:table-cell>
          <table:table-cell table:number-columns-repeated="2"/>
          <table:table-cell table:formula="of:=AVERAGE([.A20:.E20])" office:value-type="float" office:value="2375" calcext:value-type="float">
            <text:p>2375</text:p>
          </table:table-cell>
          <table:table-cell table:formula="of:=AVERAGE([.G20:.K20])" office:value-type="float" office:value="1293.99" calcext:value-type="float">
            <text:p>1293.99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2477" calcext:value-type="float">
            <text:p>2477</text:p>
          </table:table-cell>
          <table:table-cell office:value-type="float" office:value="2562" calcext:value-type="float">
            <text:p>2562</text:p>
          </table:table-cell>
          <table:table-cell office:value-type="float" office:value="1892" calcext:value-type="float">
            <text:p>1892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649.4" calcext:value-type="float">
            <text:p>1649.4</text:p>
          </table:table-cell>
          <table:table-cell office:value-type="float" office:value="1422.02" calcext:value-type="float">
            <text:p>1422.02</text:p>
          </table:table-cell>
          <table:table-cell office:value-type="float" office:value="1347.75" calcext:value-type="float">
            <text:p>1347.75</text:p>
          </table:table-cell>
          <table:table-cell office:value-type="float" office:value="1168.7" calcext:value-type="float">
            <text:p>1168.7</text:p>
          </table:table-cell>
          <table:table-cell office:value-type="float" office:value="1254.28" calcext:value-type="float">
            <text:p>1254.28</text:p>
          </table:table-cell>
          <table:table-cell table:number-columns-repeated="2"/>
          <table:table-cell table:formula="of:=AVERAGE([.A21:.E21])" office:value-type="float" office:value="2420" calcext:value-type="float">
            <text:p>2420</text:p>
          </table:table-cell>
          <table:table-cell table:formula="of:=AVERAGE([.G21:.K21])" office:value-type="float" office:value="1368.43" calcext:value-type="float">
            <text:p>1368.43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2652" calcext:value-type="float">
            <text:p>2652</text:p>
          </table:table-cell>
          <table:table-cell office:value-type="float" office:value="2212" calcext:value-type="float">
            <text:p>2212</text:p>
          </table:table-cell>
          <table:table-cell office:value-type="float" office:value="2312" calcext:value-type="float">
            <text:p>2312</text:p>
          </table:table-cell>
          <table:table-cell office:value-type="float" office:value="2182" calcext:value-type="float">
            <text:p>2182</text:p>
          </table:table-cell>
          <table:table-cell/>
          <table:table-cell office:value-type="float" office:value="1668" calcext:value-type="float">
            <text:p>1668</text:p>
          </table:table-cell>
          <table:table-cell office:value-type="float" office:value="1521.31" calcext:value-type="float">
            <text:p>1521.31</text:p>
          </table:table-cell>
          <table:table-cell office:value-type="float" office:value="1362.72" calcext:value-type="float">
            <text:p>1362.72</text:p>
          </table:table-cell>
          <table:table-cell office:value-type="float" office:value="1092.68" calcext:value-type="float">
            <text:p>1092.68</text:p>
          </table:table-cell>
          <table:table-cell office:value-type="float" office:value="1183.37" calcext:value-type="float">
            <text:p>1183.37</text:p>
          </table:table-cell>
          <table:table-cell table:number-columns-repeated="2"/>
          <table:table-cell table:formula="of:=AVERAGE([.A22:.E22])" office:value-type="float" office:value="2433" calcext:value-type="float">
            <text:p>2433</text:p>
          </table:table-cell>
          <table:table-cell table:formula="of:=AVERAGE([.G22:.K22])" office:value-type="float" office:value="1365.616" calcext:value-type="float">
            <text:p>1365.616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292" calcext:value-type="float">
            <text:p>2292</text:p>
          </table:table-cell>
          <table:table-cell office:value-type="float" office:value="2562" calcext:value-type="float">
            <text:p>2562</text:p>
          </table:table-cell>
          <table:table-cell office:value-type="float" office:value="2403" calcext:value-type="float">
            <text:p>2403</text:p>
          </table:table-cell>
          <table:table-cell office:value-type="float" office:value="2142" calcext:value-type="float">
            <text:p>2142</text:p>
          </table:table-cell>
          <table:table-cell/>
          <table:table-cell office:value-type="float" office:value="1521.21" calcext:value-type="float">
            <text:p>1521.21</text:p>
          </table:table-cell>
          <table:table-cell office:value-type="float" office:value="1439.62" calcext:value-type="float">
            <text:p>1439.62</text:p>
          </table:table-cell>
          <table:table-cell office:value-type="float" office:value="1393.11" calcext:value-type="float">
            <text:p>1393.11</text:p>
          </table:table-cell>
          <table:table-cell office:value-type="float" office:value="1026.11" calcext:value-type="float">
            <text:p>1026.11</text:p>
          </table:table-cell>
          <table:table-cell office:value-type="float" office:value="1264.14" calcext:value-type="float">
            <text:p>1264.14</text:p>
          </table:table-cell>
          <table:table-cell table:number-columns-repeated="2"/>
          <table:table-cell table:formula="of:=AVERAGE([.A23:.E23])" office:value-type="float" office:value="2508.2" calcext:value-type="float">
            <text:p>2508.2</text:p>
          </table:table-cell>
          <table:table-cell table:formula="of:=AVERAGE([.G23:.K23])" office:value-type="float" office:value="1328.838" calcext:value-type="float">
            <text:p>1328.838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2597" calcext:value-type="float">
            <text:p>2597</text:p>
          </table:table-cell>
          <table:table-cell office:value-type="float" office:value="2562" calcext:value-type="float">
            <text:p>2562</text:p>
          </table:table-cell>
          <table:table-cell office:value-type="float" office:value="2442" calcext:value-type="float">
            <text:p>2442</text:p>
          </table:table-cell>
          <table:table-cell office:value-type="float" office:value="2242" calcext:value-type="float">
            <text:p>2242</text:p>
          </table:table-cell>
          <table:table-cell/>
          <table:table-cell office:value-type="float" office:value="1752.38" calcext:value-type="float">
            <text:p>1752.38</text:p>
          </table:table-cell>
          <table:table-cell office:value-type="float" office:value="1415.59" calcext:value-type="float">
            <text:p>1415.59</text:p>
          </table:table-cell>
          <table:table-cell office:value-type="float" office:value="1394.35" calcext:value-type="float">
            <text:p>1394.35</text:p>
          </table:table-cell>
          <table:table-cell office:value-type="float" office:value="1119.5" calcext:value-type="float">
            <text:p>1119.5</text:p>
          </table:table-cell>
          <table:table-cell office:value-type="float" office:value="1305.06" calcext:value-type="float">
            <text:p>1305.06</text:p>
          </table:table-cell>
          <table:table-cell table:number-columns-repeated="2"/>
          <table:table-cell table:formula="of:=AVERAGE([.A24:.E24])" office:value-type="float" office:value="2552" calcext:value-type="float">
            <text:p>2552</text:p>
          </table:table-cell>
          <table:table-cell table:formula="of:=AVERAGE([.G24:.K24])" office:value-type="float" office:value="1397.376" calcext:value-type="float">
            <text:p>1397.376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2532" calcext:value-type="float">
            <text:p>2532</text:p>
          </table:table-cell>
          <table:table-cell office:value-type="float" office:value="2562" calcext:value-type="float">
            <text:p>2562</text:p>
          </table:table-cell>
          <table:table-cell office:value-type="float" office:value="2212" calcext:value-type="float">
            <text:p>221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1693.51" calcext:value-type="float">
            <text:p>1693.51</text:p>
          </table:table-cell>
          <table:table-cell office:value-type="float" office:value="1411.54" calcext:value-type="float">
            <text:p>1411.54</text:p>
          </table:table-cell>
          <table:table-cell office:value-type="float" office:value="1354.11" calcext:value-type="float">
            <text:p>1354.11</text:p>
          </table:table-cell>
          <table:table-cell office:value-type="float" office:value="1042.97" calcext:value-type="float">
            <text:p>1042.97</text:p>
          </table:table-cell>
          <table:table-cell office:value-type="float" office:value="1329.27" calcext:value-type="float">
            <text:p>1329.27</text:p>
          </table:table-cell>
          <table:table-cell table:number-columns-repeated="2"/>
          <table:table-cell table:formula="of:=AVERAGE([.A25:.E25])" office:value-type="float" office:value="2462.4" calcext:value-type="float">
            <text:p>2462.4</text:p>
          </table:table-cell>
          <table:table-cell table:formula="of:=AVERAGE([.G25:.K25])" office:value-type="float" office:value="1366.28" calcext:value-type="float">
            <text:p>1366.28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2802" calcext:value-type="float">
            <text:p>2802</text:p>
          </table:table-cell>
          <table:table-cell office:value-type="float" office:value="2562" calcext:value-type="float">
            <text:p>2562</text:p>
          </table:table-cell>
          <table:table-cell office:value-type="float" office:value="2382" calcext:value-type="float">
            <text:p>2382</text:p>
          </table:table-cell>
          <table:table-cell office:value-type="float" office:value="2182" calcext:value-type="float">
            <text:p>2182</text:p>
          </table:table-cell>
          <table:table-cell/>
          <table:table-cell office:value-type="float" office:value="1698.12" calcext:value-type="float">
            <text:p>1698.12</text:p>
          </table:table-cell>
          <table:table-cell office:value-type="float" office:value="1389.22" calcext:value-type="float">
            <text:p>1389.22</text:p>
          </table:table-cell>
          <table:table-cell office:value-type="float" office:value="1287.25" calcext:value-type="float">
            <text:p>1287.25</text:p>
          </table:table-cell>
          <table:table-cell office:value-type="float" office:value="895.66" calcext:value-type="float">
            <text:p>895.66</text:p>
          </table:table-cell>
          <table:table-cell office:value-type="float" office:value="1263.12" calcext:value-type="float">
            <text:p>1263.12</text:p>
          </table:table-cell>
          <table:table-cell table:number-columns-repeated="2"/>
          <table:table-cell table:formula="of:=AVERAGE([.A26:.E26])" office:value-type="float" office:value="2509" calcext:value-type="float">
            <text:p>2509</text:p>
          </table:table-cell>
          <table:table-cell table:formula="of:=AVERAGE([.G26:.K26])" office:value-type="float" office:value="1306.674" calcext:value-type="float">
            <text:p>1306.674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2577" calcext:value-type="float">
            <text:p>2577</text:p>
          </table:table-cell>
          <table:table-cell office:value-type="float" office:value="2562" calcext:value-type="float">
            <text:p>2562</text:p>
          </table:table-cell>
          <table:table-cell office:value-type="float" office:value="2437" calcext:value-type="float">
            <text:p>2437</text:p>
          </table:table-cell>
          <table:table-cell office:value-type="float" office:value="2071" calcext:value-type="float">
            <text:p>2071</text:p>
          </table:table-cell>
          <table:table-cell/>
          <table:table-cell office:value-type="float" office:value="1712.12" calcext:value-type="float">
            <text:p>1712.12</text:p>
          </table:table-cell>
          <table:table-cell office:value-type="float" office:value="1266.11" calcext:value-type="float">
            <text:p>1266.11</text:p>
          </table:table-cell>
          <table:table-cell office:value-type="float" office:value="1327.3" calcext:value-type="float">
            <text:p>1327.3</text:p>
          </table:table-cell>
          <table:table-cell office:value-type="float" office:value="964.75" calcext:value-type="float">
            <text:p>964.75</text:p>
          </table:table-cell>
          <table:table-cell office:value-type="float" office:value="1175.86" calcext:value-type="float">
            <text:p>1175.86</text:p>
          </table:table-cell>
          <table:table-cell table:number-columns-repeated="2"/>
          <table:table-cell table:formula="of:=AVERAGE([.A27:.E27])" office:value-type="float" office:value="2511.8" calcext:value-type="float">
            <text:p>2511.8</text:p>
          </table:table-cell>
          <table:table-cell table:formula="of:=AVERAGE([.G27:.K27])" office:value-type="float" office:value="1289.228" calcext:value-type="float">
            <text:p>1289.228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2322" calcext:value-type="float">
            <text:p>2322</text:p>
          </table:table-cell>
          <table:table-cell office:value-type="float" office:value="2762" calcext:value-type="float">
            <text:p>2762</text:p>
          </table:table-cell>
          <table:table-cell office:value-type="float" office:value="2157" calcext:value-type="float">
            <text:p>2157</text:p>
          </table:table-cell>
          <table:table-cell office:value-type="float" office:value="2282" calcext:value-type="float">
            <text:p>2282</text:p>
          </table:table-cell>
          <table:table-cell/>
          <table:table-cell office:value-type="float" office:value="1650.34" calcext:value-type="float">
            <text:p>1650.34</text:p>
          </table:table-cell>
          <table:table-cell office:value-type="float" office:value="1177.2" calcext:value-type="float">
            <text:p>1177.2</text:p>
          </table:table-cell>
          <table:table-cell office:value-type="float" office:value="1294.35" calcext:value-type="float">
            <text:p>1294.35</text:p>
          </table:table-cell>
          <table:table-cell office:value-type="float" office:value="1126.84" calcext:value-type="float">
            <text:p>1126.84</text:p>
          </table:table-cell>
          <table:table-cell office:value-type="float" office:value="1269.31" calcext:value-type="float">
            <text:p>1269.31</text:p>
          </table:table-cell>
          <table:table-cell table:number-columns-repeated="2"/>
          <table:table-cell table:formula="of:=AVERAGE([.A28:.E28])" office:value-type="float" office:value="2458" calcext:value-type="float">
            <text:p>2458</text:p>
          </table:table-cell>
          <table:table-cell table:formula="of:=AVERAGE([.G28:.K28])" office:value-type="float" office:value="1303.608" calcext:value-type="float">
            <text:p>1303.608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2502" calcext:value-type="float">
            <text:p>2502</text:p>
          </table:table-cell>
          <table:table-cell office:value-type="float" office:value="2562" calcext:value-type="float">
            <text:p>2562</text:p>
          </table:table-cell>
          <table:table-cell office:value-type="float" office:value="2397" calcext:value-type="float">
            <text:p>2397</text:p>
          </table:table-cell>
          <table:table-cell office:value-type="float" office:value="2242" calcext:value-type="float">
            <text:p>2242</text:p>
          </table:table-cell>
          <table:table-cell/>
          <table:table-cell office:value-type="float" office:value="1613.11" calcext:value-type="float">
            <text:p>1613.11</text:p>
          </table:table-cell>
          <table:table-cell office:value-type="float" office:value="1293.61" calcext:value-type="float">
            <text:p>1293.61</text:p>
          </table:table-cell>
          <table:table-cell office:value-type="float" office:value="1325.19" calcext:value-type="float">
            <text:p>1325.19</text:p>
          </table:table-cell>
          <table:table-cell office:value-type="float" office:value="1174.21" calcext:value-type="float">
            <text:p>1174.21</text:p>
          </table:table-cell>
          <table:table-cell office:value-type="float" office:value="1322.41" calcext:value-type="float">
            <text:p>1322.41</text:p>
          </table:table-cell>
          <table:table-cell table:number-columns-repeated="2"/>
          <table:table-cell table:formula="of:=AVERAGE([.A29:.E29])" office:value-type="float" office:value="2540" calcext:value-type="float">
            <text:p>2540</text:p>
          </table:table-cell>
          <table:table-cell table:formula="of:=AVERAGE([.G29:.K29])" office:value-type="float" office:value="1345.706" calcext:value-type="float">
            <text:p>1345.706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2222" calcext:value-type="float">
            <text:p>2222</text:p>
          </table:table-cell>
          <table:table-cell office:value-type="float" office:value="2562" calcext:value-type="float">
            <text:p>2562</text:p>
          </table:table-cell>
          <table:table-cell office:value-type="float" office:value="2307" calcext:value-type="float">
            <text:p>2307</text:p>
          </table:table-cell>
          <table:table-cell office:value-type="float" office:value="2272" calcext:value-type="float">
            <text:p>2272</text:p>
          </table:table-cell>
          <table:table-cell/>
          <table:table-cell office:value-type="float" office:value="1731.96" calcext:value-type="float">
            <text:p>1731.96</text:p>
          </table:table-cell>
          <table:table-cell office:value-type="float" office:value="1380.31" calcext:value-type="float">
            <text:p>1380.31</text:p>
          </table:table-cell>
          <table:table-cell office:value-type="float" office:value="1153.68" calcext:value-type="float">
            <text:p>1153.68</text:p>
          </table:table-cell>
          <table:table-cell office:value-type="float" office:value="1267.84" calcext:value-type="float">
            <text:p>1267.84</text:p>
          </table:table-cell>
          <table:table-cell office:value-type="float" office:value="1202.68" calcext:value-type="float">
            <text:p>1202.68</text:p>
          </table:table-cell>
          <table:table-cell table:number-columns-repeated="2"/>
          <table:table-cell table:formula="of:=AVERAGE([.A30:.E30])" office:value-type="float" office:value="2459" calcext:value-type="float">
            <text:p>2459</text:p>
          </table:table-cell>
          <table:table-cell table:formula="of:=AVERAGE([.G30:.K30])" office:value-type="float" office:value="1347.294" calcext:value-type="float">
            <text:p>1347.294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2522" calcext:value-type="float">
            <text:p>2522</text:p>
          </table:table-cell>
          <table:table-cell office:value-type="float" office:value="2562" calcext:value-type="float">
            <text:p>2562</text:p>
          </table:table-cell>
          <table:table-cell office:value-type="float" office:value="2183" calcext:value-type="float">
            <text:p>2183</text:p>
          </table:table-cell>
          <table:table-cell office:value-type="float" office:value="2262" calcext:value-type="float">
            <text:p>2262</text:p>
          </table:table-cell>
          <table:table-cell/>
          <table:table-cell office:value-type="float" office:value="1810.9" calcext:value-type="float">
            <text:p>1810.9</text:p>
          </table:table-cell>
          <table:table-cell office:value-type="float" office:value="1415.92" calcext:value-type="float">
            <text:p>1415.92</text:p>
          </table:table-cell>
          <table:table-cell office:value-type="float" office:value="1191.67" calcext:value-type="float">
            <text:p>1191.67</text:p>
          </table:table-cell>
          <table:table-cell office:value-type="float" office:value="1021.54" calcext:value-type="float">
            <text:p>1021.54</text:p>
          </table:table-cell>
          <table:table-cell office:value-type="float" office:value="1368.6" calcext:value-type="float">
            <text:p>1368.6</text:p>
          </table:table-cell>
          <table:table-cell table:number-columns-repeated="2"/>
          <table:table-cell table:formula="of:=AVERAGE([.A31:.E31])" office:value-type="float" office:value="2509.2" calcext:value-type="float">
            <text:p>2509.2</text:p>
          </table:table-cell>
          <table:table-cell table:formula="of:=AVERAGE([.G31:.K31])" office:value-type="float" office:value="1361.726" calcext:value-type="float">
            <text:p>1361.726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2437" calcext:value-type="float">
            <text:p>2437</text:p>
          </table:table-cell>
          <table:table-cell office:value-type="float" office:value="2562" calcext:value-type="float">
            <text:p>2562</text:p>
          </table:table-cell>
          <table:table-cell office:value-type="float" office:value="2222" calcext:value-type="float">
            <text:p>2222</text:p>
          </table:table-cell>
          <table:table-cell office:value-type="float" office:value="2262" calcext:value-type="float">
            <text:p>2262</text:p>
          </table:table-cell>
          <table:table-cell/>
          <table:table-cell office:value-type="float" office:value="1652.32" calcext:value-type="float">
            <text:p>1652.32</text:p>
          </table:table-cell>
          <table:table-cell office:value-type="float" office:value="1484.92" calcext:value-type="float">
            <text:p>1484.92</text:p>
          </table:table-cell>
          <table:table-cell office:value-type="float" office:value="1351.42" calcext:value-type="float">
            <text:p>1351.42</text:p>
          </table:table-cell>
          <table:table-cell office:value-type="float" office:value="1227.06" calcext:value-type="float">
            <text:p>1227.06</text:p>
          </table:table-cell>
          <table:table-cell office:value-type="float" office:value="1397.93" calcext:value-type="float">
            <text:p>1397.93</text:p>
          </table:table-cell>
          <table:table-cell table:number-columns-repeated="2"/>
          <table:table-cell table:formula="of:=AVERAGE([.A32:.E32])" office:value-type="float" office:value="2490" calcext:value-type="float">
            <text:p>2490</text:p>
          </table:table-cell>
          <table:table-cell table:formula="of:=AVERAGE([.G32:.K32])" office:value-type="float" office:value="1422.73" calcext:value-type="float">
            <text:p>1422.73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2507" calcext:value-type="float">
            <text:p>2507</text:p>
          </table:table-cell>
          <table:table-cell office:value-type="float" office:value="2562" calcext:value-type="float">
            <text:p>2562</text:p>
          </table:table-cell>
          <table:table-cell office:value-type="float" office:value="2157" calcext:value-type="float">
            <text:p>2157</text:p>
          </table:table-cell>
          <table:table-cell office:value-type="float" office:value="2026" calcext:value-type="float">
            <text:p>2026</text:p>
          </table:table-cell>
          <table:table-cell/>
          <table:table-cell office:value-type="float" office:value="1697.26" calcext:value-type="float">
            <text:p>1697.26</text:p>
          </table:table-cell>
          <table:table-cell office:value-type="float" office:value="1467.55" calcext:value-type="float">
            <text:p>1467.55</text:p>
          </table:table-cell>
          <table:table-cell office:value-type="float" office:value="1237.99" calcext:value-type="float">
            <text:p>1237.99</text:p>
          </table:table-cell>
          <table:table-cell office:value-type="float" office:value="1317.23" calcext:value-type="float">
            <text:p>1317.23</text:p>
          </table:table-cell>
          <table:table-cell office:value-type="float" office:value="1317.09" calcext:value-type="float">
            <text:p>1317.09</text:p>
          </table:table-cell>
          <table:table-cell table:number-columns-repeated="2"/>
          <table:table-cell table:formula="of:=AVERAGE([.A33:.E33])" office:value-type="float" office:value="2455.8" calcext:value-type="float">
            <text:p>2455.8</text:p>
          </table:table-cell>
          <table:table-cell table:formula="of:=AVERAGE([.G33:.K33])" office:value-type="float" office:value="1407.424" calcext:value-type="float">
            <text:p>1407.424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2407" calcext:value-type="float">
            <text:p>2407</text:p>
          </table:table-cell>
          <table:table-cell office:value-type="float" office:value="2762" calcext:value-type="float">
            <text:p>2762</text:p>
          </table:table-cell>
          <table:table-cell office:value-type="float" office:value="2042" calcext:value-type="float">
            <text:p>2042</text:p>
          </table:table-cell>
          <table:table-cell office:value-type="float" office:value="1962" calcext:value-type="float">
            <text:p>1962</text:p>
          </table:table-cell>
          <table:table-cell/>
          <table:table-cell office:value-type="float" office:value="1696.57" calcext:value-type="float">
            <text:p>1696.57</text:p>
          </table:table-cell>
          <table:table-cell office:value-type="float" office:value="1387.02" calcext:value-type="float">
            <text:p>1387.02</text:p>
          </table:table-cell>
          <table:table-cell office:value-type="float" office:value="1273.11" calcext:value-type="float">
            <text:p>1273.11</text:p>
          </table:table-cell>
          <table:table-cell office:value-type="float" office:value="1253.49" calcext:value-type="float">
            <text:p>1253.49</text:p>
          </table:table-cell>
          <table:table-cell office:value-type="float" office:value="1226.4" calcext:value-type="float">
            <text:p>1226.4</text:p>
          </table:table-cell>
          <table:table-cell table:number-columns-repeated="2"/>
          <table:table-cell table:formula="of:=AVERAGE([.A34:.E34])" office:value-type="float" office:value="2475" calcext:value-type="float">
            <text:p>2475</text:p>
          </table:table-cell>
          <table:table-cell table:formula="of:=AVERAGE([.G34:.K34])" office:value-type="float" office:value="1367.318" calcext:value-type="float">
            <text:p>1367.318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2292" calcext:value-type="float">
            <text:p>2292</text:p>
          </table:table-cell>
          <table:table-cell office:value-type="float" office:value="2562" calcext:value-type="float">
            <text:p>2562</text:p>
          </table:table-cell>
          <table:table-cell office:value-type="float" office:value="2182" calcext:value-type="float">
            <text:p>2182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float" office:value="1497.82" calcext:value-type="float">
            <text:p>1497.82</text:p>
          </table:table-cell>
          <table:table-cell office:value-type="float" office:value="1434.01" calcext:value-type="float">
            <text:p>1434.01</text:p>
          </table:table-cell>
          <table:table-cell office:value-type="float" office:value="1312.13" calcext:value-type="float">
            <text:p>1312.13</text:p>
          </table:table-cell>
          <table:table-cell office:value-type="float" office:value="1163.51" calcext:value-type="float">
            <text:p>1163.51</text:p>
          </table:table-cell>
          <table:table-cell office:value-type="float" office:value="1361.53" calcext:value-type="float">
            <text:p>1361.53</text:p>
          </table:table-cell>
          <table:table-cell table:number-columns-repeated="2"/>
          <table:table-cell table:formula="of:=AVERAGE([.A35:.E35])" office:value-type="float" office:value="2366.6" calcext:value-type="float">
            <text:p>2366.6</text:p>
          </table:table-cell>
          <table:table-cell table:formula="of:=AVERAGE([.G35:.K35])" office:value-type="float" office:value="1353.8" calcext:value-type="float">
            <text:p>1353.8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237" calcext:value-type="float">
            <text:p>2237</text:p>
          </table:table-cell>
          <table:table-cell office:value-type="float" office:value="2562" calcext:value-type="float">
            <text:p>2562</text:p>
          </table:table-cell>
          <table:table-cell office:value-type="float" office:value="2252" calcext:value-type="float">
            <text:p>2252</text:p>
          </table:table-cell>
          <table:table-cell office:value-type="float" office:value="2052" calcext:value-type="float">
            <text:p>2052</text:p>
          </table:table-cell>
          <table:table-cell/>
          <table:table-cell office:value-type="float" office:value="1617.37" calcext:value-type="float">
            <text:p>1617.37</text:p>
          </table:table-cell>
          <table:table-cell office:value-type="float" office:value="1367.41" calcext:value-type="float">
            <text:p>1367.41</text:p>
          </table:table-cell>
          <table:table-cell office:value-type="float" office:value="1428.26" calcext:value-type="float">
            <text:p>1428.26</text:p>
          </table:table-cell>
          <table:table-cell office:value-type="float" office:value="1307.19" calcext:value-type="float">
            <text:p>1307.19</text:p>
          </table:table-cell>
          <table:table-cell office:value-type="float" office:value="1340.92" calcext:value-type="float">
            <text:p>1340.92</text:p>
          </table:table-cell>
          <table:table-cell table:number-columns-repeated="2"/>
          <table:table-cell table:formula="of:=AVERAGE([.A36:.E36])" office:value-type="float" office:value="2371" calcext:value-type="float">
            <text:p>2371</text:p>
          </table:table-cell>
          <table:table-cell table:formula="of:=AVERAGE([.G36:.K36])" office:value-type="float" office:value="1412.23" calcext:value-type="float">
            <text:p>1412.23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2467" calcext:value-type="float">
            <text:p>2467</text:p>
          </table:table-cell>
          <table:table-cell office:value-type="float" office:value="2562" calcext:value-type="float">
            <text:p>2562</text:p>
          </table:table-cell>
          <table:table-cell office:value-type="float" office:value="2292" calcext:value-type="float">
            <text:p>2292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699.68" calcext:value-type="float">
            <text:p>1699.68</text:p>
          </table:table-cell>
          <table:table-cell office:value-type="float" office:value="1459.41" calcext:value-type="float">
            <text:p>1459.41</text:p>
          </table:table-cell>
          <table:table-cell office:value-type="float" office:value="1245.72" calcext:value-type="float">
            <text:p>1245.72</text:p>
          </table:table-cell>
          <table:table-cell office:value-type="float" office:value="1136.12" calcext:value-type="float">
            <text:p>1136.12</text:p>
          </table:table-cell>
          <table:table-cell office:value-type="float" office:value="1269.74" calcext:value-type="float">
            <text:p>1269.74</text:p>
          </table:table-cell>
          <table:table-cell table:number-columns-repeated="2"/>
          <table:table-cell table:formula="of:=AVERAGE([.A37:.E37])" office:value-type="float" office:value="2425" calcext:value-type="float">
            <text:p>2425</text:p>
          </table:table-cell>
          <table:table-cell table:formula="of:=AVERAGE([.G37:.K37])" office:value-type="float" office:value="1362.134" calcext:value-type="float">
            <text:p>1362.134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2587" calcext:value-type="float">
            <text:p>2587</text:p>
          </table:table-cell>
          <table:table-cell office:value-type="float" office:value="2562" calcext:value-type="float">
            <text:p>2562</text:p>
          </table:table-cell>
          <table:table-cell office:value-type="float" office:value="2367" calcext:value-type="float">
            <text:p>2367</text:p>
          </table:table-cell>
          <table:table-cell office:value-type="float" office:value="1797" calcext:value-type="float">
            <text:p>1797</text:p>
          </table:table-cell>
          <table:table-cell/>
          <table:table-cell office:value-type="float" office:value="1614.36" calcext:value-type="float">
            <text:p>1614.36</text:p>
          </table:table-cell>
          <table:table-cell office:value-type="float" office:value="1491.57" calcext:value-type="float">
            <text:p>1491.57</text:p>
          </table:table-cell>
          <table:table-cell office:value-type="float" office:value="1303.91" calcext:value-type="float">
            <text:p>1303.91</text:p>
          </table:table-cell>
          <table:table-cell office:value-type="float" office:value="1017.93" calcext:value-type="float">
            <text:p>1017.93</text:p>
          </table:table-cell>
          <table:table-cell office:value-type="float" office:value="1280.56" calcext:value-type="float">
            <text:p>1280.56</text:p>
          </table:table-cell>
          <table:table-cell table:number-columns-repeated="2"/>
          <table:table-cell table:formula="of:=AVERAGE([.A38:.E38])" office:value-type="float" office:value="2458" calcext:value-type="float">
            <text:p>2458</text:p>
          </table:table-cell>
          <table:table-cell table:formula="of:=AVERAGE([.G38:.K38])" office:value-type="float" office:value="1341.666" calcext:value-type="float">
            <text:p>1341.666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2367" calcext:value-type="float">
            <text:p>2367</text:p>
          </table:table-cell>
          <table:table-cell office:value-type="float" office:value="2562" calcext:value-type="float">
            <text:p>2562</text:p>
          </table:table-cell>
          <table:table-cell office:value-type="float" office:value="2227" calcext:value-type="float">
            <text:p>2227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float" office:value="1698.71" calcext:value-type="float">
            <text:p>1698.71</text:p>
          </table:table-cell>
          <table:table-cell office:value-type="float" office:value="1439.5" calcext:value-type="float">
            <text:p>1439.5</text:p>
          </table:table-cell>
          <table:table-cell office:value-type="float" office:value="1374.52" calcext:value-type="float">
            <text:p>1374.52</text:p>
          </table:table-cell>
          <table:table-cell office:value-type="float" office:value="1219.14" calcext:value-type="float">
            <text:p>1219.14</text:p>
          </table:table-cell>
          <table:table-cell office:value-type="float" office:value="1273.58" calcext:value-type="float">
            <text:p>1273.58</text:p>
          </table:table-cell>
          <table:table-cell table:number-columns-repeated="2"/>
          <table:table-cell table:formula="of:=AVERAGE([.A39:.E39])" office:value-type="float" office:value="2398.8" calcext:value-type="float">
            <text:p>2398.8</text:p>
          </table:table-cell>
          <table:table-cell table:formula="of:=AVERAGE([.G39:.K39])" office:value-type="float" office:value="1401.09" calcext:value-type="float">
            <text:p>1401.09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2682" calcext:value-type="float">
            <text:p>2682</text:p>
          </table:table-cell>
          <table:table-cell office:value-type="float" office:value="2562" calcext:value-type="float">
            <text:p>2562</text:p>
          </table:table-cell>
          <table:table-cell office:value-type="float" office:value="2082" calcext:value-type="float">
            <text:p>2082</text:p>
          </table:table-cell>
          <table:table-cell office:value-type="float" office:value="1922" calcext:value-type="float">
            <text:p>1922</text:p>
          </table:table-cell>
          <table:table-cell/>
          <table:table-cell office:value-type="float" office:value="1728.11" calcext:value-type="float">
            <text:p>1728.11</text:p>
          </table:table-cell>
          <table:table-cell office:value-type="float" office:value="1523.53" calcext:value-type="float">
            <text:p>1523.53</text:p>
          </table:table-cell>
          <table:table-cell office:value-type="float" office:value="1503" calcext:value-type="float">
            <text:p>1503</text:p>
          </table:table-cell>
          <table:table-cell office:value-type="float" office:value="1303.95" calcext:value-type="float">
            <text:p>1303.95</text:p>
          </table:table-cell>
          <table:table-cell office:value-type="float" office:value="1298.24" calcext:value-type="float">
            <text:p>1298.24</text:p>
          </table:table-cell>
          <table:table-cell table:number-columns-repeated="2"/>
          <table:table-cell table:formula="of:=AVERAGE([.A40:.E40])" office:value-type="float" office:value="2413" calcext:value-type="float">
            <text:p>2413</text:p>
          </table:table-cell>
          <table:table-cell table:formula="of:=AVERAGE([.G40:.K40])" office:value-type="float" office:value="1471.366" calcext:value-type="float">
            <text:p>1471.366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2822" calcext:value-type="float">
            <text:p>2822</text:p>
          </table:table-cell>
          <table:table-cell office:value-type="float" office:value="2562" calcext:value-type="float">
            <text:p>2562</text:p>
          </table:table-cell>
          <table:table-cell office:value-type="float" office:value="2637" calcext:value-type="float">
            <text:p>2637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762.16" calcext:value-type="float">
            <text:p>1762.16</text:p>
          </table:table-cell>
          <table:table-cell office:value-type="float" office:value="1227.3" calcext:value-type="float">
            <text:p>1227.3</text:p>
          </table:table-cell>
          <table:table-cell office:value-type="float" office:value="1509.6" calcext:value-type="float">
            <text:p>1509.6</text:p>
          </table:table-cell>
          <table:table-cell office:value-type="float" office:value="1227.7" calcext:value-type="float">
            <text:p>1227.7</text:p>
          </table:table-cell>
          <table:table-cell office:value-type="float" office:value="1202.43" calcext:value-type="float">
            <text:p>1202.43</text:p>
          </table:table-cell>
          <table:table-cell table:number-columns-repeated="2"/>
          <table:table-cell table:formula="of:=AVERAGE([.A41:.E41])" office:value-type="float" office:value="2600" calcext:value-type="float">
            <text:p>2600</text:p>
          </table:table-cell>
          <table:table-cell table:formula="of:=AVERAGE([.G41:.K41])" office:value-type="float" office:value="1385.838" calcext:value-type="float">
            <text:p>1385.838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2357" calcext:value-type="float">
            <text:p>2357</text:p>
          </table:table-cell>
          <table:table-cell office:value-type="float" office:value="2462" calcext:value-type="float">
            <text:p>2462</text:p>
          </table:table-cell>
          <table:table-cell office:value-type="float" office:value="2027" calcext:value-type="float">
            <text:p>2027</text:p>
          </table:table-cell>
          <table:table-cell office:value-type="float" office:value="1742" calcext:value-type="float">
            <text:p>1742</text:p>
          </table:table-cell>
          <table:table-cell/>
          <table:table-cell office:value-type="float" office:value="1808.98" calcext:value-type="float">
            <text:p>1808.98</text:p>
          </table:table-cell>
          <table:table-cell office:value-type="float" office:value="1402.01" calcext:value-type="float">
            <text:p>1402.01</text:p>
          </table:table-cell>
          <table:table-cell office:value-type="float" office:value="1422.82" calcext:value-type="float">
            <text:p>1422.82</text:p>
          </table:table-cell>
          <table:table-cell office:value-type="float" office:value="1273.61" calcext:value-type="float">
            <text:p>1273.61</text:p>
          </table:table-cell>
          <table:table-cell office:value-type="float" office:value="1367.92" calcext:value-type="float">
            <text:p>1367.92</text:p>
          </table:table-cell>
          <table:table-cell table:number-columns-repeated="2"/>
          <table:table-cell table:formula="of:=AVERAGE([.A42:.E42])" office:value-type="float" office:value="2291" calcext:value-type="float">
            <text:p>2291</text:p>
          </table:table-cell>
          <table:table-cell table:formula="of:=AVERAGE([.G42:.K42])" office:value-type="float" office:value="1455.068" calcext:value-type="float">
            <text:p>1455.068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2472" calcext:value-type="float">
            <text:p>2472</text:p>
          </table:table-cell>
          <table:table-cell office:value-type="float" office:value="2562" calcext:value-type="float">
            <text:p>2562</text:p>
          </table:table-cell>
          <table:table-cell office:value-type="float" office:value="2407" calcext:value-type="float">
            <text:p>2407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738.39" calcext:value-type="float">
            <text:p>1738.39</text:p>
          </table:table-cell>
          <table:table-cell office:value-type="float" office:value="1411.37" calcext:value-type="float">
            <text:p>1411.37</text:p>
          </table:table-cell>
          <table:table-cell office:value-type="float" office:value="1462.65" calcext:value-type="float">
            <text:p>1462.65</text:p>
          </table:table-cell>
          <table:table-cell office:value-type="float" office:value="1132.96" calcext:value-type="float">
            <text:p>1132.96</text:p>
          </table:table-cell>
          <table:table-cell office:value-type="float" office:value="1298.55" calcext:value-type="float">
            <text:p>1298.55</text:p>
          </table:table-cell>
          <table:table-cell table:number-columns-repeated="2"/>
          <table:table-cell table:formula="of:=AVERAGE([.A43:.E43])" office:value-type="float" office:value="2422" calcext:value-type="float">
            <text:p>2422</text:p>
          </table:table-cell>
          <table:table-cell table:formula="of:=AVERAGE([.G43:.K43])" office:value-type="float" office:value="1408.784" calcext:value-type="float">
            <text:p>1408.784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432" calcext:value-type="float">
            <text:p>2432</text:p>
          </table:table-cell>
          <table:table-cell office:value-type="float" office:value="2562" calcext:value-type="float">
            <text:p>2562</text:p>
          </table:table-cell>
          <table:table-cell office:value-type="float" office:value="2177" calcext:value-type="float">
            <text:p>217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float" office:value="1733.69" calcext:value-type="float">
            <text:p>1733.69</text:p>
          </table:table-cell>
          <table:table-cell office:value-type="float" office:value="1411.47" calcext:value-type="float">
            <text:p>1411.47</text:p>
          </table:table-cell>
          <table:table-cell office:value-type="float" office:value="1480.09" calcext:value-type="float">
            <text:p>1480.09</text:p>
          </table:table-cell>
          <table:table-cell office:value-type="float" office:value="1225" calcext:value-type="float">
            <text:p>1225</text:p>
          </table:table-cell>
          <table:table-cell office:value-type="float" office:value="1374.89" calcext:value-type="float">
            <text:p>1374.89</text:p>
          </table:table-cell>
          <table:table-cell table:number-columns-repeated="2"/>
          <table:table-cell table:formula="of:=AVERAGE([.A44:.E44])" office:value-type="float" office:value="2386.8" calcext:value-type="float">
            <text:p>2386.8</text:p>
          </table:table-cell>
          <table:table-cell table:formula="of:=AVERAGE([.G44:.K44])" office:value-type="float" office:value="1445.028" calcext:value-type="float">
            <text:p>1445.028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2882" calcext:value-type="float">
            <text:p>2882</text:p>
          </table:table-cell>
          <table:table-cell office:value-type="float" office:value="2562" calcext:value-type="float">
            <text:p>2562</text:p>
          </table:table-cell>
          <table:table-cell office:value-type="float" office:value="2137" calcext:value-type="float">
            <text:p>2137</text:p>
          </table:table-cell>
          <table:table-cell office:value-type="float" office:value="1927" calcext:value-type="float">
            <text:p>1927</text:p>
          </table:table-cell>
          <table:table-cell/>
          <table:table-cell office:value-type="float" office:value="1641.66" calcext:value-type="float">
            <text:p>1641.66</text:p>
          </table:table-cell>
          <table:table-cell office:value-type="float" office:value="1557.92" calcext:value-type="float">
            <text:p>1557.92</text:p>
          </table:table-cell>
          <table:table-cell office:value-type="float" office:value="1463.85" calcext:value-type="float">
            <text:p>1463.85</text:p>
          </table:table-cell>
          <table:table-cell office:value-type="float" office:value="1094.32" calcext:value-type="float">
            <text:p>1094.32</text:p>
          </table:table-cell>
          <table:table-cell office:value-type="float" office:value="1378.05" calcext:value-type="float">
            <text:p>1378.05</text:p>
          </table:table-cell>
          <table:table-cell table:number-columns-repeated="2"/>
          <table:table-cell table:formula="of:=AVERAGE([.A45:.E45])" office:value-type="float" office:value="2503" calcext:value-type="float">
            <text:p>2503</text:p>
          </table:table-cell>
          <table:table-cell table:formula="of:=AVERAGE([.G45:.K45])" office:value-type="float" office:value="1427.16" calcext:value-type="float">
            <text:p>1427.16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2392" calcext:value-type="float">
            <text:p>2392</text:p>
          </table:table-cell>
          <table:table-cell office:value-type="float" office:value="2562" calcext:value-type="float">
            <text:p>2562</text:p>
          </table:table-cell>
          <table:table-cell office:value-type="float" office:value="2352" calcext:value-type="float">
            <text:p>2352</text:p>
          </table:table-cell>
          <table:table-cell office:value-type="float" office:value="2042" calcext:value-type="float">
            <text:p>2042</text:p>
          </table:table-cell>
          <table:table-cell/>
          <table:table-cell office:value-type="float" office:value="1775.5" calcext:value-type="float">
            <text:p>1775.5</text:p>
          </table:table-cell>
          <table:table-cell office:value-type="float" office:value="1442.32" calcext:value-type="float">
            <text:p>1442.32</text:p>
          </table:table-cell>
          <table:table-cell office:value-type="float" office:value="1441.7" calcext:value-type="float">
            <text:p>1441.7</text:p>
          </table:table-cell>
          <table:table-cell office:value-type="float" office:value="1292.02" calcext:value-type="float">
            <text:p>1292.02</text:p>
          </table:table-cell>
          <table:table-cell office:value-type="float" office:value="1385.22" calcext:value-type="float">
            <text:p>1385.22</text:p>
          </table:table-cell>
          <table:table-cell table:number-columns-repeated="2"/>
          <table:table-cell table:formula="of:=AVERAGE([.A46:.E46])" office:value-type="float" office:value="2447" calcext:value-type="float">
            <text:p>2447</text:p>
          </table:table-cell>
          <table:table-cell table:formula="of:=AVERAGE([.G46:.K46])" office:value-type="float" office:value="1467.352" calcext:value-type="float">
            <text:p>1467.352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2412" calcext:value-type="float">
            <text:p>2412</text:p>
          </table:table-cell>
          <table:table-cell office:value-type="float" office:value="2462" calcext:value-type="float">
            <text:p>2462</text:p>
          </table:table-cell>
          <table:table-cell office:value-type="float" office:value="2192" calcext:value-type="float">
            <text:p>2192</text:p>
          </table:table-cell>
          <table:table-cell office:value-type="float" office:value="2042" calcext:value-type="float">
            <text:p>2042</text:p>
          </table:table-cell>
          <table:table-cell/>
          <table:table-cell office:value-type="float" office:value="1715.32" calcext:value-type="float">
            <text:p>1715.32</text:p>
          </table:table-cell>
          <table:table-cell office:value-type="float" office:value="1490.32" calcext:value-type="float">
            <text:p>1490.32</text:p>
          </table:table-cell>
          <table:table-cell office:value-type="float" office:value="1460.12" calcext:value-type="float">
            <text:p>1460.12</text:p>
          </table:table-cell>
          <table:table-cell office:value-type="float" office:value="1298.47" calcext:value-type="float">
            <text:p>1298.47</text:p>
          </table:table-cell>
          <table:table-cell office:value-type="float" office:value="1377.66" calcext:value-type="float">
            <text:p>1377.66</text:p>
          </table:table-cell>
          <table:table-cell table:number-columns-repeated="2"/>
          <table:table-cell table:formula="of:=AVERAGE([.A47:.E47])" office:value-type="float" office:value="2378" calcext:value-type="float">
            <text:p>2378</text:p>
          </table:table-cell>
          <table:table-cell table:formula="of:=AVERAGE([.G47:.K47])" office:value-type="float" office:value="1468.378" calcext:value-type="float">
            <text:p>1468.378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2612" calcext:value-type="float">
            <text:p>2612</text:p>
          </table:table-cell>
          <table:table-cell office:value-type="float" office:value="2562" calcext:value-type="float">
            <text:p>2562</text:p>
          </table:table-cell>
          <table:table-cell office:value-type="float" office:value="2107" calcext:value-type="float">
            <text:p>2107</text:p>
          </table:table-cell>
          <table:table-cell office:value-type="float" office:value="1902" calcext:value-type="float">
            <text:p>1902</text:p>
          </table:table-cell>
          <table:table-cell/>
          <table:table-cell office:value-type="float" office:value="1807.22" calcext:value-type="float">
            <text:p>1807.22</text:p>
          </table:table-cell>
          <table:table-cell office:value-type="float" office:value="1513.81" calcext:value-type="float">
            <text:p>1513.81</text:p>
          </table:table-cell>
          <table:table-cell office:value-type="float" office:value="1395.81" calcext:value-type="float">
            <text:p>1395.81</text:p>
          </table:table-cell>
          <table:table-cell office:value-type="float" office:value="1280.88" calcext:value-type="float">
            <text:p>1280.88</text:p>
          </table:table-cell>
          <table:table-cell office:value-type="float" office:value="1453.21" calcext:value-type="float">
            <text:p>1453.21</text:p>
          </table:table-cell>
          <table:table-cell table:number-columns-repeated="2"/>
          <table:table-cell table:formula="of:=AVERAGE([.A48:.E48])" office:value-type="float" office:value="2411" calcext:value-type="float">
            <text:p>2411</text:p>
          </table:table-cell>
          <table:table-cell table:formula="of:=AVERAGE([.G48:.K48])" office:value-type="float" office:value="1490.186" calcext:value-type="float">
            <text:p>1490.186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2667" calcext:value-type="float">
            <text:p>2667</text:p>
          </table:table-cell>
          <table:table-cell office:value-type="float" office:value="2582" calcext:value-type="float">
            <text:p>2582</text:p>
          </table:table-cell>
          <table:table-cell office:value-type="float" office:value="2452" calcext:value-type="float">
            <text:p>2452</text:p>
          </table:table-cell>
          <table:table-cell office:value-type="float" office:value="2042" calcext:value-type="float">
            <text:p>2042</text:p>
          </table:table-cell>
          <table:table-cell/>
          <table:table-cell office:value-type="float" office:value="1578.47" calcext:value-type="float">
            <text:p>1578.47</text:p>
          </table:table-cell>
          <table:table-cell office:value-type="float" office:value="1566.25" calcext:value-type="float">
            <text:p>1566.25</text:p>
          </table:table-cell>
          <table:table-cell office:value-type="float" office:value="1358.95" calcext:value-type="float">
            <text:p>1358.95</text:p>
          </table:table-cell>
          <table:table-cell office:value-type="float" office:value="1301.21" calcext:value-type="float">
            <text:p>1301.21</text:p>
          </table:table-cell>
          <table:table-cell office:value-type="float" office:value="1382.74" calcext:value-type="float">
            <text:p>1382.74</text:p>
          </table:table-cell>
          <table:table-cell table:number-columns-repeated="2"/>
          <table:table-cell table:formula="of:=AVERAGE([.A49:.E49])" office:value-type="float" office:value="2516" calcext:value-type="float">
            <text:p>2516</text:p>
          </table:table-cell>
          <table:table-cell table:formula="of:=AVERAGE([.G49:.K49])" office:value-type="float" office:value="1437.524" calcext:value-type="float">
            <text:p>1437.524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2947" calcext:value-type="float">
            <text:p>2947</text:p>
          </table:table-cell>
          <table:table-cell office:value-type="float" office:value="2562" calcext:value-type="float">
            <text:p>2562</text:p>
          </table:table-cell>
          <table:table-cell office:value-type="float" office:value="2247" calcext:value-type="float">
            <text:p>2247</text:p>
          </table:table-cell>
          <table:table-cell office:value-type="float" office:value="2042" calcext:value-type="float">
            <text:p>2042</text:p>
          </table:table-cell>
          <table:table-cell/>
          <table:table-cell office:value-type="float" office:value="1735.73" calcext:value-type="float">
            <text:p>1735.73</text:p>
          </table:table-cell>
          <table:table-cell office:value-type="float" office:value="1442.29" calcext:value-type="float">
            <text:p>1442.29</text:p>
          </table:table-cell>
          <table:table-cell office:value-type="float" office:value="1462.72" calcext:value-type="float">
            <text:p>1462.72</text:p>
          </table:table-cell>
          <table:table-cell office:value-type="float" office:value="1307.77" calcext:value-type="float">
            <text:p>1307.77</text:p>
          </table:table-cell>
          <table:table-cell office:value-type="float" office:value="1358.73" calcext:value-type="float">
            <text:p>1358.73</text:p>
          </table:table-cell>
          <table:table-cell table:number-columns-repeated="2"/>
          <table:table-cell table:formula="of:=AVERAGE([.A50:.E50])" office:value-type="float" office:value="2552" calcext:value-type="float">
            <text:p>2552</text:p>
          </table:table-cell>
          <table:table-cell table:formula="of:=AVERAGE([.G50:.K50])" office:value-type="float" office:value="1461.448" calcext:value-type="float">
            <text:p>1461.448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2457" calcext:value-type="float">
            <text:p>2457</text:p>
          </table:table-cell>
          <table:table-cell office:value-type="float" office:value="2562" calcext:value-type="float">
            <text:p>2562</text:p>
          </table:table-cell>
          <table:table-cell office:value-type="float" office:value="2172" calcext:value-type="float">
            <text:p>2172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1623.97" calcext:value-type="float">
            <text:p>1623.97</text:p>
          </table:table-cell>
          <table:table-cell office:value-type="float" office:value="1507.84" calcext:value-type="float">
            <text:p>1507.84</text:p>
          </table:table-cell>
          <table:table-cell office:value-type="float" office:value="1479.9" calcext:value-type="float">
            <text:p>1479.9</text:p>
          </table:table-cell>
          <table:table-cell office:value-type="float" office:value="1317.14" calcext:value-type="float">
            <text:p>1317.14</text:p>
          </table:table-cell>
          <table:table-cell office:value-type="float" office:value="1310.38" calcext:value-type="float">
            <text:p>1310.38</text:p>
          </table:table-cell>
          <table:table-cell table:number-columns-repeated="2"/>
          <table:table-cell table:formula="of:=AVERAGE([.A51:.E51])" office:value-type="float" office:value="2406" calcext:value-type="float">
            <text:p>2406</text:p>
          </table:table-cell>
          <table:table-cell table:formula="of:=AVERAGE([.G51:.K51])" office:value-type="float" office:value="1447.846" calcext:value-type="float">
            <text:p>1447.846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2672" calcext:value-type="float">
            <text:p>2672</text:p>
          </table:table-cell>
          <table:table-cell office:value-type="float" office:value="2667" calcext:value-type="float">
            <text:p>2667</text:p>
          </table:table-cell>
          <table:table-cell office:value-type="float" office:value="2132" calcext:value-type="float">
            <text:p>2132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712.65" calcext:value-type="float">
            <text:p>1712.65</text:p>
          </table:table-cell>
          <table:table-cell office:value-type="float" office:value="1436.69" calcext:value-type="float">
            <text:p>1436.69</text:p>
          </table:table-cell>
          <table:table-cell office:value-type="float" office:value="1439.44" calcext:value-type="float">
            <text:p>1439.44</text:p>
          </table:table-cell>
          <table:table-cell office:value-type="float" office:value="1200.21" calcext:value-type="float">
            <text:p>1200.21</text:p>
          </table:table-cell>
          <table:table-cell office:value-type="float" office:value="1427.41" calcext:value-type="float">
            <text:p>1427.41</text:p>
          </table:table-cell>
          <table:table-cell table:number-columns-repeated="2"/>
          <table:table-cell table:formula="of:=AVERAGE([.A52:.E52])" office:value-type="float" office:value="2466" calcext:value-type="float">
            <text:p>2466</text:p>
          </table:table-cell>
          <table:table-cell table:formula="of:=AVERAGE([.G52:.K52])" office:value-type="float" office:value="1443.28" calcext:value-type="float">
            <text:p>1443.28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482" calcext:value-type="float">
            <text:p>2482</text:p>
          </table:table-cell>
          <table:table-cell office:value-type="float" office:value="2562" calcext:value-type="float">
            <text:p>2562</text:p>
          </table:table-cell>
          <table:table-cell office:value-type="float" office:value="2208" calcext:value-type="float">
            <text:p>2208</text:p>
          </table:table-cell>
          <table:table-cell office:value-type="float" office:value="2092" calcext:value-type="float">
            <text:p>2092</text:p>
          </table:table-cell>
          <table:table-cell/>
          <table:table-cell office:value-type="float" office:value="1591.84" calcext:value-type="float">
            <text:p>1591.84</text:p>
          </table:table-cell>
          <table:table-cell office:value-type="float" office:value="1580.76" calcext:value-type="float">
            <text:p>1580.76</text:p>
          </table:table-cell>
          <table:table-cell office:value-type="float" office:value="1444.7" calcext:value-type="float">
            <text:p>1444.7</text:p>
          </table:table-cell>
          <table:table-cell office:value-type="float" office:value="1233.66" calcext:value-type="float">
            <text:p>1233.66</text:p>
          </table:table-cell>
          <table:table-cell office:value-type="float" office:value="1372.7" calcext:value-type="float">
            <text:p>1372.7</text:p>
          </table:table-cell>
          <table:table-cell table:number-columns-repeated="2"/>
          <table:table-cell table:formula="of:=AVERAGE([.A53:.E53])" office:value-type="float" office:value="2439.2" calcext:value-type="float">
            <text:p>2439.2</text:p>
          </table:table-cell>
          <table:table-cell table:formula="of:=AVERAGE([.G53:.K53])" office:value-type="float" office:value="1444.732" calcext:value-type="float">
            <text:p>1444.732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2702" calcext:value-type="float">
            <text:p>2702</text:p>
          </table:table-cell>
          <table:table-cell office:value-type="float" office:value="2462" calcext:value-type="float">
            <text:p>2462</text:p>
          </table:table-cell>
          <table:table-cell office:value-type="float" office:value="2472" calcext:value-type="float">
            <text:p>2472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764.46" calcext:value-type="float">
            <text:p>1764.46</text:p>
          </table:table-cell>
          <table:table-cell office:value-type="float" office:value="1407.32" calcext:value-type="float">
            <text:p>1407.32</text:p>
          </table:table-cell>
          <table:table-cell office:value-type="float" office:value="1231.16" calcext:value-type="float">
            <text:p>1231.16</text:p>
          </table:table-cell>
          <table:table-cell office:value-type="float" office:value="1189.25" calcext:value-type="float">
            <text:p>1189.25</text:p>
          </table:table-cell>
          <table:table-cell office:value-type="float" office:value="1385.45" calcext:value-type="float">
            <text:p>1385.45</text:p>
          </table:table-cell>
          <table:table-cell table:number-columns-repeated="2"/>
          <table:table-cell table:formula="of:=AVERAGE([.A54:.E54])" office:value-type="float" office:value="2473" calcext:value-type="float">
            <text:p>2473</text:p>
          </table:table-cell>
          <table:table-cell table:formula="of:=AVERAGE([.G54:.K54])" office:value-type="float" office:value="1395.528" calcext:value-type="float">
            <text:p>1395.528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2537" calcext:value-type="float">
            <text:p>2537</text:p>
          </table:table-cell>
          <table:table-cell office:value-type="float" office:value="2562" calcext:value-type="float">
            <text:p>2562</text:p>
          </table:table-cell>
          <table:table-cell office:value-type="float" office:value="2210" calcext:value-type="float">
            <text:p>2210</text:p>
          </table:table-cell>
          <table:table-cell office:value-type="float" office:value="2192" calcext:value-type="float">
            <text:p>2192</text:p>
          </table:table-cell>
          <table:table-cell/>
          <table:table-cell office:value-type="float" office:value="1774.05" calcext:value-type="float">
            <text:p>1774.05</text:p>
          </table:table-cell>
          <table:table-cell office:value-type="float" office:value="1582.18" calcext:value-type="float">
            <text:p>1582.18</text:p>
          </table:table-cell>
          <table:table-cell office:value-type="float" office:value="1383.99" calcext:value-type="float">
            <text:p>1383.99</text:p>
          </table:table-cell>
          <table:table-cell office:value-type="float" office:value="1264.62" calcext:value-type="float">
            <text:p>1264.62</text:p>
          </table:table-cell>
          <table:table-cell office:value-type="float" office:value="1401.64" calcext:value-type="float">
            <text:p>1401.64</text:p>
          </table:table-cell>
          <table:table-cell table:number-columns-repeated="2"/>
          <table:table-cell table:formula="of:=AVERAGE([.A55:.E55])" office:value-type="float" office:value="2469.6" calcext:value-type="float">
            <text:p>2469.6</text:p>
          </table:table-cell>
          <table:table-cell table:formula="of:=AVERAGE([.G55:.K55])" office:value-type="float" office:value="1481.296" calcext:value-type="float">
            <text:p>1481.296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2722" calcext:value-type="float">
            <text:p>2722</text:p>
          </table:table-cell>
          <table:table-cell office:value-type="float" office:value="2562" calcext:value-type="float">
            <text:p>2562</text:p>
          </table:table-cell>
          <table:table-cell office:value-type="float" office:value="2084" calcext:value-type="float">
            <text:p>2084</text:p>
          </table:table-cell>
          <table:table-cell office:value-type="float" office:value="2302" calcext:value-type="float">
            <text:p>2302</text:p>
          </table:table-cell>
          <table:table-cell/>
          <table:table-cell office:value-type="float" office:value="1840.77" calcext:value-type="float">
            <text:p>1840.77</text:p>
          </table:table-cell>
          <table:table-cell office:value-type="float" office:value="1539.3" calcext:value-type="float">
            <text:p>1539.3</text:p>
          </table:table-cell>
          <table:table-cell office:value-type="float" office:value="1289.62" calcext:value-type="float">
            <text:p>1289.62</text:p>
          </table:table-cell>
          <table:table-cell office:value-type="float" office:value="1252.37" calcext:value-type="float">
            <text:p>1252.37</text:p>
          </table:table-cell>
          <table:table-cell office:value-type="float" office:value="1416.55" calcext:value-type="float">
            <text:p>1416.55</text:p>
          </table:table-cell>
          <table:table-cell table:number-columns-repeated="2"/>
          <table:table-cell table:formula="of:=AVERAGE([.A56:.E56])" office:value-type="float" office:value="2497.4" calcext:value-type="float">
            <text:p>2497.4</text:p>
          </table:table-cell>
          <table:table-cell table:formula="of:=AVERAGE([.G56:.K56])" office:value-type="float" office:value="1467.722" calcext:value-type="float">
            <text:p>1467.722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2802" calcext:value-type="float">
            <text:p>2802</text:p>
          </table:table-cell>
          <table:table-cell office:value-type="float" office:value="2562" calcext:value-type="float">
            <text:p>2562</text:p>
          </table:table-cell>
          <table:table-cell office:value-type="float" office:value="2087" calcext:value-type="float">
            <text:p>2087</text:p>
          </table:table-cell>
          <table:table-cell office:value-type="float" office:value="2262" calcext:value-type="float">
            <text:p>2262</text:p>
          </table:table-cell>
          <table:table-cell/>
          <table:table-cell office:value-type="float" office:value="1702.48" calcext:value-type="float">
            <text:p>1702.48</text:p>
          </table:table-cell>
          <table:table-cell office:value-type="float" office:value="1439.82" calcext:value-type="float">
            <text:p>1439.82</text:p>
          </table:table-cell>
          <table:table-cell office:value-type="float" office:value="1299.6" calcext:value-type="float">
            <text:p>1299.6</text:p>
          </table:table-cell>
          <table:table-cell office:value-type="float" office:value="1190.61" calcext:value-type="float">
            <text:p>1190.61</text:p>
          </table:table-cell>
          <table:table-cell office:value-type="float" office:value="1436.12" calcext:value-type="float">
            <text:p>1436.12</text:p>
          </table:table-cell>
          <table:table-cell table:number-columns-repeated="2"/>
          <table:table-cell table:formula="of:=AVERAGE([.A57:.E57])" office:value-type="float" office:value="2594" calcext:value-type="float">
            <text:p>2594</text:p>
          </table:table-cell>
          <table:table-cell table:formula="of:=AVERAGE([.G57:.K57])" office:value-type="float" office:value="1413.726" calcext:value-type="float">
            <text:p>1413.726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2617" calcext:value-type="float">
            <text:p>2617</text:p>
          </table:table-cell>
          <table:table-cell office:value-type="float" office:value="2562" calcext:value-type="float">
            <text:p>2562</text:p>
          </table:table-cell>
          <table:table-cell office:value-type="float" office:value="2526" calcext:value-type="float">
            <text:p>2526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763.7" calcext:value-type="float">
            <text:p>1763.7</text:p>
          </table:table-cell>
          <table:table-cell office:value-type="float" office:value="1572.9" calcext:value-type="float">
            <text:p>1572.9</text:p>
          </table:table-cell>
          <table:table-cell office:value-type="float" office:value="1274.55" calcext:value-type="float">
            <text:p>1274.55</text:p>
          </table:table-cell>
          <table:table-cell office:value-type="float" office:value="1261.97" calcext:value-type="float">
            <text:p>1261.97</text:p>
          </table:table-cell>
          <table:table-cell office:value-type="float" office:value="1383.68" calcext:value-type="float">
            <text:p>1383.68</text:p>
          </table:table-cell>
          <table:table-cell table:number-columns-repeated="2"/>
          <table:table-cell table:formula="of:=AVERAGE([.A58:.E58])" office:value-type="float" office:value="2494.8" calcext:value-type="float">
            <text:p>2494.8</text:p>
          </table:table-cell>
          <table:table-cell table:formula="of:=AVERAGE([.G58:.K58])" office:value-type="float" office:value="1451.36" calcext:value-type="float">
            <text:p>1451.36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697" calcext:value-type="float">
            <text:p>2697</text:p>
          </table:table-cell>
          <table:table-cell office:value-type="float" office:value="2762" calcext:value-type="float">
            <text:p>2762</text:p>
          </table:table-cell>
          <table:table-cell office:value-type="float" office:value="2047" calcext:value-type="float">
            <text:p>2047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712.18" calcext:value-type="float">
            <text:p>1712.18</text:p>
          </table:table-cell>
          <table:table-cell office:value-type="float" office:value="1483.48" calcext:value-type="float">
            <text:p>1483.48</text:p>
          </table:table-cell>
          <table:table-cell office:value-type="float" office:value="1343.21" calcext:value-type="float">
            <text:p>1343.21</text:p>
          </table:table-cell>
          <table:table-cell office:value-type="float" office:value="1287.59" calcext:value-type="float">
            <text:p>1287.59</text:p>
          </table:table-cell>
          <table:table-cell office:value-type="float" office:value="1402.45" calcext:value-type="float">
            <text:p>1402.45</text:p>
          </table:table-cell>
          <table:table-cell table:number-columns-repeated="2"/>
          <table:table-cell table:formula="of:=AVERAGE([.A59:.E59])" office:value-type="float" office:value="2498" calcext:value-type="float">
            <text:p>2498</text:p>
          </table:table-cell>
          <table:table-cell table:formula="of:=AVERAGE([.G59:.K59])" office:value-type="float" office:value="1445.782" calcext:value-type="float">
            <text:p>1445.782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2537" calcext:value-type="float">
            <text:p>2537</text:p>
          </table:table-cell>
          <table:table-cell office:value-type="float" office:value="2562" calcext:value-type="float">
            <text:p>2562</text:p>
          </table:table-cell>
          <table:table-cell office:value-type="float" office:value="2127" calcext:value-type="float">
            <text:p>2127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725.54" calcext:value-type="float">
            <text:p>1725.54</text:p>
          </table:table-cell>
          <table:table-cell office:value-type="float" office:value="1627.34" calcext:value-type="float">
            <text:p>1627.34</text:p>
          </table:table-cell>
          <table:table-cell office:value-type="float" office:value="1222.18" calcext:value-type="float">
            <text:p>1222.18</text:p>
          </table:table-cell>
          <table:table-cell office:value-type="float" office:value="1236.16" calcext:value-type="float">
            <text:p>1236.16</text:p>
          </table:table-cell>
          <table:table-cell office:value-type="float" office:value="1415.34" calcext:value-type="float">
            <text:p>1415.34</text:p>
          </table:table-cell>
          <table:table-cell table:number-columns-repeated="2"/>
          <table:table-cell table:formula="of:=AVERAGE([.A60:.E60])" office:value-type="float" office:value="2421" calcext:value-type="float">
            <text:p>2421</text:p>
          </table:table-cell>
          <table:table-cell table:formula="of:=AVERAGE([.G60:.K60])" office:value-type="float" office:value="1445.312" calcext:value-type="float">
            <text:p>1445.312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2642" calcext:value-type="float">
            <text:p>2642</text:p>
          </table:table-cell>
          <table:table-cell office:value-type="float" office:value="2587" calcext:value-type="float">
            <text:p>2587</text:p>
          </table:table-cell>
          <table:table-cell office:value-type="float" office:value="2502" calcext:value-type="float">
            <text:p>2502</text:p>
          </table:table-cell>
          <table:table-cell office:value-type="float" office:value="2042" calcext:value-type="float">
            <text:p>2042</text:p>
          </table:table-cell>
          <table:table-cell/>
          <table:table-cell office:value-type="float" office:value="1730.81" calcext:value-type="float">
            <text:p>1730.81</text:p>
          </table:table-cell>
          <table:table-cell office:value-type="float" office:value="1464.69" calcext:value-type="float">
            <text:p>1464.69</text:p>
          </table:table-cell>
          <table:table-cell office:value-type="float" office:value="1357.05" calcext:value-type="float">
            <text:p>1357.05</text:p>
          </table:table-cell>
          <table:table-cell office:value-type="float" office:value="1318.1" calcext:value-type="float">
            <text:p>1318.1</text:p>
          </table:table-cell>
          <table:table-cell office:value-type="float" office:value="1447.07" calcext:value-type="float">
            <text:p>1447.07</text:p>
          </table:table-cell>
          <table:table-cell table:number-columns-repeated="2"/>
          <table:table-cell table:formula="of:=AVERAGE([.A61:.E61])" office:value-type="float" office:value="2519" calcext:value-type="float">
            <text:p>2519</text:p>
          </table:table-cell>
          <table:table-cell table:formula="of:=AVERAGE([.G61:.K61])" office:value-type="float" office:value="1463.544" calcext:value-type="float">
            <text:p>1463.544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2977" calcext:value-type="float">
            <text:p>2977</text:p>
          </table:table-cell>
          <table:table-cell office:value-type="float" office:value="2562" calcext:value-type="float">
            <text:p>2562</text:p>
          </table:table-cell>
          <table:table-cell office:value-type="float" office:value="2142" calcext:value-type="float">
            <text:p>2142</text:p>
          </table:table-cell>
          <table:table-cell office:value-type="float" office:value="2092" calcext:value-type="float">
            <text:p>2092</text:p>
          </table:table-cell>
          <table:table-cell/>
          <table:table-cell office:value-type="float" office:value="1665.58" calcext:value-type="float">
            <text:p>1665.58</text:p>
          </table:table-cell>
          <table:table-cell office:value-type="float" office:value="1605.66" calcext:value-type="float">
            <text:p>1605.66</text:p>
          </table:table-cell>
          <table:table-cell office:value-type="float" office:value="1309.05" calcext:value-type="float">
            <text:p>1309.05</text:p>
          </table:table-cell>
          <table:table-cell office:value-type="float" office:value="1257.74" calcext:value-type="float">
            <text:p>1257.74</text:p>
          </table:table-cell>
          <table:table-cell office:value-type="float" office:value="1470.7" calcext:value-type="float">
            <text:p>1470.7</text:p>
          </table:table-cell>
          <table:table-cell table:number-columns-repeated="2"/>
          <table:table-cell table:formula="of:=AVERAGE([.A62:.E62])" office:value-type="float" office:value="2511" calcext:value-type="float">
            <text:p>2511</text:p>
          </table:table-cell>
          <table:table-cell table:formula="of:=AVERAGE([.G62:.K62])" office:value-type="float" office:value="1461.746" calcext:value-type="float">
            <text:p>1461.746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2212" calcext:value-type="float">
            <text:p>2212</text:p>
          </table:table-cell>
          <table:table-cell office:value-type="float" office:value="2562" calcext:value-type="float">
            <text:p>2562</text:p>
          </table:table-cell>
          <table:table-cell office:value-type="float" office:value="2337" calcext:value-type="float">
            <text:p>2337</text:p>
          </table:table-cell>
          <table:table-cell office:value-type="float" office:value="2037" calcext:value-type="float">
            <text:p>2037</text:p>
          </table:table-cell>
          <table:table-cell/>
          <table:table-cell office:value-type="float" office:value="1765.66" calcext:value-type="float">
            <text:p>1765.66</text:p>
          </table:table-cell>
          <table:table-cell office:value-type="float" office:value="1434.73" calcext:value-type="float">
            <text:p>1434.73</text:p>
          </table:table-cell>
          <table:table-cell office:value-type="float" office:value="1360.24" calcext:value-type="float">
            <text:p>1360.24</text:p>
          </table:table-cell>
          <table:table-cell office:value-type="float" office:value="1160.05" calcext:value-type="float">
            <text:p>1160.05</text:p>
          </table:table-cell>
          <table:table-cell office:value-type="float" office:value="1457.35" calcext:value-type="float">
            <text:p>1457.35</text:p>
          </table:table-cell>
          <table:table-cell table:number-columns-repeated="2"/>
          <table:table-cell table:formula="of:=AVERAGE([.A63:.E63])" office:value-type="float" office:value="2453" calcext:value-type="float">
            <text:p>2453</text:p>
          </table:table-cell>
          <table:table-cell table:formula="of:=AVERAGE([.G63:.K63])" office:value-type="float" office:value="1435.606" calcext:value-type="float">
            <text:p>1435.606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537" calcext:value-type="float">
            <text:p>2537</text:p>
          </table:table-cell>
          <table:table-cell office:value-type="float" office:value="2562" calcext:value-type="float">
            <text:p>2562</text:p>
          </table:table-cell>
          <table:table-cell office:value-type="float" office:value="2212" calcext:value-type="float">
            <text:p>2212</text:p>
          </table:table-cell>
          <table:table-cell office:value-type="float" office:value="2057" calcext:value-type="float">
            <text:p>2057</text:p>
          </table:table-cell>
          <table:table-cell/>
          <table:table-cell office:value-type="float" office:value="1723.93" calcext:value-type="float">
            <text:p>1723.93</text:p>
          </table:table-cell>
          <table:table-cell office:value-type="float" office:value="1347.71" calcext:value-type="float">
            <text:p>1347.71</text:p>
          </table:table-cell>
          <table:table-cell office:value-type="float" office:value="1363.27" calcext:value-type="float">
            <text:p>1363.27</text:p>
          </table:table-cell>
          <table:table-cell office:value-type="float" office:value="1225.7" calcext:value-type="float">
            <text:p>1225.7</text:p>
          </table:table-cell>
          <table:table-cell office:value-type="float" office:value="1390.07" calcext:value-type="float">
            <text:p>1390.07</text:p>
          </table:table-cell>
          <table:table-cell table:number-columns-repeated="2"/>
          <table:table-cell table:formula="of:=AVERAGE([.A64:.E64])" office:value-type="float" office:value="2476" calcext:value-type="float">
            <text:p>2476</text:p>
          </table:table-cell>
          <table:table-cell table:formula="of:=AVERAGE([.G64:.K64])" office:value-type="float" office:value="1410.136" calcext:value-type="float">
            <text:p>1410.136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2327" calcext:value-type="float">
            <text:p>2327</text:p>
          </table:table-cell>
          <table:table-cell office:value-type="float" office:value="2562" calcext:value-type="float">
            <text:p>2562</text:p>
          </table:table-cell>
          <table:table-cell office:value-type="float" office:value="2567" calcext:value-type="float">
            <text:p>2567</text:p>
          </table:table-cell>
          <table:table-cell office:value-type="float" office:value="2024" calcext:value-type="float">
            <text:p>2024</text:p>
          </table:table-cell>
          <table:table-cell/>
          <table:table-cell office:value-type="float" office:value="1811.06" calcext:value-type="float">
            <text:p>1811.06</text:p>
          </table:table-cell>
          <table:table-cell office:value-type="float" office:value="1434.83" calcext:value-type="float">
            <text:p>1434.83</text:p>
          </table:table-cell>
          <table:table-cell office:value-type="float" office:value="1279.55" calcext:value-type="float">
            <text:p>1279.55</text:p>
          </table:table-cell>
          <table:table-cell office:value-type="float" office:value="1260.59" calcext:value-type="float">
            <text:p>1260.59</text:p>
          </table:table-cell>
          <table:table-cell office:value-type="float" office:value="1434.26" calcext:value-type="float">
            <text:p>1434.26</text:p>
          </table:table-cell>
          <table:table-cell table:number-columns-repeated="2"/>
          <table:table-cell table:formula="of:=AVERAGE([.A65:.E65])" office:value-type="float" office:value="2463.4" calcext:value-type="float">
            <text:p>2463.4</text:p>
          </table:table-cell>
          <table:table-cell table:formula="of:=AVERAGE([.G65:.K65])" office:value-type="float" office:value="1444.058" calcext:value-type="float">
            <text:p>1444.058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2532" calcext:value-type="float">
            <text:p>2532</text:p>
          </table:table-cell>
          <table:table-cell office:value-type="float" office:value="2762" calcext:value-type="float">
            <text:p>2762</text:p>
          </table:table-cell>
          <table:table-cell table:number-columns-repeated="2" office:value-type="float" office:value="1992" calcext:value-type="float">
            <text:p>1992</text:p>
          </table:table-cell>
          <table:table-cell/>
          <table:table-cell office:value-type="float" office:value="1804.93" calcext:value-type="float">
            <text:p>1804.93</text:p>
          </table:table-cell>
          <table:table-cell office:value-type="float" office:value="1450.78" calcext:value-type="float">
            <text:p>1450.78</text:p>
          </table:table-cell>
          <table:table-cell office:value-type="float" office:value="1388.72" calcext:value-type="float">
            <text:p>1388.72</text:p>
          </table:table-cell>
          <table:table-cell office:value-type="float" office:value="1169.05" calcext:value-type="float">
            <text:p>1169.05</text:p>
          </table:table-cell>
          <table:table-cell office:value-type="float" office:value="1393.73" calcext:value-type="float">
            <text:p>1393.73</text:p>
          </table:table-cell>
          <table:table-cell table:number-columns-repeated="2"/>
          <table:table-cell table:formula="of:=AVERAGE([.A66:.E66])" office:value-type="float" office:value="2413" calcext:value-type="float">
            <text:p>2413</text:p>
          </table:table-cell>
          <table:table-cell table:formula="of:=AVERAGE([.G66:.K66])" office:value-type="float" office:value="1441.442" calcext:value-type="float">
            <text:p>1441.442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2512" calcext:value-type="float">
            <text:p>2512</text:p>
          </table:table-cell>
          <table:table-cell office:value-type="float" office:value="2562" calcext:value-type="float">
            <text:p>2562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  <table:table-cell/>
          <table:table-cell office:value-type="float" office:value="1592.07" calcext:value-type="float">
            <text:p>1592.07</text:p>
          </table:table-cell>
          <table:table-cell office:value-type="float" office:value="1441.92" calcext:value-type="float">
            <text:p>1441.92</text:p>
          </table:table-cell>
          <table:table-cell office:value-type="float" office:value="1361.38" calcext:value-type="float">
            <text:p>1361.38</text:p>
          </table:table-cell>
          <table:table-cell office:value-type="float" office:value="1200.9" calcext:value-type="float">
            <text:p>1200.9</text:p>
          </table:table-cell>
          <table:table-cell office:value-type="float" office:value="1397.44" calcext:value-type="float">
            <text:p>1397.44</text:p>
          </table:table-cell>
          <table:table-cell table:number-columns-repeated="2"/>
          <table:table-cell table:formula="of:=AVERAGE([.A67:.E67])" office:value-type="float" office:value="2404.4" calcext:value-type="float">
            <text:p>2404.4</text:p>
          </table:table-cell>
          <table:table-cell table:formula="of:=AVERAGE([.G67:.K67])" office:value-type="float" office:value="1398.742" calcext:value-type="float">
            <text:p>1398.742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2717" calcext:value-type="float">
            <text:p>2717</text:p>
          </table:table-cell>
          <table:table-cell office:value-type="float" office:value="2562" calcext:value-type="float">
            <text:p>2562</text:p>
          </table:table-cell>
          <table:table-cell office:value-type="float" office:value="2572" calcext:value-type="float">
            <text:p>2572</text:p>
          </table:table-cell>
          <table:table-cell office:value-type="float" office:value="1852" calcext:value-type="float">
            <text:p>1852</text:p>
          </table:table-cell>
          <table:table-cell/>
          <table:table-cell office:value-type="float" office:value="1703.9" calcext:value-type="float">
            <text:p>1703.9</text:p>
          </table:table-cell>
          <table:table-cell office:value-type="float" office:value="1593.65" calcext:value-type="float">
            <text:p>1593.65</text:p>
          </table:table-cell>
          <table:table-cell office:value-type="float" office:value="1302.74" calcext:value-type="float">
            <text:p>1302.74</text:p>
          </table:table-cell>
          <table:table-cell office:value-type="float" office:value="1158.24" calcext:value-type="float">
            <text:p>1158.24</text:p>
          </table:table-cell>
          <table:table-cell office:value-type="float" office:value="1358.61" calcext:value-type="float">
            <text:p>1358.61</text:p>
          </table:table-cell>
          <table:table-cell table:number-columns-repeated="2"/>
          <table:table-cell table:formula="of:=AVERAGE([.A68:.E68])" office:value-type="float" office:value="2514" calcext:value-type="float">
            <text:p>2514</text:p>
          </table:table-cell>
          <table:table-cell table:formula="of:=AVERAGE([.G68:.K68])" office:value-type="float" office:value="1423.428" calcext:value-type="float">
            <text:p>1423.428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2537" calcext:value-type="float">
            <text:p>2537</text:p>
          </table:table-cell>
          <table:table-cell office:value-type="float" office:value="2562" calcext:value-type="float">
            <text:p>2562</text:p>
          </table:table-cell>
          <table:table-cell office:value-type="float" office:value="2272" calcext:value-type="float">
            <text:p>2272</text:p>
          </table:table-cell>
          <table:table-cell office:value-type="float" office:value="2042" calcext:value-type="float">
            <text:p>2042</text:p>
          </table:table-cell>
          <table:table-cell/>
          <table:table-cell office:value-type="float" office:value="1709.79" calcext:value-type="float">
            <text:p>1709.79</text:p>
          </table:table-cell>
          <table:table-cell office:value-type="float" office:value="1460.92" calcext:value-type="float">
            <text:p>1460.92</text:p>
          </table:table-cell>
          <table:table-cell office:value-type="float" office:value="1240.86" calcext:value-type="float">
            <text:p>1240.86</text:p>
          </table:table-cell>
          <table:table-cell office:value-type="float" office:value="1184.64" calcext:value-type="float">
            <text:p>1184.64</text:p>
          </table:table-cell>
          <table:table-cell office:value-type="float" office:value="1361.72" calcext:value-type="float">
            <text:p>1361.72</text:p>
          </table:table-cell>
          <table:table-cell table:number-columns-repeated="2"/>
          <table:table-cell table:formula="of:=AVERAGE([.A69:.E69])" office:value-type="float" office:value="2478" calcext:value-type="float">
            <text:p>2478</text:p>
          </table:table-cell>
          <table:table-cell table:formula="of:=AVERAGE([.G69:.K69])" office:value-type="float" office:value="1391.586" calcext:value-type="float">
            <text:p>1391.586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2527" calcext:value-type="float">
            <text:p>2527</text:p>
          </table:table-cell>
          <table:table-cell office:value-type="float" office:value="2562" calcext:value-type="float">
            <text:p>2562</text:p>
          </table:table-cell>
          <table:table-cell office:value-type="float" office:value="2242" calcext:value-type="float">
            <text:p>2242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631.26" calcext:value-type="float">
            <text:p>1631.26</text:p>
          </table:table-cell>
          <table:table-cell office:value-type="float" office:value="1558.47" calcext:value-type="float">
            <text:p>1558.47</text:p>
          </table:table-cell>
          <table:table-cell office:value-type="float" office:value="1374.85" calcext:value-type="float">
            <text:p>1374.85</text:p>
          </table:table-cell>
          <table:table-cell office:value-type="float" office:value="1289.98" calcext:value-type="float">
            <text:p>1289.98</text:p>
          </table:table-cell>
          <table:table-cell office:value-type="float" office:value="1413.82" calcext:value-type="float">
            <text:p>1413.82</text:p>
          </table:table-cell>
          <table:table-cell table:number-columns-repeated="2"/>
          <table:table-cell table:formula="of:=AVERAGE([.A70:.E70])" office:value-type="float" office:value="2396" calcext:value-type="float">
            <text:p>2396</text:p>
          </table:table-cell>
          <table:table-cell table:formula="of:=AVERAGE([.G70:.K70])" office:value-type="float" office:value="1453.676" calcext:value-type="float">
            <text:p>1453.676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2592" calcext:value-type="float">
            <text:p>2592</text:p>
          </table:table-cell>
          <table:table-cell office:value-type="float" office:value="2462" calcext:value-type="float">
            <text:p>2462</text:p>
          </table:table-cell>
          <table:table-cell office:value-type="float" office:value="2252" calcext:value-type="float">
            <text:p>2252</text:p>
          </table:table-cell>
          <table:table-cell office:value-type="float" office:value="2112" calcext:value-type="float">
            <text:p>2112</text:p>
          </table:table-cell>
          <table:table-cell/>
          <table:table-cell office:value-type="float" office:value="1653.59" calcext:value-type="float">
            <text:p>1653.59</text:p>
          </table:table-cell>
          <table:table-cell office:value-type="float" office:value="1515.83" calcext:value-type="float">
            <text:p>1515.83</text:p>
          </table:table-cell>
          <table:table-cell office:value-type="float" office:value="1373.54" calcext:value-type="float">
            <text:p>1373.54</text:p>
          </table:table-cell>
          <table:table-cell office:value-type="float" office:value="1212.82" calcext:value-type="float">
            <text:p>1212.82</text:p>
          </table:table-cell>
          <table:table-cell office:value-type="float" office:value="1469.06" calcext:value-type="float">
            <text:p>1469.06</text:p>
          </table:table-cell>
          <table:table-cell table:number-columns-repeated="2"/>
          <table:table-cell table:formula="of:=AVERAGE([.A71:.E71])" office:value-type="float" office:value="2446" calcext:value-type="float">
            <text:p>2446</text:p>
          </table:table-cell>
          <table:table-cell table:formula="of:=AVERAGE([.G71:.K71])" office:value-type="float" office:value="1444.968" calcext:value-type="float">
            <text:p>1444.968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2472" calcext:value-type="float">
            <text:p>2472</text:p>
          </table:table-cell>
          <table:table-cell office:value-type="float" office:value="2562" calcext:value-type="float">
            <text:p>2562</text:p>
          </table:table-cell>
          <table:table-cell office:value-type="float" office:value="2127" calcext:value-type="float">
            <text:p>2127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759.32" calcext:value-type="float">
            <text:p>1759.32</text:p>
          </table:table-cell>
          <table:table-cell office:value-type="float" office:value="1599.15" calcext:value-type="float">
            <text:p>1599.15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128.54" calcext:value-type="float">
            <text:p>1128.54</text:p>
          </table:table-cell>
          <table:table-cell office:value-type="float" office:value="1428.88" calcext:value-type="float">
            <text:p>1428.88</text:p>
          </table:table-cell>
          <table:table-cell table:number-columns-repeated="2"/>
          <table:table-cell table:formula="of:=AVERAGE([.A72:.E72])" office:value-type="float" office:value="2396" calcext:value-type="float">
            <text:p>2396</text:p>
          </table:table-cell>
          <table:table-cell table:formula="of:=AVERAGE([.G72:.K72])" office:value-type="float" office:value="1474.296" calcext:value-type="float">
            <text:p>1474.296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2552" calcext:value-type="float">
            <text:p>2552</text:p>
          </table:table-cell>
          <table:table-cell office:value-type="float" office:value="2562" calcext:value-type="float">
            <text:p>2562</text:p>
          </table:table-cell>
          <table:table-cell office:value-type="float" office:value="2087" calcext:value-type="float">
            <text:p>2087</text:p>
          </table:table-cell>
          <table:table-cell office:value-type="float" office:value="2092" calcext:value-type="float">
            <text:p>2092</text:p>
          </table:table-cell>
          <table:table-cell/>
          <table:table-cell office:value-type="float" office:value="1669.79" calcext:value-type="float">
            <text:p>1669.79</text:p>
          </table:table-cell>
          <table:table-cell office:value-type="float" office:value="1541.11" calcext:value-type="float">
            <text:p>1541.11</text:p>
          </table:table-cell>
          <table:table-cell office:value-type="float" office:value="1386.69" calcext:value-type="float">
            <text:p>1386.69</text:p>
          </table:table-cell>
          <table:table-cell office:value-type="float" office:value="1146.46" calcext:value-type="float">
            <text:p>1146.46</text:p>
          </table:table-cell>
          <table:table-cell office:value-type="float" office:value="1409.32" calcext:value-type="float">
            <text:p>1409.32</text:p>
          </table:table-cell>
          <table:table-cell table:number-columns-repeated="2"/>
          <table:table-cell table:formula="of:=AVERAGE([.A73:.E73])" office:value-type="float" office:value="2464" calcext:value-type="float">
            <text:p>2464</text:p>
          </table:table-cell>
          <table:table-cell table:formula="of:=AVERAGE([.G73:.K73])" office:value-type="float" office:value="1430.674" calcext:value-type="float">
            <text:p>1430.674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2727" calcext:value-type="float">
            <text:p>2727</text:p>
          </table:table-cell>
          <table:table-cell office:value-type="float" office:value="2562" calcext:value-type="float">
            <text:p>2562</text:p>
          </table:table-cell>
          <table:table-cell office:value-type="float" office:value="2187" calcext:value-type="float">
            <text:p>2187</text:p>
          </table:table-cell>
          <table:table-cell office:value-type="float" office:value="2257" calcext:value-type="float">
            <text:p>2257</text:p>
          </table:table-cell>
          <table:table-cell/>
          <table:table-cell office:value-type="float" office:value="1687.8" calcext:value-type="float">
            <text:p>1687.8</text:p>
          </table:table-cell>
          <table:table-cell office:value-type="float" office:value="1635.8" calcext:value-type="float">
            <text:p>1635.8</text:p>
          </table:table-cell>
          <table:table-cell office:value-type="float" office:value="1432.82" calcext:value-type="float">
            <text:p>1432.82</text:p>
          </table:table-cell>
          <table:table-cell office:value-type="float" office:value="1299.65" calcext:value-type="float">
            <text:p>1299.65</text:p>
          </table:table-cell>
          <table:table-cell office:value-type="float" office:value="1526.83" calcext:value-type="float">
            <text:p>1526.83</text:p>
          </table:table-cell>
          <table:table-cell table:number-columns-repeated="2"/>
          <table:table-cell table:formula="of:=AVERAGE([.A74:.E74])" office:value-type="float" office:value="2503" calcext:value-type="float">
            <text:p>2503</text:p>
          </table:table-cell>
          <table:table-cell table:formula="of:=AVERAGE([.G74:.K74])" office:value-type="float" office:value="1516.58" calcext:value-type="float">
            <text:p>1516.58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2717" calcext:value-type="float">
            <text:p>2717</text:p>
          </table:table-cell>
          <table:table-cell office:value-type="float" office:value="2562" calcext:value-type="float">
            <text:p>2562</text:p>
          </table:table-cell>
          <table:table-cell office:value-type="float" office:value="2117" calcext:value-type="float">
            <text:p>2117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1721.44" calcext:value-type="float">
            <text:p>1721.44</text:p>
          </table:table-cell>
          <table:table-cell office:value-type="float" office:value="1527.34" calcext:value-type="float">
            <text:p>1527.34</text:p>
          </table:table-cell>
          <table:table-cell office:value-type="float" office:value="1440.58" calcext:value-type="float">
            <text:p>1440.58</text:p>
          </table:table-cell>
          <table:table-cell office:value-type="float" office:value="1255.08" calcext:value-type="float">
            <text:p>1255.08</text:p>
          </table:table-cell>
          <table:table-cell office:value-type="float" office:value="1429.62" calcext:value-type="float">
            <text:p>1429.62</text:p>
          </table:table-cell>
          <table:table-cell table:number-columns-repeated="2"/>
          <table:table-cell table:formula="of:=AVERAGE([.A75:.E75])" office:value-type="float" office:value="2528" calcext:value-type="float">
            <text:p>2528</text:p>
          </table:table-cell>
          <table:table-cell table:formula="of:=AVERAGE([.G75:.K75])" office:value-type="float" office:value="1474.812" calcext:value-type="float">
            <text:p>1474.812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2717" calcext:value-type="float">
            <text:p>2717</text:p>
          </table:table-cell>
          <table:table-cell office:value-type="float" office:value="2482" calcext:value-type="float">
            <text:p>2482</text:p>
          </table:table-cell>
          <table:table-cell office:value-type="float" office:value="2227" calcext:value-type="float">
            <text:p>2227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713.59" calcext:value-type="float">
            <text:p>1713.59</text:p>
          </table:table-cell>
          <table:table-cell office:value-type="float" office:value="1597.61" calcext:value-type="float">
            <text:p>1597.61</text:p>
          </table:table-cell>
          <table:table-cell office:value-type="float" office:value="1431.37" calcext:value-type="float">
            <text:p>1431.37</text:p>
          </table:table-cell>
          <table:table-cell office:value-type="float" office:value="1128.78" calcext:value-type="float">
            <text:p>1128.78</text:p>
          </table:table-cell>
          <table:table-cell office:value-type="float" office:value="1442.75" calcext:value-type="float">
            <text:p>1442.75</text:p>
          </table:table-cell>
          <table:table-cell table:number-columns-repeated="2"/>
          <table:table-cell table:formula="of:=AVERAGE([.A76:.E76])" office:value-type="float" office:value="2439" calcext:value-type="float">
            <text:p>2439</text:p>
          </table:table-cell>
          <table:table-cell table:formula="of:=AVERAGE([.G76:.K76])" office:value-type="float" office:value="1462.82" calcext:value-type="float">
            <text:p>1462.82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2532" calcext:value-type="float">
            <text:p>2532</text:p>
          </table:table-cell>
          <table:table-cell office:value-type="float" office:value="2807" calcext:value-type="float">
            <text:p>2807</text:p>
          </table:table-cell>
          <table:table-cell office:value-type="float" office:value="2217" calcext:value-type="float">
            <text:p>2217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1677.14" calcext:value-type="float">
            <text:p>1677.14</text:p>
          </table:table-cell>
          <table:table-cell office:value-type="float" office:value="1506.74" calcext:value-type="float">
            <text:p>1506.74</text:p>
          </table:table-cell>
          <table:table-cell office:value-type="float" office:value="1466.43" calcext:value-type="float">
            <text:p>1466.43</text:p>
          </table:table-cell>
          <table:table-cell office:value-type="float" office:value="1250.97" calcext:value-type="float">
            <text:p>1250.97</text:p>
          </table:table-cell>
          <table:table-cell office:value-type="float" office:value="1491.78" calcext:value-type="float">
            <text:p>1491.78</text:p>
          </table:table-cell>
          <table:table-cell table:number-columns-repeated="2"/>
          <table:table-cell table:formula="of:=AVERAGE([.A77:.E77])" office:value-type="float" office:value="2450" calcext:value-type="float">
            <text:p>2450</text:p>
          </table:table-cell>
          <table:table-cell table:formula="of:=AVERAGE([.G77:.K77])" office:value-type="float" office:value="1478.612" calcext:value-type="float">
            <text:p>1478.612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2662" calcext:value-type="float">
            <text:p>2662</text:p>
          </table:table-cell>
          <table:table-cell office:value-type="float" office:value="2755" calcext:value-type="float">
            <text:p>2755</text:p>
          </table:table-cell>
          <table:table-cell office:value-type="float" office:value="2062" calcext:value-type="float">
            <text:p>2062</text:p>
          </table:table-cell>
          <table:table-cell office:value-type="float" office:value="2302" calcext:value-type="float">
            <text:p>2302</text:p>
          </table:table-cell>
          <table:table-cell/>
          <table:table-cell office:value-type="float" office:value="1815.1" calcext:value-type="float">
            <text:p>1815.1</text:p>
          </table:table-cell>
          <table:table-cell office:value-type="float" office:value="1475.21" calcext:value-type="float">
            <text:p>1475.21</text:p>
          </table:table-cell>
          <table:table-cell office:value-type="float" office:value="1392.86" calcext:value-type="float">
            <text:p>1392.86</text:p>
          </table:table-cell>
          <table:table-cell office:value-type="float" office:value="1186.37" calcext:value-type="float">
            <text:p>1186.37</text:p>
          </table:table-cell>
          <table:table-cell office:value-type="float" office:value="1456.62" calcext:value-type="float">
            <text:p>1456.62</text:p>
          </table:table-cell>
          <table:table-cell table:number-columns-repeated="2"/>
          <table:table-cell table:formula="of:=AVERAGE([.A78:.E78])" office:value-type="float" office:value="2517.6" calcext:value-type="float">
            <text:p>2517.6</text:p>
          </table:table-cell>
          <table:table-cell table:formula="of:=AVERAGE([.G78:.K78])" office:value-type="float" office:value="1465.232" calcext:value-type="float">
            <text:p>1465.232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2692" calcext:value-type="float">
            <text:p>2692</text:p>
          </table:table-cell>
          <table:table-cell office:value-type="float" office:value="2462" calcext:value-type="float">
            <text:p>2462</text:p>
          </table:table-cell>
          <table:table-cell office:value-type="float" office:value="2157" calcext:value-type="float">
            <text:p>2157</text:p>
          </table:table-cell>
          <table:table-cell office:value-type="float" office:value="2332" calcext:value-type="float">
            <text:p>2332</text:p>
          </table:table-cell>
          <table:table-cell/>
          <table:table-cell office:value-type="float" office:value="1732.46" calcext:value-type="float">
            <text:p>1732.46</text:p>
          </table:table-cell>
          <table:table-cell office:value-type="float" office:value="1567.06" calcext:value-type="float">
            <text:p>1567.06</text:p>
          </table:table-cell>
          <table:table-cell office:value-type="float" office:value="1550.24" calcext:value-type="float">
            <text:p>1550.24</text:p>
          </table:table-cell>
          <table:table-cell office:value-type="float" office:value="1270.9" calcext:value-type="float">
            <text:p>1270.9</text:p>
          </table:table-cell>
          <table:table-cell office:value-type="float" office:value="1492.45" calcext:value-type="float">
            <text:p>1492.45</text:p>
          </table:table-cell>
          <table:table-cell table:number-columns-repeated="2"/>
          <table:table-cell table:formula="of:=AVERAGE([.A79:.E79])" office:value-type="float" office:value="2512" calcext:value-type="float">
            <text:p>2512</text:p>
          </table:table-cell>
          <table:table-cell table:formula="of:=AVERAGE([.G79:.K79])" office:value-type="float" office:value="1522.622" calcext:value-type="float">
            <text:p>1522.622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507" calcext:value-type="float">
            <text:p>2507</text:p>
          </table:table-cell>
          <table:table-cell office:value-type="float" office:value="2587" calcext:value-type="float">
            <text:p>2587</text:p>
          </table:table-cell>
          <table:table-cell office:value-type="float" office:value="2312" calcext:value-type="float">
            <text:p>2312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650.73" calcext:value-type="float">
            <text:p>1650.73</text:p>
          </table:table-cell>
          <table:table-cell office:value-type="float" office:value="1526.31" calcext:value-type="float">
            <text:p>1526.31</text:p>
          </table:table-cell>
          <table:table-cell office:value-type="float" office:value="1634.13" calcext:value-type="float">
            <text:p>1634.13</text:p>
          </table:table-cell>
          <table:table-cell office:value-type="float" office:value="1255.01" calcext:value-type="float">
            <text:p>1255.01</text:p>
          </table:table-cell>
          <table:table-cell office:value-type="float" office:value="1364.44" calcext:value-type="float">
            <text:p>1364.44</text:p>
          </table:table-cell>
          <table:table-cell table:number-columns-repeated="2"/>
          <table:table-cell table:formula="of:=AVERAGE([.A80:.E80])" office:value-type="float" office:value="2419" calcext:value-type="float">
            <text:p>2419</text:p>
          </table:table-cell>
          <table:table-cell table:formula="of:=AVERAGE([.G80:.K80])" office:value-type="float" office:value="1486.124" calcext:value-type="float">
            <text:p>1486.124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2537" calcext:value-type="float">
            <text:p>2537</text:p>
          </table:table-cell>
          <table:table-cell office:value-type="float" office:value="2672" calcext:value-type="float">
            <text:p>2672</text:p>
          </table:table-cell>
          <table:table-cell office:value-type="float" office:value="2442" calcext:value-type="float">
            <text:p>2442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766.02" calcext:value-type="float">
            <text:p>1766.02</text:p>
          </table:table-cell>
          <table:table-cell office:value-type="float" office:value="1562.98" calcext:value-type="float">
            <text:p>1562.98</text:p>
          </table:table-cell>
          <table:table-cell office:value-type="float" office:value="1350.34" calcext:value-type="float">
            <text:p>1350.34</text:p>
          </table:table-cell>
          <table:table-cell office:value-type="float" office:value="1260.81" calcext:value-type="float">
            <text:p>1260.81</text:p>
          </table:table-cell>
          <table:table-cell office:value-type="float" office:value="1358.2" calcext:value-type="float">
            <text:p>1358.2</text:p>
          </table:table-cell>
          <table:table-cell table:number-columns-repeated="2"/>
          <table:table-cell table:formula="of:=AVERAGE([.A81:.E81])" office:value-type="float" office:value="2548" calcext:value-type="float">
            <text:p>2548</text:p>
          </table:table-cell>
          <table:table-cell table:formula="of:=AVERAGE([.G81:.K81])" office:value-type="float" office:value="1459.67" calcext:value-type="float">
            <text:p>1459.67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2552" calcext:value-type="float">
            <text:p>2552</text:p>
          </table:table-cell>
          <table:table-cell office:value-type="float" office:value="2666" calcext:value-type="float">
            <text:p>2666</text:p>
          </table:table-cell>
          <table:table-cell office:value-type="float" office:value="2327" calcext:value-type="float">
            <text:p>2327</text:p>
          </table:table-cell>
          <table:table-cell office:value-type="float" office:value="2237" calcext:value-type="float">
            <text:p>2237</text:p>
          </table:table-cell>
          <table:table-cell/>
          <table:table-cell office:value-type="float" office:value="1784.26" calcext:value-type="float">
            <text:p>1784.26</text:p>
          </table:table-cell>
          <table:table-cell office:value-type="float" office:value="1550.66" calcext:value-type="float">
            <text:p>1550.66</text:p>
          </table:table-cell>
          <table:table-cell office:value-type="float" office:value="1597.51" calcext:value-type="float">
            <text:p>1597.51</text:p>
          </table:table-cell>
          <table:table-cell office:value-type="float" office:value="1326.21" calcext:value-type="float">
            <text:p>1326.21</text:p>
          </table:table-cell>
          <table:table-cell office:value-type="float" office:value="1361.84" calcext:value-type="float">
            <text:p>1361.84</text:p>
          </table:table-cell>
          <table:table-cell table:number-columns-repeated="2"/>
          <table:table-cell table:formula="of:=AVERAGE([.A82:.E82])" office:value-type="float" office:value="2551.8" calcext:value-type="float">
            <text:p>2551.8</text:p>
          </table:table-cell>
          <table:table-cell table:formula="of:=AVERAGE([.G82:.K82])" office:value-type="float" office:value="1524.096" calcext:value-type="float">
            <text:p>1524.096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2887" calcext:value-type="float">
            <text:p>2887</text:p>
          </table:table-cell>
          <table:table-cell office:value-type="float" office:value="2562" calcext:value-type="float">
            <text:p>2562</text:p>
          </table:table-cell>
          <table:table-cell office:value-type="float" office:value="2407" calcext:value-type="float">
            <text:p>2407</text:p>
          </table:table-cell>
          <table:table-cell office:value-type="float" office:value="2098" calcext:value-type="float">
            <text:p>2098</text:p>
          </table:table-cell>
          <table:table-cell/>
          <table:table-cell office:value-type="float" office:value="1867.29" calcext:value-type="float">
            <text:p>1867.29</text:p>
          </table:table-cell>
          <table:table-cell office:value-type="float" office:value="1638.62" calcext:value-type="float">
            <text:p>1638.62</text:p>
          </table:table-cell>
          <table:table-cell office:value-type="float" office:value="1588.86" calcext:value-type="float">
            <text:p>1588.86</text:p>
          </table:table-cell>
          <table:table-cell office:value-type="float" office:value="1155.03" calcext:value-type="float">
            <text:p>1155.03</text:p>
          </table:table-cell>
          <table:table-cell office:value-type="float" office:value="1459.52" calcext:value-type="float">
            <text:p>1459.52</text:p>
          </table:table-cell>
          <table:table-cell table:number-columns-repeated="2"/>
          <table:table-cell table:formula="of:=AVERAGE([.A83:.E83])" office:value-type="float" office:value="2648.2" calcext:value-type="float">
            <text:p>2648.2</text:p>
          </table:table-cell>
          <table:table-cell table:formula="of:=AVERAGE([.G83:.K83])" office:value-type="float" office:value="1541.864" calcext:value-type="float">
            <text:p>1541.864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2482" calcext:value-type="float">
            <text:p>2482</text:p>
          </table:table-cell>
          <table:table-cell office:value-type="float" office:value="2562" calcext:value-type="float">
            <text:p>2562</text:p>
          </table:table-cell>
          <table:table-cell office:value-type="float" office:value="2232" calcext:value-type="float">
            <text:p>2232</text:p>
          </table:table-cell>
          <table:table-cell office:value-type="float" office:value="2152" calcext:value-type="float">
            <text:p>2152</text:p>
          </table:table-cell>
          <table:table-cell/>
          <table:table-cell office:value-type="float" office:value="1850.28" calcext:value-type="float">
            <text:p>1850.28</text:p>
          </table:table-cell>
          <table:table-cell office:value-type="float" office:value="1508.4" calcext:value-type="float">
            <text:p>1508.4</text:p>
          </table:table-cell>
          <table:table-cell office:value-type="float" office:value="1533.04" calcext:value-type="float">
            <text:p>1533.04</text:p>
          </table:table-cell>
          <table:table-cell office:value-type="float" office:value="1237.26" calcext:value-type="float">
            <text:p>1237.26</text:p>
          </table:table-cell>
          <table:table-cell office:value-type="float" office:value="1364.13" calcext:value-type="float">
            <text:p>1364.13</text:p>
          </table:table-cell>
          <table:table-cell table:number-columns-repeated="2"/>
          <table:table-cell table:formula="of:=AVERAGE([.A84:.E84])" office:value-type="float" office:value="2471" calcext:value-type="float">
            <text:p>2471</text:p>
          </table:table-cell>
          <table:table-cell table:formula="of:=AVERAGE([.G84:.K84])" office:value-type="float" office:value="1498.622" calcext:value-type="float">
            <text:p>1498.622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537" calcext:value-type="float">
            <text:p>2537</text:p>
          </table:table-cell>
          <table:table-cell office:value-type="float" office:value="2562" calcext:value-type="float">
            <text:p>2562</text:p>
          </table:table-cell>
          <table:table-cell office:value-type="float" office:value="2217" calcext:value-type="float">
            <text:p>2217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float" office:value="1693.13" calcext:value-type="float">
            <text:p>1693.13</text:p>
          </table:table-cell>
          <table:table-cell office:value-type="float" office:value="1592.61" calcext:value-type="float">
            <text:p>1592.61</text:p>
          </table:table-cell>
          <table:table-cell office:value-type="float" office:value="1393.61" calcext:value-type="float">
            <text:p>1393.61</text:p>
          </table:table-cell>
          <table:table-cell office:value-type="float" office:value="1282.98" calcext:value-type="float">
            <text:p>1282.98</text:p>
          </table:table-cell>
          <table:table-cell office:value-type="float" office:value="1486.85" calcext:value-type="float">
            <text:p>1486.85</text:p>
          </table:table-cell>
          <table:table-cell table:number-columns-repeated="2"/>
          <table:table-cell table:formula="of:=AVERAGE([.A85:.E85])" office:value-type="float" office:value="2432" calcext:value-type="float">
            <text:p>2432</text:p>
          </table:table-cell>
          <table:table-cell table:formula="of:=AVERAGE([.G85:.K85])" office:value-type="float" office:value="1489.836" calcext:value-type="float">
            <text:p>1489.836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2552" calcext:value-type="float">
            <text:p>2552</text:p>
          </table:table-cell>
          <table:table-cell office:value-type="float" office:value="2622" calcext:value-type="float">
            <text:p>2622</text:p>
          </table:table-cell>
          <table:table-cell office:value-type="float" office:value="2242" calcext:value-type="float">
            <text:p>2242</text:p>
          </table:table-cell>
          <table:table-cell office:value-type="float" office:value="2257" calcext:value-type="float">
            <text:p>2257</text:p>
          </table:table-cell>
          <table:table-cell/>
          <table:table-cell office:value-type="float" office:value="1812.19" calcext:value-type="float">
            <text:p>1812.19</text:p>
          </table:table-cell>
          <table:table-cell office:value-type="float" office:value="1572.22" calcext:value-type="float">
            <text:p>1572.22</text:p>
          </table:table-cell>
          <table:table-cell office:value-type="float" office:value="1571.94" calcext:value-type="float">
            <text:p>1571.94</text:p>
          </table:table-cell>
          <table:table-cell office:value-type="float" office:value="1116.02" calcext:value-type="float">
            <text:p>1116.02</text:p>
          </table:table-cell>
          <table:table-cell office:value-type="float" office:value="1502.93" calcext:value-type="float">
            <text:p>1502.93</text:p>
          </table:table-cell>
          <table:table-cell table:number-columns-repeated="2"/>
          <table:table-cell table:formula="of:=AVERAGE([.A86:.E86])" office:value-type="float" office:value="2465" calcext:value-type="float">
            <text:p>2465</text:p>
          </table:table-cell>
          <table:table-cell table:formula="of:=AVERAGE([.G86:.K86])" office:value-type="float" office:value="1515.06" calcext:value-type="float">
            <text:p>1515.06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2817" calcext:value-type="float">
            <text:p>2817</text:p>
          </table:table-cell>
          <table:table-cell office:value-type="float" office:value="2562" calcext:value-type="float">
            <text:p>2562</text:p>
          </table:table-cell>
          <table:table-cell office:value-type="float" office:value="2242" calcext:value-type="float">
            <text:p>2242</text:p>
          </table:table-cell>
          <table:table-cell office:value-type="float" office:value="2112" calcext:value-type="float">
            <text:p>2112</text:p>
          </table:table-cell>
          <table:table-cell/>
          <table:table-cell office:value-type="float" office:value="1886.26" calcext:value-type="float">
            <text:p>1886.26</text:p>
          </table:table-cell>
          <table:table-cell office:value-type="float" office:value="1520.89" calcext:value-type="float">
            <text:p>1520.89</text:p>
          </table:table-cell>
          <table:table-cell office:value-type="float" office:value="1606.77" calcext:value-type="float">
            <text:p>1606.77</text:p>
          </table:table-cell>
          <table:table-cell office:value-type="float" office:value="1082.88" calcext:value-type="float">
            <text:p>1082.88</text:p>
          </table:table-cell>
          <table:table-cell office:value-type="float" office:value="1464.19" calcext:value-type="float">
            <text:p>1464.19</text:p>
          </table:table-cell>
          <table:table-cell table:number-columns-repeated="2"/>
          <table:table-cell table:formula="of:=AVERAGE([.A87:.E87])" office:value-type="float" office:value="2499" calcext:value-type="float">
            <text:p>2499</text:p>
          </table:table-cell>
          <table:table-cell table:formula="of:=AVERAGE([.G87:.K87])" office:value-type="float" office:value="1512.198" calcext:value-type="float">
            <text:p>1512.198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2462" calcext:value-type="float">
            <text:p>2462</text:p>
          </table:table-cell>
          <table:table-cell office:value-type="float" office:value="2562" calcext:value-type="float">
            <text:p>2562</text:p>
          </table:table-cell>
          <table:table-cell office:value-type="float" office:value="2392" calcext:value-type="float">
            <text:p>2392</text:p>
          </table:table-cell>
          <table:table-cell office:value-type="float" office:value="2042" calcext:value-type="float">
            <text:p>2042</text:p>
          </table:table-cell>
          <table:table-cell/>
          <table:table-cell office:value-type="float" office:value="1816.64" calcext:value-type="float">
            <text:p>1816.64</text:p>
          </table:table-cell>
          <table:table-cell office:value-type="float" office:value="1616.84" calcext:value-type="float">
            <text:p>1616.84</text:p>
          </table:table-cell>
          <table:table-cell office:value-type="float" office:value="1678.66" calcext:value-type="float">
            <text:p>1678.66</text:p>
          </table:table-cell>
          <table:table-cell office:value-type="float" office:value="1246.64" calcext:value-type="float">
            <text:p>1246.64</text:p>
          </table:table-cell>
          <table:table-cell office:value-type="float" office:value="1345.57" calcext:value-type="float">
            <text:p>1345.57</text:p>
          </table:table-cell>
          <table:table-cell table:number-columns-repeated="2"/>
          <table:table-cell table:formula="of:=AVERAGE([.A88:.E88])" office:value-type="float" office:value="2459" calcext:value-type="float">
            <text:p>2459</text:p>
          </table:table-cell>
          <table:table-cell table:formula="of:=AVERAGE([.G88:.K88])" office:value-type="float" office:value="1540.87" calcext:value-type="float">
            <text:p>1540.87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2562" calcext:value-type="float">
            <text:p>2562</text:p>
          </table:table-cell>
          <table:table-cell office:value-type="float" office:value="2122" calcext:value-type="float">
            <text:p>2122</text:p>
          </table:table-cell>
          <table:table-cell/>
          <table:table-cell office:value-type="float" office:value="1744.06" calcext:value-type="float">
            <text:p>1744.06</text:p>
          </table:table-cell>
          <table:table-cell office:value-type="float" office:value="1643.68" calcext:value-type="float">
            <text:p>1643.68</text:p>
          </table:table-cell>
          <table:table-cell office:value-type="float" office:value="1645.49" calcext:value-type="float">
            <text:p>1645.49</text:p>
          </table:table-cell>
          <table:table-cell office:value-type="float" office:value="1231.86" calcext:value-type="float">
            <text:p>1231.86</text:p>
          </table:table-cell>
          <table:table-cell office:value-type="float" office:value="1476.76" calcext:value-type="float">
            <text:p>1476.76</text:p>
          </table:table-cell>
          <table:table-cell table:number-columns-repeated="2"/>
          <table:table-cell table:formula="of:=AVERAGE([.A89:.E89])" office:value-type="float" office:value="2791" calcext:value-type="float">
            <text:p>2791</text:p>
          </table:table-cell>
          <table:table-cell table:formula="of:=AVERAGE([.G89:.K89])" office:value-type="float" office:value="1548.37" calcext:value-type="float">
            <text:p>1548.37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2477" calcext:value-type="float">
            <text:p>2477</text:p>
          </table:table-cell>
          <table:table-cell office:value-type="float" office:value="2582" calcext:value-type="float">
            <text:p>2582</text:p>
          </table:table-cell>
          <table:table-cell office:value-type="float" office:value="2387" calcext:value-type="float">
            <text:p>2387</text:p>
          </table:table-cell>
          <table:table-cell office:value-type="float" office:value="2501" calcext:value-type="float">
            <text:p>2501</text:p>
          </table:table-cell>
          <table:table-cell/>
          <table:table-cell office:value-type="float" office:value="1804.8" calcext:value-type="float">
            <text:p>1804.8</text:p>
          </table:table-cell>
          <table:table-cell office:value-type="float" office:value="1614.23" calcext:value-type="float">
            <text:p>1614.23</text:p>
          </table:table-cell>
          <table:table-cell office:value-type="float" office:value="1501.74" calcext:value-type="float">
            <text:p>1501.74</text:p>
          </table:table-cell>
          <table:table-cell office:value-type="float" office:value="1222.01" calcext:value-type="float">
            <text:p>1222.01</text:p>
          </table:table-cell>
          <table:table-cell office:value-type="float" office:value="1465.71" calcext:value-type="float">
            <text:p>1465.71</text:p>
          </table:table-cell>
          <table:table-cell table:number-columns-repeated="2"/>
          <table:table-cell table:formula="of:=AVERAGE([.A90:.E90])" office:value-type="float" office:value="2564.8" calcext:value-type="float">
            <text:p>2564.8</text:p>
          </table:table-cell>
          <table:table-cell table:formula="of:=AVERAGE([.G90:.K90])" office:value-type="float" office:value="1521.698" calcext:value-type="float">
            <text:p>1521.698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2632" calcext:value-type="float">
            <text:p>2632</text:p>
          </table:table-cell>
          <table:table-cell office:value-type="float" office:value="2562" calcext:value-type="float">
            <text:p>2562</text:p>
          </table:table-cell>
          <table:table-cell office:value-type="float" office:value="1992" calcext:value-type="float">
            <text:p>1992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1559.11" calcext:value-type="float">
            <text:p>1559.11</text:p>
          </table:table-cell>
          <table:table-cell office:value-type="float" office:value="1503.47" calcext:value-type="float">
            <text:p>1503.47</text:p>
          </table:table-cell>
          <table:table-cell office:value-type="float" office:value="1517.28" calcext:value-type="float">
            <text:p>1517.28</text:p>
          </table:table-cell>
          <table:table-cell office:value-type="float" office:value="1220.38" calcext:value-type="float">
            <text:p>1220.38</text:p>
          </table:table-cell>
          <table:table-cell office:value-type="float" office:value="1397.34" calcext:value-type="float">
            <text:p>1397.34</text:p>
          </table:table-cell>
          <table:table-cell table:number-columns-repeated="2"/>
          <table:table-cell table:formula="of:=AVERAGE([.A91:.E91])" office:value-type="float" office:value="2450.6" calcext:value-type="float">
            <text:p>2450.6</text:p>
          </table:table-cell>
          <table:table-cell table:formula="of:=AVERAGE([.G91:.K91])" office:value-type="float" office:value="1439.516" calcext:value-type="float">
            <text:p>1439.516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2562" calcext:value-type="float">
            <text:p>2562</text:p>
          </table:table-cell>
          <table:table-cell office:value-type="float" office:value="2587" calcext:value-type="float">
            <text:p>2587</text:p>
          </table:table-cell>
          <table:table-cell office:value-type="float" office:value="2167" calcext:value-type="float">
            <text:p>2167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float" office:value="1653.95" calcext:value-type="float">
            <text:p>1653.95</text:p>
          </table:table-cell>
          <table:table-cell office:value-type="float" office:value="1641.82" calcext:value-type="float">
            <text:p>1641.82</text:p>
          </table:table-cell>
          <table:table-cell office:value-type="float" office:value="1210.95" calcext:value-type="float">
            <text:p>1210.95</text:p>
          </table:table-cell>
          <table:table-cell office:value-type="float" office:value="1324.06" calcext:value-type="float">
            <text:p>1324.06</text:p>
          </table:table-cell>
          <table:table-cell table:number-columns-repeated="2"/>
          <table:table-cell table:formula="of:=AVERAGE([.A92:.E92])" office:value-type="float" office:value="2445" calcext:value-type="float">
            <text:p>2445</text:p>
          </table:table-cell>
          <table:table-cell table:formula="of:=AVERAGE([.G92:.K92])" office:value-type="float" office:value="1523.956" calcext:value-type="float">
            <text:p>1523.956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2400" calcext:value-type="float">
            <text:p>2400</text:p>
          </table:table-cell>
          <table:table-cell office:value-type="float" office:value="2557" calcext:value-type="float">
            <text:p>2557</text:p>
          </table:table-cell>
          <table:table-cell office:value-type="float" office:value="2187" calcext:value-type="float">
            <text:p>2187</text:p>
          </table:table-cell>
          <table:table-cell office:value-type="float" office:value="2202" calcext:value-type="float">
            <text:p>2202</text:p>
          </table:table-cell>
          <table:table-cell/>
          <table:table-cell office:value-type="float" office:value="1600.39" calcext:value-type="float">
            <text:p>1600.39</text:p>
          </table:table-cell>
          <table:table-cell office:value-type="float" office:value="1567.61" calcext:value-type="float">
            <text:p>1567.61</text:p>
          </table:table-cell>
          <table:table-cell office:value-type="float" office:value="1549.99" calcext:value-type="float">
            <text:p>1549.99</text:p>
          </table:table-cell>
          <table:table-cell office:value-type="float" office:value="1209.04" calcext:value-type="float">
            <text:p>1209.04</text:p>
          </table:table-cell>
          <table:table-cell office:value-type="float" office:value="1469.44" calcext:value-type="float">
            <text:p>1469.44</text:p>
          </table:table-cell>
          <table:table-cell table:number-columns-repeated="2"/>
          <table:table-cell table:formula="of:=AVERAGE([.A93:.E93])" office:value-type="float" office:value="2396.6" calcext:value-type="float">
            <text:p>2396.6</text:p>
          </table:table-cell>
          <table:table-cell table:formula="of:=AVERAGE([.G93:.K93])" office:value-type="float" office:value="1479.294" calcext:value-type="float">
            <text:p>1479.294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2452" calcext:value-type="float">
            <text:p>2452</text:p>
          </table:table-cell>
          <table:table-cell office:value-type="float" office:value="2587" calcext:value-type="float">
            <text:p>2587</text:p>
          </table:table-cell>
          <table:table-cell office:value-type="float" office:value="1907" calcext:value-type="float">
            <text:p>1907</text:p>
          </table:table-cell>
          <table:table-cell office:value-type="float" office:value="2367" calcext:value-type="float">
            <text:p>2367</text:p>
          </table:table-cell>
          <table:table-cell/>
          <table:table-cell office:value-type="float" office:value="1664.61" calcext:value-type="float">
            <text:p>1664.61</text:p>
          </table:table-cell>
          <table:table-cell office:value-type="float" office:value="1541.42" calcext:value-type="float">
            <text:p>1541.42</text:p>
          </table:table-cell>
          <table:table-cell office:value-type="float" office:value="1478.51" calcext:value-type="float">
            <text:p>1478.51</text:p>
          </table:table-cell>
          <table:table-cell office:value-type="float" office:value="1297.92" calcext:value-type="float">
            <text:p>1297.92</text:p>
          </table:table-cell>
          <table:table-cell office:value-type="float" office:value="1510.64" calcext:value-type="float">
            <text:p>1510.64</text:p>
          </table:table-cell>
          <table:table-cell table:number-columns-repeated="2"/>
          <table:table-cell table:formula="of:=AVERAGE([.A94:.E94])" office:value-type="float" office:value="2470" calcext:value-type="float">
            <text:p>2470</text:p>
          </table:table-cell>
          <table:table-cell table:formula="of:=AVERAGE([.G94:.K94])" office:value-type="float" office:value="1498.62" calcext:value-type="float">
            <text:p>1498.62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3047" calcext:value-type="float">
            <text:p>3047</text:p>
          </table:table-cell>
          <table:table-cell office:value-type="float" office:value="2618" calcext:value-type="float">
            <text:p>2618</text:p>
          </table:table-cell>
          <table:table-cell office:value-type="float" office:value="2227" calcext:value-type="float">
            <text:p>2227</text:p>
          </table:table-cell>
          <table:table-cell office:value-type="float" office:value="2057" calcext:value-type="float">
            <text:p>2057</text:p>
          </table:table-cell>
          <table:table-cell/>
          <table:table-cell office:value-type="float" office:value="1565.36" calcext:value-type="float">
            <text:p>1565.36</text:p>
          </table:table-cell>
          <table:table-cell office:value-type="float" office:value="1624.66" calcext:value-type="float">
            <text:p>1624.66</text:p>
          </table:table-cell>
          <table:table-cell office:value-type="float" office:value="1605.74" calcext:value-type="float">
            <text:p>1605.74</text:p>
          </table:table-cell>
          <table:table-cell office:value-type="float" office:value="1289.03" calcext:value-type="float">
            <text:p>1289.03</text:p>
          </table:table-cell>
          <table:table-cell office:value-type="float" office:value="1376.42" calcext:value-type="float">
            <text:p>1376.42</text:p>
          </table:table-cell>
          <table:table-cell table:number-columns-repeated="2"/>
          <table:table-cell table:formula="of:=AVERAGE([.A95:.E95])" office:value-type="float" office:value="2594.2" calcext:value-type="float">
            <text:p>2594.2</text:p>
          </table:table-cell>
          <table:table-cell table:formula="of:=AVERAGE([.G95:.K95])" office:value-type="float" office:value="1492.242" calcext:value-type="float">
            <text:p>1492.242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2892" calcext:value-type="float">
            <text:p>2892</text:p>
          </table:table-cell>
          <table:table-cell office:value-type="float" office:value="2562" calcext:value-type="float">
            <text:p>2562</text:p>
          </table:table-cell>
          <table:table-cell office:value-type="float" office:value="2122" calcext:value-type="float">
            <text:p>2122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float" office:value="1708.69" calcext:value-type="float">
            <text:p>1708.69</text:p>
          </table:table-cell>
          <table:table-cell office:value-type="float" office:value="1601.47" calcext:value-type="float">
            <text:p>1601.47</text:p>
          </table:table-cell>
          <table:table-cell office:value-type="float" office:value="1526.63" calcext:value-type="float">
            <text:p>1526.63</text:p>
          </table:table-cell>
          <table:table-cell office:value-type="float" office:value="1272.88" calcext:value-type="float">
            <text:p>1272.88</text:p>
          </table:table-cell>
          <table:table-cell office:value-type="float" office:value="1510.75" calcext:value-type="float">
            <text:p>1510.75</text:p>
          </table:table-cell>
          <table:table-cell table:number-columns-repeated="2"/>
          <table:table-cell table:formula="of:=AVERAGE([.A96:.E96])" office:value-type="float" office:value="2528" calcext:value-type="float">
            <text:p>2528</text:p>
          </table:table-cell>
          <table:table-cell table:formula="of:=AVERAGE([.G96:.K96])" office:value-type="float" office:value="1524.084" calcext:value-type="float">
            <text:p>1524.084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2457" calcext:value-type="float">
            <text:p>2457</text:p>
          </table:table-cell>
          <table:table-cell office:value-type="float" office:value="2572" calcext:value-type="float">
            <text:p>2572</text:p>
          </table:table-cell>
          <table:table-cell office:value-type="float" office:value="2497" calcext:value-type="float">
            <text:p>2497</text:p>
          </table:table-cell>
          <table:table-cell office:value-type="float" office:value="2387" calcext:value-type="float">
            <text:p>2387</text:p>
          </table:table-cell>
          <table:table-cell/>
          <table:table-cell office:value-type="float" office:value="1650.97" calcext:value-type="float">
            <text:p>1650.97</text:p>
          </table:table-cell>
          <table:table-cell office:value-type="float" office:value="1672.39" calcext:value-type="float">
            <text:p>1672.39</text:p>
          </table:table-cell>
          <table:table-cell office:value-type="float" office:value="1511.64" calcext:value-type="float">
            <text:p>1511.64</text:p>
          </table:table-cell>
          <table:table-cell office:value-type="float" office:value="1255.96" calcext:value-type="float">
            <text:p>1255.96</text:p>
          </table:table-cell>
          <table:table-cell office:value-type="float" office:value="1518.43" calcext:value-type="float">
            <text:p>1518.43</text:p>
          </table:table-cell>
          <table:table-cell table:number-columns-repeated="2"/>
          <table:table-cell table:formula="of:=AVERAGE([.A97:.E97])" office:value-type="float" office:value="2535" calcext:value-type="float">
            <text:p>2535</text:p>
          </table:table-cell>
          <table:table-cell table:formula="of:=AVERAGE([.G97:.K97])" office:value-type="float" office:value="1521.878" calcext:value-type="float">
            <text:p>1521.878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577" calcext:value-type="float">
            <text:p>2577</text:p>
          </table:table-cell>
          <table:table-cell office:value-type="float" office:value="2562" calcext:value-type="float">
            <text:p>2562</text:p>
          </table:table-cell>
          <table:table-cell office:value-type="float" office:value="2332" calcext:value-type="float">
            <text:p>2332</text:p>
          </table:table-cell>
          <table:table-cell office:value-type="float" office:value="2222" calcext:value-type="float">
            <text:p>2222</text:p>
          </table:table-cell>
          <table:table-cell/>
          <table:table-cell office:value-type="float" office:value="1628.2" calcext:value-type="float">
            <text:p>1628.2</text:p>
          </table:table-cell>
          <table:table-cell office:value-type="float" office:value="1472.15" calcext:value-type="float">
            <text:p>1472.15</text:p>
          </table:table-cell>
          <table:table-cell office:value-type="float" office:value="1447.89" calcext:value-type="float">
            <text:p>1447.89</text:p>
          </table:table-cell>
          <table:table-cell office:value-type="float" office:value="1265.6" calcext:value-type="float">
            <text:p>1265.6</text:p>
          </table:table-cell>
          <table:table-cell office:value-type="float" office:value="1400.25" calcext:value-type="float">
            <text:p>1400.25</text:p>
          </table:table-cell>
          <table:table-cell table:number-columns-repeated="2"/>
          <table:table-cell table:formula="of:=AVERAGE([.A98:.E98])" office:value-type="float" office:value="2489" calcext:value-type="float">
            <text:p>2489</text:p>
          </table:table-cell>
          <table:table-cell table:formula="of:=AVERAGE([.G98:.K98])" office:value-type="float" office:value="1442.818" calcext:value-type="float">
            <text:p>1442.818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777" calcext:value-type="float">
            <text:p>2777</text:p>
          </table:table-cell>
          <table:table-cell office:value-type="float" office:value="2577" calcext:value-type="float">
            <text:p>2577</text:p>
          </table:table-cell>
          <table:table-cell office:value-type="float" office:value="2281" calcext:value-type="float">
            <text:p>2281</text:p>
          </table:table-cell>
          <table:table-cell office:value-type="float" office:value="2342" calcext:value-type="float">
            <text:p>2342</text:p>
          </table:table-cell>
          <table:table-cell/>
          <table:table-cell office:value-type="float" office:value="1767.21" calcext:value-type="float">
            <text:p>1767.21</text:p>
          </table:table-cell>
          <table:table-cell office:value-type="float" office:value="1652.07" calcext:value-type="float">
            <text:p>1652.07</text:p>
          </table:table-cell>
          <table:table-cell office:value-type="float" office:value="1591.01" calcext:value-type="float">
            <text:p>1591.01</text:p>
          </table:table-cell>
          <table:table-cell office:value-type="float" office:value="1326.08" calcext:value-type="float">
            <text:p>1326.08</text:p>
          </table:table-cell>
          <table:table-cell office:value-type="float" office:value="1491.4" calcext:value-type="float">
            <text:p>1491.4</text:p>
          </table:table-cell>
          <table:table-cell table:number-columns-repeated="2"/>
          <table:table-cell table:formula="of:=AVERAGE([.A99:.E99])" office:value-type="float" office:value="2583.8" calcext:value-type="float">
            <text:p>2583.8</text:p>
          </table:table-cell>
          <table:table-cell table:formula="of:=AVERAGE([.G99:.K99])" office:value-type="float" office:value="1565.554" calcext:value-type="float">
            <text:p>1565.554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2792" calcext:value-type="float">
            <text:p>2792</text:p>
          </table:table-cell>
          <table:table-cell office:value-type="float" office:value="2562" calcext:value-type="float">
            <text:p>2562</text:p>
          </table:table-cell>
          <table:table-cell office:value-type="float" office:value="2642" calcext:value-type="float">
            <text:p>2642</text:p>
          </table:table-cell>
          <table:table-cell office:value-type="float" office:value="2254" calcext:value-type="float">
            <text:p>2254</text:p>
          </table:table-cell>
          <table:table-cell/>
          <table:table-cell office:value-type="float" office:value="1788.72" calcext:value-type="float">
            <text:p>1788.72</text:p>
          </table:table-cell>
          <table:table-cell office:value-type="float" office:value="1588.49" calcext:value-type="float">
            <text:p>1588.49</text:p>
          </table:table-cell>
          <table:table-cell office:value-type="float" office:value="1539.17" calcext:value-type="float">
            <text:p>1539.17</text:p>
          </table:table-cell>
          <table:table-cell office:value-type="float" office:value="1338.69" calcext:value-type="float">
            <text:p>1338.69</text:p>
          </table:table-cell>
          <table:table-cell office:value-type="float" office:value="1481.8" calcext:value-type="float">
            <text:p>1481.8</text:p>
          </table:table-cell>
          <table:table-cell table:number-columns-repeated="2"/>
          <table:table-cell table:formula="of:=AVERAGE([.A100:.E100])" office:value-type="float" office:value="2636.4" calcext:value-type="float">
            <text:p>2636.4</text:p>
          </table:table-cell>
          <table:table-cell table:formula="of:=AVERAGE([.G100:.K100])" office:value-type="float" office:value="1547.374" calcext:value-type="float">
            <text:p>1547.374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2412" calcext:value-type="float">
            <text:p>2412</text:p>
          </table:table-cell>
          <table:table-cell office:value-type="float" office:value="2762" calcext:value-type="float">
            <text:p>2762</text:p>
          </table:table-cell>
          <table:table-cell office:value-type="float" office:value="2300" calcext:value-type="float">
            <text:p>2300</text:p>
          </table:table-cell>
          <table:table-cell office:value-type="float" office:value="2282" calcext:value-type="float">
            <text:p>2282</text:p>
          </table:table-cell>
          <table:table-cell/>
          <table:table-cell office:value-type="float" office:value="1761.28" calcext:value-type="float">
            <text:p>1761.28</text:p>
          </table:table-cell>
          <table:table-cell office:value-type="float" office:value="1484.4" calcext:value-type="float">
            <text:p>1484.4</text:p>
          </table:table-cell>
          <table:table-cell office:value-type="float" office:value="1620.78" calcext:value-type="float">
            <text:p>1620.78</text:p>
          </table:table-cell>
          <table:table-cell office:value-type="float" office:value="1253.34" calcext:value-type="float">
            <text:p>1253.34</text:p>
          </table:table-cell>
          <table:table-cell office:value-type="float" office:value="1420.33" calcext:value-type="float">
            <text:p>1420.33</text:p>
          </table:table-cell>
          <table:table-cell table:number-columns-repeated="2"/>
          <table:table-cell table:formula="of:=AVERAGE([.A101:.E101])" office:value-type="float" office:value="2496.6" calcext:value-type="float">
            <text:p>2496.6</text:p>
          </table:table-cell>
          <table:table-cell table:formula="of:=AVERAGE([.G101:.K101])" office:value-type="float" office:value="1508.026" calcext:value-type="float">
            <text:p>1508.026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2397" calcext:value-type="float">
            <text:p>2397</text:p>
          </table:table-cell>
          <table:table-cell office:value-type="float" office:value="2562" calcext:value-type="float">
            <text:p>2562</text:p>
          </table:table-cell>
          <table:table-cell office:value-type="float" office:value="2287" calcext:value-type="float">
            <text:p>2287</text:p>
          </table:table-cell>
          <table:table-cell office:value-type="float" office:value="2379" calcext:value-type="float">
            <text:p>2379</text:p>
          </table:table-cell>
          <table:table-cell/>
          <table:table-cell office:value-type="float" office:value="1844.26" calcext:value-type="float">
            <text:p>1844.26</text:p>
          </table:table-cell>
          <table:table-cell office:value-type="float" office:value="1635.72" calcext:value-type="float">
            <text:p>1635.72</text:p>
          </table:table-cell>
          <table:table-cell office:value-type="float" office:value="1500.7" calcext:value-type="float">
            <text:p>1500.7</text:p>
          </table:table-cell>
          <table:table-cell office:value-type="float" office:value="1294.97" calcext:value-type="float">
            <text:p>1294.97</text:p>
          </table:table-cell>
          <table:table-cell office:value-type="float" office:value="1459.25" calcext:value-type="float">
            <text:p>1459.25</text:p>
          </table:table-cell>
          <table:table-cell table:number-columns-repeated="2"/>
          <table:table-cell table:formula="of:=AVERAGE([.A102:.E102])" office:value-type="float" office:value="2495.8" calcext:value-type="float">
            <text:p>2495.8</text:p>
          </table:table-cell>
          <table:table-cell table:formula="of:=AVERAGE([.G102:.K102])" office:value-type="float" office:value="1546.98" calcext:value-type="float">
            <text:p>1546.98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2587" calcext:value-type="float">
            <text:p>2587</text:p>
          </table:table-cell>
          <table:table-cell table:number-columns-repeated="2" office:value-type="float" office:value="2562" calcext:value-type="float">
            <text:p>2562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float" office:value="1698.81" calcext:value-type="float">
            <text:p>1698.81</text:p>
          </table:table-cell>
          <table:table-cell office:value-type="float" office:value="1586.17" calcext:value-type="float">
            <text:p>1586.17</text:p>
          </table:table-cell>
          <table:table-cell office:value-type="float" office:value="1524.74" calcext:value-type="float">
            <text:p>1524.74</text:p>
          </table:table-cell>
          <table:table-cell office:value-type="float" office:value="1363.74" calcext:value-type="float">
            <text:p>1363.74</text:p>
          </table:table-cell>
          <table:table-cell office:value-type="float" office:value="1447.49" calcext:value-type="float">
            <text:p>1447.49</text:p>
          </table:table-cell>
          <table:table-cell table:number-columns-repeated="2"/>
          <table:table-cell table:formula="of:=AVERAGE([.A103:.E103])" office:value-type="float" office:value="2546.6" calcext:value-type="float">
            <text:p>2546.6</text:p>
          </table:table-cell>
          <table:table-cell table:formula="of:=AVERAGE([.G103:.K103])" office:value-type="float" office:value="1524.19" calcext:value-type="float">
            <text:p>1524.19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2772" calcext:value-type="float">
            <text:p>2772</text:p>
          </table:table-cell>
          <table:table-cell office:value-type="float" office:value="2562" calcext:value-type="float">
            <text:p>2562</text:p>
          </table:table-cell>
          <table:table-cell office:value-type="float" office:value="2442" calcext:value-type="float">
            <text:p>2442</text:p>
          </table:table-cell>
          <table:table-cell office:value-type="float" office:value="2242" calcext:value-type="float">
            <text:p>2242</text:p>
          </table:table-cell>
          <table:table-cell/>
          <table:table-cell office:value-type="float" office:value="1702.01" calcext:value-type="float">
            <text:p>1702.01</text:p>
          </table:table-cell>
          <table:table-cell office:value-type="float" office:value="1694.08" calcext:value-type="float">
            <text:p>1694.08</text:p>
          </table:table-cell>
          <table:table-cell office:value-type="float" office:value="1522.52" calcext:value-type="float">
            <text:p>1522.52</text:p>
          </table:table-cell>
          <table:table-cell office:value-type="float" office:value="1390.14" calcext:value-type="float">
            <text:p>1390.14</text:p>
          </table:table-cell>
          <table:table-cell office:value-type="float" office:value="1364.5" calcext:value-type="float">
            <text:p>1364.5</text:p>
          </table:table-cell>
          <table:table-cell table:number-columns-repeated="2"/>
          <table:table-cell table:formula="of:=AVERAGE([.A104:.E104])" office:value-type="float" office:value="2547" calcext:value-type="float">
            <text:p>2547</text:p>
          </table:table-cell>
          <table:table-cell table:formula="of:=AVERAGE([.G104:.K104])" office:value-type="float" office:value="1534.65" calcext:value-type="float">
            <text:p>1534.65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647" calcext:value-type="float">
            <text:p>2647</text:p>
          </table:table-cell>
          <table:table-cell office:value-type="float" office:value="2757" calcext:value-type="float">
            <text:p>2757</text:p>
          </table:table-cell>
          <table:table-cell office:value-type="float" office:value="2392" calcext:value-type="float">
            <text:p>2392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1725.75" calcext:value-type="float">
            <text:p>1725.75</text:p>
          </table:table-cell>
          <table:table-cell office:value-type="float" office:value="1456.09" calcext:value-type="float">
            <text:p>1456.09</text:p>
          </table:table-cell>
          <table:table-cell office:value-type="float" office:value="1355.44" calcext:value-type="float">
            <text:p>1355.44</text:p>
          </table:table-cell>
          <table:table-cell office:value-type="float" office:value="1187.44" calcext:value-type="float">
            <text:p>1187.44</text:p>
          </table:table-cell>
          <table:table-cell office:value-type="float" office:value="1453.36" calcext:value-type="float">
            <text:p>1453.36</text:p>
          </table:table-cell>
          <table:table-cell table:number-columns-repeated="2"/>
          <table:table-cell table:formula="of:=AVERAGE([.A105:.E105])" office:value-type="float" office:value="2644" calcext:value-type="float">
            <text:p>2644</text:p>
          </table:table-cell>
          <table:table-cell table:formula="of:=AVERAGE([.G105:.K105])" office:value-type="float" office:value="1435.616" calcext:value-type="float">
            <text:p>1435.616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572" calcext:value-type="float">
            <text:p>2572</text:p>
          </table:table-cell>
          <table:table-cell office:value-type="float" office:value="2562" calcext:value-type="float">
            <text:p>2562</text:p>
          </table:table-cell>
          <table:table-cell office:value-type="float" office:value="2587" calcext:value-type="float">
            <text:p>2587</text:p>
          </table:table-cell>
          <table:table-cell office:value-type="float" office:value="2282" calcext:value-type="float">
            <text:p>2282</text:p>
          </table:table-cell>
          <table:table-cell/>
          <table:table-cell office:value-type="float" office:value="1757.15" calcext:value-type="float">
            <text:p>1757.15</text:p>
          </table:table-cell>
          <table:table-cell office:value-type="float" office:value="1733.71" calcext:value-type="float">
            <text:p>1733.71</text:p>
          </table:table-cell>
          <table:table-cell office:value-type="float" office:value="1505.02" calcext:value-type="float">
            <text:p>1505.02</text:p>
          </table:table-cell>
          <table:table-cell office:value-type="float" office:value="1340.58" calcext:value-type="float">
            <text:p>1340.58</text:p>
          </table:table-cell>
          <table:table-cell office:value-type="float" office:value="1543.96" calcext:value-type="float">
            <text:p>1543.96</text:p>
          </table:table-cell>
          <table:table-cell table:number-columns-repeated="2"/>
          <table:table-cell table:formula="of:=AVERAGE([.A106:.E106])" office:value-type="float" office:value="2571" calcext:value-type="float">
            <text:p>2571</text:p>
          </table:table-cell>
          <table:table-cell table:formula="of:=AVERAGE([.G106:.K106])" office:value-type="float" office:value="1576.084" calcext:value-type="float">
            <text:p>1576.084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2612" calcext:value-type="float">
            <text:p>2612</text:p>
          </table:table-cell>
          <table:table-cell office:value-type="float" office:value="2567" calcext:value-type="float">
            <text:p>2567</text:p>
          </table:table-cell>
          <table:table-cell office:value-type="float" office:value="2112" calcext:value-type="float">
            <text:p>2112</text:p>
          </table:table-cell>
          <table:table-cell office:value-type="float" office:value="2302" calcext:value-type="float">
            <text:p>2302</text:p>
          </table:table-cell>
          <table:table-cell/>
          <table:table-cell office:value-type="float" office:value="1802.01" calcext:value-type="float">
            <text:p>1802.01</text:p>
          </table:table-cell>
          <table:table-cell office:value-type="float" office:value="1670.79" calcext:value-type="float">
            <text:p>1670.79</text:p>
          </table:table-cell>
          <table:table-cell office:value-type="float" office:value="1402.5" calcext:value-type="float">
            <text:p>1402.5</text:p>
          </table:table-cell>
          <table:table-cell office:value-type="float" office:value="1350.37" calcext:value-type="float">
            <text:p>1350.37</text:p>
          </table:table-cell>
          <table:table-cell office:value-type="float" office:value="1418.76" calcext:value-type="float">
            <text:p>1418.76</text:p>
          </table:table-cell>
          <table:table-cell table:number-columns-repeated="2"/>
          <table:table-cell table:formula="of:=AVERAGE([.A107:.E107])" office:value-type="float" office:value="2503" calcext:value-type="float">
            <text:p>2503</text:p>
          </table:table-cell>
          <table:table-cell table:formula="of:=AVERAGE([.G107:.K107])" office:value-type="float" office:value="1528.886" calcext:value-type="float">
            <text:p>1528.886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397" calcext:value-type="float">
            <text:p>2397</text:p>
          </table:table-cell>
          <table:table-cell office:value-type="float" office:value="2562" calcext:value-type="float">
            <text:p>2562</text:p>
          </table:table-cell>
          <table:table-cell office:value-type="float" office:value="2062" calcext:value-type="float">
            <text:p>2062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1855.5" calcext:value-type="float">
            <text:p>1855.5</text:p>
          </table:table-cell>
          <table:table-cell office:value-type="float" office:value="1664.49" calcext:value-type="float">
            <text:p>1664.49</text:p>
          </table:table-cell>
          <table:table-cell office:value-type="float" office:value="1446.29" calcext:value-type="float">
            <text:p>1446.29</text:p>
          </table:table-cell>
          <table:table-cell office:value-type="float" office:value="1310.39" calcext:value-type="float">
            <text:p>1310.39</text:p>
          </table:table-cell>
          <table:table-cell office:value-type="float" office:value="1396.92" calcext:value-type="float">
            <text:p>1396.92</text:p>
          </table:table-cell>
          <table:table-cell table:number-columns-repeated="2"/>
          <table:table-cell table:formula="of:=AVERAGE([.A108:.E108])" office:value-type="float" office:value="2364.2" calcext:value-type="float">
            <text:p>2364.2</text:p>
          </table:table-cell>
          <table:table-cell table:formula="of:=AVERAGE([.G108:.K108])" office:value-type="float" office:value="1534.718" calcext:value-type="float">
            <text:p>1534.718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2667" calcext:value-type="float">
            <text:p>2667</text:p>
          </table:table-cell>
          <table:table-cell office:value-type="float" office:value="2562" calcext:value-type="float">
            <text:p>2562</text:p>
          </table:table-cell>
          <table:table-cell office:value-type="float" office:value="2213" calcext:value-type="float">
            <text:p>2213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58.91" calcext:value-type="float">
            <text:p>1758.91</text:p>
          </table:table-cell>
          <table:table-cell office:value-type="float" office:value="1656.13" calcext:value-type="float">
            <text:p>1656.13</text:p>
          </table:table-cell>
          <table:table-cell office:value-type="float" office:value="1500.28" calcext:value-type="float">
            <text:p>1500.28</text:p>
          </table:table-cell>
          <table:table-cell office:value-type="float" office:value="1318.18" calcext:value-type="float">
            <text:p>1318.18</text:p>
          </table:table-cell>
          <table:table-cell office:value-type="float" office:value="1473.29" calcext:value-type="float">
            <text:p>1473.29</text:p>
          </table:table-cell>
          <table:table-cell table:number-columns-repeated="2"/>
          <table:table-cell table:formula="of:=AVERAGE([.A109:.E109])" office:value-type="float" office:value="2587.2" calcext:value-type="float">
            <text:p>2587.2</text:p>
          </table:table-cell>
          <table:table-cell table:formula="of:=AVERAGE([.G109:.K109])" office:value-type="float" office:value="1541.358" calcext:value-type="float">
            <text:p>1541.358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2507" calcext:value-type="float">
            <text:p>2507</text:p>
          </table:table-cell>
          <table:table-cell office:value-type="float" office:value="2622" calcext:value-type="float">
            <text:p>2622</text:p>
          </table:table-cell>
          <table:table-cell office:value-type="float" office:value="2147" calcext:value-type="float">
            <text:p>2147</text:p>
          </table:table-cell>
          <table:table-cell office:value-type="float" office:value="2492" calcext:value-type="float">
            <text:p>2492</text:p>
          </table:table-cell>
          <table:table-cell/>
          <table:table-cell office:value-type="float" office:value="1833.71" calcext:value-type="float">
            <text:p>1833.71</text:p>
          </table:table-cell>
          <table:table-cell office:value-type="float" office:value="1634.26" calcext:value-type="float">
            <text:p>1634.26</text:p>
          </table:table-cell>
          <table:table-cell office:value-type="float" office:value="1404.68" calcext:value-type="float">
            <text:p>1404.68</text:p>
          </table:table-cell>
          <table:table-cell office:value-type="float" office:value="1287.69" calcext:value-type="float">
            <text:p>1287.69</text:p>
          </table:table-cell>
          <table:table-cell office:value-type="float" office:value="1512.87" calcext:value-type="float">
            <text:p>1512.87</text:p>
          </table:table-cell>
          <table:table-cell table:number-columns-repeated="2"/>
          <table:table-cell table:formula="of:=AVERAGE([.A110:.E110])" office:value-type="float" office:value="2580" calcext:value-type="float">
            <text:p>2580</text:p>
          </table:table-cell>
          <table:table-cell table:formula="of:=AVERAGE([.G110:.K110])" office:value-type="float" office:value="1534.642" calcext:value-type="float">
            <text:p>1534.642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497" calcext:value-type="float">
            <text:p>2497</text:p>
          </table:table-cell>
          <table:table-cell office:value-type="float" office:value="2622" calcext:value-type="float">
            <text:p>2622</text:p>
          </table:table-cell>
          <table:table-cell office:value-type="float" office:value="2122" calcext:value-type="float">
            <text:p>2122</text:p>
          </table:table-cell>
          <table:table-cell office:value-type="float" office:value="2372" calcext:value-type="float">
            <text:p>2372</text:p>
          </table:table-cell>
          <table:table-cell/>
          <table:table-cell office:value-type="float" office:value="1784.34" calcext:value-type="float">
            <text:p>1784.34</text:p>
          </table:table-cell>
          <table:table-cell office:value-type="float" office:value="1709.44" calcext:value-type="float">
            <text:p>1709.44</text:p>
          </table:table-cell>
          <table:table-cell office:value-type="float" office:value="1570.98" calcext:value-type="float">
            <text:p>1570.98</text:p>
          </table:table-cell>
          <table:table-cell office:value-type="float" office:value="1361.34" calcext:value-type="float">
            <text:p>1361.34</text:p>
          </table:table-cell>
          <table:table-cell office:value-type="float" office:value="1437.62" calcext:value-type="float">
            <text:p>1437.62</text:p>
          </table:table-cell>
          <table:table-cell table:number-columns-repeated="2"/>
          <table:table-cell table:formula="of:=AVERAGE([.A111:.E111])" office:value-type="float" office:value="2521" calcext:value-type="float">
            <text:p>2521</text:p>
          </table:table-cell>
          <table:table-cell table:formula="of:=AVERAGE([.G111:.K111])" office:value-type="float" office:value="1572.744" calcext:value-type="float">
            <text:p>1572.744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772" calcext:value-type="float">
            <text:p>2772</text:p>
          </table:table-cell>
          <table:table-cell office:value-type="float" office:value="2802" calcext:value-type="float">
            <text:p>2802</text:p>
          </table:table-cell>
          <table:table-cell office:value-type="float" office:value="2347" calcext:value-type="float">
            <text:p>2347</text:p>
          </table:table-cell>
          <table:table-cell office:value-type="float" office:value="2282" calcext:value-type="float">
            <text:p>2282</text:p>
          </table:table-cell>
          <table:table-cell/>
          <table:table-cell office:value-type="float" office:value="1771.32" calcext:value-type="float">
            <text:p>1771.32</text:p>
          </table:table-cell>
          <table:table-cell office:value-type="float" office:value="1667.83" calcext:value-type="float">
            <text:p>1667.83</text:p>
          </table:table-cell>
          <table:table-cell office:value-type="float" office:value="1330.77" calcext:value-type="float">
            <text:p>1330.77</text:p>
          </table:table-cell>
          <table:table-cell office:value-type="float" office:value="1315.05" calcext:value-type="float">
            <text:p>1315.05</text:p>
          </table:table-cell>
          <table:table-cell office:value-type="float" office:value="1425.08" calcext:value-type="float">
            <text:p>1425.08</text:p>
          </table:table-cell>
          <table:table-cell table:number-columns-repeated="2"/>
          <table:table-cell table:formula="of:=AVERAGE([.A112:.E112])" office:value-type="float" office:value="2643" calcext:value-type="float">
            <text:p>2643</text:p>
          </table:table-cell>
          <table:table-cell table:formula="of:=AVERAGE([.G112:.K112])" office:value-type="float" office:value="1502.01" calcext:value-type="float">
            <text:p>1502.01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2512" calcext:value-type="float">
            <text:p>2512</text:p>
          </table:table-cell>
          <table:table-cell office:value-type="float" office:value="3174" calcext:value-type="float">
            <text:p>3174</text:p>
          </table:table-cell>
          <table:table-cell office:value-type="float" office:value="2467" calcext:value-type="float">
            <text:p>2467</text:p>
          </table:table-cell>
          <table:table-cell office:value-type="float" office:value="2487" calcext:value-type="float">
            <text:p>2487</text:p>
          </table:table-cell>
          <table:table-cell/>
          <table:table-cell office:value-type="float" office:value="1829.33" calcext:value-type="float">
            <text:p>1829.33</text:p>
          </table:table-cell>
          <table:table-cell office:value-type="float" office:value="1688.99" calcext:value-type="float">
            <text:p>1688.99</text:p>
          </table:table-cell>
          <table:table-cell office:value-type="float" office:value="1529.88" calcext:value-type="float">
            <text:p>1529.88</text:p>
          </table:table-cell>
          <table:table-cell office:value-type="float" office:value="1367.07" calcext:value-type="float">
            <text:p>1367.07</text:p>
          </table:table-cell>
          <table:table-cell office:value-type="float" office:value="1377.72" calcext:value-type="float">
            <text:p>1377.72</text:p>
          </table:table-cell>
          <table:table-cell table:number-columns-repeated="2"/>
          <table:table-cell table:formula="of:=AVERAGE([.A113:.E113])" office:value-type="float" office:value="2715.4" calcext:value-type="float">
            <text:p>2715.4</text:p>
          </table:table-cell>
          <table:table-cell table:formula="of:=AVERAGE([.G113:.K113])" office:value-type="float" office:value="1558.598" calcext:value-type="float">
            <text:p>1558.598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2592" calcext:value-type="float">
            <text:p>2592</text:p>
          </table:table-cell>
          <table:table-cell office:value-type="float" office:value="2622" calcext:value-type="float">
            <text:p>2622</text:p>
          </table:table-cell>
          <table:table-cell office:value-type="float" office:value="2637" calcext:value-type="float">
            <text:p>2637</text:p>
          </table:table-cell>
          <table:table-cell office:value-type="float" office:value="2512" calcext:value-type="float">
            <text:p>2512</text:p>
          </table:table-cell>
          <table:table-cell/>
          <table:table-cell office:value-type="float" office:value="1920.96" calcext:value-type="float">
            <text:p>1920.96</text:p>
          </table:table-cell>
          <table:table-cell office:value-type="float" office:value="1716.28" calcext:value-type="float">
            <text:p>1716.28</text:p>
          </table:table-cell>
          <table:table-cell office:value-type="float" office:value="1449.47" calcext:value-type="float">
            <text:p>1449.47</text:p>
          </table:table-cell>
          <table:table-cell office:value-type="float" office:value="1219.66" calcext:value-type="float">
            <text:p>1219.66</text:p>
          </table:table-cell>
          <table:table-cell office:value-type="float" office:value="1556.15" calcext:value-type="float">
            <text:p>1556.15</text:p>
          </table:table-cell>
          <table:table-cell table:number-columns-repeated="2"/>
          <table:table-cell table:formula="of:=AVERAGE([.A114:.E114])" office:value-type="float" office:value="2692" calcext:value-type="float">
            <text:p>2692</text:p>
          </table:table-cell>
          <table:table-cell table:formula="of:=AVERAGE([.G114:.K114])" office:value-type="float" office:value="1572.504" calcext:value-type="float">
            <text:p>1572.504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2907" calcext:value-type="float">
            <text:p>2907</text:p>
          </table:table-cell>
          <table:table-cell office:value-type="float" office:value="2557" calcext:value-type="float">
            <text:p>2557</text:p>
          </table:table-cell>
          <table:table-cell office:value-type="float" office:value="2007" calcext:value-type="float">
            <text:p>2007</text:p>
          </table:table-cell>
          <table:table-cell office:value-type="float" office:value="2412" calcext:value-type="float">
            <text:p>2412</text:p>
          </table:table-cell>
          <table:table-cell/>
          <table:table-cell office:value-type="float" office:value="1923.75" calcext:value-type="float">
            <text:p>1923.75</text:p>
          </table:table-cell>
          <table:table-cell office:value-type="float" office:value="1553.79" calcext:value-type="float">
            <text:p>1553.79</text:p>
          </table:table-cell>
          <table:table-cell office:value-type="float" office:value="1469.9" calcext:value-type="float">
            <text:p>1469.9</text:p>
          </table:table-cell>
          <table:table-cell office:value-type="float" office:value="1241.92" calcext:value-type="float">
            <text:p>1241.92</text:p>
          </table:table-cell>
          <table:table-cell office:value-type="float" office:value="1465.98" calcext:value-type="float">
            <text:p>1465.98</text:p>
          </table:table-cell>
          <table:table-cell table:number-columns-repeated="2"/>
          <table:table-cell table:formula="of:=AVERAGE([.A115:.E115])" office:value-type="float" office:value="2631" calcext:value-type="float">
            <text:p>2631</text:p>
          </table:table-cell>
          <table:table-cell table:formula="of:=AVERAGE([.G115:.K115])" office:value-type="float" office:value="1531.068" calcext:value-type="float">
            <text:p>1531.068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2557" calcext:value-type="float">
            <text:p>2557</text:p>
          </table:table-cell>
          <table:table-cell office:value-type="float" office:value="2507" calcext:value-type="float">
            <text:p>2507</text:p>
          </table:table-cell>
          <table:table-cell office:value-type="float" office:value="2237" calcext:value-type="float">
            <text:p>2237</text:p>
          </table:table-cell>
          <table:table-cell office:value-type="float" office:value="2447" calcext:value-type="float">
            <text:p>2447</text:p>
          </table:table-cell>
          <table:table-cell/>
          <table:table-cell office:value-type="float" office:value="1785.23" calcext:value-type="float">
            <text:p>1785.23</text:p>
          </table:table-cell>
          <table:table-cell office:value-type="float" office:value="1609.28" calcext:value-type="float">
            <text:p>1609.28</text:p>
          </table:table-cell>
          <table:table-cell office:value-type="float" office:value="1560.03" calcext:value-type="float">
            <text:p>1560.03</text:p>
          </table:table-cell>
          <table:table-cell office:value-type="float" office:value="1383.62" calcext:value-type="float">
            <text:p>1383.62</text:p>
          </table:table-cell>
          <table:table-cell office:value-type="float" office:value="1396.65" calcext:value-type="float">
            <text:p>1396.65</text:p>
          </table:table-cell>
          <table:table-cell table:number-columns-repeated="2"/>
          <table:table-cell table:formula="of:=AVERAGE([.A116:.E116])" office:value-type="float" office:value="2523" calcext:value-type="float">
            <text:p>2523</text:p>
          </table:table-cell>
          <table:table-cell table:formula="of:=AVERAGE([.G116:.K116])" office:value-type="float" office:value="1546.962" calcext:value-type="float">
            <text:p>1546.962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2442" calcext:value-type="float">
            <text:p>2442</text:p>
          </table:table-cell>
          <table:table-cell office:value-type="float" office:value="2617" calcext:value-type="float">
            <text:p>2617</text:p>
          </table:table-cell>
          <table:table-cell office:value-type="float" office:value="2122" calcext:value-type="float">
            <text:p>2122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float" office:value="1851.83" calcext:value-type="float">
            <text:p>1851.83</text:p>
          </table:table-cell>
          <table:table-cell office:value-type="float" office:value="1716.16" calcext:value-type="float">
            <text:p>1716.16</text:p>
          </table:table-cell>
          <table:table-cell office:value-type="float" office:value="1532.89" calcext:value-type="float">
            <text:p>1532.89</text:p>
          </table:table-cell>
          <table:table-cell office:value-type="float" office:value="1286.79" calcext:value-type="float">
            <text:p>1286.79</text:p>
          </table:table-cell>
          <table:table-cell office:value-type="float" office:value="1392.43" calcext:value-type="float">
            <text:p>1392.43</text:p>
          </table:table-cell>
          <table:table-cell table:number-columns-repeated="2"/>
          <table:table-cell table:formula="of:=AVERAGE([.A117:.E117])" office:value-type="float" office:value="2624" calcext:value-type="float">
            <text:p>2624</text:p>
          </table:table-cell>
          <table:table-cell table:formula="of:=AVERAGE([.G117:.K117])" office:value-type="float" office:value="1556.02" calcext:value-type="float">
            <text:p>1556.02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2647" calcext:value-type="float">
            <text:p>2647</text:p>
          </table:table-cell>
          <table:table-cell office:value-type="float" office:value="2607" calcext:value-type="float">
            <text:p>2607</text:p>
          </table:table-cell>
          <table:table-cell office:value-type="float" office:value="2262" calcext:value-type="float">
            <text:p>2262</text:p>
          </table:table-cell>
          <table:table-cell office:value-type="float" office:value="2452" calcext:value-type="float">
            <text:p>2452</text:p>
          </table:table-cell>
          <table:table-cell/>
          <table:table-cell office:value-type="float" office:value="1769.69" calcext:value-type="float">
            <text:p>1769.69</text:p>
          </table:table-cell>
          <table:table-cell office:value-type="float" office:value="1757.11" calcext:value-type="float">
            <text:p>1757.11</text:p>
          </table:table-cell>
          <table:table-cell office:value-type="float" office:value="1435.02" calcext:value-type="float">
            <text:p>1435.02</text:p>
          </table:table-cell>
          <table:table-cell office:value-type="float" office:value="1361.99" calcext:value-type="float">
            <text:p>1361.99</text:p>
          </table:table-cell>
          <table:table-cell office:value-type="float" office:value="1362.1" calcext:value-type="float">
            <text:p>1362.1</text:p>
          </table:table-cell>
          <table:table-cell table:number-columns-repeated="2"/>
          <table:table-cell table:formula="of:=AVERAGE([.A118:.E118])" office:value-type="float" office:value="2589" calcext:value-type="float">
            <text:p>2589</text:p>
          </table:table-cell>
          <table:table-cell table:formula="of:=AVERAGE([.G118:.K118])" office:value-type="float" office:value="1537.182" calcext:value-type="float">
            <text:p>1537.182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2482" calcext:value-type="float">
            <text:p>2482</text:p>
          </table:table-cell>
          <table:table-cell office:value-type="float" office:value="2492" calcext:value-type="float">
            <text:p>2492</text:p>
          </table:table-cell>
          <table:table-cell office:value-type="float" office:value="2242" calcext:value-type="float">
            <text:p>2242</text:p>
          </table:table-cell>
          <table:table-cell office:value-type="float" office:value="2562" calcext:value-type="float">
            <text:p>2562</text:p>
          </table:table-cell>
          <table:table-cell/>
          <table:table-cell office:value-type="float" office:value="1940.84" calcext:value-type="float">
            <text:p>1940.84</text:p>
          </table:table-cell>
          <table:table-cell office:value-type="float" office:value="1628.36" calcext:value-type="float">
            <text:p>1628.36</text:p>
          </table:table-cell>
          <table:table-cell office:value-type="float" office:value="1498.15" calcext:value-type="float">
            <text:p>1498.15</text:p>
          </table:table-cell>
          <table:table-cell office:value-type="float" office:value="1303.11" calcext:value-type="float">
            <text:p>1303.11</text:p>
          </table:table-cell>
          <table:table-cell office:value-type="float" office:value="1538.46" calcext:value-type="float">
            <text:p>1538.46</text:p>
          </table:table-cell>
          <table:table-cell table:number-columns-repeated="2"/>
          <table:table-cell table:formula="of:=AVERAGE([.A119:.E119])" office:value-type="float" office:value="2561" calcext:value-type="float">
            <text:p>2561</text:p>
          </table:table-cell>
          <table:table-cell table:formula="of:=AVERAGE([.G119:.K119])" office:value-type="float" office:value="1581.784" calcext:value-type="float">
            <text:p>1581.784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2522" calcext:value-type="float">
            <text:p>2522</text:p>
          </table:table-cell>
          <table:table-cell office:value-type="float" office:value="2702" calcext:value-type="float">
            <text:p>2702</text:p>
          </table:table-cell>
          <table:table-cell office:value-type="float" office:value="1992" calcext:value-type="float">
            <text:p>1992</text:p>
          </table:table-cell>
          <table:table-cell office:value-type="float" office:value="2327" calcext:value-type="float">
            <text:p>2327</text:p>
          </table:table-cell>
          <table:table-cell/>
          <table:table-cell office:value-type="float" office:value="1811.63" calcext:value-type="float">
            <text:p>1811.63</text:p>
          </table:table-cell>
          <table:table-cell office:value-type="float" office:value="1680.95" calcext:value-type="float">
            <text:p>1680.95</text:p>
          </table:table-cell>
          <table:table-cell office:value-type="float" office:value="1486.32" calcext:value-type="float">
            <text:p>1486.32</text:p>
          </table:table-cell>
          <table:table-cell office:value-type="float" office:value="1325.92" calcext:value-type="float">
            <text:p>1325.92</text:p>
          </table:table-cell>
          <table:table-cell office:value-type="float" office:value="1442.38" calcext:value-type="float">
            <text:p>1442.38</text:p>
          </table:table-cell>
          <table:table-cell table:number-columns-repeated="2"/>
          <table:table-cell table:formula="of:=AVERAGE([.A120:.E120])" office:value-type="float" office:value="2535" calcext:value-type="float">
            <text:p>2535</text:p>
          </table:table-cell>
          <table:table-cell table:formula="of:=AVERAGE([.G120:.K120])" office:value-type="float" office:value="1549.44" calcext:value-type="float">
            <text:p>1549.44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2352" calcext:value-type="float">
            <text:p>2352</text:p>
          </table:table-cell>
          <table:table-cell office:value-type="float" office:value="2462" calcext:value-type="float">
            <text:p>2462</text:p>
          </table:table-cell>
          <table:table-cell office:value-type="float" office:value="2342" calcext:value-type="float">
            <text:p>2342</text:p>
          </table:table-cell>
          <table:table-cell office:value-type="float" office:value="2262" calcext:value-type="float">
            <text:p>2262</text:p>
          </table:table-cell>
          <table:table-cell/>
          <table:table-cell office:value-type="float" office:value="1746.82" calcext:value-type="float">
            <text:p>1746.82</text:p>
          </table:table-cell>
          <table:table-cell office:value-type="float" office:value="1603.66" calcext:value-type="float">
            <text:p>1603.66</text:p>
          </table:table-cell>
          <table:table-cell office:value-type="float" office:value="1442.69" calcext:value-type="float">
            <text:p>1442.69</text:p>
          </table:table-cell>
          <table:table-cell office:value-type="float" office:value="1297.45" calcext:value-type="float">
            <text:p>1297.45</text:p>
          </table:table-cell>
          <table:table-cell office:value-type="float" office:value="1492.91" calcext:value-type="float">
            <text:p>1492.91</text:p>
          </table:table-cell>
          <table:table-cell table:number-columns-repeated="2"/>
          <table:table-cell table:formula="of:=AVERAGE([.A121:.E121])" office:value-type="float" office:value="2541" calcext:value-type="float">
            <text:p>2541</text:p>
          </table:table-cell>
          <table:table-cell table:formula="of:=AVERAGE([.G121:.K121])" office:value-type="float" office:value="1516.706" calcext:value-type="float">
            <text:p>1516.706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887" calcext:value-type="float">
            <text:p>2887</text:p>
          </table:table-cell>
          <table:table-cell office:value-type="float" office:value="2762" calcext:value-type="float">
            <text:p>2762</text:p>
          </table:table-cell>
          <table:table-cell office:value-type="float" office:value="2112" calcext:value-type="float">
            <text:p>2112</text:p>
          </table:table-cell>
          <table:table-cell office:value-type="float" office:value="2387" calcext:value-type="float">
            <text:p>2387</text:p>
          </table:table-cell>
          <table:table-cell/>
          <table:table-cell office:value-type="float" office:value="1748.49" calcext:value-type="float">
            <text:p>1748.49</text:p>
          </table:table-cell>
          <table:table-cell office:value-type="float" office:value="1730.63" calcext:value-type="float">
            <text:p>1730.63</text:p>
          </table:table-cell>
          <table:table-cell office:value-type="float" office:value="1472.35" calcext:value-type="float">
            <text:p>1472.35</text:p>
          </table:table-cell>
          <table:table-cell office:value-type="float" office:value="1254.24" calcext:value-type="float">
            <text:p>1254.24</text:p>
          </table:table-cell>
          <table:table-cell office:value-type="float" office:value="1476.93" calcext:value-type="float">
            <text:p>1476.93</text:p>
          </table:table-cell>
          <table:table-cell table:number-columns-repeated="2"/>
          <table:table-cell table:formula="of:=AVERAGE([.A122:.E122])" office:value-type="float" office:value="2632" calcext:value-type="float">
            <text:p>2632</text:p>
          </table:table-cell>
          <table:table-cell table:formula="of:=AVERAGE([.G122:.K122])" office:value-type="float" office:value="1536.528" calcext:value-type="float">
            <text:p>1536.528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2797" calcext:value-type="float">
            <text:p>2797</text:p>
          </table:table-cell>
          <table:table-cell office:value-type="float" office:value="2462" calcext:value-type="float">
            <text:p>2462</text:p>
          </table:table-cell>
          <table:table-cell office:value-type="float" office:value="2222" calcext:value-type="float">
            <text:p>2222</text:p>
          </table:table-cell>
          <table:table-cell office:value-type="float" office:value="2457" calcext:value-type="float">
            <text:p>2457</text:p>
          </table:table-cell>
          <table:table-cell/>
          <table:table-cell office:value-type="float" office:value="1721.6" calcext:value-type="float">
            <text:p>1721.6</text:p>
          </table:table-cell>
          <table:table-cell office:value-type="float" office:value="1700.53" calcext:value-type="float">
            <text:p>1700.53</text:p>
          </table:table-cell>
          <table:table-cell office:value-type="float" office:value="1468.3" calcext:value-type="float">
            <text:p>1468.3</text:p>
          </table:table-cell>
          <table:table-cell office:value-type="float" office:value="1274.34" calcext:value-type="float">
            <text:p>1274.34</text:p>
          </table:table-cell>
          <table:table-cell office:value-type="float" office:value="1363.87" calcext:value-type="float">
            <text:p>1363.87</text:p>
          </table:table-cell>
          <table:table-cell table:number-columns-repeated="2"/>
          <table:table-cell table:formula="of:=AVERAGE([.A123:.E123])" office:value-type="float" office:value="2588" calcext:value-type="float">
            <text:p>2588</text:p>
          </table:table-cell>
          <table:table-cell table:formula="of:=AVERAGE([.G123:.K123])" office:value-type="float" office:value="1505.728" calcext:value-type="float">
            <text:p>1505.728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2602" calcext:value-type="float">
            <text:p>2602</text:p>
          </table:table-cell>
          <table:table-cell office:value-type="float" office:value="2587" calcext:value-type="float">
            <text:p>2587</text:p>
          </table:table-cell>
          <table:table-cell office:value-type="float" office:value="2297" calcext:value-type="float">
            <text:p>2297</text:p>
          </table:table-cell>
          <table:table-cell office:value-type="float" office:value="2242" calcext:value-type="float">
            <text:p>2242</text:p>
          </table:table-cell>
          <table:table-cell/>
          <table:table-cell office:value-type="float" office:value="1751.61" calcext:value-type="float">
            <text:p>1751.61</text:p>
          </table:table-cell>
          <table:table-cell office:value-type="float" office:value="1700.41" calcext:value-type="float">
            <text:p>1700.41</text:p>
          </table:table-cell>
          <table:table-cell office:value-type="float" office:value="1282.38" calcext:value-type="float">
            <text:p>1282.38</text:p>
          </table:table-cell>
          <table:table-cell office:value-type="float" office:value="1271.39" calcext:value-type="float">
            <text:p>1271.39</text:p>
          </table:table-cell>
          <table:table-cell office:value-type="float" office:value="1408.07" calcext:value-type="float">
            <text:p>1408.07</text:p>
          </table:table-cell>
          <table:table-cell table:number-columns-repeated="2"/>
          <table:table-cell table:formula="of:=AVERAGE([.A124:.E124])" office:value-type="float" office:value="2582" calcext:value-type="float">
            <text:p>2582</text:p>
          </table:table-cell>
          <table:table-cell table:formula="of:=AVERAGE([.G124:.K124])" office:value-type="float" office:value="1482.772" calcext:value-type="float">
            <text:p>1482.772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897" calcext:value-type="float">
            <text:p>2897</text:p>
          </table:table-cell>
          <table:table-cell office:value-type="float" office:value="2492" calcext:value-type="float">
            <text:p>2492</text:p>
          </table:table-cell>
          <table:table-cell office:value-type="float" office:value="2482" calcext:value-type="float">
            <text:p>2482</text:p>
          </table:table-cell>
          <table:table-cell office:value-type="float" office:value="2372" calcext:value-type="float">
            <text:p>2372</text:p>
          </table:table-cell>
          <table:table-cell/>
          <table:table-cell office:value-type="float" office:value="1719.72" calcext:value-type="float">
            <text:p>1719.72</text:p>
          </table:table-cell>
          <table:table-cell office:value-type="float" office:value="1620.2" calcext:value-type="float">
            <text:p>1620.2</text:p>
          </table:table-cell>
          <table:table-cell office:value-type="float" office:value="1497.02" calcext:value-type="float">
            <text:p>1497.02</text:p>
          </table:table-cell>
          <table:table-cell office:value-type="float" office:value="1115.15" calcext:value-type="float">
            <text:p>1115.15</text:p>
          </table:table-cell>
          <table:table-cell office:value-type="float" office:value="1341.25" calcext:value-type="float">
            <text:p>1341.25</text:p>
          </table:table-cell>
          <table:table-cell table:number-columns-repeated="2"/>
          <table:table-cell table:formula="of:=AVERAGE([.A125:.E125])" office:value-type="float" office:value="2681" calcext:value-type="float">
            <text:p>2681</text:p>
          </table:table-cell>
          <table:table-cell table:formula="of:=AVERAGE([.G125:.K125])" office:value-type="float" office:value="1458.668" calcext:value-type="float">
            <text:p>1458.668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2762" calcext:value-type="float">
            <text:p>2762</text:p>
          </table:table-cell>
          <table:table-cell office:value-type="float" office:value="2732" calcext:value-type="float">
            <text:p>2732</text:p>
          </table:table-cell>
          <table:table-cell office:value-type="float" office:value="2102" calcext:value-type="float">
            <text:p>2102</text:p>
          </table:table-cell>
          <table:table-cell office:value-type="float" office:value="2347" calcext:value-type="float">
            <text:p>2347</text:p>
          </table:table-cell>
          <table:table-cell/>
          <table:table-cell office:value-type="float" office:value="1687.82" calcext:value-type="float">
            <text:p>1687.82</text:p>
          </table:table-cell>
          <table:table-cell office:value-type="float" office:value="1663.72" calcext:value-type="float">
            <text:p>1663.72</text:p>
          </table:table-cell>
          <table:table-cell office:value-type="float" office:value="1433.39" calcext:value-type="float">
            <text:p>1433.39</text:p>
          </table:table-cell>
          <table:table-cell office:value-type="float" office:value="1324.11" calcext:value-type="float">
            <text:p>1324.11</text:p>
          </table:table-cell>
          <table:table-cell office:value-type="float" office:value="1463.97" calcext:value-type="float">
            <text:p>1463.97</text:p>
          </table:table-cell>
          <table:table-cell table:number-columns-repeated="2"/>
          <table:table-cell table:formula="of:=AVERAGE([.A126:.E126])" office:value-type="float" office:value="2604" calcext:value-type="float">
            <text:p>2604</text:p>
          </table:table-cell>
          <table:table-cell table:formula="of:=AVERAGE([.G126:.K126])" office:value-type="float" office:value="1514.602" calcext:value-type="float">
            <text:p>1514.602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2572" calcext:value-type="float">
            <text:p>2572</text:p>
          </table:table-cell>
          <table:table-cell office:value-type="float" office:value="2657" calcext:value-type="float">
            <text:p>2657</text:p>
          </table:table-cell>
          <table:table-cell office:value-type="float" office:value="2127" calcext:value-type="float">
            <text:p>2127</text:p>
          </table:table-cell>
          <table:table-cell office:value-type="float" office:value="2472" calcext:value-type="float">
            <text:p>2472</text:p>
          </table:table-cell>
          <table:table-cell/>
          <table:table-cell office:value-type="float" office:value="1874.12" calcext:value-type="float">
            <text:p>1874.12</text:p>
          </table:table-cell>
          <table:table-cell office:value-type="float" office:value="1722.36" calcext:value-type="float">
            <text:p>1722.36</text:p>
          </table:table-cell>
          <table:table-cell office:value-type="float" office:value="1584.61" calcext:value-type="float">
            <text:p>1584.61</text:p>
          </table:table-cell>
          <table:table-cell office:value-type="float" office:value="1271.43" calcext:value-type="float">
            <text:p>1271.43</text:p>
          </table:table-cell>
          <table:table-cell office:value-type="float" office:value="1389.13" calcext:value-type="float">
            <text:p>1389.13</text:p>
          </table:table-cell>
          <table:table-cell table:number-columns-repeated="2"/>
          <table:table-cell table:formula="of:=AVERAGE([.A127:.E127])" office:value-type="float" office:value="2531" calcext:value-type="float">
            <text:p>2531</text:p>
          </table:table-cell>
          <table:table-cell table:formula="of:=AVERAGE([.G127:.K127])" office:value-type="float" office:value="1568.33" calcext:value-type="float">
            <text:p>1568.3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102" calcext:value-type="float">
            <text:p>3102</text:p>
          </table:table-cell>
          <table:table-cell office:value-type="float" office:value="2557" calcext:value-type="float">
            <text:p>2557</text:p>
          </table:table-cell>
          <table:table-cell office:value-type="float" office:value="2212" calcext:value-type="float">
            <text:p>2212</text:p>
          </table:table-cell>
          <table:table-cell office:value-type="float" office:value="2429" calcext:value-type="float">
            <text:p>2429</text:p>
          </table:table-cell>
          <table:table-cell/>
          <table:table-cell office:value-type="float" office:value="1826.03" calcext:value-type="float">
            <text:p>1826.03</text:p>
          </table:table-cell>
          <table:table-cell office:value-type="float" office:value="1683.81" calcext:value-type="float">
            <text:p>1683.81</text:p>
          </table:table-cell>
          <table:table-cell office:value-type="float" office:value="1450.27" calcext:value-type="float">
            <text:p>1450.27</text:p>
          </table:table-cell>
          <table:table-cell office:value-type="float" office:value="1208.1" calcext:value-type="float">
            <text:p>1208.1</text:p>
          </table:table-cell>
          <table:table-cell office:value-type="float" office:value="1360.14" calcext:value-type="float">
            <text:p>1360.14</text:p>
          </table:table-cell>
          <table:table-cell table:number-columns-repeated="2"/>
          <table:table-cell table:formula="of:=AVERAGE([.A128:.E128])" office:value-type="float" office:value="2630.4" calcext:value-type="float">
            <text:p>2630.4</text:p>
          </table:table-cell>
          <table:table-cell table:formula="of:=AVERAGE([.G128:.K128])" office:value-type="float" office:value="1505.67" calcext:value-type="float">
            <text:p>1505.67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702" calcext:value-type="float">
            <text:p>2702</text:p>
          </table:table-cell>
          <table:table-cell office:value-type="float" office:value="2877" calcext:value-type="float">
            <text:p>2877</text:p>
          </table:table-cell>
          <table:table-cell office:value-type="float" office:value="2142" calcext:value-type="float">
            <text:p>2142</text:p>
          </table:table-cell>
          <table:table-cell office:value-type="float" office:value="2344" calcext:value-type="float">
            <text:p>2344</text:p>
          </table:table-cell>
          <table:table-cell/>
          <table:table-cell office:value-type="float" office:value="1987.89" calcext:value-type="float">
            <text:p>1987.89</text:p>
          </table:table-cell>
          <table:table-cell office:value-type="float" office:value="1768.49" calcext:value-type="float">
            <text:p>1768.49</text:p>
          </table:table-cell>
          <table:table-cell office:value-type="float" office:value="1488.47" calcext:value-type="float">
            <text:p>1488.47</text:p>
          </table:table-cell>
          <table:table-cell office:value-type="float" office:value="1253.53" calcext:value-type="float">
            <text:p>1253.53</text:p>
          </table:table-cell>
          <table:table-cell office:value-type="float" office:value="1458.04" calcext:value-type="float">
            <text:p>1458.04</text:p>
          </table:table-cell>
          <table:table-cell table:number-columns-repeated="2"/>
          <table:table-cell table:formula="of:=AVERAGE([.A129:.E129])" office:value-type="float" office:value="2615.4" calcext:value-type="float">
            <text:p>2615.4</text:p>
          </table:table-cell>
          <table:table-cell table:formula="of:=AVERAGE([.G129:.K129])" office:value-type="float" office:value="1591.284" calcext:value-type="float">
            <text:p>1591.284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687" calcext:value-type="float">
            <text:p>2687</text:p>
          </table:table-cell>
          <table:table-cell office:value-type="float" office:value="2587" calcext:value-type="float">
            <text:p>2587</text:p>
          </table:table-cell>
          <table:table-cell office:value-type="float" office:value="2142" calcext:value-type="float">
            <text:p>2142</text:p>
          </table:table-cell>
          <table:table-cell office:value-type="float" office:value="2482" calcext:value-type="float">
            <text:p>2482</text:p>
          </table:table-cell>
          <table:table-cell/>
          <table:table-cell office:value-type="float" office:value="1748.06" calcext:value-type="float">
            <text:p>1748.06</text:p>
          </table:table-cell>
          <table:table-cell office:value-type="float" office:value="1734.74" calcext:value-type="float">
            <text:p>1734.74</text:p>
          </table:table-cell>
          <table:table-cell office:value-type="float" office:value="1487.63" calcext:value-type="float">
            <text:p>1487.63</text:p>
          </table:table-cell>
          <table:table-cell office:value-type="float" office:value="1273.74" calcext:value-type="float">
            <text:p>1273.74</text:p>
          </table:table-cell>
          <table:table-cell office:value-type="float" office:value="1474.64" calcext:value-type="float">
            <text:p>1474.64</text:p>
          </table:table-cell>
          <table:table-cell table:number-columns-repeated="2"/>
          <table:table-cell table:formula="of:=AVERAGE([.A130:.E130])" office:value-type="float" office:value="2588" calcext:value-type="float">
            <text:p>2588</text:p>
          </table:table-cell>
          <table:table-cell table:formula="of:=AVERAGE([.G130:.K130])" office:value-type="float" office:value="1543.762" calcext:value-type="float">
            <text:p>1543.762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2687" calcext:value-type="float">
            <text:p>2687</text:p>
          </table:table-cell>
          <table:table-cell office:value-type="float" office:value="2454" calcext:value-type="float">
            <text:p>2454</text:p>
          </table:table-cell>
          <table:table-cell office:value-type="float" office:value="2092" calcext:value-type="float">
            <text:p>2092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842.59" calcext:value-type="float">
            <text:p>1842.59</text:p>
          </table:table-cell>
          <table:table-cell office:value-type="float" office:value="1634.8" calcext:value-type="float">
            <text:p>1634.8</text:p>
          </table:table-cell>
          <table:table-cell office:value-type="float" office:value="1511.95" calcext:value-type="float">
            <text:p>1511.95</text:p>
          </table:table-cell>
          <table:table-cell office:value-type="float" office:value="1278.02" calcext:value-type="float">
            <text:p>1278.02</text:p>
          </table:table-cell>
          <table:table-cell office:value-type="float" office:value="1440.37" calcext:value-type="float">
            <text:p>1440.37</text:p>
          </table:table-cell>
          <table:table-cell table:number-columns-repeated="2"/>
          <table:table-cell table:formula="of:=AVERAGE([.A131:.E131])" office:value-type="float" office:value="2614.4" calcext:value-type="float">
            <text:p>2614.4</text:p>
          </table:table-cell>
          <table:table-cell table:formula="of:=AVERAGE([.G131:.K131])" office:value-type="float" office:value="1541.546" calcext:value-type="float">
            <text:p>1541.546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2562" calcext:value-type="float">
            <text:p>2562</text:p>
          </table:table-cell>
          <table:table-cell office:value-type="float" office:value="2622" calcext:value-type="float">
            <text:p>2622</text:p>
          </table:table-cell>
          <table:table-cell office:value-type="float" office:value="2142" calcext:value-type="float">
            <text:p>2142</text:p>
          </table:table-cell>
          <table:table-cell office:value-type="float" office:value="2322" calcext:value-type="float">
            <text:p>2322</text:p>
          </table:table-cell>
          <table:table-cell/>
          <table:table-cell office:value-type="float" office:value="1682.74" calcext:value-type="float">
            <text:p>1682.74</text:p>
          </table:table-cell>
          <table:table-cell office:value-type="float" office:value="1808.83" calcext:value-type="float">
            <text:p>1808.83</text:p>
          </table:table-cell>
          <table:table-cell office:value-type="float" office:value="1447.87" calcext:value-type="float">
            <text:p>1447.87</text:p>
          </table:table-cell>
          <table:table-cell office:value-type="float" office:value="1246.97" calcext:value-type="float">
            <text:p>1246.97</text:p>
          </table:table-cell>
          <table:table-cell office:value-type="float" office:value="1474.89" calcext:value-type="float">
            <text:p>1474.89</text:p>
          </table:table-cell>
          <table:table-cell table:number-columns-repeated="2"/>
          <table:table-cell table:formula="of:=AVERAGE([.A132:.E132])" office:value-type="float" office:value="2502" calcext:value-type="float">
            <text:p>2502</text:p>
          </table:table-cell>
          <table:table-cell table:formula="of:=AVERAGE([.G132:.K132])" office:value-type="float" office:value="1532.26" calcext:value-type="float">
            <text:p>1532.26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2607" calcext:value-type="float">
            <text:p>2607</text:p>
          </table:table-cell>
          <table:table-cell office:value-type="float" office:value="2687" calcext:value-type="float">
            <text:p>2687</text:p>
          </table:table-cell>
          <table:table-cell office:value-type="float" office:value="2292" calcext:value-type="float">
            <text:p>2292</text:p>
          </table:table-cell>
          <table:table-cell office:value-type="float" office:value="2342" calcext:value-type="float">
            <text:p>2342</text:p>
          </table:table-cell>
          <table:table-cell/>
          <table:table-cell office:value-type="float" office:value="1839.57" calcext:value-type="float">
            <text:p>1839.57</text:p>
          </table:table-cell>
          <table:table-cell office:value-type="float" office:value="1781.82" calcext:value-type="float">
            <text:p>1781.82</text:p>
          </table:table-cell>
          <table:table-cell office:value-type="float" office:value="1552.9" calcext:value-type="float">
            <text:p>1552.9</text:p>
          </table:table-cell>
          <table:table-cell office:value-type="float" office:value="1305.99" calcext:value-type="float">
            <text:p>1305.99</text:p>
          </table:table-cell>
          <table:table-cell office:value-type="float" office:value="1358.9" calcext:value-type="float">
            <text:p>1358.9</text:p>
          </table:table-cell>
          <table:table-cell table:number-columns-repeated="2"/>
          <table:table-cell table:formula="of:=AVERAGE([.A133:.E133])" office:value-type="float" office:value="2632" calcext:value-type="float">
            <text:p>2632</text:p>
          </table:table-cell>
          <table:table-cell table:formula="of:=AVERAGE([.G133:.K133])" office:value-type="float" office:value="1567.836" calcext:value-type="float">
            <text:p>1567.836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2927" calcext:value-type="float">
            <text:p>2927</text:p>
          </table:table-cell>
          <table:table-cell office:value-type="float" office:value="2652" calcext:value-type="float">
            <text:p>2652</text:p>
          </table:table-cell>
          <table:table-cell office:value-type="float" office:value="2197" calcext:value-type="float">
            <text:p>2197</text:p>
          </table:table-cell>
          <table:table-cell office:value-type="float" office:value="2082" calcext:value-type="float">
            <text:p>2082</text:p>
          </table:table-cell>
          <table:table-cell/>
          <table:table-cell office:value-type="float" office:value="1781.95" calcext:value-type="float">
            <text:p>1781.95</text:p>
          </table:table-cell>
          <table:table-cell office:value-type="float" office:value="1679" calcext:value-type="float">
            <text:p>1679</text:p>
          </table:table-cell>
          <table:table-cell office:value-type="float" office:value="1581.97" calcext:value-type="float">
            <text:p>1581.97</text:p>
          </table:table-cell>
          <table:table-cell office:value-type="float" office:value="1283.01" calcext:value-type="float">
            <text:p>1283.01</text:p>
          </table:table-cell>
          <table:table-cell office:value-type="float" office:value="1299.16" calcext:value-type="float">
            <text:p>1299.16</text:p>
          </table:table-cell>
          <table:table-cell table:number-columns-repeated="2"/>
          <table:table-cell table:formula="of:=AVERAGE([.A134:.E134])" office:value-type="float" office:value="2621" calcext:value-type="float">
            <text:p>2621</text:p>
          </table:table-cell>
          <table:table-cell table:formula="of:=AVERAGE([.G134:.K134])" office:value-type="float" office:value="1525.018" calcext:value-type="float">
            <text:p>1525.018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2462" calcext:value-type="float">
            <text:p>2462</text:p>
          </table:table-cell>
          <table:table-cell office:value-type="float" office:value="2642" calcext:value-type="float">
            <text:p>2642</text:p>
          </table:table-cell>
          <table:table-cell office:value-type="float" office:value="2212" calcext:value-type="float">
            <text:p>2212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1840.04" calcext:value-type="float">
            <text:p>1840.04</text:p>
          </table:table-cell>
          <table:table-cell office:value-type="float" office:value="1722.88" calcext:value-type="float">
            <text:p>1722.88</text:p>
          </table:table-cell>
          <table:table-cell office:value-type="float" office:value="1544.04" calcext:value-type="float">
            <text:p>1544.04</text:p>
          </table:table-cell>
          <table:table-cell office:value-type="float" office:value="1212.23" calcext:value-type="float">
            <text:p>1212.23</text:p>
          </table:table-cell>
          <table:table-cell office:value-type="float" office:value="1305.73" calcext:value-type="float">
            <text:p>1305.73</text:p>
          </table:table-cell>
          <table:table-cell table:number-columns-repeated="2"/>
          <table:table-cell table:formula="of:=AVERAGE([.A135:.E135])" office:value-type="float" office:value="2519.4" calcext:value-type="float">
            <text:p>2519.4</text:p>
          </table:table-cell>
          <table:table-cell table:formula="of:=AVERAGE([.G135:.K135])" office:value-type="float" office:value="1524.984" calcext:value-type="float">
            <text:p>1524.984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2" office:value-type="float" office:value="2652" calcext:value-type="float">
            <text:p>2652</text:p>
          </table:table-cell>
          <table:table-cell office:value-type="float" office:value="2432" calcext:value-type="float">
            <text:p>2432</text:p>
          </table:table-cell>
          <table:table-cell office:value-type="float" office:value="2382" calcext:value-type="float">
            <text:p>2382</text:p>
          </table:table-cell>
          <table:table-cell/>
          <table:table-cell office:value-type="float" office:value="1749.88" calcext:value-type="float">
            <text:p>1749.88</text:p>
          </table:table-cell>
          <table:table-cell office:value-type="float" office:value="1728.04" calcext:value-type="float">
            <text:p>1728.04</text:p>
          </table:table-cell>
          <table:table-cell office:value-type="float" office:value="1548.02" calcext:value-type="float">
            <text:p>1548.02</text:p>
          </table:table-cell>
          <table:table-cell office:value-type="float" office:value="1270.65" calcext:value-type="float">
            <text:p>1270.65</text:p>
          </table:table-cell>
          <table:table-cell office:value-type="float" office:value="1385.21" calcext:value-type="float">
            <text:p>1385.21</text:p>
          </table:table-cell>
          <table:table-cell table:number-columns-repeated="2"/>
          <table:table-cell table:formula="of:=AVERAGE([.A136:.E136])" office:value-type="float" office:value="2637" calcext:value-type="float">
            <text:p>2637</text:p>
          </table:table-cell>
          <table:table-cell table:formula="of:=AVERAGE([.G136:.K136])" office:value-type="float" office:value="1536.36" calcext:value-type="float">
            <text:p>1536.36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2552" calcext:value-type="float">
            <text:p>2552</text:p>
          </table:table-cell>
          <table:table-cell office:value-type="float" office:value="2622" calcext:value-type="float">
            <text:p>2622</text:p>
          </table:table-cell>
          <table:table-cell office:value-type="float" office:value="2052" calcext:value-type="float">
            <text:p>2052</text:p>
          </table:table-cell>
          <table:table-cell office:value-type="float" office:value="2302" calcext:value-type="float">
            <text:p>2302</text:p>
          </table:table-cell>
          <table:table-cell/>
          <table:table-cell office:value-type="float" office:value="1834.84" calcext:value-type="float">
            <text:p>1834.84</text:p>
          </table:table-cell>
          <table:table-cell office:value-type="float" office:value="1725.6" calcext:value-type="float">
            <text:p>1725.6</text:p>
          </table:table-cell>
          <table:table-cell office:value-type="float" office:value="1507.48" calcext:value-type="float">
            <text:p>1507.48</text:p>
          </table:table-cell>
          <table:table-cell office:value-type="float" office:value="1277.64" calcext:value-type="float">
            <text:p>1277.64</text:p>
          </table:table-cell>
          <table:table-cell office:value-type="float" office:value="1551.2" calcext:value-type="float">
            <text:p>1551.2</text:p>
          </table:table-cell>
          <table:table-cell table:number-columns-repeated="2"/>
          <table:table-cell table:formula="of:=AVERAGE([.A137:.E137])" office:value-type="float" office:value="2462" calcext:value-type="float">
            <text:p>2462</text:p>
          </table:table-cell>
          <table:table-cell table:formula="of:=AVERAGE([.G137:.K137])" office:value-type="float" office:value="1579.352" calcext:value-type="float">
            <text:p>1579.352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2782" calcext:value-type="float">
            <text:p>2782</text:p>
          </table:table-cell>
          <table:table-cell office:value-type="float" office:value="2387" calcext:value-type="float">
            <text:p>2387</text:p>
          </table:table-cell>
          <table:table-cell office:value-type="float" office:value="2045" calcext:value-type="float">
            <text:p>2045</text:p>
          </table:table-cell>
          <table:table-cell office:value-type="float" office:value="2232" calcext:value-type="float">
            <text:p>2232</text:p>
          </table:table-cell>
          <table:table-cell/>
          <table:table-cell office:value-type="float" office:value="1870.02" calcext:value-type="float">
            <text:p>1870.02</text:p>
          </table:table-cell>
          <table:table-cell office:value-type="float" office:value="1758.97" calcext:value-type="float">
            <text:p>1758.97</text:p>
          </table:table-cell>
          <table:table-cell office:value-type="float" office:value="1444.92" calcext:value-type="float">
            <text:p>1444.92</text:p>
          </table:table-cell>
          <table:table-cell office:value-type="float" office:value="1315.55" calcext:value-type="float">
            <text:p>1315.55</text:p>
          </table:table-cell>
          <table:table-cell office:value-type="float" office:value="1388.3" calcext:value-type="float">
            <text:p>1388.3</text:p>
          </table:table-cell>
          <table:table-cell table:number-columns-repeated="2"/>
          <table:table-cell table:formula="of:=AVERAGE([.A138:.E138])" office:value-type="float" office:value="2474.6" calcext:value-type="float">
            <text:p>2474.6</text:p>
          </table:table-cell>
          <table:table-cell table:formula="of:=AVERAGE([.G138:.K138])" office:value-type="float" office:value="1555.552" calcext:value-type="float">
            <text:p>1555.552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2627" calcext:value-type="float">
            <text:p>2627</text:p>
          </table:table-cell>
          <table:table-cell office:value-type="float" office:value="2492" calcext:value-type="float">
            <text:p>2492</text:p>
          </table:table-cell>
          <table:table-cell office:value-type="float" office:value="2007" calcext:value-type="float">
            <text:p>2007</text:p>
          </table:table-cell>
          <table:table-cell office:value-type="float" office:value="2362" calcext:value-type="float">
            <text:p>2362</text:p>
          </table:table-cell>
          <table:table-cell/>
          <table:table-cell office:value-type="float" office:value="1902.03" calcext:value-type="float">
            <text:p>1902.03</text:p>
          </table:table-cell>
          <table:table-cell office:value-type="float" office:value="1792.88" calcext:value-type="float">
            <text:p>1792.88</text:p>
          </table:table-cell>
          <table:table-cell office:value-type="float" office:value="1530.58" calcext:value-type="float">
            <text:p>1530.58</text:p>
          </table:table-cell>
          <table:table-cell office:value-type="float" office:value="1252.12" calcext:value-type="float">
            <text:p>1252.12</text:p>
          </table:table-cell>
          <table:table-cell office:value-type="float" office:value="1374.4" calcext:value-type="float">
            <text:p>1374.4</text:p>
          </table:table-cell>
          <table:table-cell table:number-columns-repeated="2"/>
          <table:table-cell table:formula="of:=AVERAGE([.A139:.E139])" office:value-type="float" office:value="2510" calcext:value-type="float">
            <text:p>2510</text:p>
          </table:table-cell>
          <table:table-cell table:formula="of:=AVERAGE([.G139:.K139])" office:value-type="float" office:value="1570.402" calcext:value-type="float">
            <text:p>1570.402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682" calcext:value-type="float">
            <text:p>2682</text:p>
          </table:table-cell>
          <table:table-cell office:value-type="float" office:value="2627" calcext:value-type="float">
            <text:p>2627</text:p>
          </table:table-cell>
          <table:table-cell office:value-type="float" office:value="2205" calcext:value-type="float">
            <text:p>2205</text:p>
          </table:table-cell>
          <table:table-cell office:value-type="float" office:value="2272" calcext:value-type="float">
            <text:p>2272</text:p>
          </table:table-cell>
          <table:table-cell/>
          <table:table-cell office:value-type="float" office:value="1819.85" calcext:value-type="float">
            <text:p>1819.85</text:p>
          </table:table-cell>
          <table:table-cell office:value-type="float" office:value="1738.86" calcext:value-type="float">
            <text:p>1738.86</text:p>
          </table:table-cell>
          <table:table-cell office:value-type="float" office:value="1491.32" calcext:value-type="float">
            <text:p>1491.32</text:p>
          </table:table-cell>
          <table:table-cell office:value-type="float" office:value="1360.83" calcext:value-type="float">
            <text:p>1360.83</text:p>
          </table:table-cell>
          <table:table-cell office:value-type="float" office:value="1478.94" calcext:value-type="float">
            <text:p>1478.94</text:p>
          </table:table-cell>
          <table:table-cell table:number-columns-repeated="2"/>
          <table:table-cell table:formula="of:=AVERAGE([.A140:.E140])" office:value-type="float" office:value="2555.6" calcext:value-type="float">
            <text:p>2555.6</text:p>
          </table:table-cell>
          <table:table-cell table:formula="of:=AVERAGE([.G140:.K140])" office:value-type="float" office:value="1577.96" calcext:value-type="float">
            <text:p>1577.96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2817" calcext:value-type="float">
            <text:p>2817</text:p>
          </table:table-cell>
          <table:table-cell office:value-type="float" office:value="2664" calcext:value-type="float">
            <text:p>2664</text:p>
          </table:table-cell>
          <table:table-cell office:value-type="float" office:value="2122" calcext:value-type="float">
            <text:p>2122</text:p>
          </table:table-cell>
          <table:table-cell office:value-type="float" office:value="2262" calcext:value-type="float">
            <text:p>2262</text:p>
          </table:table-cell>
          <table:table-cell/>
          <table:table-cell office:value-type="float" office:value="1848.06" calcext:value-type="float">
            <text:p>1848.06</text:p>
          </table:table-cell>
          <table:table-cell office:value-type="float" office:value="1690.44" calcext:value-type="float">
            <text:p>1690.44</text:p>
          </table:table-cell>
          <table:table-cell office:value-type="float" office:value="1534.95" calcext:value-type="float">
            <text:p>1534.95</text:p>
          </table:table-cell>
          <table:table-cell office:value-type="float" office:value="1274.77" calcext:value-type="float">
            <text:p>1274.77</text:p>
          </table:table-cell>
          <table:table-cell office:value-type="float" office:value="1442.17" calcext:value-type="float">
            <text:p>1442.17</text:p>
          </table:table-cell>
          <table:table-cell table:number-columns-repeated="2"/>
          <table:table-cell table:formula="of:=AVERAGE([.A141:.E141])" office:value-type="float" office:value="2573.4" calcext:value-type="float">
            <text:p>2573.4</text:p>
          </table:table-cell>
          <table:table-cell table:formula="of:=AVERAGE([.G141:.K141])" office:value-type="float" office:value="1558.078" calcext:value-type="float">
            <text:p>1558.078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2567" calcext:value-type="float">
            <text:p>2567</text:p>
          </table:table-cell>
          <table:table-cell office:value-type="float" office:value="2582" calcext:value-type="float">
            <text:p>2582</text:p>
          </table:table-cell>
          <table:table-cell office:value-type="float" office:value="2392" calcext:value-type="float">
            <text:p>2392</text:p>
          </table:table-cell>
          <table:table-cell office:value-type="float" office:value="2317" calcext:value-type="float">
            <text:p>2317</text:p>
          </table:table-cell>
          <table:table-cell/>
          <table:table-cell office:value-type="float" office:value="1878.62" calcext:value-type="float">
            <text:p>1878.62</text:p>
          </table:table-cell>
          <table:table-cell office:value-type="float" office:value="1755.67" calcext:value-type="float">
            <text:p>1755.67</text:p>
          </table:table-cell>
          <table:table-cell office:value-type="float" office:value="1322.09" calcext:value-type="float">
            <text:p>1322.09</text:p>
          </table:table-cell>
          <table:table-cell office:value-type="float" office:value="1274.3" calcext:value-type="float">
            <text:p>1274.3</text:p>
          </table:table-cell>
          <table:table-cell office:value-type="float" office:value="1476.47" calcext:value-type="float">
            <text:p>1476.47</text:p>
          </table:table-cell>
          <table:table-cell table:number-columns-repeated="2"/>
          <table:table-cell table:formula="of:=AVERAGE([.A142:.E142])" office:value-type="float" office:value="2595" calcext:value-type="float">
            <text:p>2595</text:p>
          </table:table-cell>
          <table:table-cell table:formula="of:=AVERAGE([.G142:.K142])" office:value-type="float" office:value="1541.43" calcext:value-type="float">
            <text:p>1541.43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997" calcext:value-type="float">
            <text:p>2997</text:p>
          </table:table-cell>
          <table:table-cell office:value-type="float" office:value="2582" calcext:value-type="float">
            <text:p>2582</text:p>
          </table:table-cell>
          <table:table-cell office:value-type="float" office:value="2188" calcext:value-type="float">
            <text:p>2188</text:p>
          </table:table-cell>
          <table:table-cell office:value-type="float" office:value="2392" calcext:value-type="float">
            <text:p>2392</text:p>
          </table:table-cell>
          <table:table-cell/>
          <table:table-cell office:value-type="float" office:value="1938.74" calcext:value-type="float">
            <text:p>1938.74</text:p>
          </table:table-cell>
          <table:table-cell office:value-type="float" office:value="1819.96" calcext:value-type="float">
            <text:p>1819.96</text:p>
          </table:table-cell>
          <table:table-cell office:value-type="float" office:value="1474.63" calcext:value-type="float">
            <text:p>1474.63</text:p>
          </table:table-cell>
          <table:table-cell office:value-type="float" office:value="1254.17" calcext:value-type="float">
            <text:p>1254.17</text:p>
          </table:table-cell>
          <table:table-cell office:value-type="float" office:value="1526.02" calcext:value-type="float">
            <text:p>1526.02</text:p>
          </table:table-cell>
          <table:table-cell table:number-columns-repeated="2"/>
          <table:table-cell table:formula="of:=AVERAGE([.A143:.E143])" office:value-type="float" office:value="2610.2" calcext:value-type="float">
            <text:p>2610.2</text:p>
          </table:table-cell>
          <table:table-cell table:formula="of:=AVERAGE([.G143:.K143])" office:value-type="float" office:value="1602.704" calcext:value-type="float">
            <text:p>1602.704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2732" calcext:value-type="float">
            <text:p>2732</text:p>
          </table:table-cell>
          <table:table-cell office:value-type="float" office:value="2492" calcext:value-type="float">
            <text:p>2492</text:p>
          </table:table-cell>
          <table:table-cell office:value-type="float" office:value="2542" calcext:value-type="float">
            <text:p>2542</text:p>
          </table:table-cell>
          <table:table-cell office:value-type="float" office:value="2347" calcext:value-type="float">
            <text:p>2347</text:p>
          </table:table-cell>
          <table:table-cell/>
          <table:table-cell office:value-type="float" office:value="1924.16" calcext:value-type="float">
            <text:p>1924.16</text:p>
          </table:table-cell>
          <table:table-cell office:value-type="float" office:value="1705.2" calcext:value-type="float">
            <text:p>1705.2</text:p>
          </table:table-cell>
          <table:table-cell office:value-type="float" office:value="1505.21" calcext:value-type="float">
            <text:p>1505.21</text:p>
          </table:table-cell>
          <table:table-cell office:value-type="float" office:value="1318.51" calcext:value-type="float">
            <text:p>1318.51</text:p>
          </table:table-cell>
          <table:table-cell office:value-type="float" office:value="1447.93" calcext:value-type="float">
            <text:p>1447.93</text:p>
          </table:table-cell>
          <table:table-cell table:number-columns-repeated="2"/>
          <table:table-cell table:formula="of:=AVERAGE([.A144:.E144])" office:value-type="float" office:value="2693" calcext:value-type="float">
            <text:p>2693</text:p>
          </table:table-cell>
          <table:table-cell table:formula="of:=AVERAGE([.G144:.K144])" office:value-type="float" office:value="1580.202" calcext:value-type="float">
            <text:p>1580.202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2617" calcext:value-type="float">
            <text:p>2617</text:p>
          </table:table-cell>
          <table:table-cell office:value-type="float" office:value="2687" calcext:value-type="float">
            <text:p>2687</text:p>
          </table:table-cell>
          <table:table-cell office:value-type="float" office:value="2247" calcext:value-type="float">
            <text:p>2247</text:p>
          </table:table-cell>
          <table:table-cell office:value-type="float" office:value="2437" calcext:value-type="float">
            <text:p>2437</text:p>
          </table:table-cell>
          <table:table-cell/>
          <table:table-cell office:value-type="float" office:value="1836.12" calcext:value-type="float">
            <text:p>1836.12</text:p>
          </table:table-cell>
          <table:table-cell office:value-type="float" office:value="1778.08" calcext:value-type="float">
            <text:p>1778.08</text:p>
          </table:table-cell>
          <table:table-cell office:value-type="float" office:value="1562.03" calcext:value-type="float">
            <text:p>1562.03</text:p>
          </table:table-cell>
          <table:table-cell office:value-type="float" office:value="1276.52" calcext:value-type="float">
            <text:p>1276.52</text:p>
          </table:table-cell>
          <table:table-cell office:value-type="float" office:value="1429.42" calcext:value-type="float">
            <text:p>1429.42</text:p>
          </table:table-cell>
          <table:table-cell table:number-columns-repeated="2"/>
          <table:table-cell table:formula="of:=AVERAGE([.A145:.E145])" office:value-type="float" office:value="2635" calcext:value-type="float">
            <text:p>2635</text:p>
          </table:table-cell>
          <table:table-cell table:formula="of:=AVERAGE([.G145:.K145])" office:value-type="float" office:value="1576.434" calcext:value-type="float">
            <text:p>1576.434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2532" calcext:value-type="float">
            <text:p>2532</text:p>
          </table:table-cell>
          <table:table-cell office:value-type="float" office:value="2992" calcext:value-type="float">
            <text:p>2992</text:p>
          </table:table-cell>
          <table:table-cell office:value-type="float" office:value="2317" calcext:value-type="float">
            <text:p>2317</text:p>
          </table:table-cell>
          <table:table-cell office:value-type="float" office:value="2467" calcext:value-type="float">
            <text:p>2467</text:p>
          </table:table-cell>
          <table:table-cell/>
          <table:table-cell office:value-type="float" office:value="1878.32" calcext:value-type="float">
            <text:p>1878.32</text:p>
          </table:table-cell>
          <table:table-cell office:value-type="float" office:value="1680.29" calcext:value-type="float">
            <text:p>1680.29</text:p>
          </table:table-cell>
          <table:table-cell office:value-type="float" office:value="1507.37" calcext:value-type="float">
            <text:p>1507.37</text:p>
          </table:table-cell>
          <table:table-cell office:value-type="float" office:value="1293.91" calcext:value-type="float">
            <text:p>1293.91</text:p>
          </table:table-cell>
          <table:table-cell office:value-type="float" office:value="1538.59" calcext:value-type="float">
            <text:p>1538.59</text:p>
          </table:table-cell>
          <table:table-cell table:number-columns-repeated="2"/>
          <table:table-cell table:formula="of:=AVERAGE([.A146:.E146])" office:value-type="float" office:value="2712" calcext:value-type="float">
            <text:p>2712</text:p>
          </table:table-cell>
          <table:table-cell table:formula="of:=AVERAGE([.G146:.K146])" office:value-type="float" office:value="1579.696" calcext:value-type="float">
            <text:p>1579.696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2647" calcext:value-type="float">
            <text:p>2647</text:p>
          </table:table-cell>
          <table:table-cell office:value-type="float" office:value="2552" calcext:value-type="float">
            <text:p>2552</text:p>
          </table:table-cell>
          <table:table-cell office:value-type="float" office:value="2057" calcext:value-type="float">
            <text:p>2057</text:p>
          </table:table-cell>
          <table:table-cell office:value-type="float" office:value="2457" calcext:value-type="float">
            <text:p>2457</text:p>
          </table:table-cell>
          <table:table-cell/>
          <table:table-cell office:value-type="float" office:value="1924.68" calcext:value-type="float">
            <text:p>1924.68</text:p>
          </table:table-cell>
          <table:table-cell office:value-type="float" office:value="1600.76" calcext:value-type="float">
            <text:p>1600.76</text:p>
          </table:table-cell>
          <table:table-cell office:value-type="float" office:value="1544.69" calcext:value-type="float">
            <text:p>1544.69</text:p>
          </table:table-cell>
          <table:table-cell office:value-type="float" office:value="1215.95" calcext:value-type="float">
            <text:p>1215.95</text:p>
          </table:table-cell>
          <table:table-cell office:value-type="float" office:value="1545.75" calcext:value-type="float">
            <text:p>1545.75</text:p>
          </table:table-cell>
          <table:table-cell table:number-columns-repeated="2"/>
          <table:table-cell table:formula="of:=AVERAGE([.A147:.E147])" office:value-type="float" office:value="2529" calcext:value-type="float">
            <text:p>2529</text:p>
          </table:table-cell>
          <table:table-cell table:formula="of:=AVERAGE([.G147:.K147])" office:value-type="float" office:value="1566.366" calcext:value-type="float">
            <text:p>1566.366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2832" calcext:value-type="float">
            <text:p>2832</text:p>
          </table:table-cell>
          <table:table-cell office:value-type="float" office:value="2622" calcext:value-type="float">
            <text:p>2622</text:p>
          </table:table-cell>
          <table:table-cell office:value-type="float" office:value="2077" calcext:value-type="float">
            <text:p>2077</text:p>
          </table:table-cell>
          <table:table-cell office:value-type="float" office:value="2512" calcext:value-type="float">
            <text:p>2512</text:p>
          </table:table-cell>
          <table:table-cell/>
          <table:table-cell office:value-type="float" office:value="1735.1" calcext:value-type="float">
            <text:p>1735.1</text:p>
          </table:table-cell>
          <table:table-cell office:value-type="float" office:value="1780.47" calcext:value-type="float">
            <text:p>1780.47</text:p>
          </table:table-cell>
          <table:table-cell office:value-type="float" office:value="1481.63" calcext:value-type="float">
            <text:p>1481.63</text:p>
          </table:table-cell>
          <table:table-cell office:value-type="float" office:value="1245.81" calcext:value-type="float">
            <text:p>1245.81</text:p>
          </table:table-cell>
          <table:table-cell office:value-type="float" office:value="1476.48" calcext:value-type="float">
            <text:p>1476.48</text:p>
          </table:table-cell>
          <table:table-cell table:number-columns-repeated="2"/>
          <table:table-cell table:formula="of:=AVERAGE([.A148:.E148])" office:value-type="float" office:value="2564" calcext:value-type="float">
            <text:p>2564</text:p>
          </table:table-cell>
          <table:table-cell table:formula="of:=AVERAGE([.G148:.K148])" office:value-type="float" office:value="1543.898" calcext:value-type="float">
            <text:p>1543.898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2892" calcext:value-type="float">
            <text:p>2892</text:p>
          </table:table-cell>
          <table:table-cell office:value-type="float" office:value="2615" calcext:value-type="float">
            <text:p>2615</text:p>
          </table:table-cell>
          <table:table-cell office:value-type="float" office:value="2052" calcext:value-type="float">
            <text:p>2052</text:p>
          </table:table-cell>
          <table:table-cell office:value-type="float" office:value="2512" calcext:value-type="float">
            <text:p>2512</text:p>
          </table:table-cell>
          <table:table-cell/>
          <table:table-cell office:value-type="float" office:value="1809.33" calcext:value-type="float">
            <text:p>1809.33</text:p>
          </table:table-cell>
          <table:table-cell office:value-type="float" office:value="1790.71" calcext:value-type="float">
            <text:p>1790.71</text:p>
          </table:table-cell>
          <table:table-cell office:value-type="float" office:value="1493.14" calcext:value-type="float">
            <text:p>1493.14</text:p>
          </table:table-cell>
          <table:table-cell office:value-type="float" office:value="1210.33" calcext:value-type="float">
            <text:p>1210.33</text:p>
          </table:table-cell>
          <table:table-cell office:value-type="float" office:value="1540.82" calcext:value-type="float">
            <text:p>1540.82</text:p>
          </table:table-cell>
          <table:table-cell table:number-columns-repeated="2"/>
          <table:table-cell table:formula="of:=AVERAGE([.A149:.E149])" office:value-type="float" office:value="2576.6" calcext:value-type="float">
            <text:p>2576.6</text:p>
          </table:table-cell>
          <table:table-cell table:formula="of:=AVERAGE([.G149:.K149])" office:value-type="float" office:value="1568.866" calcext:value-type="float">
            <text:p>1568.866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2687" calcext:value-type="float">
            <text:p>2687</text:p>
          </table:table-cell>
          <table:table-cell office:value-type="float" office:value="2487" calcext:value-type="float">
            <text:p>2487</text:p>
          </table:table-cell>
          <table:table-cell office:value-type="float" office:value="2117" calcext:value-type="float">
            <text:p>2117</text:p>
          </table:table-cell>
          <table:table-cell office:value-type="float" office:value="2392" calcext:value-type="float">
            <text:p>2392</text:p>
          </table:table-cell>
          <table:table-cell/>
          <table:table-cell office:value-type="float" office:value="1879.69" calcext:value-type="float">
            <text:p>1879.69</text:p>
          </table:table-cell>
          <table:table-cell office:value-type="float" office:value="1750.51" calcext:value-type="float">
            <text:p>1750.51</text:p>
          </table:table-cell>
          <table:table-cell office:value-type="float" office:value="1435.25" calcext:value-type="float">
            <text:p>1435.25</text:p>
          </table:table-cell>
          <table:table-cell office:value-type="float" office:value="1257.17" calcext:value-type="float">
            <text:p>1257.17</text:p>
          </table:table-cell>
          <table:table-cell office:value-type="float" office:value="1560.65" calcext:value-type="float">
            <text:p>1560.65</text:p>
          </table:table-cell>
          <table:table-cell table:number-columns-repeated="2"/>
          <table:table-cell table:formula="of:=AVERAGE([.A150:.E150])" office:value-type="float" office:value="2520" calcext:value-type="float">
            <text:p>2520</text:p>
          </table:table-cell>
          <table:table-cell table:formula="of:=AVERAGE([.G150:.K150])" office:value-type="float" office:value="1576.654" calcext:value-type="float">
            <text:p>1576.654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2827" calcext:value-type="float">
            <text:p>2827</text:p>
          </table:table-cell>
          <table:table-cell office:value-type="float" office:value="2592" calcext:value-type="float">
            <text:p>2592</text:p>
          </table:table-cell>
          <table:table-cell office:value-type="float" office:value="2167" calcext:value-type="float">
            <text:p>2167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float" office:value="1927.19" calcext:value-type="float">
            <text:p>1927.19</text:p>
          </table:table-cell>
          <table:table-cell office:value-type="float" office:value="1828.73" calcext:value-type="float">
            <text:p>1828.73</text:p>
          </table:table-cell>
          <table:table-cell office:value-type="float" office:value="1455.78" calcext:value-type="float">
            <text:p>1455.78</text:p>
          </table:table-cell>
          <table:table-cell office:value-type="float" office:value="1322.36" calcext:value-type="float">
            <text:p>1322.36</text:p>
          </table:table-cell>
          <table:table-cell office:value-type="float" office:value="1533.92" calcext:value-type="float">
            <text:p>1533.92</text:p>
          </table:table-cell>
          <table:table-cell table:number-columns-repeated="2"/>
          <table:table-cell table:formula="of:=AVERAGE([.A151:.E151])" office:value-type="float" office:value="2657" calcext:value-type="float">
            <text:p>2657</text:p>
          </table:table-cell>
          <table:table-cell table:formula="of:=AVERAGE([.G151:.K151])" office:value-type="float" office:value="1613.596" calcext:value-type="float">
            <text:p>1613.596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2852" calcext:value-type="float">
            <text:p>2852</text:p>
          </table:table-cell>
          <table:table-cell office:value-type="float" office:value="2547" calcext:value-type="float">
            <text:p>2547</text:p>
          </table:table-cell>
          <table:table-cell office:value-type="float" office:value="2232" calcext:value-type="float">
            <text:p>2232</text:p>
          </table:table-cell>
          <table:table-cell office:value-type="float" office:value="2482" calcext:value-type="float">
            <text:p>2482</text:p>
          </table:table-cell>
          <table:table-cell/>
          <table:table-cell office:value-type="float" office:value="1977.44" calcext:value-type="float">
            <text:p>1977.44</text:p>
          </table:table-cell>
          <table:table-cell office:value-type="float" office:value="1778.56" calcext:value-type="float">
            <text:p>1778.56</text:p>
          </table:table-cell>
          <table:table-cell office:value-type="float" office:value="1449.62" calcext:value-type="float">
            <text:p>1449.62</text:p>
          </table:table-cell>
          <table:table-cell office:value-type="float" office:value="1201.61" calcext:value-type="float">
            <text:p>1201.61</text:p>
          </table:table-cell>
          <table:table-cell office:value-type="float" office:value="1565" calcext:value-type="float">
            <text:p>1565</text:p>
          </table:table-cell>
          <table:table-cell table:number-columns-repeated="2"/>
          <table:table-cell table:formula="of:=AVERAGE([.A152:.E152])" office:value-type="float" office:value="2635" calcext:value-type="float">
            <text:p>2635</text:p>
          </table:table-cell>
          <table:table-cell table:formula="of:=AVERAGE([.G152:.K152])" office:value-type="float" office:value="1594.446" calcext:value-type="float">
            <text:p>1594.446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2567" calcext:value-type="float">
            <text:p>2567</text:p>
          </table:table-cell>
          <table:table-cell office:value-type="float" office:value="2492" calcext:value-type="float">
            <text:p>2492</text:p>
          </table:table-cell>
          <table:table-cell office:value-type="float" office:value="2147" calcext:value-type="float">
            <text:p>2147</text:p>
          </table:table-cell>
          <table:table-cell office:value-type="float" office:value="2457" calcext:value-type="float">
            <text:p>2457</text:p>
          </table:table-cell>
          <table:table-cell/>
          <table:table-cell office:value-type="float" office:value="1842.11" calcext:value-type="float">
            <text:p>1842.11</text:p>
          </table:table-cell>
          <table:table-cell office:value-type="float" office:value="1610.87" calcext:value-type="float">
            <text:p>1610.87</text:p>
          </table:table-cell>
          <table:table-cell office:value-type="float" office:value="1613.6" calcext:value-type="float">
            <text:p>1613.6</text:p>
          </table:table-cell>
          <table:table-cell office:value-type="float" office:value="1254.33" calcext:value-type="float">
            <text:p>1254.33</text:p>
          </table:table-cell>
          <table:table-cell office:value-type="float" office:value="1523.15" calcext:value-type="float">
            <text:p>1523.15</text:p>
          </table:table-cell>
          <table:table-cell table:number-columns-repeated="2"/>
          <table:table-cell table:formula="of:=AVERAGE([.A153:.E153])" office:value-type="float" office:value="2572" calcext:value-type="float">
            <text:p>2572</text:p>
          </table:table-cell>
          <table:table-cell table:formula="of:=AVERAGE([.G153:.K153])" office:value-type="float" office:value="1568.812" calcext:value-type="float">
            <text:p>1568.812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2597" calcext:value-type="float">
            <text:p>2597</text:p>
          </table:table-cell>
          <table:table-cell office:value-type="float" office:value="2426" calcext:value-type="float">
            <text:p>2426</text:p>
          </table:table-cell>
          <table:table-cell office:value-type="float" office:value="2192" calcext:value-type="float">
            <text:p>2192</text:p>
          </table:table-cell>
          <table:table-cell office:value-type="float" office:value="2347" calcext:value-type="float">
            <text:p>2347</text:p>
          </table:table-cell>
          <table:table-cell/>
          <table:table-cell office:value-type="float" office:value="1859.09" calcext:value-type="float">
            <text:p>1859.09</text:p>
          </table:table-cell>
          <table:table-cell office:value-type="float" office:value="1812.47" calcext:value-type="float">
            <text:p>1812.47</text:p>
          </table:table-cell>
          <table:table-cell office:value-type="float" office:value="1588.72" calcext:value-type="float">
            <text:p>1588.72</text:p>
          </table:table-cell>
          <table:table-cell office:value-type="float" office:value="1341.25" calcext:value-type="float">
            <text:p>1341.25</text:p>
          </table:table-cell>
          <table:table-cell office:value-type="float" office:value="1522.21" calcext:value-type="float">
            <text:p>1522.21</text:p>
          </table:table-cell>
          <table:table-cell table:number-columns-repeated="2"/>
          <table:table-cell table:formula="of:=AVERAGE([.A154:.E154])" office:value-type="float" office:value="2509.8" calcext:value-type="float">
            <text:p>2509.8</text:p>
          </table:table-cell>
          <table:table-cell table:formula="of:=AVERAGE([.G154:.K154])" office:value-type="float" office:value="1624.748" calcext:value-type="float">
            <text:p>1624.748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2982" calcext:value-type="float">
            <text:p>2982</text:p>
          </table:table-cell>
          <table:table-cell office:value-type="float" office:value="2587" calcext:value-type="float">
            <text:p>2587</text:p>
          </table:table-cell>
          <table:table-cell office:value-type="float" office:value="2247" calcext:value-type="float">
            <text:p>2247</text:p>
          </table:table-cell>
          <table:table-cell office:value-type="float" office:value="2407" calcext:value-type="float">
            <text:p>2407</text:p>
          </table:table-cell>
          <table:table-cell/>
          <table:table-cell office:value-type="float" office:value="1970.54" calcext:value-type="float">
            <text:p>1970.54</text:p>
          </table:table-cell>
          <table:table-cell office:value-type="float" office:value="1601.53" calcext:value-type="float">
            <text:p>1601.53</text:p>
          </table:table-cell>
          <table:table-cell office:value-type="float" office:value="1469.22" calcext:value-type="float">
            <text:p>1469.22</text:p>
          </table:table-cell>
          <table:table-cell office:value-type="float" office:value="1237.03" calcext:value-type="float">
            <text:p>1237.03</text:p>
          </table:table-cell>
          <table:table-cell office:value-type="float" office:value="1546.52" calcext:value-type="float">
            <text:p>1546.52</text:p>
          </table:table-cell>
          <table:table-cell table:number-columns-repeated="2"/>
          <table:table-cell table:formula="of:=AVERAGE([.A155:.E155])" office:value-type="float" office:value="2646" calcext:value-type="float">
            <text:p>2646</text:p>
          </table:table-cell>
          <table:table-cell table:formula="of:=AVERAGE([.G155:.K155])" office:value-type="float" office:value="1564.968" calcext:value-type="float">
            <text:p>1564.968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2757" calcext:value-type="float">
            <text:p>2757</text:p>
          </table:table-cell>
          <table:table-cell office:value-type="float" office:value="2657" calcext:value-type="float">
            <text:p>2657</text:p>
          </table:table-cell>
          <table:table-cell office:value-type="float" office:value="2132" calcext:value-type="float">
            <text:p>2132</text:p>
          </table:table-cell>
          <table:table-cell office:value-type="float" office:value="2547" calcext:value-type="float">
            <text:p>2547</text:p>
          </table:table-cell>
          <table:table-cell/>
          <table:table-cell office:value-type="float" office:value="1925.72" calcext:value-type="float">
            <text:p>1925.72</text:p>
          </table:table-cell>
          <table:table-cell office:value-type="float" office:value="1811.17" calcext:value-type="float">
            <text:p>1811.17</text:p>
          </table:table-cell>
          <table:table-cell office:value-type="float" office:value="1526.26" calcext:value-type="float">
            <text:p>1526.26</text:p>
          </table:table-cell>
          <table:table-cell office:value-type="float" office:value="1255.66" calcext:value-type="float">
            <text:p>1255.66</text:p>
          </table:table-cell>
          <table:table-cell office:value-type="float" office:value="1475.23" calcext:value-type="float">
            <text:p>1475.23</text:p>
          </table:table-cell>
          <table:table-cell table:number-columns-repeated="2"/>
          <table:table-cell table:formula="of:=AVERAGE([.A156:.E156])" office:value-type="float" office:value="2684" calcext:value-type="float">
            <text:p>2684</text:p>
          </table:table-cell>
          <table:table-cell table:formula="of:=AVERAGE([.G156:.K156])" office:value-type="float" office:value="1598.808" calcext:value-type="float">
            <text:p>1598.808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807" calcext:value-type="float">
            <text:p>2807</text:p>
          </table:table-cell>
          <table:table-cell office:value-type="float" office:value="2492" calcext:value-type="float">
            <text:p>2492</text:p>
          </table:table-cell>
          <table:table-cell office:value-type="float" office:value="2202" calcext:value-type="float">
            <text:p>2202</text:p>
          </table:table-cell>
          <table:table-cell office:value-type="float" office:value="2602" calcext:value-type="float">
            <text:p>2602</text:p>
          </table:table-cell>
          <table:table-cell/>
          <table:table-cell office:value-type="float" office:value="1883.01" calcext:value-type="float">
            <text:p>1883.01</text:p>
          </table:table-cell>
          <table:table-cell office:value-type="float" office:value="1684.51" calcext:value-type="float">
            <text:p>1684.51</text:p>
          </table:table-cell>
          <table:table-cell office:value-type="float" office:value="1508.69" calcext:value-type="float">
            <text:p>1508.69</text:p>
          </table:table-cell>
          <table:table-cell office:value-type="float" office:value="1282.42" calcext:value-type="float">
            <text:p>1282.42</text:p>
          </table:table-cell>
          <table:table-cell office:value-type="float" office:value="1576.68" calcext:value-type="float">
            <text:p>1576.68</text:p>
          </table:table-cell>
          <table:table-cell table:number-columns-repeated="2"/>
          <table:table-cell table:formula="of:=AVERAGE([.A157:.E157])" office:value-type="float" office:value="2599" calcext:value-type="float">
            <text:p>2599</text:p>
          </table:table-cell>
          <table:table-cell table:formula="of:=AVERAGE([.G157:.K157])" office:value-type="float" office:value="1587.062" calcext:value-type="float">
            <text:p>1587.062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2682" calcext:value-type="float">
            <text:p>2682</text:p>
          </table:table-cell>
          <table:table-cell office:value-type="float" office:value="2587" calcext:value-type="float">
            <text:p>2587</text:p>
          </table:table-cell>
          <table:table-cell office:value-type="float" office:value="2107" calcext:value-type="float">
            <text:p>2107</text:p>
          </table:table-cell>
          <table:table-cell office:value-type="float" office:value="2342" calcext:value-type="float">
            <text:p>2342</text:p>
          </table:table-cell>
          <table:table-cell/>
          <table:table-cell office:value-type="float" office:value="1840.27" calcext:value-type="float">
            <text:p>1840.27</text:p>
          </table:table-cell>
          <table:table-cell office:value-type="float" office:value="1745.19" calcext:value-type="float">
            <text:p>1745.19</text:p>
          </table:table-cell>
          <table:table-cell office:value-type="float" office:value="1434.28" calcext:value-type="float">
            <text:p>1434.28</text:p>
          </table:table-cell>
          <table:table-cell office:value-type="float" office:value="1342.49" calcext:value-type="float">
            <text:p>1342.49</text:p>
          </table:table-cell>
          <table:table-cell office:value-type="float" office:value="1494.84" calcext:value-type="float">
            <text:p>1494.84</text:p>
          </table:table-cell>
          <table:table-cell table:number-columns-repeated="2"/>
          <table:table-cell table:formula="of:=AVERAGE([.A158:.E158])" office:value-type="float" office:value="2555" calcext:value-type="float">
            <text:p>2555</text:p>
          </table:table-cell>
          <table:table-cell table:formula="of:=AVERAGE([.G158:.K158])" office:value-type="float" office:value="1571.414" calcext:value-type="float">
            <text:p>1571.414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2633" calcext:value-type="float">
            <text:p>2633</text:p>
          </table:table-cell>
          <table:table-cell office:value-type="float" office:value="2542" calcext:value-type="float">
            <text:p>2542</text:p>
          </table:table-cell>
          <table:table-cell office:value-type="float" office:value="2197" calcext:value-type="float">
            <text:p>2197</text:p>
          </table:table-cell>
          <table:table-cell office:value-type="float" office:value="2172" calcext:value-type="float">
            <text:p>2172</text:p>
          </table:table-cell>
          <table:table-cell/>
          <table:table-cell office:value-type="float" office:value="1938.33" calcext:value-type="float">
            <text:p>1938.33</text:p>
          </table:table-cell>
          <table:table-cell office:value-type="float" office:value="1563.59" calcext:value-type="float">
            <text:p>1563.59</text:p>
          </table:table-cell>
          <table:table-cell office:value-type="float" office:value="1548.8" calcext:value-type="float">
            <text:p>1548.8</text:p>
          </table:table-cell>
          <table:table-cell office:value-type="float" office:value="1232.18" calcext:value-type="float">
            <text:p>1232.18</text:p>
          </table:table-cell>
          <table:table-cell office:value-type="float" office:value="1436.66" calcext:value-type="float">
            <text:p>1436.66</text:p>
          </table:table-cell>
          <table:table-cell table:number-columns-repeated="2"/>
          <table:table-cell table:formula="of:=AVERAGE([.A159:.E159])" office:value-type="float" office:value="2492.2" calcext:value-type="float">
            <text:p>2492.2</text:p>
          </table:table-cell>
          <table:table-cell table:formula="of:=AVERAGE([.G159:.K159])" office:value-type="float" office:value="1543.912" calcext:value-type="float">
            <text:p>1543.912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2587" calcext:value-type="float">
            <text:p>2587</text:p>
          </table:table-cell>
          <table:table-cell office:value-type="float" office:value="2622" calcext:value-type="float">
            <text:p>2622</text:p>
          </table:table-cell>
          <table:table-cell office:value-type="float" office:value="2452" calcext:value-type="float">
            <text:p>2452</text:p>
          </table:table-cell>
          <table:table-cell office:value-type="float" office:value="2399" calcext:value-type="float">
            <text:p>2399</text:p>
          </table:table-cell>
          <table:table-cell/>
          <table:table-cell office:value-type="float" office:value="1837.73" calcext:value-type="float">
            <text:p>1837.73</text:p>
          </table:table-cell>
          <table:table-cell office:value-type="float" office:value="1619.96" calcext:value-type="float">
            <text:p>1619.96</text:p>
          </table:table-cell>
          <table:table-cell office:value-type="float" office:value="1580.29" calcext:value-type="float">
            <text:p>1580.29</text:p>
          </table:table-cell>
          <table:table-cell office:value-type="float" office:value="1211.79" calcext:value-type="float">
            <text:p>1211.79</text:p>
          </table:table-cell>
          <table:table-cell office:value-type="float" office:value="1459.85" calcext:value-type="float">
            <text:p>1459.85</text:p>
          </table:table-cell>
          <table:table-cell table:number-columns-repeated="2"/>
          <table:table-cell table:formula="of:=AVERAGE([.A160:.E160])" office:value-type="float" office:value="2645.4" calcext:value-type="float">
            <text:p>2645.4</text:p>
          </table:table-cell>
          <table:table-cell table:formula="of:=AVERAGE([.G160:.K160])" office:value-type="float" office:value="1541.924" calcext:value-type="float">
            <text:p>1541.924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2752" calcext:value-type="float">
            <text:p>2752</text:p>
          </table:table-cell>
          <table:table-cell office:value-type="float" office:value="2687" calcext:value-type="float">
            <text:p>2687</text:p>
          </table:table-cell>
          <table:table-cell office:value-type="float" office:value="1997" calcext:value-type="float">
            <text:p>1997</text:p>
          </table:table-cell>
          <table:table-cell office:value-type="float" office:value="2557" calcext:value-type="float">
            <text:p>2557</text:p>
          </table:table-cell>
          <table:table-cell/>
          <table:table-cell office:value-type="float" office:value="1863.98" calcext:value-type="float">
            <text:p>1863.98</text:p>
          </table:table-cell>
          <table:table-cell office:value-type="float" office:value="1638.44" calcext:value-type="float">
            <text:p>1638.44</text:p>
          </table:table-cell>
          <table:table-cell office:value-type="float" office:value="1601.96" calcext:value-type="float">
            <text:p>1601.96</text:p>
          </table:table-cell>
          <table:table-cell office:value-type="float" office:value="1114.43" calcext:value-type="float">
            <text:p>1114.43</text:p>
          </table:table-cell>
          <table:table-cell office:value-type="float" office:value="1650.29" calcext:value-type="float">
            <text:p>1650.29</text:p>
          </table:table-cell>
          <table:table-cell table:number-columns-repeated="2"/>
          <table:table-cell table:formula="of:=AVERAGE([.A161:.E161])" office:value-type="float" office:value="2561" calcext:value-type="float">
            <text:p>2561</text:p>
          </table:table-cell>
          <table:table-cell table:formula="of:=AVERAGE([.G161:.K161])" office:value-type="float" office:value="1573.82" calcext:value-type="float">
            <text:p>1573.82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2512" calcext:value-type="float">
            <text:p>2512</text:p>
          </table:table-cell>
          <table:table-cell office:value-type="float" office:value="2652" calcext:value-type="float">
            <text:p>2652</text:p>
          </table:table-cell>
          <table:table-cell office:value-type="float" office:value="2167" calcext:value-type="float">
            <text:p>2167</text:p>
          </table:table-cell>
          <table:table-cell office:value-type="float" office:value="2342" calcext:value-type="float">
            <text:p>2342</text:p>
          </table:table-cell>
          <table:table-cell/>
          <table:table-cell office:value-type="float" office:value="1785.3" calcext:value-type="float">
            <text:p>1785.3</text:p>
          </table:table-cell>
          <table:table-cell office:value-type="float" office:value="1548.04" calcext:value-type="float">
            <text:p>1548.04</text:p>
          </table:table-cell>
          <table:table-cell office:value-type="float" office:value="1405.66" calcext:value-type="float">
            <text:p>1405.66</text:p>
          </table:table-cell>
          <table:table-cell office:value-type="float" office:value="1200.29" calcext:value-type="float">
            <text:p>1200.29</text:p>
          </table:table-cell>
          <table:table-cell office:value-type="float" office:value="1609.53" calcext:value-type="float">
            <text:p>1609.53</text:p>
          </table:table-cell>
          <table:table-cell table:number-columns-repeated="2"/>
          <table:table-cell table:formula="of:=AVERAGE([.A162:.E162])" office:value-type="float" office:value="2531" calcext:value-type="float">
            <text:p>2531</text:p>
          </table:table-cell>
          <table:table-cell table:formula="of:=AVERAGE([.G162:.K162])" office:value-type="float" office:value="1509.764" calcext:value-type="float">
            <text:p>1509.764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2877" calcext:value-type="float">
            <text:p>2877</text:p>
          </table:table-cell>
          <table:table-cell office:value-type="float" office:value="2687" calcext:value-type="float">
            <text:p>2687</text:p>
          </table:table-cell>
          <table:table-cell office:value-type="float" office:value="2073" calcext:value-type="float">
            <text:p>2073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1955.93" calcext:value-type="float">
            <text:p>1955.93</text:p>
          </table:table-cell>
          <table:table-cell office:value-type="float" office:value="1622.59" calcext:value-type="float">
            <text:p>1622.59</text:p>
          </table:table-cell>
          <table:table-cell office:value-type="float" office:value="1491.89" calcext:value-type="float">
            <text:p>1491.89</text:p>
          </table:table-cell>
          <table:table-cell office:value-type="float" office:value="1282.06" calcext:value-type="float">
            <text:p>1282.06</text:p>
          </table:table-cell>
          <table:table-cell office:value-type="float" office:value="1651.51" calcext:value-type="float">
            <text:p>1651.51</text:p>
          </table:table-cell>
          <table:table-cell table:number-columns-repeated="2"/>
          <table:table-cell table:formula="of:=AVERAGE([.A163:.E163])" office:value-type="float" office:value="2753.2" calcext:value-type="float">
            <text:p>2753.2</text:p>
          </table:table-cell>
          <table:table-cell table:formula="of:=AVERAGE([.G163:.K163])" office:value-type="float" office:value="1600.796" calcext:value-type="float">
            <text:p>1600.796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2687" calcext:value-type="float">
            <text:p>2687</text:p>
          </table:table-cell>
          <table:table-cell office:value-type="float" office:value="2742" calcext:value-type="float">
            <text:p>2742</text:p>
          </table:table-cell>
          <table:table-cell office:value-type="float" office:value="2187" calcext:value-type="float">
            <text:p>2187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1871.72" calcext:value-type="float">
            <text:p>1871.72</text:p>
          </table:table-cell>
          <table:table-cell office:value-type="float" office:value="1544.47" calcext:value-type="float">
            <text:p>1544.47</text:p>
          </table:table-cell>
          <table:table-cell office:value-type="float" office:value="1527.97" calcext:value-type="float">
            <text:p>1527.97</text:p>
          </table:table-cell>
          <table:table-cell office:value-type="float" office:value="1288.32" calcext:value-type="float">
            <text:p>1288.32</text:p>
          </table:table-cell>
          <table:table-cell office:value-type="float" office:value="1647.26" calcext:value-type="float">
            <text:p>1647.26</text:p>
          </table:table-cell>
          <table:table-cell table:number-columns-repeated="2"/>
          <table:table-cell table:formula="of:=AVERAGE([.A164:.E164])" office:value-type="float" office:value="2615" calcext:value-type="float">
            <text:p>2615</text:p>
          </table:table-cell>
          <table:table-cell table:formula="of:=AVERAGE([.G164:.K164])" office:value-type="float" office:value="1575.948" calcext:value-type="float">
            <text:p>1575.948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737" calcext:value-type="float">
            <text:p>2737</text:p>
          </table:table-cell>
          <table:table-cell office:value-type="float" office:value="2687" calcext:value-type="float">
            <text:p>2687</text:p>
          </table:table-cell>
          <table:table-cell office:value-type="float" office:value="2127" calcext:value-type="float">
            <text:p>2127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1784.46" calcext:value-type="float">
            <text:p>1784.46</text:p>
          </table:table-cell>
          <table:table-cell office:value-type="float" office:value="1620.33" calcext:value-type="float">
            <text:p>1620.33</text:p>
          </table:table-cell>
          <table:table-cell office:value-type="float" office:value="1605.07" calcext:value-type="float">
            <text:p>1605.07</text:p>
          </table:table-cell>
          <table:table-cell office:value-type="float" office:value="1279.92" calcext:value-type="float">
            <text:p>1279.92</text:p>
          </table:table-cell>
          <table:table-cell office:value-type="float" office:value="1640.2" calcext:value-type="float">
            <text:p>1640.2</text:p>
          </table:table-cell>
          <table:table-cell table:number-columns-repeated="2"/>
          <table:table-cell table:formula="of:=AVERAGE([.A165:.E165])" office:value-type="float" office:value="2693" calcext:value-type="float">
            <text:p>2693</text:p>
          </table:table-cell>
          <table:table-cell table:formula="of:=AVERAGE([.G165:.K165])" office:value-type="float" office:value="1585.996" calcext:value-type="float">
            <text:p>1585.996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502" calcext:value-type="float">
            <text:p>2502</text:p>
          </table:table-cell>
          <table:table-cell office:value-type="float" office:value="2622" calcext:value-type="float">
            <text:p>2622</text:p>
          </table:table-cell>
          <table:table-cell office:value-type="float" office:value="2412" calcext:value-type="float">
            <text:p>2412</text:p>
          </table:table-cell>
          <table:table-cell office:value-type="float" office:value="2562" calcext:value-type="float">
            <text:p>2562</text:p>
          </table:table-cell>
          <table:table-cell/>
          <table:table-cell office:value-type="float" office:value="1779.73" calcext:value-type="float">
            <text:p>1779.73</text:p>
          </table:table-cell>
          <table:table-cell office:value-type="float" office:value="1507.68" calcext:value-type="float">
            <text:p>1507.68</text:p>
          </table:table-cell>
          <table:table-cell office:value-type="float" office:value="1468.72" calcext:value-type="float">
            <text:p>1468.72</text:p>
          </table:table-cell>
          <table:table-cell office:value-type="float" office:value="1249.3" calcext:value-type="float">
            <text:p>1249.3</text:p>
          </table:table-cell>
          <table:table-cell office:value-type="float" office:value="1697.17" calcext:value-type="float">
            <text:p>1697.17</text:p>
          </table:table-cell>
          <table:table-cell table:number-columns-repeated="2"/>
          <table:table-cell table:formula="of:=AVERAGE([.A166:.E166])" office:value-type="float" office:value="2648" calcext:value-type="float">
            <text:p>2648</text:p>
          </table:table-cell>
          <table:table-cell table:formula="of:=AVERAGE([.G166:.K166])" office:value-type="float" office:value="1540.52" calcext:value-type="float">
            <text:p>1540.52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2712" calcext:value-type="float">
            <text:p>2712</text:p>
          </table:table-cell>
          <table:table-cell office:value-type="float" office:value="2502" calcext:value-type="float">
            <text:p>2502</text:p>
          </table:table-cell>
          <table:table-cell office:value-type="float" office:value="2392" calcext:value-type="float">
            <text:p>2392</text:p>
          </table:table-cell>
          <table:table-cell office:value-type="float" office:value="2662" calcext:value-type="float">
            <text:p>2662</text:p>
          </table:table-cell>
          <table:table-cell/>
          <table:table-cell office:value-type="float" office:value="1924.66" calcext:value-type="float">
            <text:p>1924.66</text:p>
          </table:table-cell>
          <table:table-cell office:value-type="float" office:value="1628.23" calcext:value-type="float">
            <text:p>1628.23</text:p>
          </table:table-cell>
          <table:table-cell office:value-type="float" office:value="1456.75" calcext:value-type="float">
            <text:p>1456.75</text:p>
          </table:table-cell>
          <table:table-cell office:value-type="float" office:value="1357.18" calcext:value-type="float">
            <text:p>1357.18</text:p>
          </table:table-cell>
          <table:table-cell office:value-type="float" office:value="1625.18" calcext:value-type="float">
            <text:p>1625.18</text:p>
          </table:table-cell>
          <table:table-cell table:number-columns-repeated="2"/>
          <table:table-cell table:formula="of:=AVERAGE([.A167:.E167])" office:value-type="float" office:value="2640" calcext:value-type="float">
            <text:p>2640</text:p>
          </table:table-cell>
          <table:table-cell table:formula="of:=AVERAGE([.G167:.K167])" office:value-type="float" office:value="1598.4" calcext:value-type="float">
            <text:p>1598.4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2752" calcext:value-type="float">
            <text:p>2752</text:p>
          </table:table-cell>
          <table:table-cell office:value-type="float" office:value="2582" calcext:value-type="float">
            <text:p>2582</text:p>
          </table:table-cell>
          <table:table-cell office:value-type="float" office:value="2272" calcext:value-type="float">
            <text:p>2272</text:p>
          </table:table-cell>
          <table:table-cell office:value-type="float" office:value="2202" calcext:value-type="float">
            <text:p>2202</text:p>
          </table:table-cell>
          <table:table-cell/>
          <table:table-cell office:value-type="float" office:value="1857.81" calcext:value-type="float">
            <text:p>1857.81</text:p>
          </table:table-cell>
          <table:table-cell office:value-type="float" office:value="1569.25" calcext:value-type="float">
            <text:p>1569.25</text:p>
          </table:table-cell>
          <table:table-cell office:value-type="float" office:value="1373.22" calcext:value-type="float">
            <text:p>1373.22</text:p>
          </table:table-cell>
          <table:table-cell office:value-type="float" office:value="1344.69" calcext:value-type="float">
            <text:p>1344.69</text:p>
          </table:table-cell>
          <table:table-cell office:value-type="float" office:value="1560.08" calcext:value-type="float">
            <text:p>1560.08</text:p>
          </table:table-cell>
          <table:table-cell table:number-columns-repeated="2"/>
          <table:table-cell table:formula="of:=AVERAGE([.A168:.E168])" office:value-type="float" office:value="2516" calcext:value-type="float">
            <text:p>2516</text:p>
          </table:table-cell>
          <table:table-cell table:formula="of:=AVERAGE([.G168:.K168])" office:value-type="float" office:value="1541.01" calcext:value-type="float">
            <text:p>1541.01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557" calcext:value-type="float">
            <text:p>2557</text:p>
          </table:table-cell>
          <table:table-cell office:value-type="float" office:value="2672" calcext:value-type="float">
            <text:p>2672</text:p>
          </table:table-cell>
          <table:table-cell office:value-type="float" office:value="2153" calcext:value-type="float">
            <text:p>2153</text:p>
          </table:table-cell>
          <table:table-cell office:value-type="float" office:value="2362" calcext:value-type="float">
            <text:p>2362</text:p>
          </table:table-cell>
          <table:table-cell/>
          <table:table-cell office:value-type="float" office:value="1830.95" calcext:value-type="float">
            <text:p>1830.95</text:p>
          </table:table-cell>
          <table:table-cell office:value-type="float" office:value="1679.6" calcext:value-type="float">
            <text:p>1679.6</text:p>
          </table:table-cell>
          <table:table-cell office:value-type="float" office:value="1530.97" calcext:value-type="float">
            <text:p>1530.97</text:p>
          </table:table-cell>
          <table:table-cell office:value-type="float" office:value="1441.44" calcext:value-type="float">
            <text:p>1441.44</text:p>
          </table:table-cell>
          <table:table-cell office:value-type="float" office:value="1632.11" calcext:value-type="float">
            <text:p>1632.11</text:p>
          </table:table-cell>
          <table:table-cell table:number-columns-repeated="2"/>
          <table:table-cell table:formula="of:=AVERAGE([.A169:.E169])" office:value-type="float" office:value="2570.2" calcext:value-type="float">
            <text:p>2570.2</text:p>
          </table:table-cell>
          <table:table-cell table:formula="of:=AVERAGE([.G169:.K169])" office:value-type="float" office:value="1623.014" calcext:value-type="float">
            <text:p>1623.014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2697" calcext:value-type="float">
            <text:p>2697</text:p>
          </table:table-cell>
          <table:table-cell office:value-type="float" office:value="2737" calcext:value-type="float">
            <text:p>2737</text:p>
          </table:table-cell>
          <table:table-cell office:value-type="float" office:value="2167" calcext:value-type="float">
            <text:p>2167</text:p>
          </table:table-cell>
          <table:table-cell office:value-type="float" office:value="2492" calcext:value-type="float">
            <text:p>2492</text:p>
          </table:table-cell>
          <table:table-cell/>
          <table:table-cell office:value-type="float" office:value="1931.71" calcext:value-type="float">
            <text:p>1931.71</text:p>
          </table:table-cell>
          <table:table-cell office:value-type="float" office:value="1675.94" calcext:value-type="float">
            <text:p>1675.94</text:p>
          </table:table-cell>
          <table:table-cell office:value-type="float" office:value="1544.57" calcext:value-type="float">
            <text:p>1544.57</text:p>
          </table:table-cell>
          <table:table-cell office:value-type="float" office:value="1235.85" calcext:value-type="float">
            <text:p>1235.85</text:p>
          </table:table-cell>
          <table:table-cell office:value-type="float" office:value="1533.09" calcext:value-type="float">
            <text:p>1533.09</text:p>
          </table:table-cell>
          <table:table-cell table:number-columns-repeated="2"/>
          <table:table-cell table:formula="of:=AVERAGE([.A170:.E170])" office:value-type="float" office:value="2637" calcext:value-type="float">
            <text:p>2637</text:p>
          </table:table-cell>
          <table:table-cell table:formula="of:=AVERAGE([.G170:.K170])" office:value-type="float" office:value="1584.232" calcext:value-type="float">
            <text:p>1584.232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2897" calcext:value-type="float">
            <text:p>2897</text:p>
          </table:table-cell>
          <table:table-cell office:value-type="float" office:value="2937" calcext:value-type="float">
            <text:p>2937</text:p>
          </table:table-cell>
          <table:table-cell office:value-type="float" office:value="2457" calcext:value-type="float">
            <text:p>2457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float" office:value="1897.94" calcext:value-type="float">
            <text:p>1897.94</text:p>
          </table:table-cell>
          <table:table-cell office:value-type="float" office:value="1591.97" calcext:value-type="float">
            <text:p>1591.97</text:p>
          </table:table-cell>
          <table:table-cell office:value-type="float" office:value="1511.64" calcext:value-type="float">
            <text:p>1511.64</text:p>
          </table:table-cell>
          <table:table-cell office:value-type="float" office:value="1390.58" calcext:value-type="float">
            <text:p>1390.58</text:p>
          </table:table-cell>
          <table:table-cell office:value-type="float" office:value="1559.56" calcext:value-type="float">
            <text:p>1559.56</text:p>
          </table:table-cell>
          <table:table-cell table:number-columns-repeated="2"/>
          <table:table-cell table:formula="of:=AVERAGE([.A171:.E171])" office:value-type="float" office:value="2760" calcext:value-type="float">
            <text:p>2760</text:p>
          </table:table-cell>
          <table:table-cell table:formula="of:=AVERAGE([.G171:.K171])" office:value-type="float" office:value="1590.338" calcext:value-type="float">
            <text:p>1590.338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642" calcext:value-type="float">
            <text:p>2642</text:p>
          </table:table-cell>
          <table:table-cell office:value-type="float" office:value="2697" calcext:value-type="float">
            <text:p>2697</text:p>
          </table:table-cell>
          <table:table-cell office:value-type="float" office:value="2152" calcext:value-type="float">
            <text:p>2152</text:p>
          </table:table-cell>
          <table:table-cell office:value-type="float" office:value="2522" calcext:value-type="float">
            <text:p>2522</text:p>
          </table:table-cell>
          <table:table-cell/>
          <table:table-cell office:value-type="float" office:value="1847.74" calcext:value-type="float">
            <text:p>1847.74</text:p>
          </table:table-cell>
          <table:table-cell office:value-type="float" office:value="1698.95" calcext:value-type="float">
            <text:p>1698.95</text:p>
          </table:table-cell>
          <table:table-cell office:value-type="float" office:value="1411.33" calcext:value-type="float">
            <text:p>1411.33</text:p>
          </table:table-cell>
          <table:table-cell office:value-type="float" office:value="1343.16" calcext:value-type="float">
            <text:p>1343.16</text:p>
          </table:table-cell>
          <table:table-cell office:value-type="float" office:value="1518.68" calcext:value-type="float">
            <text:p>1518.68</text:p>
          </table:table-cell>
          <table:table-cell table:number-columns-repeated="2"/>
          <table:table-cell table:formula="of:=AVERAGE([.A172:.E172])" office:value-type="float" office:value="2605" calcext:value-type="float">
            <text:p>2605</text:p>
          </table:table-cell>
          <table:table-cell table:formula="of:=AVERAGE([.G172:.K172])" office:value-type="float" office:value="1563.972" calcext:value-type="float">
            <text:p>1563.972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2612" calcext:value-type="float">
            <text:p>2612</text:p>
          </table:table-cell>
          <table:table-cell office:value-type="float" office:value="2587" calcext:value-type="float">
            <text:p>2587</text:p>
          </table:table-cell>
          <table:table-cell office:value-type="float" office:value="2502" calcext:value-type="float">
            <text:p>2502</text:p>
          </table:table-cell>
          <table:table-cell office:value-type="float" office:value="2537" calcext:value-type="float">
            <text:p>2537</text:p>
          </table:table-cell>
          <table:table-cell/>
          <table:table-cell office:value-type="float" office:value="1913.56" calcext:value-type="float">
            <text:p>1913.56</text:p>
          </table:table-cell>
          <table:table-cell office:value-type="float" office:value="1674.95" calcext:value-type="float">
            <text:p>1674.95</text:p>
          </table:table-cell>
          <table:table-cell office:value-type="float" office:value="1568.31" calcext:value-type="float">
            <text:p>1568.31</text:p>
          </table:table-cell>
          <table:table-cell office:value-type="float" office:value="1268.68" calcext:value-type="float">
            <text:p>1268.68</text:p>
          </table:table-cell>
          <table:table-cell office:value-type="float" office:value="1596.58" calcext:value-type="float">
            <text:p>1596.58</text:p>
          </table:table-cell>
          <table:table-cell table:number-columns-repeated="2"/>
          <table:table-cell table:formula="of:=AVERAGE([.A173:.E173])" office:value-type="float" office:value="2672" calcext:value-type="float">
            <text:p>2672</text:p>
          </table:table-cell>
          <table:table-cell table:formula="of:=AVERAGE([.G173:.K173])" office:value-type="float" office:value="1604.416" calcext:value-type="float">
            <text:p>1604.416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2822" calcext:value-type="float">
            <text:p>2822</text:p>
          </table:table-cell>
          <table:table-cell office:value-type="float" office:value="2717" calcext:value-type="float">
            <text:p>2717</text:p>
          </table:table-cell>
          <table:table-cell office:value-type="float" office:value="2253" calcext:value-type="float">
            <text:p>2253</text:p>
          </table:table-cell>
          <table:table-cell office:value-type="float" office:value="2867" calcext:value-type="float">
            <text:p>2867</text:p>
          </table:table-cell>
          <table:table-cell/>
          <table:table-cell office:value-type="float" office:value="2008.02" calcext:value-type="float">
            <text:p>2008.02</text:p>
          </table:table-cell>
          <table:table-cell office:value-type="float" office:value="1705.94" calcext:value-type="float">
            <text:p>1705.94</text:p>
          </table:table-cell>
          <table:table-cell office:value-type="float" office:value="1429.95" calcext:value-type="float">
            <text:p>1429.95</text:p>
          </table:table-cell>
          <table:table-cell office:value-type="float" office:value="1416.76" calcext:value-type="float">
            <text:p>1416.76</text:p>
          </table:table-cell>
          <table:table-cell office:value-type="float" office:value="1594.48" calcext:value-type="float">
            <text:p>1594.48</text:p>
          </table:table-cell>
          <table:table-cell table:number-columns-repeated="2"/>
          <table:table-cell table:formula="of:=AVERAGE([.A174:.E174])" office:value-type="float" office:value="2726.2" calcext:value-type="float">
            <text:p>2726.2</text:p>
          </table:table-cell>
          <table:table-cell table:formula="of:=AVERAGE([.G174:.K174])" office:value-type="float" office:value="1631.03" calcext:value-type="float">
            <text:p>1631.03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2712" calcext:value-type="float">
            <text:p>2712</text:p>
          </table:table-cell>
          <table:table-cell office:value-type="float" office:value="2522" calcext:value-type="float">
            <text:p>2522</text:p>
          </table:table-cell>
          <table:table-cell office:value-type="float" office:value="2631" calcext:value-type="float">
            <text:p>2631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float" office:value="1988.3" calcext:value-type="float">
            <text:p>1988.3</text:p>
          </table:table-cell>
          <table:table-cell office:value-type="float" office:value="1659.4" calcext:value-type="float">
            <text:p>1659.4</text:p>
          </table:table-cell>
          <table:table-cell office:value-type="float" office:value="1337.54" calcext:value-type="float">
            <text:p>1337.54</text:p>
          </table:table-cell>
          <table:table-cell office:value-type="float" office:value="1434.4" calcext:value-type="float">
            <text:p>1434.4</text:p>
          </table:table-cell>
          <table:table-cell office:value-type="float" office:value="1598.45" calcext:value-type="float">
            <text:p>1598.45</text:p>
          </table:table-cell>
          <table:table-cell table:number-columns-repeated="2"/>
          <table:table-cell table:formula="of:=AVERAGE([.A175:.E175])" office:value-type="float" office:value="2746.8" calcext:value-type="float">
            <text:p>2746.8</text:p>
          </table:table-cell>
          <table:table-cell table:formula="of:=AVERAGE([.G175:.K175])" office:value-type="float" office:value="1603.618" calcext:value-type="float">
            <text:p>1603.618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2692" calcext:value-type="float">
            <text:p>2692</text:p>
          </table:table-cell>
          <table:table-cell office:value-type="float" office:value="2510" calcext:value-type="float">
            <text:p>2510</text:p>
          </table:table-cell>
          <table:table-cell office:value-type="float" office:value="2312" calcext:value-type="float">
            <text:p>2312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float" office:value="1746.85" calcext:value-type="float">
            <text:p>1746.85</text:p>
          </table:table-cell>
          <table:table-cell office:value-type="float" office:value="1620.82" calcext:value-type="float">
            <text:p>1620.82</text:p>
          </table:table-cell>
          <table:table-cell office:value-type="float" office:value="1424.29" calcext:value-type="float">
            <text:p>1424.29</text:p>
          </table:table-cell>
          <table:table-cell office:value-type="float" office:value="1384.66" calcext:value-type="float">
            <text:p>1384.66</text:p>
          </table:table-cell>
          <table:table-cell office:value-type="float" office:value="1530.84" calcext:value-type="float">
            <text:p>1530.84</text:p>
          </table:table-cell>
          <table:table-cell table:number-columns-repeated="2"/>
          <table:table-cell table:formula="of:=AVERAGE([.A176:.E176])" office:value-type="float" office:value="2591.6" calcext:value-type="float">
            <text:p>2591.6</text:p>
          </table:table-cell>
          <table:table-cell table:formula="of:=AVERAGE([.G176:.K176])" office:value-type="float" office:value="1541.492" calcext:value-type="float">
            <text:p>1541.492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2422" calcext:value-type="float">
            <text:p>2422</text:p>
          </table:table-cell>
          <table:table-cell office:value-type="float" office:value="3047" calcext:value-type="float">
            <text:p>3047</text:p>
          </table:table-cell>
          <table:table-cell office:value-type="float" office:value="2297" calcext:value-type="float">
            <text:p>2297</text:p>
          </table:table-cell>
          <table:table-cell office:value-type="float" office:value="2422" calcext:value-type="float">
            <text:p>2422</text:p>
          </table:table-cell>
          <table:table-cell/>
          <table:table-cell office:value-type="float" office:value="1922.25" calcext:value-type="float">
            <text:p>1922.25</text:p>
          </table:table-cell>
          <table:table-cell office:value-type="float" office:value="1575.69" calcext:value-type="float">
            <text:p>1575.69</text:p>
          </table:table-cell>
          <table:table-cell office:value-type="float" office:value="1339.91" calcext:value-type="float">
            <text:p>1339.91</text:p>
          </table:table-cell>
          <table:table-cell office:value-type="float" office:value="1407.77" calcext:value-type="float">
            <text:p>1407.77</text:p>
          </table:table-cell>
          <table:table-cell office:value-type="float" office:value="1565.33" calcext:value-type="float">
            <text:p>1565.33</text:p>
          </table:table-cell>
          <table:table-cell table:number-columns-repeated="2"/>
          <table:table-cell table:formula="of:=AVERAGE([.A177:.E177])" office:value-type="float" office:value="2698" calcext:value-type="float">
            <text:p>2698</text:p>
          </table:table-cell>
          <table:table-cell table:formula="of:=AVERAGE([.G177:.K177])" office:value-type="float" office:value="1562.19" calcext:value-type="float">
            <text:p>1562.19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722" calcext:value-type="float">
            <text:p>2722</text:p>
          </table:table-cell>
          <table:table-cell office:value-type="float" office:value="2478" calcext:value-type="float">
            <text:p>2478</text:p>
          </table:table-cell>
          <table:table-cell office:value-type="float" office:value="2182" calcext:value-type="float">
            <text:p>2182</text:p>
          </table:table-cell>
          <table:table-cell office:value-type="float" office:value="2683" calcext:value-type="float">
            <text:p>2683</text:p>
          </table:table-cell>
          <table:table-cell/>
          <table:table-cell office:value-type="float" office:value="1853.89" calcext:value-type="float">
            <text:p>1853.89</text:p>
          </table:table-cell>
          <table:table-cell office:value-type="float" office:value="1650.2" calcext:value-type="float">
            <text:p>1650.2</text:p>
          </table:table-cell>
          <table:table-cell office:value-type="float" office:value="1408.34" calcext:value-type="float">
            <text:p>1408.34</text:p>
          </table:table-cell>
          <table:table-cell office:value-type="float" office:value="1280.78" calcext:value-type="float">
            <text:p>1280.78</text:p>
          </table:table-cell>
          <table:table-cell office:value-type="float" office:value="1534.1" calcext:value-type="float">
            <text:p>1534.1</text:p>
          </table:table-cell>
          <table:table-cell table:number-columns-repeated="2"/>
          <table:table-cell table:formula="of:=AVERAGE([.A178:.E178])" office:value-type="float" office:value="2645.4" calcext:value-type="float">
            <text:p>2645.4</text:p>
          </table:table-cell>
          <table:table-cell table:formula="of:=AVERAGE([.G178:.K178])" office:value-type="float" office:value="1545.462" calcext:value-type="float">
            <text:p>1545.462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2627" calcext:value-type="float">
            <text:p>2627</text:p>
          </table:table-cell>
          <table:table-cell office:value-type="float" office:value="2847" calcext:value-type="float">
            <text:p>2847</text:p>
          </table:table-cell>
          <table:table-cell office:value-type="float" office:value="2090" calcext:value-type="float">
            <text:p>2090</text:p>
          </table:table-cell>
          <table:table-cell office:value-type="float" office:value="2232" calcext:value-type="float">
            <text:p>2232</text:p>
          </table:table-cell>
          <table:table-cell/>
          <table:table-cell office:value-type="float" office:value="1737.85" calcext:value-type="float">
            <text:p>1737.85</text:p>
          </table:table-cell>
          <table:table-cell office:value-type="float" office:value="1615.2" calcext:value-type="float">
            <text:p>1615.2</text:p>
          </table:table-cell>
          <table:table-cell office:value-type="float" office:value="1289.44" calcext:value-type="float">
            <text:p>1289.44</text:p>
          </table:table-cell>
          <table:table-cell office:value-type="float" office:value="1361.25" calcext:value-type="float">
            <text:p>1361.25</text:p>
          </table:table-cell>
          <table:table-cell office:value-type="float" office:value="1166.65" calcext:value-type="float">
            <text:p>1166.65</text:p>
          </table:table-cell>
          <table:table-cell table:number-columns-repeated="2"/>
          <table:table-cell table:formula="of:=AVERAGE([.A179:.E179])" office:value-type="float" office:value="2616.6" calcext:value-type="float">
            <text:p>2616.6</text:p>
          </table:table-cell>
          <table:table-cell table:formula="of:=AVERAGE([.G179:.K179])" office:value-type="float" office:value="1434.078" calcext:value-type="float">
            <text:p>1434.078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2662" calcext:value-type="float">
            <text:p>2662</text:p>
          </table:table-cell>
          <table:table-cell office:value-type="float" office:value="2602" calcext:value-type="float">
            <text:p>2602</text:p>
          </table:table-cell>
          <table:table-cell office:value-type="float" office:value="2202" calcext:value-type="float">
            <text:p>2202</text:p>
          </table:table-cell>
          <table:table-cell office:value-type="float" office:value="2417" calcext:value-type="float">
            <text:p>2417</text:p>
          </table:table-cell>
          <table:table-cell/>
          <table:table-cell office:value-type="float" office:value="1949.41" calcext:value-type="float">
            <text:p>1949.41</text:p>
          </table:table-cell>
          <table:table-cell office:value-type="float" office:value="1645.94" calcext:value-type="float">
            <text:p>1645.94</text:p>
          </table:table-cell>
          <table:table-cell office:value-type="float" office:value="1354.55" calcext:value-type="float">
            <text:p>1354.55</text:p>
          </table:table-cell>
          <table:table-cell office:value-type="float" office:value="1386.37" calcext:value-type="float">
            <text:p>1386.37</text:p>
          </table:table-cell>
          <table:table-cell office:value-type="float" office:value="1430.36" calcext:value-type="float">
            <text:p>1430.36</text:p>
          </table:table-cell>
          <table:table-cell table:number-columns-repeated="2"/>
          <table:table-cell table:formula="of:=AVERAGE([.A180:.E180])" office:value-type="float" office:value="2628" calcext:value-type="float">
            <text:p>2628</text:p>
          </table:table-cell>
          <table:table-cell table:formula="of:=AVERAGE([.G180:.K180])" office:value-type="float" office:value="1553.326" calcext:value-type="float">
            <text:p>1553.326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2472" calcext:value-type="float">
            <text:p>2472</text:p>
          </table:table-cell>
          <table:table-cell office:value-type="float" office:value="2526" calcext:value-type="float">
            <text:p>2526</text:p>
          </table:table-cell>
          <table:table-cell office:value-type="float" office:value="2242" calcext:value-type="float">
            <text:p>2242</text:p>
          </table:table-cell>
          <table:table-cell office:value-type="float" office:value="2742" calcext:value-type="float">
            <text:p>2742</text:p>
          </table:table-cell>
          <table:table-cell/>
          <table:table-cell office:value-type="float" office:value="1923.36" calcext:value-type="float">
            <text:p>1923.36</text:p>
          </table:table-cell>
          <table:table-cell office:value-type="float" office:value="1619.85" calcext:value-type="float">
            <text:p>1619.85</text:p>
          </table:table-cell>
          <table:table-cell office:value-type="float" office:value="1260.15" calcext:value-type="float">
            <text:p>1260.15</text:p>
          </table:table-cell>
          <table:table-cell office:value-type="float" office:value="1160.45" calcext:value-type="float">
            <text:p>1160.45</text:p>
          </table:table-cell>
          <table:table-cell office:value-type="float" office:value="1512.39" calcext:value-type="float">
            <text:p>1512.39</text:p>
          </table:table-cell>
          <table:table-cell table:number-columns-repeated="2"/>
          <table:table-cell table:formula="of:=AVERAGE([.A181:.E181])" office:value-type="float" office:value="2631.8" calcext:value-type="float">
            <text:p>2631.8</text:p>
          </table:table-cell>
          <table:table-cell table:formula="of:=AVERAGE([.G181:.K181])" office:value-type="float" office:value="1495.24" calcext:value-type="float">
            <text:p>1495.24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792" calcext:value-type="float">
            <text:p>2792</text:p>
          </table:table-cell>
          <table:table-cell office:value-type="float" office:value="2617" calcext:value-type="float">
            <text:p>2617</text:p>
          </table:table-cell>
          <table:table-cell office:value-type="float" office:value="2297" calcext:value-type="float">
            <text:p>2297</text:p>
          </table:table-cell>
          <table:table-cell office:value-type="float" office:value="2482" calcext:value-type="float">
            <text:p>2482</text:p>
          </table:table-cell>
          <table:table-cell/>
          <table:table-cell office:value-type="float" office:value="1975.39" calcext:value-type="float">
            <text:p>1975.39</text:p>
          </table:table-cell>
          <table:table-cell office:value-type="float" office:value="1718.09" calcext:value-type="float">
            <text:p>1718.09</text:p>
          </table:table-cell>
          <table:table-cell office:value-type="float" office:value="1254.83" calcext:value-type="float">
            <text:p>1254.83</text:p>
          </table:table-cell>
          <table:table-cell office:value-type="float" office:value="1346.61" calcext:value-type="float">
            <text:p>1346.61</text:p>
          </table:table-cell>
          <table:table-cell office:value-type="float" office:value="1431.93" calcext:value-type="float">
            <text:p>1431.93</text:p>
          </table:table-cell>
          <table:table-cell table:number-columns-repeated="2"/>
          <table:table-cell table:formula="of:=AVERAGE([.A182:.E182])" office:value-type="float" office:value="2646" calcext:value-type="float">
            <text:p>2646</text:p>
          </table:table-cell>
          <table:table-cell table:formula="of:=AVERAGE([.G182:.K182])" office:value-type="float" office:value="1545.37" calcext:value-type="float">
            <text:p>1545.37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2492" calcext:value-type="float">
            <text:p>2492</text:p>
          </table:table-cell>
          <table:table-cell office:value-type="float" office:value="2500" calcext:value-type="float">
            <text:p>2500</text:p>
          </table:table-cell>
          <table:table-cell office:value-type="float" office:value="2377" calcext:value-type="float">
            <text:p>2377</text:p>
          </table:table-cell>
          <table:table-cell office:value-type="float" office:value="2632" calcext:value-type="float">
            <text:p>2632</text:p>
          </table:table-cell>
          <table:table-cell/>
          <table:table-cell office:value-type="float" office:value="1892.46" calcext:value-type="float">
            <text:p>1892.46</text:p>
          </table:table-cell>
          <table:table-cell office:value-type="float" office:value="1628.27" calcext:value-type="float">
            <text:p>1628.27</text:p>
          </table:table-cell>
          <table:table-cell office:value-type="float" office:value="1443.33" calcext:value-type="float">
            <text:p>1443.33</text:p>
          </table:table-cell>
          <table:table-cell office:value-type="float" office:value="1234.41" calcext:value-type="float">
            <text:p>1234.41</text:p>
          </table:table-cell>
          <table:table-cell office:value-type="float" office:value="1604.2" calcext:value-type="float">
            <text:p>1604.2</text:p>
          </table:table-cell>
          <table:table-cell table:number-columns-repeated="2"/>
          <table:table-cell table:formula="of:=AVERAGE([.A183:.E183])" office:value-type="float" office:value="2666.6" calcext:value-type="float">
            <text:p>2666.6</text:p>
          </table:table-cell>
          <table:table-cell table:formula="of:=AVERAGE([.G183:.K183])" office:value-type="float" office:value="1560.534" calcext:value-type="float">
            <text:p>1560.534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2677" calcext:value-type="float">
            <text:p>2677</text:p>
          </table:table-cell>
          <table:table-cell office:value-type="float" office:value="2572" calcext:value-type="float">
            <text:p>2572</text:p>
          </table:table-cell>
          <table:table-cell office:value-type="float" office:value="2337" calcext:value-type="float">
            <text:p>2337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float" office:value="1786.41" calcext:value-type="float">
            <text:p>1786.41</text:p>
          </table:table-cell>
          <table:table-cell office:value-type="float" office:value="1728.09" calcext:value-type="float">
            <text:p>1728.09</text:p>
          </table:table-cell>
          <table:table-cell office:value-type="float" office:value="1291" calcext:value-type="float">
            <text:p>1291</text:p>
          </table:table-cell>
          <table:table-cell office:value-type="float" office:value="1333.86" calcext:value-type="float">
            <text:p>1333.86</text:p>
          </table:table-cell>
          <table:table-cell office:value-type="float" office:value="1564.35" calcext:value-type="float">
            <text:p>1564.35</text:p>
          </table:table-cell>
          <table:table-cell table:number-columns-repeated="2"/>
          <table:table-cell table:formula="of:=AVERAGE([.A184:.E184])" office:value-type="float" office:value="2651" calcext:value-type="float">
            <text:p>2651</text:p>
          </table:table-cell>
          <table:table-cell table:formula="of:=AVERAGE([.G184:.K184])" office:value-type="float" office:value="1540.742" calcext:value-type="float">
            <text:p>1540.742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762" calcext:value-type="float">
            <text:p>2762</text:p>
          </table:table-cell>
          <table:table-cell office:value-type="float" office:value="2592" calcext:value-type="float">
            <text:p>2592</text:p>
          </table:table-cell>
          <table:table-cell office:value-type="float" office:value="2392" calcext:value-type="float">
            <text:p>2392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2019.36" calcext:value-type="float">
            <text:p>2019.36</text:p>
          </table:table-cell>
          <table:table-cell office:value-type="float" office:value="1706" calcext:value-type="float">
            <text:p>1706</text:p>
          </table:table-cell>
          <table:table-cell office:value-type="float" office:value="1264.11" calcext:value-type="float">
            <text:p>1264.11</text:p>
          </table:table-cell>
          <table:table-cell office:value-type="float" office:value="1271.73" calcext:value-type="float">
            <text:p>1271.73</text:p>
          </table:table-cell>
          <table:table-cell office:value-type="float" office:value="1548.18" calcext:value-type="float">
            <text:p>1548.18</text:p>
          </table:table-cell>
          <table:table-cell table:number-columns-repeated="2"/>
          <table:table-cell table:formula="of:=AVERAGE([.A185:.E185])" office:value-type="float" office:value="2646" calcext:value-type="float">
            <text:p>2646</text:p>
          </table:table-cell>
          <table:table-cell table:formula="of:=AVERAGE([.G185:.K185])" office:value-type="float" office:value="1561.876" calcext:value-type="float">
            <text:p>1561.876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2452" calcext:value-type="float">
            <text:p>2452</text:p>
          </table:table-cell>
          <table:table-cell office:value-type="float" office:value="2832" calcext:value-type="float">
            <text:p>2832</text:p>
          </table:table-cell>
          <table:table-cell office:value-type="float" office:value="2157" calcext:value-type="float">
            <text:p>2157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float" office:value="2041.11" calcext:value-type="float">
            <text:p>2041.11</text:p>
          </table:table-cell>
          <table:table-cell office:value-type="float" office:value="1598.92" calcext:value-type="float">
            <text:p>1598.92</text:p>
          </table:table-cell>
          <table:table-cell office:value-type="float" office:value="1357.76" calcext:value-type="float">
            <text:p>1357.76</text:p>
          </table:table-cell>
          <table:table-cell office:value-type="float" office:value="1341.78" calcext:value-type="float">
            <text:p>1341.78</text:p>
          </table:table-cell>
          <table:table-cell office:value-type="float" office:value="1508.8" calcext:value-type="float">
            <text:p>1508.8</text:p>
          </table:table-cell>
          <table:table-cell table:number-columns-repeated="2"/>
          <table:table-cell table:formula="of:=AVERAGE([.A186:.E186])" office:value-type="float" office:value="2615.2" calcext:value-type="float">
            <text:p>2615.2</text:p>
          </table:table-cell>
          <table:table-cell table:formula="of:=AVERAGE([.G186:.K186])" office:value-type="float" office:value="1569.674" calcext:value-type="float">
            <text:p>1569.674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2867" calcext:value-type="float">
            <text:p>2867</text:p>
          </table:table-cell>
          <table:table-cell office:value-type="float" office:value="2477" calcext:value-type="float">
            <text:p>2477</text:p>
          </table:table-cell>
          <table:table-cell office:value-type="float" office:value="2247" calcext:value-type="float">
            <text:p>2247</text:p>
          </table:table-cell>
          <table:table-cell office:value-type="float" office:value="2632" calcext:value-type="float">
            <text:p>2632</text:p>
          </table:table-cell>
          <table:table-cell/>
          <table:table-cell office:value-type="float" office:value="1597.38" calcext:value-type="float">
            <text:p>1597.38</text:p>
          </table:table-cell>
          <table:table-cell office:value-type="float" office:value="1682.05" calcext:value-type="float">
            <text:p>1682.05</text:p>
          </table:table-cell>
          <table:table-cell office:value-type="float" office:value="1462.59" calcext:value-type="float">
            <text:p>1462.59</text:p>
          </table:table-cell>
          <table:table-cell office:value-type="float" office:value="1367.14" calcext:value-type="float">
            <text:p>1367.14</text:p>
          </table:table-cell>
          <table:table-cell office:value-type="float" office:value="1482.56" calcext:value-type="float">
            <text:p>1482.56</text:p>
          </table:table-cell>
          <table:table-cell table:number-columns-repeated="2"/>
          <table:table-cell table:formula="of:=AVERAGE([.A187:.E187])" office:value-type="float" office:value="2680" calcext:value-type="float">
            <text:p>2680</text:p>
          </table:table-cell>
          <table:table-cell table:formula="of:=AVERAGE([.G187:.K187])" office:value-type="float" office:value="1518.344" calcext:value-type="float">
            <text:p>1518.344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2416" calcext:value-type="float">
            <text:p>2416</text:p>
          </table:table-cell>
          <table:table-cell office:value-type="float" office:value="2517" calcext:value-type="float">
            <text:p>2517</text:p>
          </table:table-cell>
          <table:table-cell office:value-type="float" office:value="2224" calcext:value-type="float">
            <text:p>2224</text:p>
          </table:table-cell>
          <table:table-cell office:value-type="float" office:value="2522" calcext:value-type="float">
            <text:p>2522</text:p>
          </table:table-cell>
          <table:table-cell/>
          <table:table-cell office:value-type="float" office:value="1651.32" calcext:value-type="float">
            <text:p>1651.32</text:p>
          </table:table-cell>
          <table:table-cell office:value-type="float" office:value="1652.64" calcext:value-type="float">
            <text:p>1652.64</text:p>
          </table:table-cell>
          <table:table-cell office:value-type="float" office:value="1431.16" calcext:value-type="float">
            <text:p>1431.16</text:p>
          </table:table-cell>
          <table:table-cell office:value-type="float" office:value="1393.77" calcext:value-type="float">
            <text:p>1393.77</text:p>
          </table:table-cell>
          <table:table-cell office:value-type="float" office:value="1521.25" calcext:value-type="float">
            <text:p>1521.25</text:p>
          </table:table-cell>
          <table:table-cell table:number-columns-repeated="2"/>
          <table:table-cell table:formula="of:=AVERAGE([.A188:.E188])" office:value-type="float" office:value="2539.2" calcext:value-type="float">
            <text:p>2539.2</text:p>
          </table:table-cell>
          <table:table-cell table:formula="of:=AVERAGE([.G188:.K188])" office:value-type="float" office:value="1530.028" calcext:value-type="float">
            <text:p>1530.028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2852" calcext:value-type="float">
            <text:p>2852</text:p>
          </table:table-cell>
          <table:table-cell office:value-type="float" office:value="2427" calcext:value-type="float">
            <text:p>2427</text:p>
          </table:table-cell>
          <table:table-cell office:value-type="float" office:value="2227" calcext:value-type="float">
            <text:p>2227</text:p>
          </table:table-cell>
          <table:table-cell office:value-type="float" office:value="2652" calcext:value-type="float">
            <text:p>2652</text:p>
          </table:table-cell>
          <table:table-cell/>
          <table:table-cell office:value-type="float" office:value="1817.53" calcext:value-type="float">
            <text:p>1817.53</text:p>
          </table:table-cell>
          <table:table-cell office:value-type="float" office:value="1706.56" calcext:value-type="float">
            <text:p>1706.56</text:p>
          </table:table-cell>
          <table:table-cell office:value-type="float" office:value="1261.73" calcext:value-type="float">
            <text:p>1261.73</text:p>
          </table:table-cell>
          <table:table-cell office:value-type="float" office:value="1357.92" calcext:value-type="float">
            <text:p>1357.92</text:p>
          </table:table-cell>
          <table:table-cell office:value-type="float" office:value="1505.79" calcext:value-type="float">
            <text:p>1505.79</text:p>
          </table:table-cell>
          <table:table-cell table:number-columns-repeated="2"/>
          <table:table-cell table:formula="of:=AVERAGE([.A189:.E189])" office:value-type="float" office:value="2648" calcext:value-type="float">
            <text:p>2648</text:p>
          </table:table-cell>
          <table:table-cell table:formula="of:=AVERAGE([.G189:.K189])" office:value-type="float" office:value="1529.906" calcext:value-type="float">
            <text:p>1529.906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662" calcext:value-type="float">
            <text:p>2662</text:p>
          </table:table-cell>
          <table:table-cell office:value-type="float" office:value="2672" calcext:value-type="float">
            <text:p>2672</text:p>
          </table:table-cell>
          <table:table-cell office:value-type="float" office:value="2542" calcext:value-type="float">
            <text:p>2542</text:p>
          </table:table-cell>
          <table:table-cell office:value-type="float" office:value="2667" calcext:value-type="float">
            <text:p>2667</text:p>
          </table:table-cell>
          <table:table-cell/>
          <table:table-cell office:value-type="float" office:value="1758.2" calcext:value-type="float">
            <text:p>1758.2</text:p>
          </table:table-cell>
          <table:table-cell office:value-type="float" office:value="1686.97" calcext:value-type="float">
            <text:p>1686.97</text:p>
          </table:table-cell>
          <table:table-cell office:value-type="float" office:value="1348.86" calcext:value-type="float">
            <text:p>1348.86</text:p>
          </table:table-cell>
          <table:table-cell office:value-type="float" office:value="1313.43" calcext:value-type="float">
            <text:p>1313.43</text:p>
          </table:table-cell>
          <table:table-cell office:value-type="float" office:value="1647.33" calcext:value-type="float">
            <text:p>1647.33</text:p>
          </table:table-cell>
          <table:table-cell table:number-columns-repeated="2"/>
          <table:table-cell table:formula="of:=AVERAGE([.A190:.E190])" office:value-type="float" office:value="2723" calcext:value-type="float">
            <text:p>2723</text:p>
          </table:table-cell>
          <table:table-cell table:formula="of:=AVERAGE([.G190:.K190])" office:value-type="float" office:value="1550.958" calcext:value-type="float">
            <text:p>1550.958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2822" calcext:value-type="float">
            <text:p>2822</text:p>
          </table:table-cell>
          <table:table-cell office:value-type="float" office:value="2378" calcext:value-type="float">
            <text:p>2378</text:p>
          </table:table-cell>
          <table:table-cell office:value-type="float" office:value="2237" calcext:value-type="float">
            <text:p>2237</text:p>
          </table:table-cell>
          <table:table-cell office:value-type="float" office:value="2382" calcext:value-type="float">
            <text:p>2382</text:p>
          </table:table-cell>
          <table:table-cell/>
          <table:table-cell office:value-type="float" office:value="2022.83" calcext:value-type="float">
            <text:p>2022.83</text:p>
          </table:table-cell>
          <table:table-cell office:value-type="float" office:value="1669.24" calcext:value-type="float">
            <text:p>1669.24</text:p>
          </table:table-cell>
          <table:table-cell office:value-type="float" office:value="1356.03" calcext:value-type="float">
            <text:p>1356.03</text:p>
          </table:table-cell>
          <table:table-cell office:value-type="float" office:value="1329.74" calcext:value-type="float">
            <text:p>1329.74</text:p>
          </table:table-cell>
          <table:table-cell office:value-type="float" office:value="1454.37" calcext:value-type="float">
            <text:p>1454.37</text:p>
          </table:table-cell>
          <table:table-cell table:number-columns-repeated="2"/>
          <table:table-cell table:formula="of:=AVERAGE([.A191:.E191])" office:value-type="float" office:value="2632.2" calcext:value-type="float">
            <text:p>2632.2</text:p>
          </table:table-cell>
          <table:table-cell table:formula="of:=AVERAGE([.G191:.K191])" office:value-type="float" office:value="1566.442" calcext:value-type="float">
            <text:p>1566.442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2752" calcext:value-type="float">
            <text:p>2752</text:p>
          </table:table-cell>
          <table:table-cell office:value-type="float" office:value="2677" calcext:value-type="float">
            <text:p>2677</text:p>
          </table:table-cell>
          <table:table-cell office:value-type="float" office:value="2447" calcext:value-type="float">
            <text:p>2447</text:p>
          </table:table-cell>
          <table:table-cell office:value-type="float" office:value="2542" calcext:value-type="float">
            <text:p>2542</text:p>
          </table:table-cell>
          <table:table-cell/>
          <table:table-cell office:value-type="float" office:value="1934.76" calcext:value-type="float">
            <text:p>1934.76</text:p>
          </table:table-cell>
          <table:table-cell office:value-type="float" office:value="1707.39" calcext:value-type="float">
            <text:p>1707.39</text:p>
          </table:table-cell>
          <table:table-cell office:value-type="float" office:value="1413.21" calcext:value-type="float">
            <text:p>1413.21</text:p>
          </table:table-cell>
          <table:table-cell office:value-type="float" office:value="1328.13" calcext:value-type="float">
            <text:p>1328.13</text:p>
          </table:table-cell>
          <table:table-cell office:value-type="float" office:value="1603.45" calcext:value-type="float">
            <text:p>1603.45</text:p>
          </table:table-cell>
          <table:table-cell table:number-columns-repeated="2"/>
          <table:table-cell table:formula="of:=AVERAGE([.A192:.E192])" office:value-type="float" office:value="2669" calcext:value-type="float">
            <text:p>2669</text:p>
          </table:table-cell>
          <table:table-cell table:formula="of:=AVERAGE([.G192:.K192])" office:value-type="float" office:value="1597.388" calcext:value-type="float">
            <text:p>1597.388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2692" calcext:value-type="float">
            <text:p>2692</text:p>
          </table:table-cell>
          <table:table-cell office:value-type="float" office:value="2558" calcext:value-type="float">
            <text:p>2558</text:p>
          </table:table-cell>
          <table:table-cell office:value-type="float" office:value="2092" calcext:value-type="float">
            <text:p>2092</text:p>
          </table:table-cell>
          <table:table-cell office:value-type="float" office:value="2368" calcext:value-type="float">
            <text:p>2368</text:p>
          </table:table-cell>
          <table:table-cell/>
          <table:table-cell office:value-type="float" office:value="1985.95" calcext:value-type="float">
            <text:p>1985.95</text:p>
          </table:table-cell>
          <table:table-cell office:value-type="float" office:value="1633.45" calcext:value-type="float">
            <text:p>1633.45</text:p>
          </table:table-cell>
          <table:table-cell office:value-type="float" office:value="1410.47" calcext:value-type="float">
            <text:p>1410.47</text:p>
          </table:table-cell>
          <table:table-cell office:value-type="float" office:value="1357.67" calcext:value-type="float">
            <text:p>1357.67</text:p>
          </table:table-cell>
          <table:table-cell office:value-type="float" office:value="1524.32" calcext:value-type="float">
            <text:p>1524.32</text:p>
          </table:table-cell>
          <table:table-cell table:number-columns-repeated="2"/>
          <table:table-cell table:formula="of:=AVERAGE([.A193:.E193])" office:value-type="float" office:value="2534.4" calcext:value-type="float">
            <text:p>2534.4</text:p>
          </table:table-cell>
          <table:table-cell table:formula="of:=AVERAGE([.G193:.K193])" office:value-type="float" office:value="1582.372" calcext:value-type="float">
            <text:p>1582.372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2747" calcext:value-type="float">
            <text:p>2747</text:p>
          </table:table-cell>
          <table:table-cell office:value-type="float" office:value="2772" calcext:value-type="float">
            <text:p>2772</text:p>
          </table:table-cell>
          <table:table-cell office:value-type="float" office:value="2361" calcext:value-type="float">
            <text:p>2361</text:p>
          </table:table-cell>
          <table:table-cell office:value-type="float" office:value="2452" calcext:value-type="float">
            <text:p>2452</text:p>
          </table:table-cell>
          <table:table-cell/>
          <table:table-cell office:value-type="float" office:value="1922.53" calcext:value-type="float">
            <text:p>1922.53</text:p>
          </table:table-cell>
          <table:table-cell office:value-type="float" office:value="1738.68" calcext:value-type="float">
            <text:p>1738.68</text:p>
          </table:table-cell>
          <table:table-cell office:value-type="float" office:value="1440.88" calcext:value-type="float">
            <text:p>1440.88</text:p>
          </table:table-cell>
          <table:table-cell office:value-type="float" office:value="1341.07" calcext:value-type="float">
            <text:p>1341.07</text:p>
          </table:table-cell>
          <table:table-cell office:value-type="float" office:value="1512.39" calcext:value-type="float">
            <text:p>1512.39</text:p>
          </table:table-cell>
          <table:table-cell table:number-columns-repeated="2"/>
          <table:table-cell table:formula="of:=AVERAGE([.A194:.E194])" office:value-type="float" office:value="2716.8" calcext:value-type="float">
            <text:p>2716.8</text:p>
          </table:table-cell>
          <table:table-cell table:formula="of:=AVERAGE([.G194:.K194])" office:value-type="float" office:value="1591.11" calcext:value-type="float">
            <text:p>1591.11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2717" calcext:value-type="float">
            <text:p>2717</text:p>
          </table:table-cell>
          <table:table-cell office:value-type="float" office:value="2847" calcext:value-type="float">
            <text:p>2847</text:p>
          </table:table-cell>
          <table:table-cell office:value-type="float" office:value="2280" calcext:value-type="float">
            <text:p>2280</text:p>
          </table:table-cell>
          <table:table-cell office:value-type="float" office:value="2547" calcext:value-type="float">
            <text:p>2547</text:p>
          </table:table-cell>
          <table:table-cell/>
          <table:table-cell office:value-type="float" office:value="1884.75" calcext:value-type="float">
            <text:p>1884.75</text:p>
          </table:table-cell>
          <table:table-cell office:value-type="float" office:value="1731.25" calcext:value-type="float">
            <text:p>1731.25</text:p>
          </table:table-cell>
          <table:table-cell office:value-type="float" office:value="1373.68" calcext:value-type="float">
            <text:p>1373.68</text:p>
          </table:table-cell>
          <table:table-cell office:value-type="float" office:value="1357.81" calcext:value-type="float">
            <text:p>1357.81</text:p>
          </table:table-cell>
          <table:table-cell office:value-type="float" office:value="1487.12" calcext:value-type="float">
            <text:p>1487.12</text:p>
          </table:table-cell>
          <table:table-cell table:number-columns-repeated="2"/>
          <table:table-cell table:formula="of:=AVERAGE([.A195:.E195])" office:value-type="float" office:value="2695.6" calcext:value-type="float">
            <text:p>2695.6</text:p>
          </table:table-cell>
          <table:table-cell table:formula="of:=AVERAGE([.G195:.K195])" office:value-type="float" office:value="1566.922" calcext:value-type="float">
            <text:p>1566.922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2757" calcext:value-type="float">
            <text:p>2757</text:p>
          </table:table-cell>
          <table:table-cell office:value-type="float" office:value="2300" calcext:value-type="float">
            <text:p>2300</text:p>
          </table:table-cell>
          <table:table-cell office:value-type="float" office:value="2432" calcext:value-type="float">
            <text:p>2432</text:p>
          </table:table-cell>
          <table:table-cell office:value-type="float" office:value="2431" calcext:value-type="float">
            <text:p>2431</text:p>
          </table:table-cell>
          <table:table-cell/>
          <table:table-cell office:value-type="float" office:value="1904.21" calcext:value-type="float">
            <text:p>1904.21</text:p>
          </table:table-cell>
          <table:table-cell office:value-type="float" office:value="1765.39" calcext:value-type="float">
            <text:p>1765.39</text:p>
          </table:table-cell>
          <table:table-cell office:value-type="float" office:value="1234.21" calcext:value-type="float">
            <text:p>1234.21</text:p>
          </table:table-cell>
          <table:table-cell office:value-type="float" office:value="1379.09" calcext:value-type="float">
            <text:p>1379.09</text:p>
          </table:table-cell>
          <table:table-cell office:value-type="float" office:value="1506.42" calcext:value-type="float">
            <text:p>1506.42</text:p>
          </table:table-cell>
          <table:table-cell table:number-columns-repeated="2"/>
          <table:table-cell table:formula="of:=AVERAGE([.A196:.E196])" office:value-type="float" office:value="2639.4" calcext:value-type="float">
            <text:p>2639.4</text:p>
          </table:table-cell>
          <table:table-cell table:formula="of:=AVERAGE([.G196:.K196])" office:value-type="float" office:value="1557.864" calcext:value-type="float">
            <text:p>1557.864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2552" calcext:value-type="float">
            <text:p>2552</text:p>
          </table:table-cell>
          <table:table-cell office:value-type="float" office:value="2487" calcext:value-type="float">
            <text:p>2487</text:p>
          </table:table-cell>
          <table:table-cell office:value-type="float" office:value="2172" calcext:value-type="float">
            <text:p>2172</text:p>
          </table:table-cell>
          <table:table-cell office:value-type="float" office:value="2432" calcext:value-type="float">
            <text:p>2432</text:p>
          </table:table-cell>
          <table:table-cell/>
          <table:table-cell office:value-type="float" office:value="1773.17" calcext:value-type="float">
            <text:p>1773.17</text:p>
          </table:table-cell>
          <table:table-cell office:value-type="float" office:value="1795.69" calcext:value-type="float">
            <text:p>1795.69</text:p>
          </table:table-cell>
          <table:table-cell office:value-type="float" office:value="1337.46" calcext:value-type="float">
            <text:p>1337.46</text:p>
          </table:table-cell>
          <table:table-cell office:value-type="float" office:value="1398.09" calcext:value-type="float">
            <text:p>1398.09</text:p>
          </table:table-cell>
          <table:table-cell office:value-type="float" office:value="1530.18" calcext:value-type="float">
            <text:p>1530.18</text:p>
          </table:table-cell>
          <table:table-cell table:number-columns-repeated="2"/>
          <table:table-cell table:formula="of:=AVERAGE([.A197:.E197])" office:value-type="float" office:value="2544" calcext:value-type="float">
            <text:p>2544</text:p>
          </table:table-cell>
          <table:table-cell table:formula="of:=AVERAGE([.G197:.K197])" office:value-type="float" office:value="1566.918" calcext:value-type="float">
            <text:p>1566.918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857" calcext:value-type="float">
            <text:p>2857</text:p>
          </table:table-cell>
          <table:table-cell office:value-type="float" office:value="2692" calcext:value-type="float">
            <text:p>2692</text:p>
          </table:table-cell>
          <table:table-cell office:value-type="float" office:value="2578" calcext:value-type="float">
            <text:p>2578</text:p>
          </table:table-cell>
          <table:table-cell office:value-type="float" office:value="2372" calcext:value-type="float">
            <text:p>2372</text:p>
          </table:table-cell>
          <table:table-cell/>
          <table:table-cell office:value-type="float" office:value="1909.12" calcext:value-type="float">
            <text:p>1909.12</text:p>
          </table:table-cell>
          <table:table-cell office:value-type="float" office:value="1821.09" calcext:value-type="float">
            <text:p>1821.09</text:p>
          </table:table-cell>
          <table:table-cell office:value-type="float" office:value="1502.1" calcext:value-type="float">
            <text:p>1502.1</text:p>
          </table:table-cell>
          <table:table-cell office:value-type="float" office:value="1385.2" calcext:value-type="float">
            <text:p>1385.2</text:p>
          </table:table-cell>
          <table:table-cell office:value-type="float" office:value="1616.72" calcext:value-type="float">
            <text:p>1616.72</text:p>
          </table:table-cell>
          <table:table-cell table:number-columns-repeated="2"/>
          <table:table-cell table:formula="of:=AVERAGE([.A198:.E198])" office:value-type="float" office:value="2708.2" calcext:value-type="float">
            <text:p>2708.2</text:p>
          </table:table-cell>
          <table:table-cell table:formula="of:=AVERAGE([.G198:.K198])" office:value-type="float" office:value="1646.846" calcext:value-type="float">
            <text:p>1646.846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2812" calcext:value-type="float">
            <text:p>2812</text:p>
          </table:table-cell>
          <table:table-cell office:value-type="float" office:value="2567" calcext:value-type="float">
            <text:p>2567</text:p>
          </table:table-cell>
          <table:table-cell office:value-type="float" office:value="2207" calcext:value-type="float">
            <text:p>2207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1924.73" calcext:value-type="float">
            <text:p>1924.73</text:p>
          </table:table-cell>
          <table:table-cell office:value-type="float" office:value="1801" calcext:value-type="float">
            <text:p>1801</text:p>
          </table:table-cell>
          <table:table-cell office:value-type="float" office:value="1358.25" calcext:value-type="float">
            <text:p>1358.25</text:p>
          </table:table-cell>
          <table:table-cell office:value-type="float" office:value="1441.43" calcext:value-type="float">
            <text:p>1441.43</text:p>
          </table:table-cell>
          <table:table-cell office:value-type="float" office:value="1607.36" calcext:value-type="float">
            <text:p>1607.36</text:p>
          </table:table-cell>
          <table:table-cell table:number-columns-repeated="2"/>
          <table:table-cell table:formula="of:=AVERAGE([.A199:.E199])" office:value-type="float" office:value="2648" calcext:value-type="float">
            <text:p>2648</text:p>
          </table:table-cell>
          <table:table-cell table:formula="of:=AVERAGE([.G199:.K199])" office:value-type="float" office:value="1626.554" calcext:value-type="float">
            <text:p>1626.554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2617" calcext:value-type="float">
            <text:p>2617</text:p>
          </table:table-cell>
          <table:table-cell office:value-type="float" office:value="2422" calcext:value-type="float">
            <text:p>2422</text:p>
          </table:table-cell>
          <table:table-cell office:value-type="float" office:value="2232" calcext:value-type="float">
            <text:p>2232</text:p>
          </table:table-cell>
          <table:table-cell office:value-type="float" office:value="2512" calcext:value-type="float">
            <text:p>2512</text:p>
          </table:table-cell>
          <table:table-cell/>
          <table:table-cell office:value-type="float" office:value="1920.12" calcext:value-type="float">
            <text:p>1920.12</text:p>
          </table:table-cell>
          <table:table-cell office:value-type="float" office:value="1701.84" calcext:value-type="float">
            <text:p>1701.84</text:p>
          </table:table-cell>
          <table:table-cell office:value-type="float" office:value="1351.14" calcext:value-type="float">
            <text:p>1351.14</text:p>
          </table:table-cell>
          <table:table-cell office:value-type="float" office:value="1400.25" calcext:value-type="float">
            <text:p>1400.25</text:p>
          </table:table-cell>
          <table:table-cell office:value-type="float" office:value="1458.56" calcext:value-type="float">
            <text:p>1458.56</text:p>
          </table:table-cell>
          <table:table-cell table:number-columns-repeated="2"/>
          <table:table-cell table:formula="of:=AVERAGE([.A200:.E200])" office:value-type="float" office:value="2642" calcext:value-type="float">
            <text:p>2642</text:p>
          </table:table-cell>
          <table:table-cell table:formula="of:=AVERAGE([.G200:.K200])" office:value-type="float" office:value="1566.382" calcext:value-type="float">
            <text:p>1566.382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2687" calcext:value-type="float">
            <text:p>2687</text:p>
          </table:table-cell>
          <table:table-cell office:value-type="float" office:value="2702" calcext:value-type="float">
            <text:p>2702</text:p>
          </table:table-cell>
          <table:table-cell office:value-type="float" office:value="2542" calcext:value-type="float">
            <text:p>2542</text:p>
          </table:table-cell>
          <table:table-cell office:value-type="float" office:value="2587" calcext:value-type="float">
            <text:p>2587</text:p>
          </table:table-cell>
          <table:table-cell/>
          <table:table-cell office:value-type="float" office:value="1919.53" calcext:value-type="float">
            <text:p>1919.53</text:p>
          </table:table-cell>
          <table:table-cell office:value-type="float" office:value="1703.52" calcext:value-type="float">
            <text:p>1703.52</text:p>
          </table:table-cell>
          <table:table-cell office:value-type="float" office:value="1283.18" calcext:value-type="float">
            <text:p>1283.18</text:p>
          </table:table-cell>
          <table:table-cell office:value-type="float" office:value="1363.66" calcext:value-type="float">
            <text:p>1363.66</text:p>
          </table:table-cell>
          <table:table-cell office:value-type="float" office:value="1580.55" calcext:value-type="float">
            <text:p>1580.55</text:p>
          </table:table-cell>
          <table:table-cell table:number-columns-repeated="2"/>
          <table:table-cell table:formula="of:=AVERAGE([.A201:.E201])" office:value-type="float" office:value="2776" calcext:value-type="float">
            <text:p>2776</text:p>
          </table:table-cell>
          <table:table-cell table:formula="of:=AVERAGE([.G201:.K201])" office:value-type="float" office:value="1570.088" calcext:value-type="float">
            <text:p>1570.088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2642" calcext:value-type="float">
            <text:p>2642</text:p>
          </table:table-cell>
          <table:table-cell office:value-type="float" office:value="2602" calcext:value-type="float">
            <text:p>2602</text:p>
          </table:table-cell>
          <table:table-cell office:value-type="float" office:value="2322" calcext:value-type="float">
            <text:p>2322</text:p>
          </table:table-cell>
          <table:table-cell office:value-type="float" office:value="2507" calcext:value-type="float">
            <text:p>2507</text:p>
          </table:table-cell>
          <table:table-cell/>
          <table:table-cell office:value-type="float" office:value="1934.11" calcext:value-type="float">
            <text:p>1934.11</text:p>
          </table:table-cell>
          <table:table-cell office:value-type="float" office:value="1606.54" calcext:value-type="float">
            <text:p>1606.54</text:p>
          </table:table-cell>
          <table:table-cell office:value-type="float" office:value="1282.37" calcext:value-type="float">
            <text:p>1282.37</text:p>
          </table:table-cell>
          <table:table-cell office:value-type="float" office:value="1408.97" calcext:value-type="float">
            <text:p>1408.97</text:p>
          </table:table-cell>
          <table:table-cell office:value-type="float" office:value="1508.76" calcext:value-type="float">
            <text:p>1508.76</text:p>
          </table:table-cell>
          <table:table-cell table:number-columns-repeated="2"/>
          <table:table-cell table:formula="of:=AVERAGE([.A202:.E202])" office:value-type="float" office:value="2662" calcext:value-type="float">
            <text:p>2662</text:p>
          </table:table-cell>
          <table:table-cell table:formula="of:=AVERAGE([.G202:.K202])" office:value-type="float" office:value="1548.15" calcext:value-type="float">
            <text:p>1548.15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2587" calcext:value-type="float">
            <text:p>2587</text:p>
          </table:table-cell>
          <table:table-cell office:value-type="float" office:value="2372" calcext:value-type="float">
            <text:p>2372</text:p>
          </table:table-cell>
          <table:table-cell office:value-type="float" office:value="2302" calcext:value-type="float">
            <text:p>2302</text:p>
          </table:table-cell>
          <table:table-cell office:value-type="float" office:value="2372" calcext:value-type="float">
            <text:p>2372</text:p>
          </table:table-cell>
          <table:table-cell/>
          <table:table-cell office:value-type="float" office:value="1967.46" calcext:value-type="float">
            <text:p>1967.46</text:p>
          </table:table-cell>
          <table:table-cell office:value-type="float" office:value="1648.4" calcext:value-type="float">
            <text:p>1648.4</text:p>
          </table:table-cell>
          <table:table-cell office:value-type="float" office:value="1375.03" calcext:value-type="float">
            <text:p>1375.03</text:p>
          </table:table-cell>
          <table:table-cell office:value-type="float" office:value="1194.69" calcext:value-type="float">
            <text:p>1194.69</text:p>
          </table:table-cell>
          <table:table-cell office:value-type="float" office:value="1588.46" calcext:value-type="float">
            <text:p>1588.46</text:p>
          </table:table-cell>
          <table:table-cell table:number-columns-repeated="2"/>
          <table:table-cell table:formula="of:=AVERAGE([.A203:.E203])" office:value-type="float" office:value="2547" calcext:value-type="float">
            <text:p>2547</text:p>
          </table:table-cell>
          <table:table-cell table:formula="of:=AVERAGE([.G203:.K203])" office:value-type="float" office:value="1554.808" calcext:value-type="float">
            <text:p>1554.808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2667" calcext:value-type="float">
            <text:p>2667</text:p>
          </table:table-cell>
          <table:table-cell office:value-type="float" office:value="2572" calcext:value-type="float">
            <text:p>2572</text:p>
          </table:table-cell>
          <table:table-cell office:value-type="float" office:value="2372" calcext:value-type="float">
            <text:p>2372</text:p>
          </table:table-cell>
          <table:table-cell office:value-type="float" office:value="2622" calcext:value-type="float">
            <text:p>2622</text:p>
          </table:table-cell>
          <table:table-cell/>
          <table:table-cell office:value-type="float" office:value="2007.3" calcext:value-type="float">
            <text:p>2007.3</text:p>
          </table:table-cell>
          <table:table-cell office:value-type="float" office:value="1623.39" calcext:value-type="float">
            <text:p>1623.39</text:p>
          </table:table-cell>
          <table:table-cell office:value-type="float" office:value="1318.56" calcext:value-type="float">
            <text:p>1318.56</text:p>
          </table:table-cell>
          <table:table-cell office:value-type="float" office:value="1408.75" calcext:value-type="float">
            <text:p>1408.75</text:p>
          </table:table-cell>
          <table:table-cell office:value-type="float" office:value="1641.52" calcext:value-type="float">
            <text:p>1641.52</text:p>
          </table:table-cell>
          <table:table-cell table:number-columns-repeated="2"/>
          <table:table-cell table:formula="of:=AVERAGE([.A204:.E204])" office:value-type="float" office:value="2689" calcext:value-type="float">
            <text:p>2689</text:p>
          </table:table-cell>
          <table:table-cell table:formula="of:=AVERAGE([.G204:.K204])" office:value-type="float" office:value="1599.904" calcext:value-type="float">
            <text:p>1599.904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2597" calcext:value-type="float">
            <text:p>2597</text:p>
          </table:table-cell>
          <table:table-cell office:value-type="float" office:value="2332" calcext:value-type="float">
            <text:p>2332</text:p>
          </table:table-cell>
          <table:table-cell office:value-type="float" office:value="2787" calcext:value-type="float">
            <text:p>2787</text:p>
          </table:table-cell>
          <table:table-cell office:value-type="float" office:value="2422" calcext:value-type="float">
            <text:p>2422</text:p>
          </table:table-cell>
          <table:table-cell/>
          <table:table-cell office:value-type="float" office:value="1976.59" calcext:value-type="float">
            <text:p>1976.59</text:p>
          </table:table-cell>
          <table:table-cell office:value-type="float" office:value="1688.41" calcext:value-type="float">
            <text:p>1688.41</text:p>
          </table:table-cell>
          <table:table-cell office:value-type="float" office:value="1263.14" calcext:value-type="float">
            <text:p>1263.14</text:p>
          </table:table-cell>
          <table:table-cell office:value-type="float" office:value="1360.54" calcext:value-type="float">
            <text:p>1360.54</text:p>
          </table:table-cell>
          <table:table-cell office:value-type="float" office:value="1625.17" calcext:value-type="float">
            <text:p>1625.17</text:p>
          </table:table-cell>
          <table:table-cell table:number-columns-repeated="2"/>
          <table:table-cell table:formula="of:=AVERAGE([.A205:.E205])" office:value-type="float" office:value="2748" calcext:value-type="float">
            <text:p>2748</text:p>
          </table:table-cell>
          <table:table-cell table:formula="of:=AVERAGE([.G205:.K205])" office:value-type="float" office:value="1582.77" calcext:value-type="float">
            <text:p>1582.77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2677" calcext:value-type="float">
            <text:p>2677</text:p>
          </table:table-cell>
          <table:table-cell office:value-type="float" office:value="2452" calcext:value-type="float">
            <text:p>2452</text:p>
          </table:table-cell>
          <table:table-cell office:value-type="float" office:value="2497" calcext:value-type="float">
            <text:p>2497</text:p>
          </table:table-cell>
          <table:table-cell office:value-type="float" office:value="2602" calcext:value-type="float">
            <text:p>2602</text:p>
          </table:table-cell>
          <table:table-cell/>
          <table:table-cell office:value-type="float" office:value="1962.49" calcext:value-type="float">
            <text:p>1962.49</text:p>
          </table:table-cell>
          <table:table-cell office:value-type="float" office:value="1746.65" calcext:value-type="float">
            <text:p>1746.65</text:p>
          </table:table-cell>
          <table:table-cell office:value-type="float" office:value="1361.01" calcext:value-type="float">
            <text:p>1361.01</text:p>
          </table:table-cell>
          <table:table-cell office:value-type="float" office:value="1332.73" calcext:value-type="float">
            <text:p>1332.73</text:p>
          </table:table-cell>
          <table:table-cell office:value-type="float" office:value="1521.58" calcext:value-type="float">
            <text:p>1521.58</text:p>
          </table:table-cell>
          <table:table-cell table:number-columns-repeated="2"/>
          <table:table-cell table:formula="of:=AVERAGE([.A206:.E206])" office:value-type="float" office:value="2749" calcext:value-type="float">
            <text:p>2749</text:p>
          </table:table-cell>
          <table:table-cell table:formula="of:=AVERAGE([.G206:.K206])" office:value-type="float" office:value="1584.892" calcext:value-type="float">
            <text:p>1584.892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2802" calcext:value-type="float">
            <text:p>2802</text:p>
          </table:table-cell>
          <table:table-cell office:value-type="float" office:value="2412" calcext:value-type="float">
            <text:p>2412</text:p>
          </table:table-cell>
          <table:table-cell office:value-type="float" office:value="2197" calcext:value-type="float">
            <text:p>2197</text:p>
          </table:table-cell>
          <table:table-cell office:value-type="float" office:value="2572" calcext:value-type="float">
            <text:p>2572</text:p>
          </table:table-cell>
          <table:table-cell/>
          <table:table-cell office:value-type="float" office:value="2179.01" calcext:value-type="float">
            <text:p>2179.01</text:p>
          </table:table-cell>
          <table:table-cell office:value-type="float" office:value="1679.07" calcext:value-type="float">
            <text:p>1679.07</text:p>
          </table:table-cell>
          <table:table-cell office:value-type="float" office:value="1452.73" calcext:value-type="float">
            <text:p>1452.73</text:p>
          </table:table-cell>
          <table:table-cell office:value-type="float" office:value="1396.44" calcext:value-type="float">
            <text:p>1396.44</text:p>
          </table:table-cell>
          <table:table-cell office:value-type="float" office:value="1671.83" calcext:value-type="float">
            <text:p>1671.83</text:p>
          </table:table-cell>
          <table:table-cell table:number-columns-repeated="2"/>
          <table:table-cell table:formula="of:=AVERAGE([.A207:.E207])" office:value-type="float" office:value="2597" calcext:value-type="float">
            <text:p>2597</text:p>
          </table:table-cell>
          <table:table-cell table:formula="of:=AVERAGE([.G207:.K207])" office:value-type="float" office:value="1675.816" calcext:value-type="float">
            <text:p>1675.816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2502" calcext:value-type="float">
            <text:p>2502</text:p>
          </table:table-cell>
          <table:table-cell office:value-type="float" office:value="2617" calcext:value-type="float">
            <text:p>2617</text:p>
          </table:table-cell>
          <table:table-cell office:value-type="float" office:value="2362" calcext:value-type="float">
            <text:p>2362</text:p>
          </table:table-cell>
          <table:table-cell office:value-type="float" office:value="2332" calcext:value-type="float">
            <text:p>2332</text:p>
          </table:table-cell>
          <table:table-cell/>
          <table:table-cell office:value-type="float" office:value="1966.7" calcext:value-type="float">
            <text:p>1966.7</text:p>
          </table:table-cell>
          <table:table-cell office:value-type="float" office:value="1713.21" calcext:value-type="float">
            <text:p>1713.21</text:p>
          </table:table-cell>
          <table:table-cell office:value-type="float" office:value="1351.7" calcext:value-type="float">
            <text:p>1351.7</text:p>
          </table:table-cell>
          <table:table-cell office:value-type="float" office:value="1377.09" calcext:value-type="float">
            <text:p>1377.09</text:p>
          </table:table-cell>
          <table:table-cell office:value-type="float" office:value="1561.43" calcext:value-type="float">
            <text:p>1561.43</text:p>
          </table:table-cell>
          <table:table-cell table:number-columns-repeated="2"/>
          <table:table-cell table:formula="of:=AVERAGE([.A208:.E208])" office:value-type="float" office:value="2602" calcext:value-type="float">
            <text:p>2602</text:p>
          </table:table-cell>
          <table:table-cell table:formula="of:=AVERAGE([.G208:.K208])" office:value-type="float" office:value="1594.026" calcext:value-type="float">
            <text:p>1594.026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2802" calcext:value-type="float">
            <text:p>2802</text:p>
          </table:table-cell>
          <table:table-cell office:value-type="float" office:value="2537" calcext:value-type="float">
            <text:p>2537</text:p>
          </table:table-cell>
          <table:table-cell office:value-type="float" office:value="2664" calcext:value-type="float">
            <text:p>2664</text:p>
          </table:table-cell>
          <table:table-cell office:value-type="float" office:value="2557" calcext:value-type="float">
            <text:p>2557</text:p>
          </table:table-cell>
          <table:table-cell/>
          <table:table-cell office:value-type="float" office:value="1956.8" calcext:value-type="float">
            <text:p>1956.8</text:p>
          </table:table-cell>
          <table:table-cell office:value-type="float" office:value="1685.9" calcext:value-type="float">
            <text:p>1685.9</text:p>
          </table:table-cell>
          <table:table-cell office:value-type="float" office:value="1369.61" calcext:value-type="float">
            <text:p>1369.61</text:p>
          </table:table-cell>
          <table:table-cell office:value-type="float" office:value="1431.69" calcext:value-type="float">
            <text:p>1431.69</text:p>
          </table:table-cell>
          <table:table-cell office:value-type="float" office:value="1515.8" calcext:value-type="float">
            <text:p>1515.8</text:p>
          </table:table-cell>
          <table:table-cell table:number-columns-repeated="2"/>
          <table:table-cell table:formula="of:=AVERAGE([.A209:.E209])" office:value-type="float" office:value="2799.4" calcext:value-type="float">
            <text:p>2799.4</text:p>
          </table:table-cell>
          <table:table-cell table:formula="of:=AVERAGE([.G209:.K209])" office:value-type="float" office:value="1591.96" calcext:value-type="float">
            <text:p>1591.96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2898" calcext:value-type="float">
            <text:p>2898</text:p>
          </table:table-cell>
          <table:table-cell office:value-type="float" office:value="2472" calcext:value-type="float">
            <text:p>2472</text:p>
          </table:table-cell>
          <table:table-cell office:value-type="float" office:value="2267" calcext:value-type="float">
            <text:p>2267</text:p>
          </table:table-cell>
          <table:table-cell office:value-type="float" office:value="2488" calcext:value-type="float">
            <text:p>2488</text:p>
          </table:table-cell>
          <table:table-cell/>
          <table:table-cell office:value-type="float" office:value="2105.02" calcext:value-type="float">
            <text:p>2105.02</text:p>
          </table:table-cell>
          <table:table-cell office:value-type="float" office:value="1757.53" calcext:value-type="float">
            <text:p>1757.53</text:p>
          </table:table-cell>
          <table:table-cell office:value-type="float" office:value="1456.66" calcext:value-type="float">
            <text:p>1456.66</text:p>
          </table:table-cell>
          <table:table-cell office:value-type="float" office:value="1054.97" calcext:value-type="float">
            <text:p>1054.97</text:p>
          </table:table-cell>
          <table:table-cell office:value-type="float" office:value="1363.12" calcext:value-type="float">
            <text:p>1363.12</text:p>
          </table:table-cell>
          <table:table-cell table:number-columns-repeated="2"/>
          <table:table-cell table:formula="of:=AVERAGE([.A210:.E210])" office:value-type="float" office:value="2672.4" calcext:value-type="float">
            <text:p>2672.4</text:p>
          </table:table-cell>
          <table:table-cell table:formula="of:=AVERAGE([.G210:.K210])" office:value-type="float" office:value="1547.46" calcext:value-type="float">
            <text:p>1547.46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632" calcext:value-type="float">
            <text:p>2632</text:p>
          </table:table-cell>
          <table:table-cell office:value-type="float" office:value="2487" calcext:value-type="float">
            <text:p>2487</text:p>
          </table:table-cell>
          <table:table-cell office:value-type="float" office:value="2382" calcext:value-type="float">
            <text:p>2382</text:p>
          </table:table-cell>
          <table:table-cell office:value-type="float" office:value="2432" calcext:value-type="float">
            <text:p>2432</text:p>
          </table:table-cell>
          <table:table-cell/>
          <table:table-cell office:value-type="float" office:value="1891.5" calcext:value-type="float">
            <text:p>1891.5</text:p>
          </table:table-cell>
          <table:table-cell office:value-type="float" office:value="1835.93" calcext:value-type="float">
            <text:p>1835.93</text:p>
          </table:table-cell>
          <table:table-cell office:value-type="float" office:value="1485.5" calcext:value-type="float">
            <text:p>1485.5</text:p>
          </table:table-cell>
          <table:table-cell office:value-type="float" office:value="1216.18" calcext:value-type="float">
            <text:p>1216.18</text:p>
          </table:table-cell>
          <table:table-cell office:value-type="float" office:value="1531.06" calcext:value-type="float">
            <text:p>1531.06</text:p>
          </table:table-cell>
          <table:table-cell table:number-columns-repeated="2"/>
          <table:table-cell table:formula="of:=AVERAGE([.A211:.E211])" office:value-type="float" office:value="2575" calcext:value-type="float">
            <text:p>2575</text:p>
          </table:table-cell>
          <table:table-cell table:formula="of:=AVERAGE([.G211:.K211])" office:value-type="float" office:value="1592.034" calcext:value-type="float">
            <text:p>1592.034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2687" calcext:value-type="float">
            <text:p>2687</text:p>
          </table:table-cell>
          <table:table-cell office:value-type="float" office:value="2807" calcext:value-type="float">
            <text:p>2807</text:p>
          </table:table-cell>
          <table:table-cell office:value-type="float" office:value="2637" calcext:value-type="float">
            <text:p>2637</text:p>
          </table:table-cell>
          <table:table-cell office:value-type="float" office:value="2587" calcext:value-type="float">
            <text:p>2587</text:p>
          </table:table-cell>
          <table:table-cell/>
          <table:table-cell office:value-type="float" office:value="1953.25" calcext:value-type="float">
            <text:p>1953.25</text:p>
          </table:table-cell>
          <table:table-cell office:value-type="float" office:value="1735.72" calcext:value-type="float">
            <text:p>1735.72</text:p>
          </table:table-cell>
          <table:table-cell office:value-type="float" office:value="1366.6" calcext:value-type="float">
            <text:p>1366.6</text:p>
          </table:table-cell>
          <table:table-cell office:value-type="float" office:value="1382.71" calcext:value-type="float">
            <text:p>1382.71</text:p>
          </table:table-cell>
          <table:table-cell office:value-type="float" office:value="1623.69" calcext:value-type="float">
            <text:p>1623.69</text:p>
          </table:table-cell>
          <table:table-cell table:number-columns-repeated="2"/>
          <table:table-cell table:formula="of:=AVERAGE([.A212:.E212])" office:value-type="float" office:value="2818" calcext:value-type="float">
            <text:p>2818</text:p>
          </table:table-cell>
          <table:table-cell table:formula="of:=AVERAGE([.G212:.K212])" office:value-type="float" office:value="1612.394" calcext:value-type="float">
            <text:p>1612.394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2952" calcext:value-type="float">
            <text:p>2952</text:p>
          </table:table-cell>
          <table:table-cell office:value-type="float" office:value="2537" calcext:value-type="float">
            <text:p>2537</text:p>
          </table:table-cell>
          <table:table-cell office:value-type="float" office:value="2582" calcext:value-type="float">
            <text:p>2582</text:p>
          </table:table-cell>
          <table:table-cell office:value-type="float" office:value="2337" calcext:value-type="float">
            <text:p>2337</text:p>
          </table:table-cell>
          <table:table-cell/>
          <table:table-cell office:value-type="float" office:value="1969.67" calcext:value-type="float">
            <text:p>1969.67</text:p>
          </table:table-cell>
          <table:table-cell office:value-type="float" office:value="1633.11" calcext:value-type="float">
            <text:p>1633.11</text:p>
          </table:table-cell>
          <table:table-cell office:value-type="float" office:value="1446.74" calcext:value-type="float">
            <text:p>1446.74</text:p>
          </table:table-cell>
          <table:table-cell office:value-type="float" office:value="1326.21" calcext:value-type="float">
            <text:p>1326.21</text:p>
          </table:table-cell>
          <table:table-cell office:value-type="float" office:value="1537.57" calcext:value-type="float">
            <text:p>1537.57</text:p>
          </table:table-cell>
          <table:table-cell table:number-columns-repeated="2"/>
          <table:table-cell table:formula="of:=AVERAGE([.A213:.E213])" office:value-type="float" office:value="2691" calcext:value-type="float">
            <text:p>2691</text:p>
          </table:table-cell>
          <table:table-cell table:formula="of:=AVERAGE([.G213:.K213])" office:value-type="float" office:value="1582.66" calcext:value-type="float">
            <text:p>1582.66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2737" calcext:value-type="float">
            <text:p>2737</text:p>
          </table:table-cell>
          <table:table-cell office:value-type="float" office:value="2372" calcext:value-type="float">
            <text:p>2372</text:p>
          </table:table-cell>
          <table:table-cell office:value-type="float" office:value="2257" calcext:value-type="float">
            <text:p>2257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float" office:value="1975.46" calcext:value-type="float">
            <text:p>1975.46</text:p>
          </table:table-cell>
          <table:table-cell office:value-type="float" office:value="1729.17" calcext:value-type="float">
            <text:p>1729.17</text:p>
          </table:table-cell>
          <table:table-cell office:value-type="float" office:value="1542.98" calcext:value-type="float">
            <text:p>1542.98</text:p>
          </table:table-cell>
          <table:table-cell office:value-type="float" office:value="1359.42" calcext:value-type="float">
            <text:p>1359.42</text:p>
          </table:table-cell>
          <table:table-cell office:value-type="float" office:value="1568.38" calcext:value-type="float">
            <text:p>1568.38</text:p>
          </table:table-cell>
          <table:table-cell table:number-columns-repeated="2"/>
          <table:table-cell table:formula="of:=AVERAGE([.A214:.E214])" office:value-type="float" office:value="2561" calcext:value-type="float">
            <text:p>2561</text:p>
          </table:table-cell>
          <table:table-cell table:formula="of:=AVERAGE([.G214:.K214])" office:value-type="float" office:value="1635.082" calcext:value-type="float">
            <text:p>1635.082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467" calcext:value-type="float">
            <text:p>2467</text:p>
          </table:table-cell>
          <table:table-cell office:value-type="float" office:value="2522" calcext:value-type="float">
            <text:p>2522</text:p>
          </table:table-cell>
          <table:table-cell office:value-type="float" office:value="2168" calcext:value-type="float">
            <text:p>2168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float" office:value="1981.74" calcext:value-type="float">
            <text:p>1981.74</text:p>
          </table:table-cell>
          <table:table-cell office:value-type="float" office:value="1629.12" calcext:value-type="float">
            <text:p>1629.12</text:p>
          </table:table-cell>
          <table:table-cell office:value-type="float" office:value="1406.29" calcext:value-type="float">
            <text:p>1406.29</text:p>
          </table:table-cell>
          <table:table-cell office:value-type="float" office:value="1352.42" calcext:value-type="float">
            <text:p>1352.42</text:p>
          </table:table-cell>
          <table:table-cell office:value-type="float" office:value="1557.65" calcext:value-type="float">
            <text:p>1557.65</text:p>
          </table:table-cell>
          <table:table-cell table:number-columns-repeated="2"/>
          <table:table-cell table:formula="of:=AVERAGE([.A215:.E215])" office:value-type="float" office:value="2525.2" calcext:value-type="float">
            <text:p>2525.2</text:p>
          </table:table-cell>
          <table:table-cell table:formula="of:=AVERAGE([.G215:.K215])" office:value-type="float" office:value="1585.444" calcext:value-type="float">
            <text:p>1585.444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2532" calcext:value-type="float">
            <text:p>2532</text:p>
          </table:table-cell>
          <table:table-cell office:value-type="float" office:value="2492" calcext:value-type="float">
            <text:p>2492</text:p>
          </table:table-cell>
          <table:table-cell office:value-type="float" office:value="2302" calcext:value-type="float">
            <text:p>2302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float" office:value="2067.42" calcext:value-type="float">
            <text:p>2067.42</text:p>
          </table:table-cell>
          <table:table-cell office:value-type="float" office:value="1638.73" calcext:value-type="float">
            <text:p>1638.73</text:p>
          </table:table-cell>
          <table:table-cell office:value-type="float" office:value="1346.3" calcext:value-type="float">
            <text:p>1346.3</text:p>
          </table:table-cell>
          <table:table-cell office:value-type="float" office:value="1359.48" calcext:value-type="float">
            <text:p>1359.48</text:p>
          </table:table-cell>
          <table:table-cell office:value-type="float" office:value="1637.05" calcext:value-type="float">
            <text:p>1637.05</text:p>
          </table:table-cell>
          <table:table-cell table:number-columns-repeated="2"/>
          <table:table-cell table:formula="of:=AVERAGE([.A216:.E216])" office:value-type="float" office:value="2571" calcext:value-type="float">
            <text:p>2571</text:p>
          </table:table-cell>
          <table:table-cell table:formula="of:=AVERAGE([.G216:.K216])" office:value-type="float" office:value="1609.796" calcext:value-type="float">
            <text:p>1609.796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2762" calcext:value-type="float">
            <text:p>2762</text:p>
          </table:table-cell>
          <table:table-cell office:value-type="float" office:value="2527" calcext:value-type="float">
            <text:p>2527</text:p>
          </table:table-cell>
          <table:table-cell office:value-type="float" office:value="2412" calcext:value-type="float">
            <text:p>2412</text:p>
          </table:table-cell>
          <table:table-cell office:value-type="float" office:value="2457" calcext:value-type="float">
            <text:p>2457</text:p>
          </table:table-cell>
          <table:table-cell/>
          <table:table-cell office:value-type="float" office:value="1887.24" calcext:value-type="float">
            <text:p>1887.24</text:p>
          </table:table-cell>
          <table:table-cell office:value-type="float" office:value="1647.72" calcext:value-type="float">
            <text:p>1647.72</text:p>
          </table:table-cell>
          <table:table-cell office:value-type="float" office:value="1455.1" calcext:value-type="float">
            <text:p>1455.1</text:p>
          </table:table-cell>
          <table:table-cell office:value-type="float" office:value="1291.4" calcext:value-type="float">
            <text:p>1291.4</text:p>
          </table:table-cell>
          <table:table-cell office:value-type="float" office:value="1671.76" calcext:value-type="float">
            <text:p>1671.76</text:p>
          </table:table-cell>
          <table:table-cell table:number-columns-repeated="2"/>
          <table:table-cell table:formula="of:=AVERAGE([.A217:.E217])" office:value-type="float" office:value="2633" calcext:value-type="float">
            <text:p>2633</text:p>
          </table:table-cell>
          <table:table-cell table:formula="of:=AVERAGE([.G217:.K217])" office:value-type="float" office:value="1590.644" calcext:value-type="float">
            <text:p>1590.644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2502" calcext:value-type="float">
            <text:p>2502</text:p>
          </table:table-cell>
          <table:table-cell office:value-type="float" office:value="2832" calcext:value-type="float">
            <text:p>2832</text:p>
          </table:table-cell>
          <table:table-cell office:value-type="float" office:value="2707" calcext:value-type="float">
            <text:p>2707</text:p>
          </table:table-cell>
          <table:table-cell office:value-type="float" office:value="2507" calcext:value-type="float">
            <text:p>2507</text:p>
          </table:table-cell>
          <table:table-cell/>
          <table:table-cell office:value-type="float" office:value="2021.94" calcext:value-type="float">
            <text:p>2021.94</text:p>
          </table:table-cell>
          <table:table-cell office:value-type="float" office:value="1687.12" calcext:value-type="float">
            <text:p>1687.12</text:p>
          </table:table-cell>
          <table:table-cell office:value-type="float" office:value="1402.82" calcext:value-type="float">
            <text:p>1402.82</text:p>
          </table:table-cell>
          <table:table-cell office:value-type="float" office:value="1397.14" calcext:value-type="float">
            <text:p>1397.14</text:p>
          </table:table-cell>
          <table:table-cell office:value-type="float" office:value="1563.21" calcext:value-type="float">
            <text:p>1563.21</text:p>
          </table:table-cell>
          <table:table-cell table:number-columns-repeated="2"/>
          <table:table-cell table:formula="of:=AVERAGE([.A218:.E218])" office:value-type="float" office:value="2704" calcext:value-type="float">
            <text:p>2704</text:p>
          </table:table-cell>
          <table:table-cell table:formula="of:=AVERAGE([.G218:.K218])" office:value-type="float" office:value="1614.446" calcext:value-type="float">
            <text:p>1614.446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2687" calcext:value-type="float">
            <text:p>2687</text:p>
          </table:table-cell>
          <table:table-cell office:value-type="float" office:value="2442" calcext:value-type="float">
            <text:p>2442</text:p>
          </table:table-cell>
          <table:table-cell office:value-type="float" office:value="2257" calcext:value-type="float">
            <text:p>2257</text:p>
          </table:table-cell>
          <table:table-cell office:value-type="float" office:value="2407" calcext:value-type="float">
            <text:p>2407</text:p>
          </table:table-cell>
          <table:table-cell/>
          <table:table-cell office:value-type="float" office:value="2000.98" calcext:value-type="float">
            <text:p>2000.98</text:p>
          </table:table-cell>
          <table:table-cell office:value-type="float" office:value="1699.62" calcext:value-type="float">
            <text:p>1699.62</text:p>
          </table:table-cell>
          <table:table-cell office:value-type="float" office:value="1403.54" calcext:value-type="float">
            <text:p>1403.54</text:p>
          </table:table-cell>
          <table:table-cell office:value-type="float" office:value="1375.13" calcext:value-type="float">
            <text:p>1375.13</text:p>
          </table:table-cell>
          <table:table-cell office:value-type="float" office:value="1549.33" calcext:value-type="float">
            <text:p>1549.33</text:p>
          </table:table-cell>
          <table:table-cell table:number-columns-repeated="2"/>
          <table:table-cell table:formula="of:=AVERAGE([.A219:.E219])" office:value-type="float" office:value="2583" calcext:value-type="float">
            <text:p>2583</text:p>
          </table:table-cell>
          <table:table-cell table:formula="of:=AVERAGE([.G219:.K219])" office:value-type="float" office:value="1605.72" calcext:value-type="float">
            <text:p>1605.72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2597" calcext:value-type="float">
            <text:p>2597</text:p>
          </table:table-cell>
          <table:table-cell office:value-type="float" office:value="2522" calcext:value-type="float">
            <text:p>2522</text:p>
          </table:table-cell>
          <table:table-cell office:value-type="float" office:value="2527" calcext:value-type="float">
            <text:p>2527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float" office:value="2062.76" calcext:value-type="float">
            <text:p>2062.76</text:p>
          </table:table-cell>
          <table:table-cell office:value-type="float" office:value="1796.72" calcext:value-type="float">
            <text:p>1796.72</text:p>
          </table:table-cell>
          <table:table-cell office:value-type="float" office:value="1413.42" calcext:value-type="float">
            <text:p>1413.42</text:p>
          </table:table-cell>
          <table:table-cell office:value-type="float" office:value="1397.53" calcext:value-type="float">
            <text:p>1397.53</text:p>
          </table:table-cell>
          <table:table-cell office:value-type="float" office:value="1567.03" calcext:value-type="float">
            <text:p>1567.03</text:p>
          </table:table-cell>
          <table:table-cell table:number-columns-repeated="2"/>
          <table:table-cell table:formula="of:=AVERAGE([.A220:.E220])" office:value-type="float" office:value="2722.2" calcext:value-type="float">
            <text:p>2722.2</text:p>
          </table:table-cell>
          <table:table-cell table:formula="of:=AVERAGE([.G220:.K220])" office:value-type="float" office:value="1647.492" calcext:value-type="float">
            <text:p>1647.492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2882" calcext:value-type="float">
            <text:p>2882</text:p>
          </table:table-cell>
          <table:table-cell office:value-type="float" office:value="2618" calcext:value-type="float">
            <text:p>2618</text:p>
          </table:table-cell>
          <table:table-cell office:value-type="float" office:value="2452" calcext:value-type="float">
            <text:p>2452</text:p>
          </table:table-cell>
          <table:table-cell office:value-type="float" office:value="2482" calcext:value-type="float">
            <text:p>2482</text:p>
          </table:table-cell>
          <table:table-cell/>
          <table:table-cell office:value-type="float" office:value="2067.57" calcext:value-type="float">
            <text:p>2067.57</text:p>
          </table:table-cell>
          <table:table-cell office:value-type="float" office:value="1774.04" calcext:value-type="float">
            <text:p>1774.04</text:p>
          </table:table-cell>
          <table:table-cell office:value-type="float" office:value="1444.19" calcext:value-type="float">
            <text:p>1444.19</text:p>
          </table:table-cell>
          <table:table-cell office:value-type="float" office:value="1336.55" calcext:value-type="float">
            <text:p>1336.55</text:p>
          </table:table-cell>
          <table:table-cell office:value-type="float" office:value="1539.65" calcext:value-type="float">
            <text:p>1539.65</text:p>
          </table:table-cell>
          <table:table-cell table:number-columns-repeated="2"/>
          <table:table-cell table:formula="of:=AVERAGE([.A221:.E221])" office:value-type="float" office:value="2772.2" calcext:value-type="float">
            <text:p>2772.2</text:p>
          </table:table-cell>
          <table:table-cell table:formula="of:=AVERAGE([.G221:.K221])" office:value-type="float" office:value="1632.4" calcext:value-type="float">
            <text:p>1632.4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2637" calcext:value-type="float">
            <text:p>2637</text:p>
          </table:table-cell>
          <table:table-cell office:value-type="float" office:value="2612" calcext:value-type="float">
            <text:p>2612</text:p>
          </table:table-cell>
          <table:table-cell office:value-type="float" office:value="2477" calcext:value-type="float">
            <text:p>2477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float" office:value="1947.47" calcext:value-type="float">
            <text:p>1947.47</text:p>
          </table:table-cell>
          <table:table-cell office:value-type="float" office:value="1726.53" calcext:value-type="float">
            <text:p>1726.53</text:p>
          </table:table-cell>
          <table:table-cell office:value-type="float" office:value="1446.58" calcext:value-type="float">
            <text:p>1446.58</text:p>
          </table:table-cell>
          <table:table-cell office:value-type="float" office:value="1456.96" calcext:value-type="float">
            <text:p>1456.96</text:p>
          </table:table-cell>
          <table:table-cell office:value-type="float" office:value="1517.59" calcext:value-type="float">
            <text:p>1517.59</text:p>
          </table:table-cell>
          <table:table-cell table:number-columns-repeated="2"/>
          <table:table-cell table:formula="of:=AVERAGE([.A222:.E222])" office:value-type="float" office:value="2664" calcext:value-type="float">
            <text:p>2664</text:p>
          </table:table-cell>
          <table:table-cell table:formula="of:=AVERAGE([.G222:.K222])" office:value-type="float" office:value="1619.026" calcext:value-type="float">
            <text:p>1619.026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2672" calcext:value-type="float">
            <text:p>2672</text:p>
          </table:table-cell>
          <table:table-cell office:value-type="float" office:value="2662" calcext:value-type="float">
            <text:p>2662</text:p>
          </table:table-cell>
          <table:table-cell office:value-type="float" office:value="2297" calcext:value-type="float">
            <text:p>2297</text:p>
          </table:table-cell>
          <table:table-cell office:value-type="float" office:value="2437" calcext:value-type="float">
            <text:p>2437</text:p>
          </table:table-cell>
          <table:table-cell/>
          <table:table-cell office:value-type="float" office:value="2122.32" calcext:value-type="float">
            <text:p>2122.32</text:p>
          </table:table-cell>
          <table:table-cell office:value-type="float" office:value="1695.66" calcext:value-type="float">
            <text:p>1695.66</text:p>
          </table:table-cell>
          <table:table-cell office:value-type="float" office:value="1381.53" calcext:value-type="float">
            <text:p>1381.53</text:p>
          </table:table-cell>
          <table:table-cell office:value-type="float" office:value="1342.09" calcext:value-type="float">
            <text:p>1342.09</text:p>
          </table:table-cell>
          <table:table-cell office:value-type="float" office:value="1566.69" calcext:value-type="float">
            <text:p>1566.69</text:p>
          </table:table-cell>
          <table:table-cell table:number-columns-repeated="2"/>
          <table:table-cell table:formula="of:=AVERAGE([.A223:.E223])" office:value-type="float" office:value="2621" calcext:value-type="float">
            <text:p>2621</text:p>
          </table:table-cell>
          <table:table-cell table:formula="of:=AVERAGE([.G223:.K223])" office:value-type="float" office:value="1621.658" calcext:value-type="float">
            <text:p>1621.658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2567" calcext:value-type="float">
            <text:p>2567</text:p>
          </table:table-cell>
          <table:table-cell office:value-type="float" office:value="2487" calcext:value-type="float">
            <text:p>2487</text:p>
          </table:table-cell>
          <table:table-cell office:value-type="float" office:value="2182" calcext:value-type="float">
            <text:p>2182</text:p>
          </table:table-cell>
          <table:table-cell office:value-type="float" office:value="2692" calcext:value-type="float">
            <text:p>2692</text:p>
          </table:table-cell>
          <table:table-cell/>
          <table:table-cell office:value-type="float" office:value="2036.64" calcext:value-type="float">
            <text:p>2036.64</text:p>
          </table:table-cell>
          <table:table-cell office:value-type="float" office:value="1687.36" calcext:value-type="float">
            <text:p>1687.36</text:p>
          </table:table-cell>
          <table:table-cell office:value-type="float" office:value="1419.3" calcext:value-type="float">
            <text:p>1419.3</text:p>
          </table:table-cell>
          <table:table-cell office:value-type="float" office:value="1295.23" calcext:value-type="float">
            <text:p>1295.23</text:p>
          </table:table-cell>
          <table:table-cell office:value-type="float" office:value="1600.31" calcext:value-type="float">
            <text:p>1600.31</text:p>
          </table:table-cell>
          <table:table-cell table:number-columns-repeated="2"/>
          <table:table-cell table:formula="of:=AVERAGE([.A224:.E224])" office:value-type="float" office:value="2648" calcext:value-type="float">
            <text:p>2648</text:p>
          </table:table-cell>
          <table:table-cell table:formula="of:=AVERAGE([.G224:.K224])" office:value-type="float" office:value="1607.768" calcext:value-type="float">
            <text:p>1607.768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2957" calcext:value-type="float">
            <text:p>2957</text:p>
          </table:table-cell>
          <table:table-cell office:value-type="float" office:value="2506" calcext:value-type="float">
            <text:p>2506</text:p>
          </table:table-cell>
          <table:table-cell office:value-type="float" office:value="2262" calcext:value-type="float">
            <text:p>2262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1960.36" calcext:value-type="float">
            <text:p>1960.36</text:p>
          </table:table-cell>
          <table:table-cell office:value-type="float" office:value="1793.17" calcext:value-type="float">
            <text:p>1793.17</text:p>
          </table:table-cell>
          <table:table-cell office:value-type="float" office:value="1286.62" calcext:value-type="float">
            <text:p>1286.62</text:p>
          </table:table-cell>
          <table:table-cell office:value-type="float" office:value="1432.61" calcext:value-type="float">
            <text:p>1432.61</text:p>
          </table:table-cell>
          <table:table-cell office:value-type="float" office:value="1534.35" calcext:value-type="float">
            <text:p>1534.35</text:p>
          </table:table-cell>
          <table:table-cell table:number-columns-repeated="2"/>
          <table:table-cell table:formula="of:=AVERAGE([.A225:.E225])" office:value-type="float" office:value="2658.8" calcext:value-type="float">
            <text:p>2658.8</text:p>
          </table:table-cell>
          <table:table-cell table:formula="of:=AVERAGE([.G225:.K225])" office:value-type="float" office:value="1601.422" calcext:value-type="float">
            <text:p>1601.422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857" calcext:value-type="float">
            <text:p>2857</text:p>
          </table:table-cell>
          <table:table-cell office:value-type="float" office:value="2586" calcext:value-type="float">
            <text:p>2586</text:p>
          </table:table-cell>
          <table:table-cell office:value-type="float" office:value="2142" calcext:value-type="float">
            <text:p>2142</text:p>
          </table:table-cell>
          <table:table-cell office:value-type="float" office:value="2482" calcext:value-type="float">
            <text:p>2482</text:p>
          </table:table-cell>
          <table:table-cell/>
          <table:table-cell office:value-type="float" office:value="1887.28" calcext:value-type="float">
            <text:p>1887.28</text:p>
          </table:table-cell>
          <table:table-cell office:value-type="float" office:value="1760.45" calcext:value-type="float">
            <text:p>1760.45</text:p>
          </table:table-cell>
          <table:table-cell office:value-type="float" office:value="1477.38" calcext:value-type="float">
            <text:p>1477.38</text:p>
          </table:table-cell>
          <table:table-cell office:value-type="float" office:value="1385.23" calcext:value-type="float">
            <text:p>1385.23</text:p>
          </table:table-cell>
          <table:table-cell office:value-type="float" office:value="1587.43" calcext:value-type="float">
            <text:p>1587.43</text:p>
          </table:table-cell>
          <table:table-cell table:number-columns-repeated="2"/>
          <table:table-cell table:formula="of:=AVERAGE([.A226:.E226])" office:value-type="float" office:value="2617.8" calcext:value-type="float">
            <text:p>2617.8</text:p>
          </table:table-cell>
          <table:table-cell table:formula="of:=AVERAGE([.G226:.K226])" office:value-type="float" office:value="1619.554" calcext:value-type="float">
            <text:p>1619.554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617" calcext:value-type="float">
            <text:p>2617</text:p>
          </table:table-cell>
          <table:table-cell office:value-type="float" office:value="2309" calcext:value-type="float">
            <text:p>2309</text:p>
          </table:table-cell>
          <table:table-cell office:value-type="float" office:value="2097" calcext:value-type="float">
            <text:p>2097</text:p>
          </table:table-cell>
          <table:table-cell office:value-type="float" office:value="2627" calcext:value-type="float">
            <text:p>2627</text:p>
          </table:table-cell>
          <table:table-cell/>
          <table:table-cell office:value-type="float" office:value="2038.51" calcext:value-type="float">
            <text:p>2038.51</text:p>
          </table:table-cell>
          <table:table-cell office:value-type="float" office:value="1708.88" calcext:value-type="float">
            <text:p>1708.88</text:p>
          </table:table-cell>
          <table:table-cell office:value-type="float" office:value="1428.34" calcext:value-type="float">
            <text:p>1428.34</text:p>
          </table:table-cell>
          <table:table-cell office:value-type="float" office:value="1343.58" calcext:value-type="float">
            <text:p>1343.58</text:p>
          </table:table-cell>
          <table:table-cell office:value-type="float" office:value="1468.55" calcext:value-type="float">
            <text:p>1468.55</text:p>
          </table:table-cell>
          <table:table-cell table:number-columns-repeated="2"/>
          <table:table-cell table:formula="of:=AVERAGE([.A227:.E227])" office:value-type="float" office:value="2551.4" calcext:value-type="float">
            <text:p>2551.4</text:p>
          </table:table-cell>
          <table:table-cell table:formula="of:=AVERAGE([.G227:.K227])" office:value-type="float" office:value="1597.572" calcext:value-type="float">
            <text:p>1597.572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2552" calcext:value-type="float">
            <text:p>2552</text:p>
          </table:table-cell>
          <table:table-cell office:value-type="float" office:value="2407" calcext:value-type="float">
            <text:p>2407</text:p>
          </table:table-cell>
          <table:table-cell office:value-type="float" office:value="2302" calcext:value-type="float">
            <text:p>2302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float" office:value="2004.87" calcext:value-type="float">
            <text:p>2004.87</text:p>
          </table:table-cell>
          <table:table-cell office:value-type="float" office:value="1701.73" calcext:value-type="float">
            <text:p>1701.73</text:p>
          </table:table-cell>
          <table:table-cell office:value-type="float" office:value="1391.38" calcext:value-type="float">
            <text:p>1391.38</text:p>
          </table:table-cell>
          <table:table-cell office:value-type="float" office:value="1399.03" calcext:value-type="float">
            <text:p>1399.03</text:p>
          </table:table-cell>
          <table:table-cell office:value-type="float" office:value="1626.57" calcext:value-type="float">
            <text:p>1626.57</text:p>
          </table:table-cell>
          <table:table-cell table:number-columns-repeated="2"/>
          <table:table-cell table:formula="of:=AVERAGE([.A228:.E228])" office:value-type="float" office:value="2604" calcext:value-type="float">
            <text:p>2604</text:p>
          </table:table-cell>
          <table:table-cell table:formula="of:=AVERAGE([.G228:.K228])" office:value-type="float" office:value="1624.716" calcext:value-type="float">
            <text:p>1624.716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2732" calcext:value-type="float">
            <text:p>2732</text:p>
          </table:table-cell>
          <table:table-cell office:value-type="float" office:value="2553" calcext:value-type="float">
            <text:p>2553</text:p>
          </table:table-cell>
          <table:table-cell office:value-type="float" office:value="2747" calcext:value-type="float">
            <text:p>2747</text:p>
          </table:table-cell>
          <table:table-cell office:value-type="float" office:value="2727" calcext:value-type="float">
            <text:p>2727</text:p>
          </table:table-cell>
          <table:table-cell/>
          <table:table-cell office:value-type="float" office:value="2102.74" calcext:value-type="float">
            <text:p>2102.74</text:p>
          </table:table-cell>
          <table:table-cell office:value-type="float" office:value="1722.44" calcext:value-type="float">
            <text:p>1722.44</text:p>
          </table:table-cell>
          <table:table-cell office:value-type="float" office:value="1549.29" calcext:value-type="float">
            <text:p>1549.29</text:p>
          </table:table-cell>
          <table:table-cell office:value-type="float" office:value="1253.27" calcext:value-type="float">
            <text:p>1253.27</text:p>
          </table:table-cell>
          <table:table-cell office:value-type="float" office:value="1521.73" calcext:value-type="float">
            <text:p>1521.73</text:p>
          </table:table-cell>
          <table:table-cell table:number-columns-repeated="2"/>
          <table:table-cell table:formula="of:=AVERAGE([.A229:.E229])" office:value-type="float" office:value="2742.2" calcext:value-type="float">
            <text:p>2742.2</text:p>
          </table:table-cell>
          <table:table-cell table:formula="of:=AVERAGE([.G229:.K229])" office:value-type="float" office:value="1629.894" calcext:value-type="float">
            <text:p>1629.894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2562" calcext:value-type="float">
            <text:p>2562</text:p>
          </table:table-cell>
          <table:table-cell office:value-type="float" office:value="2537" calcext:value-type="float">
            <text:p>2537</text:p>
          </table:table-cell>
          <table:table-cell office:value-type="float" office:value="2422" calcext:value-type="float">
            <text:p>2422</text:p>
          </table:table-cell>
          <table:table-cell office:value-type="float" office:value="2467" calcext:value-type="float">
            <text:p>2467</text:p>
          </table:table-cell>
          <table:table-cell/>
          <table:table-cell office:value-type="float" office:value="1963.59" calcext:value-type="float">
            <text:p>1963.59</text:p>
          </table:table-cell>
          <table:table-cell office:value-type="float" office:value="1661.02" calcext:value-type="float">
            <text:p>1661.02</text:p>
          </table:table-cell>
          <table:table-cell office:value-type="float" office:value="1467.91" calcext:value-type="float">
            <text:p>1467.91</text:p>
          </table:table-cell>
          <table:table-cell office:value-type="float" office:value="1264.6" calcext:value-type="float">
            <text:p>1264.6</text:p>
          </table:table-cell>
          <table:table-cell office:value-type="float" office:value="1557.99" calcext:value-type="float">
            <text:p>1557.99</text:p>
          </table:table-cell>
          <table:table-cell table:number-columns-repeated="2"/>
          <table:table-cell table:formula="of:=AVERAGE([.A230:.E230])" office:value-type="float" office:value="2589" calcext:value-type="float">
            <text:p>2589</text:p>
          </table:table-cell>
          <table:table-cell table:formula="of:=AVERAGE([.G230:.K230])" office:value-type="float" office:value="1583.022" calcext:value-type="float">
            <text:p>1583.022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867" calcext:value-type="float">
            <text:p>2867</text:p>
          </table:table-cell>
          <table:table-cell office:value-type="float" office:value="2622" calcext:value-type="float">
            <text:p>2622</text:p>
          </table:table-cell>
          <table:table-cell office:value-type="float" office:value="2347" calcext:value-type="float">
            <text:p>2347</text:p>
          </table:table-cell>
          <table:table-cell office:value-type="float" office:value="2543" calcext:value-type="float">
            <text:p>2543</text:p>
          </table:table-cell>
          <table:table-cell/>
          <table:table-cell office:value-type="float" office:value="2098.22" calcext:value-type="float">
            <text:p>2098.22</text:p>
          </table:table-cell>
          <table:table-cell office:value-type="float" office:value="1649.86" calcext:value-type="float">
            <text:p>1649.86</text:p>
          </table:table-cell>
          <table:table-cell office:value-type="float" office:value="1466.68" calcext:value-type="float">
            <text:p>1466.68</text:p>
          </table:table-cell>
          <table:table-cell office:value-type="float" office:value="1478.56" calcext:value-type="float">
            <text:p>1478.56</text:p>
          </table:table-cell>
          <table:table-cell office:value-type="float" office:value="1476.83" calcext:value-type="float">
            <text:p>1476.83</text:p>
          </table:table-cell>
          <table:table-cell table:number-columns-repeated="2"/>
          <table:table-cell table:formula="of:=AVERAGE([.A231:.E231])" office:value-type="float" office:value="2704.2" calcext:value-type="float">
            <text:p>2704.2</text:p>
          </table:table-cell>
          <table:table-cell table:formula="of:=AVERAGE([.G231:.K231])" office:value-type="float" office:value="1634.03" calcext:value-type="float">
            <text:p>1634.03</text:p>
          </table:table-cell>
        </table:table-row>
      </table:table>
      <table:table table:name="shannonAvg_8" table:style-name="ta1">
        <table:shapes>
          <draw:frame draw:z-index="0" draw:style-name="gr1" draw:text-style-name="P1" svg:width="15.999cm" svg:height="8.999cm" svg:x="28.145cm" svg:y="0.1cm">
            <draw:object draw:notify-on-update-of-ranges="shannonAvg_8.N1:shannonAvg_8.N1 shannonAvg_8.N2:shannonAvg_8.N301 shannonAvg_8.O1:shannonAvg_8.O1 shannonAvg_8.O2:shannonAvg_8.O3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13"/>
          <table:table-cell table:formula="of:=AVERAGE([.A2:.E2])" office:value-type="string" office:string-value="" calcext:value-type="error">
            <text:p>#DIV/0!</text:p>
          </table:table-cell>
          <table:table-cell table:formula="of:=AVERAGE([.G2:.K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:.E3])" office:value-type="string" office:string-value="" calcext:value-type="error">
            <text:p>#DIV/0!</text:p>
          </table:table-cell>
          <table:table-cell table:formula="of:=AVERAGE([.G3:.K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:.E4])" office:value-type="string" office:string-value="" calcext:value-type="error">
            <text:p>#DIV/0!</text:p>
          </table:table-cell>
          <table:table-cell table:formula="of:=AVERAGE([.G4:.K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:.E5])" office:value-type="string" office:string-value="" calcext:value-type="error">
            <text:p>#DIV/0!</text:p>
          </table:table-cell>
          <table:table-cell table:formula="of:=AVERAGE([.G5:.K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:.E6])" office:value-type="string" office:string-value="" calcext:value-type="error">
            <text:p>#DIV/0!</text:p>
          </table:table-cell>
          <table:table-cell table:formula="of:=AVERAGE([.G6:.K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:.E7])" office:value-type="string" office:string-value="" calcext:value-type="error">
            <text:p>#DIV/0!</text:p>
          </table:table-cell>
          <table:table-cell table:formula="of:=AVERAGE([.G7:.K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:.E8])" office:value-type="string" office:string-value="" calcext:value-type="error">
            <text:p>#DIV/0!</text:p>
          </table:table-cell>
          <table:table-cell table:formula="of:=AVERAGE([.G8:.K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:.E9])" office:value-type="string" office:string-value="" calcext:value-type="error">
            <text:p>#DIV/0!</text:p>
          </table:table-cell>
          <table:table-cell table:formula="of:=AVERAGE([.G9:.K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:.E10])" office:value-type="string" office:string-value="" calcext:value-type="error">
            <text:p>#DIV/0!</text:p>
          </table:table-cell>
          <table:table-cell table:formula="of:=AVERAGE([.G10:.K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:.E11])" office:value-type="string" office:string-value="" calcext:value-type="error">
            <text:p>#DIV/0!</text:p>
          </table:table-cell>
          <table:table-cell table:formula="of:=AVERAGE([.G11:.K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:.E12])" office:value-type="string" office:string-value="" calcext:value-type="error">
            <text:p>#DIV/0!</text:p>
          </table:table-cell>
          <table:table-cell table:formula="of:=AVERAGE([.G12:.K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:.E13])" office:value-type="string" office:string-value="" calcext:value-type="error">
            <text:p>#DIV/0!</text:p>
          </table:table-cell>
          <table:table-cell table:formula="of:=AVERAGE([.G13:.K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:.E14])" office:value-type="string" office:string-value="" calcext:value-type="error">
            <text:p>#DIV/0!</text:p>
          </table:table-cell>
          <table:table-cell table:formula="of:=AVERAGE([.G14:.K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:.E15])" office:value-type="string" office:string-value="" calcext:value-type="error">
            <text:p>#DIV/0!</text:p>
          </table:table-cell>
          <table:table-cell table:formula="of:=AVERAGE([.G15:.K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:.E16])" office:value-type="string" office:string-value="" calcext:value-type="error">
            <text:p>#DIV/0!</text:p>
          </table:table-cell>
          <table:table-cell table:formula="of:=AVERAGE([.G16:.K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:.E17])" office:value-type="string" office:string-value="" calcext:value-type="error">
            <text:p>#DIV/0!</text:p>
          </table:table-cell>
          <table:table-cell table:formula="of:=AVERAGE([.G17:.K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:.E18])" office:value-type="string" office:string-value="" calcext:value-type="error">
            <text:p>#DIV/0!</text:p>
          </table:table-cell>
          <table:table-cell table:formula="of:=AVERAGE([.G18:.K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:.E19])" office:value-type="string" office:string-value="" calcext:value-type="error">
            <text:p>#DIV/0!</text:p>
          </table:table-cell>
          <table:table-cell table:formula="of:=AVERAGE([.G19:.K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:.E20])" office:value-type="string" office:string-value="" calcext:value-type="error">
            <text:p>#DIV/0!</text:p>
          </table:table-cell>
          <table:table-cell table:formula="of:=AVERAGE([.G20:.K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:.E21])" office:value-type="string" office:string-value="" calcext:value-type="error">
            <text:p>#DIV/0!</text:p>
          </table:table-cell>
          <table:table-cell table:formula="of:=AVERAGE([.G21:.K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:.E22])" office:value-type="string" office:string-value="" calcext:value-type="error">
            <text:p>#DIV/0!</text:p>
          </table:table-cell>
          <table:table-cell table:formula="of:=AVERAGE([.G22:.K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:.E23])" office:value-type="string" office:string-value="" calcext:value-type="error">
            <text:p>#DIV/0!</text:p>
          </table:table-cell>
          <table:table-cell table:formula="of:=AVERAGE([.G23:.K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:.E24])" office:value-type="string" office:string-value="" calcext:value-type="error">
            <text:p>#DIV/0!</text:p>
          </table:table-cell>
          <table:table-cell table:formula="of:=AVERAGE([.G24:.K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:.E25])" office:value-type="string" office:string-value="" calcext:value-type="error">
            <text:p>#DIV/0!</text:p>
          </table:table-cell>
          <table:table-cell table:formula="of:=AVERAGE([.G25:.K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:.E26])" office:value-type="string" office:string-value="" calcext:value-type="error">
            <text:p>#DIV/0!</text:p>
          </table:table-cell>
          <table:table-cell table:formula="of:=AVERAGE([.G26:.K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:.E27])" office:value-type="string" office:string-value="" calcext:value-type="error">
            <text:p>#DIV/0!</text:p>
          </table:table-cell>
          <table:table-cell table:formula="of:=AVERAGE([.G27:.K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:.E28])" office:value-type="string" office:string-value="" calcext:value-type="error">
            <text:p>#DIV/0!</text:p>
          </table:table-cell>
          <table:table-cell table:formula="of:=AVERAGE([.G28:.K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:.E29])" office:value-type="string" office:string-value="" calcext:value-type="error">
            <text:p>#DIV/0!</text:p>
          </table:table-cell>
          <table:table-cell table:formula="of:=AVERAGE([.G29:.K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0:.E30])" office:value-type="string" office:string-value="" calcext:value-type="error">
            <text:p>#DIV/0!</text:p>
          </table:table-cell>
          <table:table-cell table:formula="of:=AVERAGE([.G30:.K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1:.E31])" office:value-type="string" office:string-value="" calcext:value-type="error">
            <text:p>#DIV/0!</text:p>
          </table:table-cell>
          <table:table-cell table:formula="of:=AVERAGE([.G31:.K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2:.E32])" office:value-type="string" office:string-value="" calcext:value-type="error">
            <text:p>#DIV/0!</text:p>
          </table:table-cell>
          <table:table-cell table:formula="of:=AVERAGE([.G32:.K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3:.E33])" office:value-type="string" office:string-value="" calcext:value-type="error">
            <text:p>#DIV/0!</text:p>
          </table:table-cell>
          <table:table-cell table:formula="of:=AVERAGE([.G33:.K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4:.E34])" office:value-type="string" office:string-value="" calcext:value-type="error">
            <text:p>#DIV/0!</text:p>
          </table:table-cell>
          <table:table-cell table:formula="of:=AVERAGE([.G34:.K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5:.E35])" office:value-type="string" office:string-value="" calcext:value-type="error">
            <text:p>#DIV/0!</text:p>
          </table:table-cell>
          <table:table-cell table:formula="of:=AVERAGE([.G35:.K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6:.E36])" office:value-type="string" office:string-value="" calcext:value-type="error">
            <text:p>#DIV/0!</text:p>
          </table:table-cell>
          <table:table-cell table:formula="of:=AVERAGE([.G36:.K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7:.E37])" office:value-type="string" office:string-value="" calcext:value-type="error">
            <text:p>#DIV/0!</text:p>
          </table:table-cell>
          <table:table-cell table:formula="of:=AVERAGE([.G37:.K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8:.E38])" office:value-type="string" office:string-value="" calcext:value-type="error">
            <text:p>#DIV/0!</text:p>
          </table:table-cell>
          <table:table-cell table:formula="of:=AVERAGE([.G38:.K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9:.E39])" office:value-type="string" office:string-value="" calcext:value-type="error">
            <text:p>#DIV/0!</text:p>
          </table:table-cell>
          <table:table-cell table:formula="of:=AVERAGE([.G39:.K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0:.E40])" office:value-type="string" office:string-value="" calcext:value-type="error">
            <text:p>#DIV/0!</text:p>
          </table:table-cell>
          <table:table-cell table:formula="of:=AVERAGE([.G40:.K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1:.E41])" office:value-type="string" office:string-value="" calcext:value-type="error">
            <text:p>#DIV/0!</text:p>
          </table:table-cell>
          <table:table-cell table:formula="of:=AVERAGE([.G41:.K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2:.E42])" office:value-type="string" office:string-value="" calcext:value-type="error">
            <text:p>#DIV/0!</text:p>
          </table:table-cell>
          <table:table-cell table:formula="of:=AVERAGE([.G42:.K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3:.E43])" office:value-type="string" office:string-value="" calcext:value-type="error">
            <text:p>#DIV/0!</text:p>
          </table:table-cell>
          <table:table-cell table:formula="of:=AVERAGE([.G43:.K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4:.E44])" office:value-type="string" office:string-value="" calcext:value-type="error">
            <text:p>#DIV/0!</text:p>
          </table:table-cell>
          <table:table-cell table:formula="of:=AVERAGE([.G44:.K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5:.E45])" office:value-type="string" office:string-value="" calcext:value-type="error">
            <text:p>#DIV/0!</text:p>
          </table:table-cell>
          <table:table-cell table:formula="of:=AVERAGE([.G45:.K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6:.E46])" office:value-type="string" office:string-value="" calcext:value-type="error">
            <text:p>#DIV/0!</text:p>
          </table:table-cell>
          <table:table-cell table:formula="of:=AVERAGE([.G46:.K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7:.E47])" office:value-type="string" office:string-value="" calcext:value-type="error">
            <text:p>#DIV/0!</text:p>
          </table:table-cell>
          <table:table-cell table:formula="of:=AVERAGE([.G47:.K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8:.E48])" office:value-type="string" office:string-value="" calcext:value-type="error">
            <text:p>#DIV/0!</text:p>
          </table:table-cell>
          <table:table-cell table:formula="of:=AVERAGE([.G48:.K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9:.E49])" office:value-type="string" office:string-value="" calcext:value-type="error">
            <text:p>#DIV/0!</text:p>
          </table:table-cell>
          <table:table-cell table:formula="of:=AVERAGE([.G49:.K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0:.E50])" office:value-type="string" office:string-value="" calcext:value-type="error">
            <text:p>#DIV/0!</text:p>
          </table:table-cell>
          <table:table-cell table:formula="of:=AVERAGE([.G50:.K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1:.E51])" office:value-type="string" office:string-value="" calcext:value-type="error">
            <text:p>#DIV/0!</text:p>
          </table:table-cell>
          <table:table-cell table:formula="of:=AVERAGE([.G51:.K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2:.E52])" office:value-type="string" office:string-value="" calcext:value-type="error">
            <text:p>#DIV/0!</text:p>
          </table:table-cell>
          <table:table-cell table:formula="of:=AVERAGE([.G52:.K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3:.E53])" office:value-type="string" office:string-value="" calcext:value-type="error">
            <text:p>#DIV/0!</text:p>
          </table:table-cell>
          <table:table-cell table:formula="of:=AVERAGE([.G53:.K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4:.E54])" office:value-type="string" office:string-value="" calcext:value-type="error">
            <text:p>#DIV/0!</text:p>
          </table:table-cell>
          <table:table-cell table:formula="of:=AVERAGE([.G54:.K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5:.E55])" office:value-type="string" office:string-value="" calcext:value-type="error">
            <text:p>#DIV/0!</text:p>
          </table:table-cell>
          <table:table-cell table:formula="of:=AVERAGE([.G55:.K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6:.E56])" office:value-type="string" office:string-value="" calcext:value-type="error">
            <text:p>#DIV/0!</text:p>
          </table:table-cell>
          <table:table-cell table:formula="of:=AVERAGE([.G56:.K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7:.E57])" office:value-type="string" office:string-value="" calcext:value-type="error">
            <text:p>#DIV/0!</text:p>
          </table:table-cell>
          <table:table-cell table:formula="of:=AVERAGE([.G57:.K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8:.E58])" office:value-type="string" office:string-value="" calcext:value-type="error">
            <text:p>#DIV/0!</text:p>
          </table:table-cell>
          <table:table-cell table:formula="of:=AVERAGE([.G58:.K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9:.E59])" office:value-type="string" office:string-value="" calcext:value-type="error">
            <text:p>#DIV/0!</text:p>
          </table:table-cell>
          <table:table-cell table:formula="of:=AVERAGE([.G59:.K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0:.E60])" office:value-type="string" office:string-value="" calcext:value-type="error">
            <text:p>#DIV/0!</text:p>
          </table:table-cell>
          <table:table-cell table:formula="of:=AVERAGE([.G60:.K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1:.E61])" office:value-type="string" office:string-value="" calcext:value-type="error">
            <text:p>#DIV/0!</text:p>
          </table:table-cell>
          <table:table-cell table:formula="of:=AVERAGE([.G61:.K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2:.E62])" office:value-type="string" office:string-value="" calcext:value-type="error">
            <text:p>#DIV/0!</text:p>
          </table:table-cell>
          <table:table-cell table:formula="of:=AVERAGE([.G62:.K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3:.E63])" office:value-type="string" office:string-value="" calcext:value-type="error">
            <text:p>#DIV/0!</text:p>
          </table:table-cell>
          <table:table-cell table:formula="of:=AVERAGE([.G63:.K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4:.E64])" office:value-type="string" office:string-value="" calcext:value-type="error">
            <text:p>#DIV/0!</text:p>
          </table:table-cell>
          <table:table-cell table:formula="of:=AVERAGE([.G64:.K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5:.E65])" office:value-type="string" office:string-value="" calcext:value-type="error">
            <text:p>#DIV/0!</text:p>
          </table:table-cell>
          <table:table-cell table:formula="of:=AVERAGE([.G65:.K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6:.E66])" office:value-type="string" office:string-value="" calcext:value-type="error">
            <text:p>#DIV/0!</text:p>
          </table:table-cell>
          <table:table-cell table:formula="of:=AVERAGE([.G66:.K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7:.E67])" office:value-type="string" office:string-value="" calcext:value-type="error">
            <text:p>#DIV/0!</text:p>
          </table:table-cell>
          <table:table-cell table:formula="of:=AVERAGE([.G67:.K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8:.E68])" office:value-type="string" office:string-value="" calcext:value-type="error">
            <text:p>#DIV/0!</text:p>
          </table:table-cell>
          <table:table-cell table:formula="of:=AVERAGE([.G68:.K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9:.E69])" office:value-type="string" office:string-value="" calcext:value-type="error">
            <text:p>#DIV/0!</text:p>
          </table:table-cell>
          <table:table-cell table:formula="of:=AVERAGE([.G69:.K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0:.E70])" office:value-type="string" office:string-value="" calcext:value-type="error">
            <text:p>#DIV/0!</text:p>
          </table:table-cell>
          <table:table-cell table:formula="of:=AVERAGE([.G70:.K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1:.E71])" office:value-type="string" office:string-value="" calcext:value-type="error">
            <text:p>#DIV/0!</text:p>
          </table:table-cell>
          <table:table-cell table:formula="of:=AVERAGE([.G71:.K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2:.E72])" office:value-type="string" office:string-value="" calcext:value-type="error">
            <text:p>#DIV/0!</text:p>
          </table:table-cell>
          <table:table-cell table:formula="of:=AVERAGE([.G72:.K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3:.E73])" office:value-type="string" office:string-value="" calcext:value-type="error">
            <text:p>#DIV/0!</text:p>
          </table:table-cell>
          <table:table-cell table:formula="of:=AVERAGE([.G73:.K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4:.E74])" office:value-type="string" office:string-value="" calcext:value-type="error">
            <text:p>#DIV/0!</text:p>
          </table:table-cell>
          <table:table-cell table:formula="of:=AVERAGE([.G74:.K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5:.E75])" office:value-type="string" office:string-value="" calcext:value-type="error">
            <text:p>#DIV/0!</text:p>
          </table:table-cell>
          <table:table-cell table:formula="of:=AVERAGE([.G75:.K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6:.E76])" office:value-type="string" office:string-value="" calcext:value-type="error">
            <text:p>#DIV/0!</text:p>
          </table:table-cell>
          <table:table-cell table:formula="of:=AVERAGE([.G76:.K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7:.E77])" office:value-type="string" office:string-value="" calcext:value-type="error">
            <text:p>#DIV/0!</text:p>
          </table:table-cell>
          <table:table-cell table:formula="of:=AVERAGE([.G77:.K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8:.E78])" office:value-type="string" office:string-value="" calcext:value-type="error">
            <text:p>#DIV/0!</text:p>
          </table:table-cell>
          <table:table-cell table:formula="of:=AVERAGE([.G78:.K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9:.E79])" office:value-type="string" office:string-value="" calcext:value-type="error">
            <text:p>#DIV/0!</text:p>
          </table:table-cell>
          <table:table-cell table:formula="of:=AVERAGE([.G79:.K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0:.E80])" office:value-type="string" office:string-value="" calcext:value-type="error">
            <text:p>#DIV/0!</text:p>
          </table:table-cell>
          <table:table-cell table:formula="of:=AVERAGE([.G80:.K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1:.E81])" office:value-type="string" office:string-value="" calcext:value-type="error">
            <text:p>#DIV/0!</text:p>
          </table:table-cell>
          <table:table-cell table:formula="of:=AVERAGE([.G81:.K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2:.E82])" office:value-type="string" office:string-value="" calcext:value-type="error">
            <text:p>#DIV/0!</text:p>
          </table:table-cell>
          <table:table-cell table:formula="of:=AVERAGE([.G82:.K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3:.E83])" office:value-type="string" office:string-value="" calcext:value-type="error">
            <text:p>#DIV/0!</text:p>
          </table:table-cell>
          <table:table-cell table:formula="of:=AVERAGE([.G83:.K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4:.E84])" office:value-type="string" office:string-value="" calcext:value-type="error">
            <text:p>#DIV/0!</text:p>
          </table:table-cell>
          <table:table-cell table:formula="of:=AVERAGE([.G84:.K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5:.E85])" office:value-type="string" office:string-value="" calcext:value-type="error">
            <text:p>#DIV/0!</text:p>
          </table:table-cell>
          <table:table-cell table:formula="of:=AVERAGE([.G85:.K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6:.E86])" office:value-type="string" office:string-value="" calcext:value-type="error">
            <text:p>#DIV/0!</text:p>
          </table:table-cell>
          <table:table-cell table:formula="of:=AVERAGE([.G86:.K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7:.E87])" office:value-type="string" office:string-value="" calcext:value-type="error">
            <text:p>#DIV/0!</text:p>
          </table:table-cell>
          <table:table-cell table:formula="of:=AVERAGE([.G87:.K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8:.E88])" office:value-type="string" office:string-value="" calcext:value-type="error">
            <text:p>#DIV/0!</text:p>
          </table:table-cell>
          <table:table-cell table:formula="of:=AVERAGE([.G88:.K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9:.E89])" office:value-type="string" office:string-value="" calcext:value-type="error">
            <text:p>#DIV/0!</text:p>
          </table:table-cell>
          <table:table-cell table:formula="of:=AVERAGE([.G89:.K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0:.E90])" office:value-type="string" office:string-value="" calcext:value-type="error">
            <text:p>#DIV/0!</text:p>
          </table:table-cell>
          <table:table-cell table:formula="of:=AVERAGE([.G90:.K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1:.E91])" office:value-type="string" office:string-value="" calcext:value-type="error">
            <text:p>#DIV/0!</text:p>
          </table:table-cell>
          <table:table-cell table:formula="of:=AVERAGE([.G91:.K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2:.E92])" office:value-type="string" office:string-value="" calcext:value-type="error">
            <text:p>#DIV/0!</text:p>
          </table:table-cell>
          <table:table-cell table:formula="of:=AVERAGE([.G92:.K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3:.E93])" office:value-type="string" office:string-value="" calcext:value-type="error">
            <text:p>#DIV/0!</text:p>
          </table:table-cell>
          <table:table-cell table:formula="of:=AVERAGE([.G93:.K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4:.E94])" office:value-type="string" office:string-value="" calcext:value-type="error">
            <text:p>#DIV/0!</text:p>
          </table:table-cell>
          <table:table-cell table:formula="of:=AVERAGE([.G94:.K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5:.E95])" office:value-type="string" office:string-value="" calcext:value-type="error">
            <text:p>#DIV/0!</text:p>
          </table:table-cell>
          <table:table-cell table:formula="of:=AVERAGE([.G95:.K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6:.E96])" office:value-type="string" office:string-value="" calcext:value-type="error">
            <text:p>#DIV/0!</text:p>
          </table:table-cell>
          <table:table-cell table:formula="of:=AVERAGE([.G96:.K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7:.E97])" office:value-type="string" office:string-value="" calcext:value-type="error">
            <text:p>#DIV/0!</text:p>
          </table:table-cell>
          <table:table-cell table:formula="of:=AVERAGE([.G97:.K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8:.E98])" office:value-type="string" office:string-value="" calcext:value-type="error">
            <text:p>#DIV/0!</text:p>
          </table:table-cell>
          <table:table-cell table:formula="of:=AVERAGE([.G98:.K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9:.E99])" office:value-type="string" office:string-value="" calcext:value-type="error">
            <text:p>#DIV/0!</text:p>
          </table:table-cell>
          <table:table-cell table:formula="of:=AVERAGE([.G99:.K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0:.E100])" office:value-type="string" office:string-value="" calcext:value-type="error">
            <text:p>#DIV/0!</text:p>
          </table:table-cell>
          <table:table-cell table:formula="of:=AVERAGE([.G100:.K1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1:.E101])" office:value-type="string" office:string-value="" calcext:value-type="error">
            <text:p>#DIV/0!</text:p>
          </table:table-cell>
          <table:table-cell table:formula="of:=AVERAGE([.G101:.K1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2:.E102])" office:value-type="string" office:string-value="" calcext:value-type="error">
            <text:p>#DIV/0!</text:p>
          </table:table-cell>
          <table:table-cell table:formula="of:=AVERAGE([.G102:.K1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3:.E103])" office:value-type="string" office:string-value="" calcext:value-type="error">
            <text:p>#DIV/0!</text:p>
          </table:table-cell>
          <table:table-cell table:formula="of:=AVERAGE([.G103:.K1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4:.E104])" office:value-type="string" office:string-value="" calcext:value-type="error">
            <text:p>#DIV/0!</text:p>
          </table:table-cell>
          <table:table-cell table:formula="of:=AVERAGE([.G104:.K1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5:.E105])" office:value-type="string" office:string-value="" calcext:value-type="error">
            <text:p>#DIV/0!</text:p>
          </table:table-cell>
          <table:table-cell table:formula="of:=AVERAGE([.G105:.K1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6:.E106])" office:value-type="string" office:string-value="" calcext:value-type="error">
            <text:p>#DIV/0!</text:p>
          </table:table-cell>
          <table:table-cell table:formula="of:=AVERAGE([.G106:.K1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7:.E107])" office:value-type="string" office:string-value="" calcext:value-type="error">
            <text:p>#DIV/0!</text:p>
          </table:table-cell>
          <table:table-cell table:formula="of:=AVERAGE([.G107:.K1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8:.E108])" office:value-type="string" office:string-value="" calcext:value-type="error">
            <text:p>#DIV/0!</text:p>
          </table:table-cell>
          <table:table-cell table:formula="of:=AVERAGE([.G108:.K1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9:.E109])" office:value-type="string" office:string-value="" calcext:value-type="error">
            <text:p>#DIV/0!</text:p>
          </table:table-cell>
          <table:table-cell table:formula="of:=AVERAGE([.G109:.K1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0:.E110])" office:value-type="string" office:string-value="" calcext:value-type="error">
            <text:p>#DIV/0!</text:p>
          </table:table-cell>
          <table:table-cell table:formula="of:=AVERAGE([.G110:.K1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1:.E111])" office:value-type="string" office:string-value="" calcext:value-type="error">
            <text:p>#DIV/0!</text:p>
          </table:table-cell>
          <table:table-cell table:formula="of:=AVERAGE([.G111:.K1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2:.E112])" office:value-type="string" office:string-value="" calcext:value-type="error">
            <text:p>#DIV/0!</text:p>
          </table:table-cell>
          <table:table-cell table:formula="of:=AVERAGE([.G112:.K1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3:.E113])" office:value-type="string" office:string-value="" calcext:value-type="error">
            <text:p>#DIV/0!</text:p>
          </table:table-cell>
          <table:table-cell table:formula="of:=AVERAGE([.G113:.K1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4:.E114])" office:value-type="string" office:string-value="" calcext:value-type="error">
            <text:p>#DIV/0!</text:p>
          </table:table-cell>
          <table:table-cell table:formula="of:=AVERAGE([.G114:.K1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5:.E115])" office:value-type="string" office:string-value="" calcext:value-type="error">
            <text:p>#DIV/0!</text:p>
          </table:table-cell>
          <table:table-cell table:formula="of:=AVERAGE([.G115:.K1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6:.E116])" office:value-type="string" office:string-value="" calcext:value-type="error">
            <text:p>#DIV/0!</text:p>
          </table:table-cell>
          <table:table-cell table:formula="of:=AVERAGE([.G116:.K1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7:.E117])" office:value-type="string" office:string-value="" calcext:value-type="error">
            <text:p>#DIV/0!</text:p>
          </table:table-cell>
          <table:table-cell table:formula="of:=AVERAGE([.G117:.K1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8:.E118])" office:value-type="string" office:string-value="" calcext:value-type="error">
            <text:p>#DIV/0!</text:p>
          </table:table-cell>
          <table:table-cell table:formula="of:=AVERAGE([.G118:.K1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9:.E119])" office:value-type="string" office:string-value="" calcext:value-type="error">
            <text:p>#DIV/0!</text:p>
          </table:table-cell>
          <table:table-cell table:formula="of:=AVERAGE([.G119:.K1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0:.E120])" office:value-type="string" office:string-value="" calcext:value-type="error">
            <text:p>#DIV/0!</text:p>
          </table:table-cell>
          <table:table-cell table:formula="of:=AVERAGE([.G120:.K1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1:.E121])" office:value-type="string" office:string-value="" calcext:value-type="error">
            <text:p>#DIV/0!</text:p>
          </table:table-cell>
          <table:table-cell table:formula="of:=AVERAGE([.G121:.K1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2:.E122])" office:value-type="string" office:string-value="" calcext:value-type="error">
            <text:p>#DIV/0!</text:p>
          </table:table-cell>
          <table:table-cell table:formula="of:=AVERAGE([.G122:.K1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3:.E123])" office:value-type="string" office:string-value="" calcext:value-type="error">
            <text:p>#DIV/0!</text:p>
          </table:table-cell>
          <table:table-cell table:formula="of:=AVERAGE([.G123:.K1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4:.E124])" office:value-type="string" office:string-value="" calcext:value-type="error">
            <text:p>#DIV/0!</text:p>
          </table:table-cell>
          <table:table-cell table:formula="of:=AVERAGE([.G124:.K1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5:.E125])" office:value-type="string" office:string-value="" calcext:value-type="error">
            <text:p>#DIV/0!</text:p>
          </table:table-cell>
          <table:table-cell table:formula="of:=AVERAGE([.G125:.K1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6:.E126])" office:value-type="string" office:string-value="" calcext:value-type="error">
            <text:p>#DIV/0!</text:p>
          </table:table-cell>
          <table:table-cell table:formula="of:=AVERAGE([.G126:.K1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7:.E127])" office:value-type="string" office:string-value="" calcext:value-type="error">
            <text:p>#DIV/0!</text:p>
          </table:table-cell>
          <table:table-cell table:formula="of:=AVERAGE([.G127:.K1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8:.E128])" office:value-type="string" office:string-value="" calcext:value-type="error">
            <text:p>#DIV/0!</text:p>
          </table:table-cell>
          <table:table-cell table:formula="of:=AVERAGE([.G128:.K1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9:.E129])" office:value-type="string" office:string-value="" calcext:value-type="error">
            <text:p>#DIV/0!</text:p>
          </table:table-cell>
          <table:table-cell table:formula="of:=AVERAGE([.G129:.K1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0:.E130])" office:value-type="string" office:string-value="" calcext:value-type="error">
            <text:p>#DIV/0!</text:p>
          </table:table-cell>
          <table:table-cell table:formula="of:=AVERAGE([.G130:.K1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1:.E131])" office:value-type="string" office:string-value="" calcext:value-type="error">
            <text:p>#DIV/0!</text:p>
          </table:table-cell>
          <table:table-cell table:formula="of:=AVERAGE([.G131:.K1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2:.E132])" office:value-type="string" office:string-value="" calcext:value-type="error">
            <text:p>#DIV/0!</text:p>
          </table:table-cell>
          <table:table-cell table:formula="of:=AVERAGE([.G132:.K1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3:.E133])" office:value-type="string" office:string-value="" calcext:value-type="error">
            <text:p>#DIV/0!</text:p>
          </table:table-cell>
          <table:table-cell table:formula="of:=AVERAGE([.G133:.K1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4:.E134])" office:value-type="string" office:string-value="" calcext:value-type="error">
            <text:p>#DIV/0!</text:p>
          </table:table-cell>
          <table:table-cell table:formula="of:=AVERAGE([.G134:.K1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5:.E135])" office:value-type="string" office:string-value="" calcext:value-type="error">
            <text:p>#DIV/0!</text:p>
          </table:table-cell>
          <table:table-cell table:formula="of:=AVERAGE([.G135:.K1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6:.E136])" office:value-type="string" office:string-value="" calcext:value-type="error">
            <text:p>#DIV/0!</text:p>
          </table:table-cell>
          <table:table-cell table:formula="of:=AVERAGE([.G136:.K1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7:.E137])" office:value-type="string" office:string-value="" calcext:value-type="error">
            <text:p>#DIV/0!</text:p>
          </table:table-cell>
          <table:table-cell table:formula="of:=AVERAGE([.G137:.K1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8:.E138])" office:value-type="string" office:string-value="" calcext:value-type="error">
            <text:p>#DIV/0!</text:p>
          </table:table-cell>
          <table:table-cell table:formula="of:=AVERAGE([.G138:.K1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9:.E139])" office:value-type="string" office:string-value="" calcext:value-type="error">
            <text:p>#DIV/0!</text:p>
          </table:table-cell>
          <table:table-cell table:formula="of:=AVERAGE([.G139:.K1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0:.E140])" office:value-type="string" office:string-value="" calcext:value-type="error">
            <text:p>#DIV/0!</text:p>
          </table:table-cell>
          <table:table-cell table:formula="of:=AVERAGE([.G140:.K1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1:.E141])" office:value-type="string" office:string-value="" calcext:value-type="error">
            <text:p>#DIV/0!</text:p>
          </table:table-cell>
          <table:table-cell table:formula="of:=AVERAGE([.G141:.K1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2:.E142])" office:value-type="string" office:string-value="" calcext:value-type="error">
            <text:p>#DIV/0!</text:p>
          </table:table-cell>
          <table:table-cell table:formula="of:=AVERAGE([.G142:.K1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3:.E143])" office:value-type="string" office:string-value="" calcext:value-type="error">
            <text:p>#DIV/0!</text:p>
          </table:table-cell>
          <table:table-cell table:formula="of:=AVERAGE([.G143:.K1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4:.E144])" office:value-type="string" office:string-value="" calcext:value-type="error">
            <text:p>#DIV/0!</text:p>
          </table:table-cell>
          <table:table-cell table:formula="of:=AVERAGE([.G144:.K1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5:.E145])" office:value-type="string" office:string-value="" calcext:value-type="error">
            <text:p>#DIV/0!</text:p>
          </table:table-cell>
          <table:table-cell table:formula="of:=AVERAGE([.G145:.K1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6:.E146])" office:value-type="string" office:string-value="" calcext:value-type="error">
            <text:p>#DIV/0!</text:p>
          </table:table-cell>
          <table:table-cell table:formula="of:=AVERAGE([.G146:.K1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7:.E147])" office:value-type="string" office:string-value="" calcext:value-type="error">
            <text:p>#DIV/0!</text:p>
          </table:table-cell>
          <table:table-cell table:formula="of:=AVERAGE([.G147:.K1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8:.E148])" office:value-type="string" office:string-value="" calcext:value-type="error">
            <text:p>#DIV/0!</text:p>
          </table:table-cell>
          <table:table-cell table:formula="of:=AVERAGE([.G148:.K1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9:.E149])" office:value-type="string" office:string-value="" calcext:value-type="error">
            <text:p>#DIV/0!</text:p>
          </table:table-cell>
          <table:table-cell table:formula="of:=AVERAGE([.G149:.K1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0:.E150])" office:value-type="string" office:string-value="" calcext:value-type="error">
            <text:p>#DIV/0!</text:p>
          </table:table-cell>
          <table:table-cell table:formula="of:=AVERAGE([.G150:.K1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1:.E151])" office:value-type="string" office:string-value="" calcext:value-type="error">
            <text:p>#DIV/0!</text:p>
          </table:table-cell>
          <table:table-cell table:formula="of:=AVERAGE([.G151:.K1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2:.E152])" office:value-type="string" office:string-value="" calcext:value-type="error">
            <text:p>#DIV/0!</text:p>
          </table:table-cell>
          <table:table-cell table:formula="of:=AVERAGE([.G152:.K1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3:.E153])" office:value-type="string" office:string-value="" calcext:value-type="error">
            <text:p>#DIV/0!</text:p>
          </table:table-cell>
          <table:table-cell table:formula="of:=AVERAGE([.G153:.K1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4:.E154])" office:value-type="string" office:string-value="" calcext:value-type="error">
            <text:p>#DIV/0!</text:p>
          </table:table-cell>
          <table:table-cell table:formula="of:=AVERAGE([.G154:.K1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5:.E155])" office:value-type="string" office:string-value="" calcext:value-type="error">
            <text:p>#DIV/0!</text:p>
          </table:table-cell>
          <table:table-cell table:formula="of:=AVERAGE([.G155:.K1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6:.E156])" office:value-type="string" office:string-value="" calcext:value-type="error">
            <text:p>#DIV/0!</text:p>
          </table:table-cell>
          <table:table-cell table:formula="of:=AVERAGE([.G156:.K1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7:.E157])" office:value-type="string" office:string-value="" calcext:value-type="error">
            <text:p>#DIV/0!</text:p>
          </table:table-cell>
          <table:table-cell table:formula="of:=AVERAGE([.G157:.K1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8:.E158])" office:value-type="string" office:string-value="" calcext:value-type="error">
            <text:p>#DIV/0!</text:p>
          </table:table-cell>
          <table:table-cell table:formula="of:=AVERAGE([.G158:.K1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9:.E159])" office:value-type="string" office:string-value="" calcext:value-type="error">
            <text:p>#DIV/0!</text:p>
          </table:table-cell>
          <table:table-cell table:formula="of:=AVERAGE([.G159:.K1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0:.E160])" office:value-type="string" office:string-value="" calcext:value-type="error">
            <text:p>#DIV/0!</text:p>
          </table:table-cell>
          <table:table-cell table:formula="of:=AVERAGE([.G160:.K1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1:.E161])" office:value-type="string" office:string-value="" calcext:value-type="error">
            <text:p>#DIV/0!</text:p>
          </table:table-cell>
          <table:table-cell table:formula="of:=AVERAGE([.G161:.K1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2:.E162])" office:value-type="string" office:string-value="" calcext:value-type="error">
            <text:p>#DIV/0!</text:p>
          </table:table-cell>
          <table:table-cell table:formula="of:=AVERAGE([.G162:.K1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3:.E163])" office:value-type="string" office:string-value="" calcext:value-type="error">
            <text:p>#DIV/0!</text:p>
          </table:table-cell>
          <table:table-cell table:formula="of:=AVERAGE([.G163:.K1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4:.E164])" office:value-type="string" office:string-value="" calcext:value-type="error">
            <text:p>#DIV/0!</text:p>
          </table:table-cell>
          <table:table-cell table:formula="of:=AVERAGE([.G164:.K1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5:.E165])" office:value-type="string" office:string-value="" calcext:value-type="error">
            <text:p>#DIV/0!</text:p>
          </table:table-cell>
          <table:table-cell table:formula="of:=AVERAGE([.G165:.K1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6:.E166])" office:value-type="string" office:string-value="" calcext:value-type="error">
            <text:p>#DIV/0!</text:p>
          </table:table-cell>
          <table:table-cell table:formula="of:=AVERAGE([.G166:.K1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7:.E167])" office:value-type="string" office:string-value="" calcext:value-type="error">
            <text:p>#DIV/0!</text:p>
          </table:table-cell>
          <table:table-cell table:formula="of:=AVERAGE([.G167:.K1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8:.E168])" office:value-type="string" office:string-value="" calcext:value-type="error">
            <text:p>#DIV/0!</text:p>
          </table:table-cell>
          <table:table-cell table:formula="of:=AVERAGE([.G168:.K1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9:.E169])" office:value-type="string" office:string-value="" calcext:value-type="error">
            <text:p>#DIV/0!</text:p>
          </table:table-cell>
          <table:table-cell table:formula="of:=AVERAGE([.G169:.K1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0:.E170])" office:value-type="string" office:string-value="" calcext:value-type="error">
            <text:p>#DIV/0!</text:p>
          </table:table-cell>
          <table:table-cell table:formula="of:=AVERAGE([.G170:.K1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1:.E171])" office:value-type="string" office:string-value="" calcext:value-type="error">
            <text:p>#DIV/0!</text:p>
          </table:table-cell>
          <table:table-cell table:formula="of:=AVERAGE([.G171:.K1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2:.E172])" office:value-type="string" office:string-value="" calcext:value-type="error">
            <text:p>#DIV/0!</text:p>
          </table:table-cell>
          <table:table-cell table:formula="of:=AVERAGE([.G172:.K1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3:.E173])" office:value-type="string" office:string-value="" calcext:value-type="error">
            <text:p>#DIV/0!</text:p>
          </table:table-cell>
          <table:table-cell table:formula="of:=AVERAGE([.G173:.K1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4:.E174])" office:value-type="string" office:string-value="" calcext:value-type="error">
            <text:p>#DIV/0!</text:p>
          </table:table-cell>
          <table:table-cell table:formula="of:=AVERAGE([.G174:.K1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5:.E175])" office:value-type="string" office:string-value="" calcext:value-type="error">
            <text:p>#DIV/0!</text:p>
          </table:table-cell>
          <table:table-cell table:formula="of:=AVERAGE([.G175:.K1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6:.E176])" office:value-type="string" office:string-value="" calcext:value-type="error">
            <text:p>#DIV/0!</text:p>
          </table:table-cell>
          <table:table-cell table:formula="of:=AVERAGE([.G176:.K1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7:.E177])" office:value-type="string" office:string-value="" calcext:value-type="error">
            <text:p>#DIV/0!</text:p>
          </table:table-cell>
          <table:table-cell table:formula="of:=AVERAGE([.G177:.K1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8:.E178])" office:value-type="string" office:string-value="" calcext:value-type="error">
            <text:p>#DIV/0!</text:p>
          </table:table-cell>
          <table:table-cell table:formula="of:=AVERAGE([.G178:.K1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9:.E179])" office:value-type="string" office:string-value="" calcext:value-type="error">
            <text:p>#DIV/0!</text:p>
          </table:table-cell>
          <table:table-cell table:formula="of:=AVERAGE([.G179:.K1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0:.E180])" office:value-type="string" office:string-value="" calcext:value-type="error">
            <text:p>#DIV/0!</text:p>
          </table:table-cell>
          <table:table-cell table:formula="of:=AVERAGE([.G180:.K1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1:.E181])" office:value-type="string" office:string-value="" calcext:value-type="error">
            <text:p>#DIV/0!</text:p>
          </table:table-cell>
          <table:table-cell table:formula="of:=AVERAGE([.G181:.K1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2:.E182])" office:value-type="string" office:string-value="" calcext:value-type="error">
            <text:p>#DIV/0!</text:p>
          </table:table-cell>
          <table:table-cell table:formula="of:=AVERAGE([.G182:.K1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3:.E183])" office:value-type="string" office:string-value="" calcext:value-type="error">
            <text:p>#DIV/0!</text:p>
          </table:table-cell>
          <table:table-cell table:formula="of:=AVERAGE([.G183:.K1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4:.E184])" office:value-type="string" office:string-value="" calcext:value-type="error">
            <text:p>#DIV/0!</text:p>
          </table:table-cell>
          <table:table-cell table:formula="of:=AVERAGE([.G184:.K1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5:.E185])" office:value-type="string" office:string-value="" calcext:value-type="error">
            <text:p>#DIV/0!</text:p>
          </table:table-cell>
          <table:table-cell table:formula="of:=AVERAGE([.G185:.K1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6:.E186])" office:value-type="string" office:string-value="" calcext:value-type="error">
            <text:p>#DIV/0!</text:p>
          </table:table-cell>
          <table:table-cell table:formula="of:=AVERAGE([.G186:.K1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7:.E187])" office:value-type="string" office:string-value="" calcext:value-type="error">
            <text:p>#DIV/0!</text:p>
          </table:table-cell>
          <table:table-cell table:formula="of:=AVERAGE([.G187:.K1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8:.E188])" office:value-type="string" office:string-value="" calcext:value-type="error">
            <text:p>#DIV/0!</text:p>
          </table:table-cell>
          <table:table-cell table:formula="of:=AVERAGE([.G188:.K1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9:.E189])" office:value-type="string" office:string-value="" calcext:value-type="error">
            <text:p>#DIV/0!</text:p>
          </table:table-cell>
          <table:table-cell table:formula="of:=AVERAGE([.G189:.K1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0:.E190])" office:value-type="string" office:string-value="" calcext:value-type="error">
            <text:p>#DIV/0!</text:p>
          </table:table-cell>
          <table:table-cell table:formula="of:=AVERAGE([.G190:.K1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1:.E191])" office:value-type="string" office:string-value="" calcext:value-type="error">
            <text:p>#DIV/0!</text:p>
          </table:table-cell>
          <table:table-cell table:formula="of:=AVERAGE([.G191:.K1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2:.E192])" office:value-type="string" office:string-value="" calcext:value-type="error">
            <text:p>#DIV/0!</text:p>
          </table:table-cell>
          <table:table-cell table:formula="of:=AVERAGE([.G192:.K1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3:.E193])" office:value-type="string" office:string-value="" calcext:value-type="error">
            <text:p>#DIV/0!</text:p>
          </table:table-cell>
          <table:table-cell table:formula="of:=AVERAGE([.G193:.K1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4:.E194])" office:value-type="string" office:string-value="" calcext:value-type="error">
            <text:p>#DIV/0!</text:p>
          </table:table-cell>
          <table:table-cell table:formula="of:=AVERAGE([.G194:.K1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5:.E195])" office:value-type="string" office:string-value="" calcext:value-type="error">
            <text:p>#DIV/0!</text:p>
          </table:table-cell>
          <table:table-cell table:formula="of:=AVERAGE([.G195:.K1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6:.E196])" office:value-type="string" office:string-value="" calcext:value-type="error">
            <text:p>#DIV/0!</text:p>
          </table:table-cell>
          <table:table-cell table:formula="of:=AVERAGE([.G196:.K1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7:.E197])" office:value-type="string" office:string-value="" calcext:value-type="error">
            <text:p>#DIV/0!</text:p>
          </table:table-cell>
          <table:table-cell table:formula="of:=AVERAGE([.G197:.K1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8:.E198])" office:value-type="string" office:string-value="" calcext:value-type="error">
            <text:p>#DIV/0!</text:p>
          </table:table-cell>
          <table:table-cell table:formula="of:=AVERAGE([.G198:.K1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9:.E199])" office:value-type="string" office:string-value="" calcext:value-type="error">
            <text:p>#DIV/0!</text:p>
          </table:table-cell>
          <table:table-cell table:formula="of:=AVERAGE([.G199:.K1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0:.E200])" office:value-type="string" office:string-value="" calcext:value-type="error">
            <text:p>#DIV/0!</text:p>
          </table:table-cell>
          <table:table-cell table:formula="of:=AVERAGE([.G200:.K2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1:.E201])" office:value-type="string" office:string-value="" calcext:value-type="error">
            <text:p>#DIV/0!</text:p>
          </table:table-cell>
          <table:table-cell table:formula="of:=AVERAGE([.G201:.K2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2:.E202])" office:value-type="string" office:string-value="" calcext:value-type="error">
            <text:p>#DIV/0!</text:p>
          </table:table-cell>
          <table:table-cell table:formula="of:=AVERAGE([.G202:.K2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3:.E203])" office:value-type="string" office:string-value="" calcext:value-type="error">
            <text:p>#DIV/0!</text:p>
          </table:table-cell>
          <table:table-cell table:formula="of:=AVERAGE([.G203:.K2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4:.E204])" office:value-type="string" office:string-value="" calcext:value-type="error">
            <text:p>#DIV/0!</text:p>
          </table:table-cell>
          <table:table-cell table:formula="of:=AVERAGE([.G204:.K2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5:.E205])" office:value-type="string" office:string-value="" calcext:value-type="error">
            <text:p>#DIV/0!</text:p>
          </table:table-cell>
          <table:table-cell table:formula="of:=AVERAGE([.G205:.K2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6:.E206])" office:value-type="string" office:string-value="" calcext:value-type="error">
            <text:p>#DIV/0!</text:p>
          </table:table-cell>
          <table:table-cell table:formula="of:=AVERAGE([.G206:.K2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7:.E207])" office:value-type="string" office:string-value="" calcext:value-type="error">
            <text:p>#DIV/0!</text:p>
          </table:table-cell>
          <table:table-cell table:formula="of:=AVERAGE([.G207:.K2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8:.E208])" office:value-type="string" office:string-value="" calcext:value-type="error">
            <text:p>#DIV/0!</text:p>
          </table:table-cell>
          <table:table-cell table:formula="of:=AVERAGE([.G208:.K2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9:.E209])" office:value-type="string" office:string-value="" calcext:value-type="error">
            <text:p>#DIV/0!</text:p>
          </table:table-cell>
          <table:table-cell table:formula="of:=AVERAGE([.G209:.K2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0:.E210])" office:value-type="string" office:string-value="" calcext:value-type="error">
            <text:p>#DIV/0!</text:p>
          </table:table-cell>
          <table:table-cell table:formula="of:=AVERAGE([.G210:.K2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1:.E211])" office:value-type="string" office:string-value="" calcext:value-type="error">
            <text:p>#DIV/0!</text:p>
          </table:table-cell>
          <table:table-cell table:formula="of:=AVERAGE([.G211:.K2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2:.E212])" office:value-type="string" office:string-value="" calcext:value-type="error">
            <text:p>#DIV/0!</text:p>
          </table:table-cell>
          <table:table-cell table:formula="of:=AVERAGE([.G212:.K2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3:.E213])" office:value-type="string" office:string-value="" calcext:value-type="error">
            <text:p>#DIV/0!</text:p>
          </table:table-cell>
          <table:table-cell table:formula="of:=AVERAGE([.G213:.K2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4:.E214])" office:value-type="string" office:string-value="" calcext:value-type="error">
            <text:p>#DIV/0!</text:p>
          </table:table-cell>
          <table:table-cell table:formula="of:=AVERAGE([.G214:.K2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5:.E215])" office:value-type="string" office:string-value="" calcext:value-type="error">
            <text:p>#DIV/0!</text:p>
          </table:table-cell>
          <table:table-cell table:formula="of:=AVERAGE([.G215:.K2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6:.E216])" office:value-type="string" office:string-value="" calcext:value-type="error">
            <text:p>#DIV/0!</text:p>
          </table:table-cell>
          <table:table-cell table:formula="of:=AVERAGE([.G216:.K2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7:.E217])" office:value-type="string" office:string-value="" calcext:value-type="error">
            <text:p>#DIV/0!</text:p>
          </table:table-cell>
          <table:table-cell table:formula="of:=AVERAGE([.G217:.K2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8:.E218])" office:value-type="string" office:string-value="" calcext:value-type="error">
            <text:p>#DIV/0!</text:p>
          </table:table-cell>
          <table:table-cell table:formula="of:=AVERAGE([.G218:.K2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9:.E219])" office:value-type="string" office:string-value="" calcext:value-type="error">
            <text:p>#DIV/0!</text:p>
          </table:table-cell>
          <table:table-cell table:formula="of:=AVERAGE([.G219:.K2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0:.E220])" office:value-type="string" office:string-value="" calcext:value-type="error">
            <text:p>#DIV/0!</text:p>
          </table:table-cell>
          <table:table-cell table:formula="of:=AVERAGE([.G220:.K2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1:.E221])" office:value-type="string" office:string-value="" calcext:value-type="error">
            <text:p>#DIV/0!</text:p>
          </table:table-cell>
          <table:table-cell table:formula="of:=AVERAGE([.G221:.K2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2:.E222])" office:value-type="string" office:string-value="" calcext:value-type="error">
            <text:p>#DIV/0!</text:p>
          </table:table-cell>
          <table:table-cell table:formula="of:=AVERAGE([.G222:.K2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3:.E223])" office:value-type="string" office:string-value="" calcext:value-type="error">
            <text:p>#DIV/0!</text:p>
          </table:table-cell>
          <table:table-cell table:formula="of:=AVERAGE([.G223:.K2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4:.E224])" office:value-type="string" office:string-value="" calcext:value-type="error">
            <text:p>#DIV/0!</text:p>
          </table:table-cell>
          <table:table-cell table:formula="of:=AVERAGE([.G224:.K2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5:.E225])" office:value-type="string" office:string-value="" calcext:value-type="error">
            <text:p>#DIV/0!</text:p>
          </table:table-cell>
          <table:table-cell table:formula="of:=AVERAGE([.G225:.K2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6:.E226])" office:value-type="string" office:string-value="" calcext:value-type="error">
            <text:p>#DIV/0!</text:p>
          </table:table-cell>
          <table:table-cell table:formula="of:=AVERAGE([.G226:.K2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7:.E227])" office:value-type="string" office:string-value="" calcext:value-type="error">
            <text:p>#DIV/0!</text:p>
          </table:table-cell>
          <table:table-cell table:formula="of:=AVERAGE([.G227:.K2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8:.E228])" office:value-type="string" office:string-value="" calcext:value-type="error">
            <text:p>#DIV/0!</text:p>
          </table:table-cell>
          <table:table-cell table:formula="of:=AVERAGE([.G228:.K2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9:.E229])" office:value-type="string" office:string-value="" calcext:value-type="error">
            <text:p>#DIV/0!</text:p>
          </table:table-cell>
          <table:table-cell table:formula="of:=AVERAGE([.G229:.K2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0:.E230])" office:value-type="string" office:string-value="" calcext:value-type="error">
            <text:p>#DIV/0!</text:p>
          </table:table-cell>
          <table:table-cell table:formula="of:=AVERAGE([.G230:.K2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1:.E231])" office:value-type="string" office:string-value="" calcext:value-type="error">
            <text:p>#DIV/0!</text:p>
          </table:table-cell>
          <table:table-cell table:formula="of:=AVERAGE([.G231:.K2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2:.E232])" office:value-type="string" office:string-value="" calcext:value-type="error">
            <text:p>#DIV/0!</text:p>
          </table:table-cell>
          <table:table-cell table:formula="of:=AVERAGE([.G232:.K2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3:.E233])" office:value-type="string" office:string-value="" calcext:value-type="error">
            <text:p>#DIV/0!</text:p>
          </table:table-cell>
          <table:table-cell table:formula="of:=AVERAGE([.G233:.K2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4:.E234])" office:value-type="string" office:string-value="" calcext:value-type="error">
            <text:p>#DIV/0!</text:p>
          </table:table-cell>
          <table:table-cell table:formula="of:=AVERAGE([.G234:.K2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5:.E235])" office:value-type="string" office:string-value="" calcext:value-type="error">
            <text:p>#DIV/0!</text:p>
          </table:table-cell>
          <table:table-cell table:formula="of:=AVERAGE([.G235:.K2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6:.E236])" office:value-type="string" office:string-value="" calcext:value-type="error">
            <text:p>#DIV/0!</text:p>
          </table:table-cell>
          <table:table-cell table:formula="of:=AVERAGE([.G236:.K2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7:.E237])" office:value-type="string" office:string-value="" calcext:value-type="error">
            <text:p>#DIV/0!</text:p>
          </table:table-cell>
          <table:table-cell table:formula="of:=AVERAGE([.G237:.K2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8:.E238])" office:value-type="string" office:string-value="" calcext:value-type="error">
            <text:p>#DIV/0!</text:p>
          </table:table-cell>
          <table:table-cell table:formula="of:=AVERAGE([.G238:.K2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9:.E239])" office:value-type="string" office:string-value="" calcext:value-type="error">
            <text:p>#DIV/0!</text:p>
          </table:table-cell>
          <table:table-cell table:formula="of:=AVERAGE([.G239:.K2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0:.E240])" office:value-type="string" office:string-value="" calcext:value-type="error">
            <text:p>#DIV/0!</text:p>
          </table:table-cell>
          <table:table-cell table:formula="of:=AVERAGE([.G240:.K2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1:.E241])" office:value-type="string" office:string-value="" calcext:value-type="error">
            <text:p>#DIV/0!</text:p>
          </table:table-cell>
          <table:table-cell table:formula="of:=AVERAGE([.G241:.K2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2:.E242])" office:value-type="string" office:string-value="" calcext:value-type="error">
            <text:p>#DIV/0!</text:p>
          </table:table-cell>
          <table:table-cell table:formula="of:=AVERAGE([.G242:.K2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3:.E243])" office:value-type="string" office:string-value="" calcext:value-type="error">
            <text:p>#DIV/0!</text:p>
          </table:table-cell>
          <table:table-cell table:formula="of:=AVERAGE([.G243:.K2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4:.E244])" office:value-type="string" office:string-value="" calcext:value-type="error">
            <text:p>#DIV/0!</text:p>
          </table:table-cell>
          <table:table-cell table:formula="of:=AVERAGE([.G244:.K2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5:.E245])" office:value-type="string" office:string-value="" calcext:value-type="error">
            <text:p>#DIV/0!</text:p>
          </table:table-cell>
          <table:table-cell table:formula="of:=AVERAGE([.G245:.K2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6:.E246])" office:value-type="string" office:string-value="" calcext:value-type="error">
            <text:p>#DIV/0!</text:p>
          </table:table-cell>
          <table:table-cell table:formula="of:=AVERAGE([.G246:.K2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7:.E247])" office:value-type="string" office:string-value="" calcext:value-type="error">
            <text:p>#DIV/0!</text:p>
          </table:table-cell>
          <table:table-cell table:formula="of:=AVERAGE([.G247:.K2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8:.E248])" office:value-type="string" office:string-value="" calcext:value-type="error">
            <text:p>#DIV/0!</text:p>
          </table:table-cell>
          <table:table-cell table:formula="of:=AVERAGE([.G248:.K2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9:.E249])" office:value-type="string" office:string-value="" calcext:value-type="error">
            <text:p>#DIV/0!</text:p>
          </table:table-cell>
          <table:table-cell table:formula="of:=AVERAGE([.G249:.K2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0:.E250])" office:value-type="string" office:string-value="" calcext:value-type="error">
            <text:p>#DIV/0!</text:p>
          </table:table-cell>
          <table:table-cell table:formula="of:=AVERAGE([.G250:.K2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1:.E251])" office:value-type="string" office:string-value="" calcext:value-type="error">
            <text:p>#DIV/0!</text:p>
          </table:table-cell>
          <table:table-cell table:formula="of:=AVERAGE([.G251:.K2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2:.E252])" office:value-type="string" office:string-value="" calcext:value-type="error">
            <text:p>#DIV/0!</text:p>
          </table:table-cell>
          <table:table-cell table:formula="of:=AVERAGE([.G252:.K2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3:.E253])" office:value-type="string" office:string-value="" calcext:value-type="error">
            <text:p>#DIV/0!</text:p>
          </table:table-cell>
          <table:table-cell table:formula="of:=AVERAGE([.G253:.K2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4:.E254])" office:value-type="string" office:string-value="" calcext:value-type="error">
            <text:p>#DIV/0!</text:p>
          </table:table-cell>
          <table:table-cell table:formula="of:=AVERAGE([.G254:.K2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5:.E255])" office:value-type="string" office:string-value="" calcext:value-type="error">
            <text:p>#DIV/0!</text:p>
          </table:table-cell>
          <table:table-cell table:formula="of:=AVERAGE([.G255:.K2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6:.E256])" office:value-type="string" office:string-value="" calcext:value-type="error">
            <text:p>#DIV/0!</text:p>
          </table:table-cell>
          <table:table-cell table:formula="of:=AVERAGE([.G256:.K2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7:.E257])" office:value-type="string" office:string-value="" calcext:value-type="error">
            <text:p>#DIV/0!</text:p>
          </table:table-cell>
          <table:table-cell table:formula="of:=AVERAGE([.G257:.K2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8:.E258])" office:value-type="string" office:string-value="" calcext:value-type="error">
            <text:p>#DIV/0!</text:p>
          </table:table-cell>
          <table:table-cell table:formula="of:=AVERAGE([.G258:.K2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9:.E259])" office:value-type="string" office:string-value="" calcext:value-type="error">
            <text:p>#DIV/0!</text:p>
          </table:table-cell>
          <table:table-cell table:formula="of:=AVERAGE([.G259:.K2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0:.E260])" office:value-type="string" office:string-value="" calcext:value-type="error">
            <text:p>#DIV/0!</text:p>
          </table:table-cell>
          <table:table-cell table:formula="of:=AVERAGE([.G260:.K2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1:.E261])" office:value-type="string" office:string-value="" calcext:value-type="error">
            <text:p>#DIV/0!</text:p>
          </table:table-cell>
          <table:table-cell table:formula="of:=AVERAGE([.G261:.K2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2:.E262])" office:value-type="string" office:string-value="" calcext:value-type="error">
            <text:p>#DIV/0!</text:p>
          </table:table-cell>
          <table:table-cell table:formula="of:=AVERAGE([.G262:.K2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3:.E263])" office:value-type="string" office:string-value="" calcext:value-type="error">
            <text:p>#DIV/0!</text:p>
          </table:table-cell>
          <table:table-cell table:formula="of:=AVERAGE([.G263:.K2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4:.E264])" office:value-type="string" office:string-value="" calcext:value-type="error">
            <text:p>#DIV/0!</text:p>
          </table:table-cell>
          <table:table-cell table:formula="of:=AVERAGE([.G264:.K2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5:.E265])" office:value-type="string" office:string-value="" calcext:value-type="error">
            <text:p>#DIV/0!</text:p>
          </table:table-cell>
          <table:table-cell table:formula="of:=AVERAGE([.G265:.K2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6:.E266])" office:value-type="string" office:string-value="" calcext:value-type="error">
            <text:p>#DIV/0!</text:p>
          </table:table-cell>
          <table:table-cell table:formula="of:=AVERAGE([.G266:.K2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7:.E267])" office:value-type="string" office:string-value="" calcext:value-type="error">
            <text:p>#DIV/0!</text:p>
          </table:table-cell>
          <table:table-cell table:formula="of:=AVERAGE([.G267:.K2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8:.E268])" office:value-type="string" office:string-value="" calcext:value-type="error">
            <text:p>#DIV/0!</text:p>
          </table:table-cell>
          <table:table-cell table:formula="of:=AVERAGE([.G268:.K2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9:.E269])" office:value-type="string" office:string-value="" calcext:value-type="error">
            <text:p>#DIV/0!</text:p>
          </table:table-cell>
          <table:table-cell table:formula="of:=AVERAGE([.G269:.K2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0:.E270])" office:value-type="string" office:string-value="" calcext:value-type="error">
            <text:p>#DIV/0!</text:p>
          </table:table-cell>
          <table:table-cell table:formula="of:=AVERAGE([.G270:.K2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1:.E271])" office:value-type="string" office:string-value="" calcext:value-type="error">
            <text:p>#DIV/0!</text:p>
          </table:table-cell>
          <table:table-cell table:formula="of:=AVERAGE([.G271:.K2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2:.E272])" office:value-type="string" office:string-value="" calcext:value-type="error">
            <text:p>#DIV/0!</text:p>
          </table:table-cell>
          <table:table-cell table:formula="of:=AVERAGE([.G272:.K2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3:.E273])" office:value-type="string" office:string-value="" calcext:value-type="error">
            <text:p>#DIV/0!</text:p>
          </table:table-cell>
          <table:table-cell table:formula="of:=AVERAGE([.G273:.K2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4:.E274])" office:value-type="string" office:string-value="" calcext:value-type="error">
            <text:p>#DIV/0!</text:p>
          </table:table-cell>
          <table:table-cell table:formula="of:=AVERAGE([.G274:.K2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5:.E275])" office:value-type="string" office:string-value="" calcext:value-type="error">
            <text:p>#DIV/0!</text:p>
          </table:table-cell>
          <table:table-cell table:formula="of:=AVERAGE([.G275:.K2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6:.E276])" office:value-type="string" office:string-value="" calcext:value-type="error">
            <text:p>#DIV/0!</text:p>
          </table:table-cell>
          <table:table-cell table:formula="of:=AVERAGE([.G276:.K2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7:.E277])" office:value-type="string" office:string-value="" calcext:value-type="error">
            <text:p>#DIV/0!</text:p>
          </table:table-cell>
          <table:table-cell table:formula="of:=AVERAGE([.G277:.K2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8:.E278])" office:value-type="string" office:string-value="" calcext:value-type="error">
            <text:p>#DIV/0!</text:p>
          </table:table-cell>
          <table:table-cell table:formula="of:=AVERAGE([.G278:.K2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9:.E279])" office:value-type="string" office:string-value="" calcext:value-type="error">
            <text:p>#DIV/0!</text:p>
          </table:table-cell>
          <table:table-cell table:formula="of:=AVERAGE([.G279:.K2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0:.E280])" office:value-type="string" office:string-value="" calcext:value-type="error">
            <text:p>#DIV/0!</text:p>
          </table:table-cell>
          <table:table-cell table:formula="of:=AVERAGE([.G280:.K2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1:.E281])" office:value-type="string" office:string-value="" calcext:value-type="error">
            <text:p>#DIV/0!</text:p>
          </table:table-cell>
          <table:table-cell table:formula="of:=AVERAGE([.G281:.K2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2:.E282])" office:value-type="string" office:string-value="" calcext:value-type="error">
            <text:p>#DIV/0!</text:p>
          </table:table-cell>
          <table:table-cell table:formula="of:=AVERAGE([.G282:.K2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3:.E283])" office:value-type="string" office:string-value="" calcext:value-type="error">
            <text:p>#DIV/0!</text:p>
          </table:table-cell>
          <table:table-cell table:formula="of:=AVERAGE([.G283:.K2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4:.E284])" office:value-type="string" office:string-value="" calcext:value-type="error">
            <text:p>#DIV/0!</text:p>
          </table:table-cell>
          <table:table-cell table:formula="of:=AVERAGE([.G284:.K2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5:.E285])" office:value-type="string" office:string-value="" calcext:value-type="error">
            <text:p>#DIV/0!</text:p>
          </table:table-cell>
          <table:table-cell table:formula="of:=AVERAGE([.G285:.K2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6:.E286])" office:value-type="string" office:string-value="" calcext:value-type="error">
            <text:p>#DIV/0!</text:p>
          </table:table-cell>
          <table:table-cell table:formula="of:=AVERAGE([.G286:.K2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7:.E287])" office:value-type="string" office:string-value="" calcext:value-type="error">
            <text:p>#DIV/0!</text:p>
          </table:table-cell>
          <table:table-cell table:formula="of:=AVERAGE([.G287:.K2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8:.E288])" office:value-type="string" office:string-value="" calcext:value-type="error">
            <text:p>#DIV/0!</text:p>
          </table:table-cell>
          <table:table-cell table:formula="of:=AVERAGE([.G288:.K2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9:.E289])" office:value-type="string" office:string-value="" calcext:value-type="error">
            <text:p>#DIV/0!</text:p>
          </table:table-cell>
          <table:table-cell table:formula="of:=AVERAGE([.G289:.K2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0:.E290])" office:value-type="string" office:string-value="" calcext:value-type="error">
            <text:p>#DIV/0!</text:p>
          </table:table-cell>
          <table:table-cell table:formula="of:=AVERAGE([.G290:.K2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1:.E291])" office:value-type="string" office:string-value="" calcext:value-type="error">
            <text:p>#DIV/0!</text:p>
          </table:table-cell>
          <table:table-cell table:formula="of:=AVERAGE([.G291:.K2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2:.E292])" office:value-type="string" office:string-value="" calcext:value-type="error">
            <text:p>#DIV/0!</text:p>
          </table:table-cell>
          <table:table-cell table:formula="of:=AVERAGE([.G292:.K2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3:.E293])" office:value-type="string" office:string-value="" calcext:value-type="error">
            <text:p>#DIV/0!</text:p>
          </table:table-cell>
          <table:table-cell table:formula="of:=AVERAGE([.G293:.K2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4:.E294])" office:value-type="string" office:string-value="" calcext:value-type="error">
            <text:p>#DIV/0!</text:p>
          </table:table-cell>
          <table:table-cell table:formula="of:=AVERAGE([.G294:.K2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5:.E295])" office:value-type="string" office:string-value="" calcext:value-type="error">
            <text:p>#DIV/0!</text:p>
          </table:table-cell>
          <table:table-cell table:formula="of:=AVERAGE([.G295:.K2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6:.E296])" office:value-type="string" office:string-value="" calcext:value-type="error">
            <text:p>#DIV/0!</text:p>
          </table:table-cell>
          <table:table-cell table:formula="of:=AVERAGE([.G296:.K2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7:.E297])" office:value-type="string" office:string-value="" calcext:value-type="error">
            <text:p>#DIV/0!</text:p>
          </table:table-cell>
          <table:table-cell table:formula="of:=AVERAGE([.G297:.K2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8:.E298])" office:value-type="string" office:string-value="" calcext:value-type="error">
            <text:p>#DIV/0!</text:p>
          </table:table-cell>
          <table:table-cell table:formula="of:=AVERAGE([.G298:.K2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9:.E299])" office:value-type="string" office:string-value="" calcext:value-type="error">
            <text:p>#DIV/0!</text:p>
          </table:table-cell>
          <table:table-cell table:formula="of:=AVERAGE([.G299:.K2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00:.E300])" office:value-type="string" office:string-value="" calcext:value-type="error">
            <text:p>#DIV/0!</text:p>
          </table:table-cell>
          <table:table-cell table:formula="of:=AVERAGE([.G300:.K3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01:.E301])" office:value-type="string" office:string-value="" calcext:value-type="error">
            <text:p>#DIV/0!</text:p>
          </table:table-cell>
          <table:table-cell table:formula="of:=AVERAGE([.G301:.K301])" office:value-type="string" office:string-value="" calcext:value-type="error">
            <text:p>#DIV/0!</text:p>
          </table:table-cell>
        </table:table-row>
      </table:table>
      <table:table table:name="random_16" table:style-name="ta1">
        <table:shapes>
          <draw:frame draw:z-index="0" draw:style-name="gr1" draw:text-style-name="P1" svg:width="15.999cm" svg:height="8.999cm" svg:x="28.145cm" svg:y="0.1cm">
            <draw:object draw:notify-on-update-of-ranges="random_16.N1:random_16.N1 random_16.N2:random_16.N301 random_16.O1:random_16.O1 random_16.O2:random_16.O3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852" calcext:value-type="float">
            <text:p>1852</text:p>
          </table:table-cell>
          <table:table-cell office:value-type="float" office:value="1572" calcext:value-type="float">
            <text:p>1572</text:p>
          </table:table-cell>
          <table:table-cell office:value-type="float" office:value="1667" calcext:value-type="float">
            <text:p>1667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float" office:value="285.52" calcext:value-type="float">
            <text:p>285.52</text:p>
          </table:table-cell>
          <table:table-cell office:value-type="float" office:value="354.08" calcext:value-type="float">
            <text:p>354.08</text:p>
          </table:table-cell>
          <table:table-cell office:value-type="float" office:value="257.3" calcext:value-type="float">
            <text:p>257.3</text:p>
          </table:table-cell>
          <table:table-cell office:value-type="float" office:value="305.7" calcext:value-type="float">
            <text:p>305.7</text:p>
          </table:table-cell>
          <table:table-cell office:value-type="float" office:value="217.52" calcext:value-type="float">
            <text:p>217.52</text:p>
          </table:table-cell>
          <table:table-cell table:number-columns-repeated="2"/>
          <table:table-cell table:formula="of:=AVERAGE([.A2:.E2])" office:value-type="float" office:value="1639" calcext:value-type="float">
            <text:p>1639</text:p>
          </table:table-cell>
          <table:table-cell table:formula="of:=AVERAGE([.G2:.K2])" office:value-type="float" office:value="284.024" calcext:value-type="float">
            <text:p>284.024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102" calcext:value-type="float">
            <text:p>2102</text:p>
          </table:table-cell>
          <table:table-cell office:value-type="float" office:value="1872" calcext:value-type="float">
            <text:p>1872</text:p>
          </table:table-cell>
          <table:table-cell office:value-type="float" office:value="1967" calcext:value-type="float">
            <text:p>1967</text:p>
          </table:table-cell>
          <table:table-cell office:value-type="float" office:value="2037" calcext:value-type="float">
            <text:p>2037</text:p>
          </table:table-cell>
          <table:table-cell/>
          <table:table-cell office:value-type="float" office:value="668.52" calcext:value-type="float">
            <text:p>668.52</text:p>
          </table:table-cell>
          <table:table-cell office:value-type="float" office:value="658.9" calcext:value-type="float">
            <text:p>658.9</text:p>
          </table:table-cell>
          <table:table-cell office:value-type="float" office:value="723.32" calcext:value-type="float">
            <text:p>723.32</text:p>
          </table:table-cell>
          <table:table-cell office:value-type="float" office:value="680.31" calcext:value-type="float">
            <text:p>680.31</text:p>
          </table:table-cell>
          <table:table-cell office:value-type="float" office:value="664.25" calcext:value-type="float">
            <text:p>664.25</text:p>
          </table:table-cell>
          <table:table-cell table:number-columns-repeated="2"/>
          <table:table-cell table:formula="of:=AVERAGE([.A3:.E3])" office:value-type="float" office:value="1984" calcext:value-type="float">
            <text:p>1984</text:p>
          </table:table-cell>
          <table:table-cell table:formula="of:=AVERAGE([.G3:.K3])" office:value-type="float" office:value="679.06" calcext:value-type="float">
            <text:p>679.06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102" calcext:value-type="float">
            <text:p>2102</text:p>
          </table:table-cell>
          <table:table-cell office:value-type="float" office:value="2142" calcext:value-type="float">
            <text:p>2142</text:p>
          </table:table-cell>
          <table:table-cell office:value-type="float" office:value="1977" calcext:value-type="float">
            <text:p>1977</text:p>
          </table:table-cell>
          <table:table-cell office:value-type="float" office:value="1874" calcext:value-type="float">
            <text:p>1874</text:p>
          </table:table-cell>
          <table:table-cell/>
          <table:table-cell office:value-type="float" office:value="885.73" calcext:value-type="float">
            <text:p>885.73</text:p>
          </table:table-cell>
          <table:table-cell office:value-type="float" office:value="1045.01" calcext:value-type="float">
            <text:p>1045.01</text:p>
          </table:table-cell>
          <table:table-cell office:value-type="float" office:value="875.15" calcext:value-type="float">
            <text:p>875.15</text:p>
          </table:table-cell>
          <table:table-cell office:value-type="float" office:value="754.63" calcext:value-type="float">
            <text:p>754.63</text:p>
          </table:table-cell>
          <table:table-cell office:value-type="float" office:value="759.36" calcext:value-type="float">
            <text:p>759.36</text:p>
          </table:table-cell>
          <table:table-cell table:number-columns-repeated="2"/>
          <table:table-cell table:formula="of:=AVERAGE([.A4:.E4])" office:value-type="float" office:value="2061.4" calcext:value-type="float">
            <text:p>2061.4</text:p>
          </table:table-cell>
          <table:table-cell table:formula="of:=AVERAGE([.G4:.K4])" office:value-type="float" office:value="863.976" calcext:value-type="float">
            <text:p>863.976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292" calcext:value-type="float">
            <text:p>2292</text:p>
          </table:table-cell>
          <table:table-cell office:value-type="float" office:value="1842" calcext:value-type="float">
            <text:p>1842</text:p>
          </table:table-cell>
          <table:table-cell office:value-type="float" office:value="2312" calcext:value-type="float">
            <text:p>2312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float" office:value="923.61" calcext:value-type="float">
            <text:p>923.61</text:p>
          </table:table-cell>
          <table:table-cell office:value-type="float" office:value="918" calcext:value-type="float">
            <text:p>918</text:p>
          </table:table-cell>
          <table:table-cell office:value-type="float" office:value="904.09" calcext:value-type="float">
            <text:p>904.09</text:p>
          </table:table-cell>
          <table:table-cell office:value-type="float" office:value="913.18" calcext:value-type="float">
            <text:p>913.18</text:p>
          </table:table-cell>
          <table:table-cell office:value-type="float" office:value="945.79" calcext:value-type="float">
            <text:p>945.79</text:p>
          </table:table-cell>
          <table:table-cell table:number-columns-repeated="2"/>
          <table:table-cell table:formula="of:=AVERAGE([.A5:.E5])" office:value-type="float" office:value="2202" calcext:value-type="float">
            <text:p>2202</text:p>
          </table:table-cell>
          <table:table-cell table:formula="of:=AVERAGE([.G5:.K5])" office:value-type="float" office:value="920.934" calcext:value-type="float">
            <text:p>920.934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127" calcext:value-type="float">
            <text:p>2127</text:p>
          </table:table-cell>
          <table:table-cell office:value-type="float" office:value="2372" calcext:value-type="float">
            <text:p>2372</text:p>
          </table:table-cell>
          <table:table-cell office:value-type="float" office:value="2087" calcext:value-type="float">
            <text:p>2087</text:p>
          </table:table-cell>
          <table:table-cell office:value-type="float" office:value="2757" calcext:value-type="float">
            <text:p>2757</text:p>
          </table:table-cell>
          <table:table-cell/>
          <table:table-cell office:value-type="float" office:value="1214.4" calcext:value-type="float">
            <text:p>1214.4</text:p>
          </table:table-cell>
          <table:table-cell office:value-type="float" office:value="1223" calcext:value-type="float">
            <text:p>1223</text:p>
          </table:table-cell>
          <table:table-cell office:value-type="float" office:value="1070.52" calcext:value-type="float">
            <text:p>1070.52</text:p>
          </table:table-cell>
          <table:table-cell office:value-type="float" office:value="1087.09" calcext:value-type="float">
            <text:p>1087.09</text:p>
          </table:table-cell>
          <table:table-cell office:value-type="float" office:value="1208.81" calcext:value-type="float">
            <text:p>1208.81</text:p>
          </table:table-cell>
          <table:table-cell table:number-columns-repeated="2"/>
          <table:table-cell table:formula="of:=AVERAGE([.A6:.E6])" office:value-type="float" office:value="2335.6" calcext:value-type="float">
            <text:p>2335.6</text:p>
          </table:table-cell>
          <table:table-cell table:formula="of:=AVERAGE([.G6:.K6])" office:value-type="float" office:value="1160.764" calcext:value-type="float">
            <text:p>1160.764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247" calcext:value-type="float">
            <text:p>2247</text:p>
          </table:table-cell>
          <table:table-cell office:value-type="float" office:value="1967" calcext:value-type="float">
            <text:p>1967</text:p>
          </table:table-cell>
          <table:table-cell office:value-type="float" office:value="2237" calcext:value-type="float">
            <text:p>2237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961.92" calcext:value-type="float">
            <text:p>961.92</text:p>
          </table:table-cell>
          <table:table-cell office:value-type="float" office:value="1036.36" calcext:value-type="float">
            <text:p>1036.36</text:p>
          </table:table-cell>
          <table:table-cell office:value-type="float" office:value="937.79" calcext:value-type="float">
            <text:p>937.79</text:p>
          </table:table-cell>
          <table:table-cell office:value-type="float" office:value="801.6" calcext:value-type="float">
            <text:p>801.6</text:p>
          </table:table-cell>
          <table:table-cell office:value-type="float" office:value="1364.86" calcext:value-type="float">
            <text:p>1364.86</text:p>
          </table:table-cell>
          <table:table-cell table:number-columns-repeated="2"/>
          <table:table-cell table:formula="of:=AVERAGE([.A7:.E7])" office:value-type="float" office:value="2300.6" calcext:value-type="float">
            <text:p>2300.6</text:p>
          </table:table-cell>
          <table:table-cell table:formula="of:=AVERAGE([.G7:.K7])" office:value-type="float" office:value="1020.506" calcext:value-type="float">
            <text:p>1020.506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2352" calcext:value-type="float">
            <text:p>2352</text:p>
          </table:table-cell>
          <table:table-cell office:value-type="float" office:value="2321" calcext:value-type="float">
            <text:p>2321</text:p>
          </table:table-cell>
          <table:table-cell office:value-type="float" office:value="2057" calcext:value-type="float">
            <text:p>2057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float" office:value="1166.59" calcext:value-type="float">
            <text:p>1166.59</text:p>
          </table:table-cell>
          <table:table-cell office:value-type="float" office:value="1170.06" calcext:value-type="float">
            <text:p>1170.06</text:p>
          </table:table-cell>
          <table:table-cell office:value-type="float" office:value="1004.66" calcext:value-type="float">
            <text:p>1004.66</text:p>
          </table:table-cell>
          <table:table-cell office:value-type="float" office:value="970.93" calcext:value-type="float">
            <text:p>970.93</text:p>
          </table:table-cell>
          <table:table-cell office:value-type="float" office:value="1467.85" calcext:value-type="float">
            <text:p>1467.85</text:p>
          </table:table-cell>
          <table:table-cell table:number-columns-repeated="2"/>
          <table:table-cell table:formula="of:=AVERAGE([.A8:.E8])" office:value-type="float" office:value="2373.8" calcext:value-type="float">
            <text:p>2373.8</text:p>
          </table:table-cell>
          <table:table-cell table:formula="of:=AVERAGE([.G8:.K8])" office:value-type="float" office:value="1156.018" calcext:value-type="float">
            <text:p>1156.018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2652" calcext:value-type="float">
            <text:p>2652</text:p>
          </table:table-cell>
          <table:table-cell office:value-type="float" office:value="2397" calcext:value-type="float">
            <text:p>2397</text:p>
          </table:table-cell>
          <table:table-cell office:value-type="float" office:value="2087" calcext:value-type="float">
            <text:p>2087</text:p>
          </table:table-cell>
          <table:table-cell office:value-type="float" office:value="2817" calcext:value-type="float">
            <text:p>2817</text:p>
          </table:table-cell>
          <table:table-cell/>
          <table:table-cell office:value-type="float" office:value="1260.58" calcext:value-type="float">
            <text:p>1260.58</text:p>
          </table:table-cell>
          <table:table-cell office:value-type="float" office:value="1326.38" calcext:value-type="float">
            <text:p>1326.38</text:p>
          </table:table-cell>
          <table:table-cell office:value-type="float" office:value="1002.31" calcext:value-type="float">
            <text:p>1002.31</text:p>
          </table:table-cell>
          <table:table-cell office:value-type="float" office:value="882.96" calcext:value-type="float">
            <text:p>882.96</text:p>
          </table:table-cell>
          <table:table-cell office:value-type="float" office:value="1553.05" calcext:value-type="float">
            <text:p>1553.05</text:p>
          </table:table-cell>
          <table:table-cell table:number-columns-repeated="2"/>
          <table:table-cell table:formula="of:=AVERAGE([.A9:.E9])" office:value-type="float" office:value="2459" calcext:value-type="float">
            <text:p>2459</text:p>
          </table:table-cell>
          <table:table-cell table:formula="of:=AVERAGE([.G9:.K9])" office:value-type="float" office:value="1205.056" calcext:value-type="float">
            <text:p>1205.056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3152" calcext:value-type="float">
            <text:p>3152</text:p>
          </table:table-cell>
          <table:table-cell office:value-type="float" office:value="2247" calcext:value-type="float">
            <text:p>2247</text:p>
          </table:table-cell>
          <table:table-cell office:value-type="float" office:value="2267" calcext:value-type="float">
            <text:p>2267</text:p>
          </table:table-cell>
          <table:table-cell office:value-type="float" office:value="2862" calcext:value-type="float">
            <text:p>2862</text:p>
          </table:table-cell>
          <table:table-cell/>
          <table:table-cell office:value-type="float" office:value="1450.94" calcext:value-type="float">
            <text:p>1450.94</text:p>
          </table:table-cell>
          <table:table-cell office:value-type="float" office:value="1594.69" calcext:value-type="float">
            <text:p>1594.69</text:p>
          </table:table-cell>
          <table:table-cell office:value-type="float" office:value="1079.76" calcext:value-type="float">
            <text:p>1079.76</text:p>
          </table:table-cell>
          <table:table-cell office:value-type="float" office:value="1170.42" calcext:value-type="float">
            <text:p>1170.42</text:p>
          </table:table-cell>
          <table:table-cell office:value-type="float" office:value="1631.86" calcext:value-type="float">
            <text:p>1631.86</text:p>
          </table:table-cell>
          <table:table-cell table:number-columns-repeated="2"/>
          <table:table-cell table:formula="of:=AVERAGE([.A10:.E10])" office:value-type="float" office:value="2598" calcext:value-type="float">
            <text:p>2598</text:p>
          </table:table-cell>
          <table:table-cell table:formula="of:=AVERAGE([.G10:.K10])" office:value-type="float" office:value="1385.534" calcext:value-type="float">
            <text:p>1385.534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2652" calcext:value-type="float">
            <text:p>2652</text:p>
          </table:table-cell>
          <table:table-cell office:value-type="float" office:value="2032" calcext:value-type="float">
            <text:p>2032</text:p>
          </table:table-cell>
          <table:table-cell office:value-type="float" office:value="2092" calcext:value-type="float">
            <text:p>2092</text:p>
          </table:table-cell>
          <table:table-cell office:value-type="float" office:value="2727" calcext:value-type="float">
            <text:p>2727</text:p>
          </table:table-cell>
          <table:table-cell/>
          <table:table-cell office:value-type="float" office:value="1303.5" calcext:value-type="float">
            <text:p>1303.5</text:p>
          </table:table-cell>
          <table:table-cell office:value-type="float" office:value="1580" calcext:value-type="float">
            <text:p>1580</text:p>
          </table:table-cell>
          <table:table-cell office:value-type="float" office:value="1146.22" calcext:value-type="float">
            <text:p>1146.22</text:p>
          </table:table-cell>
          <table:table-cell office:value-type="float" office:value="1125.51" calcext:value-type="float">
            <text:p>1125.51</text:p>
          </table:table-cell>
          <table:table-cell office:value-type="float" office:value="1329.62" calcext:value-type="float">
            <text:p>1329.62</text:p>
          </table:table-cell>
          <table:table-cell table:number-columns-repeated="2"/>
          <table:table-cell table:formula="of:=AVERAGE([.A11:.E11])" office:value-type="float" office:value="2338" calcext:value-type="float">
            <text:p>2338</text:p>
          </table:table-cell>
          <table:table-cell table:formula="of:=AVERAGE([.G11:.K11])" office:value-type="float" office:value="1296.97" calcext:value-type="float">
            <text:p>1296.97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152" calcext:value-type="float">
            <text:p>3152</text:p>
          </table:table-cell>
          <table:table-cell office:value-type="float" office:value="2357" calcext:value-type="float">
            <text:p>2357</text:p>
          </table:table-cell>
          <table:table-cell office:value-type="float" office:value="2382" calcext:value-type="float">
            <text:p>2382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float" office:value="1386.26" calcext:value-type="float">
            <text:p>1386.26</text:p>
          </table:table-cell>
          <table:table-cell office:value-type="float" office:value="1542.13" calcext:value-type="float">
            <text:p>1542.13</text:p>
          </table:table-cell>
          <table:table-cell office:value-type="float" office:value="1027.07" calcext:value-type="float">
            <text:p>1027.07</text:p>
          </table:table-cell>
          <table:table-cell office:value-type="float" office:value="1133.5" calcext:value-type="float">
            <text:p>1133.5</text:p>
          </table:table-cell>
          <table:table-cell office:value-type="float" office:value="1295.3" calcext:value-type="float">
            <text:p>1295.3</text:p>
          </table:table-cell>
          <table:table-cell table:number-columns-repeated="2"/>
          <table:table-cell table:formula="of:=AVERAGE([.A12:.E12])" office:value-type="float" office:value="2627" calcext:value-type="float">
            <text:p>2627</text:p>
          </table:table-cell>
          <table:table-cell table:formula="of:=AVERAGE([.G12:.K12])" office:value-type="float" office:value="1276.852" calcext:value-type="float">
            <text:p>1276.852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152" calcext:value-type="float">
            <text:p>3152</text:p>
          </table:table-cell>
          <table:table-cell office:value-type="float" office:value="2357" calcext:value-type="float">
            <text:p>2357</text:p>
          </table:table-cell>
          <table:table-cell office:value-type="float" office:value="2477" calcext:value-type="float">
            <text:p>2477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323.83" calcext:value-type="float">
            <text:p>1323.83</text:p>
          </table:table-cell>
          <table:table-cell office:value-type="float" office:value="1702.99" calcext:value-type="float">
            <text:p>1702.99</text:p>
          </table:table-cell>
          <table:table-cell office:value-type="float" office:value="1157.61" calcext:value-type="float">
            <text:p>1157.61</text:p>
          </table:table-cell>
          <table:table-cell office:value-type="float" office:value="1185.33" calcext:value-type="float">
            <text:p>1185.33</text:p>
          </table:table-cell>
          <table:table-cell office:value-type="float" office:value="1487.09" calcext:value-type="float">
            <text:p>1487.09</text:p>
          </table:table-cell>
          <table:table-cell table:number-columns-repeated="2"/>
          <table:table-cell table:formula="of:=AVERAGE([.A13:.E13])" office:value-type="float" office:value="2635" calcext:value-type="float">
            <text:p>2635</text:p>
          </table:table-cell>
          <table:table-cell table:formula="of:=AVERAGE([.G13:.K13])" office:value-type="float" office:value="1371.37" calcext:value-type="float">
            <text:p>1371.37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152" calcext:value-type="float">
            <text:p>3152</text:p>
          </table:table-cell>
          <table:table-cell office:value-type="float" office:value="2347" calcext:value-type="float">
            <text:p>2347</text:p>
          </table:table-cell>
          <table:table-cell office:value-type="float" office:value="1972" calcext:value-type="float">
            <text:p>1972</text:p>
          </table:table-cell>
          <table:table-cell office:value-type="float" office:value="2907" calcext:value-type="float">
            <text:p>2907</text:p>
          </table:table-cell>
          <table:table-cell/>
          <table:table-cell office:value-type="float" office:value="1368.2" calcext:value-type="float">
            <text:p>1368.2</text:p>
          </table:table-cell>
          <table:table-cell office:value-type="float" office:value="1973" calcext:value-type="float">
            <text:p>1973</text:p>
          </table:table-cell>
          <table:table-cell office:value-type="float" office:value="1253.62" calcext:value-type="float">
            <text:p>1253.62</text:p>
          </table:table-cell>
          <table:table-cell office:value-type="float" office:value="1070.63" calcext:value-type="float">
            <text:p>1070.63</text:p>
          </table:table-cell>
          <table:table-cell office:value-type="float" office:value="1525.78" calcext:value-type="float">
            <text:p>1525.78</text:p>
          </table:table-cell>
          <table:table-cell table:number-columns-repeated="2"/>
          <table:table-cell table:formula="of:=AVERAGE([.A14:.E14])" office:value-type="float" office:value="2584" calcext:value-type="float">
            <text:p>2584</text:p>
          </table:table-cell>
          <table:table-cell table:formula="of:=AVERAGE([.G14:.K14])" office:value-type="float" office:value="1438.246" calcext:value-type="float">
            <text:p>1438.246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152" calcext:value-type="float">
            <text:p>3152</text:p>
          </table:table-cell>
          <table:table-cell office:value-type="float" office:value="2272" calcext:value-type="float">
            <text:p>2272</text:p>
          </table:table-cell>
          <table:table-cell office:value-type="float" office:value="2187" calcext:value-type="float">
            <text:p>2187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float" office:value="1458.73" calcext:value-type="float">
            <text:p>1458.73</text:p>
          </table:table-cell>
          <table:table-cell office:value-type="float" office:value="1971.79" calcext:value-type="float">
            <text:p>1971.79</text:p>
          </table:table-cell>
          <table:table-cell office:value-type="float" office:value="1253.37" calcext:value-type="float">
            <text:p>1253.37</text:p>
          </table:table-cell>
          <table:table-cell office:value-type="float" office:value="914.62" calcext:value-type="float">
            <text:p>914.62</text:p>
          </table:table-cell>
          <table:table-cell office:value-type="float" office:value="1713.01" calcext:value-type="float">
            <text:p>1713.01</text:p>
          </table:table-cell>
          <table:table-cell table:number-columns-repeated="2"/>
          <table:table-cell table:formula="of:=AVERAGE([.A15:.E15])" office:value-type="float" office:value="2589" calcext:value-type="float">
            <text:p>2589</text:p>
          </table:table-cell>
          <table:table-cell table:formula="of:=AVERAGE([.G15:.K15])" office:value-type="float" office:value="1462.304" calcext:value-type="float">
            <text:p>1462.304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152" calcext:value-type="float">
            <text:p>3152</text:p>
          </table:table-cell>
          <table:table-cell office:value-type="float" office:value="2352" calcext:value-type="float">
            <text:p>2352</text:p>
          </table:table-cell>
          <table:table-cell office:value-type="float" office:value="2172" calcext:value-type="float">
            <text:p>2172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083.29" calcext:value-type="float">
            <text:p>2083.29</text:p>
          </table:table-cell>
          <table:table-cell office:value-type="float" office:value="1342.69" calcext:value-type="float">
            <text:p>1342.69</text:p>
          </table:table-cell>
          <table:table-cell office:value-type="float" office:value="1015.49" calcext:value-type="float">
            <text:p>1015.49</text:p>
          </table:table-cell>
          <table:table-cell office:value-type="float" office:value="1450.06" calcext:value-type="float">
            <text:p>1450.06</text:p>
          </table:table-cell>
          <table:table-cell table:number-columns-repeated="2"/>
          <table:table-cell table:formula="of:=AVERAGE([.A16:.E16])" office:value-type="float" office:value="2637" calcext:value-type="float">
            <text:p>2637</text:p>
          </table:table-cell>
          <table:table-cell table:formula="of:=AVERAGE([.G16:.K16])" office:value-type="float" office:value="1462.506" calcext:value-type="float">
            <text:p>1462.506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152" calcext:value-type="float">
            <text:p>3152</text:p>
          </table:table-cell>
          <table:table-cell office:value-type="float" office:value="2257" calcext:value-type="float">
            <text:p>2257</text:p>
          </table:table-cell>
          <table:table-cell office:value-type="float" office:value="2047" calcext:value-type="float">
            <text:p>2047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1524.94" calcext:value-type="float">
            <text:p>1524.94</text:p>
          </table:table-cell>
          <table:table-cell office:value-type="float" office:value="1954.75" calcext:value-type="float">
            <text:p>1954.75</text:p>
          </table:table-cell>
          <table:table-cell office:value-type="float" office:value="1296.61" calcext:value-type="float">
            <text:p>1296.61</text:p>
          </table:table-cell>
          <table:table-cell office:value-type="float" office:value="1005.23" calcext:value-type="float">
            <text:p>1005.23</text:p>
          </table:table-cell>
          <table:table-cell office:value-type="float" office:value="1715.21" calcext:value-type="float">
            <text:p>1715.21</text:p>
          </table:table-cell>
          <table:table-cell table:number-columns-repeated="2"/>
          <table:table-cell table:formula="of:=AVERAGE([.A17:.E17])" office:value-type="float" office:value="2585" calcext:value-type="float">
            <text:p>2585</text:p>
          </table:table-cell>
          <table:table-cell table:formula="of:=AVERAGE([.G17:.K17])" office:value-type="float" office:value="1499.348" calcext:value-type="float">
            <text:p>1499.348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3152" calcext:value-type="float">
            <text:p>3152</text:p>
          </table:table-cell>
          <table:table-cell office:value-type="float" office:value="2232" calcext:value-type="float">
            <text:p>2232</text:p>
          </table:table-cell>
          <table:table-cell office:value-type="float" office:value="1907" calcext:value-type="float">
            <text:p>1907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float" office:value="1297.04" calcext:value-type="float">
            <text:p>1297.04</text:p>
          </table:table-cell>
          <table:table-cell office:value-type="float" office:value="2011.86" calcext:value-type="float">
            <text:p>2011.86</text:p>
          </table:table-cell>
          <table:table-cell office:value-type="float" office:value="1375.32" calcext:value-type="float">
            <text:p>1375.32</text:p>
          </table:table-cell>
          <table:table-cell office:value-type="float" office:value="1118.43" calcext:value-type="float">
            <text:p>1118.43</text:p>
          </table:table-cell>
          <table:table-cell office:value-type="float" office:value="1699.31" calcext:value-type="float">
            <text:p>1699.31</text:p>
          </table:table-cell>
          <table:table-cell table:number-columns-repeated="2"/>
          <table:table-cell table:formula="of:=AVERAGE([.A18:.E18])" office:value-type="float" office:value="2483" calcext:value-type="float">
            <text:p>2483</text:p>
          </table:table-cell>
          <table:table-cell table:formula="of:=AVERAGE([.G18:.K18])" office:value-type="float" office:value="1500.392" calcext:value-type="float">
            <text:p>1500.392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3152" calcext:value-type="float">
            <text:p>3152</text:p>
          </table:table-cell>
          <table:table-cell office:value-type="float" office:value="2622" calcext:value-type="float">
            <text:p>2622</text:p>
          </table:table-cell>
          <table:table-cell office:value-type="float" office:value="2162" calcext:value-type="float">
            <text:p>2162</text:p>
          </table:table-cell>
          <table:table-cell office:value-type="float" office:value="2752" calcext:value-type="float">
            <text:p>2752</text:p>
          </table:table-cell>
          <table:table-cell/>
          <table:table-cell office:value-type="float" office:value="1342.64" calcext:value-type="float">
            <text:p>1342.64</text:p>
          </table:table-cell>
          <table:table-cell office:value-type="float" office:value="1952.81" calcext:value-type="float">
            <text:p>1952.81</text:p>
          </table:table-cell>
          <table:table-cell office:value-type="float" office:value="1401.92" calcext:value-type="float">
            <text:p>1401.92</text:p>
          </table:table-cell>
          <table:table-cell office:value-type="float" office:value="1043.37" calcext:value-type="float">
            <text:p>1043.37</text:p>
          </table:table-cell>
          <table:table-cell office:value-type="float" office:value="1677.96" calcext:value-type="float">
            <text:p>1677.96</text:p>
          </table:table-cell>
          <table:table-cell table:number-columns-repeated="2"/>
          <table:table-cell table:formula="of:=AVERAGE([.A19:.E19])" office:value-type="float" office:value="2606" calcext:value-type="float">
            <text:p>2606</text:p>
          </table:table-cell>
          <table:table-cell table:formula="of:=AVERAGE([.G19:.K19])" office:value-type="float" office:value="1483.74" calcext:value-type="float">
            <text:p>1483.74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152" calcext:value-type="float">
            <text:p>3152</text:p>
          </table:table-cell>
          <table:table-cell office:value-type="float" office:value="2472" calcext:value-type="float">
            <text:p>2472</text:p>
          </table:table-cell>
          <table:table-cell office:value-type="float" office:value="2247" calcext:value-type="float">
            <text:p>2247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float" office:value="1538.01" calcext:value-type="float">
            <text:p>1538.01</text:p>
          </table:table-cell>
          <table:table-cell office:value-type="float" office:value="2049.36" calcext:value-type="float">
            <text:p>2049.36</text:p>
          </table:table-cell>
          <table:table-cell office:value-type="float" office:value="1416.88" calcext:value-type="float">
            <text:p>1416.88</text:p>
          </table:table-cell>
          <table:table-cell office:value-type="float" office:value="1050.97" calcext:value-type="float">
            <text:p>1050.97</text:p>
          </table:table-cell>
          <table:table-cell office:value-type="float" office:value="1535.59" calcext:value-type="float">
            <text:p>1535.59</text:p>
          </table:table-cell>
          <table:table-cell table:number-columns-repeated="2"/>
          <table:table-cell table:formula="of:=AVERAGE([.A20:.E20])" office:value-type="float" office:value="2652" calcext:value-type="float">
            <text:p>2652</text:p>
          </table:table-cell>
          <table:table-cell table:formula="of:=AVERAGE([.G20:.K20])" office:value-type="float" office:value="1518.162" calcext:value-type="float">
            <text:p>1518.162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3152" calcext:value-type="float">
            <text:p>3152</text:p>
          </table:table-cell>
          <table:table-cell office:value-type="float" office:value="2492" calcext:value-type="float">
            <text:p>2492</text:p>
          </table:table-cell>
          <table:table-cell office:value-type="float" office:value="2122" calcext:value-type="float">
            <text:p>212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float" office:value="1460.13" calcext:value-type="float">
            <text:p>1460.13</text:p>
          </table:table-cell>
          <table:table-cell office:value-type="float" office:value="1982.14" calcext:value-type="float">
            <text:p>1982.14</text:p>
          </table:table-cell>
          <table:table-cell office:value-type="float" office:value="1483.71" calcext:value-type="float">
            <text:p>1483.71</text:p>
          </table:table-cell>
          <table:table-cell office:value-type="float" office:value="980.65" calcext:value-type="float">
            <text:p>980.65</text:p>
          </table:table-cell>
          <table:table-cell office:value-type="float" office:value="1691.81" calcext:value-type="float">
            <text:p>1691.81</text:p>
          </table:table-cell>
          <table:table-cell table:number-columns-repeated="2"/>
          <table:table-cell table:formula="of:=AVERAGE([.A21:.E21])" office:value-type="float" office:value="2595" calcext:value-type="float">
            <text:p>2595</text:p>
          </table:table-cell>
          <table:table-cell table:formula="of:=AVERAGE([.G21:.K21])" office:value-type="float" office:value="1519.688" calcext:value-type="float">
            <text:p>1519.688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152" calcext:value-type="float">
            <text:p>3152</text:p>
          </table:table-cell>
          <table:table-cell office:value-type="float" office:value="2462" calcext:value-type="float">
            <text:p>2462</text:p>
          </table:table-cell>
          <table:table-cell office:value-type="float" office:value="2747" calcext:value-type="float">
            <text:p>2747</text:p>
          </table:table-cell>
          <table:table-cell office:value-type="float" office:value="2817" calcext:value-type="float">
            <text:p>2817</text:p>
          </table:table-cell>
          <table:table-cell/>
          <table:table-cell office:value-type="float" office:value="1353.84" calcext:value-type="float">
            <text:p>1353.84</text:p>
          </table:table-cell>
          <table:table-cell office:value-type="float" office:value="1931.34" calcext:value-type="float">
            <text:p>1931.34</text:p>
          </table:table-cell>
          <table:table-cell office:value-type="float" office:value="1396.44" calcext:value-type="float">
            <text:p>1396.44</text:p>
          </table:table-cell>
          <table:table-cell office:value-type="float" office:value="955.22" calcext:value-type="float">
            <text:p>955.22</text:p>
          </table:table-cell>
          <table:table-cell office:value-type="float" office:value="1788.76" calcext:value-type="float">
            <text:p>1788.76</text:p>
          </table:table-cell>
          <table:table-cell table:number-columns-repeated="2"/>
          <table:table-cell table:formula="of:=AVERAGE([.A22:.E22])" office:value-type="float" office:value="2754" calcext:value-type="float">
            <text:p>2754</text:p>
          </table:table-cell>
          <table:table-cell table:formula="of:=AVERAGE([.G22:.K22])" office:value-type="float" office:value="1485.12" calcext:value-type="float">
            <text:p>1485.12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3152" calcext:value-type="float">
            <text:p>3152</text:p>
          </table:table-cell>
          <table:table-cell office:value-type="float" office:value="2257" calcext:value-type="float">
            <text:p>2257</text:p>
          </table:table-cell>
          <table:table-cell office:value-type="float" office:value="2267" calcext:value-type="float">
            <text:p>2267</text:p>
          </table:table-cell>
          <table:table-cell office:value-type="float" office:value="3007" calcext:value-type="float">
            <text:p>3007</text:p>
          </table:table-cell>
          <table:table-cell/>
          <table:table-cell office:value-type="float" office:value="1451.62" calcext:value-type="float">
            <text:p>1451.62</text:p>
          </table:table-cell>
          <table:table-cell office:value-type="float" office:value="2174.86" calcext:value-type="float">
            <text:p>2174.86</text:p>
          </table:table-cell>
          <table:table-cell office:value-type="float" office:value="1370.74" calcext:value-type="float">
            <text:p>1370.74</text:p>
          </table:table-cell>
          <table:table-cell office:value-type="float" office:value="1114.24" calcext:value-type="float">
            <text:p>1114.24</text:p>
          </table:table-cell>
          <table:table-cell office:value-type="float" office:value="1589.52" calcext:value-type="float">
            <text:p>1589.52</text:p>
          </table:table-cell>
          <table:table-cell table:number-columns-repeated="2"/>
          <table:table-cell table:formula="of:=AVERAGE([.A23:.E23])" office:value-type="float" office:value="2605" calcext:value-type="float">
            <text:p>2605</text:p>
          </table:table-cell>
          <table:table-cell table:formula="of:=AVERAGE([.G23:.K23])" office:value-type="float" office:value="1540.196" calcext:value-type="float">
            <text:p>1540.196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152" calcext:value-type="float">
            <text:p>3152</text:p>
          </table:table-cell>
          <table:table-cell office:value-type="float" office:value="2372" calcext:value-type="float">
            <text:p>2372</text:p>
          </table:table-cell>
          <table:table-cell office:value-type="float" office:value="2352" calcext:value-type="float">
            <text:p>2352</text:p>
          </table:table-cell>
          <table:table-cell office:value-type="float" office:value="2987" calcext:value-type="float">
            <text:p>2987</text:p>
          </table:table-cell>
          <table:table-cell/>
          <table:table-cell office:value-type="float" office:value="1391.7" calcext:value-type="float">
            <text:p>1391.7</text:p>
          </table:table-cell>
          <table:table-cell office:value-type="float" office:value="1587.84" calcext:value-type="float">
            <text:p>1587.84</text:p>
          </table:table-cell>
          <table:table-cell office:value-type="float" office:value="1421.92" calcext:value-type="float">
            <text:p>1421.92</text:p>
          </table:table-cell>
          <table:table-cell office:value-type="float" office:value="991.89" calcext:value-type="float">
            <text:p>991.89</text:p>
          </table:table-cell>
          <table:table-cell office:value-type="float" office:value="1678.17" calcext:value-type="float">
            <text:p>1678.17</text:p>
          </table:table-cell>
          <table:table-cell table:number-columns-repeated="2"/>
          <table:table-cell table:formula="of:=AVERAGE([.A24:.E24])" office:value-type="float" office:value="2651" calcext:value-type="float">
            <text:p>2651</text:p>
          </table:table-cell>
          <table:table-cell table:formula="of:=AVERAGE([.G24:.K24])" office:value-type="float" office:value="1414.304" calcext:value-type="float">
            <text:p>1414.304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152" calcext:value-type="float">
            <text:p>3152</text:p>
          </table:table-cell>
          <table:table-cell office:value-type="float" office:value="2122" calcext:value-type="float">
            <text:p>2122</text:p>
          </table:table-cell>
          <table:table-cell office:value-type="float" office:value="2352" calcext:value-type="float">
            <text:p>2352</text:p>
          </table:table-cell>
          <table:table-cell office:value-type="float" office:value="2707" calcext:value-type="float">
            <text:p>2707</text:p>
          </table:table-cell>
          <table:table-cell/>
          <table:table-cell office:value-type="float" office:value="1439.79" calcext:value-type="float">
            <text:p>1439.79</text:p>
          </table:table-cell>
          <table:table-cell office:value-type="float" office:value="1765.63" calcext:value-type="float">
            <text:p>1765.63</text:p>
          </table:table-cell>
          <table:table-cell office:value-type="float" office:value="1440.46" calcext:value-type="float">
            <text:p>1440.46</text:p>
          </table:table-cell>
          <table:table-cell office:value-type="float" office:value="1032.58" calcext:value-type="float">
            <text:p>1032.58</text:p>
          </table:table-cell>
          <table:table-cell office:value-type="float" office:value="1783.42" calcext:value-type="float">
            <text:p>1783.42</text:p>
          </table:table-cell>
          <table:table-cell table:number-columns-repeated="2"/>
          <table:table-cell table:formula="of:=AVERAGE([.A25:.E25])" office:value-type="float" office:value="2555" calcext:value-type="float">
            <text:p>2555</text:p>
          </table:table-cell>
          <table:table-cell table:formula="of:=AVERAGE([.G25:.K25])" office:value-type="float" office:value="1492.376" calcext:value-type="float">
            <text:p>1492.376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152" calcext:value-type="float">
            <text:p>3152</text:p>
          </table:table-cell>
          <table:table-cell office:value-type="float" office:value="2327" calcext:value-type="float">
            <text:p>2327</text:p>
          </table:table-cell>
          <table:table-cell office:value-type="float" office:value="2752" calcext:value-type="float">
            <text:p>2752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1302.24" calcext:value-type="float">
            <text:p>1302.24</text:p>
          </table:table-cell>
          <table:table-cell office:value-type="float" office:value="1862.16" calcext:value-type="float">
            <text:p>1862.16</text:p>
          </table:table-cell>
          <table:table-cell office:value-type="float" office:value="1406.15" calcext:value-type="float">
            <text:p>1406.15</text:p>
          </table:table-cell>
          <table:table-cell office:value-type="float" office:value="959.88" calcext:value-type="float">
            <text:p>959.88</text:p>
          </table:table-cell>
          <table:table-cell office:value-type="float" office:value="1713.42" calcext:value-type="float">
            <text:p>1713.42</text:p>
          </table:table-cell>
          <table:table-cell table:number-columns-repeated="2"/>
          <table:table-cell table:formula="of:=AVERAGE([.A26:.E26])" office:value-type="float" office:value="2710" calcext:value-type="float">
            <text:p>2710</text:p>
          </table:table-cell>
          <table:table-cell table:formula="of:=AVERAGE([.G26:.K26])" office:value-type="float" office:value="1448.77" calcext:value-type="float">
            <text:p>1448.77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3152" calcext:value-type="float">
            <text:p>3152</text:p>
          </table:table-cell>
          <table:table-cell office:value-type="float" office:value="2307" calcext:value-type="float">
            <text:p>2307</text:p>
          </table:table-cell>
          <table:table-cell office:value-type="float" office:value="2087" calcext:value-type="float">
            <text:p>2087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518.56" calcext:value-type="float">
            <text:p>1518.56</text:p>
          </table:table-cell>
          <table:table-cell office:value-type="float" office:value="1918.03" calcext:value-type="float">
            <text:p>1918.03</text:p>
          </table:table-cell>
          <table:table-cell office:value-type="float" office:value="1345" calcext:value-type="float">
            <text:p>1345</text:p>
          </table:table-cell>
          <table:table-cell office:value-type="float" office:value="1184.99" calcext:value-type="float">
            <text:p>1184.99</text:p>
          </table:table-cell>
          <table:table-cell office:value-type="float" office:value="1718.19" calcext:value-type="float">
            <text:p>1718.19</text:p>
          </table:table-cell>
          <table:table-cell table:number-columns-repeated="2"/>
          <table:table-cell table:formula="of:=AVERAGE([.A27:.E27])" office:value-type="float" office:value="2573" calcext:value-type="float">
            <text:p>2573</text:p>
          </table:table-cell>
          <table:table-cell table:formula="of:=AVERAGE([.G27:.K27])" office:value-type="float" office:value="1536.954" calcext:value-type="float">
            <text:p>1536.954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152" calcext:value-type="float">
            <text:p>3152</text:p>
          </table:table-cell>
          <table:table-cell office:value-type="float" office:value="2541" calcext:value-type="float">
            <text:p>2541</text:p>
          </table:table-cell>
          <table:table-cell office:value-type="float" office:value="2242" calcext:value-type="float">
            <text:p>2242</text:p>
          </table:table-cell>
          <table:table-cell office:value-type="float" office:value="2817" calcext:value-type="float">
            <text:p>2817</text:p>
          </table:table-cell>
          <table:table-cell/>
          <table:table-cell office:value-type="float" office:value="1296.66" calcext:value-type="float">
            <text:p>1296.66</text:p>
          </table:table-cell>
          <table:table-cell office:value-type="float" office:value="1699.51" calcext:value-type="float">
            <text:p>1699.51</text:p>
          </table:table-cell>
          <table:table-cell office:value-type="float" office:value="1405.96" calcext:value-type="float">
            <text:p>1405.96</text:p>
          </table:table-cell>
          <table:table-cell office:value-type="float" office:value="1132.3" calcext:value-type="float">
            <text:p>1132.3</text:p>
          </table:table-cell>
          <table:table-cell office:value-type="float" office:value="1750.27" calcext:value-type="float">
            <text:p>1750.27</text:p>
          </table:table-cell>
          <table:table-cell table:number-columns-repeated="2"/>
          <table:table-cell table:formula="of:=AVERAGE([.A28:.E28])" office:value-type="float" office:value="2628.8" calcext:value-type="float">
            <text:p>2628.8</text:p>
          </table:table-cell>
          <table:table-cell table:formula="of:=AVERAGE([.G28:.K28])" office:value-type="float" office:value="1456.94" calcext:value-type="float">
            <text:p>1456.94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3152" calcext:value-type="float">
            <text:p>3152</text:p>
          </table:table-cell>
          <table:table-cell office:value-type="float" office:value="2117" calcext:value-type="float">
            <text:p>2117</text:p>
          </table:table-cell>
          <table:table-cell office:value-type="float" office:value="2382" calcext:value-type="float">
            <text:p>2382</text:p>
          </table:table-cell>
          <table:table-cell office:value-type="float" office:value="2857" calcext:value-type="float">
            <text:p>2857</text:p>
          </table:table-cell>
          <table:table-cell/>
          <table:table-cell office:value-type="float" office:value="1373.67" calcext:value-type="float">
            <text:p>1373.67</text:p>
          </table:table-cell>
          <table:table-cell office:value-type="float" office:value="1760.23" calcext:value-type="float">
            <text:p>1760.23</text:p>
          </table:table-cell>
          <table:table-cell office:value-type="float" office:value="1309.19" calcext:value-type="float">
            <text:p>1309.19</text:p>
          </table:table-cell>
          <table:table-cell office:value-type="float" office:value="1005.97" calcext:value-type="float">
            <text:p>1005.97</text:p>
          </table:table-cell>
          <table:table-cell office:value-type="float" office:value="1871.15" calcext:value-type="float">
            <text:p>1871.15</text:p>
          </table:table-cell>
          <table:table-cell table:number-columns-repeated="2"/>
          <table:table-cell table:formula="of:=AVERAGE([.A29:.E29])" office:value-type="float" office:value="2572" calcext:value-type="float">
            <text:p>2572</text:p>
          </table:table-cell>
          <table:table-cell table:formula="of:=AVERAGE([.G29:.K29])" office:value-type="float" office:value="1464.042" calcext:value-type="float">
            <text:p>1464.042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3152" calcext:value-type="float">
            <text:p>3152</text:p>
          </table:table-cell>
          <table:table-cell office:value-type="float" office:value="2234" calcext:value-type="float">
            <text:p>2234</text:p>
          </table:table-cell>
          <table:table-cell office:value-type="float" office:value="2222" calcext:value-type="float">
            <text:p>2222</text:p>
          </table:table-cell>
          <table:table-cell office:value-type="float" office:value="2742" calcext:value-type="float">
            <text:p>2742</text:p>
          </table:table-cell>
          <table:table-cell/>
          <table:table-cell office:value-type="float" office:value="1370.68" calcext:value-type="float">
            <text:p>1370.68</text:p>
          </table:table-cell>
          <table:table-cell office:value-type="float" office:value="1616.94" calcext:value-type="float">
            <text:p>1616.94</text:p>
          </table:table-cell>
          <table:table-cell office:value-type="float" office:value="1333.06" calcext:value-type="float">
            <text:p>1333.06</text:p>
          </table:table-cell>
          <table:table-cell office:value-type="float" office:value="1188.02" calcext:value-type="float">
            <text:p>1188.02</text:p>
          </table:table-cell>
          <table:table-cell office:value-type="float" office:value="1731.37" calcext:value-type="float">
            <text:p>1731.37</text:p>
          </table:table-cell>
          <table:table-cell table:number-columns-repeated="2"/>
          <table:table-cell table:formula="of:=AVERAGE([.A30:.E30])" office:value-type="float" office:value="2560.4" calcext:value-type="float">
            <text:p>2560.4</text:p>
          </table:table-cell>
          <table:table-cell table:formula="of:=AVERAGE([.G30:.K30])" office:value-type="float" office:value="1448.014" calcext:value-type="float">
            <text:p>1448.014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3152" calcext:value-type="float">
            <text:p>3152</text:p>
          </table:table-cell>
          <table:table-cell office:value-type="float" office:value="2192" calcext:value-type="float">
            <text:p>2192</text:p>
          </table:table-cell>
          <table:table-cell office:value-type="float" office:value="2132" calcext:value-type="float">
            <text:p>2132</text:p>
          </table:table-cell>
          <table:table-cell office:value-type="float" office:value="2697" calcext:value-type="float">
            <text:p>2697</text:p>
          </table:table-cell>
          <table:table-cell/>
          <table:table-cell office:value-type="float" office:value="1437.76" calcext:value-type="float">
            <text:p>1437.76</text:p>
          </table:table-cell>
          <table:table-cell office:value-type="float" office:value="1726.27" calcext:value-type="float">
            <text:p>1726.27</text:p>
          </table:table-cell>
          <table:table-cell office:value-type="float" office:value="1361.22" calcext:value-type="float">
            <text:p>1361.22</text:p>
          </table:table-cell>
          <table:table-cell office:value-type="float" office:value="1150.51" calcext:value-type="float">
            <text:p>1150.51</text:p>
          </table:table-cell>
          <table:table-cell office:value-type="float" office:value="1639.09" calcext:value-type="float">
            <text:p>1639.09</text:p>
          </table:table-cell>
          <table:table-cell table:number-columns-repeated="2"/>
          <table:table-cell table:formula="of:=AVERAGE([.A31:.E31])" office:value-type="float" office:value="2565" calcext:value-type="float">
            <text:p>2565</text:p>
          </table:table-cell>
          <table:table-cell table:formula="of:=AVERAGE([.G31:.K31])" office:value-type="float" office:value="1462.97" calcext:value-type="float">
            <text:p>1462.97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3152" calcext:value-type="float">
            <text:p>3152</text:p>
          </table:table-cell>
          <table:table-cell office:value-type="float" office:value="2377" calcext:value-type="float">
            <text:p>2377</text:p>
          </table:table-cell>
          <table:table-cell office:value-type="float" office:value="2422" calcext:value-type="float">
            <text:p>2422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1405.65" calcext:value-type="float">
            <text:p>1405.65</text:p>
          </table:table-cell>
          <table:table-cell office:value-type="float" office:value="1943.89" calcext:value-type="float">
            <text:p>1943.89</text:p>
          </table:table-cell>
          <table:table-cell office:value-type="float" office:value="1439.96" calcext:value-type="float">
            <text:p>1439.96</text:p>
          </table:table-cell>
          <table:table-cell office:value-type="float" office:value="1076.38" calcext:value-type="float">
            <text:p>1076.38</text:p>
          </table:table-cell>
          <table:table-cell office:value-type="float" office:value="1707.7" calcext:value-type="float">
            <text:p>1707.7</text:p>
          </table:table-cell>
          <table:table-cell table:number-columns-repeated="2"/>
          <table:table-cell table:formula="of:=AVERAGE([.A32:.E32])" office:value-type="float" office:value="2634" calcext:value-type="float">
            <text:p>2634</text:p>
          </table:table-cell>
          <table:table-cell table:formula="of:=AVERAGE([.G32:.K32])" office:value-type="float" office:value="1514.716" calcext:value-type="float">
            <text:p>1514.716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3152" calcext:value-type="float">
            <text:p>3152</text:p>
          </table:table-cell>
          <table:table-cell office:value-type="float" office:value="2257" calcext:value-type="float">
            <text:p>2257</text:p>
          </table:table-cell>
          <table:table-cell office:value-type="float" office:value="2437" calcext:value-type="float">
            <text:p>2437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float" office:value="1415.65" calcext:value-type="float">
            <text:p>1415.65</text:p>
          </table:table-cell>
          <table:table-cell office:value-type="float" office:value="1603.43" calcext:value-type="float">
            <text:p>1603.43</text:p>
          </table:table-cell>
          <table:table-cell office:value-type="float" office:value="1469.81" calcext:value-type="float">
            <text:p>1469.81</text:p>
          </table:table-cell>
          <table:table-cell office:value-type="float" office:value="1175.04" calcext:value-type="float">
            <text:p>1175.04</text:p>
          </table:table-cell>
          <table:table-cell office:value-type="float" office:value="1631.93" calcext:value-type="float">
            <text:p>1631.93</text:p>
          </table:table-cell>
          <table:table-cell table:number-columns-repeated="2"/>
          <table:table-cell table:formula="of:=AVERAGE([.A33:.E33])" office:value-type="float" office:value="2611" calcext:value-type="float">
            <text:p>2611</text:p>
          </table:table-cell>
          <table:table-cell table:formula="of:=AVERAGE([.G33:.K33])" office:value-type="float" office:value="1459.172" calcext:value-type="float">
            <text:p>1459.172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152" calcext:value-type="float">
            <text:p>3152</text:p>
          </table:table-cell>
          <table:table-cell office:value-type="float" office:value="2297" calcext:value-type="float">
            <text:p>2297</text:p>
          </table:table-cell>
          <table:table-cell office:value-type="float" office:value="2112" calcext:value-type="float">
            <text:p>2112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float" office:value="1443.36" calcext:value-type="float">
            <text:p>1443.36</text:p>
          </table:table-cell>
          <table:table-cell office:value-type="float" office:value="1418.69" calcext:value-type="float">
            <text:p>1418.69</text:p>
          </table:table-cell>
          <table:table-cell office:value-type="float" office:value="1355.72" calcext:value-type="float">
            <text:p>1355.72</text:p>
          </table:table-cell>
          <table:table-cell office:value-type="float" office:value="1206.97" calcext:value-type="float">
            <text:p>1206.97</text:p>
          </table:table-cell>
          <table:table-cell office:value-type="float" office:value="1804.81" calcext:value-type="float">
            <text:p>1804.81</text:p>
          </table:table-cell>
          <table:table-cell table:number-columns-repeated="2"/>
          <table:table-cell table:formula="of:=AVERAGE([.A34:.E34])" office:value-type="float" office:value="2610" calcext:value-type="float">
            <text:p>2610</text:p>
          </table:table-cell>
          <table:table-cell table:formula="of:=AVERAGE([.G34:.K34])" office:value-type="float" office:value="1445.91" calcext:value-type="float">
            <text:p>1445.91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3152" calcext:value-type="float">
            <text:p>3152</text:p>
          </table:table-cell>
          <table:table-cell office:value-type="float" office:value="2347" calcext:value-type="float">
            <text:p>2347</text:p>
          </table:table-cell>
          <table:table-cell office:value-type="float" office:value="2352" calcext:value-type="float">
            <text:p>2352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float" office:value="1394.14" calcext:value-type="float">
            <text:p>1394.14</text:p>
          </table:table-cell>
          <table:table-cell office:value-type="float" office:value="1723.34" calcext:value-type="float">
            <text:p>1723.34</text:p>
          </table:table-cell>
          <table:table-cell office:value-type="float" office:value="1395.74" calcext:value-type="float">
            <text:p>1395.74</text:p>
          </table:table-cell>
          <table:table-cell office:value-type="float" office:value="1144.63" calcext:value-type="float">
            <text:p>1144.63</text:p>
          </table:table-cell>
          <table:table-cell office:value-type="float" office:value="1871.6" calcext:value-type="float">
            <text:p>1871.6</text:p>
          </table:table-cell>
          <table:table-cell table:number-columns-repeated="2"/>
          <table:table-cell table:formula="of:=AVERAGE([.A35:.E35])" office:value-type="float" office:value="2693" calcext:value-type="float">
            <text:p>2693</text:p>
          </table:table-cell>
          <table:table-cell table:formula="of:=AVERAGE([.G35:.K35])" office:value-type="float" office:value="1505.89" calcext:value-type="float">
            <text:p>1505.89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3152" calcext:value-type="float">
            <text:p>3152</text:p>
          </table:table-cell>
          <table:table-cell office:value-type="float" office:value="2392" calcext:value-type="float">
            <text:p>2392</text:p>
          </table:table-cell>
          <table:table-cell office:value-type="float" office:value="2187" calcext:value-type="float">
            <text:p>2187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429.84" calcext:value-type="float">
            <text:p>1429.84</text:p>
          </table:table-cell>
          <table:table-cell office:value-type="float" office:value="1619.75" calcext:value-type="float">
            <text:p>1619.75</text:p>
          </table:table-cell>
          <table:table-cell office:value-type="float" office:value="1306.7" calcext:value-type="float">
            <text:p>1306.7</text:p>
          </table:table-cell>
          <table:table-cell office:value-type="float" office:value="1061.03" calcext:value-type="float">
            <text:p>1061.03</text:p>
          </table:table-cell>
          <table:table-cell office:value-type="float" office:value="1744.08" calcext:value-type="float">
            <text:p>1744.08</text:p>
          </table:table-cell>
          <table:table-cell table:number-columns-repeated="2"/>
          <table:table-cell table:formula="of:=AVERAGE([.A36:.E36])" office:value-type="float" office:value="2610" calcext:value-type="float">
            <text:p>2610</text:p>
          </table:table-cell>
          <table:table-cell table:formula="of:=AVERAGE([.G36:.K36])" office:value-type="float" office:value="1432.28" calcext:value-type="float">
            <text:p>1432.28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3152" calcext:value-type="float">
            <text:p>3152</text:p>
          </table:table-cell>
          <table:table-cell office:value-type="float" office:value="2414" calcext:value-type="float">
            <text:p>2414</text:p>
          </table:table-cell>
          <table:table-cell office:value-type="float" office:value="2037" calcext:value-type="float">
            <text:p>2037</text:p>
          </table:table-cell>
          <table:table-cell office:value-type="float" office:value="2937" calcext:value-type="float">
            <text:p>2937</text:p>
          </table:table-cell>
          <table:table-cell/>
          <table:table-cell office:value-type="float" office:value="1657.17" calcext:value-type="float">
            <text:p>1657.17</text:p>
          </table:table-cell>
          <table:table-cell office:value-type="float" office:value="1828.24" calcext:value-type="float">
            <text:p>1828.24</text:p>
          </table:table-cell>
          <table:table-cell office:value-type="float" office:value="1390.3" calcext:value-type="float">
            <text:p>1390.3</text:p>
          </table:table-cell>
          <table:table-cell office:value-type="float" office:value="1035.58" calcext:value-type="float">
            <text:p>1035.58</text:p>
          </table:table-cell>
          <table:table-cell office:value-type="float" office:value="1735.19" calcext:value-type="float">
            <text:p>1735.19</text:p>
          </table:table-cell>
          <table:table-cell table:number-columns-repeated="2"/>
          <table:table-cell table:formula="of:=AVERAGE([.A37:.E37])" office:value-type="float" office:value="2674.4" calcext:value-type="float">
            <text:p>2674.4</text:p>
          </table:table-cell>
          <table:table-cell table:formula="of:=AVERAGE([.G37:.K37])" office:value-type="float" office:value="1529.296" calcext:value-type="float">
            <text:p>1529.296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3152" calcext:value-type="float">
            <text:p>3152</text:p>
          </table:table-cell>
          <table:table-cell office:value-type="float" office:value="2460" calcext:value-type="float">
            <text:p>2460</text:p>
          </table:table-cell>
          <table:table-cell office:value-type="float" office:value="2137" calcext:value-type="float">
            <text:p>2137</text:p>
          </table:table-cell>
          <table:table-cell office:value-type="float" office:value="2817" calcext:value-type="float">
            <text:p>2817</text:p>
          </table:table-cell>
          <table:table-cell/>
          <table:table-cell office:value-type="float" office:value="1595.11" calcext:value-type="float">
            <text:p>1595.11</text:p>
          </table:table-cell>
          <table:table-cell office:value-type="float" office:value="1811.26" calcext:value-type="float">
            <text:p>1811.26</text:p>
          </table:table-cell>
          <table:table-cell office:value-type="float" office:value="1365.42" calcext:value-type="float">
            <text:p>1365.42</text:p>
          </table:table-cell>
          <table:table-cell office:value-type="float" office:value="1201.36" calcext:value-type="float">
            <text:p>1201.36</text:p>
          </table:table-cell>
          <table:table-cell office:value-type="float" office:value="1681.12" calcext:value-type="float">
            <text:p>1681.12</text:p>
          </table:table-cell>
          <table:table-cell table:number-columns-repeated="2"/>
          <table:table-cell table:formula="of:=AVERAGE([.A38:.E38])" office:value-type="float" office:value="2630.6" calcext:value-type="float">
            <text:p>2630.6</text:p>
          </table:table-cell>
          <table:table-cell table:formula="of:=AVERAGE([.G38:.K38])" office:value-type="float" office:value="1530.854" calcext:value-type="float">
            <text:p>1530.854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152" calcext:value-type="float">
            <text:p>3152</text:p>
          </table:table-cell>
          <table:table-cell office:value-type="float" office:value="2317" calcext:value-type="float">
            <text:p>2317</text:p>
          </table:table-cell>
          <table:table-cell office:value-type="float" office:value="2442" calcext:value-type="float">
            <text:p>2442</text:p>
          </table:table-cell>
          <table:table-cell office:value-type="float" office:value="2752" calcext:value-type="float">
            <text:p>2752</text:p>
          </table:table-cell>
          <table:table-cell/>
          <table:table-cell office:value-type="float" office:value="1418.48" calcext:value-type="float">
            <text:p>1418.48</text:p>
          </table:table-cell>
          <table:table-cell office:value-type="float" office:value="1816.83" calcext:value-type="float">
            <text:p>1816.83</text:p>
          </table:table-cell>
          <table:table-cell office:value-type="float" office:value="1433.28" calcext:value-type="float">
            <text:p>1433.28</text:p>
          </table:table-cell>
          <table:table-cell office:value-type="float" office:value="1196.63" calcext:value-type="float">
            <text:p>1196.63</text:p>
          </table:table-cell>
          <table:table-cell office:value-type="float" office:value="1834.85" calcext:value-type="float">
            <text:p>1834.85</text:p>
          </table:table-cell>
          <table:table-cell table:number-columns-repeated="2"/>
          <table:table-cell table:formula="of:=AVERAGE([.A39:.E39])" office:value-type="float" office:value="2621" calcext:value-type="float">
            <text:p>2621</text:p>
          </table:table-cell>
          <table:table-cell table:formula="of:=AVERAGE([.G39:.K39])" office:value-type="float" office:value="1540.014" calcext:value-type="float">
            <text:p>1540.014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152" calcext:value-type="float">
            <text:p>3152</text:p>
          </table:table-cell>
          <table:table-cell office:value-type="float" office:value="2162" calcext:value-type="float">
            <text:p>2162</text:p>
          </table:table-cell>
          <table:table-cell office:value-type="float" office:value="2332" calcext:value-type="float">
            <text:p>233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float" office:value="1494.2" calcext:value-type="float">
            <text:p>1494.2</text:p>
          </table:table-cell>
          <table:table-cell office:value-type="float" office:value="1796.19" calcext:value-type="float">
            <text:p>1796.19</text:p>
          </table:table-cell>
          <table:table-cell office:value-type="float" office:value="1388.24" calcext:value-type="float">
            <text:p>1388.24</text:p>
          </table:table-cell>
          <table:table-cell office:value-type="float" office:value="1185.94" calcext:value-type="float">
            <text:p>1185.94</text:p>
          </table:table-cell>
          <table:table-cell office:value-type="float" office:value="1718.19" calcext:value-type="float">
            <text:p>1718.19</text:p>
          </table:table-cell>
          <table:table-cell table:number-columns-repeated="2"/>
          <table:table-cell table:formula="of:=AVERAGE([.A40:.E40])" office:value-type="float" office:value="2552" calcext:value-type="float">
            <text:p>2552</text:p>
          </table:table-cell>
          <table:table-cell table:formula="of:=AVERAGE([.G40:.K40])" office:value-type="float" office:value="1516.552" calcext:value-type="float">
            <text:p>1516.552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3152" calcext:value-type="float">
            <text:p>3152</text:p>
          </table:table-cell>
          <table:table-cell office:value-type="float" office:value="2237" calcext:value-type="float">
            <text:p>2237</text:p>
          </table:table-cell>
          <table:table-cell office:value-type="float" office:value="2277" calcext:value-type="float">
            <text:p>2277</text:p>
          </table:table-cell>
          <table:table-cell office:value-type="float" office:value="2777" calcext:value-type="float">
            <text:p>2777</text:p>
          </table:table-cell>
          <table:table-cell/>
          <table:table-cell office:value-type="float" office:value="1337.67" calcext:value-type="float">
            <text:p>1337.67</text:p>
          </table:table-cell>
          <table:table-cell office:value-type="float" office:value="1811.08" calcext:value-type="float">
            <text:p>1811.08</text:p>
          </table:table-cell>
          <table:table-cell office:value-type="float" office:value="1355.36" calcext:value-type="float">
            <text:p>1355.36</text:p>
          </table:table-cell>
          <table:table-cell office:value-type="float" office:value="1272.86" calcext:value-type="float">
            <text:p>1272.86</text:p>
          </table:table-cell>
          <table:table-cell office:value-type="float" office:value="1632.69" calcext:value-type="float">
            <text:p>1632.69</text:p>
          </table:table-cell>
          <table:table-cell table:number-columns-repeated="2"/>
          <table:table-cell table:formula="of:=AVERAGE([.A41:.E41])" office:value-type="float" office:value="2541" calcext:value-type="float">
            <text:p>2541</text:p>
          </table:table-cell>
          <table:table-cell table:formula="of:=AVERAGE([.G41:.K41])" office:value-type="float" office:value="1481.932" calcext:value-type="float">
            <text:p>1481.932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152" calcext:value-type="float">
            <text:p>3152</text:p>
          </table:table-cell>
          <table:table-cell office:value-type="float" office:value="2177" calcext:value-type="float">
            <text:p>2177</text:p>
          </table:table-cell>
          <table:table-cell office:value-type="float" office:value="2402" calcext:value-type="float">
            <text:p>2402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float" office:value="1456.69" calcext:value-type="float">
            <text:p>1456.69</text:p>
          </table:table-cell>
          <table:table-cell office:value-type="float" office:value="2037.03" calcext:value-type="float">
            <text:p>2037.0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172.46" calcext:value-type="float">
            <text:p>1172.46</text:p>
          </table:table-cell>
          <table:table-cell office:value-type="float" office:value="1773.63" calcext:value-type="float">
            <text:p>1773.63</text:p>
          </table:table-cell>
          <table:table-cell table:number-columns-repeated="2"/>
          <table:table-cell table:formula="of:=AVERAGE([.A42:.E42])" office:value-type="float" office:value="2613" calcext:value-type="float">
            <text:p>2613</text:p>
          </table:table-cell>
          <table:table-cell table:formula="of:=AVERAGE([.G42:.K42])" office:value-type="float" office:value="1587.924" calcext:value-type="float">
            <text:p>1587.924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3152" calcext:value-type="float">
            <text:p>3152</text:p>
          </table:table-cell>
          <table:table-cell office:value-type="float" office:value="2257" calcext:value-type="float">
            <text:p>2257</text:p>
          </table:table-cell>
          <table:table-cell office:value-type="float" office:value="2196" calcext:value-type="float">
            <text:p>2196</text:p>
          </table:table-cell>
          <table:table-cell office:value-type="float" office:value="3127" calcext:value-type="float">
            <text:p>3127</text:p>
          </table:table-cell>
          <table:table-cell/>
          <table:table-cell office:value-type="float" office:value="1513.87" calcext:value-type="float">
            <text:p>1513.87</text:p>
          </table:table-cell>
          <table:table-cell office:value-type="float" office:value="2074.06" calcext:value-type="float">
            <text:p>2074.06</text:p>
          </table:table-cell>
          <table:table-cell office:value-type="float" office:value="1515.37" calcext:value-type="float">
            <text:p>1515.37</text:p>
          </table:table-cell>
          <table:table-cell office:value-type="float" office:value="1247.68" calcext:value-type="float">
            <text:p>1247.68</text:p>
          </table:table-cell>
          <table:table-cell office:value-type="float" office:value="1920.13" calcext:value-type="float">
            <text:p>1920.13</text:p>
          </table:table-cell>
          <table:table-cell table:number-columns-repeated="2"/>
          <table:table-cell table:formula="of:=AVERAGE([.A43:.E43])" office:value-type="float" office:value="2594.8" calcext:value-type="float">
            <text:p>2594.8</text:p>
          </table:table-cell>
          <table:table-cell table:formula="of:=AVERAGE([.G43:.K43])" office:value-type="float" office:value="1654.222" calcext:value-type="float">
            <text:p>1654.222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152" calcext:value-type="float">
            <text:p>3152</text:p>
          </table:table-cell>
          <table:table-cell office:value-type="float" office:value="2407" calcext:value-type="float">
            <text:p>2407</text:p>
          </table:table-cell>
          <table:table-cell office:value-type="float" office:value="2387" calcext:value-type="float">
            <text:p>2387</text:p>
          </table:table-cell>
          <table:table-cell office:value-type="float" office:value="2937" calcext:value-type="float">
            <text:p>2937</text:p>
          </table:table-cell>
          <table:table-cell/>
          <table:table-cell office:value-type="float" office:value="1511.55" calcext:value-type="float">
            <text:p>1511.55</text:p>
          </table:table-cell>
          <table:table-cell office:value-type="float" office:value="2073.44" calcext:value-type="float">
            <text:p>2073.44</text:p>
          </table:table-cell>
          <table:table-cell office:value-type="float" office:value="1473.33" calcext:value-type="float">
            <text:p>1473.33</text:p>
          </table:table-cell>
          <table:table-cell office:value-type="float" office:value="1253.79" calcext:value-type="float">
            <text:p>1253.79</text:p>
          </table:table-cell>
          <table:table-cell office:value-type="float" office:value="1792.32" calcext:value-type="float">
            <text:p>1792.32</text:p>
          </table:table-cell>
          <table:table-cell table:number-columns-repeated="2"/>
          <table:table-cell table:formula="of:=AVERAGE([.A44:.E44])" office:value-type="float" office:value="2685" calcext:value-type="float">
            <text:p>2685</text:p>
          </table:table-cell>
          <table:table-cell table:formula="of:=AVERAGE([.G44:.K44])" office:value-type="float" office:value="1620.886" calcext:value-type="float">
            <text:p>1620.886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152" calcext:value-type="float">
            <text:p>3152</text:p>
          </table:table-cell>
          <table:table-cell office:value-type="float" office:value="2267" calcext:value-type="float">
            <text:p>2267</text:p>
          </table:table-cell>
          <table:table-cell office:value-type="float" office:value="2587" calcext:value-type="float">
            <text:p>2587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1445.26" calcext:value-type="float">
            <text:p>1445.26</text:p>
          </table:table-cell>
          <table:table-cell office:value-type="float" office:value="1745.55" calcext:value-type="float">
            <text:p>1745.55</text:p>
          </table:table-cell>
          <table:table-cell office:value-type="float" office:value="1547.61" calcext:value-type="float">
            <text:p>1547.61</text:p>
          </table:table-cell>
          <table:table-cell office:value-type="float" office:value="1240.67" calcext:value-type="float">
            <text:p>1240.67</text:p>
          </table:table-cell>
          <table:table-cell office:value-type="float" office:value="1730.42" calcext:value-type="float">
            <text:p>1730.42</text:p>
          </table:table-cell>
          <table:table-cell table:number-columns-repeated="2"/>
          <table:table-cell table:formula="of:=AVERAGE([.A45:.E45])" office:value-type="float" office:value="2674" calcext:value-type="float">
            <text:p>2674</text:p>
          </table:table-cell>
          <table:table-cell table:formula="of:=AVERAGE([.G45:.K45])" office:value-type="float" office:value="1541.902" calcext:value-type="float">
            <text:p>1541.902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3352" calcext:value-type="float">
            <text:p>3352</text:p>
          </table:table-cell>
          <table:table-cell office:value-type="float" office:value="2412" calcext:value-type="float">
            <text:p>2412</text:p>
          </table:table-cell>
          <table:table-cell office:value-type="float" office:value="2162" calcext:value-type="float">
            <text:p>2162</text:p>
          </table:table-cell>
          <table:table-cell office:value-type="float" office:value="2862" calcext:value-type="float">
            <text:p>2862</text:p>
          </table:table-cell>
          <table:table-cell/>
          <table:table-cell office:value-type="float" office:value="1504.6" calcext:value-type="float">
            <text:p>1504.6</text:p>
          </table:table-cell>
          <table:table-cell office:value-type="float" office:value="2108.72" calcext:value-type="float">
            <text:p>2108.72</text:p>
          </table:table-cell>
          <table:table-cell office:value-type="float" office:value="1426.17" calcext:value-type="float">
            <text:p>1426.17</text:p>
          </table:table-cell>
          <table:table-cell office:value-type="float" office:value="1256.77" calcext:value-type="float">
            <text:p>1256.77</text:p>
          </table:table-cell>
          <table:table-cell office:value-type="float" office:value="1873.64" calcext:value-type="float">
            <text:p>1873.64</text:p>
          </table:table-cell>
          <table:table-cell table:number-columns-repeated="2"/>
          <table:table-cell table:formula="of:=AVERAGE([.A46:.E46])" office:value-type="float" office:value="2640" calcext:value-type="float">
            <text:p>2640</text:p>
          </table:table-cell>
          <table:table-cell table:formula="of:=AVERAGE([.G46:.K46])" office:value-type="float" office:value="1633.98" calcext:value-type="float">
            <text:p>1633.98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352" calcext:value-type="float">
            <text:p>3352</text:p>
          </table:table-cell>
          <table:table-cell office:value-type="float" office:value="2497" calcext:value-type="float">
            <text:p>2497</text:p>
          </table:table-cell>
          <table:table-cell office:value-type="float" office:value="2487" calcext:value-type="float">
            <text:p>2487</text:p>
          </table:table-cell>
          <table:table-cell office:value-type="float" office:value="2827" calcext:value-type="float">
            <text:p>2827</text:p>
          </table:table-cell>
          <table:table-cell/>
          <table:table-cell office:value-type="float" office:value="1528.12" calcext:value-type="float">
            <text:p>1528.12</text:p>
          </table:table-cell>
          <table:table-cell office:value-type="float" office:value="1996.04" calcext:value-type="float">
            <text:p>1996.04</text:p>
          </table:table-cell>
          <table:table-cell office:value-type="float" office:value="1424.35" calcext:value-type="float">
            <text:p>1424.35</text:p>
          </table:table-cell>
          <table:table-cell office:value-type="float" office:value="1336.08" calcext:value-type="float">
            <text:p>1336.08</text:p>
          </table:table-cell>
          <table:table-cell office:value-type="float" office:value="1775.86" calcext:value-type="float">
            <text:p>1775.86</text:p>
          </table:table-cell>
          <table:table-cell table:number-columns-repeated="2"/>
          <table:table-cell table:formula="of:=AVERAGE([.A47:.E47])" office:value-type="float" office:value="2711" calcext:value-type="float">
            <text:p>2711</text:p>
          </table:table-cell>
          <table:table-cell table:formula="of:=AVERAGE([.G47:.K47])" office:value-type="float" office:value="1612.09" calcext:value-type="float">
            <text:p>1612.09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352" calcext:value-type="float">
            <text:p>3352</text:p>
          </table:table-cell>
          <table:table-cell office:value-type="float" office:value="2682" calcext:value-type="float">
            <text:p>2682</text:p>
          </table:table-cell>
          <table:table-cell office:value-type="float" office:value="2632" calcext:value-type="float">
            <text:p>2632</text:p>
          </table:table-cell>
          <table:table-cell office:value-type="float" office:value="2862" calcext:value-type="float">
            <text:p>2862</text:p>
          </table:table-cell>
          <table:table-cell/>
          <table:table-cell office:value-type="float" office:value="1508.55" calcext:value-type="float">
            <text:p>1508.55</text:p>
          </table:table-cell>
          <table:table-cell office:value-type="float" office:value="2143.68" calcext:value-type="float">
            <text:p>2143.68</text:p>
          </table:table-cell>
          <table:table-cell office:value-type="float" office:value="1478.21" calcext:value-type="float">
            <text:p>1478.21</text:p>
          </table:table-cell>
          <table:table-cell office:value-type="float" office:value="1343.39" calcext:value-type="float">
            <text:p>1343.39</text:p>
          </table:table-cell>
          <table:table-cell office:value-type="float" office:value="1919.46" calcext:value-type="float">
            <text:p>1919.46</text:p>
          </table:table-cell>
          <table:table-cell table:number-columns-repeated="2"/>
          <table:table-cell table:formula="of:=AVERAGE([.A48:.E48])" office:value-type="float" office:value="2784" calcext:value-type="float">
            <text:p>2784</text:p>
          </table:table-cell>
          <table:table-cell table:formula="of:=AVERAGE([.G48:.K48])" office:value-type="float" office:value="1678.658" calcext:value-type="float">
            <text:p>1678.658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3234" calcext:value-type="float">
            <text:p>3234</text:p>
          </table:table-cell>
          <table:table-cell office:value-type="float" office:value="2402" calcext:value-type="float">
            <text:p>2402</text:p>
          </table:table-cell>
          <table:table-cell office:value-type="float" office:value="2412" calcext:value-type="float">
            <text:p>2412</text:p>
          </table:table-cell>
          <table:table-cell office:value-type="float" office:value="2857" calcext:value-type="float">
            <text:p>2857</text:p>
          </table:table-cell>
          <table:table-cell/>
          <table:table-cell office:value-type="float" office:value="1440.92" calcext:value-type="float">
            <text:p>1440.92</text:p>
          </table:table-cell>
          <table:table-cell office:value-type="float" office:value="1958.09" calcext:value-type="float">
            <text:p>1958.09</text:p>
          </table:table-cell>
          <table:table-cell office:value-type="float" office:value="1407.82" calcext:value-type="float">
            <text:p>1407.82</text:p>
          </table:table-cell>
          <table:table-cell office:value-type="float" office:value="1278.61" calcext:value-type="float">
            <text:p>1278.61</text:p>
          </table:table-cell>
          <table:table-cell office:value-type="float" office:value="1797.65" calcext:value-type="float">
            <text:p>1797.65</text:p>
          </table:table-cell>
          <table:table-cell table:number-columns-repeated="2"/>
          <table:table-cell table:formula="of:=AVERAGE([.A49:.E49])" office:value-type="float" office:value="2719.4" calcext:value-type="float">
            <text:p>2719.4</text:p>
          </table:table-cell>
          <table:table-cell table:formula="of:=AVERAGE([.G49:.K49])" office:value-type="float" office:value="1576.618" calcext:value-type="float">
            <text:p>1576.618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3352" calcext:value-type="float">
            <text:p>3352</text:p>
          </table:table-cell>
          <table:table-cell office:value-type="float" office:value="2372" calcext:value-type="float">
            <text:p>2372</text:p>
          </table:table-cell>
          <table:table-cell office:value-type="float" office:value="2245" calcext:value-type="float">
            <text:p>2245</text:p>
          </table:table-cell>
          <table:table-cell office:value-type="float" office:value="2727" calcext:value-type="float">
            <text:p>2727</text:p>
          </table:table-cell>
          <table:table-cell/>
          <table:table-cell office:value-type="float" office:value="1495.17" calcext:value-type="float">
            <text:p>1495.17</text:p>
          </table:table-cell>
          <table:table-cell office:value-type="float" office:value="1874.68" calcext:value-type="float">
            <text:p>1874.68</text:p>
          </table:table-cell>
          <table:table-cell office:value-type="float" office:value="1429.05" calcext:value-type="float">
            <text:p>1429.05</text:p>
          </table:table-cell>
          <table:table-cell office:value-type="float" office:value="1383.84" calcext:value-type="float">
            <text:p>1383.84</text:p>
          </table:table-cell>
          <table:table-cell office:value-type="float" office:value="1736.07" calcext:value-type="float">
            <text:p>1736.07</text:p>
          </table:table-cell>
          <table:table-cell table:number-columns-repeated="2"/>
          <table:table-cell table:formula="of:=AVERAGE([.A50:.E50])" office:value-type="float" office:value="2637.6" calcext:value-type="float">
            <text:p>2637.6</text:p>
          </table:table-cell>
          <table:table-cell table:formula="of:=AVERAGE([.G50:.K50])" office:value-type="float" office:value="1583.762" calcext:value-type="float">
            <text:p>1583.762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3152" calcext:value-type="float">
            <text:p>3152</text:p>
          </table:table-cell>
          <table:table-cell office:value-type="float" office:value="2277" calcext:value-type="float">
            <text:p>2277</text:p>
          </table:table-cell>
          <table:table-cell office:value-type="float" office:value="2227" calcext:value-type="float">
            <text:p>2227</text:p>
          </table:table-cell>
          <table:table-cell office:value-type="float" office:value="2857" calcext:value-type="float">
            <text:p>2857</text:p>
          </table:table-cell>
          <table:table-cell/>
          <table:table-cell office:value-type="float" office:value="1466.62" calcext:value-type="float">
            <text:p>1466.62</text:p>
          </table:table-cell>
          <table:table-cell office:value-type="float" office:value="1815.69" calcext:value-type="float">
            <text:p>1815.69</text:p>
          </table:table-cell>
          <table:table-cell office:value-type="float" office:value="1476.74" calcext:value-type="float">
            <text:p>1476.74</text:p>
          </table:table-cell>
          <table:table-cell office:value-type="float" office:value="1310.5" calcext:value-type="float">
            <text:p>1310.5</text:p>
          </table:table-cell>
          <table:table-cell office:value-type="float" office:value="1636.94" calcext:value-type="float">
            <text:p>1636.94</text:p>
          </table:table-cell>
          <table:table-cell table:number-columns-repeated="2"/>
          <table:table-cell table:formula="of:=AVERAGE([.A51:.E51])" office:value-type="float" office:value="2601" calcext:value-type="float">
            <text:p>2601</text:p>
          </table:table-cell>
          <table:table-cell table:formula="of:=AVERAGE([.G51:.K51])" office:value-type="float" office:value="1541.298" calcext:value-type="float">
            <text:p>1541.298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3152" calcext:value-type="float">
            <text:p>3152</text:p>
          </table:table-cell>
          <table:table-cell office:value-type="float" office:value="2457" calcext:value-type="float">
            <text:p>2457</text:p>
          </table:table-cell>
          <table:table-cell office:value-type="float" office:value="2157" calcext:value-type="float">
            <text:p>2157</text:p>
          </table:table-cell>
          <table:table-cell office:value-type="float" office:value="2857" calcext:value-type="float">
            <text:p>2857</text:p>
          </table:table-cell>
          <table:table-cell/>
          <table:table-cell office:value-type="float" office:value="1535.64" calcext:value-type="float">
            <text:p>1535.64</text:p>
          </table:table-cell>
          <table:table-cell office:value-type="float" office:value="1823.58" calcext:value-type="float">
            <text:p>1823.58</text:p>
          </table:table-cell>
          <table:table-cell office:value-type="float" office:value="1507.37" calcext:value-type="float">
            <text:p>1507.37</text:p>
          </table:table-cell>
          <table:table-cell office:value-type="float" office:value="1325.62" calcext:value-type="float">
            <text:p>1325.62</text:p>
          </table:table-cell>
          <table:table-cell office:value-type="float" office:value="1828.09" calcext:value-type="float">
            <text:p>1828.09</text:p>
          </table:table-cell>
          <table:table-cell table:number-columns-repeated="2"/>
          <table:table-cell table:formula="of:=AVERAGE([.A52:.E52])" office:value-type="float" office:value="2639" calcext:value-type="float">
            <text:p>2639</text:p>
          </table:table-cell>
          <table:table-cell table:formula="of:=AVERAGE([.G52:.K52])" office:value-type="float" office:value="1604.06" calcext:value-type="float">
            <text:p>1604.06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152" calcext:value-type="float">
            <text:p>3152</text:p>
          </table:table-cell>
          <table:table-cell office:value-type="float" office:value="2452" calcext:value-type="float">
            <text:p>2452</text:p>
          </table:table-cell>
          <table:table-cell office:value-type="float" office:value="2332" calcext:value-type="float">
            <text:p>2332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float" office:value="1483.61" calcext:value-type="float">
            <text:p>1483.61</text:p>
          </table:table-cell>
          <table:table-cell office:value-type="float" office:value="1704.36" calcext:value-type="float">
            <text:p>1704.36</text:p>
          </table:table-cell>
          <table:table-cell office:value-type="float" office:value="1337.86" calcext:value-type="float">
            <text:p>1337.86</text:p>
          </table:table-cell>
          <table:table-cell office:value-type="float" office:value="1275.12" calcext:value-type="float">
            <text:p>1275.12</text:p>
          </table:table-cell>
          <table:table-cell office:value-type="float" office:value="1924.23" calcext:value-type="float">
            <text:p>1924.23</text:p>
          </table:table-cell>
          <table:table-cell table:number-columns-repeated="2"/>
          <table:table-cell table:formula="of:=AVERAGE([.A53:.E53])" office:value-type="float" office:value="2736" calcext:value-type="float">
            <text:p>2736</text:p>
          </table:table-cell>
          <table:table-cell table:formula="of:=AVERAGE([.G53:.K53])" office:value-type="float" office:value="1545.036" calcext:value-type="float">
            <text:p>1545.036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152" calcext:value-type="float">
            <text:p>3152</text:p>
          </table:table-cell>
          <table:table-cell office:value-type="float" office:value="2722" calcext:value-type="float">
            <text:p>2722</text:p>
          </table:table-cell>
          <table:table-cell office:value-type="float" office:value="2147" calcext:value-type="float">
            <text:p>2147</text:p>
          </table:table-cell>
          <table:table-cell office:value-type="float" office:value="2827" calcext:value-type="float">
            <text:p>2827</text:p>
          </table:table-cell>
          <table:table-cell/>
          <table:table-cell office:value-type="float" office:value="1496.39" calcext:value-type="float">
            <text:p>1496.39</text:p>
          </table:table-cell>
          <table:table-cell office:value-type="float" office:value="1797.51" calcext:value-type="float">
            <text:p>1797.51</text:p>
          </table:table-cell>
          <table:table-cell office:value-type="float" office:value="1475.09" calcext:value-type="float">
            <text:p>1475.09</text:p>
          </table:table-cell>
          <table:table-cell office:value-type="float" office:value="1299.34" calcext:value-type="float">
            <text:p>1299.34</text:p>
          </table:table-cell>
          <table:table-cell office:value-type="float" office:value="1796.04" calcext:value-type="float">
            <text:p>1796.04</text:p>
          </table:table-cell>
          <table:table-cell table:number-columns-repeated="2"/>
          <table:table-cell table:formula="of:=AVERAGE([.A54:.E54])" office:value-type="float" office:value="2678" calcext:value-type="float">
            <text:p>2678</text:p>
          </table:table-cell>
          <table:table-cell table:formula="of:=AVERAGE([.G54:.K54])" office:value-type="float" office:value="1572.874" calcext:value-type="float">
            <text:p>1572.874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3152" calcext:value-type="float">
            <text:p>3152</text:p>
          </table:table-cell>
          <table:table-cell office:value-type="float" office:value="2617" calcext:value-type="float">
            <text:p>2617</text:p>
          </table:table-cell>
          <table:table-cell office:value-type="float" office:value="2347" calcext:value-type="float">
            <text:p>2347</text:p>
          </table:table-cell>
          <table:table-cell office:value-type="float" office:value="2872" calcext:value-type="float">
            <text:p>2872</text:p>
          </table:table-cell>
          <table:table-cell/>
          <table:table-cell office:value-type="float" office:value="1604.34" calcext:value-type="float">
            <text:p>1604.34</text:p>
          </table:table-cell>
          <table:table-cell office:value-type="float" office:value="1833.18" calcext:value-type="float">
            <text:p>1833.18</text:p>
          </table:table-cell>
          <table:table-cell office:value-type="float" office:value="1417.14" calcext:value-type="float">
            <text:p>1417.14</text:p>
          </table:table-cell>
          <table:table-cell office:value-type="float" office:value="1222.94" calcext:value-type="float">
            <text:p>1222.94</text:p>
          </table:table-cell>
          <table:table-cell office:value-type="float" office:value="1816.67" calcext:value-type="float">
            <text:p>1816.67</text:p>
          </table:table-cell>
          <table:table-cell table:number-columns-repeated="2"/>
          <table:table-cell table:formula="of:=AVERAGE([.A55:.E55])" office:value-type="float" office:value="2696" calcext:value-type="float">
            <text:p>2696</text:p>
          </table:table-cell>
          <table:table-cell table:formula="of:=AVERAGE([.G55:.K55])" office:value-type="float" office:value="1578.854" calcext:value-type="float">
            <text:p>1578.854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3152" calcext:value-type="float">
            <text:p>3152</text:p>
          </table:table-cell>
          <table:table-cell office:value-type="float" office:value="2657" calcext:value-type="float">
            <text:p>2657</text:p>
          </table:table-cell>
          <table:table-cell office:value-type="float" office:value="2377" calcext:value-type="float">
            <text:p>2377</text:p>
          </table:table-cell>
          <table:table-cell office:value-type="float" office:value="2997" calcext:value-type="float">
            <text:p>2997</text:p>
          </table:table-cell>
          <table:table-cell/>
          <table:table-cell office:value-type="float" office:value="1537.21" calcext:value-type="float">
            <text:p>1537.21</text:p>
          </table:table-cell>
          <table:table-cell office:value-type="float" office:value="1777.16" calcext:value-type="float">
            <text:p>1777.16</text:p>
          </table:table-cell>
          <table:table-cell office:value-type="float" office:value="1489.25" calcext:value-type="float">
            <text:p>1489.25</text:p>
          </table:table-cell>
          <table:table-cell office:value-type="float" office:value="1355.74" calcext:value-type="float">
            <text:p>1355.74</text:p>
          </table:table-cell>
          <table:table-cell office:value-type="float" office:value="1917.27" calcext:value-type="float">
            <text:p>1917.27</text:p>
          </table:table-cell>
          <table:table-cell table:number-columns-repeated="2"/>
          <table:table-cell table:formula="of:=AVERAGE([.A56:.E56])" office:value-type="float" office:value="2718" calcext:value-type="float">
            <text:p>2718</text:p>
          </table:table-cell>
          <table:table-cell table:formula="of:=AVERAGE([.G56:.K56])" office:value-type="float" office:value="1615.326" calcext:value-type="float">
            <text:p>1615.326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152" calcext:value-type="float">
            <text:p>3152</text:p>
          </table:table-cell>
          <table:table-cell office:value-type="float" office:value="2457" calcext:value-type="float">
            <text:p>2457</text:p>
          </table:table-cell>
          <table:table-cell office:value-type="float" office:value="2267" calcext:value-type="float">
            <text:p>2267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float" office:value="1544.83" calcext:value-type="float">
            <text:p>1544.83</text:p>
          </table:table-cell>
          <table:table-cell office:value-type="float" office:value="1827.97" calcext:value-type="float">
            <text:p>1827.97</text:p>
          </table:table-cell>
          <table:table-cell office:value-type="float" office:value="1381.87" calcext:value-type="float">
            <text:p>1381.87</text:p>
          </table:table-cell>
          <table:table-cell office:value-type="float" office:value="1209.16" calcext:value-type="float">
            <text:p>1209.16</text:p>
          </table:table-cell>
          <table:table-cell office:value-type="float" office:value="1752.91" calcext:value-type="float">
            <text:p>1752.91</text:p>
          </table:table-cell>
          <table:table-cell table:number-columns-repeated="2"/>
          <table:table-cell table:formula="of:=AVERAGE([.A57:.E57])" office:value-type="float" office:value="2633" calcext:value-type="float">
            <text:p>2633</text:p>
          </table:table-cell>
          <table:table-cell table:formula="of:=AVERAGE([.G57:.K57])" office:value-type="float" office:value="1543.348" calcext:value-type="float">
            <text:p>1543.348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182" calcext:value-type="float">
            <text:p>3182</text:p>
          </table:table-cell>
          <table:table-cell office:value-type="float" office:value="2207" calcext:value-type="float">
            <text:p>2207</text:p>
          </table:table-cell>
          <table:table-cell office:value-type="float" office:value="2372" calcext:value-type="float">
            <text:p>2372</text:p>
          </table:table-cell>
          <table:table-cell office:value-type="float" office:value="2862" calcext:value-type="float">
            <text:p>2862</text:p>
          </table:table-cell>
          <table:table-cell/>
          <table:table-cell office:value-type="float" office:value="1469.72" calcext:value-type="float">
            <text:p>1469.72</text:p>
          </table:table-cell>
          <table:table-cell office:value-type="float" office:value="1978.64" calcext:value-type="float">
            <text:p>1978.64</text:p>
          </table:table-cell>
          <table:table-cell office:value-type="float" office:value="1339.56" calcext:value-type="float">
            <text:p>1339.56</text:p>
          </table:table-cell>
          <table:table-cell office:value-type="float" office:value="1385.04" calcext:value-type="float">
            <text:p>1385.04</text:p>
          </table:table-cell>
          <table:table-cell office:value-type="float" office:value="1881.82" calcext:value-type="float">
            <text:p>1881.82</text:p>
          </table:table-cell>
          <table:table-cell table:number-columns-repeated="2"/>
          <table:table-cell table:formula="of:=AVERAGE([.A58:.E58])" office:value-type="float" office:value="2633" calcext:value-type="float">
            <text:p>2633</text:p>
          </table:table-cell>
          <table:table-cell table:formula="of:=AVERAGE([.G58:.K58])" office:value-type="float" office:value="1610.956" calcext:value-type="float">
            <text:p>1610.956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152" calcext:value-type="float">
            <text:p>3152</text:p>
          </table:table-cell>
          <table:table-cell office:value-type="float" office:value="2562" calcext:value-type="float">
            <text:p>2562</text:p>
          </table:table-cell>
          <table:table-cell office:value-type="float" office:value="2332" calcext:value-type="float">
            <text:p>2332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float" office:value="1455.58" calcext:value-type="float">
            <text:p>1455.58</text:p>
          </table:table-cell>
          <table:table-cell office:value-type="float" office:value="1999.43" calcext:value-type="float">
            <text:p>1999.43</text:p>
          </table:table-cell>
          <table:table-cell office:value-type="float" office:value="1367.5" calcext:value-type="float">
            <text:p>1367.5</text:p>
          </table:table-cell>
          <table:table-cell office:value-type="float" office:value="1276.76" calcext:value-type="float">
            <text:p>1276.76</text:p>
          </table:table-cell>
          <table:table-cell office:value-type="float" office:value="1806.16" calcext:value-type="float">
            <text:p>1806.16</text:p>
          </table:table-cell>
          <table:table-cell table:number-columns-repeated="2"/>
          <table:table-cell table:formula="of:=AVERAGE([.A59:.E59])" office:value-type="float" office:value="2658" calcext:value-type="float">
            <text:p>2658</text:p>
          </table:table-cell>
          <table:table-cell table:formula="of:=AVERAGE([.G59:.K59])" office:value-type="float" office:value="1581.086" calcext:value-type="float">
            <text:p>1581.086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3352" calcext:value-type="float">
            <text:p>3352</text:p>
          </table:table-cell>
          <table:table-cell office:value-type="float" office:value="2342" calcext:value-type="float">
            <text:p>2342</text:p>
          </table:table-cell>
          <table:table-cell office:value-type="float" office:value="2547" calcext:value-type="float">
            <text:p>2547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float" office:value="1504.39" calcext:value-type="float">
            <text:p>1504.39</text:p>
          </table:table-cell>
          <table:table-cell office:value-type="float" office:value="2042.52" calcext:value-type="float">
            <text:p>2042.52</text:p>
          </table:table-cell>
          <table:table-cell office:value-type="float" office:value="1456.44" calcext:value-type="float">
            <text:p>1456.44</text:p>
          </table:table-cell>
          <table:table-cell office:value-type="float" office:value="1279.54" calcext:value-type="float">
            <text:p>1279.54</text:p>
          </table:table-cell>
          <table:table-cell office:value-type="float" office:value="1883.46" calcext:value-type="float">
            <text:p>1883.46</text:p>
          </table:table-cell>
          <table:table-cell table:number-columns-repeated="2"/>
          <table:table-cell table:formula="of:=AVERAGE([.A60:.E60])" office:value-type="float" office:value="2728" calcext:value-type="float">
            <text:p>2728</text:p>
          </table:table-cell>
          <table:table-cell table:formula="of:=AVERAGE([.G60:.K60])" office:value-type="float" office:value="1633.27" calcext:value-type="float">
            <text:p>1633.27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152" calcext:value-type="float">
            <text:p>3152</text:p>
          </table:table-cell>
          <table:table-cell office:value-type="float" office:value="2252" calcext:value-type="float">
            <text:p>2252</text:p>
          </table:table-cell>
          <table:table-cell office:value-type="float" office:value="2197" calcext:value-type="float">
            <text:p>2197</text:p>
          </table:table-cell>
          <table:table-cell office:value-type="float" office:value="2707" calcext:value-type="float">
            <text:p>2707</text:p>
          </table:table-cell>
          <table:table-cell/>
          <table:table-cell office:value-type="float" office:value="1412.82" calcext:value-type="float">
            <text:p>1412.82</text:p>
          </table:table-cell>
          <table:table-cell office:value-type="float" office:value="1896.16" calcext:value-type="float">
            <text:p>1896.16</text:p>
          </table:table-cell>
          <table:table-cell office:value-type="float" office:value="1487.38" calcext:value-type="float">
            <text:p>1487.38</text:p>
          </table:table-cell>
          <table:table-cell office:value-type="float" office:value="1218.25" calcext:value-type="float">
            <text:p>1218.25</text:p>
          </table:table-cell>
          <table:table-cell office:value-type="float" office:value="1815.38" calcext:value-type="float">
            <text:p>1815.38</text:p>
          </table:table-cell>
          <table:table-cell table:number-columns-repeated="2"/>
          <table:table-cell table:formula="of:=AVERAGE([.A61:.E61])" office:value-type="float" office:value="2570" calcext:value-type="float">
            <text:p>2570</text:p>
          </table:table-cell>
          <table:table-cell table:formula="of:=AVERAGE([.G61:.K61])" office:value-type="float" office:value="1565.998" calcext:value-type="float">
            <text:p>1565.998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3152" calcext:value-type="float">
            <text:p>3152</text:p>
          </table:table-cell>
          <table:table-cell office:value-type="float" office:value="2377" calcext:value-type="float">
            <text:p>2377</text:p>
          </table:table-cell>
          <table:table-cell office:value-type="float" office:value="2182" calcext:value-type="float">
            <text:p>2182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476.91" calcext:value-type="float">
            <text:p>1476.91</text:p>
          </table:table-cell>
          <table:table-cell office:value-type="float" office:value="1884.43" calcext:value-type="float">
            <text:p>1884.43</text:p>
          </table:table-cell>
          <table:table-cell office:value-type="float" office:value="1534.01" calcext:value-type="float">
            <text:p>1534.01</text:p>
          </table:table-cell>
          <table:table-cell office:value-type="float" office:value="1213.45" calcext:value-type="float">
            <text:p>1213.45</text:p>
          </table:table-cell>
          <table:table-cell office:value-type="float" office:value="1872.11" calcext:value-type="float">
            <text:p>1872.11</text:p>
          </table:table-cell>
          <table:table-cell table:number-columns-repeated="2"/>
          <table:table-cell table:formula="of:=AVERAGE([.A62:.E62])" office:value-type="float" office:value="2609" calcext:value-type="float">
            <text:p>2609</text:p>
          </table:table-cell>
          <table:table-cell table:formula="of:=AVERAGE([.G62:.K62])" office:value-type="float" office:value="1596.182" calcext:value-type="float">
            <text:p>1596.182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3152" calcext:value-type="float">
            <text:p>3152</text:p>
          </table:table-cell>
          <table:table-cell office:value-type="float" office:value="2622" calcext:value-type="float">
            <text:p>2622</text:p>
          </table:table-cell>
          <table:table-cell office:value-type="float" office:value="2297" calcext:value-type="float">
            <text:p>2297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float" office:value="1584.09" calcext:value-type="float">
            <text:p>1584.09</text:p>
          </table:table-cell>
          <table:table-cell office:value-type="float" office:value="1950.34" calcext:value-type="float">
            <text:p>1950.34</text:p>
          </table:table-cell>
          <table:table-cell office:value-type="float" office:value="1402.41" calcext:value-type="float">
            <text:p>1402.41</text:p>
          </table:table-cell>
          <table:table-cell office:value-type="float" office:value="1323.84" calcext:value-type="float">
            <text:p>1323.84</text:p>
          </table:table-cell>
          <table:table-cell office:value-type="float" office:value="1662.54" calcext:value-type="float">
            <text:p>1662.54</text:p>
          </table:table-cell>
          <table:table-cell table:number-columns-repeated="2"/>
          <table:table-cell table:formula="of:=AVERAGE([.A63:.E63])" office:value-type="float" office:value="2693" calcext:value-type="float">
            <text:p>2693</text:p>
          </table:table-cell>
          <table:table-cell table:formula="of:=AVERAGE([.G63:.K63])" office:value-type="float" office:value="1584.644" calcext:value-type="float">
            <text:p>1584.644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152" calcext:value-type="float">
            <text:p>3152</text:p>
          </table:table-cell>
          <table:table-cell office:value-type="float" office:value="2307" calcext:value-type="float">
            <text:p>2307</text:p>
          </table:table-cell>
          <table:table-cell office:value-type="float" office:value="2287" calcext:value-type="float">
            <text:p>2287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float" office:value="1625.7" calcext:value-type="float">
            <text:p>1625.7</text:p>
          </table:table-cell>
          <table:table-cell office:value-type="float" office:value="1946.58" calcext:value-type="float">
            <text:p>1946.58</text:p>
          </table:table-cell>
          <table:table-cell office:value-type="float" office:value="1515.24" calcext:value-type="float">
            <text:p>1515.24</text:p>
          </table:table-cell>
          <table:table-cell office:value-type="float" office:value="1173.75" calcext:value-type="float">
            <text:p>1173.75</text:p>
          </table:table-cell>
          <table:table-cell office:value-type="float" office:value="1849.07" calcext:value-type="float">
            <text:p>1849.07</text:p>
          </table:table-cell>
          <table:table-cell table:number-columns-repeated="2"/>
          <table:table-cell table:formula="of:=AVERAGE([.A64:.E64])" office:value-type="float" office:value="2627" calcext:value-type="float">
            <text:p>2627</text:p>
          </table:table-cell>
          <table:table-cell table:formula="of:=AVERAGE([.G64:.K64])" office:value-type="float" office:value="1622.068" calcext:value-type="float">
            <text:p>1622.068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3152" calcext:value-type="float">
            <text:p>3152</text:p>
          </table:table-cell>
          <table:table-cell office:value-type="float" office:value="2167" calcext:value-type="float">
            <text:p>2167</text:p>
          </table:table-cell>
          <table:table-cell office:value-type="float" office:value="2292" calcext:value-type="float">
            <text:p>2292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float" office:value="1451.74" calcext:value-type="float">
            <text:p>1451.74</text:p>
          </table:table-cell>
          <table:table-cell office:value-type="float" office:value="2110.49" calcext:value-type="float">
            <text:p>2110.49</text:p>
          </table:table-cell>
          <table:table-cell office:value-type="float" office:value="1399.31" calcext:value-type="float">
            <text:p>1399.31</text:p>
          </table:table-cell>
          <table:table-cell office:value-type="float" office:value="1162.5" calcext:value-type="float">
            <text:p>1162.5</text:p>
          </table:table-cell>
          <table:table-cell office:value-type="float" office:value="1782.32" calcext:value-type="float">
            <text:p>1782.32</text:p>
          </table:table-cell>
          <table:table-cell table:number-columns-repeated="2"/>
          <table:table-cell table:formula="of:=AVERAGE([.A65:.E65])" office:value-type="float" office:value="2593" calcext:value-type="float">
            <text:p>2593</text:p>
          </table:table-cell>
          <table:table-cell table:formula="of:=AVERAGE([.G65:.K65])" office:value-type="float" office:value="1581.272" calcext:value-type="float">
            <text:p>1581.272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152" calcext:value-type="float">
            <text:p>3152</text:p>
          </table:table-cell>
          <table:table-cell office:value-type="float" office:value="2221" calcext:value-type="float">
            <text:p>2221</text:p>
          </table:table-cell>
          <table:table-cell office:value-type="float" office:value="2307" calcext:value-type="float">
            <text:p>2307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float" office:value="1441.37" calcext:value-type="float">
            <text:p>1441.37</text:p>
          </table:table-cell>
          <table:table-cell office:value-type="float" office:value="1992.75" calcext:value-type="float">
            <text:p>1992.75</text:p>
          </table:table-cell>
          <table:table-cell office:value-type="float" office:value="1383.59" calcext:value-type="float">
            <text:p>1383.59</text:p>
          </table:table-cell>
          <table:table-cell office:value-type="float" office:value="1168.97" calcext:value-type="float">
            <text:p>1168.97</text:p>
          </table:table-cell>
          <table:table-cell office:value-type="float" office:value="1731.21" calcext:value-type="float">
            <text:p>1731.21</text:p>
          </table:table-cell>
          <table:table-cell table:number-columns-repeated="2"/>
          <table:table-cell table:formula="of:=AVERAGE([.A66:.E66])" office:value-type="float" office:value="2594.8" calcext:value-type="float">
            <text:p>2594.8</text:p>
          </table:table-cell>
          <table:table-cell table:formula="of:=AVERAGE([.G66:.K66])" office:value-type="float" office:value="1543.578" calcext:value-type="float">
            <text:p>1543.578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152" calcext:value-type="float">
            <text:p>3152</text:p>
          </table:table-cell>
          <table:table-cell office:value-type="float" office:value="2287" calcext:value-type="float">
            <text:p>2287</text:p>
          </table:table-cell>
          <table:table-cell office:value-type="float" office:value="2187" calcext:value-type="float">
            <text:p>2187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644.97" calcext:value-type="float">
            <text:p>1644.97</text:p>
          </table:table-cell>
          <table:table-cell office:value-type="float" office:value="2055.18" calcext:value-type="float">
            <text:p>2055.18</text:p>
          </table:table-cell>
          <table:table-cell office:value-type="float" office:value="1482.47" calcext:value-type="float">
            <text:p>1482.47</text:p>
          </table:table-cell>
          <table:table-cell office:value-type="float" office:value="1326.71" calcext:value-type="float">
            <text:p>1326.71</text:p>
          </table:table-cell>
          <table:table-cell office:value-type="float" office:value="1710.37" calcext:value-type="float">
            <text:p>1710.37</text:p>
          </table:table-cell>
          <table:table-cell table:number-columns-repeated="2"/>
          <table:table-cell table:formula="of:=AVERAGE([.A67:.E67])" office:value-type="float" office:value="2629" calcext:value-type="float">
            <text:p>2629</text:p>
          </table:table-cell>
          <table:table-cell table:formula="of:=AVERAGE([.G67:.K67])" office:value-type="float" office:value="1643.94" calcext:value-type="float">
            <text:p>1643.94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152" calcext:value-type="float">
            <text:p>3152</text:p>
          </table:table-cell>
          <table:table-cell office:value-type="float" office:value="2417" calcext:value-type="float">
            <text:p>2417</text:p>
          </table:table-cell>
          <table:table-cell office:value-type="float" office:value="2272" calcext:value-type="float">
            <text:p>2272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float" office:value="1378.77" calcext:value-type="float">
            <text:p>1378.77</text:p>
          </table:table-cell>
          <table:table-cell office:value-type="float" office:value="2026.17" calcext:value-type="float">
            <text:p>2026.17</text:p>
          </table:table-cell>
          <table:table-cell office:value-type="float" office:value="1407.79" calcext:value-type="float">
            <text:p>1407.79</text:p>
          </table:table-cell>
          <table:table-cell office:value-type="float" office:value="1104.89" calcext:value-type="float">
            <text:p>1104.89</text:p>
          </table:table-cell>
          <table:table-cell office:value-type="float" office:value="1871.16" calcext:value-type="float">
            <text:p>1871.16</text:p>
          </table:table-cell>
          <table:table-cell table:number-columns-repeated="2"/>
          <table:table-cell table:formula="of:=AVERAGE([.A68:.E68])" office:value-type="float" office:value="2605" calcext:value-type="float">
            <text:p>2605</text:p>
          </table:table-cell>
          <table:table-cell table:formula="of:=AVERAGE([.G68:.K68])" office:value-type="float" office:value="1557.756" calcext:value-type="float">
            <text:p>1557.756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152" calcext:value-type="float">
            <text:p>3152</text:p>
          </table:table-cell>
          <table:table-cell office:value-type="float" office:value="2252" calcext:value-type="float">
            <text:p>2252</text:p>
          </table:table-cell>
          <table:table-cell office:value-type="float" office:value="2532" calcext:value-type="float">
            <text:p>2532</text:p>
          </table:table-cell>
          <table:table-cell office:value-type="float" office:value="2957" calcext:value-type="float">
            <text:p>2957</text:p>
          </table:table-cell>
          <table:table-cell/>
          <table:table-cell office:value-type="float" office:value="1465.87" calcext:value-type="float">
            <text:p>1465.87</text:p>
          </table:table-cell>
          <table:table-cell office:value-type="float" office:value="2067.55" calcext:value-type="float">
            <text:p>2067.55</text:p>
          </table:table-cell>
          <table:table-cell office:value-type="float" office:value="1361.87" calcext:value-type="float">
            <text:p>1361.87</text:p>
          </table:table-cell>
          <table:table-cell office:value-type="float" office:value="1331.81" calcext:value-type="float">
            <text:p>1331.81</text:p>
          </table:table-cell>
          <table:table-cell office:value-type="float" office:value="1819.53" calcext:value-type="float">
            <text:p>1819.53</text:p>
          </table:table-cell>
          <table:table-cell table:number-columns-repeated="2"/>
          <table:table-cell table:formula="of:=AVERAGE([.A69:.E69])" office:value-type="float" office:value="2657" calcext:value-type="float">
            <text:p>2657</text:p>
          </table:table-cell>
          <table:table-cell table:formula="of:=AVERAGE([.G69:.K69])" office:value-type="float" office:value="1609.326" calcext:value-type="float">
            <text:p>1609.326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152" calcext:value-type="float">
            <text:p>3152</text:p>
          </table:table-cell>
          <table:table-cell office:value-type="float" office:value="2572" calcext:value-type="float">
            <text:p>2572</text:p>
          </table:table-cell>
          <table:table-cell office:value-type="float" office:value="2152" calcext:value-type="float">
            <text:p>2152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float" office:value="1531.3" calcext:value-type="float">
            <text:p>1531.3</text:p>
          </table:table-cell>
          <table:table-cell office:value-type="float" office:value="1965.68" calcext:value-type="float">
            <text:p>1965.68</text:p>
          </table:table-cell>
          <table:table-cell office:value-type="float" office:value="1432.94" calcext:value-type="float">
            <text:p>1432.94</text:p>
          </table:table-cell>
          <table:table-cell office:value-type="float" office:value="1183.85" calcext:value-type="float">
            <text:p>1183.85</text:p>
          </table:table-cell>
          <table:table-cell office:value-type="float" office:value="1939.35" calcext:value-type="float">
            <text:p>1939.35</text:p>
          </table:table-cell>
          <table:table-cell table:number-columns-repeated="2"/>
          <table:table-cell table:formula="of:=AVERAGE([.A70:.E70])" office:value-type="float" office:value="2654" calcext:value-type="float">
            <text:p>2654</text:p>
          </table:table-cell>
          <table:table-cell table:formula="of:=AVERAGE([.G70:.K70])" office:value-type="float" office:value="1610.624" calcext:value-type="float">
            <text:p>1610.624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3152" calcext:value-type="float">
            <text:p>3152</text:p>
          </table:table-cell>
          <table:table-cell office:value-type="float" office:value="2642" calcext:value-type="float">
            <text:p>2642</text:p>
          </table:table-cell>
          <table:table-cell office:value-type="float" office:value="2412" calcext:value-type="float">
            <text:p>2412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float" office:value="1480.26" calcext:value-type="float">
            <text:p>1480.26</text:p>
          </table:table-cell>
          <table:table-cell office:value-type="float" office:value="1983.48" calcext:value-type="float">
            <text:p>1983.48</text:p>
          </table:table-cell>
          <table:table-cell office:value-type="float" office:value="1484.34" calcext:value-type="float">
            <text:p>1484.34</text:p>
          </table:table-cell>
          <table:table-cell office:value-type="float" office:value="1326.62" calcext:value-type="float">
            <text:p>1326.62</text:p>
          </table:table-cell>
          <table:table-cell office:value-type="float" office:value="1917.31" calcext:value-type="float">
            <text:p>1917.31</text:p>
          </table:table-cell>
          <table:table-cell table:number-columns-repeated="2"/>
          <table:table-cell table:formula="of:=AVERAGE([.A71:.E71])" office:value-type="float" office:value="2719" calcext:value-type="float">
            <text:p>2719</text:p>
          </table:table-cell>
          <table:table-cell table:formula="of:=AVERAGE([.G71:.K71])" office:value-type="float" office:value="1638.402" calcext:value-type="float">
            <text:p>1638.402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152" calcext:value-type="float">
            <text:p>3152</text:p>
          </table:table-cell>
          <table:table-cell office:value-type="float" office:value="2397" calcext:value-type="float">
            <text:p>2397</text:p>
          </table:table-cell>
          <table:table-cell office:value-type="float" office:value="2073" calcext:value-type="float">
            <text:p>2073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float" office:value="1463.92" calcext:value-type="float">
            <text:p>1463.92</text:p>
          </table:table-cell>
          <table:table-cell office:value-type="float" office:value="2193.96" calcext:value-type="float">
            <text:p>2193.96</text:p>
          </table:table-cell>
          <table:table-cell office:value-type="float" office:value="1425.94" calcext:value-type="float">
            <text:p>1425.94</text:p>
          </table:table-cell>
          <table:table-cell office:value-type="float" office:value="1216.11" calcext:value-type="float">
            <text:p>1216.11</text:p>
          </table:table-cell>
          <table:table-cell office:value-type="float" office:value="1897.55" calcext:value-type="float">
            <text:p>1897.55</text:p>
          </table:table-cell>
          <table:table-cell table:number-columns-repeated="2"/>
          <table:table-cell table:formula="of:=AVERAGE([.A72:.E72])" office:value-type="float" office:value="2573.2" calcext:value-type="float">
            <text:p>2573.2</text:p>
          </table:table-cell>
          <table:table-cell table:formula="of:=AVERAGE([.G72:.K72])" office:value-type="float" office:value="1639.496" calcext:value-type="float">
            <text:p>1639.496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3152" calcext:value-type="float">
            <text:p>3152</text:p>
          </table:table-cell>
          <table:table-cell office:value-type="float" office:value="2307" calcext:value-type="float">
            <text:p>2307</text:p>
          </table:table-cell>
          <table:table-cell office:value-type="float" office:value="2157" calcext:value-type="float">
            <text:p>2157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float" office:value="1651.74" calcext:value-type="float">
            <text:p>1651.74</text:p>
          </table:table-cell>
          <table:table-cell office:value-type="float" office:value="2072.19" calcext:value-type="float">
            <text:p>2072.19</text:p>
          </table:table-cell>
          <table:table-cell office:value-type="float" office:value="1374.99" calcext:value-type="float">
            <text:p>1374.99</text:p>
          </table:table-cell>
          <table:table-cell office:value-type="float" office:value="1250.7" calcext:value-type="float">
            <text:p>1250.7</text:p>
          </table:table-cell>
          <table:table-cell office:value-type="float" office:value="1876.26" calcext:value-type="float">
            <text:p>1876.26</text:p>
          </table:table-cell>
          <table:table-cell table:number-columns-repeated="2"/>
          <table:table-cell table:formula="of:=AVERAGE([.A73:.E73])" office:value-type="float" office:value="2576" calcext:value-type="float">
            <text:p>2576</text:p>
          </table:table-cell>
          <table:table-cell table:formula="of:=AVERAGE([.G73:.K73])" office:value-type="float" office:value="1645.176" calcext:value-type="float">
            <text:p>1645.176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3152" calcext:value-type="float">
            <text:p>3152</text:p>
          </table:table-cell>
          <table:table-cell office:value-type="float" office:value="2387" calcext:value-type="float">
            <text:p>2387</text:p>
          </table:table-cell>
          <table:table-cell office:value-type="float" office:value="2347" calcext:value-type="float">
            <text:p>2347</text:p>
          </table:table-cell>
          <table:table-cell office:value-type="float" office:value="2887" calcext:value-type="float">
            <text:p>2887</text:p>
          </table:table-cell>
          <table:table-cell/>
          <table:table-cell office:value-type="float" office:value="1535.35" calcext:value-type="float">
            <text:p>1535.35</text:p>
          </table:table-cell>
          <table:table-cell office:value-type="float" office:value="2104.44" calcext:value-type="float">
            <text:p>2104.44</text:p>
          </table:table-cell>
          <table:table-cell office:value-type="float" office:value="1421.89" calcext:value-type="float">
            <text:p>1421.89</text:p>
          </table:table-cell>
          <table:table-cell office:value-type="float" office:value="1307.56" calcext:value-type="float">
            <text:p>1307.56</text:p>
          </table:table-cell>
          <table:table-cell office:value-type="float" office:value="1864.91" calcext:value-type="float">
            <text:p>1864.91</text:p>
          </table:table-cell>
          <table:table-cell table:number-columns-repeated="2"/>
          <table:table-cell table:formula="of:=AVERAGE([.A74:.E74])" office:value-type="float" office:value="2625" calcext:value-type="float">
            <text:p>2625</text:p>
          </table:table-cell>
          <table:table-cell table:formula="of:=AVERAGE([.G74:.K74])" office:value-type="float" office:value="1646.83" calcext:value-type="float">
            <text:p>1646.83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3152" calcext:value-type="float">
            <text:p>3152</text:p>
          </table:table-cell>
          <table:table-cell office:value-type="float" office:value="2324" calcext:value-type="float">
            <text:p>2324</text:p>
          </table:table-cell>
          <table:table-cell office:value-type="float" office:value="2397" calcext:value-type="float">
            <text:p>2397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1405.85" calcext:value-type="float">
            <text:p>1405.85</text:p>
          </table:table-cell>
          <table:table-cell office:value-type="float" office:value="2070.79" calcext:value-type="float">
            <text:p>2070.79</text:p>
          </table:table-cell>
          <table:table-cell office:value-type="float" office:value="1505.17" calcext:value-type="float">
            <text:p>1505.17</text:p>
          </table:table-cell>
          <table:table-cell office:value-type="float" office:value="1301.08" calcext:value-type="float">
            <text:p>1301.08</text:p>
          </table:table-cell>
          <table:table-cell office:value-type="float" office:value="1944.55" calcext:value-type="float">
            <text:p>1944.55</text:p>
          </table:table-cell>
          <table:table-cell table:number-columns-repeated="2"/>
          <table:table-cell table:formula="of:=AVERAGE([.A75:.E75])" office:value-type="float" office:value="2650.2" calcext:value-type="float">
            <text:p>2650.2</text:p>
          </table:table-cell>
          <table:table-cell table:formula="of:=AVERAGE([.G75:.K75])" office:value-type="float" office:value="1645.488" calcext:value-type="float">
            <text:p>1645.488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152" calcext:value-type="float">
            <text:p>3152</text:p>
          </table:table-cell>
          <table:table-cell office:value-type="float" office:value="2372" calcext:value-type="float">
            <text:p>2372</text:p>
          </table:table-cell>
          <table:table-cell office:value-type="float" office:value="2297" calcext:value-type="float">
            <text:p>2297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1550.62" calcext:value-type="float">
            <text:p>1550.62</text:p>
          </table:table-cell>
          <table:table-cell office:value-type="float" office:value="2191.5" calcext:value-type="float">
            <text:p>2191.5</text:p>
          </table:table-cell>
          <table:table-cell office:value-type="float" office:value="1500.94" calcext:value-type="float">
            <text:p>1500.94</text:p>
          </table:table-cell>
          <table:table-cell office:value-type="float" office:value="1196.88" calcext:value-type="float">
            <text:p>1196.88</text:p>
          </table:table-cell>
          <table:table-cell office:value-type="float" office:value="1846.72" calcext:value-type="float">
            <text:p>1846.72</text:p>
          </table:table-cell>
          <table:table-cell table:number-columns-repeated="2"/>
          <table:table-cell table:formula="of:=AVERAGE([.A76:.E76])" office:value-type="float" office:value="2618" calcext:value-type="float">
            <text:p>2618</text:p>
          </table:table-cell>
          <table:table-cell table:formula="of:=AVERAGE([.G76:.K76])" office:value-type="float" office:value="1657.332" calcext:value-type="float">
            <text:p>1657.332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152" calcext:value-type="float">
            <text:p>3152</text:p>
          </table:table-cell>
          <table:table-cell office:value-type="float" office:value="2422" calcext:value-type="float">
            <text:p>2422</text:p>
          </table:table-cell>
          <table:table-cell office:value-type="float" office:value="2357" calcext:value-type="float">
            <text:p>2357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float" office:value="1462.27" calcext:value-type="float">
            <text:p>1462.27</text:p>
          </table:table-cell>
          <table:table-cell office:value-type="float" office:value="2160.57" calcext:value-type="float">
            <text:p>2160.57</text:p>
          </table:table-cell>
          <table:table-cell office:value-type="float" office:value="1489.91" calcext:value-type="float">
            <text:p>1489.91</text:p>
          </table:table-cell>
          <table:table-cell office:value-type="float" office:value="1303.43" calcext:value-type="float">
            <text:p>1303.43</text:p>
          </table:table-cell>
          <table:table-cell office:value-type="float" office:value="2035.33" calcext:value-type="float">
            <text:p>2035.33</text:p>
          </table:table-cell>
          <table:table-cell table:number-columns-repeated="2"/>
          <table:table-cell table:formula="of:=AVERAGE([.A77:.E77])" office:value-type="float" office:value="2697" calcext:value-type="float">
            <text:p>2697</text:p>
          </table:table-cell>
          <table:table-cell table:formula="of:=AVERAGE([.G77:.K77])" office:value-type="float" office:value="1690.302" calcext:value-type="float">
            <text:p>1690.302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3152" calcext:value-type="float">
            <text:p>3152</text:p>
          </table:table-cell>
          <table:table-cell office:value-type="float" office:value="2562" calcext:value-type="float">
            <text:p>2562</text:p>
          </table:table-cell>
          <table:table-cell office:value-type="float" office:value="2282" calcext:value-type="float">
            <text:p>2282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1550.84" calcext:value-type="float">
            <text:p>1550.84</text:p>
          </table:table-cell>
          <table:table-cell office:value-type="float" office:value="1856.62" calcext:value-type="float">
            <text:p>1856.62</text:p>
          </table:table-cell>
          <table:table-cell office:value-type="float" office:value="1476.54" calcext:value-type="float">
            <text:p>1476.54</text:p>
          </table:table-cell>
          <table:table-cell office:value-type="float" office:value="1319.56" calcext:value-type="float">
            <text:p>1319.56</text:p>
          </table:table-cell>
          <table:table-cell office:value-type="float" office:value="1774.87" calcext:value-type="float">
            <text:p>1774.87</text:p>
          </table:table-cell>
          <table:table-cell table:number-columns-repeated="2"/>
          <table:table-cell table:formula="of:=AVERAGE([.A78:.E78])" office:value-type="float" office:value="2679" calcext:value-type="float">
            <text:p>2679</text:p>
          </table:table-cell>
          <table:table-cell table:formula="of:=AVERAGE([.G78:.K78])" office:value-type="float" office:value="1595.686" calcext:value-type="float">
            <text:p>1595.686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152" calcext:value-type="float">
            <text:p>3152</text:p>
          </table:table-cell>
          <table:table-cell office:value-type="float" office:value="2427" calcext:value-type="float">
            <text:p>2427</text:p>
          </table:table-cell>
          <table:table-cell office:value-type="float" office:value="2247" calcext:value-type="float">
            <text:p>2247</text:p>
          </table:table-cell>
          <table:table-cell office:value-type="float" office:value="2972" calcext:value-type="float">
            <text:p>2972</text:p>
          </table:table-cell>
          <table:table-cell/>
          <table:table-cell office:value-type="float" office:value="1549.92" calcext:value-type="float">
            <text:p>1549.92</text:p>
          </table:table-cell>
          <table:table-cell office:value-type="float" office:value="2074.07" calcext:value-type="float">
            <text:p>2074.07</text:p>
          </table:table-cell>
          <table:table-cell office:value-type="float" office:value="1491.43" calcext:value-type="float">
            <text:p>1491.43</text:p>
          </table:table-cell>
          <table:table-cell office:value-type="float" office:value="1257.94" calcext:value-type="float">
            <text:p>1257.94</text:p>
          </table:table-cell>
          <table:table-cell office:value-type="float" office:value="1951.26" calcext:value-type="float">
            <text:p>1951.26</text:p>
          </table:table-cell>
          <table:table-cell table:number-columns-repeated="2"/>
          <table:table-cell table:formula="of:=AVERAGE([.A79:.E79])" office:value-type="float" office:value="2648" calcext:value-type="float">
            <text:p>2648</text:p>
          </table:table-cell>
          <table:table-cell table:formula="of:=AVERAGE([.G79:.K79])" office:value-type="float" office:value="1664.924" calcext:value-type="float">
            <text:p>1664.924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152" calcext:value-type="float">
            <text:p>3152</text:p>
          </table:table-cell>
          <table:table-cell office:value-type="float" office:value="2475" calcext:value-type="float">
            <text:p>2475</text:p>
          </table:table-cell>
          <table:table-cell office:value-type="float" office:value="2387" calcext:value-type="float">
            <text:p>2387</text:p>
          </table:table-cell>
          <table:table-cell office:value-type="float" office:value="2802" calcext:value-type="float">
            <text:p>2802</text:p>
          </table:table-cell>
          <table:table-cell/>
          <table:table-cell office:value-type="float" office:value="1554.65" calcext:value-type="float">
            <text:p>1554.65</text:p>
          </table:table-cell>
          <table:table-cell office:value-type="float" office:value="2224.59" calcext:value-type="float">
            <text:p>2224.59</text:p>
          </table:table-cell>
          <table:table-cell office:value-type="float" office:value="1400.46" calcext:value-type="float">
            <text:p>1400.46</text:p>
          </table:table-cell>
          <table:table-cell office:value-type="float" office:value="1394.31" calcext:value-type="float">
            <text:p>1394.31</text:p>
          </table:table-cell>
          <table:table-cell office:value-type="float" office:value="1752.49" calcext:value-type="float">
            <text:p>1752.49</text:p>
          </table:table-cell>
          <table:table-cell table:number-columns-repeated="2"/>
          <table:table-cell table:formula="of:=AVERAGE([.A80:.E80])" office:value-type="float" office:value="2651.6" calcext:value-type="float">
            <text:p>2651.6</text:p>
          </table:table-cell>
          <table:table-cell table:formula="of:=AVERAGE([.G80:.K80])" office:value-type="float" office:value="1665.3" calcext:value-type="float">
            <text:p>1665.3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152" calcext:value-type="float">
            <text:p>3152</text:p>
          </table:table-cell>
          <table:table-cell office:value-type="float" office:value="2602" calcext:value-type="float">
            <text:p>2602</text:p>
          </table:table-cell>
          <table:table-cell office:value-type="float" office:value="2292" calcext:value-type="float">
            <text:p>2292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560.91" calcext:value-type="float">
            <text:p>1560.91</text:p>
          </table:table-cell>
          <table:table-cell office:value-type="float" office:value="2212.31" calcext:value-type="float">
            <text:p>2212.31</text:p>
          </table:table-cell>
          <table:table-cell office:value-type="float" office:value="1511.18" calcext:value-type="float">
            <text:p>1511.18</text:p>
          </table:table-cell>
          <table:table-cell office:value-type="float" office:value="1380.42" calcext:value-type="float">
            <text:p>1380.42</text:p>
          </table:table-cell>
          <table:table-cell office:value-type="float" office:value="1868.08" calcext:value-type="float">
            <text:p>1868.08</text:p>
          </table:table-cell>
          <table:table-cell table:number-columns-repeated="2"/>
          <table:table-cell table:formula="of:=AVERAGE([.A81:.E81])" office:value-type="float" office:value="2637" calcext:value-type="float">
            <text:p>2637</text:p>
          </table:table-cell>
          <table:table-cell table:formula="of:=AVERAGE([.G81:.K81])" office:value-type="float" office:value="1706.58" calcext:value-type="float">
            <text:p>1706.58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3152" calcext:value-type="float">
            <text:p>3152</text:p>
          </table:table-cell>
          <table:table-cell office:value-type="float" office:value="2292" calcext:value-type="float">
            <text:p>2292</text:p>
          </table:table-cell>
          <table:table-cell office:value-type="float" office:value="2217" calcext:value-type="float">
            <text:p>2217</text:p>
          </table:table-cell>
          <table:table-cell office:value-type="float" office:value="2822" calcext:value-type="float">
            <text:p>2822</text:p>
          </table:table-cell>
          <table:table-cell/>
          <table:table-cell office:value-type="float" office:value="1585.44" calcext:value-type="float">
            <text:p>1585.44</text:p>
          </table:table-cell>
          <table:table-cell office:value-type="float" office:value="2024.53" calcext:value-type="float">
            <text:p>2024.53</text:p>
          </table:table-cell>
          <table:table-cell office:value-type="float" office:value="1443.08" calcext:value-type="float">
            <text:p>1443.08</text:p>
          </table:table-cell>
          <table:table-cell office:value-type="float" office:value="1308.15" calcext:value-type="float">
            <text:p>1308.15</text:p>
          </table:table-cell>
          <table:table-cell office:value-type="float" office:value="1759" calcext:value-type="float">
            <text:p>1759</text:p>
          </table:table-cell>
          <table:table-cell table:number-columns-repeated="2"/>
          <table:table-cell table:formula="of:=AVERAGE([.A82:.E82])" office:value-type="float" office:value="2635" calcext:value-type="float">
            <text:p>2635</text:p>
          </table:table-cell>
          <table:table-cell table:formula="of:=AVERAGE([.G82:.K82])" office:value-type="float" office:value="1624.04" calcext:value-type="float">
            <text:p>1624.04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3152" calcext:value-type="float">
            <text:p>3152</text:p>
          </table:table-cell>
          <table:table-cell office:value-type="float" office:value="2622" calcext:value-type="float">
            <text:p>2622</text:p>
          </table:table-cell>
          <table:table-cell office:value-type="float" office:value="2187" calcext:value-type="float">
            <text:p>2187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float" office:value="1561.36" calcext:value-type="float">
            <text:p>1561.36</text:p>
          </table:table-cell>
          <table:table-cell office:value-type="float" office:value="2023.64" calcext:value-type="float">
            <text:p>2023.64</text:p>
          </table:table-cell>
          <table:table-cell office:value-type="float" office:value="1442.7" calcext:value-type="float">
            <text:p>1442.7</text:p>
          </table:table-cell>
          <table:table-cell office:value-type="float" office:value="1197.08" calcext:value-type="float">
            <text:p>1197.08</text:p>
          </table:table-cell>
          <table:table-cell office:value-type="float" office:value="1807.08" calcext:value-type="float">
            <text:p>1807.08</text:p>
          </table:table-cell>
          <table:table-cell table:number-columns-repeated="2"/>
          <table:table-cell table:formula="of:=AVERAGE([.A83:.E83])" office:value-type="float" office:value="2660" calcext:value-type="float">
            <text:p>2660</text:p>
          </table:table-cell>
          <table:table-cell table:formula="of:=AVERAGE([.G83:.K83])" office:value-type="float" office:value="1606.372" calcext:value-type="float">
            <text:p>1606.372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152" calcext:value-type="float">
            <text:p>3152</text:p>
          </table:table-cell>
          <table:table-cell office:value-type="float" office:value="2442" calcext:value-type="float">
            <text:p>2442</text:p>
          </table:table-cell>
          <table:table-cell office:value-type="float" office:value="2373" calcext:value-type="float">
            <text:p>2373</text:p>
          </table:table-cell>
          <table:table-cell office:value-type="float" office:value="2982" calcext:value-type="float">
            <text:p>2982</text:p>
          </table:table-cell>
          <table:table-cell/>
          <table:table-cell office:value-type="float" office:value="1581.86" calcext:value-type="float">
            <text:p>1581.86</text:p>
          </table:table-cell>
          <table:table-cell office:value-type="float" office:value="1921.89" calcext:value-type="float">
            <text:p>1921.89</text:p>
          </table:table-cell>
          <table:table-cell office:value-type="float" office:value="1480.6" calcext:value-type="float">
            <text:p>1480.6</text:p>
          </table:table-cell>
          <table:table-cell office:value-type="float" office:value="1320.97" calcext:value-type="float">
            <text:p>1320.97</text:p>
          </table:table-cell>
          <table:table-cell office:value-type="float" office:value="1810.2" calcext:value-type="float">
            <text:p>1810.2</text:p>
          </table:table-cell>
          <table:table-cell table:number-columns-repeated="2"/>
          <table:table-cell table:formula="of:=AVERAGE([.A84:.E84])" office:value-type="float" office:value="2698.2" calcext:value-type="float">
            <text:p>2698.2</text:p>
          </table:table-cell>
          <table:table-cell table:formula="of:=AVERAGE([.G84:.K84])" office:value-type="float" office:value="1623.104" calcext:value-type="float">
            <text:p>1623.104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3152" calcext:value-type="float">
            <text:p>3152</text:p>
          </table:table-cell>
          <table:table-cell office:value-type="float" office:value="2492" calcext:value-type="float">
            <text:p>2492</text:p>
          </table:table-cell>
          <table:table-cell office:value-type="float" office:value="2467" calcext:value-type="float">
            <text:p>2467</text:p>
          </table:table-cell>
          <table:table-cell office:value-type="float" office:value="2752" calcext:value-type="float">
            <text:p>2752</text:p>
          </table:table-cell>
          <table:table-cell/>
          <table:table-cell office:value-type="float" office:value="1514.11" calcext:value-type="float">
            <text:p>1514.11</text:p>
          </table:table-cell>
          <table:table-cell office:value-type="float" office:value="2131.59" calcext:value-type="float">
            <text:p>2131.59</text:p>
          </table:table-cell>
          <table:table-cell office:value-type="float" office:value="1491.08" calcext:value-type="float">
            <text:p>1491.08</text:p>
          </table:table-cell>
          <table:table-cell office:value-type="float" office:value="1461.81" calcext:value-type="float">
            <text:p>1461.81</text:p>
          </table:table-cell>
          <table:table-cell office:value-type="float" office:value="1842.57" calcext:value-type="float">
            <text:p>1842.57</text:p>
          </table:table-cell>
          <table:table-cell table:number-columns-repeated="2"/>
          <table:table-cell table:formula="of:=AVERAGE([.A85:.E85])" office:value-type="float" office:value="2631" calcext:value-type="float">
            <text:p>2631</text:p>
          </table:table-cell>
          <table:table-cell table:formula="of:=AVERAGE([.G85:.K85])" office:value-type="float" office:value="1688.232" calcext:value-type="float">
            <text:p>1688.232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152" calcext:value-type="float">
            <text:p>3152</text:p>
          </table:table-cell>
          <table:table-cell office:value-type="float" office:value="2352" calcext:value-type="float">
            <text:p>2352</text:p>
          </table:table-cell>
          <table:table-cell office:value-type="float" office:value="2492" calcext:value-type="float">
            <text:p>2492</text:p>
          </table:table-cell>
          <table:table-cell office:value-type="float" office:value="2842" calcext:value-type="float">
            <text:p>2842</text:p>
          </table:table-cell>
          <table:table-cell/>
          <table:table-cell office:value-type="float" office:value="1498.24" calcext:value-type="float">
            <text:p>1498.24</text:p>
          </table:table-cell>
          <table:table-cell office:value-type="float" office:value="2074.91" calcext:value-type="float">
            <text:p>2074.91</text:p>
          </table:table-cell>
          <table:table-cell office:value-type="float" office:value="1436.63" calcext:value-type="float">
            <text:p>1436.63</text:p>
          </table:table-cell>
          <table:table-cell office:value-type="float" office:value="1331.87" calcext:value-type="float">
            <text:p>1331.87</text:p>
          </table:table-cell>
          <table:table-cell office:value-type="float" office:value="1846.66" calcext:value-type="float">
            <text:p>1846.66</text:p>
          </table:table-cell>
          <table:table-cell table:number-columns-repeated="2"/>
          <table:table-cell table:formula="of:=AVERAGE([.A86:.E86])" office:value-type="float" office:value="2676" calcext:value-type="float">
            <text:p>2676</text:p>
          </table:table-cell>
          <table:table-cell table:formula="of:=AVERAGE([.G86:.K86])" office:value-type="float" office:value="1637.662" calcext:value-type="float">
            <text:p>1637.662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3152" calcext:value-type="float">
            <text:p>3152</text:p>
          </table:table-cell>
          <table:table-cell office:value-type="float" office:value="2337" calcext:value-type="float">
            <text:p>2337</text:p>
          </table:table-cell>
          <table:table-cell office:value-type="float" office:value="2307" calcext:value-type="float">
            <text:p>2307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1544.05" calcext:value-type="float">
            <text:p>1544.05</text:p>
          </table:table-cell>
          <table:table-cell office:value-type="float" office:value="2003.13" calcext:value-type="float">
            <text:p>2003.13</text:p>
          </table:table-cell>
          <table:table-cell office:value-type="float" office:value="1526.62" calcext:value-type="float">
            <text:p>1526.62</text:p>
          </table:table-cell>
          <table:table-cell office:value-type="float" office:value="1365.97" calcext:value-type="float">
            <text:p>1365.97</text:p>
          </table:table-cell>
          <table:table-cell office:value-type="float" office:value="2046.35" calcext:value-type="float">
            <text:p>2046.35</text:p>
          </table:table-cell>
          <table:table-cell table:number-columns-repeated="2"/>
          <table:table-cell table:formula="of:=AVERAGE([.A87:.E87])" office:value-type="float" office:value="2670" calcext:value-type="float">
            <text:p>2670</text:p>
          </table:table-cell>
          <table:table-cell table:formula="of:=AVERAGE([.G87:.K87])" office:value-type="float" office:value="1697.224" calcext:value-type="float">
            <text:p>1697.224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3152" calcext:value-type="float">
            <text:p>3152</text:p>
          </table:table-cell>
          <table:table-cell office:value-type="float" office:value="2242" calcext:value-type="float">
            <text:p>2242</text:p>
          </table:table-cell>
          <table:table-cell office:value-type="float" office:value="2167" calcext:value-type="float">
            <text:p>2167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float" office:value="1479.43" calcext:value-type="float">
            <text:p>1479.43</text:p>
          </table:table-cell>
          <table:table-cell office:value-type="float" office:value="1994.32" calcext:value-type="float">
            <text:p>1994.32</text:p>
          </table:table-cell>
          <table:table-cell office:value-type="float" office:value="1462.24" calcext:value-type="float">
            <text:p>1462.24</text:p>
          </table:table-cell>
          <table:table-cell office:value-type="float" office:value="1410.24" calcext:value-type="float">
            <text:p>1410.24</text:p>
          </table:table-cell>
          <table:table-cell office:value-type="float" office:value="1904.83" calcext:value-type="float">
            <text:p>1904.83</text:p>
          </table:table-cell>
          <table:table-cell table:number-columns-repeated="2"/>
          <table:table-cell table:formula="of:=AVERAGE([.A88:.E88])" office:value-type="float" office:value="2585" calcext:value-type="float">
            <text:p>2585</text:p>
          </table:table-cell>
          <table:table-cell table:formula="of:=AVERAGE([.G88:.K88])" office:value-type="float" office:value="1650.212" calcext:value-type="float">
            <text:p>1650.212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152" calcext:value-type="float">
            <text:p>3152</text:p>
          </table:table-cell>
          <table:table-cell office:value-type="float" office:value="2202" calcext:value-type="float">
            <text:p>2202</text:p>
          </table:table-cell>
          <table:table-cell office:value-type="float" office:value="2307" calcext:value-type="float">
            <text:p>2307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float" office:value="1489.01" calcext:value-type="float">
            <text:p>1489.01</text:p>
          </table:table-cell>
          <table:table-cell office:value-type="float" office:value="2069.59" calcext:value-type="float">
            <text:p>2069.59</text:p>
          </table:table-cell>
          <table:table-cell office:value-type="float" office:value="1445.39" calcext:value-type="float">
            <text:p>1445.39</text:p>
          </table:table-cell>
          <table:table-cell office:value-type="float" office:value="1321.85" calcext:value-type="float">
            <text:p>1321.85</text:p>
          </table:table-cell>
          <table:table-cell office:value-type="float" office:value="1997.95" calcext:value-type="float">
            <text:p>1997.95</text:p>
          </table:table-cell>
          <table:table-cell table:number-columns-repeated="2"/>
          <table:table-cell table:formula="of:=AVERAGE([.A89:.E89])" office:value-type="float" office:value="2663" calcext:value-type="float">
            <text:p>2663</text:p>
          </table:table-cell>
          <table:table-cell table:formula="of:=AVERAGE([.G89:.K89])" office:value-type="float" office:value="1664.758" calcext:value-type="float">
            <text:p>1664.758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3352" calcext:value-type="float">
            <text:p>3352</text:p>
          </table:table-cell>
          <table:table-cell office:value-type="float" office:value="2452" calcext:value-type="float">
            <text:p>2452</text:p>
          </table:table-cell>
          <table:table-cell office:value-type="float" office:value="2222" calcext:value-type="float">
            <text:p>2222</text:p>
          </table:table-cell>
          <table:table-cell office:value-type="float" office:value="3022" calcext:value-type="float">
            <text:p>3022</text:p>
          </table:table-cell>
          <table:table-cell/>
          <table:table-cell office:value-type="float" office:value="1540.83" calcext:value-type="float">
            <text:p>1540.83</text:p>
          </table:table-cell>
          <table:table-cell office:value-type="float" office:value="2107.95" calcext:value-type="float">
            <text:p>2107.95</text:p>
          </table:table-cell>
          <table:table-cell office:value-type="float" office:value="1429.14" calcext:value-type="float">
            <text:p>1429.14</text:p>
          </table:table-cell>
          <table:table-cell office:value-type="float" office:value="1465.78" calcext:value-type="float">
            <text:p>1465.78</text:p>
          </table:table-cell>
          <table:table-cell office:value-type="float" office:value="2039.11" calcext:value-type="float">
            <text:p>2039.11</text:p>
          </table:table-cell>
          <table:table-cell table:number-columns-repeated="2"/>
          <table:table-cell table:formula="of:=AVERAGE([.A90:.E90])" office:value-type="float" office:value="2708" calcext:value-type="float">
            <text:p>2708</text:p>
          </table:table-cell>
          <table:table-cell table:formula="of:=AVERAGE([.G90:.K90])" office:value-type="float" office:value="1716.562" calcext:value-type="float">
            <text:p>1716.562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3352" calcext:value-type="float">
            <text:p>3352</text:p>
          </table:table-cell>
          <table:table-cell office:value-type="float" office:value="2427" calcext:value-type="float">
            <text:p>2427</text:p>
          </table:table-cell>
          <table:table-cell office:value-type="float" office:value="2267" calcext:value-type="float">
            <text:p>2267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float" office:value="1616.78" calcext:value-type="float">
            <text:p>1616.78</text:p>
          </table:table-cell>
          <table:table-cell office:value-type="float" office:value="2161.64" calcext:value-type="float">
            <text:p>2161.64</text:p>
          </table:table-cell>
          <table:table-cell office:value-type="float" office:value="1432.16" calcext:value-type="float">
            <text:p>1432.16</text:p>
          </table:table-cell>
          <table:table-cell office:value-type="float" office:value="1425.74" calcext:value-type="float">
            <text:p>1425.74</text:p>
          </table:table-cell>
          <table:table-cell office:value-type="float" office:value="1867.42" calcext:value-type="float">
            <text:p>1867.42</text:p>
          </table:table-cell>
          <table:table-cell table:number-columns-repeated="2"/>
          <table:table-cell table:formula="of:=AVERAGE([.A91:.E91])" office:value-type="float" office:value="2728" calcext:value-type="float">
            <text:p>2728</text:p>
          </table:table-cell>
          <table:table-cell table:formula="of:=AVERAGE([.G91:.K91])" office:value-type="float" office:value="1700.748" calcext:value-type="float">
            <text:p>1700.748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3152" calcext:value-type="float">
            <text:p>3152</text:p>
          </table:table-cell>
          <table:table-cell office:value-type="float" office:value="2317" calcext:value-type="float">
            <text:p>2317</text:p>
          </table:table-cell>
          <table:table-cell office:value-type="float" office:value="2382" calcext:value-type="float">
            <text:p>2382</text:p>
          </table:table-cell>
          <table:table-cell office:value-type="float" office:value="2967" calcext:value-type="float">
            <text:p>2967</text:p>
          </table:table-cell>
          <table:table-cell/>
          <table:table-cell office:value-type="float" office:value="1496.95" calcext:value-type="float">
            <text:p>1496.95</text:p>
          </table:table-cell>
          <table:table-cell office:value-type="float" office:value="2157.4" calcext:value-type="float">
            <text:p>2157.4</text:p>
          </table:table-cell>
          <table:table-cell office:value-type="float" office:value="1503.92" calcext:value-type="float">
            <text:p>1503.92</text:p>
          </table:table-cell>
          <table:table-cell office:value-type="float" office:value="1438.32" calcext:value-type="float">
            <text:p>1438.32</text:p>
          </table:table-cell>
          <table:table-cell office:value-type="float" office:value="1933.76" calcext:value-type="float">
            <text:p>1933.76</text:p>
          </table:table-cell>
          <table:table-cell table:number-columns-repeated="2"/>
          <table:table-cell table:formula="of:=AVERAGE([.A92:.E92])" office:value-type="float" office:value="2718.4" calcext:value-type="float">
            <text:p>2718.4</text:p>
          </table:table-cell>
          <table:table-cell table:formula="of:=AVERAGE([.G92:.K92])" office:value-type="float" office:value="1706.07" calcext:value-type="float">
            <text:p>1706.07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3152" calcext:value-type="float">
            <text:p>3152</text:p>
          </table:table-cell>
          <table:table-cell office:value-type="float" office:value="2432" calcext:value-type="float">
            <text:p>2432</text:p>
          </table:table-cell>
          <table:table-cell office:value-type="float" office:value="2282" calcext:value-type="float">
            <text:p>2282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1593.81" calcext:value-type="float">
            <text:p>1593.81</text:p>
          </table:table-cell>
          <table:table-cell office:value-type="float" office:value="2032.33" calcext:value-type="float">
            <text:p>2032.33</text:p>
          </table:table-cell>
          <table:table-cell office:value-type="float" office:value="1407.24" calcext:value-type="float">
            <text:p>1407.24</text:p>
          </table:table-cell>
          <table:table-cell office:value-type="float" office:value="1321.72" calcext:value-type="float">
            <text:p>1321.72</text:p>
          </table:table-cell>
          <table:table-cell office:value-type="float" office:value="1970.54" calcext:value-type="float">
            <text:p>1970.54</text:p>
          </table:table-cell>
          <table:table-cell table:number-columns-repeated="2"/>
          <table:table-cell table:formula="of:=AVERAGE([.A93:.E93])" office:value-type="float" office:value="2719" calcext:value-type="float">
            <text:p>2719</text:p>
          </table:table-cell>
          <table:table-cell table:formula="of:=AVERAGE([.G93:.K93])" office:value-type="float" office:value="1665.128" calcext:value-type="float">
            <text:p>1665.128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3152" calcext:value-type="float">
            <text:p>3152</text:p>
          </table:table-cell>
          <table:table-cell office:value-type="float" office:value="2392" calcext:value-type="float">
            <text:p>2392</text:p>
          </table:table-cell>
          <table:table-cell office:value-type="float" office:value="2307" calcext:value-type="float">
            <text:p>2307</text:p>
          </table:table-cell>
          <table:table-cell office:value-type="float" office:value="2887" calcext:value-type="float">
            <text:p>2887</text:p>
          </table:table-cell>
          <table:table-cell/>
          <table:table-cell office:value-type="float" office:value="1545.12" calcext:value-type="float">
            <text:p>1545.12</text:p>
          </table:table-cell>
          <table:table-cell office:value-type="float" office:value="2121.77" calcext:value-type="float">
            <text:p>2121.77</text:p>
          </table:table-cell>
          <table:table-cell office:value-type="float" office:value="1520.83" calcext:value-type="float">
            <text:p>1520.83</text:p>
          </table:table-cell>
          <table:table-cell office:value-type="float" office:value="1388.57" calcext:value-type="float">
            <text:p>1388.57</text:p>
          </table:table-cell>
          <table:table-cell office:value-type="float" office:value="1936.66" calcext:value-type="float">
            <text:p>1936.66</text:p>
          </table:table-cell>
          <table:table-cell table:number-columns-repeated="2"/>
          <table:table-cell table:formula="of:=AVERAGE([.A94:.E94])" office:value-type="float" office:value="2646" calcext:value-type="float">
            <text:p>2646</text:p>
          </table:table-cell>
          <table:table-cell table:formula="of:=AVERAGE([.G94:.K94])" office:value-type="float" office:value="1702.59" calcext:value-type="float">
            <text:p>1702.59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3152" calcext:value-type="float">
            <text:p>3152</text:p>
          </table:table-cell>
          <table:table-cell office:value-type="float" office:value="2411" calcext:value-type="float">
            <text:p>2411</text:p>
          </table:table-cell>
          <table:table-cell office:value-type="float" office:value="2167" calcext:value-type="float">
            <text:p>2167</text:p>
          </table:table-cell>
          <table:table-cell office:value-type="float" office:value="2817" calcext:value-type="float">
            <text:p>2817</text:p>
          </table:table-cell>
          <table:table-cell/>
          <table:table-cell office:value-type="float" office:value="1532.38" calcext:value-type="float">
            <text:p>1532.38</text:p>
          </table:table-cell>
          <table:table-cell office:value-type="float" office:value="1842.57" calcext:value-type="float">
            <text:p>1842.57</text:p>
          </table:table-cell>
          <table:table-cell office:value-type="float" office:value="1415.48" calcext:value-type="float">
            <text:p>1415.48</text:p>
          </table:table-cell>
          <table:table-cell office:value-type="float" office:value="1408.36" calcext:value-type="float">
            <text:p>1408.36</text:p>
          </table:table-cell>
          <table:table-cell office:value-type="float" office:value="1906.35" calcext:value-type="float">
            <text:p>1906.35</text:p>
          </table:table-cell>
          <table:table-cell table:number-columns-repeated="2"/>
          <table:table-cell table:formula="of:=AVERAGE([.A95:.E95])" office:value-type="float" office:value="2577.8" calcext:value-type="float">
            <text:p>2577.8</text:p>
          </table:table-cell>
          <table:table-cell table:formula="of:=AVERAGE([.G95:.K95])" office:value-type="float" office:value="1621.028" calcext:value-type="float">
            <text:p>1621.028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152" calcext:value-type="float">
            <text:p>3152</text:p>
          </table:table-cell>
          <table:table-cell office:value-type="float" office:value="2607" calcext:value-type="float">
            <text:p>2607</text:p>
          </table:table-cell>
          <table:table-cell office:value-type="float" office:value="2362" calcext:value-type="float">
            <text:p>2362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1647.75" calcext:value-type="float">
            <text:p>1647.75</text:p>
          </table:table-cell>
          <table:table-cell office:value-type="float" office:value="1917.03" calcext:value-type="float">
            <text:p>1917.03</text:p>
          </table:table-cell>
          <table:table-cell office:value-type="float" office:value="1539.57" calcext:value-type="float">
            <text:p>1539.57</text:p>
          </table:table-cell>
          <table:table-cell office:value-type="float" office:value="1296.03" calcext:value-type="float">
            <text:p>1296.03</text:p>
          </table:table-cell>
          <table:table-cell office:value-type="float" office:value="1674.76" calcext:value-type="float">
            <text:p>1674.76</text:p>
          </table:table-cell>
          <table:table-cell table:number-columns-repeated="2"/>
          <table:table-cell table:formula="of:=AVERAGE([.A96:.E96])" office:value-type="float" office:value="2717" calcext:value-type="float">
            <text:p>2717</text:p>
          </table:table-cell>
          <table:table-cell table:formula="of:=AVERAGE([.G96:.K96])" office:value-type="float" office:value="1615.028" calcext:value-type="float">
            <text:p>1615.028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152" calcext:value-type="float">
            <text:p>3152</text:p>
          </table:table-cell>
          <table:table-cell office:value-type="float" office:value="2412" calcext:value-type="float">
            <text:p>2412</text:p>
          </table:table-cell>
          <table:table-cell office:value-type="float" office:value="2147" calcext:value-type="float">
            <text:p>2147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1534.71" calcext:value-type="float">
            <text:p>1534.71</text:p>
          </table:table-cell>
          <table:table-cell office:value-type="float" office:value="2121.97" calcext:value-type="float">
            <text:p>2121.97</text:p>
          </table:table-cell>
          <table:table-cell office:value-type="float" office:value="1343.94" calcext:value-type="float">
            <text:p>1343.94</text:p>
          </table:table-cell>
          <table:table-cell office:value-type="float" office:value="1272.83" calcext:value-type="float">
            <text:p>1272.83</text:p>
          </table:table-cell>
          <table:table-cell office:value-type="float" office:value="1882.04" calcext:value-type="float">
            <text:p>1882.04</text:p>
          </table:table-cell>
          <table:table-cell table:number-columns-repeated="2"/>
          <table:table-cell table:formula="of:=AVERAGE([.A97:.E97])" office:value-type="float" office:value="2645" calcext:value-type="float">
            <text:p>2645</text:p>
          </table:table-cell>
          <table:table-cell table:formula="of:=AVERAGE([.G97:.K97])" office:value-type="float" office:value="1631.098" calcext:value-type="float">
            <text:p>1631.098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152" calcext:value-type="float">
            <text:p>3152</text:p>
          </table:table-cell>
          <table:table-cell office:value-type="float" office:value="2387" calcext:value-type="float">
            <text:p>2387</text:p>
          </table:table-cell>
          <table:table-cell office:value-type="float" office:value="2292" calcext:value-type="float">
            <text:p>2292</text:p>
          </table:table-cell>
          <table:table-cell office:value-type="float" office:value="2982" calcext:value-type="float">
            <text:p>2982</text:p>
          </table:table-cell>
          <table:table-cell/>
          <table:table-cell office:value-type="float" office:value="1561.79" calcext:value-type="float">
            <text:p>1561.79</text:p>
          </table:table-cell>
          <table:table-cell office:value-type="float" office:value="2103.05" calcext:value-type="float">
            <text:p>2103.05</text:p>
          </table:table-cell>
          <table:table-cell office:value-type="float" office:value="1408.39" calcext:value-type="float">
            <text:p>1408.39</text:p>
          </table:table-cell>
          <table:table-cell office:value-type="float" office:value="1316.94" calcext:value-type="float">
            <text:p>1316.94</text:p>
          </table:table-cell>
          <table:table-cell office:value-type="float" office:value="1994.99" calcext:value-type="float">
            <text:p>1994.99</text:p>
          </table:table-cell>
          <table:table-cell table:number-columns-repeated="2"/>
          <table:table-cell table:formula="of:=AVERAGE([.A98:.E98])" office:value-type="float" office:value="2671" calcext:value-type="float">
            <text:p>2671</text:p>
          </table:table-cell>
          <table:table-cell table:formula="of:=AVERAGE([.G98:.K98])" office:value-type="float" office:value="1677.032" calcext:value-type="float">
            <text:p>1677.032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3152" calcext:value-type="float">
            <text:p>3152</text:p>
          </table:table-cell>
          <table:table-cell office:value-type="float" office:value="2467" calcext:value-type="float">
            <text:p>2467</text:p>
          </table:table-cell>
          <table:table-cell office:value-type="float" office:value="2257" calcext:value-type="float">
            <text:p>2257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1585.42" calcext:value-type="float">
            <text:p>1585.42</text:p>
          </table:table-cell>
          <table:table-cell office:value-type="float" office:value="2082.09" calcext:value-type="float">
            <text:p>2082.09</text:p>
          </table:table-cell>
          <table:table-cell office:value-type="float" office:value="1507.1" calcext:value-type="float">
            <text:p>1507.1</text:p>
          </table:table-cell>
          <table:table-cell office:value-type="float" office:value="1412.06" calcext:value-type="float">
            <text:p>1412.06</text:p>
          </table:table-cell>
          <table:table-cell office:value-type="float" office:value="1994.79" calcext:value-type="float">
            <text:p>1994.79</text:p>
          </table:table-cell>
          <table:table-cell table:number-columns-repeated="2"/>
          <table:table-cell table:formula="of:=AVERAGE([.A99:.E99])" office:value-type="float" office:value="2715.6" calcext:value-type="float">
            <text:p>2715.6</text:p>
          </table:table-cell>
          <table:table-cell table:formula="of:=AVERAGE([.G99:.K99])" office:value-type="float" office:value="1716.292" calcext:value-type="float">
            <text:p>1716.292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3152" calcext:value-type="float">
            <text:p>3152</text:p>
          </table:table-cell>
          <table:table-cell office:value-type="float" office:value="2422" calcext:value-type="float">
            <text:p>2422</text:p>
          </table:table-cell>
          <table:table-cell office:value-type="float" office:value="2227" calcext:value-type="float">
            <text:p>2227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1517.82" calcext:value-type="float">
            <text:p>1517.82</text:p>
          </table:table-cell>
          <table:table-cell office:value-type="float" office:value="1976.36" calcext:value-type="float">
            <text:p>1976.36</text:p>
          </table:table-cell>
          <table:table-cell office:value-type="float" office:value="1346.32" calcext:value-type="float">
            <text:p>1346.32</text:p>
          </table:table-cell>
          <table:table-cell office:value-type="float" office:value="1376.83" calcext:value-type="float">
            <text:p>1376.83</text:p>
          </table:table-cell>
          <table:table-cell office:value-type="float" office:value="1961.1" calcext:value-type="float">
            <text:p>1961.1</text:p>
          </table:table-cell>
          <table:table-cell table:number-columns-repeated="2"/>
          <table:table-cell table:formula="of:=AVERAGE([.A100:.E100])" office:value-type="float" office:value="2679" calcext:value-type="float">
            <text:p>2679</text:p>
          </table:table-cell>
          <table:table-cell table:formula="of:=AVERAGE([.G100:.K100])" office:value-type="float" office:value="1635.686" calcext:value-type="float">
            <text:p>1635.686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3152" calcext:value-type="float">
            <text:p>3152</text:p>
          </table:table-cell>
          <table:table-cell office:value-type="float" office:value="2582" calcext:value-type="float">
            <text:p>2582</text:p>
          </table:table-cell>
          <table:table-cell office:value-type="float" office:value="2162" calcext:value-type="float">
            <text:p>2162</text:p>
          </table:table-cell>
          <table:table-cell office:value-type="float" office:value="3182" calcext:value-type="float">
            <text:p>3182</text:p>
          </table:table-cell>
          <table:table-cell/>
          <table:table-cell office:value-type="float" office:value="1526.97" calcext:value-type="float">
            <text:p>1526.97</text:p>
          </table:table-cell>
          <table:table-cell office:value-type="float" office:value="1992.15" calcext:value-type="float">
            <text:p>1992.15</text:p>
          </table:table-cell>
          <table:table-cell office:value-type="float" office:value="1419.86" calcext:value-type="float">
            <text:p>1419.86</text:p>
          </table:table-cell>
          <table:table-cell office:value-type="float" office:value="1410.35" calcext:value-type="float">
            <text:p>1410.35</text:p>
          </table:table-cell>
          <table:table-cell office:value-type="float" office:value="1994.62" calcext:value-type="float">
            <text:p>1994.62</text:p>
          </table:table-cell>
          <table:table-cell table:number-columns-repeated="2"/>
          <table:table-cell table:formula="of:=AVERAGE([.A101:.E101])" office:value-type="float" office:value="2675" calcext:value-type="float">
            <text:p>2675</text:p>
          </table:table-cell>
          <table:table-cell table:formula="of:=AVERAGE([.G101:.K101])" office:value-type="float" office:value="1668.79" calcext:value-type="float">
            <text:p>1668.79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3352" calcext:value-type="float">
            <text:p>3352</text:p>
          </table:table-cell>
          <table:table-cell office:value-type="float" office:value="2377" calcext:value-type="float">
            <text:p>2377</text:p>
          </table:table-cell>
          <table:table-cell office:value-type="float" office:value="2097" calcext:value-type="float">
            <text:p>2097</text:p>
          </table:table-cell>
          <table:table-cell office:value-type="float" office:value="3052" calcext:value-type="float">
            <text:p>3052</text:p>
          </table:table-cell>
          <table:table-cell/>
          <table:table-cell office:value-type="float" office:value="1491.75" calcext:value-type="float">
            <text:p>1491.75</text:p>
          </table:table-cell>
          <table:table-cell office:value-type="float" office:value="2288.54" calcext:value-type="float">
            <text:p>2288.54</text:p>
          </table:table-cell>
          <table:table-cell office:value-type="float" office:value="1523" calcext:value-type="float">
            <text:p>1523</text:p>
          </table:table-cell>
          <table:table-cell office:value-type="float" office:value="1277.43" calcext:value-type="float">
            <text:p>1277.43</text:p>
          </table:table-cell>
          <table:table-cell office:value-type="float" office:value="1884.94" calcext:value-type="float">
            <text:p>1884.94</text:p>
          </table:table-cell>
          <table:table-cell table:number-columns-repeated="2"/>
          <table:table-cell table:formula="of:=AVERAGE([.A102:.E102])" office:value-type="float" office:value="2722.6" calcext:value-type="float">
            <text:p>2722.6</text:p>
          </table:table-cell>
          <table:table-cell table:formula="of:=AVERAGE([.G102:.K102])" office:value-type="float" office:value="1693.132" calcext:value-type="float">
            <text:p>1693.132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352" calcext:value-type="float">
            <text:p>3352</text:p>
          </table:table-cell>
          <table:table-cell office:value-type="float" office:value="2362" calcext:value-type="float">
            <text:p>2362</text:p>
          </table:table-cell>
          <table:table-cell office:value-type="float" office:value="2632" calcext:value-type="float">
            <text:p>2632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float" office:value="1559.26" calcext:value-type="float">
            <text:p>1559.26</text:p>
          </table:table-cell>
          <table:table-cell office:value-type="float" office:value="2175.38" calcext:value-type="float">
            <text:p>2175.38</text:p>
          </table:table-cell>
          <table:table-cell office:value-type="float" office:value="1553.47" calcext:value-type="float">
            <text:p>1553.47</text:p>
          </table:table-cell>
          <table:table-cell office:value-type="float" office:value="1354.7" calcext:value-type="float">
            <text:p>1354.7</text:p>
          </table:table-cell>
          <table:table-cell office:value-type="float" office:value="1853.96" calcext:value-type="float">
            <text:p>1853.96</text:p>
          </table:table-cell>
          <table:table-cell table:number-columns-repeated="2"/>
          <table:table-cell table:formula="of:=AVERAGE([.A103:.E103])" office:value-type="float" office:value="2779" calcext:value-type="float">
            <text:p>2779</text:p>
          </table:table-cell>
          <table:table-cell table:formula="of:=AVERAGE([.G103:.K103])" office:value-type="float" office:value="1699.354" calcext:value-type="float">
            <text:p>1699.354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3352" calcext:value-type="float">
            <text:p>3352</text:p>
          </table:table-cell>
          <table:table-cell office:value-type="float" office:value="2162" calcext:value-type="float">
            <text:p>2162</text:p>
          </table:table-cell>
          <table:table-cell office:value-type="float" office:value="2402" calcext:value-type="float">
            <text:p>2402</text:p>
          </table:table-cell>
          <table:table-cell office:value-type="float" office:value="3122" calcext:value-type="float">
            <text:p>3122</text:p>
          </table:table-cell>
          <table:table-cell/>
          <table:table-cell office:value-type="float" office:value="1526.56" calcext:value-type="float">
            <text:p>1526.56</text:p>
          </table:table-cell>
          <table:table-cell office:value-type="float" office:value="2079.6" calcext:value-type="float">
            <text:p>2079.6</text:p>
          </table:table-cell>
          <table:table-cell office:value-type="float" office:value="1410.16" calcext:value-type="float">
            <text:p>1410.16</text:p>
          </table:table-cell>
          <table:table-cell office:value-type="float" office:value="1312.51" calcext:value-type="float">
            <text:p>1312.51</text:p>
          </table:table-cell>
          <table:table-cell office:value-type="float" office:value="2061.86" calcext:value-type="float">
            <text:p>2061.86</text:p>
          </table:table-cell>
          <table:table-cell table:number-columns-repeated="2"/>
          <table:table-cell table:formula="of:=AVERAGE([.A104:.E104])" office:value-type="float" office:value="2729.8" calcext:value-type="float">
            <text:p>2729.8</text:p>
          </table:table-cell>
          <table:table-cell table:formula="of:=AVERAGE([.G104:.K104])" office:value-type="float" office:value="1678.138" calcext:value-type="float">
            <text:p>1678.138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152" calcext:value-type="float">
            <text:p>3152</text:p>
          </table:table-cell>
          <table:table-cell office:value-type="float" office:value="2527" calcext:value-type="float">
            <text:p>2527</text:p>
          </table:table-cell>
          <table:table-cell office:value-type="float" office:value="2557" calcext:value-type="float">
            <text:p>2557</text:p>
          </table:table-cell>
          <table:table-cell office:value-type="float" office:value="3207" calcext:value-type="float">
            <text:p>3207</text:p>
          </table:table-cell>
          <table:table-cell/>
          <table:table-cell office:value-type="float" office:value="1496.82" calcext:value-type="float">
            <text:p>1496.82</text:p>
          </table:table-cell>
          <table:table-cell office:value-type="float" office:value="2176.75" calcext:value-type="float">
            <text:p>2176.75</text:p>
          </table:table-cell>
          <table:table-cell office:value-type="float" office:value="1389.83" calcext:value-type="float">
            <text:p>1389.83</text:p>
          </table:table-cell>
          <table:table-cell office:value-type="float" office:value="1335.44" calcext:value-type="float">
            <text:p>1335.44</text:p>
          </table:table-cell>
          <table:table-cell office:value-type="float" office:value="1953.98" calcext:value-type="float">
            <text:p>1953.98</text:p>
          </table:table-cell>
          <table:table-cell table:number-columns-repeated="2"/>
          <table:table-cell table:formula="of:=AVERAGE([.A105:.E105])" office:value-type="float" office:value="2797" calcext:value-type="float">
            <text:p>2797</text:p>
          </table:table-cell>
          <table:table-cell table:formula="of:=AVERAGE([.G105:.K105])" office:value-type="float" office:value="1670.564" calcext:value-type="float">
            <text:p>1670.564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3152" calcext:value-type="float">
            <text:p>3152</text:p>
          </table:table-cell>
          <table:table-cell office:value-type="float" office:value="2372" calcext:value-type="float">
            <text:p>2372</text:p>
          </table:table-cell>
          <table:table-cell office:value-type="float" office:value="2232" calcext:value-type="float">
            <text:p>2232</text:p>
          </table:table-cell>
          <table:table-cell office:value-type="float" office:value="3207" calcext:value-type="float">
            <text:p>3207</text:p>
          </table:table-cell>
          <table:table-cell/>
          <table:table-cell office:value-type="float" office:value="1533.33" calcext:value-type="float">
            <text:p>1533.33</text:p>
          </table:table-cell>
          <table:table-cell office:value-type="float" office:value="2151.62" calcext:value-type="float">
            <text:p>2151.62</text:p>
          </table:table-cell>
          <table:table-cell office:value-type="float" office:value="1476.55" calcext:value-type="float">
            <text:p>1476.55</text:p>
          </table:table-cell>
          <table:table-cell office:value-type="float" office:value="1314.88" calcext:value-type="float">
            <text:p>1314.88</text:p>
          </table:table-cell>
          <table:table-cell office:value-type="float" office:value="2067.76" calcext:value-type="float">
            <text:p>2067.76</text:p>
          </table:table-cell>
          <table:table-cell table:number-columns-repeated="2"/>
          <table:table-cell table:formula="of:=AVERAGE([.A106:.E106])" office:value-type="float" office:value="2679" calcext:value-type="float">
            <text:p>2679</text:p>
          </table:table-cell>
          <table:table-cell table:formula="of:=AVERAGE([.G106:.K106])" office:value-type="float" office:value="1708.828" calcext:value-type="float">
            <text:p>1708.828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3230" calcext:value-type="float">
            <text:p>3230</text:p>
          </table:table-cell>
          <table:table-cell office:value-type="float" office:value="2402" calcext:value-type="float">
            <text:p>2402</text:p>
          </table:table-cell>
          <table:table-cell office:value-type="float" office:value="2252" calcext:value-type="float">
            <text:p>2252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1423.42" calcext:value-type="float">
            <text:p>1423.42</text:p>
          </table:table-cell>
          <table:table-cell office:value-type="float" office:value="1946.83" calcext:value-type="float">
            <text:p>1946.83</text:p>
          </table:table-cell>
          <table:table-cell office:value-type="float" office:value="1475.02" calcext:value-type="float">
            <text:p>1475.02</text:p>
          </table:table-cell>
          <table:table-cell office:value-type="float" office:value="1321.96" calcext:value-type="float">
            <text:p>1321.96</text:p>
          </table:table-cell>
          <table:table-cell office:value-type="float" office:value="1941.25" calcext:value-type="float">
            <text:p>1941.25</text:p>
          </table:table-cell>
          <table:table-cell table:number-columns-repeated="2"/>
          <table:table-cell table:formula="of:=AVERAGE([.A107:.E107])" office:value-type="float" office:value="2649.6" calcext:value-type="float">
            <text:p>2649.6</text:p>
          </table:table-cell>
          <table:table-cell table:formula="of:=AVERAGE([.G107:.K107])" office:value-type="float" office:value="1621.696" calcext:value-type="float">
            <text:p>1621.696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3152" calcext:value-type="float">
            <text:p>3152</text:p>
          </table:table-cell>
          <table:table-cell office:value-type="float" office:value="2197" calcext:value-type="float">
            <text:p>2197</text:p>
          </table:table-cell>
          <table:table-cell office:value-type="float" office:value="2457" calcext:value-type="float">
            <text:p>2457</text:p>
          </table:table-cell>
          <table:table-cell office:value-type="float" office:value="2932" calcext:value-type="float">
            <text:p>2932</text:p>
          </table:table-cell>
          <table:table-cell/>
          <table:table-cell office:value-type="float" office:value="1626.31" calcext:value-type="float">
            <text:p>1626.31</text:p>
          </table:table-cell>
          <table:table-cell office:value-type="float" office:value="1849.27" calcext:value-type="float">
            <text:p>1849.27</text:p>
          </table:table-cell>
          <table:table-cell office:value-type="float" office:value="1409.54" calcext:value-type="float">
            <text:p>1409.54</text:p>
          </table:table-cell>
          <table:table-cell office:value-type="float" office:value="1306.73" calcext:value-type="float">
            <text:p>1306.73</text:p>
          </table:table-cell>
          <table:table-cell office:value-type="float" office:value="1917.8" calcext:value-type="float">
            <text:p>1917.8</text:p>
          </table:table-cell>
          <table:table-cell table:number-columns-repeated="2"/>
          <table:table-cell table:formula="of:=AVERAGE([.A108:.E108])" office:value-type="float" office:value="2646" calcext:value-type="float">
            <text:p>2646</text:p>
          </table:table-cell>
          <table:table-cell table:formula="of:=AVERAGE([.G108:.K108])" office:value-type="float" office:value="1621.93" calcext:value-type="float">
            <text:p>1621.93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152" calcext:value-type="float">
            <text:p>3152</text:p>
          </table:table-cell>
          <table:table-cell office:value-type="float" office:value="2357" calcext:value-type="float">
            <text:p>2357</text:p>
          </table:table-cell>
          <table:table-cell office:value-type="float" office:value="2367" calcext:value-type="float">
            <text:p>2367</text:p>
          </table:table-cell>
          <table:table-cell office:value-type="float" office:value="2912" calcext:value-type="float">
            <text:p>2912</text:p>
          </table:table-cell>
          <table:table-cell/>
          <table:table-cell office:value-type="float" office:value="1571.61" calcext:value-type="float">
            <text:p>1571.61</text:p>
          </table:table-cell>
          <table:table-cell office:value-type="float" office:value="2128.61" calcext:value-type="float">
            <text:p>2128.61</text:p>
          </table:table-cell>
          <table:table-cell office:value-type="float" office:value="1464.84" calcext:value-type="float">
            <text:p>1464.84</text:p>
          </table:table-cell>
          <table:table-cell office:value-type="float" office:value="1299.53" calcext:value-type="float">
            <text:p>1299.53</text:p>
          </table:table-cell>
          <table:table-cell office:value-type="float" office:value="1824.73" calcext:value-type="float">
            <text:p>1824.73</text:p>
          </table:table-cell>
          <table:table-cell table:number-columns-repeated="2"/>
          <table:table-cell table:formula="of:=AVERAGE([.A109:.E109])" office:value-type="float" office:value="2646" calcext:value-type="float">
            <text:p>2646</text:p>
          </table:table-cell>
          <table:table-cell table:formula="of:=AVERAGE([.G109:.K109])" office:value-type="float" office:value="1657.864" calcext:value-type="float">
            <text:p>1657.864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3152" calcext:value-type="float">
            <text:p>3152</text:p>
          </table:table-cell>
          <table:table-cell office:value-type="float" office:value="2507" calcext:value-type="float">
            <text:p>2507</text:p>
          </table:table-cell>
          <table:table-cell office:value-type="float" office:value="2427" calcext:value-type="float">
            <text:p>2427</text:p>
          </table:table-cell>
          <table:table-cell office:value-type="float" office:value="3127" calcext:value-type="float">
            <text:p>3127</text:p>
          </table:table-cell>
          <table:table-cell/>
          <table:table-cell office:value-type="float" office:value="1579.52" calcext:value-type="float">
            <text:p>1579.52</text:p>
          </table:table-cell>
          <table:table-cell office:value-type="float" office:value="2030.13" calcext:value-type="float">
            <text:p>2030.13</text:p>
          </table:table-cell>
          <table:table-cell office:value-type="float" office:value="1414.3" calcext:value-type="float">
            <text:p>1414.3</text:p>
          </table:table-cell>
          <table:table-cell office:value-type="float" office:value="1318.29" calcext:value-type="float">
            <text:p>1318.29</text:p>
          </table:table-cell>
          <table:table-cell office:value-type="float" office:value="1955.78" calcext:value-type="float">
            <text:p>1955.78</text:p>
          </table:table-cell>
          <table:table-cell table:number-columns-repeated="2"/>
          <table:table-cell table:formula="of:=AVERAGE([.A110:.E110])" office:value-type="float" office:value="2704" calcext:value-type="float">
            <text:p>2704</text:p>
          </table:table-cell>
          <table:table-cell table:formula="of:=AVERAGE([.G110:.K110])" office:value-type="float" office:value="1659.604" calcext:value-type="float">
            <text:p>1659.604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3152" calcext:value-type="float">
            <text:p>3152</text:p>
          </table:table-cell>
          <table:table-cell office:value-type="float" office:value="2382" calcext:value-type="float">
            <text:p>2382</text:p>
          </table:table-cell>
          <table:table-cell office:value-type="float" office:value="2142" calcext:value-type="float">
            <text:p>2142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float" office:value="1604.23" calcext:value-type="float">
            <text:p>1604.23</text:p>
          </table:table-cell>
          <table:table-cell office:value-type="float" office:value="2008.31" calcext:value-type="float">
            <text:p>2008.31</text:p>
          </table:table-cell>
          <table:table-cell office:value-type="float" office:value="1421.49" calcext:value-type="float">
            <text:p>1421.49</text:p>
          </table:table-cell>
          <table:table-cell office:value-type="float" office:value="1411" calcext:value-type="float">
            <text:p>1411</text:p>
          </table:table-cell>
          <table:table-cell office:value-type="float" office:value="2001.69" calcext:value-type="float">
            <text:p>2001.69</text:p>
          </table:table-cell>
          <table:table-cell table:number-columns-repeated="2"/>
          <table:table-cell table:formula="of:=AVERAGE([.A111:.E111])" office:value-type="float" office:value="2563" calcext:value-type="float">
            <text:p>2563</text:p>
          </table:table-cell>
          <table:table-cell table:formula="of:=AVERAGE([.G111:.K111])" office:value-type="float" office:value="1689.344" calcext:value-type="float">
            <text:p>1689.344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3152" calcext:value-type="float">
            <text:p>3152</text:p>
          </table:table-cell>
          <table:table-cell office:value-type="float" office:value="2432" calcext:value-type="float">
            <text:p>2432</text:p>
          </table:table-cell>
          <table:table-cell office:value-type="float" office:value="2292" calcext:value-type="float">
            <text:p>2292</text:p>
          </table:table-cell>
          <table:table-cell office:value-type="float" office:value="3147" calcext:value-type="float">
            <text:p>3147</text:p>
          </table:table-cell>
          <table:table-cell/>
          <table:table-cell office:value-type="float" office:value="1632.61" calcext:value-type="float">
            <text:p>1632.61</text:p>
          </table:table-cell>
          <table:table-cell office:value-type="float" office:value="1927.23" calcext:value-type="float">
            <text:p>1927.23</text:p>
          </table:table-cell>
          <table:table-cell office:value-type="float" office:value="1474.97" calcext:value-type="float">
            <text:p>1474.97</text:p>
          </table:table-cell>
          <table:table-cell office:value-type="float" office:value="1361.68" calcext:value-type="float">
            <text:p>1361.68</text:p>
          </table:table-cell>
          <table:table-cell office:value-type="float" office:value="2075.72" calcext:value-type="float">
            <text:p>2075.72</text:p>
          </table:table-cell>
          <table:table-cell table:number-columns-repeated="2"/>
          <table:table-cell table:formula="of:=AVERAGE([.A112:.E112])" office:value-type="float" office:value="2827" calcext:value-type="float">
            <text:p>2827</text:p>
          </table:table-cell>
          <table:table-cell table:formula="of:=AVERAGE([.G112:.K112])" office:value-type="float" office:value="1694.442" calcext:value-type="float">
            <text:p>1694.442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3152" calcext:value-type="float">
            <text:p>3152</text:p>
          </table:table-cell>
          <table:table-cell office:value-type="float" office:value="2827" calcext:value-type="float">
            <text:p>2827</text:p>
          </table:table-cell>
          <table:table-cell office:value-type="float" office:value="2712" calcext:value-type="float">
            <text:p>2712</text:p>
          </table:table-cell>
          <table:table-cell office:value-type="float" office:value="2827" calcext:value-type="float">
            <text:p>2827</text:p>
          </table:table-cell>
          <table:table-cell/>
          <table:table-cell office:value-type="float" office:value="1629.73" calcext:value-type="float">
            <text:p>1629.73</text:p>
          </table:table-cell>
          <table:table-cell office:value-type="float" office:value="2109.87" calcext:value-type="float">
            <text:p>2109.87</text:p>
          </table:table-cell>
          <table:table-cell office:value-type="float" office:value="1551.82" calcext:value-type="float">
            <text:p>1551.82</text:p>
          </table:table-cell>
          <table:table-cell office:value-type="float" office:value="1435.74" calcext:value-type="float">
            <text:p>1435.74</text:p>
          </table:table-cell>
          <table:table-cell office:value-type="float" office:value="1854.74" calcext:value-type="float">
            <text:p>1854.74</text:p>
          </table:table-cell>
          <table:table-cell table:number-columns-repeated="2"/>
          <table:table-cell table:formula="of:=AVERAGE([.A113:.E113])" office:value-type="float" office:value="2798" calcext:value-type="float">
            <text:p>2798</text:p>
          </table:table-cell>
          <table:table-cell table:formula="of:=AVERAGE([.G113:.K113])" office:value-type="float" office:value="1716.38" calcext:value-type="float">
            <text:p>1716.38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3352" calcext:value-type="float">
            <text:p>3352</text:p>
          </table:table-cell>
          <table:table-cell office:value-type="float" office:value="2512" calcext:value-type="float">
            <text:p>2512</text:p>
          </table:table-cell>
          <table:table-cell office:value-type="float" office:value="2257" calcext:value-type="float">
            <text:p>2257</text:p>
          </table:table-cell>
          <table:table-cell office:value-type="float" office:value="2967" calcext:value-type="float">
            <text:p>2967</text:p>
          </table:table-cell>
          <table:table-cell/>
          <table:table-cell office:value-type="float" office:value="1654.04" calcext:value-type="float">
            <text:p>1654.04</text:p>
          </table:table-cell>
          <table:table-cell office:value-type="float" office:value="1934.45" calcext:value-type="float">
            <text:p>1934.45</text:p>
          </table:table-cell>
          <table:table-cell office:value-type="float" office:value="1455.54" calcext:value-type="float">
            <text:p>1455.54</text:p>
          </table:table-cell>
          <table:table-cell office:value-type="float" office:value="1300.79" calcext:value-type="float">
            <text:p>1300.79</text:p>
          </table:table-cell>
          <table:table-cell office:value-type="float" office:value="1996.63" calcext:value-type="float">
            <text:p>1996.63</text:p>
          </table:table-cell>
          <table:table-cell table:number-columns-repeated="2"/>
          <table:table-cell table:formula="of:=AVERAGE([.A114:.E114])" office:value-type="float" office:value="2716" calcext:value-type="float">
            <text:p>2716</text:p>
          </table:table-cell>
          <table:table-cell table:formula="of:=AVERAGE([.G114:.K114])" office:value-type="float" office:value="1668.29" calcext:value-type="float">
            <text:p>1668.29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152" calcext:value-type="float">
            <text:p>3152</text:p>
          </table:table-cell>
          <table:table-cell office:value-type="float" office:value="2458" calcext:value-type="float">
            <text:p>2458</text:p>
          </table:table-cell>
          <table:table-cell office:value-type="float" office:value="2247" calcext:value-type="float">
            <text:p>2247</text:p>
          </table:table-cell>
          <table:table-cell office:value-type="float" office:value="3026" calcext:value-type="float">
            <text:p>3026</text:p>
          </table:table-cell>
          <table:table-cell/>
          <table:table-cell office:value-type="float" office:value="1577.06" calcext:value-type="float">
            <text:p>1577.06</text:p>
          </table:table-cell>
          <table:table-cell office:value-type="float" office:value="1983.19" calcext:value-type="float">
            <text:p>1983.19</text:p>
          </table:table-cell>
          <table:table-cell office:value-type="float" office:value="1490.83" calcext:value-type="float">
            <text:p>1490.83</text:p>
          </table:table-cell>
          <table:table-cell office:value-type="float" office:value="1327.3" calcext:value-type="float">
            <text:p>1327.3</text:p>
          </table:table-cell>
          <table:table-cell office:value-type="float" office:value="1921.52" calcext:value-type="float">
            <text:p>1921.52</text:p>
          </table:table-cell>
          <table:table-cell table:number-columns-repeated="2"/>
          <table:table-cell table:formula="of:=AVERAGE([.A115:.E115])" office:value-type="float" office:value="2695" calcext:value-type="float">
            <text:p>2695</text:p>
          </table:table-cell>
          <table:table-cell table:formula="of:=AVERAGE([.G115:.K115])" office:value-type="float" office:value="1659.98" calcext:value-type="float">
            <text:p>1659.98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3152" calcext:value-type="float">
            <text:p>3152</text:p>
          </table:table-cell>
          <table:table-cell office:value-type="float" office:value="2507" calcext:value-type="float">
            <text:p>2507</text:p>
          </table:table-cell>
          <table:table-cell office:value-type="float" office:value="2307" calcext:value-type="float">
            <text:p>2307</text:p>
          </table:table-cell>
          <table:table-cell office:value-type="float" office:value="2912" calcext:value-type="float">
            <text:p>2912</text:p>
          </table:table-cell>
          <table:table-cell/>
          <table:table-cell office:value-type="float" office:value="1596.31" calcext:value-type="float">
            <text:p>1596.31</text:p>
          </table:table-cell>
          <table:table-cell office:value-type="float" office:value="1975.44" calcext:value-type="float">
            <text:p>1975.44</text:p>
          </table:table-cell>
          <table:table-cell office:value-type="float" office:value="1619.53" calcext:value-type="float">
            <text:p>1619.53</text:p>
          </table:table-cell>
          <table:table-cell office:value-type="float" office:value="1387.29" calcext:value-type="float">
            <text:p>1387.29</text:p>
          </table:table-cell>
          <table:table-cell office:value-type="float" office:value="1858.58" calcext:value-type="float">
            <text:p>1858.58</text:p>
          </table:table-cell>
          <table:table-cell table:number-columns-repeated="2"/>
          <table:table-cell table:formula="of:=AVERAGE([.A116:.E116])" office:value-type="float" office:value="2714" calcext:value-type="float">
            <text:p>2714</text:p>
          </table:table-cell>
          <table:table-cell table:formula="of:=AVERAGE([.G116:.K116])" office:value-type="float" office:value="1687.43" calcext:value-type="float">
            <text:p>1687.43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3152" calcext:value-type="float">
            <text:p>3152</text:p>
          </table:table-cell>
          <table:table-cell office:value-type="float" office:value="2312" calcext:value-type="float">
            <text:p>2312</text:p>
          </table:table-cell>
          <table:table-cell office:value-type="float" office:value="2212" calcext:value-type="float">
            <text:p>2212</text:p>
          </table:table-cell>
          <table:table-cell office:value-type="float" office:value="3317" calcext:value-type="float">
            <text:p>3317</text:p>
          </table:table-cell>
          <table:table-cell/>
          <table:table-cell office:value-type="float" office:value="1711.69" calcext:value-type="float">
            <text:p>1711.69</text:p>
          </table:table-cell>
          <table:table-cell office:value-type="float" office:value="2039.94" calcext:value-type="float">
            <text:p>2039.94</text:p>
          </table:table-cell>
          <table:table-cell office:value-type="float" office:value="1586.98" calcext:value-type="float">
            <text:p>1586.98</text:p>
          </table:table-cell>
          <table:table-cell office:value-type="float" office:value="1400.39" calcext:value-type="float">
            <text:p>1400.39</text:p>
          </table:table-cell>
          <table:table-cell office:value-type="float" office:value="1832.93" calcext:value-type="float">
            <text:p>1832.93</text:p>
          </table:table-cell>
          <table:table-cell table:number-columns-repeated="2"/>
          <table:table-cell table:formula="of:=AVERAGE([.A117:.E117])" office:value-type="float" office:value="2704" calcext:value-type="float">
            <text:p>2704</text:p>
          </table:table-cell>
          <table:table-cell table:formula="of:=AVERAGE([.G117:.K117])" office:value-type="float" office:value="1714.386" calcext:value-type="float">
            <text:p>1714.386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152" calcext:value-type="float">
            <text:p>3152</text:p>
          </table:table-cell>
          <table:table-cell office:value-type="float" office:value="2699" calcext:value-type="float">
            <text:p>2699</text:p>
          </table:table-cell>
          <table:table-cell office:value-type="float" office:value="2432" calcext:value-type="float">
            <text:p>2432</text:p>
          </table:table-cell>
          <table:table-cell office:value-type="float" office:value="3267" calcext:value-type="float">
            <text:p>3267</text:p>
          </table:table-cell>
          <table:table-cell/>
          <table:table-cell office:value-type="float" office:value="1619.59" calcext:value-type="float">
            <text:p>1619.59</text:p>
          </table:table-cell>
          <table:table-cell office:value-type="float" office:value="2037.71" calcext:value-type="float">
            <text:p>2037.71</text:p>
          </table:table-cell>
          <table:table-cell office:value-type="float" office:value="1561.32" calcext:value-type="float">
            <text:p>1561.32</text:p>
          </table:table-cell>
          <table:table-cell office:value-type="float" office:value="1387.4" calcext:value-type="float">
            <text:p>1387.4</text:p>
          </table:table-cell>
          <table:table-cell office:value-type="float" office:value="2061.66" calcext:value-type="float">
            <text:p>2061.66</text:p>
          </table:table-cell>
          <table:table-cell table:number-columns-repeated="2"/>
          <table:table-cell table:formula="of:=AVERAGE([.A118:.E118])" office:value-type="float" office:value="2788.4" calcext:value-type="float">
            <text:p>2788.4</text:p>
          </table:table-cell>
          <table:table-cell table:formula="of:=AVERAGE([.G118:.K118])" office:value-type="float" office:value="1733.536" calcext:value-type="float">
            <text:p>1733.536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3152" calcext:value-type="float">
            <text:p>3152</text:p>
          </table:table-cell>
          <table:table-cell office:value-type="float" office:value="2497" calcext:value-type="float">
            <text:p>2497</text:p>
          </table:table-cell>
          <table:table-cell office:value-type="float" office:value="2262" calcext:value-type="float">
            <text:p>2262</text:p>
          </table:table-cell>
          <table:table-cell office:value-type="float" office:value="2937" calcext:value-type="float">
            <text:p>2937</text:p>
          </table:table-cell>
          <table:table-cell/>
          <table:table-cell office:value-type="float" office:value="1587.68" calcext:value-type="float">
            <text:p>1587.68</text:p>
          </table:table-cell>
          <table:table-cell office:value-type="float" office:value="1850.92" calcext:value-type="float">
            <text:p>1850.92</text:p>
          </table:table-cell>
          <table:table-cell office:value-type="float" office:value="1452.94" calcext:value-type="float">
            <text:p>1452.94</text:p>
          </table:table-cell>
          <table:table-cell office:value-type="float" office:value="1498.6" calcext:value-type="float">
            <text:p>1498.6</text:p>
          </table:table-cell>
          <table:table-cell office:value-type="float" office:value="1846.18" calcext:value-type="float">
            <text:p>1846.18</text:p>
          </table:table-cell>
          <table:table-cell table:number-columns-repeated="2"/>
          <table:table-cell table:formula="of:=AVERAGE([.A119:.E119])" office:value-type="float" office:value="2698" calcext:value-type="float">
            <text:p>2698</text:p>
          </table:table-cell>
          <table:table-cell table:formula="of:=AVERAGE([.G119:.K119])" office:value-type="float" office:value="1647.264" calcext:value-type="float">
            <text:p>1647.264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3152" calcext:value-type="float">
            <text:p>3152</text:p>
          </table:table-cell>
          <table:table-cell office:value-type="float" office:value="2547" calcext:value-type="float">
            <text:p>2547</text:p>
          </table:table-cell>
          <table:table-cell office:value-type="float" office:value="2242" calcext:value-type="float">
            <text:p>2242</text:p>
          </table:table-cell>
          <table:table-cell office:value-type="float" office:value="3387" calcext:value-type="float">
            <text:p>3387</text:p>
          </table:table-cell>
          <table:table-cell/>
          <table:table-cell office:value-type="float" office:value="1509.85" calcext:value-type="float">
            <text:p>1509.85</text:p>
          </table:table-cell>
          <table:table-cell office:value-type="float" office:value="2059.62" calcext:value-type="float">
            <text:p>2059.62</text:p>
          </table:table-cell>
          <table:table-cell office:value-type="float" office:value="1590.33" calcext:value-type="float">
            <text:p>1590.33</text:p>
          </table:table-cell>
          <table:table-cell office:value-type="float" office:value="1477.29" calcext:value-type="float">
            <text:p>1477.29</text:p>
          </table:table-cell>
          <table:table-cell office:value-type="float" office:value="2059.8" calcext:value-type="float">
            <text:p>2059.8</text:p>
          </table:table-cell>
          <table:table-cell table:number-columns-repeated="2"/>
          <table:table-cell table:formula="of:=AVERAGE([.A120:.E120])" office:value-type="float" office:value="2879" calcext:value-type="float">
            <text:p>2879</text:p>
          </table:table-cell>
          <table:table-cell table:formula="of:=AVERAGE([.G120:.K120])" office:value-type="float" office:value="1739.378" calcext:value-type="float">
            <text:p>1739.378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152" calcext:value-type="float">
            <text:p>3152</text:p>
          </table:table-cell>
          <table:table-cell office:value-type="float" office:value="2412" calcext:value-type="float">
            <text:p>2412</text:p>
          </table:table-cell>
          <table:table-cell office:value-type="float" office:value="2312" calcext:value-type="float">
            <text:p>2312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float" office:value="1543.81" calcext:value-type="float">
            <text:p>1543.81</text:p>
          </table:table-cell>
          <table:table-cell office:value-type="float" office:value="2035.09" calcext:value-type="float">
            <text:p>2035.09</text:p>
          </table:table-cell>
          <table:table-cell office:value-type="float" office:value="1413.9" calcext:value-type="float">
            <text:p>1413.9</text:p>
          </table:table-cell>
          <table:table-cell office:value-type="float" office:value="1453.14" calcext:value-type="float">
            <text:p>1453.14</text:p>
          </table:table-cell>
          <table:table-cell office:value-type="float" office:value="1983.47" calcext:value-type="float">
            <text:p>1983.47</text:p>
          </table:table-cell>
          <table:table-cell table:number-columns-repeated="2"/>
          <table:table-cell table:formula="of:=AVERAGE([.A121:.E121])" office:value-type="float" office:value="2664" calcext:value-type="float">
            <text:p>2664</text:p>
          </table:table-cell>
          <table:table-cell table:formula="of:=AVERAGE([.G121:.K121])" office:value-type="float" office:value="1685.882" calcext:value-type="float">
            <text:p>1685.882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3152" calcext:value-type="float">
            <text:p>3152</text:p>
          </table:table-cell>
          <table:table-cell office:value-type="float" office:value="2585" calcext:value-type="float">
            <text:p>2585</text:p>
          </table:table-cell>
          <table:table-cell office:value-type="float" office:value="2202" calcext:value-type="float">
            <text:p>2202</text:p>
          </table:table-cell>
          <table:table-cell office:value-type="float" office:value="3217" calcext:value-type="float">
            <text:p>3217</text:p>
          </table:table-cell>
          <table:table-cell/>
          <table:table-cell office:value-type="float" office:value="1532.61" calcext:value-type="float">
            <text:p>1532.61</text:p>
          </table:table-cell>
          <table:table-cell office:value-type="float" office:value="2106.16" calcext:value-type="float">
            <text:p>2106.16</text:p>
          </table:table-cell>
          <table:table-cell office:value-type="float" office:value="1502.9" calcext:value-type="float">
            <text:p>1502.9</text:p>
          </table:table-cell>
          <table:table-cell office:value-type="float" office:value="1332.45" calcext:value-type="float">
            <text:p>1332.45</text:p>
          </table:table-cell>
          <table:table-cell office:value-type="float" office:value="2016.42" calcext:value-type="float">
            <text:p>2016.42</text:p>
          </table:table-cell>
          <table:table-cell table:number-columns-repeated="2"/>
          <table:table-cell table:formula="of:=AVERAGE([.A122:.E122])" office:value-type="float" office:value="2754.6" calcext:value-type="float">
            <text:p>2754.6</text:p>
          </table:table-cell>
          <table:table-cell table:formula="of:=AVERAGE([.G122:.K122])" office:value-type="float" office:value="1698.108" calcext:value-type="float">
            <text:p>1698.108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3152" calcext:value-type="float">
            <text:p>3152</text:p>
          </table:table-cell>
          <table:table-cell office:value-type="float" office:value="2302" calcext:value-type="float">
            <text:p>2302</text:p>
          </table:table-cell>
          <table:table-cell office:value-type="float" office:value="2297" calcext:value-type="float">
            <text:p>2297</text:p>
          </table:table-cell>
          <table:table-cell office:value-type="float" office:value="3292" calcext:value-type="float">
            <text:p>3292</text:p>
          </table:table-cell>
          <table:table-cell/>
          <table:table-cell office:value-type="float" office:value="1586.49" calcext:value-type="float">
            <text:p>1586.49</text:p>
          </table:table-cell>
          <table:table-cell office:value-type="float" office:value="2094.41" calcext:value-type="float">
            <text:p>2094.41</text:p>
          </table:table-cell>
          <table:table-cell office:value-type="float" office:value="1528.38" calcext:value-type="float">
            <text:p>1528.38</text:p>
          </table:table-cell>
          <table:table-cell office:value-type="float" office:value="1439.22" calcext:value-type="float">
            <text:p>1439.22</text:p>
          </table:table-cell>
          <table:table-cell office:value-type="float" office:value="1971.59" calcext:value-type="float">
            <text:p>1971.59</text:p>
          </table:table-cell>
          <table:table-cell table:number-columns-repeated="2"/>
          <table:table-cell table:formula="of:=AVERAGE([.A123:.E123])" office:value-type="float" office:value="2732" calcext:value-type="float">
            <text:p>2732</text:p>
          </table:table-cell>
          <table:table-cell table:formula="of:=AVERAGE([.G123:.K123])" office:value-type="float" office:value="1724.018" calcext:value-type="float">
            <text:p>1724.018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3152" calcext:value-type="float">
            <text:p>3152</text:p>
          </table:table-cell>
          <table:table-cell office:value-type="float" office:value="2582" calcext:value-type="float">
            <text:p>2582</text:p>
          </table:table-cell>
          <table:table-cell office:value-type="float" office:value="2317" calcext:value-type="float">
            <text:p>2317</text:p>
          </table:table-cell>
          <table:table-cell office:value-type="float" office:value="3077" calcext:value-type="float">
            <text:p>3077</text:p>
          </table:table-cell>
          <table:table-cell/>
          <table:table-cell office:value-type="float" office:value="1579.73" calcext:value-type="float">
            <text:p>1579.73</text:p>
          </table:table-cell>
          <table:table-cell office:value-type="float" office:value="1818.82" calcext:value-type="float">
            <text:p>1818.82</text:p>
          </table:table-cell>
          <table:table-cell office:value-type="float" office:value="1579.08" calcext:value-type="float">
            <text:p>1579.08</text:p>
          </table:table-cell>
          <table:table-cell office:value-type="float" office:value="1287.45" calcext:value-type="float">
            <text:p>1287.45</text:p>
          </table:table-cell>
          <table:table-cell office:value-type="float" office:value="1882.83" calcext:value-type="float">
            <text:p>1882.83</text:p>
          </table:table-cell>
          <table:table-cell table:number-columns-repeated="2"/>
          <table:table-cell table:formula="of:=AVERAGE([.A124:.E124])" office:value-type="float" office:value="2754" calcext:value-type="float">
            <text:p>2754</text:p>
          </table:table-cell>
          <table:table-cell table:formula="of:=AVERAGE([.G124:.K124])" office:value-type="float" office:value="1629.582" calcext:value-type="float">
            <text:p>1629.582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3152" calcext:value-type="float">
            <text:p>3152</text:p>
          </table:table-cell>
          <table:table-cell office:value-type="float" office:value="2677" calcext:value-type="float">
            <text:p>2677</text:p>
          </table:table-cell>
          <table:table-cell office:value-type="float" office:value="2517" calcext:value-type="float">
            <text:p>2517</text:p>
          </table:table-cell>
          <table:table-cell office:value-type="float" office:value="2962" calcext:value-type="float">
            <text:p>2962</text:p>
          </table:table-cell>
          <table:table-cell/>
          <table:table-cell office:value-type="float" office:value="1518.45" calcext:value-type="float">
            <text:p>1518.45</text:p>
          </table:table-cell>
          <table:table-cell office:value-type="float" office:value="1926.08" calcext:value-type="float">
            <text:p>1926.08</text:p>
          </table:table-cell>
          <table:table-cell office:value-type="float" office:value="1467.57" calcext:value-type="float">
            <text:p>1467.57</text:p>
          </table:table-cell>
          <table:table-cell office:value-type="float" office:value="1367.77" calcext:value-type="float">
            <text:p>1367.77</text:p>
          </table:table-cell>
          <table:table-cell office:value-type="float" office:value="2107.19" calcext:value-type="float">
            <text:p>2107.19</text:p>
          </table:table-cell>
          <table:table-cell table:number-columns-repeated="2"/>
          <table:table-cell table:formula="of:=AVERAGE([.A125:.E125])" office:value-type="float" office:value="2753" calcext:value-type="float">
            <text:p>2753</text:p>
          </table:table-cell>
          <table:table-cell table:formula="of:=AVERAGE([.G125:.K125])" office:value-type="float" office:value="1677.412" calcext:value-type="float">
            <text:p>1677.412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3002" calcext:value-type="float">
            <text:p>3002</text:p>
          </table:table-cell>
          <table:table-cell office:value-type="float" office:value="2572" calcext:value-type="float">
            <text:p>2572</text:p>
          </table:table-cell>
          <table:table-cell office:value-type="float" office:value="2597" calcext:value-type="float">
            <text:p>2597</text:p>
          </table:table-cell>
          <table:table-cell office:value-type="float" office:value="2777" calcext:value-type="float">
            <text:p>2777</text:p>
          </table:table-cell>
          <table:table-cell/>
          <table:table-cell office:value-type="float" office:value="1669.15" calcext:value-type="float">
            <text:p>1669.15</text:p>
          </table:table-cell>
          <table:table-cell office:value-type="float" office:value="1778.56" calcext:value-type="float">
            <text:p>1778.56</text:p>
          </table:table-cell>
          <table:table-cell office:value-type="float" office:value="1644.46" calcext:value-type="float">
            <text:p>1644.46</text:p>
          </table:table-cell>
          <table:table-cell office:value-type="float" office:value="1437.05" calcext:value-type="float">
            <text:p>1437.05</text:p>
          </table:table-cell>
          <table:table-cell office:value-type="float" office:value="1890.09" calcext:value-type="float">
            <text:p>1890.09</text:p>
          </table:table-cell>
          <table:table-cell table:number-columns-repeated="2"/>
          <table:table-cell table:formula="of:=AVERAGE([.A126:.E126])" office:value-type="float" office:value="2703.6" calcext:value-type="float">
            <text:p>2703.6</text:p>
          </table:table-cell>
          <table:table-cell table:formula="of:=AVERAGE([.G126:.K126])" office:value-type="float" office:value="1683.862" calcext:value-type="float">
            <text:p>1683.862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3352" calcext:value-type="float">
            <text:p>3352</text:p>
          </table:table-cell>
          <table:table-cell office:value-type="float" office:value="2487" calcext:value-type="float">
            <text:p>2487</text:p>
          </table:table-cell>
          <table:table-cell office:value-type="float" office:value="2567" calcext:value-type="float">
            <text:p>2567</text:p>
          </table:table-cell>
          <table:table-cell office:value-type="float" office:value="2857" calcext:value-type="float">
            <text:p>2857</text:p>
          </table:table-cell>
          <table:table-cell/>
          <table:table-cell office:value-type="float" office:value="1550.72" calcext:value-type="float">
            <text:p>1550.72</text:p>
          </table:table-cell>
          <table:table-cell office:value-type="float" office:value="1860.87" calcext:value-type="float">
            <text:p>1860.87</text:p>
          </table:table-cell>
          <table:table-cell office:value-type="float" office:value="1468.17" calcext:value-type="float">
            <text:p>1468.17</text:p>
          </table:table-cell>
          <table:table-cell office:value-type="float" office:value="1472.45" calcext:value-type="float">
            <text:p>1472.45</text:p>
          </table:table-cell>
          <table:table-cell office:value-type="float" office:value="1914.74" calcext:value-type="float">
            <text:p>1914.74</text:p>
          </table:table-cell>
          <table:table-cell table:number-columns-repeated="2"/>
          <table:table-cell table:formula="of:=AVERAGE([.A127:.E127])" office:value-type="float" office:value="2748" calcext:value-type="float">
            <text:p>2748</text:p>
          </table:table-cell>
          <table:table-cell table:formula="of:=AVERAGE([.G127:.K127])" office:value-type="float" office:value="1653.39" calcext:value-type="float">
            <text:p>1653.39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3002" calcext:value-type="float">
            <text:p>3002</text:p>
          </table:table-cell>
          <table:table-cell office:value-type="float" office:value="2452" calcext:value-type="float">
            <text:p>2452</text:p>
          </table:table-cell>
          <table:table-cell office:value-type="float" office:value="2217" calcext:value-type="float">
            <text:p>2217</text:p>
          </table:table-cell>
          <table:table-cell office:value-type="float" office:value="2867" calcext:value-type="float">
            <text:p>2867</text:p>
          </table:table-cell>
          <table:table-cell/>
          <table:table-cell office:value-type="float" office:value="1514.6" calcext:value-type="float">
            <text:p>1514.6</text:p>
          </table:table-cell>
          <table:table-cell office:value-type="float" office:value="2051.7" calcext:value-type="float">
            <text:p>2051.7</text:p>
          </table:table-cell>
          <table:table-cell office:value-type="float" office:value="1481.99" calcext:value-type="float">
            <text:p>1481.99</text:p>
          </table:table-cell>
          <table:table-cell office:value-type="float" office:value="1269.69" calcext:value-type="float">
            <text:p>1269.69</text:p>
          </table:table-cell>
          <table:table-cell office:value-type="float" office:value="1920.25" calcext:value-type="float">
            <text:p>1920.25</text:p>
          </table:table-cell>
          <table:table-cell table:number-columns-repeated="2"/>
          <table:table-cell table:formula="of:=AVERAGE([.A128:.E128])" office:value-type="float" office:value="2614" calcext:value-type="float">
            <text:p>2614</text:p>
          </table:table-cell>
          <table:table-cell table:formula="of:=AVERAGE([.G128:.K128])" office:value-type="float" office:value="1647.646" calcext:value-type="float">
            <text:p>1647.646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3002" calcext:value-type="float">
            <text:p>3002</text:p>
          </table:table-cell>
          <table:table-cell office:value-type="float" office:value="2517" calcext:value-type="float">
            <text:p>2517</text:p>
          </table:table-cell>
          <table:table-cell office:value-type="float" office:value="2247" calcext:value-type="float">
            <text:p>2247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float" office:value="1472.81" calcext:value-type="float">
            <text:p>1472.81</text:p>
          </table:table-cell>
          <table:table-cell office:value-type="float" office:value="1792.5" calcext:value-type="float">
            <text:p>1792.5</text:p>
          </table:table-cell>
          <table:table-cell office:value-type="float" office:value="1596.86" calcext:value-type="float">
            <text:p>1596.86</text:p>
          </table:table-cell>
          <table:table-cell office:value-type="float" office:value="1392.42" calcext:value-type="float">
            <text:p>1392.42</text:p>
          </table:table-cell>
          <table:table-cell office:value-type="float" office:value="1959.98" calcext:value-type="float">
            <text:p>1959.98</text:p>
          </table:table-cell>
          <table:table-cell table:number-columns-repeated="2"/>
          <table:table-cell table:formula="of:=AVERAGE([.A129:.E129])" office:value-type="float" office:value="2687" calcext:value-type="float">
            <text:p>2687</text:p>
          </table:table-cell>
          <table:table-cell table:formula="of:=AVERAGE([.G129:.K129])" office:value-type="float" office:value="1642.914" calcext:value-type="float">
            <text:p>1642.914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3002" calcext:value-type="float">
            <text:p>3002</text:p>
          </table:table-cell>
          <table:table-cell office:value-type="float" office:value="2553" calcext:value-type="float">
            <text:p>2553</text:p>
          </table:table-cell>
          <table:table-cell office:value-type="float" office:value="2287" calcext:value-type="float">
            <text:p>2287</text:p>
          </table:table-cell>
          <table:table-cell office:value-type="float" office:value="2952" calcext:value-type="float">
            <text:p>2952</text:p>
          </table:table-cell>
          <table:table-cell/>
          <table:table-cell office:value-type="float" office:value="1534.66" calcext:value-type="float">
            <text:p>1534.66</text:p>
          </table:table-cell>
          <table:table-cell office:value-type="float" office:value="1838.95" calcext:value-type="float">
            <text:p>1838.95</text:p>
          </table:table-cell>
          <table:table-cell office:value-type="float" office:value="1604.15" calcext:value-type="float">
            <text:p>1604.15</text:p>
          </table:table-cell>
          <table:table-cell office:value-type="float" office:value="1431.58" calcext:value-type="float">
            <text:p>1431.58</text:p>
          </table:table-cell>
          <table:table-cell office:value-type="float" office:value="1926.63" calcext:value-type="float">
            <text:p>1926.63</text:p>
          </table:table-cell>
          <table:table-cell table:number-columns-repeated="2"/>
          <table:table-cell table:formula="of:=AVERAGE([.A130:.E130])" office:value-type="float" office:value="2672.2" calcext:value-type="float">
            <text:p>2672.2</text:p>
          </table:table-cell>
          <table:table-cell table:formula="of:=AVERAGE([.G130:.K130])" office:value-type="float" office:value="1667.194" calcext:value-type="float">
            <text:p>1667.194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3002" calcext:value-type="float">
            <text:p>3002</text:p>
          </table:table-cell>
          <table:table-cell office:value-type="float" office:value="2395" calcext:value-type="float">
            <text:p>2395</text:p>
          </table:table-cell>
          <table:table-cell office:value-type="float" office:value="2262" calcext:value-type="float">
            <text:p>2262</text:p>
          </table:table-cell>
          <table:table-cell office:value-type="float" office:value="2947" calcext:value-type="float">
            <text:p>2947</text:p>
          </table:table-cell>
          <table:table-cell/>
          <table:table-cell office:value-type="float" office:value="1627.38" calcext:value-type="float">
            <text:p>1627.38</text:p>
          </table:table-cell>
          <table:table-cell office:value-type="float" office:value="1971.01" calcext:value-type="float">
            <text:p>1971.01</text:p>
          </table:table-cell>
          <table:table-cell office:value-type="float" office:value="1504.23" calcext:value-type="float">
            <text:p>1504.23</text:p>
          </table:table-cell>
          <table:table-cell office:value-type="float" office:value="1291.84" calcext:value-type="float">
            <text:p>1291.84</text:p>
          </table:table-cell>
          <table:table-cell office:value-type="float" office:value="1986.78" calcext:value-type="float">
            <text:p>1986.78</text:p>
          </table:table-cell>
          <table:table-cell table:number-columns-repeated="2"/>
          <table:table-cell table:formula="of:=AVERAGE([.A131:.E131])" office:value-type="float" office:value="2619.6" calcext:value-type="float">
            <text:p>2619.6</text:p>
          </table:table-cell>
          <table:table-cell table:formula="of:=AVERAGE([.G131:.K131])" office:value-type="float" office:value="1676.248" calcext:value-type="float">
            <text:p>1676.248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002" calcext:value-type="float">
            <text:p>3002</text:p>
          </table:table-cell>
          <table:table-cell office:value-type="float" office:value="2652" calcext:value-type="float">
            <text:p>2652</text:p>
          </table:table-cell>
          <table:table-cell office:value-type="float" office:value="2292" calcext:value-type="float">
            <text:p>2292</text:p>
          </table:table-cell>
          <table:table-cell office:value-type="float" office:value="3062" calcext:value-type="float">
            <text:p>3062</text:p>
          </table:table-cell>
          <table:table-cell/>
          <table:table-cell office:value-type="float" office:value="1565.11" calcext:value-type="float">
            <text:p>1565.11</text:p>
          </table:table-cell>
          <table:table-cell office:value-type="float" office:value="1852.39" calcext:value-type="float">
            <text:p>1852.39</text:p>
          </table:table-cell>
          <table:table-cell office:value-type="float" office:value="1556.65" calcext:value-type="float">
            <text:p>1556.65</text:p>
          </table:table-cell>
          <table:table-cell office:value-type="float" office:value="1437.85" calcext:value-type="float">
            <text:p>1437.85</text:p>
          </table:table-cell>
          <table:table-cell office:value-type="float" office:value="2054.34" calcext:value-type="float">
            <text:p>2054.34</text:p>
          </table:table-cell>
          <table:table-cell table:number-columns-repeated="2"/>
          <table:table-cell table:formula="of:=AVERAGE([.A132:.E132])" office:value-type="float" office:value="2720" calcext:value-type="float">
            <text:p>2720</text:p>
          </table:table-cell>
          <table:table-cell table:formula="of:=AVERAGE([.G132:.K132])" office:value-type="float" office:value="1693.268" calcext:value-type="float">
            <text:p>1693.268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2991" calcext:value-type="float">
            <text:p>2991</text:p>
          </table:table-cell>
          <table:table-cell office:value-type="float" office:value="2647" calcext:value-type="float">
            <text:p>2647</text:p>
          </table:table-cell>
          <table:table-cell office:value-type="float" office:value="2436" calcext:value-type="float">
            <text:p>2436</text:p>
          </table:table-cell>
          <table:table-cell office:value-type="float" office:value="2872" calcext:value-type="float">
            <text:p>2872</text:p>
          </table:table-cell>
          <table:table-cell/>
          <table:table-cell office:value-type="float" office:value="1507.53" calcext:value-type="float">
            <text:p>1507.53</text:p>
          </table:table-cell>
          <table:table-cell office:value-type="float" office:value="1719.8" calcext:value-type="float">
            <text:p>1719.8</text:p>
          </table:table-cell>
          <table:table-cell office:value-type="float" office:value="1455.9" calcext:value-type="float">
            <text:p>1455.9</text:p>
          </table:table-cell>
          <table:table-cell office:value-type="float" office:value="1294.92" calcext:value-type="float">
            <text:p>1294.92</text:p>
          </table:table-cell>
          <table:table-cell office:value-type="float" office:value="1968.39" calcext:value-type="float">
            <text:p>1968.39</text:p>
          </table:table-cell>
          <table:table-cell table:number-columns-repeated="2"/>
          <table:table-cell table:formula="of:=AVERAGE([.A133:.E133])" office:value-type="float" office:value="2691.6" calcext:value-type="float">
            <text:p>2691.6</text:p>
          </table:table-cell>
          <table:table-cell table:formula="of:=AVERAGE([.G133:.K133])" office:value-type="float" office:value="1589.308" calcext:value-type="float">
            <text:p>1589.308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3028" calcext:value-type="float">
            <text:p>3028</text:p>
          </table:table-cell>
          <table:table-cell office:value-type="float" office:value="2377" calcext:value-type="float">
            <text:p>2377</text:p>
          </table:table-cell>
          <table:table-cell office:value-type="float" office:value="2347" calcext:value-type="float">
            <text:p>2347</text:p>
          </table:table-cell>
          <table:table-cell office:value-type="float" office:value="3057" calcext:value-type="float">
            <text:p>3057</text:p>
          </table:table-cell>
          <table:table-cell/>
          <table:table-cell office:value-type="float" office:value="1413.58" calcext:value-type="float">
            <text:p>1413.58</text:p>
          </table:table-cell>
          <table:table-cell office:value-type="float" office:value="1915.95" calcext:value-type="float">
            <text:p>1915.95</text:p>
          </table:table-cell>
          <table:table-cell office:value-type="float" office:value="1528.35" calcext:value-type="float">
            <text:p>1528.35</text:p>
          </table:table-cell>
          <table:table-cell office:value-type="float" office:value="1328.2" calcext:value-type="float">
            <text:p>1328.2</text:p>
          </table:table-cell>
          <table:table-cell office:value-type="float" office:value="1991.29" calcext:value-type="float">
            <text:p>1991.29</text:p>
          </table:table-cell>
          <table:table-cell table:number-columns-repeated="2"/>
          <table:table-cell table:formula="of:=AVERAGE([.A134:.E134])" office:value-type="float" office:value="2805.2" calcext:value-type="float">
            <text:p>2805.2</text:p>
          </table:table-cell>
          <table:table-cell table:formula="of:=AVERAGE([.G134:.K134])" office:value-type="float" office:value="1635.474" calcext:value-type="float">
            <text:p>1635.474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3002" calcext:value-type="float">
            <text:p>3002</text:p>
          </table:table-cell>
          <table:table-cell office:value-type="float" office:value="2807" calcext:value-type="float">
            <text:p>2807</text:p>
          </table:table-cell>
          <table:table-cell office:value-type="float" office:value="2317" calcext:value-type="float">
            <text:p>2317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float" office:value="1466.65" calcext:value-type="float">
            <text:p>1466.65</text:p>
          </table:table-cell>
          <table:table-cell office:value-type="float" office:value="1920.97" calcext:value-type="float">
            <text:p>1920.97</text:p>
          </table:table-cell>
          <table:table-cell office:value-type="float" office:value="1553.31" calcext:value-type="float">
            <text:p>1553.31</text:p>
          </table:table-cell>
          <table:table-cell office:value-type="float" office:value="1352.47" calcext:value-type="float">
            <text:p>1352.47</text:p>
          </table:table-cell>
          <table:table-cell office:value-type="float" office:value="1990.17" calcext:value-type="float">
            <text:p>1990.17</text:p>
          </table:table-cell>
          <table:table-cell table:number-columns-repeated="2"/>
          <table:table-cell table:formula="of:=AVERAGE([.A135:.E135])" office:value-type="float" office:value="2708" calcext:value-type="float">
            <text:p>2708</text:p>
          </table:table-cell>
          <table:table-cell table:formula="of:=AVERAGE([.G135:.K135])" office:value-type="float" office:value="1656.714" calcext:value-type="float">
            <text:p>1656.714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3344" calcext:value-type="float">
            <text:p>3344</text:p>
          </table:table-cell>
          <table:table-cell office:value-type="float" office:value="2537" calcext:value-type="float">
            <text:p>2537</text:p>
          </table:table-cell>
          <table:table-cell office:value-type="float" office:value="2317" calcext:value-type="float">
            <text:p>2317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float" office:value="1435.32" calcext:value-type="float">
            <text:p>1435.32</text:p>
          </table:table-cell>
          <table:table-cell office:value-type="float" office:value="1908.82" calcext:value-type="float">
            <text:p>1908.82</text:p>
          </table:table-cell>
          <table:table-cell office:value-type="float" office:value="1447.24" calcext:value-type="float">
            <text:p>1447.24</text:p>
          </table:table-cell>
          <table:table-cell office:value-type="float" office:value="1321.98" calcext:value-type="float">
            <text:p>1321.98</text:p>
          </table:table-cell>
          <table:table-cell office:value-type="float" office:value="2059.17" calcext:value-type="float">
            <text:p>2059.17</text:p>
          </table:table-cell>
          <table:table-cell table:number-columns-repeated="2"/>
          <table:table-cell table:formula="of:=AVERAGE([.A136:.E136])" office:value-type="float" office:value="2714.4" calcext:value-type="float">
            <text:p>2714.4</text:p>
          </table:table-cell>
          <table:table-cell table:formula="of:=AVERAGE([.G136:.K136])" office:value-type="float" office:value="1634.506" calcext:value-type="float">
            <text:p>1634.506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3002" calcext:value-type="float">
            <text:p>3002</text:p>
          </table:table-cell>
          <table:table-cell office:value-type="float" office:value="2422" calcext:value-type="float">
            <text:p>2422</text:p>
          </table:table-cell>
          <table:table-cell office:value-type="float" office:value="2452" calcext:value-type="float">
            <text:p>2452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float" office:value="1526.19" calcext:value-type="float">
            <text:p>1526.19</text:p>
          </table:table-cell>
          <table:table-cell office:value-type="float" office:value="1870.78" calcext:value-type="float">
            <text:p>1870.78</text:p>
          </table:table-cell>
          <table:table-cell office:value-type="float" office:value="1428.5" calcext:value-type="float">
            <text:p>1428.5</text:p>
          </table:table-cell>
          <table:table-cell office:value-type="float" office:value="1342.78" calcext:value-type="float">
            <text:p>1342.78</text:p>
          </table:table-cell>
          <table:table-cell office:value-type="float" office:value="1939.96" calcext:value-type="float">
            <text:p>1939.96</text:p>
          </table:table-cell>
          <table:table-cell table:number-columns-repeated="2"/>
          <table:table-cell table:formula="of:=AVERAGE([.A137:.E137])" office:value-type="float" office:value="2661" calcext:value-type="float">
            <text:p>2661</text:p>
          </table:table-cell>
          <table:table-cell table:formula="of:=AVERAGE([.G137:.K137])" office:value-type="float" office:value="1621.642" calcext:value-type="float">
            <text:p>1621.642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3002" calcext:value-type="float">
            <text:p>3002</text:p>
          </table:table-cell>
          <table:table-cell office:value-type="float" office:value="2547" calcext:value-type="float">
            <text:p>2547</text:p>
          </table:table-cell>
          <table:table-cell office:value-type="float" office:value="2427" calcext:value-type="float">
            <text:p>2427</text:p>
          </table:table-cell>
          <table:table-cell office:value-type="float" office:value="2957" calcext:value-type="float">
            <text:p>2957</text:p>
          </table:table-cell>
          <table:table-cell/>
          <table:table-cell office:value-type="float" office:value="1551.73" calcext:value-type="float">
            <text:p>1551.73</text:p>
          </table:table-cell>
          <table:table-cell office:value-type="float" office:value="1954.22" calcext:value-type="float">
            <text:p>1954.22</text:p>
          </table:table-cell>
          <table:table-cell office:value-type="float" office:value="1536.21" calcext:value-type="float">
            <text:p>1536.21</text:p>
          </table:table-cell>
          <table:table-cell office:value-type="float" office:value="1363.36" calcext:value-type="float">
            <text:p>1363.36</text:p>
          </table:table-cell>
          <table:table-cell office:value-type="float" office:value="1972.47" calcext:value-type="float">
            <text:p>1972.47</text:p>
          </table:table-cell>
          <table:table-cell table:number-columns-repeated="2"/>
          <table:table-cell table:formula="of:=AVERAGE([.A138:.E138])" office:value-type="float" office:value="2715" calcext:value-type="float">
            <text:p>2715</text:p>
          </table:table-cell>
          <table:table-cell table:formula="of:=AVERAGE([.G138:.K138])" office:value-type="float" office:value="1675.598" calcext:value-type="float">
            <text:p>1675.598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002" calcext:value-type="float">
            <text:p>3002</text:p>
          </table:table-cell>
          <table:table-cell office:value-type="float" office:value="2442" calcext:value-type="float">
            <text:p>2442</text:p>
          </table:table-cell>
          <table:table-cell office:value-type="float" office:value="2312" calcext:value-type="float">
            <text:p>2312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float" office:value="1435.1" calcext:value-type="float">
            <text:p>1435.1</text:p>
          </table:table-cell>
          <table:table-cell office:value-type="float" office:value="1815.87" calcext:value-type="float">
            <text:p>1815.87</text:p>
          </table:table-cell>
          <table:table-cell office:value-type="float" office:value="1469.11" calcext:value-type="float">
            <text:p>1469.11</text:p>
          </table:table-cell>
          <table:table-cell office:value-type="float" office:value="1473.77" calcext:value-type="float">
            <text:p>1473.77</text:p>
          </table:table-cell>
          <table:table-cell office:value-type="float" office:value="2017.74" calcext:value-type="float">
            <text:p>2017.74</text:p>
          </table:table-cell>
          <table:table-cell table:number-columns-repeated="2"/>
          <table:table-cell table:formula="of:=AVERAGE([.A139:.E139])" office:value-type="float" office:value="2646" calcext:value-type="float">
            <text:p>2646</text:p>
          </table:table-cell>
          <table:table-cell table:formula="of:=AVERAGE([.G139:.K139])" office:value-type="float" office:value="1642.318" calcext:value-type="float">
            <text:p>1642.318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3002" calcext:value-type="float">
            <text:p>3002</text:p>
          </table:table-cell>
          <table:table-cell office:value-type="float" office:value="2407" calcext:value-type="float">
            <text:p>2407</text:p>
          </table:table-cell>
          <table:table-cell office:value-type="float" office:value="2317" calcext:value-type="float">
            <text:p>2317</text:p>
          </table:table-cell>
          <table:table-cell office:value-type="float" office:value="2912" calcext:value-type="float">
            <text:p>2912</text:p>
          </table:table-cell>
          <table:table-cell/>
          <table:table-cell office:value-type="float" office:value="1611.08" calcext:value-type="float">
            <text:p>1611.08</text:p>
          </table:table-cell>
          <table:table-cell office:value-type="float" office:value="1882.05" calcext:value-type="float">
            <text:p>1882.05</text:p>
          </table:table-cell>
          <table:table-cell office:value-type="float" office:value="1503.87" calcext:value-type="float">
            <text:p>1503.87</text:p>
          </table:table-cell>
          <table:table-cell office:value-type="float" office:value="1424.48" calcext:value-type="float">
            <text:p>1424.48</text:p>
          </table:table-cell>
          <table:table-cell office:value-type="float" office:value="2060.44" calcext:value-type="float">
            <text:p>2060.44</text:p>
          </table:table-cell>
          <table:table-cell table:number-columns-repeated="2"/>
          <table:table-cell table:formula="of:=AVERAGE([.A140:.E140])" office:value-type="float" office:value="2631" calcext:value-type="float">
            <text:p>2631</text:p>
          </table:table-cell>
          <table:table-cell table:formula="of:=AVERAGE([.G140:.K140])" office:value-type="float" office:value="1696.384" calcext:value-type="float">
            <text:p>1696.384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3027" calcext:value-type="float">
            <text:p>3027</text:p>
          </table:table-cell>
          <table:table-cell office:value-type="float" office:value="2522" calcext:value-type="float">
            <text:p>2522</text:p>
          </table:table-cell>
          <table:table-cell office:value-type="float" office:value="2392" calcext:value-type="float">
            <text:p>2392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float" office:value="1519.74" calcext:value-type="float">
            <text:p>1519.74</text:p>
          </table:table-cell>
          <table:table-cell office:value-type="float" office:value="2060.84" calcext:value-type="float">
            <text:p>2060.84</text:p>
          </table:table-cell>
          <table:table-cell office:value-type="float" office:value="1493.75" calcext:value-type="float">
            <text:p>1493.75</text:p>
          </table:table-cell>
          <table:table-cell office:value-type="float" office:value="1279.2" calcext:value-type="float">
            <text:p>1279.2</text:p>
          </table:table-cell>
          <table:table-cell office:value-type="float" office:value="1894.24" calcext:value-type="float">
            <text:p>1894.24</text:p>
          </table:table-cell>
          <table:table-cell table:number-columns-repeated="2"/>
          <table:table-cell table:formula="of:=AVERAGE([.A141:.E141])" office:value-type="float" office:value="2751" calcext:value-type="float">
            <text:p>2751</text:p>
          </table:table-cell>
          <table:table-cell table:formula="of:=AVERAGE([.G141:.K141])" office:value-type="float" office:value="1649.554" calcext:value-type="float">
            <text:p>1649.554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3002" calcext:value-type="float">
            <text:p>3002</text:p>
          </table:table-cell>
          <table:table-cell office:value-type="float" office:value="2522" calcext:value-type="float">
            <text:p>2522</text:p>
          </table:table-cell>
          <table:table-cell office:value-type="float" office:value="2457" calcext:value-type="float">
            <text:p>2457</text:p>
          </table:table-cell>
          <table:table-cell office:value-type="float" office:value="2822" calcext:value-type="float">
            <text:p>2822</text:p>
          </table:table-cell>
          <table:table-cell/>
          <table:table-cell office:value-type="float" office:value="1473.88" calcext:value-type="float">
            <text:p>1473.88</text:p>
          </table:table-cell>
          <table:table-cell office:value-type="float" office:value="1914.71" calcext:value-type="float">
            <text:p>1914.71</text:p>
          </table:table-cell>
          <table:table-cell office:value-type="float" office:value="1490.75" calcext:value-type="float">
            <text:p>1490.75</text:p>
          </table:table-cell>
          <table:table-cell office:value-type="float" office:value="1391.22" calcext:value-type="float">
            <text:p>1391.22</text:p>
          </table:table-cell>
          <table:table-cell office:value-type="float" office:value="2008.41" calcext:value-type="float">
            <text:p>2008.41</text:p>
          </table:table-cell>
          <table:table-cell table:number-columns-repeated="2"/>
          <table:table-cell table:formula="of:=AVERAGE([.A142:.E142])" office:value-type="float" office:value="2662" calcext:value-type="float">
            <text:p>2662</text:p>
          </table:table-cell>
          <table:table-cell table:formula="of:=AVERAGE([.G142:.K142])" office:value-type="float" office:value="1655.794" calcext:value-type="float">
            <text:p>1655.794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382" calcext:value-type="float">
            <text:p>3382</text:p>
          </table:table-cell>
          <table:table-cell office:value-type="float" office:value="2727" calcext:value-type="float">
            <text:p>2727</text:p>
          </table:table-cell>
          <table:table-cell office:value-type="float" office:value="2287" calcext:value-type="float">
            <text:p>2287</text:p>
          </table:table-cell>
          <table:table-cell office:value-type="float" office:value="2807" calcext:value-type="float">
            <text:p>2807</text:p>
          </table:table-cell>
          <table:table-cell/>
          <table:table-cell office:value-type="float" office:value="1501.89" calcext:value-type="float">
            <text:p>1501.89</text:p>
          </table:table-cell>
          <table:table-cell office:value-type="float" office:value="1876.64" calcext:value-type="float">
            <text:p>1876.64</text:p>
          </table:table-cell>
          <table:table-cell office:value-type="float" office:value="1480.5" calcext:value-type="float">
            <text:p>1480.5</text:p>
          </table:table-cell>
          <table:table-cell office:value-type="float" office:value="1390.71" calcext:value-type="float">
            <text:p>1390.71</text:p>
          </table:table-cell>
          <table:table-cell office:value-type="float" office:value="1933.32" calcext:value-type="float">
            <text:p>1933.32</text:p>
          </table:table-cell>
          <table:table-cell table:number-columns-repeated="2"/>
          <table:table-cell table:formula="of:=AVERAGE([.A143:.E143])" office:value-type="float" office:value="2729" calcext:value-type="float">
            <text:p>2729</text:p>
          </table:table-cell>
          <table:table-cell table:formula="of:=AVERAGE([.G143:.K143])" office:value-type="float" office:value="1636.612" calcext:value-type="float">
            <text:p>1636.612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3352" calcext:value-type="float">
            <text:p>3352</text:p>
          </table:table-cell>
          <table:table-cell office:value-type="float" office:value="2507" calcext:value-type="float">
            <text:p>2507</text:p>
          </table:table-cell>
          <table:table-cell office:value-type="float" office:value="2392" calcext:value-type="float">
            <text:p>2392</text:p>
          </table:table-cell>
          <table:table-cell office:value-type="float" office:value="2912" calcext:value-type="float">
            <text:p>2912</text:p>
          </table:table-cell>
          <table:table-cell/>
          <table:table-cell office:value-type="float" office:value="1422.25" calcext:value-type="float">
            <text:p>1422.25</text:p>
          </table:table-cell>
          <table:table-cell office:value-type="float" office:value="2032.25" calcext:value-type="float">
            <text:p>2032.25</text:p>
          </table:table-cell>
          <table:table-cell office:value-type="float" office:value="1619.27" calcext:value-type="float">
            <text:p>1619.27</text:p>
          </table:table-cell>
          <table:table-cell office:value-type="float" office:value="1402.66" calcext:value-type="float">
            <text:p>1402.66</text:p>
          </table:table-cell>
          <table:table-cell office:value-type="float" office:value="2101.52" calcext:value-type="float">
            <text:p>2101.52</text:p>
          </table:table-cell>
          <table:table-cell table:number-columns-repeated="2"/>
          <table:table-cell table:formula="of:=AVERAGE([.A144:.E144])" office:value-type="float" office:value="2745" calcext:value-type="float">
            <text:p>2745</text:p>
          </table:table-cell>
          <table:table-cell table:formula="of:=AVERAGE([.G144:.K144])" office:value-type="float" office:value="1715.59" calcext:value-type="float">
            <text:p>1715.59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002" calcext:value-type="float">
            <text:p>3002</text:p>
          </table:table-cell>
          <table:table-cell office:value-type="float" office:value="2417" calcext:value-type="float">
            <text:p>2417</text:p>
          </table:table-cell>
          <table:table-cell office:value-type="float" office:value="2587" calcext:value-type="float">
            <text:p>2587</text:p>
          </table:table-cell>
          <table:table-cell office:value-type="float" office:value="2872" calcext:value-type="float">
            <text:p>2872</text:p>
          </table:table-cell>
          <table:table-cell/>
          <table:table-cell office:value-type="float" office:value="1468.61" calcext:value-type="float">
            <text:p>1468.61</text:p>
          </table:table-cell>
          <table:table-cell office:value-type="float" office:value="1860.3" calcext:value-type="float">
            <text:p>1860.3</text:p>
          </table:table-cell>
          <table:table-cell office:value-type="float" office:value="1451.83" calcext:value-type="float">
            <text:p>1451.83</text:p>
          </table:table-cell>
          <table:table-cell office:value-type="float" office:value="1331.41" calcext:value-type="float">
            <text:p>1331.41</text:p>
          </table:table-cell>
          <table:table-cell office:value-type="float" office:value="1974.78" calcext:value-type="float">
            <text:p>1974.78</text:p>
          </table:table-cell>
          <table:table-cell table:number-columns-repeated="2"/>
          <table:table-cell table:formula="of:=AVERAGE([.A145:.E145])" office:value-type="float" office:value="2694" calcext:value-type="float">
            <text:p>2694</text:p>
          </table:table-cell>
          <table:table-cell table:formula="of:=AVERAGE([.G145:.K145])" office:value-type="float" office:value="1617.386" calcext:value-type="float">
            <text:p>1617.386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3002" calcext:value-type="float">
            <text:p>3002</text:p>
          </table:table-cell>
          <table:table-cell office:value-type="float" office:value="2702" calcext:value-type="float">
            <text:p>2702</text:p>
          </table:table-cell>
          <table:table-cell office:value-type="float" office:value="2292" calcext:value-type="float">
            <text:p>2292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1501.94" calcext:value-type="float">
            <text:p>1501.94</text:p>
          </table:table-cell>
          <table:table-cell office:value-type="float" office:value="2043.82" calcext:value-type="float">
            <text:p>2043.82</text:p>
          </table:table-cell>
          <table:table-cell office:value-type="float" office:value="1568.45" calcext:value-type="float">
            <text:p>1568.45</text:p>
          </table:table-cell>
          <table:table-cell office:value-type="float" office:value="1315.3" calcext:value-type="float">
            <text:p>1315.3</text:p>
          </table:table-cell>
          <table:table-cell office:value-type="float" office:value="1934.8" calcext:value-type="float">
            <text:p>1934.8</text:p>
          </table:table-cell>
          <table:table-cell table:number-columns-repeated="2"/>
          <table:table-cell table:formula="of:=AVERAGE([.A146:.E146])" office:value-type="float" office:value="2700" calcext:value-type="float">
            <text:p>2700</text:p>
          </table:table-cell>
          <table:table-cell table:formula="of:=AVERAGE([.G146:.K146])" office:value-type="float" office:value="1672.862" calcext:value-type="float">
            <text:p>1672.862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002" calcext:value-type="float">
            <text:p>3002</text:p>
          </table:table-cell>
          <table:table-cell office:value-type="float" office:value="2457" calcext:value-type="float">
            <text:p>2457</text:p>
          </table:table-cell>
          <table:table-cell office:value-type="float" office:value="2297" calcext:value-type="float">
            <text:p>2297</text:p>
          </table:table-cell>
          <table:table-cell office:value-type="float" office:value="2937" calcext:value-type="float">
            <text:p>2937</text:p>
          </table:table-cell>
          <table:table-cell/>
          <table:table-cell office:value-type="float" office:value="1539.94" calcext:value-type="float">
            <text:p>1539.94</text:p>
          </table:table-cell>
          <table:table-cell office:value-type="float" office:value="1996.82" calcext:value-type="float">
            <text:p>1996.82</text:p>
          </table:table-cell>
          <table:table-cell office:value-type="float" office:value="1454.46" calcext:value-type="float">
            <text:p>1454.46</text:p>
          </table:table-cell>
          <table:table-cell office:value-type="float" office:value="1340.57" calcext:value-type="float">
            <text:p>1340.57</text:p>
          </table:table-cell>
          <table:table-cell office:value-type="float" office:value="1935.36" calcext:value-type="float">
            <text:p>1935.36</text:p>
          </table:table-cell>
          <table:table-cell table:number-columns-repeated="2"/>
          <table:table-cell table:formula="of:=AVERAGE([.A147:.E147])" office:value-type="float" office:value="2627" calcext:value-type="float">
            <text:p>2627</text:p>
          </table:table-cell>
          <table:table-cell table:formula="of:=AVERAGE([.G147:.K147])" office:value-type="float" office:value="1653.43" calcext:value-type="float">
            <text:p>1653.43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3085" calcext:value-type="float">
            <text:p>3085</text:p>
          </table:table-cell>
          <table:table-cell office:value-type="float" office:value="3127" calcext:value-type="float">
            <text:p>3127</text:p>
          </table:table-cell>
          <table:table-cell office:value-type="float" office:value="2462" calcext:value-type="float">
            <text:p>2462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565.22" calcext:value-type="float">
            <text:p>1565.22</text:p>
          </table:table-cell>
          <table:table-cell office:value-type="float" office:value="1981.39" calcext:value-type="float">
            <text:p>1981.39</text:p>
          </table:table-cell>
          <table:table-cell office:value-type="float" office:value="1520.35" calcext:value-type="float">
            <text:p>1520.35</text:p>
          </table:table-cell>
          <table:table-cell office:value-type="float" office:value="1305.2" calcext:value-type="float">
            <text:p>1305.2</text:p>
          </table:table-cell>
          <table:table-cell office:value-type="float" office:value="1896.41" calcext:value-type="float">
            <text:p>1896.41</text:p>
          </table:table-cell>
          <table:table-cell table:number-columns-repeated="2"/>
          <table:table-cell table:formula="of:=AVERAGE([.A148:.E148])" office:value-type="float" office:value="2779.6" calcext:value-type="float">
            <text:p>2779.6</text:p>
          </table:table-cell>
          <table:table-cell table:formula="of:=AVERAGE([.G148:.K148])" office:value-type="float" office:value="1653.714" calcext:value-type="float">
            <text:p>1653.714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3224" calcext:value-type="float">
            <text:p>3224</text:p>
          </table:table-cell>
          <table:table-cell office:value-type="float" office:value="2602" calcext:value-type="float">
            <text:p>2602</text:p>
          </table:table-cell>
          <table:table-cell office:value-type="float" office:value="2382" calcext:value-type="float">
            <text:p>2382</text:p>
          </table:table-cell>
          <table:table-cell office:value-type="float" office:value="2767" calcext:value-type="float">
            <text:p>2767</text:p>
          </table:table-cell>
          <table:table-cell/>
          <table:table-cell office:value-type="float" office:value="1604.88" calcext:value-type="float">
            <text:p>1604.88</text:p>
          </table:table-cell>
          <table:table-cell office:value-type="float" office:value="1857.62" calcext:value-type="float">
            <text:p>1857.62</text:p>
          </table:table-cell>
          <table:table-cell office:value-type="float" office:value="1597.22" calcext:value-type="float">
            <text:p>1597.22</text:p>
          </table:table-cell>
          <table:table-cell office:value-type="float" office:value="1487.07" calcext:value-type="float">
            <text:p>1487.07</text:p>
          </table:table-cell>
          <table:table-cell office:value-type="float" office:value="1987.65" calcext:value-type="float">
            <text:p>1987.65</text:p>
          </table:table-cell>
          <table:table-cell table:number-columns-repeated="2"/>
          <table:table-cell table:formula="of:=AVERAGE([.A149:.E149])" office:value-type="float" office:value="2739.4" calcext:value-type="float">
            <text:p>2739.4</text:p>
          </table:table-cell>
          <table:table-cell table:formula="of:=AVERAGE([.G149:.K149])" office:value-type="float" office:value="1706.888" calcext:value-type="float">
            <text:p>1706.888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3095" calcext:value-type="float">
            <text:p>3095</text:p>
          </table:table-cell>
          <table:table-cell office:value-type="float" office:value="2542" calcext:value-type="float">
            <text:p>2542</text:p>
          </table:table-cell>
          <table:table-cell office:value-type="float" office:value="2316" calcext:value-type="float">
            <text:p>2316</text:p>
          </table:table-cell>
          <table:table-cell office:value-type="float" office:value="2952" calcext:value-type="float">
            <text:p>2952</text:p>
          </table:table-cell>
          <table:table-cell/>
          <table:table-cell office:value-type="float" office:value="1532.45" calcext:value-type="float">
            <text:p>1532.45</text:p>
          </table:table-cell>
          <table:table-cell office:value-type="float" office:value="1898.09" calcext:value-type="float">
            <text:p>1898.09</text:p>
          </table:table-cell>
          <table:table-cell office:value-type="float" office:value="1638.77" calcext:value-type="float">
            <text:p>1638.77</text:p>
          </table:table-cell>
          <table:table-cell office:value-type="float" office:value="1385.19" calcext:value-type="float">
            <text:p>1385.19</text:p>
          </table:table-cell>
          <table:table-cell office:value-type="float" office:value="1888.35" calcext:value-type="float">
            <text:p>1888.35</text:p>
          </table:table-cell>
          <table:table-cell table:number-columns-repeated="2"/>
          <table:table-cell table:formula="of:=AVERAGE([.A150:.E150])" office:value-type="float" office:value="2705.2" calcext:value-type="float">
            <text:p>2705.2</text:p>
          </table:table-cell>
          <table:table-cell table:formula="of:=AVERAGE([.G150:.K150])" office:value-type="float" office:value="1668.57" calcext:value-type="float">
            <text:p>1668.57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002" calcext:value-type="float">
            <text:p>3002</text:p>
          </table:table-cell>
          <table:table-cell office:value-type="float" office:value="2602" calcext:value-type="float">
            <text:p>2602</text:p>
          </table:table-cell>
          <table:table-cell office:value-type="float" office:value="2387" calcext:value-type="float">
            <text:p>2387</text:p>
          </table:table-cell>
          <table:table-cell office:value-type="float" office:value="2857" calcext:value-type="float">
            <text:p>2857</text:p>
          </table:table-cell>
          <table:table-cell/>
          <table:table-cell office:value-type="float" office:value="1614.31" calcext:value-type="float">
            <text:p>1614.31</text:p>
          </table:table-cell>
          <table:table-cell office:value-type="float" office:value="2101.99" calcext:value-type="float">
            <text:p>2101.99</text:p>
          </table:table-cell>
          <table:table-cell office:value-type="float" office:value="1553.28" calcext:value-type="float">
            <text:p>1553.28</text:p>
          </table:table-cell>
          <table:table-cell office:value-type="float" office:value="1440.7" calcext:value-type="float">
            <text:p>1440.7</text:p>
          </table:table-cell>
          <table:table-cell office:value-type="float" office:value="1941.23" calcext:value-type="float">
            <text:p>1941.23</text:p>
          </table:table-cell>
          <table:table-cell table:number-columns-repeated="2"/>
          <table:table-cell table:formula="of:=AVERAGE([.A151:.E151])" office:value-type="float" office:value="2678" calcext:value-type="float">
            <text:p>2678</text:p>
          </table:table-cell>
          <table:table-cell table:formula="of:=AVERAGE([.G151:.K151])" office:value-type="float" office:value="1730.302" calcext:value-type="float">
            <text:p>1730.302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3032" calcext:value-type="float">
            <text:p>3032</text:p>
          </table:table-cell>
          <table:table-cell office:value-type="float" office:value="2577" calcext:value-type="float">
            <text:p>2577</text:p>
          </table:table-cell>
          <table:table-cell office:value-type="float" office:value="2389" calcext:value-type="float">
            <text:p>2389</text:p>
          </table:table-cell>
          <table:table-cell office:value-type="float" office:value="3177" calcext:value-type="float">
            <text:p>3177</text:p>
          </table:table-cell>
          <table:table-cell/>
          <table:table-cell office:value-type="float" office:value="1506.31" calcext:value-type="float">
            <text:p>1506.31</text:p>
          </table:table-cell>
          <table:table-cell office:value-type="float" office:value="1888.87" calcext:value-type="float">
            <text:p>1888.87</text:p>
          </table:table-cell>
          <table:table-cell office:value-type="float" office:value="1657.11" calcext:value-type="float">
            <text:p>1657.11</text:p>
          </table:table-cell>
          <table:table-cell office:value-type="float" office:value="1300.97" calcext:value-type="float">
            <text:p>1300.97</text:p>
          </table:table-cell>
          <table:table-cell office:value-type="float" office:value="2032.53" calcext:value-type="float">
            <text:p>2032.53</text:p>
          </table:table-cell>
          <table:table-cell table:number-columns-repeated="2"/>
          <table:table-cell table:formula="of:=AVERAGE([.A152:.E152])" office:value-type="float" office:value="2747.4" calcext:value-type="float">
            <text:p>2747.4</text:p>
          </table:table-cell>
          <table:table-cell table:formula="of:=AVERAGE([.G152:.K152])" office:value-type="float" office:value="1677.158" calcext:value-type="float">
            <text:p>1677.158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3352" calcext:value-type="float">
            <text:p>3352</text:p>
          </table:table-cell>
          <table:table-cell office:value-type="float" office:value="2662" calcext:value-type="float">
            <text:p>2662</text:p>
          </table:table-cell>
          <table:table-cell office:value-type="float" office:value="2271" calcext:value-type="float">
            <text:p>2271</text:p>
          </table:table-cell>
          <table:table-cell office:value-type="float" office:value="3202" calcext:value-type="float">
            <text:p>3202</text:p>
          </table:table-cell>
          <table:table-cell/>
          <table:table-cell office:value-type="float" office:value="1576.16" calcext:value-type="float">
            <text:p>1576.16</text:p>
          </table:table-cell>
          <table:table-cell office:value-type="float" office:value="1987.18" calcext:value-type="float">
            <text:p>1987.18</text:p>
          </table:table-cell>
          <table:table-cell office:value-type="float" office:value="1608.66" calcext:value-type="float">
            <text:p>1608.66</text:p>
          </table:table-cell>
          <table:table-cell office:value-type="float" office:value="1349.73" calcext:value-type="float">
            <text:p>1349.73</text:p>
          </table:table-cell>
          <table:table-cell office:value-type="float" office:value="2051.53" calcext:value-type="float">
            <text:p>2051.53</text:p>
          </table:table-cell>
          <table:table-cell table:number-columns-repeated="2"/>
          <table:table-cell table:formula="of:=AVERAGE([.A153:.E153])" office:value-type="float" office:value="2840.8" calcext:value-type="float">
            <text:p>2840.8</text:p>
          </table:table-cell>
          <table:table-cell table:formula="of:=AVERAGE([.G153:.K153])" office:value-type="float" office:value="1714.652" calcext:value-type="float">
            <text:p>1714.652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3002" calcext:value-type="float">
            <text:p>3002</text:p>
          </table:table-cell>
          <table:table-cell office:value-type="float" office:value="2802" calcext:value-type="float">
            <text:p>2802</text:p>
          </table:table-cell>
          <table:table-cell office:value-type="float" office:value="2292" calcext:value-type="float">
            <text:p>2292</text:p>
          </table:table-cell>
          <table:table-cell office:value-type="float" office:value="3022" calcext:value-type="float">
            <text:p>3022</text:p>
          </table:table-cell>
          <table:table-cell/>
          <table:table-cell office:value-type="float" office:value="1613.9" calcext:value-type="float">
            <text:p>1613.9</text:p>
          </table:table-cell>
          <table:table-cell office:value-type="float" office:value="1927.58" calcext:value-type="float">
            <text:p>1927.58</text:p>
          </table:table-cell>
          <table:table-cell office:value-type="float" office:value="1665.08" calcext:value-type="float">
            <text:p>1665.08</text:p>
          </table:table-cell>
          <table:table-cell office:value-type="float" office:value="1286.41" calcext:value-type="float">
            <text:p>1286.41</text:p>
          </table:table-cell>
          <table:table-cell office:value-type="float" office:value="1985.41" calcext:value-type="float">
            <text:p>1985.41</text:p>
          </table:table-cell>
          <table:table-cell table:number-columns-repeated="2"/>
          <table:table-cell table:formula="of:=AVERAGE([.A154:.E154])" office:value-type="float" office:value="2828" calcext:value-type="float">
            <text:p>2828</text:p>
          </table:table-cell>
          <table:table-cell table:formula="of:=AVERAGE([.G154:.K154])" office:value-type="float" office:value="1695.676" calcext:value-type="float">
            <text:p>1695.676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3077" calcext:value-type="float">
            <text:p>3077</text:p>
          </table:table-cell>
          <table:table-cell office:value-type="float" office:value="2645" calcext:value-type="float">
            <text:p>2645</text:p>
          </table:table-cell>
          <table:table-cell office:value-type="float" office:value="2266" calcext:value-type="float">
            <text:p>2266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float" office:value="1631.43" calcext:value-type="float">
            <text:p>1631.43</text:p>
          </table:table-cell>
          <table:table-cell office:value-type="float" office:value="1905.24" calcext:value-type="float">
            <text:p>1905.24</text:p>
          </table:table-cell>
          <table:table-cell office:value-type="float" office:value="1530.99" calcext:value-type="float">
            <text:p>1530.99</text:p>
          </table:table-cell>
          <table:table-cell office:value-type="float" office:value="1357.92" calcext:value-type="float">
            <text:p>1357.92</text:p>
          </table:table-cell>
          <table:table-cell office:value-type="float" office:value="2005.09" calcext:value-type="float">
            <text:p>2005.09</text:p>
          </table:table-cell>
          <table:table-cell table:number-columns-repeated="2"/>
          <table:table-cell table:formula="of:=AVERAGE([.A155:.E155])" office:value-type="float" office:value="2736.4" calcext:value-type="float">
            <text:p>2736.4</text:p>
          </table:table-cell>
          <table:table-cell table:formula="of:=AVERAGE([.G155:.K155])" office:value-type="float" office:value="1686.134" calcext:value-type="float">
            <text:p>1686.134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3352" calcext:value-type="float">
            <text:p>3352</text:p>
          </table:table-cell>
          <table:table-cell office:value-type="float" office:value="2492" calcext:value-type="float">
            <text:p>2492</text:p>
          </table:table-cell>
          <table:table-cell office:value-type="float" office:value="2292" calcext:value-type="float">
            <text:p>2292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float" office:value="1558.99" calcext:value-type="float">
            <text:p>1558.99</text:p>
          </table:table-cell>
          <table:table-cell office:value-type="float" office:value="2033.56" calcext:value-type="float">
            <text:p>2033.56</text:p>
          </table:table-cell>
          <table:table-cell office:value-type="float" office:value="1487.06" calcext:value-type="float">
            <text:p>1487.06</text:p>
          </table:table-cell>
          <table:table-cell office:value-type="float" office:value="1307.89" calcext:value-type="float">
            <text:p>1307.89</text:p>
          </table:table-cell>
          <table:table-cell office:value-type="float" office:value="2086.01" calcext:value-type="float">
            <text:p>2086.01</text:p>
          </table:table-cell>
          <table:table-cell table:number-columns-repeated="2"/>
          <table:table-cell table:formula="of:=AVERAGE([.A156:.E156])" office:value-type="float" office:value="2665" calcext:value-type="float">
            <text:p>2665</text:p>
          </table:table-cell>
          <table:table-cell table:formula="of:=AVERAGE([.G156:.K156])" office:value-type="float" office:value="1694.702" calcext:value-type="float">
            <text:p>1694.702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3352" calcext:value-type="float">
            <text:p>3352</text:p>
          </table:table-cell>
          <table:table-cell office:value-type="float" office:value="2761" calcext:value-type="float">
            <text:p>2761</text:p>
          </table:table-cell>
          <table:table-cell office:value-type="float" office:value="2392" calcext:value-type="float">
            <text:p>2392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675.31" calcext:value-type="float">
            <text:p>1675.31</text:p>
          </table:table-cell>
          <table:table-cell office:value-type="float" office:value="1956.66" calcext:value-type="float">
            <text:p>1956.66</text:p>
          </table:table-cell>
          <table:table-cell office:value-type="float" office:value="1641.2" calcext:value-type="float">
            <text:p>1641.2</text:p>
          </table:table-cell>
          <table:table-cell office:value-type="float" office:value="1395.44" calcext:value-type="float">
            <text:p>1395.44</text:p>
          </table:table-cell>
          <table:table-cell office:value-type="float" office:value="2003.76" calcext:value-type="float">
            <text:p>2003.76</text:p>
          </table:table-cell>
          <table:table-cell table:number-columns-repeated="2"/>
          <table:table-cell table:formula="of:=AVERAGE([.A157:.E157])" office:value-type="float" office:value="2808.8" calcext:value-type="float">
            <text:p>2808.8</text:p>
          </table:table-cell>
          <table:table-cell table:formula="of:=AVERAGE([.G157:.K157])" office:value-type="float" office:value="1734.474" calcext:value-type="float">
            <text:p>1734.474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3002" calcext:value-type="float">
            <text:p>3002</text:p>
          </table:table-cell>
          <table:table-cell office:value-type="float" office:value="2627" calcext:value-type="float">
            <text:p>2627</text:p>
          </table:table-cell>
          <table:table-cell office:value-type="float" office:value="2347" calcext:value-type="float">
            <text:p>2347</text:p>
          </table:table-cell>
          <table:table-cell office:value-type="float" office:value="3562" calcext:value-type="float">
            <text:p>3562</text:p>
          </table:table-cell>
          <table:table-cell/>
          <table:table-cell office:value-type="float" office:value="1621.66" calcext:value-type="float">
            <text:p>1621.66</text:p>
          </table:table-cell>
          <table:table-cell office:value-type="float" office:value="1934.59" calcext:value-type="float">
            <text:p>1934.59</text:p>
          </table:table-cell>
          <table:table-cell office:value-type="float" office:value="1547.26" calcext:value-type="float">
            <text:p>1547.26</text:p>
          </table:table-cell>
          <table:table-cell office:value-type="float" office:value="1322.26" calcext:value-type="float">
            <text:p>1322.26</text:p>
          </table:table-cell>
          <table:table-cell office:value-type="float" office:value="2006.24" calcext:value-type="float">
            <text:p>2006.24</text:p>
          </table:table-cell>
          <table:table-cell table:number-columns-repeated="2"/>
          <table:table-cell table:formula="of:=AVERAGE([.A158:.E158])" office:value-type="float" office:value="2830" calcext:value-type="float">
            <text:p>2830</text:p>
          </table:table-cell>
          <table:table-cell table:formula="of:=AVERAGE([.G158:.K158])" office:value-type="float" office:value="1686.402" calcext:value-type="float">
            <text:p>1686.402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3002" calcext:value-type="float">
            <text:p>3002</text:p>
          </table:table-cell>
          <table:table-cell office:value-type="float" office:value="2632" calcext:value-type="float">
            <text:p>2632</text:p>
          </table:table-cell>
          <table:table-cell office:value-type="float" office:value="2497" calcext:value-type="float">
            <text:p>2497</text:p>
          </table:table-cell>
          <table:table-cell office:value-type="float" office:value="2842" calcext:value-type="float">
            <text:p>2842</text:p>
          </table:table-cell>
          <table:table-cell/>
          <table:table-cell office:value-type="float" office:value="1590.1" calcext:value-type="float">
            <text:p>1590.1</text:p>
          </table:table-cell>
          <table:table-cell office:value-type="float" office:value="1959.74" calcext:value-type="float">
            <text:p>1959.74</text:p>
          </table:table-cell>
          <table:table-cell office:value-type="float" office:value="1522.04" calcext:value-type="float">
            <text:p>1522.04</text:p>
          </table:table-cell>
          <table:table-cell office:value-type="float" office:value="1374.58" calcext:value-type="float">
            <text:p>1374.58</text:p>
          </table:table-cell>
          <table:table-cell office:value-type="float" office:value="1973.17" calcext:value-type="float">
            <text:p>1973.17</text:p>
          </table:table-cell>
          <table:table-cell table:number-columns-repeated="2"/>
          <table:table-cell table:formula="of:=AVERAGE([.A159:.E159])" office:value-type="float" office:value="2696" calcext:value-type="float">
            <text:p>2696</text:p>
          </table:table-cell>
          <table:table-cell table:formula="of:=AVERAGE([.G159:.K159])" office:value-type="float" office:value="1683.926" calcext:value-type="float">
            <text:p>1683.926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3041" calcext:value-type="float">
            <text:p>3041</text:p>
          </table:table-cell>
          <table:table-cell office:value-type="float" office:value="2792" calcext:value-type="float">
            <text:p>2792</text:p>
          </table:table-cell>
          <table:table-cell office:value-type="float" office:value="2337" calcext:value-type="float">
            <text:p>2337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float" office:value="1553.02" calcext:value-type="float">
            <text:p>1553.02</text:p>
          </table:table-cell>
          <table:table-cell office:value-type="float" office:value="2015.38" calcext:value-type="float">
            <text:p>2015.38</text:p>
          </table:table-cell>
          <table:table-cell office:value-type="float" office:value="1532.58" calcext:value-type="float">
            <text:p>1532.58</text:p>
          </table:table-cell>
          <table:table-cell office:value-type="float" office:value="1430.81" calcext:value-type="float">
            <text:p>1430.81</text:p>
          </table:table-cell>
          <table:table-cell office:value-type="float" office:value="1935.04" calcext:value-type="float">
            <text:p>1935.04</text:p>
          </table:table-cell>
          <table:table-cell table:number-columns-repeated="2"/>
          <table:table-cell table:formula="of:=AVERAGE([.A160:.E160])" office:value-type="float" office:value="2697.8" calcext:value-type="float">
            <text:p>2697.8</text:p>
          </table:table-cell>
          <table:table-cell table:formula="of:=AVERAGE([.G160:.K160])" office:value-type="float" office:value="1693.366" calcext:value-type="float">
            <text:p>1693.366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3002" calcext:value-type="float">
            <text:p>3002</text:p>
          </table:table-cell>
          <table:table-cell office:value-type="float" office:value="2552" calcext:value-type="float">
            <text:p>2552</text:p>
          </table:table-cell>
          <table:table-cell office:value-type="float" office:value="2360" calcext:value-type="float">
            <text:p>2360</text:p>
          </table:table-cell>
          <table:table-cell office:value-type="float" office:value="2862" calcext:value-type="float">
            <text:p>2862</text:p>
          </table:table-cell>
          <table:table-cell/>
          <table:table-cell office:value-type="float" office:value="1676.28" calcext:value-type="float">
            <text:p>1676.28</text:p>
          </table:table-cell>
          <table:table-cell office:value-type="float" office:value="1805.14" calcext:value-type="float">
            <text:p>1805.14</text:p>
          </table:table-cell>
          <table:table-cell office:value-type="float" office:value="1540.11" calcext:value-type="float">
            <text:p>1540.11</text:p>
          </table:table-cell>
          <table:table-cell office:value-type="float" office:value="1217.84" calcext:value-type="float">
            <text:p>1217.84</text:p>
          </table:table-cell>
          <table:table-cell office:value-type="float" office:value="2006.35" calcext:value-type="float">
            <text:p>2006.35</text:p>
          </table:table-cell>
          <table:table-cell table:number-columns-repeated="2"/>
          <table:table-cell table:formula="of:=AVERAGE([.A161:.E161])" office:value-type="float" office:value="2636.6" calcext:value-type="float">
            <text:p>2636.6</text:p>
          </table:table-cell>
          <table:table-cell table:formula="of:=AVERAGE([.G161:.K161])" office:value-type="float" office:value="1649.144" calcext:value-type="float">
            <text:p>1649.144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352" calcext:value-type="float">
            <text:p>3352</text:p>
          </table:table-cell>
          <table:table-cell office:value-type="float" office:value="2701" calcext:value-type="float">
            <text:p>2701</text:p>
          </table:table-cell>
          <table:table-cell office:value-type="float" office:value="2297" calcext:value-type="float">
            <text:p>2297</text:p>
          </table:table-cell>
          <table:table-cell office:value-type="float" office:value="2912" calcext:value-type="float">
            <text:p>2912</text:p>
          </table:table-cell>
          <table:table-cell/>
          <table:table-cell office:value-type="float" office:value="1445.79" calcext:value-type="float">
            <text:p>1445.79</text:p>
          </table:table-cell>
          <table:table-cell office:value-type="float" office:value="2054.99" calcext:value-type="float">
            <text:p>2054.99</text:p>
          </table:table-cell>
          <table:table-cell office:value-type="float" office:value="1508.45" calcext:value-type="float">
            <text:p>1508.45</text:p>
          </table:table-cell>
          <table:table-cell office:value-type="float" office:value="1232.14" calcext:value-type="float">
            <text:p>1232.14</text:p>
          </table:table-cell>
          <table:table-cell office:value-type="float" office:value="1977.17" calcext:value-type="float">
            <text:p>1977.17</text:p>
          </table:table-cell>
          <table:table-cell table:number-columns-repeated="2"/>
          <table:table-cell table:formula="of:=AVERAGE([.A162:.E162])" office:value-type="float" office:value="2740.8" calcext:value-type="float">
            <text:p>2740.8</text:p>
          </table:table-cell>
          <table:table-cell table:formula="of:=AVERAGE([.G162:.K162])" office:value-type="float" office:value="1643.708" calcext:value-type="float">
            <text:p>1643.708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3002" calcext:value-type="float">
            <text:p>3002</text:p>
          </table:table-cell>
          <table:table-cell office:value-type="float" office:value="2652" calcext:value-type="float">
            <text:p>2652</text:p>
          </table:table-cell>
          <table:table-cell office:value-type="float" office:value="2537" calcext:value-type="float">
            <text:p>2537</text:p>
          </table:table-cell>
          <table:table-cell office:value-type="float" office:value="3187" calcext:value-type="float">
            <text:p>3187</text:p>
          </table:table-cell>
          <table:table-cell/>
          <table:table-cell office:value-type="float" office:value="1732.79" calcext:value-type="float">
            <text:p>1732.79</text:p>
          </table:table-cell>
          <table:table-cell office:value-type="float" office:value="1963.28" calcext:value-type="float">
            <text:p>1963.28</text:p>
          </table:table-cell>
          <table:table-cell office:value-type="float" office:value="1604.8" calcext:value-type="float">
            <text:p>1604.8</text:p>
          </table:table-cell>
          <table:table-cell office:value-type="float" office:value="1289.57" calcext:value-type="float">
            <text:p>1289.57</text:p>
          </table:table-cell>
          <table:table-cell office:value-type="float" office:value="1925.31" calcext:value-type="float">
            <text:p>1925.31</text:p>
          </table:table-cell>
          <table:table-cell table:number-columns-repeated="2"/>
          <table:table-cell table:formula="of:=AVERAGE([.A163:.E163])" office:value-type="float" office:value="2781" calcext:value-type="float">
            <text:p>2781</text:p>
          </table:table-cell>
          <table:table-cell table:formula="of:=AVERAGE([.G163:.K163])" office:value-type="float" office:value="1703.15" calcext:value-type="float">
            <text:p>1703.15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3302" calcext:value-type="float">
            <text:p>3302</text:p>
          </table:table-cell>
          <table:table-cell office:value-type="float" office:value="2692" calcext:value-type="float">
            <text:p>2692</text:p>
          </table:table-cell>
          <table:table-cell office:value-type="float" office:value="2267" calcext:value-type="float">
            <text:p>2267</text:p>
          </table:table-cell>
          <table:table-cell office:value-type="float" office:value="2947" calcext:value-type="float">
            <text:p>2947</text:p>
          </table:table-cell>
          <table:table-cell/>
          <table:table-cell office:value-type="float" office:value="1670.2" calcext:value-type="float">
            <text:p>1670.2</text:p>
          </table:table-cell>
          <table:table-cell office:value-type="float" office:value="2028.2" calcext:value-type="float">
            <text:p>2028.2</text:p>
          </table:table-cell>
          <table:table-cell office:value-type="float" office:value="1504.95" calcext:value-type="float">
            <text:p>1504.95</text:p>
          </table:table-cell>
          <table:table-cell office:value-type="float" office:value="1168.7" calcext:value-type="float">
            <text:p>1168.7</text:p>
          </table:table-cell>
          <table:table-cell office:value-type="float" office:value="1947.93" calcext:value-type="float">
            <text:p>1947.93</text:p>
          </table:table-cell>
          <table:table-cell table:number-columns-repeated="2"/>
          <table:table-cell table:formula="of:=AVERAGE([.A164:.E164])" office:value-type="float" office:value="2846" calcext:value-type="float">
            <text:p>2846</text:p>
          </table:table-cell>
          <table:table-cell table:formula="of:=AVERAGE([.G164:.K164])" office:value-type="float" office:value="1663.996" calcext:value-type="float">
            <text:p>1663.996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3302" calcext:value-type="float">
            <text:p>3302</text:p>
          </table:table-cell>
          <table:table-cell office:value-type="float" office:value="2527" calcext:value-type="float">
            <text:p>2527</text:p>
          </table:table-cell>
          <table:table-cell office:value-type="float" office:value="2337" calcext:value-type="float">
            <text:p>2337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float" office:value="1614.25" calcext:value-type="float">
            <text:p>1614.25</text:p>
          </table:table-cell>
          <table:table-cell office:value-type="float" office:value="2041.7" calcext:value-type="float">
            <text:p>2041.7</text:p>
          </table:table-cell>
          <table:table-cell office:value-type="float" office:value="1579.53" calcext:value-type="float">
            <text:p>1579.53</text:p>
          </table:table-cell>
          <table:table-cell office:value-type="float" office:value="1293.92" calcext:value-type="float">
            <text:p>1293.92</text:p>
          </table:table-cell>
          <table:table-cell office:value-type="float" office:value="1973.06" calcext:value-type="float">
            <text:p>1973.06</text:p>
          </table:table-cell>
          <table:table-cell table:number-columns-repeated="2"/>
          <table:table-cell table:formula="of:=AVERAGE([.A165:.E165])" office:value-type="float" office:value="2737" calcext:value-type="float">
            <text:p>2737</text:p>
          </table:table-cell>
          <table:table-cell table:formula="of:=AVERAGE([.G165:.K165])" office:value-type="float" office:value="1700.492" calcext:value-type="float">
            <text:p>1700.492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3002" calcext:value-type="float">
            <text:p>3002</text:p>
          </table:table-cell>
          <table:table-cell office:value-type="float" office:value="2662" calcext:value-type="float">
            <text:p>2662</text:p>
          </table:table-cell>
          <table:table-cell office:value-type="float" office:value="2437" calcext:value-type="float">
            <text:p>2437</text:p>
          </table:table-cell>
          <table:table-cell office:value-type="float" office:value="2972" calcext:value-type="float">
            <text:p>2972</text:p>
          </table:table-cell>
          <table:table-cell/>
          <table:table-cell office:value-type="float" office:value="1595.02" calcext:value-type="float">
            <text:p>1595.02</text:p>
          </table:table-cell>
          <table:table-cell office:value-type="float" office:value="1866.02" calcext:value-type="float">
            <text:p>1866.02</text:p>
          </table:table-cell>
          <table:table-cell office:value-type="float" office:value="1632.71" calcext:value-type="float">
            <text:p>1632.71</text:p>
          </table:table-cell>
          <table:table-cell office:value-type="float" office:value="1319.36" calcext:value-type="float">
            <text:p>1319.36</text:p>
          </table:table-cell>
          <table:table-cell office:value-type="float" office:value="1998.72" calcext:value-type="float">
            <text:p>1998.72</text:p>
          </table:table-cell>
          <table:table-cell table:number-columns-repeated="2"/>
          <table:table-cell table:formula="of:=AVERAGE([.A166:.E166])" office:value-type="float" office:value="2782" calcext:value-type="float">
            <text:p>2782</text:p>
          </table:table-cell>
          <table:table-cell table:formula="of:=AVERAGE([.G166:.K166])" office:value-type="float" office:value="1682.366" calcext:value-type="float">
            <text:p>1682.366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3002" calcext:value-type="float">
            <text:p>3002</text:p>
          </table:table-cell>
          <table:table-cell office:value-type="float" office:value="2557" calcext:value-type="float">
            <text:p>2557</text:p>
          </table:table-cell>
          <table:table-cell office:value-type="float" office:value="2452" calcext:value-type="float">
            <text:p>2452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float" office:value="1610.8" calcext:value-type="float">
            <text:p>1610.8</text:p>
          </table:table-cell>
          <table:table-cell office:value-type="float" office:value="1918.23" calcext:value-type="float">
            <text:p>1918.23</text:p>
          </table:table-cell>
          <table:table-cell office:value-type="float" office:value="1552.51" calcext:value-type="float">
            <text:p>1552.51</text:p>
          </table:table-cell>
          <table:table-cell office:value-type="float" office:value="1452.05" calcext:value-type="float">
            <text:p>1452.05</text:p>
          </table:table-cell>
          <table:table-cell office:value-type="float" office:value="1948.16" calcext:value-type="float">
            <text:p>1948.16</text:p>
          </table:table-cell>
          <table:table-cell table:number-columns-repeated="2"/>
          <table:table-cell table:formula="of:=AVERAGE([.A167:.E167])" office:value-type="float" office:value="2667" calcext:value-type="float">
            <text:p>2667</text:p>
          </table:table-cell>
          <table:table-cell table:formula="of:=AVERAGE([.G167:.K167])" office:value-type="float" office:value="1696.35" calcext:value-type="float">
            <text:p>1696.35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3002" calcext:value-type="float">
            <text:p>3002</text:p>
          </table:table-cell>
          <table:table-cell office:value-type="float" office:value="2547" calcext:value-type="float">
            <text:p>2547</text:p>
          </table:table-cell>
          <table:table-cell office:value-type="float" office:value="2422" calcext:value-type="float">
            <text:p>2422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float" office:value="1666.02" calcext:value-type="float">
            <text:p>1666.02</text:p>
          </table:table-cell>
          <table:table-cell office:value-type="float" office:value="1891.47" calcext:value-type="float">
            <text:p>1891.47</text:p>
          </table:table-cell>
          <table:table-cell office:value-type="float" office:value="1612.73" calcext:value-type="float">
            <text:p>1612.73</text:p>
          </table:table-cell>
          <table:table-cell office:value-type="float" office:value="1381.58" calcext:value-type="float">
            <text:p>1381.58</text:p>
          </table:table-cell>
          <table:table-cell office:value-type="float" office:value="1958.52" calcext:value-type="float">
            <text:p>1958.52</text:p>
          </table:table-cell>
          <table:table-cell table:number-columns-repeated="2"/>
          <table:table-cell table:formula="of:=AVERAGE([.A168:.E168])" office:value-type="float" office:value="2695" calcext:value-type="float">
            <text:p>2695</text:p>
          </table:table-cell>
          <table:table-cell table:formula="of:=AVERAGE([.G168:.K168])" office:value-type="float" office:value="1702.064" calcext:value-type="float">
            <text:p>1702.064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3002" calcext:value-type="float">
            <text:p>3002</text:p>
          </table:table-cell>
          <table:table-cell office:value-type="float" office:value="2432" calcext:value-type="float">
            <text:p>2432</text:p>
          </table:table-cell>
          <table:table-cell office:value-type="float" office:value="2176" calcext:value-type="float">
            <text:p>2176</text:p>
          </table:table-cell>
          <table:table-cell office:value-type="float" office:value="3017" calcext:value-type="float">
            <text:p>3017</text:p>
          </table:table-cell>
          <table:table-cell/>
          <table:table-cell office:value-type="float" office:value="1533.23" calcext:value-type="float">
            <text:p>1533.23</text:p>
          </table:table-cell>
          <table:table-cell office:value-type="float" office:value="1861.94" calcext:value-type="float">
            <text:p>1861.94</text:p>
          </table:table-cell>
          <table:table-cell office:value-type="float" office:value="1512.91" calcext:value-type="float">
            <text:p>1512.91</text:p>
          </table:table-cell>
          <table:table-cell office:value-type="float" office:value="1374.79" calcext:value-type="float">
            <text:p>1374.79</text:p>
          </table:table-cell>
          <table:table-cell office:value-type="float" office:value="2035.52" calcext:value-type="float">
            <text:p>2035.52</text:p>
          </table:table-cell>
          <table:table-cell table:number-columns-repeated="2"/>
          <table:table-cell table:formula="of:=AVERAGE([.A169:.E169])" office:value-type="float" office:value="2648.8" calcext:value-type="float">
            <text:p>2648.8</text:p>
          </table:table-cell>
          <table:table-cell table:formula="of:=AVERAGE([.G169:.K169])" office:value-type="float" office:value="1663.678" calcext:value-type="float">
            <text:p>1663.678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3002" calcext:value-type="float">
            <text:p>3002</text:p>
          </table:table-cell>
          <table:table-cell office:value-type="float" office:value="2462" calcext:value-type="float">
            <text:p>2462</text:p>
          </table:table-cell>
          <table:table-cell office:value-type="float" office:value="2347" calcext:value-type="float">
            <text:p>2347</text:p>
          </table:table-cell>
          <table:table-cell office:value-type="float" office:value="2777" calcext:value-type="float">
            <text:p>2777</text:p>
          </table:table-cell>
          <table:table-cell/>
          <table:table-cell office:value-type="float" office:value="1668.85" calcext:value-type="float">
            <text:p>1668.85</text:p>
          </table:table-cell>
          <table:table-cell office:value-type="float" office:value="1931.27" calcext:value-type="float">
            <text:p>1931.27</text:p>
          </table:table-cell>
          <table:table-cell office:value-type="float" office:value="1624.35" calcext:value-type="float">
            <text:p>1624.35</text:p>
          </table:table-cell>
          <table:table-cell office:value-type="float" office:value="1467.73" calcext:value-type="float">
            <text:p>1467.73</text:p>
          </table:table-cell>
          <table:table-cell office:value-type="float" office:value="1882.33" calcext:value-type="float">
            <text:p>1882.33</text:p>
          </table:table-cell>
          <table:table-cell table:number-columns-repeated="2"/>
          <table:table-cell table:formula="of:=AVERAGE([.A170:.E170])" office:value-type="float" office:value="2614" calcext:value-type="float">
            <text:p>2614</text:p>
          </table:table-cell>
          <table:table-cell table:formula="of:=AVERAGE([.G170:.K170])" office:value-type="float" office:value="1714.906" calcext:value-type="float">
            <text:p>1714.906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3102" calcext:value-type="float">
            <text:p>3102</text:p>
          </table:table-cell>
          <table:table-cell office:value-type="float" office:value="2597" calcext:value-type="float">
            <text:p>2597</text:p>
          </table:table-cell>
          <table:table-cell office:value-type="float" office:value="2377" calcext:value-type="float">
            <text:p>2377</text:p>
          </table:table-cell>
          <table:table-cell office:value-type="float" office:value="2907" calcext:value-type="float">
            <text:p>2907</text:p>
          </table:table-cell>
          <table:table-cell/>
          <table:table-cell office:value-type="float" office:value="1633.19" calcext:value-type="float">
            <text:p>1633.19</text:p>
          </table:table-cell>
          <table:table-cell office:value-type="float" office:value="1891.22" calcext:value-type="float">
            <text:p>1891.22</text:p>
          </table:table-cell>
          <table:table-cell office:value-type="float" office:value="1552.68" calcext:value-type="float">
            <text:p>1552.68</text:p>
          </table:table-cell>
          <table:table-cell office:value-type="float" office:value="1409.16" calcext:value-type="float">
            <text:p>1409.16</text:p>
          </table:table-cell>
          <table:table-cell office:value-type="float" office:value="1980.29" calcext:value-type="float">
            <text:p>1980.29</text:p>
          </table:table-cell>
          <table:table-cell table:number-columns-repeated="2"/>
          <table:table-cell table:formula="of:=AVERAGE([.A171:.E171])" office:value-type="float" office:value="2712" calcext:value-type="float">
            <text:p>2712</text:p>
          </table:table-cell>
          <table:table-cell table:formula="of:=AVERAGE([.G171:.K171])" office:value-type="float" office:value="1693.308" calcext:value-type="float">
            <text:p>1693.308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3002" calcext:value-type="float">
            <text:p>3002</text:p>
          </table:table-cell>
          <table:table-cell office:value-type="float" office:value="2642" calcext:value-type="float">
            <text:p>2642</text:p>
          </table:table-cell>
          <table:table-cell office:value-type="float" office:value="2297" calcext:value-type="float">
            <text:p>2297</text:p>
          </table:table-cell>
          <table:table-cell office:value-type="float" office:value="2887" calcext:value-type="float">
            <text:p>2887</text:p>
          </table:table-cell>
          <table:table-cell/>
          <table:table-cell office:value-type="float" office:value="1739.8" calcext:value-type="float">
            <text:p>1739.8</text:p>
          </table:table-cell>
          <table:table-cell office:value-type="float" office:value="2001.96" calcext:value-type="float">
            <text:p>2001.96</text:p>
          </table:table-cell>
          <table:table-cell office:value-type="float" office:value="1606.18" calcext:value-type="float">
            <text:p>1606.18</text:p>
          </table:table-cell>
          <table:table-cell office:value-type="float" office:value="1448.29" calcext:value-type="float">
            <text:p>1448.29</text:p>
          </table:table-cell>
          <table:table-cell office:value-type="float" office:value="1983.27" calcext:value-type="float">
            <text:p>1983.27</text:p>
          </table:table-cell>
          <table:table-cell table:number-columns-repeated="2"/>
          <table:table-cell table:formula="of:=AVERAGE([.A172:.E172])" office:value-type="float" office:value="2701" calcext:value-type="float">
            <text:p>2701</text:p>
          </table:table-cell>
          <table:table-cell table:formula="of:=AVERAGE([.G172:.K172])" office:value-type="float" office:value="1755.9" calcext:value-type="float">
            <text:p>1755.9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3302" calcext:value-type="float">
            <text:p>3302</text:p>
          </table:table-cell>
          <table:table-cell office:value-type="float" office:value="2582" calcext:value-type="float">
            <text:p>2582</text:p>
          </table:table-cell>
          <table:table-cell office:value-type="float" office:value="2432" calcext:value-type="float">
            <text:p>2432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605.19" calcext:value-type="float">
            <text:p>1605.19</text:p>
          </table:table-cell>
          <table:table-cell office:value-type="float" office:value="1800.75" calcext:value-type="float">
            <text:p>1800.75</text:p>
          </table:table-cell>
          <table:table-cell office:value-type="float" office:value="1652.83" calcext:value-type="float">
            <text:p>1652.83</text:p>
          </table:table-cell>
          <table:table-cell office:value-type="float" office:value="1460.08" calcext:value-type="float">
            <text:p>1460.08</text:p>
          </table:table-cell>
          <table:table-cell office:value-type="float" office:value="1976.49" calcext:value-type="float">
            <text:p>1976.49</text:p>
          </table:table-cell>
          <table:table-cell table:number-columns-repeated="2"/>
          <table:table-cell table:formula="of:=AVERAGE([.A173:.E173])" office:value-type="float" office:value="2698" calcext:value-type="float">
            <text:p>2698</text:p>
          </table:table-cell>
          <table:table-cell table:formula="of:=AVERAGE([.G173:.K173])" office:value-type="float" office:value="1699.068" calcext:value-type="float">
            <text:p>1699.068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3002" calcext:value-type="float">
            <text:p>3002</text:p>
          </table:table-cell>
          <table:table-cell office:value-type="float" office:value="2407" calcext:value-type="float">
            <text:p>2407</text:p>
          </table:table-cell>
          <table:table-cell office:value-type="float" office:value="2212" calcext:value-type="float">
            <text:p>2212</text:p>
          </table:table-cell>
          <table:table-cell office:value-type="float" office:value="2887" calcext:value-type="float">
            <text:p>2887</text:p>
          </table:table-cell>
          <table:table-cell/>
          <table:table-cell office:value-type="float" office:value="1684.48" calcext:value-type="float">
            <text:p>1684.48</text:p>
          </table:table-cell>
          <table:table-cell office:value-type="float" office:value="1782.32" calcext:value-type="float">
            <text:p>1782.32</text:p>
          </table:table-cell>
          <table:table-cell office:value-type="float" office:value="1586.1" calcext:value-type="float">
            <text:p>1586.1</text:p>
          </table:table-cell>
          <table:table-cell office:value-type="float" office:value="1415.62" calcext:value-type="float">
            <text:p>1415.62</text:p>
          </table:table-cell>
          <table:table-cell office:value-type="float" office:value="2069.2" calcext:value-type="float">
            <text:p>2069.2</text:p>
          </table:table-cell>
          <table:table-cell table:number-columns-repeated="2"/>
          <table:table-cell table:formula="of:=AVERAGE([.A174:.E174])" office:value-type="float" office:value="2644" calcext:value-type="float">
            <text:p>2644</text:p>
          </table:table-cell>
          <table:table-cell table:formula="of:=AVERAGE([.G174:.K174])" office:value-type="float" office:value="1707.544" calcext:value-type="float">
            <text:p>1707.544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3002" calcext:value-type="float">
            <text:p>3002</text:p>
          </table:table-cell>
          <table:table-cell office:value-type="float" office:value="2797" calcext:value-type="float">
            <text:p>2797</text:p>
          </table:table-cell>
          <table:table-cell office:value-type="float" office:value="2362" calcext:value-type="float">
            <text:p>2362</text:p>
          </table:table-cell>
          <table:table-cell office:value-type="float" office:value="2857" calcext:value-type="float">
            <text:p>2857</text:p>
          </table:table-cell>
          <table:table-cell/>
          <table:table-cell office:value-type="float" office:value="1654.03" calcext:value-type="float">
            <text:p>1654.03</text:p>
          </table:table-cell>
          <table:table-cell office:value-type="float" office:value="2083.12" calcext:value-type="float">
            <text:p>2083.12</text:p>
          </table:table-cell>
          <table:table-cell office:value-type="float" office:value="1544.33" calcext:value-type="float">
            <text:p>1544.33</text:p>
          </table:table-cell>
          <table:table-cell office:value-type="float" office:value="1449.07" calcext:value-type="float">
            <text:p>1449.07</text:p>
          </table:table-cell>
          <table:table-cell office:value-type="float" office:value="2037.4" calcext:value-type="float">
            <text:p>2037.4</text:p>
          </table:table-cell>
          <table:table-cell table:number-columns-repeated="2"/>
          <table:table-cell table:formula="of:=AVERAGE([.A175:.E175])" office:value-type="float" office:value="2728" calcext:value-type="float">
            <text:p>2728</text:p>
          </table:table-cell>
          <table:table-cell table:formula="of:=AVERAGE([.G175:.K175])" office:value-type="float" office:value="1753.59" calcext:value-type="float">
            <text:p>1753.59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3352" calcext:value-type="float">
            <text:p>3352</text:p>
          </table:table-cell>
          <table:table-cell office:value-type="float" office:value="2637" calcext:value-type="float">
            <text:p>2637</text:p>
          </table:table-cell>
          <table:table-cell office:value-type="float" office:value="2212" calcext:value-type="float">
            <text:p>2212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float" office:value="1618.72" calcext:value-type="float">
            <text:p>1618.72</text:p>
          </table:table-cell>
          <table:table-cell office:value-type="float" office:value="1742.07" calcext:value-type="float">
            <text:p>1742.07</text:p>
          </table:table-cell>
          <table:table-cell office:value-type="float" office:value="1655.3" calcext:value-type="float">
            <text:p>1655.3</text:p>
          </table:table-cell>
          <table:table-cell office:value-type="float" office:value="1332.08" calcext:value-type="float">
            <text:p>1332.08</text:p>
          </table:table-cell>
          <table:table-cell office:value-type="float" office:value="1966.44" calcext:value-type="float">
            <text:p>1966.44</text:p>
          </table:table-cell>
          <table:table-cell table:number-columns-repeated="2"/>
          <table:table-cell table:formula="of:=AVERAGE([.A176:.E176])" office:value-type="float" office:value="2773" calcext:value-type="float">
            <text:p>2773</text:p>
          </table:table-cell>
          <table:table-cell table:formula="of:=AVERAGE([.G176:.K176])" office:value-type="float" office:value="1662.922" calcext:value-type="float">
            <text:p>1662.922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3092" calcext:value-type="float">
            <text:p>3092</text:p>
          </table:table-cell>
          <table:table-cell office:value-type="float" office:value="2447" calcext:value-type="float">
            <text:p>2447</text:p>
          </table:table-cell>
          <table:table-cell office:value-type="float" office:value="2147" calcext:value-type="float">
            <text:p>2147</text:p>
          </table:table-cell>
          <table:table-cell office:value-type="float" office:value="2742" calcext:value-type="float">
            <text:p>2742</text:p>
          </table:table-cell>
          <table:table-cell/>
          <table:table-cell office:value-type="float" office:value="1653.05" calcext:value-type="float">
            <text:p>1653.05</text:p>
          </table:table-cell>
          <table:table-cell office:value-type="float" office:value="1903.02" calcext:value-type="float">
            <text:p>1903.02</text:p>
          </table:table-cell>
          <table:table-cell office:value-type="float" office:value="1630.52" calcext:value-type="float">
            <text:p>1630.52</text:p>
          </table:table-cell>
          <table:table-cell office:value-type="float" office:value="1274.53" calcext:value-type="float">
            <text:p>1274.53</text:p>
          </table:table-cell>
          <table:table-cell office:value-type="float" office:value="2102.54" calcext:value-type="float">
            <text:p>2102.54</text:p>
          </table:table-cell>
          <table:table-cell table:number-columns-repeated="2"/>
          <table:table-cell table:formula="of:=AVERAGE([.A177:.E177])" office:value-type="float" office:value="2640" calcext:value-type="float">
            <text:p>2640</text:p>
          </table:table-cell>
          <table:table-cell table:formula="of:=AVERAGE([.G177:.K177])" office:value-type="float" office:value="1712.732" calcext:value-type="float">
            <text:p>1712.732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3352" calcext:value-type="float">
            <text:p>3352</text:p>
          </table:table-cell>
          <table:table-cell office:value-type="float" office:value="2652" calcext:value-type="float">
            <text:p>2652</text:p>
          </table:table-cell>
          <table:table-cell office:value-type="float" office:value="2522" calcext:value-type="float">
            <text:p>2522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1573.02" calcext:value-type="float">
            <text:p>1573.02</text:p>
          </table:table-cell>
          <table:table-cell office:value-type="float" office:value="2023.99" calcext:value-type="float">
            <text:p>2023.99</text:p>
          </table:table-cell>
          <table:table-cell office:value-type="float" office:value="1606.94" calcext:value-type="float">
            <text:p>1606.94</text:p>
          </table:table-cell>
          <table:table-cell office:value-type="float" office:value="1371.08" calcext:value-type="float">
            <text:p>1371.08</text:p>
          </table:table-cell>
          <table:table-cell office:value-type="float" office:value="2002.56" calcext:value-type="float">
            <text:p>2002.56</text:p>
          </table:table-cell>
          <table:table-cell table:number-columns-repeated="2"/>
          <table:table-cell table:formula="of:=AVERAGE([.A178:.E178])" office:value-type="float" office:value="2826" calcext:value-type="float">
            <text:p>2826</text:p>
          </table:table-cell>
          <table:table-cell table:formula="of:=AVERAGE([.G178:.K178])" office:value-type="float" office:value="1715.518" calcext:value-type="float">
            <text:p>1715.518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3002" calcext:value-type="float">
            <text:p>3002</text:p>
          </table:table-cell>
          <table:table-cell office:value-type="float" office:value="2662" calcext:value-type="float">
            <text:p>2662</text:p>
          </table:table-cell>
          <table:table-cell office:value-type="float" office:value="2137" calcext:value-type="float">
            <text:p>2137</text:p>
          </table:table-cell>
          <table:table-cell office:value-type="float" office:value="2942" calcext:value-type="float">
            <text:p>2942</text:p>
          </table:table-cell>
          <table:table-cell/>
          <table:table-cell office:value-type="float" office:value="1485.47" calcext:value-type="float">
            <text:p>1485.47</text:p>
          </table:table-cell>
          <table:table-cell office:value-type="float" office:value="1795.33" calcext:value-type="float">
            <text:p>1795.33</text:p>
          </table:table-cell>
          <table:table-cell office:value-type="float" office:value="1584.84" calcext:value-type="float">
            <text:p>1584.84</text:p>
          </table:table-cell>
          <table:table-cell office:value-type="float" office:value="1295.71" calcext:value-type="float">
            <text:p>1295.71</text:p>
          </table:table-cell>
          <table:table-cell office:value-type="float" office:value="2027.76" calcext:value-type="float">
            <text:p>2027.76</text:p>
          </table:table-cell>
          <table:table-cell table:number-columns-repeated="2"/>
          <table:table-cell table:formula="of:=AVERAGE([.A179:.E179])" office:value-type="float" office:value="2663" calcext:value-type="float">
            <text:p>2663</text:p>
          </table:table-cell>
          <table:table-cell table:formula="of:=AVERAGE([.G179:.K179])" office:value-type="float" office:value="1637.822" calcext:value-type="float">
            <text:p>1637.822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3340" calcext:value-type="float">
            <text:p>3340</text:p>
          </table:table-cell>
          <table:table-cell office:value-type="float" office:value="2502" calcext:value-type="float">
            <text:p>2502</text:p>
          </table:table-cell>
          <table:table-cell office:value-type="float" office:value="2352" calcext:value-type="float">
            <text:p>2352</text:p>
          </table:table-cell>
          <table:table-cell office:value-type="float" office:value="2907" calcext:value-type="float">
            <text:p>2907</text:p>
          </table:table-cell>
          <table:table-cell/>
          <table:table-cell office:value-type="float" office:value="1606.13" calcext:value-type="float">
            <text:p>1606.13</text:p>
          </table:table-cell>
          <table:table-cell office:value-type="float" office:value="1997.17" calcext:value-type="float">
            <text:p>1997.17</text:p>
          </table:table-cell>
          <table:table-cell office:value-type="float" office:value="1475.54" calcext:value-type="float">
            <text:p>1475.54</text:p>
          </table:table-cell>
          <table:table-cell office:value-type="float" office:value="1313.48" calcext:value-type="float">
            <text:p>1313.48</text:p>
          </table:table-cell>
          <table:table-cell office:value-type="float" office:value="2003.85" calcext:value-type="float">
            <text:p>2003.85</text:p>
          </table:table-cell>
          <table:table-cell table:number-columns-repeated="2"/>
          <table:table-cell table:formula="of:=AVERAGE([.A180:.E180])" office:value-type="float" office:value="2758.8" calcext:value-type="float">
            <text:p>2758.8</text:p>
          </table:table-cell>
          <table:table-cell table:formula="of:=AVERAGE([.G180:.K180])" office:value-type="float" office:value="1679.234" calcext:value-type="float">
            <text:p>1679.234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3352" calcext:value-type="float">
            <text:p>3352</text:p>
          </table:table-cell>
          <table:table-cell office:value-type="float" office:value="2567" calcext:value-type="float">
            <text:p>2567</text:p>
          </table:table-cell>
          <table:table-cell office:value-type="float" office:value="2147" calcext:value-type="float">
            <text:p>2147</text:p>
          </table:table-cell>
          <table:table-cell office:value-type="float" office:value="2781" calcext:value-type="float">
            <text:p>2781</text:p>
          </table:table-cell>
          <table:table-cell/>
          <table:table-cell office:value-type="float" office:value="1580.63" calcext:value-type="float">
            <text:p>1580.63</text:p>
          </table:table-cell>
          <table:table-cell office:value-type="float" office:value="1840.5" calcext:value-type="float">
            <text:p>1840.5</text:p>
          </table:table-cell>
          <table:table-cell office:value-type="float" office:value="1604.62" calcext:value-type="float">
            <text:p>1604.62</text:p>
          </table:table-cell>
          <table:table-cell office:value-type="float" office:value="1324.57" calcext:value-type="float">
            <text:p>1324.57</text:p>
          </table:table-cell>
          <table:table-cell office:value-type="float" office:value="1989.7" calcext:value-type="float">
            <text:p>1989.7</text:p>
          </table:table-cell>
          <table:table-cell table:number-columns-repeated="2"/>
          <table:table-cell table:formula="of:=AVERAGE([.A181:.E181])" office:value-type="float" office:value="2654.8" calcext:value-type="float">
            <text:p>2654.8</text:p>
          </table:table-cell>
          <table:table-cell table:formula="of:=AVERAGE([.G181:.K181])" office:value-type="float" office:value="1668.004" calcext:value-type="float">
            <text:p>1668.004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3002" calcext:value-type="float">
            <text:p>3002</text:p>
          </table:table-cell>
          <table:table-cell office:value-type="float" office:value="2582" calcext:value-type="float">
            <text:p>2582</text:p>
          </table:table-cell>
          <table:table-cell office:value-type="float" office:value="2482" calcext:value-type="float">
            <text:p>2482</text:p>
          </table:table-cell>
          <table:table-cell office:value-type="float" office:value="3142" calcext:value-type="float">
            <text:p>3142</text:p>
          </table:table-cell>
          <table:table-cell/>
          <table:table-cell office:value-type="float" office:value="1630.62" calcext:value-type="float">
            <text:p>1630.62</text:p>
          </table:table-cell>
          <table:table-cell office:value-type="float" office:value="2022.08" calcext:value-type="float">
            <text:p>2022.08</text:p>
          </table:table-cell>
          <table:table-cell office:value-type="float" office:value="1596.5" calcext:value-type="float">
            <text:p>1596.5</text:p>
          </table:table-cell>
          <table:table-cell office:value-type="float" office:value="1370.95" calcext:value-type="float">
            <text:p>1370.95</text:p>
          </table:table-cell>
          <table:table-cell office:value-type="float" office:value="1915.61" calcext:value-type="float">
            <text:p>1915.61</text:p>
          </table:table-cell>
          <table:table-cell table:number-columns-repeated="2"/>
          <table:table-cell table:formula="of:=AVERAGE([.A182:.E182])" office:value-type="float" office:value="2726" calcext:value-type="float">
            <text:p>2726</text:p>
          </table:table-cell>
          <table:table-cell table:formula="of:=AVERAGE([.G182:.K182])" office:value-type="float" office:value="1707.152" calcext:value-type="float">
            <text:p>1707.152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3282" calcext:value-type="float">
            <text:p>3282</text:p>
          </table:table-cell>
          <table:table-cell office:value-type="float" office:value="2777" calcext:value-type="float">
            <text:p>2777</text:p>
          </table:table-cell>
          <table:table-cell office:value-type="float" office:value="2462" calcext:value-type="float">
            <text:p>2462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1592.83" calcext:value-type="float">
            <text:p>1592.83</text:p>
          </table:table-cell>
          <table:table-cell office:value-type="float" office:value="2009.63" calcext:value-type="float">
            <text:p>2009.63</text:p>
          </table:table-cell>
          <table:table-cell office:value-type="float" office:value="1593.23" calcext:value-type="float">
            <text:p>1593.23</text:p>
          </table:table-cell>
          <table:table-cell office:value-type="float" office:value="1354.31" calcext:value-type="float">
            <text:p>1354.31</text:p>
          </table:table-cell>
          <table:table-cell office:value-type="float" office:value="1883.85" calcext:value-type="float">
            <text:p>1883.85</text:p>
          </table:table-cell>
          <table:table-cell table:number-columns-repeated="2"/>
          <table:table-cell table:formula="of:=AVERAGE([.A183:.E183])" office:value-type="float" office:value="2784" calcext:value-type="float">
            <text:p>2784</text:p>
          </table:table-cell>
          <table:table-cell table:formula="of:=AVERAGE([.G183:.K183])" office:value-type="float" office:value="1686.77" calcext:value-type="float">
            <text:p>1686.77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3002" calcext:value-type="float">
            <text:p>3002</text:p>
          </table:table-cell>
          <table:table-cell office:value-type="float" office:value="2697" calcext:value-type="float">
            <text:p>2697</text:p>
          </table:table-cell>
          <table:table-cell office:value-type="float" office:value="2352" calcext:value-type="float">
            <text:p>2352</text:p>
          </table:table-cell>
          <table:table-cell office:value-type="float" office:value="2802" calcext:value-type="float">
            <text:p>2802</text:p>
          </table:table-cell>
          <table:table-cell/>
          <table:table-cell office:value-type="float" office:value="1606.12" calcext:value-type="float">
            <text:p>1606.12</text:p>
          </table:table-cell>
          <table:table-cell office:value-type="float" office:value="1933.14" calcext:value-type="float">
            <text:p>1933.14</text:p>
          </table:table-cell>
          <table:table-cell office:value-type="float" office:value="1605.68" calcext:value-type="float">
            <text:p>1605.68</text:p>
          </table:table-cell>
          <table:table-cell office:value-type="float" office:value="1411.6" calcext:value-type="float">
            <text:p>1411.6</text:p>
          </table:table-cell>
          <table:table-cell office:value-type="float" office:value="1909.79" calcext:value-type="float">
            <text:p>1909.79</text:p>
          </table:table-cell>
          <table:table-cell table:number-columns-repeated="2"/>
          <table:table-cell table:formula="of:=AVERAGE([.A184:.E184])" office:value-type="float" office:value="2664" calcext:value-type="float">
            <text:p>2664</text:p>
          </table:table-cell>
          <table:table-cell table:formula="of:=AVERAGE([.G184:.K184])" office:value-type="float" office:value="1693.266" calcext:value-type="float">
            <text:p>1693.266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3442" calcext:value-type="float">
            <text:p>3442</text:p>
          </table:table-cell>
          <table:table-cell office:value-type="float" office:value="2692" calcext:value-type="float">
            <text:p>2692</text:p>
          </table:table-cell>
          <table:table-cell office:value-type="float" office:value="2562" calcext:value-type="float">
            <text:p>2562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1658.93" calcext:value-type="float">
            <text:p>1658.93</text:p>
          </table:table-cell>
          <table:table-cell office:value-type="float" office:value="2268.13" calcext:value-type="float">
            <text:p>2268.13</text:p>
          </table:table-cell>
          <table:table-cell office:value-type="float" office:value="1580.5" calcext:value-type="float">
            <text:p>1580.5</text:p>
          </table:table-cell>
          <table:table-cell office:value-type="float" office:value="1448.55" calcext:value-type="float">
            <text:p>1448.55</text:p>
          </table:table-cell>
          <table:table-cell office:value-type="float" office:value="2043.06" calcext:value-type="float">
            <text:p>2043.06</text:p>
          </table:table-cell>
          <table:table-cell table:number-columns-repeated="2"/>
          <table:table-cell table:formula="of:=AVERAGE([.A185:.E185])" office:value-type="float" office:value="2899" calcext:value-type="float">
            <text:p>2899</text:p>
          </table:table-cell>
          <table:table-cell table:formula="of:=AVERAGE([.G185:.K185])" office:value-type="float" office:value="1799.834" calcext:value-type="float">
            <text:p>1799.834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3352" calcext:value-type="float">
            <text:p>3352</text:p>
          </table:table-cell>
          <table:table-cell office:value-type="float" office:value="2862" calcext:value-type="float">
            <text:p>2862</text:p>
          </table:table-cell>
          <table:table-cell office:value-type="float" office:value="2127" calcext:value-type="float">
            <text:p>2127</text:p>
          </table:table-cell>
          <table:table-cell office:value-type="float" office:value="2902" calcext:value-type="float">
            <text:p>2902</text:p>
          </table:table-cell>
          <table:table-cell/>
          <table:table-cell office:value-type="float" office:value="1500.41" calcext:value-type="float">
            <text:p>1500.41</text:p>
          </table:table-cell>
          <table:table-cell office:value-type="float" office:value="2070" calcext:value-type="float">
            <text:p>2070</text:p>
          </table:table-cell>
          <table:table-cell office:value-type="float" office:value="1538.56" calcext:value-type="float">
            <text:p>1538.56</text:p>
          </table:table-cell>
          <table:table-cell office:value-type="float" office:value="1281.58" calcext:value-type="float">
            <text:p>1281.58</text:p>
          </table:table-cell>
          <table:table-cell office:value-type="float" office:value="2059.16" calcext:value-type="float">
            <text:p>2059.16</text:p>
          </table:table-cell>
          <table:table-cell table:number-columns-repeated="2"/>
          <table:table-cell table:formula="of:=AVERAGE([.A186:.E186])" office:value-type="float" office:value="2725" calcext:value-type="float">
            <text:p>2725</text:p>
          </table:table-cell>
          <table:table-cell table:formula="of:=AVERAGE([.G186:.K186])" office:value-type="float" office:value="1689.942" calcext:value-type="float">
            <text:p>1689.942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3047" calcext:value-type="float">
            <text:p>3047</text:p>
          </table:table-cell>
          <table:table-cell office:value-type="float" office:value="2287" calcext:value-type="float">
            <text:p>2287</text:p>
          </table:table-cell>
          <table:table-cell office:value-type="float" office:value="2247" calcext:value-type="float">
            <text:p>2247</text:p>
          </table:table-cell>
          <table:table-cell office:value-type="float" office:value="2937" calcext:value-type="float">
            <text:p>2937</text:p>
          </table:table-cell>
          <table:table-cell/>
          <table:table-cell office:value-type="float" office:value="1512.71" calcext:value-type="float">
            <text:p>1512.71</text:p>
          </table:table-cell>
          <table:table-cell office:value-type="float" office:value="1757.67" calcext:value-type="float">
            <text:p>1757.67</text:p>
          </table:table-cell>
          <table:table-cell office:value-type="float" office:value="1423.4" calcext:value-type="float">
            <text:p>1423.4</text:p>
          </table:table-cell>
          <table:table-cell office:value-type="float" office:value="1277.95" calcext:value-type="float">
            <text:p>1277.95</text:p>
          </table:table-cell>
          <table:table-cell office:value-type="float" office:value="1906.35" calcext:value-type="float">
            <text:p>1906.35</text:p>
          </table:table-cell>
          <table:table-cell table:number-columns-repeated="2"/>
          <table:table-cell table:formula="of:=AVERAGE([.A187:.E187])" office:value-type="float" office:value="2580.6" calcext:value-type="float">
            <text:p>2580.6</text:p>
          </table:table-cell>
          <table:table-cell table:formula="of:=AVERAGE([.G187:.K187])" office:value-type="float" office:value="1575.616" calcext:value-type="float">
            <text:p>1575.616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3352" calcext:value-type="float">
            <text:p>3352</text:p>
          </table:table-cell>
          <table:table-cell office:value-type="float" office:value="2492" calcext:value-type="float">
            <text:p>2492</text:p>
          </table:table-cell>
          <table:table-cell office:value-type="float" office:value="2282" calcext:value-type="float">
            <text:p>2282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526.82" calcext:value-type="float">
            <text:p>1526.82</text:p>
          </table:table-cell>
          <table:table-cell office:value-type="float" office:value="2067.93" calcext:value-type="float">
            <text:p>2067.93</text:p>
          </table:table-cell>
          <table:table-cell office:value-type="float" office:value="1581.31" calcext:value-type="float">
            <text:p>1581.31</text:p>
          </table:table-cell>
          <table:table-cell office:value-type="float" office:value="1381.53" calcext:value-type="float">
            <text:p>1381.53</text:p>
          </table:table-cell>
          <table:table-cell office:value-type="float" office:value="1858.18" calcext:value-type="float">
            <text:p>1858.18</text:p>
          </table:table-cell>
          <table:table-cell table:number-columns-repeated="2"/>
          <table:table-cell table:formula="of:=AVERAGE([.A188:.E188])" office:value-type="float" office:value="2702.4" calcext:value-type="float">
            <text:p>2702.4</text:p>
          </table:table-cell>
          <table:table-cell table:formula="of:=AVERAGE([.G188:.K188])" office:value-type="float" office:value="1683.154" calcext:value-type="float">
            <text:p>1683.154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3027" calcext:value-type="float">
            <text:p>3027</text:p>
          </table:table-cell>
          <table:table-cell office:value-type="float" office:value="2357" calcext:value-type="float">
            <text:p>2357</text:p>
          </table:table-cell>
          <table:table-cell office:value-type="float" office:value="2288" calcext:value-type="float">
            <text:p>2288</text:p>
          </table:table-cell>
          <table:table-cell office:value-type="float" office:value="2892" calcext:value-type="float">
            <text:p>2892</text:p>
          </table:table-cell>
          <table:table-cell/>
          <table:table-cell office:value-type="float" office:value="1509.25" calcext:value-type="float">
            <text:p>1509.25</text:p>
          </table:table-cell>
          <table:table-cell office:value-type="float" office:value="2051.24" calcext:value-type="float">
            <text:p>2051.24</text:p>
          </table:table-cell>
          <table:table-cell office:value-type="float" office:value="1543.15" calcext:value-type="float">
            <text:p>1543.15</text:p>
          </table:table-cell>
          <table:table-cell office:value-type="float" office:value="1278.08" calcext:value-type="float">
            <text:p>1278.08</text:p>
          </table:table-cell>
          <table:table-cell office:value-type="float" office:value="1978.92" calcext:value-type="float">
            <text:p>1978.92</text:p>
          </table:table-cell>
          <table:table-cell table:number-columns-repeated="2"/>
          <table:table-cell table:formula="of:=AVERAGE([.A189:.E189])" office:value-type="float" office:value="2611.2" calcext:value-type="float">
            <text:p>2611.2</text:p>
          </table:table-cell>
          <table:table-cell table:formula="of:=AVERAGE([.G189:.K189])" office:value-type="float" office:value="1672.128" calcext:value-type="float">
            <text:p>1672.128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3352" calcext:value-type="float">
            <text:p>3352</text:p>
          </table:table-cell>
          <table:table-cell office:value-type="float" office:value="2537" calcext:value-type="float">
            <text:p>2537</text:p>
          </table:table-cell>
          <table:table-cell office:value-type="float" office:value="2187" calcext:value-type="float">
            <text:p>2187</text:p>
          </table:table-cell>
          <table:table-cell office:value-type="float" office:value="2842" calcext:value-type="float">
            <text:p>2842</text:p>
          </table:table-cell>
          <table:table-cell/>
          <table:table-cell office:value-type="float" office:value="1540.44" calcext:value-type="float">
            <text:p>1540.44</text:p>
          </table:table-cell>
          <table:table-cell office:value-type="float" office:value="1972.7" calcext:value-type="float">
            <text:p>1972.7</text:p>
          </table:table-cell>
          <table:table-cell office:value-type="float" office:value="1617.23" calcext:value-type="float">
            <text:p>1617.23</text:p>
          </table:table-cell>
          <table:table-cell office:value-type="float" office:value="1316.46" calcext:value-type="float">
            <text:p>1316.46</text:p>
          </table:table-cell>
          <table:table-cell office:value-type="float" office:value="2068.92" calcext:value-type="float">
            <text:p>2068.92</text:p>
          </table:table-cell>
          <table:table-cell table:number-columns-repeated="2"/>
          <table:table-cell table:formula="of:=AVERAGE([.A190:.E190])" office:value-type="float" office:value="2751" calcext:value-type="float">
            <text:p>2751</text:p>
          </table:table-cell>
          <table:table-cell table:formula="of:=AVERAGE([.G190:.K190])" office:value-type="float" office:value="1703.15" calcext:value-type="float">
            <text:p>1703.15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3352" calcext:value-type="float">
            <text:p>3352</text:p>
          </table:table-cell>
          <table:table-cell office:value-type="float" office:value="2367" calcext:value-type="float">
            <text:p>2367</text:p>
          </table:table-cell>
          <table:table-cell office:value-type="float" office:value="2291" calcext:value-type="float">
            <text:p>2291</text:p>
          </table:table-cell>
          <table:table-cell office:value-type="float" office:value="3042" calcext:value-type="float">
            <text:p>3042</text:p>
          </table:table-cell>
          <table:table-cell/>
          <table:table-cell office:value-type="float" office:value="1521.62" calcext:value-type="float">
            <text:p>1521.62</text:p>
          </table:table-cell>
          <table:table-cell office:value-type="float" office:value="2055.37" calcext:value-type="float">
            <text:p>2055.37</text:p>
          </table:table-cell>
          <table:table-cell office:value-type="float" office:value="1460.69" calcext:value-type="float">
            <text:p>1460.69</text:p>
          </table:table-cell>
          <table:table-cell office:value-type="float" office:value="1357.41" calcext:value-type="float">
            <text:p>1357.41</text:p>
          </table:table-cell>
          <table:table-cell office:value-type="float" office:value="2021.14" calcext:value-type="float">
            <text:p>2021.14</text:p>
          </table:table-cell>
          <table:table-cell table:number-columns-repeated="2"/>
          <table:table-cell table:formula="of:=AVERAGE([.A191:.E191])" office:value-type="float" office:value="2717.8" calcext:value-type="float">
            <text:p>2717.8</text:p>
          </table:table-cell>
          <table:table-cell table:formula="of:=AVERAGE([.G191:.K191])" office:value-type="float" office:value="1683.246" calcext:value-type="float">
            <text:p>1683.246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3002" calcext:value-type="float">
            <text:p>3002</text:p>
          </table:table-cell>
          <table:table-cell office:value-type="float" office:value="2887" calcext:value-type="float">
            <text:p>2887</text:p>
          </table:table-cell>
          <table:table-cell office:value-type="float" office:value="2192" calcext:value-type="float">
            <text:p>2192</text:p>
          </table:table-cell>
          <table:table-cell office:value-type="float" office:value="2782" calcext:value-type="float">
            <text:p>2782</text:p>
          </table:table-cell>
          <table:table-cell/>
          <table:table-cell office:value-type="float" office:value="1620.38" calcext:value-type="float">
            <text:p>1620.38</text:p>
          </table:table-cell>
          <table:table-cell office:value-type="float" office:value="2103.44" calcext:value-type="float">
            <text:p>2103.44</text:p>
          </table:table-cell>
          <table:table-cell office:value-type="float" office:value="1546.63" calcext:value-type="float">
            <text:p>1546.63</text:p>
          </table:table-cell>
          <table:table-cell office:value-type="float" office:value="1331.23" calcext:value-type="float">
            <text:p>1331.23</text:p>
          </table:table-cell>
          <table:table-cell office:value-type="float" office:value="1983.5" calcext:value-type="float">
            <text:p>1983.5</text:p>
          </table:table-cell>
          <table:table-cell table:number-columns-repeated="2"/>
          <table:table-cell table:formula="of:=AVERAGE([.A192:.E192])" office:value-type="float" office:value="2649" calcext:value-type="float">
            <text:p>2649</text:p>
          </table:table-cell>
          <table:table-cell table:formula="of:=AVERAGE([.G192:.K192])" office:value-type="float" office:value="1717.036" calcext:value-type="float">
            <text:p>1717.036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2995" calcext:value-type="float">
            <text:p>2995</text:p>
          </table:table-cell>
          <table:table-cell office:value-type="float" office:value="2527" calcext:value-type="float">
            <text:p>2527</text:p>
          </table:table-cell>
          <table:table-cell office:value-type="float" office:value="2337" calcext:value-type="float">
            <text:p>2337</text:p>
          </table:table-cell>
          <table:table-cell office:value-type="float" office:value="3132" calcext:value-type="float">
            <text:p>3132</text:p>
          </table:table-cell>
          <table:table-cell/>
          <table:table-cell office:value-type="float" office:value="1543.41" calcext:value-type="float">
            <text:p>1543.41</text:p>
          </table:table-cell>
          <table:table-cell office:value-type="float" office:value="1877.43" calcext:value-type="float">
            <text:p>1877.43</text:p>
          </table:table-cell>
          <table:table-cell office:value-type="float" office:value="1527.34" calcext:value-type="float">
            <text:p>1527.34</text:p>
          </table:table-cell>
          <table:table-cell office:value-type="float" office:value="1416.89" calcext:value-type="float">
            <text:p>1416.89</text:p>
          </table:table-cell>
          <table:table-cell office:value-type="float" office:value="2070.86" calcext:value-type="float">
            <text:p>2070.86</text:p>
          </table:table-cell>
          <table:table-cell table:number-columns-repeated="2"/>
          <table:table-cell table:formula="of:=AVERAGE([.A193:.E193])" office:value-type="float" office:value="2734.4" calcext:value-type="float">
            <text:p>2734.4</text:p>
          </table:table-cell>
          <table:table-cell table:formula="of:=AVERAGE([.G193:.K193])" office:value-type="float" office:value="1687.186" calcext:value-type="float">
            <text:p>1687.186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3477" calcext:value-type="float">
            <text:p>3477</text:p>
          </table:table-cell>
          <table:table-cell office:value-type="float" office:value="2541" calcext:value-type="float">
            <text:p>2541</text:p>
          </table:table-cell>
          <table:table-cell office:value-type="float" office:value="2312" calcext:value-type="float">
            <text:p>2312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573" calcext:value-type="float">
            <text:p>1573</text:p>
          </table:table-cell>
          <table:table-cell office:value-type="float" office:value="2011.82" calcext:value-type="float">
            <text:p>2011.82</text:p>
          </table:table-cell>
          <table:table-cell office:value-type="float" office:value="1480.22" calcext:value-type="float">
            <text:p>1480.22</text:p>
          </table:table-cell>
          <table:table-cell office:value-type="float" office:value="1338.41" calcext:value-type="float">
            <text:p>1338.41</text:p>
          </table:table-cell>
          <table:table-cell office:value-type="float" office:value="2070.72" calcext:value-type="float">
            <text:p>2070.72</text:p>
          </table:table-cell>
          <table:table-cell table:number-columns-repeated="2"/>
          <table:table-cell table:formula="of:=AVERAGE([.A194:.E194])" office:value-type="float" office:value="2787.8" calcext:value-type="float">
            <text:p>2787.8</text:p>
          </table:table-cell>
          <table:table-cell table:formula="of:=AVERAGE([.G194:.K194])" office:value-type="float" office:value="1694.834" calcext:value-type="float">
            <text:p>1694.834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3312" calcext:value-type="float">
            <text:p>3312</text:p>
          </table:table-cell>
          <table:table-cell office:value-type="float" office:value="2562" calcext:value-type="float">
            <text:p>2562</text:p>
          </table:table-cell>
          <table:table-cell office:value-type="float" office:value="2612" calcext:value-type="float">
            <text:p>2612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1643.16" calcext:value-type="float">
            <text:p>1643.16</text:p>
          </table:table-cell>
          <table:table-cell office:value-type="float" office:value="2163.64" calcext:value-type="float">
            <text:p>2163.64</text:p>
          </table:table-cell>
          <table:table-cell office:value-type="float" office:value="1621.87" calcext:value-type="float">
            <text:p>1621.87</text:p>
          </table:table-cell>
          <table:table-cell office:value-type="float" office:value="1391.63" calcext:value-type="float">
            <text:p>1391.63</text:p>
          </table:table-cell>
          <table:table-cell office:value-type="float" office:value="1900.86" calcext:value-type="float">
            <text:p>1900.86</text:p>
          </table:table-cell>
          <table:table-cell table:number-columns-repeated="2"/>
          <table:table-cell table:formula="of:=AVERAGE([.A195:.E195])" office:value-type="float" office:value="2864" calcext:value-type="float">
            <text:p>2864</text:p>
          </table:table-cell>
          <table:table-cell table:formula="of:=AVERAGE([.G195:.K195])" office:value-type="float" office:value="1744.232" calcext:value-type="float">
            <text:p>1744.232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3402" calcext:value-type="float">
            <text:p>3402</text:p>
          </table:table-cell>
          <table:table-cell office:value-type="float" office:value="2162" calcext:value-type="float">
            <text:p>2162</text:p>
          </table:table-cell>
          <table:table-cell office:value-type="float" office:value="2462" calcext:value-type="float">
            <text:p>2462</text:p>
          </table:table-cell>
          <table:table-cell office:value-type="float" office:value="2777" calcext:value-type="float">
            <text:p>2777</text:p>
          </table:table-cell>
          <table:table-cell/>
          <table:table-cell office:value-type="float" office:value="1724.66" calcext:value-type="float">
            <text:p>1724.66</text:p>
          </table:table-cell>
          <table:table-cell office:value-type="float" office:value="2040.53" calcext:value-type="float">
            <text:p>2040.53</text:p>
          </table:table-cell>
          <table:table-cell office:value-type="float" office:value="1440.83" calcext:value-type="float">
            <text:p>1440.83</text:p>
          </table:table-cell>
          <table:table-cell office:value-type="float" office:value="1363.94" calcext:value-type="float">
            <text:p>1363.94</text:p>
          </table:table-cell>
          <table:table-cell office:value-type="float" office:value="1872.68" calcext:value-type="float">
            <text:p>1872.68</text:p>
          </table:table-cell>
          <table:table-cell table:number-columns-repeated="2"/>
          <table:table-cell table:formula="of:=AVERAGE([.A196:.E196])" office:value-type="float" office:value="2656" calcext:value-type="float">
            <text:p>2656</text:p>
          </table:table-cell>
          <table:table-cell table:formula="of:=AVERAGE([.G196:.K196])" office:value-type="float" office:value="1688.528" calcext:value-type="float">
            <text:p>1688.528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3152" calcext:value-type="float">
            <text:p>3152</text:p>
          </table:table-cell>
          <table:table-cell office:value-type="float" office:value="2802" calcext:value-type="float">
            <text:p>2802</text:p>
          </table:table-cell>
          <table:table-cell office:value-type="float" office:value="2387" calcext:value-type="float">
            <text:p>2387</text:p>
          </table:table-cell>
          <table:table-cell office:value-type="float" office:value="2787" calcext:value-type="float">
            <text:p>2787</text:p>
          </table:table-cell>
          <table:table-cell/>
          <table:table-cell office:value-type="float" office:value="1557.59" calcext:value-type="float">
            <text:p>1557.59</text:p>
          </table:table-cell>
          <table:table-cell office:value-type="float" office:value="1841.73" calcext:value-type="float">
            <text:p>1841.73</text:p>
          </table:table-cell>
          <table:table-cell office:value-type="float" office:value="1683.7" calcext:value-type="float">
            <text:p>1683.7</text:p>
          </table:table-cell>
          <table:table-cell office:value-type="float" office:value="1319.2" calcext:value-type="float">
            <text:p>1319.2</text:p>
          </table:table-cell>
          <table:table-cell office:value-type="float" office:value="1965.96" calcext:value-type="float">
            <text:p>1965.96</text:p>
          </table:table-cell>
          <table:table-cell table:number-columns-repeated="2"/>
          <table:table-cell table:formula="of:=AVERAGE([.A197:.E197])" office:value-type="float" office:value="2721" calcext:value-type="float">
            <text:p>2721</text:p>
          </table:table-cell>
          <table:table-cell table:formula="of:=AVERAGE([.G197:.K197])" office:value-type="float" office:value="1673.636" calcext:value-type="float">
            <text:p>1673.636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3254" calcext:value-type="float">
            <text:p>3254</text:p>
          </table:table-cell>
          <table:table-cell office:value-type="float" office:value="2862" calcext:value-type="float">
            <text:p>2862</text:p>
          </table:table-cell>
          <table:table-cell office:value-type="float" office:value="2432" calcext:value-type="float">
            <text:p>2432</text:p>
          </table:table-cell>
          <table:table-cell office:value-type="float" office:value="2907" calcext:value-type="float">
            <text:p>2907</text:p>
          </table:table-cell>
          <table:table-cell/>
          <table:table-cell office:value-type="float" office:value="1672.37" calcext:value-type="float">
            <text:p>1672.37</text:p>
          </table:table-cell>
          <table:table-cell office:value-type="float" office:value="1996.45" calcext:value-type="float">
            <text:p>1996.45</text:p>
          </table:table-cell>
          <table:table-cell office:value-type="float" office:value="1662.91" calcext:value-type="float">
            <text:p>1662.91</text:p>
          </table:table-cell>
          <table:table-cell office:value-type="float" office:value="1293.72" calcext:value-type="float">
            <text:p>1293.72</text:p>
          </table:table-cell>
          <table:table-cell office:value-type="float" office:value="1963.76" calcext:value-type="float">
            <text:p>1963.76</text:p>
          </table:table-cell>
          <table:table-cell table:number-columns-repeated="2"/>
          <table:table-cell table:formula="of:=AVERAGE([.A198:.E198])" office:value-type="float" office:value="2807.2" calcext:value-type="float">
            <text:p>2807.2</text:p>
          </table:table-cell>
          <table:table-cell table:formula="of:=AVERAGE([.G198:.K198])" office:value-type="float" office:value="1717.842" calcext:value-type="float">
            <text:p>1717.842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3352" calcext:value-type="float">
            <text:p>3352</text:p>
          </table:table-cell>
          <table:table-cell office:value-type="float" office:value="2842" calcext:value-type="float">
            <text:p>2842</text:p>
          </table:table-cell>
          <table:table-cell office:value-type="float" office:value="2047" calcext:value-type="float">
            <text:p>2047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1705" calcext:value-type="float">
            <text:p>1705</text:p>
          </table:table-cell>
          <table:table-cell office:value-type="float" office:value="2023.46" calcext:value-type="float">
            <text:p>2023.46</text:p>
          </table:table-cell>
          <table:table-cell office:value-type="float" office:value="1629.65" calcext:value-type="float">
            <text:p>1629.65</text:p>
          </table:table-cell>
          <table:table-cell office:value-type="float" office:value="1306.5" calcext:value-type="float">
            <text:p>1306.5</text:p>
          </table:table-cell>
          <table:table-cell office:value-type="float" office:value="2025.84" calcext:value-type="float">
            <text:p>2025.84</text:p>
          </table:table-cell>
          <table:table-cell table:number-columns-repeated="2"/>
          <table:table-cell table:formula="of:=AVERAGE([.A199:.E199])" office:value-type="float" office:value="2759" calcext:value-type="float">
            <text:p>2759</text:p>
          </table:table-cell>
          <table:table-cell table:formula="of:=AVERAGE([.G199:.K199])" office:value-type="float" office:value="1738.09" calcext:value-type="float">
            <text:p>1738.09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3097" calcext:value-type="float">
            <text:p>3097</text:p>
          </table:table-cell>
          <table:table-cell office:value-type="float" office:value="2682" calcext:value-type="float">
            <text:p>2682</text:p>
          </table:table-cell>
          <table:table-cell office:value-type="float" office:value="2247" calcext:value-type="float">
            <text:p>2247</text:p>
          </table:table-cell>
          <table:table-cell office:value-type="float" office:value="2817" calcext:value-type="float">
            <text:p>2817</text:p>
          </table:table-cell>
          <table:table-cell/>
          <table:table-cell office:value-type="float" office:value="1595.92" calcext:value-type="float">
            <text:p>1595.92</text:p>
          </table:table-cell>
          <table:table-cell office:value-type="float" office:value="2050.61" calcext:value-type="float">
            <text:p>2050.61</text:p>
          </table:table-cell>
          <table:table-cell office:value-type="float" office:value="1507.75" calcext:value-type="float">
            <text:p>1507.75</text:p>
          </table:table-cell>
          <table:table-cell office:value-type="float" office:value="1307.68" calcext:value-type="float">
            <text:p>1307.68</text:p>
          </table:table-cell>
          <table:table-cell office:value-type="float" office:value="2006.16" calcext:value-type="float">
            <text:p>2006.16</text:p>
          </table:table-cell>
          <table:table-cell table:number-columns-repeated="2"/>
          <table:table-cell table:formula="of:=AVERAGE([.A200:.E200])" office:value-type="float" office:value="2722" calcext:value-type="float">
            <text:p>2722</text:p>
          </table:table-cell>
          <table:table-cell table:formula="of:=AVERAGE([.G200:.K200])" office:value-type="float" office:value="1693.624" calcext:value-type="float">
            <text:p>1693.624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352" calcext:value-type="float">
            <text:p>3352</text:p>
          </table:table-cell>
          <table:table-cell office:value-type="float" office:value="2772" calcext:value-type="float">
            <text:p>2772</text:p>
          </table:table-cell>
          <table:table-cell office:value-type="float" office:value="2072" calcext:value-type="float">
            <text:p>2072</text:p>
          </table:table-cell>
          <table:table-cell office:value-type="float" office:value="2967" calcext:value-type="float">
            <text:p>2967</text:p>
          </table:table-cell>
          <table:table-cell/>
          <table:table-cell office:value-type="float" office:value="1662.35" calcext:value-type="float">
            <text:p>1662.35</text:p>
          </table:table-cell>
          <table:table-cell office:value-type="float" office:value="2060.11" calcext:value-type="float">
            <text:p>2060.11</text:p>
          </table:table-cell>
          <table:table-cell office:value-type="float" office:value="1542.62" calcext:value-type="float">
            <text:p>1542.62</text:p>
          </table:table-cell>
          <table:table-cell office:value-type="float" office:value="1280.79" calcext:value-type="float">
            <text:p>1280.79</text:p>
          </table:table-cell>
          <table:table-cell office:value-type="float" office:value="2101.56" calcext:value-type="float">
            <text:p>2101.56</text:p>
          </table:table-cell>
          <table:table-cell table:number-columns-repeated="2"/>
          <table:table-cell table:formula="of:=AVERAGE([.A201:.E201])" office:value-type="float" office:value="2721" calcext:value-type="float">
            <text:p>2721</text:p>
          </table:table-cell>
          <table:table-cell table:formula="of:=AVERAGE([.G201:.K201])" office:value-type="float" office:value="1729.486" calcext:value-type="float">
            <text:p>1729.486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3347" calcext:value-type="float">
            <text:p>3347</text:p>
          </table:table-cell>
          <table:table-cell office:value-type="float" office:value="2552" calcext:value-type="float">
            <text:p>2552</text:p>
          </table:table-cell>
          <table:table-cell office:value-type="float" office:value="2132" calcext:value-type="float">
            <text:p>2132</text:p>
          </table:table-cell>
          <table:table-cell office:value-type="float" office:value="2952" calcext:value-type="float">
            <text:p>2952</text:p>
          </table:table-cell>
          <table:table-cell/>
          <table:table-cell office:value-type="float" office:value="1701.96" calcext:value-type="float">
            <text:p>1701.96</text:p>
          </table:table-cell>
          <table:table-cell office:value-type="float" office:value="2233.91" calcext:value-type="float">
            <text:p>2233.91</text:p>
          </table:table-cell>
          <table:table-cell office:value-type="float" office:value="1601.52" calcext:value-type="float">
            <text:p>1601.52</text:p>
          </table:table-cell>
          <table:table-cell office:value-type="float" office:value="1310.82" calcext:value-type="float">
            <text:p>1310.82</text:p>
          </table:table-cell>
          <table:table-cell office:value-type="float" office:value="1990.4" calcext:value-type="float">
            <text:p>1990.4</text:p>
          </table:table-cell>
          <table:table-cell table:number-columns-repeated="2"/>
          <table:table-cell table:formula="of:=AVERAGE([.A202:.E202])" office:value-type="float" office:value="2762" calcext:value-type="float">
            <text:p>2762</text:p>
          </table:table-cell>
          <table:table-cell table:formula="of:=AVERAGE([.G202:.K202])" office:value-type="float" office:value="1767.722" calcext:value-type="float">
            <text:p>1767.722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3062" calcext:value-type="float">
            <text:p>3062</text:p>
          </table:table-cell>
          <table:table-cell office:value-type="float" office:value="2842" calcext:value-type="float">
            <text:p>2842</text:p>
          </table:table-cell>
          <table:table-cell office:value-type="float" office:value="2507" calcext:value-type="float">
            <text:p>2507</text:p>
          </table:table-cell>
          <table:table-cell office:value-type="float" office:value="2830" calcext:value-type="float">
            <text:p>2830</text:p>
          </table:table-cell>
          <table:table-cell/>
          <table:table-cell office:value-type="float" office:value="1719.19" calcext:value-type="float">
            <text:p>1719.19</text:p>
          </table:table-cell>
          <table:table-cell office:value-type="float" office:value="2017.81" calcext:value-type="float">
            <text:p>2017.81</text:p>
          </table:table-cell>
          <table:table-cell office:value-type="float" office:value="1572.24" calcext:value-type="float">
            <text:p>1572.24</text:p>
          </table:table-cell>
          <table:table-cell office:value-type="float" office:value="1368.15" calcext:value-type="float">
            <text:p>1368.15</text:p>
          </table:table-cell>
          <table:table-cell office:value-type="float" office:value="1988.05" calcext:value-type="float">
            <text:p>1988.05</text:p>
          </table:table-cell>
          <table:table-cell table:number-columns-repeated="2"/>
          <table:table-cell table:formula="of:=AVERAGE([.A203:.E203])" office:value-type="float" office:value="2822.6" calcext:value-type="float">
            <text:p>2822.6</text:p>
          </table:table-cell>
          <table:table-cell table:formula="of:=AVERAGE([.G203:.K203])" office:value-type="float" office:value="1733.088" calcext:value-type="float">
            <text:p>1733.088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3152" calcext:value-type="float">
            <text:p>3152</text:p>
          </table:table-cell>
          <table:table-cell office:value-type="float" office:value="2692" calcext:value-type="float">
            <text:p>2692</text:p>
          </table:table-cell>
          <table:table-cell office:value-type="float" office:value="2372" calcext:value-type="float">
            <text:p>2372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float" office:value="1428.47" calcext:value-type="float">
            <text:p>1428.47</text:p>
          </table:table-cell>
          <table:table-cell office:value-type="float" office:value="2103.96" calcext:value-type="float">
            <text:p>2103.96</text:p>
          </table:table-cell>
          <table:table-cell office:value-type="float" office:value="1518.54" calcext:value-type="float">
            <text:p>1518.54</text:p>
          </table:table-cell>
          <table:table-cell office:value-type="float" office:value="1247.05" calcext:value-type="float">
            <text:p>1247.05</text:p>
          </table:table-cell>
          <table:table-cell office:value-type="float" office:value="1895.11" calcext:value-type="float">
            <text:p>1895.11</text:p>
          </table:table-cell>
          <table:table-cell table:number-columns-repeated="2"/>
          <table:table-cell table:formula="of:=AVERAGE([.A204:.E204])" office:value-type="float" office:value="2780.8" calcext:value-type="float">
            <text:p>2780.8</text:p>
          </table:table-cell>
          <table:table-cell table:formula="of:=AVERAGE([.G204:.K204])" office:value-type="float" office:value="1638.626" calcext:value-type="float">
            <text:p>1638.626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3282" calcext:value-type="float">
            <text:p>3282</text:p>
          </table:table-cell>
          <table:table-cell office:value-type="float" office:value="2822" calcext:value-type="float">
            <text:p>2822</text:p>
          </table:table-cell>
          <table:table-cell office:value-type="float" office:value="2162" calcext:value-type="float">
            <text:p>2162</text:p>
          </table:table-cell>
          <table:table-cell office:value-type="float" office:value="2832" calcext:value-type="float">
            <text:p>2832</text:p>
          </table:table-cell>
          <table:table-cell/>
          <table:table-cell office:value-type="float" office:value="1626.5" calcext:value-type="float">
            <text:p>1626.5</text:p>
          </table:table-cell>
          <table:table-cell office:value-type="float" office:value="2191.59" calcext:value-type="float">
            <text:p>2191.59</text:p>
          </table:table-cell>
          <table:table-cell office:value-type="float" office:value="1610.45" calcext:value-type="float">
            <text:p>1610.45</text:p>
          </table:table-cell>
          <table:table-cell office:value-type="float" office:value="1272.06" calcext:value-type="float">
            <text:p>1272.06</text:p>
          </table:table-cell>
          <table:table-cell office:value-type="float" office:value="1946.83" calcext:value-type="float">
            <text:p>1946.83</text:p>
          </table:table-cell>
          <table:table-cell table:number-columns-repeated="2"/>
          <table:table-cell table:formula="of:=AVERAGE([.A205:.E205])" office:value-type="float" office:value="2734" calcext:value-type="float">
            <text:p>2734</text:p>
          </table:table-cell>
          <table:table-cell table:formula="of:=AVERAGE([.G205:.K205])" office:value-type="float" office:value="1729.486" calcext:value-type="float">
            <text:p>1729.486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3097" calcext:value-type="float">
            <text:p>3097</text:p>
          </table:table-cell>
          <table:table-cell office:value-type="float" office:value="2557" calcext:value-type="float">
            <text:p>2557</text:p>
          </table:table-cell>
          <table:table-cell office:value-type="float" office:value="2192" calcext:value-type="float">
            <text:p>2192</text:p>
          </table:table-cell>
          <table:table-cell office:value-type="float" office:value="2902" calcext:value-type="float">
            <text:p>2902</text:p>
          </table:table-cell>
          <table:table-cell/>
          <table:table-cell office:value-type="float" office:value="1577.63" calcext:value-type="float">
            <text:p>1577.63</text:p>
          </table:table-cell>
          <table:table-cell office:value-type="float" office:value="1978.13" calcext:value-type="float">
            <text:p>1978.13</text:p>
          </table:table-cell>
          <table:table-cell office:value-type="float" office:value="1636.27" calcext:value-type="float">
            <text:p>1636.27</text:p>
          </table:table-cell>
          <table:table-cell office:value-type="float" office:value="1291.04" calcext:value-type="float">
            <text:p>1291.04</text:p>
          </table:table-cell>
          <table:table-cell office:value-type="float" office:value="1939.25" calcext:value-type="float">
            <text:p>1939.25</text:p>
          </table:table-cell>
          <table:table-cell table:number-columns-repeated="2"/>
          <table:table-cell table:formula="of:=AVERAGE([.A206:.E206])" office:value-type="float" office:value="2692" calcext:value-type="float">
            <text:p>2692</text:p>
          </table:table-cell>
          <table:table-cell table:formula="of:=AVERAGE([.G206:.K206])" office:value-type="float" office:value="1684.464" calcext:value-type="float">
            <text:p>1684.464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3268" calcext:value-type="float">
            <text:p>3268</text:p>
          </table:table-cell>
          <table:table-cell office:value-type="float" office:value="2767" calcext:value-type="float">
            <text:p>2767</text:p>
          </table:table-cell>
          <table:table-cell office:value-type="float" office:value="2127" calcext:value-type="float">
            <text:p>2127</text:p>
          </table:table-cell>
          <table:table-cell office:value-type="float" office:value="2887" calcext:value-type="float">
            <text:p>2887</text:p>
          </table:table-cell>
          <table:table-cell/>
          <table:table-cell office:value-type="float" office:value="1385.72" calcext:value-type="float">
            <text:p>1385.72</text:p>
          </table:table-cell>
          <table:table-cell office:value-type="float" office:value="2119.31" calcext:value-type="float">
            <text:p>2119.31</text:p>
          </table:table-cell>
          <table:table-cell office:value-type="float" office:value="1492.88" calcext:value-type="float">
            <text:p>1492.88</text:p>
          </table:table-cell>
          <table:table-cell office:value-type="float" office:value="1364.17" calcext:value-type="float">
            <text:p>1364.17</text:p>
          </table:table-cell>
          <table:table-cell office:value-type="float" office:value="1975.55" calcext:value-type="float">
            <text:p>1975.55</text:p>
          </table:table-cell>
          <table:table-cell table:number-columns-repeated="2"/>
          <table:table-cell table:formula="of:=AVERAGE([.A207:.E207])" office:value-type="float" office:value="2752.2" calcext:value-type="float">
            <text:p>2752.2</text:p>
          </table:table-cell>
          <table:table-cell table:formula="of:=AVERAGE([.G207:.K207])" office:value-type="float" office:value="1667.526" calcext:value-type="float">
            <text:p>1667.526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3032" calcext:value-type="float">
            <text:p>3032</text:p>
          </table:table-cell>
          <table:table-cell office:value-type="float" office:value="2548" calcext:value-type="float">
            <text:p>2548</text:p>
          </table:table-cell>
          <table:table-cell office:value-type="float" office:value="2287" calcext:value-type="float">
            <text:p>2287</text:p>
          </table:table-cell>
          <table:table-cell office:value-type="float" office:value="2832" calcext:value-type="float">
            <text:p>2832</text:p>
          </table:table-cell>
          <table:table-cell/>
          <table:table-cell office:value-type="float" office:value="1564.15" calcext:value-type="float">
            <text:p>1564.15</text:p>
          </table:table-cell>
          <table:table-cell office:value-type="float" office:value="2155.23" calcext:value-type="float">
            <text:p>2155.23</text:p>
          </table:table-cell>
          <table:table-cell office:value-type="float" office:value="1558.46" calcext:value-type="float">
            <text:p>1558.46</text:p>
          </table:table-cell>
          <table:table-cell office:value-type="float" office:value="1408.59" calcext:value-type="float">
            <text:p>1408.59</text:p>
          </table:table-cell>
          <table:table-cell office:value-type="float" office:value="2034.88" calcext:value-type="float">
            <text:p>2034.88</text:p>
          </table:table-cell>
          <table:table-cell table:number-columns-repeated="2"/>
          <table:table-cell table:formula="of:=AVERAGE([.A208:.E208])" office:value-type="float" office:value="2715.2" calcext:value-type="float">
            <text:p>2715.2</text:p>
          </table:table-cell>
          <table:table-cell table:formula="of:=AVERAGE([.G208:.K208])" office:value-type="float" office:value="1744.262" calcext:value-type="float">
            <text:p>1744.262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3277" calcext:value-type="float">
            <text:p>3277</text:p>
          </table:table-cell>
          <table:table-cell office:value-type="float" office:value="2422" calcext:value-type="float">
            <text:p>2422</text:p>
          </table:table-cell>
          <table:table-cell office:value-type="float" office:value="2492" calcext:value-type="float">
            <text:p>2492</text:p>
          </table:table-cell>
          <table:table-cell office:value-type="float" office:value="2952" calcext:value-type="float">
            <text:p>2952</text:p>
          </table:table-cell>
          <table:table-cell/>
          <table:table-cell office:value-type="float" office:value="1666.72" calcext:value-type="float">
            <text:p>1666.72</text:p>
          </table:table-cell>
          <table:table-cell office:value-type="float" office:value="2014.63" calcext:value-type="float">
            <text:p>2014.63</text:p>
          </table:table-cell>
          <table:table-cell office:value-type="float" office:value="1545.63" calcext:value-type="float">
            <text:p>1545.63</text:p>
          </table:table-cell>
          <table:table-cell office:value-type="float" office:value="1409" calcext:value-type="float">
            <text:p>1409</text:p>
          </table:table-cell>
          <table:table-cell office:value-type="float" office:value="1982.34" calcext:value-type="float">
            <text:p>1982.34</text:p>
          </table:table-cell>
          <table:table-cell table:number-columns-repeated="2"/>
          <table:table-cell table:formula="of:=AVERAGE([.A209:.E209])" office:value-type="float" office:value="2735" calcext:value-type="float">
            <text:p>2735</text:p>
          </table:table-cell>
          <table:table-cell table:formula="of:=AVERAGE([.G209:.K209])" office:value-type="float" office:value="1723.664" calcext:value-type="float">
            <text:p>1723.664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3352" calcext:value-type="float">
            <text:p>3352</text:p>
          </table:table-cell>
          <table:table-cell office:value-type="float" office:value="2752" calcext:value-type="float">
            <text:p>2752</text:p>
          </table:table-cell>
          <table:table-cell office:value-type="float" office:value="2172" calcext:value-type="float">
            <text:p>2172</text:p>
          </table:table-cell>
          <table:table-cell office:value-type="float" office:value="3097" calcext:value-type="float">
            <text:p>3097</text:p>
          </table:table-cell>
          <table:table-cell/>
          <table:table-cell office:value-type="float" office:value="1530.15" calcext:value-type="float">
            <text:p>1530.15</text:p>
          </table:table-cell>
          <table:table-cell office:value-type="float" office:value="1944.4" calcext:value-type="float">
            <text:p>1944.4</text:p>
          </table:table-cell>
          <table:table-cell office:value-type="float" office:value="1512.79" calcext:value-type="float">
            <text:p>1512.79</text:p>
          </table:table-cell>
          <table:table-cell office:value-type="float" office:value="1442.8" calcext:value-type="float">
            <text:p>1442.8</text:p>
          </table:table-cell>
          <table:table-cell office:value-type="float" office:value="1963.68" calcext:value-type="float">
            <text:p>1963.68</text:p>
          </table:table-cell>
          <table:table-cell table:number-columns-repeated="2"/>
          <table:table-cell table:formula="of:=AVERAGE([.A210:.E210])" office:value-type="float" office:value="2843.8" calcext:value-type="float">
            <text:p>2843.8</text:p>
          </table:table-cell>
          <table:table-cell table:formula="of:=AVERAGE([.G210:.K210])" office:value-type="float" office:value="1678.764" calcext:value-type="float">
            <text:p>1678.764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3352" calcext:value-type="float">
            <text:p>3352</text:p>
          </table:table-cell>
          <table:table-cell office:value-type="float" office:value="2747" calcext:value-type="float">
            <text:p>2747</text:p>
          </table:table-cell>
          <table:table-cell office:value-type="float" office:value="2357" calcext:value-type="float">
            <text:p>2357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1654.1" calcext:value-type="float">
            <text:p>1654.1</text:p>
          </table:table-cell>
          <table:table-cell office:value-type="float" office:value="2180.65" calcext:value-type="float">
            <text:p>2180.65</text:p>
          </table:table-cell>
          <table:table-cell office:value-type="float" office:value="1613.3" calcext:value-type="float">
            <text:p>1613.3</text:p>
          </table:table-cell>
          <table:table-cell office:value-type="float" office:value="1386.75" calcext:value-type="float">
            <text:p>1386.75</text:p>
          </table:table-cell>
          <table:table-cell office:value-type="float" office:value="1988.81" calcext:value-type="float">
            <text:p>1988.81</text:p>
          </table:table-cell>
          <table:table-cell table:number-columns-repeated="2"/>
          <table:table-cell table:formula="of:=AVERAGE([.A211:.E211])" office:value-type="float" office:value="2839" calcext:value-type="float">
            <text:p>2839</text:p>
          </table:table-cell>
          <table:table-cell table:formula="of:=AVERAGE([.G211:.K211])" office:value-type="float" office:value="1764.722" calcext:value-type="float">
            <text:p>1764.722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3282" calcext:value-type="float">
            <text:p>3282</text:p>
          </table:table-cell>
          <table:table-cell office:value-type="float" office:value="2617" calcext:value-type="float">
            <text:p>2617</text:p>
          </table:table-cell>
          <table:table-cell office:value-type="float" office:value="2282" calcext:value-type="float">
            <text:p>2282</text:p>
          </table:table-cell>
          <table:table-cell office:value-type="float" office:value="3387" calcext:value-type="float">
            <text:p>3387</text:p>
          </table:table-cell>
          <table:table-cell/>
          <table:table-cell office:value-type="float" office:value="1664.86" calcext:value-type="float">
            <text:p>1664.86</text:p>
          </table:table-cell>
          <table:table-cell office:value-type="float" office:value="2084.13" calcext:value-type="float">
            <text:p>2084.13</text:p>
          </table:table-cell>
          <table:table-cell office:value-type="float" office:value="1451.11" calcext:value-type="float">
            <text:p>1451.11</text:p>
          </table:table-cell>
          <table:table-cell office:value-type="float" office:value="1485.05" calcext:value-type="float">
            <text:p>1485.05</text:p>
          </table:table-cell>
          <table:table-cell office:value-type="float" office:value="2206.03" calcext:value-type="float">
            <text:p>2206.03</text:p>
          </table:table-cell>
          <table:table-cell table:number-columns-repeated="2"/>
          <table:table-cell table:formula="of:=AVERAGE([.A212:.E212])" office:value-type="float" office:value="2917" calcext:value-type="float">
            <text:p>2917</text:p>
          </table:table-cell>
          <table:table-cell table:formula="of:=AVERAGE([.G212:.K212])" office:value-type="float" office:value="1778.236" calcext:value-type="float">
            <text:p>1778.236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3162" calcext:value-type="float">
            <text:p>3162</text:p>
          </table:table-cell>
          <table:table-cell office:value-type="float" office:value="2512" calcext:value-type="float">
            <text:p>2512</text:p>
          </table:table-cell>
          <table:table-cell office:value-type="float" office:value="2437" calcext:value-type="float">
            <text:p>2437</text:p>
          </table:table-cell>
          <table:table-cell office:value-type="float" office:value="3097" calcext:value-type="float">
            <text:p>3097</text:p>
          </table:table-cell>
          <table:table-cell/>
          <table:table-cell office:value-type="float" office:value="1647.04" calcext:value-type="float">
            <text:p>1647.04</text:p>
          </table:table-cell>
          <table:table-cell office:value-type="float" office:value="2199.84" calcext:value-type="float">
            <text:p>2199.84</text:p>
          </table:table-cell>
          <table:table-cell office:value-type="float" office:value="1502.92" calcext:value-type="float">
            <text:p>1502.92</text:p>
          </table:table-cell>
          <table:table-cell office:value-type="float" office:value="1430.31" calcext:value-type="float">
            <text:p>1430.31</text:p>
          </table:table-cell>
          <table:table-cell office:value-type="float" office:value="1990.58" calcext:value-type="float">
            <text:p>1990.58</text:p>
          </table:table-cell>
          <table:table-cell table:number-columns-repeated="2"/>
          <table:table-cell table:formula="of:=AVERAGE([.A213:.E213])" office:value-type="float" office:value="2798" calcext:value-type="float">
            <text:p>2798</text:p>
          </table:table-cell>
          <table:table-cell table:formula="of:=AVERAGE([.G213:.K213])" office:value-type="float" office:value="1754.138" calcext:value-type="float">
            <text:p>1754.138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3162" calcext:value-type="float">
            <text:p>3162</text:p>
          </table:table-cell>
          <table:table-cell office:value-type="float" office:value="2527" calcext:value-type="float">
            <text:p>2527</text:p>
          </table:table-cell>
          <table:table-cell office:value-type="float" office:value="2332" calcext:value-type="float">
            <text:p>2332</text:p>
          </table:table-cell>
          <table:table-cell office:value-type="float" office:value="3407" calcext:value-type="float">
            <text:p>3407</text:p>
          </table:table-cell>
          <table:table-cell/>
          <table:table-cell office:value-type="float" office:value="1586.93" calcext:value-type="float">
            <text:p>1586.93</text:p>
          </table:table-cell>
          <table:table-cell office:value-type="float" office:value="2120.76" calcext:value-type="float">
            <text:p>2120.76</text:p>
          </table:table-cell>
          <table:table-cell office:value-type="float" office:value="1464.98" calcext:value-type="float">
            <text:p>1464.98</text:p>
          </table:table-cell>
          <table:table-cell office:value-type="float" office:value="1362.32" calcext:value-type="float">
            <text:p>1362.32</text:p>
          </table:table-cell>
          <table:table-cell office:value-type="float" office:value="2049.13" calcext:value-type="float">
            <text:p>2049.13</text:p>
          </table:table-cell>
          <table:table-cell table:number-columns-repeated="2"/>
          <table:table-cell table:formula="of:=AVERAGE([.A214:.E214])" office:value-type="float" office:value="2821" calcext:value-type="float">
            <text:p>2821</text:p>
          </table:table-cell>
          <table:table-cell table:formula="of:=AVERAGE([.G214:.K214])" office:value-type="float" office:value="1716.824" calcext:value-type="float">
            <text:p>1716.824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3127" calcext:value-type="float">
            <text:p>3127</text:p>
          </table:table-cell>
          <table:table-cell office:value-type="float" office:value="2532" calcext:value-type="float">
            <text:p>2532</text:p>
          </table:table-cell>
          <table:table-cell office:value-type="float" office:value="2503" calcext:value-type="float">
            <text:p>2503</text:p>
          </table:table-cell>
          <table:table-cell office:value-type="float" office:value="3117" calcext:value-type="float">
            <text:p>3117</text:p>
          </table:table-cell>
          <table:table-cell/>
          <table:table-cell office:value-type="float" office:value="1576.08" calcext:value-type="float">
            <text:p>1576.08</text:p>
          </table:table-cell>
          <table:table-cell office:value-type="float" office:value="2053.11" calcext:value-type="float">
            <text:p>2053.11</text:p>
          </table:table-cell>
          <table:table-cell office:value-type="float" office:value="1402.68" calcext:value-type="float">
            <text:p>1402.68</text:p>
          </table:table-cell>
          <table:table-cell office:value-type="float" office:value="1398.74" calcext:value-type="float">
            <text:p>1398.74</text:p>
          </table:table-cell>
          <table:table-cell office:value-type="float" office:value="2061.91" calcext:value-type="float">
            <text:p>2061.91</text:p>
          </table:table-cell>
          <table:table-cell table:number-columns-repeated="2"/>
          <table:table-cell table:formula="of:=AVERAGE([.A215:.E215])" office:value-type="float" office:value="2812.2" calcext:value-type="float">
            <text:p>2812.2</text:p>
          </table:table-cell>
          <table:table-cell table:formula="of:=AVERAGE([.G215:.K215])" office:value-type="float" office:value="1698.504" calcext:value-type="float">
            <text:p>1698.504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3126" calcext:value-type="float">
            <text:p>3126</text:p>
          </table:table-cell>
          <table:table-cell office:value-type="float" office:value="2517" calcext:value-type="float">
            <text:p>2517</text:p>
          </table:table-cell>
          <table:table-cell office:value-type="float" office:value="2457" calcext:value-type="float">
            <text:p>2457</text:p>
          </table:table-cell>
          <table:table-cell office:value-type="float" office:value="3077" calcext:value-type="float">
            <text:p>3077</text:p>
          </table:table-cell>
          <table:table-cell/>
          <table:table-cell office:value-type="float" office:value="1679.26" calcext:value-type="float">
            <text:p>1679.26</text:p>
          </table:table-cell>
          <table:table-cell office:value-type="float" office:value="2106.3" calcext:value-type="float">
            <text:p>2106.3</text:p>
          </table:table-cell>
          <table:table-cell office:value-type="float" office:value="1391.96" calcext:value-type="float">
            <text:p>1391.96</text:p>
          </table:table-cell>
          <table:table-cell office:value-type="float" office:value="1566.89" calcext:value-type="float">
            <text:p>1566.89</text:p>
          </table:table-cell>
          <table:table-cell office:value-type="float" office:value="1897.02" calcext:value-type="float">
            <text:p>1897.02</text:p>
          </table:table-cell>
          <table:table-cell table:number-columns-repeated="2"/>
          <table:table-cell table:formula="of:=AVERAGE([.A216:.E216])" office:value-type="float" office:value="2828.8" calcext:value-type="float">
            <text:p>2828.8</text:p>
          </table:table-cell>
          <table:table-cell table:formula="of:=AVERAGE([.G216:.K216])" office:value-type="float" office:value="1728.286" calcext:value-type="float">
            <text:p>1728.286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3347" calcext:value-type="float">
            <text:p>3347</text:p>
          </table:table-cell>
          <table:table-cell office:value-type="float" office:value="2587" calcext:value-type="float">
            <text:p>2587</text:p>
          </table:table-cell>
          <table:table-cell office:value-type="float" office:value="2297" calcext:value-type="float">
            <text:p>2297</text:p>
          </table:table-cell>
          <table:table-cell office:value-type="float" office:value="2907" calcext:value-type="float">
            <text:p>2907</text:p>
          </table:table-cell>
          <table:table-cell/>
          <table:table-cell office:value-type="float" office:value="1462.27" calcext:value-type="float">
            <text:p>1462.27</text:p>
          </table:table-cell>
          <table:table-cell office:value-type="float" office:value="2100.61" calcext:value-type="float">
            <text:p>2100.61</text:p>
          </table:table-cell>
          <table:table-cell office:value-type="float" office:value="1450.34" calcext:value-type="float">
            <text:p>1450.34</text:p>
          </table:table-cell>
          <table:table-cell office:value-type="float" office:value="1385.52" calcext:value-type="float">
            <text:p>1385.52</text:p>
          </table:table-cell>
          <table:table-cell office:value-type="float" office:value="1977.14" calcext:value-type="float">
            <text:p>1977.14</text:p>
          </table:table-cell>
          <table:table-cell table:number-columns-repeated="2"/>
          <table:table-cell table:formula="of:=AVERAGE([.A217:.E217])" office:value-type="float" office:value="2753" calcext:value-type="float">
            <text:p>2753</text:p>
          </table:table-cell>
          <table:table-cell table:formula="of:=AVERAGE([.G217:.K217])" office:value-type="float" office:value="1675.176" calcext:value-type="float">
            <text:p>1675.176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352" calcext:value-type="float">
            <text:p>3352</text:p>
          </table:table-cell>
          <table:table-cell office:value-type="float" office:value="2475" calcext:value-type="float">
            <text:p>2475</text:p>
          </table:table-cell>
          <table:table-cell office:value-type="float" office:value="2167" calcext:value-type="float">
            <text:p>2167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float" office:value="1566.32" calcext:value-type="float">
            <text:p>1566.32</text:p>
          </table:table-cell>
          <table:table-cell office:value-type="float" office:value="1965.93" calcext:value-type="float">
            <text:p>1965.93</text:p>
          </table:table-cell>
          <table:table-cell office:value-type="float" office:value="1528.58" calcext:value-type="float">
            <text:p>1528.58</text:p>
          </table:table-cell>
          <table:table-cell office:value-type="float" office:value="1452.22" calcext:value-type="float">
            <text:p>1452.22</text:p>
          </table:table-cell>
          <table:table-cell office:value-type="float" office:value="2075.87" calcext:value-type="float">
            <text:p>2075.87</text:p>
          </table:table-cell>
          <table:table-cell table:number-columns-repeated="2"/>
          <table:table-cell table:formula="of:=AVERAGE([.A218:.E218])" office:value-type="float" office:value="2635.6" calcext:value-type="float">
            <text:p>2635.6</text:p>
          </table:table-cell>
          <table:table-cell table:formula="of:=AVERAGE([.G218:.K218])" office:value-type="float" office:value="1717.784" calcext:value-type="float">
            <text:p>1717.784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3302" calcext:value-type="float">
            <text:p>3302</text:p>
          </table:table-cell>
          <table:table-cell office:value-type="float" office:value="2622" calcext:value-type="float">
            <text:p>2622</text:p>
          </table:table-cell>
          <table:table-cell office:value-type="float" office:value="2202" calcext:value-type="float">
            <text:p>2202</text:p>
          </table:table-cell>
          <table:table-cell office:value-type="float" office:value="2972" calcext:value-type="float">
            <text:p>2972</text:p>
          </table:table-cell>
          <table:table-cell/>
          <table:table-cell office:value-type="float" office:value="1754.84" calcext:value-type="float">
            <text:p>1754.84</text:p>
          </table:table-cell>
          <table:table-cell office:value-type="float" office:value="1998.67" calcext:value-type="float">
            <text:p>1998.67</text:p>
          </table:table-cell>
          <table:table-cell office:value-type="float" office:value="1592.84" calcext:value-type="float">
            <text:p>1592.84</text:p>
          </table:table-cell>
          <table:table-cell office:value-type="float" office:value="1390.85" calcext:value-type="float">
            <text:p>1390.85</text:p>
          </table:table-cell>
          <table:table-cell office:value-type="float" office:value="2058.61" calcext:value-type="float">
            <text:p>2058.61</text:p>
          </table:table-cell>
          <table:table-cell table:number-columns-repeated="2"/>
          <table:table-cell table:formula="of:=AVERAGE([.A219:.E219])" office:value-type="float" office:value="2816.8" calcext:value-type="float">
            <text:p>2816.8</text:p>
          </table:table-cell>
          <table:table-cell table:formula="of:=AVERAGE([.G219:.K219])" office:value-type="float" office:value="1759.162" calcext:value-type="float">
            <text:p>1759.162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3302" calcext:value-type="float">
            <text:p>3302</text:p>
          </table:table-cell>
          <table:table-cell office:value-type="float" office:value="2527" calcext:value-type="float">
            <text:p>2527</text:p>
          </table:table-cell>
          <table:table-cell office:value-type="float" office:value="2347" calcext:value-type="float">
            <text:p>2347</text:p>
          </table:table-cell>
          <table:table-cell office:value-type="float" office:value="3129" calcext:value-type="float">
            <text:p>3129</text:p>
          </table:table-cell>
          <table:table-cell/>
          <table:table-cell office:value-type="float" office:value="1675.09" calcext:value-type="float">
            <text:p>1675.09</text:p>
          </table:table-cell>
          <table:table-cell office:value-type="float" office:value="2026.75" calcext:value-type="float">
            <text:p>2026.75</text:p>
          </table:table-cell>
          <table:table-cell office:value-type="float" office:value="1460.58" calcext:value-type="float">
            <text:p>1460.58</text:p>
          </table:table-cell>
          <table:table-cell office:value-type="float" office:value="1503.82" calcext:value-type="float">
            <text:p>1503.82</text:p>
          </table:table-cell>
          <table:table-cell office:value-type="float" office:value="2202.73" calcext:value-type="float">
            <text:p>2202.73</text:p>
          </table:table-cell>
          <table:table-cell table:number-columns-repeated="2"/>
          <table:table-cell table:formula="of:=AVERAGE([.A220:.E220])" office:value-type="float" office:value="2905.2" calcext:value-type="float">
            <text:p>2905.2</text:p>
          </table:table-cell>
          <table:table-cell table:formula="of:=AVERAGE([.G220:.K220])" office:value-type="float" office:value="1773.794" calcext:value-type="float">
            <text:p>1773.794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3377" calcext:value-type="float">
            <text:p>3377</text:p>
          </table:table-cell>
          <table:table-cell office:value-type="float" office:value="2460" calcext:value-type="float">
            <text:p>2460</text:p>
          </table:table-cell>
          <table:table-cell office:value-type="float" office:value="2307" calcext:value-type="float">
            <text:p>2307</text:p>
          </table:table-cell>
          <table:table-cell office:value-type="float" office:value="3267" calcext:value-type="float">
            <text:p>3267</text:p>
          </table:table-cell>
          <table:table-cell/>
          <table:table-cell office:value-type="float" office:value="1683.51" calcext:value-type="float">
            <text:p>1683.51</text:p>
          </table:table-cell>
          <table:table-cell office:value-type="float" office:value="2001.83" calcext:value-type="float">
            <text:p>2001.83</text:p>
          </table:table-cell>
          <table:table-cell office:value-type="float" office:value="1457.9" calcext:value-type="float">
            <text:p>1457.9</text:p>
          </table:table-cell>
          <table:table-cell office:value-type="float" office:value="1360.34" calcext:value-type="float">
            <text:p>1360.34</text:p>
          </table:table-cell>
          <table:table-cell office:value-type="float" office:value="1987.22" calcext:value-type="float">
            <text:p>1987.22</text:p>
          </table:table-cell>
          <table:table-cell table:number-columns-repeated="2"/>
          <table:table-cell table:formula="of:=AVERAGE([.A221:.E221])" office:value-type="float" office:value="2809.6" calcext:value-type="float">
            <text:p>2809.6</text:p>
          </table:table-cell>
          <table:table-cell table:formula="of:=AVERAGE([.G221:.K221])" office:value-type="float" office:value="1698.16" calcext:value-type="float">
            <text:p>1698.16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3028" calcext:value-type="float">
            <text:p>3028</text:p>
          </table:table-cell>
          <table:table-cell office:value-type="float" office:value="2747" calcext:value-type="float">
            <text:p>2747</text:p>
          </table:table-cell>
          <table:table-cell office:value-type="float" office:value="2487" calcext:value-type="float">
            <text:p>2487</text:p>
          </table:table-cell>
          <table:table-cell office:value-type="float" office:value="2942" calcext:value-type="float">
            <text:p>2942</text:p>
          </table:table-cell>
          <table:table-cell/>
          <table:table-cell office:value-type="float" office:value="1607.32" calcext:value-type="float">
            <text:p>1607.32</text:p>
          </table:table-cell>
          <table:table-cell office:value-type="float" office:value="2099.72" calcext:value-type="float">
            <text:p>2099.72</text:p>
          </table:table-cell>
          <table:table-cell office:value-type="float" office:value="1458.94" calcext:value-type="float">
            <text:p>1458.94</text:p>
          </table:table-cell>
          <table:table-cell office:value-type="float" office:value="1485.64" calcext:value-type="float">
            <text:p>1485.64</text:p>
          </table:table-cell>
          <table:table-cell office:value-type="float" office:value="2110.54" calcext:value-type="float">
            <text:p>2110.54</text:p>
          </table:table-cell>
          <table:table-cell table:number-columns-repeated="2"/>
          <table:table-cell table:formula="of:=AVERAGE([.A222:.E222])" office:value-type="float" office:value="2779.2" calcext:value-type="float">
            <text:p>2779.2</text:p>
          </table:table-cell>
          <table:table-cell table:formula="of:=AVERAGE([.G222:.K222])" office:value-type="float" office:value="1752.432" calcext:value-type="float">
            <text:p>1752.432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3352" calcext:value-type="float">
            <text:p>3352</text:p>
          </table:table-cell>
          <table:table-cell office:value-type="float" office:value="2797" calcext:value-type="float">
            <text:p>2797</text:p>
          </table:table-cell>
          <table:table-cell office:value-type="float" office:value="2407" calcext:value-type="float">
            <text:p>2407</text:p>
          </table:table-cell>
          <table:table-cell office:value-type="float" office:value="2912" calcext:value-type="float">
            <text:p>2912</text:p>
          </table:table-cell>
          <table:table-cell/>
          <table:table-cell office:value-type="float" office:value="1521.82" calcext:value-type="float">
            <text:p>1521.82</text:p>
          </table:table-cell>
          <table:table-cell office:value-type="float" office:value="1971.18" calcext:value-type="float">
            <text:p>1971.18</text:p>
          </table:table-cell>
          <table:table-cell office:value-type="float" office:value="1484.64" calcext:value-type="float">
            <text:p>1484.64</text:p>
          </table:table-cell>
          <table:table-cell office:value-type="float" office:value="1480.27" calcext:value-type="float">
            <text:p>1480.27</text:p>
          </table:table-cell>
          <table:table-cell office:value-type="float" office:value="2119.03" calcext:value-type="float">
            <text:p>2119.03</text:p>
          </table:table-cell>
          <table:table-cell table:number-columns-repeated="2"/>
          <table:table-cell table:formula="of:=AVERAGE([.A223:.E223])" office:value-type="float" office:value="2927.8" calcext:value-type="float">
            <text:p>2927.8</text:p>
          </table:table-cell>
          <table:table-cell table:formula="of:=AVERAGE([.G223:.K223])" office:value-type="float" office:value="1715.388" calcext:value-type="float">
            <text:p>1715.388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3242" calcext:value-type="float">
            <text:p>3242</text:p>
          </table:table-cell>
          <table:table-cell office:value-type="float" office:value="2692" calcext:value-type="float">
            <text:p>2692</text:p>
          </table:table-cell>
          <table:table-cell office:value-type="float" office:value="2161" calcext:value-type="float">
            <text:p>2161</text:p>
          </table:table-cell>
          <table:table-cell office:value-type="float" office:value="3007" calcext:value-type="float">
            <text:p>3007</text:p>
          </table:table-cell>
          <table:table-cell/>
          <table:table-cell office:value-type="float" office:value="1614.17" calcext:value-type="float">
            <text:p>1614.17</text:p>
          </table:table-cell>
          <table:table-cell office:value-type="float" office:value="1954.39" calcext:value-type="float">
            <text:p>1954.39</text:p>
          </table:table-cell>
          <table:table-cell office:value-type="float" office:value="1565.77" calcext:value-type="float">
            <text:p>1565.77</text:p>
          </table:table-cell>
          <table:table-cell office:value-type="float" office:value="1291.23" calcext:value-type="float">
            <text:p>1291.23</text:p>
          </table:table-cell>
          <table:table-cell office:value-type="float" office:value="2035.1" calcext:value-type="float">
            <text:p>2035.1</text:p>
          </table:table-cell>
          <table:table-cell table:number-columns-repeated="2"/>
          <table:table-cell table:formula="of:=AVERAGE([.A224:.E224])" office:value-type="float" office:value="2775.8" calcext:value-type="float">
            <text:p>2775.8</text:p>
          </table:table-cell>
          <table:table-cell table:formula="of:=AVERAGE([.G224:.K224])" office:value-type="float" office:value="1692.132" calcext:value-type="float">
            <text:p>1692.132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3352" calcext:value-type="float">
            <text:p>3352</text:p>
          </table:table-cell>
          <table:table-cell office:value-type="float" office:value="2607" calcext:value-type="float">
            <text:p>2607</text:p>
          </table:table-cell>
          <table:table-cell office:value-type="float" office:value="2332" calcext:value-type="float">
            <text:p>2332</text:p>
          </table:table-cell>
          <table:table-cell office:value-type="float" office:value="2947" calcext:value-type="float">
            <text:p>2947</text:p>
          </table:table-cell>
          <table:table-cell/>
          <table:table-cell office:value-type="float" office:value="1698.74" calcext:value-type="float">
            <text:p>1698.74</text:p>
          </table:table-cell>
          <table:table-cell office:value-type="float" office:value="2148.1" calcext:value-type="float">
            <text:p>2148.1</text:p>
          </table:table-cell>
          <table:table-cell office:value-type="float" office:value="1498.83" calcext:value-type="float">
            <text:p>1498.83</text:p>
          </table:table-cell>
          <table:table-cell office:value-type="float" office:value="1431.73" calcext:value-type="float">
            <text:p>1431.73</text:p>
          </table:table-cell>
          <table:table-cell office:value-type="float" office:value="2098.03" calcext:value-type="float">
            <text:p>2098.03</text:p>
          </table:table-cell>
          <table:table-cell table:number-columns-repeated="2"/>
          <table:table-cell table:formula="of:=AVERAGE([.A225:.E225])" office:value-type="float" office:value="2947.8" calcext:value-type="float">
            <text:p>2947.8</text:p>
          </table:table-cell>
          <table:table-cell table:formula="of:=AVERAGE([.G225:.K225])" office:value-type="float" office:value="1775.086" calcext:value-type="float">
            <text:p>1775.086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162" calcext:value-type="float">
            <text:p>3162</text:p>
          </table:table-cell>
          <table:table-cell office:value-type="float" office:value="2712" calcext:value-type="float">
            <text:p>2712</text:p>
          </table:table-cell>
          <table:table-cell office:value-type="float" office:value="2367" calcext:value-type="float">
            <text:p>2367</text:p>
          </table:table-cell>
          <table:table-cell office:value-type="float" office:value="3067" calcext:value-type="float">
            <text:p>3067</text:p>
          </table:table-cell>
          <table:table-cell/>
          <table:table-cell office:value-type="float" office:value="1685.41" calcext:value-type="float">
            <text:p>1685.41</text:p>
          </table:table-cell>
          <table:table-cell office:value-type="float" office:value="2002.95" calcext:value-type="float">
            <text:p>2002.95</text:p>
          </table:table-cell>
          <table:table-cell office:value-type="float" office:value="1591.97" calcext:value-type="float">
            <text:p>1591.97</text:p>
          </table:table-cell>
          <table:table-cell office:value-type="float" office:value="1363.96" calcext:value-type="float">
            <text:p>1363.96</text:p>
          </table:table-cell>
          <table:table-cell office:value-type="float" office:value="2103.28" calcext:value-type="float">
            <text:p>2103.28</text:p>
          </table:table-cell>
          <table:table-cell table:number-columns-repeated="2"/>
          <table:table-cell table:formula="of:=AVERAGE([.A226:.E226])" office:value-type="float" office:value="2893" calcext:value-type="float">
            <text:p>2893</text:p>
          </table:table-cell>
          <table:table-cell table:formula="of:=AVERAGE([.G226:.K226])" office:value-type="float" office:value="1749.514" calcext:value-type="float">
            <text:p>1749.514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3352" calcext:value-type="float">
            <text:p>3352</text:p>
          </table:table-cell>
          <table:table-cell office:value-type="float" office:value="2392" calcext:value-type="float">
            <text:p>2392</text:p>
          </table:table-cell>
          <table:table-cell office:value-type="float" office:value="2252" calcext:value-type="float">
            <text:p>2252</text:p>
          </table:table-cell>
          <table:table-cell office:value-type="float" office:value="3087" calcext:value-type="float">
            <text:p>3087</text:p>
          </table:table-cell>
          <table:table-cell/>
          <table:table-cell office:value-type="float" office:value="1675.38" calcext:value-type="float">
            <text:p>1675.38</text:p>
          </table:table-cell>
          <table:table-cell office:value-type="float" office:value="2005.29" calcext:value-type="float">
            <text:p>2005.29</text:p>
          </table:table-cell>
          <table:table-cell office:value-type="float" office:value="1493.41" calcext:value-type="float">
            <text:p>1493.41</text:p>
          </table:table-cell>
          <table:table-cell office:value-type="float" office:value="1250.44" calcext:value-type="float">
            <text:p>1250.44</text:p>
          </table:table-cell>
          <table:table-cell office:value-type="float" office:value="2066.27" calcext:value-type="float">
            <text:p>2066.27</text:p>
          </table:table-cell>
          <table:table-cell table:number-columns-repeated="2"/>
          <table:table-cell table:formula="of:=AVERAGE([.A227:.E227])" office:value-type="float" office:value="2821" calcext:value-type="float">
            <text:p>2821</text:p>
          </table:table-cell>
          <table:table-cell table:formula="of:=AVERAGE([.G227:.K227])" office:value-type="float" office:value="1698.158" calcext:value-type="float">
            <text:p>1698.158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3097" calcext:value-type="float">
            <text:p>3097</text:p>
          </table:table-cell>
          <table:table-cell office:value-type="float" office:value="2757" calcext:value-type="float">
            <text:p>2757</text:p>
          </table:table-cell>
          <table:table-cell office:value-type="float" office:value="2207" calcext:value-type="float">
            <text:p>2207</text:p>
          </table:table-cell>
          <table:table-cell office:value-type="float" office:value="3142" calcext:value-type="float">
            <text:p>3142</text:p>
          </table:table-cell>
          <table:table-cell/>
          <table:table-cell office:value-type="float" office:value="1562.65" calcext:value-type="float">
            <text:p>1562.65</text:p>
          </table:table-cell>
          <table:table-cell office:value-type="float" office:value="2049.65" calcext:value-type="float">
            <text:p>2049.65</text:p>
          </table:table-cell>
          <table:table-cell office:value-type="float" office:value="1492.46" calcext:value-type="float">
            <text:p>1492.46</text:p>
          </table:table-cell>
          <table:table-cell office:value-type="float" office:value="1324.39" calcext:value-type="float">
            <text:p>1324.39</text:p>
          </table:table-cell>
          <table:table-cell office:value-type="float" office:value="2146.59" calcext:value-type="float">
            <text:p>2146.59</text:p>
          </table:table-cell>
          <table:table-cell table:number-columns-repeated="2"/>
          <table:table-cell table:formula="of:=AVERAGE([.A228:.E228])" office:value-type="float" office:value="2819" calcext:value-type="float">
            <text:p>2819</text:p>
          </table:table-cell>
          <table:table-cell table:formula="of:=AVERAGE([.G228:.K228])" office:value-type="float" office:value="1715.148" calcext:value-type="float">
            <text:p>1715.148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3337" calcext:value-type="float">
            <text:p>3337</text:p>
          </table:table-cell>
          <table:table-cell office:value-type="float" office:value="2477" calcext:value-type="float">
            <text:p>2477</text:p>
          </table:table-cell>
          <table:table-cell office:value-type="float" office:value="2182" calcext:value-type="float">
            <text:p>2182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float" office:value="1639.78" calcext:value-type="float">
            <text:p>1639.78</text:p>
          </table:table-cell>
          <table:table-cell office:value-type="float" office:value="2100.98" calcext:value-type="float">
            <text:p>2100.98</text:p>
          </table:table-cell>
          <table:table-cell office:value-type="float" office:value="1452.91" calcext:value-type="float">
            <text:p>1452.91</text:p>
          </table:table-cell>
          <table:table-cell office:value-type="float" office:value="1445.23" calcext:value-type="float">
            <text:p>1445.23</text:p>
          </table:table-cell>
          <table:table-cell office:value-type="float" office:value="2017.78" calcext:value-type="float">
            <text:p>2017.78</text:p>
          </table:table-cell>
          <table:table-cell table:number-columns-repeated="2"/>
          <table:table-cell table:formula="of:=AVERAGE([.A229:.E229])" office:value-type="float" office:value="2802" calcext:value-type="float">
            <text:p>2802</text:p>
          </table:table-cell>
          <table:table-cell table:formula="of:=AVERAGE([.G229:.K229])" office:value-type="float" office:value="1731.336" calcext:value-type="float">
            <text:p>1731.336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3002" calcext:value-type="float">
            <text:p>3002</text:p>
          </table:table-cell>
          <table:table-cell office:value-type="float" office:value="2577" calcext:value-type="float">
            <text:p>2577</text:p>
          </table:table-cell>
          <table:table-cell office:value-type="float" office:value="2377" calcext:value-type="float">
            <text:p>2377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float" office:value="1653.35" calcext:value-type="float">
            <text:p>1653.35</text:p>
          </table:table-cell>
          <table:table-cell office:value-type="float" office:value="2165.99" calcext:value-type="float">
            <text:p>2165.99</text:p>
          </table:table-cell>
          <table:table-cell office:value-type="float" office:value="1515.57" calcext:value-type="float">
            <text:p>1515.57</text:p>
          </table:table-cell>
          <table:table-cell office:value-type="float" office:value="1495.16" calcext:value-type="float">
            <text:p>1495.16</text:p>
          </table:table-cell>
          <table:table-cell office:value-type="float" office:value="2084.82" calcext:value-type="float">
            <text:p>2084.82</text:p>
          </table:table-cell>
          <table:table-cell table:number-columns-repeated="2"/>
          <table:table-cell table:formula="of:=AVERAGE([.A230:.E230])" office:value-type="float" office:value="2777" calcext:value-type="float">
            <text:p>2777</text:p>
          </table:table-cell>
          <table:table-cell table:formula="of:=AVERAGE([.G230:.K230])" office:value-type="float" office:value="1782.978" calcext:value-type="float">
            <text:p>1782.978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3082" calcext:value-type="float">
            <text:p>3082</text:p>
          </table:table-cell>
          <table:table-cell office:value-type="float" office:value="2502" calcext:value-type="float">
            <text:p>2502</text:p>
          </table:table-cell>
          <table:table-cell office:value-type="float" office:value="2277" calcext:value-type="float">
            <text:p>2277</text:p>
          </table:table-cell>
          <table:table-cell office:value-type="float" office:value="3022" calcext:value-type="float">
            <text:p>3022</text:p>
          </table:table-cell>
          <table:table-cell/>
          <table:table-cell office:value-type="float" office:value="1648.59" calcext:value-type="float">
            <text:p>1648.59</text:p>
          </table:table-cell>
          <table:table-cell office:value-type="float" office:value="1964.4" calcext:value-type="float">
            <text:p>1964.4</text:p>
          </table:table-cell>
          <table:table-cell office:value-type="float" office:value="1631.65" calcext:value-type="float">
            <text:p>1631.65</text:p>
          </table:table-cell>
          <table:table-cell office:value-type="float" office:value="1504.32" calcext:value-type="float">
            <text:p>1504.32</text:p>
          </table:table-cell>
          <table:table-cell office:value-type="float" office:value="1993.27" calcext:value-type="float">
            <text:p>1993.27</text:p>
          </table:table-cell>
          <table:table-cell table:number-columns-repeated="2"/>
          <table:table-cell table:formula="of:=AVERAGE([.A231:.E231])" office:value-type="float" office:value="2745" calcext:value-type="float">
            <text:p>2745</text:p>
          </table:table-cell>
          <table:table-cell table:formula="of:=AVERAGE([.G231:.K231])" office:value-type="float" office:value="1748.446" calcext:value-type="float">
            <text:p>1748.446</text:p>
          </table:table-cell>
        </table:table-row>
        <table:table-row table:style-name="ro1">
          <table:table-cell table:number-columns-repeated="13"/>
          <table:table-cell table:formula="of:=AVERAGE([.A232:.E232])" office:value-type="string" office:string-value="" calcext:value-type="error">
            <text:p>#DIV/0!</text:p>
          </table:table-cell>
          <table:table-cell table:formula="of:=AVERAGE([.G232:.K2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3:.E233])" office:value-type="string" office:string-value="" calcext:value-type="error">
            <text:p>#DIV/0!</text:p>
          </table:table-cell>
          <table:table-cell table:formula="of:=AVERAGE([.G233:.K2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4:.E234])" office:value-type="string" office:string-value="" calcext:value-type="error">
            <text:p>#DIV/0!</text:p>
          </table:table-cell>
          <table:table-cell table:formula="of:=AVERAGE([.G234:.K2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5:.E235])" office:value-type="string" office:string-value="" calcext:value-type="error">
            <text:p>#DIV/0!</text:p>
          </table:table-cell>
          <table:table-cell table:formula="of:=AVERAGE([.G235:.K2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6:.E236])" office:value-type="string" office:string-value="" calcext:value-type="error">
            <text:p>#DIV/0!</text:p>
          </table:table-cell>
          <table:table-cell table:formula="of:=AVERAGE([.G236:.K2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7:.E237])" office:value-type="string" office:string-value="" calcext:value-type="error">
            <text:p>#DIV/0!</text:p>
          </table:table-cell>
          <table:table-cell table:formula="of:=AVERAGE([.G237:.K2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8:.E238])" office:value-type="string" office:string-value="" calcext:value-type="error">
            <text:p>#DIV/0!</text:p>
          </table:table-cell>
          <table:table-cell table:formula="of:=AVERAGE([.G238:.K2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9:.E239])" office:value-type="string" office:string-value="" calcext:value-type="error">
            <text:p>#DIV/0!</text:p>
          </table:table-cell>
          <table:table-cell table:formula="of:=AVERAGE([.G239:.K2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0:.E240])" office:value-type="string" office:string-value="" calcext:value-type="error">
            <text:p>#DIV/0!</text:p>
          </table:table-cell>
          <table:table-cell table:formula="of:=AVERAGE([.G240:.K2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1:.E241])" office:value-type="string" office:string-value="" calcext:value-type="error">
            <text:p>#DIV/0!</text:p>
          </table:table-cell>
          <table:table-cell table:formula="of:=AVERAGE([.G241:.K2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2:.E242])" office:value-type="string" office:string-value="" calcext:value-type="error">
            <text:p>#DIV/0!</text:p>
          </table:table-cell>
          <table:table-cell table:formula="of:=AVERAGE([.G242:.K2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3:.E243])" office:value-type="string" office:string-value="" calcext:value-type="error">
            <text:p>#DIV/0!</text:p>
          </table:table-cell>
          <table:table-cell table:formula="of:=AVERAGE([.G243:.K2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4:.E244])" office:value-type="string" office:string-value="" calcext:value-type="error">
            <text:p>#DIV/0!</text:p>
          </table:table-cell>
          <table:table-cell table:formula="of:=AVERAGE([.G244:.K2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5:.E245])" office:value-type="string" office:string-value="" calcext:value-type="error">
            <text:p>#DIV/0!</text:p>
          </table:table-cell>
          <table:table-cell table:formula="of:=AVERAGE([.G245:.K2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6:.E246])" office:value-type="string" office:string-value="" calcext:value-type="error">
            <text:p>#DIV/0!</text:p>
          </table:table-cell>
          <table:table-cell table:formula="of:=AVERAGE([.G246:.K2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7:.E247])" office:value-type="string" office:string-value="" calcext:value-type="error">
            <text:p>#DIV/0!</text:p>
          </table:table-cell>
          <table:table-cell table:formula="of:=AVERAGE([.G247:.K2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8:.E248])" office:value-type="string" office:string-value="" calcext:value-type="error">
            <text:p>#DIV/0!</text:p>
          </table:table-cell>
          <table:table-cell table:formula="of:=AVERAGE([.G248:.K2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9:.E249])" office:value-type="string" office:string-value="" calcext:value-type="error">
            <text:p>#DIV/0!</text:p>
          </table:table-cell>
          <table:table-cell table:formula="of:=AVERAGE([.G249:.K2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0:.E250])" office:value-type="string" office:string-value="" calcext:value-type="error">
            <text:p>#DIV/0!</text:p>
          </table:table-cell>
          <table:table-cell table:formula="of:=AVERAGE([.G250:.K2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1:.E251])" office:value-type="string" office:string-value="" calcext:value-type="error">
            <text:p>#DIV/0!</text:p>
          </table:table-cell>
          <table:table-cell table:formula="of:=AVERAGE([.G251:.K2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2:.E252])" office:value-type="string" office:string-value="" calcext:value-type="error">
            <text:p>#DIV/0!</text:p>
          </table:table-cell>
          <table:table-cell table:formula="of:=AVERAGE([.G252:.K2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3:.E253])" office:value-type="string" office:string-value="" calcext:value-type="error">
            <text:p>#DIV/0!</text:p>
          </table:table-cell>
          <table:table-cell table:formula="of:=AVERAGE([.G253:.K2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4:.E254])" office:value-type="string" office:string-value="" calcext:value-type="error">
            <text:p>#DIV/0!</text:p>
          </table:table-cell>
          <table:table-cell table:formula="of:=AVERAGE([.G254:.K2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5:.E255])" office:value-type="string" office:string-value="" calcext:value-type="error">
            <text:p>#DIV/0!</text:p>
          </table:table-cell>
          <table:table-cell table:formula="of:=AVERAGE([.G255:.K2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6:.E256])" office:value-type="string" office:string-value="" calcext:value-type="error">
            <text:p>#DIV/0!</text:p>
          </table:table-cell>
          <table:table-cell table:formula="of:=AVERAGE([.G256:.K2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7:.E257])" office:value-type="string" office:string-value="" calcext:value-type="error">
            <text:p>#DIV/0!</text:p>
          </table:table-cell>
          <table:table-cell table:formula="of:=AVERAGE([.G257:.K2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8:.E258])" office:value-type="string" office:string-value="" calcext:value-type="error">
            <text:p>#DIV/0!</text:p>
          </table:table-cell>
          <table:table-cell table:formula="of:=AVERAGE([.G258:.K2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9:.E259])" office:value-type="string" office:string-value="" calcext:value-type="error">
            <text:p>#DIV/0!</text:p>
          </table:table-cell>
          <table:table-cell table:formula="of:=AVERAGE([.G259:.K2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0:.E260])" office:value-type="string" office:string-value="" calcext:value-type="error">
            <text:p>#DIV/0!</text:p>
          </table:table-cell>
          <table:table-cell table:formula="of:=AVERAGE([.G260:.K2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1:.E261])" office:value-type="string" office:string-value="" calcext:value-type="error">
            <text:p>#DIV/0!</text:p>
          </table:table-cell>
          <table:table-cell table:formula="of:=AVERAGE([.G261:.K2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2:.E262])" office:value-type="string" office:string-value="" calcext:value-type="error">
            <text:p>#DIV/0!</text:p>
          </table:table-cell>
          <table:table-cell table:formula="of:=AVERAGE([.G262:.K2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3:.E263])" office:value-type="string" office:string-value="" calcext:value-type="error">
            <text:p>#DIV/0!</text:p>
          </table:table-cell>
          <table:table-cell table:formula="of:=AVERAGE([.G263:.K2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4:.E264])" office:value-type="string" office:string-value="" calcext:value-type="error">
            <text:p>#DIV/0!</text:p>
          </table:table-cell>
          <table:table-cell table:formula="of:=AVERAGE([.G264:.K2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5:.E265])" office:value-type="string" office:string-value="" calcext:value-type="error">
            <text:p>#DIV/0!</text:p>
          </table:table-cell>
          <table:table-cell table:formula="of:=AVERAGE([.G265:.K2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6:.E266])" office:value-type="string" office:string-value="" calcext:value-type="error">
            <text:p>#DIV/0!</text:p>
          </table:table-cell>
          <table:table-cell table:formula="of:=AVERAGE([.G266:.K2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7:.E267])" office:value-type="string" office:string-value="" calcext:value-type="error">
            <text:p>#DIV/0!</text:p>
          </table:table-cell>
          <table:table-cell table:formula="of:=AVERAGE([.G267:.K2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8:.E268])" office:value-type="string" office:string-value="" calcext:value-type="error">
            <text:p>#DIV/0!</text:p>
          </table:table-cell>
          <table:table-cell table:formula="of:=AVERAGE([.G268:.K2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9:.E269])" office:value-type="string" office:string-value="" calcext:value-type="error">
            <text:p>#DIV/0!</text:p>
          </table:table-cell>
          <table:table-cell table:formula="of:=AVERAGE([.G269:.K2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0:.E270])" office:value-type="string" office:string-value="" calcext:value-type="error">
            <text:p>#DIV/0!</text:p>
          </table:table-cell>
          <table:table-cell table:formula="of:=AVERAGE([.G270:.K2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1:.E271])" office:value-type="string" office:string-value="" calcext:value-type="error">
            <text:p>#DIV/0!</text:p>
          </table:table-cell>
          <table:table-cell table:formula="of:=AVERAGE([.G271:.K2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2:.E272])" office:value-type="string" office:string-value="" calcext:value-type="error">
            <text:p>#DIV/0!</text:p>
          </table:table-cell>
          <table:table-cell table:formula="of:=AVERAGE([.G272:.K2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3:.E273])" office:value-type="string" office:string-value="" calcext:value-type="error">
            <text:p>#DIV/0!</text:p>
          </table:table-cell>
          <table:table-cell table:formula="of:=AVERAGE([.G273:.K2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4:.E274])" office:value-type="string" office:string-value="" calcext:value-type="error">
            <text:p>#DIV/0!</text:p>
          </table:table-cell>
          <table:table-cell table:formula="of:=AVERAGE([.G274:.K2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5:.E275])" office:value-type="string" office:string-value="" calcext:value-type="error">
            <text:p>#DIV/0!</text:p>
          </table:table-cell>
          <table:table-cell table:formula="of:=AVERAGE([.G275:.K2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6:.E276])" office:value-type="string" office:string-value="" calcext:value-type="error">
            <text:p>#DIV/0!</text:p>
          </table:table-cell>
          <table:table-cell table:formula="of:=AVERAGE([.G276:.K2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7:.E277])" office:value-type="string" office:string-value="" calcext:value-type="error">
            <text:p>#DIV/0!</text:p>
          </table:table-cell>
          <table:table-cell table:formula="of:=AVERAGE([.G277:.K2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8:.E278])" office:value-type="string" office:string-value="" calcext:value-type="error">
            <text:p>#DIV/0!</text:p>
          </table:table-cell>
          <table:table-cell table:formula="of:=AVERAGE([.G278:.K2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9:.E279])" office:value-type="string" office:string-value="" calcext:value-type="error">
            <text:p>#DIV/0!</text:p>
          </table:table-cell>
          <table:table-cell table:formula="of:=AVERAGE([.G279:.K2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0:.E280])" office:value-type="string" office:string-value="" calcext:value-type="error">
            <text:p>#DIV/0!</text:p>
          </table:table-cell>
          <table:table-cell table:formula="of:=AVERAGE([.G280:.K2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1:.E281])" office:value-type="string" office:string-value="" calcext:value-type="error">
            <text:p>#DIV/0!</text:p>
          </table:table-cell>
          <table:table-cell table:formula="of:=AVERAGE([.G281:.K2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2:.E282])" office:value-type="string" office:string-value="" calcext:value-type="error">
            <text:p>#DIV/0!</text:p>
          </table:table-cell>
          <table:table-cell table:formula="of:=AVERAGE([.G282:.K2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3:.E283])" office:value-type="string" office:string-value="" calcext:value-type="error">
            <text:p>#DIV/0!</text:p>
          </table:table-cell>
          <table:table-cell table:formula="of:=AVERAGE([.G283:.K2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4:.E284])" office:value-type="string" office:string-value="" calcext:value-type="error">
            <text:p>#DIV/0!</text:p>
          </table:table-cell>
          <table:table-cell table:formula="of:=AVERAGE([.G284:.K2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5:.E285])" office:value-type="string" office:string-value="" calcext:value-type="error">
            <text:p>#DIV/0!</text:p>
          </table:table-cell>
          <table:table-cell table:formula="of:=AVERAGE([.G285:.K2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6:.E286])" office:value-type="string" office:string-value="" calcext:value-type="error">
            <text:p>#DIV/0!</text:p>
          </table:table-cell>
          <table:table-cell table:formula="of:=AVERAGE([.G286:.K2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7:.E287])" office:value-type="string" office:string-value="" calcext:value-type="error">
            <text:p>#DIV/0!</text:p>
          </table:table-cell>
          <table:table-cell table:formula="of:=AVERAGE([.G287:.K2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8:.E288])" office:value-type="string" office:string-value="" calcext:value-type="error">
            <text:p>#DIV/0!</text:p>
          </table:table-cell>
          <table:table-cell table:formula="of:=AVERAGE([.G288:.K2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9:.E289])" office:value-type="string" office:string-value="" calcext:value-type="error">
            <text:p>#DIV/0!</text:p>
          </table:table-cell>
          <table:table-cell table:formula="of:=AVERAGE([.G289:.K2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0:.E290])" office:value-type="string" office:string-value="" calcext:value-type="error">
            <text:p>#DIV/0!</text:p>
          </table:table-cell>
          <table:table-cell table:formula="of:=AVERAGE([.G290:.K2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1:.E291])" office:value-type="string" office:string-value="" calcext:value-type="error">
            <text:p>#DIV/0!</text:p>
          </table:table-cell>
          <table:table-cell table:formula="of:=AVERAGE([.G291:.K2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2:.E292])" office:value-type="string" office:string-value="" calcext:value-type="error">
            <text:p>#DIV/0!</text:p>
          </table:table-cell>
          <table:table-cell table:formula="of:=AVERAGE([.G292:.K2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3:.E293])" office:value-type="string" office:string-value="" calcext:value-type="error">
            <text:p>#DIV/0!</text:p>
          </table:table-cell>
          <table:table-cell table:formula="of:=AVERAGE([.G293:.K2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4:.E294])" office:value-type="string" office:string-value="" calcext:value-type="error">
            <text:p>#DIV/0!</text:p>
          </table:table-cell>
          <table:table-cell table:formula="of:=AVERAGE([.G294:.K2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5:.E295])" office:value-type="string" office:string-value="" calcext:value-type="error">
            <text:p>#DIV/0!</text:p>
          </table:table-cell>
          <table:table-cell table:formula="of:=AVERAGE([.G295:.K2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6:.E296])" office:value-type="string" office:string-value="" calcext:value-type="error">
            <text:p>#DIV/0!</text:p>
          </table:table-cell>
          <table:table-cell table:formula="of:=AVERAGE([.G296:.K2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7:.E297])" office:value-type="string" office:string-value="" calcext:value-type="error">
            <text:p>#DIV/0!</text:p>
          </table:table-cell>
          <table:table-cell table:formula="of:=AVERAGE([.G297:.K2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8:.E298])" office:value-type="string" office:string-value="" calcext:value-type="error">
            <text:p>#DIV/0!</text:p>
          </table:table-cell>
          <table:table-cell table:formula="of:=AVERAGE([.G298:.K2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9:.E299])" office:value-type="string" office:string-value="" calcext:value-type="error">
            <text:p>#DIV/0!</text:p>
          </table:table-cell>
          <table:table-cell table:formula="of:=AVERAGE([.G299:.K2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00:.E300])" office:value-type="string" office:string-value="" calcext:value-type="error">
            <text:p>#DIV/0!</text:p>
          </table:table-cell>
          <table:table-cell table:formula="of:=AVERAGE([.G300:.K3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01:.E301])" office:value-type="string" office:string-value="" calcext:value-type="error">
            <text:p>#DIV/0!</text:p>
          </table:table-cell>
          <table:table-cell table:formula="of:=AVERAGE([.G301:.K301])" office:value-type="string" office:string-value="" calcext:value-type="error">
            <text:p>#DIV/0!</text:p>
          </table:table-cell>
        </table:table-row>
      </table:table>
      <table:table table:name="random_32" table:style-name="ta1">
        <table:shapes>
          <draw:frame draw:z-index="0" draw:style-name="gr1" draw:text-style-name="P1" svg:width="15.999cm" svg:height="8.999cm" svg:x="28.145cm" svg:y="0.1cm">
            <draw:object draw:notify-on-update-of-ranges="random_32.N1:random_32.N1 random_32.N2:random_32.N231 random_32.O1:random_32.O1 random_32.O2:random_32.O2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507" calcext:value-type="float">
            <text:p>1507</text:p>
          </table:table-cell>
          <table:table-cell office:value-type="float" office:value="1647" calcext:value-type="float">
            <text:p>1647</text:p>
          </table:table-cell>
          <table:table-cell office:value-type="float" office:value="1392" calcext:value-type="float">
            <text:p>1392</text:p>
          </table:table-cell>
          <table:table-cell office:value-type="float" office:value="1797" calcext:value-type="float">
            <text:p>1797</text:p>
          </table:table-cell>
          <table:table-cell/>
          <table:table-cell office:value-type="float" office:value="258.68" calcext:value-type="float">
            <text:p>258.68</text:p>
          </table:table-cell>
          <table:table-cell office:value-type="float" office:value="362.63" calcext:value-type="float">
            <text:p>362.63</text:p>
          </table:table-cell>
          <table:table-cell office:value-type="float" office:value="247.71" calcext:value-type="float">
            <text:p>247.71</text:p>
          </table:table-cell>
          <table:table-cell office:value-type="float" office:value="271.86" calcext:value-type="float">
            <text:p>271.86</text:p>
          </table:table-cell>
          <table:table-cell office:value-type="float" office:value="359.13" calcext:value-type="float">
            <text:p>359.13</text:p>
          </table:table-cell>
          <table:table-cell table:number-columns-repeated="2"/>
          <table:table-cell table:formula="of:=AVERAGE([.A2:.E2])" office:value-type="float" office:value="1579" calcext:value-type="float">
            <text:p>1579</text:p>
          </table:table-cell>
          <table:table-cell table:formula="of:=AVERAGE([.G2:.K2])" office:value-type="float" office:value="300.002" calcext:value-type="float">
            <text:p>300.00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932" calcext:value-type="float">
            <text:p>1932</text:p>
          </table:table-cell>
          <table:table-cell office:value-type="float" office:value="1942" calcext:value-type="float">
            <text:p>1942</text:p>
          </table:table-cell>
          <table:table-cell office:value-type="float" office:value="1582" calcext:value-type="float">
            <text:p>1582</text:p>
          </table:table-cell>
          <table:table-cell office:value-type="float" office:value="1852" calcext:value-type="float">
            <text:p>1852</text:p>
          </table:table-cell>
          <table:table-cell/>
          <table:table-cell office:value-type="float" office:value="757.91" calcext:value-type="float">
            <text:p>757.91</text:p>
          </table:table-cell>
          <table:table-cell office:value-type="float" office:value="662.01" calcext:value-type="float">
            <text:p>662.01</text:p>
          </table:table-cell>
          <table:table-cell office:value-type="float" office:value="721.32" calcext:value-type="float">
            <text:p>721.32</text:p>
          </table:table-cell>
          <table:table-cell office:value-type="float" office:value="679.21" calcext:value-type="float">
            <text:p>679.21</text:p>
          </table:table-cell>
          <table:table-cell office:value-type="float" office:value="637.44" calcext:value-type="float">
            <text:p>637.44</text:p>
          </table:table-cell>
          <table:table-cell table:number-columns-repeated="2"/>
          <table:table-cell table:formula="of:=AVERAGE([.A3:.E3])" office:value-type="float" office:value="1860" calcext:value-type="float">
            <text:p>1860</text:p>
          </table:table-cell>
          <table:table-cell table:formula="of:=AVERAGE([.G3:.K3])" office:value-type="float" office:value="691.578" calcext:value-type="float">
            <text:p>691.578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1632" calcext:value-type="float">
            <text:p>1632</text:p>
          </table:table-cell>
          <table:table-cell office:value-type="float" office:value="1952" calcext:value-type="float">
            <text:p>1952</text:p>
          </table:table-cell>
          <table:table-cell office:value-type="float" office:value="2052" calcext:value-type="float">
            <text:p>2052</text:p>
          </table:table-cell>
          <table:table-cell office:value-type="float" office:value="1762" calcext:value-type="float">
            <text:p>1762</text:p>
          </table:table-cell>
          <table:table-cell/>
          <table:table-cell office:value-type="float" office:value="804.44" calcext:value-type="float">
            <text:p>804.44</text:p>
          </table:table-cell>
          <table:table-cell office:value-type="float" office:value="884.07" calcext:value-type="float">
            <text:p>884.07</text:p>
          </table:table-cell>
          <table:table-cell office:value-type="float" office:value="877.21" calcext:value-type="float">
            <text:p>877.21</text:p>
          </table:table-cell>
          <table:table-cell office:value-type="float" office:value="772.9" calcext:value-type="float">
            <text:p>772.9</text:p>
          </table:table-cell>
          <table:table-cell office:value-type="float" office:value="776.45" calcext:value-type="float">
            <text:p>776.45</text:p>
          </table:table-cell>
          <table:table-cell table:number-columns-repeated="2"/>
          <table:table-cell table:formula="of:=AVERAGE([.A4:.E4])" office:value-type="float" office:value="1968" calcext:value-type="float">
            <text:p>1968</text:p>
          </table:table-cell>
          <table:table-cell table:formula="of:=AVERAGE([.G4:.K4])" office:value-type="float" office:value="823.014" calcext:value-type="float">
            <text:p>823.014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892" calcext:value-type="float">
            <text:p>1892</text:p>
          </table:table-cell>
          <table:table-cell office:value-type="float" office:value="2192" calcext:value-type="float">
            <text:p>2192</text:p>
          </table:table-cell>
          <table:table-cell office:value-type="float" office:value="2007" calcext:value-type="float">
            <text:p>2007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051.08" calcext:value-type="float">
            <text:p>1051.08</text:p>
          </table:table-cell>
          <table:table-cell office:value-type="float" office:value="805.89" calcext:value-type="float">
            <text:p>805.89</text:p>
          </table:table-cell>
          <table:table-cell office:value-type="float" office:value="878.9" calcext:value-type="float">
            <text:p>878.9</text:p>
          </table:table-cell>
          <table:table-cell office:value-type="float" office:value="905.31" calcext:value-type="float">
            <text:p>905.31</text:p>
          </table:table-cell>
          <table:table-cell office:value-type="float" office:value="827.71" calcext:value-type="float">
            <text:p>827.71</text:p>
          </table:table-cell>
          <table:table-cell table:number-columns-repeated="2"/>
          <table:table-cell table:formula="of:=AVERAGE([.A5:.E5])" office:value-type="float" office:value="2009" calcext:value-type="float">
            <text:p>2009</text:p>
          </table:table-cell>
          <table:table-cell table:formula="of:=AVERAGE([.G5:.K5])" office:value-type="float" office:value="893.778" calcext:value-type="float">
            <text:p>893.778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1992" calcext:value-type="float">
            <text:p>1992</text:p>
          </table:table-cell>
          <table:table-cell office:value-type="float" office:value="1847" calcext:value-type="float">
            <text:p>1847</text:p>
          </table:table-cell>
          <table:table-cell office:value-type="float" office:value="2347" calcext:value-type="float">
            <text:p>2347</text:p>
          </table:table-cell>
          <table:table-cell office:value-type="float" office:value="1894" calcext:value-type="float">
            <text:p>1894</text:p>
          </table:table-cell>
          <table:table-cell/>
          <table:table-cell office:value-type="float" office:value="1110.4" calcext:value-type="float">
            <text:p>1110.4</text:p>
          </table:table-cell>
          <table:table-cell office:value-type="float" office:value="880.81" calcext:value-type="float">
            <text:p>880.81</text:p>
          </table:table-cell>
          <table:table-cell office:value-type="float" office:value="1023.92" calcext:value-type="float">
            <text:p>1023.92</text:p>
          </table:table-cell>
          <table:table-cell office:value-type="float" office:value="1034.38" calcext:value-type="float">
            <text:p>1034.38</text:p>
          </table:table-cell>
          <table:table-cell office:value-type="float" office:value="828.48" calcext:value-type="float">
            <text:p>828.48</text:p>
          </table:table-cell>
          <table:table-cell table:number-columns-repeated="2"/>
          <table:table-cell table:formula="of:=AVERAGE([.A6:.E6])" office:value-type="float" office:value="2114.4" calcext:value-type="float">
            <text:p>2114.4</text:p>
          </table:table-cell>
          <table:table-cell table:formula="of:=AVERAGE([.G6:.K6])" office:value-type="float" office:value="975.598" calcext:value-type="float">
            <text:p>975.598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1994" calcext:value-type="float">
            <text:p>1994</text:p>
          </table:table-cell>
          <table:table-cell office:value-type="float" office:value="1792" calcext:value-type="float">
            <text:p>1792</text:p>
          </table:table-cell>
          <table:table-cell office:value-type="float" office:value="2247" calcext:value-type="float">
            <text:p>2247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float" office:value="1234.97" calcext:value-type="float">
            <text:p>1234.97</text:p>
          </table:table-cell>
          <table:table-cell office:value-type="float" office:value="946.68" calcext:value-type="float">
            <text:p>946.68</text:p>
          </table:table-cell>
          <table:table-cell office:value-type="float" office:value="729.01" calcext:value-type="float">
            <text:p>729.01</text:p>
          </table:table-cell>
          <table:table-cell office:value-type="float" office:value="1015.92" calcext:value-type="float">
            <text:p>1015.92</text:p>
          </table:table-cell>
          <table:table-cell office:value-type="float" office:value="875.91" calcext:value-type="float">
            <text:p>875.91</text:p>
          </table:table-cell>
          <table:table-cell table:number-columns-repeated="2"/>
          <table:table-cell table:formula="of:=AVERAGE([.A7:.E7])" office:value-type="float" office:value="2201.2" calcext:value-type="float">
            <text:p>2201.2</text:p>
          </table:table-cell>
          <table:table-cell table:formula="of:=AVERAGE([.G7:.K7])" office:value-type="float" office:value="960.498" calcext:value-type="float">
            <text:p>960.498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2042" calcext:value-type="float">
            <text:p>2042</text:p>
          </table:table-cell>
          <table:table-cell office:value-type="float" office:value="1792" calcext:value-type="float">
            <text:p>1792</text:p>
          </table:table-cell>
          <table:table-cell office:value-type="float" office:value="2657" calcext:value-type="float">
            <text:p>2657</text:p>
          </table:table-cell>
          <table:table-cell office:value-type="float" office:value="2102" calcext:value-type="float">
            <text:p>2102</text:p>
          </table:table-cell>
          <table:table-cell/>
          <table:table-cell office:value-type="float" office:value="1238.03" calcext:value-type="float">
            <text:p>1238.03</text:p>
          </table:table-cell>
          <table:table-cell office:value-type="float" office:value="873.96" calcext:value-type="float">
            <text:p>873.96</text:p>
          </table:table-cell>
          <table:table-cell office:value-type="float" office:value="1358.41" calcext:value-type="float">
            <text:p>1358.41</text:p>
          </table:table-cell>
          <table:table-cell office:value-type="float" office:value="1022.98" calcext:value-type="float">
            <text:p>1022.98</text:p>
          </table:table-cell>
          <table:table-cell office:value-type="float" office:value="974.96" calcext:value-type="float">
            <text:p>974.96</text:p>
          </table:table-cell>
          <table:table-cell table:number-columns-repeated="2"/>
          <table:table-cell table:formula="of:=AVERAGE([.A8:.E8])" office:value-type="float" office:value="2287.8" calcext:value-type="float">
            <text:p>2287.8</text:p>
          </table:table-cell>
          <table:table-cell table:formula="of:=AVERAGE([.G8:.K8])" office:value-type="float" office:value="1093.668" calcext:value-type="float">
            <text:p>1093.668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2212" calcext:value-type="float">
            <text:p>2212</text:p>
          </table:table-cell>
          <table:table-cell office:value-type="float" office:value="1792" calcext:value-type="float">
            <text:p>1792</text:p>
          </table:table-cell>
          <table:table-cell office:value-type="float" office:value="2427" calcext:value-type="float">
            <text:p>2427</text:p>
          </table:table-cell>
          <table:table-cell office:value-type="float" office:value="2212" calcext:value-type="float">
            <text:p>2212</text:p>
          </table:table-cell>
          <table:table-cell/>
          <table:table-cell office:value-type="float" office:value="1420.55" calcext:value-type="float">
            <text:p>1420.55</text:p>
          </table:table-cell>
          <table:table-cell office:value-type="float" office:value="895.49" calcext:value-type="float">
            <text:p>895.49</text:p>
          </table:table-cell>
          <table:table-cell office:value-type="float" office:value="1075.26" calcext:value-type="float">
            <text:p>1075.26</text:p>
          </table:table-cell>
          <table:table-cell office:value-type="float" office:value="1260.58" calcext:value-type="float">
            <text:p>1260.58</text:p>
          </table:table-cell>
          <table:table-cell office:value-type="float" office:value="1096.3" calcext:value-type="float">
            <text:p>1096.3</text:p>
          </table:table-cell>
          <table:table-cell table:number-columns-repeated="2"/>
          <table:table-cell table:formula="of:=AVERAGE([.A9:.E9])" office:value-type="float" office:value="2287" calcext:value-type="float">
            <text:p>2287</text:p>
          </table:table-cell>
          <table:table-cell table:formula="of:=AVERAGE([.G9:.K9])" office:value-type="float" office:value="1149.636" calcext:value-type="float">
            <text:p>1149.636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1712" calcext:value-type="float">
            <text:p>1712</text:p>
          </table:table-cell>
          <table:table-cell office:value-type="float" office:value="1792" calcext:value-type="float">
            <text:p>1792</text:p>
          </table:table-cell>
          <table:table-cell office:value-type="float" office:value="2347" calcext:value-type="float">
            <text:p>2347</text:p>
          </table:table-cell>
          <table:table-cell office:value-type="float" office:value="2202" calcext:value-type="float">
            <text:p>2202</text:p>
          </table:table-cell>
          <table:table-cell/>
          <table:table-cell office:value-type="float" office:value="1076.89" calcext:value-type="float">
            <text:p>1076.89</text:p>
          </table:table-cell>
          <table:table-cell office:value-type="float" office:value="926.01" calcext:value-type="float">
            <text:p>926.01</text:p>
          </table:table-cell>
          <table:table-cell office:value-type="float" office:value="1313.66" calcext:value-type="float">
            <text:p>1313.66</text:p>
          </table:table-cell>
          <table:table-cell office:value-type="float" office:value="1279.53" calcext:value-type="float">
            <text:p>1279.53</text:p>
          </table:table-cell>
          <table:table-cell office:value-type="float" office:value="982.3" calcext:value-type="float">
            <text:p>982.3</text:p>
          </table:table-cell>
          <table:table-cell table:number-columns-repeated="2"/>
          <table:table-cell table:formula="of:=AVERAGE([.A10:.E10])" office:value-type="float" office:value="2149" calcext:value-type="float">
            <text:p>2149</text:p>
          </table:table-cell>
          <table:table-cell table:formula="of:=AVERAGE([.G10:.K10])" office:value-type="float" office:value="1115.678" calcext:value-type="float">
            <text:p>1115.678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1952" calcext:value-type="float">
            <text:p>1952</text:p>
          </table:table-cell>
          <table:table-cell office:value-type="float" office:value="1792" calcext:value-type="float">
            <text:p>1792</text:p>
          </table:table-cell>
          <table:table-cell office:value-type="float" office:value="2272" calcext:value-type="float">
            <text:p>2272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1247.95" calcext:value-type="float">
            <text:p>1247.95</text:p>
          </table:table-cell>
          <table:table-cell office:value-type="float" office:value="1019.58" calcext:value-type="float">
            <text:p>1019.58</text:p>
          </table:table-cell>
          <table:table-cell office:value-type="float" office:value="1085.19" calcext:value-type="float">
            <text:p>1085.19</text:p>
          </table:table-cell>
          <table:table-cell office:value-type="float" office:value="1305.61" calcext:value-type="float">
            <text:p>1305.61</text:p>
          </table:table-cell>
          <table:table-cell office:value-type="float" office:value="1036.93" calcext:value-type="float">
            <text:p>1036.93</text:p>
          </table:table-cell>
          <table:table-cell table:number-columns-repeated="2"/>
          <table:table-cell table:formula="of:=AVERAGE([.A11:.E11])" office:value-type="float" office:value="2214" calcext:value-type="float">
            <text:p>2214</text:p>
          </table:table-cell>
          <table:table-cell table:formula="of:=AVERAGE([.G11:.K11])" office:value-type="float" office:value="1139.052" calcext:value-type="float">
            <text:p>1139.052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1972" calcext:value-type="float">
            <text:p>1972</text:p>
          </table:table-cell>
          <table:table-cell office:value-type="float" office:value="1792" calcext:value-type="float">
            <text:p>1792</text:p>
          </table:table-cell>
          <table:table-cell office:value-type="float" office:value="2617" calcext:value-type="float">
            <text:p>2617</text:p>
          </table:table-cell>
          <table:table-cell office:value-type="float" office:value="2447" calcext:value-type="float">
            <text:p>2447</text:p>
          </table:table-cell>
          <table:table-cell/>
          <table:table-cell office:value-type="float" office:value="1312.81" calcext:value-type="float">
            <text:p>1312.81</text:p>
          </table:table-cell>
          <table:table-cell office:value-type="float" office:value="1128.03" calcext:value-type="float">
            <text:p>1128.03</text:p>
          </table:table-cell>
          <table:table-cell office:value-type="float" office:value="993.1" calcext:value-type="float">
            <text:p>993.1</text:p>
          </table:table-cell>
          <table:table-cell office:value-type="float" office:value="1191.27" calcext:value-type="float">
            <text:p>1191.27</text:p>
          </table:table-cell>
          <table:table-cell office:value-type="float" office:value="1053.53" calcext:value-type="float">
            <text:p>1053.53</text:p>
          </table:table-cell>
          <table:table-cell table:number-columns-repeated="2"/>
          <table:table-cell table:formula="of:=AVERAGE([.A12:.E12])" office:value-type="float" office:value="2370" calcext:value-type="float">
            <text:p>2370</text:p>
          </table:table-cell>
          <table:table-cell table:formula="of:=AVERAGE([.G12:.K12])" office:value-type="float" office:value="1135.748" calcext:value-type="float">
            <text:p>1135.748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812" calcext:value-type="float">
            <text:p>1812</text:p>
          </table:table-cell>
          <table:table-cell office:value-type="float" office:value="1792" calcext:value-type="float">
            <text:p>1792</text:p>
          </table:table-cell>
          <table:table-cell office:value-type="float" office:value="2352" calcext:value-type="float">
            <text:p>2352</text:p>
          </table:table-cell>
          <table:table-cell office:value-type="float" office:value="2152" calcext:value-type="float">
            <text:p>2152</text:p>
          </table:table-cell>
          <table:table-cell/>
          <table:table-cell office:value-type="float" office:value="1419.33" calcext:value-type="float">
            <text:p>1419.33</text:p>
          </table:table-cell>
          <table:table-cell office:value-type="float" office:value="1057.72" calcext:value-type="float">
            <text:p>1057.72</text:p>
          </table:table-cell>
          <table:table-cell office:value-type="float" office:value="1178.43" calcext:value-type="float">
            <text:p>1178.43</text:p>
          </table:table-cell>
          <table:table-cell office:value-type="float" office:value="1363.7" calcext:value-type="float">
            <text:p>1363.7</text:p>
          </table:table-cell>
          <table:table-cell office:value-type="float" office:value="1054.61" calcext:value-type="float">
            <text:p>1054.61</text:p>
          </table:table-cell>
          <table:table-cell table:number-columns-repeated="2"/>
          <table:table-cell table:formula="of:=AVERAGE([.A13:.E13])" office:value-type="float" office:value="2193.8" calcext:value-type="float">
            <text:p>2193.8</text:p>
          </table:table-cell>
          <table:table-cell table:formula="of:=AVERAGE([.G13:.K13])" office:value-type="float" office:value="1214.758" calcext:value-type="float">
            <text:p>1214.758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2152" calcext:value-type="float">
            <text:p>2152</text:p>
          </table:table-cell>
          <table:table-cell office:value-type="float" office:value="1792" calcext:value-type="float">
            <text:p>1792</text:p>
          </table:table-cell>
          <table:table-cell office:value-type="float" office:value="2407" calcext:value-type="float">
            <text:p>2407</text:p>
          </table:table-cell>
          <table:table-cell office:value-type="float" office:value="2302" calcext:value-type="float">
            <text:p>2302</text:p>
          </table:table-cell>
          <table:table-cell/>
          <table:table-cell office:value-type="float" office:value="1493.71" calcext:value-type="float">
            <text:p>1493.71</text:p>
          </table:table-cell>
          <table:table-cell office:value-type="float" office:value="1124.02" calcext:value-type="float">
            <text:p>1124.02</text:p>
          </table:table-cell>
          <table:table-cell office:value-type="float" office:value="1398.2" calcext:value-type="float">
            <text:p>1398.2</text:p>
          </table:table-cell>
          <table:table-cell office:value-type="float" office:value="1330.22" calcext:value-type="float">
            <text:p>1330.22</text:p>
          </table:table-cell>
          <table:table-cell office:value-type="float" office:value="1173.88" calcext:value-type="float">
            <text:p>1173.88</text:p>
          </table:table-cell>
          <table:table-cell table:number-columns-repeated="2"/>
          <table:table-cell table:formula="of:=AVERAGE([.A14:.E14])" office:value-type="float" office:value="2348" calcext:value-type="float">
            <text:p>2348</text:p>
          </table:table-cell>
          <table:table-cell table:formula="of:=AVERAGE([.G14:.K14])" office:value-type="float" office:value="1304.006" calcext:value-type="float">
            <text:p>1304.006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2142" calcext:value-type="float">
            <text:p>2142</text:p>
          </table:table-cell>
          <table:table-cell office:value-type="float" office:value="1792" calcext:value-type="float">
            <text:p>1792</text:p>
          </table:table-cell>
          <table:table-cell office:value-type="float" office:value="2167" calcext:value-type="float">
            <text:p>2167</text:p>
          </table:table-cell>
          <table:table-cell office:value-type="float" office:value="2222" calcext:value-type="float">
            <text:p>2222</text:p>
          </table:table-cell>
          <table:table-cell/>
          <table:table-cell office:value-type="float" office:value="1556.08" calcext:value-type="float">
            <text:p>1556.08</text:p>
          </table:table-cell>
          <table:table-cell office:value-type="float" office:value="1093.19" calcext:value-type="float">
            <text:p>1093.19</text:p>
          </table:table-cell>
          <table:table-cell office:value-type="float" office:value="1318.29" calcext:value-type="float">
            <text:p>1318.29</text:p>
          </table:table-cell>
          <table:table-cell office:value-type="float" office:value="1391.09" calcext:value-type="float">
            <text:p>1391.09</text:p>
          </table:table-cell>
          <table:table-cell office:value-type="float" office:value="1251.05" calcext:value-type="float">
            <text:p>1251.05</text:p>
          </table:table-cell>
          <table:table-cell table:number-columns-repeated="2"/>
          <table:table-cell table:formula="of:=AVERAGE([.A15:.E15])" office:value-type="float" office:value="2309.8" calcext:value-type="float">
            <text:p>2309.8</text:p>
          </table:table-cell>
          <table:table-cell table:formula="of:=AVERAGE([.G15:.K15])" office:value-type="float" office:value="1321.94" calcext:value-type="float">
            <text:p>1321.94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083" calcext:value-type="float">
            <text:p>2083</text:p>
          </table:table-cell>
          <table:table-cell office:value-type="float" office:value="1792" calcext:value-type="float">
            <text:p>1792</text:p>
          </table:table-cell>
          <table:table-cell office:value-type="float" office:value="2387" calcext:value-type="float">
            <text:p>2387</text:p>
          </table:table-cell>
          <table:table-cell office:value-type="float" office:value="2232" calcext:value-type="float">
            <text:p>2232</text:p>
          </table:table-cell>
          <table:table-cell/>
          <table:table-cell office:value-type="float" office:value="1577.87" calcext:value-type="float">
            <text:p>1577.87</text:p>
          </table:table-cell>
          <table:table-cell office:value-type="float" office:value="989.52" calcext:value-type="float">
            <text:p>989.52</text:p>
          </table:table-cell>
          <table:table-cell office:value-type="float" office:value="1245.22" calcext:value-type="float">
            <text:p>1245.22</text:p>
          </table:table-cell>
          <table:table-cell office:value-type="float" office:value="1329.44" calcext:value-type="float">
            <text:p>1329.44</text:p>
          </table:table-cell>
          <table:table-cell office:value-type="float" office:value="1294.24" calcext:value-type="float">
            <text:p>1294.24</text:p>
          </table:table-cell>
          <table:table-cell table:number-columns-repeated="2"/>
          <table:table-cell table:formula="of:=AVERAGE([.A16:.E16])" office:value-type="float" office:value="2303.2" calcext:value-type="float">
            <text:p>2303.2</text:p>
          </table:table-cell>
          <table:table-cell table:formula="of:=AVERAGE([.G16:.K16])" office:value-type="float" office:value="1287.258" calcext:value-type="float">
            <text:p>1287.258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2062" calcext:value-type="float">
            <text:p>2062</text:p>
          </table:table-cell>
          <table:table-cell office:value-type="float" office:value="1792" calcext:value-type="float">
            <text:p>1792</text:p>
          </table:table-cell>
          <table:table-cell office:value-type="float" office:value="2282" calcext:value-type="float">
            <text:p>2282</text:p>
          </table:table-cell>
          <table:table-cell office:value-type="float" office:value="2362" calcext:value-type="float">
            <text:p>2362</text:p>
          </table:table-cell>
          <table:table-cell/>
          <table:table-cell office:value-type="float" office:value="1587.84" calcext:value-type="float">
            <text:p>1587.84</text:p>
          </table:table-cell>
          <table:table-cell office:value-type="float" office:value="1095.29" calcext:value-type="float">
            <text:p>1095.29</text:p>
          </table:table-cell>
          <table:table-cell office:value-type="float" office:value="1248.62" calcext:value-type="float">
            <text:p>1248.62</text:p>
          </table:table-cell>
          <table:table-cell office:value-type="float" office:value="1232.67" calcext:value-type="float">
            <text:p>1232.67</text:p>
          </table:table-cell>
          <table:table-cell office:value-type="float" office:value="1283.17" calcext:value-type="float">
            <text:p>1283.17</text:p>
          </table:table-cell>
          <table:table-cell table:number-columns-repeated="2"/>
          <table:table-cell table:formula="of:=AVERAGE([.A17:.E17])" office:value-type="float" office:value="2297" calcext:value-type="float">
            <text:p>2297</text:p>
          </table:table-cell>
          <table:table-cell table:formula="of:=AVERAGE([.G17:.K17])" office:value-type="float" office:value="1289.518" calcext:value-type="float">
            <text:p>1289.518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2212" calcext:value-type="float">
            <text:p>2212</text:p>
          </table:table-cell>
          <table:table-cell office:value-type="float" office:value="1792" calcext:value-type="float">
            <text:p>1792</text:p>
          </table:table-cell>
          <table:table-cell office:value-type="float" office:value="2462" calcext:value-type="float">
            <text:p>2462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1317.71" calcext:value-type="float">
            <text:p>1317.71</text:p>
          </table:table-cell>
          <table:table-cell office:value-type="float" office:value="1315.21" calcext:value-type="float">
            <text:p>1315.21</text:p>
          </table:table-cell>
          <table:table-cell office:value-type="float" office:value="1303.58" calcext:value-type="float">
            <text:p>1303.58</text:p>
          </table:table-cell>
          <table:table-cell office:value-type="float" office:value="1511.59" calcext:value-type="float">
            <text:p>1511.59</text:p>
          </table:table-cell>
          <table:table-cell office:value-type="float" office:value="1238.67" calcext:value-type="float">
            <text:p>1238.67</text:p>
          </table:table-cell>
          <table:table-cell table:number-columns-repeated="2"/>
          <table:table-cell table:formula="of:=AVERAGE([.A18:.E18])" office:value-type="float" office:value="2256" calcext:value-type="float">
            <text:p>2256</text:p>
          </table:table-cell>
          <table:table-cell table:formula="of:=AVERAGE([.G18:.K18])" office:value-type="float" office:value="1337.352" calcext:value-type="float">
            <text:p>1337.352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212" calcext:value-type="float">
            <text:p>2212</text:p>
          </table:table-cell>
          <table:table-cell office:value-type="float" office:value="1792" calcext:value-type="float">
            <text:p>1792</text:p>
          </table:table-cell>
          <table:table-cell office:value-type="float" office:value="2447" calcext:value-type="float">
            <text:p>2447</text:p>
          </table:table-cell>
          <table:table-cell office:value-type="float" office:value="2067" calcext:value-type="float">
            <text:p>2067</text:p>
          </table:table-cell>
          <table:table-cell/>
          <table:table-cell office:value-type="float" office:value="1532.85" calcext:value-type="float">
            <text:p>1532.85</text:p>
          </table:table-cell>
          <table:table-cell office:value-type="float" office:value="1290.97" calcext:value-type="float">
            <text:p>1290.97</text:p>
          </table:table-cell>
          <table:table-cell office:value-type="float" office:value="1249.16" calcext:value-type="float">
            <text:p>1249.16</text:p>
          </table:table-cell>
          <table:table-cell office:value-type="float" office:value="1438.85" calcext:value-type="float">
            <text:p>1438.85</text:p>
          </table:table-cell>
          <table:table-cell office:value-type="float" office:value="1127.07" calcext:value-type="float">
            <text:p>1127.07</text:p>
          </table:table-cell>
          <table:table-cell table:number-columns-repeated="2"/>
          <table:table-cell table:formula="of:=AVERAGE([.A19:.E19])" office:value-type="float" office:value="2292" calcext:value-type="float">
            <text:p>2292</text:p>
          </table:table-cell>
          <table:table-cell table:formula="of:=AVERAGE([.G19:.K19])" office:value-type="float" office:value="1327.78" calcext:value-type="float">
            <text:p>1327.78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2322" calcext:value-type="float">
            <text:p>2322</text:p>
          </table:table-cell>
          <table:table-cell office:value-type="float" office:value="1792" calcext:value-type="float">
            <text:p>1792</text:p>
          </table:table-cell>
          <table:table-cell office:value-type="float" office:value="2362" calcext:value-type="float">
            <text:p>2362</text:p>
          </table:table-cell>
          <table:table-cell office:value-type="float" office:value="2612" calcext:value-type="float">
            <text:p>2612</text:p>
          </table:table-cell>
          <table:table-cell/>
          <table:table-cell office:value-type="float" office:value="1488.42" calcext:value-type="float">
            <text:p>1488.42</text:p>
          </table:table-cell>
          <table:table-cell office:value-type="float" office:value="1355.77" calcext:value-type="float">
            <text:p>1355.77</text:p>
          </table:table-cell>
          <table:table-cell office:value-type="float" office:value="1247.34" calcext:value-type="float">
            <text:p>1247.34</text:p>
          </table:table-cell>
          <table:table-cell office:value-type="float" office:value="1484.33" calcext:value-type="float">
            <text:p>1484.33</text:p>
          </table:table-cell>
          <table:table-cell office:value-type="float" office:value="1197.48" calcext:value-type="float">
            <text:p>1197.48</text:p>
          </table:table-cell>
          <table:table-cell table:number-columns-repeated="2"/>
          <table:table-cell table:formula="of:=AVERAGE([.A20:.E20])" office:value-type="float" office:value="2375" calcext:value-type="float">
            <text:p>2375</text:p>
          </table:table-cell>
          <table:table-cell table:formula="of:=AVERAGE([.G20:.K20])" office:value-type="float" office:value="1354.668" calcext:value-type="float">
            <text:p>1354.668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2052" calcext:value-type="float">
            <text:p>2052</text:p>
          </table:table-cell>
          <table:table-cell office:value-type="float" office:value="1792" calcext:value-type="float">
            <text:p>1792</text:p>
          </table:table-cell>
          <table:table-cell office:value-type="float" office:value="2252" calcext:value-type="float">
            <text:p>2252</text:p>
          </table:table-cell>
          <table:table-cell office:value-type="float" office:value="2102" calcext:value-type="float">
            <text:p>2102</text:p>
          </table:table-cell>
          <table:table-cell/>
          <table:table-cell office:value-type="float" office:value="1652.69" calcext:value-type="float">
            <text:p>1652.69</text:p>
          </table:table-cell>
          <table:table-cell office:value-type="float" office:value="1182.82" calcext:value-type="float">
            <text:p>1182.82</text:p>
          </table:table-cell>
          <table:table-cell office:value-type="float" office:value="1279.61" calcext:value-type="float">
            <text:p>1279.61</text:p>
          </table:table-cell>
          <table:table-cell office:value-type="float" office:value="1387.01" calcext:value-type="float">
            <text:p>1387.01</text:p>
          </table:table-cell>
          <table:table-cell office:value-type="float" office:value="1110.01" calcext:value-type="float">
            <text:p>1110.01</text:p>
          </table:table-cell>
          <table:table-cell table:number-columns-repeated="2"/>
          <table:table-cell table:formula="of:=AVERAGE([.A21:.E21])" office:value-type="float" office:value="2204" calcext:value-type="float">
            <text:p>2204</text:p>
          </table:table-cell>
          <table:table-cell table:formula="of:=AVERAGE([.G21:.K21])" office:value-type="float" office:value="1322.428" calcext:value-type="float">
            <text:p>1322.428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2291" calcext:value-type="float">
            <text:p>2291</text:p>
          </table:table-cell>
          <table:table-cell office:value-type="float" office:value="1792" calcext:value-type="float">
            <text:p>1792</text:p>
          </table:table-cell>
          <table:table-cell office:value-type="float" office:value="2782" calcext:value-type="float">
            <text:p>2782</text:p>
          </table:table-cell>
          <table:table-cell office:value-type="float" office:value="2412" calcext:value-type="float">
            <text:p>2412</text:p>
          </table:table-cell>
          <table:table-cell/>
          <table:table-cell office:value-type="float" office:value="1393.12" calcext:value-type="float">
            <text:p>1393.12</text:p>
          </table:table-cell>
          <table:table-cell office:value-type="float" office:value="1266.96" calcext:value-type="float">
            <text:p>1266.96</text:p>
          </table:table-cell>
          <table:table-cell office:value-type="float" office:value="1329.26" calcext:value-type="float">
            <text:p>1329.26</text:p>
          </table:table-cell>
          <table:table-cell office:value-type="float" office:value="1427.26" calcext:value-type="float">
            <text:p>1427.26</text:p>
          </table:table-cell>
          <table:table-cell office:value-type="float" office:value="1226.57" calcext:value-type="float">
            <text:p>1226.57</text:p>
          </table:table-cell>
          <table:table-cell table:number-columns-repeated="2"/>
          <table:table-cell table:formula="of:=AVERAGE([.A22:.E22])" office:value-type="float" office:value="2436.8" calcext:value-type="float">
            <text:p>2436.8</text:p>
          </table:table-cell>
          <table:table-cell table:formula="of:=AVERAGE([.G22:.K22])" office:value-type="float" office:value="1328.634" calcext:value-type="float">
            <text:p>1328.634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2212" calcext:value-type="float">
            <text:p>2212</text:p>
          </table:table-cell>
          <table:table-cell office:value-type="float" office:value="1792" calcext:value-type="float">
            <text:p>1792</text:p>
          </table:table-cell>
          <table:table-cell office:value-type="float" office:value="2597" calcext:value-type="float">
            <text:p>2597</text:p>
          </table:table-cell>
          <table:table-cell office:value-type="float" office:value="2262" calcext:value-type="float">
            <text:p>2262</text:p>
          </table:table-cell>
          <table:table-cell/>
          <table:table-cell office:value-type="float" office:value="1732.1" calcext:value-type="float">
            <text:p>1732.1</text:p>
          </table:table-cell>
          <table:table-cell office:value-type="float" office:value="1222.14" calcext:value-type="float">
            <text:p>1222.14</text:p>
          </table:table-cell>
          <table:table-cell office:value-type="float" office:value="1265.99" calcext:value-type="float">
            <text:p>1265.99</text:p>
          </table:table-cell>
          <table:table-cell office:value-type="float" office:value="1492.46" calcext:value-type="float">
            <text:p>1492.46</text:p>
          </table:table-cell>
          <table:table-cell office:value-type="float" office:value="1138.14" calcext:value-type="float">
            <text:p>1138.14</text:p>
          </table:table-cell>
          <table:table-cell table:number-columns-repeated="2"/>
          <table:table-cell table:formula="of:=AVERAGE([.A23:.E23])" office:value-type="float" office:value="2417.8" calcext:value-type="float">
            <text:p>2417.8</text:p>
          </table:table-cell>
          <table:table-cell table:formula="of:=AVERAGE([.G23:.K23])" office:value-type="float" office:value="1370.166" calcext:value-type="float">
            <text:p>1370.166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312" calcext:value-type="float">
            <text:p>2312</text:p>
          </table:table-cell>
          <table:table-cell office:value-type="float" office:value="1792" calcext:value-type="float">
            <text:p>1792</text:p>
          </table:table-cell>
          <table:table-cell office:value-type="float" office:value="2707" calcext:value-type="float">
            <text:p>2707</text:p>
          </table:table-cell>
          <table:table-cell office:value-type="float" office:value="2962" calcext:value-type="float">
            <text:p>2962</text:p>
          </table:table-cell>
          <table:table-cell/>
          <table:table-cell office:value-type="float" office:value="1660.41" calcext:value-type="float">
            <text:p>1660.41</text:p>
          </table:table-cell>
          <table:table-cell office:value-type="float" office:value="1286.82" calcext:value-type="float">
            <text:p>1286.82</text:p>
          </table:table-cell>
          <table:table-cell office:value-type="float" office:value="1361.82" calcext:value-type="float">
            <text:p>1361.82</text:p>
          </table:table-cell>
          <table:table-cell office:value-type="float" office:value="1332.57" calcext:value-type="float">
            <text:p>1332.57</text:p>
          </table:table-cell>
          <table:table-cell office:value-type="float" office:value="1202.46" calcext:value-type="float">
            <text:p>1202.46</text:p>
          </table:table-cell>
          <table:table-cell table:number-columns-repeated="2"/>
          <table:table-cell table:formula="of:=AVERAGE([.A24:.E24])" office:value-type="float" office:value="2543" calcext:value-type="float">
            <text:p>2543</text:p>
          </table:table-cell>
          <table:table-cell table:formula="of:=AVERAGE([.G24:.K24])" office:value-type="float" office:value="1368.816" calcext:value-type="float">
            <text:p>1368.816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332" calcext:value-type="float">
            <text:p>2332</text:p>
          </table:table-cell>
          <table:table-cell office:value-type="float" office:value="2037" calcext:value-type="float">
            <text:p>2037</text:p>
          </table:table-cell>
          <table:table-cell office:value-type="float" office:value="2832" calcext:value-type="float">
            <text:p>2832</text:p>
          </table:table-cell>
          <table:table-cell office:value-type="float" office:value="2372" calcext:value-type="float">
            <text:p>2372</text:p>
          </table:table-cell>
          <table:table-cell/>
          <table:table-cell office:value-type="float" office:value="1433.07" calcext:value-type="float">
            <text:p>1433.07</text:p>
          </table:table-cell>
          <table:table-cell office:value-type="float" office:value="1208.58" calcext:value-type="float">
            <text:p>1208.58</text:p>
          </table:table-cell>
          <table:table-cell office:value-type="float" office:value="1312.43" calcext:value-type="float">
            <text:p>1312.43</text:p>
          </table:table-cell>
          <table:table-cell office:value-type="float" office:value="1525.31" calcext:value-type="float">
            <text:p>1525.31</text:p>
          </table:table-cell>
          <table:table-cell office:value-type="float" office:value="1162.39" calcext:value-type="float">
            <text:p>1162.39</text:p>
          </table:table-cell>
          <table:table-cell table:number-columns-repeated="2"/>
          <table:table-cell table:formula="of:=AVERAGE([.A25:.E25])" office:value-type="float" office:value="2536" calcext:value-type="float">
            <text:p>2536</text:p>
          </table:table-cell>
          <table:table-cell table:formula="of:=AVERAGE([.G25:.K25])" office:value-type="float" office:value="1328.356" calcext:value-type="float">
            <text:p>1328.356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2262" calcext:value-type="float">
            <text:p>2262</text:p>
          </table:table-cell>
          <table:table-cell office:value-type="float" office:value="1792" calcext:value-type="float">
            <text:p>1792</text:p>
          </table:table-cell>
          <table:table-cell office:value-type="float" office:value="2617" calcext:value-type="float">
            <text:p>2617</text:p>
          </table:table-cell>
          <table:table-cell office:value-type="float" office:value="2902" calcext:value-type="float">
            <text:p>2902</text:p>
          </table:table-cell>
          <table:table-cell/>
          <table:table-cell office:value-type="float" office:value="1715.72" calcext:value-type="float">
            <text:p>1715.72</text:p>
          </table:table-cell>
          <table:table-cell office:value-type="float" office:value="1227.46" calcext:value-type="float">
            <text:p>1227.46</text:p>
          </table:table-cell>
          <table:table-cell office:value-type="float" office:value="1456.76" calcext:value-type="float">
            <text:p>1456.76</text:p>
          </table:table-cell>
          <table:table-cell office:value-type="float" office:value="1363.89" calcext:value-type="float">
            <text:p>1363.89</text:p>
          </table:table-cell>
          <table:table-cell office:value-type="float" office:value="1256.12" calcext:value-type="float">
            <text:p>1256.12</text:p>
          </table:table-cell>
          <table:table-cell table:number-columns-repeated="2"/>
          <table:table-cell table:formula="of:=AVERAGE([.A26:.E26])" office:value-type="float" office:value="2566.8" calcext:value-type="float">
            <text:p>2566.8</text:p>
          </table:table-cell>
          <table:table-cell table:formula="of:=AVERAGE([.G26:.K26])" office:value-type="float" office:value="1403.99" calcext:value-type="float">
            <text:p>1403.99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082" calcext:value-type="float">
            <text:p>2082</text:p>
          </table:table-cell>
          <table:table-cell office:value-type="float" office:value="1792" calcext:value-type="float">
            <text:p>1792</text:p>
          </table:table-cell>
          <table:table-cell office:value-type="float" office:value="2437" calcext:value-type="float">
            <text:p>2437</text:p>
          </table:table-cell>
          <table:table-cell office:value-type="float" office:value="2762" calcext:value-type="float">
            <text:p>2762</text:p>
          </table:table-cell>
          <table:table-cell/>
          <table:table-cell office:value-type="float" office:value="1646.87" calcext:value-type="float">
            <text:p>1646.87</text:p>
          </table:table-cell>
          <table:table-cell office:value-type="float" office:value="1389.59" calcext:value-type="float">
            <text:p>1389.59</text:p>
          </table:table-cell>
          <table:table-cell office:value-type="float" office:value="1348.72" calcext:value-type="float">
            <text:p>1348.72</text:p>
          </table:table-cell>
          <table:table-cell office:value-type="float" office:value="1397.01" calcext:value-type="float">
            <text:p>1397.01</text:p>
          </table:table-cell>
          <table:table-cell office:value-type="float" office:value="1129.76" calcext:value-type="float">
            <text:p>1129.76</text:p>
          </table:table-cell>
          <table:table-cell table:number-columns-repeated="2"/>
          <table:table-cell table:formula="of:=AVERAGE([.A27:.E27])" office:value-type="float" office:value="2419.8" calcext:value-type="float">
            <text:p>2419.8</text:p>
          </table:table-cell>
          <table:table-cell table:formula="of:=AVERAGE([.G27:.K27])" office:value-type="float" office:value="1382.39" calcext:value-type="float">
            <text:p>1382.39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2462" calcext:value-type="float">
            <text:p>2462</text:p>
          </table:table-cell>
          <table:table-cell office:value-type="float" office:value="1792" calcext:value-type="float">
            <text:p>1792</text:p>
          </table:table-cell>
          <table:table-cell office:value-type="float" office:value="2247" calcext:value-type="float">
            <text:p>2247</text:p>
          </table:table-cell>
          <table:table-cell office:value-type="float" office:value="2387" calcext:value-type="float">
            <text:p>2387</text:p>
          </table:table-cell>
          <table:table-cell/>
          <table:table-cell office:value-type="float" office:value="1618.28" calcext:value-type="float">
            <text:p>1618.28</text:p>
          </table:table-cell>
          <table:table-cell office:value-type="float" office:value="1352.71" calcext:value-type="float">
            <text:p>1352.71</text:p>
          </table:table-cell>
          <table:table-cell office:value-type="float" office:value="1283.77" calcext:value-type="float">
            <text:p>1283.77</text:p>
          </table:table-cell>
          <table:table-cell office:value-type="float" office:value="1293.37" calcext:value-type="float">
            <text:p>1293.37</text:p>
          </table:table-cell>
          <table:table-cell office:value-type="float" office:value="1358.96" calcext:value-type="float">
            <text:p>1358.96</text:p>
          </table:table-cell>
          <table:table-cell table:number-columns-repeated="2"/>
          <table:table-cell table:formula="of:=AVERAGE([.A28:.E28])" office:value-type="float" office:value="2372" calcext:value-type="float">
            <text:p>2372</text:p>
          </table:table-cell>
          <table:table-cell table:formula="of:=AVERAGE([.G28:.K28])" office:value-type="float" office:value="1381.418" calcext:value-type="float">
            <text:p>1381.418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2412" calcext:value-type="float">
            <text:p>2412</text:p>
          </table:table-cell>
          <table:table-cell office:value-type="float" office:value="1792" calcext:value-type="float">
            <text:p>1792</text:p>
          </table:table-cell>
          <table:table-cell office:value-type="float" office:value="2332" calcext:value-type="float">
            <text:p>2332</text:p>
          </table:table-cell>
          <table:table-cell office:value-type="float" office:value="2802" calcext:value-type="float">
            <text:p>2802</text:p>
          </table:table-cell>
          <table:table-cell/>
          <table:table-cell office:value-type="float" office:value="1541.42" calcext:value-type="float">
            <text:p>1541.42</text:p>
          </table:table-cell>
          <table:table-cell office:value-type="float" office:value="1373.19" calcext:value-type="float">
            <text:p>1373.19</text:p>
          </table:table-cell>
          <table:table-cell office:value-type="float" office:value="1401.36" calcext:value-type="float">
            <text:p>1401.36</text:p>
          </table:table-cell>
          <table:table-cell office:value-type="float" office:value="1438.79" calcext:value-type="float">
            <text:p>1438.79</text:p>
          </table:table-cell>
          <table:table-cell office:value-type="float" office:value="1325.93" calcext:value-type="float">
            <text:p>1325.93</text:p>
          </table:table-cell>
          <table:table-cell table:number-columns-repeated="2"/>
          <table:table-cell table:formula="of:=AVERAGE([.A29:.E29])" office:value-type="float" office:value="2449" calcext:value-type="float">
            <text:p>2449</text:p>
          </table:table-cell>
          <table:table-cell table:formula="of:=AVERAGE([.G29:.K29])" office:value-type="float" office:value="1416.138" calcext:value-type="float">
            <text:p>1416.138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2202" calcext:value-type="float">
            <text:p>2202</text:p>
          </table:table-cell>
          <table:table-cell office:value-type="float" office:value="1792" calcext:value-type="float">
            <text:p>1792</text:p>
          </table:table-cell>
          <table:table-cell office:value-type="float" office:value="2862" calcext:value-type="float">
            <text:p>2862</text:p>
          </table:table-cell>
          <table:table-cell office:value-type="float" office:value="2762" calcext:value-type="float">
            <text:p>2762</text:p>
          </table:table-cell>
          <table:table-cell/>
          <table:table-cell office:value-type="float" office:value="1487.53" calcext:value-type="float">
            <text:p>1487.53</text:p>
          </table:table-cell>
          <table:table-cell office:value-type="float" office:value="1329.36" calcext:value-type="float">
            <text:p>1329.36</text:p>
          </table:table-cell>
          <table:table-cell office:value-type="float" office:value="1373.95" calcext:value-type="float">
            <text:p>1373.95</text:p>
          </table:table-cell>
          <table:table-cell office:value-type="float" office:value="1406.63" calcext:value-type="float">
            <text:p>1406.63</text:p>
          </table:table-cell>
          <table:table-cell office:value-type="float" office:value="1315.73" calcext:value-type="float">
            <text:p>1315.73</text:p>
          </table:table-cell>
          <table:table-cell table:number-columns-repeated="2"/>
          <table:table-cell table:formula="of:=AVERAGE([.A30:.E30])" office:value-type="float" office:value="2538.8" calcext:value-type="float">
            <text:p>2538.8</text:p>
          </table:table-cell>
          <table:table-cell table:formula="of:=AVERAGE([.G30:.K30])" office:value-type="float" office:value="1382.64" calcext:value-type="float">
            <text:p>1382.64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2212" calcext:value-type="float">
            <text:p>2212</text:p>
          </table:table-cell>
          <table:table-cell office:value-type="float" office:value="1792" calcext:value-type="float">
            <text:p>1792</text:p>
          </table:table-cell>
          <table:table-cell office:value-type="float" office:value="2712" calcext:value-type="float">
            <text:p>2712</text:p>
          </table:table-cell>
          <table:table-cell office:value-type="float" office:value="2358" calcext:value-type="float">
            <text:p>2358</text:p>
          </table:table-cell>
          <table:table-cell/>
          <table:table-cell office:value-type="float" office:value="1574.69" calcext:value-type="float">
            <text:p>1574.69</text:p>
          </table:table-cell>
          <table:table-cell office:value-type="float" office:value="1246.92" calcext:value-type="float">
            <text:p>1246.92</text:p>
          </table:table-cell>
          <table:table-cell office:value-type="float" office:value="1351.94" calcext:value-type="float">
            <text:p>1351.94</text:p>
          </table:table-cell>
          <table:table-cell office:value-type="float" office:value="1367.14" calcext:value-type="float">
            <text:p>1367.14</text:p>
          </table:table-cell>
          <table:table-cell office:value-type="float" office:value="1254.15" calcext:value-type="float">
            <text:p>1254.15</text:p>
          </table:table-cell>
          <table:table-cell table:number-columns-repeated="2"/>
          <table:table-cell table:formula="of:=AVERAGE([.A31:.E31])" office:value-type="float" office:value="2412.2" calcext:value-type="float">
            <text:p>2412.2</text:p>
          </table:table-cell>
          <table:table-cell table:formula="of:=AVERAGE([.G31:.K31])" office:value-type="float" office:value="1358.968" calcext:value-type="float">
            <text:p>1358.968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2362" calcext:value-type="float">
            <text:p>2362</text:p>
          </table:table-cell>
          <table:table-cell office:value-type="float" office:value="1792" calcext:value-type="float">
            <text:p>1792</text:p>
          </table:table-cell>
          <table:table-cell office:value-type="float" office:value="2457" calcext:value-type="float">
            <text:p>2457</text:p>
          </table:table-cell>
          <table:table-cell office:value-type="float" office:value="2612" calcext:value-type="float">
            <text:p>2612</text:p>
          </table:table-cell>
          <table:table-cell/>
          <table:table-cell office:value-type="float" office:value="1406.6" calcext:value-type="float">
            <text:p>1406.6</text:p>
          </table:table-cell>
          <table:table-cell office:value-type="float" office:value="1341.48" calcext:value-type="float">
            <text:p>1341.48</text:p>
          </table:table-cell>
          <table:table-cell office:value-type="float" office:value="1375.89" calcext:value-type="float">
            <text:p>1375.89</text:p>
          </table:table-cell>
          <table:table-cell office:value-type="float" office:value="1505.18" calcext:value-type="float">
            <text:p>1505.18</text:p>
          </table:table-cell>
          <table:table-cell office:value-type="float" office:value="1215.19" calcext:value-type="float">
            <text:p>1215.19</text:p>
          </table:table-cell>
          <table:table-cell table:number-columns-repeated="2"/>
          <table:table-cell table:formula="of:=AVERAGE([.A32:.E32])" office:value-type="float" office:value="2439" calcext:value-type="float">
            <text:p>2439</text:p>
          </table:table-cell>
          <table:table-cell table:formula="of:=AVERAGE([.G32:.K32])" office:value-type="float" office:value="1368.868" calcext:value-type="float">
            <text:p>1368.868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2312" calcext:value-type="float">
            <text:p>2312</text:p>
          </table:table-cell>
          <table:table-cell office:value-type="float" office:value="1792" calcext:value-type="float">
            <text:p>1792</text:p>
          </table:table-cell>
          <table:table-cell office:value-type="float" office:value="2277" calcext:value-type="float">
            <text:p>2277</text:p>
          </table:table-cell>
          <table:table-cell office:value-type="float" office:value="2362" calcext:value-type="float">
            <text:p>2362</text:p>
          </table:table-cell>
          <table:table-cell/>
          <table:table-cell office:value-type="float" office:value="1517.31" calcext:value-type="float">
            <text:p>1517.31</text:p>
          </table:table-cell>
          <table:table-cell office:value-type="float" office:value="1353.8" calcext:value-type="float">
            <text:p>1353.8</text:p>
          </table:table-cell>
          <table:table-cell office:value-type="float" office:value="1417.25" calcext:value-type="float">
            <text:p>1417.25</text:p>
          </table:table-cell>
          <table:table-cell office:value-type="float" office:value="1347.16" calcext:value-type="float">
            <text:p>1347.16</text:p>
          </table:table-cell>
          <table:table-cell office:value-type="float" office:value="1376.82" calcext:value-type="float">
            <text:p>1376.82</text:p>
          </table:table-cell>
          <table:table-cell table:number-columns-repeated="2"/>
          <table:table-cell table:formula="of:=AVERAGE([.A33:.E33])" office:value-type="float" office:value="2340" calcext:value-type="float">
            <text:p>2340</text:p>
          </table:table-cell>
          <table:table-cell table:formula="of:=AVERAGE([.G33:.K33])" office:value-type="float" office:value="1402.468" calcext:value-type="float">
            <text:p>1402.468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2112" calcext:value-type="float">
            <text:p>2112</text:p>
          </table:table-cell>
          <table:table-cell office:value-type="float" office:value="1792" calcext:value-type="float">
            <text:p>1792</text:p>
          </table:table-cell>
          <table:table-cell office:value-type="float" office:value="2358" calcext:value-type="float">
            <text:p>2358</text:p>
          </table:table-cell>
          <table:table-cell office:value-type="float" office:value="2762" calcext:value-type="float">
            <text:p>2762</text:p>
          </table:table-cell>
          <table:table-cell/>
          <table:table-cell office:value-type="float" office:value="1592.98" calcext:value-type="float">
            <text:p>1592.98</text:p>
          </table:table-cell>
          <table:table-cell office:value-type="float" office:value="1267.1" calcext:value-type="float">
            <text:p>1267.1</text:p>
          </table:table-cell>
          <table:table-cell office:value-type="float" office:value="1148.07" calcext:value-type="float">
            <text:p>1148.07</text:p>
          </table:table-cell>
          <table:table-cell office:value-type="float" office:value="1374.01" calcext:value-type="float">
            <text:p>1374.01</text:p>
          </table:table-cell>
          <table:table-cell office:value-type="float" office:value="1330.81" calcext:value-type="float">
            <text:p>1330.81</text:p>
          </table:table-cell>
          <table:table-cell table:number-columns-repeated="2"/>
          <table:table-cell table:formula="of:=AVERAGE([.A34:.E34])" office:value-type="float" office:value="2440" calcext:value-type="float">
            <text:p>2440</text:p>
          </table:table-cell>
          <table:table-cell table:formula="of:=AVERAGE([.G34:.K34])" office:value-type="float" office:value="1342.594" calcext:value-type="float">
            <text:p>1342.594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2432" calcext:value-type="float">
            <text:p>2432</text:p>
          </table:table-cell>
          <table:table-cell office:value-type="float" office:value="1792" calcext:value-type="float">
            <text:p>1792</text:p>
          </table:table-cell>
          <table:table-cell office:value-type="float" office:value="2432" calcext:value-type="float">
            <text:p>2432</text:p>
          </table:table-cell>
          <table:table-cell office:value-type="float" office:value="2212" calcext:value-type="float">
            <text:p>2212</text:p>
          </table:table-cell>
          <table:table-cell/>
          <table:table-cell office:value-type="float" office:value="1464.35" calcext:value-type="float">
            <text:p>1464.35</text:p>
          </table:table-cell>
          <table:table-cell office:value-type="float" office:value="1298.75" calcext:value-type="float">
            <text:p>1298.75</text:p>
          </table:table-cell>
          <table:table-cell office:value-type="float" office:value="1275.39" calcext:value-type="float">
            <text:p>1275.39</text:p>
          </table:table-cell>
          <table:table-cell office:value-type="float" office:value="1438.86" calcext:value-type="float">
            <text:p>1438.86</text:p>
          </table:table-cell>
          <table:table-cell office:value-type="float" office:value="1327.57" calcext:value-type="float">
            <text:p>1327.57</text:p>
          </table:table-cell>
          <table:table-cell table:number-columns-repeated="2"/>
          <table:table-cell table:formula="of:=AVERAGE([.A35:.E35])" office:value-type="float" office:value="2392" calcext:value-type="float">
            <text:p>2392</text:p>
          </table:table-cell>
          <table:table-cell table:formula="of:=AVERAGE([.G35:.K35])" office:value-type="float" office:value="1360.984" calcext:value-type="float">
            <text:p>1360.984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2462" calcext:value-type="float">
            <text:p>2462</text:p>
          </table:table-cell>
          <table:table-cell office:value-type="float" office:value="1792" calcext:value-type="float">
            <text:p>1792</text:p>
          </table:table-cell>
          <table:table-cell office:value-type="float" office:value="2312" calcext:value-type="float">
            <text:p>2312</text:p>
          </table:table-cell>
          <table:table-cell office:value-type="float" office:value="2162" calcext:value-type="float">
            <text:p>2162</text:p>
          </table:table-cell>
          <table:table-cell/>
          <table:table-cell office:value-type="float" office:value="1481.01" calcext:value-type="float">
            <text:p>1481.01</text:p>
          </table:table-cell>
          <table:table-cell office:value-type="float" office:value="1284.73" calcext:value-type="float">
            <text:p>1284.73</text:p>
          </table:table-cell>
          <table:table-cell office:value-type="float" office:value="1222.95" calcext:value-type="float">
            <text:p>1222.95</text:p>
          </table:table-cell>
          <table:table-cell office:value-type="float" office:value="1344.95" calcext:value-type="float">
            <text:p>1344.95</text:p>
          </table:table-cell>
          <table:table-cell office:value-type="float" office:value="1178.88" calcext:value-type="float">
            <text:p>1178.88</text:p>
          </table:table-cell>
          <table:table-cell table:number-columns-repeated="2"/>
          <table:table-cell table:formula="of:=AVERAGE([.A36:.E36])" office:value-type="float" office:value="2323" calcext:value-type="float">
            <text:p>2323</text:p>
          </table:table-cell>
          <table:table-cell table:formula="of:=AVERAGE([.G36:.K36])" office:value-type="float" office:value="1302.504" calcext:value-type="float">
            <text:p>1302.504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2212" calcext:value-type="float">
            <text:p>2212</text:p>
          </table:table-cell>
          <table:table-cell office:value-type="float" office:value="1792" calcext:value-type="float">
            <text:p>1792</text:p>
          </table:table-cell>
          <table:table-cell office:value-type="float" office:value="2442" calcext:value-type="float">
            <text:p>2442</text:p>
          </table:table-cell>
          <table:table-cell office:value-type="float" office:value="2367" calcext:value-type="float">
            <text:p>2367</text:p>
          </table:table-cell>
          <table:table-cell/>
          <table:table-cell office:value-type="float" office:value="1618.84" calcext:value-type="float">
            <text:p>1618.84</text:p>
          </table:table-cell>
          <table:table-cell office:value-type="float" office:value="1300.52" calcext:value-type="float">
            <text:p>1300.52</text:p>
          </table:table-cell>
          <table:table-cell office:value-type="float" office:value="1230.17" calcext:value-type="float">
            <text:p>1230.17</text:p>
          </table:table-cell>
          <table:table-cell office:value-type="float" office:value="1235.46" calcext:value-type="float">
            <text:p>1235.46</text:p>
          </table:table-cell>
          <table:table-cell office:value-type="float" office:value="1247.05" calcext:value-type="float">
            <text:p>1247.05</text:p>
          </table:table-cell>
          <table:table-cell table:number-columns-repeated="2"/>
          <table:table-cell table:formula="of:=AVERAGE([.A37:.E37])" office:value-type="float" office:value="2337.8" calcext:value-type="float">
            <text:p>2337.8</text:p>
          </table:table-cell>
          <table:table-cell table:formula="of:=AVERAGE([.G37:.K37])" office:value-type="float" office:value="1326.408" calcext:value-type="float">
            <text:p>1326.408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262" calcext:value-type="float">
            <text:p>2262</text:p>
          </table:table-cell>
          <table:table-cell office:value-type="float" office:value="1792" calcext:value-type="float">
            <text:p>1792</text:p>
          </table:table-cell>
          <table:table-cell office:value-type="float" office:value="2497" calcext:value-type="float">
            <text:p>2497</text:p>
          </table:table-cell>
          <table:table-cell office:value-type="float" office:value="2297" calcext:value-type="float">
            <text:p>2297</text:p>
          </table:table-cell>
          <table:table-cell/>
          <table:table-cell office:value-type="float" office:value="1515.29" calcext:value-type="float">
            <text:p>1515.29</text:p>
          </table:table-cell>
          <table:table-cell office:value-type="float" office:value="1247.03" calcext:value-type="float">
            <text:p>1247.03</text:p>
          </table:table-cell>
          <table:table-cell office:value-type="float" office:value="1328.76" calcext:value-type="float">
            <text:p>1328.76</text:p>
          </table:table-cell>
          <table:table-cell office:value-type="float" office:value="1356.25" calcext:value-type="float">
            <text:p>1356.25</text:p>
          </table:table-cell>
          <table:table-cell office:value-type="float" office:value="1288.25" calcext:value-type="float">
            <text:p>1288.25</text:p>
          </table:table-cell>
          <table:table-cell table:number-columns-repeated="2"/>
          <table:table-cell table:formula="of:=AVERAGE([.A38:.E38])" office:value-type="float" office:value="2374.8" calcext:value-type="float">
            <text:p>2374.8</text:p>
          </table:table-cell>
          <table:table-cell table:formula="of:=AVERAGE([.G38:.K38])" office:value-type="float" office:value="1347.116" calcext:value-type="float">
            <text:p>1347.116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2340" calcext:value-type="float">
            <text:p>2340</text:p>
          </table:table-cell>
          <table:table-cell office:value-type="float" office:value="1792" calcext:value-type="float">
            <text:p>1792</text:p>
          </table:table-cell>
          <table:table-cell office:value-type="float" office:value="2332" calcext:value-type="float">
            <text:p>2332</text:p>
          </table:table-cell>
          <table:table-cell office:value-type="float" office:value="2212" calcext:value-type="float">
            <text:p>2212</text:p>
          </table:table-cell>
          <table:table-cell/>
          <table:table-cell office:value-type="float" office:value="1399.44" calcext:value-type="float">
            <text:p>1399.44</text:p>
          </table:table-cell>
          <table:table-cell office:value-type="float" office:value="1213.47" calcext:value-type="float">
            <text:p>1213.47</text:p>
          </table:table-cell>
          <table:table-cell office:value-type="float" office:value="1273.48" calcext:value-type="float">
            <text:p>1273.48</text:p>
          </table:table-cell>
          <table:table-cell office:value-type="float" office:value="1435.99" calcext:value-type="float">
            <text:p>1435.99</text:p>
          </table:table-cell>
          <table:table-cell office:value-type="float" office:value="1083.33" calcext:value-type="float">
            <text:p>1083.33</text:p>
          </table:table-cell>
          <table:table-cell table:number-columns-repeated="2"/>
          <table:table-cell table:formula="of:=AVERAGE([.A39:.E39])" office:value-type="float" office:value="2383.6" calcext:value-type="float">
            <text:p>2383.6</text:p>
          </table:table-cell>
          <table:table-cell table:formula="of:=AVERAGE([.G39:.K39])" office:value-type="float" office:value="1281.142" calcext:value-type="float">
            <text:p>1281.142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2662" calcext:value-type="float">
            <text:p>2662</text:p>
          </table:table-cell>
          <table:table-cell office:value-type="float" office:value="1792" calcext:value-type="float">
            <text:p>1792</text:p>
          </table:table-cell>
          <table:table-cell office:value-type="float" office:value="2532" calcext:value-type="float">
            <text:p>2532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21.19" calcext:value-type="float">
            <text:p>1521.19</text:p>
          </table:table-cell>
          <table:table-cell office:value-type="float" office:value="1328.16" calcext:value-type="float">
            <text:p>1328.16</text:p>
          </table:table-cell>
          <table:table-cell office:value-type="float" office:value="1272.82" calcext:value-type="float">
            <text:p>1272.82</text:p>
          </table:table-cell>
          <table:table-cell office:value-type="float" office:value="1408.34" calcext:value-type="float">
            <text:p>1408.34</text:p>
          </table:table-cell>
          <table:table-cell office:value-type="float" office:value="1279.28" calcext:value-type="float">
            <text:p>1279.28</text:p>
          </table:table-cell>
          <table:table-cell table:number-columns-repeated="2"/>
          <table:table-cell table:formula="of:=AVERAGE([.A40:.E40])" office:value-type="float" office:value="2404" calcext:value-type="float">
            <text:p>2404</text:p>
          </table:table-cell>
          <table:table-cell table:formula="of:=AVERAGE([.G40:.K40])" office:value-type="float" office:value="1361.958" calcext:value-type="float">
            <text:p>1361.958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2662" calcext:value-type="float">
            <text:p>2662</text:p>
          </table:table-cell>
          <table:table-cell office:value-type="float" office:value="1927" calcext:value-type="float">
            <text:p>1927</text:p>
          </table:table-cell>
          <table:table-cell office:value-type="float" office:value="2747" calcext:value-type="float">
            <text:p>2747</text:p>
          </table:table-cell>
          <table:table-cell office:value-type="float" office:value="2367" calcext:value-type="float">
            <text:p>2367</text:p>
          </table:table-cell>
          <table:table-cell/>
          <table:table-cell office:value-type="float" office:value="1548.68" calcext:value-type="float">
            <text:p>1548.68</text:p>
          </table:table-cell>
          <table:table-cell office:value-type="float" office:value="1335.79" calcext:value-type="float">
            <text:p>1335.79</text:p>
          </table:table-cell>
          <table:table-cell office:value-type="float" office:value="1262.81" calcext:value-type="float">
            <text:p>1262.81</text:p>
          </table:table-cell>
          <table:table-cell office:value-type="float" office:value="1335.52" calcext:value-type="float">
            <text:p>1335.52</text:p>
          </table:table-cell>
          <table:table-cell office:value-type="float" office:value="1249.29" calcext:value-type="float">
            <text:p>1249.29</text:p>
          </table:table-cell>
          <table:table-cell table:number-columns-repeated="2"/>
          <table:table-cell table:formula="of:=AVERAGE([.A41:.E41])" office:value-type="float" office:value="2548.8" calcext:value-type="float">
            <text:p>2548.8</text:p>
          </table:table-cell>
          <table:table-cell table:formula="of:=AVERAGE([.G41:.K41])" office:value-type="float" office:value="1346.418" calcext:value-type="float">
            <text:p>1346.418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2662" calcext:value-type="float">
            <text:p>2662</text:p>
          </table:table-cell>
          <table:table-cell office:value-type="float" office:value="1897" calcext:value-type="float">
            <text:p>1897</text:p>
          </table:table-cell>
          <table:table-cell office:value-type="float" office:value="2686" calcext:value-type="float">
            <text:p>2686</text:p>
          </table:table-cell>
          <table:table-cell office:value-type="float" office:value="2242" calcext:value-type="float">
            <text:p>2242</text:p>
          </table:table-cell>
          <table:table-cell/>
          <table:table-cell office:value-type="float" office:value="1565.79" calcext:value-type="float">
            <text:p>1565.79</text:p>
          </table:table-cell>
          <table:table-cell office:value-type="float" office:value="1333.05" calcext:value-type="float">
            <text:p>1333.05</text:p>
          </table:table-cell>
          <table:table-cell office:value-type="float" office:value="1049.17" calcext:value-type="float">
            <text:p>1049.17</text:p>
          </table:table-cell>
          <table:table-cell office:value-type="float" office:value="1483.77" calcext:value-type="float">
            <text:p>1483.77</text:p>
          </table:table-cell>
          <table:table-cell office:value-type="float" office:value="1106.01" calcext:value-type="float">
            <text:p>1106.01</text:p>
          </table:table-cell>
          <table:table-cell table:number-columns-repeated="2"/>
          <table:table-cell table:formula="of:=AVERAGE([.A42:.E42])" office:value-type="float" office:value="2438.8" calcext:value-type="float">
            <text:p>2438.8</text:p>
          </table:table-cell>
          <table:table-cell table:formula="of:=AVERAGE([.G42:.K42])" office:value-type="float" office:value="1307.558" calcext:value-type="float">
            <text:p>1307.558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2162" calcext:value-type="float">
            <text:p>2162</text:p>
          </table:table-cell>
          <table:table-cell office:value-type="float" office:value="2347" calcext:value-type="float">
            <text:p>2347</text:p>
          </table:table-cell>
          <table:table-cell office:value-type="float" office:value="2522" calcext:value-type="float">
            <text:p>2522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484.89" calcext:value-type="float">
            <text:p>1484.89</text:p>
          </table:table-cell>
          <table:table-cell office:value-type="float" office:value="1341.71" calcext:value-type="float">
            <text:p>1341.71</text:p>
          </table:table-cell>
          <table:table-cell office:value-type="float" office:value="1080.32" calcext:value-type="float">
            <text:p>1080.32</text:p>
          </table:table-cell>
          <table:table-cell office:value-type="float" office:value="1359.92" calcext:value-type="float">
            <text:p>1359.92</text:p>
          </table:table-cell>
          <table:table-cell office:value-type="float" office:value="1313.72" calcext:value-type="float">
            <text:p>1313.72</text:p>
          </table:table-cell>
          <table:table-cell table:number-columns-repeated="2"/>
          <table:table-cell table:formula="of:=AVERAGE([.A43:.E43])" office:value-type="float" office:value="2542.8" calcext:value-type="float">
            <text:p>2542.8</text:p>
          </table:table-cell>
          <table:table-cell table:formula="of:=AVERAGE([.G43:.K43])" office:value-type="float" office:value="1316.112" calcext:value-type="float">
            <text:p>1316.112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2662" calcext:value-type="float">
            <text:p>2662</text:p>
          </table:table-cell>
          <table:table-cell office:value-type="float" office:value="2707" calcext:value-type="float">
            <text:p>2707</text:p>
          </table:table-cell>
          <table:table-cell office:value-type="float" office:value="3237" calcext:value-type="float">
            <text:p>3237</text:p>
          </table:table-cell>
          <table:table-cell office:value-type="float" office:value="2272" calcext:value-type="float">
            <text:p>2272</text:p>
          </table:table-cell>
          <table:table-cell/>
          <table:table-cell office:value-type="float" office:value="1597.88" calcext:value-type="float">
            <text:p>1597.88</text:p>
          </table:table-cell>
          <table:table-cell office:value-type="float" office:value="1274.4" calcext:value-type="float">
            <text:p>1274.4</text:p>
          </table:table-cell>
          <table:table-cell office:value-type="float" office:value="1254.64" calcext:value-type="float">
            <text:p>1254.64</text:p>
          </table:table-cell>
          <table:table-cell office:value-type="float" office:value="1423.94" calcext:value-type="float">
            <text:p>1423.94</text:p>
          </table:table-cell>
          <table:table-cell office:value-type="float" office:value="1309.13" calcext:value-type="float">
            <text:p>1309.13</text:p>
          </table:table-cell>
          <table:table-cell table:number-columns-repeated="2"/>
          <table:table-cell table:formula="of:=AVERAGE([.A44:.E44])" office:value-type="float" office:value="2793" calcext:value-type="float">
            <text:p>2793</text:p>
          </table:table-cell>
          <table:table-cell table:formula="of:=AVERAGE([.G44:.K44])" office:value-type="float" office:value="1371.998" calcext:value-type="float">
            <text:p>1371.998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662" calcext:value-type="float">
            <text:p>2662</text:p>
          </table:table-cell>
          <table:table-cell office:value-type="float" office:value="2042" calcext:value-type="float">
            <text:p>2042</text:p>
          </table:table-cell>
          <table:table-cell office:value-type="float" office:value="3192" calcext:value-type="float">
            <text:p>3192</text:p>
          </table:table-cell>
          <table:table-cell office:value-type="float" office:value="2342" calcext:value-type="float">
            <text:p>2342</text:p>
          </table:table-cell>
          <table:table-cell/>
          <table:table-cell office:value-type="float" office:value="1544.28" calcext:value-type="float">
            <text:p>1544.28</text:p>
          </table:table-cell>
          <table:table-cell office:value-type="float" office:value="1290.68" calcext:value-type="float">
            <text:p>1290.68</text:p>
          </table:table-cell>
          <table:table-cell office:value-type="float" office:value="1367.09" calcext:value-type="float">
            <text:p>1367.09</text:p>
          </table:table-cell>
          <table:table-cell office:value-type="float" office:value="1479.84" calcext:value-type="float">
            <text:p>1479.84</text:p>
          </table:table-cell>
          <table:table-cell office:value-type="float" office:value="1224.8" calcext:value-type="float">
            <text:p>1224.8</text:p>
          </table:table-cell>
          <table:table-cell table:number-columns-repeated="2"/>
          <table:table-cell table:formula="of:=AVERAGE([.A45:.E45])" office:value-type="float" office:value="2636" calcext:value-type="float">
            <text:p>2636</text:p>
          </table:table-cell>
          <table:table-cell table:formula="of:=AVERAGE([.G45:.K45])" office:value-type="float" office:value="1381.338" calcext:value-type="float">
            <text:p>1381.338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662" calcext:value-type="float">
            <text:p>2662</text:p>
          </table:table-cell>
          <table:table-cell office:value-type="float" office:value="2687" calcext:value-type="float">
            <text:p>2687</text:p>
          </table:table-cell>
          <table:table-cell office:value-type="float" office:value="2497" calcext:value-type="float">
            <text:p>2497</text:p>
          </table:table-cell>
          <table:table-cell office:value-type="float" office:value="2262" calcext:value-type="float">
            <text:p>2262</text:p>
          </table:table-cell>
          <table:table-cell/>
          <table:table-cell office:value-type="float" office:value="1610.99" calcext:value-type="float">
            <text:p>1610.99</text:p>
          </table:table-cell>
          <table:table-cell office:value-type="float" office:value="1386.27" calcext:value-type="float">
            <text:p>1386.27</text:p>
          </table:table-cell>
          <table:table-cell office:value-type="float" office:value="1394.15" calcext:value-type="float">
            <text:p>1394.15</text:p>
          </table:table-cell>
          <table:table-cell office:value-type="float" office:value="1499.7" calcext:value-type="float">
            <text:p>1499.7</text:p>
          </table:table-cell>
          <table:table-cell office:value-type="float" office:value="1373.4" calcext:value-type="float">
            <text:p>1373.4</text:p>
          </table:table-cell>
          <table:table-cell table:number-columns-repeated="2"/>
          <table:table-cell table:formula="of:=AVERAGE([.A46:.E46])" office:value-type="float" office:value="2626" calcext:value-type="float">
            <text:p>2626</text:p>
          </table:table-cell>
          <table:table-cell table:formula="of:=AVERAGE([.G46:.K46])" office:value-type="float" office:value="1452.902" calcext:value-type="float">
            <text:p>1452.902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2662" calcext:value-type="float">
            <text:p>2662</text:p>
          </table:table-cell>
          <table:table-cell office:value-type="float" office:value="2397" calcext:value-type="float">
            <text:p>2397</text:p>
          </table:table-cell>
          <table:table-cell office:value-type="float" office:value="2627" calcext:value-type="float">
            <text:p>2627</text:p>
          </table:table-cell>
          <table:table-cell office:value-type="float" office:value="2506" calcext:value-type="float">
            <text:p>2506</text:p>
          </table:table-cell>
          <table:table-cell/>
          <table:table-cell office:value-type="float" office:value="1488.05" calcext:value-type="float">
            <text:p>1488.05</text:p>
          </table:table-cell>
          <table:table-cell office:value-type="float" office:value="1375.26" calcext:value-type="float">
            <text:p>1375.26</text:p>
          </table:table-cell>
          <table:table-cell office:value-type="float" office:value="1208.81" calcext:value-type="float">
            <text:p>1208.81</text:p>
          </table:table-cell>
          <table:table-cell office:value-type="float" office:value="1488.18" calcext:value-type="float">
            <text:p>1488.18</text:p>
          </table:table-cell>
          <table:table-cell office:value-type="float" office:value="1346.91" calcext:value-type="float">
            <text:p>1346.91</text:p>
          </table:table-cell>
          <table:table-cell table:number-columns-repeated="2"/>
          <table:table-cell table:formula="of:=AVERAGE([.A47:.E47])" office:value-type="float" office:value="2600.6" calcext:value-type="float">
            <text:p>2600.6</text:p>
          </table:table-cell>
          <table:table-cell table:formula="of:=AVERAGE([.G47:.K47])" office:value-type="float" office:value="1381.442" calcext:value-type="float">
            <text:p>1381.442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2612" calcext:value-type="float">
            <text:p>2612</text:p>
          </table:table-cell>
          <table:table-cell office:value-type="float" office:value="2142" calcext:value-type="float">
            <text:p>2142</text:p>
          </table:table-cell>
          <table:table-cell office:value-type="float" office:value="2972" calcext:value-type="float">
            <text:p>2972</text:p>
          </table:table-cell>
          <table:table-cell office:value-type="float" office:value="2517" calcext:value-type="float">
            <text:p>2517</text:p>
          </table:table-cell>
          <table:table-cell/>
          <table:table-cell office:value-type="float" office:value="1675.49" calcext:value-type="float">
            <text:p>1675.49</text:p>
          </table:table-cell>
          <table:table-cell office:value-type="float" office:value="1258.78" calcext:value-type="float">
            <text:p>1258.78</text:p>
          </table:table-cell>
          <table:table-cell office:value-type="float" office:value="1231.97" calcext:value-type="float">
            <text:p>1231.97</text:p>
          </table:table-cell>
          <table:table-cell office:value-type="float" office:value="1490.39" calcext:value-type="float">
            <text:p>1490.39</text:p>
          </table:table-cell>
          <table:table-cell office:value-type="float" office:value="1341.62" calcext:value-type="float">
            <text:p>1341.62</text:p>
          </table:table-cell>
          <table:table-cell table:number-columns-repeated="2"/>
          <table:table-cell table:formula="of:=AVERAGE([.A48:.E48])" office:value-type="float" office:value="2623" calcext:value-type="float">
            <text:p>2623</text:p>
          </table:table-cell>
          <table:table-cell table:formula="of:=AVERAGE([.G48:.K48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2612" calcext:value-type="float">
            <text:p>2612</text:p>
          </table:table-cell>
          <table:table-cell office:value-type="float" office:value="2122" calcext:value-type="float">
            <text:p>2122</text:p>
          </table:table-cell>
          <table:table-cell office:value-type="float" office:value="2597" calcext:value-type="float">
            <text:p>2597</text:p>
          </table:table-cell>
          <table:table-cell office:value-type="float" office:value="2532" calcext:value-type="float">
            <text:p>2532</text:p>
          </table:table-cell>
          <table:table-cell/>
          <table:table-cell office:value-type="float" office:value="1593.53" calcext:value-type="float">
            <text:p>1593.53</text:p>
          </table:table-cell>
          <table:table-cell office:value-type="float" office:value="1339.3" calcext:value-type="float">
            <text:p>1339.3</text:p>
          </table:table-cell>
          <table:table-cell office:value-type="float" office:value="1274.46" calcext:value-type="float">
            <text:p>1274.46</text:p>
          </table:table-cell>
          <table:table-cell office:value-type="float" office:value="1519.34" calcext:value-type="float">
            <text:p>1519.34</text:p>
          </table:table-cell>
          <table:table-cell office:value-type="float" office:value="1264.53" calcext:value-type="float">
            <text:p>1264.53</text:p>
          </table:table-cell>
          <table:table-cell table:number-columns-repeated="2"/>
          <table:table-cell table:formula="of:=AVERAGE([.A49:.E49])" office:value-type="float" office:value="2580.8" calcext:value-type="float">
            <text:p>2580.8</text:p>
          </table:table-cell>
          <table:table-cell table:formula="of:=AVERAGE([.G49:.K49])" office:value-type="float" office:value="1398.232" calcext:value-type="float">
            <text:p>1398.232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662" calcext:value-type="float">
            <text:p>2662</text:p>
          </table:table-cell>
          <table:table-cell office:value-type="float" office:value="2107" calcext:value-type="float">
            <text:p>2107</text:p>
          </table:table-cell>
          <table:table-cell office:value-type="float" office:value="3107" calcext:value-type="float">
            <text:p>3107</text:p>
          </table:table-cell>
          <table:table-cell office:value-type="float" office:value="2562" calcext:value-type="float">
            <text:p>2562</text:p>
          </table:table-cell>
          <table:table-cell/>
          <table:table-cell office:value-type="float" office:value="1638.21" calcext:value-type="float">
            <text:p>1638.21</text:p>
          </table:table-cell>
          <table:table-cell office:value-type="float" office:value="1340.29" calcext:value-type="float">
            <text:p>1340.29</text:p>
          </table:table-cell>
          <table:table-cell office:value-type="float" office:value="1282.49" calcext:value-type="float">
            <text:p>1282.49</text:p>
          </table:table-cell>
          <table:table-cell office:value-type="float" office:value="1626.31" calcext:value-type="float">
            <text:p>1626.31</text:p>
          </table:table-cell>
          <table:table-cell office:value-type="float" office:value="1359.52" calcext:value-type="float">
            <text:p>1359.52</text:p>
          </table:table-cell>
          <table:table-cell table:number-columns-repeated="2"/>
          <table:table-cell table:formula="of:=AVERAGE([.A50:.E50])" office:value-type="float" office:value="2692" calcext:value-type="float">
            <text:p>2692</text:p>
          </table:table-cell>
          <table:table-cell table:formula="of:=AVERAGE([.G50:.K50])" office:value-type="float" office:value="1449.364" calcext:value-type="float">
            <text:p>1449.364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2962" calcext:value-type="float">
            <text:p>2962</text:p>
          </table:table-cell>
          <table:table-cell office:value-type="float" office:value="2237" calcext:value-type="float">
            <text:p>2237</text:p>
          </table:table-cell>
          <table:table-cell office:value-type="float" office:value="2952" calcext:value-type="float">
            <text:p>2952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1570.83" calcext:value-type="float">
            <text:p>1570.83</text:p>
          </table:table-cell>
          <table:table-cell office:value-type="float" office:value="1422.34" calcext:value-type="float">
            <text:p>1422.34</text:p>
          </table:table-cell>
          <table:table-cell office:value-type="float" office:value="1269.9" calcext:value-type="float">
            <text:p>1269.9</text:p>
          </table:table-cell>
          <table:table-cell office:value-type="float" office:value="1663.54" calcext:value-type="float">
            <text:p>1663.54</text:p>
          </table:table-cell>
          <table:table-cell office:value-type="float" office:value="1388.58" calcext:value-type="float">
            <text:p>1388.58</text:p>
          </table:table-cell>
          <table:table-cell table:number-columns-repeated="2"/>
          <table:table-cell table:formula="of:=AVERAGE([.A51:.E51])" office:value-type="float" office:value="2671" calcext:value-type="float">
            <text:p>2671</text:p>
          </table:table-cell>
          <table:table-cell table:formula="of:=AVERAGE([.G51:.K51])" office:value-type="float" office:value="1463.038" calcext:value-type="float">
            <text:p>1463.038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612" calcext:value-type="float">
            <text:p>2612</text:p>
          </table:table-cell>
          <table:table-cell office:value-type="float" office:value="2152" calcext:value-type="float">
            <text:p>2152</text:p>
          </table:table-cell>
          <table:table-cell office:value-type="float" office:value="2537" calcext:value-type="float">
            <text:p>2537</text:p>
          </table:table-cell>
          <table:table-cell office:value-type="float" office:value="2297" calcext:value-type="float">
            <text:p>2297</text:p>
          </table:table-cell>
          <table:table-cell/>
          <table:table-cell office:value-type="float" office:value="1606.82" calcext:value-type="float">
            <text:p>1606.82</text:p>
          </table:table-cell>
          <table:table-cell office:value-type="float" office:value="1324.13" calcext:value-type="float">
            <text:p>1324.13</text:p>
          </table:table-cell>
          <table:table-cell office:value-type="float" office:value="1442.57" calcext:value-type="float">
            <text:p>1442.57</text:p>
          </table:table-cell>
          <table:table-cell office:value-type="float" office:value="1485" calcext:value-type="float">
            <text:p>1485</text:p>
          </table:table-cell>
          <table:table-cell office:value-type="float" office:value="1292.67" calcext:value-type="float">
            <text:p>1292.67</text:p>
          </table:table-cell>
          <table:table-cell table:number-columns-repeated="2"/>
          <table:table-cell table:formula="of:=AVERAGE([.A52:.E52])" office:value-type="float" office:value="2524" calcext:value-type="float">
            <text:p>2524</text:p>
          </table:table-cell>
          <table:table-cell table:formula="of:=AVERAGE([.G52:.K52])" office:value-type="float" office:value="1430.238" calcext:value-type="float">
            <text:p>1430.238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2212" calcext:value-type="float">
            <text:p>2212</text:p>
          </table:table-cell>
          <table:table-cell office:value-type="float" office:value="2267" calcext:value-type="float">
            <text:p>2267</text:p>
          </table:table-cell>
          <table:table-cell office:value-type="float" office:value="2902" calcext:value-type="float">
            <text:p>2902</text:p>
          </table:table-cell>
          <table:table-cell office:value-type="float" office:value="2467" calcext:value-type="float">
            <text:p>2467</text:p>
          </table:table-cell>
          <table:table-cell/>
          <table:table-cell office:value-type="float" office:value="1646.11" calcext:value-type="float">
            <text:p>1646.11</text:p>
          </table:table-cell>
          <table:table-cell office:value-type="float" office:value="1405.11" calcext:value-type="float">
            <text:p>1405.11</text:p>
          </table:table-cell>
          <table:table-cell office:value-type="float" office:value="1274.57" calcext:value-type="float">
            <text:p>1274.57</text:p>
          </table:table-cell>
          <table:table-cell office:value-type="float" office:value="1488.64" calcext:value-type="float">
            <text:p>1488.64</text:p>
          </table:table-cell>
          <table:table-cell office:value-type="float" office:value="1444.39" calcext:value-type="float">
            <text:p>1444.39</text:p>
          </table:table-cell>
          <table:table-cell table:number-columns-repeated="2"/>
          <table:table-cell table:formula="of:=AVERAGE([.A53:.E53])" office:value-type="float" office:value="2538" calcext:value-type="float">
            <text:p>2538</text:p>
          </table:table-cell>
          <table:table-cell table:formula="of:=AVERAGE([.G53:.K53])" office:value-type="float" office:value="1451.764" calcext:value-type="float">
            <text:p>1451.764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662" calcext:value-type="float">
            <text:p>2662</text:p>
          </table:table-cell>
          <table:table-cell office:value-type="float" office:value="2372" calcext:value-type="float">
            <text:p>2372</text:p>
          </table:table-cell>
          <table:table-cell office:value-type="float" office:value="2787" calcext:value-type="float">
            <text:p>2787</text:p>
          </table:table-cell>
          <table:table-cell office:value-type="float" office:value="2302" calcext:value-type="float">
            <text:p>2302</text:p>
          </table:table-cell>
          <table:table-cell/>
          <table:table-cell office:value-type="float" office:value="1521.21" calcext:value-type="float">
            <text:p>1521.21</text:p>
          </table:table-cell>
          <table:table-cell office:value-type="float" office:value="1329.67" calcext:value-type="float">
            <text:p>1329.67</text:p>
          </table:table-cell>
          <table:table-cell office:value-type="float" office:value="1295.78" calcext:value-type="float">
            <text:p>1295.78</text:p>
          </table:table-cell>
          <table:table-cell office:value-type="float" office:value="1472.37" calcext:value-type="float">
            <text:p>1472.37</text:p>
          </table:table-cell>
          <table:table-cell office:value-type="float" office:value="1311.83" calcext:value-type="float">
            <text:p>1311.83</text:p>
          </table:table-cell>
          <table:table-cell table:number-columns-repeated="2"/>
          <table:table-cell table:formula="of:=AVERAGE([.A54:.E54])" office:value-type="float" office:value="2633" calcext:value-type="float">
            <text:p>2633</text:p>
          </table:table-cell>
          <table:table-cell table:formula="of:=AVERAGE([.G54:.K54])" office:value-type="float" office:value="1386.172" calcext:value-type="float">
            <text:p>1386.172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2212" calcext:value-type="float">
            <text:p>2212</text:p>
          </table:table-cell>
          <table:table-cell office:value-type="float" office:value="2367" calcext:value-type="float">
            <text:p>2367</text:p>
          </table:table-cell>
          <table:table-cell office:value-type="float" office:value="2812" calcext:value-type="float">
            <text:p>2812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float" office:value="1533.42" calcext:value-type="float">
            <text:p>1533.42</text:p>
          </table:table-cell>
          <table:table-cell office:value-type="float" office:value="1280.64" calcext:value-type="float">
            <text:p>1280.64</text:p>
          </table:table-cell>
          <table:table-cell office:value-type="float" office:value="1211.89" calcext:value-type="float">
            <text:p>1211.89</text:p>
          </table:table-cell>
          <table:table-cell office:value-type="float" office:value="1569.67" calcext:value-type="float">
            <text:p>1569.67</text:p>
          </table:table-cell>
          <table:table-cell office:value-type="float" office:value="1320.69" calcext:value-type="float">
            <text:p>1320.69</text:p>
          </table:table-cell>
          <table:table-cell table:number-columns-repeated="2"/>
          <table:table-cell table:formula="of:=AVERAGE([.A55:.E55])" office:value-type="float" office:value="2588" calcext:value-type="float">
            <text:p>2588</text:p>
          </table:table-cell>
          <table:table-cell table:formula="of:=AVERAGE([.G55:.K55])" office:value-type="float" office:value="1383.262" calcext:value-type="float">
            <text:p>1383.262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662" calcext:value-type="float">
            <text:p>2662</text:p>
          </table:table-cell>
          <table:table-cell office:value-type="float" office:value="2467" calcext:value-type="float">
            <text:p>2467</text:p>
          </table:table-cell>
          <table:table-cell office:value-type="float" office:value="2842" calcext:value-type="float">
            <text:p>2842</text:p>
          </table:table-cell>
          <table:table-cell office:value-type="float" office:value="2432" calcext:value-type="float">
            <text:p>2432</text:p>
          </table:table-cell>
          <table:table-cell/>
          <table:table-cell office:value-type="float" office:value="1544" calcext:value-type="float">
            <text:p>1544</text:p>
          </table:table-cell>
          <table:table-cell office:value-type="float" office:value="1392.04" calcext:value-type="float">
            <text:p>1392.04</text:p>
          </table:table-cell>
          <table:table-cell office:value-type="float" office:value="1426.9" calcext:value-type="float">
            <text:p>1426.9</text:p>
          </table:table-cell>
          <table:table-cell office:value-type="float" office:value="1487.16" calcext:value-type="float">
            <text:p>1487.16</text:p>
          </table:table-cell>
          <table:table-cell office:value-type="float" office:value="1241.79" calcext:value-type="float">
            <text:p>1241.79</text:p>
          </table:table-cell>
          <table:table-cell table:number-columns-repeated="2"/>
          <table:table-cell table:formula="of:=AVERAGE([.A56:.E56])" office:value-type="float" office:value="2695" calcext:value-type="float">
            <text:p>2695</text:p>
          </table:table-cell>
          <table:table-cell table:formula="of:=AVERAGE([.G56:.K56])" office:value-type="float" office:value="1418.378" calcext:value-type="float">
            <text:p>1418.378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2762" calcext:value-type="float">
            <text:p>2762</text:p>
          </table:table-cell>
          <table:table-cell office:value-type="float" office:value="2257" calcext:value-type="float">
            <text:p>2257</text:p>
          </table:table-cell>
          <table:table-cell office:value-type="float" office:value="2837" calcext:value-type="float">
            <text:p>2837</text:p>
          </table:table-cell>
          <table:table-cell office:value-type="float" office:value="2562" calcext:value-type="float">
            <text:p>2562</text:p>
          </table:table-cell>
          <table:table-cell/>
          <table:table-cell office:value-type="float" office:value="1723.3" calcext:value-type="float">
            <text:p>1723.3</text:p>
          </table:table-cell>
          <table:table-cell office:value-type="float" office:value="1282.99" calcext:value-type="float">
            <text:p>1282.99</text:p>
          </table:table-cell>
          <table:table-cell office:value-type="float" office:value="1224.45" calcext:value-type="float">
            <text:p>1224.45</text:p>
          </table:table-cell>
          <table:table-cell office:value-type="float" office:value="1606.21" calcext:value-type="float">
            <text:p>1606.21</text:p>
          </table:table-cell>
          <table:table-cell office:value-type="float" office:value="1299.17" calcext:value-type="float">
            <text:p>1299.17</text:p>
          </table:table-cell>
          <table:table-cell table:number-columns-repeated="2"/>
          <table:table-cell table:formula="of:=AVERAGE([.A57:.E57])" office:value-type="float" office:value="2678.8" calcext:value-type="float">
            <text:p>2678.8</text:p>
          </table:table-cell>
          <table:table-cell table:formula="of:=AVERAGE([.G57:.K57])" office:value-type="float" office:value="1427.224" calcext:value-type="float">
            <text:p>1427.224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2662" calcext:value-type="float">
            <text:p>2662</text:p>
          </table:table-cell>
          <table:table-cell office:value-type="float" office:value="2252" calcext:value-type="float">
            <text:p>2252</text:p>
          </table:table-cell>
          <table:table-cell office:value-type="float" office:value="2947" calcext:value-type="float">
            <text:p>2947</text:p>
          </table:table-cell>
          <table:table-cell office:value-type="float" office:value="2662" calcext:value-type="float">
            <text:p>2662</text:p>
          </table:table-cell>
          <table:table-cell/>
          <table:table-cell office:value-type="float" office:value="1582.84" calcext:value-type="float">
            <text:p>1582.84</text:p>
          </table:table-cell>
          <table:table-cell office:value-type="float" office:value="1482.09" calcext:value-type="float">
            <text:p>1482.09</text:p>
          </table:table-cell>
          <table:table-cell office:value-type="float" office:value="1351.54" calcext:value-type="float">
            <text:p>1351.54</text:p>
          </table:table-cell>
          <table:table-cell office:value-type="float" office:value="1585.81" calcext:value-type="float">
            <text:p>1585.81</text:p>
          </table:table-cell>
          <table:table-cell office:value-type="float" office:value="1446.11" calcext:value-type="float">
            <text:p>1446.11</text:p>
          </table:table-cell>
          <table:table-cell table:number-columns-repeated="2"/>
          <table:table-cell table:formula="of:=AVERAGE([.A58:.E58])" office:value-type="float" office:value="2646" calcext:value-type="float">
            <text:p>2646</text:p>
          </table:table-cell>
          <table:table-cell table:formula="of:=AVERAGE([.G58:.K58])" office:value-type="float" office:value="1489.678" calcext:value-type="float">
            <text:p>1489.678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2577" calcext:value-type="float">
            <text:p>2577</text:p>
          </table:table-cell>
          <table:table-cell office:value-type="float" office:value="2357" calcext:value-type="float">
            <text:p>2357</text:p>
          </table:table-cell>
          <table:table-cell office:value-type="float" office:value="2882" calcext:value-type="float">
            <text:p>2882</text:p>
          </table:table-cell>
          <table:table-cell office:value-type="float" office:value="2692" calcext:value-type="float">
            <text:p>2692</text:p>
          </table:table-cell>
          <table:table-cell/>
          <table:table-cell office:value-type="float" office:value="1526.39" calcext:value-type="float">
            <text:p>1526.39</text:p>
          </table:table-cell>
          <table:table-cell office:value-type="float" office:value="1301.41" calcext:value-type="float">
            <text:p>1301.41</text:p>
          </table:table-cell>
          <table:table-cell office:value-type="float" office:value="1380.01" calcext:value-type="float">
            <text:p>1380.01</text:p>
          </table:table-cell>
          <table:table-cell office:value-type="float" office:value="1659.31" calcext:value-type="float">
            <text:p>1659.31</text:p>
          </table:table-cell>
          <table:table-cell office:value-type="float" office:value="1319.57" calcext:value-type="float">
            <text:p>1319.57</text:p>
          </table:table-cell>
          <table:table-cell table:number-columns-repeated="2"/>
          <table:table-cell table:formula="of:=AVERAGE([.A59:.E59])" office:value-type="float" office:value="2719.8" calcext:value-type="float">
            <text:p>2719.8</text:p>
          </table:table-cell>
          <table:table-cell table:formula="of:=AVERAGE([.G59:.K59])" office:value-type="float" office:value="1437.338" calcext:value-type="float">
            <text:p>1437.338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162" calcext:value-type="float">
            <text:p>2162</text:p>
          </table:table-cell>
          <table:table-cell office:value-type="float" office:value="2202" calcext:value-type="float">
            <text:p>2202</text:p>
          </table:table-cell>
          <table:table-cell office:value-type="float" office:value="3127" calcext:value-type="float">
            <text:p>3127</text:p>
          </table:table-cell>
          <table:table-cell office:value-type="float" office:value="2297" calcext:value-type="float">
            <text:p>2297</text:p>
          </table:table-cell>
          <table:table-cell/>
          <table:table-cell office:value-type="float" office:value="1639.96" calcext:value-type="float">
            <text:p>1639.96</text:p>
          </table:table-cell>
          <table:table-cell office:value-type="float" office:value="1339.11" calcext:value-type="float">
            <text:p>1339.11</text:p>
          </table:table-cell>
          <table:table-cell office:value-type="float" office:value="1214.96" calcext:value-type="float">
            <text:p>1214.96</text:p>
          </table:table-cell>
          <table:table-cell office:value-type="float" office:value="1594.83" calcext:value-type="float">
            <text:p>1594.83</text:p>
          </table:table-cell>
          <table:table-cell office:value-type="float" office:value="1343.1" calcext:value-type="float">
            <text:p>1343.1</text:p>
          </table:table-cell>
          <table:table-cell table:number-columns-repeated="2"/>
          <table:table-cell table:formula="of:=AVERAGE([.A60:.E60])" office:value-type="float" office:value="2562.8" calcext:value-type="float">
            <text:p>2562.8</text:p>
          </table:table-cell>
          <table:table-cell table:formula="of:=AVERAGE([.G60:.K60])" office:value-type="float" office:value="1426.392" calcext:value-type="float">
            <text:p>1426.392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797" calcext:value-type="float">
            <text:p>2797</text:p>
          </table:table-cell>
          <table:table-cell office:value-type="float" office:value="2187" calcext:value-type="float">
            <text:p>2187</text:p>
          </table:table-cell>
          <table:table-cell office:value-type="float" office:value="2722" calcext:value-type="float">
            <text:p>2722</text:p>
          </table:table-cell>
          <table:table-cell office:value-type="float" office:value="3177" calcext:value-type="float">
            <text:p>3177</text:p>
          </table:table-cell>
          <table:table-cell/>
          <table:table-cell office:value-type="float" office:value="1600.99" calcext:value-type="float">
            <text:p>1600.99</text:p>
          </table:table-cell>
          <table:table-cell office:value-type="float" office:value="1186.88" calcext:value-type="float">
            <text:p>1186.88</text:p>
          </table:table-cell>
          <table:table-cell office:value-type="float" office:value="1307.02" calcext:value-type="float">
            <text:p>1307.02</text:p>
          </table:table-cell>
          <table:table-cell office:value-type="float" office:value="1596.09" calcext:value-type="float">
            <text:p>1596.09</text:p>
          </table:table-cell>
          <table:table-cell office:value-type="float" office:value="1450.8" calcext:value-type="float">
            <text:p>1450.8</text:p>
          </table:table-cell>
          <table:table-cell table:number-columns-repeated="2"/>
          <table:table-cell table:formula="of:=AVERAGE([.A61:.E61])" office:value-type="float" office:value="2775" calcext:value-type="float">
            <text:p>2775</text:p>
          </table:table-cell>
          <table:table-cell table:formula="of:=AVERAGE([.G61:.K61])" office:value-type="float" office:value="1428.356" calcext:value-type="float">
            <text:p>1428.356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2612" calcext:value-type="float">
            <text:p>2612</text:p>
          </table:table-cell>
          <table:table-cell office:value-type="float" office:value="2672" calcext:value-type="float">
            <text:p>2672</text:p>
          </table:table-cell>
          <table:table-cell office:value-type="float" office:value="2537" calcext:value-type="float">
            <text:p>2537</text:p>
          </table:table-cell>
          <table:table-cell office:value-type="float" office:value="2362" calcext:value-type="float">
            <text:p>2362</text:p>
          </table:table-cell>
          <table:table-cell/>
          <table:table-cell office:value-type="float" office:value="1669.81" calcext:value-type="float">
            <text:p>1669.81</text:p>
          </table:table-cell>
          <table:table-cell office:value-type="float" office:value="1299.96" calcext:value-type="float">
            <text:p>1299.96</text:p>
          </table:table-cell>
          <table:table-cell office:value-type="float" office:value="1389.01" calcext:value-type="float">
            <text:p>1389.01</text:p>
          </table:table-cell>
          <table:table-cell office:value-type="float" office:value="1661.21" calcext:value-type="float">
            <text:p>1661.21</text:p>
          </table:table-cell>
          <table:table-cell office:value-type="float" office:value="1411.55" calcext:value-type="float">
            <text:p>1411.55</text:p>
          </table:table-cell>
          <table:table-cell table:number-columns-repeated="2"/>
          <table:table-cell table:formula="of:=AVERAGE([.A62:.E62])" office:value-type="float" office:value="2654" calcext:value-type="float">
            <text:p>2654</text:p>
          </table:table-cell>
          <table:table-cell table:formula="of:=AVERAGE([.G62:.K62])" office:value-type="float" office:value="1486.308" calcext:value-type="float">
            <text:p>1486.308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2662" calcext:value-type="float">
            <text:p>2662</text:p>
          </table:table-cell>
          <table:table-cell office:value-type="float" office:value="2492" calcext:value-type="float">
            <text:p>2492</text:p>
          </table:table-cell>
          <table:table-cell office:value-type="float" office:value="2667" calcext:value-type="float">
            <text:p>2667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float" office:value="1485.05" calcext:value-type="float">
            <text:p>1485.05</text:p>
          </table:table-cell>
          <table:table-cell office:value-type="float" office:value="1394.11" calcext:value-type="float">
            <text:p>1394.11</text:p>
          </table:table-cell>
          <table:table-cell office:value-type="float" office:value="1350.41" calcext:value-type="float">
            <text:p>1350.41</text:p>
          </table:table-cell>
          <table:table-cell office:value-type="float" office:value="1577.06" calcext:value-type="float">
            <text:p>1577.06</text:p>
          </table:table-cell>
          <table:table-cell office:value-type="float" office:value="1419.8" calcext:value-type="float">
            <text:p>1419.8</text:p>
          </table:table-cell>
          <table:table-cell table:number-columns-repeated="2"/>
          <table:table-cell table:formula="of:=AVERAGE([.A63:.E63])" office:value-type="float" office:value="2615" calcext:value-type="float">
            <text:p>2615</text:p>
          </table:table-cell>
          <table:table-cell table:formula="of:=AVERAGE([.G63:.K63])" office:value-type="float" office:value="1445.286" calcext:value-type="float">
            <text:p>1445.286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2362" calcext:value-type="float">
            <text:p>2362</text:p>
          </table:table-cell>
          <table:table-cell office:value-type="float" office:value="2292" calcext:value-type="float">
            <text:p>2292</text:p>
          </table:table-cell>
          <table:table-cell office:value-type="float" office:value="2817" calcext:value-type="float">
            <text:p>2817</text:p>
          </table:table-cell>
          <table:table-cell office:value-type="float" office:value="2627" calcext:value-type="float">
            <text:p>2627</text:p>
          </table:table-cell>
          <table:table-cell/>
          <table:table-cell office:value-type="float" office:value="1598.93" calcext:value-type="float">
            <text:p>1598.93</text:p>
          </table:table-cell>
          <table:table-cell office:value-type="float" office:value="1335.1" calcext:value-type="float">
            <text:p>1335.1</text:p>
          </table:table-cell>
          <table:table-cell office:value-type="float" office:value="1320.13" calcext:value-type="float">
            <text:p>1320.13</text:p>
          </table:table-cell>
          <table:table-cell office:value-type="float" office:value="1497.35" calcext:value-type="float">
            <text:p>1497.35</text:p>
          </table:table-cell>
          <table:table-cell office:value-type="float" office:value="1441.17" calcext:value-type="float">
            <text:p>1441.17</text:p>
          </table:table-cell>
          <table:table-cell table:number-columns-repeated="2"/>
          <table:table-cell table:formula="of:=AVERAGE([.A64:.E64])" office:value-type="float" office:value="2634.8" calcext:value-type="float">
            <text:p>2634.8</text:p>
          </table:table-cell>
          <table:table-cell table:formula="of:=AVERAGE([.G64:.K64])" office:value-type="float" office:value="1438.536" calcext:value-type="float">
            <text:p>1438.536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2812" calcext:value-type="float">
            <text:p>2812</text:p>
          </table:table-cell>
          <table:table-cell office:value-type="float" office:value="2212" calcext:value-type="float">
            <text:p>2212</text:p>
          </table:table-cell>
          <table:table-cell office:value-type="float" office:value="2852" calcext:value-type="float">
            <text:p>2852</text:p>
          </table:table-cell>
          <table:table-cell office:value-type="float" office:value="2612" calcext:value-type="float">
            <text:p>2612</text:p>
          </table:table-cell>
          <table:table-cell/>
          <table:table-cell office:value-type="float" office:value="1642.98" calcext:value-type="float">
            <text:p>1642.98</text:p>
          </table:table-cell>
          <table:table-cell office:value-type="float" office:value="1218.4" calcext:value-type="float">
            <text:p>1218.4</text:p>
          </table:table-cell>
          <table:table-cell office:value-type="float" office:value="1257.83" calcext:value-type="float">
            <text:p>1257.83</text:p>
          </table:table-cell>
          <table:table-cell office:value-type="float" office:value="1538.63" calcext:value-type="float">
            <text:p>1538.63</text:p>
          </table:table-cell>
          <table:table-cell office:value-type="float" office:value="1342.35" calcext:value-type="float">
            <text:p>1342.35</text:p>
          </table:table-cell>
          <table:table-cell table:number-columns-repeated="2"/>
          <table:table-cell table:formula="of:=AVERAGE([.A65:.E65])" office:value-type="float" office:value="2742.8" calcext:value-type="float">
            <text:p>2742.8</text:p>
          </table:table-cell>
          <table:table-cell table:formula="of:=AVERAGE([.G65:.K65])" office:value-type="float" office:value="1400.038" calcext:value-type="float">
            <text:p>1400.038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662" calcext:value-type="float">
            <text:p>2662</text:p>
          </table:table-cell>
          <table:table-cell office:value-type="float" office:value="2382" calcext:value-type="float">
            <text:p>2382</text:p>
          </table:table-cell>
          <table:table-cell office:value-type="float" office:value="2972" calcext:value-type="float">
            <text:p>2972</text:p>
          </table:table-cell>
          <table:table-cell office:value-type="float" office:value="2362" calcext:value-type="float">
            <text:p>2362</text:p>
          </table:table-cell>
          <table:table-cell/>
          <table:table-cell office:value-type="float" office:value="1683.57" calcext:value-type="float">
            <text:p>1683.57</text:p>
          </table:table-cell>
          <table:table-cell office:value-type="float" office:value="1232.59" calcext:value-type="float">
            <text:p>1232.59</text:p>
          </table:table-cell>
          <table:table-cell office:value-type="float" office:value="1177.47" calcext:value-type="float">
            <text:p>1177.47</text:p>
          </table:table-cell>
          <table:table-cell office:value-type="float" office:value="1650.06" calcext:value-type="float">
            <text:p>1650.06</text:p>
          </table:table-cell>
          <table:table-cell office:value-type="float" office:value="1468.43" calcext:value-type="float">
            <text:p>1468.43</text:p>
          </table:table-cell>
          <table:table-cell table:number-columns-repeated="2"/>
          <table:table-cell table:formula="of:=AVERAGE([.A66:.E66])" office:value-type="float" office:value="2690" calcext:value-type="float">
            <text:p>2690</text:p>
          </table:table-cell>
          <table:table-cell table:formula="of:=AVERAGE([.G66:.K66])" office:value-type="float" office:value="1442.424" calcext:value-type="float">
            <text:p>1442.424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2212" calcext:value-type="float">
            <text:p>2212</text:p>
          </table:table-cell>
          <table:table-cell office:value-type="float" office:value="2557" calcext:value-type="float">
            <text:p>2557</text:p>
          </table:table-cell>
          <table:table-cell office:value-type="float" office:value="2892" calcext:value-type="float">
            <text:p>2892</text:p>
          </table:table-cell>
          <table:table-cell office:value-type="float" office:value="2452" calcext:value-type="float">
            <text:p>2452</text:p>
          </table:table-cell>
          <table:table-cell/>
          <table:table-cell office:value-type="float" office:value="1629.7" calcext:value-type="float">
            <text:p>1629.7</text:p>
          </table:table-cell>
          <table:table-cell office:value-type="float" office:value="1358.42" calcext:value-type="float">
            <text:p>1358.42</text:p>
          </table:table-cell>
          <table:table-cell office:value-type="float" office:value="1457.6" calcext:value-type="float">
            <text:p>1457.6</text:p>
          </table:table-cell>
          <table:table-cell office:value-type="float" office:value="1602.06" calcext:value-type="float">
            <text:p>1602.06</text:p>
          </table:table-cell>
          <table:table-cell office:value-type="float" office:value="1310.6" calcext:value-type="float">
            <text:p>1310.6</text:p>
          </table:table-cell>
          <table:table-cell table:number-columns-repeated="2"/>
          <table:table-cell table:formula="of:=AVERAGE([.A67:.E67])" office:value-type="float" office:value="2667.8" calcext:value-type="float">
            <text:p>2667.8</text:p>
          </table:table-cell>
          <table:table-cell table:formula="of:=AVERAGE([.G67:.K67])" office:value-type="float" office:value="1471.676" calcext:value-type="float">
            <text:p>1471.676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2612" calcext:value-type="float">
            <text:p>2612</text:p>
          </table:table-cell>
          <table:table-cell office:value-type="float" office:value="2192" calcext:value-type="float">
            <text:p>2192</text:p>
          </table:table-cell>
          <table:table-cell office:value-type="float" office:value="3136" calcext:value-type="float">
            <text:p>3136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float" office:value="1681.6" calcext:value-type="float">
            <text:p>1681.6</text:p>
          </table:table-cell>
          <table:table-cell office:value-type="float" office:value="1297.33" calcext:value-type="float">
            <text:p>1297.33</text:p>
          </table:table-cell>
          <table:table-cell office:value-type="float" office:value="1216.27" calcext:value-type="float">
            <text:p>1216.27</text:p>
          </table:table-cell>
          <table:table-cell office:value-type="float" office:value="1630.11" calcext:value-type="float">
            <text:p>1630.11</text:p>
          </table:table-cell>
          <table:table-cell office:value-type="float" office:value="1231.25" calcext:value-type="float">
            <text:p>1231.25</text:p>
          </table:table-cell>
          <table:table-cell table:number-columns-repeated="2"/>
          <table:table-cell table:formula="of:=AVERAGE([.A68:.E68])" office:value-type="float" office:value="2682.6" calcext:value-type="float">
            <text:p>2682.6</text:p>
          </table:table-cell>
          <table:table-cell table:formula="of:=AVERAGE([.G68:.K68])" office:value-type="float" office:value="1411.312" calcext:value-type="float">
            <text:p>1411.312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2812" calcext:value-type="float">
            <text:p>2812</text:p>
          </table:table-cell>
          <table:table-cell office:value-type="float" office:value="2362" calcext:value-type="float">
            <text:p>2362</text:p>
          </table:table-cell>
          <table:table-cell office:value-type="float" office:value="2662" calcext:value-type="float">
            <text:p>2662</text:p>
          </table:table-cell>
          <table:table-cell office:value-type="float" office:value="2317" calcext:value-type="float">
            <text:p>2317</text:p>
          </table:table-cell>
          <table:table-cell/>
          <table:table-cell office:value-type="float" office:value="1502.55" calcext:value-type="float">
            <text:p>1502.55</text:p>
          </table:table-cell>
          <table:table-cell office:value-type="float" office:value="1520" calcext:value-type="float">
            <text:p>1520</text:p>
          </table:table-cell>
          <table:table-cell office:value-type="float" office:value="1378.26" calcext:value-type="float">
            <text:p>1378.26</text:p>
          </table:table-cell>
          <table:table-cell office:value-type="float" office:value="1546.91" calcext:value-type="float">
            <text:p>1546.91</text:p>
          </table:table-cell>
          <table:table-cell office:value-type="float" office:value="1191.91" calcext:value-type="float">
            <text:p>1191.91</text:p>
          </table:table-cell>
          <table:table-cell table:number-columns-repeated="2"/>
          <table:table-cell table:formula="of:=AVERAGE([.A69:.E69])" office:value-type="float" office:value="2598" calcext:value-type="float">
            <text:p>2598</text:p>
          </table:table-cell>
          <table:table-cell table:formula="of:=AVERAGE([.G69:.K69])" office:value-type="float" office:value="1427.926" calcext:value-type="float">
            <text:p>1427.926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2662" calcext:value-type="float">
            <text:p>2662</text:p>
          </table:table-cell>
          <table:table-cell office:value-type="float" office:value="2547" calcext:value-type="float">
            <text:p>2547</text:p>
          </table:table-cell>
          <table:table-cell office:value-type="float" office:value="3277" calcext:value-type="float">
            <text:p>3277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float" office:value="1568.09" calcext:value-type="float">
            <text:p>1568.09</text:p>
          </table:table-cell>
          <table:table-cell office:value-type="float" office:value="1329.41" calcext:value-type="float">
            <text:p>1329.41</text:p>
          </table:table-cell>
          <table:table-cell office:value-type="float" office:value="1347.26" calcext:value-type="float">
            <text:p>1347.26</text:p>
          </table:table-cell>
          <table:table-cell office:value-type="float" office:value="1668.25" calcext:value-type="float">
            <text:p>1668.25</text:p>
          </table:table-cell>
          <table:table-cell office:value-type="float" office:value="1253.16" calcext:value-type="float">
            <text:p>1253.16</text:p>
          </table:table-cell>
          <table:table-cell table:number-columns-repeated="2"/>
          <table:table-cell table:formula="of:=AVERAGE([.A70:.E70])" office:value-type="float" office:value="2837.8" calcext:value-type="float">
            <text:p>2837.8</text:p>
          </table:table-cell>
          <table:table-cell table:formula="of:=AVERAGE([.G70:.K70])" office:value-type="float" office:value="1433.234" calcext:value-type="float">
            <text:p>1433.234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2312" calcext:value-type="float">
            <text:p>2312</text:p>
          </table:table-cell>
          <table:table-cell office:value-type="float" office:value="2577" calcext:value-type="float">
            <text:p>2577</text:p>
          </table:table-cell>
          <table:table-cell office:value-type="float" office:value="3167" calcext:value-type="float">
            <text:p>3167</text:p>
          </table:table-cell>
          <table:table-cell office:value-type="float" office:value="2302" calcext:value-type="float">
            <text:p>2302</text:p>
          </table:table-cell>
          <table:table-cell/>
          <table:table-cell office:value-type="float" office:value="1518.99" calcext:value-type="float">
            <text:p>1518.99</text:p>
          </table:table-cell>
          <table:table-cell office:value-type="float" office:value="1392.61" calcext:value-type="float">
            <text:p>1392.61</text:p>
          </table:table-cell>
          <table:table-cell office:value-type="float" office:value="1254.59" calcext:value-type="float">
            <text:p>1254.59</text:p>
          </table:table-cell>
          <table:table-cell office:value-type="float" office:value="1809.94" calcext:value-type="float">
            <text:p>1809.94</text:p>
          </table:table-cell>
          <table:table-cell office:value-type="float" office:value="1371.21" calcext:value-type="float">
            <text:p>1371.21</text:p>
          </table:table-cell>
          <table:table-cell table:number-columns-repeated="2"/>
          <table:table-cell table:formula="of:=AVERAGE([.A71:.E71])" office:value-type="float" office:value="2636" calcext:value-type="float">
            <text:p>2636</text:p>
          </table:table-cell>
          <table:table-cell table:formula="of:=AVERAGE([.G71:.K71])" office:value-type="float" office:value="1469.468" calcext:value-type="float">
            <text:p>1469.468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2662" calcext:value-type="float">
            <text:p>2662</text:p>
          </table:table-cell>
          <table:table-cell office:value-type="float" office:value="2572" calcext:value-type="float">
            <text:p>2572</text:p>
          </table:table-cell>
          <table:table-cell office:value-type="float" office:value="2832" calcext:value-type="float">
            <text:p>2832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float" office:value="1597.19" calcext:value-type="float">
            <text:p>1597.19</text:p>
          </table:table-cell>
          <table:table-cell office:value-type="float" office:value="1289.91" calcext:value-type="float">
            <text:p>1289.91</text:p>
          </table:table-cell>
          <table:table-cell office:value-type="float" office:value="1381.88" calcext:value-type="float">
            <text:p>1381.88</text:p>
          </table:table-cell>
          <table:table-cell office:value-type="float" office:value="1655.52" calcext:value-type="float">
            <text:p>1655.52</text:p>
          </table:table-cell>
          <table:table-cell office:value-type="float" office:value="1428.64" calcext:value-type="float">
            <text:p>1428.64</text:p>
          </table:table-cell>
          <table:table-cell table:number-columns-repeated="2"/>
          <table:table-cell table:formula="of:=AVERAGE([.A72:.E72])" office:value-type="float" office:value="2680.8" calcext:value-type="float">
            <text:p>2680.8</text:p>
          </table:table-cell>
          <table:table-cell table:formula="of:=AVERAGE([.G72:.K72])" office:value-type="float" office:value="1470.628" calcext:value-type="float">
            <text:p>1470.628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2662" calcext:value-type="float">
            <text:p>2662</text:p>
          </table:table-cell>
          <table:table-cell office:value-type="float" office:value="2417" calcext:value-type="float">
            <text:p>2417</text:p>
          </table:table-cell>
          <table:table-cell office:value-type="float" office:value="2772" calcext:value-type="float">
            <text:p>2772</text:p>
          </table:table-cell>
          <table:table-cell office:value-type="float" office:value="2482" calcext:value-type="float">
            <text:p>2482</text:p>
          </table:table-cell>
          <table:table-cell/>
          <table:table-cell office:value-type="float" office:value="1713.68" calcext:value-type="float">
            <text:p>1713.68</text:p>
          </table:table-cell>
          <table:table-cell office:value-type="float" office:value="1339.95" calcext:value-type="float">
            <text:p>1339.95</text:p>
          </table:table-cell>
          <table:table-cell office:value-type="float" office:value="1389.84" calcext:value-type="float">
            <text:p>1389.84</text:p>
          </table:table-cell>
          <table:table-cell office:value-type="float" office:value="1585.73" calcext:value-type="float">
            <text:p>1585.73</text:p>
          </table:table-cell>
          <table:table-cell office:value-type="float" office:value="1342.69" calcext:value-type="float">
            <text:p>1342.69</text:p>
          </table:table-cell>
          <table:table-cell table:number-columns-repeated="2"/>
          <table:table-cell table:formula="of:=AVERAGE([.A73:.E73])" office:value-type="float" office:value="2625" calcext:value-type="float">
            <text:p>2625</text:p>
          </table:table-cell>
          <table:table-cell table:formula="of:=AVERAGE([.G73:.K73])" office:value-type="float" office:value="1474.378" calcext:value-type="float">
            <text:p>1474.378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2662" calcext:value-type="float">
            <text:p>2662</text:p>
          </table:table-cell>
          <table:table-cell office:value-type="float" office:value="2462" calcext:value-type="float">
            <text:p>2462</text:p>
          </table:table-cell>
          <table:table-cell office:value-type="float" office:value="3192" calcext:value-type="float">
            <text:p>3192</text:p>
          </table:table-cell>
          <table:table-cell office:value-type="float" office:value="2697" calcext:value-type="float">
            <text:p>2697</text:p>
          </table:table-cell>
          <table:table-cell/>
          <table:table-cell office:value-type="float" office:value="1551.91" calcext:value-type="float">
            <text:p>1551.91</text:p>
          </table:table-cell>
          <table:table-cell office:value-type="float" office:value="1373.64" calcext:value-type="float">
            <text:p>1373.64</text:p>
          </table:table-cell>
          <table:table-cell office:value-type="float" office:value="1382.07" calcext:value-type="float">
            <text:p>1382.07</text:p>
          </table:table-cell>
          <table:table-cell office:value-type="float" office:value="1632.21" calcext:value-type="float">
            <text:p>1632.21</text:p>
          </table:table-cell>
          <table:table-cell office:value-type="float" office:value="1313.01" calcext:value-type="float">
            <text:p>1313.01</text:p>
          </table:table-cell>
          <table:table-cell table:number-columns-repeated="2"/>
          <table:table-cell table:formula="of:=AVERAGE([.A74:.E74])" office:value-type="float" office:value="2810" calcext:value-type="float">
            <text:p>2810</text:p>
          </table:table-cell>
          <table:table-cell table:formula="of:=AVERAGE([.G74:.K74])" office:value-type="float" office:value="1450.568" calcext:value-type="float">
            <text:p>1450.568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2612" calcext:value-type="float">
            <text:p>2612</text:p>
          </table:table-cell>
          <table:table-cell office:value-type="float" office:value="2334" calcext:value-type="float">
            <text:p>2334</text:p>
          </table:table-cell>
          <table:table-cell office:value-type="float" office:value="2562" calcext:value-type="float">
            <text:p>2562</text:p>
          </table:table-cell>
          <table:table-cell office:value-type="float" office:value="2437" calcext:value-type="float">
            <text:p>2437</text:p>
          </table:table-cell>
          <table:table-cell/>
          <table:table-cell office:value-type="float" office:value="1671.31" calcext:value-type="float">
            <text:p>1671.31</text:p>
          </table:table-cell>
          <table:table-cell office:value-type="float" office:value="1340.65" calcext:value-type="float">
            <text:p>1340.65</text:p>
          </table:table-cell>
          <table:table-cell office:value-type="float" office:value="1378.91" calcext:value-type="float">
            <text:p>1378.91</text:p>
          </table:table-cell>
          <table:table-cell office:value-type="float" office:value="1506.65" calcext:value-type="float">
            <text:p>1506.65</text:p>
          </table:table-cell>
          <table:table-cell office:value-type="float" office:value="1286.61" calcext:value-type="float">
            <text:p>1286.61</text:p>
          </table:table-cell>
          <table:table-cell table:number-columns-repeated="2"/>
          <table:table-cell table:formula="of:=AVERAGE([.A75:.E75])" office:value-type="float" office:value="2634.2" calcext:value-type="float">
            <text:p>2634.2</text:p>
          </table:table-cell>
          <table:table-cell table:formula="of:=AVERAGE([.G75:.K75])" office:value-type="float" office:value="1436.826" calcext:value-type="float">
            <text:p>1436.826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2662" calcext:value-type="float">
            <text:p>2662</text:p>
          </table:table-cell>
          <table:table-cell office:value-type="float" office:value="2542" calcext:value-type="float">
            <text:p>2542</text:p>
          </table:table-cell>
          <table:table-cell office:value-type="float" office:value="2667" calcext:value-type="float">
            <text:p>2667</text:p>
          </table:table-cell>
          <table:table-cell office:value-type="float" office:value="2662" calcext:value-type="float">
            <text:p>2662</text:p>
          </table:table-cell>
          <table:table-cell/>
          <table:table-cell office:value-type="float" office:value="1748.44" calcext:value-type="float">
            <text:p>1748.44</text:p>
          </table:table-cell>
          <table:table-cell office:value-type="float" office:value="1313.7" calcext:value-type="float">
            <text:p>1313.7</text:p>
          </table:table-cell>
          <table:table-cell office:value-type="float" office:value="1410.07" calcext:value-type="float">
            <text:p>1410.07</text:p>
          </table:table-cell>
          <table:table-cell office:value-type="float" office:value="1760.6" calcext:value-type="float">
            <text:p>1760.6</text:p>
          </table:table-cell>
          <table:table-cell office:value-type="float" office:value="1235.42" calcext:value-type="float">
            <text:p>1235.42</text:p>
          </table:table-cell>
          <table:table-cell table:number-columns-repeated="2"/>
          <table:table-cell table:formula="of:=AVERAGE([.A76:.E76])" office:value-type="float" office:value="2714.8" calcext:value-type="float">
            <text:p>2714.8</text:p>
          </table:table-cell>
          <table:table-cell table:formula="of:=AVERAGE([.G76:.K76])" office:value-type="float" office:value="1493.646" calcext:value-type="float">
            <text:p>1493.646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2212" calcext:value-type="float">
            <text:p>2212</text:p>
          </table:table-cell>
          <table:table-cell office:value-type="float" office:value="2767" calcext:value-type="float">
            <text:p>2767</text:p>
          </table:table-cell>
          <table:table-cell office:value-type="float" office:value="2937" calcext:value-type="float">
            <text:p>2937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float" office:value="1582.57" calcext:value-type="float">
            <text:p>1582.57</text:p>
          </table:table-cell>
          <table:table-cell office:value-type="float" office:value="1282.37" calcext:value-type="float">
            <text:p>1282.37</text:p>
          </table:table-cell>
          <table:table-cell office:value-type="float" office:value="1207.75" calcext:value-type="float">
            <text:p>1207.75</text:p>
          </table:table-cell>
          <table:table-cell office:value-type="float" office:value="1674.03" calcext:value-type="float">
            <text:p>1674.03</text:p>
          </table:table-cell>
          <table:table-cell office:value-type="float" office:value="1424.17" calcext:value-type="float">
            <text:p>1424.17</text:p>
          </table:table-cell>
          <table:table-cell table:number-columns-repeated="2"/>
          <table:table-cell table:formula="of:=AVERAGE([.A77:.E77])" office:value-type="float" office:value="2650" calcext:value-type="float">
            <text:p>2650</text:p>
          </table:table-cell>
          <table:table-cell table:formula="of:=AVERAGE([.G77:.K77])" office:value-type="float" office:value="1434.178" calcext:value-type="float">
            <text:p>1434.178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612" calcext:value-type="float">
            <text:p>2612</text:p>
          </table:table-cell>
          <table:table-cell office:value-type="float" office:value="2661" calcext:value-type="float">
            <text:p>2661</text:p>
          </table:table-cell>
          <table:table-cell office:value-type="float" office:value="2837" calcext:value-type="float">
            <text:p>2837</text:p>
          </table:table-cell>
          <table:table-cell office:value-type="float" office:value="2607" calcext:value-type="float">
            <text:p>2607</text:p>
          </table:table-cell>
          <table:table-cell/>
          <table:table-cell office:value-type="float" office:value="1499.84" calcext:value-type="float">
            <text:p>1499.84</text:p>
          </table:table-cell>
          <table:table-cell office:value-type="float" office:value="1361.6" calcext:value-type="float">
            <text:p>1361.6</text:p>
          </table:table-cell>
          <table:table-cell office:value-type="float" office:value="1394.2" calcext:value-type="float">
            <text:p>1394.2</text:p>
          </table:table-cell>
          <table:table-cell office:value-type="float" office:value="1607.99" calcext:value-type="float">
            <text:p>1607.99</text:p>
          </table:table-cell>
          <table:table-cell office:value-type="float" office:value="1309.02" calcext:value-type="float">
            <text:p>1309.02</text:p>
          </table:table-cell>
          <table:table-cell table:number-columns-repeated="2"/>
          <table:table-cell table:formula="of:=AVERAGE([.A78:.E78])" office:value-type="float" office:value="2748.6" calcext:value-type="float">
            <text:p>2748.6</text:p>
          </table:table-cell>
          <table:table-cell table:formula="of:=AVERAGE([.G78:.K78])" office:value-type="float" office:value="1434.53" calcext:value-type="float">
            <text:p>1434.53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2612" calcext:value-type="float">
            <text:p>2612</text:p>
          </table:table-cell>
          <table:table-cell office:value-type="float" office:value="2842" calcext:value-type="float">
            <text:p>2842</text:p>
          </table:table-cell>
          <table:table-cell office:value-type="float" office:value="3262" calcext:value-type="float">
            <text:p>3262</text:p>
          </table:table-cell>
          <table:table-cell office:value-type="float" office:value="2427" calcext:value-type="float">
            <text:p>2427</text:p>
          </table:table-cell>
          <table:table-cell/>
          <table:table-cell office:value-type="float" office:value="1644.54" calcext:value-type="float">
            <text:p>1644.54</text:p>
          </table:table-cell>
          <table:table-cell office:value-type="float" office:value="1442.57" calcext:value-type="float">
            <text:p>1442.57</text:p>
          </table:table-cell>
          <table:table-cell office:value-type="float" office:value="1499.74" calcext:value-type="float">
            <text:p>1499.74</text:p>
          </table:table-cell>
          <table:table-cell office:value-type="float" office:value="1651.39" calcext:value-type="float">
            <text:p>1651.39</text:p>
          </table:table-cell>
          <table:table-cell office:value-type="float" office:value="1395.6" calcext:value-type="float">
            <text:p>1395.6</text:p>
          </table:table-cell>
          <table:table-cell table:number-columns-repeated="2"/>
          <table:table-cell table:formula="of:=AVERAGE([.A79:.E79])" office:value-type="float" office:value="2825" calcext:value-type="float">
            <text:p>2825</text:p>
          </table:table-cell>
          <table:table-cell table:formula="of:=AVERAGE([.G79:.K79])" office:value-type="float" office:value="1526.768" calcext:value-type="float">
            <text:p>1526.768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2662" calcext:value-type="float">
            <text:p>2662</text:p>
          </table:table-cell>
          <table:table-cell office:value-type="float" office:value="2571" calcext:value-type="float">
            <text:p>2571</text:p>
          </table:table-cell>
          <table:table-cell office:value-type="float" office:value="2822" calcext:value-type="float">
            <text:p>2822</text:p>
          </table:table-cell>
          <table:table-cell office:value-type="float" office:value="2392" calcext:value-type="float">
            <text:p>2392</text:p>
          </table:table-cell>
          <table:table-cell/>
          <table:table-cell office:value-type="float" office:value="1690.01" calcext:value-type="float">
            <text:p>1690.01</text:p>
          </table:table-cell>
          <table:table-cell office:value-type="float" office:value="1438.22" calcext:value-type="float">
            <text:p>1438.22</text:p>
          </table:table-cell>
          <table:table-cell office:value-type="float" office:value="1313.03" calcext:value-type="float">
            <text:p>1313.03</text:p>
          </table:table-cell>
          <table:table-cell office:value-type="float" office:value="1598.3" calcext:value-type="float">
            <text:p>1598.3</text:p>
          </table:table-cell>
          <table:table-cell office:value-type="float" office:value="1293.7" calcext:value-type="float">
            <text:p>1293.7</text:p>
          </table:table-cell>
          <table:table-cell table:number-columns-repeated="2"/>
          <table:table-cell table:formula="of:=AVERAGE([.A80:.E80])" office:value-type="float" office:value="2775.4" calcext:value-type="float">
            <text:p>2775.4</text:p>
          </table:table-cell>
          <table:table-cell table:formula="of:=AVERAGE([.G80:.K80])" office:value-type="float" office:value="1466.652" calcext:value-type="float">
            <text:p>1466.652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612" calcext:value-type="float">
            <text:p>2612</text:p>
          </table:table-cell>
          <table:table-cell office:value-type="float" office:value="2636" calcext:value-type="float">
            <text:p>2636</text:p>
          </table:table-cell>
          <table:table-cell office:value-type="float" office:value="3037" calcext:value-type="float">
            <text:p>3037</text:p>
          </table:table-cell>
          <table:table-cell office:value-type="float" office:value="2517" calcext:value-type="float">
            <text:p>2517</text:p>
          </table:table-cell>
          <table:table-cell/>
          <table:table-cell office:value-type="float" office:value="1554.69" calcext:value-type="float">
            <text:p>1554.69</text:p>
          </table:table-cell>
          <table:table-cell office:value-type="float" office:value="1346.85" calcext:value-type="float">
            <text:p>1346.85</text:p>
          </table:table-cell>
          <table:table-cell office:value-type="float" office:value="1411.28" calcext:value-type="float">
            <text:p>1411.28</text:p>
          </table:table-cell>
          <table:table-cell office:value-type="float" office:value="1690.47" calcext:value-type="float">
            <text:p>1690.47</text:p>
          </table:table-cell>
          <table:table-cell office:value-type="float" office:value="1360.23" calcext:value-type="float">
            <text:p>1360.23</text:p>
          </table:table-cell>
          <table:table-cell table:number-columns-repeated="2"/>
          <table:table-cell table:formula="of:=AVERAGE([.A81:.E81])" office:value-type="float" office:value="2768.8" calcext:value-type="float">
            <text:p>2768.8</text:p>
          </table:table-cell>
          <table:table-cell table:formula="of:=AVERAGE([.G81:.K81])" office:value-type="float" office:value="1472.704" calcext:value-type="float">
            <text:p>1472.704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662" calcext:value-type="float">
            <text:p>2662</text:p>
          </table:table-cell>
          <table:table-cell office:value-type="float" office:value="2582" calcext:value-type="float">
            <text:p>2582</text:p>
          </table:table-cell>
          <table:table-cell office:value-type="float" office:value="2717" calcext:value-type="float">
            <text:p>2717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697.4" calcext:value-type="float">
            <text:p>1697.4</text:p>
          </table:table-cell>
          <table:table-cell office:value-type="float" office:value="1400.71" calcext:value-type="float">
            <text:p>1400.71</text:p>
          </table:table-cell>
          <table:table-cell office:value-type="float" office:value="1469.49" calcext:value-type="float">
            <text:p>1469.49</text:p>
          </table:table-cell>
          <table:table-cell office:value-type="float" office:value="1776.95" calcext:value-type="float">
            <text:p>1776.95</text:p>
          </table:table-cell>
          <table:table-cell office:value-type="float" office:value="1412.45" calcext:value-type="float">
            <text:p>1412.45</text:p>
          </table:table-cell>
          <table:table-cell table:number-columns-repeated="2"/>
          <table:table-cell table:formula="of:=AVERAGE([.A82:.E82])" office:value-type="float" office:value="2679" calcext:value-type="float">
            <text:p>2679</text:p>
          </table:table-cell>
          <table:table-cell table:formula="of:=AVERAGE([.G82:.K82])" office:value-type="float" office:value="1551.4" calcext:value-type="float">
            <text:p>1551.4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2662" calcext:value-type="float">
            <text:p>2662</text:p>
          </table:table-cell>
          <table:table-cell office:value-type="float" office:value="2628" calcext:value-type="float">
            <text:p>2628</text:p>
          </table:table-cell>
          <table:table-cell office:value-type="float" office:value="3127" calcext:value-type="float">
            <text:p>3127</text:p>
          </table:table-cell>
          <table:table-cell office:value-type="float" office:value="2602" calcext:value-type="float">
            <text:p>2602</text:p>
          </table:table-cell>
          <table:table-cell/>
          <table:table-cell office:value-type="float" office:value="1686.68" calcext:value-type="float">
            <text:p>1686.68</text:p>
          </table:table-cell>
          <table:table-cell office:value-type="float" office:value="1247.78" calcext:value-type="float">
            <text:p>1247.78</text:p>
          </table:table-cell>
          <table:table-cell office:value-type="float" office:value="1442.94" calcext:value-type="float">
            <text:p>1442.94</text:p>
          </table:table-cell>
          <table:table-cell office:value-type="float" office:value="1608.55" calcext:value-type="float">
            <text:p>1608.55</text:p>
          </table:table-cell>
          <table:table-cell office:value-type="float" office:value="1268.22" calcext:value-type="float">
            <text:p>1268.22</text:p>
          </table:table-cell>
          <table:table-cell table:number-columns-repeated="2"/>
          <table:table-cell table:formula="of:=AVERAGE([.A83:.E83])" office:value-type="float" office:value="2826" calcext:value-type="float">
            <text:p>2826</text:p>
          </table:table-cell>
          <table:table-cell table:formula="of:=AVERAGE([.G83:.K83])" office:value-type="float" office:value="1450.834" calcext:value-type="float">
            <text:p>1450.834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2807" calcext:value-type="float">
            <text:p>2807</text:p>
          </table:table-cell>
          <table:table-cell office:value-type="float" office:value="2852" calcext:value-type="float">
            <text:p>2852</text:p>
          </table:table-cell>
          <table:table-cell office:value-type="float" office:value="3087" calcext:value-type="float">
            <text:p>3087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1676.32" calcext:value-type="float">
            <text:p>1676.32</text:p>
          </table:table-cell>
          <table:table-cell office:value-type="float" office:value="1426.7" calcext:value-type="float">
            <text:p>1426.7</text:p>
          </table:table-cell>
          <table:table-cell office:value-type="float" office:value="1458.29" calcext:value-type="float">
            <text:p>1458.29</text:p>
          </table:table-cell>
          <table:table-cell office:value-type="float" office:value="1644.3" calcext:value-type="float">
            <text:p>1644.3</text:p>
          </table:table-cell>
          <table:table-cell office:value-type="float" office:value="1314.89" calcext:value-type="float">
            <text:p>1314.89</text:p>
          </table:table-cell>
          <table:table-cell table:number-columns-repeated="2"/>
          <table:table-cell table:formula="of:=AVERAGE([.A84:.E84])" office:value-type="float" office:value="3049.6" calcext:value-type="float">
            <text:p>3049.6</text:p>
          </table:table-cell>
          <table:table-cell table:formula="of:=AVERAGE([.G84:.K84])" office:value-type="float" office:value="1504.1" calcext:value-type="float">
            <text:p>1504.1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2662" calcext:value-type="float">
            <text:p>2662</text:p>
          </table:table-cell>
          <table:table-cell office:value-type="float" office:value="2932" calcext:value-type="float">
            <text:p>2932</text:p>
          </table:table-cell>
          <table:table-cell office:value-type="float" office:value="2997" calcext:value-type="float">
            <text:p>2997</text:p>
          </table:table-cell>
          <table:table-cell office:value-type="float" office:value="2527" calcext:value-type="float">
            <text:p>2527</text:p>
          </table:table-cell>
          <table:table-cell/>
          <table:table-cell office:value-type="float" office:value="1762.34" calcext:value-type="float">
            <text:p>1762.34</text:p>
          </table:table-cell>
          <table:table-cell office:value-type="float" office:value="1332.29" calcext:value-type="float">
            <text:p>1332.29</text:p>
          </table:table-cell>
          <table:table-cell office:value-type="float" office:value="1480.77" calcext:value-type="float">
            <text:p>1480.77</text:p>
          </table:table-cell>
          <table:table-cell office:value-type="float" office:value="1702.26" calcext:value-type="float">
            <text:p>1702.26</text:p>
          </table:table-cell>
          <table:table-cell office:value-type="float" office:value="1243.09" calcext:value-type="float">
            <text:p>1243.09</text:p>
          </table:table-cell>
          <table:table-cell table:number-columns-repeated="2"/>
          <table:table-cell table:formula="of:=AVERAGE([.A85:.E85])" office:value-type="float" office:value="2848" calcext:value-type="float">
            <text:p>2848</text:p>
          </table:table-cell>
          <table:table-cell table:formula="of:=AVERAGE([.G85:.K85])" office:value-type="float" office:value="1504.15" calcext:value-type="float">
            <text:p>1504.15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2762" calcext:value-type="float">
            <text:p>2762</text:p>
          </table:table-cell>
          <table:table-cell office:value-type="float" office:value="2947" calcext:value-type="float">
            <text:p>2947</text:p>
          </table:table-cell>
          <table:table-cell office:value-type="float" office:value="2882" calcext:value-type="float">
            <text:p>2882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1575.93" calcext:value-type="float">
            <text:p>1575.93</text:p>
          </table:table-cell>
          <table:table-cell office:value-type="float" office:value="1240.28" calcext:value-type="float">
            <text:p>1240.28</text:p>
          </table:table-cell>
          <table:table-cell office:value-type="float" office:value="1464.31" calcext:value-type="float">
            <text:p>1464.31</text:p>
          </table:table-cell>
          <table:table-cell office:value-type="float" office:value="1741.86" calcext:value-type="float">
            <text:p>1741.86</text:p>
          </table:table-cell>
          <table:table-cell office:value-type="float" office:value="1205.82" calcext:value-type="float">
            <text:p>1205.82</text:p>
          </table:table-cell>
          <table:table-cell table:number-columns-repeated="2"/>
          <table:table-cell table:formula="of:=AVERAGE([.A86:.E86])" office:value-type="float" office:value="2762" calcext:value-type="float">
            <text:p>2762</text:p>
          </table:table-cell>
          <table:table-cell table:formula="of:=AVERAGE([.G86:.K86])" office:value-type="float" office:value="1445.64" calcext:value-type="float">
            <text:p>1445.64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662" calcext:value-type="float">
            <text:p>2662</text:p>
          </table:table-cell>
          <table:table-cell office:value-type="float" office:value="2794" calcext:value-type="float">
            <text:p>2794</text:p>
          </table:table-cell>
          <table:table-cell office:value-type="float" office:value="2837" calcext:value-type="float">
            <text:p>2837</text:p>
          </table:table-cell>
          <table:table-cell office:value-type="float" office:value="2383" calcext:value-type="float">
            <text:p>2383</text:p>
          </table:table-cell>
          <table:table-cell/>
          <table:table-cell office:value-type="float" office:value="1770.13" calcext:value-type="float">
            <text:p>1770.13</text:p>
          </table:table-cell>
          <table:table-cell office:value-type="float" office:value="1304.81" calcext:value-type="float">
            <text:p>1304.81</text:p>
          </table:table-cell>
          <table:table-cell office:value-type="float" office:value="1359.17" calcext:value-type="float">
            <text:p>1359.17</text:p>
          </table:table-cell>
          <table:table-cell office:value-type="float" office:value="1631.52" calcext:value-type="float">
            <text:p>1631.52</text:p>
          </table:table-cell>
          <table:table-cell office:value-type="float" office:value="1305.39" calcext:value-type="float">
            <text:p>1305.39</text:p>
          </table:table-cell>
          <table:table-cell table:number-columns-repeated="2"/>
          <table:table-cell table:formula="of:=AVERAGE([.A87:.E87])" office:value-type="float" office:value="2733.6" calcext:value-type="float">
            <text:p>2733.6</text:p>
          </table:table-cell>
          <table:table-cell table:formula="of:=AVERAGE([.G87:.K87])" office:value-type="float" office:value="1474.204" calcext:value-type="float">
            <text:p>1474.204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2662" calcext:value-type="float">
            <text:p>2662</text:p>
          </table:table-cell>
          <table:table-cell office:value-type="float" office:value="2602" calcext:value-type="float">
            <text:p>2602</text:p>
          </table:table-cell>
          <table:table-cell office:value-type="float" office:value="2837" calcext:value-type="float">
            <text:p>2837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557.14" calcext:value-type="float">
            <text:p>1557.14</text:p>
          </table:table-cell>
          <table:table-cell office:value-type="float" office:value="1491.33" calcext:value-type="float">
            <text:p>1491.33</text:p>
          </table:table-cell>
          <table:table-cell office:value-type="float" office:value="1290.95" calcext:value-type="float">
            <text:p>1290.95</text:p>
          </table:table-cell>
          <table:table-cell office:value-type="float" office:value="1587.07" calcext:value-type="float">
            <text:p>1587.07</text:p>
          </table:table-cell>
          <table:table-cell office:value-type="float" office:value="1309.12" calcext:value-type="float">
            <text:p>1309.12</text:p>
          </table:table-cell>
          <table:table-cell table:number-columns-repeated="2"/>
          <table:table-cell table:formula="of:=AVERAGE([.A88:.E88])" office:value-type="float" office:value="2639" calcext:value-type="float">
            <text:p>2639</text:p>
          </table:table-cell>
          <table:table-cell table:formula="of:=AVERAGE([.G88:.K88])" office:value-type="float" office:value="1447.122" calcext:value-type="float">
            <text:p>1447.122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2662" calcext:value-type="float">
            <text:p>2662</text:p>
          </table:table-cell>
          <table:table-cell office:value-type="float" office:value="2822" calcext:value-type="float">
            <text:p>2822</text:p>
          </table:table-cell>
          <table:table-cell office:value-type="float" office:value="3087" calcext:value-type="float">
            <text:p>3087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1705.53" calcext:value-type="float">
            <text:p>1705.53</text:p>
          </table:table-cell>
          <table:table-cell office:value-type="float" office:value="1391.26" calcext:value-type="float">
            <text:p>1391.26</text:p>
          </table:table-cell>
          <table:table-cell office:value-type="float" office:value="1452.68" calcext:value-type="float">
            <text:p>1452.68</text:p>
          </table:table-cell>
          <table:table-cell office:value-type="float" office:value="1534.94" calcext:value-type="float">
            <text:p>1534.94</text:p>
          </table:table-cell>
          <table:table-cell office:value-type="float" office:value="1334" calcext:value-type="float">
            <text:p>1334</text:p>
          </table:table-cell>
          <table:table-cell table:number-columns-repeated="2"/>
          <table:table-cell table:formula="of:=AVERAGE([.A89:.E89])" office:value-type="float" office:value="2759" calcext:value-type="float">
            <text:p>2759</text:p>
          </table:table-cell>
          <table:table-cell table:formula="of:=AVERAGE([.G89:.K89])" office:value-type="float" office:value="1483.682" calcext:value-type="float">
            <text:p>1483.682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762" calcext:value-type="float">
            <text:p>2762</text:p>
          </table:table-cell>
          <table:table-cell office:value-type="float" office:value="2892" calcext:value-type="float">
            <text:p>2892</text:p>
          </table:table-cell>
          <table:table-cell office:value-type="float" office:value="2707" calcext:value-type="float">
            <text:p>2707</text:p>
          </table:table-cell>
          <table:table-cell office:value-type="float" office:value="2392" calcext:value-type="float">
            <text:p>2392</text:p>
          </table:table-cell>
          <table:table-cell/>
          <table:table-cell office:value-type="float" office:value="1687.52" calcext:value-type="float">
            <text:p>1687.52</text:p>
          </table:table-cell>
          <table:table-cell office:value-type="float" office:value="1426.57" calcext:value-type="float">
            <text:p>1426.57</text:p>
          </table:table-cell>
          <table:table-cell office:value-type="float" office:value="1390.6" calcext:value-type="float">
            <text:p>1390.6</text:p>
          </table:table-cell>
          <table:table-cell office:value-type="float" office:value="1611.7" calcext:value-type="float">
            <text:p>1611.7</text:p>
          </table:table-cell>
          <table:table-cell office:value-type="float" office:value="1218.99" calcext:value-type="float">
            <text:p>1218.99</text:p>
          </table:table-cell>
          <table:table-cell table:number-columns-repeated="2"/>
          <table:table-cell table:formula="of:=AVERAGE([.A90:.E90])" office:value-type="float" office:value="2739" calcext:value-type="float">
            <text:p>2739</text:p>
          </table:table-cell>
          <table:table-cell table:formula="of:=AVERAGE([.G90:.K90])" office:value-type="float" office:value="1467.076" calcext:value-type="float">
            <text:p>1467.076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2612" calcext:value-type="float">
            <text:p>2612</text:p>
          </table:table-cell>
          <table:table-cell office:value-type="float" office:value="2632" calcext:value-type="float">
            <text:p>2632</text:p>
          </table:table-cell>
          <table:table-cell office:value-type="float" office:value="2842" calcext:value-type="float">
            <text:p>2842</text:p>
          </table:table-cell>
          <table:table-cell office:value-type="float" office:value="2667" calcext:value-type="float">
            <text:p>2667</text:p>
          </table:table-cell>
          <table:table-cell/>
          <table:table-cell office:value-type="float" office:value="1626.43" calcext:value-type="float">
            <text:p>1626.43</text:p>
          </table:table-cell>
          <table:table-cell office:value-type="float" office:value="1282.83" calcext:value-type="float">
            <text:p>1282.83</text:p>
          </table:table-cell>
          <table:table-cell office:value-type="float" office:value="1457.74" calcext:value-type="float">
            <text:p>1457.74</text:p>
          </table:table-cell>
          <table:table-cell office:value-type="float" office:value="1713.33" calcext:value-type="float">
            <text:p>1713.33</text:p>
          </table:table-cell>
          <table:table-cell office:value-type="float" office:value="1328.17" calcext:value-type="float">
            <text:p>1328.17</text:p>
          </table:table-cell>
          <table:table-cell table:number-columns-repeated="2"/>
          <table:table-cell table:formula="of:=AVERAGE([.A91:.E91])" office:value-type="float" office:value="2732" calcext:value-type="float">
            <text:p>2732</text:p>
          </table:table-cell>
          <table:table-cell table:formula="of:=AVERAGE([.G91:.K91])" office:value-type="float" office:value="1481.7" calcext:value-type="float">
            <text:p>1481.7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2312" calcext:value-type="float">
            <text:p>2312</text:p>
          </table:table-cell>
          <table:table-cell office:value-type="float" office:value="2755" calcext:value-type="float">
            <text:p>2755</text:p>
          </table:table-cell>
          <table:table-cell office:value-type="float" office:value="2972" calcext:value-type="float">
            <text:p>2972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float" office:value="1555.1" calcext:value-type="float">
            <text:p>1555.1</text:p>
          </table:table-cell>
          <table:table-cell office:value-type="float" office:value="1276.2" calcext:value-type="float">
            <text:p>1276.2</text:p>
          </table:table-cell>
          <table:table-cell office:value-type="float" office:value="1508.78" calcext:value-type="float">
            <text:p>1508.78</text:p>
          </table:table-cell>
          <table:table-cell office:value-type="float" office:value="1732.4" calcext:value-type="float">
            <text:p>1732.4</text:p>
          </table:table-cell>
          <table:table-cell office:value-type="float" office:value="1364.39" calcext:value-type="float">
            <text:p>1364.39</text:p>
          </table:table-cell>
          <table:table-cell table:number-columns-repeated="2"/>
          <table:table-cell table:formula="of:=AVERAGE([.A92:.E92])" office:value-type="float" office:value="2720.6" calcext:value-type="float">
            <text:p>2720.6</text:p>
          </table:table-cell>
          <table:table-cell table:formula="of:=AVERAGE([.G92:.K92])" office:value-type="float" office:value="1487.374" calcext:value-type="float">
            <text:p>1487.374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662" calcext:value-type="float">
            <text:p>2662</text:p>
          </table:table-cell>
          <table:table-cell office:value-type="float" office:value="2552" calcext:value-type="float">
            <text:p>2552</text:p>
          </table:table-cell>
          <table:table-cell office:value-type="float" office:value="2892" calcext:value-type="float">
            <text:p>2892</text:p>
          </table:table-cell>
          <table:table-cell office:value-type="float" office:value="2342" calcext:value-type="float">
            <text:p>2342</text:p>
          </table:table-cell>
          <table:table-cell/>
          <table:table-cell office:value-type="float" office:value="1634.56" calcext:value-type="float">
            <text:p>1634.56</text:p>
          </table:table-cell>
          <table:table-cell office:value-type="float" office:value="1283.88" calcext:value-type="float">
            <text:p>1283.88</text:p>
          </table:table-cell>
          <table:table-cell office:value-type="float" office:value="1428.75" calcext:value-type="float">
            <text:p>1428.75</text:p>
          </table:table-cell>
          <table:table-cell office:value-type="float" office:value="1514.21" calcext:value-type="float">
            <text:p>1514.21</text:p>
          </table:table-cell>
          <table:table-cell office:value-type="float" office:value="1307.53" calcext:value-type="float">
            <text:p>1307.53</text:p>
          </table:table-cell>
          <table:table-cell table:number-columns-repeated="2"/>
          <table:table-cell table:formula="of:=AVERAGE([.A93:.E93])" office:value-type="float" office:value="2694.8" calcext:value-type="float">
            <text:p>2694.8</text:p>
          </table:table-cell>
          <table:table-cell table:formula="of:=AVERAGE([.G93:.K93])" office:value-type="float" office:value="1433.786" calcext:value-type="float">
            <text:p>1433.786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2662" calcext:value-type="float">
            <text:p>2662</text:p>
          </table:table-cell>
          <table:table-cell office:value-type="float" office:value="2627" calcext:value-type="float">
            <text:p>2627</text:p>
          </table:table-cell>
          <table:table-cell office:value-type="float" office:value="2792" calcext:value-type="float">
            <text:p>2792</text:p>
          </table:table-cell>
          <table:table-cell office:value-type="float" office:value="2377" calcext:value-type="float">
            <text:p>2377</text:p>
          </table:table-cell>
          <table:table-cell/>
          <table:table-cell office:value-type="float" office:value="1726.49" calcext:value-type="float">
            <text:p>1726.49</text:p>
          </table:table-cell>
          <table:table-cell office:value-type="float" office:value="1433.26" calcext:value-type="float">
            <text:p>1433.26</text:p>
          </table:table-cell>
          <table:table-cell office:value-type="float" office:value="1463.43" calcext:value-type="float">
            <text:p>1463.43</text:p>
          </table:table-cell>
          <table:table-cell office:value-type="float" office:value="1654.8" calcext:value-type="float">
            <text:p>1654.8</text:p>
          </table:table-cell>
          <table:table-cell office:value-type="float" office:value="1246.4" calcext:value-type="float">
            <text:p>1246.4</text:p>
          </table:table-cell>
          <table:table-cell table:number-columns-repeated="2"/>
          <table:table-cell table:formula="of:=AVERAGE([.A94:.E94])" office:value-type="float" office:value="2650" calcext:value-type="float">
            <text:p>2650</text:p>
          </table:table-cell>
          <table:table-cell table:formula="of:=AVERAGE([.G94:.K94])" office:value-type="float" office:value="1504.876" calcext:value-type="float">
            <text:p>1504.876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2662" calcext:value-type="float">
            <text:p>2662</text:p>
          </table:table-cell>
          <table:table-cell office:value-type="float" office:value="2802" calcext:value-type="float">
            <text:p>2802</text:p>
          </table:table-cell>
          <table:table-cell office:value-type="float" office:value="2967" calcext:value-type="float">
            <text:p>2967</text:p>
          </table:table-cell>
          <table:table-cell office:value-type="float" office:value="2572" calcext:value-type="float">
            <text:p>2572</text:p>
          </table:table-cell>
          <table:table-cell/>
          <table:table-cell office:value-type="float" office:value="1762.39" calcext:value-type="float">
            <text:p>1762.39</text:p>
          </table:table-cell>
          <table:table-cell office:value-type="float" office:value="1377.55" calcext:value-type="float">
            <text:p>1377.55</text:p>
          </table:table-cell>
          <table:table-cell office:value-type="float" office:value="1350.49" calcext:value-type="float">
            <text:p>1350.49</text:p>
          </table:table-cell>
          <table:table-cell office:value-type="float" office:value="1589.07" calcext:value-type="float">
            <text:p>1589.07</text:p>
          </table:table-cell>
          <table:table-cell office:value-type="float" office:value="1330.14" calcext:value-type="float">
            <text:p>1330.14</text:p>
          </table:table-cell>
          <table:table-cell table:number-columns-repeated="2"/>
          <table:table-cell table:formula="of:=AVERAGE([.A95:.E95])" office:value-type="float" office:value="2808" calcext:value-type="float">
            <text:p>2808</text:p>
          </table:table-cell>
          <table:table-cell table:formula="of:=AVERAGE([.G95:.K95])" office:value-type="float" office:value="1481.928" calcext:value-type="float">
            <text:p>1481.928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2662" calcext:value-type="float">
            <text:p>2662</text:p>
          </table:table-cell>
          <table:table-cell office:value-type="float" office:value="2892" calcext:value-type="float">
            <text:p>2892</text:p>
          </table:table-cell>
          <table:table-cell office:value-type="float" office:value="3232" calcext:value-type="float">
            <text:p>3232</text:p>
          </table:table-cell>
          <table:table-cell office:value-type="float" office:value="2657" calcext:value-type="float">
            <text:p>2657</text:p>
          </table:table-cell>
          <table:table-cell/>
          <table:table-cell office:value-type="float" office:value="1702.39" calcext:value-type="float">
            <text:p>1702.39</text:p>
          </table:table-cell>
          <table:table-cell office:value-type="float" office:value="1458.66" calcext:value-type="float">
            <text:p>1458.66</text:p>
          </table:table-cell>
          <table:table-cell office:value-type="float" office:value="1344.35" calcext:value-type="float">
            <text:p>1344.35</text:p>
          </table:table-cell>
          <table:table-cell office:value-type="float" office:value="1563.96" calcext:value-type="float">
            <text:p>1563.96</text:p>
          </table:table-cell>
          <table:table-cell office:value-type="float" office:value="1318.16" calcext:value-type="float">
            <text:p>1318.16</text:p>
          </table:table-cell>
          <table:table-cell table:number-columns-repeated="2"/>
          <table:table-cell table:formula="of:=AVERAGE([.A96:.E96])" office:value-type="float" office:value="2923" calcext:value-type="float">
            <text:p>2923</text:p>
          </table:table-cell>
          <table:table-cell table:formula="of:=AVERAGE([.G96:.K96])" office:value-type="float" office:value="1477.504" calcext:value-type="float">
            <text:p>1477.504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2412" calcext:value-type="float">
            <text:p>2412</text:p>
          </table:table-cell>
          <table:table-cell office:value-type="float" office:value="2741" calcext:value-type="float">
            <text:p>2741</text:p>
          </table:table-cell>
          <table:table-cell office:value-type="float" office:value="3237" calcext:value-type="float">
            <text:p>3237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float" office:value="1683.69" calcext:value-type="float">
            <text:p>1683.69</text:p>
          </table:table-cell>
          <table:table-cell office:value-type="float" office:value="1368.58" calcext:value-type="float">
            <text:p>1368.58</text:p>
          </table:table-cell>
          <table:table-cell office:value-type="float" office:value="1705.47" calcext:value-type="float">
            <text:p>1705.47</text:p>
          </table:table-cell>
          <table:table-cell office:value-type="float" office:value="1767.68" calcext:value-type="float">
            <text:p>1767.68</text:p>
          </table:table-cell>
          <table:table-cell office:value-type="float" office:value="1114.58" calcext:value-type="float">
            <text:p>1114.58</text:p>
          </table:table-cell>
          <table:table-cell table:number-columns-repeated="2"/>
          <table:table-cell table:formula="of:=AVERAGE([.A97:.E97])" office:value-type="float" office:value="2821.6" calcext:value-type="float">
            <text:p>2821.6</text:p>
          </table:table-cell>
          <table:table-cell table:formula="of:=AVERAGE([.G97:.K97])"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2662" calcext:value-type="float">
            <text:p>2662</text:p>
          </table:table-cell>
          <table:table-cell office:value-type="float" office:value="3012" calcext:value-type="float">
            <text:p>3012</text:p>
          </table:table-cell>
          <table:table-cell office:value-type="float" office:value="2852" calcext:value-type="float">
            <text:p>2852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1833.21" calcext:value-type="float">
            <text:p>1833.21</text:p>
          </table:table-cell>
          <table:table-cell office:value-type="float" office:value="1393.48" calcext:value-type="float">
            <text:p>1393.48</text:p>
          </table:table-cell>
          <table:table-cell office:value-type="float" office:value="1648.4" calcext:value-type="float">
            <text:p>1648.4</text:p>
          </table:table-cell>
          <table:table-cell office:value-type="float" office:value="1791.57" calcext:value-type="float">
            <text:p>1791.57</text:p>
          </table:table-cell>
          <table:table-cell office:value-type="float" office:value="1284.28" calcext:value-type="float">
            <text:p>1284.28</text:p>
          </table:table-cell>
          <table:table-cell table:number-columns-repeated="2"/>
          <table:table-cell table:formula="of:=AVERAGE([.A98:.E98])" office:value-type="float" office:value="2718.8" calcext:value-type="float">
            <text:p>2718.8</text:p>
          </table:table-cell>
          <table:table-cell table:formula="of:=AVERAGE([.G98:.K98])" office:value-type="float" office:value="1590.188" calcext:value-type="float">
            <text:p>1590.188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612" calcext:value-type="float">
            <text:p>2612</text:p>
          </table:table-cell>
          <table:table-cell office:value-type="float" office:value="2787" calcext:value-type="float">
            <text:p>2787</text:p>
          </table:table-cell>
          <table:table-cell office:value-type="float" office:value="3036" calcext:value-type="float">
            <text:p>3036</text:p>
          </table:table-cell>
          <table:table-cell office:value-type="float" office:value="2612" calcext:value-type="float">
            <text:p>2612</text:p>
          </table:table-cell>
          <table:table-cell/>
          <table:table-cell office:value-type="float" office:value="1602.6" calcext:value-type="float">
            <text:p>1602.6</text:p>
          </table:table-cell>
          <table:table-cell office:value-type="float" office:value="1312.69" calcext:value-type="float">
            <text:p>1312.69</text:p>
          </table:table-cell>
          <table:table-cell office:value-type="float" office:value="1657.26" calcext:value-type="float">
            <text:p>1657.26</text:p>
          </table:table-cell>
          <table:table-cell office:value-type="float" office:value="1590.02" calcext:value-type="float">
            <text:p>1590.02</text:p>
          </table:table-cell>
          <table:table-cell office:value-type="float" office:value="1284.46" calcext:value-type="float">
            <text:p>1284.46</text:p>
          </table:table-cell>
          <table:table-cell table:number-columns-repeated="2"/>
          <table:table-cell table:formula="of:=AVERAGE([.A99:.E99])" office:value-type="float" office:value="2814.6" calcext:value-type="float">
            <text:p>2814.6</text:p>
          </table:table-cell>
          <table:table-cell table:formula="of:=AVERAGE([.G99:.K99])" office:value-type="float" office:value="1489.406" calcext:value-type="float">
            <text:p>1489.406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2612" calcext:value-type="float">
            <text:p>2612</text:p>
          </table:table-cell>
          <table:table-cell office:value-type="float" office:value="2642" calcext:value-type="float">
            <text:p>2642</text:p>
          </table:table-cell>
          <table:table-cell office:value-type="float" office:value="3022" calcext:value-type="float">
            <text:p>3022</text:p>
          </table:table-cell>
          <table:table-cell office:value-type="float" office:value="2492" calcext:value-type="float">
            <text:p>2492</text:p>
          </table:table-cell>
          <table:table-cell/>
          <table:table-cell office:value-type="float" office:value="1607.54" calcext:value-type="float">
            <text:p>1607.54</text:p>
          </table:table-cell>
          <table:table-cell office:value-type="float" office:value="1325.84" calcext:value-type="float">
            <text:p>1325.84</text:p>
          </table:table-cell>
          <table:table-cell office:value-type="float" office:value="1427.39" calcext:value-type="float">
            <text:p>1427.39</text:p>
          </table:table-cell>
          <table:table-cell office:value-type="float" office:value="1756.72" calcext:value-type="float">
            <text:p>1756.72</text:p>
          </table:table-cell>
          <table:table-cell office:value-type="float" office:value="1276.77" calcext:value-type="float">
            <text:p>1276.77</text:p>
          </table:table-cell>
          <table:table-cell table:number-columns-repeated="2"/>
          <table:table-cell table:formula="of:=AVERAGE([.A100:.E100])" office:value-type="float" office:value="2715" calcext:value-type="float">
            <text:p>2715</text:p>
          </table:table-cell>
          <table:table-cell table:formula="of:=AVERAGE([.G100:.K100])" office:value-type="float" office:value="1478.852" calcext:value-type="float">
            <text:p>1478.852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727" calcext:value-type="float">
            <text:p>2727</text:p>
          </table:table-cell>
          <table:table-cell office:value-type="float" office:value="2867" calcext:value-type="float">
            <text:p>2867</text:p>
          </table:table-cell>
          <table:table-cell office:value-type="float" office:value="3312" calcext:value-type="float">
            <text:p>3312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float" office:value="1553.14" calcext:value-type="float">
            <text:p>1553.14</text:p>
          </table:table-cell>
          <table:table-cell office:value-type="float" office:value="1522.9" calcext:value-type="float">
            <text:p>1522.9</text:p>
          </table:table-cell>
          <table:table-cell office:value-type="float" office:value="1572.37" calcext:value-type="float">
            <text:p>1572.37</text:p>
          </table:table-cell>
          <table:table-cell office:value-type="float" office:value="1790.89" calcext:value-type="float">
            <text:p>1790.89</text:p>
          </table:table-cell>
          <table:table-cell office:value-type="float" office:value="1371.87" calcext:value-type="float">
            <text:p>1371.87</text:p>
          </table:table-cell>
          <table:table-cell table:number-columns-repeated="2"/>
          <table:table-cell table:formula="of:=AVERAGE([.A101:.E101])" office:value-type="float" office:value="2904.8" calcext:value-type="float">
            <text:p>2904.8</text:p>
          </table:table-cell>
          <table:table-cell table:formula="of:=AVERAGE([.G101:.K101])" office:value-type="float" office:value="1562.234" calcext:value-type="float">
            <text:p>1562.234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812" calcext:value-type="float">
            <text:p>2812</text:p>
          </table:table-cell>
          <table:table-cell office:value-type="float" office:value="2907" calcext:value-type="float">
            <text:p>2907</text:p>
          </table:table-cell>
          <table:table-cell office:value-type="float" office:value="3057" calcext:value-type="float">
            <text:p>3057</text:p>
          </table:table-cell>
          <table:table-cell office:value-type="float" office:value="2277" calcext:value-type="float">
            <text:p>2277</text:p>
          </table:table-cell>
          <table:table-cell/>
          <table:table-cell office:value-type="float" office:value="1857.15" calcext:value-type="float">
            <text:p>1857.15</text:p>
          </table:table-cell>
          <table:table-cell office:value-type="float" office:value="1546.41" calcext:value-type="float">
            <text:p>1546.41</text:p>
          </table:table-cell>
          <table:table-cell office:value-type="float" office:value="1565.11" calcext:value-type="float">
            <text:p>1565.11</text:p>
          </table:table-cell>
          <table:table-cell office:value-type="float" office:value="1749.25" calcext:value-type="float">
            <text:p>1749.25</text:p>
          </table:table-cell>
          <table:table-cell office:value-type="float" office:value="1260.59" calcext:value-type="float">
            <text:p>1260.59</text:p>
          </table:table-cell>
          <table:table-cell table:number-columns-repeated="2"/>
          <table:table-cell table:formula="of:=AVERAGE([.A102:.E102])" office:value-type="float" office:value="2815.8" calcext:value-type="float">
            <text:p>2815.8</text:p>
          </table:table-cell>
          <table:table-cell table:formula="of:=AVERAGE([.G102:.K102])" office:value-type="float" office:value="1595.702" calcext:value-type="float">
            <text:p>1595.702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2662" calcext:value-type="float">
            <text:p>2662</text:p>
          </table:table-cell>
          <table:table-cell office:value-type="float" office:value="2917" calcext:value-type="float">
            <text:p>2917</text:p>
          </table:table-cell>
          <table:table-cell office:value-type="float" office:value="3102" calcext:value-type="float">
            <text:p>3102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599.28" calcext:value-type="float">
            <text:p>1599.28</text:p>
          </table:table-cell>
          <table:table-cell office:value-type="float" office:value="1373.74" calcext:value-type="float">
            <text:p>1373.74</text:p>
          </table:table-cell>
          <table:table-cell office:value-type="float" office:value="1627.52" calcext:value-type="float">
            <text:p>1627.52</text:p>
          </table:table-cell>
          <table:table-cell office:value-type="float" office:value="1659.88" calcext:value-type="float">
            <text:p>1659.88</text:p>
          </table:table-cell>
          <table:table-cell office:value-type="float" office:value="1355.45" calcext:value-type="float">
            <text:p>1355.45</text:p>
          </table:table-cell>
          <table:table-cell table:number-columns-repeated="2"/>
          <table:table-cell table:formula="of:=AVERAGE([.A103:.E103])" office:value-type="float" office:value="2822.2" calcext:value-type="float">
            <text:p>2822.2</text:p>
          </table:table-cell>
          <table:table-cell table:formula="of:=AVERAGE([.G103:.K103])" office:value-type="float" office:value="1523.174" calcext:value-type="float">
            <text:p>1523.174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662" calcext:value-type="float">
            <text:p>2662</text:p>
          </table:table-cell>
          <table:table-cell office:value-type="float" office:value="2887" calcext:value-type="float">
            <text:p>2887</text:p>
          </table:table-cell>
          <table:table-cell office:value-type="float" office:value="2857" calcext:value-type="float">
            <text:p>2857</text:p>
          </table:table-cell>
          <table:table-cell office:value-type="float" office:value="2407" calcext:value-type="float">
            <text:p>2407</text:p>
          </table:table-cell>
          <table:table-cell/>
          <table:table-cell office:value-type="float" office:value="1826.59" calcext:value-type="float">
            <text:p>1826.59</text:p>
          </table:table-cell>
          <table:table-cell office:value-type="float" office:value="1383.34" calcext:value-type="float">
            <text:p>1383.34</text:p>
          </table:table-cell>
          <table:table-cell office:value-type="float" office:value="1579.59" calcext:value-type="float">
            <text:p>1579.59</text:p>
          </table:table-cell>
          <table:table-cell office:value-type="float" office:value="1641.83" calcext:value-type="float">
            <text:p>1641.83</text:p>
          </table:table-cell>
          <table:table-cell office:value-type="float" office:value="1389.06" calcext:value-type="float">
            <text:p>1389.06</text:p>
          </table:table-cell>
          <table:table-cell table:number-columns-repeated="2"/>
          <table:table-cell table:formula="of:=AVERAGE([.A104:.E104])" office:value-type="float" office:value="2767" calcext:value-type="float">
            <text:p>2767</text:p>
          </table:table-cell>
          <table:table-cell table:formula="of:=AVERAGE([.G104:.K104])" office:value-type="float" office:value="1564.082" calcext:value-type="float">
            <text:p>1564.082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3012" calcext:value-type="float">
            <text:p>3012</text:p>
          </table:table-cell>
          <table:table-cell office:value-type="float" office:value="2887" calcext:value-type="float">
            <text:p>2887</text:p>
          </table:table-cell>
          <table:table-cell office:value-type="float" office:value="3422" calcext:value-type="float">
            <text:p>3422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float" office:value="1626.88" calcext:value-type="float">
            <text:p>1626.88</text:p>
          </table:table-cell>
          <table:table-cell office:value-type="float" office:value="1407.47" calcext:value-type="float">
            <text:p>1407.47</text:p>
          </table:table-cell>
          <table:table-cell office:value-type="float" office:value="1748.38" calcext:value-type="float">
            <text:p>1748.38</text:p>
          </table:table-cell>
          <table:table-cell office:value-type="float" office:value="1751.96" calcext:value-type="float">
            <text:p>1751.96</text:p>
          </table:table-cell>
          <table:table-cell office:value-type="float" office:value="1354.14" calcext:value-type="float">
            <text:p>1354.14</text:p>
          </table:table-cell>
          <table:table-cell table:number-columns-repeated="2"/>
          <table:table-cell table:formula="of:=AVERAGE([.A105:.E105])" office:value-type="float" office:value="2991" calcext:value-type="float">
            <text:p>2991</text:p>
          </table:table-cell>
          <table:table-cell table:formula="of:=AVERAGE([.G105:.K105])" office:value-type="float" office:value="1577.766" calcext:value-type="float">
            <text:p>1577.766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2812" calcext:value-type="float">
            <text:p>2812</text:p>
          </table:table-cell>
          <table:table-cell office:value-type="float" office:value="3112" calcext:value-type="float">
            <text:p>3112</text:p>
          </table:table-cell>
          <table:table-cell office:value-type="float" office:value="3346" calcext:value-type="float">
            <text:p>3346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float" office:value="1666.75" calcext:value-type="float">
            <text:p>1666.75</text:p>
          </table:table-cell>
          <table:table-cell office:value-type="float" office:value="1460.27" calcext:value-type="float">
            <text:p>1460.27</text:p>
          </table:table-cell>
          <table:table-cell office:value-type="float" office:value="1770.01" calcext:value-type="float">
            <text:p>1770.01</text:p>
          </table:table-cell>
          <table:table-cell office:value-type="float" office:value="1794.99" calcext:value-type="float">
            <text:p>1794.99</text:p>
          </table:table-cell>
          <table:table-cell office:value-type="float" office:value="1296.6" calcext:value-type="float">
            <text:p>1296.6</text:p>
          </table:table-cell>
          <table:table-cell table:number-columns-repeated="2"/>
          <table:table-cell table:formula="of:=AVERAGE([.A106:.E106])" office:value-type="float" office:value="2996.6" calcext:value-type="float">
            <text:p>2996.6</text:p>
          </table:table-cell>
          <table:table-cell table:formula="of:=AVERAGE([.G106:.K106])" office:value-type="float" office:value="1597.724" calcext:value-type="float">
            <text:p>1597.724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2662" calcext:value-type="float">
            <text:p>2662</text:p>
          </table:table-cell>
          <table:table-cell office:value-type="float" office:value="3097" calcext:value-type="float">
            <text:p>3097</text:p>
          </table:table-cell>
          <table:table-cell office:value-type="float" office:value="3057" calcext:value-type="float">
            <text:p>3057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1633.22" calcext:value-type="float">
            <text:p>1633.22</text:p>
          </table:table-cell>
          <table:table-cell office:value-type="float" office:value="1419.96" calcext:value-type="float">
            <text:p>1419.96</text:p>
          </table:table-cell>
          <table:table-cell office:value-type="float" office:value="1641.74" calcext:value-type="float">
            <text:p>1641.74</text:p>
          </table:table-cell>
          <table:table-cell office:value-type="float" office:value="1764.76" calcext:value-type="float">
            <text:p>1764.76</text:p>
          </table:table-cell>
          <table:table-cell office:value-type="float" office:value="1228.31" calcext:value-type="float">
            <text:p>1228.31</text:p>
          </table:table-cell>
          <table:table-cell table:number-columns-repeated="2"/>
          <table:table-cell table:formula="of:=AVERAGE([.A107:.E107])" office:value-type="float" office:value="2904.8" calcext:value-type="float">
            <text:p>2904.8</text:p>
          </table:table-cell>
          <table:table-cell table:formula="of:=AVERAGE([.G107:.K107])" office:value-type="float" office:value="1537.598" calcext:value-type="float">
            <text:p>1537.598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2742" calcext:value-type="float">
            <text:p>2742</text:p>
          </table:table-cell>
          <table:table-cell office:value-type="float" office:value="2827" calcext:value-type="float">
            <text:p>2827</text:p>
          </table:table-cell>
          <table:table-cell office:value-type="float" office:value="3447" calcext:value-type="float">
            <text:p>3447</text:p>
          </table:table-cell>
          <table:table-cell office:value-type="float" office:value="2377" calcext:value-type="float">
            <text:p>2377</text:p>
          </table:table-cell>
          <table:table-cell/>
          <table:table-cell office:value-type="float" office:value="1633.73" calcext:value-type="float">
            <text:p>1633.73</text:p>
          </table:table-cell>
          <table:table-cell office:value-type="float" office:value="1321.21" calcext:value-type="float">
            <text:p>1321.21</text:p>
          </table:table-cell>
          <table:table-cell office:value-type="float" office:value="1825.5" calcext:value-type="float">
            <text:p>1825.5</text:p>
          </table:table-cell>
          <table:table-cell office:value-type="float" office:value="1744.13" calcext:value-type="float">
            <text:p>1744.13</text:p>
          </table:table-cell>
          <table:table-cell office:value-type="float" office:value="1351.05" calcext:value-type="float">
            <text:p>1351.05</text:p>
          </table:table-cell>
          <table:table-cell table:number-columns-repeated="2"/>
          <table:table-cell table:formula="of:=AVERAGE([.A108:.E108])" office:value-type="float" office:value="2922.8" calcext:value-type="float">
            <text:p>2922.8</text:p>
          </table:table-cell>
          <table:table-cell table:formula="of:=AVERAGE([.G108:.K108])" office:value-type="float" office:value="1575.124" calcext:value-type="float">
            <text:p>1575.124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2662" calcext:value-type="float">
            <text:p>2662</text:p>
          </table:table-cell>
          <table:table-cell office:value-type="float" office:value="2922" calcext:value-type="float">
            <text:p>2922</text:p>
          </table:table-cell>
          <table:table-cell office:value-type="float" office:value="3211" calcext:value-type="float">
            <text:p>3211</text:p>
          </table:table-cell>
          <table:table-cell office:value-type="float" office:value="2282" calcext:value-type="float">
            <text:p>2282</text:p>
          </table:table-cell>
          <table:table-cell/>
          <table:table-cell office:value-type="float" office:value="1590.06" calcext:value-type="float">
            <text:p>1590.06</text:p>
          </table:table-cell>
          <table:table-cell office:value-type="float" office:value="1502.45" calcext:value-type="float">
            <text:p>1502.45</text:p>
          </table:table-cell>
          <table:table-cell office:value-type="float" office:value="1745.48" calcext:value-type="float">
            <text:p>1745.48</text:p>
          </table:table-cell>
          <table:table-cell office:value-type="float" office:value="1838.58" calcext:value-type="float">
            <text:p>1838.58</text:p>
          </table:table-cell>
          <table:table-cell office:value-type="float" office:value="1344.61" calcext:value-type="float">
            <text:p>1344.61</text:p>
          </table:table-cell>
          <table:table-cell table:number-columns-repeated="2"/>
          <table:table-cell table:formula="of:=AVERAGE([.A109:.E109])" office:value-type="float" office:value="2880.8" calcext:value-type="float">
            <text:p>2880.8</text:p>
          </table:table-cell>
          <table:table-cell table:formula="of:=AVERAGE([.G109:.K109])" office:value-type="float" office:value="1604.236" calcext:value-type="float">
            <text:p>1604.236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2662" calcext:value-type="float">
            <text:p>2662</text:p>
          </table:table-cell>
          <table:table-cell office:value-type="float" office:value="2732" calcext:value-type="float">
            <text:p>2732</text:p>
          </table:table-cell>
          <table:table-cell office:value-type="float" office:value="3236" calcext:value-type="float">
            <text:p>3236</text:p>
          </table:table-cell>
          <table:table-cell office:value-type="float" office:value="2687" calcext:value-type="float">
            <text:p>2687</text:p>
          </table:table-cell>
          <table:table-cell/>
          <table:table-cell office:value-type="float" office:value="1580.01" calcext:value-type="float">
            <text:p>1580.01</text:p>
          </table:table-cell>
          <table:table-cell office:value-type="float" office:value="1324.72" calcext:value-type="float">
            <text:p>1324.72</text:p>
          </table:table-cell>
          <table:table-cell office:value-type="float" office:value="1685.51" calcext:value-type="float">
            <text:p>1685.51</text:p>
          </table:table-cell>
          <table:table-cell office:value-type="float" office:value="1944.86" calcext:value-type="float">
            <text:p>1944.86</text:p>
          </table:table-cell>
          <table:table-cell office:value-type="float" office:value="1336.51" calcext:value-type="float">
            <text:p>1336.51</text:p>
          </table:table-cell>
          <table:table-cell table:number-columns-repeated="2"/>
          <table:table-cell table:formula="of:=AVERAGE([.A110:.E110])" office:value-type="float" office:value="2854.8" calcext:value-type="float">
            <text:p>2854.8</text:p>
          </table:table-cell>
          <table:table-cell table:formula="of:=AVERAGE([.G110:.K110])" office:value-type="float" office:value="1574.322" calcext:value-type="float">
            <text:p>1574.322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2612" calcext:value-type="float">
            <text:p>2612</text:p>
          </table:table-cell>
          <table:table-cell office:value-type="float" office:value="2957" calcext:value-type="float">
            <text:p>2957</text:p>
          </table:table-cell>
          <table:table-cell office:value-type="float" office:value="2982" calcext:value-type="float">
            <text:p>2982</text:p>
          </table:table-cell>
          <table:table-cell office:value-type="float" office:value="2512" calcext:value-type="float">
            <text:p>2512</text:p>
          </table:table-cell>
          <table:table-cell/>
          <table:table-cell office:value-type="float" office:value="1752.23" calcext:value-type="float">
            <text:p>1752.23</text:p>
          </table:table-cell>
          <table:table-cell office:value-type="float" office:value="1386.36" calcext:value-type="float">
            <text:p>1386.36</text:p>
          </table:table-cell>
          <table:table-cell office:value-type="float" office:value="1610.99" calcext:value-type="float">
            <text:p>1610.99</text:p>
          </table:table-cell>
          <table:table-cell office:value-type="float" office:value="1673.71" calcext:value-type="float">
            <text:p>1673.71</text:p>
          </table:table-cell>
          <table:table-cell office:value-type="float" office:value="1357.31" calcext:value-type="float">
            <text:p>1357.31</text:p>
          </table:table-cell>
          <table:table-cell table:number-columns-repeated="2"/>
          <table:table-cell table:formula="of:=AVERAGE([.A111:.E111])" office:value-type="float" office:value="2751" calcext:value-type="float">
            <text:p>2751</text:p>
          </table:table-cell>
          <table:table-cell table:formula="of:=AVERAGE([.G111:.K111])" office:value-type="float" office:value="1556.12" calcext:value-type="float">
            <text:p>1556.12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2412" calcext:value-type="float">
            <text:p>2412</text:p>
          </table:table-cell>
          <table:table-cell office:value-type="float" office:value="2707" calcext:value-type="float">
            <text:p>2707</text:p>
          </table:table-cell>
          <table:table-cell office:value-type="float" office:value="3297" calcext:value-type="float">
            <text:p>3297</text:p>
          </table:table-cell>
          <table:table-cell office:value-type="float" office:value="2407" calcext:value-type="float">
            <text:p>2407</text:p>
          </table:table-cell>
          <table:table-cell/>
          <table:table-cell office:value-type="float" office:value="1675.26" calcext:value-type="float">
            <text:p>1675.26</text:p>
          </table:table-cell>
          <table:table-cell office:value-type="float" office:value="1366.92" calcext:value-type="float">
            <text:p>1366.92</text:p>
          </table:table-cell>
          <table:table-cell office:value-type="float" office:value="1451.09" calcext:value-type="float">
            <text:p>1451.09</text:p>
          </table:table-cell>
          <table:table-cell office:value-type="float" office:value="1725.13" calcext:value-type="float">
            <text:p>1725.13</text:p>
          </table:table-cell>
          <table:table-cell office:value-type="float" office:value="1375.2" calcext:value-type="float">
            <text:p>1375.2</text:p>
          </table:table-cell>
          <table:table-cell table:number-columns-repeated="2"/>
          <table:table-cell table:formula="of:=AVERAGE([.A112:.E112])" office:value-type="float" office:value="2812.8" calcext:value-type="float">
            <text:p>2812.8</text:p>
          </table:table-cell>
          <table:table-cell table:formula="of:=AVERAGE([.G112:.K112])" office:value-type="float" office:value="1518.72" calcext:value-type="float">
            <text:p>1518.72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2662" calcext:value-type="float">
            <text:p>2662</text:p>
          </table:table-cell>
          <table:table-cell office:value-type="float" office:value="3057" calcext:value-type="float">
            <text:p>3057</text:p>
          </table:table-cell>
          <table:table-cell office:value-type="float" office:value="3532" calcext:value-type="float">
            <text:p>3532</text:p>
          </table:table-cell>
          <table:table-cell office:value-type="float" office:value="2522" calcext:value-type="float">
            <text:p>2522</text:p>
          </table:table-cell>
          <table:table-cell/>
          <table:table-cell office:value-type="float" office:value="1727.07" calcext:value-type="float">
            <text:p>1727.07</text:p>
          </table:table-cell>
          <table:table-cell office:value-type="float" office:value="1360.9" calcext:value-type="float">
            <text:p>1360.9</text:p>
          </table:table-cell>
          <table:table-cell office:value-type="float" office:value="1692.46" calcext:value-type="float">
            <text:p>1692.46</text:p>
          </table:table-cell>
          <table:table-cell office:value-type="float" office:value="1757.01" calcext:value-type="float">
            <text:p>1757.01</text:p>
          </table:table-cell>
          <table:table-cell office:value-type="float" office:value="1266.98" calcext:value-type="float">
            <text:p>1266.98</text:p>
          </table:table-cell>
          <table:table-cell table:number-columns-repeated="2"/>
          <table:table-cell table:formula="of:=AVERAGE([.A113:.E113])" office:value-type="float" office:value="3016" calcext:value-type="float">
            <text:p>3016</text:p>
          </table:table-cell>
          <table:table-cell table:formula="of:=AVERAGE([.G113:.K113])" office:value-type="float" office:value="1560.884" calcext:value-type="float">
            <text:p>1560.884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2662" calcext:value-type="float">
            <text:p>2662</text:p>
          </table:table-cell>
          <table:table-cell office:value-type="float" office:value="3067" calcext:value-type="float">
            <text:p>3067</text:p>
          </table:table-cell>
          <table:table-cell office:value-type="float" office:value="3132" calcext:value-type="float">
            <text:p>3132</text:p>
          </table:table-cell>
          <table:table-cell office:value-type="float" office:value="2327" calcext:value-type="float">
            <text:p>2327</text:p>
          </table:table-cell>
          <table:table-cell/>
          <table:table-cell office:value-type="float" office:value="1679.85" calcext:value-type="float">
            <text:p>1679.85</text:p>
          </table:table-cell>
          <table:table-cell office:value-type="float" office:value="1415.73" calcext:value-type="float">
            <text:p>1415.73</text:p>
          </table:table-cell>
          <table:table-cell office:value-type="float" office:value="1634.6" calcext:value-type="float">
            <text:p>1634.6</text:p>
          </table:table-cell>
          <table:table-cell office:value-type="float" office:value="1632.13" calcext:value-type="float">
            <text:p>1632.13</text:p>
          </table:table-cell>
          <table:table-cell office:value-type="float" office:value="1180.11" calcext:value-type="float">
            <text:p>1180.11</text:p>
          </table:table-cell>
          <table:table-cell table:number-columns-repeated="2"/>
          <table:table-cell table:formula="of:=AVERAGE([.A114:.E114])" office:value-type="float" office:value="2876.8" calcext:value-type="float">
            <text:p>2876.8</text:p>
          </table:table-cell>
          <table:table-cell table:formula="of:=AVERAGE([.G114:.K114])" office:value-type="float" office:value="1508.484" calcext:value-type="float">
            <text:p>1508.484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612" calcext:value-type="float">
            <text:p>2612</text:p>
          </table:table-cell>
          <table:table-cell office:value-type="float" office:value="2867" calcext:value-type="float">
            <text:p>2867</text:p>
          </table:table-cell>
          <table:table-cell office:value-type="float" office:value="4046" calcext:value-type="float">
            <text:p>4046</text:p>
          </table:table-cell>
          <table:table-cell office:value-type="float" office:value="2177" calcext:value-type="float">
            <text:p>2177</text:p>
          </table:table-cell>
          <table:table-cell/>
          <table:table-cell office:value-type="float" office:value="1778.73" calcext:value-type="float">
            <text:p>1778.73</text:p>
          </table:table-cell>
          <table:table-cell office:value-type="float" office:value="1375.35" calcext:value-type="float">
            <text:p>1375.35</text:p>
          </table:table-cell>
          <table:table-cell office:value-type="float" office:value="1733.87" calcext:value-type="float">
            <text:p>1733.87</text:p>
          </table:table-cell>
          <table:table-cell office:value-type="float" office:value="1598.26" calcext:value-type="float">
            <text:p>1598.26</text:p>
          </table:table-cell>
          <table:table-cell office:value-type="float" office:value="1347.76" calcext:value-type="float">
            <text:p>1347.76</text:p>
          </table:table-cell>
          <table:table-cell table:number-columns-repeated="2"/>
          <table:table-cell table:formula="of:=AVERAGE([.A115:.E115])" office:value-type="float" office:value="2945.6" calcext:value-type="float">
            <text:p>2945.6</text:p>
          </table:table-cell>
          <table:table-cell table:formula="of:=AVERAGE([.G115:.K115])" office:value-type="float" office:value="1566.794" calcext:value-type="float">
            <text:p>1566.794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2662" calcext:value-type="float">
            <text:p>2662</text:p>
          </table:table-cell>
          <table:table-cell office:value-type="float" office:value="2702" calcext:value-type="float">
            <text:p>2702</text:p>
          </table:table-cell>
          <table:table-cell office:value-type="float" office:value="3022" calcext:value-type="float">
            <text:p>3022</text:p>
          </table:table-cell>
          <table:table-cell office:value-type="float" office:value="2277" calcext:value-type="float">
            <text:p>2277</text:p>
          </table:table-cell>
          <table:table-cell/>
          <table:table-cell office:value-type="float" office:value="1673.83" calcext:value-type="float">
            <text:p>1673.83</text:p>
          </table:table-cell>
          <table:table-cell office:value-type="float" office:value="1493.04" calcext:value-type="float">
            <text:p>1493.04</text:p>
          </table:table-cell>
          <table:table-cell office:value-type="float" office:value="1569.91" calcext:value-type="float">
            <text:p>1569.91</text:p>
          </table:table-cell>
          <table:table-cell office:value-type="float" office:value="1676.46" calcext:value-type="float">
            <text:p>1676.46</text:p>
          </table:table-cell>
          <table:table-cell office:value-type="float" office:value="1335.64" calcext:value-type="float">
            <text:p>1335.64</text:p>
          </table:table-cell>
          <table:table-cell table:number-columns-repeated="2"/>
          <table:table-cell table:formula="of:=AVERAGE([.A116:.E116])" office:value-type="float" office:value="2740.8" calcext:value-type="float">
            <text:p>2740.8</text:p>
          </table:table-cell>
          <table:table-cell table:formula="of:=AVERAGE([.G116:.K116])" office:value-type="float" office:value="1549.776" calcext:value-type="float">
            <text:p>1549.776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2662" calcext:value-type="float">
            <text:p>2662</text:p>
          </table:table-cell>
          <table:table-cell office:value-type="float" office:value="2762" calcext:value-type="float">
            <text:p>2762</text:p>
          </table:table-cell>
          <table:table-cell office:value-type="float" office:value="3202" calcext:value-type="float">
            <text:p>3202</text:p>
          </table:table-cell>
          <table:table-cell office:value-type="float" office:value="2172" calcext:value-type="float">
            <text:p>2172</text:p>
          </table:table-cell>
          <table:table-cell/>
          <table:table-cell office:value-type="float" office:value="1662.03" calcext:value-type="float">
            <text:p>1662.03</text:p>
          </table:table-cell>
          <table:table-cell office:value-type="float" office:value="1489.59" calcext:value-type="float">
            <text:p>1489.59</text:p>
          </table:table-cell>
          <table:table-cell office:value-type="float" office:value="1497.61" calcext:value-type="float">
            <text:p>1497.61</text:p>
          </table:table-cell>
          <table:table-cell office:value-type="float" office:value="1735.6" calcext:value-type="float">
            <text:p>1735.6</text:p>
          </table:table-cell>
          <table:table-cell office:value-type="float" office:value="1180.22" calcext:value-type="float">
            <text:p>1180.22</text:p>
          </table:table-cell>
          <table:table-cell table:number-columns-repeated="2"/>
          <table:table-cell table:formula="of:=AVERAGE([.A117:.E117])" office:value-type="float" office:value="2748.8" calcext:value-type="float">
            <text:p>2748.8</text:p>
          </table:table-cell>
          <table:table-cell table:formula="of:=AVERAGE([.G117:.K117])" office:value-type="float" office:value="1513.01" calcext:value-type="float">
            <text:p>1513.01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662" calcext:value-type="float">
            <text:p>2662</text:p>
          </table:table-cell>
          <table:table-cell office:value-type="float" office:value="2873" calcext:value-type="float">
            <text:p>2873</text:p>
          </table:table-cell>
          <table:table-cell office:value-type="float" office:value="3556" calcext:value-type="float">
            <text:p>3556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1791.69" calcext:value-type="float">
            <text:p>1791.69</text:p>
          </table:table-cell>
          <table:table-cell office:value-type="float" office:value="1536.55" calcext:value-type="float">
            <text:p>1536.55</text:p>
          </table:table-cell>
          <table:table-cell office:value-type="float" office:value="1697.13" calcext:value-type="float">
            <text:p>1697.13</text:p>
          </table:table-cell>
          <table:table-cell office:value-type="float" office:value="1715.32" calcext:value-type="float">
            <text:p>1715.32</text:p>
          </table:table-cell>
          <table:table-cell office:value-type="float" office:value="1235.68" calcext:value-type="float">
            <text:p>1235.68</text:p>
          </table:table-cell>
          <table:table-cell table:number-columns-repeated="2"/>
          <table:table-cell table:formula="of:=AVERAGE([.A118:.E118])" office:value-type="float" office:value="2826.8" calcext:value-type="float">
            <text:p>2826.8</text:p>
          </table:table-cell>
          <table:table-cell table:formula="of:=AVERAGE([.G118:.K118])" office:value-type="float" office:value="1595.274" calcext:value-type="float">
            <text:p>1595.274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2662" calcext:value-type="float">
            <text:p>2662</text:p>
          </table:table-cell>
          <table:table-cell office:value-type="float" office:value="2822" calcext:value-type="float">
            <text:p>2822</text:p>
          </table:table-cell>
          <table:table-cell office:value-type="float" office:value="2982" calcext:value-type="float">
            <text:p>2982</text:p>
          </table:table-cell>
          <table:table-cell office:value-type="float" office:value="2367" calcext:value-type="float">
            <text:p>2367</text:p>
          </table:table-cell>
          <table:table-cell/>
          <table:table-cell office:value-type="float" office:value="1758.19" calcext:value-type="float">
            <text:p>1758.19</text:p>
          </table:table-cell>
          <table:table-cell office:value-type="float" office:value="1354.8" calcext:value-type="float">
            <text:p>1354.8</text:p>
          </table:table-cell>
          <table:table-cell office:value-type="float" office:value="1646.82" calcext:value-type="float">
            <text:p>1646.82</text:p>
          </table:table-cell>
          <table:table-cell office:value-type="float" office:value="1640.85" calcext:value-type="float">
            <text:p>1640.85</text:p>
          </table:table-cell>
          <table:table-cell office:value-type="float" office:value="1279.5" calcext:value-type="float">
            <text:p>1279.5</text:p>
          </table:table-cell>
          <table:table-cell table:number-columns-repeated="2"/>
          <table:table-cell table:formula="of:=AVERAGE([.A119:.E119])" office:value-type="float" office:value="2782" calcext:value-type="float">
            <text:p>2782</text:p>
          </table:table-cell>
          <table:table-cell table:formula="of:=AVERAGE([.G119:.K119])" office:value-type="float" office:value="1536.032" calcext:value-type="float">
            <text:p>1536.032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2662" calcext:value-type="float">
            <text:p>2662</text:p>
          </table:table-cell>
          <table:table-cell office:value-type="float" office:value="2887" calcext:value-type="float">
            <text:p>2887</text:p>
          </table:table-cell>
          <table:table-cell office:value-type="float" office:value="3352" calcext:value-type="float">
            <text:p>3352</text:p>
          </table:table-cell>
          <table:table-cell office:value-type="float" office:value="2297" calcext:value-type="float">
            <text:p>2297</text:p>
          </table:table-cell>
          <table:table-cell/>
          <table:table-cell office:value-type="float" office:value="1739.02" calcext:value-type="float">
            <text:p>1739.02</text:p>
          </table:table-cell>
          <table:table-cell office:value-type="float" office:value="1390.93" calcext:value-type="float">
            <text:p>1390.93</text:p>
          </table:table-cell>
          <table:table-cell office:value-type="float" office:value="1647.49" calcext:value-type="float">
            <text:p>1647.49</text:p>
          </table:table-cell>
          <table:table-cell office:value-type="float" office:value="1741.11" calcext:value-type="float">
            <text:p>1741.11</text:p>
          </table:table-cell>
          <table:table-cell office:value-type="float" office:value="1347.04" calcext:value-type="float">
            <text:p>1347.04</text:p>
          </table:table-cell>
          <table:table-cell table:number-columns-repeated="2"/>
          <table:table-cell table:formula="of:=AVERAGE([.A120:.E120])" office:value-type="float" office:value="2884.8" calcext:value-type="float">
            <text:p>2884.8</text:p>
          </table:table-cell>
          <table:table-cell table:formula="of:=AVERAGE([.G120:.K120])" office:value-type="float" office:value="1573.118" calcext:value-type="float">
            <text:p>1573.118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512" calcext:value-type="float">
            <text:p>2512</text:p>
          </table:table-cell>
          <table:table-cell office:value-type="float" office:value="3347" calcext:value-type="float">
            <text:p>3347</text:p>
          </table:table-cell>
          <table:table-cell office:value-type="float" office:value="3107" calcext:value-type="float">
            <text:p>3107</text:p>
          </table:table-cell>
          <table:table-cell office:value-type="float" office:value="2457" calcext:value-type="float">
            <text:p>2457</text:p>
          </table:table-cell>
          <table:table-cell/>
          <table:table-cell office:value-type="float" office:value="1772.51" calcext:value-type="float">
            <text:p>1772.51</text:p>
          </table:table-cell>
          <table:table-cell office:value-type="float" office:value="1322.03" calcext:value-type="float">
            <text:p>1322.03</text:p>
          </table:table-cell>
          <table:table-cell office:value-type="float" office:value="1743.78" calcext:value-type="float">
            <text:p>1743.78</text:p>
          </table:table-cell>
          <table:table-cell office:value-type="float" office:value="1721.58" calcext:value-type="float">
            <text:p>1721.58</text:p>
          </table:table-cell>
          <table:table-cell office:value-type="float" office:value="1356.4" calcext:value-type="float">
            <text:p>1356.4</text:p>
          </table:table-cell>
          <table:table-cell table:number-columns-repeated="2"/>
          <table:table-cell table:formula="of:=AVERAGE([.A121:.E121])" office:value-type="float" office:value="2893" calcext:value-type="float">
            <text:p>2893</text:p>
          </table:table-cell>
          <table:table-cell table:formula="of:=AVERAGE([.G121:.K121])" office:value-type="float" office:value="1583.26" calcext:value-type="float">
            <text:p>1583.26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662" calcext:value-type="float">
            <text:p>2662</text:p>
          </table:table-cell>
          <table:table-cell office:value-type="float" office:value="2969" calcext:value-type="float">
            <text:p>2969</text:p>
          </table:table-cell>
          <table:table-cell office:value-type="float" office:value="3172" calcext:value-type="float">
            <text:p>3172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float" office:value="1745.83" calcext:value-type="float">
            <text:p>1745.83</text:p>
          </table:table-cell>
          <table:table-cell office:value-type="float" office:value="1466.12" calcext:value-type="float">
            <text:p>1466.12</text:p>
          </table:table-cell>
          <table:table-cell office:value-type="float" office:value="1613.11" calcext:value-type="float">
            <text:p>1613.11</text:p>
          </table:table-cell>
          <table:table-cell office:value-type="float" office:value="1553.09" calcext:value-type="float">
            <text:p>1553.09</text:p>
          </table:table-cell>
          <table:table-cell office:value-type="float" office:value="1326.75" calcext:value-type="float">
            <text:p>1326.75</text:p>
          </table:table-cell>
          <table:table-cell table:number-columns-repeated="2"/>
          <table:table-cell table:formula="of:=AVERAGE([.A122:.E122])" office:value-type="float" office:value="2854.4" calcext:value-type="float">
            <text:p>2854.4</text:p>
          </table:table-cell>
          <table:table-cell table:formula="of:=AVERAGE([.G122:.K122])" office:value-type="float" office:value="1540.98" calcext:value-type="float">
            <text:p>1540.98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312" calcext:value-type="float">
            <text:p>2312</text:p>
          </table:table-cell>
          <table:table-cell office:value-type="float" office:value="2787" calcext:value-type="float">
            <text:p>2787</text:p>
          </table:table-cell>
          <table:table-cell office:value-type="float" office:value="2912" calcext:value-type="float">
            <text:p>2912</text:p>
          </table:table-cell>
          <table:table-cell office:value-type="float" office:value="2382" calcext:value-type="float">
            <text:p>2382</text:p>
          </table:table-cell>
          <table:table-cell/>
          <table:table-cell office:value-type="float" office:value="1759.39" calcext:value-type="float">
            <text:p>1759.39</text:p>
          </table:table-cell>
          <table:table-cell office:value-type="float" office:value="1450.79" calcext:value-type="float">
            <text:p>1450.79</text:p>
          </table:table-cell>
          <table:table-cell office:value-type="float" office:value="1867.99" calcext:value-type="float">
            <text:p>1867.99</text:p>
          </table:table-cell>
          <table:table-cell office:value-type="float" office:value="1816.54" calcext:value-type="float">
            <text:p>1816.54</text:p>
          </table:table-cell>
          <table:table-cell office:value-type="float" office:value="1412.06" calcext:value-type="float">
            <text:p>1412.06</text:p>
          </table:table-cell>
          <table:table-cell table:number-columns-repeated="2"/>
          <table:table-cell table:formula="of:=AVERAGE([.A123:.E123])" office:value-type="float" office:value="2693" calcext:value-type="float">
            <text:p>2693</text:p>
          </table:table-cell>
          <table:table-cell table:formula="of:=AVERAGE([.G123:.K123])" office:value-type="float" office:value="1661.354" calcext:value-type="float">
            <text:p>1661.354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2662" calcext:value-type="float">
            <text:p>2662</text:p>
          </table:table-cell>
          <table:table-cell office:value-type="float" office:value="2997" calcext:value-type="float">
            <text:p>2997</text:p>
          </table:table-cell>
          <table:table-cell office:value-type="float" office:value="3022" calcext:value-type="float">
            <text:p>3022</text:p>
          </table:table-cell>
          <table:table-cell office:value-type="float" office:value="2642" calcext:value-type="float">
            <text:p>2642</text:p>
          </table:table-cell>
          <table:table-cell/>
          <table:table-cell office:value-type="float" office:value="1638.81" calcext:value-type="float">
            <text:p>1638.81</text:p>
          </table:table-cell>
          <table:table-cell office:value-type="float" office:value="1338.48" calcext:value-type="float">
            <text:p>1338.48</text:p>
          </table:table-cell>
          <table:table-cell office:value-type="float" office:value="1805.86" calcext:value-type="float">
            <text:p>1805.86</text:p>
          </table:table-cell>
          <table:table-cell office:value-type="float" office:value="1700.42" calcext:value-type="float">
            <text:p>1700.42</text:p>
          </table:table-cell>
          <table:table-cell office:value-type="float" office:value="1366.68" calcext:value-type="float">
            <text:p>1366.68</text:p>
          </table:table-cell>
          <table:table-cell table:number-columns-repeated="2"/>
          <table:table-cell table:formula="of:=AVERAGE([.A124:.E124])" office:value-type="float" office:value="2844" calcext:value-type="float">
            <text:p>2844</text:p>
          </table:table-cell>
          <table:table-cell table:formula="of:=AVERAGE([.G124:.K124])" office:value-type="float" office:value="1570.05" calcext:value-type="float">
            <text:p>1570.05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2812" calcext:value-type="float">
            <text:p>2812</text:p>
          </table:table-cell>
          <table:table-cell office:value-type="float" office:value="3117" calcext:value-type="float">
            <text:p>3117</text:p>
          </table:table-cell>
          <table:table-cell office:value-type="float" office:value="3207" calcext:value-type="float">
            <text:p>3207</text:p>
          </table:table-cell>
          <table:table-cell office:value-type="float" office:value="2563" calcext:value-type="float">
            <text:p>2563</text:p>
          </table:table-cell>
          <table:table-cell/>
          <table:table-cell office:value-type="float" office:value="1880.99" calcext:value-type="float">
            <text:p>1880.99</text:p>
          </table:table-cell>
          <table:table-cell office:value-type="float" office:value="1439.18" calcext:value-type="float">
            <text:p>1439.18</text:p>
          </table:table-cell>
          <table:table-cell office:value-type="float" office:value="1490.03" calcext:value-type="float">
            <text:p>1490.03</text:p>
          </table:table-cell>
          <table:table-cell office:value-type="float" office:value="1794.1" calcext:value-type="float">
            <text:p>1794.1</text:p>
          </table:table-cell>
          <table:table-cell office:value-type="float" office:value="1297.62" calcext:value-type="float">
            <text:p>1297.62</text:p>
          </table:table-cell>
          <table:table-cell table:number-columns-repeated="2"/>
          <table:table-cell table:formula="of:=AVERAGE([.A125:.E125])" office:value-type="float" office:value="2988" calcext:value-type="float">
            <text:p>2988</text:p>
          </table:table-cell>
          <table:table-cell table:formula="of:=AVERAGE([.G125:.K125])" office:value-type="float" office:value="1580.384" calcext:value-type="float">
            <text:p>1580.384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2812" calcext:value-type="float">
            <text:p>2812</text:p>
          </table:table-cell>
          <table:table-cell office:value-type="float" office:value="3002" calcext:value-type="float">
            <text:p>3002</text:p>
          </table:table-cell>
          <table:table-cell office:value-type="float" office:value="3217" calcext:value-type="float">
            <text:p>3217</text:p>
          </table:table-cell>
          <table:table-cell office:value-type="float" office:value="2552" calcext:value-type="float">
            <text:p>2552</text:p>
          </table:table-cell>
          <table:table-cell/>
          <table:table-cell office:value-type="float" office:value="1766.19" calcext:value-type="float">
            <text:p>1766.19</text:p>
          </table:table-cell>
          <table:table-cell office:value-type="float" office:value="1459.19" calcext:value-type="float">
            <text:p>1459.19</text:p>
          </table:table-cell>
          <table:table-cell office:value-type="float" office:value="1637.17" calcext:value-type="float">
            <text:p>1637.17</text:p>
          </table:table-cell>
          <table:table-cell office:value-type="float" office:value="1719.57" calcext:value-type="float">
            <text:p>1719.57</text:p>
          </table:table-cell>
          <table:table-cell office:value-type="float" office:value="1352.58" calcext:value-type="float">
            <text:p>1352.58</text:p>
          </table:table-cell>
          <table:table-cell table:number-columns-repeated="2"/>
          <table:table-cell table:formula="of:=AVERAGE([.A126:.E126])" office:value-type="float" office:value="2886" calcext:value-type="float">
            <text:p>2886</text:p>
          </table:table-cell>
          <table:table-cell table:formula="of:=AVERAGE([.G126:.K126])" office:value-type="float" office:value="1586.94" calcext:value-type="float">
            <text:p>1586.94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2612" calcext:value-type="float">
            <text:p>2612</text:p>
          </table:table-cell>
          <table:table-cell office:value-type="float" office:value="3252" calcext:value-type="float">
            <text:p>3252</text:p>
          </table:table-cell>
          <table:table-cell office:value-type="float" office:value="3117" calcext:value-type="float">
            <text:p>3117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1951.29" calcext:value-type="float">
            <text:p>1951.29</text:p>
          </table:table-cell>
          <table:table-cell office:value-type="float" office:value="1328.09" calcext:value-type="float">
            <text:p>1328.09</text:p>
          </table:table-cell>
          <table:table-cell office:value-type="float" office:value="1567.58" calcext:value-type="float">
            <text:p>1567.58</text:p>
          </table:table-cell>
          <table:table-cell office:value-type="float" office:value="1739.94" calcext:value-type="float">
            <text:p>1739.94</text:p>
          </table:table-cell>
          <table:table-cell office:value-type="float" office:value="1333.59" calcext:value-type="float">
            <text:p>1333.59</text:p>
          </table:table-cell>
          <table:table-cell table:number-columns-repeated="2"/>
          <table:table-cell table:formula="of:=AVERAGE([.A127:.E127])" office:value-type="float" office:value="2893" calcext:value-type="float">
            <text:p>2893</text:p>
          </table:table-cell>
          <table:table-cell table:formula="of:=AVERAGE([.G127:.K127])" office:value-type="float" office:value="1584.098" calcext:value-type="float">
            <text:p>1584.098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2662" calcext:value-type="float">
            <text:p>2662</text:p>
          </table:table-cell>
          <table:table-cell office:value-type="float" office:value="2952" calcext:value-type="float">
            <text:p>2952</text:p>
          </table:table-cell>
          <table:table-cell office:value-type="float" office:value="2907" calcext:value-type="float">
            <text:p>2907</text:p>
          </table:table-cell>
          <table:table-cell office:value-type="float" office:value="2342" calcext:value-type="float">
            <text:p>2342</text:p>
          </table:table-cell>
          <table:table-cell/>
          <table:table-cell office:value-type="float" office:value="1672.42" calcext:value-type="float">
            <text:p>1672.42</text:p>
          </table:table-cell>
          <table:table-cell office:value-type="float" office:value="1372.3" calcext:value-type="float">
            <text:p>1372.3</text:p>
          </table:table-cell>
          <table:table-cell office:value-type="float" office:value="1705.68" calcext:value-type="float">
            <text:p>1705.68</text:p>
          </table:table-cell>
          <table:table-cell office:value-type="float" office:value="1682.47" calcext:value-type="float">
            <text:p>1682.47</text:p>
          </table:table-cell>
          <table:table-cell office:value-type="float" office:value="1452.06" calcext:value-type="float">
            <text:p>1452.06</text:p>
          </table:table-cell>
          <table:table-cell table:number-columns-repeated="2"/>
          <table:table-cell table:formula="of:=AVERAGE([.A128:.E128])" office:value-type="float" office:value="2727" calcext:value-type="float">
            <text:p>2727</text:p>
          </table:table-cell>
          <table:table-cell table:formula="of:=AVERAGE([.G128:.K128])" office:value-type="float" office:value="1576.986" calcext:value-type="float">
            <text:p>1576.986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2612" calcext:value-type="float">
            <text:p>2612</text:p>
          </table:table-cell>
          <table:table-cell office:value-type="float" office:value="2802" calcext:value-type="float">
            <text:p>2802</text:p>
          </table:table-cell>
          <table:table-cell office:value-type="float" office:value="2957" calcext:value-type="float">
            <text:p>2957</text:p>
          </table:table-cell>
          <table:table-cell office:value-type="float" office:value="2652" calcext:value-type="float">
            <text:p>2652</text:p>
          </table:table-cell>
          <table:table-cell/>
          <table:table-cell office:value-type="float" office:value="1769.15" calcext:value-type="float">
            <text:p>1769.15</text:p>
          </table:table-cell>
          <table:table-cell office:value-type="float" office:value="1310.65" calcext:value-type="float">
            <text:p>1310.65</text:p>
          </table:table-cell>
          <table:table-cell office:value-type="float" office:value="1736.27" calcext:value-type="float">
            <text:p>1736.27</text:p>
          </table:table-cell>
          <table:table-cell office:value-type="float" office:value="1666.82" calcext:value-type="float">
            <text:p>1666.82</text:p>
          </table:table-cell>
          <table:table-cell office:value-type="float" office:value="1439.33" calcext:value-type="float">
            <text:p>1439.33</text:p>
          </table:table-cell>
          <table:table-cell table:number-columns-repeated="2"/>
          <table:table-cell table:formula="of:=AVERAGE([.A129:.E129])" office:value-type="float" office:value="2794" calcext:value-type="float">
            <text:p>2794</text:p>
          </table:table-cell>
          <table:table-cell table:formula="of:=AVERAGE([.G129:.K129])" office:value-type="float" office:value="1584.444" calcext:value-type="float">
            <text:p>1584.444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612" calcext:value-type="float">
            <text:p>2612</text:p>
          </table:table-cell>
          <table:table-cell office:value-type="float" office:value="2796" calcext:value-type="float">
            <text:p>2796</text:p>
          </table:table-cell>
          <table:table-cell office:value-type="float" office:value="2907" calcext:value-type="float">
            <text:p>2907</text:p>
          </table:table-cell>
          <table:table-cell office:value-type="float" office:value="2317" calcext:value-type="float">
            <text:p>2317</text:p>
          </table:table-cell>
          <table:table-cell/>
          <table:table-cell office:value-type="float" office:value="1781.93" calcext:value-type="float">
            <text:p>1781.93</text:p>
          </table:table-cell>
          <table:table-cell office:value-type="float" office:value="1282.67" calcext:value-type="float">
            <text:p>1282.67</text:p>
          </table:table-cell>
          <table:table-cell office:value-type="float" office:value="1694.14" calcext:value-type="float">
            <text:p>1694.14</text:p>
          </table:table-cell>
          <table:table-cell office:value-type="float" office:value="1692.73" calcext:value-type="float">
            <text:p>1692.73</text:p>
          </table:table-cell>
          <table:table-cell office:value-type="float" office:value="1508.34" calcext:value-type="float">
            <text:p>1508.34</text:p>
          </table:table-cell>
          <table:table-cell table:number-columns-repeated="2"/>
          <table:table-cell table:formula="of:=AVERAGE([.A130:.E130])" office:value-type="float" office:value="2730.8" calcext:value-type="float">
            <text:p>2730.8</text:p>
          </table:table-cell>
          <table:table-cell table:formula="of:=AVERAGE([.G130:.K130])" office:value-type="float" office:value="1591.962" calcext:value-type="float">
            <text:p>1591.962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2662" calcext:value-type="float">
            <text:p>2662</text:p>
          </table:table-cell>
          <table:table-cell office:value-type="float" office:value="2752" calcext:value-type="float">
            <text:p>2752</text:p>
          </table:table-cell>
          <table:table-cell office:value-type="float" office:value="2852" calcext:value-type="float">
            <text:p>2852</text:p>
          </table:table-cell>
          <table:table-cell office:value-type="float" office:value="2380" calcext:value-type="float">
            <text:p>2380</text:p>
          </table:table-cell>
          <table:table-cell/>
          <table:table-cell office:value-type="float" office:value="1633.9" calcext:value-type="float">
            <text:p>1633.9</text:p>
          </table:table-cell>
          <table:table-cell office:value-type="float" office:value="1260.07" calcext:value-type="float">
            <text:p>1260.07</text:p>
          </table:table-cell>
          <table:table-cell office:value-type="float" office:value="1761.64" calcext:value-type="float">
            <text:p>1761.64</text:p>
          </table:table-cell>
          <table:table-cell office:value-type="float" office:value="1599.59" calcext:value-type="float">
            <text:p>1599.59</text:p>
          </table:table-cell>
          <table:table-cell office:value-type="float" office:value="1348.79" calcext:value-type="float">
            <text:p>1348.79</text:p>
          </table:table-cell>
          <table:table-cell table:number-columns-repeated="2"/>
          <table:table-cell table:formula="of:=AVERAGE([.A131:.E131])" office:value-type="float" office:value="2720.6" calcext:value-type="float">
            <text:p>2720.6</text:p>
          </table:table-cell>
          <table:table-cell table:formula="of:=AVERAGE([.G131:.K131])" office:value-type="float" office:value="1520.798" calcext:value-type="float">
            <text:p>1520.798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662" calcext:value-type="float">
            <text:p>2662</text:p>
          </table:table-cell>
          <table:table-cell office:value-type="float" office:value="2932" calcext:value-type="float">
            <text:p>2932</text:p>
          </table:table-cell>
          <table:table-cell office:value-type="float" office:value="2767" calcext:value-type="float">
            <text:p>2767</text:p>
          </table:table-cell>
          <table:table-cell office:value-type="float" office:value="2362" calcext:value-type="float">
            <text:p>2362</text:p>
          </table:table-cell>
          <table:table-cell/>
          <table:table-cell office:value-type="float" office:value="1749.61" calcext:value-type="float">
            <text:p>1749.61</text:p>
          </table:table-cell>
          <table:table-cell office:value-type="float" office:value="1407.03" calcext:value-type="float">
            <text:p>1407.03</text:p>
          </table:table-cell>
          <table:table-cell office:value-type="float" office:value="1426.88" calcext:value-type="float">
            <text:p>1426.88</text:p>
          </table:table-cell>
          <table:table-cell office:value-type="float" office:value="1577.36" calcext:value-type="float">
            <text:p>1577.36</text:p>
          </table:table-cell>
          <table:table-cell office:value-type="float" office:value="1408.31" calcext:value-type="float">
            <text:p>1408.31</text:p>
          </table:table-cell>
          <table:table-cell table:number-columns-repeated="2"/>
          <table:table-cell table:formula="of:=AVERAGE([.A132:.E132])" office:value-type="float" office:value="2749" calcext:value-type="float">
            <text:p>2749</text:p>
          </table:table-cell>
          <table:table-cell table:formula="of:=AVERAGE([.G132:.K132])" office:value-type="float" office:value="1513.838" calcext:value-type="float">
            <text:p>1513.838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2612" calcext:value-type="float">
            <text:p>2612</text:p>
          </table:table-cell>
          <table:table-cell office:value-type="float" office:value="2902" calcext:value-type="float">
            <text:p>2902</text:p>
          </table:table-cell>
          <table:table-cell office:value-type="float" office:value="3062" calcext:value-type="float">
            <text:p>3062</text:p>
          </table:table-cell>
          <table:table-cell office:value-type="float" office:value="2242" calcext:value-type="float">
            <text:p>2242</text:p>
          </table:table-cell>
          <table:table-cell/>
          <table:table-cell office:value-type="float" office:value="1612.9" calcext:value-type="float">
            <text:p>1612.9</text:p>
          </table:table-cell>
          <table:table-cell office:value-type="float" office:value="1326.17" calcext:value-type="float">
            <text:p>1326.17</text:p>
          </table:table-cell>
          <table:table-cell office:value-type="float" office:value="1592.51" calcext:value-type="float">
            <text:p>1592.51</text:p>
          </table:table-cell>
          <table:table-cell office:value-type="float" office:value="1670.11" calcext:value-type="float">
            <text:p>1670.11</text:p>
          </table:table-cell>
          <table:table-cell office:value-type="float" office:value="1410.18" calcext:value-type="float">
            <text:p>1410.18</text:p>
          </table:table-cell>
          <table:table-cell table:number-columns-repeated="2"/>
          <table:table-cell table:formula="of:=AVERAGE([.A133:.E133])" office:value-type="float" office:value="2711" calcext:value-type="float">
            <text:p>2711</text:p>
          </table:table-cell>
          <table:table-cell table:formula="of:=AVERAGE([.G133:.K133])" office:value-type="float" office:value="1522.374" calcext:value-type="float">
            <text:p>1522.374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2662" calcext:value-type="float">
            <text:p>2662</text:p>
          </table:table-cell>
          <table:table-cell office:value-type="float" office:value="3077" calcext:value-type="float">
            <text:p>3077</text:p>
          </table:table-cell>
          <table:table-cell office:value-type="float" office:value="3332" calcext:value-type="float">
            <text:p>3332</text:p>
          </table:table-cell>
          <table:table-cell office:value-type="float" office:value="2727" calcext:value-type="float">
            <text:p>2727</text:p>
          </table:table-cell>
          <table:table-cell/>
          <table:table-cell office:value-type="float" office:value="1685.61" calcext:value-type="float">
            <text:p>1685.61</text:p>
          </table:table-cell>
          <table:table-cell office:value-type="float" office:value="1388.5" calcext:value-type="float">
            <text:p>1388.5</text:p>
          </table:table-cell>
          <table:table-cell office:value-type="float" office:value="1561.74" calcext:value-type="float">
            <text:p>1561.74</text:p>
          </table:table-cell>
          <table:table-cell office:value-type="float" office:value="1773.31" calcext:value-type="float">
            <text:p>1773.31</text:p>
          </table:table-cell>
          <table:table-cell office:value-type="float" office:value="1496.9" calcext:value-type="float">
            <text:p>1496.9</text:p>
          </table:table-cell>
          <table:table-cell table:number-columns-repeated="2"/>
          <table:table-cell table:formula="of:=AVERAGE([.A134:.E134])" office:value-type="float" office:value="2938.8" calcext:value-type="float">
            <text:p>2938.8</text:p>
          </table:table-cell>
          <table:table-cell table:formula="of:=AVERAGE([.G134:.K134])" office:value-type="float" office:value="1581.212" calcext:value-type="float">
            <text:p>1581.212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2612" calcext:value-type="float">
            <text:p>2612</text:p>
          </table:table-cell>
          <table:table-cell office:value-type="float" office:value="3017" calcext:value-type="float">
            <text:p>3017</text:p>
          </table:table-cell>
          <table:table-cell office:value-type="float" office:value="2972" calcext:value-type="float">
            <text:p>2972</text:p>
          </table:table-cell>
          <table:table-cell office:value-type="float" office:value="2247" calcext:value-type="float">
            <text:p>2247</text:p>
          </table:table-cell>
          <table:table-cell/>
          <table:table-cell office:value-type="float" office:value="1722.59" calcext:value-type="float">
            <text:p>1722.59</text:p>
          </table:table-cell>
          <table:table-cell office:value-type="float" office:value="1360.34" calcext:value-type="float">
            <text:p>1360.34</text:p>
          </table:table-cell>
          <table:table-cell office:value-type="float" office:value="1416.13" calcext:value-type="float">
            <text:p>1416.13</text:p>
          </table:table-cell>
          <table:table-cell office:value-type="float" office:value="1789.07" calcext:value-type="float">
            <text:p>1789.07</text:p>
          </table:table-cell>
          <table:table-cell office:value-type="float" office:value="1206.38" calcext:value-type="float">
            <text:p>1206.38</text:p>
          </table:table-cell>
          <table:table-cell table:number-columns-repeated="2"/>
          <table:table-cell table:formula="of:=AVERAGE([.A135:.E135])" office:value-type="float" office:value="2817.8" calcext:value-type="float">
            <text:p>2817.8</text:p>
          </table:table-cell>
          <table:table-cell table:formula="of:=AVERAGE([.G135:.K135])" office:value-type="float" office:value="1498.902" calcext:value-type="float">
            <text:p>1498.902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2662" calcext:value-type="float">
            <text:p>2662</text:p>
          </table:table-cell>
          <table:table-cell office:value-type="float" office:value="2862" calcext:value-type="float">
            <text:p>2862</text:p>
          </table:table-cell>
          <table:table-cell office:value-type="float" office:value="3027" calcext:value-type="float">
            <text:p>3027</text:p>
          </table:table-cell>
          <table:table-cell office:value-type="float" office:value="2317" calcext:value-type="float">
            <text:p>2317</text:p>
          </table:table-cell>
          <table:table-cell/>
          <table:table-cell office:value-type="float" office:value="1610.97" calcext:value-type="float">
            <text:p>1610.97</text:p>
          </table:table-cell>
          <table:table-cell office:value-type="float" office:value="1328.74" calcext:value-type="float">
            <text:p>1328.74</text:p>
          </table:table-cell>
          <table:table-cell office:value-type="float" office:value="1640.77" calcext:value-type="float">
            <text:p>1640.77</text:p>
          </table:table-cell>
          <table:table-cell office:value-type="float" office:value="1819.17" calcext:value-type="float">
            <text:p>1819.17</text:p>
          </table:table-cell>
          <table:table-cell office:value-type="float" office:value="1415.57" calcext:value-type="float">
            <text:p>1415.57</text:p>
          </table:table-cell>
          <table:table-cell table:number-columns-repeated="2"/>
          <table:table-cell table:formula="of:=AVERAGE([.A136:.E136])" office:value-type="float" office:value="2789" calcext:value-type="float">
            <text:p>2789</text:p>
          </table:table-cell>
          <table:table-cell table:formula="of:=AVERAGE([.G136:.K136])" office:value-type="float" office:value="1563.044" calcext:value-type="float">
            <text:p>1563.044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2612" calcext:value-type="float">
            <text:p>2612</text:p>
          </table:table-cell>
          <table:table-cell office:value-type="float" office:value="2917" calcext:value-type="float">
            <text:p>2917</text:p>
          </table:table-cell>
          <table:table-cell office:value-type="float" office:value="3182" calcext:value-type="float">
            <text:p>3182</text:p>
          </table:table-cell>
          <table:table-cell office:value-type="float" office:value="2562" calcext:value-type="float">
            <text:p>2562</text:p>
          </table:table-cell>
          <table:table-cell/>
          <table:table-cell office:value-type="float" office:value="1779.21" calcext:value-type="float">
            <text:p>1779.21</text:p>
          </table:table-cell>
          <table:table-cell office:value-type="float" office:value="1272.04" calcext:value-type="float">
            <text:p>1272.04</text:p>
          </table:table-cell>
          <table:table-cell office:value-type="float" office:value="1631.91" calcext:value-type="float">
            <text:p>1631.91</text:p>
          </table:table-cell>
          <table:table-cell office:value-type="float" office:value="1802.89" calcext:value-type="float">
            <text:p>1802.89</text:p>
          </table:table-cell>
          <table:table-cell office:value-type="float" office:value="1425.6" calcext:value-type="float">
            <text:p>1425.6</text:p>
          </table:table-cell>
          <table:table-cell table:number-columns-repeated="2"/>
          <table:table-cell table:formula="of:=AVERAGE([.A137:.E137])" office:value-type="float" office:value="2940.6" calcext:value-type="float">
            <text:p>2940.6</text:p>
          </table:table-cell>
          <table:table-cell table:formula="of:=AVERAGE([.G137:.K137])" office:value-type="float" office:value="1582.33" calcext:value-type="float">
            <text:p>1582.33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2612" calcext:value-type="float">
            <text:p>2612</text:p>
          </table:table-cell>
          <table:table-cell office:value-type="float" office:value="2969" calcext:value-type="float">
            <text:p>2969</text:p>
          </table:table-cell>
          <table:table-cell office:value-type="float" office:value="2881" calcext:value-type="float">
            <text:p>2881</text:p>
          </table:table-cell>
          <table:table-cell office:value-type="float" office:value="2562" calcext:value-type="float">
            <text:p>2562</text:p>
          </table:table-cell>
          <table:table-cell/>
          <table:table-cell office:value-type="float" office:value="1606.47" calcext:value-type="float">
            <text:p>1606.47</text:p>
          </table:table-cell>
          <table:table-cell office:value-type="float" office:value="1413.36" calcext:value-type="float">
            <text:p>1413.36</text:p>
          </table:table-cell>
          <table:table-cell office:value-type="float" office:value="1621.39" calcext:value-type="float">
            <text:p>1621.39</text:p>
          </table:table-cell>
          <table:table-cell office:value-type="float" office:value="1879.44" calcext:value-type="float">
            <text:p>1879.44</text:p>
          </table:table-cell>
          <table:table-cell office:value-type="float" office:value="1402.08" calcext:value-type="float">
            <text:p>1402.08</text:p>
          </table:table-cell>
          <table:table-cell table:number-columns-repeated="2"/>
          <table:table-cell table:formula="of:=AVERAGE([.A138:.E138])" office:value-type="float" office:value="2796.2" calcext:value-type="float">
            <text:p>2796.2</text:p>
          </table:table-cell>
          <table:table-cell table:formula="of:=AVERAGE([.G138:.K138])" office:value-type="float" office:value="1584.548" calcext:value-type="float">
            <text:p>1584.548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662" calcext:value-type="float">
            <text:p>2662</text:p>
          </table:table-cell>
          <table:table-cell office:value-type="float" office:value="2957" calcext:value-type="float">
            <text:p>2957</text:p>
          </table:table-cell>
          <table:table-cell office:value-type="float" office:value="2977" calcext:value-type="float">
            <text:p>2977</text:p>
          </table:table-cell>
          <table:table-cell office:value-type="float" office:value="2562" calcext:value-type="float">
            <text:p>2562</text:p>
          </table:table-cell>
          <table:table-cell/>
          <table:table-cell office:value-type="float" office:value="1658.62" calcext:value-type="float">
            <text:p>1658.62</text:p>
          </table:table-cell>
          <table:table-cell office:value-type="float" office:value="1430.95" calcext:value-type="float">
            <text:p>1430.95</text:p>
          </table:table-cell>
          <table:table-cell office:value-type="float" office:value="1580.56" calcext:value-type="float">
            <text:p>1580.56</text:p>
          </table:table-cell>
          <table:table-cell office:value-type="float" office:value="1771.02" calcext:value-type="float">
            <text:p>1771.02</text:p>
          </table:table-cell>
          <table:table-cell office:value-type="float" office:value="1485.87" calcext:value-type="float">
            <text:p>1485.87</text:p>
          </table:table-cell>
          <table:table-cell table:number-columns-repeated="2"/>
          <table:table-cell table:formula="of:=AVERAGE([.A139:.E139])" office:value-type="float" office:value="2830" calcext:value-type="float">
            <text:p>2830</text:p>
          </table:table-cell>
          <table:table-cell table:formula="of:=AVERAGE([.G139:.K139])" office:value-type="float" office:value="1585.404" calcext:value-type="float">
            <text:p>1585.404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662" calcext:value-type="float">
            <text:p>2662</text:p>
          </table:table-cell>
          <table:table-cell office:value-type="float" office:value="2887" calcext:value-type="float">
            <text:p>2887</text:p>
          </table:table-cell>
          <table:table-cell office:value-type="float" office:value="3042" calcext:value-type="float">
            <text:p>3042</text:p>
          </table:table-cell>
          <table:table-cell office:value-type="float" office:value="2512" calcext:value-type="float">
            <text:p>2512</text:p>
          </table:table-cell>
          <table:table-cell/>
          <table:table-cell office:value-type="float" office:value="1730.49" calcext:value-type="float">
            <text:p>1730.49</text:p>
          </table:table-cell>
          <table:table-cell office:value-type="float" office:value="1382.3" calcext:value-type="float">
            <text:p>1382.3</text:p>
          </table:table-cell>
          <table:table-cell office:value-type="float" office:value="1642.23" calcext:value-type="float">
            <text:p>1642.23</text:p>
          </table:table-cell>
          <table:table-cell office:value-type="float" office:value="1798.62" calcext:value-type="float">
            <text:p>1798.62</text:p>
          </table:table-cell>
          <table:table-cell office:value-type="float" office:value="1377.15" calcext:value-type="float">
            <text:p>1377.15</text:p>
          </table:table-cell>
          <table:table-cell table:number-columns-repeated="2"/>
          <table:table-cell table:formula="of:=AVERAGE([.A140:.E140])" office:value-type="float" office:value="2849" calcext:value-type="float">
            <text:p>2849</text:p>
          </table:table-cell>
          <table:table-cell table:formula="of:=AVERAGE([.G140:.K140])" office:value-type="float" office:value="1586.158" calcext:value-type="float">
            <text:p>1586.158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3057" calcext:value-type="float">
            <text:p>3057</text:p>
          </table:table-cell>
          <table:table-cell office:value-type="float" office:value="2822" calcext:value-type="float">
            <text:p>2822</text:p>
          </table:table-cell>
          <table:table-cell office:value-type="float" office:value="2937" calcext:value-type="float">
            <text:p>2937</text:p>
          </table:table-cell>
          <table:table-cell office:value-type="float" office:value="2332" calcext:value-type="float">
            <text:p>2332</text:p>
          </table:table-cell>
          <table:table-cell/>
          <table:table-cell office:value-type="float" office:value="1724.19" calcext:value-type="float">
            <text:p>1724.19</text:p>
          </table:table-cell>
          <table:table-cell office:value-type="float" office:value="1385.38" calcext:value-type="float">
            <text:p>1385.38</text:p>
          </table:table-cell>
          <table:table-cell office:value-type="float" office:value="1754.4" calcext:value-type="float">
            <text:p>1754.4</text:p>
          </table:table-cell>
          <table:table-cell office:value-type="float" office:value="1730.33" calcext:value-type="float">
            <text:p>1730.33</text:p>
          </table:table-cell>
          <table:table-cell office:value-type="float" office:value="1482.56" calcext:value-type="float">
            <text:p>1482.56</text:p>
          </table:table-cell>
          <table:table-cell table:number-columns-repeated="2"/>
          <table:table-cell table:formula="of:=AVERAGE([.A141:.E141])" office:value-type="float" office:value="2868" calcext:value-type="float">
            <text:p>2868</text:p>
          </table:table-cell>
          <table:table-cell table:formula="of:=AVERAGE([.G141:.K141])" office:value-type="float" office:value="1615.372" calcext:value-type="float">
            <text:p>1615.372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662" calcext:value-type="float">
            <text:p>2662</text:p>
          </table:table-cell>
          <table:table-cell office:value-type="float" office:value="3007" calcext:value-type="float">
            <text:p>3007</text:p>
          </table:table-cell>
          <table:table-cell office:value-type="float" office:value="2972" calcext:value-type="float">
            <text:p>2972</text:p>
          </table:table-cell>
          <table:table-cell office:value-type="float" office:value="2487" calcext:value-type="float">
            <text:p>2487</text:p>
          </table:table-cell>
          <table:table-cell/>
          <table:table-cell office:value-type="float" office:value="1780.75" calcext:value-type="float">
            <text:p>1780.75</text:p>
          </table:table-cell>
          <table:table-cell office:value-type="float" office:value="1274.15" calcext:value-type="float">
            <text:p>1274.15</text:p>
          </table:table-cell>
          <table:table-cell office:value-type="float" office:value="1727.65" calcext:value-type="float">
            <text:p>1727.65</text:p>
          </table:table-cell>
          <table:table-cell office:value-type="float" office:value="1811.19" calcext:value-type="float">
            <text:p>1811.19</text:p>
          </table:table-cell>
          <table:table-cell office:value-type="float" office:value="1430.44" calcext:value-type="float">
            <text:p>1430.44</text:p>
          </table:table-cell>
          <table:table-cell table:number-columns-repeated="2"/>
          <table:table-cell table:formula="of:=AVERAGE([.A142:.E142])" office:value-type="float" office:value="2858" calcext:value-type="float">
            <text:p>2858</text:p>
          </table:table-cell>
          <table:table-cell table:formula="of:=AVERAGE([.G142:.K142])" office:value-type="float" office:value="1604.836" calcext:value-type="float">
            <text:p>1604.836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2662" calcext:value-type="float">
            <text:p>2662</text:p>
          </table:table-cell>
          <table:table-cell office:value-type="float" office:value="2724" calcext:value-type="float">
            <text:p>2724</text:p>
          </table:table-cell>
          <table:table-cell office:value-type="float" office:value="3287" calcext:value-type="float">
            <text:p>3287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1657.21" calcext:value-type="float">
            <text:p>1657.21</text:p>
          </table:table-cell>
          <table:table-cell office:value-type="float" office:value="1409.41" calcext:value-type="float">
            <text:p>1409.41</text:p>
          </table:table-cell>
          <table:table-cell office:value-type="float" office:value="1686.1" calcext:value-type="float">
            <text:p>1686.1</text:p>
          </table:table-cell>
          <table:table-cell office:value-type="float" office:value="1765.42" calcext:value-type="float">
            <text:p>1765.42</text:p>
          </table:table-cell>
          <table:table-cell office:value-type="float" office:value="1321.25" calcext:value-type="float">
            <text:p>1321.25</text:p>
          </table:table-cell>
          <table:table-cell table:number-columns-repeated="2"/>
          <table:table-cell table:formula="of:=AVERAGE([.A143:.E143])" office:value-type="float" office:value="2839.4" calcext:value-type="float">
            <text:p>2839.4</text:p>
          </table:table-cell>
          <table:table-cell table:formula="of:=AVERAGE([.G143:.K143])" office:value-type="float" office:value="1567.878" calcext:value-type="float">
            <text:p>1567.878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812" calcext:value-type="float">
            <text:p>2812</text:p>
          </table:table-cell>
          <table:table-cell office:value-type="float" office:value="2872" calcext:value-type="float">
            <text:p>2872</text:p>
          </table:table-cell>
          <table:table-cell office:value-type="float" office:value="2852" calcext:value-type="float">
            <text:p>2852</text:p>
          </table:table-cell>
          <table:table-cell office:value-type="float" office:value="2332" calcext:value-type="float">
            <text:p>2332</text:p>
          </table:table-cell>
          <table:table-cell/>
          <table:table-cell office:value-type="float" office:value="1621.23" calcext:value-type="float">
            <text:p>1621.23</text:p>
          </table:table-cell>
          <table:table-cell office:value-type="float" office:value="1293.03" calcext:value-type="float">
            <text:p>1293.03</text:p>
          </table:table-cell>
          <table:table-cell office:value-type="float" office:value="1671.52" calcext:value-type="float">
            <text:p>1671.52</text:p>
          </table:table-cell>
          <table:table-cell office:value-type="float" office:value="1819.83" calcext:value-type="float">
            <text:p>1819.83</text:p>
          </table:table-cell>
          <table:table-cell office:value-type="float" office:value="1352.19" calcext:value-type="float">
            <text:p>1352.19</text:p>
          </table:table-cell>
          <table:table-cell table:number-columns-repeated="2"/>
          <table:table-cell table:formula="of:=AVERAGE([.A144:.E144])" office:value-type="float" office:value="2782" calcext:value-type="float">
            <text:p>2782</text:p>
          </table:table-cell>
          <table:table-cell table:formula="of:=AVERAGE([.G144:.K144])" office:value-type="float" office:value="1551.56" calcext:value-type="float">
            <text:p>1551.56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612" calcext:value-type="float">
            <text:p>2612</text:p>
          </table:table-cell>
          <table:table-cell office:value-type="float" office:value="2807" calcext:value-type="float">
            <text:p>2807</text:p>
          </table:table-cell>
          <table:table-cell office:value-type="float" office:value="3042" calcext:value-type="float">
            <text:p>3042</text:p>
          </table:table-cell>
          <table:table-cell office:value-type="float" office:value="2307" calcext:value-type="float">
            <text:p>2307</text:p>
          </table:table-cell>
          <table:table-cell/>
          <table:table-cell office:value-type="float" office:value="1712.31" calcext:value-type="float">
            <text:p>1712.31</text:p>
          </table:table-cell>
          <table:table-cell office:value-type="float" office:value="1510.82" calcext:value-type="float">
            <text:p>1510.82</text:p>
          </table:table-cell>
          <table:table-cell office:value-type="float" office:value="1677.21" calcext:value-type="float">
            <text:p>1677.21</text:p>
          </table:table-cell>
          <table:table-cell office:value-type="float" office:value="1799.94" calcext:value-type="float">
            <text:p>1799.94</text:p>
          </table:table-cell>
          <table:table-cell office:value-type="float" office:value="1569.86" calcext:value-type="float">
            <text:p>1569.86</text:p>
          </table:table-cell>
          <table:table-cell table:number-columns-repeated="2"/>
          <table:table-cell table:formula="of:=AVERAGE([.A145:.E145])" office:value-type="float" office:value="2742" calcext:value-type="float">
            <text:p>2742</text:p>
          </table:table-cell>
          <table:table-cell table:formula="of:=AVERAGE([.G145:.K145])" office:value-type="float" office:value="1654.028" calcext:value-type="float">
            <text:p>1654.028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662" calcext:value-type="float">
            <text:p>2662</text:p>
          </table:table-cell>
          <table:table-cell office:value-type="float" office:value="2828" calcext:value-type="float">
            <text:p>2828</text:p>
          </table:table-cell>
          <table:table-cell office:value-type="float" office:value="2902" calcext:value-type="float">
            <text:p>2902</text:p>
          </table:table-cell>
          <table:table-cell office:value-type="float" office:value="2727" calcext:value-type="float">
            <text:p>2727</text:p>
          </table:table-cell>
          <table:table-cell/>
          <table:table-cell office:value-type="float" office:value="1749.38" calcext:value-type="float">
            <text:p>1749.38</text:p>
          </table:table-cell>
          <table:table-cell office:value-type="float" office:value="1464.85" calcext:value-type="float">
            <text:p>1464.85</text:p>
          </table:table-cell>
          <table:table-cell office:value-type="float" office:value="1720.41" calcext:value-type="float">
            <text:p>1720.41</text:p>
          </table:table-cell>
          <table:table-cell office:value-type="float" office:value="1730.07" calcext:value-type="float">
            <text:p>1730.07</text:p>
          </table:table-cell>
          <table:table-cell office:value-type="float" office:value="1451.52" calcext:value-type="float">
            <text:p>1451.52</text:p>
          </table:table-cell>
          <table:table-cell table:number-columns-repeated="2"/>
          <table:table-cell table:formula="of:=AVERAGE([.A146:.E146])" office:value-type="float" office:value="2822.2" calcext:value-type="float">
            <text:p>2822.2</text:p>
          </table:table-cell>
          <table:table-cell table:formula="of:=AVERAGE([.G146:.K146])" office:value-type="float" office:value="1623.246" calcext:value-type="float">
            <text:p>1623.246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962" calcext:value-type="float">
            <text:p>2962</text:p>
          </table:table-cell>
          <table:table-cell office:value-type="float" office:value="2887" calcext:value-type="float">
            <text:p>2887</text:p>
          </table:table-cell>
          <table:table-cell office:value-type="float" office:value="2902" calcext:value-type="float">
            <text:p>2902</text:p>
          </table:table-cell>
          <table:table-cell office:value-type="float" office:value="2457" calcext:value-type="float">
            <text:p>2457</text:p>
          </table:table-cell>
          <table:table-cell/>
          <table:table-cell office:value-type="float" office:value="1711.04" calcext:value-type="float">
            <text:p>1711.04</text:p>
          </table:table-cell>
          <table:table-cell office:value-type="float" office:value="1391.31" calcext:value-type="float">
            <text:p>1391.31</text:p>
          </table:table-cell>
          <table:table-cell office:value-type="float" office:value="1745.58" calcext:value-type="float">
            <text:p>1745.58</text:p>
          </table:table-cell>
          <table:table-cell office:value-type="float" office:value="1680.08" calcext:value-type="float">
            <text:p>1680.08</text:p>
          </table:table-cell>
          <table:table-cell office:value-type="float" office:value="1409.4" calcext:value-type="float">
            <text:p>1409.4</text:p>
          </table:table-cell>
          <table:table-cell table:number-columns-repeated="2"/>
          <table:table-cell table:formula="of:=AVERAGE([.A147:.E147])" office:value-type="float" office:value="2840" calcext:value-type="float">
            <text:p>2840</text:p>
          </table:table-cell>
          <table:table-cell table:formula="of:=AVERAGE([.G147:.K147])" office:value-type="float" office:value="1587.482" calcext:value-type="float">
            <text:p>1587.482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2162" calcext:value-type="float">
            <text:p>2162</text:p>
          </table:table-cell>
          <table:table-cell office:value-type="float" office:value="3182" calcext:value-type="float">
            <text:p>3182</text:p>
          </table:table-cell>
          <table:table-cell office:value-type="float" office:value="2757" calcext:value-type="float">
            <text:p>2757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float" office:value="1255.34" calcext:value-type="float">
            <text:p>1255.34</text:p>
          </table:table-cell>
          <table:table-cell office:value-type="float" office:value="1788.9" calcext:value-type="float">
            <text:p>1788.9</text:p>
          </table:table-cell>
          <table:table-cell office:value-type="float" office:value="1567.01" calcext:value-type="float">
            <text:p>1567.01</text:p>
          </table:table-cell>
          <table:table-cell office:value-type="float" office:value="1451.01" calcext:value-type="float">
            <text:p>1451.01</text:p>
          </table:table-cell>
          <table:table-cell table:number-columns-repeated="2"/>
          <table:table-cell table:formula="of:=AVERAGE([.A148:.E148])" office:value-type="float" office:value="2780.8" calcext:value-type="float">
            <text:p>2780.8</text:p>
          </table:table-cell>
          <table:table-cell table:formula="of:=AVERAGE([.G148:.K148])" office:value-type="float" office:value="1563.452" calcext:value-type="float">
            <text:p>1563.452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3012" calcext:value-type="float">
            <text:p>3012</text:p>
          </table:table-cell>
          <table:table-cell office:value-type="float" office:value="2822" calcext:value-type="float">
            <text:p>2822</text:p>
          </table:table-cell>
          <table:table-cell office:value-type="float" office:value="2821" calcext:value-type="float">
            <text:p>2821</text:p>
          </table:table-cell>
          <table:table-cell office:value-type="float" office:value="2642" calcext:value-type="float">
            <text:p>2642</text:p>
          </table:table-cell>
          <table:table-cell/>
          <table:table-cell office:value-type="float" office:value="1698.45" calcext:value-type="float">
            <text:p>1698.45</text:p>
          </table:table-cell>
          <table:table-cell office:value-type="float" office:value="1368.39" calcext:value-type="float">
            <text:p>1368.39</text:p>
          </table:table-cell>
          <table:table-cell office:value-type="float" office:value="1846.16" calcext:value-type="float">
            <text:p>1846.16</text:p>
          </table:table-cell>
          <table:table-cell office:value-type="float" office:value="1698.3" calcext:value-type="float">
            <text:p>1698.3</text:p>
          </table:table-cell>
          <table:table-cell office:value-type="float" office:value="1511.42" calcext:value-type="float">
            <text:p>1511.42</text:p>
          </table:table-cell>
          <table:table-cell table:number-columns-repeated="2"/>
          <table:table-cell table:formula="of:=AVERAGE([.A149:.E149])" office:value-type="float" office:value="2847.8" calcext:value-type="float">
            <text:p>2847.8</text:p>
          </table:table-cell>
          <table:table-cell table:formula="of:=AVERAGE([.G149:.K149])" office:value-type="float" office:value="1624.544" calcext:value-type="float">
            <text:p>1624.544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2662" calcext:value-type="float">
            <text:p>2662</text:p>
          </table:table-cell>
          <table:table-cell office:value-type="float" office:value="2917" calcext:value-type="float">
            <text:p>2917</text:p>
          </table:table-cell>
          <table:table-cell office:value-type="float" office:value="3187" calcext:value-type="float">
            <text:p>3187</text:p>
          </table:table-cell>
          <table:table-cell office:value-type="float" office:value="2412" calcext:value-type="float">
            <text:p>2412</text:p>
          </table:table-cell>
          <table:table-cell/>
          <table:table-cell office:value-type="float" office:value="1661.67" calcext:value-type="float">
            <text:p>1661.67</text:p>
          </table:table-cell>
          <table:table-cell office:value-type="float" office:value="1410.59" calcext:value-type="float">
            <text:p>1410.59</text:p>
          </table:table-cell>
          <table:table-cell office:value-type="float" office:value="1820.79" calcext:value-type="float">
            <text:p>1820.79</text:p>
          </table:table-cell>
          <table:table-cell office:value-type="float" office:value="1711.66" calcext:value-type="float">
            <text:p>1711.66</text:p>
          </table:table-cell>
          <table:table-cell office:value-type="float" office:value="1477.04" calcext:value-type="float">
            <text:p>1477.04</text:p>
          </table:table-cell>
          <table:table-cell table:number-columns-repeated="2"/>
          <table:table-cell table:formula="of:=AVERAGE([.A150:.E150])" office:value-type="float" office:value="2850.8" calcext:value-type="float">
            <text:p>2850.8</text:p>
          </table:table-cell>
          <table:table-cell table:formula="of:=AVERAGE([.G150:.K150])" office:value-type="float" office:value="1616.35" calcext:value-type="float">
            <text:p>1616.35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2662" calcext:value-type="float">
            <text:p>2662</text:p>
          </table:table-cell>
          <table:table-cell office:value-type="float" office:value="2967" calcext:value-type="float">
            <text:p>2967</text:p>
          </table:table-cell>
          <table:table-cell office:value-type="float" office:value="2996" calcext:value-type="float">
            <text:p>2996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float" office:value="1642.1" calcext:value-type="float">
            <text:p>1642.1</text:p>
          </table:table-cell>
          <table:table-cell office:value-type="float" office:value="1292.05" calcext:value-type="float">
            <text:p>1292.05</text:p>
          </table:table-cell>
          <table:table-cell office:value-type="float" office:value="1655.45" calcext:value-type="float">
            <text:p>1655.45</text:p>
          </table:table-cell>
          <table:table-cell office:value-type="float" office:value="1891.15" calcext:value-type="float">
            <text:p>1891.15</text:p>
          </table:table-cell>
          <table:table-cell office:value-type="float" office:value="1518.45" calcext:value-type="float">
            <text:p>1518.45</text:p>
          </table:table-cell>
          <table:table-cell table:number-columns-repeated="2"/>
          <table:table-cell table:formula="of:=AVERAGE([.A151:.E151])" office:value-type="float" office:value="2891.6" calcext:value-type="float">
            <text:p>2891.6</text:p>
          </table:table-cell>
          <table:table-cell table:formula="of:=AVERAGE([.G151:.K151])" office:value-type="float" office:value="1599.84" calcext:value-type="float">
            <text:p>1599.84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2662" calcext:value-type="float">
            <text:p>2662</text:p>
          </table:table-cell>
          <table:table-cell office:value-type="float" office:value="2797" calcext:value-type="float">
            <text:p>2797</text:p>
          </table:table-cell>
          <table:table-cell office:value-type="float" office:value="3161" calcext:value-type="float">
            <text:p>3161</text:p>
          </table:table-cell>
          <table:table-cell office:value-type="float" office:value="2562" calcext:value-type="float">
            <text:p>2562</text:p>
          </table:table-cell>
          <table:table-cell/>
          <table:table-cell office:value-type="float" office:value="1820.99" calcext:value-type="float">
            <text:p>1820.99</text:p>
          </table:table-cell>
          <table:table-cell office:value-type="float" office:value="1392.76" calcext:value-type="float">
            <text:p>1392.76</text:p>
          </table:table-cell>
          <table:table-cell office:value-type="float" office:value="1728.93" calcext:value-type="float">
            <text:p>1728.93</text:p>
          </table:table-cell>
          <table:table-cell office:value-type="float" office:value="1807.86" calcext:value-type="float">
            <text:p>1807.86</text:p>
          </table:table-cell>
          <table:table-cell office:value-type="float" office:value="1521.16" calcext:value-type="float">
            <text:p>1521.16</text:p>
          </table:table-cell>
          <table:table-cell table:number-columns-repeated="2"/>
          <table:table-cell table:formula="of:=AVERAGE([.A152:.E152])" office:value-type="float" office:value="2875.6" calcext:value-type="float">
            <text:p>2875.6</text:p>
          </table:table-cell>
          <table:table-cell table:formula="of:=AVERAGE([.G152:.K152])" office:value-type="float" office:value="1654.34" calcext:value-type="float">
            <text:p>1654.34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662" calcext:value-type="float">
            <text:p>2662</text:p>
          </table:table-cell>
          <table:table-cell office:value-type="float" office:value="2857" calcext:value-type="float">
            <text:p>2857</text:p>
          </table:table-cell>
          <table:table-cell office:value-type="float" office:value="3067" calcext:value-type="float">
            <text:p>3067</text:p>
          </table:table-cell>
          <table:table-cell office:value-type="float" office:value="2307" calcext:value-type="float">
            <text:p>2307</text:p>
          </table:table-cell>
          <table:table-cell/>
          <table:table-cell office:value-type="float" office:value="1637.17" calcext:value-type="float">
            <text:p>1637.17</text:p>
          </table:table-cell>
          <table:table-cell office:value-type="float" office:value="1427.63" calcext:value-type="float">
            <text:p>1427.63</text:p>
          </table:table-cell>
          <table:table-cell office:value-type="float" office:value="1597.59" calcext:value-type="float">
            <text:p>1597.59</text:p>
          </table:table-cell>
          <table:table-cell office:value-type="float" office:value="1816.63" calcext:value-type="float">
            <text:p>1816.63</text:p>
          </table:table-cell>
          <table:table-cell office:value-type="float" office:value="1522.47" calcext:value-type="float">
            <text:p>1522.47</text:p>
          </table:table-cell>
          <table:table-cell table:number-columns-repeated="2"/>
          <table:table-cell table:formula="of:=AVERAGE([.A153:.E153])" office:value-type="float" office:value="2783" calcext:value-type="float">
            <text:p>2783</text:p>
          </table:table-cell>
          <table:table-cell table:formula="of:=AVERAGE([.G153:.K153])" office:value-type="float" office:value="1600.298" calcext:value-type="float">
            <text:p>1600.298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2662" calcext:value-type="float">
            <text:p>2662</text:p>
          </table:table-cell>
          <table:table-cell office:value-type="float" office:value="2952" calcext:value-type="float">
            <text:p>2952</text:p>
          </table:table-cell>
          <table:table-cell office:value-type="float" office:value="2777" calcext:value-type="float">
            <text:p>2777</text:p>
          </table:table-cell>
          <table:table-cell office:value-type="float" office:value="2657" calcext:value-type="float">
            <text:p>2657</text:p>
          </table:table-cell>
          <table:table-cell/>
          <table:table-cell office:value-type="float" office:value="1780.38" calcext:value-type="float">
            <text:p>1780.38</text:p>
          </table:table-cell>
          <table:table-cell office:value-type="float" office:value="1370.16" calcext:value-type="float">
            <text:p>1370.16</text:p>
          </table:table-cell>
          <table:table-cell office:value-type="float" office:value="1713.87" calcext:value-type="float">
            <text:p>1713.87</text:p>
          </table:table-cell>
          <table:table-cell office:value-type="float" office:value="1660.51" calcext:value-type="float">
            <text:p>1660.51</text:p>
          </table:table-cell>
          <table:table-cell office:value-type="float" office:value="1560.03" calcext:value-type="float">
            <text:p>1560.03</text:p>
          </table:table-cell>
          <table:table-cell table:number-columns-repeated="2"/>
          <table:table-cell table:formula="of:=AVERAGE([.A154:.E154])" office:value-type="float" office:value="2844" calcext:value-type="float">
            <text:p>2844</text:p>
          </table:table-cell>
          <table:table-cell table:formula="of:=AVERAGE([.G154:.K154])" office:value-type="float" office:value="1616.99" calcext:value-type="float">
            <text:p>1616.99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2662" calcext:value-type="float">
            <text:p>2662</text:p>
          </table:table-cell>
          <table:table-cell office:value-type="float" office:value="2767" calcext:value-type="float">
            <text:p>2767</text:p>
          </table:table-cell>
          <table:table-cell office:value-type="float" office:value="2952" calcext:value-type="float">
            <text:p>2952</text:p>
          </table:table-cell>
          <table:table-cell office:value-type="float" office:value="2232" calcext:value-type="float">
            <text:p>2232</text:p>
          </table:table-cell>
          <table:table-cell/>
          <table:table-cell office:value-type="float" office:value="1665.98" calcext:value-type="float">
            <text:p>1665.98</text:p>
          </table:table-cell>
          <table:table-cell office:value-type="float" office:value="1375.55" calcext:value-type="float">
            <text:p>1375.55</text:p>
          </table:table-cell>
          <table:table-cell office:value-type="float" office:value="1744.29" calcext:value-type="float">
            <text:p>1744.29</text:p>
          </table:table-cell>
          <table:table-cell office:value-type="float" office:value="1779.5" calcext:value-type="float">
            <text:p>1779.5</text:p>
          </table:table-cell>
          <table:table-cell office:value-type="float" office:value="1361.45" calcext:value-type="float">
            <text:p>1361.45</text:p>
          </table:table-cell>
          <table:table-cell table:number-columns-repeated="2"/>
          <table:table-cell table:formula="of:=AVERAGE([.A155:.E155])" office:value-type="float" office:value="2808.6" calcext:value-type="float">
            <text:p>2808.6</text:p>
          </table:table-cell>
          <table:table-cell table:formula="of:=AVERAGE([.G155:.K155])" office:value-type="float" office:value="1585.354" calcext:value-type="float">
            <text:p>1585.354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662" calcext:value-type="float">
            <text:p>2662</text:p>
          </table:table-cell>
          <table:table-cell office:value-type="float" office:value="2804" calcext:value-type="float">
            <text:p>2804</text:p>
          </table:table-cell>
          <table:table-cell office:value-type="float" office:value="2887" calcext:value-type="float">
            <text:p>2887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float" office:value="1801.53" calcext:value-type="float">
            <text:p>1801.53</text:p>
          </table:table-cell>
          <table:table-cell office:value-type="float" office:value="1374.85" calcext:value-type="float">
            <text:p>1374.85</text:p>
          </table:table-cell>
          <table:table-cell office:value-type="float" office:value="1784.75" calcext:value-type="float">
            <text:p>1784.75</text:p>
          </table:table-cell>
          <table:table-cell office:value-type="float" office:value="1765.62" calcext:value-type="float">
            <text:p>1765.62</text:p>
          </table:table-cell>
          <table:table-cell office:value-type="float" office:value="1365.74" calcext:value-type="float">
            <text:p>1365.74</text:p>
          </table:table-cell>
          <table:table-cell table:number-columns-repeated="2"/>
          <table:table-cell table:formula="of:=AVERAGE([.A156:.E156])" office:value-type="float" office:value="2768.4" calcext:value-type="float">
            <text:p>2768.4</text:p>
          </table:table-cell>
          <table:table-cell table:formula="of:=AVERAGE([.G156:.K156])" office:value-type="float" office:value="1618.498" calcext:value-type="float">
            <text:p>1618.498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2662" calcext:value-type="float">
            <text:p>2662</text:p>
          </table:table-cell>
          <table:table-cell office:value-type="float" office:value="2932" calcext:value-type="float">
            <text:p>2932</text:p>
          </table:table-cell>
          <table:table-cell office:value-type="float" office:value="3112" calcext:value-type="float">
            <text:p>3112</text:p>
          </table:table-cell>
          <table:table-cell office:value-type="float" office:value="2557" calcext:value-type="float">
            <text:p>2557</text:p>
          </table:table-cell>
          <table:table-cell/>
          <table:table-cell office:value-type="float" office:value="1678.46" calcext:value-type="float">
            <text:p>1678.46</text:p>
          </table:table-cell>
          <table:table-cell office:value-type="float" office:value="1320.92" calcext:value-type="float">
            <text:p>1320.92</text:p>
          </table:table-cell>
          <table:table-cell office:value-type="float" office:value="1591.08" calcext:value-type="float">
            <text:p>1591.08</text:p>
          </table:table-cell>
          <table:table-cell office:value-type="float" office:value="1778.21" calcext:value-type="float">
            <text:p>1778.21</text:p>
          </table:table-cell>
          <table:table-cell office:value-type="float" office:value="1455.93" calcext:value-type="float">
            <text:p>1455.93</text:p>
          </table:table-cell>
          <table:table-cell table:number-columns-repeated="2"/>
          <table:table-cell table:formula="of:=AVERAGE([.A157:.E157])" office:value-type="float" office:value="2901" calcext:value-type="float">
            <text:p>2901</text:p>
          </table:table-cell>
          <table:table-cell table:formula="of:=AVERAGE([.G157:.K157])" office:value-type="float" office:value="1564.92" calcext:value-type="float">
            <text:p>1564.92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562" calcext:value-type="float">
            <text:p>2562</text:p>
          </table:table-cell>
          <table:table-cell office:value-type="float" office:value="3037" calcext:value-type="float">
            <text:p>3037</text:p>
          </table:table-cell>
          <table:table-cell office:value-type="float" office:value="3412" calcext:value-type="float">
            <text:p>3412</text:p>
          </table:table-cell>
          <table:table-cell office:value-type="float" office:value="2492" calcext:value-type="float">
            <text:p>2492</text:p>
          </table:table-cell>
          <table:table-cell/>
          <table:table-cell office:value-type="float" office:value="1763.19" calcext:value-type="float">
            <text:p>1763.19</text:p>
          </table:table-cell>
          <table:table-cell office:value-type="float" office:value="1492.7" calcext:value-type="float">
            <text:p>1492.7</text:p>
          </table:table-cell>
          <table:table-cell office:value-type="float" office:value="1652.35" calcext:value-type="float">
            <text:p>1652.35</text:p>
          </table:table-cell>
          <table:table-cell office:value-type="float" office:value="1724.78" calcext:value-type="float">
            <text:p>1724.78</text:p>
          </table:table-cell>
          <table:table-cell office:value-type="float" office:value="1434.26" calcext:value-type="float">
            <text:p>1434.26</text:p>
          </table:table-cell>
          <table:table-cell table:number-columns-repeated="2"/>
          <table:table-cell table:formula="of:=AVERAGE([.A158:.E158])" office:value-type="float" office:value="2909" calcext:value-type="float">
            <text:p>2909</text:p>
          </table:table-cell>
          <table:table-cell table:formula="of:=AVERAGE([.G158:.K158])" office:value-type="float" office:value="1613.456" calcext:value-type="float">
            <text:p>1613.456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2662" calcext:value-type="float">
            <text:p>2662</text:p>
          </table:table-cell>
          <table:table-cell office:value-type="float" office:value="2822" calcext:value-type="float">
            <text:p>2822</text:p>
          </table:table-cell>
          <table:table-cell office:value-type="float" office:value="3517" calcext:value-type="float">
            <text:p>3517</text:p>
          </table:table-cell>
          <table:table-cell office:value-type="float" office:value="2562" calcext:value-type="float">
            <text:p>2562</text:p>
          </table:table-cell>
          <table:table-cell/>
          <table:table-cell office:value-type="float" office:value="1613.32" calcext:value-type="float">
            <text:p>1613.32</text:p>
          </table:table-cell>
          <table:table-cell office:value-type="float" office:value="1426.63" calcext:value-type="float">
            <text:p>1426.63</text:p>
          </table:table-cell>
          <table:table-cell office:value-type="float" office:value="1758.31" calcext:value-type="float">
            <text:p>1758.31</text:p>
          </table:table-cell>
          <table:table-cell office:value-type="float" office:value="1613.55" calcext:value-type="float">
            <text:p>1613.55</text:p>
          </table:table-cell>
          <table:table-cell office:value-type="float" office:value="1469.01" calcext:value-type="float">
            <text:p>1469.01</text:p>
          </table:table-cell>
          <table:table-cell table:number-columns-repeated="2"/>
          <table:table-cell table:formula="of:=AVERAGE([.A159:.E159])" office:value-type="float" office:value="2919.8" calcext:value-type="float">
            <text:p>2919.8</text:p>
          </table:table-cell>
          <table:table-cell table:formula="of:=AVERAGE([.G159:.K159])" office:value-type="float" office:value="1576.164" calcext:value-type="float">
            <text:p>1576.164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2662" calcext:value-type="float">
            <text:p>2662</text:p>
          </table:table-cell>
          <table:table-cell office:value-type="float" office:value="3147" calcext:value-type="float">
            <text:p>3147</text:p>
          </table:table-cell>
          <table:table-cell office:value-type="float" office:value="2972" calcext:value-type="float">
            <text:p>2972</text:p>
          </table:table-cell>
          <table:table-cell office:value-type="float" office:value="2677" calcext:value-type="float">
            <text:p>2677</text:p>
          </table:table-cell>
          <table:table-cell/>
          <table:table-cell office:value-type="float" office:value="1790.84" calcext:value-type="float">
            <text:p>1790.84</text:p>
          </table:table-cell>
          <table:table-cell office:value-type="float" office:value="1389.29" calcext:value-type="float">
            <text:p>1389.29</text:p>
          </table:table-cell>
          <table:table-cell office:value-type="float" office:value="1789.38" calcext:value-type="float">
            <text:p>1789.38</text:p>
          </table:table-cell>
          <table:table-cell office:value-type="float" office:value="1847.26" calcext:value-type="float">
            <text:p>1847.26</text:p>
          </table:table-cell>
          <table:table-cell office:value-type="float" office:value="1402.56" calcext:value-type="float">
            <text:p>1402.56</text:p>
          </table:table-cell>
          <table:table-cell table:number-columns-repeated="2"/>
          <table:table-cell table:formula="of:=AVERAGE([.A160:.E160])" office:value-type="float" office:value="2900.8" calcext:value-type="float">
            <text:p>2900.8</text:p>
          </table:table-cell>
          <table:table-cell table:formula="of:=AVERAGE([.G160:.K160])" office:value-type="float" office:value="1643.866" calcext:value-type="float">
            <text:p>1643.866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2662" calcext:value-type="float">
            <text:p>2662</text:p>
          </table:table-cell>
          <table:table-cell office:value-type="float" office:value="2947" calcext:value-type="float">
            <text:p>2947</text:p>
          </table:table-cell>
          <table:table-cell office:value-type="float" office:value="2892" calcext:value-type="float">
            <text:p>2892</text:p>
          </table:table-cell>
          <table:table-cell office:value-type="float" office:value="2397" calcext:value-type="float">
            <text:p>2397</text:p>
          </table:table-cell>
          <table:table-cell/>
          <table:table-cell office:value-type="float" office:value="1386.28" calcext:value-type="float">
            <text:p>1386.28</text:p>
          </table:table-cell>
          <table:table-cell office:value-type="float" office:value="1354.5" calcext:value-type="float">
            <text:p>1354.5</text:p>
          </table:table-cell>
          <table:table-cell office:value-type="float" office:value="1671.5" calcext:value-type="float">
            <text:p>1671.5</text:p>
          </table:table-cell>
          <table:table-cell office:value-type="float" office:value="1719.6" calcext:value-type="float">
            <text:p>1719.6</text:p>
          </table:table-cell>
          <table:table-cell office:value-type="float" office:value="1479.58" calcext:value-type="float">
            <text:p>1479.58</text:p>
          </table:table-cell>
          <table:table-cell table:number-columns-repeated="2"/>
          <table:table-cell table:formula="of:=AVERAGE([.A161:.E161])" office:value-type="float" office:value="2881.8" calcext:value-type="float">
            <text:p>2881.8</text:p>
          </table:table-cell>
          <table:table-cell table:formula="of:=AVERAGE([.G161:.K161])" office:value-type="float" office:value="1522.292" calcext:value-type="float">
            <text:p>1522.292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812" calcext:value-type="float">
            <text:p>2812</text:p>
          </table:table-cell>
          <table:table-cell office:value-type="float" office:value="2887" calcext:value-type="float">
            <text:p>2887</text:p>
          </table:table-cell>
          <table:table-cell office:value-type="float" office:value="3625" calcext:value-type="float">
            <text:p>3625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1505.75" calcext:value-type="float">
            <text:p>1505.75</text:p>
          </table:table-cell>
          <table:table-cell office:value-type="float" office:value="1301.03" calcext:value-type="float">
            <text:p>1301.03</text:p>
          </table:table-cell>
          <table:table-cell office:value-type="float" office:value="1837.23" calcext:value-type="float">
            <text:p>1837.23</text:p>
          </table:table-cell>
          <table:table-cell office:value-type="float" office:value="1767.89" calcext:value-type="float">
            <text:p>1767.89</text:p>
          </table:table-cell>
          <table:table-cell office:value-type="float" office:value="1485.17" calcext:value-type="float">
            <text:p>1485.17</text:p>
          </table:table-cell>
          <table:table-cell table:number-columns-repeated="2"/>
          <table:table-cell table:formula="of:=AVERAGE([.A162:.E162])" office:value-type="float" office:value="3074.2" calcext:value-type="float">
            <text:p>3074.2</text:p>
          </table:table-cell>
          <table:table-cell table:formula="of:=AVERAGE([.G162:.K162])" office:value-type="float" office:value="1579.414" calcext:value-type="float">
            <text:p>1579.414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2662" calcext:value-type="float">
            <text:p>2662</text:p>
          </table:table-cell>
          <table:table-cell office:value-type="float" office:value="3027" calcext:value-type="float">
            <text:p>3027</text:p>
          </table:table-cell>
          <table:table-cell office:value-type="float" office:value="3057" calcext:value-type="float">
            <text:p>3057</text:p>
          </table:table-cell>
          <table:table-cell office:value-type="float" office:value="2612" calcext:value-type="float">
            <text:p>2612</text:p>
          </table:table-cell>
          <table:table-cell/>
          <table:table-cell office:value-type="float" office:value="1621.11" calcext:value-type="float">
            <text:p>1621.11</text:p>
          </table:table-cell>
          <table:table-cell office:value-type="float" office:value="1381.93" calcext:value-type="float">
            <text:p>1381.93</text:p>
          </table:table-cell>
          <table:table-cell office:value-type="float" office:value="1809.6" calcext:value-type="float">
            <text:p>1809.6</text:p>
          </table:table-cell>
          <table:table-cell office:value-type="float" office:value="1651.79" calcext:value-type="float">
            <text:p>1651.79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table:formula="of:=AVERAGE([.A163:.E163])" office:value-type="float" office:value="2920" calcext:value-type="float">
            <text:p>2920</text:p>
          </table:table-cell>
          <table:table-cell table:formula="of:=AVERAGE([.G163:.K163])" office:value-type="float" office:value="1611.886" calcext:value-type="float">
            <text:p>1611.886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2962" calcext:value-type="float">
            <text:p>2962</text:p>
          </table:table-cell>
          <table:table-cell office:value-type="float" office:value="2937" calcext:value-type="float">
            <text:p>2937</text:p>
          </table:table-cell>
          <table:table-cell office:value-type="float" office:value="2892" calcext:value-type="float">
            <text:p>2892</text:p>
          </table:table-cell>
          <table:table-cell office:value-type="float" office:value="2362" calcext:value-type="float">
            <text:p>2362</text:p>
          </table:table-cell>
          <table:table-cell/>
          <table:table-cell office:value-type="float" office:value="1607.59" calcext:value-type="float">
            <text:p>1607.59</text:p>
          </table:table-cell>
          <table:table-cell office:value-type="float" office:value="1394.13" calcext:value-type="float">
            <text:p>1394.13</text:p>
          </table:table-cell>
          <table:table-cell office:value-type="float" office:value="1713.33" calcext:value-type="float">
            <text:p>1713.33</text:p>
          </table:table-cell>
          <table:table-cell office:value-type="float" office:value="1706.17" calcext:value-type="float">
            <text:p>1706.17</text:p>
          </table:table-cell>
          <table:table-cell office:value-type="float" office:value="1485.73" calcext:value-type="float">
            <text:p>1485.73</text:p>
          </table:table-cell>
          <table:table-cell table:number-columns-repeated="2"/>
          <table:table-cell table:formula="of:=AVERAGE([.A164:.E164])" office:value-type="float" office:value="2869.8" calcext:value-type="float">
            <text:p>2869.8</text:p>
          </table:table-cell>
          <table:table-cell table:formula="of:=AVERAGE([.G164:.K164])" office:value-type="float" office:value="1581.39" calcext:value-type="float">
            <text:p>1581.39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2662" calcext:value-type="float">
            <text:p>2662</text:p>
          </table:table-cell>
          <table:table-cell office:value-type="float" office:value="2947" calcext:value-type="float">
            <text:p>2947</text:p>
          </table:table-cell>
          <table:table-cell office:value-type="float" office:value="3052" calcext:value-type="float">
            <text:p>3052</text:p>
          </table:table-cell>
          <table:table-cell office:value-type="float" office:value="2342" calcext:value-type="float">
            <text:p>2342</text:p>
          </table:table-cell>
          <table:table-cell/>
          <table:table-cell office:value-type="float" office:value="1489.26" calcext:value-type="float">
            <text:p>1489.26</text:p>
          </table:table-cell>
          <table:table-cell office:value-type="float" office:value="1334.25" calcext:value-type="float">
            <text:p>1334.25</text:p>
          </table:table-cell>
          <table:table-cell office:value-type="float" office:value="1683.64" calcext:value-type="float">
            <text:p>1683.64</text:p>
          </table:table-cell>
          <table:table-cell office:value-type="float" office:value="1765.49" calcext:value-type="float">
            <text:p>1765.49</text:p>
          </table:table-cell>
          <table:table-cell office:value-type="float" office:value="1477.23" calcext:value-type="float">
            <text:p>1477.23</text:p>
          </table:table-cell>
          <table:table-cell table:number-columns-repeated="2"/>
          <table:table-cell table:formula="of:=AVERAGE([.A165:.E165])" office:value-type="float" office:value="2879.8" calcext:value-type="float">
            <text:p>2879.8</text:p>
          </table:table-cell>
          <table:table-cell table:formula="of:=AVERAGE([.G165:.K165])" office:value-type="float" office:value="1549.974" calcext:value-type="float">
            <text:p>1549.974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2812" calcext:value-type="float">
            <text:p>2812</text:p>
          </table:table-cell>
          <table:table-cell office:value-type="float" office:value="3147" calcext:value-type="float">
            <text:p>3147</text:p>
          </table:table-cell>
          <table:table-cell office:value-type="float" office:value="3131" calcext:value-type="float">
            <text:p>3131</text:p>
          </table:table-cell>
          <table:table-cell office:value-type="float" office:value="2412" calcext:value-type="float">
            <text:p>2412</text:p>
          </table:table-cell>
          <table:table-cell/>
          <table:table-cell office:value-type="float" office:value="1690.65" calcext:value-type="float">
            <text:p>1690.65</text:p>
          </table:table-cell>
          <table:table-cell office:value-type="float" office:value="1378.51" calcext:value-type="float">
            <text:p>1378.51</text:p>
          </table:table-cell>
          <table:table-cell office:value-type="float" office:value="1810.49" calcext:value-type="float">
            <text:p>1810.49</text:p>
          </table:table-cell>
          <table:table-cell office:value-type="float" office:value="1761.4" calcext:value-type="float">
            <text:p>1761.4</text:p>
          </table:table-cell>
          <table:table-cell office:value-type="float" office:value="1532.02" calcext:value-type="float">
            <text:p>1532.02</text:p>
          </table:table-cell>
          <table:table-cell table:number-columns-repeated="2"/>
          <table:table-cell table:formula="of:=AVERAGE([.A166:.E166])" office:value-type="float" office:value="2891.8" calcext:value-type="float">
            <text:p>2891.8</text:p>
          </table:table-cell>
          <table:table-cell table:formula="of:=AVERAGE([.G166:.K166])" office:value-type="float" office:value="1634.614" calcext:value-type="float">
            <text:p>1634.614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612" calcext:value-type="float">
            <text:p>2612</text:p>
          </table:table-cell>
          <table:table-cell office:value-type="float" office:value="3187" calcext:value-type="float">
            <text:p>3187</text:p>
          </table:table-cell>
          <table:table-cell office:value-type="float" office:value="3272" calcext:value-type="float">
            <text:p>3272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float" office:value="1661.03" calcext:value-type="float">
            <text:p>1661.03</text:p>
          </table:table-cell>
          <table:table-cell office:value-type="float" office:value="1298.5" calcext:value-type="float">
            <text:p>1298.5</text:p>
          </table:table-cell>
          <table:table-cell office:value-type="float" office:value="1659.7" calcext:value-type="float">
            <text:p>1659.7</text:p>
          </table:table-cell>
          <table:table-cell office:value-type="float" office:value="1682.91" calcext:value-type="float">
            <text:p>1682.91</text:p>
          </table:table-cell>
          <table:table-cell office:value-type="float" office:value="1461.82" calcext:value-type="float">
            <text:p>1461.82</text:p>
          </table:table-cell>
          <table:table-cell table:number-columns-repeated="2"/>
          <table:table-cell table:formula="of:=AVERAGE([.A167:.E167])" office:value-type="float" office:value="2915" calcext:value-type="float">
            <text:p>2915</text:p>
          </table:table-cell>
          <table:table-cell table:formula="of:=AVERAGE([.G167:.K167])" office:value-type="float" office:value="1552.792" calcext:value-type="float">
            <text:p>1552.792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2662" calcext:value-type="float">
            <text:p>2662</text:p>
          </table:table-cell>
          <table:table-cell office:value-type="float" office:value="2987" calcext:value-type="float">
            <text:p>2987</text:p>
          </table:table-cell>
          <table:table-cell office:value-type="float" office:value="3642" calcext:value-type="float">
            <text:p>3642</text:p>
          </table:table-cell>
          <table:table-cell office:value-type="float" office:value="2327" calcext:value-type="float">
            <text:p>2327</text:p>
          </table:table-cell>
          <table:table-cell/>
          <table:table-cell office:value-type="float" office:value="1640.4" calcext:value-type="float">
            <text:p>1640.4</text:p>
          </table:table-cell>
          <table:table-cell office:value-type="float" office:value="1383.77" calcext:value-type="float">
            <text:p>1383.77</text:p>
          </table:table-cell>
          <table:table-cell office:value-type="float" office:value="1720.6" calcext:value-type="float">
            <text:p>1720.6</text:p>
          </table:table-cell>
          <table:table-cell office:value-type="float" office:value="1842.65" calcext:value-type="float">
            <text:p>1842.65</text:p>
          </table:table-cell>
          <table:table-cell office:value-type="float" office:value="1423.79" calcext:value-type="float">
            <text:p>1423.79</text:p>
          </table:table-cell>
          <table:table-cell table:number-columns-repeated="2"/>
          <table:table-cell table:formula="of:=AVERAGE([.A168:.E168])" office:value-type="float" office:value="2902.8" calcext:value-type="float">
            <text:p>2902.8</text:p>
          </table:table-cell>
          <table:table-cell table:formula="of:=AVERAGE([.G168:.K168])" office:value-type="float" office:value="1602.242" calcext:value-type="float">
            <text:p>1602.242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662" calcext:value-type="float">
            <text:p>2662</text:p>
          </table:table-cell>
          <table:table-cell office:value-type="float" office:value="3047" calcext:value-type="float">
            <text:p>3047</text:p>
          </table:table-cell>
          <table:table-cell office:value-type="float" office:value="2987" calcext:value-type="float">
            <text:p>2987</text:p>
          </table:table-cell>
          <table:table-cell office:value-type="float" office:value="2347" calcext:value-type="float">
            <text:p>2347</text:p>
          </table:table-cell>
          <table:table-cell/>
          <table:table-cell office:value-type="float" office:value="1674.27" calcext:value-type="float">
            <text:p>1674.27</text:p>
          </table:table-cell>
          <table:table-cell office:value-type="float" office:value="1427.64" calcext:value-type="float">
            <text:p>1427.64</text:p>
          </table:table-cell>
          <table:table-cell office:value-type="float" office:value="1848.77" calcext:value-type="float">
            <text:p>1848.77</text:p>
          </table:table-cell>
          <table:table-cell office:value-type="float" office:value="1803.86" calcext:value-type="float">
            <text:p>1803.86</text:p>
          </table:table-cell>
          <table:table-cell office:value-type="float" office:value="1565.7" calcext:value-type="float">
            <text:p>1565.7</text:p>
          </table:table-cell>
          <table:table-cell table:number-columns-repeated="2"/>
          <table:table-cell table:formula="of:=AVERAGE([.A169:.E169])" office:value-type="float" office:value="2787" calcext:value-type="float">
            <text:p>2787</text:p>
          </table:table-cell>
          <table:table-cell table:formula="of:=AVERAGE([.G169:.K169])" office:value-type="float" office:value="1664.048" calcext:value-type="float">
            <text:p>1664.048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727" calcext:value-type="float">
            <text:p>2727</text:p>
          </table:table-cell>
          <table:table-cell office:value-type="float" office:value="3171" calcext:value-type="float">
            <text:p>3171</text:p>
          </table:table-cell>
          <table:table-cell office:value-type="float" office:value="3347" calcext:value-type="float">
            <text:p>3347</text:p>
          </table:table-cell>
          <table:table-cell office:value-type="float" office:value="2264" calcext:value-type="float">
            <text:p>2264</text:p>
          </table:table-cell>
          <table:table-cell/>
          <table:table-cell office:value-type="float" office:value="1677.76" calcext:value-type="float">
            <text:p>1677.76</text:p>
          </table:table-cell>
          <table:table-cell office:value-type="float" office:value="1371.64" calcext:value-type="float">
            <text:p>1371.64</text:p>
          </table:table-cell>
          <table:table-cell office:value-type="float" office:value="1824.8" calcext:value-type="float">
            <text:p>1824.8</text:p>
          </table:table-cell>
          <table:table-cell office:value-type="float" office:value="1854.33" calcext:value-type="float">
            <text:p>1854.33</text:p>
          </table:table-cell>
          <table:table-cell office:value-type="float" office:value="1470.44" calcext:value-type="float">
            <text:p>1470.44</text:p>
          </table:table-cell>
          <table:table-cell table:number-columns-repeated="2"/>
          <table:table-cell table:formula="of:=AVERAGE([.A170:.E170])" office:value-type="float" office:value="2890.2" calcext:value-type="float">
            <text:p>2890.2</text:p>
          </table:table-cell>
          <table:table-cell table:formula="of:=AVERAGE([.G170:.K170])" office:value-type="float" office:value="1639.794" calcext:value-type="float">
            <text:p>1639.794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662" calcext:value-type="float">
            <text:p>2662</text:p>
          </table:table-cell>
          <table:table-cell office:value-type="float" office:value="3127" calcext:value-type="float">
            <text:p>3127</text:p>
          </table:table-cell>
          <table:table-cell office:value-type="float" office:value="3062" calcext:value-type="float">
            <text:p>3062</text:p>
          </table:table-cell>
          <table:table-cell office:value-type="float" office:value="2467" calcext:value-type="float">
            <text:p>2467</text:p>
          </table:table-cell>
          <table:table-cell/>
          <table:table-cell office:value-type="float" office:value="1676.08" calcext:value-type="float">
            <text:p>1676.08</text:p>
          </table:table-cell>
          <table:table-cell office:value-type="float" office:value="1347.38" calcext:value-type="float">
            <text:p>1347.38</text:p>
          </table:table-cell>
          <table:table-cell office:value-type="float" office:value="1710.35" calcext:value-type="float">
            <text:p>1710.35</text:p>
          </table:table-cell>
          <table:table-cell office:value-type="float" office:value="1678.76" calcext:value-type="float">
            <text:p>1678.76</text:p>
          </table:table-cell>
          <table:table-cell office:value-type="float" office:value="1526.95" calcext:value-type="float">
            <text:p>1526.95</text:p>
          </table:table-cell>
          <table:table-cell table:number-columns-repeated="2"/>
          <table:table-cell table:formula="of:=AVERAGE([.A171:.E171])" office:value-type="float" office:value="2862" calcext:value-type="float">
            <text:p>2862</text:p>
          </table:table-cell>
          <table:table-cell table:formula="of:=AVERAGE([.G171:.K171])" office:value-type="float" office:value="1587.904" calcext:value-type="float">
            <text:p>1587.904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187" calcext:value-type="float">
            <text:p>2187</text:p>
          </table:table-cell>
          <table:table-cell office:value-type="float" office:value="2722" calcext:value-type="float">
            <text:p>2722</text:p>
          </table:table-cell>
          <table:table-cell office:value-type="float" office:value="3357" calcext:value-type="float">
            <text:p>3357</text:p>
          </table:table-cell>
          <table:table-cell office:value-type="float" office:value="2537" calcext:value-type="float">
            <text:p>2537</text:p>
          </table:table-cell>
          <table:table-cell/>
          <table:table-cell office:value-type="float" office:value="1614.46" calcext:value-type="float">
            <text:p>1614.46</text:p>
          </table:table-cell>
          <table:table-cell office:value-type="float" office:value="1315.24" calcext:value-type="float">
            <text:p>1315.24</text:p>
          </table:table-cell>
          <table:table-cell office:value-type="float" office:value="1660.37" calcext:value-type="float">
            <text:p>1660.37</text:p>
          </table:table-cell>
          <table:table-cell office:value-type="float" office:value="1835.24" calcext:value-type="float">
            <text:p>1835.24</text:p>
          </table:table-cell>
          <table:table-cell office:value-type="float" office:value="1561.59" calcext:value-type="float">
            <text:p>1561.59</text:p>
          </table:table-cell>
          <table:table-cell table:number-columns-repeated="2"/>
          <table:table-cell table:formula="of:=AVERAGE([.A172:.E172])" office:value-type="float" office:value="2739" calcext:value-type="float">
            <text:p>2739</text:p>
          </table:table-cell>
          <table:table-cell table:formula="of:=AVERAGE([.G172:.K172])" office:value-type="float" office:value="1597.38" calcext:value-type="float">
            <text:p>1597.38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662" calcext:value-type="float">
            <text:p>2662</text:p>
          </table:table-cell>
          <table:table-cell office:value-type="float" office:value="2782" calcext:value-type="float">
            <text:p>2782</text:p>
          </table:table-cell>
          <table:table-cell office:value-type="float" office:value="3272" calcext:value-type="float">
            <text:p>3272</text:p>
          </table:table-cell>
          <table:table-cell office:value-type="float" office:value="2492" calcext:value-type="float">
            <text:p>2492</text:p>
          </table:table-cell>
          <table:table-cell/>
          <table:table-cell office:value-type="float" office:value="1602.01" calcext:value-type="float">
            <text:p>1602.01</text:p>
          </table:table-cell>
          <table:table-cell office:value-type="float" office:value="1459.13" calcext:value-type="float">
            <text:p>1459.13</text:p>
          </table:table-cell>
          <table:table-cell office:value-type="float" office:value="1672.94" calcext:value-type="float">
            <text:p>1672.94</text:p>
          </table:table-cell>
          <table:table-cell office:value-type="float" office:value="1829.82" calcext:value-type="float">
            <text:p>1829.82</text:p>
          </table:table-cell>
          <table:table-cell office:value-type="float" office:value="1489.15" calcext:value-type="float">
            <text:p>1489.15</text:p>
          </table:table-cell>
          <table:table-cell table:number-columns-repeated="2"/>
          <table:table-cell table:formula="of:=AVERAGE([.A173:.E173])" office:value-type="float" office:value="2830" calcext:value-type="float">
            <text:p>2830</text:p>
          </table:table-cell>
          <table:table-cell table:formula="of:=AVERAGE([.G173:.K173])" office:value-type="float" office:value="1610.61" calcext:value-type="float">
            <text:p>1610.61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662" calcext:value-type="float">
            <text:p>2662</text:p>
          </table:table-cell>
          <table:table-cell office:value-type="float" office:value="3082" calcext:value-type="float">
            <text:p>3082</text:p>
          </table:table-cell>
          <table:table-cell office:value-type="float" office:value="3302" calcext:value-type="float">
            <text:p>3302</text:p>
          </table:table-cell>
          <table:table-cell office:value-type="float" office:value="2407" calcext:value-type="float">
            <text:p>2407</text:p>
          </table:table-cell>
          <table:table-cell/>
          <table:table-cell office:value-type="float" office:value="1506.91" calcext:value-type="float">
            <text:p>1506.91</text:p>
          </table:table-cell>
          <table:table-cell office:value-type="float" office:value="1355.18" calcext:value-type="float">
            <text:p>1355.18</text:p>
          </table:table-cell>
          <table:table-cell office:value-type="float" office:value="1729.69" calcext:value-type="float">
            <text:p>1729.69</text:p>
          </table:table-cell>
          <table:table-cell office:value-type="float" office:value="1820.06" calcext:value-type="float">
            <text:p>1820.06</text:p>
          </table:table-cell>
          <table:table-cell office:value-type="float" office:value="1575.87" calcext:value-type="float">
            <text:p>1575.87</text:p>
          </table:table-cell>
          <table:table-cell table:number-columns-repeated="2"/>
          <table:table-cell table:formula="of:=AVERAGE([.A174:.E174])" office:value-type="float" office:value="2889" calcext:value-type="float">
            <text:p>2889</text:p>
          </table:table-cell>
          <table:table-cell table:formula="of:=AVERAGE([.G174:.K174])" office:value-type="float" office:value="1597.542" calcext:value-type="float">
            <text:p>1597.542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2812" calcext:value-type="float">
            <text:p>2812</text:p>
          </table:table-cell>
          <table:table-cell office:value-type="float" office:value="3039" calcext:value-type="float">
            <text:p>3039</text:p>
          </table:table-cell>
          <table:table-cell office:value-type="float" office:value="3267" calcext:value-type="float">
            <text:p>3267</text:p>
          </table:table-cell>
          <table:table-cell office:value-type="float" office:value="2562" calcext:value-type="float">
            <text:p>2562</text:p>
          </table:table-cell>
          <table:table-cell/>
          <table:table-cell office:value-type="float" office:value="1745.26" calcext:value-type="float">
            <text:p>1745.26</text:p>
          </table:table-cell>
          <table:table-cell office:value-type="float" office:value="1429.7" calcext:value-type="float">
            <text:p>1429.7</text:p>
          </table:table-cell>
          <table:table-cell office:value-type="float" office:value="1725.25" calcext:value-type="float">
            <text:p>1725.25</text:p>
          </table:table-cell>
          <table:table-cell office:value-type="float" office:value="1736.56" calcext:value-type="float">
            <text:p>1736.56</text:p>
          </table:table-cell>
          <table:table-cell office:value-type="float" office:value="1526.82" calcext:value-type="float">
            <text:p>1526.82</text:p>
          </table:table-cell>
          <table:table-cell table:number-columns-repeated="2"/>
          <table:table-cell table:formula="of:=AVERAGE([.A175:.E175])" office:value-type="float" office:value="2954.4" calcext:value-type="float">
            <text:p>2954.4</text:p>
          </table:table-cell>
          <table:table-cell table:formula="of:=AVERAGE([.G175:.K175])" office:value-type="float" office:value="1632.718" calcext:value-type="float">
            <text:p>1632.718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2662" calcext:value-type="float">
            <text:p>2662</text:p>
          </table:table-cell>
          <table:table-cell office:value-type="float" office:value="3002" calcext:value-type="float">
            <text:p>3002</text:p>
          </table:table-cell>
          <table:table-cell office:value-type="float" office:value="3242" calcext:value-type="float">
            <text:p>3242</text:p>
          </table:table-cell>
          <table:table-cell office:value-type="float" office:value="2552" calcext:value-type="float">
            <text:p>2552</text:p>
          </table:table-cell>
          <table:table-cell/>
          <table:table-cell office:value-type="float" office:value="1620.27" calcext:value-type="float">
            <text:p>1620.27</text:p>
          </table:table-cell>
          <table:table-cell office:value-type="float" office:value="1380.33" calcext:value-type="float">
            <text:p>1380.33</text:p>
          </table:table-cell>
          <table:table-cell office:value-type="float" office:value="1619.38" calcext:value-type="float">
            <text:p>1619.38</text:p>
          </table:table-cell>
          <table:table-cell office:value-type="float" office:value="1840.81" calcext:value-type="float">
            <text:p>1840.81</text:p>
          </table:table-cell>
          <table:table-cell office:value-type="float" office:value="1390.3" calcext:value-type="float">
            <text:p>1390.3</text:p>
          </table:table-cell>
          <table:table-cell table:number-columns-repeated="2"/>
          <table:table-cell table:formula="of:=AVERAGE([.A176:.E176])" office:value-type="float" office:value="2850" calcext:value-type="float">
            <text:p>2850</text:p>
          </table:table-cell>
          <table:table-cell table:formula="of:=AVERAGE([.G176:.K176])" office:value-type="float" office:value="1570.218" calcext:value-type="float">
            <text:p>1570.218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662" calcext:value-type="float">
            <text:p>2662</text:p>
          </table:table-cell>
          <table:table-cell office:value-type="float" office:value="2827" calcext:value-type="float">
            <text:p>2827</text:p>
          </table:table-cell>
          <table:table-cell office:value-type="float" office:value="3027" calcext:value-type="float">
            <text:p>3027</text:p>
          </table:table-cell>
          <table:table-cell office:value-type="float" office:value="2342" calcext:value-type="float">
            <text:p>2342</text:p>
          </table:table-cell>
          <table:table-cell/>
          <table:table-cell office:value-type="float" office:value="1748.63" calcext:value-type="float">
            <text:p>1748.63</text:p>
          </table:table-cell>
          <table:table-cell office:value-type="float" office:value="1318.53" calcext:value-type="float">
            <text:p>1318.53</text:p>
          </table:table-cell>
          <table:table-cell office:value-type="float" office:value="1628.35" calcext:value-type="float">
            <text:p>1628.35</text:p>
          </table:table-cell>
          <table:table-cell office:value-type="float" office:value="1935.24" calcext:value-type="float">
            <text:p>1935.24</text:p>
          </table:table-cell>
          <table:table-cell office:value-type="float" office:value="1391.6" calcext:value-type="float">
            <text:p>1391.6</text:p>
          </table:table-cell>
          <table:table-cell table:number-columns-repeated="2"/>
          <table:table-cell table:formula="of:=AVERAGE([.A177:.E177])" office:value-type="float" office:value="2770" calcext:value-type="float">
            <text:p>2770</text:p>
          </table:table-cell>
          <table:table-cell table:formula="of:=AVERAGE([.G177:.K177])" office:value-type="float" office:value="1604.47" calcext:value-type="float">
            <text:p>1604.47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2812" calcext:value-type="float">
            <text:p>2812</text:p>
          </table:table-cell>
          <table:table-cell office:value-type="float" office:value="2867" calcext:value-type="float">
            <text:p>2867</text:p>
          </table:table-cell>
          <table:table-cell office:value-type="float" office:value="3092" calcext:value-type="float">
            <text:p>3092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float" office:value="1731.8" calcext:value-type="float">
            <text:p>1731.8</text:p>
          </table:table-cell>
          <table:table-cell office:value-type="float" office:value="1297.75" calcext:value-type="float">
            <text:p>1297.75</text:p>
          </table:table-cell>
          <table:table-cell office:value-type="float" office:value="1823.53" calcext:value-type="float">
            <text:p>1823.53</text:p>
          </table:table-cell>
          <table:table-cell office:value-type="float" office:value="1704.14" calcext:value-type="float">
            <text:p>1704.14</text:p>
          </table:table-cell>
          <table:table-cell office:value-type="float" office:value="1375.08" calcext:value-type="float">
            <text:p>1375.08</text:p>
          </table:table-cell>
          <table:table-cell table:number-columns-repeated="2"/>
          <table:table-cell table:formula="of:=AVERAGE([.A178:.E178])" office:value-type="float" office:value="2858.8" calcext:value-type="float">
            <text:p>2858.8</text:p>
          </table:table-cell>
          <table:table-cell table:formula="of:=AVERAGE([.G178:.K178])" office:value-type="float" office:value="1586.46" calcext:value-type="float">
            <text:p>1586.46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2577" calcext:value-type="float">
            <text:p>2577</text:p>
          </table:table-cell>
          <table:table-cell office:value-type="float" office:value="3052" calcext:value-type="float">
            <text:p>3052</text:p>
          </table:table-cell>
          <table:table-cell office:value-type="float" office:value="3067" calcext:value-type="float">
            <text:p>3067</text:p>
          </table:table-cell>
          <table:table-cell office:value-type="float" office:value="2562" calcext:value-type="float">
            <text:p>2562</text:p>
          </table:table-cell>
          <table:table-cell/>
          <table:table-cell office:value-type="float" office:value="1684.99" calcext:value-type="float">
            <text:p>1684.99</text:p>
          </table:table-cell>
          <table:table-cell office:value-type="float" office:value="1382.28" calcext:value-type="float">
            <text:p>1382.28</text:p>
          </table:table-cell>
          <table:table-cell office:value-type="float" office:value="1688.29" calcext:value-type="float">
            <text:p>1688.29</text:p>
          </table:table-cell>
          <table:table-cell office:value-type="float" office:value="1676.24" calcext:value-type="float">
            <text:p>1676.24</text:p>
          </table:table-cell>
          <table:table-cell office:value-type="float" office:value="1462.47" calcext:value-type="float">
            <text:p>1462.47</text:p>
          </table:table-cell>
          <table:table-cell table:number-columns-repeated="2"/>
          <table:table-cell table:formula="of:=AVERAGE([.A179:.E179])" office:value-type="float" office:value="2890.8" calcext:value-type="float">
            <text:p>2890.8</text:p>
          </table:table-cell>
          <table:table-cell table:formula="of:=AVERAGE([.G179:.K179])" office:value-type="float" office:value="1578.854" calcext:value-type="float">
            <text:p>1578.854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662" calcext:value-type="float">
            <text:p>2662</text:p>
          </table:table-cell>
          <table:table-cell office:value-type="float" office:value="3002" calcext:value-type="float">
            <text:p>3002</text:p>
          </table:table-cell>
          <table:table-cell office:value-type="float" office:value="3302" calcext:value-type="float">
            <text:p>3302</text:p>
          </table:table-cell>
          <table:table-cell office:value-type="float" office:value="2362" calcext:value-type="float">
            <text:p>2362</text:p>
          </table:table-cell>
          <table:table-cell/>
          <table:table-cell office:value-type="float" office:value="1615.21" calcext:value-type="float">
            <text:p>1615.21</text:p>
          </table:table-cell>
          <table:table-cell office:value-type="float" office:value="1439.71" calcext:value-type="float">
            <text:p>1439.71</text:p>
          </table:table-cell>
          <table:table-cell office:value-type="float" office:value="1824.4" calcext:value-type="float">
            <text:p>1824.4</text:p>
          </table:table-cell>
          <table:table-cell office:value-type="float" office:value="1840.13" calcext:value-type="float">
            <text:p>1840.13</text:p>
          </table:table-cell>
          <table:table-cell office:value-type="float" office:value="1491.3" calcext:value-type="float">
            <text:p>1491.3</text:p>
          </table:table-cell>
          <table:table-cell table:number-columns-repeated="2"/>
          <table:table-cell table:formula="of:=AVERAGE([.A180:.E180])" office:value-type="float" office:value="2854" calcext:value-type="float">
            <text:p>2854</text:p>
          </table:table-cell>
          <table:table-cell table:formula="of:=AVERAGE([.G180:.K180])" office:value-type="float" office:value="1642.15" calcext:value-type="float">
            <text:p>1642.15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2612" calcext:value-type="float">
            <text:p>2612</text:p>
          </table:table-cell>
          <table:table-cell office:value-type="float" office:value="2967" calcext:value-type="float">
            <text:p>2967</text:p>
          </table:table-cell>
          <table:table-cell office:value-type="float" office:value="3051" calcext:value-type="float">
            <text:p>3051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float" office:value="1614.77" calcext:value-type="float">
            <text:p>1614.77</text:p>
          </table:table-cell>
          <table:table-cell office:value-type="float" office:value="1315.81" calcext:value-type="float">
            <text:p>1315.81</text:p>
          </table:table-cell>
          <table:table-cell office:value-type="float" office:value="1622.51" calcext:value-type="float">
            <text:p>1622.51</text:p>
          </table:table-cell>
          <table:table-cell office:value-type="float" office:value="1796.79" calcext:value-type="float">
            <text:p>1796.79</text:p>
          </table:table-cell>
          <table:table-cell office:value-type="float" office:value="1471.45" calcext:value-type="float">
            <text:p>1471.45</text:p>
          </table:table-cell>
          <table:table-cell table:number-columns-repeated="2"/>
          <table:table-cell table:formula="of:=AVERAGE([.A181:.E181])" office:value-type="float" office:value="2828.8" calcext:value-type="float">
            <text:p>2828.8</text:p>
          </table:table-cell>
          <table:table-cell table:formula="of:=AVERAGE([.G181:.K181])" office:value-type="float" office:value="1564.266" calcext:value-type="float">
            <text:p>1564.266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2662" calcext:value-type="float">
            <text:p>2662</text:p>
          </table:table-cell>
          <table:table-cell office:value-type="float" office:value="3082" calcext:value-type="float">
            <text:p>3082</text:p>
          </table:table-cell>
          <table:table-cell office:value-type="float" office:value="2937" calcext:value-type="float">
            <text:p>2937</text:p>
          </table:table-cell>
          <table:table-cell office:value-type="float" office:value="2362" calcext:value-type="float">
            <text:p>2362</text:p>
          </table:table-cell>
          <table:table-cell/>
          <table:table-cell office:value-type="float" office:value="1651.24" calcext:value-type="float">
            <text:p>1651.24</text:p>
          </table:table-cell>
          <table:table-cell office:value-type="float" office:value="1376.34" calcext:value-type="float">
            <text:p>1376.34</text:p>
          </table:table-cell>
          <table:table-cell office:value-type="float" office:value="1643.34" calcext:value-type="float">
            <text:p>1643.34</text:p>
          </table:table-cell>
          <table:table-cell office:value-type="float" office:value="1619.22" calcext:value-type="float">
            <text:p>1619.22</text:p>
          </table:table-cell>
          <table:table-cell office:value-type="float" office:value="1469.03" calcext:value-type="float">
            <text:p>1469.03</text:p>
          </table:table-cell>
          <table:table-cell table:number-columns-repeated="2"/>
          <table:table-cell table:formula="of:=AVERAGE([.A182:.E182])" office:value-type="float" office:value="2894.6" calcext:value-type="float">
            <text:p>2894.6</text:p>
          </table:table-cell>
          <table:table-cell table:formula="of:=AVERAGE([.G182:.K182])" office:value-type="float" office:value="1551.834" calcext:value-type="float">
            <text:p>1551.834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2662" calcext:value-type="float">
            <text:p>2662</text:p>
          </table:table-cell>
          <table:table-cell office:value-type="float" office:value="3102" calcext:value-type="float">
            <text:p>3102</text:p>
          </table:table-cell>
          <table:table-cell office:value-type="float" office:value="3292" calcext:value-type="float">
            <text:p>3292</text:p>
          </table:table-cell>
          <table:table-cell office:value-type="float" office:value="2762" calcext:value-type="float">
            <text:p>2762</text:p>
          </table:table-cell>
          <table:table-cell/>
          <table:table-cell office:value-type="float" office:value="1540.07" calcext:value-type="float">
            <text:p>1540.07</text:p>
          </table:table-cell>
          <table:table-cell office:value-type="float" office:value="1332.9" calcext:value-type="float">
            <text:p>1332.9</text:p>
          </table:table-cell>
          <table:table-cell office:value-type="float" office:value="1702.29" calcext:value-type="float">
            <text:p>1702.29</text:p>
          </table:table-cell>
          <table:table-cell office:value-type="float" office:value="1765.82" calcext:value-type="float">
            <text:p>1765.82</text:p>
          </table:table-cell>
          <table:table-cell office:value-type="float" office:value="1547.88" calcext:value-type="float">
            <text:p>1547.88</text:p>
          </table:table-cell>
          <table:table-cell table:number-columns-repeated="2"/>
          <table:table-cell table:formula="of:=AVERAGE([.A183:.E183])" office:value-type="float" office:value="2992.8" calcext:value-type="float">
            <text:p>2992.8</text:p>
          </table:table-cell>
          <table:table-cell table:formula="of:=AVERAGE([.G183:.K183])" office:value-type="float" office:value="1577.792" calcext:value-type="float">
            <text:p>1577.792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662" calcext:value-type="float">
            <text:p>2662</text:p>
          </table:table-cell>
          <table:table-cell office:value-type="float" office:value="3017" calcext:value-type="float">
            <text:p>3017</text:p>
          </table:table-cell>
          <table:table-cell office:value-type="float" office:value="3207" calcext:value-type="float">
            <text:p>3207</text:p>
          </table:table-cell>
          <table:table-cell office:value-type="float" office:value="2397" calcext:value-type="float">
            <text:p>2397</text:p>
          </table:table-cell>
          <table:table-cell/>
          <table:table-cell office:value-type="float" office:value="1739.49" calcext:value-type="float">
            <text:p>1739.49</text:p>
          </table:table-cell>
          <table:table-cell office:value-type="float" office:value="1382.59" calcext:value-type="float">
            <text:p>1382.59</text:p>
          </table:table-cell>
          <table:table-cell office:value-type="float" office:value="1760.28" calcext:value-type="float">
            <text:p>1760.28</text:p>
          </table:table-cell>
          <table:table-cell office:value-type="float" office:value="1726.78" calcext:value-type="float">
            <text:p>1726.78</text:p>
          </table:table-cell>
          <table:table-cell office:value-type="float" office:value="1452.61" calcext:value-type="float">
            <text:p>1452.61</text:p>
          </table:table-cell>
          <table:table-cell table:number-columns-repeated="2"/>
          <table:table-cell table:formula="of:=AVERAGE([.A184:.E184])" office:value-type="float" office:value="2845" calcext:value-type="float">
            <text:p>2845</text:p>
          </table:table-cell>
          <table:table-cell table:formula="of:=AVERAGE([.G184:.K184])" office:value-type="float" office:value="1612.35" calcext:value-type="float">
            <text:p>1612.35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662" calcext:value-type="float">
            <text:p>2662</text:p>
          </table:table-cell>
          <table:table-cell office:value-type="float" office:value="3082" calcext:value-type="float">
            <text:p>3082</text:p>
          </table:table-cell>
          <table:table-cell office:value-type="float" office:value="2977" calcext:value-type="float">
            <text:p>2977</text:p>
          </table:table-cell>
          <table:table-cell office:value-type="float" office:value="2662" calcext:value-type="float">
            <text:p>2662</text:p>
          </table:table-cell>
          <table:table-cell/>
          <table:table-cell office:value-type="float" office:value="1705.88" calcext:value-type="float">
            <text:p>1705.88</text:p>
          </table:table-cell>
          <table:table-cell office:value-type="float" office:value="1326.87" calcext:value-type="float">
            <text:p>1326.87</text:p>
          </table:table-cell>
          <table:table-cell office:value-type="float" office:value="1817.65" calcext:value-type="float">
            <text:p>1817.65</text:p>
          </table:table-cell>
          <table:table-cell office:value-type="float" office:value="1821.52" calcext:value-type="float">
            <text:p>1821.52</text:p>
          </table:table-cell>
          <table:table-cell office:value-type="float" office:value="1538.68" calcext:value-type="float">
            <text:p>1538.68</text:p>
          </table:table-cell>
          <table:table-cell table:number-columns-repeated="2"/>
          <table:table-cell table:formula="of:=AVERAGE([.A185:.E185])" office:value-type="float" office:value="2905" calcext:value-type="float">
            <text:p>2905</text:p>
          </table:table-cell>
          <table:table-cell table:formula="of:=AVERAGE([.G185:.K185])" office:value-type="float" office:value="1642.12" calcext:value-type="float">
            <text:p>1642.12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662" calcext:value-type="float">
            <text:p>2662</text:p>
          </table:table-cell>
          <table:table-cell office:value-type="float" office:value="2992" calcext:value-type="float">
            <text:p>2992</text:p>
          </table:table-cell>
          <table:table-cell office:value-type="float" office:value="3027" calcext:value-type="float">
            <text:p>3027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float" office:value="1663.99" calcext:value-type="float">
            <text:p>1663.99</text:p>
          </table:table-cell>
          <table:table-cell office:value-type="float" office:value="1359.04" calcext:value-type="float">
            <text:p>1359.04</text:p>
          </table:table-cell>
          <table:table-cell office:value-type="float" office:value="1791.58" calcext:value-type="float">
            <text:p>1791.58</text:p>
          </table:table-cell>
          <table:table-cell office:value-type="float" office:value="1784.07" calcext:value-type="float">
            <text:p>1784.07</text:p>
          </table:table-cell>
          <table:table-cell office:value-type="float" office:value="1457.43" calcext:value-type="float">
            <text:p>1457.43</text:p>
          </table:table-cell>
          <table:table-cell table:number-columns-repeated="2"/>
          <table:table-cell table:formula="of:=AVERAGE([.A186:.E186])" office:value-type="float" office:value="2860" calcext:value-type="float">
            <text:p>2860</text:p>
          </table:table-cell>
          <table:table-cell table:formula="of:=AVERAGE([.G186:.K186])" office:value-type="float" office:value="1611.222" calcext:value-type="float">
            <text:p>1611.222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2662" calcext:value-type="float">
            <text:p>2662</text:p>
          </table:table-cell>
          <table:table-cell office:value-type="float" office:value="3237" calcext:value-type="float">
            <text:p>3237</text:p>
          </table:table-cell>
          <table:table-cell office:value-type="float" office:value="3212" calcext:value-type="float">
            <text:p>3212</text:p>
          </table:table-cell>
          <table:table-cell office:value-type="float" office:value="2412" calcext:value-type="float">
            <text:p>2412</text:p>
          </table:table-cell>
          <table:table-cell/>
          <table:table-cell office:value-type="float" office:value="1653.89" calcext:value-type="float">
            <text:p>1653.89</text:p>
          </table:table-cell>
          <table:table-cell office:value-type="float" office:value="1375.77" calcext:value-type="float">
            <text:p>1375.77</text:p>
          </table:table-cell>
          <table:table-cell office:value-type="float" office:value="1765.7" calcext:value-type="float">
            <text:p>1765.7</text:p>
          </table:table-cell>
          <table:table-cell office:value-type="float" office:value="1764.57" calcext:value-type="float">
            <text:p>1764.57</text:p>
          </table:table-cell>
          <table:table-cell office:value-type="float" office:value="1536.97" calcext:value-type="float">
            <text:p>1536.97</text:p>
          </table:table-cell>
          <table:table-cell table:number-columns-repeated="2"/>
          <table:table-cell table:formula="of:=AVERAGE([.A187:.E187])" office:value-type="float" office:value="2949.8" calcext:value-type="float">
            <text:p>2949.8</text:p>
          </table:table-cell>
          <table:table-cell table:formula="of:=AVERAGE([.G187:.K187])" office:value-type="float" office:value="1619.38" calcext:value-type="float">
            <text:p>1619.38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212" calcext:value-type="float">
            <text:p>2212</text:p>
          </table:table-cell>
          <table:table-cell office:value-type="float" office:value="3502" calcext:value-type="float">
            <text:p>3502</text:p>
          </table:table-cell>
          <table:table-cell office:value-type="float" office:value="3117" calcext:value-type="float">
            <text:p>3117</text:p>
          </table:table-cell>
          <table:table-cell office:value-type="float" office:value="2501" calcext:value-type="float">
            <text:p>2501</text:p>
          </table:table-cell>
          <table:table-cell/>
          <table:table-cell office:value-type="float" office:value="1680.11" calcext:value-type="float">
            <text:p>1680.11</text:p>
          </table:table-cell>
          <table:table-cell office:value-type="float" office:value="1131.45" calcext:value-type="float">
            <text:p>1131.45</text:p>
          </table:table-cell>
          <table:table-cell office:value-type="float" office:value="1817.79" calcext:value-type="float">
            <text:p>1817.79</text:p>
          </table:table-cell>
          <table:table-cell office:value-type="float" office:value="1775.29" calcext:value-type="float">
            <text:p>1775.29</text:p>
          </table:table-cell>
          <table:table-cell office:value-type="float" office:value="1637.43" calcext:value-type="float">
            <text:p>1637.43</text:p>
          </table:table-cell>
          <table:table-cell table:number-columns-repeated="2"/>
          <table:table-cell table:formula="of:=AVERAGE([.A188:.E188])" office:value-type="float" office:value="2864.8" calcext:value-type="float">
            <text:p>2864.8</text:p>
          </table:table-cell>
          <table:table-cell table:formula="of:=AVERAGE([.G188:.K188])" office:value-type="float" office:value="1608.414" calcext:value-type="float">
            <text:p>1608.414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2812" calcext:value-type="float">
            <text:p>2812</text:p>
          </table:table-cell>
          <table:table-cell office:value-type="float" office:value="3197" calcext:value-type="float">
            <text:p>3197</text:p>
          </table:table-cell>
          <table:table-cell office:value-type="float" office:value="3132" calcext:value-type="float">
            <text:p>3132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781.55" calcext:value-type="float">
            <text:p>1781.55</text:p>
          </table:table-cell>
          <table:table-cell office:value-type="float" office:value="1255.02" calcext:value-type="float">
            <text:p>1255.02</text:p>
          </table:table-cell>
          <table:table-cell office:value-type="float" office:value="1793.84" calcext:value-type="float">
            <text:p>1793.84</text:p>
          </table:table-cell>
          <table:table-cell office:value-type="float" office:value="1587.46" calcext:value-type="float">
            <text:p>1587.46</text:p>
          </table:table-cell>
          <table:table-cell office:value-type="float" office:value="1672.1" calcext:value-type="float">
            <text:p>1672.1</text:p>
          </table:table-cell>
          <table:table-cell table:number-columns-repeated="2"/>
          <table:table-cell table:formula="of:=AVERAGE([.A189:.E189])" office:value-type="float" office:value="2938.8" calcext:value-type="float">
            <text:p>2938.8</text:p>
          </table:table-cell>
          <table:table-cell table:formula="of:=AVERAGE([.G189:.K189])" office:value-type="float" office:value="1617.994" calcext:value-type="float">
            <text:p>1617.994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2162" calcext:value-type="float">
            <text:p>2162</text:p>
          </table:table-cell>
          <table:table-cell office:value-type="float" office:value="3047" calcext:value-type="float">
            <text:p>3047</text:p>
          </table:table-cell>
          <table:table-cell office:value-type="float" office:value="3007" calcext:value-type="float">
            <text:p>3007</text:p>
          </table:table-cell>
          <table:table-cell office:value-type="float" office:value="2457" calcext:value-type="float">
            <text:p>2457</text:p>
          </table:table-cell>
          <table:table-cell/>
          <table:table-cell office:value-type="float" office:value="1714.81" calcext:value-type="float">
            <text:p>1714.81</text:p>
          </table:table-cell>
          <table:table-cell office:value-type="float" office:value="1204.59" calcext:value-type="float">
            <text:p>1204.59</text:p>
          </table:table-cell>
          <table:table-cell office:value-type="float" office:value="1829.69" calcext:value-type="float">
            <text:p>1829.69</text:p>
          </table:table-cell>
          <table:table-cell office:value-type="float" office:value="1737.83" calcext:value-type="float">
            <text:p>1737.83</text:p>
          </table:table-cell>
          <table:table-cell office:value-type="float" office:value="1432.85" calcext:value-type="float">
            <text:p>1432.85</text:p>
          </table:table-cell>
          <table:table-cell table:number-columns-repeated="2"/>
          <table:table-cell table:formula="of:=AVERAGE([.A190:.E190])" office:value-type="float" office:value="2773.8" calcext:value-type="float">
            <text:p>2773.8</text:p>
          </table:table-cell>
          <table:table-cell table:formula="of:=AVERAGE([.G190:.K190])" office:value-type="float" office:value="1583.954" calcext:value-type="float">
            <text:p>1583.954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2662" calcext:value-type="float">
            <text:p>2662</text:p>
          </table:table-cell>
          <table:table-cell office:value-type="float" office:value="3162" calcext:value-type="float">
            <text:p>3162</text:p>
          </table:table-cell>
          <table:table-cell office:value-type="float" office:value="3172" calcext:value-type="float">
            <text:p>3172</text:p>
          </table:table-cell>
          <table:table-cell office:value-type="float" office:value="2512" calcext:value-type="float">
            <text:p>2512</text:p>
          </table:table-cell>
          <table:table-cell/>
          <table:table-cell office:value-type="float" office:value="1698.18" calcext:value-type="float">
            <text:p>1698.18</text:p>
          </table:table-cell>
          <table:table-cell office:value-type="float" office:value="1249.01" calcext:value-type="float">
            <text:p>1249.01</text:p>
          </table:table-cell>
          <table:table-cell office:value-type="float" office:value="1774.23" calcext:value-type="float">
            <text:p>1774.23</text:p>
          </table:table-cell>
          <table:table-cell office:value-type="float" office:value="1727.17" calcext:value-type="float">
            <text:p>1727.17</text:p>
          </table:table-cell>
          <table:table-cell office:value-type="float" office:value="1541.85" calcext:value-type="float">
            <text:p>1541.85</text:p>
          </table:table-cell>
          <table:table-cell table:number-columns-repeated="2"/>
          <table:table-cell table:formula="of:=AVERAGE([.A191:.E191])" office:value-type="float" office:value="2870" calcext:value-type="float">
            <text:p>2870</text:p>
          </table:table-cell>
          <table:table-cell table:formula="of:=AVERAGE([.G191:.K191])" office:value-type="float" office:value="1598.088" calcext:value-type="float">
            <text:p>1598.088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2112" calcext:value-type="float">
            <text:p>2112</text:p>
          </table:table-cell>
          <table:table-cell office:value-type="float" office:value="2767" calcext:value-type="float">
            <text:p>2767</text:p>
          </table:table-cell>
          <table:table-cell office:value-type="float" office:value="3501" calcext:value-type="float">
            <text:p>3501</text:p>
          </table:table-cell>
          <table:table-cell office:value-type="float" office:value="2407" calcext:value-type="float">
            <text:p>2407</text:p>
          </table:table-cell>
          <table:table-cell/>
          <table:table-cell office:value-type="float" office:value="1634.53" calcext:value-type="float">
            <text:p>1634.53</text:p>
          </table:table-cell>
          <table:table-cell office:value-type="float" office:value="1201.97" calcext:value-type="float">
            <text:p>1201.97</text:p>
          </table:table-cell>
          <table:table-cell office:value-type="float" office:value="1585.63" calcext:value-type="float">
            <text:p>1585.63</text:p>
          </table:table-cell>
          <table:table-cell office:value-type="float" office:value="1794.37" calcext:value-type="float">
            <text:p>1794.37</text:p>
          </table:table-cell>
          <table:table-cell office:value-type="float" office:value="1537.68" calcext:value-type="float">
            <text:p>1537.68</text:p>
          </table:table-cell>
          <table:table-cell table:number-columns-repeated="2"/>
          <table:table-cell table:formula="of:=AVERAGE([.A192:.E192])" office:value-type="float" office:value="2786.6" calcext:value-type="float">
            <text:p>2786.6</text:p>
          </table:table-cell>
          <table:table-cell table:formula="of:=AVERAGE([.G192:.K192])" office:value-type="float" office:value="1550.836" calcext:value-type="float">
            <text:p>1550.836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812" calcext:value-type="float">
            <text:p>2812</text:p>
          </table:table-cell>
          <table:table-cell office:value-type="float" office:value="2807" calcext:value-type="float">
            <text:p>2807</text:p>
          </table:table-cell>
          <table:table-cell office:value-type="float" office:value="3112" calcext:value-type="float">
            <text:p>3112</text:p>
          </table:table-cell>
          <table:table-cell office:value-type="float" office:value="2577" calcext:value-type="float">
            <text:p>2577</text:p>
          </table:table-cell>
          <table:table-cell/>
          <table:table-cell office:value-type="float" office:value="1694.94" calcext:value-type="float">
            <text:p>1694.94</text:p>
          </table:table-cell>
          <table:table-cell office:value-type="float" office:value="1366.34" calcext:value-type="float">
            <text:p>1366.34</text:p>
          </table:table-cell>
          <table:table-cell office:value-type="float" office:value="1751.52" calcext:value-type="float">
            <text:p>1751.52</text:p>
          </table:table-cell>
          <table:table-cell office:value-type="float" office:value="1694.09" calcext:value-type="float">
            <text:p>1694.09</text:p>
          </table:table-cell>
          <table:table-cell office:value-type="float" office:value="1514.5" calcext:value-type="float">
            <text:p>1514.5</text:p>
          </table:table-cell>
          <table:table-cell table:number-columns-repeated="2"/>
          <table:table-cell table:formula="of:=AVERAGE([.A193:.E193])" office:value-type="float" office:value="2870" calcext:value-type="float">
            <text:p>2870</text:p>
          </table:table-cell>
          <table:table-cell table:formula="of:=AVERAGE([.G193:.K193])" office:value-type="float" office:value="1604.278" calcext:value-type="float">
            <text:p>1604.278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662" calcext:value-type="float">
            <text:p>2662</text:p>
          </table:table-cell>
          <table:table-cell office:value-type="float" office:value="2928" calcext:value-type="float">
            <text:p>2928</text:p>
          </table:table-cell>
          <table:table-cell office:value-type="float" office:value="3037" calcext:value-type="float">
            <text:p>3037</text:p>
          </table:table-cell>
          <table:table-cell office:value-type="float" office:value="2802" calcext:value-type="float">
            <text:p>2802</text:p>
          </table:table-cell>
          <table:table-cell/>
          <table:table-cell office:value-type="float" office:value="1612.83" calcext:value-type="float">
            <text:p>1612.83</text:p>
          </table:table-cell>
          <table:table-cell office:value-type="float" office:value="1404.74" calcext:value-type="float">
            <text:p>1404.74</text:p>
          </table:table-cell>
          <table:table-cell office:value-type="float" office:value="1746.32" calcext:value-type="float">
            <text:p>1746.32</text:p>
          </table:table-cell>
          <table:table-cell office:value-type="float" office:value="1689.1" calcext:value-type="float">
            <text:p>1689.1</text:p>
          </table:table-cell>
          <table:table-cell office:value-type="float" office:value="1468.43" calcext:value-type="float">
            <text:p>1468.43</text:p>
          </table:table-cell>
          <table:table-cell table:number-columns-repeated="2"/>
          <table:table-cell table:formula="of:=AVERAGE([.A194:.E194])" office:value-type="float" office:value="2874.2" calcext:value-type="float">
            <text:p>2874.2</text:p>
          </table:table-cell>
          <table:table-cell table:formula="of:=AVERAGE([.G194:.K194])" office:value-type="float" office:value="1584.284" calcext:value-type="float">
            <text:p>1584.284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2662" calcext:value-type="float">
            <text:p>2662</text:p>
          </table:table-cell>
          <table:table-cell office:value-type="float" office:value="2887" calcext:value-type="float">
            <text:p>2887</text:p>
          </table:table-cell>
          <table:table-cell office:value-type="float" office:value="3067" calcext:value-type="float">
            <text:p>3067</text:p>
          </table:table-cell>
          <table:table-cell office:value-type="float" office:value="2562" calcext:value-type="float">
            <text:p>2562</text:p>
          </table:table-cell>
          <table:table-cell/>
          <table:table-cell office:value-type="float" office:value="1648.5" calcext:value-type="float">
            <text:p>1648.5</text:p>
          </table:table-cell>
          <table:table-cell office:value-type="float" office:value="1281.63" calcext:value-type="float">
            <text:p>1281.63</text:p>
          </table:table-cell>
          <table:table-cell office:value-type="float" office:value="1617.58" calcext:value-type="float">
            <text:p>1617.58</text:p>
          </table:table-cell>
          <table:table-cell office:value-type="float" office:value="1773.15" calcext:value-type="float">
            <text:p>1773.15</text:p>
          </table:table-cell>
          <table:table-cell office:value-type="float" office:value="1544.88" calcext:value-type="float">
            <text:p>1544.88</text:p>
          </table:table-cell>
          <table:table-cell table:number-columns-repeated="2"/>
          <table:table-cell table:formula="of:=AVERAGE([.A195:.E195])" office:value-type="float" office:value="2874.8" calcext:value-type="float">
            <text:p>2874.8</text:p>
          </table:table-cell>
          <table:table-cell table:formula="of:=AVERAGE([.G195:.K195])" office:value-type="float" office:value="1573.148" calcext:value-type="float">
            <text:p>1573.148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2662" calcext:value-type="float">
            <text:p>2662</text:p>
          </table:table-cell>
          <table:table-cell office:value-type="float" office:value="2952" calcext:value-type="float">
            <text:p>2952</text:p>
          </table:table-cell>
          <table:table-cell office:value-type="float" office:value="3241" calcext:value-type="float">
            <text:p>3241</text:p>
          </table:table-cell>
          <table:table-cell office:value-type="float" office:value="2407" calcext:value-type="float">
            <text:p>2407</text:p>
          </table:table-cell>
          <table:table-cell/>
          <table:table-cell office:value-type="float" office:value="1633.84" calcext:value-type="float">
            <text:p>1633.84</text:p>
          </table:table-cell>
          <table:table-cell office:value-type="float" office:value="1297.09" calcext:value-type="float">
            <text:p>1297.09</text:p>
          </table:table-cell>
          <table:table-cell office:value-type="float" office:value="1433.43" calcext:value-type="float">
            <text:p>1433.43</text:p>
          </table:table-cell>
          <table:table-cell office:value-type="float" office:value="1857.42" calcext:value-type="float">
            <text:p>1857.42</text:p>
          </table:table-cell>
          <table:table-cell office:value-type="float" office:value="1469.6" calcext:value-type="float">
            <text:p>1469.6</text:p>
          </table:table-cell>
          <table:table-cell table:number-columns-repeated="2"/>
          <table:table-cell table:formula="of:=AVERAGE([.A196:.E196])" office:value-type="float" office:value="2890.8" calcext:value-type="float">
            <text:p>2890.8</text:p>
          </table:table-cell>
          <table:table-cell table:formula="of:=AVERAGE([.G196:.K196])" office:value-type="float" office:value="1538.276" calcext:value-type="float">
            <text:p>1538.276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662" calcext:value-type="float">
            <text:p>2662</text:p>
          </table:table-cell>
          <table:table-cell office:value-type="float" office:value="2997" calcext:value-type="float">
            <text:p>2997</text:p>
          </table:table-cell>
          <table:table-cell office:value-type="float" office:value="3157" calcext:value-type="float">
            <text:p>3157</text:p>
          </table:table-cell>
          <table:table-cell office:value-type="float" office:value="2497" calcext:value-type="float">
            <text:p>2497</text:p>
          </table:table-cell>
          <table:table-cell/>
          <table:table-cell office:value-type="float" office:value="1674.54" calcext:value-type="float">
            <text:p>1674.54</text:p>
          </table:table-cell>
          <table:table-cell office:value-type="float" office:value="1323.46" calcext:value-type="float">
            <text:p>1323.46</text:p>
          </table:table-cell>
          <table:table-cell office:value-type="float" office:value="1342.4" calcext:value-type="float">
            <text:p>1342.4</text:p>
          </table:table-cell>
          <table:table-cell office:value-type="float" office:value="1815.77" calcext:value-type="float">
            <text:p>1815.77</text:p>
          </table:table-cell>
          <table:table-cell office:value-type="float" office:value="1543.62" calcext:value-type="float">
            <text:p>1543.62</text:p>
          </table:table-cell>
          <table:table-cell table:number-columns-repeated="2"/>
          <table:table-cell table:formula="of:=AVERAGE([.A197:.E197])" office:value-type="float" office:value="2851" calcext:value-type="float">
            <text:p>2851</text:p>
          </table:table-cell>
          <table:table-cell table:formula="of:=AVERAGE([.G197:.K197])" office:value-type="float" office:value="1539.958" calcext:value-type="float">
            <text:p>1539.958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2662" calcext:value-type="float">
            <text:p>2662</text:p>
          </table:table-cell>
          <table:table-cell office:value-type="float" office:value="2957" calcext:value-type="float">
            <text:p>2957</text:p>
          </table:table-cell>
          <table:table-cell office:value-type="float" office:value="2887" calcext:value-type="float">
            <text:p>2887</text:p>
          </table:table-cell>
          <table:table-cell office:value-type="float" office:value="2512" calcext:value-type="float">
            <text:p>2512</text:p>
          </table:table-cell>
          <table:table-cell/>
          <table:table-cell office:value-type="float" office:value="1703.58" calcext:value-type="float">
            <text:p>1703.58</text:p>
          </table:table-cell>
          <table:table-cell office:value-type="float" office:value="1352" calcext:value-type="float">
            <text:p>1352</text:p>
          </table:table-cell>
          <table:table-cell office:value-type="float" office:value="1618.35" calcext:value-type="float">
            <text:p>1618.35</text:p>
          </table:table-cell>
          <table:table-cell office:value-type="float" office:value="1792.86" calcext:value-type="float">
            <text:p>1792.86</text:p>
          </table:table-cell>
          <table:table-cell office:value-type="float" office:value="1502.75" calcext:value-type="float">
            <text:p>1502.75</text:p>
          </table:table-cell>
          <table:table-cell table:number-columns-repeated="2"/>
          <table:table-cell table:formula="of:=AVERAGE([.A198:.E198])" office:value-type="float" office:value="2872.8" calcext:value-type="float">
            <text:p>2872.8</text:p>
          </table:table-cell>
          <table:table-cell table:formula="of:=AVERAGE([.G198:.K198])" office:value-type="float" office:value="1593.908" calcext:value-type="float">
            <text:p>1593.908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762" calcext:value-type="float">
            <text:p>2762</text:p>
          </table:table-cell>
          <table:table-cell office:value-type="float" office:value="2882" calcext:value-type="float">
            <text:p>2882</text:p>
          </table:table-cell>
          <table:table-cell office:value-type="float" office:value="3372" calcext:value-type="float">
            <text:p>3372</text:p>
          </table:table-cell>
          <table:table-cell office:value-type="float" office:value="2652" calcext:value-type="float">
            <text:p>2652</text:p>
          </table:table-cell>
          <table:table-cell/>
          <table:table-cell office:value-type="float" office:value="1556.2" calcext:value-type="float">
            <text:p>1556.2</text:p>
          </table:table-cell>
          <table:table-cell office:value-type="float" office:value="1351.33" calcext:value-type="float">
            <text:p>1351.33</text:p>
          </table:table-cell>
          <table:table-cell office:value-type="float" office:value="1569.9" calcext:value-type="float">
            <text:p>1569.9</text:p>
          </table:table-cell>
          <table:table-cell office:value-type="float" office:value="1841.78" calcext:value-type="float">
            <text:p>1841.78</text:p>
          </table:table-cell>
          <table:table-cell office:value-type="float" office:value="1528.72" calcext:value-type="float">
            <text:p>1528.72</text:p>
          </table:table-cell>
          <table:table-cell table:number-columns-repeated="2"/>
          <table:table-cell table:formula="of:=AVERAGE([.A199:.E199])" office:value-type="float" office:value="2912" calcext:value-type="float">
            <text:p>2912</text:p>
          </table:table-cell>
          <table:table-cell table:formula="of:=AVERAGE([.G199:.K199])" office:value-type="float" office:value="1569.586" calcext:value-type="float">
            <text:p>1569.586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2312" calcext:value-type="float">
            <text:p>2312</text:p>
          </table:table-cell>
          <table:table-cell office:value-type="float" office:value="2827" calcext:value-type="float">
            <text:p>2827</text:p>
          </table:table-cell>
          <table:table-cell office:value-type="float" office:value="2937" calcext:value-type="float">
            <text:p>2937</text:p>
          </table:table-cell>
          <table:table-cell office:value-type="float" office:value="2272" calcext:value-type="float">
            <text:p>2272</text:p>
          </table:table-cell>
          <table:table-cell/>
          <table:table-cell office:value-type="float" office:value="1620.76" calcext:value-type="float">
            <text:p>1620.76</text:p>
          </table:table-cell>
          <table:table-cell office:value-type="float" office:value="1258.59" calcext:value-type="float">
            <text:p>1258.59</text:p>
          </table:table-cell>
          <table:table-cell office:value-type="float" office:value="1757.97" calcext:value-type="float">
            <text:p>1757.97</text:p>
          </table:table-cell>
          <table:table-cell office:value-type="float" office:value="1628" calcext:value-type="float">
            <text:p>1628</text:p>
          </table:table-cell>
          <table:table-cell office:value-type="float" office:value="1461.32" calcext:value-type="float">
            <text:p>1461.32</text:p>
          </table:table-cell>
          <table:table-cell table:number-columns-repeated="2"/>
          <table:table-cell table:formula="of:=AVERAGE([.A200:.E200])" office:value-type="float" office:value="2708" calcext:value-type="float">
            <text:p>2708</text:p>
          </table:table-cell>
          <table:table-cell table:formula="of:=AVERAGE([.G200:.K200])" office:value-type="float" office:value="1545.328" calcext:value-type="float">
            <text:p>1545.328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662" calcext:value-type="float">
            <text:p>2662</text:p>
          </table:table-cell>
          <table:table-cell office:value-type="float" office:value="2802" calcext:value-type="float">
            <text:p>2802</text:p>
          </table:table-cell>
          <table:table-cell office:value-type="float" office:value="3067" calcext:value-type="float">
            <text:p>3067</text:p>
          </table:table-cell>
          <table:table-cell office:value-type="float" office:value="2662" calcext:value-type="float">
            <text:p>2662</text:p>
          </table:table-cell>
          <table:table-cell/>
          <table:table-cell office:value-type="float" office:value="1732.91" calcext:value-type="float">
            <text:p>1732.91</text:p>
          </table:table-cell>
          <table:table-cell office:value-type="float" office:value="1265.58" calcext:value-type="float">
            <text:p>1265.58</text:p>
          </table:table-cell>
          <table:table-cell office:value-type="float" office:value="1691.9" calcext:value-type="float">
            <text:p>1691.9</text:p>
          </table:table-cell>
          <table:table-cell office:value-type="float" office:value="1771.93" calcext:value-type="float">
            <text:p>1771.93</text:p>
          </table:table-cell>
          <table:table-cell office:value-type="float" office:value="1485.69" calcext:value-type="float">
            <text:p>1485.69</text:p>
          </table:table-cell>
          <table:table-cell table:number-columns-repeated="2"/>
          <table:table-cell table:formula="of:=AVERAGE([.A201:.E201])" office:value-type="float" office:value="2827" calcext:value-type="float">
            <text:p>2827</text:p>
          </table:table-cell>
          <table:table-cell table:formula="of:=AVERAGE([.G201:.K201])" office:value-type="float" office:value="1589.602" calcext:value-type="float">
            <text:p>1589.602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2662" calcext:value-type="float">
            <text:p>2662</text:p>
          </table:table-cell>
          <table:table-cell office:value-type="float" office:value="2917" calcext:value-type="float">
            <text:p>2917</text:p>
          </table:table-cell>
          <table:table-cell office:value-type="float" office:value="3157" calcext:value-type="float">
            <text:p>3157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672.49" calcext:value-type="float">
            <text:p>1672.49</text:p>
          </table:table-cell>
          <table:table-cell office:value-type="float" office:value="1275.62" calcext:value-type="float">
            <text:p>1275.62</text:p>
          </table:table-cell>
          <table:table-cell office:value-type="float" office:value="1588.96" calcext:value-type="float">
            <text:p>1588.96</text:p>
          </table:table-cell>
          <table:table-cell office:value-type="float" office:value="1788.07" calcext:value-type="float">
            <text:p>1788.07</text:p>
          </table:table-cell>
          <table:table-cell office:value-type="float" office:value="1399.89" calcext:value-type="float">
            <text:p>1399.89</text:p>
          </table:table-cell>
          <table:table-cell table:number-columns-repeated="2"/>
          <table:table-cell table:formula="of:=AVERAGE([.A202:.E202])" office:value-type="float" office:value="2837" calcext:value-type="float">
            <text:p>2837</text:p>
          </table:table-cell>
          <table:table-cell table:formula="of:=AVERAGE([.G202:.K202])" office:value-type="float" office:value="1545.006" calcext:value-type="float">
            <text:p>1545.006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2662" calcext:value-type="float">
            <text:p>2662</text:p>
          </table:table-cell>
          <table:table-cell office:value-type="float" office:value="2927" calcext:value-type="float">
            <text:p>2927</text:p>
          </table:table-cell>
          <table:table-cell office:value-type="float" office:value="3272" calcext:value-type="float">
            <text:p>3272</text:p>
          </table:table-cell>
          <table:table-cell office:value-type="float" office:value="2432" calcext:value-type="float">
            <text:p>2432</text:p>
          </table:table-cell>
          <table:table-cell/>
          <table:table-cell office:value-type="float" office:value="1715.78" calcext:value-type="float">
            <text:p>1715.78</text:p>
          </table:table-cell>
          <table:table-cell office:value-type="float" office:value="1312.73" calcext:value-type="float">
            <text:p>1312.73</text:p>
          </table:table-cell>
          <table:table-cell office:value-type="float" office:value="1743.18" calcext:value-type="float">
            <text:p>1743.18</text:p>
          </table:table-cell>
          <table:table-cell office:value-type="float" office:value="1732.17" calcext:value-type="float">
            <text:p>1732.17</text:p>
          </table:table-cell>
          <table:table-cell office:value-type="float" office:value="1425.58" calcext:value-type="float">
            <text:p>1425.58</text:p>
          </table:table-cell>
          <table:table-cell table:number-columns-repeated="2"/>
          <table:table-cell table:formula="of:=AVERAGE([.A203:.E203])" office:value-type="float" office:value="2917" calcext:value-type="float">
            <text:p>2917</text:p>
          </table:table-cell>
          <table:table-cell table:formula="of:=AVERAGE([.G203:.K203])" office:value-type="float" office:value="1585.888" calcext:value-type="float">
            <text:p>1585.888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662" calcext:value-type="float">
            <text:p>2662</text:p>
          </table:table-cell>
          <table:table-cell office:value-type="float" office:value="2912" calcext:value-type="float">
            <text:p>2912</text:p>
          </table:table-cell>
          <table:table-cell office:value-type="float" office:value="2747" calcext:value-type="float">
            <text:p>2747</text:p>
          </table:table-cell>
          <table:table-cell office:value-type="float" office:value="2467" calcext:value-type="float">
            <text:p>2467</text:p>
          </table:table-cell>
          <table:table-cell/>
          <table:table-cell office:value-type="float" office:value="1547.91" calcext:value-type="float">
            <text:p>1547.91</text:p>
          </table:table-cell>
          <table:table-cell office:value-type="float" office:value="1398.5" calcext:value-type="float">
            <text:p>1398.5</text:p>
          </table:table-cell>
          <table:table-cell office:value-type="float" office:value="1762.67" calcext:value-type="float">
            <text:p>1762.67</text:p>
          </table:table-cell>
          <table:table-cell office:value-type="float" office:value="1684.41" calcext:value-type="float">
            <text:p>1684.41</text:p>
          </table:table-cell>
          <table:table-cell office:value-type="float" office:value="1584.57" calcext:value-type="float">
            <text:p>1584.57</text:p>
          </table:table-cell>
          <table:table-cell table:number-columns-repeated="2"/>
          <table:table-cell table:formula="of:=AVERAGE([.A204:.E204])" office:value-type="float" office:value="2736" calcext:value-type="float">
            <text:p>2736</text:p>
          </table:table-cell>
          <table:table-cell table:formula="of:=AVERAGE([.G204:.K204])" office:value-type="float" office:value="1595.612" calcext:value-type="float">
            <text:p>1595.612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2662" calcext:value-type="float">
            <text:p>2662</text:p>
          </table:table-cell>
          <table:table-cell office:value-type="float" office:value="3087" calcext:value-type="float">
            <text:p>3087</text:p>
          </table:table-cell>
          <table:table-cell office:value-type="float" office:value="3007" calcext:value-type="float">
            <text:p>3007</text:p>
          </table:table-cell>
          <table:table-cell office:value-type="float" office:value="2377" calcext:value-type="float">
            <text:p>2377</text:p>
          </table:table-cell>
          <table:table-cell/>
          <table:table-cell office:value-type="float" office:value="1774.49" calcext:value-type="float">
            <text:p>1774.49</text:p>
          </table:table-cell>
          <table:table-cell office:value-type="float" office:value="1214.94" calcext:value-type="float">
            <text:p>1214.94</text:p>
          </table:table-cell>
          <table:table-cell office:value-type="float" office:value="1722.67" calcext:value-type="float">
            <text:p>1722.67</text:p>
          </table:table-cell>
          <table:table-cell office:value-type="float" office:value="1673.65" calcext:value-type="float">
            <text:p>1673.65</text:p>
          </table:table-cell>
          <table:table-cell office:value-type="float" office:value="1550.51" calcext:value-type="float">
            <text:p>1550.51</text:p>
          </table:table-cell>
          <table:table-cell table:number-columns-repeated="2"/>
          <table:table-cell table:formula="of:=AVERAGE([.A205:.E205])" office:value-type="float" office:value="2865" calcext:value-type="float">
            <text:p>2865</text:p>
          </table:table-cell>
          <table:table-cell table:formula="of:=AVERAGE([.G205:.K205])" office:value-type="float" office:value="1587.252" calcext:value-type="float">
            <text:p>1587.252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812" calcext:value-type="float">
            <text:p>2812</text:p>
          </table:table-cell>
          <table:table-cell office:value-type="float" office:value="2932" calcext:value-type="float">
            <text:p>2932</text:p>
          </table:table-cell>
          <table:table-cell office:value-type="float" office:value="3102" calcext:value-type="float">
            <text:p>3102</text:p>
          </table:table-cell>
          <table:table-cell office:value-type="float" office:value="2527" calcext:value-type="float">
            <text:p>2527</text:p>
          </table:table-cell>
          <table:table-cell/>
          <table:table-cell office:value-type="float" office:value="1641.4" calcext:value-type="float">
            <text:p>1641.4</text:p>
          </table:table-cell>
          <table:table-cell office:value-type="float" office:value="1293.47" calcext:value-type="float">
            <text:p>1293.47</text:p>
          </table:table-cell>
          <table:table-cell office:value-type="float" office:value="1773.13" calcext:value-type="float">
            <text:p>1773.13</text:p>
          </table:table-cell>
          <table:table-cell office:value-type="float" office:value="1667.12" calcext:value-type="float">
            <text:p>1667.12</text:p>
          </table:table-cell>
          <table:table-cell office:value-type="float" office:value="1494.04" calcext:value-type="float">
            <text:p>1494.04</text:p>
          </table:table-cell>
          <table:table-cell table:number-columns-repeated="2"/>
          <table:table-cell table:formula="of:=AVERAGE([.A206:.E206])" office:value-type="float" office:value="2853" calcext:value-type="float">
            <text:p>2853</text:p>
          </table:table-cell>
          <table:table-cell table:formula="of:=AVERAGE([.G206:.K206])" office:value-type="float" office:value="1573.832" calcext:value-type="float">
            <text:p>1573.832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2612" calcext:value-type="float">
            <text:p>2612</text:p>
          </table:table-cell>
          <table:table-cell office:value-type="float" office:value="2952" calcext:value-type="float">
            <text:p>2952</text:p>
          </table:table-cell>
          <table:table-cell office:value-type="float" office:value="2997" calcext:value-type="float">
            <text:p>2997</text:p>
          </table:table-cell>
          <table:table-cell office:value-type="float" office:value="2512" calcext:value-type="float">
            <text:p>2512</text:p>
          </table:table-cell>
          <table:table-cell/>
          <table:table-cell office:value-type="float" office:value="1643.44" calcext:value-type="float">
            <text:p>1643.44</text:p>
          </table:table-cell>
          <table:table-cell office:value-type="float" office:value="1248.73" calcext:value-type="float">
            <text:p>1248.73</text:p>
          </table:table-cell>
          <table:table-cell office:value-type="float" office:value="1567.95" calcext:value-type="float">
            <text:p>1567.95</text:p>
          </table:table-cell>
          <table:table-cell office:value-type="float" office:value="1764.48" calcext:value-type="float">
            <text:p>1764.48</text:p>
          </table:table-cell>
          <table:table-cell office:value-type="float" office:value="1536.68" calcext:value-type="float">
            <text:p>1536.68</text:p>
          </table:table-cell>
          <table:table-cell table:number-columns-repeated="2"/>
          <table:table-cell table:formula="of:=AVERAGE([.A207:.E207])" office:value-type="float" office:value="2843.8" calcext:value-type="float">
            <text:p>2843.8</text:p>
          </table:table-cell>
          <table:table-cell table:formula="of:=AVERAGE([.G207:.K207])" office:value-type="float" office:value="1552.256" calcext:value-type="float">
            <text:p>1552.256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612" calcext:value-type="float">
            <text:p>2612</text:p>
          </table:table-cell>
          <table:table-cell office:value-type="float" office:value="3112" calcext:value-type="float">
            <text:p>3112</text:p>
          </table:table-cell>
          <table:table-cell office:value-type="float" office:value="2937" calcext:value-type="float">
            <text:p>2937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float" office:value="1695.13" calcext:value-type="float">
            <text:p>1695.13</text:p>
          </table:table-cell>
          <table:table-cell office:value-type="float" office:value="1196.37" calcext:value-type="float">
            <text:p>1196.37</text:p>
          </table:table-cell>
          <table:table-cell office:value-type="float" office:value="1724.18" calcext:value-type="float">
            <text:p>1724.18</text:p>
          </table:table-cell>
          <table:table-cell office:value-type="float" office:value="1653.01" calcext:value-type="float">
            <text:p>1653.01</text:p>
          </table:table-cell>
          <table:table-cell office:value-type="float" office:value="1531.52" calcext:value-type="float">
            <text:p>1531.52</text:p>
          </table:table-cell>
          <table:table-cell table:number-columns-repeated="2"/>
          <table:table-cell table:formula="of:=AVERAGE([.A208:.E208])" office:value-type="float" office:value="2831" calcext:value-type="float">
            <text:p>2831</text:p>
          </table:table-cell>
          <table:table-cell table:formula="of:=AVERAGE([.G208:.K208])" office:value-type="float" office:value="1560.042" calcext:value-type="float">
            <text:p>1560.042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2662" calcext:value-type="float">
            <text:p>2662</text:p>
          </table:table-cell>
          <table:table-cell office:value-type="float" office:value="3017" calcext:value-type="float">
            <text:p>3017</text:p>
          </table:table-cell>
          <table:table-cell office:value-type="float" office:value="3537" calcext:value-type="float">
            <text:p>3537</text:p>
          </table:table-cell>
          <table:table-cell office:value-type="float" office:value="2362" calcext:value-type="float">
            <text:p>2362</text:p>
          </table:table-cell>
          <table:table-cell/>
          <table:table-cell office:value-type="float" office:value="1606.35" calcext:value-type="float">
            <text:p>1606.35</text:p>
          </table:table-cell>
          <table:table-cell office:value-type="float" office:value="1186.58" calcext:value-type="float">
            <text:p>1186.58</text:p>
          </table:table-cell>
          <table:table-cell office:value-type="float" office:value="1595.32" calcext:value-type="float">
            <text:p>1595.32</text:p>
          </table:table-cell>
          <table:table-cell office:value-type="float" office:value="1734.13" calcext:value-type="float">
            <text:p>1734.13</text:p>
          </table:table-cell>
          <table:table-cell office:value-type="float" office:value="1504.1" calcext:value-type="float">
            <text:p>1504.1</text:p>
          </table:table-cell>
          <table:table-cell table:number-columns-repeated="2"/>
          <table:table-cell table:formula="of:=AVERAGE([.A209:.E209])" office:value-type="float" office:value="2854" calcext:value-type="float">
            <text:p>2854</text:p>
          </table:table-cell>
          <table:table-cell table:formula="of:=AVERAGE([.G209:.K209])" office:value-type="float" office:value="1525.296" calcext:value-type="float">
            <text:p>1525.296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2662" calcext:value-type="float">
            <text:p>2662</text:p>
          </table:table-cell>
          <table:table-cell office:value-type="float" office:value="2972" calcext:value-type="float">
            <text:p>2972</text:p>
          </table:table-cell>
          <table:table-cell office:value-type="float" office:value="3021" calcext:value-type="float">
            <text:p>3021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float" office:value="1584.26" calcext:value-type="float">
            <text:p>1584.26</text:p>
          </table:table-cell>
          <table:table-cell office:value-type="float" office:value="1221.59" calcext:value-type="float">
            <text:p>1221.59</text:p>
          </table:table-cell>
          <table:table-cell office:value-type="float" office:value="1529.67" calcext:value-type="float">
            <text:p>1529.67</text:p>
          </table:table-cell>
          <table:table-cell office:value-type="float" office:value="1739.67" calcext:value-type="float">
            <text:p>1739.67</text:p>
          </table:table-cell>
          <table:table-cell office:value-type="float" office:value="1534.73" calcext:value-type="float">
            <text:p>1534.73</text:p>
          </table:table-cell>
          <table:table-cell table:number-columns-repeated="2"/>
          <table:table-cell table:formula="of:=AVERAGE([.A210:.E210])" office:value-type="float" office:value="2885.6" calcext:value-type="float">
            <text:p>2885.6</text:p>
          </table:table-cell>
          <table:table-cell table:formula="of:=AVERAGE([.G210:.K210])" office:value-type="float" office:value="1521.984" calcext:value-type="float">
            <text:p>1521.984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612" calcext:value-type="float">
            <text:p>2612</text:p>
          </table:table-cell>
          <table:table-cell office:value-type="float" office:value="2787" calcext:value-type="float">
            <text:p>2787</text:p>
          </table:table-cell>
          <table:table-cell office:value-type="float" office:value="3507" calcext:value-type="float">
            <text:p>3507</text:p>
          </table:table-cell>
          <table:table-cell office:value-type="float" office:value="2757" calcext:value-type="float">
            <text:p>2757</text:p>
          </table:table-cell>
          <table:table-cell/>
          <table:table-cell office:value-type="float" office:value="1720.7" calcext:value-type="float">
            <text:p>1720.7</text:p>
          </table:table-cell>
          <table:table-cell office:value-type="float" office:value="1248.59" calcext:value-type="float">
            <text:p>1248.59</text:p>
          </table:table-cell>
          <table:table-cell office:value-type="float" office:value="1133.3" calcext:value-type="float">
            <text:p>1133.3</text:p>
          </table:table-cell>
          <table:table-cell office:value-type="float" office:value="1521.8" calcext:value-type="float">
            <text:p>1521.8</text:p>
          </table:table-cell>
          <table:table-cell office:value-type="float" office:value="1597.87" calcext:value-type="float">
            <text:p>1597.87</text:p>
          </table:table-cell>
          <table:table-cell table:number-columns-repeated="2"/>
          <table:table-cell table:formula="of:=AVERAGE([.A211:.E211])" office:value-type="float" office:value="2961" calcext:value-type="float">
            <text:p>2961</text:p>
          </table:table-cell>
          <table:table-cell table:formula="of:=AVERAGE([.G211:.K211])" office:value-type="float" office:value="1444.452" calcext:value-type="float">
            <text:p>1444.452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2812" calcext:value-type="float">
            <text:p>2812</text:p>
          </table:table-cell>
          <table:table-cell office:value-type="float" office:value="2970" calcext:value-type="float">
            <text:p>2970</text:p>
          </table:table-cell>
          <table:table-cell office:value-type="float" office:value="3297" calcext:value-type="float">
            <text:p>3297</text:p>
          </table:table-cell>
          <table:table-cell office:value-type="float" office:value="2527" calcext:value-type="float">
            <text:p>2527</text:p>
          </table:table-cell>
          <table:table-cell/>
          <table:table-cell office:value-type="float" office:value="1658.69" calcext:value-type="float">
            <text:p>1658.69</text:p>
          </table:table-cell>
          <table:table-cell office:value-type="float" office:value="1381.63" calcext:value-type="float">
            <text:p>1381.63</text:p>
          </table:table-cell>
          <table:table-cell office:value-type="float" office:value="1476.66" calcext:value-type="float">
            <text:p>1476.66</text:p>
          </table:table-cell>
          <table:table-cell office:value-type="float" office:value="1736.23" calcext:value-type="float">
            <text:p>1736.23</text:p>
          </table:table-cell>
          <table:table-cell office:value-type="float" office:value="1630.7" calcext:value-type="float">
            <text:p>1630.7</text:p>
          </table:table-cell>
          <table:table-cell table:number-columns-repeated="2"/>
          <table:table-cell table:formula="of:=AVERAGE([.A212:.E212])" office:value-type="float" office:value="2990.4" calcext:value-type="float">
            <text:p>2990.4</text:p>
          </table:table-cell>
          <table:table-cell table:formula="of:=AVERAGE([.G212:.K212])" office:value-type="float" office:value="1576.782" calcext:value-type="float">
            <text:p>1576.782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812" calcext:value-type="float">
            <text:p>2812</text:p>
          </table:table-cell>
          <table:table-cell office:value-type="float" office:value="2882" calcext:value-type="float">
            <text:p>2882</text:p>
          </table:table-cell>
          <table:table-cell office:value-type="float" office:value="3312" calcext:value-type="float">
            <text:p>3312</text:p>
          </table:table-cell>
          <table:table-cell office:value-type="float" office:value="2427" calcext:value-type="float">
            <text:p>2427</text:p>
          </table:table-cell>
          <table:table-cell/>
          <table:table-cell office:value-type="float" office:value="1719.89" calcext:value-type="float">
            <text:p>1719.89</text:p>
          </table:table-cell>
          <table:table-cell office:value-type="float" office:value="1421.62" calcext:value-type="float">
            <text:p>1421.62</text:p>
          </table:table-cell>
          <table:table-cell office:value-type="float" office:value="1605.93" calcext:value-type="float">
            <text:p>1605.93</text:p>
          </table:table-cell>
          <table:table-cell office:value-type="float" office:value="1939.09" calcext:value-type="float">
            <text:p>1939.09</text:p>
          </table:table-cell>
          <table:table-cell office:value-type="float" office:value="1492" calcext:value-type="float">
            <text:p>1492</text:p>
          </table:table-cell>
          <table:table-cell table:number-columns-repeated="2"/>
          <table:table-cell table:formula="of:=AVERAGE([.A213:.E213])" office:value-type="float" office:value="2885" calcext:value-type="float">
            <text:p>2885</text:p>
          </table:table-cell>
          <table:table-cell table:formula="of:=AVERAGE([.G213:.K213])" office:value-type="float" office:value="1635.706" calcext:value-type="float">
            <text:p>1635.706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2662" calcext:value-type="float">
            <text:p>2662</text:p>
          </table:table-cell>
          <table:table-cell office:value-type="float" office:value="3197" calcext:value-type="float">
            <text:p>3197</text:p>
          </table:table-cell>
          <table:table-cell office:value-type="float" office:value="3087" calcext:value-type="float">
            <text:p>3087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float" office:value="1502.18" calcext:value-type="float">
            <text:p>1502.18</text:p>
          </table:table-cell>
          <table:table-cell office:value-type="float" office:value="1320.4" calcext:value-type="float">
            <text:p>1320.4</text:p>
          </table:table-cell>
          <table:table-cell office:value-type="float" office:value="1386.24" calcext:value-type="float">
            <text:p>1386.24</text:p>
          </table:table-cell>
          <table:table-cell office:value-type="float" office:value="1891.27" calcext:value-type="float">
            <text:p>1891.27</text:p>
          </table:table-cell>
          <table:table-cell office:value-type="float" office:value="1547.95" calcext:value-type="float">
            <text:p>1547.95</text:p>
          </table:table-cell>
          <table:table-cell table:number-columns-repeated="2"/>
          <table:table-cell table:formula="of:=AVERAGE([.A214:.E214])" office:value-type="float" office:value="2828" calcext:value-type="float">
            <text:p>2828</text:p>
          </table:table-cell>
          <table:table-cell table:formula="of:=AVERAGE([.G214:.K214])" office:value-type="float" office:value="1529.608" calcext:value-type="float">
            <text:p>1529.608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2612" calcext:value-type="float">
            <text:p>2612</text:p>
          </table:table-cell>
          <table:table-cell office:value-type="float" office:value="3080" calcext:value-type="float">
            <text:p>3080</text:p>
          </table:table-cell>
          <table:table-cell office:value-type="float" office:value="3157" calcext:value-type="float">
            <text:p>3157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float" office:value="1470.23" calcext:value-type="float">
            <text:p>1470.23</text:p>
          </table:table-cell>
          <table:table-cell office:value-type="float" office:value="1364.63" calcext:value-type="float">
            <text:p>1364.63</text:p>
          </table:table-cell>
          <table:table-cell office:value-type="float" office:value="1583.95" calcext:value-type="float">
            <text:p>1583.95</text:p>
          </table:table-cell>
          <table:table-cell office:value-type="float" office:value="1680.39" calcext:value-type="float">
            <text:p>1680.39</text:p>
          </table:table-cell>
          <table:table-cell office:value-type="float" office:value="1543.3" calcext:value-type="float">
            <text:p>1543.3</text:p>
          </table:table-cell>
          <table:table-cell table:number-columns-repeated="2"/>
          <table:table-cell table:formula="of:=AVERAGE([.A215:.E215])" office:value-type="float" office:value="2819.2" calcext:value-type="float">
            <text:p>2819.2</text:p>
          </table:table-cell>
          <table:table-cell table:formula="of:=AVERAGE([.G215:.K215])" office:value-type="float" office:value="1528.5" calcext:value-type="float">
            <text:p>1528.5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662" calcext:value-type="float">
            <text:p>2662</text:p>
          </table:table-cell>
          <table:table-cell office:value-type="float" office:value="2917" calcext:value-type="float">
            <text:p>2917</text:p>
          </table:table-cell>
          <table:table-cell office:value-type="float" office:value="3157" calcext:value-type="float">
            <text:p>3157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624.42" calcext:value-type="float">
            <text:p>1624.42</text:p>
          </table:table-cell>
          <table:table-cell office:value-type="float" office:value="1262.34" calcext:value-type="float">
            <text:p>1262.34</text:p>
          </table:table-cell>
          <table:table-cell office:value-type="float" office:value="1698.2" calcext:value-type="float">
            <text:p>1698.2</text:p>
          </table:table-cell>
          <table:table-cell office:value-type="float" office:value="1792.76" calcext:value-type="float">
            <text:p>1792.76</text:p>
          </table:table-cell>
          <table:table-cell office:value-type="float" office:value="1388.34" calcext:value-type="float">
            <text:p>1388.34</text:p>
          </table:table-cell>
          <table:table-cell table:number-columns-repeated="2"/>
          <table:table-cell table:formula="of:=AVERAGE([.A216:.E216])" office:value-type="float" office:value="2838" calcext:value-type="float">
            <text:p>2838</text:p>
          </table:table-cell>
          <table:table-cell table:formula="of:=AVERAGE([.G216:.K216])" office:value-type="float" office:value="1553.212" calcext:value-type="float">
            <text:p>1553.212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2662" calcext:value-type="float">
            <text:p>2662</text:p>
          </table:table-cell>
          <table:table-cell office:value-type="float" office:value="2767" calcext:value-type="float">
            <text:p>2767</text:p>
          </table:table-cell>
          <table:table-cell office:value-type="float" office:value="3007" calcext:value-type="float">
            <text:p>3007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float" office:value="1586.8" calcext:value-type="float">
            <text:p>1586.8</text:p>
          </table:table-cell>
          <table:table-cell office:value-type="float" office:value="1417.18" calcext:value-type="float">
            <text:p>1417.18</text:p>
          </table:table-cell>
          <table:table-cell office:value-type="float" office:value="1451.3" calcext:value-type="float">
            <text:p>1451.3</text:p>
          </table:table-cell>
          <table:table-cell office:value-type="float" office:value="1701.87" calcext:value-type="float">
            <text:p>1701.87</text:p>
          </table:table-cell>
          <table:table-cell office:value-type="float" office:value="1518.96" calcext:value-type="float">
            <text:p>1518.96</text:p>
          </table:table-cell>
          <table:table-cell table:number-columns-repeated="2"/>
          <table:table-cell table:formula="of:=AVERAGE([.A217:.E217])" office:value-type="float" office:value="2848" calcext:value-type="float">
            <text:p>2848</text:p>
          </table:table-cell>
          <table:table-cell table:formula="of:=AVERAGE([.G217:.K217])" office:value-type="float" office:value="1535.222" calcext:value-type="float">
            <text:p>1535.222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3012" calcext:value-type="float">
            <text:p>3012</text:p>
          </table:table-cell>
          <table:table-cell office:value-type="float" office:value="2692" calcext:value-type="float">
            <text:p>2692</text:p>
          </table:table-cell>
          <table:table-cell office:value-type="float" office:value="3347" calcext:value-type="float">
            <text:p>3347</text:p>
          </table:table-cell>
          <table:table-cell office:value-type="float" office:value="2637" calcext:value-type="float">
            <text:p>2637</text:p>
          </table:table-cell>
          <table:table-cell/>
          <table:table-cell office:value-type="float" office:value="1620.62" calcext:value-type="float">
            <text:p>1620.62</text:p>
          </table:table-cell>
          <table:table-cell office:value-type="float" office:value="1322.06" calcext:value-type="float">
            <text:p>1322.06</text:p>
          </table:table-cell>
          <table:table-cell office:value-type="float" office:value="1613.6" calcext:value-type="float">
            <text:p>1613.6</text:p>
          </table:table-cell>
          <table:table-cell office:value-type="float" office:value="1819.88" calcext:value-type="float">
            <text:p>1819.88</text:p>
          </table:table-cell>
          <table:table-cell office:value-type="float" office:value="1577.75" calcext:value-type="float">
            <text:p>1577.75</text:p>
          </table:table-cell>
          <table:table-cell table:number-columns-repeated="2"/>
          <table:table-cell table:formula="of:=AVERAGE([.A218:.E218])" office:value-type="float" office:value="2976" calcext:value-type="float">
            <text:p>2976</text:p>
          </table:table-cell>
          <table:table-cell table:formula="of:=AVERAGE([.G218:.K218])" office:value-type="float" office:value="1590.782" calcext:value-type="float">
            <text:p>1590.782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2662" calcext:value-type="float">
            <text:p>2662</text:p>
          </table:table-cell>
          <table:table-cell office:value-type="float" office:value="3412" calcext:value-type="float">
            <text:p>3412</text:p>
          </table:table-cell>
          <table:table-cell office:value-type="float" office:value="3426" calcext:value-type="float">
            <text:p>3426</text:p>
          </table:table-cell>
          <table:table-cell office:value-type="float" office:value="2626" calcext:value-type="float">
            <text:p>2626</text:p>
          </table:table-cell>
          <table:table-cell/>
          <table:table-cell office:value-type="float" office:value="1447.27" calcext:value-type="float">
            <text:p>1447.27</text:p>
          </table:table-cell>
          <table:table-cell office:value-type="float" office:value="1341.07" calcext:value-type="float">
            <text:p>1341.07</text:p>
          </table:table-cell>
          <table:table-cell office:value-type="float" office:value="1575.88" calcext:value-type="float">
            <text:p>1575.88</text:p>
          </table:table-cell>
          <table:table-cell office:value-type="float" office:value="1839.12" calcext:value-type="float">
            <text:p>1839.12</text:p>
          </table:table-cell>
          <table:table-cell office:value-type="float" office:value="1610.35" calcext:value-type="float">
            <text:p>1610.35</text:p>
          </table:table-cell>
          <table:table-cell table:number-columns-repeated="2"/>
          <table:table-cell table:formula="of:=AVERAGE([.A219:.E219])" office:value-type="float" office:value="2943.4" calcext:value-type="float">
            <text:p>2943.4</text:p>
          </table:table-cell>
          <table:table-cell table:formula="of:=AVERAGE([.G219:.K219])" office:value-type="float" office:value="1562.738" calcext:value-type="float">
            <text:p>1562.738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662" calcext:value-type="float">
            <text:p>2662</text:p>
          </table:table-cell>
          <table:table-cell office:value-type="float" office:value="2937" calcext:value-type="float">
            <text:p>2937</text:p>
          </table:table-cell>
          <table:table-cell office:value-type="float" office:value="2852" calcext:value-type="float">
            <text:p>2852</text:p>
          </table:table-cell>
          <table:table-cell office:value-type="float" office:value="2457" calcext:value-type="float">
            <text:p>2457</text:p>
          </table:table-cell>
          <table:table-cell/>
          <table:table-cell office:value-type="float" office:value="1706.87" calcext:value-type="float">
            <text:p>1706.87</text:p>
          </table:table-cell>
          <table:table-cell office:value-type="float" office:value="1346.84" calcext:value-type="float">
            <text:p>1346.84</text:p>
          </table:table-cell>
          <table:table-cell office:value-type="float" office:value="1592.14" calcext:value-type="float">
            <text:p>1592.14</text:p>
          </table:table-cell>
          <table:table-cell office:value-type="float" office:value="1799.48" calcext:value-type="float">
            <text:p>1799.48</text:p>
          </table:table-cell>
          <table:table-cell office:value-type="float" office:value="1531.12" calcext:value-type="float">
            <text:p>1531.12</text:p>
          </table:table-cell>
          <table:table-cell table:number-columns-repeated="2"/>
          <table:table-cell table:formula="of:=AVERAGE([.A220:.E220])" office:value-type="float" office:value="2810" calcext:value-type="float">
            <text:p>2810</text:p>
          </table:table-cell>
          <table:table-cell table:formula="of:=AVERAGE([.G220:.K220])" office:value-type="float" office:value="1595.29" calcext:value-type="float">
            <text:p>1595.29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662" calcext:value-type="float">
            <text:p>2662</text:p>
          </table:table-cell>
          <table:table-cell office:value-type="float" office:value="2867" calcext:value-type="float">
            <text:p>2867</text:p>
          </table:table-cell>
          <table:table-cell office:value-type="float" office:value="3172" calcext:value-type="float">
            <text:p>3172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float" office:value="1527.81" calcext:value-type="float">
            <text:p>1527.81</text:p>
          </table:table-cell>
          <table:table-cell office:value-type="float" office:value="1375.83" calcext:value-type="float">
            <text:p>1375.83</text:p>
          </table:table-cell>
          <table:table-cell office:value-type="float" office:value="1891.59" calcext:value-type="float">
            <text:p>1891.59</text:p>
          </table:table-cell>
          <table:table-cell office:value-type="float" office:value="1731.25" calcext:value-type="float">
            <text:p>1731.25</text:p>
          </table:table-cell>
          <table:table-cell office:value-type="float" office:value="1596.21" calcext:value-type="float">
            <text:p>1596.21</text:p>
          </table:table-cell>
          <table:table-cell table:number-columns-repeated="2"/>
          <table:table-cell table:formula="of:=AVERAGE([.A221:.E221])" office:value-type="float" office:value="2861" calcext:value-type="float">
            <text:p>2861</text:p>
          </table:table-cell>
          <table:table-cell table:formula="of:=AVERAGE([.G221:.K221])" office:value-type="float" office:value="1624.538" calcext:value-type="float">
            <text:p>1624.538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662" calcext:value-type="float">
            <text:p>2662</text:p>
          </table:table-cell>
          <table:table-cell office:value-type="float" office:value="3009" calcext:value-type="float">
            <text:p>3009</text:p>
          </table:table-cell>
          <table:table-cell office:value-type="float" office:value="3142" calcext:value-type="float">
            <text:p>3142</text:p>
          </table:table-cell>
          <table:table-cell office:value-type="float" office:value="2562" calcext:value-type="float">
            <text:p>2562</text:p>
          </table:table-cell>
          <table:table-cell/>
          <table:table-cell office:value-type="float" office:value="1541.25" calcext:value-type="float">
            <text:p>1541.25</text:p>
          </table:table-cell>
          <table:table-cell office:value-type="float" office:value="1370.33" calcext:value-type="float">
            <text:p>1370.33</text:p>
          </table:table-cell>
          <table:table-cell office:value-type="float" office:value="1788.38" calcext:value-type="float">
            <text:p>1788.38</text:p>
          </table:table-cell>
          <table:table-cell office:value-type="float" office:value="1744.28" calcext:value-type="float">
            <text:p>1744.28</text:p>
          </table:table-cell>
          <table:table-cell office:value-type="float" office:value="1486.2" calcext:value-type="float">
            <text:p>1486.2</text:p>
          </table:table-cell>
          <table:table-cell table:number-columns-repeated="2"/>
          <table:table-cell table:formula="of:=AVERAGE([.A222:.E222])" office:value-type="float" office:value="2873.4" calcext:value-type="float">
            <text:p>2873.4</text:p>
          </table:table-cell>
          <table:table-cell table:formula="of:=AVERAGE([.G222:.K222])" office:value-type="float" office:value="1586.088" calcext:value-type="float">
            <text:p>1586.088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2662" calcext:value-type="float">
            <text:p>2662</text:p>
          </table:table-cell>
          <table:table-cell office:value-type="float" office:value="2807" calcext:value-type="float">
            <text:p>2807</text:p>
          </table:table-cell>
          <table:table-cell office:value-type="float" office:value="3192" calcext:value-type="float">
            <text:p>3192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float" office:value="1444.39" calcext:value-type="float">
            <text:p>1444.39</text:p>
          </table:table-cell>
          <table:table-cell office:value-type="float" office:value="1302.75" calcext:value-type="float">
            <text:p>1302.75</text:p>
          </table:table-cell>
          <table:table-cell office:value-type="float" office:value="1734.64" calcext:value-type="float">
            <text:p>1734.64</text:p>
          </table:table-cell>
          <table:table-cell office:value-type="float" office:value="1816.51" calcext:value-type="float">
            <text:p>1816.51</text:p>
          </table:table-cell>
          <table:table-cell office:value-type="float" office:value="1488.47" calcext:value-type="float">
            <text:p>1488.47</text:p>
          </table:table-cell>
          <table:table-cell table:number-columns-repeated="2"/>
          <table:table-cell table:formula="of:=AVERAGE([.A223:.E223])" office:value-type="float" office:value="2746" calcext:value-type="float">
            <text:p>2746</text:p>
          </table:table-cell>
          <table:table-cell table:formula="of:=AVERAGE([.G223:.K223])" office:value-type="float" office:value="1557.352" calcext:value-type="float">
            <text:p>1557.352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2662" calcext:value-type="float">
            <text:p>2662</text:p>
          </table:table-cell>
          <table:table-cell office:value-type="float" office:value="2962" calcext:value-type="float">
            <text:p>2962</text:p>
          </table:table-cell>
          <table:table-cell office:value-type="float" office:value="3466" calcext:value-type="float">
            <text:p>3466</text:p>
          </table:table-cell>
          <table:table-cell office:value-type="float" office:value="2582" calcext:value-type="float">
            <text:p>2582</text:p>
          </table:table-cell>
          <table:table-cell/>
          <table:table-cell office:value-type="float" office:value="1577.69" calcext:value-type="float">
            <text:p>1577.69</text:p>
          </table:table-cell>
          <table:table-cell office:value-type="float" office:value="1343.64" calcext:value-type="float">
            <text:p>1343.64</text:p>
          </table:table-cell>
          <table:table-cell office:value-type="float" office:value="1737.41" calcext:value-type="float">
            <text:p>1737.41</text:p>
          </table:table-cell>
          <table:table-cell office:value-type="float" office:value="1626.43" calcext:value-type="float">
            <text:p>1626.43</text:p>
          </table:table-cell>
          <table:table-cell office:value-type="float" office:value="1554.03" calcext:value-type="float">
            <text:p>1554.03</text:p>
          </table:table-cell>
          <table:table-cell table:number-columns-repeated="2"/>
          <table:table-cell table:formula="of:=AVERAGE([.A224:.E224])" office:value-type="float" office:value="2885.8" calcext:value-type="float">
            <text:p>2885.8</text:p>
          </table:table-cell>
          <table:table-cell table:formula="of:=AVERAGE([.G224:.K224])" office:value-type="float" office:value="1567.84" calcext:value-type="float">
            <text:p>1567.84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2662" calcext:value-type="float">
            <text:p>2662</text:p>
          </table:table-cell>
          <table:table-cell office:value-type="float" office:value="2807" calcext:value-type="float">
            <text:p>2807</text:p>
          </table:table-cell>
          <table:table-cell office:value-type="float" office:value="3567" calcext:value-type="float">
            <text:p>3567</text:p>
          </table:table-cell>
          <table:table-cell office:value-type="float" office:value="2727" calcext:value-type="float">
            <text:p>2727</text:p>
          </table:table-cell>
          <table:table-cell/>
          <table:table-cell office:value-type="float" office:value="1572.61" calcext:value-type="float">
            <text:p>1572.61</text:p>
          </table:table-cell>
          <table:table-cell office:value-type="float" office:value="1358.32" calcext:value-type="float">
            <text:p>1358.32</text:p>
          </table:table-cell>
          <table:table-cell office:value-type="float" office:value="1844.45" calcext:value-type="float">
            <text:p>1844.45</text:p>
          </table:table-cell>
          <table:table-cell office:value-type="float" office:value="1778.68" calcext:value-type="float">
            <text:p>1778.68</text:p>
          </table:table-cell>
          <table:table-cell office:value-type="float" office:value="1515.97" calcext:value-type="float">
            <text:p>1515.97</text:p>
          </table:table-cell>
          <table:table-cell table:number-columns-repeated="2"/>
          <table:table-cell table:formula="of:=AVERAGE([.A225:.E225])" office:value-type="float" office:value="2921" calcext:value-type="float">
            <text:p>2921</text:p>
          </table:table-cell>
          <table:table-cell table:formula="of:=AVERAGE([.G225:.K225])" office:value-type="float" office:value="1614.006" calcext:value-type="float">
            <text:p>1614.006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662" calcext:value-type="float">
            <text:p>2662</text:p>
          </table:table-cell>
          <table:table-cell office:value-type="float" office:value="2887" calcext:value-type="float">
            <text:p>2887</text:p>
          </table:table-cell>
          <table:table-cell office:value-type="float" office:value="2777" calcext:value-type="float">
            <text:p>2777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636.08" calcext:value-type="float">
            <text:p>1636.08</text:p>
          </table:table-cell>
          <table:table-cell office:value-type="float" office:value="1367.25" calcext:value-type="float">
            <text:p>1367.25</text:p>
          </table:table-cell>
          <table:table-cell office:value-type="float" office:value="1682.17" calcext:value-type="float">
            <text:p>1682.17</text:p>
          </table:table-cell>
          <table:table-cell office:value-type="float" office:value="1825.59" calcext:value-type="float">
            <text:p>1825.59</text:p>
          </table:table-cell>
          <table:table-cell office:value-type="float" office:value="1580.09" calcext:value-type="float">
            <text:p>1580.09</text:p>
          </table:table-cell>
          <table:table-cell table:number-columns-repeated="2"/>
          <table:table-cell table:formula="of:=AVERAGE([.A226:.E226])" office:value-type="float" office:value="2676" calcext:value-type="float">
            <text:p>2676</text:p>
          </table:table-cell>
          <table:table-cell table:formula="of:=AVERAGE([.G226:.K226])" office:value-type="float" office:value="1618.236" calcext:value-type="float">
            <text:p>1618.236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662" calcext:value-type="float">
            <text:p>2662</text:p>
          </table:table-cell>
          <table:table-cell office:value-type="float" office:value="2841" calcext:value-type="float">
            <text:p>2841</text:p>
          </table:table-cell>
          <table:table-cell office:value-type="float" office:value="3197" calcext:value-type="float">
            <text:p>3197</text:p>
          </table:table-cell>
          <table:table-cell office:value-type="float" office:value="2307" calcext:value-type="float">
            <text:p>2307</text:p>
          </table:table-cell>
          <table:table-cell/>
          <table:table-cell office:value-type="float" office:value="1694.52" calcext:value-type="float">
            <text:p>1694.52</text:p>
          </table:table-cell>
          <table:table-cell office:value-type="float" office:value="1428.49" calcext:value-type="float">
            <text:p>1428.49</text:p>
          </table:table-cell>
          <table:table-cell office:value-type="float" office:value="1612.52" calcext:value-type="float">
            <text:p>1612.52</text:p>
          </table:table-cell>
          <table:table-cell office:value-type="float" office:value="1860.69" calcext:value-type="float">
            <text:p>1860.69</text:p>
          </table:table-cell>
          <table:table-cell office:value-type="float" office:value="1655.55" calcext:value-type="float">
            <text:p>1655.55</text:p>
          </table:table-cell>
          <table:table-cell table:number-columns-repeated="2"/>
          <table:table-cell table:formula="of:=AVERAGE([.A227:.E227])" office:value-type="float" office:value="2779.8" calcext:value-type="float">
            <text:p>2779.8</text:p>
          </table:table-cell>
          <table:table-cell table:formula="of:=AVERAGE([.G227:.K227])" office:value-type="float" office:value="1650.354" calcext:value-type="float">
            <text:p>1650.354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662" calcext:value-type="float">
            <text:p>2662</text:p>
          </table:table-cell>
          <table:table-cell office:value-type="float" office:value="2922" calcext:value-type="float">
            <text:p>2922</text:p>
          </table:table-cell>
          <table:table-cell office:value-type="float" office:value="3262" calcext:value-type="float">
            <text:p>3262</text:p>
          </table:table-cell>
          <table:table-cell office:value-type="float" office:value="2327" calcext:value-type="float">
            <text:p>2327</text:p>
          </table:table-cell>
          <table:table-cell/>
          <table:table-cell office:value-type="float" office:value="1702.08" calcext:value-type="float">
            <text:p>1702.08</text:p>
          </table:table-cell>
          <table:table-cell office:value-type="float" office:value="1289.49" calcext:value-type="float">
            <text:p>1289.49</text:p>
          </table:table-cell>
          <table:table-cell office:value-type="float" office:value="1805.94" calcext:value-type="float">
            <text:p>1805.94</text:p>
          </table:table-cell>
          <table:table-cell office:value-type="float" office:value="1741.18" calcext:value-type="float">
            <text:p>1741.18</text:p>
          </table:table-cell>
          <table:table-cell office:value-type="float" office:value="1651.01" calcext:value-type="float">
            <text:p>1651.01</text:p>
          </table:table-cell>
          <table:table-cell table:number-columns-repeated="2"/>
          <table:table-cell table:formula="of:=AVERAGE([.A228:.E228])" office:value-type="float" office:value="2833" calcext:value-type="float">
            <text:p>2833</text:p>
          </table:table-cell>
          <table:table-cell table:formula="of:=AVERAGE([.G228:.K228])" office:value-type="float" office:value="1637.94" calcext:value-type="float">
            <text:p>1637.94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2662" calcext:value-type="float">
            <text:p>2662</text:p>
          </table:table-cell>
          <table:table-cell office:value-type="float" office:value="3047" calcext:value-type="float">
            <text:p>3047</text:p>
          </table:table-cell>
          <table:table-cell office:value-type="float" office:value="3232" calcext:value-type="float">
            <text:p>3232</text:p>
          </table:table-cell>
          <table:table-cell office:value-type="float" office:value="2527" calcext:value-type="float">
            <text:p>2527</text:p>
          </table:table-cell>
          <table:table-cell/>
          <table:table-cell office:value-type="float" office:value="1657.8" calcext:value-type="float">
            <text:p>1657.8</text:p>
          </table:table-cell>
          <table:table-cell office:value-type="float" office:value="1384.39" calcext:value-type="float">
            <text:p>1384.39</text:p>
          </table:table-cell>
          <table:table-cell office:value-type="float" office:value="1614.89" calcext:value-type="float">
            <text:p>1614.89</text:p>
          </table:table-cell>
          <table:table-cell office:value-type="float" office:value="1864.05" calcext:value-type="float">
            <text:p>1864.05</text:p>
          </table:table-cell>
          <table:table-cell office:value-type="float" office:value="1512.28" calcext:value-type="float">
            <text:p>1512.28</text:p>
          </table:table-cell>
          <table:table-cell table:number-columns-repeated="2"/>
          <table:table-cell table:formula="of:=AVERAGE([.A229:.E229])" office:value-type="float" office:value="2875" calcext:value-type="float">
            <text:p>2875</text:p>
          </table:table-cell>
          <table:table-cell table:formula="of:=AVERAGE([.G229:.K229])" office:value-type="float" office:value="1606.682" calcext:value-type="float">
            <text:p>1606.682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2662" calcext:value-type="float">
            <text:p>2662</text:p>
          </table:table-cell>
          <table:table-cell office:value-type="float" office:value="2952" calcext:value-type="float">
            <text:p>2952</text:p>
          </table:table-cell>
          <table:table-cell office:value-type="float" office:value="2967" calcext:value-type="float">
            <text:p>2967</text:p>
          </table:table-cell>
          <table:table-cell office:value-type="float" office:value="2362" calcext:value-type="float">
            <text:p>2362</text:p>
          </table:table-cell>
          <table:table-cell/>
          <table:table-cell office:value-type="float" office:value="1648.52" calcext:value-type="float">
            <text:p>1648.52</text:p>
          </table:table-cell>
          <table:table-cell office:value-type="float" office:value="1467.92" calcext:value-type="float">
            <text:p>1467.92</text:p>
          </table:table-cell>
          <table:table-cell office:value-type="float" office:value="1828.62" calcext:value-type="float">
            <text:p>1828.62</text:p>
          </table:table-cell>
          <table:table-cell office:value-type="float" office:value="1720.15" calcext:value-type="float">
            <text:p>1720.15</text:p>
          </table:table-cell>
          <table:table-cell office:value-type="float" office:value="1533.95" calcext:value-type="float">
            <text:p>1533.95</text:p>
          </table:table-cell>
          <table:table-cell table:number-columns-repeated="2"/>
          <table:table-cell table:formula="of:=AVERAGE([.A230:.E230])" office:value-type="float" office:value="2790" calcext:value-type="float">
            <text:p>2790</text:p>
          </table:table-cell>
          <table:table-cell table:formula="of:=AVERAGE([.G230:.K230])" office:value-type="float" office:value="1639.832" calcext:value-type="float">
            <text:p>1639.832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3012" calcext:value-type="float">
            <text:p>3012</text:p>
          </table:table-cell>
          <table:table-cell office:value-type="float" office:value="2907" calcext:value-type="float">
            <text:p>2907</text:p>
          </table:table-cell>
          <table:table-cell office:value-type="float" office:value="3322" calcext:value-type="float">
            <text:p>3322</text:p>
          </table:table-cell>
          <table:table-cell office:value-type="float" office:value="2777" calcext:value-type="float">
            <text:p>2777</text:p>
          </table:table-cell>
          <table:table-cell/>
          <table:table-cell office:value-type="float" office:value="1610.9" calcext:value-type="float">
            <text:p>1610.9</text:p>
          </table:table-cell>
          <table:table-cell office:value-type="float" office:value="1426.65" calcext:value-type="float">
            <text:p>1426.65</text:p>
          </table:table-cell>
          <table:table-cell office:value-type="float" office:value="1820.49" calcext:value-type="float">
            <text:p>1820.49</text:p>
          </table:table-cell>
          <table:table-cell office:value-type="float" office:value="1677.15" calcext:value-type="float">
            <text:p>1677.15</text:p>
          </table:table-cell>
          <table:table-cell office:value-type="float" office:value="1447.45" calcext:value-type="float">
            <text:p>1447.45</text:p>
          </table:table-cell>
          <table:table-cell table:number-columns-repeated="2"/>
          <table:table-cell table:formula="of:=AVERAGE([.A231:.E231])" office:value-type="float" office:value="2992" calcext:value-type="float">
            <text:p>2992</text:p>
          </table:table-cell>
          <table:table-cell table:formula="of:=AVERAGE([.G231:.K231])" office:value-type="float" office:value="1596.528" calcext:value-type="float">
            <text:p>1596.528</text:p>
          </table:table-cell>
        </table:table-row>
      </table:table>
      <table:table table:name="distanceL_8" table:style-name="ta1">
        <table:shapes>
          <draw:frame draw:z-index="0" draw:style-name="gr1" draw:text-style-name="P1" svg:width="15.999cm" svg:height="8.999cm" svg:x="28.145cm" svg:y="0.1cm">
            <draw:object draw:notify-on-update-of-ranges="distanceL_8.N1:distanceL_8.N1 distanceL_8.N2:distanceL_8.N231 distanceL_8.O1:distanceL_8.O1 distanceL_8.O2:distanceL_8.O23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263" calcext:value-type="float">
            <text:p>1263</text:p>
          </table:table-cell>
          <table:table-cell office:value-type="float" office:value="1419" calcext:value-type="float">
            <text:p>1419</text:p>
          </table:table-cell>
          <table:table-cell office:value-type="float" office:value="1312" calcext:value-type="float">
            <text:p>1312</text:p>
          </table:table-cell>
          <table:table-cell office:value-type="float" office:value="1389" calcext:value-type="float">
            <text:p>1389</text:p>
          </table:table-cell>
          <table:table-cell/>
          <table:table-cell office:value-type="float" office:value="642.83" calcext:value-type="float">
            <text:p>642.83</text:p>
          </table:table-cell>
          <table:table-cell office:value-type="float" office:value="583.47" calcext:value-type="float">
            <text:p>583.47</text:p>
          </table:table-cell>
          <table:table-cell office:value-type="float" office:value="625.02" calcext:value-type="float">
            <text:p>625.02</text:p>
          </table:table-cell>
          <table:table-cell office:value-type="float" office:value="563.58" calcext:value-type="float">
            <text:p>563.58</text:p>
          </table:table-cell>
          <table:table-cell office:value-type="float" office:value="588.23" calcext:value-type="float">
            <text:p>588.23</text:p>
          </table:table-cell>
          <table:table-cell table:number-columns-repeated="2"/>
          <table:table-cell table:formula="of:=AVERAGE([.A2:.E2])" office:value-type="float" office:value="1395.8" calcext:value-type="float">
            <text:p>1395.8</text:p>
          </table:table-cell>
          <table:table-cell table:formula="of:=AVERAGE([.G2:.K2])" office:value-type="float" office:value="600.626" calcext:value-type="float">
            <text:p>600.62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810" calcext:value-type="float">
            <text:p>1810</text:p>
          </table:table-cell>
          <table:table-cell office:value-type="float" office:value="1692" calcext:value-type="float">
            <text:p>1692</text:p>
          </table:table-cell>
          <table:table-cell office:value-type="float" office:value="1432" calcext:value-type="float">
            <text:p>1432</text:p>
          </table:table-cell>
          <table:table-cell office:value-type="float" office:value="1766" calcext:value-type="float">
            <text:p>1766</text:p>
          </table:table-cell>
          <table:table-cell/>
          <table:table-cell office:value-type="float" office:value="846.33" calcext:value-type="float">
            <text:p>846.33</text:p>
          </table:table-cell>
          <table:table-cell office:value-type="float" office:value="801.96" calcext:value-type="float">
            <text:p>801.96</text:p>
          </table:table-cell>
          <table:table-cell office:value-type="float" office:value="915.88" calcext:value-type="float">
            <text:p>915.88</text:p>
          </table:table-cell>
          <table:table-cell office:value-type="float" office:value="778.9" calcext:value-type="float">
            <text:p>778.9</text:p>
          </table:table-cell>
          <table:table-cell office:value-type="float" office:value="697.63" calcext:value-type="float">
            <text:p>697.63</text:p>
          </table:table-cell>
          <table:table-cell table:number-columns-repeated="2"/>
          <table:table-cell table:formula="of:=AVERAGE([.A3:.E3])" office:value-type="float" office:value="1741.2" calcext:value-type="float">
            <text:p>1741.2</text:p>
          </table:table-cell>
          <table:table-cell table:formula="of:=AVERAGE([.G3:.K3])" office:value-type="float" office:value="808.14" calcext:value-type="float">
            <text:p>808.14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1832" calcext:value-type="float">
            <text:p>1832</text:p>
          </table:table-cell>
          <table:table-cell office:value-type="float" office:value="2462" calcext:value-type="float">
            <text:p>2462</text:p>
          </table:table-cell>
          <table:table-cell office:value-type="float" office:value="1935" calcext:value-type="float">
            <text:p>1935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float" office:value="1138.11" calcext:value-type="float">
            <text:p>1138.11</text:p>
          </table:table-cell>
          <table:table-cell office:value-type="float" office:value="868.61" calcext:value-type="float">
            <text:p>868.61</text:p>
          </table:table-cell>
          <table:table-cell office:value-type="float" office:value="947.7" calcext:value-type="float">
            <text:p>947.7</text:p>
          </table:table-cell>
          <table:table-cell office:value-type="float" office:value="809.75" calcext:value-type="float">
            <text:p>809.75</text:p>
          </table:table-cell>
          <table:table-cell office:value-type="float" office:value="670.89" calcext:value-type="float">
            <text:p>670.89</text:p>
          </table:table-cell>
          <table:table-cell table:number-columns-repeated="2"/>
          <table:table-cell table:formula="of:=AVERAGE([.A4:.E4])" office:value-type="float" office:value="2028.2" calcext:value-type="float">
            <text:p>2028.2</text:p>
          </table:table-cell>
          <table:table-cell table:formula="of:=AVERAGE([.G4:.K4])" office:value-type="float" office:value="887.012" calcext:value-type="float">
            <text:p>887.012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711" calcext:value-type="float">
            <text:p>1711</text:p>
          </table:table-cell>
          <table:table-cell office:value-type="float" office:value="2352" calcext:value-type="float">
            <text:p>2352</text:p>
          </table:table-cell>
          <table:table-cell office:value-type="float" office:value="1953" calcext:value-type="float">
            <text:p>1953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1344.27" calcext:value-type="float">
            <text:p>1344.27</text:p>
          </table:table-cell>
          <table:table-cell office:value-type="float" office:value="929.33" calcext:value-type="float">
            <text:p>929.33</text:p>
          </table:table-cell>
          <table:table-cell office:value-type="float" office:value="1093.64" calcext:value-type="float">
            <text:p>1093.64</text:p>
          </table:table-cell>
          <table:table-cell office:value-type="float" office:value="904.5" calcext:value-type="float">
            <text:p>904.5</text:p>
          </table:table-cell>
          <table:table-cell office:value-type="float" office:value="813.43" calcext:value-type="float">
            <text:p>813.43</text:p>
          </table:table-cell>
          <table:table-cell table:number-columns-repeated="2"/>
          <table:table-cell table:formula="of:=AVERAGE([.A5:.E5])" office:value-type="float" office:value="1951" calcext:value-type="float">
            <text:p>1951</text:p>
          </table:table-cell>
          <table:table-cell table:formula="of:=AVERAGE([.G5:.K5])" office:value-type="float" office:value="1017.034" calcext:value-type="float">
            <text:p>1017.034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1955" calcext:value-type="float">
            <text:p>1955</text:p>
          </table:table-cell>
          <table:table-cell office:value-type="float" office:value="2597" calcext:value-type="float">
            <text:p>2597</text:p>
          </table:table-cell>
          <table:table-cell office:value-type="float" office:value="2192" calcext:value-type="float">
            <text:p>2192</text:p>
          </table:table-cell>
          <table:table-cell office:value-type="float" office:value="1922" calcext:value-type="float">
            <text:p>1922</text:p>
          </table:table-cell>
          <table:table-cell/>
          <table:table-cell office:value-type="float" office:value="1477.46" calcext:value-type="float">
            <text:p>1477.46</text:p>
          </table:table-cell>
          <table:table-cell office:value-type="float" office:value="963.48" calcext:value-type="float">
            <text:p>963.48</text:p>
          </table:table-cell>
          <table:table-cell office:value-type="float" office:value="1141.27" calcext:value-type="float">
            <text:p>1141.27</text:p>
          </table:table-cell>
          <table:table-cell office:value-type="float" office:value="1009.97" calcext:value-type="float">
            <text:p>1009.97</text:p>
          </table:table-cell>
          <table:table-cell office:value-type="float" office:value="935.89" calcext:value-type="float">
            <text:p>935.89</text:p>
          </table:table-cell>
          <table:table-cell table:number-columns-repeated="2"/>
          <table:table-cell table:formula="of:=AVERAGE([.A6:.E6])" office:value-type="float" office:value="2192.6" calcext:value-type="float">
            <text:p>2192.6</text:p>
          </table:table-cell>
          <table:table-cell table:formula="of:=AVERAGE([.G6:.K6])" office:value-type="float" office:value="1105.614" calcext:value-type="float">
            <text:p>1105.614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2005" calcext:value-type="float">
            <text:p>2005</text:p>
          </table:table-cell>
          <table:table-cell office:value-type="float" office:value="2532" calcext:value-type="float">
            <text:p>2532</text:p>
          </table:table-cell>
          <table:table-cell office:value-type="float" office:value="1831" calcext:value-type="float">
            <text:p>1831</text:p>
          </table:table-cell>
          <table:table-cell office:value-type="float" office:value="2122" calcext:value-type="float">
            <text:p>2122</text:p>
          </table:table-cell>
          <table:table-cell/>
          <table:table-cell office:value-type="float" office:value="1537.67" calcext:value-type="float">
            <text:p>1537.67</text:p>
          </table:table-cell>
          <table:table-cell office:value-type="float" office:value="1036.89" calcext:value-type="float">
            <text:p>1036.89</text:p>
          </table:table-cell>
          <table:table-cell office:value-type="float" office:value="1433.36" calcext:value-type="float">
            <text:p>1433.36</text:p>
          </table:table-cell>
          <table:table-cell office:value-type="float" office:value="1011.21" calcext:value-type="float">
            <text:p>1011.21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table:formula="of:=AVERAGE([.A7:.E7])" office:value-type="float" office:value="2160.4" calcext:value-type="float">
            <text:p>2160.4</text:p>
          </table:table-cell>
          <table:table-cell table:formula="of:=AVERAGE([.G7:.K7])" office:value-type="float" office:value="1191.026" calcext:value-type="float">
            <text:p>1191.026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2032" calcext:value-type="float">
            <text:p>2032</text:p>
          </table:table-cell>
          <table:table-cell office:value-type="float" office:value="2837" calcext:value-type="float">
            <text:p>2837</text:p>
          </table:table-cell>
          <table:table-cell office:value-type="float" office:value="1997" calcext:value-type="float">
            <text:p>1997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1499.2" calcext:value-type="float">
            <text:p>1499.2</text:p>
          </table:table-cell>
          <table:table-cell office:value-type="float" office:value="1080.78" calcext:value-type="float">
            <text:p>1080.78</text:p>
          </table:table-cell>
          <table:table-cell office:value-type="float" office:value="1267.33" calcext:value-type="float">
            <text:p>1267.33</text:p>
          </table:table-cell>
          <table:table-cell office:value-type="float" office:value="1077.2" calcext:value-type="float">
            <text:p>1077.2</text:p>
          </table:table-cell>
          <table:table-cell office:value-type="float" office:value="950.18" calcext:value-type="float">
            <text:p>950.18</text:p>
          </table:table-cell>
          <table:table-cell table:number-columns-repeated="2"/>
          <table:table-cell table:formula="of:=AVERAGE([.A8:.E8])" office:value-type="float" office:value="2211.6" calcext:value-type="float">
            <text:p>2211.6</text:p>
          </table:table-cell>
          <table:table-cell table:formula="of:=AVERAGE([.G8:.K8])" office:value-type="float" office:value="1174.938" calcext:value-type="float">
            <text:p>1174.938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2642" calcext:value-type="float">
            <text:p>2642</text:p>
          </table:table-cell>
          <table:table-cell office:value-type="float" office:value="2487" calcext:value-type="float">
            <text:p>2487</text:p>
          </table:table-cell>
          <table:table-cell office:value-type="float" office:value="1962" calcext:value-type="float">
            <text:p>1962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1440.31" calcext:value-type="float">
            <text:p>1440.31</text:p>
          </table:table-cell>
          <table:table-cell office:value-type="float" office:value="997.79" calcext:value-type="float">
            <text:p>997.79</text:p>
          </table:table-cell>
          <table:table-cell office:value-type="float" office:value="1510.85" calcext:value-type="float">
            <text:p>1510.85</text:p>
          </table:table-cell>
          <table:table-cell office:value-type="float" office:value="902.41" calcext:value-type="float">
            <text:p>902.41</text:p>
          </table:table-cell>
          <table:table-cell office:value-type="float" office:value="1026.5" calcext:value-type="float">
            <text:p>1026.5</text:p>
          </table:table-cell>
          <table:table-cell table:number-columns-repeated="2"/>
          <table:table-cell table:formula="of:=AVERAGE([.A9:.E9])" office:value-type="float" office:value="2291" calcext:value-type="float">
            <text:p>2291</text:p>
          </table:table-cell>
          <table:table-cell table:formula="of:=AVERAGE([.G9:.K9])" office:value-type="float" office:value="1175.572" calcext:value-type="float">
            <text:p>1175.572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352" calcext:value-type="float">
            <text:p>2352</text:p>
          </table:table-cell>
          <table:table-cell office:value-type="float" office:value="2267" calcext:value-type="float">
            <text:p>2267</text:p>
          </table:table-cell>
          <table:table-cell office:value-type="float" office:value="2097" calcext:value-type="float">
            <text:p>2097</text:p>
          </table:table-cell>
          <table:table-cell office:value-type="float" office:value="1902" calcext:value-type="float">
            <text:p>1902</text:p>
          </table:table-cell>
          <table:table-cell/>
          <table:table-cell office:value-type="float" office:value="1352.39" calcext:value-type="float">
            <text:p>1352.39</text:p>
          </table:table-cell>
          <table:table-cell office:value-type="float" office:value="1265.2" calcext:value-type="float">
            <text:p>1265.2</text:p>
          </table:table-cell>
          <table:table-cell office:value-type="float" office:value="1459.69" calcext:value-type="float">
            <text:p>1459.69</text:p>
          </table:table-cell>
          <table:table-cell office:value-type="float" office:value="1143.21" calcext:value-type="float">
            <text:p>1143.21</text:p>
          </table:table-cell>
          <table:table-cell office:value-type="float" office:value="1030.98" calcext:value-type="float">
            <text:p>1030.98</text:p>
          </table:table-cell>
          <table:table-cell table:number-columns-repeated="2"/>
          <table:table-cell table:formula="of:=AVERAGE([.A10:.E10])" office:value-type="float" office:value="2181.6" calcext:value-type="float">
            <text:p>2181.6</text:p>
          </table:table-cell>
          <table:table-cell table:formula="of:=AVERAGE([.G10:.K10])" office:value-type="float" office:value="1250.294" calcext:value-type="float">
            <text:p>1250.294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2112" calcext:value-type="float">
            <text:p>2112</text:p>
          </table:table-cell>
          <table:table-cell office:value-type="float" office:value="2507" calcext:value-type="float">
            <text:p>2507</text:p>
          </table:table-cell>
          <table:table-cell office:value-type="float" office:value="2037" calcext:value-type="float">
            <text:p>2037</text:p>
          </table:table-cell>
          <table:table-cell office:value-type="float" office:value="1906" calcext:value-type="float">
            <text:p>1906</text:p>
          </table:table-cell>
          <table:table-cell/>
          <table:table-cell office:value-type="float" office:value="1542.61" calcext:value-type="float">
            <text:p>1542.61</text:p>
          </table:table-cell>
          <table:table-cell office:value-type="float" office:value="1202.24" calcext:value-type="float">
            <text:p>1202.24</text:p>
          </table:table-cell>
          <table:table-cell office:value-type="float" office:value="1334.53" calcext:value-type="float">
            <text:p>1334.53</text:p>
          </table:table-cell>
          <table:table-cell office:value-type="float" office:value="1042.4" calcext:value-type="float">
            <text:p>1042.4</text:p>
          </table:table-cell>
          <table:table-cell office:value-type="float" office:value="1087.58" calcext:value-type="float">
            <text:p>1087.58</text:p>
          </table:table-cell>
          <table:table-cell table:number-columns-repeated="2"/>
          <table:table-cell table:formula="of:=AVERAGE([.A11:.E11])" office:value-type="float" office:value="2194" calcext:value-type="float">
            <text:p>2194</text:p>
          </table:table-cell>
          <table:table-cell table:formula="of:=AVERAGE([.G11:.K11])" office:value-type="float" office:value="1241.872" calcext:value-type="float">
            <text:p>1241.872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2457" calcext:value-type="float">
            <text:p>2457</text:p>
          </table:table-cell>
          <table:table-cell office:value-type="float" office:value="2602" calcext:value-type="float">
            <text:p>2602</text:p>
          </table:table-cell>
          <table:table-cell office:value-type="float" office:value="2037" calcext:value-type="float">
            <text:p>2037</text:p>
          </table:table-cell>
          <table:table-cell office:value-type="float" office:value="2461" calcext:value-type="float">
            <text:p>2461</text:p>
          </table:table-cell>
          <table:table-cell/>
          <table:table-cell office:value-type="float" office:value="1476.71" calcext:value-type="float">
            <text:p>1476.71</text:p>
          </table:table-cell>
          <table:table-cell office:value-type="float" office:value="1213.64" calcext:value-type="float">
            <text:p>1213.64</text:p>
          </table:table-cell>
          <table:table-cell office:value-type="float" office:value="1275.5" calcext:value-type="float">
            <text:p>1275.5</text:p>
          </table:table-cell>
          <table:table-cell office:value-type="float" office:value="1198.85" calcext:value-type="float">
            <text:p>1198.85</text:p>
          </table:table-cell>
          <table:table-cell office:value-type="float" office:value="1076.03" calcext:value-type="float">
            <text:p>1076.03</text:p>
          </table:table-cell>
          <table:table-cell table:number-columns-repeated="2"/>
          <table:table-cell table:formula="of:=AVERAGE([.A12:.E12])" office:value-type="float" office:value="2364.8" calcext:value-type="float">
            <text:p>2364.8</text:p>
          </table:table-cell>
          <table:table-cell table:formula="of:=AVERAGE([.G12:.K12])" office:value-type="float" office:value="1248.146" calcext:value-type="float">
            <text:p>1248.146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2192" calcext:value-type="float">
            <text:p>2192</text:p>
          </table:table-cell>
          <table:table-cell office:value-type="float" office:value="2897" calcext:value-type="float">
            <text:p>2897</text:p>
          </table:table-cell>
          <table:table-cell office:value-type="float" office:value="1967" calcext:value-type="float">
            <text:p>1967</text:p>
          </table:table-cell>
          <table:table-cell office:value-type="float" office:value="2027" calcext:value-type="float">
            <text:p>2027</text:p>
          </table:table-cell>
          <table:table-cell/>
          <table:table-cell office:value-type="float" office:value="1460.58" calcext:value-type="float">
            <text:p>1460.58</text:p>
          </table:table-cell>
          <table:table-cell office:value-type="float" office:value="1247.14" calcext:value-type="float">
            <text:p>1247.14</text:p>
          </table:table-cell>
          <table:table-cell office:value-type="float" office:value="1454.81" calcext:value-type="float">
            <text:p>1454.81</text:p>
          </table:table-cell>
          <table:table-cell office:value-type="float" office:value="1029.43" calcext:value-type="float">
            <text:p>1029.43</text:p>
          </table:table-cell>
          <table:table-cell office:value-type="float" office:value="1118.05" calcext:value-type="float">
            <text:p>1118.05</text:p>
          </table:table-cell>
          <table:table-cell table:number-columns-repeated="2"/>
          <table:table-cell table:formula="of:=AVERAGE([.A13:.E13])" office:value-type="float" office:value="2290" calcext:value-type="float">
            <text:p>2290</text:p>
          </table:table-cell>
          <table:table-cell table:formula="of:=AVERAGE([.G13:.K13])" office:value-type="float" office:value="1262.002" calcext:value-type="float">
            <text:p>1262.002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2172" calcext:value-type="float">
            <text:p>2172</text:p>
          </table:table-cell>
          <table:table-cell office:value-type="float" office:value="2956" calcext:value-type="float">
            <text:p>2956</text:p>
          </table:table-cell>
          <table:table-cell office:value-type="float" office:value="2173" calcext:value-type="float">
            <text:p>2173</text:p>
          </table:table-cell>
          <table:table-cell office:value-type="float" office:value="2057" calcext:value-type="float">
            <text:p>2057</text:p>
          </table:table-cell>
          <table:table-cell/>
          <table:table-cell office:value-type="float" office:value="1447.41" calcext:value-type="float">
            <text:p>1447.41</text:p>
          </table:table-cell>
          <table:table-cell office:value-type="float" office:value="1281.83" calcext:value-type="float">
            <text:p>1281.83</text:p>
          </table:table-cell>
          <table:table-cell office:value-type="float" office:value="1487.02" calcext:value-type="float">
            <text:p>1487.02</text:p>
          </table:table-cell>
          <table:table-cell office:value-type="float" office:value="1105.48" calcext:value-type="float">
            <text:p>1105.48</text:p>
          </table:table-cell>
          <table:table-cell office:value-type="float" office:value="1158.62" calcext:value-type="float">
            <text:p>1158.62</text:p>
          </table:table-cell>
          <table:table-cell table:number-columns-repeated="2"/>
          <table:table-cell table:formula="of:=AVERAGE([.A14:.E14])" office:value-type="float" office:value="2371" calcext:value-type="float">
            <text:p>2371</text:p>
          </table:table-cell>
          <table:table-cell table:formula="of:=AVERAGE([.G14:.K14])" office:value-type="float" office:value="1296.072" calcext:value-type="float">
            <text:p>1296.07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72" calcext:value-type="float">
            <text:p>2472</text:p>
          </table:table-cell>
          <table:table-cell office:value-type="float" office:value="3057" calcext:value-type="float">
            <text:p>3057</text:p>
          </table:table-cell>
          <table:table-cell office:value-type="float" office:value="2017" calcext:value-type="float">
            <text:p>2017</text:p>
          </table:table-cell>
          <table:table-cell office:value-type="float" office:value="2112" calcext:value-type="float">
            <text:p>2112</text:p>
          </table:table-cell>
          <table:table-cell/>
          <table:table-cell office:value-type="float" office:value="1550.68" calcext:value-type="float">
            <text:p>1550.68</text:p>
          </table:table-cell>
          <table:table-cell office:value-type="float" office:value="1338.84" calcext:value-type="float">
            <text:p>1338.84</text:p>
          </table:table-cell>
          <table:table-cell office:value-type="float" office:value="1366.04" calcext:value-type="float">
            <text:p>1366.04</text:p>
          </table:table-cell>
          <table:table-cell office:value-type="float" office:value="1136.23" calcext:value-type="float">
            <text:p>1136.23</text:p>
          </table:table-cell>
          <table:table-cell office:value-type="float" office:value="1136.76" calcext:value-type="float">
            <text:p>1136.76</text:p>
          </table:table-cell>
          <table:table-cell table:number-columns-repeated="2"/>
          <table:table-cell table:formula="of:=AVERAGE([.A15:.E15])" office:value-type="float" office:value="2411.6" calcext:value-type="float">
            <text:p>2411.6</text:p>
          </table:table-cell>
          <table:table-cell table:formula="of:=AVERAGE([.G15:.K15])" office:value-type="float" office:value="1305.71" calcext:value-type="float">
            <text:p>1305.71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427" calcext:value-type="float">
            <text:p>2427</text:p>
          </table:table-cell>
          <table:table-cell office:value-type="float" office:value="3302" calcext:value-type="float">
            <text:p>3302</text:p>
          </table:table-cell>
          <table:table-cell office:value-type="float" office:value="2212" calcext:value-type="float">
            <text:p>2212</text:p>
          </table:table-cell>
          <table:table-cell office:value-type="float" office:value="2372" calcext:value-type="float">
            <text:p>2372</text:p>
          </table:table-cell>
          <table:table-cell/>
          <table:table-cell office:value-type="float" office:value="1533.97" calcext:value-type="float">
            <text:p>1533.97</text:p>
          </table:table-cell>
          <table:table-cell office:value-type="float" office:value="1338.45" calcext:value-type="float">
            <text:p>1338.45</text:p>
          </table:table-cell>
          <table:table-cell office:value-type="float" office:value="1425.4" calcext:value-type="float">
            <text:p>1425.4</text:p>
          </table:table-cell>
          <table:table-cell office:value-type="float" office:value="1135.02" calcext:value-type="float">
            <text:p>1135.02</text:p>
          </table:table-cell>
          <table:table-cell office:value-type="float" office:value="1060.56" calcext:value-type="float">
            <text:p>1060.56</text:p>
          </table:table-cell>
          <table:table-cell table:number-columns-repeated="2"/>
          <table:table-cell table:formula="of:=AVERAGE([.A16:.E16])" office:value-type="float" office:value="2517" calcext:value-type="float">
            <text:p>2517</text:p>
          </table:table-cell>
          <table:table-cell table:formula="of:=AVERAGE([.G16:.K16])" office:value-type="float" office:value="1298.68" calcext:value-type="float">
            <text:p>1298.68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172" calcext:value-type="float">
            <text:p>2172</text:p>
          </table:table-cell>
          <table:table-cell office:value-type="float" office:value="3112" calcext:value-type="float">
            <text:p>3112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1482.48" calcext:value-type="float">
            <text:p>1482.48</text:p>
          </table:table-cell>
          <table:table-cell office:value-type="float" office:value="1352.11" calcext:value-type="float">
            <text:p>1352.11</text:p>
          </table:table-cell>
          <table:table-cell office:value-type="float" office:value="1521.99" calcext:value-type="float">
            <text:p>1521.99</text:p>
          </table:table-cell>
          <table:table-cell office:value-type="float" office:value="1135.09" calcext:value-type="float">
            <text:p>1135.09</text:p>
          </table:table-cell>
          <table:table-cell office:value-type="float" office:value="1046.29" calcext:value-type="float">
            <text:p>1046.29</text:p>
          </table:table-cell>
          <table:table-cell table:number-columns-repeated="2"/>
          <table:table-cell table:formula="of:=AVERAGE([.A17:.E17])" office:value-type="float" office:value="2379" calcext:value-type="float">
            <text:p>2379</text:p>
          </table:table-cell>
          <table:table-cell table:formula="of:=AVERAGE([.G17:.K17])" office:value-type="float" office:value="1307.592" calcext:value-type="float">
            <text:p>1307.592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227" calcext:value-type="float">
            <text:p>2227</text:p>
          </table:table-cell>
          <table:table-cell office:value-type="float" office:value="3027" calcext:value-type="float">
            <text:p>3027</text:p>
          </table:table-cell>
          <table:table-cell office:value-type="float" office:value="2067" calcext:value-type="float">
            <text:p>2067</text:p>
          </table:table-cell>
          <table:table-cell office:value-type="float" office:value="2307" calcext:value-type="float">
            <text:p>2307</text:p>
          </table:table-cell>
          <table:table-cell/>
          <table:table-cell office:value-type="float" office:value="1580.51" calcext:value-type="float">
            <text:p>1580.51</text:p>
          </table:table-cell>
          <table:table-cell office:value-type="float" office:value="1333.87" calcext:value-type="float">
            <text:p>1333.87</text:p>
          </table:table-cell>
          <table:table-cell office:value-type="float" office:value="1507.16" calcext:value-type="float">
            <text:p>1507.16</text:p>
          </table:table-cell>
          <table:table-cell office:value-type="float" office:value="1183.61" calcext:value-type="float">
            <text:p>1183.61</text:p>
          </table:table-cell>
          <table:table-cell office:value-type="float" office:value="1141.5" calcext:value-type="float">
            <text:p>1141.5</text:p>
          </table:table-cell>
          <table:table-cell table:number-columns-repeated="2"/>
          <table:table-cell table:formula="of:=AVERAGE([.A18:.E18])" office:value-type="float" office:value="2376" calcext:value-type="float">
            <text:p>2376</text:p>
          </table:table-cell>
          <table:table-cell table:formula="of:=AVERAGE([.G18:.K18])" office:value-type="float" office:value="1349.33" calcext:value-type="float">
            <text:p>1349.33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2472" calcext:value-type="float">
            <text:p>2472</text:p>
          </table:table-cell>
          <table:table-cell office:value-type="float" office:value="2742" calcext:value-type="float">
            <text:p>2742</text:p>
          </table:table-cell>
          <table:table-cell office:value-type="float" office:value="2163" calcext:value-type="float">
            <text:p>2163</text:p>
          </table:table-cell>
          <table:table-cell office:value-type="float" office:value="2212" calcext:value-type="float">
            <text:p>2212</text:p>
          </table:table-cell>
          <table:table-cell/>
          <table:table-cell office:value-type="float" office:value="1502.93" calcext:value-type="float">
            <text:p>1502.93</text:p>
          </table:table-cell>
          <table:table-cell office:value-type="float" office:value="1265.29" calcext:value-type="float">
            <text:p>1265.29</text:p>
          </table:table-cell>
          <table:table-cell office:value-type="float" office:value="1509.68" calcext:value-type="float">
            <text:p>1509.68</text:p>
          </table:table-cell>
          <table:table-cell office:value-type="float" office:value="1194.09" calcext:value-type="float">
            <text:p>1194.09</text:p>
          </table:table-cell>
          <table:table-cell office:value-type="float" office:value="1076.14" calcext:value-type="float">
            <text:p>1076.14</text:p>
          </table:table-cell>
          <table:table-cell table:number-columns-repeated="2"/>
          <table:table-cell table:formula="of:=AVERAGE([.A19:.E19])" office:value-type="float" office:value="2404.2" calcext:value-type="float">
            <text:p>2404.2</text:p>
          </table:table-cell>
          <table:table-cell table:formula="of:=AVERAGE([.G19:.K19])" office:value-type="float" office:value="1309.626" calcext:value-type="float">
            <text:p>1309.626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2577" calcext:value-type="float">
            <text:p>2577</text:p>
          </table:table-cell>
          <table:table-cell office:value-type="float" office:value="2662" calcext:value-type="float">
            <text:p>2662</text:p>
          </table:table-cell>
          <table:table-cell office:value-type="float" office:value="2287" calcext:value-type="float">
            <text:p>2287</text:p>
          </table:table-cell>
          <table:table-cell office:value-type="float" office:value="2087" calcext:value-type="float">
            <text:p>2087</text:p>
          </table:table-cell>
          <table:table-cell/>
          <table:table-cell office:value-type="float" office:value="1439.45" calcext:value-type="float">
            <text:p>1439.45</text:p>
          </table:table-cell>
          <table:table-cell office:value-type="float" office:value="1298.81" calcext:value-type="float">
            <text:p>1298.81</text:p>
          </table:table-cell>
          <table:table-cell office:value-type="float" office:value="1552.6" calcext:value-type="float">
            <text:p>1552.6</text:p>
          </table:table-cell>
          <table:table-cell office:value-type="float" office:value="1145.7" calcext:value-type="float">
            <text:p>1145.7</text:p>
          </table:table-cell>
          <table:table-cell office:value-type="float" office:value="1200.69" calcext:value-type="float">
            <text:p>1200.69</text:p>
          </table:table-cell>
          <table:table-cell table:number-columns-repeated="2"/>
          <table:table-cell table:formula="of:=AVERAGE([.A20:.E20])" office:value-type="float" office:value="2401" calcext:value-type="float">
            <text:p>2401</text:p>
          </table:table-cell>
          <table:table-cell table:formula="of:=AVERAGE([.G20:.K20])" office:value-type="float" office:value="1327.45" calcext:value-type="float">
            <text:p>1327.45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2477" calcext:value-type="float">
            <text:p>2477</text:p>
          </table:table-cell>
          <table:table-cell office:value-type="float" office:value="3062" calcext:value-type="float">
            <text:p>3062</text:p>
          </table:table-cell>
          <table:table-cell office:value-type="float" office:value="1946" calcext:value-type="float">
            <text:p>1946</text:p>
          </table:table-cell>
          <table:table-cell office:value-type="float" office:value="2547" calcext:value-type="float">
            <text:p>2547</text:p>
          </table:table-cell>
          <table:table-cell/>
          <table:table-cell office:value-type="float" office:value="1508.67" calcext:value-type="float">
            <text:p>1508.67</text:p>
          </table:table-cell>
          <table:table-cell office:value-type="float" office:value="1321.76" calcext:value-type="float">
            <text:p>1321.76</text:p>
          </table:table-cell>
          <table:table-cell office:value-type="float" office:value="1383.32" calcext:value-type="float">
            <text:p>1383.32</text:p>
          </table:table-cell>
          <table:table-cell office:value-type="float" office:value="1054.07" calcext:value-type="float">
            <text:p>1054.07</text:p>
          </table:table-cell>
          <table:table-cell office:value-type="float" office:value="1206.76" calcext:value-type="float">
            <text:p>1206.76</text:p>
          </table:table-cell>
          <table:table-cell table:number-columns-repeated="2"/>
          <table:table-cell table:formula="of:=AVERAGE([.A21:.E21])" office:value-type="float" office:value="2471.8" calcext:value-type="float">
            <text:p>2471.8</text:p>
          </table:table-cell>
          <table:table-cell table:formula="of:=AVERAGE([.G21:.K21])" office:value-type="float" office:value="1294.916" calcext:value-type="float">
            <text:p>1294.916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2497" calcext:value-type="float">
            <text:p>2497</text:p>
          </table:table-cell>
          <table:table-cell office:value-type="float" office:value="3292" calcext:value-type="float">
            <text:p>3292</text:p>
          </table:table-cell>
          <table:table-cell office:value-type="float" office:value="2042" calcext:value-type="float">
            <text:p>2042</text:p>
          </table:table-cell>
          <table:table-cell office:value-type="float" office:value="2254" calcext:value-type="float">
            <text:p>2254</text:p>
          </table:table-cell>
          <table:table-cell/>
          <table:table-cell office:value-type="float" office:value="1483.52" calcext:value-type="float">
            <text:p>1483.52</text:p>
          </table:table-cell>
          <table:table-cell office:value-type="float" office:value="1282.34" calcext:value-type="float">
            <text:p>1282.34</text:p>
          </table:table-cell>
          <table:table-cell office:value-type="float" office:value="1562.13" calcext:value-type="float">
            <text:p>1562.13</text:p>
          </table:table-cell>
          <table:table-cell office:value-type="float" office:value="1161.63" calcext:value-type="float">
            <text:p>1161.63</text:p>
          </table:table-cell>
          <table:table-cell office:value-type="float" office:value="1099.79" calcext:value-type="float">
            <text:p>1099.79</text:p>
          </table:table-cell>
          <table:table-cell table:number-columns-repeated="2"/>
          <table:table-cell table:formula="of:=AVERAGE([.A22:.E22])" office:value-type="float" office:value="2458.4" calcext:value-type="float">
            <text:p>2458.4</text:p>
          </table:table-cell>
          <table:table-cell table:formula="of:=AVERAGE([.G22:.K22])" office:value-type="float" office:value="1317.882" calcext:value-type="float">
            <text:p>1317.882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2290" calcext:value-type="float">
            <text:p>2290</text:p>
          </table:table-cell>
          <table:table-cell office:value-type="float" office:value="3621" calcext:value-type="float">
            <text:p>3621</text:p>
          </table:table-cell>
          <table:table-cell office:value-type="float" office:value="2204" calcext:value-type="float">
            <text:p>2204</text:p>
          </table:table-cell>
          <table:table-cell office:value-type="float" office:value="2392" calcext:value-type="float">
            <text:p>2392</text:p>
          </table:table-cell>
          <table:table-cell/>
          <table:table-cell office:value-type="float" office:value="1483.31" calcext:value-type="float">
            <text:p>1483.31</text:p>
          </table:table-cell>
          <table:table-cell office:value-type="float" office:value="1238.93" calcext:value-type="float">
            <text:p>1238.93</text:p>
          </table:table-cell>
          <table:table-cell office:value-type="float" office:value="1523.27" calcext:value-type="float">
            <text:p>1523.27</text:p>
          </table:table-cell>
          <table:table-cell office:value-type="float" office:value="1157.85" calcext:value-type="float">
            <text:p>1157.85</text:p>
          </table:table-cell>
          <table:table-cell office:value-type="float" office:value="1212.29" calcext:value-type="float">
            <text:p>1212.29</text:p>
          </table:table-cell>
          <table:table-cell table:number-columns-repeated="2"/>
          <table:table-cell table:formula="of:=AVERAGE([.A23:.E23])" office:value-type="float" office:value="2572.8" calcext:value-type="float">
            <text:p>2572.8</text:p>
          </table:table-cell>
          <table:table-cell table:formula="of:=AVERAGE([.G23:.K23])" office:value-type="float" office:value="1323.13" calcext:value-type="float">
            <text:p>1323.13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2197" calcext:value-type="float">
            <text:p>2197</text:p>
          </table:table-cell>
          <table:table-cell office:value-type="float" office:value="3171" calcext:value-type="float">
            <text:p>3171</text:p>
          </table:table-cell>
          <table:table-cell office:value-type="float" office:value="2187" calcext:value-type="float">
            <text:p>2187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1476.47" calcext:value-type="float">
            <text:p>1476.47</text:p>
          </table:table-cell>
          <table:table-cell office:value-type="float" office:value="1329.94" calcext:value-type="float">
            <text:p>1329.94</text:p>
          </table:table-cell>
          <table:table-cell office:value-type="float" office:value="1397.48" calcext:value-type="float">
            <text:p>1397.48</text:p>
          </table:table-cell>
          <table:table-cell office:value-type="float" office:value="1192.1" calcext:value-type="float">
            <text:p>1192.1</text:p>
          </table:table-cell>
          <table:table-cell office:value-type="float" office:value="1296.46" calcext:value-type="float">
            <text:p>1296.46</text:p>
          </table:table-cell>
          <table:table-cell table:number-columns-repeated="2"/>
          <table:table-cell table:formula="of:=AVERAGE([.A24:.E24])" office:value-type="float" office:value="2448.8" calcext:value-type="float">
            <text:p>2448.8</text:p>
          </table:table-cell>
          <table:table-cell table:formula="of:=AVERAGE([.G24:.K24])" office:value-type="float" office:value="1338.49" calcext:value-type="float">
            <text:p>1338.49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2392" calcext:value-type="float">
            <text:p>2392</text:p>
          </table:table-cell>
          <table:table-cell office:value-type="float" office:value="3456" calcext:value-type="float">
            <text:p>3456</text:p>
          </table:table-cell>
          <table:table-cell office:value-type="float" office:value="2114" calcext:value-type="float">
            <text:p>2114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float" office:value="1524.36" calcext:value-type="float">
            <text:p>1524.36</text:p>
          </table:table-cell>
          <table:table-cell office:value-type="float" office:value="1328.24" calcext:value-type="float">
            <text:p>1328.24</text:p>
          </table:table-cell>
          <table:table-cell office:value-type="float" office:value="1584.95" calcext:value-type="float">
            <text:p>1584.95</text:p>
          </table:table-cell>
          <table:table-cell office:value-type="float" office:value="1224.31" calcext:value-type="float">
            <text:p>1224.31</text:p>
          </table:table-cell>
          <table:table-cell office:value-type="float" office:value="1282.29" calcext:value-type="float">
            <text:p>1282.29</text:p>
          </table:table-cell>
          <table:table-cell table:number-columns-repeated="2"/>
          <table:table-cell table:formula="of:=AVERAGE([.A25:.E25])" office:value-type="float" office:value="2549.2" calcext:value-type="float">
            <text:p>2549.2</text:p>
          </table:table-cell>
          <table:table-cell table:formula="of:=AVERAGE([.G25:.K25])" office:value-type="float" office:value="1388.83" calcext:value-type="float">
            <text:p>1388.83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2247" calcext:value-type="float">
            <text:p>2247</text:p>
          </table:table-cell>
          <table:table-cell office:value-type="float" office:value="3292" calcext:value-type="float">
            <text:p>3292</text:p>
          </table:table-cell>
          <table:table-cell office:value-type="float" office:value="2259" calcext:value-type="float">
            <text:p>2259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1470.08" calcext:value-type="float">
            <text:p>1470.08</text:p>
          </table:table-cell>
          <table:table-cell office:value-type="float" office:value="1287.03" calcext:value-type="float">
            <text:p>1287.03</text:p>
          </table:table-cell>
          <table:table-cell office:value-type="float" office:value="1457.62" calcext:value-type="float">
            <text:p>1457.62</text:p>
          </table:table-cell>
          <table:table-cell office:value-type="float" office:value="1289.46" calcext:value-type="float">
            <text:p>1289.46</text:p>
          </table:table-cell>
          <table:table-cell office:value-type="float" office:value="1256.74" calcext:value-type="float">
            <text:p>1256.74</text:p>
          </table:table-cell>
          <table:table-cell table:number-columns-repeated="2"/>
          <table:table-cell table:formula="of:=AVERAGE([.A26:.E26])" office:value-type="float" office:value="2522.2" calcext:value-type="float">
            <text:p>2522.2</text:p>
          </table:table-cell>
          <table:table-cell table:formula="of:=AVERAGE([.G26:.K26])" office:value-type="float" office:value="1352.186" calcext:value-type="float">
            <text:p>1352.186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2382" calcext:value-type="float">
            <text:p>2382</text:p>
          </table:table-cell>
          <table:table-cell office:value-type="float" office:value="2762" calcext:value-type="float">
            <text:p>2762</text:p>
          </table:table-cell>
          <table:table-cell office:value-type="float" office:value="2132" calcext:value-type="float">
            <text:p>2132</text:p>
          </table:table-cell>
          <table:table-cell office:value-type="float" office:value="2228" calcext:value-type="float">
            <text:p>2228</text:p>
          </table:table-cell>
          <table:table-cell/>
          <table:table-cell office:value-type="float" office:value="1483.39" calcext:value-type="float">
            <text:p>1483.39</text:p>
          </table:table-cell>
          <table:table-cell office:value-type="float" office:value="1390.09" calcext:value-type="float">
            <text:p>1390.09</text:p>
          </table:table-cell>
          <table:table-cell office:value-type="float" office:value="1482.87" calcext:value-type="float">
            <text:p>1482.87</text:p>
          </table:table-cell>
          <table:table-cell office:value-type="float" office:value="1219.5" calcext:value-type="float">
            <text:p>1219.5</text:p>
          </table:table-cell>
          <table:table-cell office:value-type="float" office:value="1213.91" calcext:value-type="float">
            <text:p>1213.91</text:p>
          </table:table-cell>
          <table:table-cell table:number-columns-repeated="2"/>
          <table:table-cell table:formula="of:=AVERAGE([.A27:.E27])" office:value-type="float" office:value="2367.2" calcext:value-type="float">
            <text:p>2367.2</text:p>
          </table:table-cell>
          <table:table-cell table:formula="of:=AVERAGE([.G27:.K27])" office:value-type="float" office:value="1357.952" calcext:value-type="float">
            <text:p>1357.952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387" calcext:value-type="float">
            <text:p>2387</text:p>
          </table:table-cell>
          <table:table-cell office:value-type="float" office:value="2762" calcext:value-type="float">
            <text:p>2762</text:p>
          </table:table-cell>
          <table:table-cell office:value-type="float" office:value="2169" calcext:value-type="float">
            <text:p>2169</text:p>
          </table:table-cell>
          <table:table-cell office:value-type="float" office:value="2147" calcext:value-type="float">
            <text:p>2147</text:p>
          </table:table-cell>
          <table:table-cell/>
          <table:table-cell office:value-type="float" office:value="1503.34" calcext:value-type="float">
            <text:p>1503.34</text:p>
          </table:table-cell>
          <table:table-cell office:value-type="float" office:value="1322.52" calcext:value-type="float">
            <text:p>1322.52</text:p>
          </table:table-cell>
          <table:table-cell office:value-type="float" office:value="1470.17" calcext:value-type="float">
            <text:p>1470.17</text:p>
          </table:table-cell>
          <table:table-cell office:value-type="float" office:value="1197.77" calcext:value-type="float">
            <text:p>1197.77</text:p>
          </table:table-cell>
          <table:table-cell office:value-type="float" office:value="1201.18" calcext:value-type="float">
            <text:p>1201.18</text:p>
          </table:table-cell>
          <table:table-cell table:number-columns-repeated="2"/>
          <table:table-cell table:formula="of:=AVERAGE([.A28:.E28])" office:value-type="float" office:value="2386.4" calcext:value-type="float">
            <text:p>2386.4</text:p>
          </table:table-cell>
          <table:table-cell table:formula="of:=AVERAGE([.G28:.K28])" office:value-type="float" office:value="1338.996" calcext:value-type="float">
            <text:p>1338.996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2477" calcext:value-type="float">
            <text:p>2477</text:p>
          </table:table-cell>
          <table:table-cell office:value-type="float" office:value="3292" calcext:value-type="float">
            <text:p>3292</text:p>
          </table:table-cell>
          <table:table-cell office:value-type="float" office:value="2177" calcext:value-type="float">
            <text:p>2177</text:p>
          </table:table-cell>
          <table:table-cell office:value-type="float" office:value="2157" calcext:value-type="float">
            <text:p>2157</text:p>
          </table:table-cell>
          <table:table-cell/>
          <table:table-cell office:value-type="float" office:value="1523.39" calcext:value-type="float">
            <text:p>1523.39</text:p>
          </table:table-cell>
          <table:table-cell office:value-type="float" office:value="1389.2" calcext:value-type="float">
            <text:p>1389.2</text:p>
          </table:table-cell>
          <table:table-cell office:value-type="float" office:value="1562.56" calcext:value-type="float">
            <text:p>1562.56</text:p>
          </table:table-cell>
          <table:table-cell office:value-type="float" office:value="1278.23" calcext:value-type="float">
            <text:p>1278.23</text:p>
          </table:table-cell>
          <table:table-cell office:value-type="float" office:value="1267.79" calcext:value-type="float">
            <text:p>1267.79</text:p>
          </table:table-cell>
          <table:table-cell table:number-columns-repeated="2"/>
          <table:table-cell table:formula="of:=AVERAGE([.A29:.E29])" office:value-type="float" office:value="2500" calcext:value-type="float">
            <text:p>2500</text:p>
          </table:table-cell>
          <table:table-cell table:formula="of:=AVERAGE([.G29:.K29])" office:value-type="float" office:value="1404.234" calcext:value-type="float">
            <text:p>1404.234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2302" calcext:value-type="float">
            <text:p>2302</text:p>
          </table:table-cell>
          <table:table-cell office:value-type="float" office:value="3415" calcext:value-type="float">
            <text:p>3415</text:p>
          </table:table-cell>
          <table:table-cell office:value-type="float" office:value="2112" calcext:value-type="float">
            <text:p>2112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float" office:value="1534.4" calcext:value-type="float">
            <text:p>1534.4</text:p>
          </table:table-cell>
          <table:table-cell office:value-type="float" office:value="1428.8" calcext:value-type="float">
            <text:p>1428.8</text:p>
          </table:table-cell>
          <table:table-cell office:value-type="float" office:value="1630.95" calcext:value-type="float">
            <text:p>1630.95</text:p>
          </table:table-cell>
          <table:table-cell office:value-type="float" office:value="1283.38" calcext:value-type="float">
            <text:p>1283.38</text:p>
          </table:table-cell>
          <table:table-cell office:value-type="float" office:value="1215.06" calcext:value-type="float">
            <text:p>1215.06</text:p>
          </table:table-cell>
          <table:table-cell table:number-columns-repeated="2"/>
          <table:table-cell table:formula="of:=AVERAGE([.A30:.E30])" office:value-type="float" office:value="2463.6" calcext:value-type="float">
            <text:p>2463.6</text:p>
          </table:table-cell>
          <table:table-cell table:formula="of:=AVERAGE([.G30:.K30])" office:value-type="float" office:value="1418.518" calcext:value-type="float">
            <text:p>1418.518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374" calcext:value-type="float">
            <text:p>2374</text:p>
          </table:table-cell>
          <table:table-cell office:value-type="float" office:value="3292" calcext:value-type="float">
            <text:p>3292</text:p>
          </table:table-cell>
          <table:table-cell office:value-type="float" office:value="2342" calcext:value-type="float">
            <text:p>2342</text:p>
          </table:table-cell>
          <table:table-cell office:value-type="float" office:value="2572" calcext:value-type="float">
            <text:p>2572</text:p>
          </table:table-cell>
          <table:table-cell/>
          <table:table-cell office:value-type="float" office:value="1450.44" calcext:value-type="float">
            <text:p>1450.44</text:p>
          </table:table-cell>
          <table:table-cell office:value-type="float" office:value="1523.06" calcext:value-type="float">
            <text:p>1523.06</text:p>
          </table:table-cell>
          <table:table-cell office:value-type="float" office:value="1621.75" calcext:value-type="float">
            <text:p>1621.75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229.09" calcext:value-type="float">
            <text:p>1229.09</text:p>
          </table:table-cell>
          <table:table-cell table:number-columns-repeated="2"/>
          <table:table-cell table:formula="of:=AVERAGE([.A31:.E31])" office:value-type="float" office:value="2567.4" calcext:value-type="float">
            <text:p>2567.4</text:p>
          </table:table-cell>
          <table:table-cell table:formula="of:=AVERAGE([.G31:.K31])" office:value-type="float" office:value="1419.074" calcext:value-type="float">
            <text:p>1419.074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2487" calcext:value-type="float">
            <text:p>2487</text:p>
          </table:table-cell>
          <table:table-cell office:value-type="float" office:value="3102" calcext:value-type="float">
            <text:p>3102</text:p>
          </table:table-cell>
          <table:table-cell office:value-type="float" office:value="2277" calcext:value-type="float">
            <text:p>2277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float" office:value="1504.04" calcext:value-type="float">
            <text:p>1504.04</text:p>
          </table:table-cell>
          <table:table-cell office:value-type="float" office:value="1421.2" calcext:value-type="float">
            <text:p>1421.2</text:p>
          </table:table-cell>
          <table:table-cell office:value-type="float" office:value="1644.05" calcext:value-type="float">
            <text:p>1644.05</text:p>
          </table:table-cell>
          <table:table-cell office:value-type="float" office:value="1236.12" calcext:value-type="float">
            <text:p>1236.12</text:p>
          </table:table-cell>
          <table:table-cell office:value-type="float" office:value="1223.76" calcext:value-type="float">
            <text:p>1223.76</text:p>
          </table:table-cell>
          <table:table-cell table:number-columns-repeated="2"/>
          <table:table-cell table:formula="of:=AVERAGE([.A32:.E32])" office:value-type="float" office:value="2551" calcext:value-type="float">
            <text:p>2551</text:p>
          </table:table-cell>
          <table:table-cell table:formula="of:=AVERAGE([.G32:.K32])" office:value-type="float" office:value="1405.834" calcext:value-type="float">
            <text:p>1405.834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2657" calcext:value-type="float">
            <text:p>2657</text:p>
          </table:table-cell>
          <table:table-cell office:value-type="float" office:value="3292" calcext:value-type="float">
            <text:p>3292</text:p>
          </table:table-cell>
          <table:table-cell office:value-type="float" office:value="2148" calcext:value-type="float">
            <text:p>2148</text:p>
          </table:table-cell>
          <table:table-cell office:value-type="float" office:value="2152" calcext:value-type="float">
            <text:p>2152</text:p>
          </table:table-cell>
          <table:table-cell/>
          <table:table-cell office:value-type="float" office:value="1525.07" calcext:value-type="float">
            <text:p>1525.07</text:p>
          </table:table-cell>
          <table:table-cell office:value-type="float" office:value="1448.32" calcext:value-type="float">
            <text:p>1448.32</text:p>
          </table:table-cell>
          <table:table-cell office:value-type="float" office:value="1634.83" calcext:value-type="float">
            <text:p>1634.83</text:p>
          </table:table-cell>
          <table:table-cell office:value-type="float" office:value="1328.56" calcext:value-type="float">
            <text:p>1328.56</text:p>
          </table:table-cell>
          <table:table-cell office:value-type="float" office:value="1185.49" calcext:value-type="float">
            <text:p>1185.49</text:p>
          </table:table-cell>
          <table:table-cell table:number-columns-repeated="2"/>
          <table:table-cell table:formula="of:=AVERAGE([.A33:.E33])" office:value-type="float" office:value="2546.2" calcext:value-type="float">
            <text:p>2546.2</text:p>
          </table:table-cell>
          <table:table-cell table:formula="of:=AVERAGE([.G33:.K33])" office:value-type="float" office:value="1424.454" calcext:value-type="float">
            <text:p>1424.454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2630" calcext:value-type="float">
            <text:p>2630</text:p>
          </table:table-cell>
          <table:table-cell office:value-type="float" office:value="2697" calcext:value-type="float">
            <text:p>2697</text:p>
          </table:table-cell>
          <table:table-cell office:value-type="float" office:value="2342" calcext:value-type="float">
            <text:p>2342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1524.55" calcext:value-type="float">
            <text:p>1524.55</text:p>
          </table:table-cell>
          <table:table-cell office:value-type="float" office:value="1492.66" calcext:value-type="float">
            <text:p>1492.66</text:p>
          </table:table-cell>
          <table:table-cell office:value-type="float" office:value="1581.4" calcext:value-type="float">
            <text:p>1581.4</text:p>
          </table:table-cell>
          <table:table-cell office:value-type="float" office:value="1407.34" calcext:value-type="float">
            <text:p>1407.34</text:p>
          </table:table-cell>
          <table:table-cell office:value-type="float" office:value="1245.05" calcext:value-type="float">
            <text:p>1245.05</text:p>
          </table:table-cell>
          <table:table-cell table:number-columns-repeated="2"/>
          <table:table-cell table:formula="of:=AVERAGE([.A34:.E34])" office:value-type="float" office:value="2460.6" calcext:value-type="float">
            <text:p>2460.6</text:p>
          </table:table-cell>
          <table:table-cell table:formula="of:=AVERAGE([.G34:.K34])" office:value-type="float" office:value="1450.2" calcext:value-type="float">
            <text:p>1450.2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2906" calcext:value-type="float">
            <text:p>2906</text:p>
          </table:table-cell>
          <table:table-cell office:value-type="float" office:value="3292" calcext:value-type="float">
            <text:p>3292</text:p>
          </table:table-cell>
          <table:table-cell office:value-type="float" office:value="2172" calcext:value-type="float">
            <text:p>2172</text:p>
          </table:table-cell>
          <table:table-cell office:value-type="float" office:value="2097" calcext:value-type="float">
            <text:p>2097</text:p>
          </table:table-cell>
          <table:table-cell/>
          <table:table-cell office:value-type="float" office:value="1501.68" calcext:value-type="float">
            <text:p>1501.68</text:p>
          </table:table-cell>
          <table:table-cell office:value-type="float" office:value="1541.99" calcext:value-type="float">
            <text:p>1541.99</text:p>
          </table:table-cell>
          <table:table-cell office:value-type="float" office:value="1540.74" calcext:value-type="float">
            <text:p>1540.74</text:p>
          </table:table-cell>
          <table:table-cell office:value-type="float" office:value="1360.54" calcext:value-type="float">
            <text:p>1360.54</text:p>
          </table:table-cell>
          <table:table-cell office:value-type="float" office:value="1172.57" calcext:value-type="float">
            <text:p>1172.57</text:p>
          </table:table-cell>
          <table:table-cell table:number-columns-repeated="2"/>
          <table:table-cell table:formula="of:=AVERAGE([.A35:.E35])" office:value-type="float" office:value="2585.8" calcext:value-type="float">
            <text:p>2585.8</text:p>
          </table:table-cell>
          <table:table-cell table:formula="of:=AVERAGE([.G35:.K35])" office:value-type="float" office:value="1423.504" calcext:value-type="float">
            <text:p>1423.504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3072" calcext:value-type="float">
            <text:p>3072</text:p>
          </table:table-cell>
          <table:table-cell office:value-type="float" office:value="3292" calcext:value-type="float">
            <text:p>3292</text:p>
          </table:table-cell>
          <table:table-cell office:value-type="float" office:value="2257" calcext:value-type="float">
            <text:p>2257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557.69" calcext:value-type="float">
            <text:p>1557.69</text:p>
          </table:table-cell>
          <table:table-cell office:value-type="float" office:value="1630.71" calcext:value-type="float">
            <text:p>1630.71</text:p>
          </table:table-cell>
          <table:table-cell office:value-type="float" office:value="1679.45" calcext:value-type="float">
            <text:p>1679.45</text:p>
          </table:table-cell>
          <table:table-cell office:value-type="float" office:value="1443.16" calcext:value-type="float">
            <text:p>1443.16</text:p>
          </table:table-cell>
          <table:table-cell office:value-type="float" office:value="1210.36" calcext:value-type="float">
            <text:p>1210.36</text:p>
          </table:table-cell>
          <table:table-cell table:number-columns-repeated="2"/>
          <table:table-cell table:formula="of:=AVERAGE([.A36:.E36])" office:value-type="float" office:value="2675" calcext:value-type="float">
            <text:p>2675</text:p>
          </table:table-cell>
          <table:table-cell table:formula="of:=AVERAGE([.G36:.K36])" office:value-type="float" office:value="1504.274" calcext:value-type="float">
            <text:p>1504.274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2936" calcext:value-type="float">
            <text:p>2936</text:p>
          </table:table-cell>
          <table:table-cell office:value-type="float" office:value="3292" calcext:value-type="float">
            <text:p>3292</text:p>
          </table:table-cell>
          <table:table-cell office:value-type="float" office:value="2277" calcext:value-type="float">
            <text:p>2277</text:p>
          </table:table-cell>
          <table:table-cell office:value-type="float" office:value="2037" calcext:value-type="float">
            <text:p>2037</text:p>
          </table:table-cell>
          <table:table-cell/>
          <table:table-cell office:value-type="float" office:value="1552.57" calcext:value-type="float">
            <text:p>1552.57</text:p>
          </table:table-cell>
          <table:table-cell office:value-type="float" office:value="1773.71" calcext:value-type="float">
            <text:p>1773.71</text:p>
          </table:table-cell>
          <table:table-cell office:value-type="float" office:value="1570.43" calcext:value-type="float">
            <text:p>1570.43</text:p>
          </table:table-cell>
          <table:table-cell office:value-type="float" office:value="1372.84" calcext:value-type="float">
            <text:p>1372.84</text:p>
          </table:table-cell>
          <table:table-cell office:value-type="float" office:value="1169.57" calcext:value-type="float">
            <text:p>1169.57</text:p>
          </table:table-cell>
          <table:table-cell table:number-columns-repeated="2"/>
          <table:table-cell table:formula="of:=AVERAGE([.A37:.E37])" office:value-type="float" office:value="2594.8" calcext:value-type="float">
            <text:p>2594.8</text:p>
          </table:table-cell>
          <table:table-cell table:formula="of:=AVERAGE([.G37:.K37])" office:value-type="float" office:value="1487.824" calcext:value-type="float">
            <text:p>1487.824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3182" calcext:value-type="float">
            <text:p>3182</text:p>
          </table:table-cell>
          <table:table-cell office:value-type="float" office:value="3292" calcext:value-type="float">
            <text:p>3292</text:p>
          </table:table-cell>
          <table:table-cell office:value-type="float" office:value="2188" calcext:value-type="float">
            <text:p>2188</text:p>
          </table:table-cell>
          <table:table-cell office:value-type="float" office:value="2227" calcext:value-type="float">
            <text:p>2227</text:p>
          </table:table-cell>
          <table:table-cell/>
          <table:table-cell office:value-type="float" office:value="1587.34" calcext:value-type="float">
            <text:p>1587.34</text:p>
          </table:table-cell>
          <table:table-cell office:value-type="float" office:value="1693.96" calcext:value-type="float">
            <text:p>1693.96</text:p>
          </table:table-cell>
          <table:table-cell office:value-type="float" office:value="1603.47" calcext:value-type="float">
            <text:p>1603.47</text:p>
          </table:table-cell>
          <table:table-cell office:value-type="float" office:value="1371.69" calcext:value-type="float">
            <text:p>1371.69</text:p>
          </table:table-cell>
          <table:table-cell office:value-type="float" office:value="1245.59" calcext:value-type="float">
            <text:p>1245.59</text:p>
          </table:table-cell>
          <table:table-cell table:number-columns-repeated="2"/>
          <table:table-cell table:formula="of:=AVERAGE([.A38:.E38])" office:value-type="float" office:value="2657.2" calcext:value-type="float">
            <text:p>2657.2</text:p>
          </table:table-cell>
          <table:table-cell table:formula="of:=AVERAGE([.G38:.K38])" office:value-type="float" office:value="1500.41" calcext:value-type="float">
            <text:p>1500.41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3072" calcext:value-type="float">
            <text:p>3072</text:p>
          </table:table-cell>
          <table:table-cell office:value-type="float" office:value="3141" calcext:value-type="float">
            <text:p>3141</text:p>
          </table:table-cell>
          <table:table-cell office:value-type="float" office:value="2444" calcext:value-type="float">
            <text:p>2444</text:p>
          </table:table-cell>
          <table:table-cell office:value-type="float" office:value="2207" calcext:value-type="float">
            <text:p>2207</text:p>
          </table:table-cell>
          <table:table-cell/>
          <table:table-cell office:value-type="float" office:value="1466.42" calcext:value-type="float">
            <text:p>1466.42</text:p>
          </table:table-cell>
          <table:table-cell office:value-type="float" office:value="1565.28" calcext:value-type="float">
            <text:p>1565.28</text:p>
          </table:table-cell>
          <table:table-cell office:value-type="float" office:value="1737.42" calcext:value-type="float">
            <text:p>1737.42</text:p>
          </table:table-cell>
          <table:table-cell office:value-type="float" office:value="1378.09" calcext:value-type="float">
            <text:p>1378.09</text:p>
          </table:table-cell>
          <table:table-cell office:value-type="float" office:value="1208.34" calcext:value-type="float">
            <text:p>1208.34</text:p>
          </table:table-cell>
          <table:table-cell table:number-columns-repeated="2"/>
          <table:table-cell table:formula="of:=AVERAGE([.A39:.E39])" office:value-type="float" office:value="2655.2" calcext:value-type="float">
            <text:p>2655.2</text:p>
          </table:table-cell>
          <table:table-cell table:formula="of:=AVERAGE([.G39:.K39])" office:value-type="float" office:value="1471.11" calcext:value-type="float">
            <text:p>1471.11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3127" calcext:value-type="float">
            <text:p>3127</text:p>
          </table:table-cell>
          <table:table-cell office:value-type="float" office:value="3292" calcext:value-type="float">
            <text:p>3292</text:p>
          </table:table-cell>
          <table:table-cell office:value-type="float" office:value="2052" calcext:value-type="float">
            <text:p>2052</text:p>
          </table:table-cell>
          <table:table-cell office:value-type="float" office:value="2229" calcext:value-type="float">
            <text:p>2229</text:p>
          </table:table-cell>
          <table:table-cell/>
          <table:table-cell office:value-type="float" office:value="1553.72" calcext:value-type="float">
            <text:p>1553.72</text:p>
          </table:table-cell>
          <table:table-cell office:value-type="float" office:value="1618.33" calcext:value-type="float">
            <text:p>1618.33</text:p>
          </table:table-cell>
          <table:table-cell office:value-type="float" office:value="1628.9" calcext:value-type="float">
            <text:p>1628.9</text:p>
          </table:table-cell>
          <table:table-cell office:value-type="float" office:value="1317.92" calcext:value-type="float">
            <text:p>1317.92</text:p>
          </table:table-cell>
          <table:table-cell office:value-type="float" office:value="1208.95" calcext:value-type="float">
            <text:p>1208.95</text:p>
          </table:table-cell>
          <table:table-cell table:number-columns-repeated="2"/>
          <table:table-cell table:formula="of:=AVERAGE([.A40:.E40])" office:value-type="float" office:value="2613.4" calcext:value-type="float">
            <text:p>2613.4</text:p>
          </table:table-cell>
          <table:table-cell table:formula="of:=AVERAGE([.G40:.K40])" office:value-type="float" office:value="1465.564" calcext:value-type="float">
            <text:p>1465.564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2932" calcext:value-type="float">
            <text:p>2932</text:p>
          </table:table-cell>
          <table:table-cell office:value-type="float" office:value="3292" calcext:value-type="float">
            <text:p>3292</text:p>
          </table:table-cell>
          <table:table-cell office:value-type="float" office:value="2107" calcext:value-type="float">
            <text:p>2107</text:p>
          </table:table-cell>
          <table:table-cell office:value-type="float" office:value="2302" calcext:value-type="float">
            <text:p>2302</text:p>
          </table:table-cell>
          <table:table-cell/>
          <table:table-cell office:value-type="float" office:value="1521.45" calcext:value-type="float">
            <text:p>1521.45</text:p>
          </table:table-cell>
          <table:table-cell office:value-type="float" office:value="1687.16" calcext:value-type="float">
            <text:p>1687.16</text:p>
          </table:table-cell>
          <table:table-cell office:value-type="float" office:value="1502.57" calcext:value-type="float">
            <text:p>1502.57</text:p>
          </table:table-cell>
          <table:table-cell office:value-type="float" office:value="1406.11" calcext:value-type="float">
            <text:p>1406.11</text:p>
          </table:table-cell>
          <table:table-cell office:value-type="float" office:value="1236.17" calcext:value-type="float">
            <text:p>1236.17</text:p>
          </table:table-cell>
          <table:table-cell table:number-columns-repeated="2"/>
          <table:table-cell table:formula="of:=AVERAGE([.A41:.E41])" office:value-type="float" office:value="2626" calcext:value-type="float">
            <text:p>2626</text:p>
          </table:table-cell>
          <table:table-cell table:formula="of:=AVERAGE([.G41:.K41])" office:value-type="float" office:value="1470.692" calcext:value-type="float">
            <text:p>1470.692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3062" calcext:value-type="float">
            <text:p>3062</text:p>
          </table:table-cell>
          <table:table-cell office:value-type="float" office:value="3047" calcext:value-type="float">
            <text:p>3047</text:p>
          </table:table-cell>
          <table:table-cell office:value-type="float" office:value="2172" calcext:value-type="float">
            <text:p>2172</text:p>
          </table:table-cell>
          <table:table-cell office:value-type="float" office:value="2262" calcext:value-type="float">
            <text:p>2262</text:p>
          </table:table-cell>
          <table:table-cell/>
          <table:table-cell office:value-type="float" office:value="1549.87" calcext:value-type="float">
            <text:p>1549.87</text:p>
          </table:table-cell>
          <table:table-cell office:value-type="float" office:value="1493.07" calcext:value-type="float">
            <text:p>1493.07</text:p>
          </table:table-cell>
          <table:table-cell office:value-type="float" office:value="1693.69" calcext:value-type="float">
            <text:p>1693.69</text:p>
          </table:table-cell>
          <table:table-cell office:value-type="float" office:value="1344.87" calcext:value-type="float">
            <text:p>1344.87</text:p>
          </table:table-cell>
          <table:table-cell office:value-type="float" office:value="1147.33" calcext:value-type="float">
            <text:p>1147.33</text:p>
          </table:table-cell>
          <table:table-cell table:number-columns-repeated="2"/>
          <table:table-cell table:formula="of:=AVERAGE([.A42:.E42])" office:value-type="float" office:value="2565.6" calcext:value-type="float">
            <text:p>2565.6</text:p>
          </table:table-cell>
          <table:table-cell table:formula="of:=AVERAGE([.G42:.K42])" office:value-type="float" office:value="1445.766" calcext:value-type="float">
            <text:p>1445.766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2730" calcext:value-type="float">
            <text:p>2730</text:p>
          </table:table-cell>
          <table:table-cell office:value-type="float" office:value="2732" calcext:value-type="float">
            <text:p>2732</text:p>
          </table:table-cell>
          <table:table-cell office:value-type="float" office:value="2342" calcext:value-type="float">
            <text:p>2342</text:p>
          </table:table-cell>
          <table:table-cell office:value-type="float" office:value="2322" calcext:value-type="float">
            <text:p>2322</text:p>
          </table:table-cell>
          <table:table-cell/>
          <table:table-cell office:value-type="float" office:value="1594.51" calcext:value-type="float">
            <text:p>1594.51</text:p>
          </table:table-cell>
          <table:table-cell office:value-type="float" office:value="1592.45" calcext:value-type="float">
            <text:p>1592.45</text:p>
          </table:table-cell>
          <table:table-cell office:value-type="float" office:value="1703.87" calcext:value-type="float">
            <text:p>1703.87</text:p>
          </table:table-cell>
          <table:table-cell office:value-type="float" office:value="1418.61" calcext:value-type="float">
            <text:p>1418.61</text:p>
          </table:table-cell>
          <table:table-cell office:value-type="float" office:value="1166.42" calcext:value-type="float">
            <text:p>1166.42</text:p>
          </table:table-cell>
          <table:table-cell table:number-columns-repeated="2"/>
          <table:table-cell table:formula="of:=AVERAGE([.A43:.E43])" office:value-type="float" office:value="2484.6" calcext:value-type="float">
            <text:p>2484.6</text:p>
          </table:table-cell>
          <table:table-cell table:formula="of:=AVERAGE([.G43:.K43])" office:value-type="float" office:value="1495.172" calcext:value-type="float">
            <text:p>1495.172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3077" calcext:value-type="float">
            <text:p>3077</text:p>
          </table:table-cell>
          <table:table-cell office:value-type="float" office:value="3037" calcext:value-type="float">
            <text:p>3037</text:p>
          </table:table-cell>
          <table:table-cell office:value-type="float" office:value="2232" calcext:value-type="float">
            <text:p>2232</text:p>
          </table:table-cell>
          <table:table-cell office:value-type="float" office:value="2682" calcext:value-type="float">
            <text:p>2682</text:p>
          </table:table-cell>
          <table:table-cell/>
          <table:table-cell office:value-type="float" office:value="1495.43" calcext:value-type="float">
            <text:p>1495.43</text:p>
          </table:table-cell>
          <table:table-cell office:value-type="float" office:value="1527.65" calcext:value-type="float">
            <text:p>1527.65</text:p>
          </table:table-cell>
          <table:table-cell office:value-type="float" office:value="1679.23" calcext:value-type="float">
            <text:p>1679.23</text:p>
          </table:table-cell>
          <table:table-cell office:value-type="float" office:value="1503.46" calcext:value-type="float">
            <text:p>1503.46</text:p>
          </table:table-cell>
          <table:table-cell office:value-type="float" office:value="1163.66" calcext:value-type="float">
            <text:p>1163.66</text:p>
          </table:table-cell>
          <table:table-cell table:number-columns-repeated="2"/>
          <table:table-cell table:formula="of:=AVERAGE([.A44:.E44])" office:value-type="float" office:value="2671.6" calcext:value-type="float">
            <text:p>2671.6</text:p>
          </table:table-cell>
          <table:table-cell table:formula="of:=AVERAGE([.G44:.K44])" office:value-type="float" office:value="1473.886" calcext:value-type="float">
            <text:p>1473.886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942" calcext:value-type="float">
            <text:p>2942</text:p>
          </table:table-cell>
          <table:table-cell office:value-type="float" office:value="3237" calcext:value-type="float">
            <text:p>3237</text:p>
          </table:table-cell>
          <table:table-cell office:value-type="float" office:value="2232" calcext:value-type="float">
            <text:p>2232</text:p>
          </table:table-cell>
          <table:table-cell office:value-type="float" office:value="2612" calcext:value-type="float">
            <text:p>2612</text:p>
          </table:table-cell>
          <table:table-cell/>
          <table:table-cell office:value-type="float" office:value="1563.84" calcext:value-type="float">
            <text:p>1563.84</text:p>
          </table:table-cell>
          <table:table-cell office:value-type="float" office:value="1641.06" calcext:value-type="float">
            <text:p>1641.06</text:p>
          </table:table-cell>
          <table:table-cell office:value-type="float" office:value="1722.87" calcext:value-type="float">
            <text:p>1722.87</text:p>
          </table:table-cell>
          <table:table-cell office:value-type="float" office:value="1426.79" calcext:value-type="float">
            <text:p>1426.79</text:p>
          </table:table-cell>
          <table:table-cell office:value-type="float" office:value="1229.63" calcext:value-type="float">
            <text:p>1229.63</text:p>
          </table:table-cell>
          <table:table-cell table:number-columns-repeated="2"/>
          <table:table-cell table:formula="of:=AVERAGE([.A45:.E45])" office:value-type="float" office:value="2662" calcext:value-type="float">
            <text:p>2662</text:p>
          </table:table-cell>
          <table:table-cell table:formula="of:=AVERAGE([.G45:.K45])" office:value-type="float" office:value="1516.838" calcext:value-type="float">
            <text:p>1516.838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3012" calcext:value-type="float">
            <text:p>3012</text:p>
          </table:table-cell>
          <table:table-cell office:value-type="float" office:value="3292" calcext:value-type="float">
            <text:p>3292</text:p>
          </table:table-cell>
          <table:table-cell office:value-type="float" office:value="2322" calcext:value-type="float">
            <text:p>2322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1502.7" calcext:value-type="float">
            <text:p>1502.7</text:p>
          </table:table-cell>
          <table:table-cell office:value-type="float" office:value="1586.89" calcext:value-type="float">
            <text:p>1586.89</text:p>
          </table:table-cell>
          <table:table-cell office:value-type="float" office:value="1746.43" calcext:value-type="float">
            <text:p>1746.43</text:p>
          </table:table-cell>
          <table:table-cell office:value-type="float" office:value="1338.04" calcext:value-type="float">
            <text:p>1338.04</text:p>
          </table:table-cell>
          <table:table-cell office:value-type="float" office:value="1295.4" calcext:value-type="float">
            <text:p>1295.4</text:p>
          </table:table-cell>
          <table:table-cell table:number-columns-repeated="2"/>
          <table:table-cell table:formula="of:=AVERAGE([.A46:.E46])" office:value-type="float" office:value="2726.6" calcext:value-type="float">
            <text:p>2726.6</text:p>
          </table:table-cell>
          <table:table-cell table:formula="of:=AVERAGE([.G46:.K46])" office:value-type="float" office:value="1493.892" calcext:value-type="float">
            <text:p>1493.892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2766" calcext:value-type="float">
            <text:p>2766</text:p>
          </table:table-cell>
          <table:table-cell office:value-type="float" office:value="2772" calcext:value-type="float">
            <text:p>2772</text:p>
          </table:table-cell>
          <table:table-cell office:value-type="float" office:value="2117" calcext:value-type="float">
            <text:p>2117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1544.47" calcext:value-type="float">
            <text:p>1544.47</text:p>
          </table:table-cell>
          <table:table-cell office:value-type="float" office:value="1641.72" calcext:value-type="float">
            <text:p>1641.72</text:p>
          </table:table-cell>
          <table:table-cell office:value-type="float" office:value="1600.11" calcext:value-type="float">
            <text:p>1600.11</text:p>
          </table:table-cell>
          <table:table-cell office:value-type="float" office:value="1290.3" calcext:value-type="float">
            <text:p>1290.3</text:p>
          </table:table-cell>
          <table:table-cell office:value-type="float" office:value="1285.75" calcext:value-type="float">
            <text:p>1285.75</text:p>
          </table:table-cell>
          <table:table-cell table:number-columns-repeated="2"/>
          <table:table-cell table:formula="of:=AVERAGE([.A47:.E47])" office:value-type="float" office:value="2513.8" calcext:value-type="float">
            <text:p>2513.8</text:p>
          </table:table-cell>
          <table:table-cell table:formula="of:=AVERAGE([.G47:.K47])" office:value-type="float" office:value="1472.47" calcext:value-type="float">
            <text:p>1472.47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2887" calcext:value-type="float">
            <text:p>2887</text:p>
          </table:table-cell>
          <table:table-cell office:value-type="float" office:value="3292" calcext:value-type="float">
            <text:p>3292</text:p>
          </table:table-cell>
          <table:table-cell office:value-type="float" office:value="2242" calcext:value-type="float">
            <text:p>2242</text:p>
          </table:table-cell>
          <table:table-cell office:value-type="float" office:value="2297" calcext:value-type="float">
            <text:p>2297</text:p>
          </table:table-cell>
          <table:table-cell/>
          <table:table-cell office:value-type="float" office:value="1551.74" calcext:value-type="float">
            <text:p>1551.74</text:p>
          </table:table-cell>
          <table:table-cell office:value-type="float" office:value="1604.86" calcext:value-type="float">
            <text:p>1604.86</text:p>
          </table:table-cell>
          <table:table-cell office:value-type="float" office:value="1808.49" calcext:value-type="float">
            <text:p>1808.49</text:p>
          </table:table-cell>
          <table:table-cell office:value-type="float" office:value="1339.51" calcext:value-type="float">
            <text:p>1339.51</text:p>
          </table:table-cell>
          <table:table-cell office:value-type="float" office:value="1330.12" calcext:value-type="float">
            <text:p>1330.12</text:p>
          </table:table-cell>
          <table:table-cell table:number-columns-repeated="2"/>
          <table:table-cell table:formula="of:=AVERAGE([.A48:.E48])" office:value-type="float" office:value="2630" calcext:value-type="float">
            <text:p>2630</text:p>
          </table:table-cell>
          <table:table-cell table:formula="of:=AVERAGE([.G48:.K48])" office:value-type="float" office:value="1526.944" calcext:value-type="float">
            <text:p>1526.944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2852" calcext:value-type="float">
            <text:p>2852</text:p>
          </table:table-cell>
          <table:table-cell office:value-type="float" office:value="3421" calcext:value-type="float">
            <text:p>3421</text:p>
          </table:table-cell>
          <table:table-cell office:value-type="float" office:value="2437" calcext:value-type="float">
            <text:p>2437</text:p>
          </table:table-cell>
          <table:table-cell office:value-type="float" office:value="2457" calcext:value-type="float">
            <text:p>2457</text:p>
          </table:table-cell>
          <table:table-cell/>
          <table:table-cell office:value-type="float" office:value="1548.5" calcext:value-type="float">
            <text:p>1548.5</text:p>
          </table:table-cell>
          <table:table-cell office:value-type="float" office:value="1650.15" calcext:value-type="float">
            <text:p>1650.15</text:p>
          </table:table-cell>
          <table:table-cell office:value-type="float" office:value="1648.08" calcext:value-type="float">
            <text:p>1648.08</text:p>
          </table:table-cell>
          <table:table-cell office:value-type="float" office:value="1357.75" calcext:value-type="float">
            <text:p>1357.75</text:p>
          </table:table-cell>
          <table:table-cell office:value-type="float" office:value="1379.38" calcext:value-type="float">
            <text:p>1379.38</text:p>
          </table:table-cell>
          <table:table-cell table:number-columns-repeated="2"/>
          <table:table-cell table:formula="of:=AVERAGE([.A49:.E49])" office:value-type="float" office:value="2718.8" calcext:value-type="float">
            <text:p>2718.8</text:p>
          </table:table-cell>
          <table:table-cell table:formula="of:=AVERAGE([.G49:.K49])" office:value-type="float" office:value="1516.772" calcext:value-type="float">
            <text:p>1516.772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3017" calcext:value-type="float">
            <text:p>3017</text:p>
          </table:table-cell>
          <table:table-cell office:value-type="float" office:value="3202" calcext:value-type="float">
            <text:p>3202</text:p>
          </table:table-cell>
          <table:table-cell office:value-type="float" office:value="2098" calcext:value-type="float">
            <text:p>2098</text:p>
          </table:table-cell>
          <table:table-cell office:value-type="float" office:value="2557" calcext:value-type="float">
            <text:p>2557</text:p>
          </table:table-cell>
          <table:table-cell/>
          <table:table-cell office:value-type="float" office:value="1484.83" calcext:value-type="float">
            <text:p>1484.83</text:p>
          </table:table-cell>
          <table:table-cell office:value-type="float" office:value="1729.99" calcext:value-type="float">
            <text:p>1729.99</text:p>
          </table:table-cell>
          <table:table-cell office:value-type="float" office:value="1709.11" calcext:value-type="float">
            <text:p>1709.11</text:p>
          </table:table-cell>
          <table:table-cell office:value-type="float" office:value="1284.8" calcext:value-type="float">
            <text:p>1284.8</text:p>
          </table:table-cell>
          <table:table-cell office:value-type="float" office:value="1374.31" calcext:value-type="float">
            <text:p>1374.31</text:p>
          </table:table-cell>
          <table:table-cell table:number-columns-repeated="2"/>
          <table:table-cell table:formula="of:=AVERAGE([.A50:.E50])" office:value-type="float" office:value="2631.2" calcext:value-type="float">
            <text:p>2631.2</text:p>
          </table:table-cell>
          <table:table-cell table:formula="of:=AVERAGE([.G50:.K50])" office:value-type="float" office:value="1516.608" calcext:value-type="float">
            <text:p>1516.608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3026" calcext:value-type="float">
            <text:p>3026</text:p>
          </table:table-cell>
          <table:table-cell office:value-type="float" office:value="3292" calcext:value-type="float">
            <text:p>3292</text:p>
          </table:table-cell>
          <table:table-cell office:value-type="float" office:value="2121" calcext:value-type="float">
            <text:p>2121</text:p>
          </table:table-cell>
          <table:table-cell office:value-type="float" office:value="2377" calcext:value-type="float">
            <text:p>2377</text:p>
          </table:table-cell>
          <table:table-cell/>
          <table:table-cell office:value-type="float" office:value="1503.24" calcext:value-type="float">
            <text:p>1503.24</text:p>
          </table:table-cell>
          <table:table-cell office:value-type="float" office:value="1676.23" calcext:value-type="float">
            <text:p>1676.23</text:p>
          </table:table-cell>
          <table:table-cell office:value-type="float" office:value="1714.55" calcext:value-type="float">
            <text:p>1714.55</text:p>
          </table:table-cell>
          <table:table-cell office:value-type="float" office:value="1326.69" calcext:value-type="float">
            <text:p>1326.69</text:p>
          </table:table-cell>
          <table:table-cell office:value-type="float" office:value="1468.65" calcext:value-type="float">
            <text:p>1468.65</text:p>
          </table:table-cell>
          <table:table-cell table:number-columns-repeated="2"/>
          <table:table-cell table:formula="of:=AVERAGE([.A51:.E51])" office:value-type="float" office:value="2630.6" calcext:value-type="float">
            <text:p>2630.6</text:p>
          </table:table-cell>
          <table:table-cell table:formula="of:=AVERAGE([.G51:.K51])" office:value-type="float" office:value="1537.872" calcext:value-type="float">
            <text:p>1537.872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2828" calcext:value-type="float">
            <text:p>2828</text:p>
          </table:table-cell>
          <table:table-cell office:value-type="float" office:value="2642" calcext:value-type="float">
            <text:p>2642</text:p>
          </table:table-cell>
          <table:table-cell office:value-type="float" office:value="2492" calcext:value-type="float">
            <text:p>2492</text:p>
          </table:table-cell>
          <table:table-cell office:value-type="float" office:value="2782" calcext:value-type="float">
            <text:p>2782</text:p>
          </table:table-cell>
          <table:table-cell/>
          <table:table-cell office:value-type="float" office:value="1547.85" calcext:value-type="float">
            <text:p>1547.85</text:p>
          </table:table-cell>
          <table:table-cell office:value-type="float" office:value="1636.19" calcext:value-type="float">
            <text:p>1636.19</text:p>
          </table:table-cell>
          <table:table-cell office:value-type="float" office:value="1605.31" calcext:value-type="float">
            <text:p>1605.31</text:p>
          </table:table-cell>
          <table:table-cell office:value-type="float" office:value="1326.76" calcext:value-type="float">
            <text:p>1326.76</text:p>
          </table:table-cell>
          <table:table-cell office:value-type="float" office:value="1476.17" calcext:value-type="float">
            <text:p>1476.17</text:p>
          </table:table-cell>
          <table:table-cell table:number-columns-repeated="2"/>
          <table:table-cell table:formula="of:=AVERAGE([.A52:.E52])" office:value-type="float" office:value="2608" calcext:value-type="float">
            <text:p>2608</text:p>
          </table:table-cell>
          <table:table-cell table:formula="of:=AVERAGE([.G52:.K52])" office:value-type="float" office:value="1518.456" calcext:value-type="float">
            <text:p>1518.456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2747" calcext:value-type="float">
            <text:p>2747</text:p>
          </table:table-cell>
          <table:table-cell office:value-type="float" office:value="2907" calcext:value-type="float">
            <text:p>2907</text:p>
          </table:table-cell>
          <table:table-cell office:value-type="float" office:value="2227" calcext:value-type="float">
            <text:p>2227</text:p>
          </table:table-cell>
          <table:table-cell office:value-type="float" office:value="2697" calcext:value-type="float">
            <text:p>2697</text:p>
          </table:table-cell>
          <table:table-cell/>
          <table:table-cell office:value-type="float" office:value="1626.37" calcext:value-type="float">
            <text:p>1626.37</text:p>
          </table:table-cell>
          <table:table-cell office:value-type="float" office:value="1543.49" calcext:value-type="float">
            <text:p>1543.49</text:p>
          </table:table-cell>
          <table:table-cell office:value-type="float" office:value="1731.3" calcext:value-type="float">
            <text:p>1731.3</text:p>
          </table:table-cell>
          <table:table-cell office:value-type="float" office:value="1306.68" calcext:value-type="float">
            <text:p>1306.68</text:p>
          </table:table-cell>
          <table:table-cell office:value-type="float" office:value="1445.14" calcext:value-type="float">
            <text:p>1445.14</text:p>
          </table:table-cell>
          <table:table-cell table:number-columns-repeated="2"/>
          <table:table-cell table:formula="of:=AVERAGE([.A53:.E53])" office:value-type="float" office:value="2586" calcext:value-type="float">
            <text:p>2586</text:p>
          </table:table-cell>
          <table:table-cell table:formula="of:=AVERAGE([.G53:.K53])" office:value-type="float" office:value="1530.596" calcext:value-type="float">
            <text:p>1530.596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2787" calcext:value-type="float">
            <text:p>2787</text:p>
          </table:table-cell>
          <table:table-cell office:value-type="float" office:value="3292" calcext:value-type="float">
            <text:p>3292</text:p>
          </table:table-cell>
          <table:table-cell office:value-type="float" office:value="2382" calcext:value-type="float">
            <text:p>2382</text:p>
          </table:table-cell>
          <table:table-cell office:value-type="float" office:value="2337" calcext:value-type="float">
            <text:p>2337</text:p>
          </table:table-cell>
          <table:table-cell/>
          <table:table-cell office:value-type="float" office:value="1614.68" calcext:value-type="float">
            <text:p>1614.68</text:p>
          </table:table-cell>
          <table:table-cell office:value-type="float" office:value="1546.77" calcext:value-type="float">
            <text:p>1546.77</text:p>
          </table:table-cell>
          <table:table-cell office:value-type="float" office:value="1719.91" calcext:value-type="float">
            <text:p>1719.91</text:p>
          </table:table-cell>
          <table:table-cell office:value-type="float" office:value="1404.49" calcext:value-type="float">
            <text:p>1404.49</text:p>
          </table:table-cell>
          <table:table-cell office:value-type="float" office:value="1447.3" calcext:value-type="float">
            <text:p>1447.3</text:p>
          </table:table-cell>
          <table:table-cell table:number-columns-repeated="2"/>
          <table:table-cell table:formula="of:=AVERAGE([.A54:.E54])" office:value-type="float" office:value="2652" calcext:value-type="float">
            <text:p>2652</text:p>
          </table:table-cell>
          <table:table-cell table:formula="of:=AVERAGE([.G54:.K54])" office:value-type="float" office:value="1546.63" calcext:value-type="float">
            <text:p>1546.63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3005" calcext:value-type="float">
            <text:p>3005</text:p>
          </table:table-cell>
          <table:table-cell office:value-type="float" office:value="3292" calcext:value-type="float">
            <text:p>3292</text:p>
          </table:table-cell>
          <table:table-cell office:value-type="float" office:value="2122" calcext:value-type="float">
            <text:p>2122</text:p>
          </table:table-cell>
          <table:table-cell office:value-type="float" office:value="2547" calcext:value-type="float">
            <text:p>2547</text:p>
          </table:table-cell>
          <table:table-cell/>
          <table:table-cell office:value-type="float" office:value="1621.94" calcext:value-type="float">
            <text:p>1621.94</text:p>
          </table:table-cell>
          <table:table-cell office:value-type="float" office:value="1681.74" calcext:value-type="float">
            <text:p>1681.74</text:p>
          </table:table-cell>
          <table:table-cell office:value-type="float" office:value="1646.45" calcext:value-type="float">
            <text:p>1646.45</text:p>
          </table:table-cell>
          <table:table-cell office:value-type="float" office:value="1403.27" calcext:value-type="float">
            <text:p>1403.27</text:p>
          </table:table-cell>
          <table:table-cell office:value-type="float" office:value="1458.72" calcext:value-type="float">
            <text:p>1458.72</text:p>
          </table:table-cell>
          <table:table-cell table:number-columns-repeated="2"/>
          <table:table-cell table:formula="of:=AVERAGE([.A55:.E55])" office:value-type="float" office:value="2691" calcext:value-type="float">
            <text:p>2691</text:p>
          </table:table-cell>
          <table:table-cell table:formula="of:=AVERAGE([.G55:.K55])" office:value-type="float" office:value="1562.424" calcext:value-type="float">
            <text:p>1562.424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2699" calcext:value-type="float">
            <text:p>2699</text:p>
          </table:table-cell>
          <table:table-cell office:value-type="float" office:value="3292" calcext:value-type="float">
            <text:p>3292</text:p>
          </table:table-cell>
          <table:table-cell office:value-type="float" office:value="2222" calcext:value-type="float">
            <text:p>2222</text:p>
          </table:table-cell>
          <table:table-cell office:value-type="float" office:value="2483" calcext:value-type="float">
            <text:p>2483</text:p>
          </table:table-cell>
          <table:table-cell/>
          <table:table-cell office:value-type="float" office:value="1585.02" calcext:value-type="float">
            <text:p>1585.02</text:p>
          </table:table-cell>
          <table:table-cell office:value-type="float" office:value="1624.08" calcext:value-type="float">
            <text:p>1624.08</text:p>
          </table:table-cell>
          <table:table-cell office:value-type="float" office:value="1760.78" calcext:value-type="float">
            <text:p>1760.78</text:p>
          </table:table-cell>
          <table:table-cell office:value-type="float" office:value="1393.7" calcext:value-type="float">
            <text:p>1393.7</text:p>
          </table:table-cell>
          <table:table-cell office:value-type="float" office:value="1446.27" calcext:value-type="float">
            <text:p>1446.27</text:p>
          </table:table-cell>
          <table:table-cell table:number-columns-repeated="2"/>
          <table:table-cell table:formula="of:=AVERAGE([.A56:.E56])" office:value-type="float" office:value="2592.6" calcext:value-type="float">
            <text:p>2592.6</text:p>
          </table:table-cell>
          <table:table-cell table:formula="of:=AVERAGE([.G56:.K56])" office:value-type="float" office:value="1561.97" calcext:value-type="float">
            <text:p>1561.97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3287" calcext:value-type="float">
            <text:p>3287</text:p>
          </table:table-cell>
          <table:table-cell office:value-type="float" office:value="2917" calcext:value-type="float">
            <text:p>2917</text:p>
          </table:table-cell>
          <table:table-cell office:value-type="float" office:value="2266" calcext:value-type="float">
            <text:p>2266</text:p>
          </table:table-cell>
          <table:table-cell office:value-type="float" office:value="2600" calcext:value-type="float">
            <text:p>2600</text:p>
          </table:table-cell>
          <table:table-cell/>
          <table:table-cell office:value-type="float" office:value="1572.8" calcext:value-type="float">
            <text:p>1572.8</text:p>
          </table:table-cell>
          <table:table-cell office:value-type="float" office:value="1747.82" calcext:value-type="float">
            <text:p>1747.82</text:p>
          </table:table-cell>
          <table:table-cell office:value-type="float" office:value="1780.57" calcext:value-type="float">
            <text:p>1780.57</text:p>
          </table:table-cell>
          <table:table-cell office:value-type="float" office:value="1427.96" calcext:value-type="float">
            <text:p>1427.96</text:p>
          </table:table-cell>
          <table:table-cell office:value-type="float" office:value="1435.22" calcext:value-type="float">
            <text:p>1435.22</text:p>
          </table:table-cell>
          <table:table-cell table:number-columns-repeated="2"/>
          <table:table-cell table:formula="of:=AVERAGE([.A57:.E57])" office:value-type="float" office:value="2706.4" calcext:value-type="float">
            <text:p>2706.4</text:p>
          </table:table-cell>
          <table:table-cell table:formula="of:=AVERAGE([.G57:.K57])" office:value-type="float" office:value="1592.874" calcext:value-type="float">
            <text:p>1592.874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2782" calcext:value-type="float">
            <text:p>2782</text:p>
          </table:table-cell>
          <table:table-cell office:value-type="float" office:value="3292" calcext:value-type="float">
            <text:p>3292</text:p>
          </table:table-cell>
          <table:table-cell office:value-type="float" office:value="2287" calcext:value-type="float">
            <text:p>2287</text:p>
          </table:table-cell>
          <table:table-cell office:value-type="float" office:value="2552" calcext:value-type="float">
            <text:p>2552</text:p>
          </table:table-cell>
          <table:table-cell/>
          <table:table-cell office:value-type="float" office:value="1647.2" calcext:value-type="float">
            <text:p>1647.2</text:p>
          </table:table-cell>
          <table:table-cell office:value-type="float" office:value="1698.36" calcext:value-type="float">
            <text:p>1698.36</text:p>
          </table:table-cell>
          <table:table-cell office:value-type="float" office:value="1778.18" calcext:value-type="float">
            <text:p>1778.18</text:p>
          </table:table-cell>
          <table:table-cell office:value-type="float" office:value="1494.65" calcext:value-type="float">
            <text:p>1494.65</text:p>
          </table:table-cell>
          <table:table-cell office:value-type="float" office:value="1438.47" calcext:value-type="float">
            <text:p>1438.47</text:p>
          </table:table-cell>
          <table:table-cell table:number-columns-repeated="2"/>
          <table:table-cell table:formula="of:=AVERAGE([.A58:.E58])" office:value-type="float" office:value="2738" calcext:value-type="float">
            <text:p>2738</text:p>
          </table:table-cell>
          <table:table-cell table:formula="of:=AVERAGE([.G58:.K58])" office:value-type="float" office:value="1611.372" calcext:value-type="float">
            <text:p>1611.372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2782" calcext:value-type="float">
            <text:p>2782</text:p>
          </table:table-cell>
          <table:table-cell office:value-type="float" office:value="3121" calcext:value-type="float">
            <text:p>3121</text:p>
          </table:table-cell>
          <table:table-cell office:value-type="float" office:value="2327" calcext:value-type="float">
            <text:p>2327</text:p>
          </table:table-cell>
          <table:table-cell office:value-type="float" office:value="2822" calcext:value-type="float">
            <text:p>2822</text:p>
          </table:table-cell>
          <table:table-cell/>
          <table:table-cell office:value-type="float" office:value="1590.28" calcext:value-type="float">
            <text:p>1590.28</text:p>
          </table:table-cell>
          <table:table-cell office:value-type="float" office:value="1683.66" calcext:value-type="float">
            <text:p>1683.66</text:p>
          </table:table-cell>
          <table:table-cell office:value-type="float" office:value="1790.91" calcext:value-type="float">
            <text:p>1790.91</text:p>
          </table:table-cell>
          <table:table-cell office:value-type="float" office:value="1475.32" calcext:value-type="float">
            <text:p>1475.32</text:p>
          </table:table-cell>
          <table:table-cell office:value-type="float" office:value="1379.81" calcext:value-type="float">
            <text:p>1379.81</text:p>
          </table:table-cell>
          <table:table-cell table:number-columns-repeated="2"/>
          <table:table-cell table:formula="of:=AVERAGE([.A59:.E59])" office:value-type="float" office:value="2675.8" calcext:value-type="float">
            <text:p>2675.8</text:p>
          </table:table-cell>
          <table:table-cell table:formula="of:=AVERAGE([.G59:.K59])" office:value-type="float" office:value="1583.996" calcext:value-type="float">
            <text:p>1583.996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2768" calcext:value-type="float">
            <text:p>2768</text:p>
          </table:table-cell>
          <table:table-cell office:value-type="float" office:value="3117" calcext:value-type="float">
            <text:p>3117</text:p>
          </table:table-cell>
          <table:table-cell office:value-type="float" office:value="2387" calcext:value-type="float">
            <text:p>2387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float" office:value="1623.66" calcext:value-type="float">
            <text:p>1623.66</text:p>
          </table:table-cell>
          <table:table-cell office:value-type="float" office:value="1689.88" calcext:value-type="float">
            <text:p>1689.88</text:p>
          </table:table-cell>
          <table:table-cell office:value-type="float" office:value="1668.37" calcext:value-type="float">
            <text:p>1668.37</text:p>
          </table:table-cell>
          <table:table-cell office:value-type="float" office:value="1502.6" calcext:value-type="float">
            <text:p>1502.6</text:p>
          </table:table-cell>
          <table:table-cell office:value-type="float" office:value="1324.38" calcext:value-type="float">
            <text:p>1324.38</text:p>
          </table:table-cell>
          <table:table-cell table:number-columns-repeated="2"/>
          <table:table-cell table:formula="of:=AVERAGE([.A60:.E60])" office:value-type="float" office:value="2721.2" calcext:value-type="float">
            <text:p>2721.2</text:p>
          </table:table-cell>
          <table:table-cell table:formula="of:=AVERAGE([.G60:.K60])" office:value-type="float" office:value="1561.778" calcext:value-type="float">
            <text:p>1561.778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2930" calcext:value-type="float">
            <text:p>2930</text:p>
          </table:table-cell>
          <table:table-cell office:value-type="float" office:value="3237" calcext:value-type="float">
            <text:p>3237</text:p>
          </table:table-cell>
          <table:table-cell office:value-type="float" office:value="2294" calcext:value-type="float">
            <text:p>2294</text:p>
          </table:table-cell>
          <table:table-cell office:value-type="float" office:value="2360" calcext:value-type="float">
            <text:p>2360</text:p>
          </table:table-cell>
          <table:table-cell/>
          <table:table-cell office:value-type="float" office:value="1638.72" calcext:value-type="float">
            <text:p>1638.72</text:p>
          </table:table-cell>
          <table:table-cell office:value-type="float" office:value="1679.76" calcext:value-type="float">
            <text:p>1679.76</text:p>
          </table:table-cell>
          <table:table-cell office:value-type="float" office:value="1671.85" calcext:value-type="float">
            <text:p>1671.85</text:p>
          </table:table-cell>
          <table:table-cell office:value-type="float" office:value="1478.24" calcext:value-type="float">
            <text:p>1478.24</text:p>
          </table:table-cell>
          <table:table-cell office:value-type="float" office:value="1312.72" calcext:value-type="float">
            <text:p>1312.72</text:p>
          </table:table-cell>
          <table:table-cell table:number-columns-repeated="2"/>
          <table:table-cell table:formula="of:=AVERAGE([.A61:.E61])" office:value-type="float" office:value="2638" calcext:value-type="float">
            <text:p>2638</text:p>
          </table:table-cell>
          <table:table-cell table:formula="of:=AVERAGE([.G61:.K61])" office:value-type="float" office:value="1556.258" calcext:value-type="float">
            <text:p>1556.258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2842" calcext:value-type="float">
            <text:p>2842</text:p>
          </table:table-cell>
          <table:table-cell office:value-type="float" office:value="3292" calcext:value-type="float">
            <text:p>3292</text:p>
          </table:table-cell>
          <table:table-cell office:value-type="float" office:value="2262" calcext:value-type="float">
            <text:p>2262</text:p>
          </table:table-cell>
          <table:table-cell office:value-type="float" office:value="2318" calcext:value-type="float">
            <text:p>2318</text:p>
          </table:table-cell>
          <table:table-cell/>
          <table:table-cell office:value-type="float" office:value="1607.42" calcext:value-type="float">
            <text:p>1607.42</text:p>
          </table:table-cell>
          <table:table-cell office:value-type="float" office:value="1629.85" calcext:value-type="float">
            <text:p>1629.85</text:p>
          </table:table-cell>
          <table:table-cell office:value-type="float" office:value="1807.99" calcext:value-type="float">
            <text:p>1807.99</text:p>
          </table:table-cell>
          <table:table-cell office:value-type="float" office:value="1482.48" calcext:value-type="float">
            <text:p>1482.48</text:p>
          </table:table-cell>
          <table:table-cell office:value-type="float" office:value="1364.41" calcext:value-type="float">
            <text:p>1364.41</text:p>
          </table:table-cell>
          <table:table-cell table:number-columns-repeated="2"/>
          <table:table-cell table:formula="of:=AVERAGE([.A62:.E62])" office:value-type="float" office:value="2682.2" calcext:value-type="float">
            <text:p>2682.2</text:p>
          </table:table-cell>
          <table:table-cell table:formula="of:=AVERAGE([.G62:.K62])" office:value-type="float" office:value="1578.43" calcext:value-type="float">
            <text:p>1578.43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2823" calcext:value-type="float">
            <text:p>2823</text:p>
          </table:table-cell>
          <table:table-cell office:value-type="float" office:value="3017" calcext:value-type="float">
            <text:p>3017</text:p>
          </table:table-cell>
          <table:table-cell office:value-type="float" office:value="2422" calcext:value-type="float">
            <text:p>2422</text:p>
          </table:table-cell>
          <table:table-cell office:value-type="float" office:value="2582" calcext:value-type="float">
            <text:p>2582</text:p>
          </table:table-cell>
          <table:table-cell/>
          <table:table-cell office:value-type="float" office:value="1578.96" calcext:value-type="float">
            <text:p>1578.96</text:p>
          </table:table-cell>
          <table:table-cell office:value-type="float" office:value="1826.66" calcext:value-type="float">
            <text:p>1826.66</text:p>
          </table:table-cell>
          <table:table-cell office:value-type="float" office:value="1672.94" calcext:value-type="float">
            <text:p>1672.94</text:p>
          </table:table-cell>
          <table:table-cell office:value-type="float" office:value="1486.15" calcext:value-type="float">
            <text:p>1486.15</text:p>
          </table:table-cell>
          <table:table-cell office:value-type="float" office:value="1388.05" calcext:value-type="float">
            <text:p>1388.05</text:p>
          </table:table-cell>
          <table:table-cell table:number-columns-repeated="2"/>
          <table:table-cell table:formula="of:=AVERAGE([.A63:.E63])" office:value-type="float" office:value="2665.2" calcext:value-type="float">
            <text:p>2665.2</text:p>
          </table:table-cell>
          <table:table-cell table:formula="of:=AVERAGE([.G63:.K63])" office:value-type="float" office:value="1590.552" calcext:value-type="float">
            <text:p>1590.552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2952" calcext:value-type="float">
            <text:p>2952</text:p>
          </table:table-cell>
          <table:table-cell office:value-type="float" office:value="3361" calcext:value-type="float">
            <text:p>3361</text:p>
          </table:table-cell>
          <table:table-cell office:value-type="float" office:value="2427" calcext:value-type="float">
            <text:p>2427</text:p>
          </table:table-cell>
          <table:table-cell office:value-type="float" office:value="2338" calcext:value-type="float">
            <text:p>2338</text:p>
          </table:table-cell>
          <table:table-cell/>
          <table:table-cell office:value-type="float" office:value="1641.53" calcext:value-type="float">
            <text:p>1641.53</text:p>
          </table:table-cell>
          <table:table-cell office:value-type="float" office:value="1663.86" calcext:value-type="float">
            <text:p>1663.86</text:p>
          </table:table-cell>
          <table:table-cell office:value-type="float" office:value="1696.58" calcext:value-type="float">
            <text:p>1696.58</text:p>
          </table:table-cell>
          <table:table-cell office:value-type="float" office:value="1502.28" calcext:value-type="float">
            <text:p>1502.28</text:p>
          </table:table-cell>
          <table:table-cell office:value-type="float" office:value="1360.72" calcext:value-type="float">
            <text:p>1360.72</text:p>
          </table:table-cell>
          <table:table-cell table:number-columns-repeated="2"/>
          <table:table-cell table:formula="of:=AVERAGE([.A64:.E64])" office:value-type="float" office:value="2718" calcext:value-type="float">
            <text:p>2718</text:p>
          </table:table-cell>
          <table:table-cell table:formula="of:=AVERAGE([.G64:.K64])" office:value-type="float" office:value="1572.994" calcext:value-type="float">
            <text:p>1572.994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857" calcext:value-type="float">
            <text:p>2857</text:p>
          </table:table-cell>
          <table:table-cell office:value-type="float" office:value="3292" calcext:value-type="float">
            <text:p>3292</text:p>
          </table:table-cell>
          <table:table-cell office:value-type="float" office:value="2262" calcext:value-type="float">
            <text:p>2262</text:p>
          </table:table-cell>
          <table:table-cell office:value-type="float" office:value="2563" calcext:value-type="float">
            <text:p>2563</text:p>
          </table:table-cell>
          <table:table-cell/>
          <table:table-cell office:value-type="float" office:value="1605.51" calcext:value-type="float">
            <text:p>1605.51</text:p>
          </table:table-cell>
          <table:table-cell office:value-type="float" office:value="1847.28" calcext:value-type="float">
            <text:p>1847.28</text:p>
          </table:table-cell>
          <table:table-cell office:value-type="float" office:value="1764.97" calcext:value-type="float">
            <text:p>1764.97</text:p>
          </table:table-cell>
          <table:table-cell office:value-type="float" office:value="1524.17" calcext:value-type="float">
            <text:p>1524.17</text:p>
          </table:table-cell>
          <table:table-cell office:value-type="float" office:value="1352.63" calcext:value-type="float">
            <text:p>1352.63</text:p>
          </table:table-cell>
          <table:table-cell table:number-columns-repeated="2"/>
          <table:table-cell table:formula="of:=AVERAGE([.A65:.E65])" office:value-type="float" office:value="2744.2" calcext:value-type="float">
            <text:p>2744.2</text:p>
          </table:table-cell>
          <table:table-cell table:formula="of:=AVERAGE([.G65:.K65])" office:value-type="float" office:value="1618.912" calcext:value-type="float">
            <text:p>1618.912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2857" calcext:value-type="float">
            <text:p>2857</text:p>
          </table:table-cell>
          <table:table-cell office:value-type="float" office:value="3292" calcext:value-type="float">
            <text:p>3292</text:p>
          </table:table-cell>
          <table:table-cell office:value-type="float" office:value="2226" calcext:value-type="float">
            <text:p>2226</text:p>
          </table:table-cell>
          <table:table-cell office:value-type="float" office:value="2317" calcext:value-type="float">
            <text:p>2317</text:p>
          </table:table-cell>
          <table:table-cell/>
          <table:table-cell office:value-type="float" office:value="1582.47" calcext:value-type="float">
            <text:p>1582.47</text:p>
          </table:table-cell>
          <table:table-cell office:value-type="float" office:value="1690.55" calcext:value-type="float">
            <text:p>1690.55</text:p>
          </table:table-cell>
          <table:table-cell office:value-type="float" office:value="1735.65" calcext:value-type="float">
            <text:p>1735.65</text:p>
          </table:table-cell>
          <table:table-cell office:value-type="float" office:value="1450.02" calcext:value-type="float">
            <text:p>1450.02</text:p>
          </table:table-cell>
          <table:table-cell office:value-type="float" office:value="1321.49" calcext:value-type="float">
            <text:p>1321.49</text:p>
          </table:table-cell>
          <table:table-cell table:number-columns-repeated="2"/>
          <table:table-cell table:formula="of:=AVERAGE([.A66:.E66])" office:value-type="float" office:value="2645.2" calcext:value-type="float">
            <text:p>2645.2</text:p>
          </table:table-cell>
          <table:table-cell table:formula="of:=AVERAGE([.G66:.K66])" office:value-type="float" office:value="1556.036" calcext:value-type="float">
            <text:p>1556.036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2722" calcext:value-type="float">
            <text:p>2722</text:p>
          </table:table-cell>
          <table:table-cell office:value-type="float" office:value="3292" calcext:value-type="float">
            <text:p>3292</text:p>
          </table:table-cell>
          <table:table-cell office:value-type="float" office:value="2432" calcext:value-type="float">
            <text:p>2432</text:p>
          </table:table-cell>
          <table:table-cell office:value-type="float" office:value="2455" calcext:value-type="float">
            <text:p>2455</text:p>
          </table:table-cell>
          <table:table-cell/>
          <table:table-cell office:value-type="float" office:value="1618.49" calcext:value-type="float">
            <text:p>1618.49</text:p>
          </table:table-cell>
          <table:table-cell office:value-type="float" office:value="1664.54" calcext:value-type="float">
            <text:p>1664.54</text:p>
          </table:table-cell>
          <table:table-cell office:value-type="float" office:value="1755.67" calcext:value-type="float">
            <text:p>1755.67</text:p>
          </table:table-cell>
          <table:table-cell office:value-type="float" office:value="1484.23" calcext:value-type="float">
            <text:p>1484.23</text:p>
          </table:table-cell>
          <table:table-cell office:value-type="float" office:value="1312.73" calcext:value-type="float">
            <text:p>1312.73</text:p>
          </table:table-cell>
          <table:table-cell table:number-columns-repeated="2"/>
          <table:table-cell table:formula="of:=AVERAGE([.A67:.E67])" office:value-type="float" office:value="2662.6" calcext:value-type="float">
            <text:p>2662.6</text:p>
          </table:table-cell>
          <table:table-cell table:formula="of:=AVERAGE([.G67:.K67])" office:value-type="float" office:value="1567.132" calcext:value-type="float">
            <text:p>1567.132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947" calcext:value-type="float">
            <text:p>2947</text:p>
          </table:table-cell>
          <table:table-cell office:value-type="float" office:value="3292" calcext:value-type="float">
            <text:p>3292</text:p>
          </table:table-cell>
          <table:table-cell office:value-type="float" office:value="2281" calcext:value-type="float">
            <text:p>2281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1568.86" calcext:value-type="float">
            <text:p>1568.86</text:p>
          </table:table-cell>
          <table:table-cell office:value-type="float" office:value="1694.8" calcext:value-type="float">
            <text:p>1694.8</text:p>
          </table:table-cell>
          <table:table-cell office:value-type="float" office:value="1801.4" calcext:value-type="float">
            <text:p>1801.4</text:p>
          </table:table-cell>
          <table:table-cell office:value-type="float" office:value="1440.96" calcext:value-type="float">
            <text:p>1440.96</text:p>
          </table:table-cell>
          <table:table-cell office:value-type="float" office:value="1355.14" calcext:value-type="float">
            <text:p>1355.14</text:p>
          </table:table-cell>
          <table:table-cell table:number-columns-repeated="2"/>
          <table:table-cell table:formula="of:=AVERAGE([.A68:.E68])" office:value-type="float" office:value="2741.4" calcext:value-type="float">
            <text:p>2741.4</text:p>
          </table:table-cell>
          <table:table-cell table:formula="of:=AVERAGE([.G68:.K68])" office:value-type="float" office:value="1572.232" calcext:value-type="float">
            <text:p>1572.232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2894" calcext:value-type="float">
            <text:p>2894</text:p>
          </table:table-cell>
          <table:table-cell office:value-type="float" office:value="3292" calcext:value-type="float">
            <text:p>3292</text:p>
          </table:table-cell>
          <table:table-cell office:value-type="float" office:value="2397" calcext:value-type="float">
            <text:p>2397</text:p>
          </table:table-cell>
          <table:table-cell office:value-type="float" office:value="2323" calcext:value-type="float">
            <text:p>2323</text:p>
          </table:table-cell>
          <table:table-cell/>
          <table:table-cell office:value-type="float" office:value="1601.48" calcext:value-type="float">
            <text:p>1601.48</text:p>
          </table:table-cell>
          <table:table-cell office:value-type="float" office:value="1734.02" calcext:value-type="float">
            <text:p>1734.02</text:p>
          </table:table-cell>
          <table:table-cell office:value-type="float" office:value="1656" calcext:value-type="float">
            <text:p>1656</text:p>
          </table:table-cell>
          <table:table-cell office:value-type="float" office:value="1521.18" calcext:value-type="float">
            <text:p>1521.18</text:p>
          </table:table-cell>
          <table:table-cell office:value-type="float" office:value="1335.84" calcext:value-type="float">
            <text:p>1335.84</text:p>
          </table:table-cell>
          <table:table-cell table:number-columns-repeated="2"/>
          <table:table-cell table:formula="of:=AVERAGE([.A69:.E69])" office:value-type="float" office:value="2681.6" calcext:value-type="float">
            <text:p>2681.6</text:p>
          </table:table-cell>
          <table:table-cell table:formula="of:=AVERAGE([.G69:.K69])" office:value-type="float" office:value="1569.704" calcext:value-type="float">
            <text:p>1569.704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2913" calcext:value-type="float">
            <text:p>2913</text:p>
          </table:table-cell>
          <table:table-cell office:value-type="float" office:value="3302" calcext:value-type="float">
            <text:p>3302</text:p>
          </table:table-cell>
          <table:table-cell office:value-type="float" office:value="2248" calcext:value-type="float">
            <text:p>2248</text:p>
          </table:table-cell>
          <table:table-cell office:value-type="float" office:value="2827" calcext:value-type="float">
            <text:p>2827</text:p>
          </table:table-cell>
          <table:table-cell/>
          <table:table-cell office:value-type="float" office:value="1610.77" calcext:value-type="float">
            <text:p>1610.77</text:p>
          </table:table-cell>
          <table:table-cell office:value-type="float" office:value="1724.75" calcext:value-type="float">
            <text:p>1724.75</text:p>
          </table:table-cell>
          <table:table-cell office:value-type="float" office:value="1745.52" calcext:value-type="float">
            <text:p>1745.52</text:p>
          </table:table-cell>
          <table:table-cell office:value-type="float" office:value="1442.99" calcext:value-type="float">
            <text:p>1442.99</text:p>
          </table:table-cell>
          <table:table-cell office:value-type="float" office:value="1299.8" calcext:value-type="float">
            <text:p>1299.8</text:p>
          </table:table-cell>
          <table:table-cell table:number-columns-repeated="2"/>
          <table:table-cell table:formula="of:=AVERAGE([.A70:.E70])" office:value-type="float" office:value="2758.4" calcext:value-type="float">
            <text:p>2758.4</text:p>
          </table:table-cell>
          <table:table-cell table:formula="of:=AVERAGE([.G70:.K70])" office:value-type="float" office:value="1564.766" calcext:value-type="float">
            <text:p>1564.766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3142" calcext:value-type="float">
            <text:p>3142</text:p>
          </table:table-cell>
          <table:table-cell office:value-type="float" office:value="3212" calcext:value-type="float">
            <text:p>3212</text:p>
          </table:table-cell>
          <table:table-cell office:value-type="float" office:value="2207" calcext:value-type="float">
            <text:p>2207</text:p>
          </table:table-cell>
          <table:table-cell office:value-type="float" office:value="2269" calcext:value-type="float">
            <text:p>2269</text:p>
          </table:table-cell>
          <table:table-cell/>
          <table:table-cell office:value-type="float" office:value="1609.89" calcext:value-type="float">
            <text:p>1609.89</text:p>
          </table:table-cell>
          <table:table-cell office:value-type="float" office:value="1686.18" calcext:value-type="float">
            <text:p>1686.18</text:p>
          </table:table-cell>
          <table:table-cell office:value-type="float" office:value="1682.78" calcext:value-type="float">
            <text:p>1682.78</text:p>
          </table:table-cell>
          <table:table-cell office:value-type="float" office:value="1381.43" calcext:value-type="float">
            <text:p>1381.43</text:p>
          </table:table-cell>
          <table:table-cell office:value-type="float" office:value="1224.34" calcext:value-type="float">
            <text:p>1224.34</text:p>
          </table:table-cell>
          <table:table-cell table:number-columns-repeated="2"/>
          <table:table-cell table:formula="of:=AVERAGE([.A71:.E71])" office:value-type="float" office:value="2754.4" calcext:value-type="float">
            <text:p>2754.4</text:p>
          </table:table-cell>
          <table:table-cell table:formula="of:=AVERAGE([.G71:.K71])" office:value-type="float" office:value="1516.924" calcext:value-type="float">
            <text:p>1516.924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2822" calcext:value-type="float">
            <text:p>2822</text:p>
          </table:table-cell>
          <table:table-cell office:value-type="float" office:value="3292" calcext:value-type="float">
            <text:p>3292</text:p>
          </table:table-cell>
          <table:table-cell office:value-type="float" office:value="2187" calcext:value-type="float">
            <text:p>2187</text:p>
          </table:table-cell>
          <table:table-cell office:value-type="float" office:value="2485" calcext:value-type="float">
            <text:p>2485</text:p>
          </table:table-cell>
          <table:table-cell/>
          <table:table-cell office:value-type="float" office:value="1616.87" calcext:value-type="float">
            <text:p>1616.87</text:p>
          </table:table-cell>
          <table:table-cell office:value-type="float" office:value="1702" calcext:value-type="float">
            <text:p>1702</text:p>
          </table:table-cell>
          <table:table-cell office:value-type="float" office:value="1801.07" calcext:value-type="float">
            <text:p>1801.07</text:p>
          </table:table-cell>
          <table:table-cell office:value-type="float" office:value="1488.6" calcext:value-type="float">
            <text:p>1488.6</text:p>
          </table:table-cell>
          <table:table-cell office:value-type="float" office:value="1287.37" calcext:value-type="float">
            <text:p>1287.37</text:p>
          </table:table-cell>
          <table:table-cell table:number-columns-repeated="2"/>
          <table:table-cell table:formula="of:=AVERAGE([.A72:.E72])" office:value-type="float" office:value="2705.8" calcext:value-type="float">
            <text:p>2705.8</text:p>
          </table:table-cell>
          <table:table-cell table:formula="of:=AVERAGE([.G72:.K72])" office:value-type="float" office:value="1579.182" calcext:value-type="float">
            <text:p>1579.182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2679" calcext:value-type="float">
            <text:p>2679</text:p>
          </table:table-cell>
          <table:table-cell office:value-type="float" office:value="3292" calcext:value-type="float">
            <text:p>3292</text:p>
          </table:table-cell>
          <table:table-cell office:value-type="float" office:value="2352" calcext:value-type="float">
            <text:p>2352</text:p>
          </table:table-cell>
          <table:table-cell office:value-type="float" office:value="2827" calcext:value-type="float">
            <text:p>2827</text:p>
          </table:table-cell>
          <table:table-cell/>
          <table:table-cell office:value-type="float" office:value="1588.85" calcext:value-type="float">
            <text:p>1588.85</text:p>
          </table:table-cell>
          <table:table-cell office:value-type="float" office:value="1584.25" calcext:value-type="float">
            <text:p>1584.25</text:p>
          </table:table-cell>
          <table:table-cell office:value-type="float" office:value="1743.63" calcext:value-type="float">
            <text:p>1743.63</text:p>
          </table:table-cell>
          <table:table-cell office:value-type="float" office:value="1410.95" calcext:value-type="float">
            <text:p>1410.95</text:p>
          </table:table-cell>
          <table:table-cell office:value-type="float" office:value="1391.39" calcext:value-type="float">
            <text:p>1391.39</text:p>
          </table:table-cell>
          <table:table-cell table:number-columns-repeated="2"/>
          <table:table-cell table:formula="of:=AVERAGE([.A73:.E73])" office:value-type="float" office:value="2725.4" calcext:value-type="float">
            <text:p>2725.4</text:p>
          </table:table-cell>
          <table:table-cell table:formula="of:=AVERAGE([.G73:.K73])" office:value-type="float" office:value="1543.814" calcext:value-type="float">
            <text:p>1543.814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2929" calcext:value-type="float">
            <text:p>2929</text:p>
          </table:table-cell>
          <table:table-cell office:value-type="float" office:value="3057" calcext:value-type="float">
            <text:p>3057</text:p>
          </table:table-cell>
          <table:table-cell office:value-type="float" office:value="2307" calcext:value-type="float">
            <text:p>2307</text:p>
          </table:table-cell>
          <table:table-cell office:value-type="float" office:value="2412" calcext:value-type="float">
            <text:p>2412</text:p>
          </table:table-cell>
          <table:table-cell/>
          <table:table-cell office:value-type="float" office:value="1565.86" calcext:value-type="float">
            <text:p>1565.86</text:p>
          </table:table-cell>
          <table:table-cell office:value-type="float" office:value="1673.34" calcext:value-type="float">
            <text:p>1673.34</text:p>
          </table:table-cell>
          <table:table-cell office:value-type="float" office:value="1789.6" calcext:value-type="float">
            <text:p>1789.6</text:p>
          </table:table-cell>
          <table:table-cell office:value-type="float" office:value="1438.35" calcext:value-type="float">
            <text:p>1438.35</text:p>
          </table:table-cell>
          <table:table-cell office:value-type="float" office:value="1358.98" calcext:value-type="float">
            <text:p>1358.98</text:p>
          </table:table-cell>
          <table:table-cell table:number-columns-repeated="2"/>
          <table:table-cell table:formula="of:=AVERAGE([.A74:.E74])" office:value-type="float" office:value="2620.4" calcext:value-type="float">
            <text:p>2620.4</text:p>
          </table:table-cell>
          <table:table-cell table:formula="of:=AVERAGE([.G74:.K74])" office:value-type="float" office:value="1565.226" calcext:value-type="float">
            <text:p>1565.226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677" calcext:value-type="float">
            <text:p>2677</text:p>
          </table:table-cell>
          <table:table-cell office:value-type="float" office:value="3292" calcext:value-type="float">
            <text:p>3292</text:p>
          </table:table-cell>
          <table:table-cell office:value-type="float" office:value="2406" calcext:value-type="float">
            <text:p>2406</text:p>
          </table:table-cell>
          <table:table-cell office:value-type="float" office:value="2497" calcext:value-type="float">
            <text:p>2497</text:p>
          </table:table-cell>
          <table:table-cell/>
          <table:table-cell office:value-type="float" office:value="1590.7" calcext:value-type="float">
            <text:p>1590.7</text:p>
          </table:table-cell>
          <table:table-cell office:value-type="float" office:value="1594.76" calcext:value-type="float">
            <text:p>1594.76</text:p>
          </table:table-cell>
          <table:table-cell office:value-type="float" office:value="1644.37" calcext:value-type="float">
            <text:p>1644.37</text:p>
          </table:table-cell>
          <table:table-cell office:value-type="float" office:value="1471.92" calcext:value-type="float">
            <text:p>1471.92</text:p>
          </table:table-cell>
          <table:table-cell office:value-type="float" office:value="1287.21" calcext:value-type="float">
            <text:p>1287.21</text:p>
          </table:table-cell>
          <table:table-cell table:number-columns-repeated="2"/>
          <table:table-cell table:formula="of:=AVERAGE([.A75:.E75])" office:value-type="float" office:value="2647" calcext:value-type="float">
            <text:p>2647</text:p>
          </table:table-cell>
          <table:table-cell table:formula="of:=AVERAGE([.G75:.K75])" office:value-type="float" office:value="1517.792" calcext:value-type="float">
            <text:p>1517.792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777" calcext:value-type="float">
            <text:p>2777</text:p>
          </table:table-cell>
          <table:table-cell office:value-type="float" office:value="3292" calcext:value-type="float">
            <text:p>3292</text:p>
          </table:table-cell>
          <table:table-cell office:value-type="float" office:value="2487" calcext:value-type="float">
            <text:p>2487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float" office:value="1489.96" calcext:value-type="float">
            <text:p>1489.96</text:p>
          </table:table-cell>
          <table:table-cell office:value-type="float" office:value="1637.14" calcext:value-type="float">
            <text:p>1637.14</text:p>
          </table:table-cell>
          <table:table-cell office:value-type="float" office:value="1692.61" calcext:value-type="float">
            <text:p>1692.61</text:p>
          </table:table-cell>
          <table:table-cell office:value-type="float" office:value="1432.65" calcext:value-type="float">
            <text:p>1432.65</text:p>
          </table:table-cell>
          <table:table-cell office:value-type="float" office:value="1371.64" calcext:value-type="float">
            <text:p>1371.64</text:p>
          </table:table-cell>
          <table:table-cell table:number-columns-repeated="2"/>
          <table:table-cell table:formula="of:=AVERAGE([.A76:.E76])" office:value-type="float" office:value="2738" calcext:value-type="float">
            <text:p>2738</text:p>
          </table:table-cell>
          <table:table-cell table:formula="of:=AVERAGE([.G76:.K76])" office:value-type="float" office:value="1524.8" calcext:value-type="float">
            <text:p>1524.8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2799" calcext:value-type="float">
            <text:p>2799</text:p>
          </table:table-cell>
          <table:table-cell office:value-type="float" office:value="2757" calcext:value-type="float">
            <text:p>2757</text:p>
          </table:table-cell>
          <table:table-cell office:value-type="float" office:value="2515" calcext:value-type="float">
            <text:p>2515</text:p>
          </table:table-cell>
          <table:table-cell office:value-type="float" office:value="2583" calcext:value-type="float">
            <text:p>2583</text:p>
          </table:table-cell>
          <table:table-cell/>
          <table:table-cell office:value-type="float" office:value="1536.84" calcext:value-type="float">
            <text:p>1536.84</text:p>
          </table:table-cell>
          <table:table-cell office:value-type="float" office:value="1661.26" calcext:value-type="float">
            <text:p>1661.26</text:p>
          </table:table-cell>
          <table:table-cell office:value-type="float" office:value="1655.78" calcext:value-type="float">
            <text:p>1655.78</text:p>
          </table:table-cell>
          <table:table-cell office:value-type="float" office:value="1522.95" calcext:value-type="float">
            <text:p>1522.95</text:p>
          </table:table-cell>
          <table:table-cell office:value-type="float" office:value="1269.04" calcext:value-type="float">
            <text:p>1269.04</text:p>
          </table:table-cell>
          <table:table-cell table:number-columns-repeated="2"/>
          <table:table-cell table:formula="of:=AVERAGE([.A77:.E77])" office:value-type="float" office:value="2612.2" calcext:value-type="float">
            <text:p>2612.2</text:p>
          </table:table-cell>
          <table:table-cell table:formula="of:=AVERAGE([.G77:.K77])" office:value-type="float" office:value="1529.174" calcext:value-type="float">
            <text:p>1529.174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2777" calcext:value-type="float">
            <text:p>2777</text:p>
          </table:table-cell>
          <table:table-cell office:value-type="float" office:value="3292" calcext:value-type="float">
            <text:p>3292</text:p>
          </table:table-cell>
          <table:table-cell office:value-type="float" office:value="2205" calcext:value-type="float">
            <text:p>2205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float" office:value="1605.41" calcext:value-type="float">
            <text:p>1605.41</text:p>
          </table:table-cell>
          <table:table-cell office:value-type="float" office:value="1516.77" calcext:value-type="float">
            <text:p>1516.77</text:p>
          </table:table-cell>
          <table:table-cell office:value-type="float" office:value="1582.16" calcext:value-type="float">
            <text:p>1582.16</text:p>
          </table:table-cell>
          <table:table-cell office:value-type="float" office:value="1402.75" calcext:value-type="float">
            <text:p>1402.75</text:p>
          </table:table-cell>
          <table:table-cell office:value-type="float" office:value="1318.78" calcext:value-type="float">
            <text:p>1318.78</text:p>
          </table:table-cell>
          <table:table-cell table:number-columns-repeated="2"/>
          <table:table-cell table:formula="of:=AVERAGE([.A78:.E78])" office:value-type="float" office:value="2680" calcext:value-type="float">
            <text:p>2680</text:p>
          </table:table-cell>
          <table:table-cell table:formula="of:=AVERAGE([.G78:.K78])" office:value-type="float" office:value="1485.174" calcext:value-type="float">
            <text:p>1485.174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855" calcext:value-type="float">
            <text:p>2855</text:p>
          </table:table-cell>
          <table:table-cell office:value-type="float" office:value="3207" calcext:value-type="float">
            <text:p>3207</text:p>
          </table:table-cell>
          <table:table-cell office:value-type="float" office:value="2422" calcext:value-type="float">
            <text:p>2422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float" office:value="1603.26" calcext:value-type="float">
            <text:p>1603.26</text:p>
          </table:table-cell>
          <table:table-cell office:value-type="float" office:value="1675.14" calcext:value-type="float">
            <text:p>1675.14</text:p>
          </table:table-cell>
          <table:table-cell office:value-type="float" office:value="1716.8" calcext:value-type="float">
            <text:p>1716.8</text:p>
          </table:table-cell>
          <table:table-cell office:value-type="float" office:value="1471.04" calcext:value-type="float">
            <text:p>1471.04</text:p>
          </table:table-cell>
          <table:table-cell office:value-type="float" office:value="1367.6" calcext:value-type="float">
            <text:p>1367.6</text:p>
          </table:table-cell>
          <table:table-cell table:number-columns-repeated="2"/>
          <table:table-cell table:formula="of:=AVERAGE([.A79:.E79])" office:value-type="float" office:value="2702.6" calcext:value-type="float">
            <text:p>2702.6</text:p>
          </table:table-cell>
          <table:table-cell table:formula="of:=AVERAGE([.G79:.K79])" office:value-type="float" office:value="1566.768" calcext:value-type="float">
            <text:p>1566.768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2812" calcext:value-type="float">
            <text:p>2812</text:p>
          </table:table-cell>
          <table:table-cell office:value-type="float" office:value="3292" calcext:value-type="float">
            <text:p>3292</text:p>
          </table:table-cell>
          <table:table-cell office:value-type="float" office:value="2218" calcext:value-type="float">
            <text:p>2218</text:p>
          </table:table-cell>
          <table:table-cell office:value-type="float" office:value="2282" calcext:value-type="float">
            <text:p>2282</text:p>
          </table:table-cell>
          <table:table-cell/>
          <table:table-cell office:value-type="float" office:value="1601.88" calcext:value-type="float">
            <text:p>1601.88</text:p>
          </table:table-cell>
          <table:table-cell office:value-type="float" office:value="1608.84" calcext:value-type="float">
            <text:p>1608.84</text:p>
          </table:table-cell>
          <table:table-cell office:value-type="float" office:value="1787.58" calcext:value-type="float">
            <text:p>1787.58</text:p>
          </table:table-cell>
          <table:table-cell office:value-type="float" office:value="1420.08" calcext:value-type="float">
            <text:p>1420.08</text:p>
          </table:table-cell>
          <table:table-cell office:value-type="float" office:value="1405.78" calcext:value-type="float">
            <text:p>1405.78</text:p>
          </table:table-cell>
          <table:table-cell table:number-columns-repeated="2"/>
          <table:table-cell table:formula="of:=AVERAGE([.A80:.E80])" office:value-type="float" office:value="2704.2" calcext:value-type="float">
            <text:p>2704.2</text:p>
          </table:table-cell>
          <table:table-cell table:formula="of:=AVERAGE([.G80:.K80])" office:value-type="float" office:value="1564.832" calcext:value-type="float">
            <text:p>1564.832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2762" calcext:value-type="float">
            <text:p>2762</text:p>
          </table:table-cell>
          <table:table-cell office:value-type="float" office:value="3292" calcext:value-type="float">
            <text:p>3292</text:p>
          </table:table-cell>
          <table:table-cell office:value-type="float" office:value="2252" calcext:value-type="float">
            <text:p>2252</text:p>
          </table:table-cell>
          <table:table-cell office:value-type="float" office:value="2565" calcext:value-type="float">
            <text:p>2565</text:p>
          </table:table-cell>
          <table:table-cell/>
          <table:table-cell office:value-type="float" office:value="1578.88" calcext:value-type="float">
            <text:p>1578.88</text:p>
          </table:table-cell>
          <table:table-cell office:value-type="float" office:value="1543.68" calcext:value-type="float">
            <text:p>1543.68</text:p>
          </table:table-cell>
          <table:table-cell office:value-type="float" office:value="1684.51" calcext:value-type="float">
            <text:p>1684.51</text:p>
          </table:table-cell>
          <table:table-cell office:value-type="float" office:value="1474.41" calcext:value-type="float">
            <text:p>1474.41</text:p>
          </table:table-cell>
          <table:table-cell office:value-type="float" office:value="1341.66" calcext:value-type="float">
            <text:p>1341.66</text:p>
          </table:table-cell>
          <table:table-cell table:number-columns-repeated="2"/>
          <table:table-cell table:formula="of:=AVERAGE([.A81:.E81])" office:value-type="float" office:value="2734.8" calcext:value-type="float">
            <text:p>2734.8</text:p>
          </table:table-cell>
          <table:table-cell table:formula="of:=AVERAGE([.G81:.K81])" office:value-type="float" office:value="1524.628" calcext:value-type="float">
            <text:p>1524.628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2877" calcext:value-type="float">
            <text:p>2877</text:p>
          </table:table-cell>
          <table:table-cell office:value-type="float" office:value="2707" calcext:value-type="float">
            <text:p>2707</text:p>
          </table:table-cell>
          <table:table-cell office:value-type="float" office:value="2417" calcext:value-type="float">
            <text:p>2417</text:p>
          </table:table-cell>
          <table:table-cell office:value-type="float" office:value="2577" calcext:value-type="float">
            <text:p>2577</text:p>
          </table:table-cell>
          <table:table-cell/>
          <table:table-cell office:value-type="float" office:value="1570.93" calcext:value-type="float">
            <text:p>1570.93</text:p>
          </table:table-cell>
          <table:table-cell office:value-type="float" office:value="1621.34" calcext:value-type="float">
            <text:p>1621.34</text:p>
          </table:table-cell>
          <table:table-cell office:value-type="float" office:value="1663.72" calcext:value-type="float">
            <text:p>1663.72</text:p>
          </table:table-cell>
          <table:table-cell office:value-type="float" office:value="1516.06" calcext:value-type="float">
            <text:p>1516.06</text:p>
          </table:table-cell>
          <table:table-cell office:value-type="float" office:value="1319.31" calcext:value-type="float">
            <text:p>1319.31</text:p>
          </table:table-cell>
          <table:table-cell table:number-columns-repeated="2"/>
          <table:table-cell table:formula="of:=AVERAGE([.A82:.E82])" office:value-type="float" office:value="2616.4" calcext:value-type="float">
            <text:p>2616.4</text:p>
          </table:table-cell>
          <table:table-cell table:formula="of:=AVERAGE([.G82:.K82])" office:value-type="float" office:value="1538.272" calcext:value-type="float">
            <text:p>1538.272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737" calcext:value-type="float">
            <text:p>2737</text:p>
          </table:table-cell>
          <table:table-cell office:value-type="float" office:value="3292" calcext:value-type="float">
            <text:p>3292</text:p>
          </table:table-cell>
          <table:table-cell office:value-type="float" office:value="2292" calcext:value-type="float">
            <text:p>2292</text:p>
          </table:table-cell>
          <table:table-cell office:value-type="float" office:value="2537" calcext:value-type="float">
            <text:p>2537</text:p>
          </table:table-cell>
          <table:table-cell/>
          <table:table-cell office:value-type="float" office:value="1524.03" calcext:value-type="float">
            <text:p>1524.03</text:p>
          </table:table-cell>
          <table:table-cell office:value-type="float" office:value="1645.04" calcext:value-type="float">
            <text:p>1645.04</text:p>
          </table:table-cell>
          <table:table-cell office:value-type="float" office:value="1680.66" calcext:value-type="float">
            <text:p>1680.66</text:p>
          </table:table-cell>
          <table:table-cell office:value-type="float" office:value="1486.07" calcext:value-type="float">
            <text:p>1486.07</text:p>
          </table:table-cell>
          <table:table-cell office:value-type="float" office:value="1295.65" calcext:value-type="float">
            <text:p>1295.65</text:p>
          </table:table-cell>
          <table:table-cell table:number-columns-repeated="2"/>
          <table:table-cell table:formula="of:=AVERAGE([.A83:.E83])" office:value-type="float" office:value="2652.6" calcext:value-type="float">
            <text:p>2652.6</text:p>
          </table:table-cell>
          <table:table-cell table:formula="of:=AVERAGE([.G83:.K83])" office:value-type="float" office:value="1526.29" calcext:value-type="float">
            <text:p>1526.29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2775" calcext:value-type="float">
            <text:p>2775</text:p>
          </table:table-cell>
          <table:table-cell office:value-type="float" office:value="3137" calcext:value-type="float">
            <text:p>3137</text:p>
          </table:table-cell>
          <table:table-cell office:value-type="float" office:value="2342" calcext:value-type="float">
            <text:p>2342</text:p>
          </table:table-cell>
          <table:table-cell office:value-type="float" office:value="2817" calcext:value-type="float">
            <text:p>2817</text:p>
          </table:table-cell>
          <table:table-cell/>
          <table:table-cell office:value-type="float" office:value="1505.53" calcext:value-type="float">
            <text:p>1505.53</text:p>
          </table:table-cell>
          <table:table-cell office:value-type="float" office:value="1703.33" calcext:value-type="float">
            <text:p>1703.33</text:p>
          </table:table-cell>
          <table:table-cell office:value-type="float" office:value="1716.02" calcext:value-type="float">
            <text:p>1716.02</text:p>
          </table:table-cell>
          <table:table-cell office:value-type="float" office:value="1452.93" calcext:value-type="float">
            <text:p>1452.93</text:p>
          </table:table-cell>
          <table:table-cell office:value-type="float" office:value="1346.22" calcext:value-type="float">
            <text:p>1346.22</text:p>
          </table:table-cell>
          <table:table-cell table:number-columns-repeated="2"/>
          <table:table-cell table:formula="of:=AVERAGE([.A84:.E84])" office:value-type="float" office:value="2683.4" calcext:value-type="float">
            <text:p>2683.4</text:p>
          </table:table-cell>
          <table:table-cell table:formula="of:=AVERAGE([.G84:.K84])" office:value-type="float" office:value="1544.806" calcext:value-type="float">
            <text:p>1544.806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2842" calcext:value-type="float">
            <text:p>2842</text:p>
          </table:table-cell>
          <table:table-cell office:value-type="float" office:value="2972" calcext:value-type="float">
            <text:p>2972</text:p>
          </table:table-cell>
          <table:table-cell table:number-columns-repeated="2" office:value-type="float" office:value="2527" calcext:value-type="float">
            <text:p>2527</text:p>
          </table:table-cell>
          <table:table-cell/>
          <table:table-cell office:value-type="float" office:value="1591.26" calcext:value-type="float">
            <text:p>1591.26</text:p>
          </table:table-cell>
          <table:table-cell office:value-type="float" office:value="1749.45" calcext:value-type="float">
            <text:p>1749.45</text:p>
          </table:table-cell>
          <table:table-cell office:value-type="float" office:value="1765.51" calcext:value-type="float">
            <text:p>1765.51</text:p>
          </table:table-cell>
          <table:table-cell office:value-type="float" office:value="1524.1" calcext:value-type="float">
            <text:p>1524.1</text:p>
          </table:table-cell>
          <table:table-cell office:value-type="float" office:value="1373.45" calcext:value-type="float">
            <text:p>1373.45</text:p>
          </table:table-cell>
          <table:table-cell table:number-columns-repeated="2"/>
          <table:table-cell table:formula="of:=AVERAGE([.A85:.E85])" office:value-type="float" office:value="2710" calcext:value-type="float">
            <text:p>2710</text:p>
          </table:table-cell>
          <table:table-cell table:formula="of:=AVERAGE([.G85:.K85])" office:value-type="float" office:value="1600.754" calcext:value-type="float">
            <text:p>1600.754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967" calcext:value-type="float">
            <text:p>2967</text:p>
          </table:table-cell>
          <table:table-cell office:value-type="float" office:value="3405" calcext:value-type="float">
            <text:p>3405</text:p>
          </table:table-cell>
          <table:table-cell office:value-type="float" office:value="2587" calcext:value-type="float">
            <text:p>2587</text:p>
          </table:table-cell>
          <table:table-cell office:value-type="float" office:value="2322" calcext:value-type="float">
            <text:p>2322</text:p>
          </table:table-cell>
          <table:table-cell/>
          <table:table-cell office:value-type="float" office:value="1520.79" calcext:value-type="float">
            <text:p>1520.79</text:p>
          </table:table-cell>
          <table:table-cell office:value-type="float" office:value="1784.09" calcext:value-type="float">
            <text:p>1784.09</text:p>
          </table:table-cell>
          <table:table-cell office:value-type="float" office:value="1835.64" calcext:value-type="float">
            <text:p>1835.64</text:p>
          </table:table-cell>
          <table:table-cell office:value-type="float" office:value="1537.77" calcext:value-type="float">
            <text:p>1537.77</text:p>
          </table:table-cell>
          <table:table-cell office:value-type="float" office:value="1345.08" calcext:value-type="float">
            <text:p>1345.08</text:p>
          </table:table-cell>
          <table:table-cell table:number-columns-repeated="2"/>
          <table:table-cell table:formula="of:=AVERAGE([.A86:.E86])" office:value-type="float" office:value="2769.6" calcext:value-type="float">
            <text:p>2769.6</text:p>
          </table:table-cell>
          <table:table-cell table:formula="of:=AVERAGE([.G86:.K86])" office:value-type="float" office:value="1604.674" calcext:value-type="float">
            <text:p>1604.674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2899" calcext:value-type="float">
            <text:p>2899</text:p>
          </table:table-cell>
          <table:table-cell office:value-type="float" office:value="2837" calcext:value-type="float">
            <text:p>2837</text:p>
          </table:table-cell>
          <table:table-cell office:value-type="float" office:value="2252" calcext:value-type="float">
            <text:p>2252</text:p>
          </table:table-cell>
          <table:table-cell office:value-type="float" office:value="2532" calcext:value-type="float">
            <text:p>2532</text:p>
          </table:table-cell>
          <table:table-cell/>
          <table:table-cell office:value-type="float" office:value="1554.49" calcext:value-type="float">
            <text:p>1554.49</text:p>
          </table:table-cell>
          <table:table-cell office:value-type="float" office:value="1780.4" calcext:value-type="float">
            <text:p>1780.4</text:p>
          </table:table-cell>
          <table:table-cell office:value-type="float" office:value="1642.76" calcext:value-type="float">
            <text:p>1642.76</text:p>
          </table:table-cell>
          <table:table-cell office:value-type="float" office:value="1376.24" calcext:value-type="float">
            <text:p>1376.24</text:p>
          </table:table-cell>
          <table:table-cell office:value-type="float" office:value="1383.7" calcext:value-type="float">
            <text:p>1383.7</text:p>
          </table:table-cell>
          <table:table-cell table:number-columns-repeated="2"/>
          <table:table-cell table:formula="of:=AVERAGE([.A87:.E87])" office:value-type="float" office:value="2649.4" calcext:value-type="float">
            <text:p>2649.4</text:p>
          </table:table-cell>
          <table:table-cell table:formula="of:=AVERAGE([.G87:.K87])" office:value-type="float" office:value="1547.518" calcext:value-type="float">
            <text:p>1547.518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842" calcext:value-type="float">
            <text:p>2842</text:p>
          </table:table-cell>
          <table:table-cell office:value-type="float" office:value="2922" calcext:value-type="float">
            <text:p>2922</text:p>
          </table:table-cell>
          <table:table-cell office:value-type="float" office:value="2247" calcext:value-type="float">
            <text:p>2247</text:p>
          </table:table-cell>
          <table:table-cell office:value-type="float" office:value="2417" calcext:value-type="float">
            <text:p>2417</text:p>
          </table:table-cell>
          <table:table-cell/>
          <table:table-cell office:value-type="float" office:value="1671.34" calcext:value-type="float">
            <text:p>1671.34</text:p>
          </table:table-cell>
          <table:table-cell office:value-type="float" office:value="1812.36" calcext:value-type="float">
            <text:p>1812.36</text:p>
          </table:table-cell>
          <table:table-cell office:value-type="float" office:value="1804.46" calcext:value-type="float">
            <text:p>1804.46</text:p>
          </table:table-cell>
          <table:table-cell office:value-type="float" office:value="1427.94" calcext:value-type="float">
            <text:p>1427.94</text:p>
          </table:table-cell>
          <table:table-cell office:value-type="float" office:value="1394.25" calcext:value-type="float">
            <text:p>1394.25</text:p>
          </table:table-cell>
          <table:table-cell table:number-columns-repeated="2"/>
          <table:table-cell table:formula="of:=AVERAGE([.A88:.E88])" office:value-type="float" office:value="2635" calcext:value-type="float">
            <text:p>2635</text:p>
          </table:table-cell>
          <table:table-cell table:formula="of:=AVERAGE([.G88:.K88])" office:value-type="float" office:value="1622.07" calcext:value-type="float">
            <text:p>1622.07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2921" calcext:value-type="float">
            <text:p>2921</text:p>
          </table:table-cell>
          <table:table-cell office:value-type="float" office:value="3325" calcext:value-type="float">
            <text:p>3325</text:p>
          </table:table-cell>
          <table:table-cell office:value-type="float" office:value="2167" calcext:value-type="float">
            <text:p>2167</text:p>
          </table:table-cell>
          <table:table-cell office:value-type="float" office:value="2272" calcext:value-type="float">
            <text:p>2272</text:p>
          </table:table-cell>
          <table:table-cell/>
          <table:table-cell office:value-type="float" office:value="1565.79" calcext:value-type="float">
            <text:p>1565.79</text:p>
          </table:table-cell>
          <table:table-cell office:value-type="float" office:value="1827.04" calcext:value-type="float">
            <text:p>1827.04</text:p>
          </table:table-cell>
          <table:table-cell office:value-type="float" office:value="1767.57" calcext:value-type="float">
            <text:p>1767.57</text:p>
          </table:table-cell>
          <table:table-cell office:value-type="float" office:value="1448.35" calcext:value-type="float">
            <text:p>1448.35</text:p>
          </table:table-cell>
          <table:table-cell office:value-type="float" office:value="1380.07" calcext:value-type="float">
            <text:p>1380.07</text:p>
          </table:table-cell>
          <table:table-cell table:number-columns-repeated="2"/>
          <table:table-cell table:formula="of:=AVERAGE([.A89:.E89])" office:value-type="float" office:value="2636.4" calcext:value-type="float">
            <text:p>2636.4</text:p>
          </table:table-cell>
          <table:table-cell table:formula="of:=AVERAGE([.G89:.K89])" office:value-type="float" office:value="1597.764" calcext:value-type="float">
            <text:p>1597.764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212" calcext:value-type="float">
            <text:p>3212</text:p>
          </table:table-cell>
          <table:table-cell office:value-type="float" office:value="3052" calcext:value-type="float">
            <text:p>3052</text:p>
          </table:table-cell>
          <table:table-cell office:value-type="float" office:value="2247" calcext:value-type="float">
            <text:p>2247</text:p>
          </table:table-cell>
          <table:table-cell office:value-type="float" office:value="2355" calcext:value-type="float">
            <text:p>2355</text:p>
          </table:table-cell>
          <table:table-cell/>
          <table:table-cell office:value-type="float" office:value="1568.13" calcext:value-type="float">
            <text:p>1568.13</text:p>
          </table:table-cell>
          <table:table-cell office:value-type="float" office:value="1836.97" calcext:value-type="float">
            <text:p>1836.97</text:p>
          </table:table-cell>
          <table:table-cell office:value-type="float" office:value="1652" calcext:value-type="float">
            <text:p>1652</text:p>
          </table:table-cell>
          <table:table-cell office:value-type="float" office:value="1423.03" calcext:value-type="float">
            <text:p>1423.03</text:p>
          </table:table-cell>
          <table:table-cell office:value-type="float" office:value="1388.24" calcext:value-type="float">
            <text:p>1388.24</text:p>
          </table:table-cell>
          <table:table-cell table:number-columns-repeated="2"/>
          <table:table-cell table:formula="of:=AVERAGE([.A90:.E90])" office:value-type="float" office:value="2645.2" calcext:value-type="float">
            <text:p>2645.2</text:p>
          </table:table-cell>
          <table:table-cell table:formula="of:=AVERAGE([.G90:.K90])" office:value-type="float" office:value="1573.674" calcext:value-type="float">
            <text:p>1573.674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3092" calcext:value-type="float">
            <text:p>3092</text:p>
          </table:table-cell>
          <table:table-cell office:value-type="float" office:value="3323" calcext:value-type="float">
            <text:p>3323</text:p>
          </table:table-cell>
          <table:table-cell office:value-type="float" office:value="2352" calcext:value-type="float">
            <text:p>2352</text:p>
          </table:table-cell>
          <table:table-cell office:value-type="float" office:value="2131" calcext:value-type="float">
            <text:p>2131</text:p>
          </table:table-cell>
          <table:table-cell/>
          <table:table-cell office:value-type="float" office:value="1728.86" calcext:value-type="float">
            <text:p>1728.86</text:p>
          </table:table-cell>
          <table:table-cell office:value-type="float" office:value="1940.25" calcext:value-type="float">
            <text:p>1940.25</text:p>
          </table:table-cell>
          <table:table-cell office:value-type="float" office:value="1716.71" calcext:value-type="float">
            <text:p>1716.71</text:p>
          </table:table-cell>
          <table:table-cell office:value-type="float" office:value="1552.25" calcext:value-type="float">
            <text:p>1552.25</text:p>
          </table:table-cell>
          <table:table-cell office:value-type="float" office:value="1330.13" calcext:value-type="float">
            <text:p>1330.13</text:p>
          </table:table-cell>
          <table:table-cell table:number-columns-repeated="2"/>
          <table:table-cell table:formula="of:=AVERAGE([.A91:.E91])" office:value-type="float" office:value="2741" calcext:value-type="float">
            <text:p>2741</text:p>
          </table:table-cell>
          <table:table-cell table:formula="of:=AVERAGE([.G91:.K91])" office:value-type="float" office:value="1653.64" calcext:value-type="float">
            <text:p>1653.64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2967" calcext:value-type="float">
            <text:p>2967</text:p>
          </table:table-cell>
          <table:table-cell office:value-type="float" office:value="3221" calcext:value-type="float">
            <text:p>3221</text:p>
          </table:table-cell>
          <table:table-cell office:value-type="float" office:value="2382" calcext:value-type="float">
            <text:p>2382</text:p>
          </table:table-cell>
          <table:table-cell office:value-type="float" office:value="2377" calcext:value-type="float">
            <text:p>2377</text:p>
          </table:table-cell>
          <table:table-cell/>
          <table:table-cell office:value-type="float" office:value="1623.4" calcext:value-type="float">
            <text:p>1623.4</text:p>
          </table:table-cell>
          <table:table-cell office:value-type="float" office:value="1870.78" calcext:value-type="float">
            <text:p>1870.78</text:p>
          </table:table-cell>
          <table:table-cell office:value-type="float" office:value="1741.88" calcext:value-type="float">
            <text:p>1741.88</text:p>
          </table:table-cell>
          <table:table-cell office:value-type="float" office:value="1485.14" calcext:value-type="float">
            <text:p>1485.14</text:p>
          </table:table-cell>
          <table:table-cell office:value-type="float" office:value="1411.34" calcext:value-type="float">
            <text:p>1411.34</text:p>
          </table:table-cell>
          <table:table-cell table:number-columns-repeated="2"/>
          <table:table-cell table:formula="of:=AVERAGE([.A92:.E92])" office:value-type="float" office:value="2715.2" calcext:value-type="float">
            <text:p>2715.2</text:p>
          </table:table-cell>
          <table:table-cell table:formula="of:=AVERAGE([.G92:.K92])" office:value-type="float" office:value="1626.508" calcext:value-type="float">
            <text:p>1626.508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3137" calcext:value-type="float">
            <text:p>3137</text:p>
          </table:table-cell>
          <table:table-cell office:value-type="float" office:value="3132" calcext:value-type="float">
            <text:p>3132</text:p>
          </table:table-cell>
          <table:table-cell office:value-type="float" office:value="2322" calcext:value-type="float">
            <text:p>2322</text:p>
          </table:table-cell>
          <table:table-cell office:value-type="float" office:value="2287" calcext:value-type="float">
            <text:p>2287</text:p>
          </table:table-cell>
          <table:table-cell/>
          <table:table-cell office:value-type="float" office:value="1700.94" calcext:value-type="float">
            <text:p>1700.94</text:p>
          </table:table-cell>
          <table:table-cell office:value-type="float" office:value="1837.89" calcext:value-type="float">
            <text:p>1837.89</text:p>
          </table:table-cell>
          <table:table-cell office:value-type="float" office:value="1741.45" calcext:value-type="float">
            <text:p>1741.45</text:p>
          </table:table-cell>
          <table:table-cell office:value-type="float" office:value="1606.79" calcext:value-type="float">
            <text:p>1606.79</text:p>
          </table:table-cell>
          <table:table-cell office:value-type="float" office:value="1345.19" calcext:value-type="float">
            <text:p>1345.19</text:p>
          </table:table-cell>
          <table:table-cell table:number-columns-repeated="2"/>
          <table:table-cell table:formula="of:=AVERAGE([.A93:.E93])" office:value-type="float" office:value="2691" calcext:value-type="float">
            <text:p>2691</text:p>
          </table:table-cell>
          <table:table-cell table:formula="of:=AVERAGE([.G93:.K93])" office:value-type="float" office:value="1646.452" calcext:value-type="float">
            <text:p>1646.452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3456" calcext:value-type="float">
            <text:p>3456</text:p>
          </table:table-cell>
          <table:table-cell office:value-type="float" office:value="2972" calcext:value-type="float">
            <text:p>2972</text:p>
          </table:table-cell>
          <table:table-cell office:value-type="float" office:value="2287" calcext:value-type="float">
            <text:p>2287</text:p>
          </table:table-cell>
          <table:table-cell office:value-type="float" office:value="2557" calcext:value-type="float">
            <text:p>2557</text:p>
          </table:table-cell>
          <table:table-cell/>
          <table:table-cell office:value-type="float" office:value="1664.9" calcext:value-type="float">
            <text:p>1664.9</text:p>
          </table:table-cell>
          <table:table-cell office:value-type="float" office:value="1915.6" calcext:value-type="float">
            <text:p>1915.6</text:p>
          </table:table-cell>
          <table:table-cell office:value-type="float" office:value="1666.81" calcext:value-type="float">
            <text:p>1666.81</text:p>
          </table:table-cell>
          <table:table-cell office:value-type="float" office:value="1563.57" calcext:value-type="float">
            <text:p>1563.57</text:p>
          </table:table-cell>
          <table:table-cell office:value-type="float" office:value="1334.63" calcext:value-type="float">
            <text:p>1334.63</text:p>
          </table:table-cell>
          <table:table-cell table:number-columns-repeated="2"/>
          <table:table-cell table:formula="of:=AVERAGE([.A94:.E94])" office:value-type="float" office:value="2800.6" calcext:value-type="float">
            <text:p>2800.6</text:p>
          </table:table-cell>
          <table:table-cell table:formula="of:=AVERAGE([.G94:.K94])" office:value-type="float" office:value="1629.102" calcext:value-type="float">
            <text:p>1629.102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029" calcext:value-type="float">
            <text:p>3029</text:p>
          </table:table-cell>
          <table:table-cell office:value-type="float" office:value="3292" calcext:value-type="float">
            <text:p>3292</text:p>
          </table:table-cell>
          <table:table-cell office:value-type="float" office:value="2393" calcext:value-type="float">
            <text:p>2393</text:p>
          </table:table-cell>
          <table:table-cell office:value-type="float" office:value="2543" calcext:value-type="float">
            <text:p>2543</text:p>
          </table:table-cell>
          <table:table-cell/>
          <table:table-cell office:value-type="float" office:value="1562.81" calcext:value-type="float">
            <text:p>1562.81</text:p>
          </table:table-cell>
          <table:table-cell office:value-type="float" office:value="1927.55" calcext:value-type="float">
            <text:p>1927.55</text:p>
          </table:table-cell>
          <table:table-cell office:value-type="float" office:value="1929.38" calcext:value-type="float">
            <text:p>1929.38</text:p>
          </table:table-cell>
          <table:table-cell office:value-type="float" office:value="1479.03" calcext:value-type="float">
            <text:p>1479.03</text:p>
          </table:table-cell>
          <table:table-cell office:value-type="float" office:value="1310.71" calcext:value-type="float">
            <text:p>1310.71</text:p>
          </table:table-cell>
          <table:table-cell table:number-columns-repeated="2"/>
          <table:table-cell table:formula="of:=AVERAGE([.A95:.E95])" office:value-type="float" office:value="2769.8" calcext:value-type="float">
            <text:p>2769.8</text:p>
          </table:table-cell>
          <table:table-cell table:formula="of:=AVERAGE([.G95:.K95])" office:value-type="float" office:value="1641.896" calcext:value-type="float">
            <text:p>1641.896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2907" calcext:value-type="float">
            <text:p>2907</text:p>
          </table:table-cell>
          <table:table-cell office:value-type="float" office:value="3292" calcext:value-type="float">
            <text:p>3292</text:p>
          </table:table-cell>
          <table:table-cell office:value-type="float" office:value="2347" calcext:value-type="float">
            <text:p>2347</text:p>
          </table:table-cell>
          <table:table-cell office:value-type="float" office:value="2472" calcext:value-type="float">
            <text:p>2472</text:p>
          </table:table-cell>
          <table:table-cell/>
          <table:table-cell office:value-type="float" office:value="1609.52" calcext:value-type="float">
            <text:p>1609.52</text:p>
          </table:table-cell>
          <table:table-cell office:value-type="float" office:value="1707.83" calcext:value-type="float">
            <text:p>1707.83</text:p>
          </table:table-cell>
          <table:table-cell office:value-type="float" office:value="1708.19" calcext:value-type="float">
            <text:p>1708.19</text:p>
          </table:table-cell>
          <table:table-cell office:value-type="float" office:value="1510.67" calcext:value-type="float">
            <text:p>1510.67</text:p>
          </table:table-cell>
          <table:table-cell office:value-type="float" office:value="1353.26" calcext:value-type="float">
            <text:p>1353.26</text:p>
          </table:table-cell>
          <table:table-cell table:number-columns-repeated="2"/>
          <table:table-cell table:formula="of:=AVERAGE([.A96:.E96])" office:value-type="float" office:value="2733.4" calcext:value-type="float">
            <text:p>2733.4</text:p>
          </table:table-cell>
          <table:table-cell table:formula="of:=AVERAGE([.G96:.K96])" office:value-type="float" office:value="1577.894" calcext:value-type="float">
            <text:p>1577.894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3171" calcext:value-type="float">
            <text:p>3171</text:p>
          </table:table-cell>
          <table:table-cell office:value-type="float" office:value="2982" calcext:value-type="float">
            <text:p>2982</text:p>
          </table:table-cell>
          <table:table-cell office:value-type="float" office:value="2357" calcext:value-type="float">
            <text:p>2357</text:p>
          </table:table-cell>
          <table:table-cell office:value-type="float" office:value="2544" calcext:value-type="float">
            <text:p>2544</text:p>
          </table:table-cell>
          <table:table-cell/>
          <table:table-cell office:value-type="float" office:value="1595.22" calcext:value-type="float">
            <text:p>1595.22</text:p>
          </table:table-cell>
          <table:table-cell office:value-type="float" office:value="1765.74" calcext:value-type="float">
            <text:p>1765.74</text:p>
          </table:table-cell>
          <table:table-cell office:value-type="float" office:value="1849.77" calcext:value-type="float">
            <text:p>1849.77</text:p>
          </table:table-cell>
          <table:table-cell office:value-type="float" office:value="1485.99" calcext:value-type="float">
            <text:p>1485.99</text:p>
          </table:table-cell>
          <table:table-cell office:value-type="float" office:value="1309.35" calcext:value-type="float">
            <text:p>1309.35</text:p>
          </table:table-cell>
          <table:table-cell table:number-columns-repeated="2"/>
          <table:table-cell table:formula="of:=AVERAGE([.A97:.E97])" office:value-type="float" office:value="2694.2" calcext:value-type="float">
            <text:p>2694.2</text:p>
          </table:table-cell>
          <table:table-cell table:formula="of:=AVERAGE([.G97:.K97])" office:value-type="float" office:value="1601.214" calcext:value-type="float">
            <text:p>1601.214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3002" calcext:value-type="float">
            <text:p>3002</text:p>
          </table:table-cell>
          <table:table-cell office:value-type="float" office:value="3302" calcext:value-type="float">
            <text:p>3302</text:p>
          </table:table-cell>
          <table:table-cell office:value-type="float" office:value="2221" calcext:value-type="float">
            <text:p>2221</text:p>
          </table:table-cell>
          <table:table-cell office:value-type="float" office:value="2519" calcext:value-type="float">
            <text:p>2519</text:p>
          </table:table-cell>
          <table:table-cell/>
          <table:table-cell office:value-type="float" office:value="1507.34" calcext:value-type="float">
            <text:p>1507.34</text:p>
          </table:table-cell>
          <table:table-cell office:value-type="float" office:value="1798.62" calcext:value-type="float">
            <text:p>1798.62</text:p>
          </table:table-cell>
          <table:table-cell office:value-type="float" office:value="1735.62" calcext:value-type="float">
            <text:p>1735.62</text:p>
          </table:table-cell>
          <table:table-cell office:value-type="float" office:value="1499.51" calcext:value-type="float">
            <text:p>1499.51</text:p>
          </table:table-cell>
          <table:table-cell office:value-type="float" office:value="1436.67" calcext:value-type="float">
            <text:p>1436.67</text:p>
          </table:table-cell>
          <table:table-cell table:number-columns-repeated="2"/>
          <table:table-cell table:formula="of:=AVERAGE([.A98:.E98])" office:value-type="float" office:value="2686.2" calcext:value-type="float">
            <text:p>2686.2</text:p>
          </table:table-cell>
          <table:table-cell table:formula="of:=AVERAGE([.G98:.K98])" office:value-type="float" office:value="1595.552" calcext:value-type="float">
            <text:p>1595.552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2987" calcext:value-type="float">
            <text:p>2987</text:p>
          </table:table-cell>
          <table:table-cell office:value-type="float" office:value="3134" calcext:value-type="float">
            <text:p>3134</text:p>
          </table:table-cell>
          <table:table-cell office:value-type="float" office:value="2322" calcext:value-type="float">
            <text:p>2322</text:p>
          </table:table-cell>
          <table:table-cell office:value-type="float" office:value="2497" calcext:value-type="float">
            <text:p>2497</text:p>
          </table:table-cell>
          <table:table-cell/>
          <table:table-cell office:value-type="float" office:value="1503.27" calcext:value-type="float">
            <text:p>1503.27</text:p>
          </table:table-cell>
          <table:table-cell office:value-type="float" office:value="1838.27" calcext:value-type="float">
            <text:p>1838.27</text:p>
          </table:table-cell>
          <table:table-cell office:value-type="float" office:value="1828.94" calcext:value-type="float">
            <text:p>1828.94</text:p>
          </table:table-cell>
          <table:table-cell office:value-type="float" office:value="1557.76" calcext:value-type="float">
            <text:p>1557.76</text:p>
          </table:table-cell>
          <table:table-cell office:value-type="float" office:value="1402.54" calcext:value-type="float">
            <text:p>1402.54</text:p>
          </table:table-cell>
          <table:table-cell table:number-columns-repeated="2"/>
          <table:table-cell table:formula="of:=AVERAGE([.A99:.E99])" office:value-type="float" office:value="2655.4" calcext:value-type="float">
            <text:p>2655.4</text:p>
          </table:table-cell>
          <table:table-cell table:formula="of:=AVERAGE([.G99:.K99])" office:value-type="float" office:value="1626.156" calcext:value-type="float">
            <text:p>1626.156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3052" calcext:value-type="float">
            <text:p>3052</text:p>
          </table:table-cell>
          <table:table-cell office:value-type="float" office:value="3292" calcext:value-type="float">
            <text:p>3292</text:p>
          </table:table-cell>
          <table:table-cell office:value-type="float" office:value="2327" calcext:value-type="float">
            <text:p>2327</text:p>
          </table:table-cell>
          <table:table-cell office:value-type="float" office:value="2482" calcext:value-type="float">
            <text:p>2482</text:p>
          </table:table-cell>
          <table:table-cell/>
          <table:table-cell office:value-type="float" office:value="1584.46" calcext:value-type="float">
            <text:p>1584.46</text:p>
          </table:table-cell>
          <table:table-cell office:value-type="float" office:value="1894.37" calcext:value-type="float">
            <text:p>1894.37</text:p>
          </table:table-cell>
          <table:table-cell office:value-type="float" office:value="1869.97" calcext:value-type="float">
            <text:p>1869.97</text:p>
          </table:table-cell>
          <table:table-cell office:value-type="float" office:value="1544.41" calcext:value-type="float">
            <text:p>1544.41</text:p>
          </table:table-cell>
          <table:table-cell office:value-type="float" office:value="1404.94" calcext:value-type="float">
            <text:p>1404.94</text:p>
          </table:table-cell>
          <table:table-cell table:number-columns-repeated="2"/>
          <table:table-cell table:formula="of:=AVERAGE([.A100:.E100])" office:value-type="float" office:value="2698" calcext:value-type="float">
            <text:p>2698</text:p>
          </table:table-cell>
          <table:table-cell table:formula="of:=AVERAGE([.G100:.K100])" office:value-type="float" office:value="1659.63" calcext:value-type="float">
            <text:p>1659.63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2937" calcext:value-type="float">
            <text:p>2937</text:p>
          </table:table-cell>
          <table:table-cell office:value-type="float" office:value="3087" calcext:value-type="float">
            <text:p>3087</text:p>
          </table:table-cell>
          <table:table-cell office:value-type="float" office:value="2592" calcext:value-type="float">
            <text:p>2592</text:p>
          </table:table-cell>
          <table:table-cell office:value-type="float" office:value="2842" calcext:value-type="float">
            <text:p>2842</text:p>
          </table:table-cell>
          <table:table-cell/>
          <table:table-cell office:value-type="float" office:value="1566.31" calcext:value-type="float">
            <text:p>1566.31</text:p>
          </table:table-cell>
          <table:table-cell office:value-type="float" office:value="1942.12" calcext:value-type="float">
            <text:p>1942.12</text:p>
          </table:table-cell>
          <table:table-cell office:value-type="float" office:value="1905.28" calcext:value-type="float">
            <text:p>1905.28</text:p>
          </table:table-cell>
          <table:table-cell office:value-type="float" office:value="1587.68" calcext:value-type="float">
            <text:p>1587.68</text:p>
          </table:table-cell>
          <table:table-cell office:value-type="float" office:value="1436.44" calcext:value-type="float">
            <text:p>1436.44</text:p>
          </table:table-cell>
          <table:table-cell table:number-columns-repeated="2"/>
          <table:table-cell table:formula="of:=AVERAGE([.A101:.E101])" office:value-type="float" office:value="2799" calcext:value-type="float">
            <text:p>2799</text:p>
          </table:table-cell>
          <table:table-cell table:formula="of:=AVERAGE([.G101:.K101])" office:value-type="float" office:value="1687.566" calcext:value-type="float">
            <text:p>1687.566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3005" calcext:value-type="float">
            <text:p>3005</text:p>
          </table:table-cell>
          <table:table-cell office:value-type="float" office:value="3242" calcext:value-type="float">
            <text:p>3242</text:p>
          </table:table-cell>
          <table:table-cell office:value-type="float" office:value="2457" calcext:value-type="float">
            <text:p>2457</text:p>
          </table:table-cell>
          <table:table-cell office:value-type="float" office:value="2392" calcext:value-type="float">
            <text:p>2392</text:p>
          </table:table-cell>
          <table:table-cell/>
          <table:table-cell office:value-type="float" office:value="1572.62" calcext:value-type="float">
            <text:p>1572.62</text:p>
          </table:table-cell>
          <table:table-cell office:value-type="float" office:value="1884.48" calcext:value-type="float">
            <text:p>1884.48</text:p>
          </table:table-cell>
          <table:table-cell office:value-type="float" office:value="1925.46" calcext:value-type="float">
            <text:p>1925.46</text:p>
          </table:table-cell>
          <table:table-cell office:value-type="float" office:value="1621.57" calcext:value-type="float">
            <text:p>1621.57</text:p>
          </table:table-cell>
          <table:table-cell office:value-type="float" office:value="1368.66" calcext:value-type="float">
            <text:p>1368.66</text:p>
          </table:table-cell>
          <table:table-cell table:number-columns-repeated="2"/>
          <table:table-cell table:formula="of:=AVERAGE([.A102:.E102])" office:value-type="float" office:value="2744.6" calcext:value-type="float">
            <text:p>2744.6</text:p>
          </table:table-cell>
          <table:table-cell table:formula="of:=AVERAGE([.G102:.K102])" office:value-type="float" office:value="1674.558" calcext:value-type="float">
            <text:p>1674.558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3102" calcext:value-type="float">
            <text:p>3102</text:p>
          </table:table-cell>
          <table:table-cell office:value-type="float" office:value="3017" calcext:value-type="float">
            <text:p>3017</text:p>
          </table:table-cell>
          <table:table-cell office:value-type="float" office:value="2357" calcext:value-type="float">
            <text:p>2357</text:p>
          </table:table-cell>
          <table:table-cell office:value-type="float" office:value="2232" calcext:value-type="float">
            <text:p>2232</text:p>
          </table:table-cell>
          <table:table-cell/>
          <table:table-cell office:value-type="float" office:value="1649.69" calcext:value-type="float">
            <text:p>1649.69</text:p>
          </table:table-cell>
          <table:table-cell office:value-type="float" office:value="1682.92" calcext:value-type="float">
            <text:p>1682.92</text:p>
          </table:table-cell>
          <table:table-cell office:value-type="float" office:value="1841.43" calcext:value-type="float">
            <text:p>1841.43</text:p>
          </table:table-cell>
          <table:table-cell office:value-type="float" office:value="1492.82" calcext:value-type="float">
            <text:p>1492.82</text:p>
          </table:table-cell>
          <table:table-cell office:value-type="float" office:value="1421.72" calcext:value-type="float">
            <text:p>1421.72</text:p>
          </table:table-cell>
          <table:table-cell table:number-columns-repeated="2"/>
          <table:table-cell table:formula="of:=AVERAGE([.A103:.E103])" office:value-type="float" office:value="2656" calcext:value-type="float">
            <text:p>2656</text:p>
          </table:table-cell>
          <table:table-cell table:formula="of:=AVERAGE([.G103:.K103])" office:value-type="float" office:value="1617.716" calcext:value-type="float">
            <text:p>1617.716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3271" calcext:value-type="float">
            <text:p>3271</text:p>
          </table:table-cell>
          <table:table-cell office:value-type="float" office:value="3202" calcext:value-type="float">
            <text:p>3202</text:p>
          </table:table-cell>
          <table:table-cell office:value-type="float" office:value="2357" calcext:value-type="float">
            <text:p>2357</text:p>
          </table:table-cell>
          <table:table-cell office:value-type="float" office:value="2587" calcext:value-type="float">
            <text:p>2587</text:p>
          </table:table-cell>
          <table:table-cell/>
          <table:table-cell office:value-type="float" office:value="1592.61" calcext:value-type="float">
            <text:p>1592.61</text:p>
          </table:table-cell>
          <table:table-cell office:value-type="float" office:value="1819.33" calcext:value-type="float">
            <text:p>1819.33</text:p>
          </table:table-cell>
          <table:table-cell office:value-type="float" office:value="1971.62" calcext:value-type="float">
            <text:p>1971.62</text:p>
          </table:table-cell>
          <table:table-cell office:value-type="float" office:value="1576.99" calcext:value-type="float">
            <text:p>1576.99</text:p>
          </table:table-cell>
          <table:table-cell office:value-type="float" office:value="1402.44" calcext:value-type="float">
            <text:p>1402.44</text:p>
          </table:table-cell>
          <table:table-cell table:number-columns-repeated="2"/>
          <table:table-cell table:formula="of:=AVERAGE([.A104:.E104])" office:value-type="float" office:value="2797.8" calcext:value-type="float">
            <text:p>2797.8</text:p>
          </table:table-cell>
          <table:table-cell table:formula="of:=AVERAGE([.G104:.K104])" office:value-type="float" office:value="1672.598" calcext:value-type="float">
            <text:p>1672.598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2952" calcext:value-type="float">
            <text:p>2952</text:p>
          </table:table-cell>
          <table:table-cell office:value-type="float" office:value="3007" calcext:value-type="float">
            <text:p>3007</text:p>
          </table:table-cell>
          <table:table-cell office:value-type="float" office:value="2357" calcext:value-type="float">
            <text:p>2357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float" office:value="1574.35" calcext:value-type="float">
            <text:p>1574.35</text:p>
          </table:table-cell>
          <table:table-cell office:value-type="float" office:value="1863.2" calcext:value-type="float">
            <text:p>1863.2</text:p>
          </table:table-cell>
          <table:table-cell office:value-type="float" office:value="1898.7" calcext:value-type="float">
            <text:p>1898.7</text:p>
          </table:table-cell>
          <table:table-cell office:value-type="float" office:value="1539.82" calcext:value-type="float">
            <text:p>1539.82</text:p>
          </table:table-cell>
          <table:table-cell office:value-type="float" office:value="1399.07" calcext:value-type="float">
            <text:p>1399.07</text:p>
          </table:table-cell>
          <table:table-cell table:number-columns-repeated="2"/>
          <table:table-cell table:formula="of:=AVERAGE([.A105:.E105])" office:value-type="float" office:value="2670.2" calcext:value-type="float">
            <text:p>2670.2</text:p>
          </table:table-cell>
          <table:table-cell table:formula="of:=AVERAGE([.G105:.K105])" office:value-type="float" office:value="1655.028" calcext:value-type="float">
            <text:p>1655.028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3217" calcext:value-type="float">
            <text:p>3217</text:p>
          </table:table-cell>
          <table:table-cell office:value-type="float" office:value="3042" calcext:value-type="float">
            <text:p>3042</text:p>
          </table:table-cell>
          <table:table-cell office:value-type="float" office:value="2322" calcext:value-type="float">
            <text:p>2322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1680.24" calcext:value-type="float">
            <text:p>1680.24</text:p>
          </table:table-cell>
          <table:table-cell office:value-type="float" office:value="1745.62" calcext:value-type="float">
            <text:p>1745.62</text:p>
          </table:table-cell>
          <table:table-cell office:value-type="float" office:value="1827.95" calcext:value-type="float">
            <text:p>1827.95</text:p>
          </table:table-cell>
          <table:table-cell office:value-type="float" office:value="1541.78" calcext:value-type="float">
            <text:p>1541.78</text:p>
          </table:table-cell>
          <table:table-cell office:value-type="float" office:value="1434.48" calcext:value-type="float">
            <text:p>1434.48</text:p>
          </table:table-cell>
          <table:table-cell table:number-columns-repeated="2"/>
          <table:table-cell table:formula="of:=AVERAGE([.A106:.E106])" office:value-type="float" office:value="2784" calcext:value-type="float">
            <text:p>2784</text:p>
          </table:table-cell>
          <table:table-cell table:formula="of:=AVERAGE([.G106:.K106])" office:value-type="float" office:value="1646.014" calcext:value-type="float">
            <text:p>1646.014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3117" calcext:value-type="float">
            <text:p>3117</text:p>
          </table:table-cell>
          <table:table-cell office:value-type="float" office:value="3252" calcext:value-type="float">
            <text:p>3252</text:p>
          </table:table-cell>
          <table:table-cell office:value-type="float" office:value="2392" calcext:value-type="float">
            <text:p>2392</text:p>
          </table:table-cell>
          <table:table-cell office:value-type="float" office:value="2412" calcext:value-type="float">
            <text:p>2412</text:p>
          </table:table-cell>
          <table:table-cell/>
          <table:table-cell office:value-type="float" office:value="1585.49" calcext:value-type="float">
            <text:p>1585.49</text:p>
          </table:table-cell>
          <table:table-cell office:value-type="float" office:value="1848.88" calcext:value-type="float">
            <text:p>1848.88</text:p>
          </table:table-cell>
          <table:table-cell office:value-type="float" office:value="1978.15" calcext:value-type="float">
            <text:p>1978.15</text:p>
          </table:table-cell>
          <table:table-cell office:value-type="float" office:value="1527.91" calcext:value-type="float">
            <text:p>1527.91</text:p>
          </table:table-cell>
          <table:table-cell office:value-type="float" office:value="1417.42" calcext:value-type="float">
            <text:p>1417.42</text:p>
          </table:table-cell>
          <table:table-cell table:number-columns-repeated="2"/>
          <table:table-cell table:formula="of:=AVERAGE([.A107:.E107])" office:value-type="float" office:value="2692.8" calcext:value-type="float">
            <text:p>2692.8</text:p>
          </table:table-cell>
          <table:table-cell table:formula="of:=AVERAGE([.G107:.K107])" office:value-type="float" office:value="1671.57" calcext:value-type="float">
            <text:p>1671.57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2939" calcext:value-type="float">
            <text:p>2939</text:p>
          </table:table-cell>
          <table:table-cell office:value-type="float" office:value="3206" calcext:value-type="float">
            <text:p>3206</text:p>
          </table:table-cell>
          <table:table-cell office:value-type="float" office:value="2197" calcext:value-type="float">
            <text:p>2197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float" office:value="1643.07" calcext:value-type="float">
            <text:p>1643.07</text:p>
          </table:table-cell>
          <table:table-cell office:value-type="float" office:value="1767.33" calcext:value-type="float">
            <text:p>1767.33</text:p>
          </table:table-cell>
          <table:table-cell office:value-type="float" office:value="1996.98" calcext:value-type="float">
            <text:p>1996.98</text:p>
          </table:table-cell>
          <table:table-cell office:value-type="float" office:value="1573.63" calcext:value-type="float">
            <text:p>1573.63</text:p>
          </table:table-cell>
          <table:table-cell office:value-type="float" office:value="1450.87" calcext:value-type="float">
            <text:p>1450.87</text:p>
          </table:table-cell>
          <table:table-cell table:number-columns-repeated="2"/>
          <table:table-cell table:formula="of:=AVERAGE([.A108:.E108])" office:value-type="float" office:value="2798.2" calcext:value-type="float">
            <text:p>2798.2</text:p>
          </table:table-cell>
          <table:table-cell table:formula="of:=AVERAGE([.G108:.K108])" office:value-type="float" office:value="1686.376" calcext:value-type="float">
            <text:p>1686.376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3062" calcext:value-type="float">
            <text:p>3062</text:p>
          </table:table-cell>
          <table:table-cell office:value-type="float" office:value="3317" calcext:value-type="float">
            <text:p>3317</text:p>
          </table:table-cell>
          <table:table-cell office:value-type="float" office:value="2357" calcext:value-type="float">
            <text:p>2357</text:p>
          </table:table-cell>
          <table:table-cell office:value-type="float" office:value="2447" calcext:value-type="float">
            <text:p>2447</text:p>
          </table:table-cell>
          <table:table-cell/>
          <table:table-cell office:value-type="float" office:value="1568.62" calcext:value-type="float">
            <text:p>1568.62</text:p>
          </table:table-cell>
          <table:table-cell office:value-type="float" office:value="1783.34" calcext:value-type="float">
            <text:p>1783.34</text:p>
          </table:table-cell>
          <table:table-cell office:value-type="float" office:value="1859.03" calcext:value-type="float">
            <text:p>1859.03</text:p>
          </table:table-cell>
          <table:table-cell office:value-type="float" office:value="1537.79" calcext:value-type="float">
            <text:p>1537.79</text:p>
          </table:table-cell>
          <table:table-cell office:value-type="float" office:value="1458.99" calcext:value-type="float">
            <text:p>1458.99</text:p>
          </table:table-cell>
          <table:table-cell table:number-columns-repeated="2"/>
          <table:table-cell table:formula="of:=AVERAGE([.A109:.E109])" office:value-type="float" office:value="2740.8" calcext:value-type="float">
            <text:p>2740.8</text:p>
          </table:table-cell>
          <table:table-cell table:formula="of:=AVERAGE([.G109:.K109])" office:value-type="float" office:value="1641.554" calcext:value-type="float">
            <text:p>1641.554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2971" calcext:value-type="float">
            <text:p>2971</text:p>
          </table:table-cell>
          <table:table-cell office:value-type="float" office:value="3407" calcext:value-type="float">
            <text:p>3407</text:p>
          </table:table-cell>
          <table:table-cell office:value-type="float" office:value="2257" calcext:value-type="float">
            <text:p>2257</text:p>
          </table:table-cell>
          <table:table-cell office:value-type="float" office:value="2328" calcext:value-type="float">
            <text:p>2328</text:p>
          </table:table-cell>
          <table:table-cell/>
          <table:table-cell office:value-type="float" office:value="1600.81" calcext:value-type="float">
            <text:p>1600.81</text:p>
          </table:table-cell>
          <table:table-cell office:value-type="float" office:value="1833.56" calcext:value-type="float">
            <text:p>1833.56</text:p>
          </table:table-cell>
          <table:table-cell office:value-type="float" office:value="1937.72" calcext:value-type="float">
            <text:p>1937.72</text:p>
          </table:table-cell>
          <table:table-cell office:value-type="float" office:value="1550.64" calcext:value-type="float">
            <text:p>1550.64</text:p>
          </table:table-cell>
          <table:table-cell office:value-type="float" office:value="1364.63" calcext:value-type="float">
            <text:p>1364.63</text:p>
          </table:table-cell>
          <table:table-cell table:number-columns-repeated="2"/>
          <table:table-cell table:formula="of:=AVERAGE([.A110:.E110])" office:value-type="float" office:value="2692" calcext:value-type="float">
            <text:p>2692</text:p>
          </table:table-cell>
          <table:table-cell table:formula="of:=AVERAGE([.G110:.K110])" office:value-type="float" office:value="1657.472" calcext:value-type="float">
            <text:p>1657.472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2981" calcext:value-type="float">
            <text:p>2981</text:p>
          </table:table-cell>
          <table:table-cell office:value-type="float" office:value="3307" calcext:value-type="float">
            <text:p>3307</text:p>
          </table:table-cell>
          <table:table-cell office:value-type="float" office:value="2327" calcext:value-type="float">
            <text:p>2327</text:p>
          </table:table-cell>
          <table:table-cell office:value-type="float" office:value="2606" calcext:value-type="float">
            <text:p>2606</text:p>
          </table:table-cell>
          <table:table-cell/>
          <table:table-cell office:value-type="float" office:value="1596.01" calcext:value-type="float">
            <text:p>1596.01</text:p>
          </table:table-cell>
          <table:table-cell office:value-type="float" office:value="1729.65" calcext:value-type="float">
            <text:p>1729.65</text:p>
          </table:table-cell>
          <table:table-cell office:value-type="float" office:value="1988.19" calcext:value-type="float">
            <text:p>1988.19</text:p>
          </table:table-cell>
          <table:table-cell office:value-type="float" office:value="1499.24" calcext:value-type="float">
            <text:p>1499.24</text:p>
          </table:table-cell>
          <table:table-cell office:value-type="float" office:value="1442.27" calcext:value-type="float">
            <text:p>1442.27</text:p>
          </table:table-cell>
          <table:table-cell table:number-columns-repeated="2"/>
          <table:table-cell table:formula="of:=AVERAGE([.A111:.E111])" office:value-type="float" office:value="2735.6" calcext:value-type="float">
            <text:p>2735.6</text:p>
          </table:table-cell>
          <table:table-cell table:formula="of:=AVERAGE([.G111:.K111])" office:value-type="float" office:value="1651.072" calcext:value-type="float">
            <text:p>1651.072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2960" calcext:value-type="float">
            <text:p>2960</text:p>
          </table:table-cell>
          <table:table-cell office:value-type="float" office:value="3292" calcext:value-type="float">
            <text:p>3292</text:p>
          </table:table-cell>
          <table:table-cell office:value-type="float" office:value="2367" calcext:value-type="float">
            <text:p>2367</text:p>
          </table:table-cell>
          <table:table-cell office:value-type="float" office:value="2259" calcext:value-type="float">
            <text:p>2259</text:p>
          </table:table-cell>
          <table:table-cell/>
          <table:table-cell office:value-type="float" office:value="1677.38" calcext:value-type="float">
            <text:p>1677.38</text:p>
          </table:table-cell>
          <table:table-cell office:value-type="float" office:value="1803.13" calcext:value-type="float">
            <text:p>1803.13</text:p>
          </table:table-cell>
          <table:table-cell office:value-type="float" office:value="1880.09" calcext:value-type="float">
            <text:p>1880.09</text:p>
          </table:table-cell>
          <table:table-cell office:value-type="float" office:value="1546.18" calcext:value-type="float">
            <text:p>1546.18</text:p>
          </table:table-cell>
          <table:table-cell office:value-type="float" office:value="1422.89" calcext:value-type="float">
            <text:p>1422.89</text:p>
          </table:table-cell>
          <table:table-cell table:number-columns-repeated="2"/>
          <table:table-cell table:formula="of:=AVERAGE([.A112:.E112])" office:value-type="float" office:value="2653" calcext:value-type="float">
            <text:p>2653</text:p>
          </table:table-cell>
          <table:table-cell table:formula="of:=AVERAGE([.G112:.K112])" office:value-type="float" office:value="1665.934" calcext:value-type="float">
            <text:p>1665.934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3147" calcext:value-type="float">
            <text:p>3147</text:p>
          </table:table-cell>
          <table:table-cell office:value-type="float" office:value="3327" calcext:value-type="float">
            <text:p>3327</text:p>
          </table:table-cell>
          <table:table-cell office:value-type="float" office:value="2357" calcext:value-type="float">
            <text:p>2357</text:p>
          </table:table-cell>
          <table:table-cell office:value-type="float" office:value="2582" calcext:value-type="float">
            <text:p>2582</text:p>
          </table:table-cell>
          <table:table-cell/>
          <table:table-cell office:value-type="float" office:value="1555.8" calcext:value-type="float">
            <text:p>1555.8</text:p>
          </table:table-cell>
          <table:table-cell office:value-type="float" office:value="1890.07" calcext:value-type="float">
            <text:p>1890.07</text:p>
          </table:table-cell>
          <table:table-cell office:value-type="float" office:value="1924.5" calcext:value-type="float">
            <text:p>1924.5</text:p>
          </table:table-cell>
          <table:table-cell office:value-type="float" office:value="1509.24" calcext:value-type="float">
            <text:p>1509.24</text:p>
          </table:table-cell>
          <table:table-cell office:value-type="float" office:value="1367.17" calcext:value-type="float">
            <text:p>1367.17</text:p>
          </table:table-cell>
          <table:table-cell table:number-columns-repeated="2"/>
          <table:table-cell table:formula="of:=AVERAGE([.A113:.E113])" office:value-type="float" office:value="2840" calcext:value-type="float">
            <text:p>2840</text:p>
          </table:table-cell>
          <table:table-cell table:formula="of:=AVERAGE([.G113:.K113])" office:value-type="float" office:value="1649.356" calcext:value-type="float">
            <text:p>1649.356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3046" calcext:value-type="float">
            <text:p>3046</text:p>
          </table:table-cell>
          <table:table-cell office:value-type="float" office:value="3317" calcext:value-type="float">
            <text:p>3317</text:p>
          </table:table-cell>
          <table:table-cell office:value-type="float" office:value="2107" calcext:value-type="float">
            <text:p>2107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620.19" calcext:value-type="float">
            <text:p>1620.19</text:p>
          </table:table-cell>
          <table:table-cell office:value-type="float" office:value="1750.8" calcext:value-type="float">
            <text:p>1750.8</text:p>
          </table:table-cell>
          <table:table-cell office:value-type="float" office:value="1897.08" calcext:value-type="float">
            <text:p>1897.08</text:p>
          </table:table-cell>
          <table:table-cell office:value-type="float" office:value="1469.41" calcext:value-type="float">
            <text:p>1469.41</text:p>
          </table:table-cell>
          <table:table-cell office:value-type="float" office:value="1302.83" calcext:value-type="float">
            <text:p>1302.83</text:p>
          </table:table-cell>
          <table:table-cell table:number-columns-repeated="2"/>
          <table:table-cell table:formula="of:=AVERAGE([.A114:.E114])" office:value-type="float" office:value="2776.8" calcext:value-type="float">
            <text:p>2776.8</text:p>
          </table:table-cell>
          <table:table-cell table:formula="of:=AVERAGE([.G114:.K114])" office:value-type="float" office:value="1608.062" calcext:value-type="float">
            <text:p>1608.062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2947" calcext:value-type="float">
            <text:p>2947</text:p>
          </table:table-cell>
          <table:table-cell office:value-type="float" office:value="3077" calcext:value-type="float">
            <text:p>3077</text:p>
          </table:table-cell>
          <table:table-cell office:value-type="float" office:value="2280" calcext:value-type="float">
            <text:p>2280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float" office:value="1532.64" calcext:value-type="float">
            <text:p>1532.64</text:p>
          </table:table-cell>
          <table:table-cell office:value-type="float" office:value="1822.23" calcext:value-type="float">
            <text:p>1822.23</text:p>
          </table:table-cell>
          <table:table-cell office:value-type="float" office:value="1980.22" calcext:value-type="float">
            <text:p>1980.22</text:p>
          </table:table-cell>
          <table:table-cell office:value-type="float" office:value="1443.77" calcext:value-type="float">
            <text:p>1443.77</text:p>
          </table:table-cell>
          <table:table-cell office:value-type="float" office:value="1414.74" calcext:value-type="float">
            <text:p>1414.74</text:p>
          </table:table-cell>
          <table:table-cell table:number-columns-repeated="2"/>
          <table:table-cell table:formula="of:=AVERAGE([.A115:.E115])" office:value-type="float" office:value="2657.6" calcext:value-type="float">
            <text:p>2657.6</text:p>
          </table:table-cell>
          <table:table-cell table:formula="of:=AVERAGE([.G115:.K115])" office:value-type="float" office:value="1638.72" calcext:value-type="float">
            <text:p>1638.72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3132" calcext:value-type="float">
            <text:p>3132</text:p>
          </table:table-cell>
          <table:table-cell office:value-type="float" office:value="3077" calcext:value-type="float">
            <text:p>3077</text:p>
          </table:table-cell>
          <table:table-cell office:value-type="float" office:value="2462" calcext:value-type="float">
            <text:p>2462</text:p>
          </table:table-cell>
          <table:table-cell office:value-type="float" office:value="2552" calcext:value-type="float">
            <text:p>2552</text:p>
          </table:table-cell>
          <table:table-cell/>
          <table:table-cell office:value-type="float" office:value="1611.93" calcext:value-type="float">
            <text:p>1611.93</text:p>
          </table:table-cell>
          <table:table-cell office:value-type="float" office:value="1745.21" calcext:value-type="float">
            <text:p>1745.21</text:p>
          </table:table-cell>
          <table:table-cell office:value-type="float" office:value="1968.16" calcext:value-type="float">
            <text:p>1968.16</text:p>
          </table:table-cell>
          <table:table-cell office:value-type="float" office:value="1505.32" calcext:value-type="float">
            <text:p>1505.32</text:p>
          </table:table-cell>
          <table:table-cell office:value-type="float" office:value="1291.4" calcext:value-type="float">
            <text:p>1291.4</text:p>
          </table:table-cell>
          <table:table-cell table:number-columns-repeated="2"/>
          <table:table-cell table:formula="of:=AVERAGE([.A116:.E116])" office:value-type="float" office:value="2766" calcext:value-type="float">
            <text:p>2766</text:p>
          </table:table-cell>
          <table:table-cell table:formula="of:=AVERAGE([.G116:.K116])" office:value-type="float" office:value="1624.404" calcext:value-type="float">
            <text:p>1624.404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3217" calcext:value-type="float">
            <text:p>3217</text:p>
          </table:table-cell>
          <table:table-cell office:value-type="float" office:value="3172" calcext:value-type="float">
            <text:p>3172</text:p>
          </table:table-cell>
          <table:table-cell office:value-type="float" office:value="2242" calcext:value-type="float">
            <text:p>2242</text:p>
          </table:table-cell>
          <table:table-cell office:value-type="float" office:value="2712" calcext:value-type="float">
            <text:p>2712</text:p>
          </table:table-cell>
          <table:table-cell/>
          <table:table-cell office:value-type="float" office:value="1692.64" calcext:value-type="float">
            <text:p>1692.64</text:p>
          </table:table-cell>
          <table:table-cell office:value-type="float" office:value="1820.26" calcext:value-type="float">
            <text:p>1820.26</text:p>
          </table:table-cell>
          <table:table-cell office:value-type="float" office:value="1962.35" calcext:value-type="float">
            <text:p>1962.35</text:p>
          </table:table-cell>
          <table:table-cell office:value-type="float" office:value="1481.43" calcext:value-type="float">
            <text:p>1481.43</text:p>
          </table:table-cell>
          <table:table-cell office:value-type="float" office:value="1347.65" calcext:value-type="float">
            <text:p>1347.65</text:p>
          </table:table-cell>
          <table:table-cell table:number-columns-repeated="2"/>
          <table:table-cell table:formula="of:=AVERAGE([.A117:.E117])" office:value-type="float" office:value="2811" calcext:value-type="float">
            <text:p>2811</text:p>
          </table:table-cell>
          <table:table-cell table:formula="of:=AVERAGE([.G117:.K117])" office:value-type="float" office:value="1660.866" calcext:value-type="float">
            <text:p>1660.866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2937" calcext:value-type="float">
            <text:p>2937</text:p>
          </table:table-cell>
          <table:table-cell office:value-type="float" office:value="3297" calcext:value-type="float">
            <text:p>3297</text:p>
          </table:table-cell>
          <table:table-cell office:value-type="float" office:value="2271" calcext:value-type="float">
            <text:p>2271</text:p>
          </table:table-cell>
          <table:table-cell office:value-type="float" office:value="2372" calcext:value-type="float">
            <text:p>2372</text:p>
          </table:table-cell>
          <table:table-cell/>
          <table:table-cell office:value-type="float" office:value="1626.09" calcext:value-type="float">
            <text:p>1626.09</text:p>
          </table:table-cell>
          <table:table-cell office:value-type="float" office:value="1761.31" calcext:value-type="float">
            <text:p>1761.31</text:p>
          </table:table-cell>
          <table:table-cell office:value-type="float" office:value="1965.33" calcext:value-type="float">
            <text:p>1965.33</text:p>
          </table:table-cell>
          <table:table-cell office:value-type="float" office:value="1440.5" calcext:value-type="float">
            <text:p>1440.5</text:p>
          </table:table-cell>
          <table:table-cell office:value-type="float" office:value="1304.51" calcext:value-type="float">
            <text:p>1304.51</text:p>
          </table:table-cell>
          <table:table-cell table:number-columns-repeated="2"/>
          <table:table-cell table:formula="of:=AVERAGE([.A118:.E118])" office:value-type="float" office:value="2787.8" calcext:value-type="float">
            <text:p>2787.8</text:p>
          </table:table-cell>
          <table:table-cell table:formula="of:=AVERAGE([.G118:.K118])" office:value-type="float" office:value="1619.548" calcext:value-type="float">
            <text:p>1619.548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2989" calcext:value-type="float">
            <text:p>2989</text:p>
          </table:table-cell>
          <table:table-cell office:value-type="float" office:value="3362" calcext:value-type="float">
            <text:p>3362</text:p>
          </table:table-cell>
          <table:table-cell office:value-type="float" office:value="2447" calcext:value-type="float">
            <text:p>2447</text:p>
          </table:table-cell>
          <table:table-cell office:value-type="float" office:value="2461" calcext:value-type="float">
            <text:p>2461</text:p>
          </table:table-cell>
          <table:table-cell/>
          <table:table-cell office:value-type="float" office:value="1696.13" calcext:value-type="float">
            <text:p>1696.13</text:p>
          </table:table-cell>
          <table:table-cell office:value-type="float" office:value="1889.77" calcext:value-type="float">
            <text:p>1889.77</text:p>
          </table:table-cell>
          <table:table-cell office:value-type="float" office:value="2078.83" calcext:value-type="float">
            <text:p>2078.83</text:p>
          </table:table-cell>
          <table:table-cell office:value-type="float" office:value="1523.09" calcext:value-type="float">
            <text:p>1523.09</text:p>
          </table:table-cell>
          <table:table-cell office:value-type="float" office:value="1329.33" calcext:value-type="float">
            <text:p>1329.33</text:p>
          </table:table-cell>
          <table:table-cell table:number-columns-repeated="2"/>
          <table:table-cell table:formula="of:=AVERAGE([.A119:.E119])" office:value-type="float" office:value="2821.2" calcext:value-type="float">
            <text:p>2821.2</text:p>
          </table:table-cell>
          <table:table-cell table:formula="of:=AVERAGE([.G119:.K119])" office:value-type="float" office:value="1703.43" calcext:value-type="float">
            <text:p>1703.43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2987" calcext:value-type="float">
            <text:p>2987</text:p>
          </table:table-cell>
          <table:table-cell office:value-type="float" office:value="3532" calcext:value-type="float">
            <text:p>3532</text:p>
          </table:table-cell>
          <table:table-cell office:value-type="float" office:value="2267" calcext:value-type="float">
            <text:p>2267</text:p>
          </table:table-cell>
          <table:table-cell office:value-type="float" office:value="2687" calcext:value-type="float">
            <text:p>2687</text:p>
          </table:table-cell>
          <table:table-cell/>
          <table:table-cell office:value-type="float" office:value="1587.75" calcext:value-type="float">
            <text:p>1587.75</text:p>
          </table:table-cell>
          <table:table-cell office:value-type="float" office:value="1911.07" calcext:value-type="float">
            <text:p>1911.07</text:p>
          </table:table-cell>
          <table:table-cell office:value-type="float" office:value="2018.64" calcext:value-type="float">
            <text:p>2018.64</text:p>
          </table:table-cell>
          <table:table-cell office:value-type="float" office:value="1435.22" calcext:value-type="float">
            <text:p>1435.22</text:p>
          </table:table-cell>
          <table:table-cell office:value-type="float" office:value="1356.17" calcext:value-type="float">
            <text:p>1356.17</text:p>
          </table:table-cell>
          <table:table-cell table:number-columns-repeated="2"/>
          <table:table-cell table:formula="of:=AVERAGE([.A120:.E120])" office:value-type="float" office:value="2782" calcext:value-type="float">
            <text:p>2782</text:p>
          </table:table-cell>
          <table:table-cell table:formula="of:=AVERAGE([.G120:.K120])" office:value-type="float" office:value="1661.77" calcext:value-type="float">
            <text:p>1661.77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2928" calcext:value-type="float">
            <text:p>2928</text:p>
          </table:table-cell>
          <table:table-cell office:value-type="float" office:value="3416" calcext:value-type="float">
            <text:p>3416</text:p>
          </table:table-cell>
          <table:table-cell office:value-type="float" office:value="2212" calcext:value-type="float">
            <text:p>2212</text:p>
          </table:table-cell>
          <table:table-cell office:value-type="float" office:value="2532" calcext:value-type="float">
            <text:p>2532</text:p>
          </table:table-cell>
          <table:table-cell/>
          <table:table-cell office:value-type="float" office:value="1596.44" calcext:value-type="float">
            <text:p>1596.44</text:p>
          </table:table-cell>
          <table:table-cell office:value-type="float" office:value="1865.54" calcext:value-type="float">
            <text:p>1865.54</text:p>
          </table:table-cell>
          <table:table-cell office:value-type="float" office:value="2049.67" calcext:value-type="float">
            <text:p>2049.67</text:p>
          </table:table-cell>
          <table:table-cell office:value-type="float" office:value="1525.56" calcext:value-type="float">
            <text:p>1525.56</text:p>
          </table:table-cell>
          <table:table-cell office:value-type="float" office:value="1404.91" calcext:value-type="float">
            <text:p>1404.91</text:p>
          </table:table-cell>
          <table:table-cell table:number-columns-repeated="2"/>
          <table:table-cell table:formula="of:=AVERAGE([.A121:.E121])" office:value-type="float" office:value="2697" calcext:value-type="float">
            <text:p>2697</text:p>
          </table:table-cell>
          <table:table-cell table:formula="of:=AVERAGE([.G121:.K121])" office:value-type="float" office:value="1688.424" calcext:value-type="float">
            <text:p>1688.424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2854" calcext:value-type="float">
            <text:p>2854</text:p>
          </table:table-cell>
          <table:table-cell office:value-type="float" office:value="3556" calcext:value-type="float">
            <text:p>3556</text:p>
          </table:table-cell>
          <table:table-cell office:value-type="float" office:value="2562" calcext:value-type="float">
            <text:p>2562</text:p>
          </table:table-cell>
          <table:table-cell office:value-type="float" office:value="2187" calcext:value-type="float">
            <text:p>2187</text:p>
          </table:table-cell>
          <table:table-cell/>
          <table:table-cell office:value-type="float" office:value="1534.68" calcext:value-type="float">
            <text:p>1534.68</text:p>
          </table:table-cell>
          <table:table-cell office:value-type="float" office:value="1880.49" calcext:value-type="float">
            <text:p>1880.49</text:p>
          </table:table-cell>
          <table:table-cell office:value-type="float" office:value="2007.57" calcext:value-type="float">
            <text:p>2007.57</text:p>
          </table:table-cell>
          <table:table-cell office:value-type="float" office:value="1460.28" calcext:value-type="float">
            <text:p>1460.28</text:p>
          </table:table-cell>
          <table:table-cell office:value-type="float" office:value="1431.34" calcext:value-type="float">
            <text:p>1431.34</text:p>
          </table:table-cell>
          <table:table-cell table:number-columns-repeated="2"/>
          <table:table-cell table:formula="of:=AVERAGE([.A122:.E122])" office:value-type="float" office:value="2784.2" calcext:value-type="float">
            <text:p>2784.2</text:p>
          </table:table-cell>
          <table:table-cell table:formula="of:=AVERAGE([.G122:.K122])" office:value-type="float" office:value="1662.872" calcext:value-type="float">
            <text:p>1662.872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187" calcext:value-type="float">
            <text:p>3187</text:p>
          </table:table-cell>
          <table:table-cell office:value-type="float" office:value="3059" calcext:value-type="float">
            <text:p>3059</text:p>
          </table:table-cell>
          <table:table-cell office:value-type="float" office:value="2358" calcext:value-type="float">
            <text:p>2358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1574.4" calcext:value-type="float">
            <text:p>1574.4</text:p>
          </table:table-cell>
          <table:table-cell office:value-type="float" office:value="1950.27" calcext:value-type="float">
            <text:p>1950.27</text:p>
          </table:table-cell>
          <table:table-cell office:value-type="float" office:value="1990.54" calcext:value-type="float">
            <text:p>1990.54</text:p>
          </table:table-cell>
          <table:table-cell office:value-type="float" office:value="1464.59" calcext:value-type="float">
            <text:p>1464.59</text:p>
          </table:table-cell>
          <table:table-cell office:value-type="float" office:value="1367.63" calcext:value-type="float">
            <text:p>1367.63</text:p>
          </table:table-cell>
          <table:table-cell table:number-columns-repeated="2"/>
          <table:table-cell table:formula="of:=AVERAGE([.A123:.E123])" office:value-type="float" office:value="2646.4" calcext:value-type="float">
            <text:p>2646.4</text:p>
          </table:table-cell>
          <table:table-cell table:formula="of:=AVERAGE([.G123:.K123])" office:value-type="float" office:value="1669.486" calcext:value-type="float">
            <text:p>1669.486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3164" calcext:value-type="float">
            <text:p>3164</text:p>
          </table:table-cell>
          <table:table-cell office:value-type="float" office:value="3087" calcext:value-type="float">
            <text:p>3087</text:p>
          </table:table-cell>
          <table:table-cell office:value-type="float" office:value="2347" calcext:value-type="float">
            <text:p>2347</text:p>
          </table:table-cell>
          <table:table-cell office:value-type="float" office:value="2467" calcext:value-type="float">
            <text:p>2467</text:p>
          </table:table-cell>
          <table:table-cell/>
          <table:table-cell office:value-type="float" office:value="1614.51" calcext:value-type="float">
            <text:p>1614.51</text:p>
          </table:table-cell>
          <table:table-cell office:value-type="float" office:value="1882.25" calcext:value-type="float">
            <text:p>1882.25</text:p>
          </table:table-cell>
          <table:table-cell office:value-type="float" office:value="1955.5" calcext:value-type="float">
            <text:p>1955.5</text:p>
          </table:table-cell>
          <table:table-cell office:value-type="float" office:value="1429.95" calcext:value-type="float">
            <text:p>1429.95</text:p>
          </table:table-cell>
          <table:table-cell office:value-type="float" office:value="1483.23" calcext:value-type="float">
            <text:p>1483.23</text:p>
          </table:table-cell>
          <table:table-cell table:number-columns-repeated="2"/>
          <table:table-cell table:formula="of:=AVERAGE([.A124:.E124])" office:value-type="float" office:value="2819.4" calcext:value-type="float">
            <text:p>2819.4</text:p>
          </table:table-cell>
          <table:table-cell table:formula="of:=AVERAGE([.G124:.K124])" office:value-type="float" office:value="1673.088" calcext:value-type="float">
            <text:p>1673.088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3147" calcext:value-type="float">
            <text:p>3147</text:p>
          </table:table-cell>
          <table:table-cell office:value-type="float" office:value="3117" calcext:value-type="float">
            <text:p>3117</text:p>
          </table:table-cell>
          <table:table-cell office:value-type="float" office:value="2397" calcext:value-type="float">
            <text:p>2397</text:p>
          </table:table-cell>
          <table:table-cell office:value-type="float" office:value="2587" calcext:value-type="float">
            <text:p>2587</text:p>
          </table:table-cell>
          <table:table-cell/>
          <table:table-cell office:value-type="float" office:value="1662.43" calcext:value-type="float">
            <text:p>1662.43</text:p>
          </table:table-cell>
          <table:table-cell office:value-type="float" office:value="2028.59" calcext:value-type="float">
            <text:p>2028.59</text:p>
          </table:table-cell>
          <table:table-cell office:value-type="float" office:value="1880.33" calcext:value-type="float">
            <text:p>1880.33</text:p>
          </table:table-cell>
          <table:table-cell office:value-type="float" office:value="1542.9" calcext:value-type="float">
            <text:p>1542.9</text:p>
          </table:table-cell>
          <table:table-cell office:value-type="float" office:value="1418.71" calcext:value-type="float">
            <text:p>1418.71</text:p>
          </table:table-cell>
          <table:table-cell table:number-columns-repeated="2"/>
          <table:table-cell table:formula="of:=AVERAGE([.A125:.E125])" office:value-type="float" office:value="2793" calcext:value-type="float">
            <text:p>2793</text:p>
          </table:table-cell>
          <table:table-cell table:formula="of:=AVERAGE([.G125:.K125])" office:value-type="float" office:value="1706.592" calcext:value-type="float">
            <text:p>1706.592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2987" calcext:value-type="float">
            <text:p>2987</text:p>
          </table:table-cell>
          <table:table-cell office:value-type="float" office:value="3277" calcext:value-type="float">
            <text:p>3277</text:p>
          </table:table-cell>
          <table:table-cell office:value-type="float" office:value="2297" calcext:value-type="float">
            <text:p>2297</text:p>
          </table:table-cell>
          <table:table-cell office:value-type="float" office:value="2151" calcext:value-type="float">
            <text:p>2151</text:p>
          </table:table-cell>
          <table:table-cell/>
          <table:table-cell office:value-type="float" office:value="1547.59" calcext:value-type="float">
            <text:p>1547.59</text:p>
          </table:table-cell>
          <table:table-cell office:value-type="float" office:value="1969.41" calcext:value-type="float">
            <text:p>1969.41</text:p>
          </table:table-cell>
          <table:table-cell office:value-type="float" office:value="1881.53" calcext:value-type="float">
            <text:p>1881.53</text:p>
          </table:table-cell>
          <table:table-cell office:value-type="float" office:value="1499.73" calcext:value-type="float">
            <text:p>1499.73</text:p>
          </table:table-cell>
          <table:table-cell office:value-type="float" office:value="1338.56" calcext:value-type="float">
            <text:p>1338.56</text:p>
          </table:table-cell>
          <table:table-cell table:number-columns-repeated="2"/>
          <table:table-cell table:formula="of:=AVERAGE([.A126:.E126])" office:value-type="float" office:value="2604.8" calcext:value-type="float">
            <text:p>2604.8</text:p>
          </table:table-cell>
          <table:table-cell table:formula="of:=AVERAGE([.G126:.K126])" office:value-type="float" office:value="1647.364" calcext:value-type="float">
            <text:p>1647.364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2937" calcext:value-type="float">
            <text:p>2937</text:p>
          </table:table-cell>
          <table:table-cell office:value-type="float" office:value="2957" calcext:value-type="float">
            <text:p>2957</text:p>
          </table:table-cell>
          <table:table-cell office:value-type="float" office:value="2392" calcext:value-type="float">
            <text:p>2392</text:p>
          </table:table-cell>
          <table:table-cell office:value-type="float" office:value="2557" calcext:value-type="float">
            <text:p>2557</text:p>
          </table:table-cell>
          <table:table-cell/>
          <table:table-cell office:value-type="float" office:value="1592.7" calcext:value-type="float">
            <text:p>1592.7</text:p>
          </table:table-cell>
          <table:table-cell office:value-type="float" office:value="1954.66" calcext:value-type="float">
            <text:p>1954.66</text:p>
          </table:table-cell>
          <table:table-cell office:value-type="float" office:value="1821.4" calcext:value-type="float">
            <text:p>1821.4</text:p>
          </table:table-cell>
          <table:table-cell office:value-type="float" office:value="1482.59" calcext:value-type="float">
            <text:p>1482.59</text:p>
          </table:table-cell>
          <table:table-cell office:value-type="float" office:value="1427.51" calcext:value-type="float">
            <text:p>1427.51</text:p>
          </table:table-cell>
          <table:table-cell table:number-columns-repeated="2"/>
          <table:table-cell table:formula="of:=AVERAGE([.A127:.E127])" office:value-type="float" office:value="2651" calcext:value-type="float">
            <text:p>2651</text:p>
          </table:table-cell>
          <table:table-cell table:formula="of:=AVERAGE([.G127:.K127])" office:value-type="float" office:value="1655.772" calcext:value-type="float">
            <text:p>1655.772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937" calcext:value-type="float">
            <text:p>2937</text:p>
          </table:table-cell>
          <table:table-cell office:value-type="float" office:value="3231" calcext:value-type="float">
            <text:p>3231</text:p>
          </table:table-cell>
          <table:table-cell office:value-type="float" office:value="2232" calcext:value-type="float">
            <text:p>2232</text:p>
          </table:table-cell>
          <table:table-cell office:value-type="float" office:value="2687" calcext:value-type="float">
            <text:p>2687</text:p>
          </table:table-cell>
          <table:table-cell/>
          <table:table-cell office:value-type="float" office:value="1514.66" calcext:value-type="float">
            <text:p>1514.66</text:p>
          </table:table-cell>
          <table:table-cell office:value-type="float" office:value="1775.84" calcext:value-type="float">
            <text:p>1775.84</text:p>
          </table:table-cell>
          <table:table-cell office:value-type="float" office:value="1920.2" calcext:value-type="float">
            <text:p>1920.2</text:p>
          </table:table-cell>
          <table:table-cell office:value-type="float" office:value="1523.09" calcext:value-type="float">
            <text:p>1523.09</text:p>
          </table:table-cell>
          <table:table-cell office:value-type="float" office:value="1449.56" calcext:value-type="float">
            <text:p>1449.56</text:p>
          </table:table-cell>
          <table:table-cell table:number-columns-repeated="2"/>
          <table:table-cell table:formula="of:=AVERAGE([.A128:.E128])" office:value-type="float" office:value="2725.8" calcext:value-type="float">
            <text:p>2725.8</text:p>
          </table:table-cell>
          <table:table-cell table:formula="of:=AVERAGE([.G128:.K128])" office:value-type="float" office:value="1636.67" calcext:value-type="float">
            <text:p>1636.67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3112" calcext:value-type="float">
            <text:p>3112</text:p>
          </table:table-cell>
          <table:table-cell office:value-type="float" office:value="2982" calcext:value-type="float">
            <text:p>2982</text:p>
          </table:table-cell>
          <table:table-cell office:value-type="float" office:value="2322" calcext:value-type="float">
            <text:p>2322</text:p>
          </table:table-cell>
          <table:table-cell office:value-type="float" office:value="2387" calcext:value-type="float">
            <text:p>2387</text:p>
          </table:table-cell>
          <table:table-cell/>
          <table:table-cell office:value-type="float" office:value="1572.45" calcext:value-type="float">
            <text:p>1572.45</text:p>
          </table:table-cell>
          <table:table-cell office:value-type="float" office:value="1854.76" calcext:value-type="float">
            <text:p>1854.76</text:p>
          </table:table-cell>
          <table:table-cell office:value-type="float" office:value="1892.25" calcext:value-type="float">
            <text:p>1892.25</text:p>
          </table:table-cell>
          <table:table-cell office:value-type="float" office:value="1493.65" calcext:value-type="float">
            <text:p>1493.65</text:p>
          </table:table-cell>
          <table:table-cell office:value-type="float" office:value="1422.23" calcext:value-type="float">
            <text:p>1422.23</text:p>
          </table:table-cell>
          <table:table-cell table:number-columns-repeated="2"/>
          <table:table-cell table:formula="of:=AVERAGE([.A129:.E129])" office:value-type="float" office:value="2646" calcext:value-type="float">
            <text:p>2646</text:p>
          </table:table-cell>
          <table:table-cell table:formula="of:=AVERAGE([.G129:.K129])" office:value-type="float" office:value="1647.068" calcext:value-type="float">
            <text:p>1647.068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3032" calcext:value-type="float">
            <text:p>3032</text:p>
          </table:table-cell>
          <table:table-cell office:value-type="float" office:value="3052" calcext:value-type="float">
            <text:p>3052</text:p>
          </table:table-cell>
          <table:table-cell office:value-type="float" office:value="2207" calcext:value-type="float">
            <text:p>2207</text:p>
          </table:table-cell>
          <table:table-cell office:value-type="float" office:value="2911" calcext:value-type="float">
            <text:p>2911</text:p>
          </table:table-cell>
          <table:table-cell/>
          <table:table-cell office:value-type="float" office:value="1567.79" calcext:value-type="float">
            <text:p>1567.79</text:p>
          </table:table-cell>
          <table:table-cell office:value-type="float" office:value="1940.26" calcext:value-type="float">
            <text:p>1940.26</text:p>
          </table:table-cell>
          <table:table-cell office:value-type="float" office:value="1957.3" calcext:value-type="float">
            <text:p>1957.3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00.75" calcext:value-type="float">
            <text:p>1500.75</text:p>
          </table:table-cell>
          <table:table-cell table:number-columns-repeated="2"/>
          <table:table-cell table:formula="of:=AVERAGE([.A130:.E130])" office:value-type="float" office:value="2724.8" calcext:value-type="float">
            <text:p>2724.8</text:p>
          </table:table-cell>
          <table:table-cell table:formula="of:=AVERAGE([.G130:.K130])" office:value-type="float" office:value="1702.94" calcext:value-type="float">
            <text:p>1702.94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2957" calcext:value-type="float">
            <text:p>2957</text:p>
          </table:table-cell>
          <table:table-cell office:value-type="float" office:value="3122" calcext:value-type="float">
            <text:p>3122</text:p>
          </table:table-cell>
          <table:table-cell office:value-type="float" office:value="2228" calcext:value-type="float">
            <text:p>2228</text:p>
          </table:table-cell>
          <table:table-cell office:value-type="float" office:value="2577" calcext:value-type="float">
            <text:p>2577</text:p>
          </table:table-cell>
          <table:table-cell/>
          <table:table-cell office:value-type="float" office:value="1571.64" calcext:value-type="float">
            <text:p>1571.64</text:p>
          </table:table-cell>
          <table:table-cell office:value-type="float" office:value="1956.02" calcext:value-type="float">
            <text:p>1956.02</text:p>
          </table:table-cell>
          <table:table-cell office:value-type="float" office:value="1932.4" calcext:value-type="float">
            <text:p>1932.4</text:p>
          </table:table-cell>
          <table:table-cell office:value-type="float" office:value="1518.5" calcext:value-type="float">
            <text:p>1518.5</text:p>
          </table:table-cell>
          <table:table-cell office:value-type="float" office:value="1471.48" calcext:value-type="float">
            <text:p>1471.48</text:p>
          </table:table-cell>
          <table:table-cell table:number-columns-repeated="2"/>
          <table:table-cell table:formula="of:=AVERAGE([.A131:.E131])" office:value-type="float" office:value="2677.2" calcext:value-type="float">
            <text:p>2677.2</text:p>
          </table:table-cell>
          <table:table-cell table:formula="of:=AVERAGE([.G131:.K131])" office:value-type="float" office:value="1690.008" calcext:value-type="float">
            <text:p>1690.008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3097" calcext:value-type="float">
            <text:p>3097</text:p>
          </table:table-cell>
          <table:table-cell office:value-type="float" office:value="3382" calcext:value-type="float">
            <text:p>3382</text:p>
          </table:table-cell>
          <table:table-cell office:value-type="float" office:value="2307" calcext:value-type="float">
            <text:p>2307</text:p>
          </table:table-cell>
          <table:table-cell office:value-type="float" office:value="2742" calcext:value-type="float">
            <text:p>2742</text:p>
          </table:table-cell>
          <table:table-cell/>
          <table:table-cell office:value-type="float" office:value="1594.49" calcext:value-type="float">
            <text:p>1594.49</text:p>
          </table:table-cell>
          <table:table-cell office:value-type="float" office:value="2070.45" calcext:value-type="float">
            <text:p>2070.45</text:p>
          </table:table-cell>
          <table:table-cell office:value-type="float" office:value="1795.22" calcext:value-type="float">
            <text:p>1795.22</text:p>
          </table:table-cell>
          <table:table-cell office:value-type="float" office:value="1535.29" calcext:value-type="float">
            <text:p>1535.29</text:p>
          </table:table-cell>
          <table:table-cell office:value-type="float" office:value="1485.43" calcext:value-type="float">
            <text:p>1485.43</text:p>
          </table:table-cell>
          <table:table-cell table:number-columns-repeated="2"/>
          <table:table-cell table:formula="of:=AVERAGE([.A132:.E132])" office:value-type="float" office:value="2829" calcext:value-type="float">
            <text:p>2829</text:p>
          </table:table-cell>
          <table:table-cell table:formula="of:=AVERAGE([.G132:.K132])" office:value-type="float" office:value="1696.176" calcext:value-type="float">
            <text:p>1696.176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2992" calcext:value-type="float">
            <text:p>2992</text:p>
          </table:table-cell>
          <table:table-cell office:value-type="float" office:value="3167" calcext:value-type="float">
            <text:p>3167</text:p>
          </table:table-cell>
          <table:table-cell office:value-type="float" office:value="2287" calcext:value-type="float">
            <text:p>2287</text:p>
          </table:table-cell>
          <table:table-cell office:value-type="float" office:value="2553" calcext:value-type="float">
            <text:p>2553</text:p>
          </table:table-cell>
          <table:table-cell/>
          <table:table-cell office:value-type="float" office:value="1512.55" calcext:value-type="float">
            <text:p>1512.55</text:p>
          </table:table-cell>
          <table:table-cell office:value-type="float" office:value="2000.58" calcext:value-type="float">
            <text:p>2000.58</text:p>
          </table:table-cell>
          <table:table-cell office:value-type="float" office:value="1818.53" calcext:value-type="float">
            <text:p>1818.53</text:p>
          </table:table-cell>
          <table:table-cell office:value-type="float" office:value="1529.2" calcext:value-type="float">
            <text:p>1529.2</text:p>
          </table:table-cell>
          <table:table-cell office:value-type="float" office:value="1500.17" calcext:value-type="float">
            <text:p>1500.17</text:p>
          </table:table-cell>
          <table:table-cell table:number-columns-repeated="2"/>
          <table:table-cell table:formula="of:=AVERAGE([.A133:.E133])" office:value-type="float" office:value="2658.2" calcext:value-type="float">
            <text:p>2658.2</text:p>
          </table:table-cell>
          <table:table-cell table:formula="of:=AVERAGE([.G133:.K133])" office:value-type="float" office:value="1672.206" calcext:value-type="float">
            <text:p>1672.206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3037" calcext:value-type="float">
            <text:p>3037</text:p>
          </table:table-cell>
          <table:table-cell office:value-type="float" office:value="3032" calcext:value-type="float">
            <text:p>3032</text:p>
          </table:table-cell>
          <table:table-cell office:value-type="float" office:value="2362" calcext:value-type="float">
            <text:p>2362</text:p>
          </table:table-cell>
          <table:table-cell office:value-type="float" office:value="2787" calcext:value-type="float">
            <text:p>2787</text:p>
          </table:table-cell>
          <table:table-cell/>
          <table:table-cell office:value-type="float" office:value="1607.09" calcext:value-type="float">
            <text:p>1607.09</text:p>
          </table:table-cell>
          <table:table-cell office:value-type="float" office:value="2036.35" calcext:value-type="float">
            <text:p>2036.35</text:p>
          </table:table-cell>
          <table:table-cell office:value-type="float" office:value="1773.84" calcext:value-type="float">
            <text:p>1773.84</text:p>
          </table:table-cell>
          <table:table-cell office:value-type="float" office:value="1489.02" calcext:value-type="float">
            <text:p>1489.02</text:p>
          </table:table-cell>
          <table:table-cell office:value-type="float" office:value="1503.71" calcext:value-type="float">
            <text:p>1503.71</text:p>
          </table:table-cell>
          <table:table-cell table:number-columns-repeated="2"/>
          <table:table-cell table:formula="of:=AVERAGE([.A134:.E134])" office:value-type="float" office:value="2714" calcext:value-type="float">
            <text:p>2714</text:p>
          </table:table-cell>
          <table:table-cell table:formula="of:=AVERAGE([.G134:.K134])" office:value-type="float" office:value="1682.002" calcext:value-type="float">
            <text:p>1682.002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3017" calcext:value-type="float">
            <text:p>3017</text:p>
          </table:table-cell>
          <table:table-cell office:value-type="float" office:value="3152" calcext:value-type="float">
            <text:p>3152</text:p>
          </table:table-cell>
          <table:table-cell office:value-type="float" office:value="2292" calcext:value-type="float">
            <text:p>2292</text:p>
          </table:table-cell>
          <table:table-cell office:value-type="float" office:value="3017" calcext:value-type="float">
            <text:p>3017</text:p>
          </table:table-cell>
          <table:table-cell/>
          <table:table-cell office:value-type="float" office:value="1615.47" calcext:value-type="float">
            <text:p>1615.47</text:p>
          </table:table-cell>
          <table:table-cell office:value-type="float" office:value="1915.08" calcext:value-type="float">
            <text:p>1915.08</text:p>
          </table:table-cell>
          <table:table-cell office:value-type="float" office:value="1939.19" calcext:value-type="float">
            <text:p>1939.19</text:p>
          </table:table-cell>
          <table:table-cell office:value-type="float" office:value="1468.86" calcext:value-type="float">
            <text:p>1468.86</text:p>
          </table:table-cell>
          <table:table-cell office:value-type="float" office:value="1425.65" calcext:value-type="float">
            <text:p>1425.65</text:p>
          </table:table-cell>
          <table:table-cell table:number-columns-repeated="2"/>
          <table:table-cell table:formula="of:=AVERAGE([.A135:.E135])" office:value-type="float" office:value="2767" calcext:value-type="float">
            <text:p>2767</text:p>
          </table:table-cell>
          <table:table-cell table:formula="of:=AVERAGE([.G135:.K135])" office:value-type="float" office:value="1672.85" calcext:value-type="float">
            <text:p>1672.85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3114" calcext:value-type="float">
            <text:p>3114</text:p>
          </table:table-cell>
          <table:table-cell office:value-type="float" office:value="3767" calcext:value-type="float">
            <text:p>3767</text:p>
          </table:table-cell>
          <table:table-cell office:value-type="float" office:value="2351" calcext:value-type="float">
            <text:p>2351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float" office:value="1661.22" calcext:value-type="float">
            <text:p>1661.22</text:p>
          </table:table-cell>
          <table:table-cell office:value-type="float" office:value="2163.08" calcext:value-type="float">
            <text:p>2163.08</text:p>
          </table:table-cell>
          <table:table-cell office:value-type="float" office:value="1854.12" calcext:value-type="float">
            <text:p>1854.12</text:p>
          </table:table-cell>
          <table:table-cell office:value-type="float" office:value="1512.09" calcext:value-type="float">
            <text:p>1512.09</text:p>
          </table:table-cell>
          <table:table-cell office:value-type="float" office:value="1495.32" calcext:value-type="float">
            <text:p>1495.32</text:p>
          </table:table-cell>
          <table:table-cell table:number-columns-repeated="2"/>
          <table:table-cell table:formula="of:=AVERAGE([.A136:.E136])" office:value-type="float" office:value="2913.2" calcext:value-type="float">
            <text:p>2913.2</text:p>
          </table:table-cell>
          <table:table-cell table:formula="of:=AVERAGE([.G136:.K136])" office:value-type="float" office:value="1737.166" calcext:value-type="float">
            <text:p>1737.166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3117" calcext:value-type="float">
            <text:p>3117</text:p>
          </table:table-cell>
          <table:table-cell office:value-type="float" office:value="3437" calcext:value-type="float">
            <text:p>3437</text:p>
          </table:table-cell>
          <table:table-cell office:value-type="float" office:value="2267" calcext:value-type="float">
            <text:p>2267</text:p>
          </table:table-cell>
          <table:table-cell office:value-type="float" office:value="2542" calcext:value-type="float">
            <text:p>2542</text:p>
          </table:table-cell>
          <table:table-cell/>
          <table:table-cell office:value-type="float" office:value="1629.6" calcext:value-type="float">
            <text:p>1629.6</text:p>
          </table:table-cell>
          <table:table-cell office:value-type="float" office:value="1931.04" calcext:value-type="float">
            <text:p>1931.04</text:p>
          </table:table-cell>
          <table:table-cell office:value-type="float" office:value="1895.44" calcext:value-type="float">
            <text:p>1895.44</text:p>
          </table:table-cell>
          <table:table-cell office:value-type="float" office:value="1425.88" calcext:value-type="float">
            <text:p>1425.88</text:p>
          </table:table-cell>
          <table:table-cell office:value-type="float" office:value="1524.33" calcext:value-type="float">
            <text:p>1524.33</text:p>
          </table:table-cell>
          <table:table-cell table:number-columns-repeated="2"/>
          <table:table-cell table:formula="of:=AVERAGE([.A137:.E137])" office:value-type="float" office:value="2899" calcext:value-type="float">
            <text:p>2899</text:p>
          </table:table-cell>
          <table:table-cell table:formula="of:=AVERAGE([.G137:.K137])" office:value-type="float" office:value="1681.258" calcext:value-type="float">
            <text:p>1681.258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3162" calcext:value-type="float">
            <text:p>3162</text:p>
          </table:table-cell>
          <table:table-cell office:value-type="float" office:value="3057" calcext:value-type="float">
            <text:p>3057</text:p>
          </table:table-cell>
          <table:table-cell office:value-type="float" office:value="2342" calcext:value-type="float">
            <text:p>2342</text:p>
          </table:table-cell>
          <table:table-cell office:value-type="float" office:value="2646" calcext:value-type="float">
            <text:p>2646</text:p>
          </table:table-cell>
          <table:table-cell/>
          <table:table-cell office:value-type="float" office:value="1638.17" calcext:value-type="float">
            <text:p>1638.17</text:p>
          </table:table-cell>
          <table:table-cell office:value-type="float" office:value="1990.84" calcext:value-type="float">
            <text:p>1990.84</text:p>
          </table:table-cell>
          <table:table-cell office:value-type="float" office:value="1873.76" calcext:value-type="float">
            <text:p>1873.76</text:p>
          </table:table-cell>
          <table:table-cell office:value-type="float" office:value="1414.92" calcext:value-type="float">
            <text:p>1414.92</text:p>
          </table:table-cell>
          <table:table-cell office:value-type="float" office:value="1480.72" calcext:value-type="float">
            <text:p>1480.72</text:p>
          </table:table-cell>
          <table:table-cell table:number-columns-repeated="2"/>
          <table:table-cell table:formula="of:=AVERAGE([.A138:.E138])" office:value-type="float" office:value="2841.2" calcext:value-type="float">
            <text:p>2841.2</text:p>
          </table:table-cell>
          <table:table-cell table:formula="of:=AVERAGE([.G138:.K138])" office:value-type="float" office:value="1679.682" calcext:value-type="float">
            <text:p>1679.682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2989" calcext:value-type="float">
            <text:p>2989</text:p>
          </table:table-cell>
          <table:table-cell office:value-type="float" office:value="3087" calcext:value-type="float">
            <text:p>3087</text:p>
          </table:table-cell>
          <table:table-cell office:value-type="float" office:value="2322" calcext:value-type="float">
            <text:p>2322</text:p>
          </table:table-cell>
          <table:table-cell office:value-type="float" office:value="2716" calcext:value-type="float">
            <text:p>2716</text:p>
          </table:table-cell>
          <table:table-cell/>
          <table:table-cell office:value-type="float" office:value="1744.66" calcext:value-type="float">
            <text:p>1744.66</text:p>
          </table:table-cell>
          <table:table-cell office:value-type="float" office:value="2048.42" calcext:value-type="float">
            <text:p>2048.42</text:p>
          </table:table-cell>
          <table:table-cell office:value-type="float" office:value="1892.05" calcext:value-type="float">
            <text:p>1892.05</text:p>
          </table:table-cell>
          <table:table-cell office:value-type="float" office:value="1424.18" calcext:value-type="float">
            <text:p>1424.18</text:p>
          </table:table-cell>
          <table:table-cell office:value-type="float" office:value="1507.06" calcext:value-type="float">
            <text:p>1507.06</text:p>
          </table:table-cell>
          <table:table-cell table:number-columns-repeated="2"/>
          <table:table-cell table:formula="of:=AVERAGE([.A139:.E139])" office:value-type="float" office:value="2766.2" calcext:value-type="float">
            <text:p>2766.2</text:p>
          </table:table-cell>
          <table:table-cell table:formula="of:=AVERAGE([.G139:.K139])" office:value-type="float" office:value="1723.274" calcext:value-type="float">
            <text:p>1723.274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3074" calcext:value-type="float">
            <text:p>3074</text:p>
          </table:table-cell>
          <table:table-cell office:value-type="float" office:value="3336" calcext:value-type="float">
            <text:p>3336</text:p>
          </table:table-cell>
          <table:table-cell office:value-type="float" office:value="2182" calcext:value-type="float">
            <text:p>2182</text:p>
          </table:table-cell>
          <table:table-cell office:value-type="float" office:value="2577" calcext:value-type="float">
            <text:p>2577</text:p>
          </table:table-cell>
          <table:table-cell/>
          <table:table-cell office:value-type="float" office:value="1721.08" calcext:value-type="float">
            <text:p>1721.08</text:p>
          </table:table-cell>
          <table:table-cell office:value-type="float" office:value="1956.82" calcext:value-type="float">
            <text:p>1956.82</text:p>
          </table:table-cell>
          <table:table-cell office:value-type="float" office:value="1960.97" calcext:value-type="float">
            <text:p>1960.97</text:p>
          </table:table-cell>
          <table:table-cell office:value-type="float" office:value="1525.69" calcext:value-type="float">
            <text:p>1525.69</text:p>
          </table:table-cell>
          <table:table-cell office:value-type="float" office:value="1448.54" calcext:value-type="float">
            <text:p>1448.54</text:p>
          </table:table-cell>
          <table:table-cell table:number-columns-repeated="2"/>
          <table:table-cell table:formula="of:=AVERAGE([.A140:.E140])" office:value-type="float" office:value="2822.2" calcext:value-type="float">
            <text:p>2822.2</text:p>
          </table:table-cell>
          <table:table-cell table:formula="of:=AVERAGE([.G140:.K140])" office:value-type="float" office:value="1722.62" calcext:value-type="float">
            <text:p>1722.62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3107" calcext:value-type="float">
            <text:p>3107</text:p>
          </table:table-cell>
          <table:table-cell office:value-type="float" office:value="3655" calcext:value-type="float">
            <text:p>3655</text:p>
          </table:table-cell>
          <table:table-cell office:value-type="float" office:value="2297" calcext:value-type="float">
            <text:p>2297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float" office:value="1708.84" calcext:value-type="float">
            <text:p>1708.84</text:p>
          </table:table-cell>
          <table:table-cell office:value-type="float" office:value="1924.96" calcext:value-type="float">
            <text:p>1924.96</text:p>
          </table:table-cell>
          <table:table-cell office:value-type="float" office:value="1898.99" calcext:value-type="float">
            <text:p>1898.99</text:p>
          </table:table-cell>
          <table:table-cell office:value-type="float" office:value="1544.19" calcext:value-type="float">
            <text:p>1544.19</text:p>
          </table:table-cell>
          <table:table-cell office:value-type="float" office:value="1480.03" calcext:value-type="float">
            <text:p>1480.03</text:p>
          </table:table-cell>
          <table:table-cell table:number-columns-repeated="2"/>
          <table:table-cell table:formula="of:=AVERAGE([.A141:.E141])" office:value-type="float" office:value="2937.6" calcext:value-type="float">
            <text:p>2937.6</text:p>
          </table:table-cell>
          <table:table-cell table:formula="of:=AVERAGE([.G141:.K141])" office:value-type="float" office:value="1711.402" calcext:value-type="float">
            <text:p>1711.402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2987" calcext:value-type="float">
            <text:p>2987</text:p>
          </table:table-cell>
          <table:table-cell office:value-type="float" office:value="3417" calcext:value-type="float">
            <text:p>3417</text:p>
          </table:table-cell>
          <table:table-cell office:value-type="float" office:value="2292" calcext:value-type="float">
            <text:p>2292</text:p>
          </table:table-cell>
          <table:table-cell office:value-type="float" office:value="2872" calcext:value-type="float">
            <text:p>2872</text:p>
          </table:table-cell>
          <table:table-cell/>
          <table:table-cell office:value-type="float" office:value="1634.85" calcext:value-type="float">
            <text:p>1634.85</text:p>
          </table:table-cell>
          <table:table-cell office:value-type="float" office:value="2047.6" calcext:value-type="float">
            <text:p>2047.6</text:p>
          </table:table-cell>
          <table:table-cell office:value-type="float" office:value="1869.56" calcext:value-type="float">
            <text:p>1869.56</text:p>
          </table:table-cell>
          <table:table-cell office:value-type="float" office:value="1528.05" calcext:value-type="float">
            <text:p>1528.05</text:p>
          </table:table-cell>
          <table:table-cell office:value-type="float" office:value="1504.34" calcext:value-type="float">
            <text:p>1504.34</text:p>
          </table:table-cell>
          <table:table-cell table:number-columns-repeated="2"/>
          <table:table-cell table:formula="of:=AVERAGE([.A142:.E142])" office:value-type="float" office:value="2825" calcext:value-type="float">
            <text:p>2825</text:p>
          </table:table-cell>
          <table:table-cell table:formula="of:=AVERAGE([.G142:.K142])" office:value-type="float" office:value="1716.88" calcext:value-type="float">
            <text:p>1716.88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2947" calcext:value-type="float">
            <text:p>2947</text:p>
          </table:table-cell>
          <table:table-cell office:value-type="float" office:value="3442" calcext:value-type="float">
            <text:p>3442</text:p>
          </table:table-cell>
          <table:table-cell office:value-type="float" office:value="2252" calcext:value-type="float">
            <text:p>2252</text:p>
          </table:table-cell>
          <table:table-cell office:value-type="float" office:value="2701" calcext:value-type="float">
            <text:p>2701</text:p>
          </table:table-cell>
          <table:table-cell/>
          <table:table-cell office:value-type="float" office:value="1683.59" calcext:value-type="float">
            <text:p>1683.59</text:p>
          </table:table-cell>
          <table:table-cell office:value-type="float" office:value="1913.55" calcext:value-type="float">
            <text:p>1913.55</text:p>
          </table:table-cell>
          <table:table-cell office:value-type="float" office:value="1867.53" calcext:value-type="float">
            <text:p>1867.53</text:p>
          </table:table-cell>
          <table:table-cell office:value-type="float" office:value="1468.12" calcext:value-type="float">
            <text:p>1468.12</text:p>
          </table:table-cell>
          <table:table-cell office:value-type="float" office:value="1469.21" calcext:value-type="float">
            <text:p>1469.21</text:p>
          </table:table-cell>
          <table:table-cell table:number-columns-repeated="2"/>
          <table:table-cell table:formula="of:=AVERAGE([.A143:.E143])" office:value-type="float" office:value="2819.8" calcext:value-type="float">
            <text:p>2819.8</text:p>
          </table:table-cell>
          <table:table-cell table:formula="of:=AVERAGE([.G143:.K143])" office:value-type="float" office:value="1680.4" calcext:value-type="float">
            <text:p>1680.4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2952" calcext:value-type="float">
            <text:p>2952</text:p>
          </table:table-cell>
          <table:table-cell office:value-type="float" office:value="3181" calcext:value-type="float">
            <text:p>3181</text:p>
          </table:table-cell>
          <table:table-cell office:value-type="float" office:value="2462" calcext:value-type="float">
            <text:p>2462</text:p>
          </table:table-cell>
          <table:table-cell office:value-type="float" office:value="3033" calcext:value-type="float">
            <text:p>3033</text:p>
          </table:table-cell>
          <table:table-cell/>
          <table:table-cell office:value-type="float" office:value="1724.75" calcext:value-type="float">
            <text:p>1724.75</text:p>
          </table:table-cell>
          <table:table-cell office:value-type="float" office:value="2039.48" calcext:value-type="float">
            <text:p>2039.48</text:p>
          </table:table-cell>
          <table:table-cell office:value-type="float" office:value="1899.56" calcext:value-type="float">
            <text:p>1899.56</text:p>
          </table:table-cell>
          <table:table-cell office:value-type="float" office:value="1484.04" calcext:value-type="float">
            <text:p>1484.04</text:p>
          </table:table-cell>
          <table:table-cell office:value-type="float" office:value="1539.94" calcext:value-type="float">
            <text:p>1539.94</text:p>
          </table:table-cell>
          <table:table-cell table:number-columns-repeated="2"/>
          <table:table-cell table:formula="of:=AVERAGE([.A144:.E144])" office:value-type="float" office:value="2923" calcext:value-type="float">
            <text:p>2923</text:p>
          </table:table-cell>
          <table:table-cell table:formula="of:=AVERAGE([.G144:.K144])" office:value-type="float" office:value="1737.554" calcext:value-type="float">
            <text:p>1737.554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2987" calcext:value-type="float">
            <text:p>2987</text:p>
          </table:table-cell>
          <table:table-cell office:value-type="float" office:value="3031" calcext:value-type="float">
            <text:p>3031</text:p>
          </table:table-cell>
          <table:table-cell office:value-type="float" office:value="2297" calcext:value-type="float">
            <text:p>2297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1735.83" calcext:value-type="float">
            <text:p>1735.83</text:p>
          </table:table-cell>
          <table:table-cell office:value-type="float" office:value="2028.47" calcext:value-type="float">
            <text:p>2028.47</text:p>
          </table:table-cell>
          <table:table-cell office:value-type="float" office:value="1827.07" calcext:value-type="float">
            <text:p>1827.07</text:p>
          </table:table-cell>
          <table:table-cell office:value-type="float" office:value="1456.7" calcext:value-type="float">
            <text:p>1456.7</text:p>
          </table:table-cell>
          <table:table-cell office:value-type="float" office:value="1475.38" calcext:value-type="float">
            <text:p>1475.38</text:p>
          </table:table-cell>
          <table:table-cell table:number-columns-repeated="2"/>
          <table:table-cell table:formula="of:=AVERAGE([.A145:.E145])" office:value-type="float" office:value="2687.2" calcext:value-type="float">
            <text:p>2687.2</text:p>
          </table:table-cell>
          <table:table-cell table:formula="of:=AVERAGE([.G145:.K145])" office:value-type="float" office:value="1704.69" calcext:value-type="float">
            <text:p>1704.69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3087" calcext:value-type="float">
            <text:p>3087</text:p>
          </table:table-cell>
          <table:table-cell office:value-type="float" office:value="3127" calcext:value-type="float">
            <text:p>3127</text:p>
          </table:table-cell>
          <table:table-cell office:value-type="float" office:value="2262" calcext:value-type="float">
            <text:p>2262</text:p>
          </table:table-cell>
          <table:table-cell office:value-type="float" office:value="2607" calcext:value-type="float">
            <text:p>2607</text:p>
          </table:table-cell>
          <table:table-cell/>
          <table:table-cell office:value-type="float" office:value="1651.53" calcext:value-type="float">
            <text:p>1651.53</text:p>
          </table:table-cell>
          <table:table-cell office:value-type="float" office:value="2042.95" calcext:value-type="float">
            <text:p>2042.95</text:p>
          </table:table-cell>
          <table:table-cell office:value-type="float" office:value="1868.34" calcext:value-type="float">
            <text:p>1868.34</text:p>
          </table:table-cell>
          <table:table-cell office:value-type="float" office:value="1520.68" calcext:value-type="float">
            <text:p>1520.68</text:p>
          </table:table-cell>
          <table:table-cell office:value-type="float" office:value="1412.47" calcext:value-type="float">
            <text:p>1412.47</text:p>
          </table:table-cell>
          <table:table-cell table:number-columns-repeated="2"/>
          <table:table-cell table:formula="of:=AVERAGE([.A146:.E146])" office:value-type="float" office:value="2765" calcext:value-type="float">
            <text:p>2765</text:p>
          </table:table-cell>
          <table:table-cell table:formula="of:=AVERAGE([.G146:.K146])" office:value-type="float" office:value="1699.194" calcext:value-type="float">
            <text:p>1699.194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2995" calcext:value-type="float">
            <text:p>2995</text:p>
          </table:table-cell>
          <table:table-cell office:value-type="float" office:value="3147" calcext:value-type="float">
            <text:p>3147</text:p>
          </table:table-cell>
          <table:table-cell office:value-type="float" office:value="2222" calcext:value-type="float">
            <text:p>2222</text:p>
          </table:table-cell>
          <table:table-cell office:value-type="float" office:value="2683" calcext:value-type="float">
            <text:p>2683</text:p>
          </table:table-cell>
          <table:table-cell/>
          <table:table-cell office:value-type="float" office:value="1819.1" calcext:value-type="float">
            <text:p>1819.1</text:p>
          </table:table-cell>
          <table:table-cell office:value-type="float" office:value="1985.17" calcext:value-type="float">
            <text:p>1985.17</text:p>
          </table:table-cell>
          <table:table-cell office:value-type="float" office:value="1946.42" calcext:value-type="float">
            <text:p>1946.42</text:p>
          </table:table-cell>
          <table:table-cell office:value-type="float" office:value="1429.13" calcext:value-type="float">
            <text:p>1429.13</text:p>
          </table:table-cell>
          <table:table-cell office:value-type="float" office:value="1459.34" calcext:value-type="float">
            <text:p>1459.34</text:p>
          </table:table-cell>
          <table:table-cell table:number-columns-repeated="2"/>
          <table:table-cell table:formula="of:=AVERAGE([.A147:.E147])" office:value-type="float" office:value="2790.8" calcext:value-type="float">
            <text:p>2790.8</text:p>
          </table:table-cell>
          <table:table-cell table:formula="of:=AVERAGE([.G147:.K147])" office:value-type="float" office:value="1727.832" calcext:value-type="float">
            <text:p>1727.832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2952" calcext:value-type="float">
            <text:p>2952</text:p>
          </table:table-cell>
          <table:table-cell office:value-type="float" office:value="3280" calcext:value-type="float">
            <text:p>3280</text:p>
          </table:table-cell>
          <table:table-cell office:value-type="float" office:value="2132" calcext:value-type="float">
            <text:p>2132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1705.34" calcext:value-type="float">
            <text:p>1705.34</text:p>
          </table:table-cell>
          <table:table-cell office:value-type="float" office:value="1910.23" calcext:value-type="float">
            <text:p>1910.23</text:p>
          </table:table-cell>
          <table:table-cell office:value-type="float" office:value="1937.83" calcext:value-type="float">
            <text:p>1937.83</text:p>
          </table:table-cell>
          <table:table-cell office:value-type="float" office:value="1484.45" calcext:value-type="float">
            <text:p>1484.45</text:p>
          </table:table-cell>
          <table:table-cell office:value-type="float" office:value="1530.67" calcext:value-type="float">
            <text:p>1530.67</text:p>
          </table:table-cell>
          <table:table-cell table:number-columns-repeated="2"/>
          <table:table-cell table:formula="of:=AVERAGE([.A148:.E148])" office:value-type="float" office:value="2743.6" calcext:value-type="float">
            <text:p>2743.6</text:p>
          </table:table-cell>
          <table:table-cell table:formula="of:=AVERAGE([.G148:.K148])" office:value-type="float" office:value="1713.704" calcext:value-type="float">
            <text:p>1713.704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2982" calcext:value-type="float">
            <text:p>2982</text:p>
          </table:table-cell>
          <table:table-cell office:value-type="float" office:value="3147" calcext:value-type="float">
            <text:p>3147</text:p>
          </table:table-cell>
          <table:table-cell office:value-type="float" office:value="2262" calcext:value-type="float">
            <text:p>2262</text:p>
          </table:table-cell>
          <table:table-cell office:value-type="float" office:value="2487" calcext:value-type="float">
            <text:p>2487</text:p>
          </table:table-cell>
          <table:table-cell/>
          <table:table-cell office:value-type="float" office:value="1711.15" calcext:value-type="float">
            <text:p>1711.15</text:p>
          </table:table-cell>
          <table:table-cell office:value-type="float" office:value="1925.36" calcext:value-type="float">
            <text:p>1925.36</text:p>
          </table:table-cell>
          <table:table-cell office:value-type="float" office:value="1892.38" calcext:value-type="float">
            <text:p>1892.38</text:p>
          </table:table-cell>
          <table:table-cell office:value-type="float" office:value="1269.84" calcext:value-type="float">
            <text:p>1269.84</text:p>
          </table:table-cell>
          <table:table-cell office:value-type="float" office:value="1457.44" calcext:value-type="float">
            <text:p>1457.44</text:p>
          </table:table-cell>
          <table:table-cell table:number-columns-repeated="2"/>
          <table:table-cell table:formula="of:=AVERAGE([.A149:.E149])" office:value-type="float" office:value="2711.2" calcext:value-type="float">
            <text:p>2711.2</text:p>
          </table:table-cell>
          <table:table-cell table:formula="of:=AVERAGE([.G149:.K149])" office:value-type="float" office:value="1651.234" calcext:value-type="float">
            <text:p>1651.234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3357" calcext:value-type="float">
            <text:p>3357</text:p>
          </table:table-cell>
          <table:table-cell office:value-type="float" office:value="3062" calcext:value-type="float">
            <text:p>3062</text:p>
          </table:table-cell>
          <table:table-cell office:value-type="float" office:value="2157" calcext:value-type="float">
            <text:p>2157</text:p>
          </table:table-cell>
          <table:table-cell office:value-type="float" office:value="2853" calcext:value-type="float">
            <text:p>2853</text:p>
          </table:table-cell>
          <table:table-cell/>
          <table:table-cell office:value-type="float" office:value="1705.28" calcext:value-type="float">
            <text:p>1705.28</text:p>
          </table:table-cell>
          <table:table-cell office:value-type="float" office:value="2110.39" calcext:value-type="float">
            <text:p>2110.39</text:p>
          </table:table-cell>
          <table:table-cell office:value-type="float" office:value="1961.19" calcext:value-type="float">
            <text:p>1961.19</text:p>
          </table:table-cell>
          <table:table-cell office:value-type="float" office:value="1481.92" calcext:value-type="float">
            <text:p>1481.92</text:p>
          </table:table-cell>
          <table:table-cell office:value-type="float" office:value="1566.13" calcext:value-type="float">
            <text:p>1566.13</text:p>
          </table:table-cell>
          <table:table-cell table:number-columns-repeated="2"/>
          <table:table-cell table:formula="of:=AVERAGE([.A150:.E150])" office:value-type="float" office:value="2905.2" calcext:value-type="float">
            <text:p>2905.2</text:p>
          </table:table-cell>
          <table:table-cell table:formula="of:=AVERAGE([.G150:.K150])" office:value-type="float" office:value="1764.982" calcext:value-type="float">
            <text:p>1764.982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3042" calcext:value-type="float">
            <text:p>3042</text:p>
          </table:table-cell>
          <table:table-cell office:value-type="float" office:value="3356" calcext:value-type="float">
            <text:p>3356</text:p>
          </table:table-cell>
          <table:table-cell office:value-type="float" office:value="2332" calcext:value-type="float">
            <text:p>2332</text:p>
          </table:table-cell>
          <table:table-cell office:value-type="float" office:value="2632" calcext:value-type="float">
            <text:p>2632</text:p>
          </table:table-cell>
          <table:table-cell/>
          <table:table-cell office:value-type="float" office:value="1645.45" calcext:value-type="float">
            <text:p>1645.45</text:p>
          </table:table-cell>
          <table:table-cell office:value-type="float" office:value="2106.75" calcext:value-type="float">
            <text:p>2106.75</text:p>
          </table:table-cell>
          <table:table-cell office:value-type="float" office:value="1909.62" calcext:value-type="float">
            <text:p>1909.62</text:p>
          </table:table-cell>
          <table:table-cell office:value-type="float" office:value="1378.69" calcext:value-type="float">
            <text:p>1378.69</text:p>
          </table:table-cell>
          <table:table-cell office:value-type="float" office:value="1493.74" calcext:value-type="float">
            <text:p>1493.74</text:p>
          </table:table-cell>
          <table:table-cell table:number-columns-repeated="2"/>
          <table:table-cell table:formula="of:=AVERAGE([.A151:.E151])" office:value-type="float" office:value="2833.8" calcext:value-type="float">
            <text:p>2833.8</text:p>
          </table:table-cell>
          <table:table-cell table:formula="of:=AVERAGE([.G151:.K151])" office:value-type="float" office:value="1706.85" calcext:value-type="float">
            <text:p>1706.85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3097" calcext:value-type="float">
            <text:p>3097</text:p>
          </table:table-cell>
          <table:table-cell office:value-type="float" office:value="3406" calcext:value-type="float">
            <text:p>3406</text:p>
          </table:table-cell>
          <table:table-cell office:value-type="float" office:value="2397" calcext:value-type="float">
            <text:p>2397</text:p>
          </table:table-cell>
          <table:table-cell office:value-type="float" office:value="2637" calcext:value-type="float">
            <text:p>2637</text:p>
          </table:table-cell>
          <table:table-cell/>
          <table:table-cell office:value-type="float" office:value="1586.42" calcext:value-type="float">
            <text:p>1586.42</text:p>
          </table:table-cell>
          <table:table-cell office:value-type="float" office:value="2100.44" calcext:value-type="float">
            <text:p>2100.44</text:p>
          </table:table-cell>
          <table:table-cell office:value-type="float" office:value="1827.83" calcext:value-type="float">
            <text:p>1827.83</text:p>
          </table:table-cell>
          <table:table-cell office:value-type="float" office:value="1416.91" calcext:value-type="float">
            <text:p>1416.91</text:p>
          </table:table-cell>
          <table:table-cell office:value-type="float" office:value="1293.47" calcext:value-type="float">
            <text:p>1293.47</text:p>
          </table:table-cell>
          <table:table-cell table:number-columns-repeated="2"/>
          <table:table-cell table:formula="of:=AVERAGE([.A152:.E152])" office:value-type="float" office:value="2794.8" calcext:value-type="float">
            <text:p>2794.8</text:p>
          </table:table-cell>
          <table:table-cell table:formula="of:=AVERAGE([.G152:.K152])" office:value-type="float" office:value="1645.014" calcext:value-type="float">
            <text:p>1645.014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3022" calcext:value-type="float">
            <text:p>3022</text:p>
          </table:table-cell>
          <table:table-cell office:value-type="float" office:value="3467" calcext:value-type="float">
            <text:p>3467</text:p>
          </table:table-cell>
          <table:table-cell office:value-type="float" office:value="2322" calcext:value-type="float">
            <text:p>2322</text:p>
          </table:table-cell>
          <table:table-cell office:value-type="float" office:value="3280" calcext:value-type="float">
            <text:p>3280</text:p>
          </table:table-cell>
          <table:table-cell/>
          <table:table-cell office:value-type="float" office:value="1775.64" calcext:value-type="float">
            <text:p>1775.64</text:p>
          </table:table-cell>
          <table:table-cell office:value-type="float" office:value="1862.84" calcext:value-type="float">
            <text:p>1862.84</text:p>
          </table:table-cell>
          <table:table-cell office:value-type="float" office:value="1873.86" calcext:value-type="float">
            <text:p>1873.86</text:p>
          </table:table-cell>
          <table:table-cell office:value-type="float" office:value="1467.64" calcext:value-type="float">
            <text:p>1467.64</text:p>
          </table:table-cell>
          <table:table-cell office:value-type="float" office:value="1375.24" calcext:value-type="float">
            <text:p>1375.24</text:p>
          </table:table-cell>
          <table:table-cell table:number-columns-repeated="2"/>
          <table:table-cell table:formula="of:=AVERAGE([.A153:.E153])" office:value-type="float" office:value="2985.6" calcext:value-type="float">
            <text:p>2985.6</text:p>
          </table:table-cell>
          <table:table-cell table:formula="of:=AVERAGE([.G153:.K153])" office:value-type="float" office:value="1671.044" calcext:value-type="float">
            <text:p>1671.044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3217" calcext:value-type="float">
            <text:p>3217</text:p>
          </table:table-cell>
          <table:table-cell office:value-type="float" office:value="3202" calcext:value-type="float">
            <text:p>3202</text:p>
          </table:table-cell>
          <table:table-cell office:value-type="float" office:value="2252" calcext:value-type="float">
            <text:p>2252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float" office:value="1667.48" calcext:value-type="float">
            <text:p>1667.48</text:p>
          </table:table-cell>
          <table:table-cell office:value-type="float" office:value="2004.3" calcext:value-type="float">
            <text:p>2004.3</text:p>
          </table:table-cell>
          <table:table-cell office:value-type="float" office:value="1903.23" calcext:value-type="float">
            <text:p>1903.23</text:p>
          </table:table-cell>
          <table:table-cell office:value-type="float" office:value="1449.58" calcext:value-type="float">
            <text:p>1449.58</text:p>
          </table:table-cell>
          <table:table-cell office:value-type="float" office:value="1367.15" calcext:value-type="float">
            <text:p>1367.15</text:p>
          </table:table-cell>
          <table:table-cell table:number-columns-repeated="2"/>
          <table:table-cell table:formula="of:=AVERAGE([.A154:.E154])" office:value-type="float" office:value="2845" calcext:value-type="float">
            <text:p>2845</text:p>
          </table:table-cell>
          <table:table-cell table:formula="of:=AVERAGE([.G154:.K154])" office:value-type="float" office:value="1678.348" calcext:value-type="float">
            <text:p>1678.348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3067" calcext:value-type="float">
            <text:p>3067</text:p>
          </table:table-cell>
          <table:table-cell office:value-type="float" office:value="3212" calcext:value-type="float">
            <text:p>3212</text:p>
          </table:table-cell>
          <table:table-cell office:value-type="float" office:value="2422" calcext:value-type="float">
            <text:p>2422</text:p>
          </table:table-cell>
          <table:table-cell office:value-type="float" office:value="2617" calcext:value-type="float">
            <text:p>2617</text:p>
          </table:table-cell>
          <table:table-cell/>
          <table:table-cell office:value-type="float" office:value="1616.98" calcext:value-type="float">
            <text:p>1616.98</text:p>
          </table:table-cell>
          <table:table-cell office:value-type="float" office:value="1989.82" calcext:value-type="float">
            <text:p>1989.82</text:p>
          </table:table-cell>
          <table:table-cell office:value-type="float" office:value="1986.49" calcext:value-type="float">
            <text:p>1986.49</text:p>
          </table:table-cell>
          <table:table-cell office:value-type="float" office:value="1520.4" calcext:value-type="float">
            <text:p>1520.4</text:p>
          </table:table-cell>
          <table:table-cell office:value-type="float" office:value="1330.03" calcext:value-type="float">
            <text:p>1330.03</text:p>
          </table:table-cell>
          <table:table-cell table:number-columns-repeated="2"/>
          <table:table-cell table:formula="of:=AVERAGE([.A155:.E155])" office:value-type="float" office:value="2804.6" calcext:value-type="float">
            <text:p>2804.6</text:p>
          </table:table-cell>
          <table:table-cell table:formula="of:=AVERAGE([.G155:.K155])" office:value-type="float" office:value="1688.744" calcext:value-type="float">
            <text:p>1688.744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2992" calcext:value-type="float">
            <text:p>2992</text:p>
          </table:table-cell>
          <table:table-cell office:value-type="float" office:value="3471" calcext:value-type="float">
            <text:p>3471</text:p>
          </table:table-cell>
          <table:table-cell office:value-type="float" office:value="2237" calcext:value-type="float">
            <text:p>2237</text:p>
          </table:table-cell>
          <table:table-cell office:value-type="float" office:value="2547" calcext:value-type="float">
            <text:p>2547</text:p>
          </table:table-cell>
          <table:table-cell/>
          <table:table-cell office:value-type="float" office:value="1692.21" calcext:value-type="float">
            <text:p>1692.21</text:p>
          </table:table-cell>
          <table:table-cell office:value-type="float" office:value="1879.13" calcext:value-type="float">
            <text:p>1879.13</text:p>
          </table:table-cell>
          <table:table-cell office:value-type="float" office:value="1927.48" calcext:value-type="float">
            <text:p>1927.48</text:p>
          </table:table-cell>
          <table:table-cell office:value-type="float" office:value="1528.5" calcext:value-type="float">
            <text:p>1528.5</text:p>
          </table:table-cell>
          <table:table-cell office:value-type="float" office:value="1352.85" calcext:value-type="float">
            <text:p>1352.85</text:p>
          </table:table-cell>
          <table:table-cell table:number-columns-repeated="2"/>
          <table:table-cell table:formula="of:=AVERAGE([.A156:.E156])" office:value-type="float" office:value="2852.8" calcext:value-type="float">
            <text:p>2852.8</text:p>
          </table:table-cell>
          <table:table-cell table:formula="of:=AVERAGE([.G156:.K156])" office:value-type="float" office:value="1676.034" calcext:value-type="float">
            <text:p>1676.034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3029" calcext:value-type="float">
            <text:p>3029</text:p>
          </table:table-cell>
          <table:table-cell office:value-type="float" office:value="3571" calcext:value-type="float">
            <text:p>3571</text:p>
          </table:table-cell>
          <table:table-cell office:value-type="float" office:value="2312" calcext:value-type="float">
            <text:p>2312</text:p>
          </table:table-cell>
          <table:table-cell office:value-type="float" office:value="2487" calcext:value-type="float">
            <text:p>2487</text:p>
          </table:table-cell>
          <table:table-cell/>
          <table:table-cell office:value-type="float" office:value="1653.94" calcext:value-type="float">
            <text:p>1653.94</text:p>
          </table:table-cell>
          <table:table-cell office:value-type="float" office:value="1982.59" calcext:value-type="float">
            <text:p>1982.59</text:p>
          </table:table-cell>
          <table:table-cell office:value-type="float" office:value="1961.5" calcext:value-type="float">
            <text:p>1961.5</text:p>
          </table:table-cell>
          <table:table-cell office:value-type="float" office:value="1502.57" calcext:value-type="float">
            <text:p>1502.57</text:p>
          </table:table-cell>
          <table:table-cell office:value-type="float" office:value="1337.26" calcext:value-type="float">
            <text:p>1337.26</text:p>
          </table:table-cell>
          <table:table-cell table:number-columns-repeated="2"/>
          <table:table-cell table:formula="of:=AVERAGE([.A157:.E157])" office:value-type="float" office:value="2946.2" calcext:value-type="float">
            <text:p>2946.2</text:p>
          </table:table-cell>
          <table:table-cell table:formula="of:=AVERAGE([.G157:.K157])" office:value-type="float" office:value="1687.572" calcext:value-type="float">
            <text:p>1687.572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3022" calcext:value-type="float">
            <text:p>3022</text:p>
          </table:table-cell>
          <table:table-cell office:value-type="float" office:value="3232" calcext:value-type="float">
            <text:p>3232</text:p>
          </table:table-cell>
          <table:table-cell office:value-type="float" office:value="2081" calcext:value-type="float">
            <text:p>2081</text:p>
          </table:table-cell>
          <table:table-cell office:value-type="float" office:value="2507" calcext:value-type="float">
            <text:p>2507</text:p>
          </table:table-cell>
          <table:table-cell/>
          <table:table-cell office:value-type="float" office:value="1732.14" calcext:value-type="float">
            <text:p>1732.14</text:p>
          </table:table-cell>
          <table:table-cell office:value-type="float" office:value="1843.71" calcext:value-type="float">
            <text:p>1843.71</text:p>
          </table:table-cell>
          <table:table-cell office:value-type="float" office:value="2047.78" calcext:value-type="float">
            <text:p>2047.78</text:p>
          </table:table-cell>
          <table:table-cell office:value-type="float" office:value="1464.18" calcext:value-type="float">
            <text:p>1464.18</text:p>
          </table:table-cell>
          <table:table-cell office:value-type="float" office:value="1383.97" calcext:value-type="float">
            <text:p>1383.97</text:p>
          </table:table-cell>
          <table:table-cell table:number-columns-repeated="2"/>
          <table:table-cell table:formula="of:=AVERAGE([.A158:.E158])" office:value-type="float" office:value="2668.8" calcext:value-type="float">
            <text:p>2668.8</text:p>
          </table:table-cell>
          <table:table-cell table:formula="of:=AVERAGE([.G158:.K158])" office:value-type="float" office:value="1694.356" calcext:value-type="float">
            <text:p>1694.356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3102" calcext:value-type="float">
            <text:p>3102</text:p>
          </table:table-cell>
          <table:table-cell office:value-type="float" office:value="3277" calcext:value-type="float">
            <text:p>3277</text:p>
          </table:table-cell>
          <table:table-cell office:value-type="float" office:value="2237" calcext:value-type="float">
            <text:p>2237</text:p>
          </table:table-cell>
          <table:table-cell office:value-type="float" office:value="2598" calcext:value-type="float">
            <text:p>2598</text:p>
          </table:table-cell>
          <table:table-cell/>
          <table:table-cell office:value-type="float" office:value="1763.51" calcext:value-type="float">
            <text:p>1763.51</text:p>
          </table:table-cell>
          <table:table-cell office:value-type="float" office:value="1963.86" calcext:value-type="float">
            <text:p>1963.86</text:p>
          </table:table-cell>
          <table:table-cell office:value-type="float" office:value="1931.49" calcext:value-type="float">
            <text:p>1931.49</text:p>
          </table:table-cell>
          <table:table-cell office:value-type="float" office:value="1520.94" calcext:value-type="float">
            <text:p>1520.94</text:p>
          </table:table-cell>
          <table:table-cell office:value-type="float" office:value="1417.09" calcext:value-type="float">
            <text:p>1417.09</text:p>
          </table:table-cell>
          <table:table-cell table:number-columns-repeated="2"/>
          <table:table-cell table:formula="of:=AVERAGE([.A159:.E159])" office:value-type="float" office:value="2820.2" calcext:value-type="float">
            <text:p>2820.2</text:p>
          </table:table-cell>
          <table:table-cell table:formula="of:=AVERAGE([.G159:.K159])" office:value-type="float" office:value="1719.378" calcext:value-type="float">
            <text:p>1719.378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3147" calcext:value-type="float">
            <text:p>3147</text:p>
          </table:table-cell>
          <table:table-cell office:value-type="float" office:value="3237" calcext:value-type="float">
            <text:p>3237</text:p>
          </table:table-cell>
          <table:table-cell office:value-type="float" office:value="2252" calcext:value-type="float">
            <text:p>2252</text:p>
          </table:table-cell>
          <table:table-cell office:value-type="float" office:value="2427" calcext:value-type="float">
            <text:p>2427</text:p>
          </table:table-cell>
          <table:table-cell/>
          <table:table-cell office:value-type="float" office:value="1696.16" calcext:value-type="float">
            <text:p>1696.16</text:p>
          </table:table-cell>
          <table:table-cell office:value-type="float" office:value="1945.36" calcext:value-type="float">
            <text:p>1945.36</text:p>
          </table:table-cell>
          <table:table-cell office:value-type="float" office:value="2000.38" calcext:value-type="float">
            <text:p>2000.38</text:p>
          </table:table-cell>
          <table:table-cell office:value-type="float" office:value="1474.87" calcext:value-type="float">
            <text:p>1474.87</text:p>
          </table:table-cell>
          <table:table-cell office:value-type="float" office:value="1470.32" calcext:value-type="float">
            <text:p>1470.32</text:p>
          </table:table-cell>
          <table:table-cell table:number-columns-repeated="2"/>
          <table:table-cell table:formula="of:=AVERAGE([.A160:.E160])" office:value-type="float" office:value="2738" calcext:value-type="float">
            <text:p>2738</text:p>
          </table:table-cell>
          <table:table-cell table:formula="of:=AVERAGE([.G160:.K160])" office:value-type="float" office:value="1717.418" calcext:value-type="float">
            <text:p>1717.418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3102" calcext:value-type="float">
            <text:p>3102</text:p>
          </table:table-cell>
          <table:table-cell office:value-type="float" office:value="3512" calcext:value-type="float">
            <text:p>3512</text:p>
          </table:table-cell>
          <table:table-cell office:value-type="float" office:value="2327" calcext:value-type="float">
            <text:p>2327</text:p>
          </table:table-cell>
          <table:table-cell office:value-type="float" office:value="2982" calcext:value-type="float">
            <text:p>2982</text:p>
          </table:table-cell>
          <table:table-cell/>
          <table:table-cell office:value-type="float" office:value="1767.05" calcext:value-type="float">
            <text:p>1767.05</text:p>
          </table:table-cell>
          <table:table-cell office:value-type="float" office:value="1969.87" calcext:value-type="float">
            <text:p>1969.87</text:p>
          </table:table-cell>
          <table:table-cell office:value-type="float" office:value="2026.73" calcext:value-type="float">
            <text:p>2026.73</text:p>
          </table:table-cell>
          <table:table-cell office:value-type="float" office:value="1470.79" calcext:value-type="float">
            <text:p>1470.79</text:p>
          </table:table-cell>
          <table:table-cell office:value-type="float" office:value="1468.67" calcext:value-type="float">
            <text:p>1468.67</text:p>
          </table:table-cell>
          <table:table-cell table:number-columns-repeated="2"/>
          <table:table-cell table:formula="of:=AVERAGE([.A161:.E161])" office:value-type="float" office:value="2936" calcext:value-type="float">
            <text:p>2936</text:p>
          </table:table-cell>
          <table:table-cell table:formula="of:=AVERAGE([.G161:.K161])" office:value-type="float" office:value="1740.622" calcext:value-type="float">
            <text:p>1740.622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2937" calcext:value-type="float">
            <text:p>2937</text:p>
          </table:table-cell>
          <table:table-cell office:value-type="float" office:value="3147" calcext:value-type="float">
            <text:p>3147</text:p>
          </table:table-cell>
          <table:table-cell office:value-type="float" office:value="2392" calcext:value-type="float">
            <text:p>2392</text:p>
          </table:table-cell>
          <table:table-cell office:value-type="float" office:value="2532" calcext:value-type="float">
            <text:p>2532</text:p>
          </table:table-cell>
          <table:table-cell/>
          <table:table-cell office:value-type="float" office:value="1740.43" calcext:value-type="float">
            <text:p>1740.43</text:p>
          </table:table-cell>
          <table:table-cell office:value-type="float" office:value="2025.5" calcext:value-type="float">
            <text:p>2025.5</text:p>
          </table:table-cell>
          <table:table-cell office:value-type="float" office:value="1965.07" calcext:value-type="float">
            <text:p>1965.07</text:p>
          </table:table-cell>
          <table:table-cell office:value-type="float" office:value="1549.34" calcext:value-type="float">
            <text:p>1549.34</text:p>
          </table:table-cell>
          <table:table-cell office:value-type="float" office:value="1531.91" calcext:value-type="float">
            <text:p>1531.91</text:p>
          </table:table-cell>
          <table:table-cell table:number-columns-repeated="2"/>
          <table:table-cell table:formula="of:=AVERAGE([.A162:.E162])" office:value-type="float" office:value="2767" calcext:value-type="float">
            <text:p>2767</text:p>
          </table:table-cell>
          <table:table-cell table:formula="of:=AVERAGE([.G162:.K162])" office:value-type="float" office:value="1762.45" calcext:value-type="float">
            <text:p>1762.45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3082" calcext:value-type="float">
            <text:p>3082</text:p>
          </table:table-cell>
          <table:table-cell office:value-type="float" office:value="3382" calcext:value-type="float">
            <text:p>3382</text:p>
          </table:table-cell>
          <table:table-cell office:value-type="float" office:value="2352" calcext:value-type="float">
            <text:p>2352</text:p>
          </table:table-cell>
          <table:table-cell office:value-type="float" office:value="2464" calcext:value-type="float">
            <text:p>2464</text:p>
          </table:table-cell>
          <table:table-cell/>
          <table:table-cell office:value-type="float" office:value="1756.1" calcext:value-type="float">
            <text:p>1756.1</text:p>
          </table:table-cell>
          <table:table-cell office:value-type="float" office:value="1984.65" calcext:value-type="float">
            <text:p>1984.65</text:p>
          </table:table-cell>
          <table:table-cell office:value-type="float" office:value="2079.82" calcext:value-type="float">
            <text:p>2079.82</text:p>
          </table:table-cell>
          <table:table-cell office:value-type="float" office:value="1478.08" calcext:value-type="float">
            <text:p>1478.08</text:p>
          </table:table-cell>
          <table:table-cell office:value-type="float" office:value="1521.82" calcext:value-type="float">
            <text:p>1521.82</text:p>
          </table:table-cell>
          <table:table-cell table:number-columns-repeated="2"/>
          <table:table-cell table:formula="of:=AVERAGE([.A163:.E163])" office:value-type="float" office:value="2834.4" calcext:value-type="float">
            <text:p>2834.4</text:p>
          </table:table-cell>
          <table:table-cell table:formula="of:=AVERAGE([.G163:.K163])" office:value-type="float" office:value="1764.094" calcext:value-type="float">
            <text:p>1764.094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3187" calcext:value-type="float">
            <text:p>3187</text:p>
          </table:table-cell>
          <table:table-cell office:value-type="float" office:value="3418" calcext:value-type="float">
            <text:p>3418</text:p>
          </table:table-cell>
          <table:table-cell office:value-type="float" office:value="2427" calcext:value-type="float">
            <text:p>2427</text:p>
          </table:table-cell>
          <table:table-cell office:value-type="float" office:value="2842" calcext:value-type="float">
            <text:p>2842</text:p>
          </table:table-cell>
          <table:table-cell/>
          <table:table-cell office:value-type="float" office:value="1749.12" calcext:value-type="float">
            <text:p>1749.12</text:p>
          </table:table-cell>
          <table:table-cell office:value-type="float" office:value="2038.71" calcext:value-type="float">
            <text:p>2038.71</text:p>
          </table:table-cell>
          <table:table-cell office:value-type="float" office:value="1951.73" calcext:value-type="float">
            <text:p>1951.73</text:p>
          </table:table-cell>
          <table:table-cell office:value-type="float" office:value="1421.53" calcext:value-type="float">
            <text:p>1421.53</text:p>
          </table:table-cell>
          <table:table-cell office:value-type="float" office:value="1453.17" calcext:value-type="float">
            <text:p>1453.17</text:p>
          </table:table-cell>
          <table:table-cell table:number-columns-repeated="2"/>
          <table:table-cell table:formula="of:=AVERAGE([.A164:.E164])" office:value-type="float" office:value="2911.2" calcext:value-type="float">
            <text:p>2911.2</text:p>
          </table:table-cell>
          <table:table-cell table:formula="of:=AVERAGE([.G164:.K164])" office:value-type="float" office:value="1722.852" calcext:value-type="float">
            <text:p>1722.852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3062" calcext:value-type="float">
            <text:p>3062</text:p>
          </table:table-cell>
          <table:table-cell office:value-type="float" office:value="3252" calcext:value-type="float">
            <text:p>3252</text:p>
          </table:table-cell>
          <table:table-cell office:value-type="float" office:value="2262" calcext:value-type="float">
            <text:p>2262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float" office:value="1733.11" calcext:value-type="float">
            <text:p>1733.11</text:p>
          </table:table-cell>
          <table:table-cell office:value-type="float" office:value="1946.93" calcext:value-type="float">
            <text:p>1946.93</text:p>
          </table:table-cell>
          <table:table-cell office:value-type="float" office:value="1969.12" calcext:value-type="float">
            <text:p>1969.12</text:p>
          </table:table-cell>
          <table:table-cell office:value-type="float" office:value="1430.36" calcext:value-type="float">
            <text:p>1430.36</text:p>
          </table:table-cell>
          <table:table-cell office:value-type="float" office:value="1440.31" calcext:value-type="float">
            <text:p>1440.31</text:p>
          </table:table-cell>
          <table:table-cell table:number-columns-repeated="2"/>
          <table:table-cell table:formula="of:=AVERAGE([.A165:.E165])" office:value-type="float" office:value="2802.6" calcext:value-type="float">
            <text:p>2802.6</text:p>
          </table:table-cell>
          <table:table-cell table:formula="of:=AVERAGE([.G165:.K165])" office:value-type="float" office:value="1703.966" calcext:value-type="float">
            <text:p>1703.966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2997" calcext:value-type="float">
            <text:p>2997</text:p>
          </table:table-cell>
          <table:table-cell office:value-type="float" office:value="3142" calcext:value-type="float">
            <text:p>3142</text:p>
          </table:table-cell>
          <table:table-cell office:value-type="float" office:value="2261" calcext:value-type="float">
            <text:p>2261</text:p>
          </table:table-cell>
          <table:table-cell office:value-type="float" office:value="2559" calcext:value-type="float">
            <text:p>2559</text:p>
          </table:table-cell>
          <table:table-cell/>
          <table:table-cell office:value-type="float" office:value="1695.02" calcext:value-type="float">
            <text:p>1695.02</text:p>
          </table:table-cell>
          <table:table-cell office:value-type="float" office:value="1877.64" calcext:value-type="float">
            <text:p>1877.64</text:p>
          </table:table-cell>
          <table:table-cell office:value-type="float" office:value="1959.37" calcext:value-type="float">
            <text:p>1959.37</text:p>
          </table:table-cell>
          <table:table-cell office:value-type="float" office:value="1517.14" calcext:value-type="float">
            <text:p>1517.14</text:p>
          </table:table-cell>
          <table:table-cell office:value-type="float" office:value="1462.24" calcext:value-type="float">
            <text:p>1462.24</text:p>
          </table:table-cell>
          <table:table-cell table:number-columns-repeated="2"/>
          <table:table-cell table:formula="of:=AVERAGE([.A166:.E166])" office:value-type="float" office:value="2749.2" calcext:value-type="float">
            <text:p>2749.2</text:p>
          </table:table-cell>
          <table:table-cell table:formula="of:=AVERAGE([.G166:.K166])" office:value-type="float" office:value="1702.282" calcext:value-type="float">
            <text:p>1702.282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047" calcext:value-type="float">
            <text:p>3047</text:p>
          </table:table-cell>
          <table:table-cell office:value-type="float" office:value="3345" calcext:value-type="float">
            <text:p>3345</text:p>
          </table:table-cell>
          <table:table-cell office:value-type="float" office:value="2262" calcext:value-type="float">
            <text:p>2262</text:p>
          </table:table-cell>
          <table:table-cell office:value-type="float" office:value="2527" calcext:value-type="float">
            <text:p>2527</text:p>
          </table:table-cell>
          <table:table-cell/>
          <table:table-cell office:value-type="float" office:value="1649.77" calcext:value-type="float">
            <text:p>1649.77</text:p>
          </table:table-cell>
          <table:table-cell office:value-type="float" office:value="1980.41" calcext:value-type="float">
            <text:p>1980.41</text:p>
          </table:table-cell>
          <table:table-cell office:value-type="float" office:value="1982.44" calcext:value-type="float">
            <text:p>1982.44</text:p>
          </table:table-cell>
          <table:table-cell office:value-type="float" office:value="1528.09" calcext:value-type="float">
            <text:p>1528.09</text:p>
          </table:table-cell>
          <table:table-cell office:value-type="float" office:value="1504.12" calcext:value-type="float">
            <text:p>1504.12</text:p>
          </table:table-cell>
          <table:table-cell table:number-columns-repeated="2"/>
          <table:table-cell table:formula="of:=AVERAGE([.A167:.E167])" office:value-type="float" office:value="2754.6" calcext:value-type="float">
            <text:p>2754.6</text:p>
          </table:table-cell>
          <table:table-cell table:formula="of:=AVERAGE([.G167:.K167])" office:value-type="float" office:value="1728.966" calcext:value-type="float">
            <text:p>1728.966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3082" calcext:value-type="float">
            <text:p>3082</text:p>
          </table:table-cell>
          <table:table-cell office:value-type="float" office:value="3197" calcext:value-type="float">
            <text:p>3197</text:p>
          </table:table-cell>
          <table:table-cell office:value-type="float" office:value="2287" calcext:value-type="float">
            <text:p>2287</text:p>
          </table:table-cell>
          <table:table-cell office:value-type="float" office:value="2446" calcext:value-type="float">
            <text:p>2446</text:p>
          </table:table-cell>
          <table:table-cell/>
          <table:table-cell office:value-type="float" office:value="1700.69" calcext:value-type="float">
            <text:p>1700.69</text:p>
          </table:table-cell>
          <table:table-cell office:value-type="float" office:value="2029.79" calcext:value-type="float">
            <text:p>2029.79</text:p>
          </table:table-cell>
          <table:table-cell office:value-type="float" office:value="1853.59" calcext:value-type="float">
            <text:p>1853.59</text:p>
          </table:table-cell>
          <table:table-cell office:value-type="float" office:value="1510.12" calcext:value-type="float">
            <text:p>1510.12</text:p>
          </table:table-cell>
          <table:table-cell office:value-type="float" office:value="1349.1" calcext:value-type="float">
            <text:p>1349.1</text:p>
          </table:table-cell>
          <table:table-cell table:number-columns-repeated="2"/>
          <table:table-cell table:formula="of:=AVERAGE([.A168:.E168])" office:value-type="float" office:value="2750.8" calcext:value-type="float">
            <text:p>2750.8</text:p>
          </table:table-cell>
          <table:table-cell table:formula="of:=AVERAGE([.G168:.K168])" office:value-type="float" office:value="1688.658" calcext:value-type="float">
            <text:p>1688.658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3055" calcext:value-type="float">
            <text:p>3055</text:p>
          </table:table-cell>
          <table:table-cell office:value-type="float" office:value="3107" calcext:value-type="float">
            <text:p>3107</text:p>
          </table:table-cell>
          <table:table-cell office:value-type="float" office:value="2357" calcext:value-type="float">
            <text:p>2357</text:p>
          </table:table-cell>
          <table:table-cell office:value-type="float" office:value="2742" calcext:value-type="float">
            <text:p>2742</text:p>
          </table:table-cell>
          <table:table-cell/>
          <table:table-cell office:value-type="float" office:value="1770.29" calcext:value-type="float">
            <text:p>1770.29</text:p>
          </table:table-cell>
          <table:table-cell office:value-type="float" office:value="1922.1" calcext:value-type="float">
            <text:p>1922.1</text:p>
          </table:table-cell>
          <table:table-cell office:value-type="float" office:value="1971.49" calcext:value-type="float">
            <text:p>1971.49</text:p>
          </table:table-cell>
          <table:table-cell office:value-type="float" office:value="1496.84" calcext:value-type="float">
            <text:p>1496.84</text:p>
          </table:table-cell>
          <table:table-cell office:value-type="float" office:value="1457.02" calcext:value-type="float">
            <text:p>1457.02</text:p>
          </table:table-cell>
          <table:table-cell table:number-columns-repeated="2"/>
          <table:table-cell table:formula="of:=AVERAGE([.A169:.E169])" office:value-type="float" office:value="2718.6" calcext:value-type="float">
            <text:p>2718.6</text:p>
          </table:table-cell>
          <table:table-cell table:formula="of:=AVERAGE([.G169:.K169])" office:value-type="float" office:value="1723.548" calcext:value-type="float">
            <text:p>1723.548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3014" calcext:value-type="float">
            <text:p>3014</text:p>
          </table:table-cell>
          <table:table-cell office:value-type="float" office:value="3247" calcext:value-type="float">
            <text:p>3247</text:p>
          </table:table-cell>
          <table:table-cell office:value-type="float" office:value="2422" calcext:value-type="float">
            <text:p>2422</text:p>
          </table:table-cell>
          <table:table-cell office:value-type="float" office:value="2662" calcext:value-type="float">
            <text:p>2662</text:p>
          </table:table-cell>
          <table:table-cell/>
          <table:table-cell office:value-type="float" office:value="1801.9" calcext:value-type="float">
            <text:p>1801.9</text:p>
          </table:table-cell>
          <table:table-cell office:value-type="float" office:value="1934.3" calcext:value-type="float">
            <text:p>1934.3</text:p>
          </table:table-cell>
          <table:table-cell office:value-type="float" office:value="1908.65" calcext:value-type="float">
            <text:p>1908.65</text:p>
          </table:table-cell>
          <table:table-cell office:value-type="float" office:value="1530.99" calcext:value-type="float">
            <text:p>1530.99</text:p>
          </table:table-cell>
          <table:table-cell office:value-type="float" office:value="1470.11" calcext:value-type="float">
            <text:p>1470.11</text:p>
          </table:table-cell>
          <table:table-cell table:number-columns-repeated="2"/>
          <table:table-cell table:formula="of:=AVERAGE([.A170:.E170])" office:value-type="float" office:value="2776" calcext:value-type="float">
            <text:p>2776</text:p>
          </table:table-cell>
          <table:table-cell table:formula="of:=AVERAGE([.G170:.K170])" office:value-type="float" office:value="1729.19" calcext:value-type="float">
            <text:p>1729.19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3037" calcext:value-type="float">
            <text:p>3037</text:p>
          </table:table-cell>
          <table:table-cell office:value-type="float" office:value="3317" calcext:value-type="float">
            <text:p>3317</text:p>
          </table:table-cell>
          <table:table-cell office:value-type="float" office:value="2232" calcext:value-type="float">
            <text:p>2232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703.74" calcext:value-type="float">
            <text:p>1703.74</text:p>
          </table:table-cell>
          <table:table-cell office:value-type="float" office:value="1927.39" calcext:value-type="float">
            <text:p>1927.39</text:p>
          </table:table-cell>
          <table:table-cell office:value-type="float" office:value="1959.19" calcext:value-type="float">
            <text:p>1959.19</text:p>
          </table:table-cell>
          <table:table-cell office:value-type="float" office:value="1500.67" calcext:value-type="float">
            <text:p>1500.67</text:p>
          </table:table-cell>
          <table:table-cell office:value-type="float" office:value="1473.81" calcext:value-type="float">
            <text:p>1473.81</text:p>
          </table:table-cell>
          <table:table-cell table:number-columns-repeated="2"/>
          <table:table-cell table:formula="of:=AVERAGE([.A171:.E171])" office:value-type="float" office:value="2809.6" calcext:value-type="float">
            <text:p>2809.6</text:p>
          </table:table-cell>
          <table:table-cell table:formula="of:=AVERAGE([.G171:.K171])" office:value-type="float" office:value="1712.96" calcext:value-type="float">
            <text:p>1712.96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3016" calcext:value-type="float">
            <text:p>3016</text:p>
          </table:table-cell>
          <table:table-cell office:value-type="float" office:value="3487" calcext:value-type="float">
            <text:p>3487</text:p>
          </table:table-cell>
          <table:table-cell office:value-type="float" office:value="2357" calcext:value-type="float">
            <text:p>2357</text:p>
          </table:table-cell>
          <table:table-cell office:value-type="float" office:value="2916" calcext:value-type="float">
            <text:p>2916</text:p>
          </table:table-cell>
          <table:table-cell/>
          <table:table-cell office:value-type="float" office:value="1741.16" calcext:value-type="float">
            <text:p>1741.16</text:p>
          </table:table-cell>
          <table:table-cell office:value-type="float" office:value="1957.07" calcext:value-type="float">
            <text:p>1957.07</text:p>
          </table:table-cell>
          <table:table-cell office:value-type="float" office:value="2105.58" calcext:value-type="float">
            <text:p>2105.58</text:p>
          </table:table-cell>
          <table:table-cell office:value-type="float" office:value="1536.48" calcext:value-type="float">
            <text:p>1536.48</text:p>
          </table:table-cell>
          <table:table-cell office:value-type="float" office:value="1498.17" calcext:value-type="float">
            <text:p>1498.17</text:p>
          </table:table-cell>
          <table:table-cell table:number-columns-repeated="2"/>
          <table:table-cell table:formula="of:=AVERAGE([.A172:.E172])" office:value-type="float" office:value="2905.6" calcext:value-type="float">
            <text:p>2905.6</text:p>
          </table:table-cell>
          <table:table-cell table:formula="of:=AVERAGE([.G172:.K172])" office:value-type="float" office:value="1767.692" calcext:value-type="float">
            <text:p>1767.692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877" calcext:value-type="float">
            <text:p>2877</text:p>
          </table:table-cell>
          <table:table-cell office:value-type="float" office:value="3282" calcext:value-type="float">
            <text:p>3282</text:p>
          </table:table-cell>
          <table:table-cell office:value-type="float" office:value="2287" calcext:value-type="float">
            <text:p>2287</text:p>
          </table:table-cell>
          <table:table-cell office:value-type="float" office:value="2412" calcext:value-type="float">
            <text:p>2412</text:p>
          </table:table-cell>
          <table:table-cell/>
          <table:table-cell office:value-type="float" office:value="1832.38" calcext:value-type="float">
            <text:p>1832.38</text:p>
          </table:table-cell>
          <table:table-cell office:value-type="float" office:value="1916.63" calcext:value-type="float">
            <text:p>1916.63</text:p>
          </table:table-cell>
          <table:table-cell office:value-type="float" office:value="2072.46" calcext:value-type="float">
            <text:p>2072.46</text:p>
          </table:table-cell>
          <table:table-cell office:value-type="float" office:value="1554.65" calcext:value-type="float">
            <text:p>1554.65</text:p>
          </table:table-cell>
          <table:table-cell office:value-type="float" office:value="1421.24" calcext:value-type="float">
            <text:p>1421.24</text:p>
          </table:table-cell>
          <table:table-cell table:number-columns-repeated="2"/>
          <table:table-cell table:formula="of:=AVERAGE([.A173:.E173])" office:value-type="float" office:value="2722" calcext:value-type="float">
            <text:p>2722</text:p>
          </table:table-cell>
          <table:table-cell table:formula="of:=AVERAGE([.G173:.K173])" office:value-type="float" office:value="1759.472" calcext:value-type="float">
            <text:p>1759.472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3182" calcext:value-type="float">
            <text:p>3182</text:p>
          </table:table-cell>
          <table:table-cell office:value-type="float" office:value="3327" calcext:value-type="float">
            <text:p>3327</text:p>
          </table:table-cell>
          <table:table-cell office:value-type="float" office:value="2337" calcext:value-type="float">
            <text:p>2337</text:p>
          </table:table-cell>
          <table:table-cell office:value-type="float" office:value="2423" calcext:value-type="float">
            <text:p>2423</text:p>
          </table:table-cell>
          <table:table-cell/>
          <table:table-cell office:value-type="float" office:value="1826.44" calcext:value-type="float">
            <text:p>1826.44</text:p>
          </table:table-cell>
          <table:table-cell office:value-type="float" office:value="1932.58" calcext:value-type="float">
            <text:p>1932.58</text:p>
          </table:table-cell>
          <table:table-cell office:value-type="float" office:value="2036.11" calcext:value-type="float">
            <text:p>2036.11</text:p>
          </table:table-cell>
          <table:table-cell office:value-type="float" office:value="1544.2" calcext:value-type="float">
            <text:p>1544.2</text:p>
          </table:table-cell>
          <table:table-cell office:value-type="float" office:value="1409.69" calcext:value-type="float">
            <text:p>1409.69</text:p>
          </table:table-cell>
          <table:table-cell table:number-columns-repeated="2"/>
          <table:table-cell table:formula="of:=AVERAGE([.A174:.E174])" office:value-type="float" office:value="2784.2" calcext:value-type="float">
            <text:p>2784.2</text:p>
          </table:table-cell>
          <table:table-cell table:formula="of:=AVERAGE([.G174:.K174])" office:value-type="float" office:value="1749.804" calcext:value-type="float">
            <text:p>1749.804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952" calcext:value-type="float">
            <text:p>2952</text:p>
          </table:table-cell>
          <table:table-cell office:value-type="float" office:value="3356" calcext:value-type="float">
            <text:p>3356</text:p>
          </table:table-cell>
          <table:table-cell office:value-type="float" office:value="2522" calcext:value-type="float">
            <text:p>2522</text:p>
          </table:table-cell>
          <table:table-cell office:value-type="float" office:value="3012" calcext:value-type="float">
            <text:p>3012</text:p>
          </table:table-cell>
          <table:table-cell/>
          <table:table-cell office:value-type="float" office:value="1697.58" calcext:value-type="float">
            <text:p>1697.58</text:p>
          </table:table-cell>
          <table:table-cell office:value-type="float" office:value="1881.76" calcext:value-type="float">
            <text:p>1881.76</text:p>
          </table:table-cell>
          <table:table-cell office:value-type="float" office:value="2138.7" calcext:value-type="float">
            <text:p>2138.7</text:p>
          </table:table-cell>
          <table:table-cell office:value-type="float" office:value="1541.69" calcext:value-type="float">
            <text:p>1541.69</text:p>
          </table:table-cell>
          <table:table-cell office:value-type="float" office:value="1409.87" calcext:value-type="float">
            <text:p>1409.87</text:p>
          </table:table-cell>
          <table:table-cell table:number-columns-repeated="2"/>
          <table:table-cell table:formula="of:=AVERAGE([.A175:.E175])" office:value-type="float" office:value="2917.8" calcext:value-type="float">
            <text:p>2917.8</text:p>
          </table:table-cell>
          <table:table-cell table:formula="of:=AVERAGE([.G175:.K175])" office:value-type="float" office:value="1733.92" calcext:value-type="float">
            <text:p>1733.92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3072" calcext:value-type="float">
            <text:p>3072</text:p>
          </table:table-cell>
          <table:table-cell office:value-type="float" office:value="3442" calcext:value-type="float">
            <text:p>3442</text:p>
          </table:table-cell>
          <table:table-cell office:value-type="float" office:value="2327" calcext:value-type="float">
            <text:p>2327</text:p>
          </table:table-cell>
          <table:table-cell office:value-type="float" office:value="2537" calcext:value-type="float">
            <text:p>2537</text:p>
          </table:table-cell>
          <table:table-cell/>
          <table:table-cell office:value-type="float" office:value="1742.05" calcext:value-type="float">
            <text:p>1742.05</text:p>
          </table:table-cell>
          <table:table-cell office:value-type="float" office:value="2020.31" calcext:value-type="float">
            <text:p>2020.31</text:p>
          </table:table-cell>
          <table:table-cell office:value-type="float" office:value="2075.13" calcext:value-type="float">
            <text:p>2075.13</text:p>
          </table:table-cell>
          <table:table-cell office:value-type="float" office:value="1444.04" calcext:value-type="float">
            <text:p>1444.04</text:p>
          </table:table-cell>
          <table:table-cell office:value-type="float" office:value="1390.31" calcext:value-type="float">
            <text:p>1390.31</text:p>
          </table:table-cell>
          <table:table-cell table:number-columns-repeated="2"/>
          <table:table-cell table:formula="of:=AVERAGE([.A176:.E176])" office:value-type="float" office:value="2789" calcext:value-type="float">
            <text:p>2789</text:p>
          </table:table-cell>
          <table:table-cell table:formula="of:=AVERAGE([.G176:.K176])" office:value-type="float" office:value="1734.368" calcext:value-type="float">
            <text:p>1734.368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3122" calcext:value-type="float">
            <text:p>3122</text:p>
          </table:table-cell>
          <table:table-cell office:value-type="float" office:value="3507" calcext:value-type="float">
            <text:p>3507</text:p>
          </table:table-cell>
          <table:table-cell office:value-type="float" office:value="2177" calcext:value-type="float">
            <text:p>2177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float" office:value="1809.58" calcext:value-type="float">
            <text:p>1809.58</text:p>
          </table:table-cell>
          <table:table-cell office:value-type="float" office:value="1997.89" calcext:value-type="float">
            <text:p>1997.89</text:p>
          </table:table-cell>
          <table:table-cell office:value-type="float" office:value="2077.97" calcext:value-type="float">
            <text:p>2077.97</text:p>
          </table:table-cell>
          <table:table-cell office:value-type="float" office:value="1485.46" calcext:value-type="float">
            <text:p>1485.46</text:p>
          </table:table-cell>
          <table:table-cell office:value-type="float" office:value="1341.35" calcext:value-type="float">
            <text:p>1341.35</text:p>
          </table:table-cell>
          <table:table-cell table:number-columns-repeated="2"/>
          <table:table-cell table:formula="of:=AVERAGE([.A177:.E177])" office:value-type="float" office:value="2833.6" calcext:value-type="float">
            <text:p>2833.6</text:p>
          </table:table-cell>
          <table:table-cell table:formula="of:=AVERAGE([.G177:.K177])" office:value-type="float" office:value="1742.45" calcext:value-type="float">
            <text:p>1742.45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3147" calcext:value-type="float">
            <text:p>3147</text:p>
          </table:table-cell>
          <table:table-cell office:value-type="float" office:value="3387" calcext:value-type="float">
            <text:p>3387</text:p>
          </table:table-cell>
          <table:table-cell office:value-type="float" office:value="2302" calcext:value-type="float">
            <text:p>2302</text:p>
          </table:table-cell>
          <table:table-cell office:value-type="float" office:value="2932" calcext:value-type="float">
            <text:p>2932</text:p>
          </table:table-cell>
          <table:table-cell/>
          <table:table-cell office:value-type="float" office:value="1771.62" calcext:value-type="float">
            <text:p>1771.62</text:p>
          </table:table-cell>
          <table:table-cell office:value-type="float" office:value="1906.86" calcext:value-type="float">
            <text:p>1906.86</text:p>
          </table:table-cell>
          <table:table-cell office:value-type="float" office:value="2044.8" calcext:value-type="float">
            <text:p>2044.8</text:p>
          </table:table-cell>
          <table:table-cell office:value-type="float" office:value="1464.62" calcext:value-type="float">
            <text:p>1464.62</text:p>
          </table:table-cell>
          <table:table-cell office:value-type="float" office:value="1416.6" calcext:value-type="float">
            <text:p>1416.6</text:p>
          </table:table-cell>
          <table:table-cell table:number-columns-repeated="2"/>
          <table:table-cell table:formula="of:=AVERAGE([.A178:.E178])" office:value-type="float" office:value="2888" calcext:value-type="float">
            <text:p>2888</text:p>
          </table:table-cell>
          <table:table-cell table:formula="of:=AVERAGE([.G178:.K178])" office:value-type="float" office:value="1720.9" calcext:value-type="float">
            <text:p>1720.9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3362" calcext:value-type="float">
            <text:p>3362</text:p>
          </table:table-cell>
          <table:table-cell office:value-type="float" office:value="3472" calcext:value-type="float">
            <text:p>3472</text:p>
          </table:table-cell>
          <table:table-cell office:value-type="float" office:value="2367" calcext:value-type="float">
            <text:p>2367</text:p>
          </table:table-cell>
          <table:table-cell office:value-type="float" office:value="2829" calcext:value-type="float">
            <text:p>2829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2039.6" calcext:value-type="float">
            <text:p>2039.6</text:p>
          </table:table-cell>
          <table:table-cell office:value-type="float" office:value="1982.02" calcext:value-type="float">
            <text:p>1982.02</text:p>
          </table:table-cell>
          <table:table-cell office:value-type="float" office:value="1519.74" calcext:value-type="float">
            <text:p>1519.74</text:p>
          </table:table-cell>
          <table:table-cell office:value-type="float" office:value="1411.08" calcext:value-type="float">
            <text:p>1411.08</text:p>
          </table:table-cell>
          <table:table-cell table:number-columns-repeated="2"/>
          <table:table-cell table:formula="of:=AVERAGE([.A179:.E179])" office:value-type="float" office:value="2911.4" calcext:value-type="float">
            <text:p>2911.4</text:p>
          </table:table-cell>
          <table:table-cell table:formula="of:=AVERAGE([.G179:.K179])" office:value-type="float" office:value="1740.488" calcext:value-type="float">
            <text:p>1740.488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3080" calcext:value-type="float">
            <text:p>3080</text:p>
          </table:table-cell>
          <table:table-cell office:value-type="float" office:value="3541" calcext:value-type="float">
            <text:p>3541</text:p>
          </table:table-cell>
          <table:table-cell office:value-type="float" office:value="2267" calcext:value-type="float">
            <text:p>2267</text:p>
          </table:table-cell>
          <table:table-cell office:value-type="float" office:value="2341" calcext:value-type="float">
            <text:p>2341</text:p>
          </table:table-cell>
          <table:table-cell/>
          <table:table-cell office:value-type="float" office:value="1742.42" calcext:value-type="float">
            <text:p>1742.42</text:p>
          </table:table-cell>
          <table:table-cell office:value-type="float" office:value="1978.06" calcext:value-type="float">
            <text:p>1978.06</text:p>
          </table:table-cell>
          <table:table-cell office:value-type="float" office:value="1945.89" calcext:value-type="float">
            <text:p>1945.89</text:p>
          </table:table-cell>
          <table:table-cell office:value-type="float" office:value="1515.61" calcext:value-type="float">
            <text:p>1515.61</text:p>
          </table:table-cell>
          <table:table-cell office:value-type="float" office:value="1459.59" calcext:value-type="float">
            <text:p>1459.59</text:p>
          </table:table-cell>
          <table:table-cell table:number-columns-repeated="2"/>
          <table:table-cell table:formula="of:=AVERAGE([.A180:.E180])" office:value-type="float" office:value="2820.2" calcext:value-type="float">
            <text:p>2820.2</text:p>
          </table:table-cell>
          <table:table-cell table:formula="of:=AVERAGE([.G180:.K180])" office:value-type="float" office:value="1728.314" calcext:value-type="float">
            <text:p>1728.314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267" calcext:value-type="float">
            <text:p>3267</text:p>
          </table:table-cell>
          <table:table-cell office:value-type="float" office:value="3282" calcext:value-type="float">
            <text:p>3282</text:p>
          </table:table-cell>
          <table:table-cell office:value-type="float" office:value="2233" calcext:value-type="float">
            <text:p>2233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float" office:value="1812.15" calcext:value-type="float">
            <text:p>1812.15</text:p>
          </table:table-cell>
          <table:table-cell office:value-type="float" office:value="1979.55" calcext:value-type="float">
            <text:p>1979.55</text:p>
          </table:table-cell>
          <table:table-cell office:value-type="float" office:value="2086.07" calcext:value-type="float">
            <text:p>2086.07</text:p>
          </table:table-cell>
          <table:table-cell office:value-type="float" office:value="1435.46" calcext:value-type="float">
            <text:p>1435.46</text:p>
          </table:table-cell>
          <table:table-cell office:value-type="float" office:value="1485.06" calcext:value-type="float">
            <text:p>1485.06</text:p>
          </table:table-cell>
          <table:table-cell table:number-columns-repeated="2"/>
          <table:table-cell table:formula="of:=AVERAGE([.A181:.E181])" office:value-type="float" office:value="2804.6" calcext:value-type="float">
            <text:p>2804.6</text:p>
          </table:table-cell>
          <table:table-cell table:formula="of:=AVERAGE([.G181:.K181])" office:value-type="float" office:value="1759.658" calcext:value-type="float">
            <text:p>1759.658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3267" calcext:value-type="float">
            <text:p>3267</text:p>
          </table:table-cell>
          <table:table-cell office:value-type="float" office:value="3382" calcext:value-type="float">
            <text:p>3382</text:p>
          </table:table-cell>
          <table:table-cell office:value-type="float" office:value="2337" calcext:value-type="float">
            <text:p>2337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float" office:value="1830.9" calcext:value-type="float">
            <text:p>1830.9</text:p>
          </table:table-cell>
          <table:table-cell office:value-type="float" office:value="2052.33" calcext:value-type="float">
            <text:p>2052.33</text:p>
          </table:table-cell>
          <table:table-cell office:value-type="float" office:value="2052.2" calcext:value-type="float">
            <text:p>2052.2</text:p>
          </table:table-cell>
          <table:table-cell office:value-type="float" office:value="1450.6" calcext:value-type="float">
            <text:p>1450.6</text:p>
          </table:table-cell>
          <table:table-cell office:value-type="float" office:value="1412.12" calcext:value-type="float">
            <text:p>1412.12</text:p>
          </table:table-cell>
          <table:table-cell table:number-columns-repeated="2"/>
          <table:table-cell table:formula="of:=AVERAGE([.A182:.E182])" office:value-type="float" office:value="2831" calcext:value-type="float">
            <text:p>2831</text:p>
          </table:table-cell>
          <table:table-cell table:formula="of:=AVERAGE([.G182:.K182])" office:value-type="float" office:value="1759.63" calcext:value-type="float">
            <text:p>1759.63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3302" calcext:value-type="float">
            <text:p>3302</text:p>
          </table:table-cell>
          <table:table-cell office:value-type="float" office:value="3412" calcext:value-type="float">
            <text:p>3412</text:p>
          </table:table-cell>
          <table:table-cell office:value-type="float" office:value="2302" calcext:value-type="float">
            <text:p>2302</text:p>
          </table:table-cell>
          <table:table-cell office:value-type="float" office:value="2712" calcext:value-type="float">
            <text:p>2712</text:p>
          </table:table-cell>
          <table:table-cell/>
          <table:table-cell office:value-type="float" office:value="1921.07" calcext:value-type="float">
            <text:p>1921.07</text:p>
          </table:table-cell>
          <table:table-cell office:value-type="float" office:value="2037.32" calcext:value-type="float">
            <text:p>2037.32</text:p>
          </table:table-cell>
          <table:table-cell office:value-type="float" office:value="2046.75" calcext:value-type="float">
            <text:p>2046.75</text:p>
          </table:table-cell>
          <table:table-cell office:value-type="float" office:value="1459.03" calcext:value-type="float">
            <text:p>1459.03</text:p>
          </table:table-cell>
          <table:table-cell office:value-type="float" office:value="1385.66" calcext:value-type="float">
            <text:p>1385.66</text:p>
          </table:table-cell>
          <table:table-cell table:number-columns-repeated="2"/>
          <table:table-cell table:formula="of:=AVERAGE([.A183:.E183])" office:value-type="float" office:value="2940" calcext:value-type="float">
            <text:p>2940</text:p>
          </table:table-cell>
          <table:table-cell table:formula="of:=AVERAGE([.G183:.K183])" office:value-type="float" office:value="1769.966" calcext:value-type="float">
            <text:p>1769.966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3197" calcext:value-type="float">
            <text:p>3197</text:p>
          </table:table-cell>
          <table:table-cell office:value-type="float" office:value="3177" calcext:value-type="float">
            <text:p>3177</text:p>
          </table:table-cell>
          <table:table-cell office:value-type="float" office:value="2307" calcext:value-type="float">
            <text:p>2307</text:p>
          </table:table-cell>
          <table:table-cell office:value-type="float" office:value="2457" calcext:value-type="float">
            <text:p>2457</text:p>
          </table:table-cell>
          <table:table-cell/>
          <table:table-cell office:value-type="float" office:value="1709.96" calcext:value-type="float">
            <text:p>1709.96</text:p>
          </table:table-cell>
          <table:table-cell office:value-type="float" office:value="2055.67" calcext:value-type="float">
            <text:p>2055.67</text:p>
          </table:table-cell>
          <table:table-cell office:value-type="float" office:value="2055.16" calcext:value-type="float">
            <text:p>2055.16</text:p>
          </table:table-cell>
          <table:table-cell office:value-type="float" office:value="1499.91" calcext:value-type="float">
            <text:p>1499.91</text:p>
          </table:table-cell>
          <table:table-cell office:value-type="float" office:value="1519.78" calcext:value-type="float">
            <text:p>1519.78</text:p>
          </table:table-cell>
          <table:table-cell table:number-columns-repeated="2"/>
          <table:table-cell table:formula="of:=AVERAGE([.A184:.E184])" office:value-type="float" office:value="2741" calcext:value-type="float">
            <text:p>2741</text:p>
          </table:table-cell>
          <table:table-cell table:formula="of:=AVERAGE([.G184:.K184])" office:value-type="float" office:value="1768.096" calcext:value-type="float">
            <text:p>1768.096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3367" calcext:value-type="float">
            <text:p>3367</text:p>
          </table:table-cell>
          <table:table-cell office:value-type="float" office:value="3277" calcext:value-type="float">
            <text:p>3277</text:p>
          </table:table-cell>
          <table:table-cell office:value-type="float" office:value="2257" calcext:value-type="float">
            <text:p>2257</text:p>
          </table:table-cell>
          <table:table-cell office:value-type="float" office:value="2299" calcext:value-type="float">
            <text:p>2299</text:p>
          </table:table-cell>
          <table:table-cell/>
          <table:table-cell office:value-type="float" office:value="1664.39" calcext:value-type="float">
            <text:p>1664.39</text:p>
          </table:table-cell>
          <table:table-cell office:value-type="float" office:value="1973.71" calcext:value-type="float">
            <text:p>1973.71</text:p>
          </table:table-cell>
          <table:table-cell office:value-type="float" office:value="2013.76" calcext:value-type="float">
            <text:p>2013.76</text:p>
          </table:table-cell>
          <table:table-cell office:value-type="float" office:value="1468.01" calcext:value-type="float">
            <text:p>1468.01</text:p>
          </table:table-cell>
          <table:table-cell office:value-type="float" office:value="1456.61" calcext:value-type="float">
            <text:p>1456.61</text:p>
          </table:table-cell>
          <table:table-cell table:number-columns-repeated="2"/>
          <table:table-cell table:formula="of:=AVERAGE([.A185:.E185])" office:value-type="float" office:value="2757" calcext:value-type="float">
            <text:p>2757</text:p>
          </table:table-cell>
          <table:table-cell table:formula="of:=AVERAGE([.G185:.K185])" office:value-type="float" office:value="1715.296" calcext:value-type="float">
            <text:p>1715.296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3147" calcext:value-type="float">
            <text:p>3147</text:p>
          </table:table-cell>
          <table:table-cell office:value-type="float" office:value="3167" calcext:value-type="float">
            <text:p>3167</text:p>
          </table:table-cell>
          <table:table-cell office:value-type="float" office:value="2262" calcext:value-type="float">
            <text:p>2262</text:p>
          </table:table-cell>
          <table:table-cell office:value-type="float" office:value="2817" calcext:value-type="float">
            <text:p>2817</text:p>
          </table:table-cell>
          <table:table-cell/>
          <table:table-cell office:value-type="float" office:value="1743.96" calcext:value-type="float">
            <text:p>1743.96</text:p>
          </table:table-cell>
          <table:table-cell office:value-type="float" office:value="1977.79" calcext:value-type="float">
            <text:p>1977.79</text:p>
          </table:table-cell>
          <table:table-cell office:value-type="float" office:value="2032.73" calcext:value-type="float">
            <text:p>2032.73</text:p>
          </table:table-cell>
          <table:table-cell office:value-type="float" office:value="1477.42" calcext:value-type="float">
            <text:p>1477.42</text:p>
          </table:table-cell>
          <table:table-cell office:value-type="float" office:value="1499.66" calcext:value-type="float">
            <text:p>1499.66</text:p>
          </table:table-cell>
          <table:table-cell table:number-columns-repeated="2"/>
          <table:table-cell table:formula="of:=AVERAGE([.A186:.E186])" office:value-type="float" office:value="2827" calcext:value-type="float">
            <text:p>2827</text:p>
          </table:table-cell>
          <table:table-cell table:formula="of:=AVERAGE([.G186:.K186])" office:value-type="float" office:value="1746.312" calcext:value-type="float">
            <text:p>1746.312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3202" calcext:value-type="float">
            <text:p>3202</text:p>
          </table:table-cell>
          <table:table-cell office:value-type="float" office:value="3242" calcext:value-type="float">
            <text:p>3242</text:p>
          </table:table-cell>
          <table:table-cell office:value-type="float" office:value="2332" calcext:value-type="float">
            <text:p>2332</text:p>
          </table:table-cell>
          <table:table-cell office:value-type="float" office:value="2582" calcext:value-type="float">
            <text:p>2582</text:p>
          </table:table-cell>
          <table:table-cell/>
          <table:table-cell office:value-type="float" office:value="1713.85" calcext:value-type="float">
            <text:p>1713.85</text:p>
          </table:table-cell>
          <table:table-cell office:value-type="float" office:value="1875.22" calcext:value-type="float">
            <text:p>1875.22</text:p>
          </table:table-cell>
          <table:table-cell office:value-type="float" office:value="2037.21" calcext:value-type="float">
            <text:p>2037.21</text:p>
          </table:table-cell>
          <table:table-cell office:value-type="float" office:value="1608.07" calcext:value-type="float">
            <text:p>1608.07</text:p>
          </table:table-cell>
          <table:table-cell office:value-type="float" office:value="1456.38" calcext:value-type="float">
            <text:p>1456.38</text:p>
          </table:table-cell>
          <table:table-cell table:number-columns-repeated="2"/>
          <table:table-cell table:formula="of:=AVERAGE([.A187:.E187])" office:value-type="float" office:value="2787.8" calcext:value-type="float">
            <text:p>2787.8</text:p>
          </table:table-cell>
          <table:table-cell table:formula="of:=AVERAGE([.G187:.K187])" office:value-type="float" office:value="1738.146" calcext:value-type="float">
            <text:p>1738.146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3392" calcext:value-type="float">
            <text:p>3392</text:p>
          </table:table-cell>
          <table:table-cell office:value-type="float" office:value="3407" calcext:value-type="float">
            <text:p>3407</text:p>
          </table:table-cell>
          <table:table-cell office:value-type="float" office:value="2467" calcext:value-type="float">
            <text:p>2467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float" office:value="1818.62" calcext:value-type="float">
            <text:p>1818.62</text:p>
          </table:table-cell>
          <table:table-cell office:value-type="float" office:value="2005.48" calcext:value-type="float">
            <text:p>2005.48</text:p>
          </table:table-cell>
          <table:table-cell office:value-type="float" office:value="2082.53" calcext:value-type="float">
            <text:p>2082.53</text:p>
          </table:table-cell>
          <table:table-cell office:value-type="float" office:value="1563.42" calcext:value-type="float">
            <text:p>1563.42</text:p>
          </table:table-cell>
          <table:table-cell office:value-type="float" office:value="1496.91" calcext:value-type="float">
            <text:p>1496.91</text:p>
          </table:table-cell>
          <table:table-cell table:number-columns-repeated="2"/>
          <table:table-cell table:formula="of:=AVERAGE([.A188:.E188])" office:value-type="float" office:value="2934.2" calcext:value-type="float">
            <text:p>2934.2</text:p>
          </table:table-cell>
          <table:table-cell table:formula="of:=AVERAGE([.G188:.K188])" office:value-type="float" office:value="1793.392" calcext:value-type="float">
            <text:p>1793.392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3252" calcext:value-type="float">
            <text:p>3252</text:p>
          </table:table-cell>
          <table:table-cell office:value-type="float" office:value="3636" calcext:value-type="float">
            <text:p>3636</text:p>
          </table:table-cell>
          <table:table-cell office:value-type="float" office:value="2442" calcext:value-type="float">
            <text:p>2442</text:p>
          </table:table-cell>
          <table:table-cell office:value-type="float" office:value="2677" calcext:value-type="float">
            <text:p>2677</text:p>
          </table:table-cell>
          <table:table-cell/>
          <table:table-cell office:value-type="float" office:value="1899.55" calcext:value-type="float">
            <text:p>1899.55</text:p>
          </table:table-cell>
          <table:table-cell office:value-type="float" office:value="1996.73" calcext:value-type="float">
            <text:p>1996.73</text:p>
          </table:table-cell>
          <table:table-cell office:value-type="float" office:value="1938.45" calcext:value-type="float">
            <text:p>1938.45</text:p>
          </table:table-cell>
          <table:table-cell office:value-type="float" office:value="1546.91" calcext:value-type="float">
            <text:p>1546.91</text:p>
          </table:table-cell>
          <table:table-cell office:value-type="float" office:value="1487.74" calcext:value-type="float">
            <text:p>1487.74</text:p>
          </table:table-cell>
          <table:table-cell table:number-columns-repeated="2"/>
          <table:table-cell table:formula="of:=AVERAGE([.A189:.E189])" office:value-type="float" office:value="2926.8" calcext:value-type="float">
            <text:p>2926.8</text:p>
          </table:table-cell>
          <table:table-cell table:formula="of:=AVERAGE([.G189:.K189])" office:value-type="float" office:value="1773.876" calcext:value-type="float">
            <text:p>1773.876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3283" calcext:value-type="float">
            <text:p>3283</text:p>
          </table:table-cell>
          <table:table-cell office:value-type="float" office:value="3262" calcext:value-type="float">
            <text:p>3262</text:p>
          </table:table-cell>
          <table:table-cell office:value-type="float" office:value="2272" calcext:value-type="float">
            <text:p>2272</text:p>
          </table:table-cell>
          <table:table-cell office:value-type="float" office:value="2557" calcext:value-type="float">
            <text:p>2557</text:p>
          </table:table-cell>
          <table:table-cell/>
          <table:table-cell office:value-type="float" office:value="1842.33" calcext:value-type="float">
            <text:p>1842.33</text:p>
          </table:table-cell>
          <table:table-cell office:value-type="float" office:value="2152.76" calcext:value-type="float">
            <text:p>2152.76</text:p>
          </table:table-cell>
          <table:table-cell office:value-type="float" office:value="2027.49" calcext:value-type="float">
            <text:p>2027.49</text:p>
          </table:table-cell>
          <table:table-cell office:value-type="float" office:value="1542.3" calcext:value-type="float">
            <text:p>1542.3</text:p>
          </table:table-cell>
          <table:table-cell office:value-type="float" office:value="1542.37" calcext:value-type="float">
            <text:p>1542.37</text:p>
          </table:table-cell>
          <table:table-cell table:number-columns-repeated="2"/>
          <table:table-cell table:formula="of:=AVERAGE([.A190:.E190])" office:value-type="float" office:value="2907" calcext:value-type="float">
            <text:p>2907</text:p>
          </table:table-cell>
          <table:table-cell table:formula="of:=AVERAGE([.G190:.K190])" office:value-type="float" office:value="1821.45" calcext:value-type="float">
            <text:p>1821.45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3382" calcext:value-type="float">
            <text:p>3382</text:p>
          </table:table-cell>
          <table:table-cell office:value-type="float" office:value="3331" calcext:value-type="float">
            <text:p>3331</text:p>
          </table:table-cell>
          <table:table-cell office:value-type="float" office:value="2337" calcext:value-type="float">
            <text:p>2337</text:p>
          </table:table-cell>
          <table:table-cell office:value-type="float" office:value="2523" calcext:value-type="float">
            <text:p>2523</text:p>
          </table:table-cell>
          <table:table-cell/>
          <table:table-cell office:value-type="float" office:value="1840.65" calcext:value-type="float">
            <text:p>1840.65</text:p>
          </table:table-cell>
          <table:table-cell office:value-type="float" office:value="2038.78" calcext:value-type="float">
            <text:p>2038.78</text:p>
          </table:table-cell>
          <table:table-cell office:value-type="float" office:value="1941.27" calcext:value-type="float">
            <text:p>1941.27</text:p>
          </table:table-cell>
          <table:table-cell office:value-type="float" office:value="1554.23" calcext:value-type="float">
            <text:p>1554.23</text:p>
          </table:table-cell>
          <table:table-cell office:value-type="float" office:value="1440.48" calcext:value-type="float">
            <text:p>1440.48</text:p>
          </table:table-cell>
          <table:table-cell table:number-columns-repeated="2"/>
          <table:table-cell table:formula="of:=AVERAGE([.A191:.E191])" office:value-type="float" office:value="2895" calcext:value-type="float">
            <text:p>2895</text:p>
          </table:table-cell>
          <table:table-cell table:formula="of:=AVERAGE([.G191:.K191])" office:value-type="float" office:value="1763.082" calcext:value-type="float">
            <text:p>1763.082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3132" calcext:value-type="float">
            <text:p>3132</text:p>
          </table:table-cell>
          <table:table-cell office:value-type="float" office:value="3312" calcext:value-type="float">
            <text:p>3312</text:p>
          </table:table-cell>
          <table:table-cell office:value-type="float" office:value="2222" calcext:value-type="float">
            <text:p>2222</text:p>
          </table:table-cell>
          <table:table-cell office:value-type="float" office:value="2782" calcext:value-type="float">
            <text:p>2782</text:p>
          </table:table-cell>
          <table:table-cell/>
          <table:table-cell office:value-type="float" office:value="1808.46" calcext:value-type="float">
            <text:p>1808.46</text:p>
          </table:table-cell>
          <table:table-cell office:value-type="float" office:value="2021.8" calcext:value-type="float">
            <text:p>2021.8</text:p>
          </table:table-cell>
          <table:table-cell office:value-type="float" office:value="2012.81" calcext:value-type="float">
            <text:p>2012.81</text:p>
          </table:table-cell>
          <table:table-cell office:value-type="float" office:value="1555.09" calcext:value-type="float">
            <text:p>1555.09</text:p>
          </table:table-cell>
          <table:table-cell office:value-type="float" office:value="1532.14" calcext:value-type="float">
            <text:p>1532.14</text:p>
          </table:table-cell>
          <table:table-cell table:number-columns-repeated="2"/>
          <table:table-cell table:formula="of:=AVERAGE([.A192:.E192])" office:value-type="float" office:value="2834" calcext:value-type="float">
            <text:p>2834</text:p>
          </table:table-cell>
          <table:table-cell table:formula="of:=AVERAGE([.G192:.K192])" office:value-type="float" office:value="1786.06" calcext:value-type="float">
            <text:p>1786.06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3102" calcext:value-type="float">
            <text:p>3102</text:p>
          </table:table-cell>
          <table:table-cell office:value-type="float" office:value="3247" calcext:value-type="float">
            <text:p>3247</text:p>
          </table:table-cell>
          <table:table-cell office:value-type="float" office:value="2267" calcext:value-type="float">
            <text:p>2267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1829.25" calcext:value-type="float">
            <text:p>1829.25</text:p>
          </table:table-cell>
          <table:table-cell office:value-type="float" office:value="2006.78" calcext:value-type="float">
            <text:p>2006.78</text:p>
          </table:table-cell>
          <table:table-cell office:value-type="float" office:value="1916.38" calcext:value-type="float">
            <text:p>1916.38</text:p>
          </table:table-cell>
          <table:table-cell office:value-type="float" office:value="1536.61" calcext:value-type="float">
            <text:p>1536.61</text:p>
          </table:table-cell>
          <table:table-cell office:value-type="float" office:value="1646.13" calcext:value-type="float">
            <text:p>1646.13</text:p>
          </table:table-cell>
          <table:table-cell table:number-columns-repeated="2"/>
          <table:table-cell table:formula="of:=AVERAGE([.A193:.E193])" office:value-type="float" office:value="2852" calcext:value-type="float">
            <text:p>2852</text:p>
          </table:table-cell>
          <table:table-cell table:formula="of:=AVERAGE([.G193:.K193])" office:value-type="float" office:value="1787.03" calcext:value-type="float">
            <text:p>1787.03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3202" calcext:value-type="float">
            <text:p>3202</text:p>
          </table:table-cell>
          <table:table-cell office:value-type="float" office:value="3707" calcext:value-type="float">
            <text:p>3707</text:p>
          </table:table-cell>
          <table:table-cell office:value-type="float" office:value="2273" calcext:value-type="float">
            <text:p>2273</text:p>
          </table:table-cell>
          <table:table-cell office:value-type="float" office:value="2377" calcext:value-type="float">
            <text:p>2377</text:p>
          </table:table-cell>
          <table:table-cell/>
          <table:table-cell office:value-type="float" office:value="1814.3" calcext:value-type="float">
            <text:p>1814.3</text:p>
          </table:table-cell>
          <table:table-cell office:value-type="float" office:value="2029.39" calcext:value-type="float">
            <text:p>2029.39</text:p>
          </table:table-cell>
          <table:table-cell office:value-type="float" office:value="1941.38" calcext:value-type="float">
            <text:p>1941.38</text:p>
          </table:table-cell>
          <table:table-cell office:value-type="float" office:value="1621.96" calcext:value-type="float">
            <text:p>1621.96</text:p>
          </table:table-cell>
          <table:table-cell office:value-type="float" office:value="1671.52" calcext:value-type="float">
            <text:p>1671.52</text:p>
          </table:table-cell>
          <table:table-cell table:number-columns-repeated="2"/>
          <table:table-cell table:formula="of:=AVERAGE([.A194:.E194])" office:value-type="float" office:value="2892.2" calcext:value-type="float">
            <text:p>2892.2</text:p>
          </table:table-cell>
          <table:table-cell table:formula="of:=AVERAGE([.G194:.K194])" office:value-type="float" office:value="1815.71" calcext:value-type="float">
            <text:p>1815.71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232" calcext:value-type="float">
            <text:p>3232</text:p>
          </table:table-cell>
          <table:table-cell office:value-type="float" office:value="3392" calcext:value-type="float">
            <text:p>3392</text:p>
          </table:table-cell>
          <table:table-cell office:value-type="float" office:value="2203" calcext:value-type="float">
            <text:p>2203</text:p>
          </table:table-cell>
          <table:table-cell office:value-type="float" office:value="2488" calcext:value-type="float">
            <text:p>2488</text:p>
          </table:table-cell>
          <table:table-cell/>
          <table:table-cell office:value-type="float" office:value="1864.28" calcext:value-type="float">
            <text:p>1864.28</text:p>
          </table:table-cell>
          <table:table-cell office:value-type="float" office:value="2111.9" calcext:value-type="float">
            <text:p>2111.9</text:p>
          </table:table-cell>
          <table:table-cell office:value-type="float" office:value="1885.91" calcext:value-type="float">
            <text:p>1885.91</text:p>
          </table:table-cell>
          <table:table-cell office:value-type="float" office:value="1534.71" calcext:value-type="float">
            <text:p>1534.71</text:p>
          </table:table-cell>
          <table:table-cell office:value-type="float" office:value="1542.96" calcext:value-type="float">
            <text:p>1542.96</text:p>
          </table:table-cell>
          <table:table-cell table:number-columns-repeated="2"/>
          <table:table-cell table:formula="of:=AVERAGE([.A195:.E195])" office:value-type="float" office:value="2833.4" calcext:value-type="float">
            <text:p>2833.4</text:p>
          </table:table-cell>
          <table:table-cell table:formula="of:=AVERAGE([.G195:.K195])" office:value-type="float" office:value="1787.952" calcext:value-type="float">
            <text:p>1787.952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3232" calcext:value-type="float">
            <text:p>3232</text:p>
          </table:table-cell>
          <table:table-cell office:value-type="float" office:value="3297" calcext:value-type="float">
            <text:p>3297</text:p>
          </table:table-cell>
          <table:table-cell office:value-type="float" office:value="2297" calcext:value-type="float">
            <text:p>2297</text:p>
          </table:table-cell>
          <table:table-cell office:value-type="float" office:value="2354" calcext:value-type="float">
            <text:p>2354</text:p>
          </table:table-cell>
          <table:table-cell/>
          <table:table-cell office:value-type="float" office:value="1775.33" calcext:value-type="float">
            <text:p>1775.33</text:p>
          </table:table-cell>
          <table:table-cell office:value-type="float" office:value="2051.71" calcext:value-type="float">
            <text:p>2051.71</text:p>
          </table:table-cell>
          <table:table-cell office:value-type="float" office:value="1877.8" calcext:value-type="float">
            <text:p>1877.8</text:p>
          </table:table-cell>
          <table:table-cell office:value-type="float" office:value="1524.6" calcext:value-type="float">
            <text:p>1524.6</text:p>
          </table:table-cell>
          <table:table-cell office:value-type="float" office:value="1558.37" calcext:value-type="float">
            <text:p>1558.37</text:p>
          </table:table-cell>
          <table:table-cell table:number-columns-repeated="2"/>
          <table:table-cell table:formula="of:=AVERAGE([.A196:.E196])" office:value-type="float" office:value="2800.6" calcext:value-type="float">
            <text:p>2800.6</text:p>
          </table:table-cell>
          <table:table-cell table:formula="of:=AVERAGE([.G196:.K196])" office:value-type="float" office:value="1757.562" calcext:value-type="float">
            <text:p>1757.562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3332" calcext:value-type="float">
            <text:p>3332</text:p>
          </table:table-cell>
          <table:table-cell office:value-type="float" office:value="3291" calcext:value-type="float">
            <text:p>3291</text:p>
          </table:table-cell>
          <table:table-cell office:value-type="float" office:value="2297" calcext:value-type="float">
            <text:p>2297</text:p>
          </table:table-cell>
          <table:table-cell office:value-type="float" office:value="2512" calcext:value-type="float">
            <text:p>2512</text:p>
          </table:table-cell>
          <table:table-cell/>
          <table:table-cell office:value-type="float" office:value="1829.83" calcext:value-type="float">
            <text:p>1829.83</text:p>
          </table:table-cell>
          <table:table-cell office:value-type="float" office:value="2244" calcext:value-type="float">
            <text:p>2244</text:p>
          </table:table-cell>
          <table:table-cell office:value-type="float" office:value="2032.57" calcext:value-type="float">
            <text:p>2032.57</text:p>
          </table:table-cell>
          <table:table-cell office:value-type="float" office:value="1510.54" calcext:value-type="float">
            <text:p>1510.54</text:p>
          </table:table-cell>
          <table:table-cell office:value-type="float" office:value="1540.82" calcext:value-type="float">
            <text:p>1540.82</text:p>
          </table:table-cell>
          <table:table-cell table:number-columns-repeated="2"/>
          <table:table-cell table:formula="of:=AVERAGE([.A197:.E197])" office:value-type="float" office:value="2850.8" calcext:value-type="float">
            <text:p>2850.8</text:p>
          </table:table-cell>
          <table:table-cell table:formula="of:=AVERAGE([.G197:.K197])" office:value-type="float" office:value="1831.552" calcext:value-type="float">
            <text:p>1831.552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3307" calcext:value-type="float">
            <text:p>3307</text:p>
          </table:table-cell>
          <table:table-cell office:value-type="float" office:value="3427" calcext:value-type="float">
            <text:p>3427</text:p>
          </table:table-cell>
          <table:table-cell office:value-type="float" office:value="2437" calcext:value-type="float">
            <text:p>2437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float" office:value="1862.38" calcext:value-type="float">
            <text:p>1862.38</text:p>
          </table:table-cell>
          <table:table-cell office:value-type="float" office:value="2223.9" calcext:value-type="float">
            <text:p>2223.9</text:p>
          </table:table-cell>
          <table:table-cell office:value-type="float" office:value="1975.82" calcext:value-type="float">
            <text:p>1975.82</text:p>
          </table:table-cell>
          <table:table-cell office:value-type="float" office:value="1599.38" calcext:value-type="float">
            <text:p>1599.38</text:p>
          </table:table-cell>
          <table:table-cell office:value-type="float" office:value="1527.04" calcext:value-type="float">
            <text:p>1527.04</text:p>
          </table:table-cell>
          <table:table-cell table:number-columns-repeated="2"/>
          <table:table-cell table:formula="of:=AVERAGE([.A198:.E198])" office:value-type="float" office:value="3004" calcext:value-type="float">
            <text:p>3004</text:p>
          </table:table-cell>
          <table:table-cell table:formula="of:=AVERAGE([.G198:.K198])" office:value-type="float" office:value="1837.704" calcext:value-type="float">
            <text:p>1837.704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3352" calcext:value-type="float">
            <text:p>3352</text:p>
          </table:table-cell>
          <table:table-cell office:value-type="float" office:value="3347" calcext:value-type="float">
            <text:p>3347</text:p>
          </table:table-cell>
          <table:table-cell office:value-type="float" office:value="2255" calcext:value-type="float">
            <text:p>2255</text:p>
          </table:table-cell>
          <table:table-cell office:value-type="float" office:value="2836" calcext:value-type="float">
            <text:p>2836</text:p>
          </table:table-cell>
          <table:table-cell/>
          <table:table-cell office:value-type="float" office:value="1852.06" calcext:value-type="float">
            <text:p>1852.06</text:p>
          </table:table-cell>
          <table:table-cell office:value-type="float" office:value="2181.95" calcext:value-type="float">
            <text:p>2181.95</text:p>
          </table:table-cell>
          <table:table-cell office:value-type="float" office:value="1930.3" calcext:value-type="float">
            <text:p>1930.3</text:p>
          </table:table-cell>
          <table:table-cell office:value-type="float" office:value="1507" calcext:value-type="float">
            <text:p>1507</text:p>
          </table:table-cell>
          <table:table-cell office:value-type="float" office:value="1552.49" calcext:value-type="float">
            <text:p>1552.49</text:p>
          </table:table-cell>
          <table:table-cell table:number-columns-repeated="2"/>
          <table:table-cell table:formula="of:=AVERAGE([.A199:.E199])" office:value-type="float" office:value="2958.4" calcext:value-type="float">
            <text:p>2958.4</text:p>
          </table:table-cell>
          <table:table-cell table:formula="of:=AVERAGE([.G199:.K199])" office:value-type="float" office:value="1804.76" calcext:value-type="float">
            <text:p>1804.76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3672" calcext:value-type="float">
            <text:p>3672</text:p>
          </table:table-cell>
          <table:table-cell office:value-type="float" office:value="3292" calcext:value-type="float">
            <text:p>3292</text:p>
          </table:table-cell>
          <table:table-cell office:value-type="float" office:value="2267" calcext:value-type="float">
            <text:p>2267</text:p>
          </table:table-cell>
          <table:table-cell office:value-type="float" office:value="2480" calcext:value-type="float">
            <text:p>2480</text:p>
          </table:table-cell>
          <table:table-cell/>
          <table:table-cell office:value-type="float" office:value="1839.3" calcext:value-type="float">
            <text:p>1839.3</text:p>
          </table:table-cell>
          <table:table-cell office:value-type="float" office:value="2193.39" calcext:value-type="float">
            <text:p>2193.39</text:p>
          </table:table-cell>
          <table:table-cell office:value-type="float" office:value="1965.48" calcext:value-type="float">
            <text:p>1965.48</text:p>
          </table:table-cell>
          <table:table-cell office:value-type="float" office:value="1556.84" calcext:value-type="float">
            <text:p>1556.84</text:p>
          </table:table-cell>
          <table:table-cell office:value-type="float" office:value="1487.97" calcext:value-type="float">
            <text:p>1487.97</text:p>
          </table:table-cell>
          <table:table-cell table:number-columns-repeated="2"/>
          <table:table-cell table:formula="of:=AVERAGE([.A200:.E200])" office:value-type="float" office:value="2883.6" calcext:value-type="float">
            <text:p>2883.6</text:p>
          </table:table-cell>
          <table:table-cell table:formula="of:=AVERAGE([.G200:.K200])" office:value-type="float" office:value="1808.596" calcext:value-type="float">
            <text:p>1808.596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3377" calcext:value-type="float">
            <text:p>3377</text:p>
          </table:table-cell>
          <table:table-cell office:value-type="float" office:value="3596" calcext:value-type="float">
            <text:p>3596</text:p>
          </table:table-cell>
          <table:table-cell office:value-type="float" office:value="2657" calcext:value-type="float">
            <text:p>2657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1847.85" calcext:value-type="float">
            <text:p>1847.85</text:p>
          </table:table-cell>
          <table:table-cell office:value-type="float" office:value="2094.18" calcext:value-type="float">
            <text:p>2094.18</text:p>
          </table:table-cell>
          <table:table-cell office:value-type="float" office:value="1827.38" calcext:value-type="float">
            <text:p>1827.38</text:p>
          </table:table-cell>
          <table:table-cell office:value-type="float" office:value="1553.32" calcext:value-type="float">
            <text:p>1553.32</text:p>
          </table:table-cell>
          <table:table-cell office:value-type="float" office:value="1483.26" calcext:value-type="float">
            <text:p>1483.26</text:p>
          </table:table-cell>
          <table:table-cell table:number-columns-repeated="2"/>
          <table:table-cell table:formula="of:=AVERAGE([.A201:.E201])" office:value-type="float" office:value="2963.4" calcext:value-type="float">
            <text:p>2963.4</text:p>
          </table:table-cell>
          <table:table-cell table:formula="of:=AVERAGE([.G201:.K201])" office:value-type="float" office:value="1761.198" calcext:value-type="float">
            <text:p>1761.198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3402" calcext:value-type="float">
            <text:p>3402</text:p>
          </table:table-cell>
          <table:table-cell office:value-type="float" office:value="3322" calcext:value-type="float">
            <text:p>3322</text:p>
          </table:table-cell>
          <table:table-cell office:value-type="float" office:value="2472" calcext:value-type="float">
            <text:p>2472</text:p>
          </table:table-cell>
          <table:table-cell office:value-type="float" office:value="2557" calcext:value-type="float">
            <text:p>2557</text:p>
          </table:table-cell>
          <table:table-cell/>
          <table:table-cell office:value-type="float" office:value="1826.66" calcext:value-type="float">
            <text:p>1826.66</text:p>
          </table:table-cell>
          <table:table-cell office:value-type="float" office:value="2274.64" calcext:value-type="float">
            <text:p>2274.64</text:p>
          </table:table-cell>
          <table:table-cell office:value-type="float" office:value="1947.23" calcext:value-type="float">
            <text:p>1947.23</text:p>
          </table:table-cell>
          <table:table-cell office:value-type="float" office:value="1560.82" calcext:value-type="float">
            <text:p>1560.82</text:p>
          </table:table-cell>
          <table:table-cell office:value-type="float" office:value="1513.59" calcext:value-type="float">
            <text:p>1513.59</text:p>
          </table:table-cell>
          <table:table-cell table:number-columns-repeated="2"/>
          <table:table-cell table:formula="of:=AVERAGE([.A202:.E202])" office:value-type="float" office:value="2924.4" calcext:value-type="float">
            <text:p>2924.4</text:p>
          </table:table-cell>
          <table:table-cell table:formula="of:=AVERAGE([.G202:.K202])" office:value-type="float" office:value="1824.588" calcext:value-type="float">
            <text:p>1824.588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3357" calcext:value-type="float">
            <text:p>3357</text:p>
          </table:table-cell>
          <table:table-cell office:value-type="float" office:value="3472" calcext:value-type="float">
            <text:p>3472</text:p>
          </table:table-cell>
          <table:table-cell office:value-type="float" office:value="2257" calcext:value-type="float">
            <text:p>2257</text:p>
          </table:table-cell>
          <table:table-cell office:value-type="float" office:value="2447" calcext:value-type="float">
            <text:p>2447</text:p>
          </table:table-cell>
          <table:table-cell/>
          <table:table-cell office:value-type="float" office:value="1880.49" calcext:value-type="float">
            <text:p>1880.49</text:p>
          </table:table-cell>
          <table:table-cell office:value-type="float" office:value="2333.21" calcext:value-type="float">
            <text:p>2333.21</text:p>
          </table:table-cell>
          <table:table-cell office:value-type="float" office:value="1871.61" calcext:value-type="float">
            <text:p>1871.61</text:p>
          </table:table-cell>
          <table:table-cell office:value-type="float" office:value="1497.87" calcext:value-type="float">
            <text:p>1497.87</text:p>
          </table:table-cell>
          <table:table-cell office:value-type="float" office:value="1522.32" calcext:value-type="float">
            <text:p>1522.32</text:p>
          </table:table-cell>
          <table:table-cell table:number-columns-repeated="2"/>
          <table:table-cell table:formula="of:=AVERAGE([.A203:.E203])" office:value-type="float" office:value="2888" calcext:value-type="float">
            <text:p>2888</text:p>
          </table:table-cell>
          <table:table-cell table:formula="of:=AVERAGE([.G203:.K203])" office:value-type="float" office:value="1821.1" calcext:value-type="float">
            <text:p>1821.1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3357" calcext:value-type="float">
            <text:p>3357</text:p>
          </table:table-cell>
          <table:table-cell office:value-type="float" office:value="3362" calcext:value-type="float">
            <text:p>3362</text:p>
          </table:table-cell>
          <table:table-cell office:value-type="float" office:value="2267" calcext:value-type="float">
            <text:p>2267</text:p>
          </table:table-cell>
          <table:table-cell office:value-type="float" office:value="2594" calcext:value-type="float">
            <text:p>2594</text:p>
          </table:table-cell>
          <table:table-cell/>
          <table:table-cell office:value-type="float" office:value="1888.01" calcext:value-type="float">
            <text:p>1888.01</text:p>
          </table:table-cell>
          <table:table-cell office:value-type="float" office:value="2036.81" calcext:value-type="float">
            <text:p>2036.81</text:p>
          </table:table-cell>
          <table:table-cell office:value-type="float" office:value="1939.45" calcext:value-type="float">
            <text:p>1939.45</text:p>
          </table:table-cell>
          <table:table-cell office:value-type="float" office:value="1468.87" calcext:value-type="float">
            <text:p>1468.87</text:p>
          </table:table-cell>
          <table:table-cell office:value-type="float" office:value="1533.97" calcext:value-type="float">
            <text:p>1533.97</text:p>
          </table:table-cell>
          <table:table-cell table:number-columns-repeated="2"/>
          <table:table-cell table:formula="of:=AVERAGE([.A204:.E204])" office:value-type="float" office:value="2850.4" calcext:value-type="float">
            <text:p>2850.4</text:p>
          </table:table-cell>
          <table:table-cell table:formula="of:=AVERAGE([.G204:.K204])" office:value-type="float" office:value="1773.422" calcext:value-type="float">
            <text:p>1773.422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3292" calcext:value-type="float">
            <text:p>3292</text:p>
          </table:table-cell>
          <table:table-cell office:value-type="float" office:value="3147" calcext:value-type="float">
            <text:p>3147</text:p>
          </table:table-cell>
          <table:table-cell office:value-type="float" office:value="2292" calcext:value-type="float">
            <text:p>2292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1796.9" calcext:value-type="float">
            <text:p>1796.9</text:p>
          </table:table-cell>
          <table:table-cell office:value-type="float" office:value="2116.82" calcext:value-type="float">
            <text:p>2116.82</text:p>
          </table:table-cell>
          <table:table-cell office:value-type="float" office:value="1837.07" calcext:value-type="float">
            <text:p>1837.07</text:p>
          </table:table-cell>
          <table:table-cell office:value-type="float" office:value="1533.13" calcext:value-type="float">
            <text:p>1533.13</text:p>
          </table:table-cell>
          <table:table-cell office:value-type="float" office:value="1558.82" calcext:value-type="float">
            <text:p>1558.82</text:p>
          </table:table-cell>
          <table:table-cell table:number-columns-repeated="2"/>
          <table:table-cell table:formula="of:=AVERAGE([.A205:.E205])" office:value-type="float" office:value="2834.4" calcext:value-type="float">
            <text:p>2834.4</text:p>
          </table:table-cell>
          <table:table-cell table:formula="of:=AVERAGE([.G205:.K205])" office:value-type="float" office:value="1768.548" calcext:value-type="float">
            <text:p>1768.548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3337" calcext:value-type="float">
            <text:p>3337</text:p>
          </table:table-cell>
          <table:table-cell office:value-type="float" office:value="3402" calcext:value-type="float">
            <text:p>3402</text:p>
          </table:table-cell>
          <table:table-cell office:value-type="float" office:value="2217" calcext:value-type="float">
            <text:p>2217</text:p>
          </table:table-cell>
          <table:table-cell office:value-type="float" office:value="2677" calcext:value-type="float">
            <text:p>2677</text:p>
          </table:table-cell>
          <table:table-cell/>
          <table:table-cell office:value-type="float" office:value="1865.44" calcext:value-type="float">
            <text:p>1865.44</text:p>
          </table:table-cell>
          <table:table-cell office:value-type="float" office:value="2264.28" calcext:value-type="float">
            <text:p>2264.28</text:p>
          </table:table-cell>
          <table:table-cell office:value-type="float" office:value="1930.29" calcext:value-type="float">
            <text:p>1930.29</text:p>
          </table:table-cell>
          <table:table-cell office:value-type="float" office:value="1494.41" calcext:value-type="float">
            <text:p>1494.41</text:p>
          </table:table-cell>
          <table:table-cell office:value-type="float" office:value="1590.87" calcext:value-type="float">
            <text:p>1590.87</text:p>
          </table:table-cell>
          <table:table-cell table:number-columns-repeated="2"/>
          <table:table-cell table:formula="of:=AVERAGE([.A206:.E206])" office:value-type="float" office:value="2910.8" calcext:value-type="float">
            <text:p>2910.8</text:p>
          </table:table-cell>
          <table:table-cell table:formula="of:=AVERAGE([.G206:.K206])" office:value-type="float" office:value="1829.058" calcext:value-type="float">
            <text:p>1829.058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3242" calcext:value-type="float">
            <text:p>3242</text:p>
          </table:table-cell>
          <table:table-cell office:value-type="float" office:value="3212" calcext:value-type="float">
            <text:p>3212</text:p>
          </table:table-cell>
          <table:table-cell office:value-type="float" office:value="2352" calcext:value-type="float">
            <text:p>2352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float" office:value="1848.68" calcext:value-type="float">
            <text:p>1848.68</text:p>
          </table:table-cell>
          <table:table-cell office:value-type="float" office:value="2119.5" calcext:value-type="float">
            <text:p>2119.5</text:p>
          </table:table-cell>
          <table:table-cell office:value-type="float" office:value="1927.22" calcext:value-type="float">
            <text:p>1927.22</text:p>
          </table:table-cell>
          <table:table-cell office:value-type="float" office:value="1652.28" calcext:value-type="float">
            <text:p>1652.28</text:p>
          </table:table-cell>
          <table:table-cell office:value-type="float" office:value="1575.32" calcext:value-type="float">
            <text:p>1575.32</text:p>
          </table:table-cell>
          <table:table-cell table:number-columns-repeated="2"/>
          <table:table-cell table:formula="of:=AVERAGE([.A207:.E207])" office:value-type="float" office:value="2960.2" calcext:value-type="float">
            <text:p>2960.2</text:p>
          </table:table-cell>
          <table:table-cell table:formula="of:=AVERAGE([.G207:.K207])" office:value-type="float" office:value="1824.6" calcext:value-type="float">
            <text:p>1824.6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3292" calcext:value-type="float">
            <text:p>3292</text:p>
          </table:table-cell>
          <table:table-cell office:value-type="float" office:value="3242" calcext:value-type="float">
            <text:p>3242</text:p>
          </table:table-cell>
          <table:table-cell office:value-type="float" office:value="2337" calcext:value-type="float">
            <text:p>2337</text:p>
          </table:table-cell>
          <table:table-cell office:value-type="float" office:value="2547" calcext:value-type="float">
            <text:p>2547</text:p>
          </table:table-cell>
          <table:table-cell/>
          <table:table-cell office:value-type="float" office:value="1879.23" calcext:value-type="float">
            <text:p>1879.23</text:p>
          </table:table-cell>
          <table:table-cell office:value-type="float" office:value="2196.5" calcext:value-type="float">
            <text:p>2196.5</text:p>
          </table:table-cell>
          <table:table-cell office:value-type="float" office:value="2002.18" calcext:value-type="float">
            <text:p>2002.18</text:p>
          </table:table-cell>
          <table:table-cell office:value-type="float" office:value="1585.55" calcext:value-type="float">
            <text:p>1585.55</text:p>
          </table:table-cell>
          <table:table-cell office:value-type="float" office:value="1614.01" calcext:value-type="float">
            <text:p>1614.01</text:p>
          </table:table-cell>
          <table:table-cell table:number-columns-repeated="2"/>
          <table:table-cell table:formula="of:=AVERAGE([.A208:.E208])" office:value-type="float" office:value="2894.6" calcext:value-type="float">
            <text:p>2894.6</text:p>
          </table:table-cell>
          <table:table-cell table:formula="of:=AVERAGE([.G208:.K208])" office:value-type="float" office:value="1855.494" calcext:value-type="float">
            <text:p>1855.494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3407" calcext:value-type="float">
            <text:p>3407</text:p>
          </table:table-cell>
          <table:table-cell office:value-type="float" office:value="3527" calcext:value-type="float">
            <text:p>3527</text:p>
          </table:table-cell>
          <table:table-cell office:value-type="float" office:value="2422" calcext:value-type="float">
            <text:p>2422</text:p>
          </table:table-cell>
          <table:table-cell office:value-type="float" office:value="2857" calcext:value-type="float">
            <text:p>2857</text:p>
          </table:table-cell>
          <table:table-cell/>
          <table:table-cell office:value-type="float" office:value="1854.16" calcext:value-type="float">
            <text:p>1854.16</text:p>
          </table:table-cell>
          <table:table-cell office:value-type="float" office:value="2197.54" calcext:value-type="float">
            <text:p>2197.54</text:p>
          </table:table-cell>
          <table:table-cell office:value-type="float" office:value="2026.19" calcext:value-type="float">
            <text:p>2026.19</text:p>
          </table:table-cell>
          <table:table-cell office:value-type="float" office:value="1624.88" calcext:value-type="float">
            <text:p>1624.88</text:p>
          </table:table-cell>
          <table:table-cell office:value-type="float" office:value="1615.58" calcext:value-type="float">
            <text:p>1615.58</text:p>
          </table:table-cell>
          <table:table-cell table:number-columns-repeated="2"/>
          <table:table-cell table:formula="of:=AVERAGE([.A209:.E209])" office:value-type="float" office:value="2977" calcext:value-type="float">
            <text:p>2977</text:p>
          </table:table-cell>
          <table:table-cell table:formula="of:=AVERAGE([.G209:.K209])" office:value-type="float" office:value="1863.67" calcext:value-type="float">
            <text:p>1863.67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3267" calcext:value-type="float">
            <text:p>3267</text:p>
          </table:table-cell>
          <table:table-cell office:value-type="float" office:value="3182" calcext:value-type="float">
            <text:p>3182</text:p>
          </table:table-cell>
          <table:table-cell office:value-type="float" office:value="2317" calcext:value-type="float">
            <text:p>2317</text:p>
          </table:table-cell>
          <table:table-cell office:value-type="float" office:value="2509" calcext:value-type="float">
            <text:p>2509</text:p>
          </table:table-cell>
          <table:table-cell/>
          <table:table-cell office:value-type="float" office:value="1747.79" calcext:value-type="float">
            <text:p>1747.79</text:p>
          </table:table-cell>
          <table:table-cell office:value-type="float" office:value="2093.51" calcext:value-type="float">
            <text:p>2093.51</text:p>
          </table:table-cell>
          <table:table-cell office:value-type="float" office:value="2022.7" calcext:value-type="float">
            <text:p>2022.7</text:p>
          </table:table-cell>
          <table:table-cell office:value-type="float" office:value="1531.62" calcext:value-type="float">
            <text:p>1531.62</text:p>
          </table:table-cell>
          <table:table-cell office:value-type="float" office:value="1556.98" calcext:value-type="float">
            <text:p>1556.98</text:p>
          </table:table-cell>
          <table:table-cell table:number-columns-repeated="2"/>
          <table:table-cell table:formula="of:=AVERAGE([.A210:.E210])" office:value-type="float" office:value="2828.4" calcext:value-type="float">
            <text:p>2828.4</text:p>
          </table:table-cell>
          <table:table-cell table:formula="of:=AVERAGE([.G210:.K210])" office:value-type="float" office:value="1790.52" calcext:value-type="float">
            <text:p>1790.52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3541" calcext:value-type="float">
            <text:p>3541</text:p>
          </table:table-cell>
          <table:table-cell office:value-type="float" office:value="3147" calcext:value-type="float">
            <text:p>3147</text:p>
          </table:table-cell>
          <table:table-cell office:value-type="float" office:value="2372" calcext:value-type="float">
            <text:p>2372</text:p>
          </table:table-cell>
          <table:table-cell office:value-type="float" office:value="2527" calcext:value-type="float">
            <text:p>2527</text:p>
          </table:table-cell>
          <table:table-cell/>
          <table:table-cell office:value-type="float" office:value="1890.1" calcext:value-type="float">
            <text:p>1890.1</text:p>
          </table:table-cell>
          <table:table-cell office:value-type="float" office:value="2133.94" calcext:value-type="float">
            <text:p>2133.94</text:p>
          </table:table-cell>
          <table:table-cell office:value-type="float" office:value="1894.43" calcext:value-type="float">
            <text:p>1894.43</text:p>
          </table:table-cell>
          <table:table-cell office:value-type="float" office:value="1526.74" calcext:value-type="float">
            <text:p>1526.74</text:p>
          </table:table-cell>
          <table:table-cell office:value-type="float" office:value="1515.7" calcext:value-type="float">
            <text:p>1515.7</text:p>
          </table:table-cell>
          <table:table-cell table:number-columns-repeated="2"/>
          <table:table-cell table:formula="of:=AVERAGE([.A211:.E211])" office:value-type="float" office:value="2877.8" calcext:value-type="float">
            <text:p>2877.8</text:p>
          </table:table-cell>
          <table:table-cell table:formula="of:=AVERAGE([.G211:.K211])" office:value-type="float" office:value="1792.182" calcext:value-type="float">
            <text:p>1792.182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3332" calcext:value-type="float">
            <text:p>3332</text:p>
          </table:table-cell>
          <table:table-cell office:value-type="float" office:value="3317" calcext:value-type="float">
            <text:p>3317</text:p>
          </table:table-cell>
          <table:table-cell office:value-type="float" office:value="2387" calcext:value-type="float">
            <text:p>2387</text:p>
          </table:table-cell>
          <table:table-cell office:value-type="float" office:value="2487" calcext:value-type="float">
            <text:p>2487</text:p>
          </table:table-cell>
          <table:table-cell/>
          <table:table-cell office:value-type="float" office:value="1791.16" calcext:value-type="float">
            <text:p>1791.16</text:p>
          </table:table-cell>
          <table:table-cell office:value-type="float" office:value="2233.9" calcext:value-type="float">
            <text:p>2233.9</text:p>
          </table:table-cell>
          <table:table-cell office:value-type="float" office:value="2019.64" calcext:value-type="float">
            <text:p>2019.64</text:p>
          </table:table-cell>
          <table:table-cell office:value-type="float" office:value="1606.49" calcext:value-type="float">
            <text:p>1606.49</text:p>
          </table:table-cell>
          <table:table-cell office:value-type="float" office:value="1590.1" calcext:value-type="float">
            <text:p>1590.1</text:p>
          </table:table-cell>
          <table:table-cell table:number-columns-repeated="2"/>
          <table:table-cell table:formula="of:=AVERAGE([.A212:.E212])" office:value-type="float" office:value="2863" calcext:value-type="float">
            <text:p>2863</text:p>
          </table:table-cell>
          <table:table-cell table:formula="of:=AVERAGE([.G212:.K212])" office:value-type="float" office:value="1848.258" calcext:value-type="float">
            <text:p>1848.258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3322" calcext:value-type="float">
            <text:p>3322</text:p>
          </table:table-cell>
          <table:table-cell office:value-type="float" office:value="3312" calcext:value-type="float">
            <text:p>3312</text:p>
          </table:table-cell>
          <table:table-cell office:value-type="float" office:value="2497" calcext:value-type="float">
            <text:p>2497</text:p>
          </table:table-cell>
          <table:table-cell office:value-type="float" office:value="2601" calcext:value-type="float">
            <text:p>2601</text:p>
          </table:table-cell>
          <table:table-cell/>
          <table:table-cell office:value-type="float" office:value="1826.64" calcext:value-type="float">
            <text:p>1826.64</text:p>
          </table:table-cell>
          <table:table-cell office:value-type="float" office:value="2176.75" calcext:value-type="float">
            <text:p>2176.75</text:p>
          </table:table-cell>
          <table:table-cell office:value-type="float" office:value="2012.46" calcext:value-type="float">
            <text:p>2012.46</text:p>
          </table:table-cell>
          <table:table-cell office:value-type="float" office:value="1547.66" calcext:value-type="float">
            <text:p>1547.66</text:p>
          </table:table-cell>
          <table:table-cell office:value-type="float" office:value="1595.72" calcext:value-type="float">
            <text:p>1595.72</text:p>
          </table:table-cell>
          <table:table-cell table:number-columns-repeated="2"/>
          <table:table-cell table:formula="of:=AVERAGE([.A213:.E213])" office:value-type="float" office:value="2853.4" calcext:value-type="float">
            <text:p>2853.4</text:p>
          </table:table-cell>
          <table:table-cell table:formula="of:=AVERAGE([.G213:.K213])" office:value-type="float" office:value="1831.846" calcext:value-type="float">
            <text:p>1831.846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3257" calcext:value-type="float">
            <text:p>3257</text:p>
          </table:table-cell>
          <table:table-cell office:value-type="float" office:value="3422" calcext:value-type="float">
            <text:p>3422</text:p>
          </table:table-cell>
          <table:table-cell office:value-type="float" office:value="2227" calcext:value-type="float">
            <text:p>2227</text:p>
          </table:table-cell>
          <table:table-cell office:value-type="float" office:value="2482" calcext:value-type="float">
            <text:p>2482</text:p>
          </table:table-cell>
          <table:table-cell/>
          <table:table-cell office:value-type="float" office:value="1781.44" calcext:value-type="float">
            <text:p>1781.44</text:p>
          </table:table-cell>
          <table:table-cell office:value-type="float" office:value="2094.09" calcext:value-type="float">
            <text:p>2094.09</text:p>
          </table:table-cell>
          <table:table-cell office:value-type="float" office:value="2070.01" calcext:value-type="float">
            <text:p>2070.01</text:p>
          </table:table-cell>
          <table:table-cell office:value-type="float" office:value="1503.54" calcext:value-type="float">
            <text:p>1503.54</text:p>
          </table:table-cell>
          <table:table-cell office:value-type="float" office:value="1632.91" calcext:value-type="float">
            <text:p>1632.91</text:p>
          </table:table-cell>
          <table:table-cell table:number-columns-repeated="2"/>
          <table:table-cell table:formula="of:=AVERAGE([.A214:.E214])" office:value-type="float" office:value="2871.4" calcext:value-type="float">
            <text:p>2871.4</text:p>
          </table:table-cell>
          <table:table-cell table:formula="of:=AVERAGE([.G214:.K214])" office:value-type="float" office:value="1816.398" calcext:value-type="float">
            <text:p>1816.398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3342" calcext:value-type="float">
            <text:p>3342</text:p>
          </table:table-cell>
          <table:table-cell office:value-type="float" office:value="3222" calcext:value-type="float">
            <text:p>3222</text:p>
          </table:table-cell>
          <table:table-cell office:value-type="float" office:value="2297" calcext:value-type="float">
            <text:p>2297</text:p>
          </table:table-cell>
          <table:table-cell office:value-type="float" office:value="2512" calcext:value-type="float">
            <text:p>2512</text:p>
          </table:table-cell>
          <table:table-cell/>
          <table:table-cell office:value-type="float" office:value="1741.59" calcext:value-type="float">
            <text:p>1741.59</text:p>
          </table:table-cell>
          <table:table-cell office:value-type="float" office:value="2108.29" calcext:value-type="float">
            <text:p>2108.29</text:p>
          </table:table-cell>
          <table:table-cell office:value-type="float" office:value="2125.65" calcext:value-type="float">
            <text:p>2125.65</text:p>
          </table:table-cell>
          <table:table-cell office:value-type="float" office:value="1572.23" calcext:value-type="float">
            <text:p>1572.23</text:p>
          </table:table-cell>
          <table:table-cell office:value-type="float" office:value="1440.96" calcext:value-type="float">
            <text:p>1440.96</text:p>
          </table:table-cell>
          <table:table-cell table:number-columns-repeated="2"/>
          <table:table-cell table:formula="of:=AVERAGE([.A215:.E215])" office:value-type="float" office:value="2851.4" calcext:value-type="float">
            <text:p>2851.4</text:p>
          </table:table-cell>
          <table:table-cell table:formula="of:=AVERAGE([.G215:.K215])" office:value-type="float" office:value="1797.744" calcext:value-type="float">
            <text:p>1797.744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3257" calcext:value-type="float">
            <text:p>3257</text:p>
          </table:table-cell>
          <table:table-cell office:value-type="float" office:value="3277" calcext:value-type="float">
            <text:p>3277</text:p>
          </table:table-cell>
          <table:table-cell office:value-type="float" office:value="2347" calcext:value-type="float">
            <text:p>2347</text:p>
          </table:table-cell>
          <table:table-cell office:value-type="float" office:value="2397" calcext:value-type="float">
            <text:p>2397</text:p>
          </table:table-cell>
          <table:table-cell/>
          <table:table-cell office:value-type="float" office:value="1724.68" calcext:value-type="float">
            <text:p>1724.68</text:p>
          </table:table-cell>
          <table:table-cell office:value-type="float" office:value="2119.54" calcext:value-type="float">
            <text:p>2119.54</text:p>
          </table:table-cell>
          <table:table-cell office:value-type="float" office:value="2116.52" calcext:value-type="float">
            <text:p>2116.52</text:p>
          </table:table-cell>
          <table:table-cell office:value-type="float" office:value="1533.97" calcext:value-type="float">
            <text:p>1533.97</text:p>
          </table:table-cell>
          <table:table-cell office:value-type="float" office:value="1567.02" calcext:value-type="float">
            <text:p>1567.02</text:p>
          </table:table-cell>
          <table:table-cell table:number-columns-repeated="2"/>
          <table:table-cell table:formula="of:=AVERAGE([.A216:.E216])" office:value-type="float" office:value="2823" calcext:value-type="float">
            <text:p>2823</text:p>
          </table:table-cell>
          <table:table-cell table:formula="of:=AVERAGE([.G216:.K216])" office:value-type="float" office:value="1812.346" calcext:value-type="float">
            <text:p>1812.346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3407" calcext:value-type="float">
            <text:p>3407</text:p>
          </table:table-cell>
          <table:table-cell office:value-type="float" office:value="3342" calcext:value-type="float">
            <text:p>3342</text:p>
          </table:table-cell>
          <table:table-cell office:value-type="float" office:value="2237" calcext:value-type="float">
            <text:p>2237</text:p>
          </table:table-cell>
          <table:table-cell office:value-type="float" office:value="2574" calcext:value-type="float">
            <text:p>2574</text:p>
          </table:table-cell>
          <table:table-cell/>
          <table:table-cell office:value-type="float" office:value="1816.18" calcext:value-type="float">
            <text:p>1816.18</text:p>
          </table:table-cell>
          <table:table-cell office:value-type="float" office:value="2245" calcext:value-type="float">
            <text:p>2245</text:p>
          </table:table-cell>
          <table:table-cell office:value-type="float" office:value="2194.06" calcext:value-type="float">
            <text:p>2194.06</text:p>
          </table:table-cell>
          <table:table-cell office:value-type="float" office:value="1564.03" calcext:value-type="float">
            <text:p>1564.03</text:p>
          </table:table-cell>
          <table:table-cell office:value-type="float" office:value="1520.08" calcext:value-type="float">
            <text:p>1520.08</text:p>
          </table:table-cell>
          <table:table-cell table:number-columns-repeated="2"/>
          <table:table-cell table:formula="of:=AVERAGE([.A217:.E217])" office:value-type="float" office:value="2883.4" calcext:value-type="float">
            <text:p>2883.4</text:p>
          </table:table-cell>
          <table:table-cell table:formula="of:=AVERAGE([.G217:.K217])" office:value-type="float" office:value="1867.87" calcext:value-type="float">
            <text:p>1867.87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3342" calcext:value-type="float">
            <text:p>3342</text:p>
          </table:table-cell>
          <table:table-cell office:value-type="float" office:value="3312" calcext:value-type="float">
            <text:p>3312</text:p>
          </table:table-cell>
          <table:table-cell office:value-type="float" office:value="2317" calcext:value-type="float">
            <text:p>2317</text:p>
          </table:table-cell>
          <table:table-cell office:value-type="float" office:value="2617" calcext:value-type="float">
            <text:p>2617</text:p>
          </table:table-cell>
          <table:table-cell/>
          <table:table-cell office:value-type="float" office:value="1764.85" calcext:value-type="float">
            <text:p>1764.85</text:p>
          </table:table-cell>
          <table:table-cell office:value-type="float" office:value="2134.21" calcext:value-type="float">
            <text:p>2134.21</text:p>
          </table:table-cell>
          <table:table-cell office:value-type="float" office:value="2096.65" calcext:value-type="float">
            <text:p>2096.65</text:p>
          </table:table-cell>
          <table:table-cell office:value-type="float" office:value="1546.71" calcext:value-type="float">
            <text:p>1546.71</text:p>
          </table:table-cell>
          <table:table-cell office:value-type="float" office:value="1585.18" calcext:value-type="float">
            <text:p>1585.18</text:p>
          </table:table-cell>
          <table:table-cell table:number-columns-repeated="2"/>
          <table:table-cell table:formula="of:=AVERAGE([.A218:.E218])" office:value-type="float" office:value="2885" calcext:value-type="float">
            <text:p>2885</text:p>
          </table:table-cell>
          <table:table-cell table:formula="of:=AVERAGE([.G218:.K218])" office:value-type="float" office:value="1825.52" calcext:value-type="float">
            <text:p>1825.52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3317" calcext:value-type="float">
            <text:p>3317</text:p>
          </table:table-cell>
          <table:table-cell office:value-type="float" office:value="3426" calcext:value-type="float">
            <text:p>3426</text:p>
          </table:table-cell>
          <table:table-cell office:value-type="float" office:value="2267" calcext:value-type="float">
            <text:p>2267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float" office:value="1881.76" calcext:value-type="float">
            <text:p>1881.76</text:p>
          </table:table-cell>
          <table:table-cell office:value-type="float" office:value="2158.5" calcext:value-type="float">
            <text:p>2158.5</text:p>
          </table:table-cell>
          <table:table-cell office:value-type="float" office:value="2123.19" calcext:value-type="float">
            <text:p>2123.19</text:p>
          </table:table-cell>
          <table:table-cell office:value-type="float" office:value="1568.82" calcext:value-type="float">
            <text:p>1568.82</text:p>
          </table:table-cell>
          <table:table-cell office:value-type="float" office:value="1545.36" calcext:value-type="float">
            <text:p>1545.36</text:p>
          </table:table-cell>
          <table:table-cell table:number-columns-repeated="2"/>
          <table:table-cell table:formula="of:=AVERAGE([.A219:.E219])" office:value-type="float" office:value="2915.8" calcext:value-type="float">
            <text:p>2915.8</text:p>
          </table:table-cell>
          <table:table-cell table:formula="of:=AVERAGE([.G219:.K219])" office:value-type="float" office:value="1855.526" calcext:value-type="float">
            <text:p>1855.526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3367" calcext:value-type="float">
            <text:p>3367</text:p>
          </table:table-cell>
          <table:table-cell office:value-type="float" office:value="3352" calcext:value-type="float">
            <text:p>3352</text:p>
          </table:table-cell>
          <table:table-cell office:value-type="float" office:value="2262" calcext:value-type="float">
            <text:p>2262</text:p>
          </table:table-cell>
          <table:table-cell office:value-type="float" office:value="2517" calcext:value-type="float">
            <text:p>2517</text:p>
          </table:table-cell>
          <table:table-cell/>
          <table:table-cell office:value-type="float" office:value="1818.2" calcext:value-type="float">
            <text:p>1818.2</text:p>
          </table:table-cell>
          <table:table-cell office:value-type="float" office:value="2086.99" calcext:value-type="float">
            <text:p>2086.99</text:p>
          </table:table-cell>
          <table:table-cell office:value-type="float" office:value="2116.8" calcext:value-type="float">
            <text:p>2116.8</text:p>
          </table:table-cell>
          <table:table-cell office:value-type="float" office:value="1549.93" calcext:value-type="float">
            <text:p>1549.93</text:p>
          </table:table-cell>
          <table:table-cell office:value-type="float" office:value="1639.15" calcext:value-type="float">
            <text:p>1639.15</text:p>
          </table:table-cell>
          <table:table-cell table:number-columns-repeated="2"/>
          <table:table-cell table:formula="of:=AVERAGE([.A220:.E220])" office:value-type="float" office:value="2892.6" calcext:value-type="float">
            <text:p>2892.6</text:p>
          </table:table-cell>
          <table:table-cell table:formula="of:=AVERAGE([.G220:.K220])" office:value-type="float" office:value="1842.214" calcext:value-type="float">
            <text:p>1842.214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562" calcext:value-type="float">
            <text:p>3562</text:p>
          </table:table-cell>
          <table:table-cell office:value-type="float" office:value="3212" calcext:value-type="float">
            <text:p>3212</text:p>
          </table:table-cell>
          <table:table-cell office:value-type="float" office:value="2367" calcext:value-type="float">
            <text:p>2367</text:p>
          </table:table-cell>
          <table:table-cell office:value-type="float" office:value="2612" calcext:value-type="float">
            <text:p>2612</text:p>
          </table:table-cell>
          <table:table-cell/>
          <table:table-cell office:value-type="float" office:value="1873.91" calcext:value-type="float">
            <text:p>1873.91</text:p>
          </table:table-cell>
          <table:table-cell office:value-type="float" office:value="2154.59" calcext:value-type="float">
            <text:p>2154.59</text:p>
          </table:table-cell>
          <table:table-cell office:value-type="float" office:value="2068.29" calcext:value-type="float">
            <text:p>2068.29</text:p>
          </table:table-cell>
          <table:table-cell office:value-type="float" office:value="1529.73" calcext:value-type="float">
            <text:p>1529.73</text:p>
          </table:table-cell>
          <table:table-cell office:value-type="float" office:value="1508.14" calcext:value-type="float">
            <text:p>1508.14</text:p>
          </table:table-cell>
          <table:table-cell table:number-columns-repeated="2"/>
          <table:table-cell table:formula="of:=AVERAGE([.A221:.E221])" office:value-type="float" office:value="2982" calcext:value-type="float">
            <text:p>2982</text:p>
          </table:table-cell>
          <table:table-cell table:formula="of:=AVERAGE([.G221:.K221])" office:value-type="float" office:value="1826.932" calcext:value-type="float">
            <text:p>1826.932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3307" calcext:value-type="float">
            <text:p>3307</text:p>
          </table:table-cell>
          <table:table-cell office:value-type="float" office:value="3242" calcext:value-type="float">
            <text:p>3242</text:p>
          </table:table-cell>
          <table:table-cell office:value-type="float" office:value="2297" calcext:value-type="float">
            <text:p>2297</text:p>
          </table:table-cell>
          <table:table-cell office:value-type="float" office:value="2787" calcext:value-type="float">
            <text:p>2787</text:p>
          </table:table-cell>
          <table:table-cell/>
          <table:table-cell office:value-type="float" office:value="1893.14" calcext:value-type="float">
            <text:p>1893.14</text:p>
          </table:table-cell>
          <table:table-cell office:value-type="float" office:value="2319.41" calcext:value-type="float">
            <text:p>2319.41</text:p>
          </table:table-cell>
          <table:table-cell office:value-type="float" office:value="2087.46" calcext:value-type="float">
            <text:p>2087.46</text:p>
          </table:table-cell>
          <table:table-cell office:value-type="float" office:value="1583.79" calcext:value-type="float">
            <text:p>1583.79</text:p>
          </table:table-cell>
          <table:table-cell office:value-type="float" office:value="1548.93" calcext:value-type="float">
            <text:p>1548.93</text:p>
          </table:table-cell>
          <table:table-cell table:number-columns-repeated="2"/>
          <table:table-cell table:formula="of:=AVERAGE([.A222:.E222])" office:value-type="float" office:value="2894" calcext:value-type="float">
            <text:p>2894</text:p>
          </table:table-cell>
          <table:table-cell table:formula="of:=AVERAGE([.G222:.K222])" office:value-type="float" office:value="1886.546" calcext:value-type="float">
            <text:p>1886.546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3327" calcext:value-type="float">
            <text:p>3327</text:p>
          </table:table-cell>
          <table:table-cell office:value-type="float" office:value="3442" calcext:value-type="float">
            <text:p>3442</text:p>
          </table:table-cell>
          <table:table-cell office:value-type="float" office:value="2432" calcext:value-type="float">
            <text:p>2432</text:p>
          </table:table-cell>
          <table:table-cell office:value-type="float" office:value="2447" calcext:value-type="float">
            <text:p>2447</text:p>
          </table:table-cell>
          <table:table-cell/>
          <table:table-cell office:value-type="float" office:value="2013.5" calcext:value-type="float">
            <text:p>2013.5</text:p>
          </table:table-cell>
          <table:table-cell office:value-type="float" office:value="2130.8" calcext:value-type="float">
            <text:p>2130.8</text:p>
          </table:table-cell>
          <table:table-cell office:value-type="float" office:value="2066.9" calcext:value-type="float">
            <text:p>2066.9</text:p>
          </table:table-cell>
          <table:table-cell office:value-type="float" office:value="1494.06" calcext:value-type="float">
            <text:p>1494.06</text:p>
          </table:table-cell>
          <table:table-cell office:value-type="float" office:value="1513.57" calcext:value-type="float">
            <text:p>1513.57</text:p>
          </table:table-cell>
          <table:table-cell table:number-columns-repeated="2"/>
          <table:table-cell table:formula="of:=AVERAGE([.A223:.E223])" office:value-type="float" office:value="2942" calcext:value-type="float">
            <text:p>2942</text:p>
          </table:table-cell>
          <table:table-cell table:formula="of:=AVERAGE([.G223:.K223])" office:value-type="float" office:value="1843.766" calcext:value-type="float">
            <text:p>1843.766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3292" calcext:value-type="float">
            <text:p>3292</text:p>
          </table:table-cell>
          <table:table-cell office:value-type="float" office:value="3506" calcext:value-type="float">
            <text:p>3506</text:p>
          </table:table-cell>
          <table:table-cell office:value-type="float" office:value="2282" calcext:value-type="float">
            <text:p>2282</text:p>
          </table:table-cell>
          <table:table-cell office:value-type="float" office:value="2582" calcext:value-type="float">
            <text:p>2582</text:p>
          </table:table-cell>
          <table:table-cell/>
          <table:table-cell office:value-type="float" office:value="1977.1" calcext:value-type="float">
            <text:p>1977.1</text:p>
          </table:table-cell>
          <table:table-cell office:value-type="float" office:value="2139.48" calcext:value-type="float">
            <text:p>2139.48</text:p>
          </table:table-cell>
          <table:table-cell office:value-type="float" office:value="2174.87" calcext:value-type="float">
            <text:p>2174.87</text:p>
          </table:table-cell>
          <table:table-cell office:value-type="float" office:value="1532.76" calcext:value-type="float">
            <text:p>1532.76</text:p>
          </table:table-cell>
          <table:table-cell office:value-type="float" office:value="1589.16" calcext:value-type="float">
            <text:p>1589.16</text:p>
          </table:table-cell>
          <table:table-cell table:number-columns-repeated="2"/>
          <table:table-cell table:formula="of:=AVERAGE([.A224:.E224])" office:value-type="float" office:value="2943.8" calcext:value-type="float">
            <text:p>2943.8</text:p>
          </table:table-cell>
          <table:table-cell table:formula="of:=AVERAGE([.G224:.K224])" office:value-type="float" office:value="1882.674" calcext:value-type="float">
            <text:p>1882.674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3342" calcext:value-type="float">
            <text:p>3342</text:p>
          </table:table-cell>
          <table:table-cell office:value-type="float" office:value="3447" calcext:value-type="float">
            <text:p>3447</text:p>
          </table:table-cell>
          <table:table-cell office:value-type="float" office:value="2367" calcext:value-type="float">
            <text:p>2367</text:p>
          </table:table-cell>
          <table:table-cell office:value-type="float" office:value="3027" calcext:value-type="float">
            <text:p>3027</text:p>
          </table:table-cell>
          <table:table-cell/>
          <table:table-cell office:value-type="float" office:value="1833.25" calcext:value-type="float">
            <text:p>1833.25</text:p>
          </table:table-cell>
          <table:table-cell office:value-type="float" office:value="2061.11" calcext:value-type="float">
            <text:p>2061.11</text:p>
          </table:table-cell>
          <table:table-cell office:value-type="float" office:value="2245.23" calcext:value-type="float">
            <text:p>2245.23</text:p>
          </table:table-cell>
          <table:table-cell office:value-type="float" office:value="1636.43" calcext:value-type="float">
            <text:p>1636.43</text:p>
          </table:table-cell>
          <table:table-cell office:value-type="float" office:value="1604.79" calcext:value-type="float">
            <text:p>1604.79</text:p>
          </table:table-cell>
          <table:table-cell table:number-columns-repeated="2"/>
          <table:table-cell table:formula="of:=AVERAGE([.A225:.E225])" office:value-type="float" office:value="3027" calcext:value-type="float">
            <text:p>3027</text:p>
          </table:table-cell>
          <table:table-cell table:formula="of:=AVERAGE([.G225:.K225])" office:value-type="float" office:value="1876.162" calcext:value-type="float">
            <text:p>1876.162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3402" calcext:value-type="float">
            <text:p>3402</text:p>
          </table:table-cell>
          <table:table-cell office:value-type="float" office:value="3376" calcext:value-type="float">
            <text:p>3376</text:p>
          </table:table-cell>
          <table:table-cell office:value-type="float" office:value="2302" calcext:value-type="float">
            <text:p>2302</text:p>
          </table:table-cell>
          <table:table-cell office:value-type="float" office:value="2652" calcext:value-type="float">
            <text:p>2652</text:p>
          </table:table-cell>
          <table:table-cell/>
          <table:table-cell office:value-type="float" office:value="1934.49" calcext:value-type="float">
            <text:p>1934.49</text:p>
          </table:table-cell>
          <table:table-cell office:value-type="float" office:value="2134.26" calcext:value-type="float">
            <text:p>2134.26</text:p>
          </table:table-cell>
          <table:table-cell office:value-type="float" office:value="2112.84" calcext:value-type="float">
            <text:p>2112.84</text:p>
          </table:table-cell>
          <table:table-cell office:value-type="float" office:value="1617.71" calcext:value-type="float">
            <text:p>1617.71</text:p>
          </table:table-cell>
          <table:table-cell office:value-type="float" office:value="1591.13" calcext:value-type="float">
            <text:p>1591.13</text:p>
          </table:table-cell>
          <table:table-cell table:number-columns-repeated="2"/>
          <table:table-cell table:formula="of:=AVERAGE([.A226:.E226])" office:value-type="float" office:value="2980.8" calcext:value-type="float">
            <text:p>2980.8</text:p>
          </table:table-cell>
          <table:table-cell table:formula="of:=AVERAGE([.G226:.K226])" office:value-type="float" office:value="1878.086" calcext:value-type="float">
            <text:p>1878.086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3706" calcext:value-type="float">
            <text:p>3706</text:p>
          </table:table-cell>
          <table:table-cell office:value-type="float" office:value="3492" calcext:value-type="float">
            <text:p>3492</text:p>
          </table:table-cell>
          <table:table-cell office:value-type="float" office:value="2397" calcext:value-type="float">
            <text:p>2397</text:p>
          </table:table-cell>
          <table:table-cell office:value-type="float" office:value="2734" calcext:value-type="float">
            <text:p>2734</text:p>
          </table:table-cell>
          <table:table-cell/>
          <table:table-cell office:value-type="float" office:value="1958.5" calcext:value-type="float">
            <text:p>1958.5</text:p>
          </table:table-cell>
          <table:table-cell office:value-type="float" office:value="2156.15" calcext:value-type="float">
            <text:p>2156.15</text:p>
          </table:table-cell>
          <table:table-cell office:value-type="float" office:value="2204.33" calcext:value-type="float">
            <text:p>2204.33</text:p>
          </table:table-cell>
          <table:table-cell office:value-type="float" office:value="1542.2" calcext:value-type="float">
            <text:p>1542.2</text:p>
          </table:table-cell>
          <table:table-cell office:value-type="float" office:value="1474.16" calcext:value-type="float">
            <text:p>1474.16</text:p>
          </table:table-cell>
          <table:table-cell table:number-columns-repeated="2"/>
          <table:table-cell table:formula="of:=AVERAGE([.A227:.E227])" office:value-type="float" office:value="3050.2" calcext:value-type="float">
            <text:p>3050.2</text:p>
          </table:table-cell>
          <table:table-cell table:formula="of:=AVERAGE([.G227:.K227])" office:value-type="float" office:value="1867.068" calcext:value-type="float">
            <text:p>1867.068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3292" calcext:value-type="float">
            <text:p>3292</text:p>
          </table:table-cell>
          <table:table-cell office:value-type="float" office:value="3741" calcext:value-type="float">
            <text:p>3741</text:p>
          </table:table-cell>
          <table:table-cell office:value-type="float" office:value="2432" calcext:value-type="float">
            <text:p>2432</text:p>
          </table:table-cell>
          <table:table-cell office:value-type="float" office:value="2872" calcext:value-type="float">
            <text:p>2872</text:p>
          </table:table-cell>
          <table:table-cell/>
          <table:table-cell office:value-type="float" office:value="1866.43" calcext:value-type="float">
            <text:p>1866.43</text:p>
          </table:table-cell>
          <table:table-cell office:value-type="float" office:value="2203.57" calcext:value-type="float">
            <text:p>2203.57</text:p>
          </table:table-cell>
          <table:table-cell office:value-type="float" office:value="2258.26" calcext:value-type="float">
            <text:p>2258.26</text:p>
          </table:table-cell>
          <table:table-cell office:value-type="float" office:value="1667.72" calcext:value-type="float">
            <text:p>1667.72</text:p>
          </table:table-cell>
          <table:table-cell office:value-type="float" office:value="1588.77" calcext:value-type="float">
            <text:p>1588.77</text:p>
          </table:table-cell>
          <table:table-cell table:number-columns-repeated="2"/>
          <table:table-cell table:formula="of:=AVERAGE([.A228:.E228])" office:value-type="float" office:value="3067.8" calcext:value-type="float">
            <text:p>3067.8</text:p>
          </table:table-cell>
          <table:table-cell table:formula="of:=AVERAGE([.G228:.K228])" office:value-type="float" office:value="1916.95" calcext:value-type="float">
            <text:p>1916.95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3347" calcext:value-type="float">
            <text:p>3347</text:p>
          </table:table-cell>
          <table:table-cell office:value-type="float" office:value="3225" calcext:value-type="float">
            <text:p>3225</text:p>
          </table:table-cell>
          <table:table-cell office:value-type="float" office:value="2187" calcext:value-type="float">
            <text:p>2187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float" office:value="1906.31" calcext:value-type="float">
            <text:p>1906.31</text:p>
          </table:table-cell>
          <table:table-cell office:value-type="float" office:value="2270.25" calcext:value-type="float">
            <text:p>2270.25</text:p>
          </table:table-cell>
          <table:table-cell office:value-type="float" office:value="2150.78" calcext:value-type="float">
            <text:p>2150.78</text:p>
          </table:table-cell>
          <table:table-cell office:value-type="float" office:value="1620.91" calcext:value-type="float">
            <text:p>1620.91</text:p>
          </table:table-cell>
          <table:table-cell office:value-type="float" office:value="1615.34" calcext:value-type="float">
            <text:p>1615.34</text:p>
          </table:table-cell>
          <table:table-cell table:number-columns-repeated="2"/>
          <table:table-cell table:formula="of:=AVERAGE([.A229:.E229])" office:value-type="float" office:value="2825.6" calcext:value-type="float">
            <text:p>2825.6</text:p>
          </table:table-cell>
          <table:table-cell table:formula="of:=AVERAGE([.G229:.K229])" office:value-type="float" office:value="1912.718" calcext:value-type="float">
            <text:p>1912.718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3522" calcext:value-type="float">
            <text:p>3522</text:p>
          </table:table-cell>
          <table:table-cell office:value-type="float" office:value="3412" calcext:value-type="float">
            <text:p>3412</text:p>
          </table:table-cell>
          <table:table-cell office:value-type="float" office:value="2362" calcext:value-type="float">
            <text:p>2362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2054.55" calcext:value-type="float">
            <text:p>2054.55</text:p>
          </table:table-cell>
          <table:table-cell office:value-type="float" office:value="2155.15" calcext:value-type="float">
            <text:p>2155.15</text:p>
          </table:table-cell>
          <table:table-cell office:value-type="float" office:value="2167.28" calcext:value-type="float">
            <text:p>2167.28</text:p>
          </table:table-cell>
          <table:table-cell office:value-type="float" office:value="1568.29" calcext:value-type="float">
            <text:p>1568.29</text:p>
          </table:table-cell>
          <table:table-cell office:value-type="float" office:value="1520.5" calcext:value-type="float">
            <text:p>1520.5</text:p>
          </table:table-cell>
          <table:table-cell table:number-columns-repeated="2"/>
          <table:table-cell table:formula="of:=AVERAGE([.A230:.E230])" office:value-type="float" office:value="3039" calcext:value-type="float">
            <text:p>3039</text:p>
          </table:table-cell>
          <table:table-cell table:formula="of:=AVERAGE([.G230:.K230])" office:value-type="float" office:value="1893.154" calcext:value-type="float">
            <text:p>1893.154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3337" calcext:value-type="float">
            <text:p>3337</text:p>
          </table:table-cell>
          <table:table-cell office:value-type="float" office:value="3507" calcext:value-type="float">
            <text:p>3507</text:p>
          </table:table-cell>
          <table:table-cell office:value-type="float" office:value="2291" calcext:value-type="float">
            <text:p>2291</text:p>
          </table:table-cell>
          <table:table-cell office:value-type="float" office:value="2842" calcext:value-type="float">
            <text:p>2842</text:p>
          </table:table-cell>
          <table:table-cell/>
          <table:table-cell office:value-type="float" office:value="1897.36" calcext:value-type="float">
            <text:p>1897.36</text:p>
          </table:table-cell>
          <table:table-cell office:value-type="float" office:value="2026" calcext:value-type="float">
            <text:p>2026</text:p>
          </table:table-cell>
          <table:table-cell office:value-type="float" office:value="2212.62" calcext:value-type="float">
            <text:p>2212.62</text:p>
          </table:table-cell>
          <table:table-cell office:value-type="float" office:value="1536.73" calcext:value-type="float">
            <text:p>1536.73</text:p>
          </table:table-cell>
          <table:table-cell office:value-type="float" office:value="1496.58" calcext:value-type="float">
            <text:p>1496.58</text:p>
          </table:table-cell>
          <table:table-cell table:number-columns-repeated="2"/>
          <table:table-cell table:formula="of:=AVERAGE([.A231:.E231])" office:value-type="float" office:value="2980.8" calcext:value-type="float">
            <text:p>2980.8</text:p>
          </table:table-cell>
          <table:table-cell table:formula="of:=AVERAGE([.G231:.K231])" office:value-type="float" office:value="1833.858" calcext:value-type="float">
            <text:p>1833.858</text:p>
          </table:table-cell>
        </table:table-row>
      </table:table>
      <table:table table:name="distanceL_16" table:style-name="ta1">
        <table:shapes>
          <draw:frame draw:z-index="0" draw:style-name="gr1" draw:text-style-name="P1" svg:width="15.999cm" svg:height="8.999cm" svg:x="28.145cm" svg:y="0.1cm">
            <draw:object draw:notify-on-update-of-ranges="distanceL_16.N1:distanceL_16.N1 distanceL_16.N2:distanceL_16.N231 distanceL_16.O1:distanceL_16.O1 distanceL_16.O2:distanceL_16.O2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832" calcext:value-type="float">
            <text:p>1832</text:p>
          </table:table-cell>
          <table:table-cell office:value-type="float" office:value="1482" calcext:value-type="float">
            <text:p>1482</text:p>
          </table:table-cell>
          <table:table-cell office:value-type="float" office:value="1527" calcext:value-type="float">
            <text:p>1527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float" office:value="558.49" calcext:value-type="float">
            <text:p>558.49</text:p>
          </table:table-cell>
          <table:table-cell office:value-type="float" office:value="611.69" calcext:value-type="float">
            <text:p>611.69</text:p>
          </table:table-cell>
          <table:table-cell office:value-type="float" office:value="553.37" calcext:value-type="float">
            <text:p>553.37</text:p>
          </table:table-cell>
          <table:table-cell office:value-type="float" office:value="611.37" calcext:value-type="float">
            <text:p>611.37</text:p>
          </table:table-cell>
          <table:table-cell office:value-type="float" office:value="591.7" calcext:value-type="float">
            <text:p>591.7</text:p>
          </table:table-cell>
          <table:table-cell table:number-columns-repeated="2"/>
          <table:table-cell table:formula="of:=AVERAGE([.A2:.E2])" office:value-type="float" office:value="1468" calcext:value-type="float">
            <text:p>1468</text:p>
          </table:table-cell>
          <table:table-cell table:formula="of:=AVERAGE([.G2:.K2])" office:value-type="float" office:value="585.324" calcext:value-type="float">
            <text:p>585.32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693" calcext:value-type="float">
            <text:p>1693</text:p>
          </table:table-cell>
          <table:table-cell office:value-type="float" office:value="1752" calcext:value-type="float">
            <text:p>1752</text:p>
          </table:table-cell>
          <table:table-cell office:value-type="float" office:value="1522" calcext:value-type="float">
            <text:p>1522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float" office:value="703.1" calcext:value-type="float">
            <text:p>703.1</text:p>
          </table:table-cell>
          <table:table-cell office:value-type="float" office:value="827.47" calcext:value-type="float">
            <text:p>827.47</text:p>
          </table:table-cell>
          <table:table-cell office:value-type="float" office:value="637.69" calcext:value-type="float">
            <text:p>637.69</text:p>
          </table:table-cell>
          <table:table-cell office:value-type="float" office:value="843.91" calcext:value-type="float">
            <text:p>843.91</text:p>
          </table:table-cell>
          <table:table-cell office:value-type="float" office:value="762.12" calcext:value-type="float">
            <text:p>762.12</text:p>
          </table:table-cell>
          <table:table-cell table:number-columns-repeated="2"/>
          <table:table-cell table:formula="of:=AVERAGE([.A3:.E3])" office:value-type="float" office:value="1660.8" calcext:value-type="float">
            <text:p>1660.8</text:p>
          </table:table-cell>
          <table:table-cell table:formula="of:=AVERAGE([.G3:.K3])" office:value-type="float" office:value="754.858" calcext:value-type="float">
            <text:p>754.858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837" calcext:value-type="float">
            <text:p>1837</text:p>
          </table:table-cell>
          <table:table-cell office:value-type="float" office:value="2067" calcext:value-type="float">
            <text:p>2067</text:p>
          </table:table-cell>
          <table:table-cell office:value-type="float" office:value="2052" calcext:value-type="float">
            <text:p>2052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784.8" calcext:value-type="float">
            <text:p>784.8</text:p>
          </table:table-cell>
          <table:table-cell office:value-type="float" office:value="919.12" calcext:value-type="float">
            <text:p>919.12</text:p>
          </table:table-cell>
          <table:table-cell office:value-type="float" office:value="767.3" calcext:value-type="float">
            <text:p>767.3</text:p>
          </table:table-cell>
          <table:table-cell office:value-type="float" office:value="1037.7" calcext:value-type="float">
            <text:p>1037.7</text:p>
          </table:table-cell>
          <table:table-cell office:value-type="float" office:value="916.88" calcext:value-type="float">
            <text:p>916.88</text:p>
          </table:table-cell>
          <table:table-cell table:number-columns-repeated="2"/>
          <table:table-cell table:formula="of:=AVERAGE([.A4:.E4])" office:value-type="float" office:value="1863" calcext:value-type="float">
            <text:p>1863</text:p>
          </table:table-cell>
          <table:table-cell table:formula="of:=AVERAGE([.G4:.K4])" office:value-type="float" office:value="885.16" calcext:value-type="float">
            <text:p>885.16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218" calcext:value-type="float">
            <text:p>2218</text:p>
          </table:table-cell>
          <table:table-cell office:value-type="float" office:value="2167" calcext:value-type="float">
            <text:p>2167</text:p>
          </table:table-cell>
          <table:table-cell office:value-type="float" office:value="2287" calcext:value-type="float">
            <text:p>2287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921.72" calcext:value-type="float">
            <text:p>921.72</text:p>
          </table:table-cell>
          <table:table-cell office:value-type="float" office:value="1061.89" calcext:value-type="float">
            <text:p>1061.89</text:p>
          </table:table-cell>
          <table:table-cell office:value-type="float" office:value="1046.73" calcext:value-type="float">
            <text:p>1046.73</text:p>
          </table:table-cell>
          <table:table-cell office:value-type="float" office:value="1292.38" calcext:value-type="float">
            <text:p>1292.38</text:p>
          </table:table-cell>
          <table:table-cell office:value-type="float" office:value="977.81" calcext:value-type="float">
            <text:p>977.81</text:p>
          </table:table-cell>
          <table:table-cell table:number-columns-repeated="2"/>
          <table:table-cell table:formula="of:=AVERAGE([.A5:.E5])" office:value-type="float" office:value="2181.8" calcext:value-type="float">
            <text:p>2181.8</text:p>
          </table:table-cell>
          <table:table-cell table:formula="of:=AVERAGE([.G5:.K5])" office:value-type="float" office:value="1060.106" calcext:value-type="float">
            <text:p>1060.106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367" calcext:value-type="float">
            <text:p>2367</text:p>
          </table:table-cell>
          <table:table-cell office:value-type="float" office:value="2427" calcext:value-type="float">
            <text:p>2427</text:p>
          </table:table-cell>
          <table:table-cell office:value-type="float" office:value="2277" calcext:value-type="float">
            <text:p>2277</text:p>
          </table:table-cell>
          <table:table-cell office:value-type="float" office:value="2209" calcext:value-type="float">
            <text:p>2209</text:p>
          </table:table-cell>
          <table:table-cell/>
          <table:table-cell office:value-type="float" office:value="879.71" calcext:value-type="float">
            <text:p>879.71</text:p>
          </table:table-cell>
          <table:table-cell office:value-type="float" office:value="1097.81" calcext:value-type="float">
            <text:p>1097.81</text:p>
          </table:table-cell>
          <table:table-cell office:value-type="float" office:value="1359.14" calcext:value-type="float">
            <text:p>1359.14</text:p>
          </table:table-cell>
          <table:table-cell office:value-type="float" office:value="1342.89" calcext:value-type="float">
            <text:p>1342.89</text:p>
          </table:table-cell>
          <table:table-cell office:value-type="float" office:value="1130.1" calcext:value-type="float">
            <text:p>1130.1</text:p>
          </table:table-cell>
          <table:table-cell table:number-columns-repeated="2"/>
          <table:table-cell table:formula="of:=AVERAGE([.A6:.E6])" office:value-type="float" office:value="2217.4" calcext:value-type="float">
            <text:p>2217.4</text:p>
          </table:table-cell>
          <table:table-cell table:formula="of:=AVERAGE([.G6:.K6])" office:value-type="float" office:value="1161.93" calcext:value-type="float">
            <text:p>1161.93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2217" calcext:value-type="float">
            <text:p>2217</text:p>
          </table:table-cell>
          <table:table-cell office:value-type="float" office:value="2712" calcext:value-type="float">
            <text:p>2712</text:p>
          </table:table-cell>
          <table:table-cell office:value-type="float" office:value="2482" calcext:value-type="float">
            <text:p>2482</text:p>
          </table:table-cell>
          <table:table-cell office:value-type="float" office:value="2329" calcext:value-type="float">
            <text:p>2329</text:p>
          </table:table-cell>
          <table:table-cell/>
          <table:table-cell office:value-type="float" office:value="1043.79" calcext:value-type="float">
            <text:p>1043.79</text:p>
          </table:table-cell>
          <table:table-cell office:value-type="float" office:value="1209" calcext:value-type="float">
            <text:p>1209</text:p>
          </table:table-cell>
          <table:table-cell office:value-type="float" office:value="1286.95" calcext:value-type="float">
            <text:p>1286.95</text:p>
          </table:table-cell>
          <table:table-cell office:value-type="float" office:value="1436.48" calcext:value-type="float">
            <text:p>1436.48</text:p>
          </table:table-cell>
          <table:table-cell office:value-type="float" office:value="1312.43" calcext:value-type="float">
            <text:p>1312.43</text:p>
          </table:table-cell>
          <table:table-cell table:number-columns-repeated="2"/>
          <table:table-cell table:formula="of:=AVERAGE([.A7:.E7])" office:value-type="float" office:value="2327.4" calcext:value-type="float">
            <text:p>2327.4</text:p>
          </table:table-cell>
          <table:table-cell table:formula="of:=AVERAGE([.G7:.K7])" office:value-type="float" office:value="1257.73" calcext:value-type="float">
            <text:p>1257.73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2397" calcext:value-type="float">
            <text:p>2397</text:p>
          </table:table-cell>
          <table:table-cell office:value-type="float" office:value="2495" calcext:value-type="float">
            <text:p>2495</text:p>
          </table:table-cell>
          <table:table-cell office:value-type="float" office:value="2447" calcext:value-type="float">
            <text:p>2447</text:p>
          </table:table-cell>
          <table:table-cell office:value-type="float" office:value="2702" calcext:value-type="float">
            <text:p>2702</text:p>
          </table:table-cell>
          <table:table-cell/>
          <table:table-cell office:value-type="float" office:value="1016.29" calcext:value-type="float">
            <text:p>1016.29</text:p>
          </table:table-cell>
          <table:table-cell office:value-type="float" office:value="1368.6" calcext:value-type="float">
            <text:p>1368.6</text:p>
          </table:table-cell>
          <table:table-cell office:value-type="float" office:value="1550.53" calcext:value-type="float">
            <text:p>1550.53</text:p>
          </table:table-cell>
          <table:table-cell office:value-type="float" office:value="1387.75" calcext:value-type="float">
            <text:p>1387.75</text:p>
          </table:table-cell>
          <table:table-cell office:value-type="float" office:value="1322.84" calcext:value-type="float">
            <text:p>1322.84</text:p>
          </table:table-cell>
          <table:table-cell table:number-columns-repeated="2"/>
          <table:table-cell table:formula="of:=AVERAGE([.A8:.E8])" office:value-type="float" office:value="2478.6" calcext:value-type="float">
            <text:p>2478.6</text:p>
          </table:table-cell>
          <table:table-cell table:formula="of:=AVERAGE([.G8:.K8])" office:value-type="float" office:value="1329.202" calcext:value-type="float">
            <text:p>1329.20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85" calcext:value-type="float">
            <text:p>2285</text:p>
          </table:table-cell>
          <table:table-cell office:value-type="float" office:value="2547" calcext:value-type="float">
            <text:p>2547</text:p>
          </table:table-cell>
          <table:table-cell office:value-type="float" office:value="2347" calcext:value-type="float">
            <text:p>2347</text:p>
          </table:table-cell>
          <table:table-cell office:value-type="float" office:value="2427" calcext:value-type="float">
            <text:p>2427</text:p>
          </table:table-cell>
          <table:table-cell/>
          <table:table-cell office:value-type="float" office:value="1093.03" calcext:value-type="float">
            <text:p>1093.03</text:p>
          </table:table-cell>
          <table:table-cell office:value-type="float" office:value="1302.02" calcext:value-type="float">
            <text:p>1302.02</text:p>
          </table:table-cell>
          <table:table-cell office:value-type="float" office:value="1425.97" calcext:value-type="float">
            <text:p>1425.97</text:p>
          </table:table-cell>
          <table:table-cell office:value-type="float" office:value="1387.95" calcext:value-type="float">
            <text:p>1387.95</text:p>
          </table:table-cell>
          <table:table-cell office:value-type="float" office:value="1269.5" calcext:value-type="float">
            <text:p>1269.5</text:p>
          </table:table-cell>
          <table:table-cell table:number-columns-repeated="2"/>
          <table:table-cell table:formula="of:=AVERAGE([.A9:.E9])" office:value-type="float" office:value="2323.6" calcext:value-type="float">
            <text:p>2323.6</text:p>
          </table:table-cell>
          <table:table-cell table:formula="of:=AVERAGE([.G9:.K9])" office:value-type="float" office:value="1295.694" calcext:value-type="float">
            <text:p>1295.694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652" calcext:value-type="float">
            <text:p>2652</text:p>
          </table:table-cell>
          <table:table-cell office:value-type="float" office:value="2537" calcext:value-type="float">
            <text:p>2537</text:p>
          </table:table-cell>
          <table:table-cell office:value-type="float" office:value="2302" calcext:value-type="float">
            <text:p>2302</text:p>
          </table:table-cell>
          <table:table-cell office:value-type="float" office:value="2397" calcext:value-type="float">
            <text:p>2397</text:p>
          </table:table-cell>
          <table:table-cell/>
          <table:table-cell office:value-type="float" office:value="1190.03" calcext:value-type="float">
            <text:p>1190.03</text:p>
          </table:table-cell>
          <table:table-cell office:value-type="float" office:value="1469.4" calcext:value-type="float">
            <text:p>1469.4</text:p>
          </table:table-cell>
          <table:table-cell office:value-type="float" office:value="1552.9" calcext:value-type="float">
            <text:p>1552.9</text:p>
          </table:table-cell>
          <table:table-cell office:value-type="float" office:value="1291.72" calcext:value-type="float">
            <text:p>1291.72</text:p>
          </table:table-cell>
          <table:table-cell office:value-type="float" office:value="1293.14" calcext:value-type="float">
            <text:p>1293.14</text:p>
          </table:table-cell>
          <table:table-cell table:number-columns-repeated="2"/>
          <table:table-cell table:formula="of:=AVERAGE([.A10:.E10])" office:value-type="float" office:value="2384" calcext:value-type="float">
            <text:p>2384</text:p>
          </table:table-cell>
          <table:table-cell table:formula="of:=AVERAGE([.G10:.K10])" office:value-type="float" office:value="1359.438" calcext:value-type="float">
            <text:p>1359.43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697" calcext:value-type="float">
            <text:p>2697</text:p>
          </table:table-cell>
          <table:table-cell office:value-type="float" office:value="2532" calcext:value-type="float">
            <text:p>2532</text:p>
          </table:table-cell>
          <table:table-cell office:value-type="float" office:value="2462" calcext:value-type="float">
            <text:p>2462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float" office:value="975.54" calcext:value-type="float">
            <text:p>975.54</text:p>
          </table:table-cell>
          <table:table-cell office:value-type="float" office:value="1585.12" calcext:value-type="float">
            <text:p>1585.12</text:p>
          </table:table-cell>
          <table:table-cell office:value-type="float" office:value="1591.81" calcext:value-type="float">
            <text:p>1591.81</text:p>
          </table:table-cell>
          <table:table-cell office:value-type="float" office:value="1334.84" calcext:value-type="float">
            <text:p>1334.84</text:p>
          </table:table-cell>
          <table:table-cell office:value-type="float" office:value="1373.1" calcext:value-type="float">
            <text:p>1373.1</text:p>
          </table:table-cell>
          <table:table-cell table:number-columns-repeated="2"/>
          <table:table-cell table:formula="of:=AVERAGE([.A11:.E11])" office:value-type="float" office:value="2500.6" calcext:value-type="float">
            <text:p>2500.6</text:p>
          </table:table-cell>
          <table:table-cell table:formula="of:=AVERAGE([.G11:.K11])" office:value-type="float" office:value="1372.082" calcext:value-type="float">
            <text:p>1372.082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2762" calcext:value-type="float">
            <text:p>2762</text:p>
          </table:table-cell>
          <table:table-cell office:value-type="float" office:value="2632" calcext:value-type="float">
            <text:p>2632</text:p>
          </table:table-cell>
          <table:table-cell office:value-type="float" office:value="2322" calcext:value-type="float">
            <text:p>2322</text:p>
          </table:table-cell>
          <table:table-cell office:value-type="float" office:value="2942" calcext:value-type="float">
            <text:p>2942</text:p>
          </table:table-cell>
          <table:table-cell/>
          <table:table-cell office:value-type="float" office:value="999.57" calcext:value-type="float">
            <text:p>999.57</text:p>
          </table:table-cell>
          <table:table-cell office:value-type="float" office:value="1569.74" calcext:value-type="float">
            <text:p>1569.74</text:p>
          </table:table-cell>
          <table:table-cell office:value-type="float" office:value="1382.5" calcext:value-type="float">
            <text:p>1382.5</text:p>
          </table:table-cell>
          <table:table-cell office:value-type="float" office:value="1185.15" calcext:value-type="float">
            <text:p>1185.15</text:p>
          </table:table-cell>
          <table:table-cell office:value-type="float" office:value="1483.88" calcext:value-type="float">
            <text:p>1483.88</text:p>
          </table:table-cell>
          <table:table-cell table:number-columns-repeated="2"/>
          <table:table-cell table:formula="of:=AVERAGE([.A12:.E12])" office:value-type="float" office:value="2556" calcext:value-type="float">
            <text:p>2556</text:p>
          </table:table-cell>
          <table:table-cell table:formula="of:=AVERAGE([.G12:.K12])" office:value-type="float" office:value="1324.168" calcext:value-type="float">
            <text:p>1324.168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727" calcext:value-type="float">
            <text:p>2727</text:p>
          </table:table-cell>
          <table:table-cell office:value-type="float" office:value="2472" calcext:value-type="float">
            <text:p>2472</text:p>
          </table:table-cell>
          <table:table-cell office:value-type="float" office:value="2387" calcext:value-type="float">
            <text:p>2387</text:p>
          </table:table-cell>
          <table:table-cell office:value-type="float" office:value="2842" calcext:value-type="float">
            <text:p>2842</text:p>
          </table:table-cell>
          <table:table-cell/>
          <table:table-cell office:value-type="float" office:value="987.03" calcext:value-type="float">
            <text:p>987.03</text:p>
          </table:table-cell>
          <table:table-cell office:value-type="float" office:value="1553.13" calcext:value-type="float">
            <text:p>1553.13</text:p>
          </table:table-cell>
          <table:table-cell office:value-type="float" office:value="1509.59" calcext:value-type="float">
            <text:p>1509.59</text:p>
          </table:table-cell>
          <table:table-cell office:value-type="float" office:value="1237.29" calcext:value-type="float">
            <text:p>1237.29</text:p>
          </table:table-cell>
          <table:table-cell office:value-type="float" office:value="1428.04" calcext:value-type="float">
            <text:p>1428.04</text:p>
          </table:table-cell>
          <table:table-cell table:number-columns-repeated="2"/>
          <table:table-cell table:formula="of:=AVERAGE([.A13:.E13])" office:value-type="float" office:value="2499" calcext:value-type="float">
            <text:p>2499</text:p>
          </table:table-cell>
          <table:table-cell table:formula="of:=AVERAGE([.G13:.K13])" office:value-type="float" office:value="1343.016" calcext:value-type="float">
            <text:p>1343.016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887" calcext:value-type="float">
            <text:p>2887</text:p>
          </table:table-cell>
          <table:table-cell office:value-type="float" office:value="3052" calcext:value-type="float">
            <text:p>3052</text:p>
          </table:table-cell>
          <table:table-cell office:value-type="float" office:value="2487" calcext:value-type="float">
            <text:p>2487</text:p>
          </table:table-cell>
          <table:table-cell office:value-type="float" office:value="2986" calcext:value-type="float">
            <text:p>298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771.54" calcext:value-type="float">
            <text:p>1771.54</text:p>
          </table:table-cell>
          <table:table-cell office:value-type="float" office:value="1680.53" calcext:value-type="float">
            <text:p>1680.53</text:p>
          </table:table-cell>
          <table:table-cell office:value-type="float" office:value="1272.08" calcext:value-type="float">
            <text:p>1272.08</text:p>
          </table:table-cell>
          <table:table-cell office:value-type="float" office:value="1651.75" calcext:value-type="float">
            <text:p>1651.75</text:p>
          </table:table-cell>
          <table:table-cell table:number-columns-repeated="2"/>
          <table:table-cell table:formula="of:=AVERAGE([.A14:.E14])" office:value-type="float" office:value="2718.4" calcext:value-type="float">
            <text:p>2718.4</text:p>
          </table:table-cell>
          <table:table-cell table:formula="of:=AVERAGE([.G14:.K14])" office:value-type="float" office:value="1494.78" calcext:value-type="float">
            <text:p>1494.78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3117" calcext:value-type="float">
            <text:p>3117</text:p>
          </table:table-cell>
          <table:table-cell office:value-type="float" office:value="2557" calcext:value-type="float">
            <text:p>2557</text:p>
          </table:table-cell>
          <table:table-cell office:value-type="float" office:value="2072" calcext:value-type="float">
            <text:p>2072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058.87" calcext:value-type="float">
            <text:p>1058.87</text:p>
          </table:table-cell>
          <table:table-cell office:value-type="float" office:value="1735.03" calcext:value-type="float">
            <text:p>1735.03</text:p>
          </table:table-cell>
          <table:table-cell office:value-type="float" office:value="1489.79" calcext:value-type="float">
            <text:p>1489.79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519.79" calcext:value-type="float">
            <text:p>1519.79</text:p>
          </table:table-cell>
          <table:table-cell table:number-columns-repeated="2"/>
          <table:table-cell table:formula="of:=AVERAGE([.A15:.E15])" office:value-type="float" office:value="2516" calcext:value-type="float">
            <text:p>2516</text:p>
          </table:table-cell>
          <table:table-cell table:formula="of:=AVERAGE([.G15:.K15])" office:value-type="float" office:value="1418.262" calcext:value-type="float">
            <text:p>1418.262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922" calcext:value-type="float">
            <text:p>2922</text:p>
          </table:table-cell>
          <table:table-cell office:value-type="float" office:value="2722" calcext:value-type="float">
            <text:p>2722</text:p>
          </table:table-cell>
          <table:table-cell office:value-type="float" office:value="2245" calcext:value-type="float">
            <text:p>2245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float" office:value="1114.94" calcext:value-type="float">
            <text:p>1114.94</text:p>
          </table:table-cell>
          <table:table-cell office:value-type="float" office:value="1636.29" calcext:value-type="float">
            <text:p>1636.29</text:p>
          </table:table-cell>
          <table:table-cell office:value-type="float" office:value="1688.98" calcext:value-type="float">
            <text:p>1688.98</text:p>
          </table:table-cell>
          <table:table-cell office:value-type="float" office:value="1320.8" calcext:value-type="float">
            <text:p>1320.8</text:p>
          </table:table-cell>
          <table:table-cell office:value-type="float" office:value="1476.9" calcext:value-type="float">
            <text:p>1476.9</text:p>
          </table:table-cell>
          <table:table-cell table:number-columns-repeated="2"/>
          <table:table-cell table:formula="of:=AVERAGE([.A16:.E16])" office:value-type="float" office:value="2559.6" calcext:value-type="float">
            <text:p>2559.6</text:p>
          </table:table-cell>
          <table:table-cell table:formula="of:=AVERAGE([.G16:.K16])" office:value-type="float" office:value="1447.582" calcext:value-type="float">
            <text:p>1447.582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2792" calcext:value-type="float">
            <text:p>2792</text:p>
          </table:table-cell>
          <table:table-cell office:value-type="float" office:value="2707" calcext:value-type="float">
            <text:p>2707</text:p>
          </table:table-cell>
          <table:table-cell office:value-type="float" office:value="2202" calcext:value-type="float">
            <text:p>2202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1129.58" calcext:value-type="float">
            <text:p>1129.58</text:p>
          </table:table-cell>
          <table:table-cell office:value-type="float" office:value="1648.31" calcext:value-type="float">
            <text:p>1648.31</text:p>
          </table:table-cell>
          <table:table-cell office:value-type="float" office:value="1757.8" calcext:value-type="float">
            <text:p>1757.8</text:p>
          </table:table-cell>
          <table:table-cell office:value-type="float" office:value="1423.17" calcext:value-type="float">
            <text:p>1423.17</text:p>
          </table:table-cell>
          <table:table-cell office:value-type="float" office:value="1503.99" calcext:value-type="float">
            <text:p>1503.99</text:p>
          </table:table-cell>
          <table:table-cell table:number-columns-repeated="2"/>
          <table:table-cell table:formula="of:=AVERAGE([.A17:.E17])" office:value-type="float" office:value="2535" calcext:value-type="float">
            <text:p>2535</text:p>
          </table:table-cell>
          <table:table-cell table:formula="of:=AVERAGE([.G17:.K17])" office:value-type="float" office:value="1492.57" calcext:value-type="float">
            <text:p>1492.57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2987" calcext:value-type="float">
            <text:p>2987</text:p>
          </table:table-cell>
          <table:table-cell office:value-type="float" office:value="2772" calcext:value-type="float">
            <text:p>2772</text:p>
          </table:table-cell>
          <table:table-cell office:value-type="float" office:value="2392" calcext:value-type="float">
            <text:p>2392</text:p>
          </table:table-cell>
          <table:table-cell office:value-type="float" office:value="3282" calcext:value-type="float">
            <text:p>3282</text:p>
          </table:table-cell>
          <table:table-cell/>
          <table:table-cell office:value-type="float" office:value="1193.67" calcext:value-type="float">
            <text:p>1193.67</text:p>
          </table:table-cell>
          <table:table-cell office:value-type="float" office:value="1756.78" calcext:value-type="float">
            <text:p>1756.78</text:p>
          </table:table-cell>
          <table:table-cell office:value-type="float" office:value="1759.42" calcext:value-type="float">
            <text:p>1759.42</text:p>
          </table:table-cell>
          <table:table-cell office:value-type="float" office:value="1366.41" calcext:value-type="float">
            <text:p>1366.41</text:p>
          </table:table-cell>
          <table:table-cell office:value-type="float" office:value="1630.74" calcext:value-type="float">
            <text:p>1630.74</text:p>
          </table:table-cell>
          <table:table-cell table:number-columns-repeated="2"/>
          <table:table-cell table:formula="of:=AVERAGE([.A18:.E18])" office:value-type="float" office:value="2727" calcext:value-type="float">
            <text:p>2727</text:p>
          </table:table-cell>
          <table:table-cell table:formula="of:=AVERAGE([.G18:.K18])" office:value-type="float" office:value="1541.404" calcext:value-type="float">
            <text:p>1541.404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765" calcext:value-type="float">
            <text:p>2765</text:p>
          </table:table-cell>
          <table:table-cell office:value-type="float" office:value="2607" calcext:value-type="float">
            <text:p>2607</text:p>
          </table:table-cell>
          <table:table-cell office:value-type="float" office:value="2372" calcext:value-type="float">
            <text:p>2372</text:p>
          </table:table-cell>
          <table:table-cell office:value-type="float" office:value="2715" calcext:value-type="float">
            <text:p>2715</text:p>
          </table:table-cell>
          <table:table-cell/>
          <table:table-cell office:value-type="float" office:value="1261.08" calcext:value-type="float">
            <text:p>1261.08</text:p>
          </table:table-cell>
          <table:table-cell office:value-type="float" office:value="1713.21" calcext:value-type="float">
            <text:p>1713.21</text:p>
          </table:table-cell>
          <table:table-cell office:value-type="float" office:value="1624.92" calcext:value-type="float">
            <text:p>1624.92</text:p>
          </table:table-cell>
          <table:table-cell office:value-type="float" office:value="1362.2" calcext:value-type="float">
            <text:p>1362.2</text:p>
          </table:table-cell>
          <table:table-cell office:value-type="float" office:value="1543.48" calcext:value-type="float">
            <text:p>1543.48</text:p>
          </table:table-cell>
          <table:table-cell table:number-columns-repeated="2"/>
          <table:table-cell table:formula="of:=AVERAGE([.A19:.E19])" office:value-type="float" office:value="2543.2" calcext:value-type="float">
            <text:p>2543.2</text:p>
          </table:table-cell>
          <table:table-cell table:formula="of:=AVERAGE([.G19:.K19])" office:value-type="float" office:value="1500.978" calcext:value-type="float">
            <text:p>1500.978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982" calcext:value-type="float">
            <text:p>2982</text:p>
          </table:table-cell>
          <table:table-cell office:value-type="float" office:value="2714" calcext:value-type="float">
            <text:p>2714</text:p>
          </table:table-cell>
          <table:table-cell office:value-type="float" office:value="2267" calcext:value-type="float">
            <text:p>2267</text:p>
          </table:table-cell>
          <table:table-cell office:value-type="float" office:value="2657" calcext:value-type="float">
            <text:p>2657</text:p>
          </table:table-cell>
          <table:table-cell/>
          <table:table-cell office:value-type="float" office:value="1148.6" calcext:value-type="float">
            <text:p>1148.6</text:p>
          </table:table-cell>
          <table:table-cell office:value-type="float" office:value="1691.06" calcext:value-type="float">
            <text:p>1691.06</text:p>
          </table:table-cell>
          <table:table-cell office:value-type="float" office:value="1700.44" calcext:value-type="float">
            <text:p>1700.44</text:p>
          </table:table-cell>
          <table:table-cell office:value-type="float" office:value="1339.69" calcext:value-type="float">
            <text:p>1339.69</text:p>
          </table:table-cell>
          <table:table-cell office:value-type="float" office:value="1575.02" calcext:value-type="float">
            <text:p>1575.02</text:p>
          </table:table-cell>
          <table:table-cell table:number-columns-repeated="2"/>
          <table:table-cell table:formula="of:=AVERAGE([.A20:.E20])" office:value-type="float" office:value="2581.4" calcext:value-type="float">
            <text:p>2581.4</text:p>
          </table:table-cell>
          <table:table-cell table:formula="of:=AVERAGE([.G20:.K20])" office:value-type="float" office:value="1490.962" calcext:value-type="float">
            <text:p>1490.962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2872" calcext:value-type="float">
            <text:p>2872</text:p>
          </table:table-cell>
          <table:table-cell office:value-type="float" office:value="2547" calcext:value-type="float">
            <text:p>2547</text:p>
          </table:table-cell>
          <table:table-cell office:value-type="float" office:value="2167" calcext:value-type="float">
            <text:p>2167</text:p>
          </table:table-cell>
          <table:table-cell office:value-type="float" office:value="2962" calcext:value-type="float">
            <text:p>2962</text:p>
          </table:table-cell>
          <table:table-cell/>
          <table:table-cell office:value-type="float" office:value="1168.14" calcext:value-type="float">
            <text:p>1168.14</text:p>
          </table:table-cell>
          <table:table-cell office:value-type="float" office:value="1847.32" calcext:value-type="float">
            <text:p>1847.32</text:p>
          </table:table-cell>
          <table:table-cell office:value-type="float" office:value="1660.85" calcext:value-type="float">
            <text:p>1660.85</text:p>
          </table:table-cell>
          <table:table-cell office:value-type="float" office:value="1401.22" calcext:value-type="float">
            <text:p>1401.22</text:p>
          </table:table-cell>
          <table:table-cell office:value-type="float" office:value="1592.09" calcext:value-type="float">
            <text:p>1592.09</text:p>
          </table:table-cell>
          <table:table-cell table:number-columns-repeated="2"/>
          <table:table-cell table:formula="of:=AVERAGE([.A21:.E21])" office:value-type="float" office:value="2593" calcext:value-type="float">
            <text:p>2593</text:p>
          </table:table-cell>
          <table:table-cell table:formula="of:=AVERAGE([.G21:.K21])" office:value-type="float" office:value="1533.924" calcext:value-type="float">
            <text:p>1533.924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2990" calcext:value-type="float">
            <text:p>2990</text:p>
          </table:table-cell>
          <table:table-cell office:value-type="float" office:value="2982" calcext:value-type="float">
            <text:p>2982</text:p>
          </table:table-cell>
          <table:table-cell office:value-type="float" office:value="2302" calcext:value-type="float">
            <text:p>2302</text:p>
          </table:table-cell>
          <table:table-cell office:value-type="float" office:value="2607" calcext:value-type="float">
            <text:p>2607</text:p>
          </table:table-cell>
          <table:table-cell/>
          <table:table-cell office:value-type="float" office:value="1242.27" calcext:value-type="float">
            <text:p>1242.27</text:p>
          </table:table-cell>
          <table:table-cell office:value-type="float" office:value="1921.79" calcext:value-type="float">
            <text:p>1921.79</text:p>
          </table:table-cell>
          <table:table-cell office:value-type="float" office:value="1571.95" calcext:value-type="float">
            <text:p>1571.95</text:p>
          </table:table-cell>
          <table:table-cell office:value-type="float" office:value="1460.67" calcext:value-type="float">
            <text:p>1460.67</text:p>
          </table:table-cell>
          <table:table-cell office:value-type="float" office:value="1503.43" calcext:value-type="float">
            <text:p>1503.43</text:p>
          </table:table-cell>
          <table:table-cell table:number-columns-repeated="2"/>
          <table:table-cell table:formula="of:=AVERAGE([.A22:.E22])" office:value-type="float" office:value="2615.6" calcext:value-type="float">
            <text:p>2615.6</text:p>
          </table:table-cell>
          <table:table-cell table:formula="of:=AVERAGE([.G22:.K22])" office:value-type="float" office:value="1540.022" calcext:value-type="float">
            <text:p>1540.022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922" calcext:value-type="float">
            <text:p>2922</text:p>
          </table:table-cell>
          <table:table-cell office:value-type="float" office:value="3022" calcext:value-type="float">
            <text:p>3022</text:p>
          </table:table-cell>
          <table:table-cell office:value-type="float" office:value="2237" calcext:value-type="float">
            <text:p>2237</text:p>
          </table:table-cell>
          <table:table-cell office:value-type="float" office:value="2642" calcext:value-type="float">
            <text:p>2642</text:p>
          </table:table-cell>
          <table:table-cell/>
          <table:table-cell office:value-type="float" office:value="1224.5" calcext:value-type="float">
            <text:p>1224.5</text:p>
          </table:table-cell>
          <table:table-cell office:value-type="float" office:value="1858.85" calcext:value-type="float">
            <text:p>1858.85</text:p>
          </table:table-cell>
          <table:table-cell office:value-type="float" office:value="1606.6" calcext:value-type="float">
            <text:p>1606.6</text:p>
          </table:table-cell>
          <table:table-cell office:value-type="float" office:value="1478.93" calcext:value-type="float">
            <text:p>1478.93</text:p>
          </table:table-cell>
          <table:table-cell office:value-type="float" office:value="1466.67" calcext:value-type="float">
            <text:p>1466.67</text:p>
          </table:table-cell>
          <table:table-cell table:number-columns-repeated="2"/>
          <table:table-cell table:formula="of:=AVERAGE([.A23:.E23])" office:value-type="float" office:value="2607" calcext:value-type="float">
            <text:p>2607</text:p>
          </table:table-cell>
          <table:table-cell table:formula="of:=AVERAGE([.G23:.K23])" office:value-type="float" office:value="1527.11" calcext:value-type="float">
            <text:p>1527.11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3062" calcext:value-type="float">
            <text:p>3062</text:p>
          </table:table-cell>
          <table:table-cell office:value-type="float" office:value="2522" calcext:value-type="float">
            <text:p>2522</text:p>
          </table:table-cell>
          <table:table-cell office:value-type="float" office:value="2307" calcext:value-type="float">
            <text:p>2307</text:p>
          </table:table-cell>
          <table:table-cell office:value-type="float" office:value="2872" calcext:value-type="float">
            <text:p>2872</text:p>
          </table:table-cell>
          <table:table-cell/>
          <table:table-cell office:value-type="float" office:value="1139.24" calcext:value-type="float">
            <text:p>1139.24</text:p>
          </table:table-cell>
          <table:table-cell office:value-type="float" office:value="1866.07" calcext:value-type="float">
            <text:p>1866.07</text:p>
          </table:table-cell>
          <table:table-cell office:value-type="float" office:value="1594.09" calcext:value-type="float">
            <text:p>1594.09</text:p>
          </table:table-cell>
          <table:table-cell office:value-type="float" office:value="1490.08" calcext:value-type="float">
            <text:p>1490.08</text:p>
          </table:table-cell>
          <table:table-cell office:value-type="float" office:value="1507.8" calcext:value-type="float">
            <text:p>1507.8</text:p>
          </table:table-cell>
          <table:table-cell table:number-columns-repeated="2"/>
          <table:table-cell table:formula="of:=AVERAGE([.A24:.E24])" office:value-type="float" office:value="2626" calcext:value-type="float">
            <text:p>2626</text:p>
          </table:table-cell>
          <table:table-cell table:formula="of:=AVERAGE([.G24:.K24])" office:value-type="float" office:value="1519.456" calcext:value-type="float">
            <text:p>1519.456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2922" calcext:value-type="float">
            <text:p>2922</text:p>
          </table:table-cell>
          <table:table-cell office:value-type="float" office:value="2937" calcext:value-type="float">
            <text:p>2937</text:p>
          </table:table-cell>
          <table:table-cell office:value-type="float" office:value="2277" calcext:value-type="float">
            <text:p>2277</text:p>
          </table:table-cell>
          <table:table-cell office:value-type="float" office:value="2432" calcext:value-type="float">
            <text:p>2432</text:p>
          </table:table-cell>
          <table:table-cell/>
          <table:table-cell office:value-type="float" office:value="1223.82" calcext:value-type="float">
            <text:p>1223.82</text:p>
          </table:table-cell>
          <table:table-cell office:value-type="float" office:value="1859.68" calcext:value-type="float">
            <text:p>1859.68</text:p>
          </table:table-cell>
          <table:table-cell office:value-type="float" office:value="1672.98" calcext:value-type="float">
            <text:p>1672.98</text:p>
          </table:table-cell>
          <table:table-cell office:value-type="float" office:value="1576.97" calcext:value-type="float">
            <text:p>1576.97</text:p>
          </table:table-cell>
          <table:table-cell office:value-type="float" office:value="1395.38" calcext:value-type="float">
            <text:p>1395.38</text:p>
          </table:table-cell>
          <table:table-cell table:number-columns-repeated="2"/>
          <table:table-cell table:formula="of:=AVERAGE([.A25:.E25])" office:value-type="float" office:value="2566" calcext:value-type="float">
            <text:p>2566</text:p>
          </table:table-cell>
          <table:table-cell table:formula="of:=AVERAGE([.G25:.K25])" office:value-type="float" office:value="1545.766" calcext:value-type="float">
            <text:p>1545.766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3302" calcext:value-type="float">
            <text:p>3302</text:p>
          </table:table-cell>
          <table:table-cell office:value-type="float" office:value="2687" calcext:value-type="float">
            <text:p>2687</text:p>
          </table:table-cell>
          <table:table-cell office:value-type="float" office:value="2337" calcext:value-type="float">
            <text:p>2337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1250.91" calcext:value-type="float">
            <text:p>1250.91</text:p>
          </table:table-cell>
          <table:table-cell office:value-type="float" office:value="1890.9" calcext:value-type="float">
            <text:p>1890.9</text:p>
          </table:table-cell>
          <table:table-cell office:value-type="float" office:value="1658.43" calcext:value-type="float">
            <text:p>1658.43</text:p>
          </table:table-cell>
          <table:table-cell office:value-type="float" office:value="1416.01" calcext:value-type="float">
            <text:p>1416.01</text:p>
          </table:table-cell>
          <table:table-cell office:value-type="float" office:value="1478.38" calcext:value-type="float">
            <text:p>1478.38</text:p>
          </table:table-cell>
          <table:table-cell table:number-columns-repeated="2"/>
          <table:table-cell table:formula="of:=AVERAGE([.A26:.E26])" office:value-type="float" office:value="2777" calcext:value-type="float">
            <text:p>2777</text:p>
          </table:table-cell>
          <table:table-cell table:formula="of:=AVERAGE([.G26:.K26])" office:value-type="float" office:value="1538.926" calcext:value-type="float">
            <text:p>1538.926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3132" calcext:value-type="float">
            <text:p>3132</text:p>
          </table:table-cell>
          <table:table-cell office:value-type="float" office:value="2622" calcext:value-type="float">
            <text:p>2622</text:p>
          </table:table-cell>
          <table:table-cell office:value-type="float" office:value="2272" calcext:value-type="float">
            <text:p>2272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float" office:value="1177.36" calcext:value-type="float">
            <text:p>1177.36</text:p>
          </table:table-cell>
          <table:table-cell office:value-type="float" office:value="1883.37" calcext:value-type="float">
            <text:p>1883.37</text:p>
          </table:table-cell>
          <table:table-cell office:value-type="float" office:value="1494.75" calcext:value-type="float">
            <text:p>1494.75</text:p>
          </table:table-cell>
          <table:table-cell office:value-type="float" office:value="1439.89" calcext:value-type="float">
            <text:p>1439.89</text:p>
          </table:table-cell>
          <table:table-cell office:value-type="float" office:value="1437.25" calcext:value-type="float">
            <text:p>1437.25</text:p>
          </table:table-cell>
          <table:table-cell table:number-columns-repeated="2"/>
          <table:table-cell table:formula="of:=AVERAGE([.A27:.E27])" office:value-type="float" office:value="2671" calcext:value-type="float">
            <text:p>2671</text:p>
          </table:table-cell>
          <table:table-cell table:formula="of:=AVERAGE([.G27:.K27])" office:value-type="float" office:value="1486.524" calcext:value-type="float">
            <text:p>1486.524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3232" calcext:value-type="float">
            <text:p>3232</text:p>
          </table:table-cell>
          <table:table-cell office:value-type="float" office:value="2687" calcext:value-type="float">
            <text:p>2687</text:p>
          </table:table-cell>
          <table:table-cell office:value-type="float" office:value="2207" calcext:value-type="float">
            <text:p>2207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1207.47" calcext:value-type="float">
            <text:p>1207.47</text:p>
          </table:table-cell>
          <table:table-cell office:value-type="float" office:value="1888.19" calcext:value-type="float">
            <text:p>1888.19</text:p>
          </table:table-cell>
          <table:table-cell office:value-type="float" office:value="1605.88" calcext:value-type="float">
            <text:p>1605.88</text:p>
          </table:table-cell>
          <table:table-cell office:value-type="float" office:value="1514.21" calcext:value-type="float">
            <text:p>1514.21</text:p>
          </table:table-cell>
          <table:table-cell office:value-type="float" office:value="1532.36" calcext:value-type="float">
            <text:p>1532.36</text:p>
          </table:table-cell>
          <table:table-cell table:number-columns-repeated="2"/>
          <table:table-cell table:formula="of:=AVERAGE([.A28:.E28])" office:value-type="float" office:value="2650" calcext:value-type="float">
            <text:p>2650</text:p>
          </table:table-cell>
          <table:table-cell table:formula="of:=AVERAGE([.G28:.K28])" office:value-type="float" office:value="1549.622" calcext:value-type="float">
            <text:p>1549.622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3057" calcext:value-type="float">
            <text:p>3057</text:p>
          </table:table-cell>
          <table:table-cell office:value-type="float" office:value="2717" calcext:value-type="float">
            <text:p>2717</text:p>
          </table:table-cell>
          <table:table-cell office:value-type="float" office:value="2267" calcext:value-type="float">
            <text:p>2267</text:p>
          </table:table-cell>
          <table:table-cell office:value-type="float" office:value="2617" calcext:value-type="float">
            <text:p>2617</text:p>
          </table:table-cell>
          <table:table-cell/>
          <table:table-cell office:value-type="float" office:value="1212.87" calcext:value-type="float">
            <text:p>1212.87</text:p>
          </table:table-cell>
          <table:table-cell office:value-type="float" office:value="1852.65" calcext:value-type="float">
            <text:p>1852.65</text:p>
          </table:table-cell>
          <table:table-cell office:value-type="float" office:value="1700.94" calcext:value-type="float">
            <text:p>1700.94</text:p>
          </table:table-cell>
          <table:table-cell office:value-type="float" office:value="1420.13" calcext:value-type="float">
            <text:p>1420.13</text:p>
          </table:table-cell>
          <table:table-cell office:value-type="float" office:value="1501.75" calcext:value-type="float">
            <text:p>1501.75</text:p>
          </table:table-cell>
          <table:table-cell table:number-columns-repeated="2"/>
          <table:table-cell table:formula="of:=AVERAGE([.A29:.E29])" office:value-type="float" office:value="2591.2" calcext:value-type="float">
            <text:p>2591.2</text:p>
          </table:table-cell>
          <table:table-cell table:formula="of:=AVERAGE([.G29:.K29])" office:value-type="float" office:value="1537.668" calcext:value-type="float">
            <text:p>1537.668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3227" calcext:value-type="float">
            <text:p>3227</text:p>
          </table:table-cell>
          <table:table-cell office:value-type="float" office:value="2547" calcext:value-type="float">
            <text:p>2547</text:p>
          </table:table-cell>
          <table:table-cell office:value-type="float" office:value="2367" calcext:value-type="float">
            <text:p>2367</text:p>
          </table:table-cell>
          <table:table-cell office:value-type="float" office:value="2762" calcext:value-type="float">
            <text:p>2762</text:p>
          </table:table-cell>
          <table:table-cell/>
          <table:table-cell office:value-type="float" office:value="1239.77" calcext:value-type="float">
            <text:p>1239.77</text:p>
          </table:table-cell>
          <table:table-cell office:value-type="float" office:value="2041.22" calcext:value-type="float">
            <text:p>2041.22</text:p>
          </table:table-cell>
          <table:table-cell office:value-type="float" office:value="1666.06" calcext:value-type="float">
            <text:p>1666.06</text:p>
          </table:table-cell>
          <table:table-cell office:value-type="float" office:value="1440.76" calcext:value-type="float">
            <text:p>1440.76</text:p>
          </table:table-cell>
          <table:table-cell office:value-type="float" office:value="1512.67" calcext:value-type="float">
            <text:p>1512.67</text:p>
          </table:table-cell>
          <table:table-cell table:number-columns-repeated="2"/>
          <table:table-cell table:formula="of:=AVERAGE([.A30:.E30])" office:value-type="float" office:value="2690" calcext:value-type="float">
            <text:p>2690</text:p>
          </table:table-cell>
          <table:table-cell table:formula="of:=AVERAGE([.G30:.K30])" office:value-type="float" office:value="1580.096" calcext:value-type="float">
            <text:p>1580.096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2972" calcext:value-type="float">
            <text:p>2972</text:p>
          </table:table-cell>
          <table:table-cell office:value-type="float" office:value="3162" calcext:value-type="float">
            <text:p>3162</text:p>
          </table:table-cell>
          <table:table-cell office:value-type="float" office:value="2432" calcext:value-type="float">
            <text:p>2432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255.76" calcext:value-type="float">
            <text:p>1255.76</text:p>
          </table:table-cell>
          <table:table-cell office:value-type="float" office:value="2038.9" calcext:value-type="float">
            <text:p>2038.9</text:p>
          </table:table-cell>
          <table:table-cell office:value-type="float" office:value="1595.04" calcext:value-type="float">
            <text:p>1595.04</text:p>
          </table:table-cell>
          <table:table-cell office:value-type="float" office:value="1412.53" calcext:value-type="float">
            <text:p>1412.53</text:p>
          </table:table-cell>
          <table:table-cell office:value-type="float" office:value="1608.96" calcext:value-type="float">
            <text:p>1608.96</text:p>
          </table:table-cell>
          <table:table-cell table:number-columns-repeated="2"/>
          <table:table-cell table:formula="of:=AVERAGE([.A31:.E31])" office:value-type="float" office:value="2740" calcext:value-type="float">
            <text:p>2740</text:p>
          </table:table-cell>
          <table:table-cell table:formula="of:=AVERAGE([.G31:.K31])" office:value-type="float" office:value="1582.238" calcext:value-type="float">
            <text:p>1582.238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2842" calcext:value-type="float">
            <text:p>2842</text:p>
          </table:table-cell>
          <table:table-cell office:value-type="float" office:value="3049" calcext:value-type="float">
            <text:p>3049</text:p>
          </table:table-cell>
          <table:table-cell office:value-type="float" office:value="2257" calcext:value-type="float">
            <text:p>2257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326.77" calcext:value-type="float">
            <text:p>1326.77</text:p>
          </table:table-cell>
          <table:table-cell office:value-type="float" office:value="1900.01" calcext:value-type="float">
            <text:p>1900.01</text:p>
          </table:table-cell>
          <table:table-cell office:value-type="float" office:value="1600.07" calcext:value-type="float">
            <text:p>1600.07</text:p>
          </table:table-cell>
          <table:table-cell office:value-type="float" office:value="1492.06" calcext:value-type="float">
            <text:p>1492.06</text:p>
          </table:table-cell>
          <table:table-cell office:value-type="float" office:value="1601.42" calcext:value-type="float">
            <text:p>1601.42</text:p>
          </table:table-cell>
          <table:table-cell table:number-columns-repeated="2"/>
          <table:table-cell table:formula="of:=AVERAGE([.A32:.E32])" office:value-type="float" office:value="2755.4" calcext:value-type="float">
            <text:p>2755.4</text:p>
          </table:table-cell>
          <table:table-cell table:formula="of:=AVERAGE([.G32:.K32])" office:value-type="float" office:value="1584.066" calcext:value-type="float">
            <text:p>1584.066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2967" calcext:value-type="float">
            <text:p>2967</text:p>
          </table:table-cell>
          <table:table-cell office:value-type="float" office:value="2917" calcext:value-type="float">
            <text:p>2917</text:p>
          </table:table-cell>
          <table:table-cell office:value-type="float" office:value="2587" calcext:value-type="float">
            <text:p>2587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1289.04" calcext:value-type="float">
            <text:p>1289.04</text:p>
          </table:table-cell>
          <table:table-cell office:value-type="float" office:value="1998.44" calcext:value-type="float">
            <text:p>1998.44</text:p>
          </table:table-cell>
          <table:table-cell office:value-type="float" office:value="1618.37" calcext:value-type="float">
            <text:p>1618.37</text:p>
          </table:table-cell>
          <table:table-cell office:value-type="float" office:value="1506.98" calcext:value-type="float">
            <text:p>1506.98</text:p>
          </table:table-cell>
          <table:table-cell office:value-type="float" office:value="1473.01" calcext:value-type="float">
            <text:p>1473.01</text:p>
          </table:table-cell>
          <table:table-cell table:number-columns-repeated="2"/>
          <table:table-cell table:formula="of:=AVERAGE([.A33:.E33])" office:value-type="float" office:value="2755" calcext:value-type="float">
            <text:p>2755</text:p>
          </table:table-cell>
          <table:table-cell table:formula="of:=AVERAGE([.G33:.K33])" office:value-type="float" office:value="1577.168" calcext:value-type="float">
            <text:p>1577.168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3072" calcext:value-type="float">
            <text:p>3072</text:p>
          </table:table-cell>
          <table:table-cell office:value-type="float" office:value="2872" calcext:value-type="float">
            <text:p>2872</text:p>
          </table:table-cell>
          <table:table-cell office:value-type="float" office:value="2898" calcext:value-type="float">
            <text:p>2898</text:p>
          </table:table-cell>
          <table:table-cell office:value-type="float" office:value="2652" calcext:value-type="float">
            <text:p>2652</text:p>
          </table:table-cell>
          <table:table-cell/>
          <table:table-cell office:value-type="float" office:value="1381.46" calcext:value-type="float">
            <text:p>1381.46</text:p>
          </table:table-cell>
          <table:table-cell office:value-type="float" office:value="1976.63" calcext:value-type="float">
            <text:p>1976.63</text:p>
          </table:table-cell>
          <table:table-cell office:value-type="float" office:value="1750.35" calcext:value-type="float">
            <text:p>1750.35</text:p>
          </table:table-cell>
          <table:table-cell office:value-type="float" office:value="1528.43" calcext:value-type="float">
            <text:p>1528.43</text:p>
          </table:table-cell>
          <table:table-cell office:value-type="float" office:value="1525.54" calcext:value-type="float">
            <text:p>1525.54</text:p>
          </table:table-cell>
          <table:table-cell table:number-columns-repeated="2"/>
          <table:table-cell table:formula="of:=AVERAGE([.A34:.E34])" office:value-type="float" office:value="2835.2" calcext:value-type="float">
            <text:p>2835.2</text:p>
          </table:table-cell>
          <table:table-cell table:formula="of:=AVERAGE([.G34:.K34])" office:value-type="float" office:value="1632.482" calcext:value-type="float">
            <text:p>1632.482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3592" calcext:value-type="float">
            <text:p>3592</text:p>
          </table:table-cell>
          <table:table-cell office:value-type="float" office:value="2592" calcext:value-type="float">
            <text:p>2592</text:p>
          </table:table-cell>
          <table:table-cell office:value-type="float" office:value="2927" calcext:value-type="float">
            <text:p>2927</text:p>
          </table:table-cell>
          <table:table-cell office:value-type="float" office:value="2682" calcext:value-type="float">
            <text:p>2682</text:p>
          </table:table-cell>
          <table:table-cell/>
          <table:table-cell office:value-type="float" office:value="1424.68" calcext:value-type="float">
            <text:p>1424.68</text:p>
          </table:table-cell>
          <table:table-cell office:value-type="float" office:value="2009.8" calcext:value-type="float">
            <text:p>2009.8</text:p>
          </table:table-cell>
          <table:table-cell office:value-type="float" office:value="1680.1" calcext:value-type="float">
            <text:p>1680.1</text:p>
          </table:table-cell>
          <table:table-cell office:value-type="float" office:value="1494.65" calcext:value-type="float">
            <text:p>1494.65</text:p>
          </table:table-cell>
          <table:table-cell office:value-type="float" office:value="1583.37" calcext:value-type="float">
            <text:p>1583.37</text:p>
          </table:table-cell>
          <table:table-cell table:number-columns-repeated="2"/>
          <table:table-cell table:formula="of:=AVERAGE([.A35:.E35])" office:value-type="float" office:value="2894" calcext:value-type="float">
            <text:p>2894</text:p>
          </table:table-cell>
          <table:table-cell table:formula="of:=AVERAGE([.G35:.K35])" office:value-type="float" office:value="1638.52" calcext:value-type="float">
            <text:p>1638.52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3067" calcext:value-type="float">
            <text:p>3067</text:p>
          </table:table-cell>
          <table:table-cell office:value-type="float" office:value="2719" calcext:value-type="float">
            <text:p>2719</text:p>
          </table:table-cell>
          <table:table-cell office:value-type="float" office:value="2962" calcext:value-type="float">
            <text:p>2962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341.29" calcext:value-type="float">
            <text:p>1341.29</text:p>
          </table:table-cell>
          <table:table-cell office:value-type="float" office:value="1959.9" calcext:value-type="float">
            <text:p>1959.9</text:p>
          </table:table-cell>
          <table:table-cell office:value-type="float" office:value="1695.44" calcext:value-type="float">
            <text:p>1695.44</text:p>
          </table:table-cell>
          <table:table-cell office:value-type="float" office:value="1614.84" calcext:value-type="float">
            <text:p>1614.84</text:p>
          </table:table-cell>
          <table:table-cell office:value-type="float" office:value="1557.03" calcext:value-type="float">
            <text:p>1557.03</text:p>
          </table:table-cell>
          <table:table-cell table:number-columns-repeated="2"/>
          <table:table-cell table:formula="of:=AVERAGE([.A36:.E36])" office:value-type="float" office:value="2761.4" calcext:value-type="float">
            <text:p>2761.4</text:p>
          </table:table-cell>
          <table:table-cell table:formula="of:=AVERAGE([.G36:.K36])" office:value-type="float" office:value="1633.7" calcext:value-type="float">
            <text:p>1633.7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3262" calcext:value-type="float">
            <text:p>3262</text:p>
          </table:table-cell>
          <table:table-cell office:value-type="float" office:value="2872" calcext:value-type="float">
            <text:p>2872</text:p>
          </table:table-cell>
          <table:table-cell office:value-type="float" office:value="2706" calcext:value-type="float">
            <text:p>2706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1402.85" calcext:value-type="float">
            <text:p>1402.85</text:p>
          </table:table-cell>
          <table:table-cell office:value-type="float" office:value="1962.74" calcext:value-type="float">
            <text:p>1962.74</text:p>
          </table:table-cell>
          <table:table-cell office:value-type="float" office:value="1761.39" calcext:value-type="float">
            <text:p>1761.39</text:p>
          </table:table-cell>
          <table:table-cell office:value-type="float" office:value="1471.1" calcext:value-type="float">
            <text:p>1471.1</text:p>
          </table:table-cell>
          <table:table-cell office:value-type="float" office:value="1624.99" calcext:value-type="float">
            <text:p>1624.99</text:p>
          </table:table-cell>
          <table:table-cell table:number-columns-repeated="2"/>
          <table:table-cell table:formula="of:=AVERAGE([.A37:.E37])" office:value-type="float" office:value="2888.8" calcext:value-type="float">
            <text:p>2888.8</text:p>
          </table:table-cell>
          <table:table-cell table:formula="of:=AVERAGE([.G37:.K37])" office:value-type="float" office:value="1644.614" calcext:value-type="float">
            <text:p>1644.614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3217" calcext:value-type="float">
            <text:p>3217</text:p>
          </table:table-cell>
          <table:table-cell office:value-type="float" office:value="2952" calcext:value-type="float">
            <text:p>2952</text:p>
          </table:table-cell>
          <table:table-cell office:value-type="float" office:value="3107" calcext:value-type="float">
            <text:p>3107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362.79" calcext:value-type="float">
            <text:p>1362.79</text:p>
          </table:table-cell>
          <table:table-cell office:value-type="float" office:value="1967.13" calcext:value-type="float">
            <text:p>1967.13</text:p>
          </table:table-cell>
          <table:table-cell office:value-type="float" office:value="1671.06" calcext:value-type="float">
            <text:p>1671.06</text:p>
          </table:table-cell>
          <table:table-cell office:value-type="float" office:value="1595.71" calcext:value-type="float">
            <text:p>1595.71</text:p>
          </table:table-cell>
          <table:table-cell office:value-type="float" office:value="1600.67" calcext:value-type="float">
            <text:p>1600.67</text:p>
          </table:table-cell>
          <table:table-cell table:number-columns-repeated="2"/>
          <table:table-cell table:formula="of:=AVERAGE([.A38:.E38])" office:value-type="float" office:value="2915" calcext:value-type="float">
            <text:p>2915</text:p>
          </table:table-cell>
          <table:table-cell table:formula="of:=AVERAGE([.G38:.K38])" office:value-type="float" office:value="1639.472" calcext:value-type="float">
            <text:p>1639.472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2987" calcext:value-type="float">
            <text:p>2987</text:p>
          </table:table-cell>
          <table:table-cell office:value-type="float" office:value="3292" calcext:value-type="float">
            <text:p>3292</text:p>
          </table:table-cell>
          <table:table-cell office:value-type="float" office:value="3077" calcext:value-type="float">
            <text:p>3077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426.27" calcext:value-type="float">
            <text:p>1426.27</text:p>
          </table:table-cell>
          <table:table-cell office:value-type="float" office:value="1929.11" calcext:value-type="float">
            <text:p>1929.11</text:p>
          </table:table-cell>
          <table:table-cell office:value-type="float" office:value="1677.18" calcext:value-type="float">
            <text:p>1677.18</text:p>
          </table:table-cell>
          <table:table-cell office:value-type="float" office:value="1475.05" calcext:value-type="float">
            <text:p>1475.05</text:p>
          </table:table-cell>
          <table:table-cell office:value-type="float" office:value="1674.3" calcext:value-type="float">
            <text:p>1674.3</text:p>
          </table:table-cell>
          <table:table-cell table:number-columns-repeated="2"/>
          <table:table-cell table:formula="of:=AVERAGE([.A39:.E39])" office:value-type="float" office:value="2991.4" calcext:value-type="float">
            <text:p>2991.4</text:p>
          </table:table-cell>
          <table:table-cell table:formula="of:=AVERAGE([.G39:.K39])" office:value-type="float" office:value="1636.382" calcext:value-type="float">
            <text:p>1636.382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3312" calcext:value-type="float">
            <text:p>3312</text:p>
          </table:table-cell>
          <table:table-cell office:value-type="float" office:value="2832" calcext:value-type="float">
            <text:p>2832</text:p>
          </table:table-cell>
          <table:table-cell office:value-type="float" office:value="2862" calcext:value-type="float">
            <text:p>2862</text:p>
          </table:table-cell>
          <table:table-cell office:value-type="float" office:value="2682" calcext:value-type="float">
            <text:p>2682</text:p>
          </table:table-cell>
          <table:table-cell/>
          <table:table-cell office:value-type="float" office:value="1357.63" calcext:value-type="float">
            <text:p>1357.63</text:p>
          </table:table-cell>
          <table:table-cell office:value-type="float" office:value="2015.97" calcext:value-type="float">
            <text:p>2015.97</text:p>
          </table:table-cell>
          <table:table-cell office:value-type="float" office:value="1718.51" calcext:value-type="float">
            <text:p>1718.51</text:p>
          </table:table-cell>
          <table:table-cell office:value-type="float" office:value="1421.62" calcext:value-type="float">
            <text:p>1421.62</text:p>
          </table:table-cell>
          <table:table-cell office:value-type="float" office:value="1523.43" calcext:value-type="float">
            <text:p>1523.43</text:p>
          </table:table-cell>
          <table:table-cell table:number-columns-repeated="2"/>
          <table:table-cell table:formula="of:=AVERAGE([.A40:.E40])" office:value-type="float" office:value="2861" calcext:value-type="float">
            <text:p>2861</text:p>
          </table:table-cell>
          <table:table-cell table:formula="of:=AVERAGE([.G40:.K40])" office:value-type="float" office:value="1607.432" calcext:value-type="float">
            <text:p>1607.432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3212" calcext:value-type="float">
            <text:p>3212</text:p>
          </table:table-cell>
          <table:table-cell office:value-type="float" office:value="2642" calcext:value-type="float">
            <text:p>2642</text:p>
          </table:table-cell>
          <table:table-cell office:value-type="float" office:value="2562" calcext:value-type="float">
            <text:p>2562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398.05" calcext:value-type="float">
            <text:p>1398.05</text:p>
          </table:table-cell>
          <table:table-cell office:value-type="float" office:value="1989.56" calcext:value-type="float">
            <text:p>1989.56</text:p>
          </table:table-cell>
          <table:table-cell office:value-type="float" office:value="1645.12" calcext:value-type="float">
            <text:p>1645.12</text:p>
          </table:table-cell>
          <table:table-cell office:value-type="float" office:value="1429.82" calcext:value-type="float">
            <text:p>1429.82</text:p>
          </table:table-cell>
          <table:table-cell office:value-type="float" office:value="1612.11" calcext:value-type="float">
            <text:p>1612.11</text:p>
          </table:table-cell>
          <table:table-cell table:number-columns-repeated="2"/>
          <table:table-cell table:formula="of:=AVERAGE([.A41:.E41])" office:value-type="float" office:value="2729" calcext:value-type="float">
            <text:p>2729</text:p>
          </table:table-cell>
          <table:table-cell table:formula="of:=AVERAGE([.G41:.K41])" office:value-type="float" office:value="1614.932" calcext:value-type="float">
            <text:p>1614.932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2937" calcext:value-type="float">
            <text:p>2937</text:p>
          </table:table-cell>
          <table:table-cell office:value-type="float" office:value="2873" calcext:value-type="float">
            <text:p>2873</text:p>
          </table:table-cell>
          <table:table-cell office:value-type="float" office:value="3637" calcext:value-type="float">
            <text:p>3637</text:p>
          </table:table-cell>
          <table:table-cell office:value-type="float" office:value="2682" calcext:value-type="float">
            <text:p>2682</text:p>
          </table:table-cell>
          <table:table-cell/>
          <table:table-cell office:value-type="float" office:value="1387.88" calcext:value-type="float">
            <text:p>1387.88</text:p>
          </table:table-cell>
          <table:table-cell office:value-type="float" office:value="2044.38" calcext:value-type="float">
            <text:p>2044.38</text:p>
          </table:table-cell>
          <table:table-cell office:value-type="float" office:value="1698.96" calcext:value-type="float">
            <text:p>1698.96</text:p>
          </table:table-cell>
          <table:table-cell office:value-type="float" office:value="1447.79" calcext:value-type="float">
            <text:p>1447.79</text:p>
          </table:table-cell>
          <table:table-cell office:value-type="float" office:value="1559.95" calcext:value-type="float">
            <text:p>1559.95</text:p>
          </table:table-cell>
          <table:table-cell table:number-columns-repeated="2"/>
          <table:table-cell table:formula="of:=AVERAGE([.A42:.E42])" office:value-type="float" office:value="2971.2" calcext:value-type="float">
            <text:p>2971.2</text:p>
          </table:table-cell>
          <table:table-cell table:formula="of:=AVERAGE([.G42:.K42])" office:value-type="float" office:value="1627.792" calcext:value-type="float">
            <text:p>1627.792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112" calcext:value-type="float">
            <text:p>3112</text:p>
          </table:table-cell>
          <table:table-cell office:value-type="float" office:value="2847" calcext:value-type="float">
            <text:p>2847</text:p>
          </table:table-cell>
          <table:table-cell office:value-type="float" office:value="2976" calcext:value-type="float">
            <text:p>2976</text:p>
          </table:table-cell>
          <table:table-cell office:value-type="float" office:value="2646" calcext:value-type="float">
            <text:p>2646</text:p>
          </table:table-cell>
          <table:table-cell/>
          <table:table-cell office:value-type="float" office:value="1440.23" calcext:value-type="float">
            <text:p>1440.23</text:p>
          </table:table-cell>
          <table:table-cell office:value-type="float" office:value="2000.73" calcext:value-type="float">
            <text:p>2000.73</text:p>
          </table:table-cell>
          <table:table-cell office:value-type="float" office:value="1764.18" calcext:value-type="float">
            <text:p>1764.18</text:p>
          </table:table-cell>
          <table:table-cell office:value-type="float" office:value="1511.84" calcext:value-type="float">
            <text:p>1511.84</text:p>
          </table:table-cell>
          <table:table-cell office:value-type="float" office:value="1544.69" calcext:value-type="float">
            <text:p>1544.69</text:p>
          </table:table-cell>
          <table:table-cell table:number-columns-repeated="2"/>
          <table:table-cell table:formula="of:=AVERAGE([.A43:.E43])" office:value-type="float" office:value="2834.6" calcext:value-type="float">
            <text:p>2834.6</text:p>
          </table:table-cell>
          <table:table-cell table:formula="of:=AVERAGE([.G43:.K43])" office:value-type="float" office:value="1652.334" calcext:value-type="float">
            <text:p>1652.334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3147" calcext:value-type="float">
            <text:p>3147</text:p>
          </table:table-cell>
          <table:table-cell office:value-type="float" office:value="2517" calcext:value-type="float">
            <text:p>2517</text:p>
          </table:table-cell>
          <table:table-cell office:value-type="float" office:value="3027" calcext:value-type="float">
            <text:p>3027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374.52" calcext:value-type="float">
            <text:p>1374.52</text:p>
          </table:table-cell>
          <table:table-cell office:value-type="float" office:value="1988.76" calcext:value-type="float">
            <text:p>1988.76</text:p>
          </table:table-cell>
          <table:table-cell office:value-type="float" office:value="1574.94" calcext:value-type="float">
            <text:p>1574.94</text:p>
          </table:table-cell>
          <table:table-cell office:value-type="float" office:value="1432.67" calcext:value-type="float">
            <text:p>1432.67</text:p>
          </table:table-cell>
          <table:table-cell office:value-type="float" office:value="1597.78" calcext:value-type="float">
            <text:p>1597.78</text:p>
          </table:table-cell>
          <table:table-cell table:number-columns-repeated="2"/>
          <table:table-cell table:formula="of:=AVERAGE([.A44:.E44])" office:value-type="float" office:value="2807" calcext:value-type="float">
            <text:p>2807</text:p>
          </table:table-cell>
          <table:table-cell table:formula="of:=AVERAGE([.G44:.K44])" office:value-type="float" office:value="1593.734" calcext:value-type="float">
            <text:p>1593.734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3277" calcext:value-type="float">
            <text:p>3277</text:p>
          </table:table-cell>
          <table:table-cell office:value-type="float" office:value="2607" calcext:value-type="float">
            <text:p>2607</text:p>
          </table:table-cell>
          <table:table-cell office:value-type="float" office:value="3392" calcext:value-type="float">
            <text:p>3392</text:p>
          </table:table-cell>
          <table:table-cell office:value-type="float" office:value="2782" calcext:value-type="float">
            <text:p>2782</text:p>
          </table:table-cell>
          <table:table-cell/>
          <table:table-cell office:value-type="float" office:value="1438.23" calcext:value-type="float">
            <text:p>1438.23</text:p>
          </table:table-cell>
          <table:table-cell office:value-type="float" office:value="2060.67" calcext:value-type="float">
            <text:p>2060.67</text:p>
          </table:table-cell>
          <table:table-cell office:value-type="float" office:value="1768.12" calcext:value-type="float">
            <text:p>1768.12</text:p>
          </table:table-cell>
          <table:table-cell office:value-type="float" office:value="1606.52" calcext:value-type="float">
            <text:p>1606.52</text:p>
          </table:table-cell>
          <table:table-cell office:value-type="float" office:value="1446.33" calcext:value-type="float">
            <text:p>1446.33</text:p>
          </table:table-cell>
          <table:table-cell table:number-columns-repeated="2"/>
          <table:table-cell table:formula="of:=AVERAGE([.A45:.E45])" office:value-type="float" office:value="2949" calcext:value-type="float">
            <text:p>2949</text:p>
          </table:table-cell>
          <table:table-cell table:formula="of:=AVERAGE([.G45:.K45])" office:value-type="float" office:value="1663.974" calcext:value-type="float">
            <text:p>1663.974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3162" calcext:value-type="float">
            <text:p>3162</text:p>
          </table:table-cell>
          <table:table-cell office:value-type="float" office:value="2597" calcext:value-type="float">
            <text:p>2597</text:p>
          </table:table-cell>
          <table:table-cell office:value-type="float" office:value="2917" calcext:value-type="float">
            <text:p>2917</text:p>
          </table:table-cell>
          <table:table-cell office:value-type="float" office:value="2734" calcext:value-type="float">
            <text:p>2734</text:p>
          </table:table-cell>
          <table:table-cell/>
          <table:table-cell office:value-type="float" office:value="1346.9" calcext:value-type="float">
            <text:p>1346.9</text:p>
          </table:table-cell>
          <table:table-cell office:value-type="float" office:value="2136.18" calcext:value-type="float">
            <text:p>2136.18</text:p>
          </table:table-cell>
          <table:table-cell office:value-type="float" office:value="1725.83" calcext:value-type="float">
            <text:p>1725.83</text:p>
          </table:table-cell>
          <table:table-cell office:value-type="float" office:value="1516.98" calcext:value-type="float">
            <text:p>1516.98</text:p>
          </table:table-cell>
          <table:table-cell office:value-type="float" office:value="1623.52" calcext:value-type="float">
            <text:p>1623.52</text:p>
          </table:table-cell>
          <table:table-cell table:number-columns-repeated="2"/>
          <table:table-cell table:formula="of:=AVERAGE([.A46:.E46])" office:value-type="float" office:value="2811.4" calcext:value-type="float">
            <text:p>2811.4</text:p>
          </table:table-cell>
          <table:table-cell table:formula="of:=AVERAGE([.G46:.K46])" office:value-type="float" office:value="1669.882" calcext:value-type="float">
            <text:p>1669.882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3107" calcext:value-type="float">
            <text:p>3107</text:p>
          </table:table-cell>
          <table:table-cell office:value-type="float" office:value="2767" calcext:value-type="float">
            <text:p>2767</text:p>
          </table:table-cell>
          <table:table-cell office:value-type="float" office:value="3427" calcext:value-type="float">
            <text:p>3427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392.43" calcext:value-type="float">
            <text:p>1392.43</text:p>
          </table:table-cell>
          <table:table-cell office:value-type="float" office:value="2119.16" calcext:value-type="float">
            <text:p>2119.16</text:p>
          </table:table-cell>
          <table:table-cell office:value-type="float" office:value="1658.65" calcext:value-type="float">
            <text:p>1658.65</text:p>
          </table:table-cell>
          <table:table-cell office:value-type="float" office:value="1526.27" calcext:value-type="float">
            <text:p>1526.27</text:p>
          </table:table-cell>
          <table:table-cell office:value-type="float" office:value="1609.77" calcext:value-type="float">
            <text:p>1609.77</text:p>
          </table:table-cell>
          <table:table-cell table:number-columns-repeated="2"/>
          <table:table-cell table:formula="of:=AVERAGE([.A47:.E47])" office:value-type="float" office:value="2943" calcext:value-type="float">
            <text:p>2943</text:p>
          </table:table-cell>
          <table:table-cell table:formula="of:=AVERAGE([.G47:.K47])" office:value-type="float" office:value="1661.256" calcext:value-type="float">
            <text:p>1661.256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3372" calcext:value-type="float">
            <text:p>3372</text:p>
          </table:table-cell>
          <table:table-cell office:value-type="float" office:value="2962" calcext:value-type="float">
            <text:p>2962</text:p>
          </table:table-cell>
          <table:table-cell office:value-type="float" office:value="2912" calcext:value-type="float">
            <text:p>2912</text:p>
          </table:table-cell>
          <table:table-cell office:value-type="float" office:value="2617" calcext:value-type="float">
            <text:p>2617</text:p>
          </table:table-cell>
          <table:table-cell/>
          <table:table-cell office:value-type="float" office:value="1491.16" calcext:value-type="float">
            <text:p>1491.16</text:p>
          </table:table-cell>
          <table:table-cell office:value-type="float" office:value="2088" calcext:value-type="float">
            <text:p>2088</text:p>
          </table:table-cell>
          <table:table-cell office:value-type="float" office:value="1781.14" calcext:value-type="float">
            <text:p>1781.14</text:p>
          </table:table-cell>
          <table:table-cell office:value-type="float" office:value="1580.63" calcext:value-type="float">
            <text:p>1580.63</text:p>
          </table:table-cell>
          <table:table-cell office:value-type="float" office:value="1534.93" calcext:value-type="float">
            <text:p>1534.93</text:p>
          </table:table-cell>
          <table:table-cell table:number-columns-repeated="2"/>
          <table:table-cell table:formula="of:=AVERAGE([.A48:.E48])" office:value-type="float" office:value="2896" calcext:value-type="float">
            <text:p>2896</text:p>
          </table:table-cell>
          <table:table-cell table:formula="of:=AVERAGE([.G48:.K48])" office:value-type="float" office:value="1695.172" calcext:value-type="float">
            <text:p>1695.172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3212" calcext:value-type="float">
            <text:p>3212</text:p>
          </table:table-cell>
          <table:table-cell office:value-type="float" office:value="2972" calcext:value-type="float">
            <text:p>2972</text:p>
          </table:table-cell>
          <table:table-cell office:value-type="float" office:value="2997" calcext:value-type="float">
            <text:p>2997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float" office:value="1385.87" calcext:value-type="float">
            <text:p>1385.87</text:p>
          </table:table-cell>
          <table:table-cell office:value-type="float" office:value="2171.1" calcext:value-type="float">
            <text:p>2171.1</text:p>
          </table:table-cell>
          <table:table-cell office:value-type="float" office:value="1641.92" calcext:value-type="float">
            <text:p>1641.92</text:p>
          </table:table-cell>
          <table:table-cell office:value-type="float" office:value="1577.87" calcext:value-type="float">
            <text:p>1577.87</text:p>
          </table:table-cell>
          <table:table-cell office:value-type="float" office:value="1572.22" calcext:value-type="float">
            <text:p>1572.22</text:p>
          </table:table-cell>
          <table:table-cell table:number-columns-repeated="2"/>
          <table:table-cell table:formula="of:=AVERAGE([.A49:.E49])" office:value-type="float" office:value="2946" calcext:value-type="float">
            <text:p>2946</text:p>
          </table:table-cell>
          <table:table-cell table:formula="of:=AVERAGE([.G49:.K49])" office:value-type="float" office:value="1669.796" calcext:value-type="float">
            <text:p>1669.796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3447" calcext:value-type="float">
            <text:p>3447</text:p>
          </table:table-cell>
          <table:table-cell office:value-type="float" office:value="2807" calcext:value-type="float">
            <text:p>2807</text:p>
          </table:table-cell>
          <table:table-cell office:value-type="float" office:value="2712" calcext:value-type="float">
            <text:p>2712</text:p>
          </table:table-cell>
          <table:table-cell office:value-type="float" office:value="2682" calcext:value-type="float">
            <text:p>2682</text:p>
          </table:table-cell>
          <table:table-cell/>
          <table:table-cell office:value-type="float" office:value="1485.5" calcext:value-type="float">
            <text:p>1485.5</text:p>
          </table:table-cell>
          <table:table-cell office:value-type="float" office:value="2057.69" calcext:value-type="float">
            <text:p>2057.69</text:p>
          </table:table-cell>
          <table:table-cell office:value-type="float" office:value="1633.1" calcext:value-type="float">
            <text:p>1633.1</text:p>
          </table:table-cell>
          <table:table-cell office:value-type="float" office:value="1476.18" calcext:value-type="float">
            <text:p>1476.18</text:p>
          </table:table-cell>
          <table:table-cell office:value-type="float" office:value="1594.54" calcext:value-type="float">
            <text:p>1594.54</text:p>
          </table:table-cell>
          <table:table-cell table:number-columns-repeated="2"/>
          <table:table-cell table:formula="of:=AVERAGE([.A50:.E50])" office:value-type="float" office:value="2876" calcext:value-type="float">
            <text:p>2876</text:p>
          </table:table-cell>
          <table:table-cell table:formula="of:=AVERAGE([.G50:.K50])" office:value-type="float" office:value="1649.402" calcext:value-type="float">
            <text:p>1649.402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257" calcext:value-type="float">
            <text:p>3257</text:p>
          </table:table-cell>
          <table:table-cell office:value-type="float" office:value="2952" calcext:value-type="float">
            <text:p>2952</text:p>
          </table:table-cell>
          <table:table-cell office:value-type="float" office:value="2442" calcext:value-type="float">
            <text:p>2442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517.07" calcext:value-type="float">
            <text:p>1517.07</text:p>
          </table:table-cell>
          <table:table-cell office:value-type="float" office:value="1924.03" calcext:value-type="float">
            <text:p>1924.03</text:p>
          </table:table-cell>
          <table:table-cell office:value-type="float" office:value="1731.86" calcext:value-type="float">
            <text:p>1731.86</text:p>
          </table:table-cell>
          <table:table-cell office:value-type="float" office:value="1500.38" calcext:value-type="float">
            <text:p>1500.38</text:p>
          </table:table-cell>
          <table:table-cell office:value-type="float" office:value="1541.3" calcext:value-type="float">
            <text:p>1541.3</text:p>
          </table:table-cell>
          <table:table-cell table:number-columns-repeated="2"/>
          <table:table-cell table:formula="of:=AVERAGE([.A51:.E51])" office:value-type="float" office:value="2895" calcext:value-type="float">
            <text:p>2895</text:p>
          </table:table-cell>
          <table:table-cell table:formula="of:=AVERAGE([.G51:.K51])" office:value-type="float" office:value="1642.928" calcext:value-type="float">
            <text:p>1642.928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3792" calcext:value-type="float">
            <text:p>3792</text:p>
          </table:table-cell>
          <table:table-cell office:value-type="float" office:value="2877" calcext:value-type="float">
            <text:p>2877</text:p>
          </table:table-cell>
          <table:table-cell office:value-type="float" office:value="2562" calcext:value-type="float">
            <text:p>2562</text:p>
          </table:table-cell>
          <table:table-cell office:value-type="float" office:value="2682" calcext:value-type="float">
            <text:p>2682</text:p>
          </table:table-cell>
          <table:table-cell/>
          <table:table-cell office:value-type="float" office:value="1519.9" calcext:value-type="float">
            <text:p>1519.9</text:p>
          </table:table-cell>
          <table:table-cell office:value-type="float" office:value="2274.24" calcext:value-type="float">
            <text:p>2274.24</text:p>
          </table:table-cell>
          <table:table-cell office:value-type="float" office:value="1780.74" calcext:value-type="float">
            <text:p>1780.74</text:p>
          </table:table-cell>
          <table:table-cell office:value-type="float" office:value="1474.6" calcext:value-type="float">
            <text:p>1474.6</text:p>
          </table:table-cell>
          <table:table-cell office:value-type="float" office:value="1509.71" calcext:value-type="float">
            <text:p>1509.71</text:p>
          </table:table-cell>
          <table:table-cell table:number-columns-repeated="2"/>
          <table:table-cell table:formula="of:=AVERAGE([.A52:.E52])" office:value-type="float" office:value="2986" calcext:value-type="float">
            <text:p>2986</text:p>
          </table:table-cell>
          <table:table-cell table:formula="of:=AVERAGE([.G52:.K52])" office:value-type="float" office:value="1711.838" calcext:value-type="float">
            <text:p>1711.838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322" calcext:value-type="float">
            <text:p>3322</text:p>
          </table:table-cell>
          <table:table-cell office:value-type="float" office:value="2602" calcext:value-type="float">
            <text:p>2602</text:p>
          </table:table-cell>
          <table:table-cell office:value-type="float" office:value="2647" calcext:value-type="float">
            <text:p>2647</text:p>
          </table:table-cell>
          <table:table-cell office:value-type="float" office:value="2777" calcext:value-type="float">
            <text:p>2777</text:p>
          </table:table-cell>
          <table:table-cell/>
          <table:table-cell office:value-type="float" office:value="1549.31" calcext:value-type="float">
            <text:p>1549.31</text:p>
          </table:table-cell>
          <table:table-cell office:value-type="float" office:value="2163.14" calcext:value-type="float">
            <text:p>2163.14</text:p>
          </table:table-cell>
          <table:table-cell office:value-type="float" office:value="1631.48" calcext:value-type="float">
            <text:p>1631.48</text:p>
          </table:table-cell>
          <table:table-cell office:value-type="float" office:value="1508.71" calcext:value-type="float">
            <text:p>1508.71</text:p>
          </table:table-cell>
          <table:table-cell office:value-type="float" office:value="1472.53" calcext:value-type="float">
            <text:p>1472.53</text:p>
          </table:table-cell>
          <table:table-cell table:number-columns-repeated="2"/>
          <table:table-cell table:formula="of:=AVERAGE([.A53:.E53])" office:value-type="float" office:value="2799.6" calcext:value-type="float">
            <text:p>2799.6</text:p>
          </table:table-cell>
          <table:table-cell table:formula="of:=AVERAGE([.G53:.K53])" office:value-type="float" office:value="1665.034" calcext:value-type="float">
            <text:p>1665.034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3542" calcext:value-type="float">
            <text:p>3542</text:p>
          </table:table-cell>
          <table:table-cell office:value-type="float" office:value="2842" calcext:value-type="float">
            <text:p>2842</text:p>
          </table:table-cell>
          <table:table-cell office:value-type="float" office:value="2652" calcext:value-type="float">
            <text:p>2652</text:p>
          </table:table-cell>
          <table:table-cell office:value-type="float" office:value="2617" calcext:value-type="float">
            <text:p>2617</text:p>
          </table:table-cell>
          <table:table-cell/>
          <table:table-cell office:value-type="float" office:value="1549.12" calcext:value-type="float">
            <text:p>1549.12</text:p>
          </table:table-cell>
          <table:table-cell office:value-type="float" office:value="2126.73" calcext:value-type="float">
            <text:p>2126.73</text:p>
          </table:table-cell>
          <table:table-cell office:value-type="float" office:value="1688.14" calcext:value-type="float">
            <text:p>1688.14</text:p>
          </table:table-cell>
          <table:table-cell office:value-type="float" office:value="1523.17" calcext:value-type="float">
            <text:p>1523.17</text:p>
          </table:table-cell>
          <table:table-cell office:value-type="float" office:value="1505.95" calcext:value-type="float">
            <text:p>1505.95</text:p>
          </table:table-cell>
          <table:table-cell table:number-columns-repeated="2"/>
          <table:table-cell table:formula="of:=AVERAGE([.A54:.E54])" office:value-type="float" office:value="2868" calcext:value-type="float">
            <text:p>2868</text:p>
          </table:table-cell>
          <table:table-cell table:formula="of:=AVERAGE([.G54:.K54])" office:value-type="float" office:value="1678.622" calcext:value-type="float">
            <text:p>1678.622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3122" calcext:value-type="float">
            <text:p>3122</text:p>
          </table:table-cell>
          <table:table-cell office:value-type="float" office:value="3056" calcext:value-type="float">
            <text:p>3056</text:p>
          </table:table-cell>
          <table:table-cell office:value-type="float" office:value="2857" calcext:value-type="float">
            <text:p>2857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float" office:value="1716.02" calcext:value-type="float">
            <text:p>1716.02</text:p>
          </table:table-cell>
          <table:table-cell office:value-type="float" office:value="2173.12" calcext:value-type="float">
            <text:p>2173.12</text:p>
          </table:table-cell>
          <table:table-cell office:value-type="float" office:value="1775.9" calcext:value-type="float">
            <text:p>1775.9</text:p>
          </table:table-cell>
          <table:table-cell office:value-type="float" office:value="1530.47" calcext:value-type="float">
            <text:p>1530.47</text:p>
          </table:table-cell>
          <table:table-cell office:value-type="float" office:value="1600.15" calcext:value-type="float">
            <text:p>1600.15</text:p>
          </table:table-cell>
          <table:table-cell table:number-columns-repeated="2"/>
          <table:table-cell table:formula="of:=AVERAGE([.A55:.E55])" office:value-type="float" office:value="2856.8" calcext:value-type="float">
            <text:p>2856.8</text:p>
          </table:table-cell>
          <table:table-cell table:formula="of:=AVERAGE([.G55:.K55])" office:value-type="float" office:value="1759.132" calcext:value-type="float">
            <text:p>1759.132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3482" calcext:value-type="float">
            <text:p>3482</text:p>
          </table:table-cell>
          <table:table-cell office:value-type="float" office:value="3147" calcext:value-type="float">
            <text:p>3147</text:p>
          </table:table-cell>
          <table:table-cell office:value-type="float" office:value="2982" calcext:value-type="float">
            <text:p>2982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600.88" calcext:value-type="float">
            <text:p>1600.88</text:p>
          </table:table-cell>
          <table:table-cell office:value-type="float" office:value="2230.06" calcext:value-type="float">
            <text:p>2230.06</text:p>
          </table:table-cell>
          <table:table-cell office:value-type="float" office:value="1786.4" calcext:value-type="float">
            <text:p>1786.4</text:p>
          </table:table-cell>
          <table:table-cell office:value-type="float" office:value="1628.26" calcext:value-type="float">
            <text:p>1628.26</text:p>
          </table:table-cell>
          <table:table-cell office:value-type="float" office:value="1679.96" calcext:value-type="float">
            <text:p>1679.96</text:p>
          </table:table-cell>
          <table:table-cell table:number-columns-repeated="2"/>
          <table:table-cell table:formula="of:=AVERAGE([.A56:.E56])" office:value-type="float" office:value="3093" calcext:value-type="float">
            <text:p>3093</text:p>
          </table:table-cell>
          <table:table-cell table:formula="of:=AVERAGE([.G56:.K56])" office:value-type="float" office:value="1785.112" calcext:value-type="float">
            <text:p>1785.112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3102" calcext:value-type="float">
            <text:p>3102</text:p>
          </table:table-cell>
          <table:table-cell table:number-columns-repeated="2" office:value-type="float" office:value="2827" calcext:value-type="float">
            <text:p>2827</text:p>
          </table:table-cell>
          <table:table-cell office:value-type="float" office:value="2652" calcext:value-type="float">
            <text:p>2652</text:p>
          </table:table-cell>
          <table:table-cell/>
          <table:table-cell office:value-type="float" office:value="1624.72" calcext:value-type="float">
            <text:p>1624.72</text:p>
          </table:table-cell>
          <table:table-cell office:value-type="float" office:value="2166.64" calcext:value-type="float">
            <text:p>2166.64</text:p>
          </table:table-cell>
          <table:table-cell office:value-type="float" office:value="1759.72" calcext:value-type="float">
            <text:p>1759.72</text:p>
          </table:table-cell>
          <table:table-cell office:value-type="float" office:value="1601.49" calcext:value-type="float">
            <text:p>1601.49</text:p>
          </table:table-cell>
          <table:table-cell office:value-type="float" office:value="1648.39" calcext:value-type="float">
            <text:p>1648.39</text:p>
          </table:table-cell>
          <table:table-cell table:number-columns-repeated="2"/>
          <table:table-cell table:formula="of:=AVERAGE([.A57:.E57])" office:value-type="float" office:value="2881" calcext:value-type="float">
            <text:p>2881</text:p>
          </table:table-cell>
          <table:table-cell table:formula="of:=AVERAGE([.G57:.K57])" office:value-type="float" office:value="1760.192" calcext:value-type="float">
            <text:p>1760.192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3062" calcext:value-type="float">
            <text:p>3062</text:p>
          </table:table-cell>
          <table:table-cell office:value-type="float" office:value="2852" calcext:value-type="float">
            <text:p>2852</text:p>
          </table:table-cell>
          <table:table-cell office:value-type="float" office:value="2822" calcext:value-type="float">
            <text:p>2822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652.91" calcext:value-type="float">
            <text:p>1652.91</text:p>
          </table:table-cell>
          <table:table-cell office:value-type="float" office:value="2203.36" calcext:value-type="float">
            <text:p>2203.36</text:p>
          </table:table-cell>
          <table:table-cell office:value-type="float" office:value="1696.12" calcext:value-type="float">
            <text:p>1696.12</text:p>
          </table:table-cell>
          <table:table-cell office:value-type="float" office:value="1535.63" calcext:value-type="float">
            <text:p>1535.63</text:p>
          </table:table-cell>
          <table:table-cell office:value-type="float" office:value="1673.78" calcext:value-type="float">
            <text:p>1673.78</text:p>
          </table:table-cell>
          <table:table-cell table:number-columns-repeated="2"/>
          <table:table-cell table:formula="of:=AVERAGE([.A58:.E58])" office:value-type="float" office:value="2856" calcext:value-type="float">
            <text:p>2856</text:p>
          </table:table-cell>
          <table:table-cell table:formula="of:=AVERAGE([.G58:.K58])" office:value-type="float" office:value="1752.36" calcext:value-type="float">
            <text:p>1752.36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3292" calcext:value-type="float">
            <text:p>3292</text:p>
          </table:table-cell>
          <table:table-cell office:value-type="float" office:value="2747" calcext:value-type="float">
            <text:p>2747</text:p>
          </table:table-cell>
          <table:table-cell office:value-type="float" office:value="2822" calcext:value-type="float">
            <text:p>2822</text:p>
          </table:table-cell>
          <table:table-cell office:value-type="float" office:value="2302" calcext:value-type="float">
            <text:p>2302</text:p>
          </table:table-cell>
          <table:table-cell/>
          <table:table-cell office:value-type="float" office:value="1566.47" calcext:value-type="float">
            <text:p>1566.47</text:p>
          </table:table-cell>
          <table:table-cell office:value-type="float" office:value="2233.84" calcext:value-type="float">
            <text:p>2233.84</text:p>
          </table:table-cell>
          <table:table-cell office:value-type="float" office:value="1723.65" calcext:value-type="float">
            <text:p>1723.65</text:p>
          </table:table-cell>
          <table:table-cell office:value-type="float" office:value="1568.22" calcext:value-type="float">
            <text:p>1568.22</text:p>
          </table:table-cell>
          <table:table-cell office:value-type="float" office:value="1590.5" calcext:value-type="float">
            <text:p>1590.5</text:p>
          </table:table-cell>
          <table:table-cell table:number-columns-repeated="2"/>
          <table:table-cell table:formula="of:=AVERAGE([.A59:.E59])" office:value-type="float" office:value="2813" calcext:value-type="float">
            <text:p>2813</text:p>
          </table:table-cell>
          <table:table-cell table:formula="of:=AVERAGE([.G59:.K59])" office:value-type="float" office:value="1736.536" calcext:value-type="float">
            <text:p>1736.536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3207" calcext:value-type="float">
            <text:p>3207</text:p>
          </table:table-cell>
          <table:table-cell office:value-type="float" office:value="2712" calcext:value-type="float">
            <text:p>2712</text:p>
          </table:table-cell>
          <table:table-cell office:value-type="float" office:value="2737" calcext:value-type="float">
            <text:p>2737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612.66" calcext:value-type="float">
            <text:p>1612.66</text:p>
          </table:table-cell>
          <table:table-cell office:value-type="float" office:value="2157.74" calcext:value-type="float">
            <text:p>2157.74</text:p>
          </table:table-cell>
          <table:table-cell office:value-type="float" office:value="1701.78" calcext:value-type="float">
            <text:p>1701.78</text:p>
          </table:table-cell>
          <table:table-cell office:value-type="float" office:value="1657.01" calcext:value-type="float">
            <text:p>1657.01</text:p>
          </table:table-cell>
          <table:table-cell office:value-type="float" office:value="1622.5" calcext:value-type="float">
            <text:p>1622.5</text:p>
          </table:table-cell>
          <table:table-cell table:number-columns-repeated="2"/>
          <table:table-cell table:formula="of:=AVERAGE([.A60:.E60])" office:value-type="float" office:value="2894" calcext:value-type="float">
            <text:p>2894</text:p>
          </table:table-cell>
          <table:table-cell table:formula="of:=AVERAGE([.G60:.K60])" office:value-type="float" office:value="1750.338" calcext:value-type="float">
            <text:p>1750.338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3387" calcext:value-type="float">
            <text:p>3387</text:p>
          </table:table-cell>
          <table:table-cell office:value-type="float" office:value="2637" calcext:value-type="float">
            <text:p>2637</text:p>
          </table:table-cell>
          <table:table-cell office:value-type="float" office:value="2977" calcext:value-type="float">
            <text:p>2977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1707.95" calcext:value-type="float">
            <text:p>1707.95</text:p>
          </table:table-cell>
          <table:table-cell office:value-type="float" office:value="2195.69" calcext:value-type="float">
            <text:p>2195.69</text:p>
          </table:table-cell>
          <table:table-cell office:value-type="float" office:value="1847.21" calcext:value-type="float">
            <text:p>1847.21</text:p>
          </table:table-cell>
          <table:table-cell office:value-type="float" office:value="1592.02" calcext:value-type="float">
            <text:p>1592.02</text:p>
          </table:table-cell>
          <table:table-cell office:value-type="float" office:value="1654.55" calcext:value-type="float">
            <text:p>1654.55</text:p>
          </table:table-cell>
          <table:table-cell table:number-columns-repeated="2"/>
          <table:table-cell table:formula="of:=AVERAGE([.A61:.E61])" office:value-type="float" office:value="2899" calcext:value-type="float">
            <text:p>2899</text:p>
          </table:table-cell>
          <table:table-cell table:formula="of:=AVERAGE([.G61:.K61])" office:value-type="float" office:value="1799.484" calcext:value-type="float">
            <text:p>1799.484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3202" calcext:value-type="float">
            <text:p>3202</text:p>
          </table:table-cell>
          <table:table-cell office:value-type="float" office:value="2762" calcext:value-type="float">
            <text:p>2762</text:p>
          </table:table-cell>
          <table:table-cell office:value-type="float" office:value="2932" calcext:value-type="float">
            <text:p>2932</text:p>
          </table:table-cell>
          <table:table-cell office:value-type="float" office:value="2552" calcext:value-type="float">
            <text:p>2552</text:p>
          </table:table-cell>
          <table:table-cell/>
          <table:table-cell office:value-type="float" office:value="1722.22" calcext:value-type="float">
            <text:p>1722.22</text:p>
          </table:table-cell>
          <table:table-cell office:value-type="float" office:value="2241.66" calcext:value-type="float">
            <text:p>2241.66</text:p>
          </table:table-cell>
          <table:table-cell office:value-type="float" office:value="1852.52" calcext:value-type="float">
            <text:p>1852.52</text:p>
          </table:table-cell>
          <table:table-cell office:value-type="float" office:value="1616.05" calcext:value-type="float">
            <text:p>1616.05</text:p>
          </table:table-cell>
          <table:table-cell office:value-type="float" office:value="1659.95" calcext:value-type="float">
            <text:p>1659.95</text:p>
          </table:table-cell>
          <table:table-cell table:number-columns-repeated="2"/>
          <table:table-cell table:formula="of:=AVERAGE([.A62:.E62])" office:value-type="float" office:value="2868" calcext:value-type="float">
            <text:p>2868</text:p>
          </table:table-cell>
          <table:table-cell table:formula="of:=AVERAGE([.G62:.K62])" office:value-type="float" office:value="1818.48" calcext:value-type="float">
            <text:p>1818.48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3548" calcext:value-type="float">
            <text:p>3548</text:p>
          </table:table-cell>
          <table:table-cell office:value-type="float" office:value="2922" calcext:value-type="float">
            <text:p>2922</text:p>
          </table:table-cell>
          <table:table-cell office:value-type="float" office:value="2777" calcext:value-type="float">
            <text:p>2777</text:p>
          </table:table-cell>
          <table:table-cell office:value-type="float" office:value="2912" calcext:value-type="float">
            <text:p>2912</text:p>
          </table:table-cell>
          <table:table-cell/>
          <table:table-cell office:value-type="float" office:value="1776.88" calcext:value-type="float">
            <text:p>1776.88</text:p>
          </table:table-cell>
          <table:table-cell office:value-type="float" office:value="2136.2" calcext:value-type="float">
            <text:p>2136.2</text:p>
          </table:table-cell>
          <table:table-cell office:value-type="float" office:value="1754.22" calcext:value-type="float">
            <text:p>1754.22</text:p>
          </table:table-cell>
          <table:table-cell office:value-type="float" office:value="1613.43" calcext:value-type="float">
            <text:p>1613.43</text:p>
          </table:table-cell>
          <table:table-cell office:value-type="float" office:value="1668.7" calcext:value-type="float">
            <text:p>1668.7</text:p>
          </table:table-cell>
          <table:table-cell table:number-columns-repeated="2"/>
          <table:table-cell table:formula="of:=AVERAGE([.A63:.E63])" office:value-type="float" office:value="3043.2" calcext:value-type="float">
            <text:p>3043.2</text:p>
          </table:table-cell>
          <table:table-cell table:formula="of:=AVERAGE([.G63:.K63])" office:value-type="float" office:value="1789.886" calcext:value-type="float">
            <text:p>1789.886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3117" calcext:value-type="float">
            <text:p>3117</text:p>
          </table:table-cell>
          <table:table-cell office:value-type="float" office:value="2887" calcext:value-type="float">
            <text:p>2887</text:p>
          </table:table-cell>
          <table:table-cell office:value-type="float" office:value="2924" calcext:value-type="float">
            <text:p>2924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762.76" calcext:value-type="float">
            <text:p>1762.76</text:p>
          </table:table-cell>
          <table:table-cell office:value-type="float" office:value="2208.11" calcext:value-type="float">
            <text:p>2208.11</text:p>
          </table:table-cell>
          <table:table-cell office:value-type="float" office:value="1773.17" calcext:value-type="float">
            <text:p>1773.17</text:p>
          </table:table-cell>
          <table:table-cell office:value-type="float" office:value="1649.13" calcext:value-type="float">
            <text:p>1649.13</text:p>
          </table:table-cell>
          <table:table-cell office:value-type="float" office:value="1728.52" calcext:value-type="float">
            <text:p>1728.52</text:p>
          </table:table-cell>
          <table:table-cell table:number-columns-repeated="2"/>
          <table:table-cell table:formula="of:=AVERAGE([.A64:.E64])" office:value-type="float" office:value="2973.4" calcext:value-type="float">
            <text:p>2973.4</text:p>
          </table:table-cell>
          <table:table-cell table:formula="of:=AVERAGE([.G64:.K64])" office:value-type="float" office:value="1824.338" calcext:value-type="float">
            <text:p>1824.338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3397" calcext:value-type="float">
            <text:p>3397</text:p>
          </table:table-cell>
          <table:table-cell office:value-type="float" office:value="2982" calcext:value-type="float">
            <text:p>2982</text:p>
          </table:table-cell>
          <table:table-cell office:value-type="float" office:value="2992" calcext:value-type="float">
            <text:p>2992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801.25" calcext:value-type="float">
            <text:p>1801.25</text:p>
          </table:table-cell>
          <table:table-cell office:value-type="float" office:value="2176.06" calcext:value-type="float">
            <text:p>2176.06</text:p>
          </table:table-cell>
          <table:table-cell office:value-type="float" office:value="1856.58" calcext:value-type="float">
            <text:p>1856.58</text:p>
          </table:table-cell>
          <table:table-cell office:value-type="float" office:value="1593.3" calcext:value-type="float">
            <text:p>1593.3</text:p>
          </table:table-cell>
          <table:table-cell office:value-type="float" office:value="1572.01" calcext:value-type="float">
            <text:p>1572.01</text:p>
          </table:table-cell>
          <table:table-cell table:number-columns-repeated="2"/>
          <table:table-cell table:formula="of:=AVERAGE([.A65:.E65])" office:value-type="float" office:value="3029" calcext:value-type="float">
            <text:p>3029</text:p>
          </table:table-cell>
          <table:table-cell table:formula="of:=AVERAGE([.G65:.K65])" office:value-type="float" office:value="1799.84" calcext:value-type="float">
            <text:p>1799.84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3422" calcext:value-type="float">
            <text:p>3422</text:p>
          </table:table-cell>
          <table:table-cell office:value-type="float" office:value="3082" calcext:value-type="float">
            <text:p>3082</text:p>
          </table:table-cell>
          <table:table-cell office:value-type="float" office:value="2887" calcext:value-type="float">
            <text:p>2887</text:p>
          </table:table-cell>
          <table:table-cell office:value-type="float" office:value="2632" calcext:value-type="float">
            <text:p>2632</text:p>
          </table:table-cell>
          <table:table-cell/>
          <table:table-cell office:value-type="float" office:value="1794.36" calcext:value-type="float">
            <text:p>1794.36</text:p>
          </table:table-cell>
          <table:table-cell office:value-type="float" office:value="2231.47" calcext:value-type="float">
            <text:p>2231.47</text:p>
          </table:table-cell>
          <table:table-cell office:value-type="float" office:value="1780.11" calcext:value-type="float">
            <text:p>1780.11</text:p>
          </table:table-cell>
          <table:table-cell office:value-type="float" office:value="1671.48" calcext:value-type="float">
            <text:p>1671.48</text:p>
          </table:table-cell>
          <table:table-cell office:value-type="float" office:value="1655.73" calcext:value-type="float">
            <text:p>1655.73</text:p>
          </table:table-cell>
          <table:table-cell table:number-columns-repeated="2"/>
          <table:table-cell table:formula="of:=AVERAGE([.A66:.E66])" office:value-type="float" office:value="3002" calcext:value-type="float">
            <text:p>3002</text:p>
          </table:table-cell>
          <table:table-cell table:formula="of:=AVERAGE([.G66:.K66])" office:value-type="float" office:value="1826.63" calcext:value-type="float">
            <text:p>1826.63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3277" calcext:value-type="float">
            <text:p>3277</text:p>
          </table:table-cell>
          <table:table-cell office:value-type="float" office:value="2802" calcext:value-type="float">
            <text:p>2802</text:p>
          </table:table-cell>
          <table:table-cell office:value-type="float" office:value="2852" calcext:value-type="float">
            <text:p>2852</text:p>
          </table:table-cell>
          <table:table-cell office:value-type="float" office:value="2912" calcext:value-type="float">
            <text:p>2912</text:p>
          </table:table-cell>
          <table:table-cell/>
          <table:table-cell office:value-type="float" office:value="1678.55" calcext:value-type="float">
            <text:p>1678.55</text:p>
          </table:table-cell>
          <table:table-cell office:value-type="float" office:value="2281.49" calcext:value-type="float">
            <text:p>2281.49</text:p>
          </table:table-cell>
          <table:table-cell office:value-type="float" office:value="1843.7" calcext:value-type="float">
            <text:p>1843.7</text:p>
          </table:table-cell>
          <table:table-cell office:value-type="float" office:value="1704.26" calcext:value-type="float">
            <text:p>1704.26</text:p>
          </table:table-cell>
          <table:table-cell office:value-type="float" office:value="1651.32" calcext:value-type="float">
            <text:p>1651.32</text:p>
          </table:table-cell>
          <table:table-cell table:number-columns-repeated="2"/>
          <table:table-cell table:formula="of:=AVERAGE([.A67:.E67])" office:value-type="float" office:value="2930" calcext:value-type="float">
            <text:p>2930</text:p>
          </table:table-cell>
          <table:table-cell table:formula="of:=AVERAGE([.G67:.K67])" office:value-type="float" office:value="1831.864" calcext:value-type="float">
            <text:p>1831.864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3252" calcext:value-type="float">
            <text:p>3252</text:p>
          </table:table-cell>
          <table:table-cell office:value-type="float" office:value="2852" calcext:value-type="float">
            <text:p>2852</text:p>
          </table:table-cell>
          <table:table-cell office:value-type="float" office:value="3142" calcext:value-type="float">
            <text:p>3142</text:p>
          </table:table-cell>
          <table:table-cell office:value-type="float" office:value="2397" calcext:value-type="float">
            <text:p>2397</text:p>
          </table:table-cell>
          <table:table-cell/>
          <table:table-cell office:value-type="float" office:value="1811.14" calcext:value-type="float">
            <text:p>1811.14</text:p>
          </table:table-cell>
          <table:table-cell office:value-type="float" office:value="2247.35" calcext:value-type="float">
            <text:p>2247.35</text:p>
          </table:table-cell>
          <table:table-cell office:value-type="float" office:value="1788.14" calcext:value-type="float">
            <text:p>1788.14</text:p>
          </table:table-cell>
          <table:table-cell office:value-type="float" office:value="1703.8" calcext:value-type="float">
            <text:p>1703.8</text:p>
          </table:table-cell>
          <table:table-cell office:value-type="float" office:value="1696.15" calcext:value-type="float">
            <text:p>1696.15</text:p>
          </table:table-cell>
          <table:table-cell table:number-columns-repeated="2"/>
          <table:table-cell table:formula="of:=AVERAGE([.A68:.E68])" office:value-type="float" office:value="2975" calcext:value-type="float">
            <text:p>2975</text:p>
          </table:table-cell>
          <table:table-cell table:formula="of:=AVERAGE([.G68:.K68])" office:value-type="float" office:value="1849.316" calcext:value-type="float">
            <text:p>1849.316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3387" calcext:value-type="float">
            <text:p>3387</text:p>
          </table:table-cell>
          <table:table-cell office:value-type="float" office:value="3017" calcext:value-type="float">
            <text:p>3017</text:p>
          </table:table-cell>
          <table:table-cell office:value-type="float" office:value="3332" calcext:value-type="float">
            <text:p>3332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833.36" calcext:value-type="float">
            <text:p>1833.36</text:p>
          </table:table-cell>
          <table:table-cell office:value-type="float" office:value="2262.42" calcext:value-type="float">
            <text:p>2262.42</text:p>
          </table:table-cell>
          <table:table-cell office:value-type="float" office:value="1770.85" calcext:value-type="float">
            <text:p>1770.85</text:p>
          </table:table-cell>
          <table:table-cell office:value-type="float" office:value="1705.93" calcext:value-type="float">
            <text:p>1705.93</text:p>
          </table:table-cell>
          <table:table-cell office:value-type="float" office:value="1648.69" calcext:value-type="float">
            <text:p>1648.69</text:p>
          </table:table-cell>
          <table:table-cell table:number-columns-repeated="2"/>
          <table:table-cell table:formula="of:=AVERAGE([.A69:.E69])" office:value-type="float" office:value="3079" calcext:value-type="float">
            <text:p>3079</text:p>
          </table:table-cell>
          <table:table-cell table:formula="of:=AVERAGE([.G69:.K69])" office:value-type="float" office:value="1844.25" calcext:value-type="float">
            <text:p>1844.25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3302" calcext:value-type="float">
            <text:p>3302</text:p>
          </table:table-cell>
          <table:table-cell office:value-type="float" office:value="2827" calcext:value-type="float">
            <text:p>2827</text:p>
          </table:table-cell>
          <table:table-cell office:value-type="float" office:value="3047" calcext:value-type="float">
            <text:p>3047</text:p>
          </table:table-cell>
          <table:table-cell office:value-type="float" office:value="2807" calcext:value-type="float">
            <text:p>2807</text:p>
          </table:table-cell>
          <table:table-cell/>
          <table:table-cell office:value-type="float" office:value="1728.15" calcext:value-type="float">
            <text:p>1728.15</text:p>
          </table:table-cell>
          <table:table-cell office:value-type="float" office:value="2218.11" calcext:value-type="float">
            <text:p>2218.11</text:p>
          </table:table-cell>
          <table:table-cell office:value-type="float" office:value="1824.38" calcext:value-type="float">
            <text:p>1824.38</text:p>
          </table:table-cell>
          <table:table-cell office:value-type="float" office:value="1705.58" calcext:value-type="float">
            <text:p>1705.58</text:p>
          </table:table-cell>
          <table:table-cell office:value-type="float" office:value="1774.74" calcext:value-type="float">
            <text:p>1774.74</text:p>
          </table:table-cell>
          <table:table-cell table:number-columns-repeated="2"/>
          <table:table-cell table:formula="of:=AVERAGE([.A70:.E70])" office:value-type="float" office:value="2968" calcext:value-type="float">
            <text:p>2968</text:p>
          </table:table-cell>
          <table:table-cell table:formula="of:=AVERAGE([.G70:.K70])" office:value-type="float" office:value="1850.192" calcext:value-type="float">
            <text:p>1850.192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3272" calcext:value-type="float">
            <text:p>3272</text:p>
          </table:table-cell>
          <table:table-cell office:value-type="float" office:value="2917" calcext:value-type="float">
            <text:p>2917</text:p>
          </table:table-cell>
          <table:table-cell office:value-type="float" office:value="3024" calcext:value-type="float">
            <text:p>3024</text:p>
          </table:table-cell>
          <table:table-cell office:value-type="float" office:value="3047" calcext:value-type="float">
            <text:p>3047</text:p>
          </table:table-cell>
          <table:table-cell/>
          <table:table-cell office:value-type="float" office:value="1623.65" calcext:value-type="float">
            <text:p>1623.65</text:p>
          </table:table-cell>
          <table:table-cell office:value-type="float" office:value="2258.68" calcext:value-type="float">
            <text:p>2258.68</text:p>
          </table:table-cell>
          <table:table-cell office:value-type="float" office:value="1875.87" calcext:value-type="float">
            <text:p>1875.87</text:p>
          </table:table-cell>
          <table:table-cell office:value-type="float" office:value="1706.55" calcext:value-type="float">
            <text:p>1706.55</text:p>
          </table:table-cell>
          <table:table-cell office:value-type="float" office:value="1711.69" calcext:value-type="float">
            <text:p>1711.69</text:p>
          </table:table-cell>
          <table:table-cell table:number-columns-repeated="2"/>
          <table:table-cell table:formula="of:=AVERAGE([.A71:.E71])" office:value-type="float" office:value="2975.4" calcext:value-type="float">
            <text:p>2975.4</text:p>
          </table:table-cell>
          <table:table-cell table:formula="of:=AVERAGE([.G71:.K71])" office:value-type="float" office:value="1835.288" calcext:value-type="float">
            <text:p>1835.288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3337" calcext:value-type="float">
            <text:p>3337</text:p>
          </table:table-cell>
          <table:table-cell office:value-type="float" office:value="3067" calcext:value-type="float">
            <text:p>3067</text:p>
          </table:table-cell>
          <table:table-cell office:value-type="float" office:value="3597" calcext:value-type="float">
            <text:p>3597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float" office:value="1717.47" calcext:value-type="float">
            <text:p>1717.47</text:p>
          </table:table-cell>
          <table:table-cell office:value-type="float" office:value="2201.49" calcext:value-type="float">
            <text:p>2201.49</text:p>
          </table:table-cell>
          <table:table-cell office:value-type="float" office:value="1730.8" calcext:value-type="float">
            <text:p>1730.8</text:p>
          </table:table-cell>
          <table:table-cell office:value-type="float" office:value="1851.56" calcext:value-type="float">
            <text:p>1851.56</text:p>
          </table:table-cell>
          <table:table-cell office:value-type="float" office:value="1725.45" calcext:value-type="float">
            <text:p>1725.45</text:p>
          </table:table-cell>
          <table:table-cell table:number-columns-repeated="2"/>
          <table:table-cell table:formula="of:=AVERAGE([.A72:.E72])" office:value-type="float" office:value="3129" calcext:value-type="float">
            <text:p>3129</text:p>
          </table:table-cell>
          <table:table-cell table:formula="of:=AVERAGE([.G72:.K72])" office:value-type="float" office:value="1845.354" calcext:value-type="float">
            <text:p>1845.354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3352" calcext:value-type="float">
            <text:p>3352</text:p>
          </table:table-cell>
          <table:table-cell office:value-type="float" office:value="2912" calcext:value-type="float">
            <text:p>2912</text:p>
          </table:table-cell>
          <table:table-cell office:value-type="float" office:value="3142" calcext:value-type="float">
            <text:p>3142</text:p>
          </table:table-cell>
          <table:table-cell office:value-type="float" office:value="3172" calcext:value-type="float">
            <text:p>3172</text:p>
          </table:table-cell>
          <table:table-cell/>
          <table:table-cell office:value-type="float" office:value="1690.5" calcext:value-type="float">
            <text:p>1690.5</text:p>
          </table:table-cell>
          <table:table-cell office:value-type="float" office:value="2255.62" calcext:value-type="float">
            <text:p>2255.62</text:p>
          </table:table-cell>
          <table:table-cell office:value-type="float" office:value="1839.93" calcext:value-type="float">
            <text:p>1839.93</text:p>
          </table:table-cell>
          <table:table-cell office:value-type="float" office:value="1806.92" calcext:value-type="float">
            <text:p>1806.92</text:p>
          </table:table-cell>
          <table:table-cell office:value-type="float" office:value="1812.23" calcext:value-type="float">
            <text:p>1812.23</text:p>
          </table:table-cell>
          <table:table-cell table:number-columns-repeated="2"/>
          <table:table-cell table:formula="of:=AVERAGE([.A73:.E73])" office:value-type="float" office:value="3065" calcext:value-type="float">
            <text:p>3065</text:p>
          </table:table-cell>
          <table:table-cell table:formula="of:=AVERAGE([.G73:.K73])" office:value-type="float" office:value="1881.04" calcext:value-type="float">
            <text:p>1881.04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3397" calcext:value-type="float">
            <text:p>3397</text:p>
          </table:table-cell>
          <table:table-cell office:value-type="float" office:value="2842" calcext:value-type="float">
            <text:p>2842</text:p>
          </table:table-cell>
          <table:table-cell office:value-type="float" office:value="2942" calcext:value-type="float">
            <text:p>2942</text:p>
          </table:table-cell>
          <table:table-cell office:value-type="float" office:value="3362" calcext:value-type="float">
            <text:p>3362</text:p>
          </table:table-cell>
          <table:table-cell/>
          <table:table-cell office:value-type="float" office:value="1831.14" calcext:value-type="float">
            <text:p>1831.14</text:p>
          </table:table-cell>
          <table:table-cell office:value-type="float" office:value="2272.65" calcext:value-type="float">
            <text:p>2272.65</text:p>
          </table:table-cell>
          <table:table-cell office:value-type="float" office:value="1755.16" calcext:value-type="float">
            <text:p>1755.16</text:p>
          </table:table-cell>
          <table:table-cell office:value-type="float" office:value="1828.93" calcext:value-type="float">
            <text:p>1828.93</text:p>
          </table:table-cell>
          <table:table-cell office:value-type="float" office:value="1779.11" calcext:value-type="float">
            <text:p>1779.11</text:p>
          </table:table-cell>
          <table:table-cell table:number-columns-repeated="2"/>
          <table:table-cell table:formula="of:=AVERAGE([.A74:.E74])" office:value-type="float" office:value="3068" calcext:value-type="float">
            <text:p>3068</text:p>
          </table:table-cell>
          <table:table-cell table:formula="of:=AVERAGE([.G74:.K74])" office:value-type="float" office:value="1893.398" calcext:value-type="float">
            <text:p>1893.398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3212" calcext:value-type="float">
            <text:p>3212</text:p>
          </table:table-cell>
          <table:table-cell office:value-type="float" office:value="2897" calcext:value-type="float">
            <text:p>2897</text:p>
          </table:table-cell>
          <table:table-cell office:value-type="float" office:value="3000" calcext:value-type="float">
            <text:p>3000</text:p>
          </table:table-cell>
          <table:table-cell office:value-type="float" office:value="3077" calcext:value-type="float">
            <text:p>3077</text:p>
          </table:table-cell>
          <table:table-cell/>
          <table:table-cell office:value-type="float" office:value="1824.28" calcext:value-type="float">
            <text:p>1824.28</text:p>
          </table:table-cell>
          <table:table-cell office:value-type="float" office:value="2221.83" calcext:value-type="float">
            <text:p>2221.83</text:p>
          </table:table-cell>
          <table:table-cell office:value-type="float" office:value="1780.94" calcext:value-type="float">
            <text:p>1780.94</text:p>
          </table:table-cell>
          <table:table-cell office:value-type="float" office:value="1759.56" calcext:value-type="float">
            <text:p>1759.56</text:p>
          </table:table-cell>
          <table:table-cell office:value-type="float" office:value="1710.53" calcext:value-type="float">
            <text:p>1710.53</text:p>
          </table:table-cell>
          <table:table-cell table:number-columns-repeated="2"/>
          <table:table-cell table:formula="of:=AVERAGE([.A75:.E75])" office:value-type="float" office:value="2986.6" calcext:value-type="float">
            <text:p>2986.6</text:p>
          </table:table-cell>
          <table:table-cell table:formula="of:=AVERAGE([.G75:.K75])" office:value-type="float" office:value="1859.428" calcext:value-type="float">
            <text:p>1859.428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3002" calcext:value-type="float">
            <text:p>3002</text:p>
          </table:table-cell>
          <table:table-cell office:value-type="float" office:value="2917" calcext:value-type="float">
            <text:p>2917</text:p>
          </table:table-cell>
          <table:table-cell office:value-type="float" office:value="3107" calcext:value-type="float">
            <text:p>3107</text:p>
          </table:table-cell>
          <table:table-cell office:value-type="float" office:value="2893" calcext:value-type="float">
            <text:p>2893</text:p>
          </table:table-cell>
          <table:table-cell/>
          <table:table-cell office:value-type="float" office:value="1781.85" calcext:value-type="float">
            <text:p>1781.85</text:p>
          </table:table-cell>
          <table:table-cell office:value-type="float" office:value="2192.67" calcext:value-type="float">
            <text:p>2192.67</text:p>
          </table:table-cell>
          <table:table-cell office:value-type="float" office:value="1723.54" calcext:value-type="float">
            <text:p>1723.54</text:p>
          </table:table-cell>
          <table:table-cell office:value-type="float" office:value="1771.88" calcext:value-type="float">
            <text:p>1771.88</text:p>
          </table:table-cell>
          <table:table-cell office:value-type="float" office:value="1756.23" calcext:value-type="float">
            <text:p>1756.23</text:p>
          </table:table-cell>
          <table:table-cell table:number-columns-repeated="2"/>
          <table:table-cell table:formula="of:=AVERAGE([.A76:.E76])" office:value-type="float" office:value="2962.2" calcext:value-type="float">
            <text:p>2962.2</text:p>
          </table:table-cell>
          <table:table-cell table:formula="of:=AVERAGE([.G76:.K76])" office:value-type="float" office:value="1845.234" calcext:value-type="float">
            <text:p>1845.234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3752" calcext:value-type="float">
            <text:p>3752</text:p>
          </table:table-cell>
          <table:table-cell office:value-type="float" office:value="2777" calcext:value-type="float">
            <text:p>2777</text:p>
          </table:table-cell>
          <table:table-cell office:value-type="float" office:value="2967" calcext:value-type="float">
            <text:p>2967</text:p>
          </table:table-cell>
          <table:table-cell office:value-type="float" office:value="2817" calcext:value-type="float">
            <text:p>2817</text:p>
          </table:table-cell>
          <table:table-cell/>
          <table:table-cell office:value-type="float" office:value="1818.27" calcext:value-type="float">
            <text:p>1818.27</text:p>
          </table:table-cell>
          <table:table-cell office:value-type="float" office:value="2255.93" calcext:value-type="float">
            <text:p>2255.93</text:p>
          </table:table-cell>
          <table:table-cell office:value-type="float" office:value="1799.01" calcext:value-type="float">
            <text:p>1799.01</text:p>
          </table:table-cell>
          <table:table-cell office:value-type="float" office:value="1736.37" calcext:value-type="float">
            <text:p>1736.37</text:p>
          </table:table-cell>
          <table:table-cell office:value-type="float" office:value="1726.39" calcext:value-type="float">
            <text:p>1726.39</text:p>
          </table:table-cell>
          <table:table-cell table:number-columns-repeated="2"/>
          <table:table-cell table:formula="of:=AVERAGE([.A77:.E77])" office:value-type="float" office:value="2999" calcext:value-type="float">
            <text:p>2999</text:p>
          </table:table-cell>
          <table:table-cell table:formula="of:=AVERAGE([.G77:.K77])" office:value-type="float" office:value="1867.194" calcext:value-type="float">
            <text:p>1867.194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3302" calcext:value-type="float">
            <text:p>3302</text:p>
          </table:table-cell>
          <table:table-cell office:value-type="float" office:value="2702" calcext:value-type="float">
            <text:p>2702</text:p>
          </table:table-cell>
          <table:table-cell office:value-type="float" office:value="2927" calcext:value-type="float">
            <text:p>2927</text:p>
          </table:table-cell>
          <table:table-cell office:value-type="float" office:value="3022" calcext:value-type="float">
            <text:p>3022</text:p>
          </table:table-cell>
          <table:table-cell/>
          <table:table-cell office:value-type="float" office:value="1803.67" calcext:value-type="float">
            <text:p>1803.67</text:p>
          </table:table-cell>
          <table:table-cell office:value-type="float" office:value="2133.24" calcext:value-type="float">
            <text:p>2133.24</text:p>
          </table:table-cell>
          <table:table-cell office:value-type="float" office:value="1751.99" calcext:value-type="float">
            <text:p>1751.99</text:p>
          </table:table-cell>
          <table:table-cell office:value-type="float" office:value="1705.09" calcext:value-type="float">
            <text:p>1705.09</text:p>
          </table:table-cell>
          <table:table-cell office:value-type="float" office:value="1782.53" calcext:value-type="float">
            <text:p>1782.53</text:p>
          </table:table-cell>
          <table:table-cell table:number-columns-repeated="2"/>
          <table:table-cell table:formula="of:=AVERAGE([.A78:.E78])" office:value-type="float" office:value="2976" calcext:value-type="float">
            <text:p>2976</text:p>
          </table:table-cell>
          <table:table-cell table:formula="of:=AVERAGE([.G78:.K78])" office:value-type="float" office:value="1835.304" calcext:value-type="float">
            <text:p>1835.304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3542" calcext:value-type="float">
            <text:p>3542</text:p>
          </table:table-cell>
          <table:table-cell office:value-type="float" office:value="2712" calcext:value-type="float">
            <text:p>2712</text:p>
          </table:table-cell>
          <table:table-cell office:value-type="float" office:value="2957" calcext:value-type="float">
            <text:p>2957</text:p>
          </table:table-cell>
          <table:table-cell office:value-type="float" office:value="2787" calcext:value-type="float">
            <text:p>2787</text:p>
          </table:table-cell>
          <table:table-cell/>
          <table:table-cell office:value-type="float" office:value="1840.8" calcext:value-type="float">
            <text:p>1840.8</text:p>
          </table:table-cell>
          <table:table-cell office:value-type="float" office:value="2257.46" calcext:value-type="float">
            <text:p>2257.46</text:p>
          </table:table-cell>
          <table:table-cell office:value-type="float" office:value="1812.2" calcext:value-type="float">
            <text:p>1812.2</text:p>
          </table:table-cell>
          <table:table-cell office:value-type="float" office:value="1756.7" calcext:value-type="float">
            <text:p>1756.7</text:p>
          </table:table-cell>
          <table:table-cell office:value-type="float" office:value="1598.28" calcext:value-type="float">
            <text:p>1598.28</text:p>
          </table:table-cell>
          <table:table-cell table:number-columns-repeated="2"/>
          <table:table-cell table:formula="of:=AVERAGE([.A79:.E79])" office:value-type="float" office:value="2967" calcext:value-type="float">
            <text:p>2967</text:p>
          </table:table-cell>
          <table:table-cell table:formula="of:=AVERAGE([.G79:.K79])" office:value-type="float" office:value="1853.088" calcext:value-type="float">
            <text:p>1853.088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3402" calcext:value-type="float">
            <text:p>3402</text:p>
          </table:table-cell>
          <table:table-cell office:value-type="float" office:value="2752" calcext:value-type="float">
            <text:p>2752</text:p>
          </table:table-cell>
          <table:table-cell office:value-type="float" office:value="2839" calcext:value-type="float">
            <text:p>2839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float" office:value="1764.14" calcext:value-type="float">
            <text:p>1764.14</text:p>
          </table:table-cell>
          <table:table-cell office:value-type="float" office:value="2230.9" calcext:value-type="float">
            <text:p>2230.9</text:p>
          </table:table-cell>
          <table:table-cell office:value-type="float" office:value="1829.69" calcext:value-type="float">
            <text:p>1829.69</text:p>
          </table:table-cell>
          <table:table-cell office:value-type="float" office:value="1743.29" calcext:value-type="float">
            <text:p>1743.29</text:p>
          </table:table-cell>
          <table:table-cell office:value-type="float" office:value="1696.5" calcext:value-type="float">
            <text:p>1696.5</text:p>
          </table:table-cell>
          <table:table-cell table:number-columns-repeated="2"/>
          <table:table-cell table:formula="of:=AVERAGE([.A80:.E80])" office:value-type="float" office:value="2964.4" calcext:value-type="float">
            <text:p>2964.4</text:p>
          </table:table-cell>
          <table:table-cell table:formula="of:=AVERAGE([.G80:.K80])" office:value-type="float" office:value="1852.904" calcext:value-type="float">
            <text:p>1852.904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3547" calcext:value-type="float">
            <text:p>3547</text:p>
          </table:table-cell>
          <table:table-cell office:value-type="float" office:value="2867" calcext:value-type="float">
            <text:p>2867</text:p>
          </table:table-cell>
          <table:table-cell office:value-type="float" office:value="3167" calcext:value-type="float">
            <text:p>3167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761.17" calcext:value-type="float">
            <text:p>1761.17</text:p>
          </table:table-cell>
          <table:table-cell office:value-type="float" office:value="2295.59" calcext:value-type="float">
            <text:p>2295.59</text:p>
          </table:table-cell>
          <table:table-cell office:value-type="float" office:value="1829.16" calcext:value-type="float">
            <text:p>1829.16</text:p>
          </table:table-cell>
          <table:table-cell office:value-type="float" office:value="1768.26" calcext:value-type="float">
            <text:p>1768.26</text:p>
          </table:table-cell>
          <table:table-cell office:value-type="float" office:value="1599.1" calcext:value-type="float">
            <text:p>1599.1</text:p>
          </table:table-cell>
          <table:table-cell table:number-columns-repeated="2"/>
          <table:table-cell table:formula="of:=AVERAGE([.A81:.E81])" office:value-type="float" office:value="3001" calcext:value-type="float">
            <text:p>3001</text:p>
          </table:table-cell>
          <table:table-cell table:formula="of:=AVERAGE([.G81:.K81])" office:value-type="float" office:value="1850.656" calcext:value-type="float">
            <text:p>1850.656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3547" calcext:value-type="float">
            <text:p>3547</text:p>
          </table:table-cell>
          <table:table-cell office:value-type="float" office:value="2997" calcext:value-type="float">
            <text:p>2997</text:p>
          </table:table-cell>
          <table:table-cell office:value-type="float" office:value="2967" calcext:value-type="float">
            <text:p>2967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float" office:value="1904.25" calcext:value-type="float">
            <text:p>1904.25</text:p>
          </table:table-cell>
          <table:table-cell office:value-type="float" office:value="2348.92" calcext:value-type="float">
            <text:p>2348.92</text:p>
          </table:table-cell>
          <table:table-cell office:value-type="float" office:value="1940.68" calcext:value-type="float">
            <text:p>1940.68</text:p>
          </table:table-cell>
          <table:table-cell office:value-type="float" office:value="1784.85" calcext:value-type="float">
            <text:p>1784.85</text:p>
          </table:table-cell>
          <table:table-cell office:value-type="float" office:value="1718.17" calcext:value-type="float">
            <text:p>1718.17</text:p>
          </table:table-cell>
          <table:table-cell table:number-columns-repeated="2"/>
          <table:table-cell table:formula="of:=AVERAGE([.A82:.E82])" office:value-type="float" office:value="3094" calcext:value-type="float">
            <text:p>3094</text:p>
          </table:table-cell>
          <table:table-cell table:formula="of:=AVERAGE([.G82:.K82])" office:value-type="float" office:value="1939.374" calcext:value-type="float">
            <text:p>1939.374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3412" calcext:value-type="float">
            <text:p>3412</text:p>
          </table:table-cell>
          <table:table-cell office:value-type="float" office:value="2912" calcext:value-type="float">
            <text:p>2912</text:p>
          </table:table-cell>
          <table:table-cell office:value-type="float" office:value="2925" calcext:value-type="float">
            <text:p>2925</text:p>
          </table:table-cell>
          <table:table-cell office:value-type="float" office:value="2862" calcext:value-type="float">
            <text:p>2862</text:p>
          </table:table-cell>
          <table:table-cell/>
          <table:table-cell office:value-type="float" office:value="1733.35" calcext:value-type="float">
            <text:p>1733.35</text:p>
          </table:table-cell>
          <table:table-cell office:value-type="float" office:value="2340.73" calcext:value-type="float">
            <text:p>2340.73</text:p>
          </table:table-cell>
          <table:table-cell office:value-type="float" office:value="1731.87" calcext:value-type="float">
            <text:p>1731.87</text:p>
          </table:table-cell>
          <table:table-cell office:value-type="float" office:value="1858.7" calcext:value-type="float">
            <text:p>1858.7</text:p>
          </table:table-cell>
          <table:table-cell office:value-type="float" office:value="1801.26" calcext:value-type="float">
            <text:p>1801.26</text:p>
          </table:table-cell>
          <table:table-cell table:number-columns-repeated="2"/>
          <table:table-cell table:formula="of:=AVERAGE([.A83:.E83])" office:value-type="float" office:value="2978.6" calcext:value-type="float">
            <text:p>2978.6</text:p>
          </table:table-cell>
          <table:table-cell table:formula="of:=AVERAGE([.G83:.K83])" office:value-type="float" office:value="1893.182" calcext:value-type="float">
            <text:p>1893.182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3712" calcext:value-type="float">
            <text:p>3712</text:p>
          </table:table-cell>
          <table:table-cell office:value-type="float" office:value="2752" calcext:value-type="float">
            <text:p>2752</text:p>
          </table:table-cell>
          <table:table-cell office:value-type="float" office:value="2852" calcext:value-type="float">
            <text:p>2852</text:p>
          </table:table-cell>
          <table:table-cell office:value-type="float" office:value="3042" calcext:value-type="float">
            <text:p>3042</text:p>
          </table:table-cell>
          <table:table-cell/>
          <table:table-cell office:value-type="float" office:value="1688.48" calcext:value-type="float">
            <text:p>1688.48</text:p>
          </table:table-cell>
          <table:table-cell office:value-type="float" office:value="2479.06" calcext:value-type="float">
            <text:p>2479.06</text:p>
          </table:table-cell>
          <table:table-cell office:value-type="float" office:value="1777.88" calcext:value-type="float">
            <text:p>1777.88</text:p>
          </table:table-cell>
          <table:table-cell office:value-type="float" office:value="1889.35" calcext:value-type="float">
            <text:p>1889.35</text:p>
          </table:table-cell>
          <table:table-cell office:value-type="float" office:value="1801.55" calcext:value-type="float">
            <text:p>1801.55</text:p>
          </table:table-cell>
          <table:table-cell table:number-columns-repeated="2"/>
          <table:table-cell table:formula="of:=AVERAGE([.A84:.E84])" office:value-type="float" office:value="3004" calcext:value-type="float">
            <text:p>3004</text:p>
          </table:table-cell>
          <table:table-cell table:formula="of:=AVERAGE([.G84:.K84])" office:value-type="float" office:value="1927.264" calcext:value-type="float">
            <text:p>1927.264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3542" calcext:value-type="float">
            <text:p>3542</text:p>
          </table:table-cell>
          <table:table-cell office:value-type="float" office:value="2967" calcext:value-type="float">
            <text:p>2967</text:p>
          </table:table-cell>
          <table:table-cell office:value-type="float" office:value="3027" calcext:value-type="float">
            <text:p>3027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316.41" calcext:value-type="float">
            <text:p>2316.41</text:p>
          </table:table-cell>
          <table:table-cell office:value-type="float" office:value="1870.81" calcext:value-type="float">
            <text:p>1870.81</text:p>
          </table:table-cell>
          <table:table-cell office:value-type="float" office:value="1818.49" calcext:value-type="float">
            <text:p>1818.49</text:p>
          </table:table-cell>
          <table:table-cell office:value-type="float" office:value="1604.28" calcext:value-type="float">
            <text:p>1604.28</text:p>
          </table:table-cell>
          <table:table-cell table:number-columns-repeated="2"/>
          <table:table-cell table:formula="of:=AVERAGE([.A85:.E85])" office:value-type="float" office:value="3135" calcext:value-type="float">
            <text:p>3135</text:p>
          </table:table-cell>
          <table:table-cell table:formula="of:=AVERAGE([.G85:.K85])" office:value-type="float" office:value="1891.198" calcext:value-type="float">
            <text:p>1891.198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3682" calcext:value-type="float">
            <text:p>3682</text:p>
          </table:table-cell>
          <table:table-cell office:value-type="float" office:value="2972" calcext:value-type="float">
            <text:p>2972</text:p>
          </table:table-cell>
          <table:table-cell office:value-type="float" office:value="3217" calcext:value-type="float">
            <text:p>3217</text:p>
          </table:table-cell>
          <table:table-cell office:value-type="float" office:value="3332" calcext:value-type="float">
            <text:p>3332</text:p>
          </table:table-cell>
          <table:table-cell/>
          <table:table-cell office:value-type="float" office:value="1905.17" calcext:value-type="float">
            <text:p>1905.17</text:p>
          </table:table-cell>
          <table:table-cell office:value-type="float" office:value="2474.28" calcext:value-type="float">
            <text:p>2474.28</text:p>
          </table:table-cell>
          <table:table-cell office:value-type="float" office:value="1919.22" calcext:value-type="float">
            <text:p>1919.22</text:p>
          </table:table-cell>
          <table:table-cell office:value-type="float" office:value="1822.91" calcext:value-type="float">
            <text:p>1822.91</text:p>
          </table:table-cell>
          <table:table-cell office:value-type="float" office:value="1789.1" calcext:value-type="float">
            <text:p>1789.1</text:p>
          </table:table-cell>
          <table:table-cell table:number-columns-repeated="2"/>
          <table:table-cell table:formula="of:=AVERAGE([.A86:.E86])" office:value-type="float" office:value="3249" calcext:value-type="float">
            <text:p>3249</text:p>
          </table:table-cell>
          <table:table-cell table:formula="of:=AVERAGE([.G86:.K86])" office:value-type="float" office:value="1982.136" calcext:value-type="float">
            <text:p>1982.136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3612" calcext:value-type="float">
            <text:p>3612</text:p>
          </table:table-cell>
          <table:table-cell office:value-type="float" office:value="3177" calcext:value-type="float">
            <text:p>3177</text:p>
          </table:table-cell>
          <table:table-cell office:value-type="float" office:value="2907" calcext:value-type="float">
            <text:p>2907</text:p>
          </table:table-cell>
          <table:table-cell office:value-type="float" office:value="2712" calcext:value-type="float">
            <text:p>2712</text:p>
          </table:table-cell>
          <table:table-cell/>
          <table:table-cell office:value-type="float" office:value="1800.68" calcext:value-type="float">
            <text:p>1800.68</text:p>
          </table:table-cell>
          <table:table-cell office:value-type="float" office:value="2439.02" calcext:value-type="float">
            <text:p>2439.02</text:p>
          </table:table-cell>
          <table:table-cell office:value-type="float" office:value="1805.24" calcext:value-type="float">
            <text:p>1805.24</text:p>
          </table:table-cell>
          <table:table-cell office:value-type="float" office:value="1807.39" calcext:value-type="float">
            <text:p>1807.39</text:p>
          </table:table-cell>
          <table:table-cell office:value-type="float" office:value="1631.13" calcext:value-type="float">
            <text:p>1631.13</text:p>
          </table:table-cell>
          <table:table-cell table:number-columns-repeated="2"/>
          <table:table-cell table:formula="of:=AVERAGE([.A87:.E87])" office:value-type="float" office:value="3094" calcext:value-type="float">
            <text:p>3094</text:p>
          </table:table-cell>
          <table:table-cell table:formula="of:=AVERAGE([.G87:.K87])" office:value-type="float" office:value="1896.692" calcext:value-type="float">
            <text:p>1896.692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3472" calcext:value-type="float">
            <text:p>3472</text:p>
          </table:table-cell>
          <table:table-cell office:value-type="float" office:value="3257" calcext:value-type="float">
            <text:p>3257</text:p>
          </table:table-cell>
          <table:table-cell office:value-type="float" office:value="3067" calcext:value-type="float">
            <text:p>3067</text:p>
          </table:table-cell>
          <table:table-cell office:value-type="float" office:value="3242" calcext:value-type="float">
            <text:p>3242</text:p>
          </table:table-cell>
          <table:table-cell/>
          <table:table-cell office:value-type="float" office:value="1751.92" calcext:value-type="float">
            <text:p>1751.92</text:p>
          </table:table-cell>
          <table:table-cell office:value-type="float" office:value="2368.33" calcext:value-type="float">
            <text:p>2368.33</text:p>
          </table:table-cell>
          <table:table-cell office:value-type="float" office:value="1817.09" calcext:value-type="float">
            <text:p>1817.09</text:p>
          </table:table-cell>
          <table:table-cell office:value-type="float" office:value="1827.56" calcext:value-type="float">
            <text:p>1827.56</text:p>
          </table:table-cell>
          <table:table-cell office:value-type="float" office:value="1754.72" calcext:value-type="float">
            <text:p>1754.72</text:p>
          </table:table-cell>
          <table:table-cell table:number-columns-repeated="2"/>
          <table:table-cell table:formula="of:=AVERAGE([.A88:.E88])" office:value-type="float" office:value="3161" calcext:value-type="float">
            <text:p>3161</text:p>
          </table:table-cell>
          <table:table-cell table:formula="of:=AVERAGE([.G88:.K88])" office:value-type="float" office:value="1903.924" calcext:value-type="float">
            <text:p>1903.924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3652" calcext:value-type="float">
            <text:p>3652</text:p>
          </table:table-cell>
          <table:table-cell office:value-type="float" office:value="2947" calcext:value-type="float">
            <text:p>2947</text:p>
          </table:table-cell>
          <table:table-cell office:value-type="float" office:value="3097" calcext:value-type="float">
            <text:p>3097</text:p>
          </table:table-cell>
          <table:table-cell office:value-type="float" office:value="3207" calcext:value-type="float">
            <text:p>3207</text:p>
          </table:table-cell>
          <table:table-cell/>
          <table:table-cell office:value-type="float" office:value="1810.25" calcext:value-type="float">
            <text:p>1810.25</text:p>
          </table:table-cell>
          <table:table-cell office:value-type="float" office:value="2471.59" calcext:value-type="float">
            <text:p>2471.59</text:p>
          </table:table-cell>
          <table:table-cell office:value-type="float" office:value="1690.14" calcext:value-type="float">
            <text:p>1690.14</text:p>
          </table:table-cell>
          <table:table-cell office:value-type="float" office:value="1680.81" calcext:value-type="float">
            <text:p>1680.81</text:p>
          </table:table-cell>
          <table:table-cell office:value-type="float" office:value="1815.26" calcext:value-type="float">
            <text:p>1815.26</text:p>
          </table:table-cell>
          <table:table-cell table:number-columns-repeated="2"/>
          <table:table-cell table:formula="of:=AVERAGE([.A89:.E89])" office:value-type="float" office:value="3193" calcext:value-type="float">
            <text:p>3193</text:p>
          </table:table-cell>
          <table:table-cell table:formula="of:=AVERAGE([.G89:.K89])" office:value-type="float" office:value="1893.61" calcext:value-type="float">
            <text:p>1893.61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3645" calcext:value-type="float">
            <text:p>3645</text:p>
          </table:table-cell>
          <table:table-cell office:value-type="float" office:value="3035" calcext:value-type="float">
            <text:p>3035</text:p>
          </table:table-cell>
          <table:table-cell office:value-type="float" office:value="2742" calcext:value-type="float">
            <text:p>2742</text:p>
          </table:table-cell>
          <table:table-cell office:value-type="float" office:value="3117" calcext:value-type="float">
            <text:p>3117</text:p>
          </table:table-cell>
          <table:table-cell/>
          <table:table-cell office:value-type="float" office:value="1915.26" calcext:value-type="float">
            <text:p>1915.26</text:p>
          </table:table-cell>
          <table:table-cell office:value-type="float" office:value="2425.22" calcext:value-type="float">
            <text:p>2425.22</text:p>
          </table:table-cell>
          <table:table-cell office:value-type="float" office:value="1815.47" calcext:value-type="float">
            <text:p>1815.47</text:p>
          </table:table-cell>
          <table:table-cell office:value-type="float" office:value="1628.77" calcext:value-type="float">
            <text:p>1628.77</text:p>
          </table:table-cell>
          <table:table-cell office:value-type="float" office:value="1637.57" calcext:value-type="float">
            <text:p>1637.57</text:p>
          </table:table-cell>
          <table:table-cell table:number-columns-repeated="2"/>
          <table:table-cell table:formula="of:=AVERAGE([.A90:.E90])" office:value-type="float" office:value="3146.2" calcext:value-type="float">
            <text:p>3146.2</text:p>
          </table:table-cell>
          <table:table-cell table:formula="of:=AVERAGE([.G90:.K90])" office:value-type="float" office:value="1884.458" calcext:value-type="float">
            <text:p>1884.458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3637" calcext:value-type="float">
            <text:p>3637</text:p>
          </table:table-cell>
          <table:table-cell office:value-type="float" office:value="2892" calcext:value-type="float">
            <text:p>2892</text:p>
          </table:table-cell>
          <table:table-cell office:value-type="float" office:value="3027" calcext:value-type="float">
            <text:p>3027</text:p>
          </table:table-cell>
          <table:table-cell office:value-type="float" office:value="3007" calcext:value-type="float">
            <text:p>3007</text:p>
          </table:table-cell>
          <table:table-cell/>
          <table:table-cell office:value-type="float" office:value="1853.92" calcext:value-type="float">
            <text:p>1853.92</text:p>
          </table:table-cell>
          <table:table-cell office:value-type="float" office:value="2424.43" calcext:value-type="float">
            <text:p>2424.43</text:p>
          </table:table-cell>
          <table:table-cell office:value-type="float" office:value="1632.4" calcext:value-type="float">
            <text:p>1632.4</text:p>
          </table:table-cell>
          <table:table-cell office:value-type="float" office:value="1791.92" calcext:value-type="float">
            <text:p>1791.92</text:p>
          </table:table-cell>
          <table:table-cell office:value-type="float" office:value="1648.12" calcext:value-type="float">
            <text:p>1648.12</text:p>
          </table:table-cell>
          <table:table-cell table:number-columns-repeated="2"/>
          <table:table-cell table:formula="of:=AVERAGE([.A91:.E91])" office:value-type="float" office:value="3089" calcext:value-type="float">
            <text:p>3089</text:p>
          </table:table-cell>
          <table:table-cell table:formula="of:=AVERAGE([.G91:.K91])" office:value-type="float" office:value="1870.158" calcext:value-type="float">
            <text:p>1870.158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717" calcext:value-type="float">
            <text:p>3717</text:p>
          </table:table-cell>
          <table:table-cell office:value-type="float" office:value="3337" calcext:value-type="float">
            <text:p>3337</text:p>
          </table:table-cell>
          <table:table-cell office:value-type="float" office:value="3097" calcext:value-type="float">
            <text:p>3097</text:p>
          </table:table-cell>
          <table:table-cell office:value-type="float" office:value="3277" calcext:value-type="float">
            <text:p>3277</text:p>
          </table:table-cell>
          <table:table-cell/>
          <table:table-cell office:value-type="float" office:value="1873.98" calcext:value-type="float">
            <text:p>1873.98</text:p>
          </table:table-cell>
          <table:table-cell office:value-type="float" office:value="2418.25" calcext:value-type="float">
            <text:p>2418.25</text:p>
          </table:table-cell>
          <table:table-cell office:value-type="float" office:value="1729.26" calcext:value-type="float">
            <text:p>1729.26</text:p>
          </table:table-cell>
          <table:table-cell office:value-type="float" office:value="1793.76" calcext:value-type="float">
            <text:p>1793.76</text:p>
          </table:table-cell>
          <table:table-cell office:value-type="float" office:value="1744.78" calcext:value-type="float">
            <text:p>1744.78</text:p>
          </table:table-cell>
          <table:table-cell table:number-columns-repeated="2"/>
          <table:table-cell table:formula="of:=AVERAGE([.A92:.E92])" office:value-type="float" office:value="3317" calcext:value-type="float">
            <text:p>3317</text:p>
          </table:table-cell>
          <table:table-cell table:formula="of:=AVERAGE([.G92:.K92])" office:value-type="float" office:value="1912.006" calcext:value-type="float">
            <text:p>1912.006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4042" calcext:value-type="float">
            <text:p>4042</text:p>
          </table:table-cell>
          <table:table-cell table:number-columns-repeated="2" office:value-type="float" office:value="3112" calcext:value-type="float">
            <text:p>3112</text:p>
          </table:table-cell>
          <table:table-cell office:value-type="float" office:value="2907" calcext:value-type="float">
            <text:p>2907</text:p>
          </table:table-cell>
          <table:table-cell/>
          <table:table-cell office:value-type="float" office:value="1840.48" calcext:value-type="float">
            <text:p>1840.48</text:p>
          </table:table-cell>
          <table:table-cell office:value-type="float" office:value="2518.32" calcext:value-type="float">
            <text:p>2518.32</text:p>
          </table:table-cell>
          <table:table-cell office:value-type="float" office:value="1801.31" calcext:value-type="float">
            <text:p>1801.31</text:p>
          </table:table-cell>
          <table:table-cell office:value-type="float" office:value="1883.16" calcext:value-type="float">
            <text:p>1883.16</text:p>
          </table:table-cell>
          <table:table-cell office:value-type="float" office:value="1750.22" calcext:value-type="float">
            <text:p>1750.22</text:p>
          </table:table-cell>
          <table:table-cell table:number-columns-repeated="2"/>
          <table:table-cell table:formula="of:=AVERAGE([.A93:.E93])" office:value-type="float" office:value="3253" calcext:value-type="float">
            <text:p>3253</text:p>
          </table:table-cell>
          <table:table-cell table:formula="of:=AVERAGE([.G93:.K93])" office:value-type="float" office:value="1958.698" calcext:value-type="float">
            <text:p>1958.698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782" calcext:value-type="float">
            <text:p>3782</text:p>
          </table:table-cell>
          <table:table-cell office:value-type="float" office:value="3127" calcext:value-type="float">
            <text:p>3127</text:p>
          </table:table-cell>
          <table:table-cell office:value-type="float" office:value="2902" calcext:value-type="float">
            <text:p>2902</text:p>
          </table:table-cell>
          <table:table-cell office:value-type="float" office:value="3282" calcext:value-type="float">
            <text:p>3282</text:p>
          </table:table-cell>
          <table:table-cell/>
          <table:table-cell office:value-type="float" office:value="1758.88" calcext:value-type="float">
            <text:p>1758.88</text:p>
          </table:table-cell>
          <table:table-cell office:value-type="float" office:value="2463.73" calcext:value-type="float">
            <text:p>2463.73</text:p>
          </table:table-cell>
          <table:table-cell office:value-type="float" office:value="1764.07" calcext:value-type="float">
            <text:p>1764.07</text:p>
          </table:table-cell>
          <table:table-cell office:value-type="float" office:value="1786.23" calcext:value-type="float">
            <text:p>1786.23</text:p>
          </table:table-cell>
          <table:table-cell office:value-type="float" office:value="1834.04" calcext:value-type="float">
            <text:p>1834.04</text:p>
          </table:table-cell>
          <table:table-cell table:number-columns-repeated="2"/>
          <table:table-cell table:formula="of:=AVERAGE([.A94:.E94])" office:value-type="float" office:value="3221" calcext:value-type="float">
            <text:p>3221</text:p>
          </table:table-cell>
          <table:table-cell table:formula="of:=AVERAGE([.G94:.K94])" office:value-type="float" office:value="1921.39" calcext:value-type="float">
            <text:p>1921.39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3547" calcext:value-type="float">
            <text:p>3547</text:p>
          </table:table-cell>
          <table:table-cell office:value-type="float" office:value="3122" calcext:value-type="float">
            <text:p>3122</text:p>
          </table:table-cell>
          <table:table-cell office:value-type="float" office:value="3067" calcext:value-type="float">
            <text:p>3067</text:p>
          </table:table-cell>
          <table:table-cell office:value-type="float" office:value="3212" calcext:value-type="float">
            <text:p>3212</text:p>
          </table:table-cell>
          <table:table-cell/>
          <table:table-cell office:value-type="float" office:value="1667.49" calcext:value-type="float">
            <text:p>1667.49</text:p>
          </table:table-cell>
          <table:table-cell office:value-type="float" office:value="2445.51" calcext:value-type="float">
            <text:p>2445.51</text:p>
          </table:table-cell>
          <table:table-cell office:value-type="float" office:value="1732.78" calcext:value-type="float">
            <text:p>1732.78</text:p>
          </table:table-cell>
          <table:table-cell office:value-type="float" office:value="1828.11" calcext:value-type="float">
            <text:p>1828.11</text:p>
          </table:table-cell>
          <table:table-cell office:value-type="float" office:value="1844.06" calcext:value-type="float">
            <text:p>1844.06</text:p>
          </table:table-cell>
          <table:table-cell table:number-columns-repeated="2"/>
          <table:table-cell table:formula="of:=AVERAGE([.A95:.E95])" office:value-type="float" office:value="3175" calcext:value-type="float">
            <text:p>3175</text:p>
          </table:table-cell>
          <table:table-cell table:formula="of:=AVERAGE([.G95:.K95])" office:value-type="float" office:value="1903.59" calcext:value-type="float">
            <text:p>1903.59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3692" calcext:value-type="float">
            <text:p>3692</text:p>
          </table:table-cell>
          <table:table-cell office:value-type="float" office:value="2912" calcext:value-type="float">
            <text:p>2912</text:p>
          </table:table-cell>
          <table:table-cell office:value-type="float" office:value="3162" calcext:value-type="float">
            <text:p>3162</text:p>
          </table:table-cell>
          <table:table-cell office:value-type="float" office:value="3077" calcext:value-type="float">
            <text:p>3077</text:p>
          </table:table-cell>
          <table:table-cell/>
          <table:table-cell office:value-type="float" office:value="1627.63" calcext:value-type="float">
            <text:p>1627.63</text:p>
          </table:table-cell>
          <table:table-cell office:value-type="float" office:value="2571.52" calcext:value-type="float">
            <text:p>2571.52</text:p>
          </table:table-cell>
          <table:table-cell office:value-type="float" office:value="1584.99" calcext:value-type="float">
            <text:p>1584.99</text:p>
          </table:table-cell>
          <table:table-cell office:value-type="float" office:value="1875.02" calcext:value-type="float">
            <text:p>1875.02</text:p>
          </table:table-cell>
          <table:table-cell office:value-type="float" office:value="1767.14" calcext:value-type="float">
            <text:p>1767.14</text:p>
          </table:table-cell>
          <table:table-cell table:number-columns-repeated="2"/>
          <table:table-cell table:formula="of:=AVERAGE([.A96:.E96])" office:value-type="float" office:value="3191" calcext:value-type="float">
            <text:p>3191</text:p>
          </table:table-cell>
          <table:table-cell table:formula="of:=AVERAGE([.G96:.K96])" office:value-type="float" office:value="1885.26" calcext:value-type="float">
            <text:p>1885.26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3882" calcext:value-type="float">
            <text:p>3882</text:p>
          </table:table-cell>
          <table:table-cell office:value-type="float" office:value="2897" calcext:value-type="float">
            <text:p>2897</text:p>
          </table:table-cell>
          <table:table-cell office:value-type="float" office:value="2832" calcext:value-type="float">
            <text:p>2832</text:p>
          </table:table-cell>
          <table:table-cell office:value-type="float" office:value="3272" calcext:value-type="float">
            <text:p>3272</text:p>
          </table:table-cell>
          <table:table-cell/>
          <table:table-cell office:value-type="float" office:value="1770.15" calcext:value-type="float">
            <text:p>1770.15</text:p>
          </table:table-cell>
          <table:table-cell office:value-type="float" office:value="2504.81" calcext:value-type="float">
            <text:p>2504.81</text:p>
          </table:table-cell>
          <table:table-cell office:value-type="float" office:value="1696.88" calcext:value-type="float">
            <text:p>1696.88</text:p>
          </table:table-cell>
          <table:table-cell office:value-type="float" office:value="1753.18" calcext:value-type="float">
            <text:p>1753.18</text:p>
          </table:table-cell>
          <table:table-cell office:value-type="float" office:value="1740.93" calcext:value-type="float">
            <text:p>1740.93</text:p>
          </table:table-cell>
          <table:table-cell table:number-columns-repeated="2"/>
          <table:table-cell table:formula="of:=AVERAGE([.A97:.E97])" office:value-type="float" office:value="3224" calcext:value-type="float">
            <text:p>3224</text:p>
          </table:table-cell>
          <table:table-cell table:formula="of:=AVERAGE([.G97:.K97])" office:value-type="float" office:value="1893.19" calcext:value-type="float">
            <text:p>1893.19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3655" calcext:value-type="float">
            <text:p>3655</text:p>
          </table:table-cell>
          <table:table-cell office:value-type="float" office:value="2817" calcext:value-type="float">
            <text:p>2817</text:p>
          </table:table-cell>
          <table:table-cell office:value-type="float" office:value="3082" calcext:value-type="float">
            <text:p>3082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724.15" calcext:value-type="float">
            <text:p>1724.15</text:p>
          </table:table-cell>
          <table:table-cell office:value-type="float" office:value="2432.68" calcext:value-type="float">
            <text:p>2432.68</text:p>
          </table:table-cell>
          <table:table-cell office:value-type="float" office:value="1630.18" calcext:value-type="float">
            <text:p>1630.18</text:p>
          </table:table-cell>
          <table:table-cell office:value-type="float" office:value="1820.4" calcext:value-type="float">
            <text:p>1820.4</text:p>
          </table:table-cell>
          <table:table-cell office:value-type="float" office:value="1764.67" calcext:value-type="float">
            <text:p>1764.67</text:p>
          </table:table-cell>
          <table:table-cell table:number-columns-repeated="2"/>
          <table:table-cell table:formula="of:=AVERAGE([.A98:.E98])" office:value-type="float" office:value="3123.6" calcext:value-type="float">
            <text:p>3123.6</text:p>
          </table:table-cell>
          <table:table-cell table:formula="of:=AVERAGE([.G98:.K98])" office:value-type="float" office:value="1874.416" calcext:value-type="float">
            <text:p>1874.416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3422" calcext:value-type="float">
            <text:p>3422</text:p>
          </table:table-cell>
          <table:table-cell office:value-type="float" office:value="3302" calcext:value-type="float">
            <text:p>3302</text:p>
          </table:table-cell>
          <table:table-cell office:value-type="float" office:value="3257" calcext:value-type="float">
            <text:p>3257</text:p>
          </table:table-cell>
          <table:table-cell office:value-type="float" office:value="2942" calcext:value-type="float">
            <text:p>2942</text:p>
          </table:table-cell>
          <table:table-cell/>
          <table:table-cell office:value-type="float" office:value="1804.79" calcext:value-type="float">
            <text:p>1804.79</text:p>
          </table:table-cell>
          <table:table-cell office:value-type="float" office:value="2514.93" calcext:value-type="float">
            <text:p>2514.93</text:p>
          </table:table-cell>
          <table:table-cell office:value-type="float" office:value="1697.27" calcext:value-type="float">
            <text:p>1697.27</text:p>
          </table:table-cell>
          <table:table-cell office:value-type="float" office:value="1839.91" calcext:value-type="float">
            <text:p>1839.91</text:p>
          </table:table-cell>
          <table:table-cell office:value-type="float" office:value="1781" calcext:value-type="float">
            <text:p>1781</text:p>
          </table:table-cell>
          <table:table-cell table:number-columns-repeated="2"/>
          <table:table-cell table:formula="of:=AVERAGE([.A99:.E99])" office:value-type="float" office:value="3121" calcext:value-type="float">
            <text:p>3121</text:p>
          </table:table-cell>
          <table:table-cell table:formula="of:=AVERAGE([.G99:.K99])" office:value-type="float" office:value="1927.58" calcext:value-type="float">
            <text:p>1927.58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3927" calcext:value-type="float">
            <text:p>3927</text:p>
          </table:table-cell>
          <table:table-cell office:value-type="float" office:value="3337" calcext:value-type="float">
            <text:p>3337</text:p>
          </table:table-cell>
          <table:table-cell office:value-type="float" office:value="3147" calcext:value-type="float">
            <text:p>3147</text:p>
          </table:table-cell>
          <table:table-cell office:value-type="float" office:value="2932" calcext:value-type="float">
            <text:p>2932</text:p>
          </table:table-cell>
          <table:table-cell/>
          <table:table-cell office:value-type="float" office:value="1791.23" calcext:value-type="float">
            <text:p>1791.23</text:p>
          </table:table-cell>
          <table:table-cell office:value-type="float" office:value="2535.81" calcext:value-type="float">
            <text:p>2535.81</text:p>
          </table:table-cell>
          <table:table-cell office:value-type="float" office:value="1697.93" calcext:value-type="float">
            <text:p>1697.93</text:p>
          </table:table-cell>
          <table:table-cell office:value-type="float" office:value="1881.16" calcext:value-type="float">
            <text:p>1881.16</text:p>
          </table:table-cell>
          <table:table-cell office:value-type="float" office:value="1660.44" calcext:value-type="float">
            <text:p>1660.44</text:p>
          </table:table-cell>
          <table:table-cell table:number-columns-repeated="2"/>
          <table:table-cell table:formula="of:=AVERAGE([.A100:.E100])" office:value-type="float" office:value="3289" calcext:value-type="float">
            <text:p>3289</text:p>
          </table:table-cell>
          <table:table-cell table:formula="of:=AVERAGE([.G100:.K100])" office:value-type="float" office:value="1913.314" calcext:value-type="float">
            <text:p>1913.314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3682" calcext:value-type="float">
            <text:p>3682</text:p>
          </table:table-cell>
          <table:table-cell office:value-type="float" office:value="3084" calcext:value-type="float">
            <text:p>3084</text:p>
          </table:table-cell>
          <table:table-cell office:value-type="float" office:value="2867" calcext:value-type="float">
            <text:p>2867</text:p>
          </table:table-cell>
          <table:table-cell office:value-type="float" office:value="3277" calcext:value-type="float">
            <text:p>3277</text:p>
          </table:table-cell>
          <table:table-cell/>
          <table:table-cell office:value-type="float" office:value="1722.93" calcext:value-type="float">
            <text:p>1722.93</text:p>
          </table:table-cell>
          <table:table-cell office:value-type="float" office:value="2519.06" calcext:value-type="float">
            <text:p>2519.06</text:p>
          </table:table-cell>
          <table:table-cell office:value-type="float" office:value="1679.93" calcext:value-type="float">
            <text:p>1679.93</text:p>
          </table:table-cell>
          <table:table-cell office:value-type="float" office:value="1804.99" calcext:value-type="float">
            <text:p>1804.99</text:p>
          </table:table-cell>
          <table:table-cell office:value-type="float" office:value="1727.05" calcext:value-type="float">
            <text:p>1727.05</text:p>
          </table:table-cell>
          <table:table-cell table:number-columns-repeated="2"/>
          <table:table-cell table:formula="of:=AVERAGE([.A101:.E101])" office:value-type="float" office:value="3142.4" calcext:value-type="float">
            <text:p>3142.4</text:p>
          </table:table-cell>
          <table:table-cell table:formula="of:=AVERAGE([.G101:.K101])" office:value-type="float" office:value="1890.792" calcext:value-type="float">
            <text:p>1890.792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3512" calcext:value-type="float">
            <text:p>3512</text:p>
          </table:table-cell>
          <table:table-cell office:value-type="float" office:value="3407" calcext:value-type="float">
            <text:p>3407</text:p>
          </table:table-cell>
          <table:table-cell office:value-type="float" office:value="2902" calcext:value-type="float">
            <text:p>2902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float" office:value="1805.5" calcext:value-type="float">
            <text:p>1805.5</text:p>
          </table:table-cell>
          <table:table-cell office:value-type="float" office:value="2488.56" calcext:value-type="float">
            <text:p>2488.56</text:p>
          </table:table-cell>
          <table:table-cell office:value-type="float" office:value="1634.65" calcext:value-type="float">
            <text:p>1634.65</text:p>
          </table:table-cell>
          <table:table-cell office:value-type="float" office:value="1852.44" calcext:value-type="float">
            <text:p>1852.44</text:p>
          </table:table-cell>
          <table:table-cell office:value-type="float" office:value="1752.26" calcext:value-type="float">
            <text:p>1752.26</text:p>
          </table:table-cell>
          <table:table-cell table:number-columns-repeated="2"/>
          <table:table-cell table:formula="of:=AVERAGE([.A102:.E102])" office:value-type="float" office:value="3093" calcext:value-type="float">
            <text:p>3093</text:p>
          </table:table-cell>
          <table:table-cell table:formula="of:=AVERAGE([.G102:.K102])" office:value-type="float" office:value="1906.682" calcext:value-type="float">
            <text:p>1906.682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3587" calcext:value-type="float">
            <text:p>3587</text:p>
          </table:table-cell>
          <table:table-cell office:value-type="float" office:value="2997" calcext:value-type="float">
            <text:p>2997</text:p>
          </table:table-cell>
          <table:table-cell office:value-type="float" office:value="2957" calcext:value-type="float">
            <text:p>2957</text:p>
          </table:table-cell>
          <table:table-cell office:value-type="float" office:value="2907" calcext:value-type="float">
            <text:p>2907</text:p>
          </table:table-cell>
          <table:table-cell/>
          <table:table-cell office:value-type="float" office:value="1728.09" calcext:value-type="float">
            <text:p>1728.09</text:p>
          </table:table-cell>
          <table:table-cell office:value-type="float" office:value="2430.8" calcext:value-type="float">
            <text:p>2430.8</text:p>
          </table:table-cell>
          <table:table-cell office:value-type="float" office:value="1744.63" calcext:value-type="float">
            <text:p>1744.63</text:p>
          </table:table-cell>
          <table:table-cell office:value-type="float" office:value="1752.87" calcext:value-type="float">
            <text:p>1752.87</text:p>
          </table:table-cell>
          <table:table-cell office:value-type="float" office:value="1650.71" calcext:value-type="float">
            <text:p>1650.71</text:p>
          </table:table-cell>
          <table:table-cell table:number-columns-repeated="2"/>
          <table:table-cell table:formula="of:=AVERAGE([.A103:.E103])" office:value-type="float" office:value="3077" calcext:value-type="float">
            <text:p>3077</text:p>
          </table:table-cell>
          <table:table-cell table:formula="of:=AVERAGE([.G103:.K103])" office:value-type="float" office:value="1861.42" calcext:value-type="float">
            <text:p>1861.42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3512" calcext:value-type="float">
            <text:p>3512</text:p>
          </table:table-cell>
          <table:table-cell office:value-type="float" office:value="2817" calcext:value-type="float">
            <text:p>2817</text:p>
          </table:table-cell>
          <table:table-cell office:value-type="float" office:value="3282" calcext:value-type="float">
            <text:p>3282</text:p>
          </table:table-cell>
          <table:table-cell office:value-type="float" office:value="3162" calcext:value-type="float">
            <text:p>3162</text:p>
          </table:table-cell>
          <table:table-cell/>
          <table:table-cell office:value-type="float" office:value="1606.7" calcext:value-type="float">
            <text:p>1606.7</text:p>
          </table:table-cell>
          <table:table-cell office:value-type="float" office:value="2444.81" calcext:value-type="float">
            <text:p>2444.81</text:p>
          </table:table-cell>
          <table:table-cell office:value-type="float" office:value="1702.58" calcext:value-type="float">
            <text:p>1702.58</text:p>
          </table:table-cell>
          <table:table-cell office:value-type="float" office:value="1775.51" calcext:value-type="float">
            <text:p>1775.51</text:p>
          </table:table-cell>
          <table:table-cell office:value-type="float" office:value="1734.03" calcext:value-type="float">
            <text:p>1734.03</text:p>
          </table:table-cell>
          <table:table-cell table:number-columns-repeated="2"/>
          <table:table-cell table:formula="of:=AVERAGE([.A104:.E104])" office:value-type="float" office:value="3071" calcext:value-type="float">
            <text:p>3071</text:p>
          </table:table-cell>
          <table:table-cell table:formula="of:=AVERAGE([.G104:.K104])" office:value-type="float" office:value="1852.726" calcext:value-type="float">
            <text:p>1852.726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3787" calcext:value-type="float">
            <text:p>3787</text:p>
          </table:table-cell>
          <table:table-cell office:value-type="float" office:value="2947" calcext:value-type="float">
            <text:p>2947</text:p>
          </table:table-cell>
          <table:table-cell office:value-type="float" office:value="2867" calcext:value-type="float">
            <text:p>2867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float" office:value="1738.18" calcext:value-type="float">
            <text:p>1738.18</text:p>
          </table:table-cell>
          <table:table-cell office:value-type="float" office:value="2487.1" calcext:value-type="float">
            <text:p>2487.1</text:p>
          </table:table-cell>
          <table:table-cell office:value-type="float" office:value="1761.48" calcext:value-type="float">
            <text:p>1761.48</text:p>
          </table:table-cell>
          <table:table-cell office:value-type="float" office:value="1699.48" calcext:value-type="float">
            <text:p>1699.48</text:p>
          </table:table-cell>
          <table:table-cell office:value-type="float" office:value="1775.11" calcext:value-type="float">
            <text:p>1775.11</text:p>
          </table:table-cell>
          <table:table-cell table:number-columns-repeated="2"/>
          <table:table-cell table:formula="of:=AVERAGE([.A105:.E105])" office:value-type="float" office:value="3085" calcext:value-type="float">
            <text:p>3085</text:p>
          </table:table-cell>
          <table:table-cell table:formula="of:=AVERAGE([.G105:.K105])" office:value-type="float" office:value="1892.27" calcext:value-type="float">
            <text:p>1892.27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3722" calcext:value-type="float">
            <text:p>3722</text:p>
          </table:table-cell>
          <table:table-cell office:value-type="float" office:value="3092" calcext:value-type="float">
            <text:p>3092</text:p>
          </table:table-cell>
          <table:table-cell office:value-type="float" office:value="3217" calcext:value-type="float">
            <text:p>3217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float" office:value="1786.84" calcext:value-type="float">
            <text:p>1786.84</text:p>
          </table:table-cell>
          <table:table-cell office:value-type="float" office:value="2603.62" calcext:value-type="float">
            <text:p>2603.62</text:p>
          </table:table-cell>
          <table:table-cell office:value-type="float" office:value="1738.72" calcext:value-type="float">
            <text:p>1738.72</text:p>
          </table:table-cell>
          <table:table-cell office:value-type="float" office:value="1982.33" calcext:value-type="float">
            <text:p>1982.33</text:p>
          </table:table-cell>
          <table:table-cell office:value-type="float" office:value="1778.26" calcext:value-type="float">
            <text:p>1778.26</text:p>
          </table:table-cell>
          <table:table-cell table:number-columns-repeated="2"/>
          <table:table-cell table:formula="of:=AVERAGE([.A106:.E106])" office:value-type="float" office:value="3201" calcext:value-type="float">
            <text:p>3201</text:p>
          </table:table-cell>
          <table:table-cell table:formula="of:=AVERAGE([.G106:.K106])" office:value-type="float" office:value="1977.954" calcext:value-type="float">
            <text:p>1977.954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3592" calcext:value-type="float">
            <text:p>3592</text:p>
          </table:table-cell>
          <table:table-cell office:value-type="float" office:value="2737" calcext:value-type="float">
            <text:p>2737</text:p>
          </table:table-cell>
          <table:table-cell office:value-type="float" office:value="2817" calcext:value-type="float">
            <text:p>2817</text:p>
          </table:table-cell>
          <table:table-cell office:value-type="float" office:value="2737" calcext:value-type="float">
            <text:p>2737</text:p>
          </table:table-cell>
          <table:table-cell/>
          <table:table-cell office:value-type="float" office:value="1745.37" calcext:value-type="float">
            <text:p>1745.37</text:p>
          </table:table-cell>
          <table:table-cell office:value-type="float" office:value="2681.05" calcext:value-type="float">
            <text:p>2681.05</text:p>
          </table:table-cell>
          <table:table-cell office:value-type="float" office:value="1628.62" calcext:value-type="float">
            <text:p>1628.62</text:p>
          </table:table-cell>
          <table:table-cell office:value-type="float" office:value="1784.08" calcext:value-type="float">
            <text:p>1784.08</text:p>
          </table:table-cell>
          <table:table-cell office:value-type="float" office:value="1565.02" calcext:value-type="float">
            <text:p>1565.02</text:p>
          </table:table-cell>
          <table:table-cell table:number-columns-repeated="2"/>
          <table:table-cell table:formula="of:=AVERAGE([.A107:.E107])" office:value-type="float" office:value="2922" calcext:value-type="float">
            <text:p>2922</text:p>
          </table:table-cell>
          <table:table-cell table:formula="of:=AVERAGE([.G107:.K107])" office:value-type="float" office:value="1880.828" calcext:value-type="float">
            <text:p>1880.828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3777" calcext:value-type="float">
            <text:p>3777</text:p>
          </table:table-cell>
          <table:table-cell office:value-type="float" office:value="2809" calcext:value-type="float">
            <text:p>2809</text:p>
          </table:table-cell>
          <table:table-cell office:value-type="float" office:value="2827" calcext:value-type="float">
            <text:p>2827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1664.31" calcext:value-type="float">
            <text:p>1664.31</text:p>
          </table:table-cell>
          <table:table-cell office:value-type="float" office:value="2541.74" calcext:value-type="float">
            <text:p>2541.74</text:p>
          </table:table-cell>
          <table:table-cell office:value-type="float" office:value="1655.37" calcext:value-type="float">
            <text:p>1655.37</text:p>
          </table:table-cell>
          <table:table-cell office:value-type="float" office:value="1912.21" calcext:value-type="float">
            <text:p>1912.21</text:p>
          </table:table-cell>
          <table:table-cell office:value-type="float" office:value="1672.04" calcext:value-type="float">
            <text:p>1672.04</text:p>
          </table:table-cell>
          <table:table-cell table:number-columns-repeated="2"/>
          <table:table-cell table:formula="of:=AVERAGE([.A108:.E108])" office:value-type="float" office:value="3125.4" calcext:value-type="float">
            <text:p>3125.4</text:p>
          </table:table-cell>
          <table:table-cell table:formula="of:=AVERAGE([.G108:.K108])" office:value-type="float" office:value="1889.134" calcext:value-type="float">
            <text:p>1889.134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3352" calcext:value-type="float">
            <text:p>3352</text:p>
          </table:table-cell>
          <table:table-cell office:value-type="float" office:value="2862" calcext:value-type="float">
            <text:p>2862</text:p>
          </table:table-cell>
          <table:table-cell office:value-type="float" office:value="2837" calcext:value-type="float">
            <text:p>2837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1794.17" calcext:value-type="float">
            <text:p>1794.17</text:p>
          </table:table-cell>
          <table:table-cell office:value-type="float" office:value="2530.88" calcext:value-type="float">
            <text:p>2530.88</text:p>
          </table:table-cell>
          <table:table-cell office:value-type="float" office:value="1676.53" calcext:value-type="float">
            <text:p>1676.53</text:p>
          </table:table-cell>
          <table:table-cell office:value-type="float" office:value="1842.97" calcext:value-type="float">
            <text:p>1842.97</text:p>
          </table:table-cell>
          <table:table-cell office:value-type="float" office:value="1793.83" calcext:value-type="float">
            <text:p>1793.83</text:p>
          </table:table-cell>
          <table:table-cell table:number-columns-repeated="2"/>
          <table:table-cell table:formula="of:=AVERAGE([.A109:.E109])" office:value-type="float" office:value="2984" calcext:value-type="float">
            <text:p>2984</text:p>
          </table:table-cell>
          <table:table-cell table:formula="of:=AVERAGE([.G109:.K109])" office:value-type="float" office:value="1927.676" calcext:value-type="float">
            <text:p>1927.676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3647" calcext:value-type="float">
            <text:p>3647</text:p>
          </table:table-cell>
          <table:table-cell office:value-type="float" office:value="3234" calcext:value-type="float">
            <text:p>3234</text:p>
          </table:table-cell>
          <table:table-cell office:value-type="float" office:value="3052" calcext:value-type="float">
            <text:p>3052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float" office:value="1696.32" calcext:value-type="float">
            <text:p>1696.32</text:p>
          </table:table-cell>
          <table:table-cell office:value-type="float" office:value="2598.39" calcext:value-type="float">
            <text:p>2598.39</text:p>
          </table:table-cell>
          <table:table-cell office:value-type="float" office:value="1768.1" calcext:value-type="float">
            <text:p>1768.1</text:p>
          </table:table-cell>
          <table:table-cell office:value-type="float" office:value="1878.89" calcext:value-type="float">
            <text:p>1878.89</text:p>
          </table:table-cell>
          <table:table-cell office:value-type="float" office:value="1609.5" calcext:value-type="float">
            <text:p>1609.5</text:p>
          </table:table-cell>
          <table:table-cell table:number-columns-repeated="2"/>
          <table:table-cell table:formula="of:=AVERAGE([.A110:.E110])" office:value-type="float" office:value="3215.4" calcext:value-type="float">
            <text:p>3215.4</text:p>
          </table:table-cell>
          <table:table-cell table:formula="of:=AVERAGE([.G110:.K110])" office:value-type="float" office:value="1910.24" calcext:value-type="float">
            <text:p>1910.24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3572" calcext:value-type="float">
            <text:p>3572</text:p>
          </table:table-cell>
          <table:table-cell office:value-type="float" office:value="2672" calcext:value-type="float">
            <text:p>2672</text:p>
          </table:table-cell>
          <table:table-cell office:value-type="float" office:value="3167" calcext:value-type="float">
            <text:p>3167</text:p>
          </table:table-cell>
          <table:table-cell office:value-type="float" office:value="3207" calcext:value-type="float">
            <text:p>3207</text:p>
          </table:table-cell>
          <table:table-cell/>
          <table:table-cell office:value-type="float" office:value="1757.02" calcext:value-type="float">
            <text:p>1757.02</text:p>
          </table:table-cell>
          <table:table-cell office:value-type="float" office:value="2533.52" calcext:value-type="float">
            <text:p>2533.52</text:p>
          </table:table-cell>
          <table:table-cell office:value-type="float" office:value="1814.34" calcext:value-type="float">
            <text:p>1814.34</text:p>
          </table:table-cell>
          <table:table-cell office:value-type="float" office:value="1813.96" calcext:value-type="float">
            <text:p>1813.96</text:p>
          </table:table-cell>
          <table:table-cell office:value-type="float" office:value="1660.42" calcext:value-type="float">
            <text:p>1660.42</text:p>
          </table:table-cell>
          <table:table-cell table:number-columns-repeated="2"/>
          <table:table-cell table:formula="of:=AVERAGE([.A111:.E111])" office:value-type="float" office:value="3238.2" calcext:value-type="float">
            <text:p>3238.2</text:p>
          </table:table-cell>
          <table:table-cell table:formula="of:=AVERAGE([.G111:.K111])" office:value-type="float" office:value="1915.852" calcext:value-type="float">
            <text:p>1915.852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3520" calcext:value-type="float">
            <text:p>3520</text:p>
          </table:table-cell>
          <table:table-cell office:value-type="float" office:value="2877" calcext:value-type="float">
            <text:p>2877</text:p>
          </table:table-cell>
          <table:table-cell office:value-type="float" office:value="2870" calcext:value-type="float">
            <text:p>287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1698.73" calcext:value-type="float">
            <text:p>1698.73</text:p>
          </table:table-cell>
          <table:table-cell office:value-type="float" office:value="2529.02" calcext:value-type="float">
            <text:p>2529.02</text:p>
          </table:table-cell>
          <table:table-cell office:value-type="float" office:value="1740.76" calcext:value-type="float">
            <text:p>1740.76</text:p>
          </table:table-cell>
          <table:table-cell office:value-type="float" office:value="1905.1" calcext:value-type="float">
            <text:p>1905.1</text:p>
          </table:table-cell>
          <table:table-cell office:value-type="float" office:value="1688.38" calcext:value-type="float">
            <text:p>1688.38</text:p>
          </table:table-cell>
          <table:table-cell table:number-columns-repeated="2"/>
          <table:table-cell table:formula="of:=AVERAGE([.A112:.E112])" office:value-type="float" office:value="3082.2" calcext:value-type="float">
            <text:p>3082.2</text:p>
          </table:table-cell>
          <table:table-cell table:formula="of:=AVERAGE([.G112:.K112])" office:value-type="float" office:value="1912.398" calcext:value-type="float">
            <text:p>1912.398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3520" calcext:value-type="float">
            <text:p>3520</text:p>
          </table:table-cell>
          <table:table-cell office:value-type="float" office:value="3212" calcext:value-type="float">
            <text:p>3212</text:p>
          </table:table-cell>
          <table:table-cell office:value-type="float" office:value="3292" calcext:value-type="float">
            <text:p>3292</text:p>
          </table:table-cell>
          <table:table-cell office:value-type="float" office:value="3272" calcext:value-type="float">
            <text:p>3272</text:p>
          </table:table-cell>
          <table:table-cell/>
          <table:table-cell office:value-type="float" office:value="1612.87" calcext:value-type="float">
            <text:p>1612.87</text:p>
          </table:table-cell>
          <table:table-cell office:value-type="float" office:value="2562.79" calcext:value-type="float">
            <text:p>2562.79</text:p>
          </table:table-cell>
          <table:table-cell office:value-type="float" office:value="1774.72" calcext:value-type="float">
            <text:p>1774.72</text:p>
          </table:table-cell>
          <table:table-cell office:value-type="float" office:value="1852.41" calcext:value-type="float">
            <text:p>1852.41</text:p>
          </table:table-cell>
          <table:table-cell office:value-type="float" office:value="1767.26" calcext:value-type="float">
            <text:p>1767.26</text:p>
          </table:table-cell>
          <table:table-cell table:number-columns-repeated="2"/>
          <table:table-cell table:formula="of:=AVERAGE([.A113:.E113])" office:value-type="float" office:value="3200.6" calcext:value-type="float">
            <text:p>3200.6</text:p>
          </table:table-cell>
          <table:table-cell table:formula="of:=AVERAGE([.G113:.K113])" office:value-type="float" office:value="1914.01" calcext:value-type="float">
            <text:p>1914.01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3396" calcext:value-type="float">
            <text:p>3396</text:p>
          </table:table-cell>
          <table:table-cell office:value-type="float" office:value="2747" calcext:value-type="float">
            <text:p>2747</text:p>
          </table:table-cell>
          <table:table-cell office:value-type="float" office:value="3167" calcext:value-type="float">
            <text:p>3167</text:p>
          </table:table-cell>
          <table:table-cell office:value-type="float" office:value="2966" calcext:value-type="float">
            <text:p>2966</text:p>
          </table:table-cell>
          <table:table-cell/>
          <table:table-cell office:value-type="float" office:value="1652.01" calcext:value-type="float">
            <text:p>1652.01</text:p>
          </table:table-cell>
          <table:table-cell office:value-type="float" office:value="2399.19" calcext:value-type="float">
            <text:p>2399.19</text:p>
          </table:table-cell>
          <table:table-cell office:value-type="float" office:value="1825" calcext:value-type="float">
            <text:p>1825</text:p>
          </table:table-cell>
          <table:table-cell office:value-type="float" office:value="1883.11" calcext:value-type="float">
            <text:p>1883.11</text:p>
          </table:table-cell>
          <table:table-cell office:value-type="float" office:value="1623.22" calcext:value-type="float">
            <text:p>1623.22</text:p>
          </table:table-cell>
          <table:table-cell table:number-columns-repeated="2"/>
          <table:table-cell table:formula="of:=AVERAGE([.A114:.E114])" office:value-type="float" office:value="3182.6" calcext:value-type="float">
            <text:p>3182.6</text:p>
          </table:table-cell>
          <table:table-cell table:formula="of:=AVERAGE([.G114:.K114])" office:value-type="float" office:value="1876.506" calcext:value-type="float">
            <text:p>1876.506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3257" calcext:value-type="float">
            <text:p>3257</text:p>
          </table:table-cell>
          <table:table-cell office:value-type="float" office:value="3027" calcext:value-type="float">
            <text:p>3027</text:p>
          </table:table-cell>
          <table:table-cell office:value-type="float" office:value="2917" calcext:value-type="float">
            <text:p>2917</text:p>
          </table:table-cell>
          <table:table-cell office:value-type="float" office:value="3067" calcext:value-type="float">
            <text:p>3067</text:p>
          </table:table-cell>
          <table:table-cell/>
          <table:table-cell office:value-type="float" office:value="1733.45" calcext:value-type="float">
            <text:p>1733.45</text:p>
          </table:table-cell>
          <table:table-cell office:value-type="float" office:value="2432.79" calcext:value-type="float">
            <text:p>2432.79</text:p>
          </table:table-cell>
          <table:table-cell office:value-type="float" office:value="1853.09" calcext:value-type="float">
            <text:p>1853.09</text:p>
          </table:table-cell>
          <table:table-cell office:value-type="float" office:value="1948.99" calcext:value-type="float">
            <text:p>1948.99</text:p>
          </table:table-cell>
          <table:table-cell office:value-type="float" office:value="1649.18" calcext:value-type="float">
            <text:p>1649.18</text:p>
          </table:table-cell>
          <table:table-cell table:number-columns-repeated="2"/>
          <table:table-cell table:formula="of:=AVERAGE([.A115:.E115])" office:value-type="float" office:value="3050" calcext:value-type="float">
            <text:p>3050</text:p>
          </table:table-cell>
          <table:table-cell table:formula="of:=AVERAGE([.G115:.K115])" office:value-type="float" office:value="1923.5" calcext:value-type="float">
            <text:p>1923.5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3392" calcext:value-type="float">
            <text:p>3392</text:p>
          </table:table-cell>
          <table:table-cell office:value-type="float" office:value="3062" calcext:value-type="float">
            <text:p>3062</text:p>
          </table:table-cell>
          <table:table-cell office:value-type="float" office:value="3042" calcext:value-type="float">
            <text:p>3042</text:p>
          </table:table-cell>
          <table:table-cell office:value-type="float" office:value="3182" calcext:value-type="float">
            <text:p>3182</text:p>
          </table:table-cell>
          <table:table-cell/>
          <table:table-cell office:value-type="float" office:value="1781.56" calcext:value-type="float">
            <text:p>1781.56</text:p>
          </table:table-cell>
          <table:table-cell office:value-type="float" office:value="2471.88" calcext:value-type="float">
            <text:p>2471.88</text:p>
          </table:table-cell>
          <table:table-cell office:value-type="float" office:value="1811.65" calcext:value-type="float">
            <text:p>1811.65</text:p>
          </table:table-cell>
          <table:table-cell office:value-type="float" office:value="1817.34" calcext:value-type="float">
            <text:p>1817.34</text:p>
          </table:table-cell>
          <table:table-cell office:value-type="float" office:value="1737.07" calcext:value-type="float">
            <text:p>1737.07</text:p>
          </table:table-cell>
          <table:table-cell table:number-columns-repeated="2"/>
          <table:table-cell table:formula="of:=AVERAGE([.A116:.E116])" office:value-type="float" office:value="3277" calcext:value-type="float">
            <text:p>3277</text:p>
          </table:table-cell>
          <table:table-cell table:formula="of:=AVERAGE([.G116:.K116])" office:value-type="float" office:value="1923.9" calcext:value-type="float">
            <text:p>1923.9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3792" calcext:value-type="float">
            <text:p>3792</text:p>
          </table:table-cell>
          <table:table-cell office:value-type="float" office:value="2797" calcext:value-type="float">
            <text:p>2797</text:p>
          </table:table-cell>
          <table:table-cell office:value-type="float" office:value="2712" calcext:value-type="float">
            <text:p>2712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1754.92" calcext:value-type="float">
            <text:p>1754.92</text:p>
          </table:table-cell>
          <table:table-cell office:value-type="float" office:value="2560.96" calcext:value-type="float">
            <text:p>2560.96</text:p>
          </table:table-cell>
          <table:table-cell office:value-type="float" office:value="1683.87" calcext:value-type="float">
            <text:p>1683.87</text:p>
          </table:table-cell>
          <table:table-cell office:value-type="float" office:value="1882.72" calcext:value-type="float">
            <text:p>1882.72</text:p>
          </table:table-cell>
          <table:table-cell office:value-type="float" office:value="1689.42" calcext:value-type="float">
            <text:p>1689.42</text:p>
          </table:table-cell>
          <table:table-cell table:number-columns-repeated="2"/>
          <table:table-cell table:formula="of:=AVERAGE([.A117:.E117])" office:value-type="float" office:value="3064.6" calcext:value-type="float">
            <text:p>3064.6</text:p>
          </table:table-cell>
          <table:table-cell table:formula="of:=AVERAGE([.G117:.K117])" office:value-type="float" office:value="1914.378" calcext:value-type="float">
            <text:p>1914.378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3687" calcext:value-type="float">
            <text:p>3687</text:p>
          </table:table-cell>
          <table:table-cell office:value-type="float" office:value="2672" calcext:value-type="float">
            <text:p>2672</text:p>
          </table:table-cell>
          <table:table-cell office:value-type="float" office:value="2902" calcext:value-type="float">
            <text:p>2902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832.24" calcext:value-type="float">
            <text:p>1832.24</text:p>
          </table:table-cell>
          <table:table-cell office:value-type="float" office:value="2563.85" calcext:value-type="float">
            <text:p>2563.85</text:p>
          </table:table-cell>
          <table:table-cell office:value-type="float" office:value="1665.54" calcext:value-type="float">
            <text:p>1665.54</text:p>
          </table:table-cell>
          <table:table-cell office:value-type="float" office:value="1956.43" calcext:value-type="float">
            <text:p>1956.43</text:p>
          </table:table-cell>
          <table:table-cell office:value-type="float" office:value="1793.6" calcext:value-type="float">
            <text:p>1793.6</text:p>
          </table:table-cell>
          <table:table-cell table:number-columns-repeated="2"/>
          <table:table-cell table:formula="of:=AVERAGE([.A118:.E118])" office:value-type="float" office:value="3079" calcext:value-type="float">
            <text:p>3079</text:p>
          </table:table-cell>
          <table:table-cell table:formula="of:=AVERAGE([.G118:.K118])" office:value-type="float" office:value="1962.332" calcext:value-type="float">
            <text:p>1962.332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3832" calcext:value-type="float">
            <text:p>3832</text:p>
          </table:table-cell>
          <table:table-cell office:value-type="float" office:value="2987" calcext:value-type="float">
            <text:p>2987</text:p>
          </table:table-cell>
          <table:table-cell office:value-type="float" office:value="3032" calcext:value-type="float">
            <text:p>3032</text:p>
          </table:table-cell>
          <table:table-cell office:value-type="float" office:value="3077" calcext:value-type="float">
            <text:p>3077</text:p>
          </table:table-cell>
          <table:table-cell/>
          <table:table-cell office:value-type="float" office:value="1787.86" calcext:value-type="float">
            <text:p>1787.86</text:p>
          </table:table-cell>
          <table:table-cell office:value-type="float" office:value="2551.34" calcext:value-type="float">
            <text:p>2551.34</text:p>
          </table:table-cell>
          <table:table-cell office:value-type="float" office:value="1621.83" calcext:value-type="float">
            <text:p>1621.83</text:p>
          </table:table-cell>
          <table:table-cell office:value-type="float" office:value="1947.33" calcext:value-type="float">
            <text:p>1947.33</text:p>
          </table:table-cell>
          <table:table-cell office:value-type="float" office:value="1806.18" calcext:value-type="float">
            <text:p>1806.18</text:p>
          </table:table-cell>
          <table:table-cell table:number-columns-repeated="2"/>
          <table:table-cell table:formula="of:=AVERAGE([.A119:.E119])" office:value-type="float" office:value="3228" calcext:value-type="float">
            <text:p>3228</text:p>
          </table:table-cell>
          <table:table-cell table:formula="of:=AVERAGE([.G119:.K119])" office:value-type="float" office:value="1942.908" calcext:value-type="float">
            <text:p>1942.908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3657" calcext:value-type="float">
            <text:p>3657</text:p>
          </table:table-cell>
          <table:table-cell office:value-type="float" office:value="2613" calcext:value-type="float">
            <text:p>2613</text:p>
          </table:table-cell>
          <table:table-cell office:value-type="float" office:value="2922" calcext:value-type="float">
            <text:p>2922</text:p>
          </table:table-cell>
          <table:table-cell office:value-type="float" office:value="2872" calcext:value-type="float">
            <text:p>2872</text:p>
          </table:table-cell>
          <table:table-cell/>
          <table:table-cell office:value-type="float" office:value="1699.02" calcext:value-type="float">
            <text:p>1699.02</text:p>
          </table:table-cell>
          <table:table-cell office:value-type="float" office:value="2626.87" calcext:value-type="float">
            <text:p>2626.87</text:p>
          </table:table-cell>
          <table:table-cell office:value-type="float" office:value="1773.52" calcext:value-type="float">
            <text:p>1773.52</text:p>
          </table:table-cell>
          <table:table-cell office:value-type="float" office:value="1907.13" calcext:value-type="float">
            <text:p>1907.13</text:p>
          </table:table-cell>
          <table:table-cell office:value-type="float" office:value="1830.79" calcext:value-type="float">
            <text:p>1830.79</text:p>
          </table:table-cell>
          <table:table-cell table:number-columns-repeated="2"/>
          <table:table-cell table:formula="of:=AVERAGE([.A120:.E120])" office:value-type="float" office:value="3133.2" calcext:value-type="float">
            <text:p>3133.2</text:p>
          </table:table-cell>
          <table:table-cell table:formula="of:=AVERAGE([.G120:.K120])" office:value-type="float" office:value="1967.466" calcext:value-type="float">
            <text:p>1967.466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3967" calcext:value-type="float">
            <text:p>3967</text:p>
          </table:table-cell>
          <table:table-cell office:value-type="float" office:value="2702" calcext:value-type="float">
            <text:p>2702</text:p>
          </table:table-cell>
          <table:table-cell office:value-type="float" office:value="3237" calcext:value-type="float">
            <text:p>3237</text:p>
          </table:table-cell>
          <table:table-cell office:value-type="float" office:value="2947" calcext:value-type="float">
            <text:p>2947</text:p>
          </table:table-cell>
          <table:table-cell/>
          <table:table-cell office:value-type="float" office:value="1824.05" calcext:value-type="float">
            <text:p>1824.05</text:p>
          </table:table-cell>
          <table:table-cell office:value-type="float" office:value="2582.66" calcext:value-type="float">
            <text:p>2582.66</text:p>
          </table:table-cell>
          <table:table-cell office:value-type="float" office:value="1717.33" calcext:value-type="float">
            <text:p>1717.33</text:p>
          </table:table-cell>
          <table:table-cell office:value-type="float" office:value="1806.36" calcext:value-type="float">
            <text:p>1806.36</text:p>
          </table:table-cell>
          <table:table-cell office:value-type="float" office:value="1802.97" calcext:value-type="float">
            <text:p>1802.97</text:p>
          </table:table-cell>
          <table:table-cell table:number-columns-repeated="2"/>
          <table:table-cell table:formula="of:=AVERAGE([.A121:.E121])" office:value-type="float" office:value="3291" calcext:value-type="float">
            <text:p>3291</text:p>
          </table:table-cell>
          <table:table-cell table:formula="of:=AVERAGE([.G121:.K121])" office:value-type="float" office:value="1946.674" calcext:value-type="float">
            <text:p>1946.674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3727" calcext:value-type="float">
            <text:p>3727</text:p>
          </table:table-cell>
          <table:table-cell office:value-type="float" office:value="2667" calcext:value-type="float">
            <text:p>2667</text:p>
          </table:table-cell>
          <table:table-cell office:value-type="float" office:value="2992" calcext:value-type="float">
            <text:p>2992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float" office:value="1794.54" calcext:value-type="float">
            <text:p>1794.54</text:p>
          </table:table-cell>
          <table:table-cell office:value-type="float" office:value="2514.8" calcext:value-type="float">
            <text:p>2514.8</text:p>
          </table:table-cell>
          <table:table-cell office:value-type="float" office:value="1734.52" calcext:value-type="float">
            <text:p>1734.52</text:p>
          </table:table-cell>
          <table:table-cell office:value-type="float" office:value="1647.66" calcext:value-type="float">
            <text:p>1647.66</text:p>
          </table:table-cell>
          <table:table-cell office:value-type="float" office:value="1761.3" calcext:value-type="float">
            <text:p>1761.3</text:p>
          </table:table-cell>
          <table:table-cell table:number-columns-repeated="2"/>
          <table:table-cell table:formula="of:=AVERAGE([.A122:.E122])" office:value-type="float" office:value="3088" calcext:value-type="float">
            <text:p>3088</text:p>
          </table:table-cell>
          <table:table-cell table:formula="of:=AVERAGE([.G122:.K122])" office:value-type="float" office:value="1890.564" calcext:value-type="float">
            <text:p>1890.564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3787" calcext:value-type="float">
            <text:p>3787</text:p>
          </table:table-cell>
          <table:table-cell office:value-type="float" office:value="2902" calcext:value-type="float">
            <text:p>2902</text:p>
          </table:table-cell>
          <table:table-cell office:value-type="float" office:value="2802" calcext:value-type="float">
            <text:p>2802</text:p>
          </table:table-cell>
          <table:table-cell office:value-type="float" office:value="3007" calcext:value-type="float">
            <text:p>3007</text:p>
          </table:table-cell>
          <table:table-cell/>
          <table:table-cell office:value-type="float" office:value="1825.23" calcext:value-type="float">
            <text:p>1825.23</text:p>
          </table:table-cell>
          <table:table-cell office:value-type="float" office:value="2373.95" calcext:value-type="float">
            <text:p>2373.95</text:p>
          </table:table-cell>
          <table:table-cell office:value-type="float" office:value="1697.19" calcext:value-type="float">
            <text:p>1697.19</text:p>
          </table:table-cell>
          <table:table-cell office:value-type="float" office:value="1819.12" calcext:value-type="float">
            <text:p>1819.12</text:p>
          </table:table-cell>
          <table:table-cell office:value-type="float" office:value="1788.38" calcext:value-type="float">
            <text:p>1788.38</text:p>
          </table:table-cell>
          <table:table-cell table:number-columns-repeated="2"/>
          <table:table-cell table:formula="of:=AVERAGE([.A123:.E123])" office:value-type="float" office:value="3189" calcext:value-type="float">
            <text:p>3189</text:p>
          </table:table-cell>
          <table:table-cell table:formula="of:=AVERAGE([.G123:.K123])" office:value-type="float" office:value="1900.774" calcext:value-type="float">
            <text:p>1900.774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3747" calcext:value-type="float">
            <text:p>3747</text:p>
          </table:table-cell>
          <table:table-cell office:value-type="float" office:value="2702" calcext:value-type="float">
            <text:p>2702</text:p>
          </table:table-cell>
          <table:table-cell office:value-type="float" office:value="2852" calcext:value-type="float">
            <text:p>2852</text:p>
          </table:table-cell>
          <table:table-cell office:value-type="float" office:value="2862" calcext:value-type="float">
            <text:p>2862</text:p>
          </table:table-cell>
          <table:table-cell/>
          <table:table-cell office:value-type="float" office:value="1924.03" calcext:value-type="float">
            <text:p>1924.03</text:p>
          </table:table-cell>
          <table:table-cell office:value-type="float" office:value="2413.53" calcext:value-type="float">
            <text:p>2413.53</text:p>
          </table:table-cell>
          <table:table-cell office:value-type="float" office:value="1664.91" calcext:value-type="float">
            <text:p>1664.91</text:p>
          </table:table-cell>
          <table:table-cell office:value-type="float" office:value="1756.6" calcext:value-type="float">
            <text:p>1756.6</text:p>
          </table:table-cell>
          <table:table-cell office:value-type="float" office:value="1720.17" calcext:value-type="float">
            <text:p>1720.17</text:p>
          </table:table-cell>
          <table:table-cell table:number-columns-repeated="2"/>
          <table:table-cell table:formula="of:=AVERAGE([.A124:.E124])" office:value-type="float" office:value="3125.6" calcext:value-type="float">
            <text:p>3125.6</text:p>
          </table:table-cell>
          <table:table-cell table:formula="of:=AVERAGE([.G124:.K124])" office:value-type="float" office:value="1895.848" calcext:value-type="float">
            <text:p>1895.848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3702" calcext:value-type="float">
            <text:p>3702</text:p>
          </table:table-cell>
          <table:table-cell office:value-type="float" office:value="3017" calcext:value-type="float">
            <text:p>3017</text:p>
          </table:table-cell>
          <table:table-cell office:value-type="float" office:value="3267" calcext:value-type="float">
            <text:p>3267</text:p>
          </table:table-cell>
          <table:table-cell office:value-type="float" office:value="3202" calcext:value-type="float">
            <text:p>3202</text:p>
          </table:table-cell>
          <table:table-cell/>
          <table:table-cell office:value-type="float" office:value="1886.86" calcext:value-type="float">
            <text:p>1886.86</text:p>
          </table:table-cell>
          <table:table-cell office:value-type="float" office:value="2464.04" calcext:value-type="float">
            <text:p>2464.04</text:p>
          </table:table-cell>
          <table:table-cell office:value-type="float" office:value="1710.17" calcext:value-type="float">
            <text:p>1710.17</text:p>
          </table:table-cell>
          <table:table-cell office:value-type="float" office:value="1777.11" calcext:value-type="float">
            <text:p>1777.11</text:p>
          </table:table-cell>
          <table:table-cell office:value-type="float" office:value="1720.19" calcext:value-type="float">
            <text:p>1720.19</text:p>
          </table:table-cell>
          <table:table-cell table:number-columns-repeated="2"/>
          <table:table-cell table:formula="of:=AVERAGE([.A125:.E125])" office:value-type="float" office:value="3338" calcext:value-type="float">
            <text:p>3338</text:p>
          </table:table-cell>
          <table:table-cell table:formula="of:=AVERAGE([.G125:.K125])" office:value-type="float" office:value="1911.674" calcext:value-type="float">
            <text:p>1911.674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3892" calcext:value-type="float">
            <text:p>3892</text:p>
          </table:table-cell>
          <table:table-cell office:value-type="float" office:value="2947" calcext:value-type="float">
            <text:p>2947</text:p>
          </table:table-cell>
          <table:table-cell office:value-type="float" office:value="3062" calcext:value-type="float">
            <text:p>3062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900.98" calcext:value-type="float">
            <text:p>1900.98</text:p>
          </table:table-cell>
          <table:table-cell office:value-type="float" office:value="2462.57" calcext:value-type="float">
            <text:p>2462.57</text:p>
          </table:table-cell>
          <table:table-cell office:value-type="float" office:value="1724.24" calcext:value-type="float">
            <text:p>1724.24</text:p>
          </table:table-cell>
          <table:table-cell office:value-type="float" office:value="1771.07" calcext:value-type="float">
            <text:p>1771.07</text:p>
          </table:table-cell>
          <table:table-cell office:value-type="float" office:value="1781.56" calcext:value-type="float">
            <text:p>1781.56</text:p>
          </table:table-cell>
          <table:table-cell table:number-columns-repeated="2"/>
          <table:table-cell table:formula="of:=AVERAGE([.A126:.E126])" office:value-type="float" office:value="3265" calcext:value-type="float">
            <text:p>3265</text:p>
          </table:table-cell>
          <table:table-cell table:formula="of:=AVERAGE([.G126:.K126])" office:value-type="float" office:value="1928.084" calcext:value-type="float">
            <text:p>1928.084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3472" calcext:value-type="float">
            <text:p>3472</text:p>
          </table:table-cell>
          <table:table-cell office:value-type="float" office:value="3447" calcext:value-type="float">
            <text:p>3447</text:p>
          </table:table-cell>
          <table:table-cell office:value-type="float" office:value="2852" calcext:value-type="float">
            <text:p>2852</text:p>
          </table:table-cell>
          <table:table-cell office:value-type="float" office:value="2972" calcext:value-type="float">
            <text:p>2972</text:p>
          </table:table-cell>
          <table:table-cell/>
          <table:table-cell office:value-type="float" office:value="1945.45" calcext:value-type="float">
            <text:p>1945.45</text:p>
          </table:table-cell>
          <table:table-cell office:value-type="float" office:value="2514.98" calcext:value-type="float">
            <text:p>2514.98</text:p>
          </table:table-cell>
          <table:table-cell office:value-type="float" office:value="1832.06" calcext:value-type="float">
            <text:p>1832.06</text:p>
          </table:table-cell>
          <table:table-cell office:value-type="float" office:value="1871.63" calcext:value-type="float">
            <text:p>1871.63</text:p>
          </table:table-cell>
          <table:table-cell office:value-type="float" office:value="1811.01" calcext:value-type="float">
            <text:p>1811.01</text:p>
          </table:table-cell>
          <table:table-cell table:number-columns-repeated="2"/>
          <table:table-cell table:formula="of:=AVERAGE([.A127:.E127])" office:value-type="float" office:value="3229" calcext:value-type="float">
            <text:p>3229</text:p>
          </table:table-cell>
          <table:table-cell table:formula="of:=AVERAGE([.G127:.K127])" office:value-type="float" office:value="1995.026" calcext:value-type="float">
            <text:p>1995.026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3722" calcext:value-type="float">
            <text:p>3722</text:p>
          </table:table-cell>
          <table:table-cell office:value-type="float" office:value="2937" calcext:value-type="float">
            <text:p>2937</text:p>
          </table:table-cell>
          <table:table-cell office:value-type="float" office:value="2947" calcext:value-type="float">
            <text:p>2947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897.83" calcext:value-type="float">
            <text:p>1897.83</text:p>
          </table:table-cell>
          <table:table-cell office:value-type="float" office:value="2429.54" calcext:value-type="float">
            <text:p>2429.54</text:p>
          </table:table-cell>
          <table:table-cell office:value-type="float" office:value="1797.77" calcext:value-type="float">
            <text:p>1797.77</text:p>
          </table:table-cell>
          <table:table-cell office:value-type="float" office:value="1751.69" calcext:value-type="float">
            <text:p>1751.69</text:p>
          </table:table-cell>
          <table:table-cell office:value-type="float" office:value="1822.12" calcext:value-type="float">
            <text:p>1822.12</text:p>
          </table:table-cell>
          <table:table-cell table:number-columns-repeated="2"/>
          <table:table-cell table:formula="of:=AVERAGE([.A128:.E128])" office:value-type="float" office:value="3175" calcext:value-type="float">
            <text:p>3175</text:p>
          </table:table-cell>
          <table:table-cell table:formula="of:=AVERAGE([.G128:.K128])" office:value-type="float" office:value="1939.79" calcext:value-type="float">
            <text:p>1939.79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3887" calcext:value-type="float">
            <text:p>3887</text:p>
          </table:table-cell>
          <table:table-cell office:value-type="float" office:value="3032" calcext:value-type="float">
            <text:p>3032</text:p>
          </table:table-cell>
          <table:table-cell office:value-type="float" office:value="2807" calcext:value-type="float">
            <text:p>2807</text:p>
          </table:table-cell>
          <table:table-cell office:value-type="float" office:value="2867" calcext:value-type="float">
            <text:p>2867</text:p>
          </table:table-cell>
          <table:table-cell/>
          <table:table-cell office:value-type="float" office:value="1888.98" calcext:value-type="float">
            <text:p>1888.98</text:p>
          </table:table-cell>
          <table:table-cell office:value-type="float" office:value="2573.58" calcext:value-type="float">
            <text:p>2573.58</text:p>
          </table:table-cell>
          <table:table-cell office:value-type="float" office:value="1734.05" calcext:value-type="float">
            <text:p>1734.05</text:p>
          </table:table-cell>
          <table:table-cell office:value-type="float" office:value="1859.69" calcext:value-type="float">
            <text:p>1859.69</text:p>
          </table:table-cell>
          <table:table-cell office:value-type="float" office:value="1867.86" calcext:value-type="float">
            <text:p>1867.86</text:p>
          </table:table-cell>
          <table:table-cell table:number-columns-repeated="2"/>
          <table:table-cell table:formula="of:=AVERAGE([.A129:.E129])" office:value-type="float" office:value="3170" calcext:value-type="float">
            <text:p>3170</text:p>
          </table:table-cell>
          <table:table-cell table:formula="of:=AVERAGE([.G129:.K129])" office:value-type="float" office:value="1984.832" calcext:value-type="float">
            <text:p>1984.832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3607" calcext:value-type="float">
            <text:p>3607</text:p>
          </table:table-cell>
          <table:table-cell office:value-type="float" office:value="2952" calcext:value-type="float">
            <text:p>2952</text:p>
          </table:table-cell>
          <table:table-cell office:value-type="float" office:value="2897" calcext:value-type="float">
            <text:p>2897</text:p>
          </table:table-cell>
          <table:table-cell office:value-type="float" office:value="3062" calcext:value-type="float">
            <text:p>3062</text:p>
          </table:table-cell>
          <table:table-cell/>
          <table:table-cell office:value-type="float" office:value="1911.24" calcext:value-type="float">
            <text:p>1911.24</text:p>
          </table:table-cell>
          <table:table-cell office:value-type="float" office:value="2615.52" calcext:value-type="float">
            <text:p>2615.52</text:p>
          </table:table-cell>
          <table:table-cell office:value-type="float" office:value="1777.04" calcext:value-type="float">
            <text:p>1777.04</text:p>
          </table:table-cell>
          <table:table-cell office:value-type="float" office:value="1797.27" calcext:value-type="float">
            <text:p>1797.27</text:p>
          </table:table-cell>
          <table:table-cell office:value-type="float" office:value="1923.49" calcext:value-type="float">
            <text:p>1923.49</text:p>
          </table:table-cell>
          <table:table-cell table:number-columns-repeated="2"/>
          <table:table-cell table:formula="of:=AVERAGE([.A130:.E130])" office:value-type="float" office:value="3166" calcext:value-type="float">
            <text:p>3166</text:p>
          </table:table-cell>
          <table:table-cell table:formula="of:=AVERAGE([.G130:.K130])" office:value-type="float" office:value="2004.912" calcext:value-type="float">
            <text:p>2004.912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3997" calcext:value-type="float">
            <text:p>3997</text:p>
          </table:table-cell>
          <table:table-cell office:value-type="float" office:value="2827" calcext:value-type="float">
            <text:p>2827</text:p>
          </table:table-cell>
          <table:table-cell office:value-type="float" office:value="3147" calcext:value-type="float">
            <text:p>3147</text:p>
          </table:table-cell>
          <table:table-cell office:value-type="float" office:value="3312" calcext:value-type="float">
            <text:p>3312</text:p>
          </table:table-cell>
          <table:table-cell/>
          <table:table-cell office:value-type="float" office:value="1958.39" calcext:value-type="float">
            <text:p>1958.39</text:p>
          </table:table-cell>
          <table:table-cell office:value-type="float" office:value="2586.54" calcext:value-type="float">
            <text:p>2586.54</text:p>
          </table:table-cell>
          <table:table-cell office:value-type="float" office:value="1720.64" calcext:value-type="float">
            <text:p>1720.64</text:p>
          </table:table-cell>
          <table:table-cell office:value-type="float" office:value="1844.64" calcext:value-type="float">
            <text:p>1844.64</text:p>
          </table:table-cell>
          <table:table-cell office:value-type="float" office:value="1908.19" calcext:value-type="float">
            <text:p>1908.19</text:p>
          </table:table-cell>
          <table:table-cell table:number-columns-repeated="2"/>
          <table:table-cell table:formula="of:=AVERAGE([.A131:.E131])" office:value-type="float" office:value="3365" calcext:value-type="float">
            <text:p>3365</text:p>
          </table:table-cell>
          <table:table-cell table:formula="of:=AVERAGE([.G131:.K131])" office:value-type="float" office:value="2003.68" calcext:value-type="float">
            <text:p>2003.68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3857" calcext:value-type="float">
            <text:p>3857</text:p>
          </table:table-cell>
          <table:table-cell office:value-type="float" office:value="3712" calcext:value-type="float">
            <text:p>3712</text:p>
          </table:table-cell>
          <table:table-cell office:value-type="float" office:value="2797" calcext:value-type="float">
            <text:p>2797</text:p>
          </table:table-cell>
          <table:table-cell office:value-type="float" office:value="3342" calcext:value-type="float">
            <text:p>3342</text:p>
          </table:table-cell>
          <table:table-cell/>
          <table:table-cell office:value-type="float" office:value="1941.43" calcext:value-type="float">
            <text:p>1941.43</text:p>
          </table:table-cell>
          <table:table-cell office:value-type="float" office:value="2492.21" calcext:value-type="float">
            <text:p>2492.21</text:p>
          </table:table-cell>
          <table:table-cell office:value-type="float" office:value="1753.52" calcext:value-type="float">
            <text:p>1753.52</text:p>
          </table:table-cell>
          <table:table-cell office:value-type="float" office:value="1873.31" calcext:value-type="float">
            <text:p>1873.31</text:p>
          </table:table-cell>
          <table:table-cell office:value-type="float" office:value="1856.42" calcext:value-type="float">
            <text:p>1856.42</text:p>
          </table:table-cell>
          <table:table-cell table:number-columns-repeated="2"/>
          <table:table-cell table:formula="of:=AVERAGE([.A132:.E132])" office:value-type="float" office:value="3398" calcext:value-type="float">
            <text:p>3398</text:p>
          </table:table-cell>
          <table:table-cell table:formula="of:=AVERAGE([.G132:.K132])" office:value-type="float" office:value="1983.378" calcext:value-type="float">
            <text:p>1983.378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4057" calcext:value-type="float">
            <text:p>4057</text:p>
          </table:table-cell>
          <table:table-cell office:value-type="float" office:value="3057" calcext:value-type="float">
            <text:p>3057</text:p>
          </table:table-cell>
          <table:table-cell office:value-type="float" office:value="3067" calcext:value-type="float">
            <text:p>3067</text:p>
          </table:table-cell>
          <table:table-cell office:value-type="float" office:value="3017" calcext:value-type="float">
            <text:p>3017</text:p>
          </table:table-cell>
          <table:table-cell/>
          <table:table-cell office:value-type="float" office:value="1849.87" calcext:value-type="float">
            <text:p>1849.87</text:p>
          </table:table-cell>
          <table:table-cell office:value-type="float" office:value="2580.97" calcext:value-type="float">
            <text:p>2580.97</text:p>
          </table:table-cell>
          <table:table-cell office:value-type="float" office:value="1727.39" calcext:value-type="float">
            <text:p>1727.39</text:p>
          </table:table-cell>
          <table:table-cell office:value-type="float" office:value="1872.79" calcext:value-type="float">
            <text:p>1872.79</text:p>
          </table:table-cell>
          <table:table-cell office:value-type="float" office:value="1870.31" calcext:value-type="float">
            <text:p>1870.31</text:p>
          </table:table-cell>
          <table:table-cell table:number-columns-repeated="2"/>
          <table:table-cell table:formula="of:=AVERAGE([.A133:.E133])" office:value-type="float" office:value="3312" calcext:value-type="float">
            <text:p>3312</text:p>
          </table:table-cell>
          <table:table-cell table:formula="of:=AVERAGE([.G133:.K133])" office:value-type="float" office:value="1980.266" calcext:value-type="float">
            <text:p>1980.266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3511" calcext:value-type="float">
            <text:p>3511</text:p>
          </table:table-cell>
          <table:table-cell office:value-type="float" office:value="2892" calcext:value-type="float">
            <text:p>2892</text:p>
          </table:table-cell>
          <table:table-cell office:value-type="float" office:value="3257" calcext:value-type="float">
            <text:p>3257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1853.94" calcext:value-type="float">
            <text:p>1853.94</text:p>
          </table:table-cell>
          <table:table-cell office:value-type="float" office:value="2617.13" calcext:value-type="float">
            <text:p>2617.13</text:p>
          </table:table-cell>
          <table:table-cell office:value-type="float" office:value="1792.27" calcext:value-type="float">
            <text:p>1792.27</text:p>
          </table:table-cell>
          <table:table-cell office:value-type="float" office:value="1860.59" calcext:value-type="float">
            <text:p>1860.59</text:p>
          </table:table-cell>
          <table:table-cell office:value-type="float" office:value="1847.87" calcext:value-type="float">
            <text:p>1847.87</text:p>
          </table:table-cell>
          <table:table-cell table:number-columns-repeated="2"/>
          <table:table-cell table:formula="of:=AVERAGE([.A134:.E134])" office:value-type="float" office:value="3227.8" calcext:value-type="float">
            <text:p>3227.8</text:p>
          </table:table-cell>
          <table:table-cell table:formula="of:=AVERAGE([.G134:.K134])" office:value-type="float" office:value="1994.36" calcext:value-type="float">
            <text:p>1994.36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3682" calcext:value-type="float">
            <text:p>3682</text:p>
          </table:table-cell>
          <table:table-cell office:value-type="float" office:value="2802" calcext:value-type="float">
            <text:p>2802</text:p>
          </table:table-cell>
          <table:table-cell office:value-type="float" office:value="3497" calcext:value-type="float">
            <text:p>3497</text:p>
          </table:table-cell>
          <table:table-cell office:value-type="float" office:value="2942" calcext:value-type="float">
            <text:p>2942</text:p>
          </table:table-cell>
          <table:table-cell/>
          <table:table-cell office:value-type="float" office:value="1932.96" calcext:value-type="float">
            <text:p>1932.96</text:p>
          </table:table-cell>
          <table:table-cell office:value-type="float" office:value="2547.16" calcext:value-type="float">
            <text:p>2547.16</text:p>
          </table:table-cell>
          <table:table-cell office:value-type="float" office:value="1712.19" calcext:value-type="float">
            <text:p>1712.19</text:p>
          </table:table-cell>
          <table:table-cell office:value-type="float" office:value="2018.76" calcext:value-type="float">
            <text:p>2018.76</text:p>
          </table:table-cell>
          <table:table-cell office:value-type="float" office:value="1840.82" calcext:value-type="float">
            <text:p>1840.82</text:p>
          </table:table-cell>
          <table:table-cell table:number-columns-repeated="2"/>
          <table:table-cell table:formula="of:=AVERAGE([.A135:.E135])" office:value-type="float" office:value="3234" calcext:value-type="float">
            <text:p>3234</text:p>
          </table:table-cell>
          <table:table-cell table:formula="of:=AVERAGE([.G135:.K135])" office:value-type="float" office:value="2010.378" calcext:value-type="float">
            <text:p>2010.378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3457" calcext:value-type="float">
            <text:p>3457</text:p>
          </table:table-cell>
          <table:table-cell office:value-type="float" office:value="3162" calcext:value-type="float">
            <text:p>3162</text:p>
          </table:table-cell>
          <table:table-cell office:value-type="float" office:value="3352" calcext:value-type="float">
            <text:p>3352</text:p>
          </table:table-cell>
          <table:table-cell office:value-type="float" office:value="3137" calcext:value-type="float">
            <text:p>3137</text:p>
          </table:table-cell>
          <table:table-cell/>
          <table:table-cell office:value-type="float" office:value="1908.48" calcext:value-type="float">
            <text:p>1908.48</text:p>
          </table:table-cell>
          <table:table-cell office:value-type="float" office:value="2493.49" calcext:value-type="float">
            <text:p>2493.49</text:p>
          </table:table-cell>
          <table:table-cell office:value-type="float" office:value="1749.75" calcext:value-type="float">
            <text:p>1749.75</text:p>
          </table:table-cell>
          <table:table-cell office:value-type="float" office:value="1987.05" calcext:value-type="float">
            <text:p>1987.05</text:p>
          </table:table-cell>
          <table:table-cell office:value-type="float" office:value="1759.18" calcext:value-type="float">
            <text:p>1759.18</text:p>
          </table:table-cell>
          <table:table-cell table:number-columns-repeated="2"/>
          <table:table-cell table:formula="of:=AVERAGE([.A136:.E136])" office:value-type="float" office:value="3373" calcext:value-type="float">
            <text:p>3373</text:p>
          </table:table-cell>
          <table:table-cell table:formula="of:=AVERAGE([.G136:.K136])" office:value-type="float" office:value="1979.59" calcext:value-type="float">
            <text:p>1979.59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3642" calcext:value-type="float">
            <text:p>3642</text:p>
          </table:table-cell>
          <table:table-cell office:value-type="float" office:value="2937" calcext:value-type="float">
            <text:p>2937</text:p>
          </table:table-cell>
          <table:table-cell office:value-type="float" office:value="3239" calcext:value-type="float">
            <text:p>3239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1895.1" calcext:value-type="float">
            <text:p>1895.1</text:p>
          </table:table-cell>
          <table:table-cell office:value-type="float" office:value="2589.86" calcext:value-type="float">
            <text:p>2589.86</text:p>
          </table:table-cell>
          <table:table-cell office:value-type="float" office:value="1801.99" calcext:value-type="float">
            <text:p>1801.99</text:p>
          </table:table-cell>
          <table:table-cell office:value-type="float" office:value="1822.33" calcext:value-type="float">
            <text:p>1822.33</text:p>
          </table:table-cell>
          <table:table-cell office:value-type="float" office:value="1840.3" calcext:value-type="float">
            <text:p>1840.3</text:p>
          </table:table-cell>
          <table:table-cell table:number-columns-repeated="2"/>
          <table:table-cell table:formula="of:=AVERAGE([.A137:.E137])" office:value-type="float" office:value="3192.4" calcext:value-type="float">
            <text:p>3192.4</text:p>
          </table:table-cell>
          <table:table-cell table:formula="of:=AVERAGE([.G137:.K137])" office:value-type="float" office:value="1989.916" calcext:value-type="float">
            <text:p>1989.916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3917" calcext:value-type="float">
            <text:p>3917</text:p>
          </table:table-cell>
          <table:table-cell office:value-type="float" office:value="2742" calcext:value-type="float">
            <text:p>2742</text:p>
          </table:table-cell>
          <table:table-cell office:value-type="float" office:value="3047" calcext:value-type="float">
            <text:p>3047</text:p>
          </table:table-cell>
          <table:table-cell office:value-type="float" office:value="3092" calcext:value-type="float">
            <text:p>3092</text:p>
          </table:table-cell>
          <table:table-cell/>
          <table:table-cell office:value-type="float" office:value="1907.52" calcext:value-type="float">
            <text:p>1907.52</text:p>
          </table:table-cell>
          <table:table-cell office:value-type="float" office:value="2452.74" calcext:value-type="float">
            <text:p>2452.74</text:p>
          </table:table-cell>
          <table:table-cell office:value-type="float" office:value="1777.56" calcext:value-type="float">
            <text:p>1777.56</text:p>
          </table:table-cell>
          <table:table-cell office:value-type="float" office:value="1932.12" calcext:value-type="float">
            <text:p>1932.12</text:p>
          </table:table-cell>
          <table:table-cell office:value-type="float" office:value="1885.03" calcext:value-type="float">
            <text:p>1885.03</text:p>
          </table:table-cell>
          <table:table-cell table:number-columns-repeated="2"/>
          <table:table-cell table:formula="of:=AVERAGE([.A138:.E138])" office:value-type="float" office:value="3182" calcext:value-type="float">
            <text:p>3182</text:p>
          </table:table-cell>
          <table:table-cell table:formula="of:=AVERAGE([.G138:.K138])" office:value-type="float" office:value="1990.994" calcext:value-type="float">
            <text:p>1990.994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3477" calcext:value-type="float">
            <text:p>3477</text:p>
          </table:table-cell>
          <table:table-cell office:value-type="float" office:value="2927" calcext:value-type="float">
            <text:p>2927</text:p>
          </table:table-cell>
          <table:table-cell office:value-type="float" office:value="3022" calcext:value-type="float">
            <text:p>3022</text:p>
          </table:table-cell>
          <table:table-cell office:value-type="float" office:value="3042" calcext:value-type="float">
            <text:p>3042</text:p>
          </table:table-cell>
          <table:table-cell/>
          <table:table-cell office:value-type="float" office:value="1892.26" calcext:value-type="float">
            <text:p>1892.26</text:p>
          </table:table-cell>
          <table:table-cell office:value-type="float" office:value="2500.84" calcext:value-type="float">
            <text:p>2500.84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947.39" calcext:value-type="float">
            <text:p>1947.39</text:p>
          </table:table-cell>
          <table:table-cell office:value-type="float" office:value="1879.61" calcext:value-type="float">
            <text:p>1879.61</text:p>
          </table:table-cell>
          <table:table-cell table:number-columns-repeated="2"/>
          <table:table-cell table:formula="of:=AVERAGE([.A139:.E139])" office:value-type="float" office:value="3209" calcext:value-type="float">
            <text:p>3209</text:p>
          </table:table-cell>
          <table:table-cell table:formula="of:=AVERAGE([.G139:.K139])" office:value-type="float" office:value="1984.374" calcext:value-type="float">
            <text:p>1984.374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3762" calcext:value-type="float">
            <text:p>3762</text:p>
          </table:table-cell>
          <table:table-cell office:value-type="float" office:value="3032" calcext:value-type="float">
            <text:p>3032</text:p>
          </table:table-cell>
          <table:table-cell office:value-type="float" office:value="2947" calcext:value-type="float">
            <text:p>2947</text:p>
          </table:table-cell>
          <table:table-cell office:value-type="float" office:value="3132" calcext:value-type="float">
            <text:p>3132</text:p>
          </table:table-cell>
          <table:table-cell/>
          <table:table-cell office:value-type="float" office:value="1908.23" calcext:value-type="float">
            <text:p>1908.23</text:p>
          </table:table-cell>
          <table:table-cell office:value-type="float" office:value="2555.88" calcext:value-type="float">
            <text:p>2555.88</text:p>
          </table:table-cell>
          <table:table-cell office:value-type="float" office:value="1733.86" calcext:value-type="float">
            <text:p>1733.86</text:p>
          </table:table-cell>
          <table:table-cell office:value-type="float" office:value="1948.48" calcext:value-type="float">
            <text:p>1948.48</text:p>
          </table:table-cell>
          <table:table-cell office:value-type="float" office:value="1980.09" calcext:value-type="float">
            <text:p>1980.09</text:p>
          </table:table-cell>
          <table:table-cell table:number-columns-repeated="2"/>
          <table:table-cell table:formula="of:=AVERAGE([.A140:.E140])" office:value-type="float" office:value="3231" calcext:value-type="float">
            <text:p>3231</text:p>
          </table:table-cell>
          <table:table-cell table:formula="of:=AVERAGE([.G140:.K140])" office:value-type="float" office:value="2025.308" calcext:value-type="float">
            <text:p>2025.308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3727" calcext:value-type="float">
            <text:p>3727</text:p>
          </table:table-cell>
          <table:table-cell office:value-type="float" office:value="2813" calcext:value-type="float">
            <text:p>2813</text:p>
          </table:table-cell>
          <table:table-cell office:value-type="float" office:value="3112" calcext:value-type="float">
            <text:p>3112</text:p>
          </table:table-cell>
          <table:table-cell office:value-type="float" office:value="3047" calcext:value-type="float">
            <text:p>3047</text:p>
          </table:table-cell>
          <table:table-cell/>
          <table:table-cell office:value-type="float" office:value="1783.42" calcext:value-type="float">
            <text:p>1783.42</text:p>
          </table:table-cell>
          <table:table-cell office:value-type="float" office:value="2594.56" calcext:value-type="float">
            <text:p>2594.56</text:p>
          </table:table-cell>
          <table:table-cell office:value-type="float" office:value="1820.1" calcext:value-type="float">
            <text:p>1820.1</text:p>
          </table:table-cell>
          <table:table-cell office:value-type="float" office:value="1859.91" calcext:value-type="float">
            <text:p>1859.91</text:p>
          </table:table-cell>
          <table:table-cell office:value-type="float" office:value="1960.9" calcext:value-type="float">
            <text:p>1960.9</text:p>
          </table:table-cell>
          <table:table-cell table:number-columns-repeated="2"/>
          <table:table-cell table:formula="of:=AVERAGE([.A141:.E141])" office:value-type="float" office:value="3212.2" calcext:value-type="float">
            <text:p>3212.2</text:p>
          </table:table-cell>
          <table:table-cell table:formula="of:=AVERAGE([.G141:.K141])" office:value-type="float" office:value="2003.778" calcext:value-type="float">
            <text:p>2003.778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3437" calcext:value-type="float">
            <text:p>3437</text:p>
          </table:table-cell>
          <table:table-cell office:value-type="float" office:value="2777" calcext:value-type="float">
            <text:p>2777</text:p>
          </table:table-cell>
          <table:table-cell office:value-type="float" office:value="2922" calcext:value-type="float">
            <text:p>2922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float" office:value="1831.69" calcext:value-type="float">
            <text:p>1831.69</text:p>
          </table:table-cell>
          <table:table-cell office:value-type="float" office:value="2672.45" calcext:value-type="float">
            <text:p>2672.45</text:p>
          </table:table-cell>
          <table:table-cell office:value-type="float" office:value="1685.66" calcext:value-type="float">
            <text:p>1685.66</text:p>
          </table:table-cell>
          <table:table-cell office:value-type="float" office:value="1798.4" calcext:value-type="float">
            <text:p>1798.4</text:p>
          </table:table-cell>
          <table:table-cell office:value-type="float" office:value="2026.33" calcext:value-type="float">
            <text:p>2026.33</text:p>
          </table:table-cell>
          <table:table-cell table:number-columns-repeated="2"/>
          <table:table-cell table:formula="of:=AVERAGE([.A142:.E142])" office:value-type="float" office:value="3141" calcext:value-type="float">
            <text:p>3141</text:p>
          </table:table-cell>
          <table:table-cell table:formula="of:=AVERAGE([.G142:.K142])" office:value-type="float" office:value="2002.906" calcext:value-type="float">
            <text:p>2002.906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3567" calcext:value-type="float">
            <text:p>3567</text:p>
          </table:table-cell>
          <table:table-cell office:value-type="float" office:value="3137" calcext:value-type="float">
            <text:p>3137</text:p>
          </table:table-cell>
          <table:table-cell office:value-type="float" office:value="2967" calcext:value-type="float">
            <text:p>2967</text:p>
          </table:table-cell>
          <table:table-cell office:value-type="float" office:value="3047" calcext:value-type="float">
            <text:p>3047</text:p>
          </table:table-cell>
          <table:table-cell/>
          <table:table-cell office:value-type="float" office:value="1871.57" calcext:value-type="float">
            <text:p>1871.57</text:p>
          </table:table-cell>
          <table:table-cell office:value-type="float" office:value="2563.53" calcext:value-type="float">
            <text:p>2563.53</text:p>
          </table:table-cell>
          <table:table-cell office:value-type="float" office:value="1683.32" calcext:value-type="float">
            <text:p>1683.32</text:p>
          </table:table-cell>
          <table:table-cell office:value-type="float" office:value="1778.2" calcext:value-type="float">
            <text:p>1778.2</text:p>
          </table:table-cell>
          <table:table-cell office:value-type="float" office:value="1838.43" calcext:value-type="float">
            <text:p>1838.43</text:p>
          </table:table-cell>
          <table:table-cell table:number-columns-repeated="2"/>
          <table:table-cell table:formula="of:=AVERAGE([.A143:.E143])" office:value-type="float" office:value="3228" calcext:value-type="float">
            <text:p>3228</text:p>
          </table:table-cell>
          <table:table-cell table:formula="of:=AVERAGE([.G143:.K143])" office:value-type="float" office:value="1947.01" calcext:value-type="float">
            <text:p>1947.01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3547" calcext:value-type="float">
            <text:p>3547</text:p>
          </table:table-cell>
          <table:table-cell office:value-type="float" office:value="3147" calcext:value-type="float">
            <text:p>3147</text:p>
          </table:table-cell>
          <table:table-cell office:value-type="float" office:value="3202" calcext:value-type="float">
            <text:p>3202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float" office:value="1957.47" calcext:value-type="float">
            <text:p>1957.47</text:p>
          </table:table-cell>
          <table:table-cell office:value-type="float" office:value="2528.75" calcext:value-type="float">
            <text:p>2528.75</text:p>
          </table:table-cell>
          <table:table-cell office:value-type="float" office:value="1795.8" calcext:value-type="float">
            <text:p>1795.8</text:p>
          </table:table-cell>
          <table:table-cell office:value-type="float" office:value="1707.91" calcext:value-type="float">
            <text:p>1707.91</text:p>
          </table:table-cell>
          <table:table-cell office:value-type="float" office:value="1816.13" calcext:value-type="float">
            <text:p>1816.13</text:p>
          </table:table-cell>
          <table:table-cell table:number-columns-repeated="2"/>
          <table:table-cell table:formula="of:=AVERAGE([.A144:.E144])" office:value-type="float" office:value="3298" calcext:value-type="float">
            <text:p>3298</text:p>
          </table:table-cell>
          <table:table-cell table:formula="of:=AVERAGE([.G144:.K144])" office:value-type="float" office:value="1961.212" calcext:value-type="float">
            <text:p>1961.212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3587" calcext:value-type="float">
            <text:p>3587</text:p>
          </table:table-cell>
          <table:table-cell office:value-type="float" office:value="2862" calcext:value-type="float">
            <text:p>2862</text:p>
          </table:table-cell>
          <table:table-cell office:value-type="float" office:value="3017" calcext:value-type="float">
            <text:p>3017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1875.33" calcext:value-type="float">
            <text:p>1875.33</text:p>
          </table:table-cell>
          <table:table-cell office:value-type="float" office:value="2566.37" calcext:value-type="float">
            <text:p>2566.37</text:p>
          </table:table-cell>
          <table:table-cell office:value-type="float" office:value="1636.39" calcext:value-type="float">
            <text:p>1636.39</text:p>
          </table:table-cell>
          <table:table-cell office:value-type="float" office:value="1852.74" calcext:value-type="float">
            <text:p>1852.74</text:p>
          </table:table-cell>
          <table:table-cell office:value-type="float" office:value="1682.26" calcext:value-type="float">
            <text:p>1682.26</text:p>
          </table:table-cell>
          <table:table-cell table:number-columns-repeated="2"/>
          <table:table-cell table:formula="of:=AVERAGE([.A145:.E145])" office:value-type="float" office:value="3140" calcext:value-type="float">
            <text:p>3140</text:p>
          </table:table-cell>
          <table:table-cell table:formula="of:=AVERAGE([.G145:.K145])" office:value-type="float" office:value="1922.618" calcext:value-type="float">
            <text:p>1922.618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3537" calcext:value-type="float">
            <text:p>3537</text:p>
          </table:table-cell>
          <table:table-cell office:value-type="float" office:value="2977" calcext:value-type="float">
            <text:p>2977</text:p>
          </table:table-cell>
          <table:table-cell office:value-type="float" office:value="3057" calcext:value-type="float">
            <text:p>3057</text:p>
          </table:table-cell>
          <table:table-cell office:value-type="float" office:value="3122" calcext:value-type="float">
            <text:p>3122</text:p>
          </table:table-cell>
          <table:table-cell/>
          <table:table-cell office:value-type="float" office:value="1812.56" calcext:value-type="float">
            <text:p>1812.56</text:p>
          </table:table-cell>
          <table:table-cell office:value-type="float" office:value="2525.01" calcext:value-type="float">
            <text:p>2525.01</text:p>
          </table:table-cell>
          <table:table-cell office:value-type="float" office:value="1804.95" calcext:value-type="float">
            <text:p>1804.95</text:p>
          </table:table-cell>
          <table:table-cell office:value-type="float" office:value="1870.98" calcext:value-type="float">
            <text:p>1870.98</text:p>
          </table:table-cell>
          <table:table-cell office:value-type="float" office:value="1844.03" calcext:value-type="float">
            <text:p>1844.03</text:p>
          </table:table-cell>
          <table:table-cell table:number-columns-repeated="2"/>
          <table:table-cell table:formula="of:=AVERAGE([.A146:.E146])" office:value-type="float" office:value="3281" calcext:value-type="float">
            <text:p>3281</text:p>
          </table:table-cell>
          <table:table-cell table:formula="of:=AVERAGE([.G146:.K146])" office:value-type="float" office:value="1971.506" calcext:value-type="float">
            <text:p>1971.506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3372" calcext:value-type="float">
            <text:p>3372</text:p>
          </table:table-cell>
          <table:table-cell office:value-type="float" office:value="3037" calcext:value-type="float">
            <text:p>3037</text:p>
          </table:table-cell>
          <table:table-cell office:value-type="float" office:value="2777" calcext:value-type="float">
            <text:p>2777</text:p>
          </table:table-cell>
          <table:table-cell office:value-type="float" office:value="3277" calcext:value-type="float">
            <text:p>3277</text:p>
          </table:table-cell>
          <table:table-cell/>
          <table:table-cell office:value-type="float" office:value="1834.08" calcext:value-type="float">
            <text:p>1834.08</text:p>
          </table:table-cell>
          <table:table-cell office:value-type="float" office:value="2524.62" calcext:value-type="float">
            <text:p>2524.62</text:p>
          </table:table-cell>
          <table:table-cell office:value-type="float" office:value="1652.94" calcext:value-type="float">
            <text:p>1652.94</text:p>
          </table:table-cell>
          <table:table-cell office:value-type="float" office:value="1797.89" calcext:value-type="float">
            <text:p>1797.89</text:p>
          </table:table-cell>
          <table:table-cell office:value-type="float" office:value="1888.18" calcext:value-type="float">
            <text:p>1888.18</text:p>
          </table:table-cell>
          <table:table-cell table:number-columns-repeated="2"/>
          <table:table-cell table:formula="of:=AVERAGE([.A147:.E147])" office:value-type="float" office:value="3121" calcext:value-type="float">
            <text:p>3121</text:p>
          </table:table-cell>
          <table:table-cell table:formula="of:=AVERAGE([.G147:.K147])" office:value-type="float" office:value="1939.542" calcext:value-type="float">
            <text:p>1939.542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3587" calcext:value-type="float">
            <text:p>3587</text:p>
          </table:table-cell>
          <table:table-cell office:value-type="float" office:value="2842" calcext:value-type="float">
            <text:p>2842</text:p>
          </table:table-cell>
          <table:table-cell office:value-type="float" office:value="2917" calcext:value-type="float">
            <text:p>2917</text:p>
          </table:table-cell>
          <table:table-cell office:value-type="float" office:value="3177" calcext:value-type="float">
            <text:p>3177</text:p>
          </table:table-cell>
          <table:table-cell/>
          <table:table-cell office:value-type="float" office:value="1824.52" calcext:value-type="float">
            <text:p>1824.52</text:p>
          </table:table-cell>
          <table:table-cell office:value-type="float" office:value="2556.97" calcext:value-type="float">
            <text:p>2556.97</text:p>
          </table:table-cell>
          <table:table-cell office:value-type="float" office:value="1639.65" calcext:value-type="float">
            <text:p>1639.65</text:p>
          </table:table-cell>
          <table:table-cell office:value-type="float" office:value="1888.4" calcext:value-type="float">
            <text:p>1888.4</text:p>
          </table:table-cell>
          <table:table-cell office:value-type="float" office:value="1921.67" calcext:value-type="float">
            <text:p>1921.67</text:p>
          </table:table-cell>
          <table:table-cell table:number-columns-repeated="2"/>
          <table:table-cell table:formula="of:=AVERAGE([.A148:.E148])" office:value-type="float" office:value="3204" calcext:value-type="float">
            <text:p>3204</text:p>
          </table:table-cell>
          <table:table-cell table:formula="of:=AVERAGE([.G148:.K148])" office:value-type="float" office:value="1966.242" calcext:value-type="float">
            <text:p>1966.242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3592" calcext:value-type="float">
            <text:p>3592</text:p>
          </table:table-cell>
          <table:table-cell office:value-type="float" office:value="2887" calcext:value-type="float">
            <text:p>2887</text:p>
          </table:table-cell>
          <table:table-cell office:value-type="float" office:value="2882" calcext:value-type="float">
            <text:p>2882</text:p>
          </table:table-cell>
          <table:table-cell office:value-type="float" office:value="3167" calcext:value-type="float">
            <text:p>3167</text:p>
          </table:table-cell>
          <table:table-cell/>
          <table:table-cell office:value-type="float" office:value="1867.34" calcext:value-type="float">
            <text:p>1867.34</text:p>
          </table:table-cell>
          <table:table-cell office:value-type="float" office:value="2487.89" calcext:value-type="float">
            <text:p>2487.89</text:p>
          </table:table-cell>
          <table:table-cell office:value-type="float" office:value="1626.38" calcext:value-type="float">
            <text:p>1626.38</text:p>
          </table:table-cell>
          <table:table-cell office:value-type="float" office:value="1790.68" calcext:value-type="float">
            <text:p>1790.68</text:p>
          </table:table-cell>
          <table:table-cell office:value-type="float" office:value="1870" calcext:value-type="float">
            <text:p>1870</text:p>
          </table:table-cell>
          <table:table-cell table:number-columns-repeated="2"/>
          <table:table-cell table:formula="of:=AVERAGE([.A149:.E149])" office:value-type="float" office:value="3190" calcext:value-type="float">
            <text:p>3190</text:p>
          </table:table-cell>
          <table:table-cell table:formula="of:=AVERAGE([.G149:.K149])" office:value-type="float" office:value="1928.458" calcext:value-type="float">
            <text:p>1928.458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3722" calcext:value-type="float">
            <text:p>3722</text:p>
          </table:table-cell>
          <table:table-cell office:value-type="float" office:value="2807" calcext:value-type="float">
            <text:p>2807</text:p>
          </table:table-cell>
          <table:table-cell office:value-type="float" office:value="3217" calcext:value-type="float">
            <text:p>3217</text:p>
          </table:table-cell>
          <table:table-cell office:value-type="float" office:value="3132" calcext:value-type="float">
            <text:p>3132</text:p>
          </table:table-cell>
          <table:table-cell/>
          <table:table-cell office:value-type="float" office:value="1903.08" calcext:value-type="float">
            <text:p>1903.08</text:p>
          </table:table-cell>
          <table:table-cell office:value-type="float" office:value="2500.69" calcext:value-type="float">
            <text:p>2500.69</text:p>
          </table:table-cell>
          <table:table-cell office:value-type="float" office:value="1589.9" calcext:value-type="float">
            <text:p>1589.9</text:p>
          </table:table-cell>
          <table:table-cell office:value-type="float" office:value="1847.24" calcext:value-type="float">
            <text:p>1847.24</text:p>
          </table:table-cell>
          <table:table-cell office:value-type="float" office:value="1895.58" calcext:value-type="float">
            <text:p>1895.58</text:p>
          </table:table-cell>
          <table:table-cell table:number-columns-repeated="2"/>
          <table:table-cell table:formula="of:=AVERAGE([.A150:.E150])" office:value-type="float" office:value="3351" calcext:value-type="float">
            <text:p>3351</text:p>
          </table:table-cell>
          <table:table-cell table:formula="of:=AVERAGE([.G150:.K150])" office:value-type="float" office:value="1947.298" calcext:value-type="float">
            <text:p>1947.298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3707" calcext:value-type="float">
            <text:p>3707</text:p>
          </table:table-cell>
          <table:table-cell office:value-type="float" office:value="3032" calcext:value-type="float">
            <text:p>3032</text:p>
          </table:table-cell>
          <table:table-cell office:value-type="float" office:value="3012" calcext:value-type="float">
            <text:p>3012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1800.33" calcext:value-type="float">
            <text:p>1800.33</text:p>
          </table:table-cell>
          <table:table-cell office:value-type="float" office:value="2563.42" calcext:value-type="float">
            <text:p>2563.42</text:p>
          </table:table-cell>
          <table:table-cell office:value-type="float" office:value="1606.28" calcext:value-type="float">
            <text:p>1606.28</text:p>
          </table:table-cell>
          <table:table-cell office:value-type="float" office:value="1859.36" calcext:value-type="float">
            <text:p>1859.36</text:p>
          </table:table-cell>
          <table:table-cell office:value-type="float" office:value="1813.39" calcext:value-type="float">
            <text:p>1813.39</text:p>
          </table:table-cell>
          <table:table-cell table:number-columns-repeated="2"/>
          <table:table-cell table:formula="of:=AVERAGE([.A151:.E151])" office:value-type="float" office:value="3181" calcext:value-type="float">
            <text:p>3181</text:p>
          </table:table-cell>
          <table:table-cell table:formula="of:=AVERAGE([.G151:.K151])" office:value-type="float" office:value="1928.556" calcext:value-type="float">
            <text:p>1928.556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3682" calcext:value-type="float">
            <text:p>3682</text:p>
          </table:table-cell>
          <table:table-cell office:value-type="float" office:value="3382" calcext:value-type="float">
            <text:p>3382</text:p>
          </table:table-cell>
          <table:table-cell office:value-type="float" office:value="3047" calcext:value-type="float">
            <text:p>3047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1740.56" calcext:value-type="float">
            <text:p>1740.56</text:p>
          </table:table-cell>
          <table:table-cell office:value-type="float" office:value="2526.56" calcext:value-type="float">
            <text:p>2526.56</text:p>
          </table:table-cell>
          <table:table-cell office:value-type="float" office:value="1569.55" calcext:value-type="float">
            <text:p>1569.55</text:p>
          </table:table-cell>
          <table:table-cell office:value-type="float" office:value="1827.09" calcext:value-type="float">
            <text:p>1827.09</text:p>
          </table:table-cell>
          <table:table-cell office:value-type="float" office:value="1650.71" calcext:value-type="float">
            <text:p>1650.71</text:p>
          </table:table-cell>
          <table:table-cell table:number-columns-repeated="2"/>
          <table:table-cell table:formula="of:=AVERAGE([.A152:.E152])" office:value-type="float" office:value="3271" calcext:value-type="float">
            <text:p>3271</text:p>
          </table:table-cell>
          <table:table-cell table:formula="of:=AVERAGE([.G152:.K152])" office:value-type="float" office:value="1862.894" calcext:value-type="float">
            <text:p>1862.894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3827" calcext:value-type="float">
            <text:p>3827</text:p>
          </table:table-cell>
          <table:table-cell office:value-type="float" office:value="2727" calcext:value-type="float">
            <text:p>2727</text:p>
          </table:table-cell>
          <table:table-cell office:value-type="float" office:value="2767" calcext:value-type="float">
            <text:p>2767</text:p>
          </table:table-cell>
          <table:table-cell office:value-type="float" office:value="2942" calcext:value-type="float">
            <text:p>2942</text:p>
          </table:table-cell>
          <table:table-cell/>
          <table:table-cell office:value-type="float" office:value="1874.42" calcext:value-type="float">
            <text:p>1874.42</text:p>
          </table:table-cell>
          <table:table-cell office:value-type="float" office:value="2617.26" calcext:value-type="float">
            <text:p>2617.26</text:p>
          </table:table-cell>
          <table:table-cell office:value-type="float" office:value="1624.85" calcext:value-type="float">
            <text:p>1624.85</text:p>
          </table:table-cell>
          <table:table-cell office:value-type="float" office:value="1806.82" calcext:value-type="float">
            <text:p>1806.82</text:p>
          </table:table-cell>
          <table:table-cell office:value-type="float" office:value="1793.72" calcext:value-type="float">
            <text:p>1793.72</text:p>
          </table:table-cell>
          <table:table-cell table:number-columns-repeated="2"/>
          <table:table-cell table:formula="of:=AVERAGE([.A153:.E153])" office:value-type="float" office:value="3069" calcext:value-type="float">
            <text:p>3069</text:p>
          </table:table-cell>
          <table:table-cell table:formula="of:=AVERAGE([.G153:.K153])" office:value-type="float" office:value="1943.414" calcext:value-type="float">
            <text:p>1943.414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3917" calcext:value-type="float">
            <text:p>3917</text:p>
          </table:table-cell>
          <table:table-cell office:value-type="float" office:value="3022" calcext:value-type="float">
            <text:p>3022</text:p>
          </table:table-cell>
          <table:table-cell office:value-type="float" office:value="3162" calcext:value-type="float">
            <text:p>3162</text:p>
          </table:table-cell>
          <table:table-cell office:value-type="float" office:value="3012" calcext:value-type="float">
            <text:p>3012</text:p>
          </table:table-cell>
          <table:table-cell/>
          <table:table-cell office:value-type="float" office:value="1865.37" calcext:value-type="float">
            <text:p>1865.37</text:p>
          </table:table-cell>
          <table:table-cell office:value-type="float" office:value="2600.93" calcext:value-type="float">
            <text:p>2600.93</text:p>
          </table:table-cell>
          <table:table-cell office:value-type="float" office:value="1640.19" calcext:value-type="float">
            <text:p>1640.19</text:p>
          </table:table-cell>
          <table:table-cell office:value-type="float" office:value="1797.75" calcext:value-type="float">
            <text:p>1797.75</text:p>
          </table:table-cell>
          <table:table-cell office:value-type="float" office:value="1820.43" calcext:value-type="float">
            <text:p>1820.43</text:p>
          </table:table-cell>
          <table:table-cell table:number-columns-repeated="2"/>
          <table:table-cell table:formula="of:=AVERAGE([.A154:.E154])" office:value-type="float" office:value="3275" calcext:value-type="float">
            <text:p>3275</text:p>
          </table:table-cell>
          <table:table-cell table:formula="of:=AVERAGE([.G154:.K154])" office:value-type="float" office:value="1944.934" calcext:value-type="float">
            <text:p>1944.934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3552" calcext:value-type="float">
            <text:p>3552</text:p>
          </table:table-cell>
          <table:table-cell office:value-type="float" office:value="2752" calcext:value-type="float">
            <text:p>2752</text:p>
          </table:table-cell>
          <table:table-cell office:value-type="float" office:value="2957" calcext:value-type="float">
            <text:p>2957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840.58" calcext:value-type="float">
            <text:p>1840.58</text:p>
          </table:table-cell>
          <table:table-cell office:value-type="float" office:value="2596.2" calcext:value-type="float">
            <text:p>2596.2</text:p>
          </table:table-cell>
          <table:table-cell office:value-type="float" office:value="1601.84" calcext:value-type="float">
            <text:p>1601.84</text:p>
          </table:table-cell>
          <table:table-cell office:value-type="float" office:value="1803.5" calcext:value-type="float">
            <text:p>1803.5</text:p>
          </table:table-cell>
          <table:table-cell office:value-type="float" office:value="1797.54" calcext:value-type="float">
            <text:p>1797.54</text:p>
          </table:table-cell>
          <table:table-cell table:number-columns-repeated="2"/>
          <table:table-cell table:formula="of:=AVERAGE([.A155:.E155])" office:value-type="float" office:value="3090" calcext:value-type="float">
            <text:p>3090</text:p>
          </table:table-cell>
          <table:table-cell table:formula="of:=AVERAGE([.G155:.K155])" office:value-type="float" office:value="1927.932" calcext:value-type="float">
            <text:p>1927.932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3672" calcext:value-type="float">
            <text:p>3672</text:p>
          </table:table-cell>
          <table:table-cell office:value-type="float" office:value="2832" calcext:value-type="float">
            <text:p>2832</text:p>
          </table:table-cell>
          <table:table-cell office:value-type="float" office:value="2762" calcext:value-type="float">
            <text:p>2762</text:p>
          </table:table-cell>
          <table:table-cell office:value-type="float" office:value="2937" calcext:value-type="float">
            <text:p>2937</text:p>
          </table:table-cell>
          <table:table-cell/>
          <table:table-cell office:value-type="float" office:value="1891.73" calcext:value-type="float">
            <text:p>1891.73</text:p>
          </table:table-cell>
          <table:table-cell office:value-type="float" office:value="2464.28" calcext:value-type="float">
            <text:p>2464.28</text:p>
          </table:table-cell>
          <table:table-cell office:value-type="float" office:value="1563.14" calcext:value-type="float">
            <text:p>1563.14</text:p>
          </table:table-cell>
          <table:table-cell office:value-type="float" office:value="1769.32" calcext:value-type="float">
            <text:p>1769.32</text:p>
          </table:table-cell>
          <table:table-cell office:value-type="float" office:value="1767.38" calcext:value-type="float">
            <text:p>1767.38</text:p>
          </table:table-cell>
          <table:table-cell table:number-columns-repeated="2"/>
          <table:table-cell table:formula="of:=AVERAGE([.A156:.E156])" office:value-type="float" office:value="3105" calcext:value-type="float">
            <text:p>3105</text:p>
          </table:table-cell>
          <table:table-cell table:formula="of:=AVERAGE([.G156:.K156])" office:value-type="float" office:value="1891.17" calcext:value-type="float">
            <text:p>1891.17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3592" calcext:value-type="float">
            <text:p>3592</text:p>
          </table:table-cell>
          <table:table-cell office:value-type="float" office:value="2812" calcext:value-type="float">
            <text:p>2812</text:p>
          </table:table-cell>
          <table:table-cell office:value-type="float" office:value="2827" calcext:value-type="float">
            <text:p>2827</text:p>
          </table:table-cell>
          <table:table-cell office:value-type="float" office:value="3047" calcext:value-type="float">
            <text:p>3047</text:p>
          </table:table-cell>
          <table:table-cell/>
          <table:table-cell office:value-type="float" office:value="1915.75" calcext:value-type="float">
            <text:p>1915.75</text:p>
          </table:table-cell>
          <table:table-cell office:value-type="float" office:value="2477.26" calcext:value-type="float">
            <text:p>2477.26</text:p>
          </table:table-cell>
          <table:table-cell office:value-type="float" office:value="1650.69" calcext:value-type="float">
            <text:p>1650.69</text:p>
          </table:table-cell>
          <table:table-cell office:value-type="float" office:value="1740.05" calcext:value-type="float">
            <text:p>1740.05</text:p>
          </table:table-cell>
          <table:table-cell office:value-type="float" office:value="1943.85" calcext:value-type="float">
            <text:p>1943.85</text:p>
          </table:table-cell>
          <table:table-cell table:number-columns-repeated="2"/>
          <table:table-cell table:formula="of:=AVERAGE([.A157:.E157])" office:value-type="float" office:value="3156" calcext:value-type="float">
            <text:p>3156</text:p>
          </table:table-cell>
          <table:table-cell table:formula="of:=AVERAGE([.G157:.K157])" office:value-type="float" office:value="1945.52" calcext:value-type="float">
            <text:p>1945.52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3477" calcext:value-type="float">
            <text:p>3477</text:p>
          </table:table-cell>
          <table:table-cell office:value-type="float" office:value="3097" calcext:value-type="float">
            <text:p>3097</text:p>
          </table:table-cell>
          <table:table-cell office:value-type="float" office:value="2958" calcext:value-type="float">
            <text:p>2958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915.34" calcext:value-type="float">
            <text:p>1915.34</text:p>
          </table:table-cell>
          <table:table-cell office:value-type="float" office:value="2601.29" calcext:value-type="float">
            <text:p>2601.29</text:p>
          </table:table-cell>
          <table:table-cell office:value-type="float" office:value="1638.41" calcext:value-type="float">
            <text:p>1638.41</text:p>
          </table:table-cell>
          <table:table-cell office:value-type="float" office:value="1893.31" calcext:value-type="float">
            <text:p>1893.31</text:p>
          </table:table-cell>
          <table:table-cell office:value-type="float" office:value="1722.16" calcext:value-type="float">
            <text:p>1722.16</text:p>
          </table:table-cell>
          <table:table-cell table:number-columns-repeated="2"/>
          <table:table-cell table:formula="of:=AVERAGE([.A158:.E158])" office:value-type="float" office:value="3156.2" calcext:value-type="float">
            <text:p>3156.2</text:p>
          </table:table-cell>
          <table:table-cell table:formula="of:=AVERAGE([.G158:.K158])" office:value-type="float" office:value="1954.102" calcext:value-type="float">
            <text:p>1954.102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3452" calcext:value-type="float">
            <text:p>3452</text:p>
          </table:table-cell>
          <table:table-cell office:value-type="float" office:value="2782" calcext:value-type="float">
            <text:p>2782</text:p>
          </table:table-cell>
          <table:table-cell office:value-type="float" office:value="2687" calcext:value-type="float">
            <text:p>2687</text:p>
          </table:table-cell>
          <table:table-cell office:value-type="float" office:value="2912" calcext:value-type="float">
            <text:p>2912</text:p>
          </table:table-cell>
          <table:table-cell/>
          <table:table-cell office:value-type="float" office:value="1828.46" calcext:value-type="float">
            <text:p>1828.46</text:p>
          </table:table-cell>
          <table:table-cell office:value-type="float" office:value="2579.8" calcext:value-type="float">
            <text:p>2579.8</text:p>
          </table:table-cell>
          <table:table-cell office:value-type="float" office:value="1645.56" calcext:value-type="float">
            <text:p>1645.56</text:p>
          </table:table-cell>
          <table:table-cell office:value-type="float" office:value="1742.72" calcext:value-type="float">
            <text:p>1742.72</text:p>
          </table:table-cell>
          <table:table-cell office:value-type="float" office:value="1870.62" calcext:value-type="float">
            <text:p>1870.62</text:p>
          </table:table-cell>
          <table:table-cell table:number-columns-repeated="2"/>
          <table:table-cell table:formula="of:=AVERAGE([.A159:.E159])" office:value-type="float" office:value="3086" calcext:value-type="float">
            <text:p>3086</text:p>
          </table:table-cell>
          <table:table-cell table:formula="of:=AVERAGE([.G159:.K159])" office:value-type="float" office:value="1933.432" calcext:value-type="float">
            <text:p>1933.432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3422" calcext:value-type="float">
            <text:p>3422</text:p>
          </table:table-cell>
          <table:table-cell office:value-type="float" office:value="2757" calcext:value-type="float">
            <text:p>2757</text:p>
          </table:table-cell>
          <table:table-cell office:value-type="float" office:value="2922" calcext:value-type="float">
            <text:p>2922</text:p>
          </table:table-cell>
          <table:table-cell office:value-type="float" office:value="3307" calcext:value-type="float">
            <text:p>3307</text:p>
          </table:table-cell>
          <table:table-cell/>
          <table:table-cell office:value-type="float" office:value="1925.66" calcext:value-type="float">
            <text:p>1925.66</text:p>
          </table:table-cell>
          <table:table-cell office:value-type="float" office:value="2519.41" calcext:value-type="float">
            <text:p>2519.41</text:p>
          </table:table-cell>
          <table:table-cell office:value-type="float" office:value="1546.14" calcext:value-type="float">
            <text:p>1546.14</text:p>
          </table:table-cell>
          <table:table-cell office:value-type="float" office:value="1823.66" calcext:value-type="float">
            <text:p>1823.66</text:p>
          </table:table-cell>
          <table:table-cell office:value-type="float" office:value="1837.27" calcext:value-type="float">
            <text:p>1837.27</text:p>
          </table:table-cell>
          <table:table-cell table:number-columns-repeated="2"/>
          <table:table-cell table:formula="of:=AVERAGE([.A160:.E160])" office:value-type="float" office:value="3115" calcext:value-type="float">
            <text:p>3115</text:p>
          </table:table-cell>
          <table:table-cell table:formula="of:=AVERAGE([.G160:.K160])" office:value-type="float" office:value="1930.428" calcext:value-type="float">
            <text:p>1930.428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3927" calcext:value-type="float">
            <text:p>3927</text:p>
          </table:table-cell>
          <table:table-cell office:value-type="float" office:value="2627" calcext:value-type="float">
            <text:p>2627</text:p>
          </table:table-cell>
          <table:table-cell office:value-type="float" office:value="2936" calcext:value-type="float">
            <text:p>2936</text:p>
          </table:table-cell>
          <table:table-cell office:value-type="float" office:value="3147" calcext:value-type="float">
            <text:p>3147</text:p>
          </table:table-cell>
          <table:table-cell/>
          <table:table-cell office:value-type="float" office:value="1871.62" calcext:value-type="float">
            <text:p>1871.62</text:p>
          </table:table-cell>
          <table:table-cell office:value-type="float" office:value="2640.49" calcext:value-type="float">
            <text:p>2640.49</text:p>
          </table:table-cell>
          <table:table-cell office:value-type="float" office:value="1502.92" calcext:value-type="float">
            <text:p>1502.92</text:p>
          </table:table-cell>
          <table:table-cell office:value-type="float" office:value="1798.34" calcext:value-type="float">
            <text:p>1798.34</text:p>
          </table:table-cell>
          <table:table-cell office:value-type="float" office:value="1914.63" calcext:value-type="float">
            <text:p>1914.63</text:p>
          </table:table-cell>
          <table:table-cell table:number-columns-repeated="2"/>
          <table:table-cell table:formula="of:=AVERAGE([.A161:.E161])" office:value-type="float" office:value="3288.8" calcext:value-type="float">
            <text:p>3288.8</text:p>
          </table:table-cell>
          <table:table-cell table:formula="of:=AVERAGE([.G161:.K161])" office:value-type="float" office:value="1945.6" calcext:value-type="float">
            <text:p>1945.6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3682" calcext:value-type="float">
            <text:p>3682</text:p>
          </table:table-cell>
          <table:table-cell office:value-type="float" office:value="2477" calcext:value-type="float">
            <text:p>2477</text:p>
          </table:table-cell>
          <table:table-cell table:number-columns-repeated="2" office:value-type="float" office:value="3072" calcext:value-type="float">
            <text:p>3072</text:p>
          </table:table-cell>
          <table:table-cell/>
          <table:table-cell office:value-type="float" office:value="1810.38" calcext:value-type="float">
            <text:p>1810.38</text:p>
          </table:table-cell>
          <table:table-cell office:value-type="float" office:value="2526.3" calcext:value-type="float">
            <text:p>2526.3</text:p>
          </table:table-cell>
          <table:table-cell office:value-type="float" office:value="1552.45" calcext:value-type="float">
            <text:p>1552.45</text:p>
          </table:table-cell>
          <table:table-cell office:value-type="float" office:value="1869.22" calcext:value-type="float">
            <text:p>1869.22</text:p>
          </table:table-cell>
          <table:table-cell office:value-type="float" office:value="1869.05" calcext:value-type="float">
            <text:p>1869.05</text:p>
          </table:table-cell>
          <table:table-cell table:number-columns-repeated="2"/>
          <table:table-cell table:formula="of:=AVERAGE([.A162:.E162])" office:value-type="float" office:value="3160" calcext:value-type="float">
            <text:p>3160</text:p>
          </table:table-cell>
          <table:table-cell table:formula="of:=AVERAGE([.G162:.K162])" office:value-type="float" office:value="1925.48" calcext:value-type="float">
            <text:p>1925.48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3947" calcext:value-type="float">
            <text:p>3947</text:p>
          </table:table-cell>
          <table:table-cell office:value-type="float" office:value="3052" calcext:value-type="float">
            <text:p>3052</text:p>
          </table:table-cell>
          <table:table-cell office:value-type="float" office:value="2997" calcext:value-type="float">
            <text:p>2997</text:p>
          </table:table-cell>
          <table:table-cell office:value-type="float" office:value="3042" calcext:value-type="float">
            <text:p>3042</text:p>
          </table:table-cell>
          <table:table-cell/>
          <table:table-cell office:value-type="float" office:value="1797.97" calcext:value-type="float">
            <text:p>1797.97</text:p>
          </table:table-cell>
          <table:table-cell office:value-type="float" office:value="2574.88" calcext:value-type="float">
            <text:p>2574.88</text:p>
          </table:table-cell>
          <table:table-cell office:value-type="float" office:value="1565.22" calcext:value-type="float">
            <text:p>1565.22</text:p>
          </table:table-cell>
          <table:table-cell office:value-type="float" office:value="1850.06" calcext:value-type="float">
            <text:p>1850.06</text:p>
          </table:table-cell>
          <table:table-cell office:value-type="float" office:value="1821.62" calcext:value-type="float">
            <text:p>1821.62</text:p>
          </table:table-cell>
          <table:table-cell table:number-columns-repeated="2"/>
          <table:table-cell table:formula="of:=AVERAGE([.A163:.E163])" office:value-type="float" office:value="3293" calcext:value-type="float">
            <text:p>3293</text:p>
          </table:table-cell>
          <table:table-cell table:formula="of:=AVERAGE([.G163:.K163])" office:value-type="float" office:value="1921.95" calcext:value-type="float">
            <text:p>1921.95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3714" calcext:value-type="float">
            <text:p>3714</text:p>
          </table:table-cell>
          <table:table-cell office:value-type="float" office:value="2792" calcext:value-type="float">
            <text:p>2792</text:p>
          </table:table-cell>
          <table:table-cell office:value-type="float" office:value="3435" calcext:value-type="float">
            <text:p>3435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float" office:value="1780.62" calcext:value-type="float">
            <text:p>1780.62</text:p>
          </table:table-cell>
          <table:table-cell office:value-type="float" office:value="2625.29" calcext:value-type="float">
            <text:p>2625.29</text:p>
          </table:table-cell>
          <table:table-cell office:value-type="float" office:value="1669.47" calcext:value-type="float">
            <text:p>1669.47</text:p>
          </table:table-cell>
          <table:table-cell office:value-type="float" office:value="1814.85" calcext:value-type="float">
            <text:p>1814.85</text:p>
          </table:table-cell>
          <table:table-cell office:value-type="float" office:value="1883.5" calcext:value-type="float">
            <text:p>1883.5</text:p>
          </table:table-cell>
          <table:table-cell table:number-columns-repeated="2"/>
          <table:table-cell table:formula="of:=AVERAGE([.A164:.E164])" office:value-type="float" office:value="3341" calcext:value-type="float">
            <text:p>3341</text:p>
          </table:table-cell>
          <table:table-cell table:formula="of:=AVERAGE([.G164:.K164])" office:value-type="float" office:value="1954.746" calcext:value-type="float">
            <text:p>1954.746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4032" calcext:value-type="float">
            <text:p>4032</text:p>
          </table:table-cell>
          <table:table-cell office:value-type="float" office:value="2732" calcext:value-type="float">
            <text:p>2732</text:p>
          </table:table-cell>
          <table:table-cell office:value-type="float" office:value="2957" calcext:value-type="float">
            <text:p>2957</text:p>
          </table:table-cell>
          <table:table-cell office:value-type="float" office:value="3057" calcext:value-type="float">
            <text:p>3057</text:p>
          </table:table-cell>
          <table:table-cell/>
          <table:table-cell office:value-type="float" office:value="1782.62" calcext:value-type="float">
            <text:p>1782.62</text:p>
          </table:table-cell>
          <table:table-cell office:value-type="float" office:value="2665.31" calcext:value-type="float">
            <text:p>2665.31</text:p>
          </table:table-cell>
          <table:table-cell office:value-type="float" office:value="1650.73" calcext:value-type="float">
            <text:p>1650.73</text:p>
          </table:table-cell>
          <table:table-cell office:value-type="float" office:value="1844.94" calcext:value-type="float">
            <text:p>1844.94</text:p>
          </table:table-cell>
          <table:table-cell office:value-type="float" office:value="1889.85" calcext:value-type="float">
            <text:p>1889.85</text:p>
          </table:table-cell>
          <table:table-cell table:number-columns-repeated="2"/>
          <table:table-cell table:formula="of:=AVERAGE([.A165:.E165])" office:value-type="float" office:value="3196" calcext:value-type="float">
            <text:p>3196</text:p>
          </table:table-cell>
          <table:table-cell table:formula="of:=AVERAGE([.G165:.K165])" office:value-type="float" office:value="1966.69" calcext:value-type="float">
            <text:p>1966.69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4177" calcext:value-type="float">
            <text:p>4177</text:p>
          </table:table-cell>
          <table:table-cell office:value-type="float" office:value="2817" calcext:value-type="float">
            <text:p>2817</text:p>
          </table:table-cell>
          <table:table-cell office:value-type="float" office:value="3047" calcext:value-type="float">
            <text:p>3047</text:p>
          </table:table-cell>
          <table:table-cell office:value-type="float" office:value="3277" calcext:value-type="float">
            <text:p>3277</text:p>
          </table:table-cell>
          <table:table-cell/>
          <table:table-cell office:value-type="float" office:value="1768.07" calcext:value-type="float">
            <text:p>1768.07</text:p>
          </table:table-cell>
          <table:table-cell office:value-type="float" office:value="2664.84" calcext:value-type="float">
            <text:p>2664.84</text:p>
          </table:table-cell>
          <table:table-cell office:value-type="float" office:value="1551.44" calcext:value-type="float">
            <text:p>1551.44</text:p>
          </table:table-cell>
          <table:table-cell office:value-type="float" office:value="1797.61" calcext:value-type="float">
            <text:p>1797.61</text:p>
          </table:table-cell>
          <table:table-cell office:value-type="float" office:value="1856.37" calcext:value-type="float">
            <text:p>1856.37</text:p>
          </table:table-cell>
          <table:table-cell table:number-columns-repeated="2"/>
          <table:table-cell table:formula="of:=AVERAGE([.A166:.E166])" office:value-type="float" office:value="3353" calcext:value-type="float">
            <text:p>3353</text:p>
          </table:table-cell>
          <table:table-cell table:formula="of:=AVERAGE([.G166:.K166])" office:value-type="float" office:value="1927.666" calcext:value-type="float">
            <text:p>1927.666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3787" calcext:value-type="float">
            <text:p>3787</text:p>
          </table:table-cell>
          <table:table-cell office:value-type="float" office:value="2747" calcext:value-type="float">
            <text:p>2747</text:p>
          </table:table-cell>
          <table:table-cell office:value-type="float" office:value="3137" calcext:value-type="float">
            <text:p>3137</text:p>
          </table:table-cell>
          <table:table-cell office:value-type="float" office:value="2742" calcext:value-type="float">
            <text:p>2742</text:p>
          </table:table-cell>
          <table:table-cell/>
          <table:table-cell office:value-type="float" office:value="1798.37" calcext:value-type="float">
            <text:p>1798.37</text:p>
          </table:table-cell>
          <table:table-cell office:value-type="float" office:value="2581.98" calcext:value-type="float">
            <text:p>2581.98</text:p>
          </table:table-cell>
          <table:table-cell office:value-type="float" office:value="1588.86" calcext:value-type="float">
            <text:p>1588.86</text:p>
          </table:table-cell>
          <table:table-cell office:value-type="float" office:value="1739.59" calcext:value-type="float">
            <text:p>1739.59</text:p>
          </table:table-cell>
          <table:table-cell office:value-type="float" office:value="1786.3" calcext:value-type="float">
            <text:p>1786.3</text:p>
          </table:table-cell>
          <table:table-cell table:number-columns-repeated="2"/>
          <table:table-cell table:formula="of:=AVERAGE([.A167:.E167])" office:value-type="float" office:value="3113.8" calcext:value-type="float">
            <text:p>3113.8</text:p>
          </table:table-cell>
          <table:table-cell table:formula="of:=AVERAGE([.G167:.K167])" office:value-type="float" office:value="1899.02" calcext:value-type="float">
            <text:p>1899.02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3272" calcext:value-type="float">
            <text:p>3272</text:p>
          </table:table-cell>
          <table:table-cell office:value-type="float" office:value="2947" calcext:value-type="float">
            <text:p>2947</text:p>
          </table:table-cell>
          <table:table-cell office:value-type="float" office:value="2827" calcext:value-type="float">
            <text:p>2827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1821.15" calcext:value-type="float">
            <text:p>1821.15</text:p>
          </table:table-cell>
          <table:table-cell office:value-type="float" office:value="2587.63" calcext:value-type="float">
            <text:p>2587.63</text:p>
          </table:table-cell>
          <table:table-cell office:value-type="float" office:value="1575.76" calcext:value-type="float">
            <text:p>1575.76</text:p>
          </table:table-cell>
          <table:table-cell office:value-type="float" office:value="1727.35" calcext:value-type="float">
            <text:p>1727.35</text:p>
          </table:table-cell>
          <table:table-cell office:value-type="float" office:value="1933.28" calcext:value-type="float">
            <text:p>1933.28</text:p>
          </table:table-cell>
          <table:table-cell table:number-columns-repeated="2"/>
          <table:table-cell table:formula="of:=AVERAGE([.A168:.E168])" office:value-type="float" office:value="3098" calcext:value-type="float">
            <text:p>3098</text:p>
          </table:table-cell>
          <table:table-cell table:formula="of:=AVERAGE([.G168:.K168])" office:value-type="float" office:value="1929.034" calcext:value-type="float">
            <text:p>1929.034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3772" calcext:value-type="float">
            <text:p>3772</text:p>
          </table:table-cell>
          <table:table-cell office:value-type="float" office:value="2842" calcext:value-type="float">
            <text:p>2842</text:p>
          </table:table-cell>
          <table:table-cell office:value-type="float" office:value="2787" calcext:value-type="float">
            <text:p>2787</text:p>
          </table:table-cell>
          <table:table-cell office:value-type="float" office:value="3012" calcext:value-type="float">
            <text:p>3012</text:p>
          </table:table-cell>
          <table:table-cell/>
          <table:table-cell office:value-type="float" office:value="1836.6" calcext:value-type="float">
            <text:p>1836.6</text:p>
          </table:table-cell>
          <table:table-cell office:value-type="float" office:value="2537.28" calcext:value-type="float">
            <text:p>2537.28</text:p>
          </table:table-cell>
          <table:table-cell office:value-type="float" office:value="1601.89" calcext:value-type="float">
            <text:p>1601.89</text:p>
          </table:table-cell>
          <table:table-cell office:value-type="float" office:value="1810.67" calcext:value-type="float">
            <text:p>1810.67</text:p>
          </table:table-cell>
          <table:table-cell office:value-type="float" office:value="1833.09" calcext:value-type="float">
            <text:p>1833.09</text:p>
          </table:table-cell>
          <table:table-cell table:number-columns-repeated="2"/>
          <table:table-cell table:formula="of:=AVERAGE([.A169:.E169])" office:value-type="float" office:value="3136.2" calcext:value-type="float">
            <text:p>3136.2</text:p>
          </table:table-cell>
          <table:table-cell table:formula="of:=AVERAGE([.G169:.K169])" office:value-type="float" office:value="1923.906" calcext:value-type="float">
            <text:p>1923.906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3517" calcext:value-type="float">
            <text:p>3517</text:p>
          </table:table-cell>
          <table:table-cell office:value-type="float" office:value="2782" calcext:value-type="float">
            <text:p>2782</text:p>
          </table:table-cell>
          <table:table-cell office:value-type="float" office:value="3307" calcext:value-type="float">
            <text:p>3307</text:p>
          </table:table-cell>
          <table:table-cell office:value-type="float" office:value="3242" calcext:value-type="float">
            <text:p>3242</text:p>
          </table:table-cell>
          <table:table-cell/>
          <table:table-cell office:value-type="float" office:value="1956.12" calcext:value-type="float">
            <text:p>1956.12</text:p>
          </table:table-cell>
          <table:table-cell office:value-type="float" office:value="2505.44" calcext:value-type="float">
            <text:p>2505.44</text:p>
          </table:table-cell>
          <table:table-cell office:value-type="float" office:value="1569.82" calcext:value-type="float">
            <text:p>1569.82</text:p>
          </table:table-cell>
          <table:table-cell office:value-type="float" office:value="1771" calcext:value-type="float">
            <text:p>1771</text:p>
          </table:table-cell>
          <table:table-cell office:value-type="float" office:value="1945.48" calcext:value-type="float">
            <text:p>1945.48</text:p>
          </table:table-cell>
          <table:table-cell table:number-columns-repeated="2"/>
          <table:table-cell table:formula="of:=AVERAGE([.A170:.E170])" office:value-type="float" office:value="3261" calcext:value-type="float">
            <text:p>3261</text:p>
          </table:table-cell>
          <table:table-cell table:formula="of:=AVERAGE([.G170:.K170])" office:value-type="float" office:value="1949.572" calcext:value-type="float">
            <text:p>1949.572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3687" calcext:value-type="float">
            <text:p>3687</text:p>
          </table:table-cell>
          <table:table-cell office:value-type="float" office:value="2882" calcext:value-type="float">
            <text:p>2882</text:p>
          </table:table-cell>
          <table:table-cell office:value-type="float" office:value="3242" calcext:value-type="float">
            <text:p>3242</text:p>
          </table:table-cell>
          <table:table-cell office:value-type="float" office:value="3027" calcext:value-type="float">
            <text:p>3027</text:p>
          </table:table-cell>
          <table:table-cell/>
          <table:table-cell office:value-type="float" office:value="1950.06" calcext:value-type="float">
            <text:p>1950.06</text:p>
          </table:table-cell>
          <table:table-cell office:value-type="float" office:value="2574.62" calcext:value-type="float">
            <text:p>2574.62</text:p>
          </table:table-cell>
          <table:table-cell office:value-type="float" office:value="1604.07" calcext:value-type="float">
            <text:p>1604.07</text:p>
          </table:table-cell>
          <table:table-cell office:value-type="float" office:value="1773.62" calcext:value-type="float">
            <text:p>1773.62</text:p>
          </table:table-cell>
          <table:table-cell office:value-type="float" office:value="1913.38" calcext:value-type="float">
            <text:p>1913.38</text:p>
          </table:table-cell>
          <table:table-cell table:number-columns-repeated="2"/>
          <table:table-cell table:formula="of:=AVERAGE([.A171:.E171])" office:value-type="float" office:value="3229" calcext:value-type="float">
            <text:p>3229</text:p>
          </table:table-cell>
          <table:table-cell table:formula="of:=AVERAGE([.G171:.K171])" office:value-type="float" office:value="1963.15" calcext:value-type="float">
            <text:p>1963.15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3852" calcext:value-type="float">
            <text:p>3852</text:p>
          </table:table-cell>
          <table:table-cell office:value-type="float" office:value="2637" calcext:value-type="float">
            <text:p>2637</text:p>
          </table:table-cell>
          <table:table-cell office:value-type="float" office:value="2812" calcext:value-type="float">
            <text:p>2812</text:p>
          </table:table-cell>
          <table:table-cell office:value-type="float" office:value="2912" calcext:value-type="float">
            <text:p>2912</text:p>
          </table:table-cell>
          <table:table-cell/>
          <table:table-cell office:value-type="float" office:value="1936.21" calcext:value-type="float">
            <text:p>1936.21</text:p>
          </table:table-cell>
          <table:table-cell office:value-type="float" office:value="2404.83" calcext:value-type="float">
            <text:p>2404.83</text:p>
          </table:table-cell>
          <table:table-cell office:value-type="float" office:value="1617.16" calcext:value-type="float">
            <text:p>1617.16</text:p>
          </table:table-cell>
          <table:table-cell office:value-type="float" office:value="1829.87" calcext:value-type="float">
            <text:p>1829.87</text:p>
          </table:table-cell>
          <table:table-cell office:value-type="float" office:value="1907.91" calcext:value-type="float">
            <text:p>1907.91</text:p>
          </table:table-cell>
          <table:table-cell table:number-columns-repeated="2"/>
          <table:table-cell table:formula="of:=AVERAGE([.A172:.E172])" office:value-type="float" office:value="3196" calcext:value-type="float">
            <text:p>3196</text:p>
          </table:table-cell>
          <table:table-cell table:formula="of:=AVERAGE([.G172:.K172])" office:value-type="float" office:value="1939.196" calcext:value-type="float">
            <text:p>1939.196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4017" calcext:value-type="float">
            <text:p>4017</text:p>
          </table:table-cell>
          <table:table-cell office:value-type="float" office:value="3067" calcext:value-type="float">
            <text:p>3067</text:p>
          </table:table-cell>
          <table:table-cell office:value-type="float" office:value="2927" calcext:value-type="float">
            <text:p>2927</text:p>
          </table:table-cell>
          <table:table-cell office:value-type="float" office:value="2837" calcext:value-type="float">
            <text:p>2837</text:p>
          </table:table-cell>
          <table:table-cell/>
          <table:table-cell office:value-type="float" office:value="1907.95" calcext:value-type="float">
            <text:p>1907.95</text:p>
          </table:table-cell>
          <table:table-cell office:value-type="float" office:value="2737.14" calcext:value-type="float">
            <text:p>2737.14</text:p>
          </table:table-cell>
          <table:table-cell office:value-type="float" office:value="1607.9" calcext:value-type="float">
            <text:p>1607.9</text:p>
          </table:table-cell>
          <table:table-cell office:value-type="float" office:value="1726.8" calcext:value-type="float">
            <text:p>1726.8</text:p>
          </table:table-cell>
          <table:table-cell office:value-type="float" office:value="1892.9" calcext:value-type="float">
            <text:p>1892.9</text:p>
          </table:table-cell>
          <table:table-cell table:number-columns-repeated="2"/>
          <table:table-cell table:formula="of:=AVERAGE([.A173:.E173])" office:value-type="float" office:value="3331" calcext:value-type="float">
            <text:p>3331</text:p>
          </table:table-cell>
          <table:table-cell table:formula="of:=AVERAGE([.G173:.K173])" office:value-type="float" office:value="1974.538" calcext:value-type="float">
            <text:p>1974.538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3937" calcext:value-type="float">
            <text:p>3937</text:p>
          </table:table-cell>
          <table:table-cell office:value-type="float" office:value="2808" calcext:value-type="float">
            <text:p>2808</text:p>
          </table:table-cell>
          <table:table-cell office:value-type="float" office:value="2687" calcext:value-type="float">
            <text:p>2687</text:p>
          </table:table-cell>
          <table:table-cell office:value-type="float" office:value="3007" calcext:value-type="float">
            <text:p>3007</text:p>
          </table:table-cell>
          <table:table-cell/>
          <table:table-cell office:value-type="float" office:value="1840.93" calcext:value-type="float">
            <text:p>1840.93</text:p>
          </table:table-cell>
          <table:table-cell office:value-type="float" office:value="2604.25" calcext:value-type="float">
            <text:p>2604.25</text:p>
          </table:table-cell>
          <table:table-cell office:value-type="float" office:value="1615.6" calcext:value-type="float">
            <text:p>1615.6</text:p>
          </table:table-cell>
          <table:table-cell office:value-type="float" office:value="1852.45" calcext:value-type="float">
            <text:p>1852.45</text:p>
          </table:table-cell>
          <table:table-cell office:value-type="float" office:value="1883.51" calcext:value-type="float">
            <text:p>1883.51</text:p>
          </table:table-cell>
          <table:table-cell table:number-columns-repeated="2"/>
          <table:table-cell table:formula="of:=AVERAGE([.A174:.E174])" office:value-type="float" office:value="3207.2" calcext:value-type="float">
            <text:p>3207.2</text:p>
          </table:table-cell>
          <table:table-cell table:formula="of:=AVERAGE([.G174:.K174])" office:value-type="float" office:value="1959.348" calcext:value-type="float">
            <text:p>1959.348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3982" calcext:value-type="float">
            <text:p>3982</text:p>
          </table:table-cell>
          <table:table-cell office:value-type="float" office:value="2972" calcext:value-type="float">
            <text:p>2972</text:p>
          </table:table-cell>
          <table:table-cell office:value-type="float" office:value="2922" calcext:value-type="float">
            <text:p>2922</text:p>
          </table:table-cell>
          <table:table-cell office:value-type="float" office:value="3142" calcext:value-type="float">
            <text:p>3142</text:p>
          </table:table-cell>
          <table:table-cell/>
          <table:table-cell office:value-type="float" office:value="1868.36" calcext:value-type="float">
            <text:p>1868.36</text:p>
          </table:table-cell>
          <table:table-cell office:value-type="float" office:value="2659.45" calcext:value-type="float">
            <text:p>2659.45</text:p>
          </table:table-cell>
          <table:table-cell office:value-type="float" office:value="1562.03" calcext:value-type="float">
            <text:p>1562.03</text:p>
          </table:table-cell>
          <table:table-cell office:value-type="float" office:value="1852.7" calcext:value-type="float">
            <text:p>1852.7</text:p>
          </table:table-cell>
          <table:table-cell office:value-type="float" office:value="1806.45" calcext:value-type="float">
            <text:p>1806.45</text:p>
          </table:table-cell>
          <table:table-cell table:number-columns-repeated="2"/>
          <table:table-cell table:formula="of:=AVERAGE([.A175:.E175])" office:value-type="float" office:value="3303" calcext:value-type="float">
            <text:p>3303</text:p>
          </table:table-cell>
          <table:table-cell table:formula="of:=AVERAGE([.G175:.K175])" office:value-type="float" office:value="1949.798" calcext:value-type="float">
            <text:p>1949.798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3682" calcext:value-type="float">
            <text:p>3682</text:p>
          </table:table-cell>
          <table:table-cell office:value-type="float" office:value="3172" calcext:value-type="float">
            <text:p>3172</text:p>
          </table:table-cell>
          <table:table-cell office:value-type="float" office:value="3102" calcext:value-type="float">
            <text:p>3102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2005.33" calcext:value-type="float">
            <text:p>2005.33</text:p>
          </table:table-cell>
          <table:table-cell office:value-type="float" office:value="2644.57" calcext:value-type="float">
            <text:p>2644.57</text:p>
          </table:table-cell>
          <table:table-cell office:value-type="float" office:value="1700.53" calcext:value-type="float">
            <text:p>1700.53</text:p>
          </table:table-cell>
          <table:table-cell office:value-type="float" office:value="1802.55" calcext:value-type="float">
            <text:p>1802.55</text:p>
          </table:table-cell>
          <table:table-cell office:value-type="float" office:value="1838.11" calcext:value-type="float">
            <text:p>1838.11</text:p>
          </table:table-cell>
          <table:table-cell table:number-columns-repeated="2"/>
          <table:table-cell table:formula="of:=AVERAGE([.A176:.E176])" office:value-type="float" office:value="3250" calcext:value-type="float">
            <text:p>3250</text:p>
          </table:table-cell>
          <table:table-cell table:formula="of:=AVERAGE([.G176:.K176])" office:value-type="float" office:value="1998.218" calcext:value-type="float">
            <text:p>1998.218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3822" calcext:value-type="float">
            <text:p>3822</text:p>
          </table:table-cell>
          <table:table-cell office:value-type="float" office:value="2797" calcext:value-type="float">
            <text:p>2797</text:p>
          </table:table-cell>
          <table:table-cell office:value-type="float" office:value="3187" calcext:value-type="float">
            <text:p>3187</text:p>
          </table:table-cell>
          <table:table-cell office:value-type="float" office:value="2937" calcext:value-type="float">
            <text:p>2937</text:p>
          </table:table-cell>
          <table:table-cell/>
          <table:table-cell office:value-type="float" office:value="2034.41" calcext:value-type="float">
            <text:p>2034.41</text:p>
          </table:table-cell>
          <table:table-cell office:value-type="float" office:value="2667.07" calcext:value-type="float">
            <text:p>2667.07</text:p>
          </table:table-cell>
          <table:table-cell office:value-type="float" office:value="1705.86" calcext:value-type="float">
            <text:p>1705.86</text:p>
          </table:table-cell>
          <table:table-cell office:value-type="float" office:value="1898.32" calcext:value-type="float">
            <text:p>1898.32</text:p>
          </table:table-cell>
          <table:table-cell office:value-type="float" office:value="1920.33" calcext:value-type="float">
            <text:p>1920.33</text:p>
          </table:table-cell>
          <table:table-cell table:number-columns-repeated="2"/>
          <table:table-cell table:formula="of:=AVERAGE([.A177:.E177])" office:value-type="float" office:value="3184" calcext:value-type="float">
            <text:p>3184</text:p>
          </table:table-cell>
          <table:table-cell table:formula="of:=AVERAGE([.G177:.K177])" office:value-type="float" office:value="2045.198" calcext:value-type="float">
            <text:p>2045.198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3602" calcext:value-type="float">
            <text:p>3602</text:p>
          </table:table-cell>
          <table:table-cell office:value-type="float" office:value="3097" calcext:value-type="float">
            <text:p>3097</text:p>
          </table:table-cell>
          <table:table-cell office:value-type="float" office:value="2882" calcext:value-type="float">
            <text:p>2882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float" office:value="1954.56" calcext:value-type="float">
            <text:p>1954.56</text:p>
          </table:table-cell>
          <table:table-cell office:value-type="float" office:value="2663.65" calcext:value-type="float">
            <text:p>2663.65</text:p>
          </table:table-cell>
          <table:table-cell office:value-type="float" office:value="1637.3" calcext:value-type="float">
            <text:p>1637.3</text:p>
          </table:table-cell>
          <table:table-cell office:value-type="float" office:value="1895.05" calcext:value-type="float">
            <text:p>1895.05</text:p>
          </table:table-cell>
          <table:table-cell office:value-type="float" office:value="1922.27" calcext:value-type="float">
            <text:p>1922.27</text:p>
          </table:table-cell>
          <table:table-cell table:number-columns-repeated="2"/>
          <table:table-cell table:formula="of:=AVERAGE([.A178:.E178])" office:value-type="float" office:value="3201" calcext:value-type="float">
            <text:p>3201</text:p>
          </table:table-cell>
          <table:table-cell table:formula="of:=AVERAGE([.G178:.K178])" office:value-type="float" office:value="2014.566" calcext:value-type="float">
            <text:p>2014.566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3532" calcext:value-type="float">
            <text:p>3532</text:p>
          </table:table-cell>
          <table:table-cell office:value-type="float" office:value="2733" calcext:value-type="float">
            <text:p>2733</text:p>
          </table:table-cell>
          <table:table-cell office:value-type="float" office:value="2782" calcext:value-type="float">
            <text:p>2782</text:p>
          </table:table-cell>
          <table:table-cell office:value-type="float" office:value="3212" calcext:value-type="float">
            <text:p>3212</text:p>
          </table:table-cell>
          <table:table-cell/>
          <table:table-cell office:value-type="float" office:value="2027.16" calcext:value-type="float">
            <text:p>2027.16</text:p>
          </table:table-cell>
          <table:table-cell office:value-type="float" office:value="2556.33" calcext:value-type="float">
            <text:p>2556.33</text:p>
          </table:table-cell>
          <table:table-cell office:value-type="float" office:value="1801.55" calcext:value-type="float">
            <text:p>1801.55</text:p>
          </table:table-cell>
          <table:table-cell office:value-type="float" office:value="1834.46" calcext:value-type="float">
            <text:p>1834.46</text:p>
          </table:table-cell>
          <table:table-cell office:value-type="float" office:value="1883.36" calcext:value-type="float">
            <text:p>1883.36</text:p>
          </table:table-cell>
          <table:table-cell table:number-columns-repeated="2"/>
          <table:table-cell table:formula="of:=AVERAGE([.A179:.E179])" office:value-type="float" office:value="3110.2" calcext:value-type="float">
            <text:p>3110.2</text:p>
          </table:table-cell>
          <table:table-cell table:formula="of:=AVERAGE([.G179:.K179])" office:value-type="float" office:value="2020.572" calcext:value-type="float">
            <text:p>2020.572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3592" calcext:value-type="float">
            <text:p>3592</text:p>
          </table:table-cell>
          <table:table-cell office:value-type="float" office:value="2927" calcext:value-type="float">
            <text:p>2927</text:p>
          </table:table-cell>
          <table:table-cell office:value-type="float" office:value="3257" calcext:value-type="float">
            <text:p>3257</text:p>
          </table:table-cell>
          <table:table-cell office:value-type="float" office:value="3132" calcext:value-type="float">
            <text:p>3132</text:p>
          </table:table-cell>
          <table:table-cell/>
          <table:table-cell office:value-type="float" office:value="2062.02" calcext:value-type="float">
            <text:p>2062.02</text:p>
          </table:table-cell>
          <table:table-cell office:value-type="float" office:value="2678.44" calcext:value-type="float">
            <text:p>2678.44</text:p>
          </table:table-cell>
          <table:table-cell office:value-type="float" office:value="1763.09" calcext:value-type="float">
            <text:p>1763.09</text:p>
          </table:table-cell>
          <table:table-cell office:value-type="float" office:value="1912.08" calcext:value-type="float">
            <text:p>1912.08</text:p>
          </table:table-cell>
          <table:table-cell office:value-type="float" office:value="2020.48" calcext:value-type="float">
            <text:p>2020.48</text:p>
          </table:table-cell>
          <table:table-cell table:number-columns-repeated="2"/>
          <table:table-cell table:formula="of:=AVERAGE([.A180:.E180])" office:value-type="float" office:value="3312" calcext:value-type="float">
            <text:p>3312</text:p>
          </table:table-cell>
          <table:table-cell table:formula="of:=AVERAGE([.G180:.K180])" office:value-type="float" office:value="2087.222" calcext:value-type="float">
            <text:p>2087.222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3682" calcext:value-type="float">
            <text:p>3682</text:p>
          </table:table-cell>
          <table:table-cell office:value-type="float" office:value="2812" calcext:value-type="float">
            <text:p>2812</text:p>
          </table:table-cell>
          <table:table-cell office:value-type="float" office:value="2982" calcext:value-type="float">
            <text:p>2982</text:p>
          </table:table-cell>
          <table:table-cell office:value-type="float" office:value="3187" calcext:value-type="float">
            <text:p>3187</text:p>
          </table:table-cell>
          <table:table-cell/>
          <table:table-cell office:value-type="float" office:value="2054.67" calcext:value-type="float">
            <text:p>2054.67</text:p>
          </table:table-cell>
          <table:table-cell office:value-type="float" office:value="2502.81" calcext:value-type="float">
            <text:p>2502.81</text:p>
          </table:table-cell>
          <table:table-cell office:value-type="float" office:value="1730.54" calcext:value-type="float">
            <text:p>1730.54</text:p>
          </table:table-cell>
          <table:table-cell office:value-type="float" office:value="1933.03" calcext:value-type="float">
            <text:p>1933.03</text:p>
          </table:table-cell>
          <table:table-cell office:value-type="float" office:value="1795.4" calcext:value-type="float">
            <text:p>1795.4</text:p>
          </table:table-cell>
          <table:table-cell table:number-columns-repeated="2"/>
          <table:table-cell table:formula="of:=AVERAGE([.A181:.E181])" office:value-type="float" office:value="3241" calcext:value-type="float">
            <text:p>3241</text:p>
          </table:table-cell>
          <table:table-cell table:formula="of:=AVERAGE([.G181:.K181])" office:value-type="float" office:value="2003.29" calcext:value-type="float">
            <text:p>2003.29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3437" calcext:value-type="float">
            <text:p>3437</text:p>
          </table:table-cell>
          <table:table-cell office:value-type="float" office:value="2887" calcext:value-type="float">
            <text:p>2887</text:p>
          </table:table-cell>
          <table:table-cell office:value-type="float" office:value="2682" calcext:value-type="float">
            <text:p>2682</text:p>
          </table:table-cell>
          <table:table-cell office:value-type="float" office:value="3012" calcext:value-type="float">
            <text:p>3012</text:p>
          </table:table-cell>
          <table:table-cell/>
          <table:table-cell office:value-type="float" office:value="2058.04" calcext:value-type="float">
            <text:p>2058.04</text:p>
          </table:table-cell>
          <table:table-cell office:value-type="float" office:value="2490.43" calcext:value-type="float">
            <text:p>2490.43</text:p>
          </table:table-cell>
          <table:table-cell office:value-type="float" office:value="1545.96" calcext:value-type="float">
            <text:p>1545.96</text:p>
          </table:table-cell>
          <table:table-cell office:value-type="float" office:value="1951.79" calcext:value-type="float">
            <text:p>1951.79</text:p>
          </table:table-cell>
          <table:table-cell office:value-type="float" office:value="1893.63" calcext:value-type="float">
            <text:p>1893.63</text:p>
          </table:table-cell>
          <table:table-cell table:number-columns-repeated="2"/>
          <table:table-cell table:formula="of:=AVERAGE([.A182:.E182])" office:value-type="float" office:value="3053" calcext:value-type="float">
            <text:p>3053</text:p>
          </table:table-cell>
          <table:table-cell table:formula="of:=AVERAGE([.G182:.K182])" office:value-type="float" office:value="1987.97" calcext:value-type="float">
            <text:p>1987.97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3552" calcext:value-type="float">
            <text:p>3552</text:p>
          </table:table-cell>
          <table:table-cell office:value-type="float" office:value="2707" calcext:value-type="float">
            <text:p>2707</text:p>
          </table:table-cell>
          <table:table-cell office:value-type="float" office:value="2701" calcext:value-type="float">
            <text:p>2701</text:p>
          </table:table-cell>
          <table:table-cell office:value-type="float" office:value="3157" calcext:value-type="float">
            <text:p>3157</text:p>
          </table:table-cell>
          <table:table-cell/>
          <table:table-cell office:value-type="float" office:value="2087.61" calcext:value-type="float">
            <text:p>2087.61</text:p>
          </table:table-cell>
          <table:table-cell office:value-type="float" office:value="2412.71" calcext:value-type="float">
            <text:p>2412.71</text:p>
          </table:table-cell>
          <table:table-cell office:value-type="float" office:value="1621.71" calcext:value-type="float">
            <text:p>1621.71</text:p>
          </table:table-cell>
          <table:table-cell office:value-type="float" office:value="1906.29" calcext:value-type="float">
            <text:p>1906.29</text:p>
          </table:table-cell>
          <table:table-cell office:value-type="float" office:value="1910.07" calcext:value-type="float">
            <text:p>1910.07</text:p>
          </table:table-cell>
          <table:table-cell table:number-columns-repeated="2"/>
          <table:table-cell table:formula="of:=AVERAGE([.A183:.E183])" office:value-type="float" office:value="3076.8" calcext:value-type="float">
            <text:p>3076.8</text:p>
          </table:table-cell>
          <table:table-cell table:formula="of:=AVERAGE([.G183:.K183])" office:value-type="float" office:value="1987.678" calcext:value-type="float">
            <text:p>1987.678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3357" calcext:value-type="float">
            <text:p>3357</text:p>
          </table:table-cell>
          <table:table-cell office:value-type="float" office:value="2976" calcext:value-type="float">
            <text:p>2976</text:p>
          </table:table-cell>
          <table:table-cell office:value-type="float" office:value="2942" calcext:value-type="float">
            <text:p>2942</text:p>
          </table:table-cell>
          <table:table-cell office:value-type="float" office:value="3212" calcext:value-type="float">
            <text:p>3212</text:p>
          </table:table-cell>
          <table:table-cell/>
          <table:table-cell office:value-type="float" office:value="2011.05" calcext:value-type="float">
            <text:p>2011.05</text:p>
          </table:table-cell>
          <table:table-cell office:value-type="float" office:value="2362.36" calcext:value-type="float">
            <text:p>2362.36</text:p>
          </table:table-cell>
          <table:table-cell office:value-type="float" office:value="1676.82" calcext:value-type="float">
            <text:p>1676.82</text:p>
          </table:table-cell>
          <table:table-cell office:value-type="float" office:value="1926.12" calcext:value-type="float">
            <text:p>1926.12</text:p>
          </table:table-cell>
          <table:table-cell office:value-type="float" office:value="1855.85" calcext:value-type="float">
            <text:p>1855.85</text:p>
          </table:table-cell>
          <table:table-cell table:number-columns-repeated="2"/>
          <table:table-cell table:formula="of:=AVERAGE([.A184:.E184])" office:value-type="float" office:value="3193.8" calcext:value-type="float">
            <text:p>3193.8</text:p>
          </table:table-cell>
          <table:table-cell table:formula="of:=AVERAGE([.G184:.K184])" office:value-type="float" office:value="1966.44" calcext:value-type="float">
            <text:p>1966.44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3407" calcext:value-type="float">
            <text:p>3407</text:p>
          </table:table-cell>
          <table:table-cell office:value-type="float" office:value="3082" calcext:value-type="float">
            <text:p>3082</text:p>
          </table:table-cell>
          <table:table-cell office:value-type="float" office:value="2992" calcext:value-type="float">
            <text:p>2992</text:p>
          </table:table-cell>
          <table:table-cell office:value-type="float" office:value="3191" calcext:value-type="float">
            <text:p>3191</text:p>
          </table:table-cell>
          <table:table-cell/>
          <table:table-cell office:value-type="float" office:value="2092.77" calcext:value-type="float">
            <text:p>2092.77</text:p>
          </table:table-cell>
          <table:table-cell office:value-type="float" office:value="2493.45" calcext:value-type="float">
            <text:p>2493.45</text:p>
          </table:table-cell>
          <table:table-cell office:value-type="float" office:value="1641.75" calcext:value-type="float">
            <text:p>1641.75</text:p>
          </table:table-cell>
          <table:table-cell office:value-type="float" office:value="1910.21" calcext:value-type="float">
            <text:p>1910.21</text:p>
          </table:table-cell>
          <table:table-cell office:value-type="float" office:value="1897.38" calcext:value-type="float">
            <text:p>1897.38</text:p>
          </table:table-cell>
          <table:table-cell table:number-columns-repeated="2"/>
          <table:table-cell table:formula="of:=AVERAGE([.A185:.E185])" office:value-type="float" office:value="3228" calcext:value-type="float">
            <text:p>3228</text:p>
          </table:table-cell>
          <table:table-cell table:formula="of:=AVERAGE([.G185:.K185])" office:value-type="float" office:value="2007.112" calcext:value-type="float">
            <text:p>2007.112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3307" calcext:value-type="float">
            <text:p>3307</text:p>
          </table:table-cell>
          <table:table-cell office:value-type="float" office:value="2987" calcext:value-type="float">
            <text:p>2987</text:p>
          </table:table-cell>
          <table:table-cell office:value-type="float" office:value="2817" calcext:value-type="float">
            <text:p>2817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float" office:value="1980.64" calcext:value-type="float">
            <text:p>1980.64</text:p>
          </table:table-cell>
          <table:table-cell office:value-type="float" office:value="2395.77" calcext:value-type="float">
            <text:p>2395.77</text:p>
          </table:table-cell>
          <table:table-cell office:value-type="float" office:value="1644.06" calcext:value-type="float">
            <text:p>1644.06</text:p>
          </table:table-cell>
          <table:table-cell office:value-type="float" office:value="1986.99" calcext:value-type="float">
            <text:p>1986.99</text:p>
          </table:table-cell>
          <table:table-cell office:value-type="float" office:value="1988.16" calcext:value-type="float">
            <text:p>1988.16</text:p>
          </table:table-cell>
          <table:table-cell table:number-columns-repeated="2"/>
          <table:table-cell table:formula="of:=AVERAGE([.A186:.E186])" office:value-type="float" office:value="3296.6" calcext:value-type="float">
            <text:p>3296.6</text:p>
          </table:table-cell>
          <table:table-cell table:formula="of:=AVERAGE([.G186:.K186])" office:value-type="float" office:value="1999.124" calcext:value-type="float">
            <text:p>1999.124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3727" calcext:value-type="float">
            <text:p>3727</text:p>
          </table:table-cell>
          <table:table-cell office:value-type="float" office:value="3007" calcext:value-type="float">
            <text:p>3007</text:p>
          </table:table-cell>
          <table:table-cell office:value-type="float" office:value="2882" calcext:value-type="float">
            <text:p>2882</text:p>
          </table:table-cell>
          <table:table-cell office:value-type="float" office:value="3082" calcext:value-type="float">
            <text:p>3082</text:p>
          </table:table-cell>
          <table:table-cell/>
          <table:table-cell office:value-type="float" office:value="2011.94" calcext:value-type="float">
            <text:p>2011.94</text:p>
          </table:table-cell>
          <table:table-cell office:value-type="float" office:value="2531.27" calcext:value-type="float">
            <text:p>2531.27</text:p>
          </table:table-cell>
          <table:table-cell office:value-type="float" office:value="1615.37" calcext:value-type="float">
            <text:p>1615.37</text:p>
          </table:table-cell>
          <table:table-cell office:value-type="float" office:value="1957.23" calcext:value-type="float">
            <text:p>1957.23</text:p>
          </table:table-cell>
          <table:table-cell office:value-type="float" office:value="1963.72" calcext:value-type="float">
            <text:p>1963.72</text:p>
          </table:table-cell>
          <table:table-cell table:number-columns-repeated="2"/>
          <table:table-cell table:formula="of:=AVERAGE([.A187:.E187])" office:value-type="float" office:value="3195" calcext:value-type="float">
            <text:p>3195</text:p>
          </table:table-cell>
          <table:table-cell table:formula="of:=AVERAGE([.G187:.K187])" office:value-type="float" office:value="2015.906" calcext:value-type="float">
            <text:p>2015.906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3647" calcext:value-type="float">
            <text:p>3647</text:p>
          </table:table-cell>
          <table:table-cell office:value-type="float" office:value="2877" calcext:value-type="float">
            <text:p>2877</text:p>
          </table:table-cell>
          <table:table-cell office:value-type="float" office:value="3207" calcext:value-type="float">
            <text:p>3207</text:p>
          </table:table-cell>
          <table:table-cell office:value-type="float" office:value="2987" calcext:value-type="float">
            <text:p>2987</text:p>
          </table:table-cell>
          <table:table-cell/>
          <table:table-cell office:value-type="float" office:value="1985.72" calcext:value-type="float">
            <text:p>1985.72</text:p>
          </table:table-cell>
          <table:table-cell office:value-type="float" office:value="2401.06" calcext:value-type="float">
            <text:p>2401.06</text:p>
          </table:table-cell>
          <table:table-cell office:value-type="float" office:value="1617.76" calcext:value-type="float">
            <text:p>1617.76</text:p>
          </table:table-cell>
          <table:table-cell office:value-type="float" office:value="1838.81" calcext:value-type="float">
            <text:p>1838.81</text:p>
          </table:table-cell>
          <table:table-cell office:value-type="float" office:value="1921.82" calcext:value-type="float">
            <text:p>1921.82</text:p>
          </table:table-cell>
          <table:table-cell table:number-columns-repeated="2"/>
          <table:table-cell table:formula="of:=AVERAGE([.A188:.E188])" office:value-type="float" office:value="3223" calcext:value-type="float">
            <text:p>3223</text:p>
          </table:table-cell>
          <table:table-cell table:formula="of:=AVERAGE([.G188:.K188])" office:value-type="float" office:value="1953.034" calcext:value-type="float">
            <text:p>1953.034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3647" calcext:value-type="float">
            <text:p>3647</text:p>
          </table:table-cell>
          <table:table-cell office:value-type="float" office:value="3047" calcext:value-type="float">
            <text:p>3047</text:p>
          </table:table-cell>
          <table:table-cell office:value-type="float" office:value="3297" calcext:value-type="float">
            <text:p>3297</text:p>
          </table:table-cell>
          <table:table-cell office:value-type="float" office:value="3342" calcext:value-type="float">
            <text:p>3342</text:p>
          </table:table-cell>
          <table:table-cell/>
          <table:table-cell office:value-type="float" office:value="2016.16" calcext:value-type="float">
            <text:p>2016.16</text:p>
          </table:table-cell>
          <table:table-cell office:value-type="float" office:value="2425.37" calcext:value-type="float">
            <text:p>2425.37</text:p>
          </table:table-cell>
          <table:table-cell office:value-type="float" office:value="1660.61" calcext:value-type="float">
            <text:p>1660.61</text:p>
          </table:table-cell>
          <table:table-cell office:value-type="float" office:value="1892.27" calcext:value-type="float">
            <text:p>1892.27</text:p>
          </table:table-cell>
          <table:table-cell office:value-type="float" office:value="1923.73" calcext:value-type="float">
            <text:p>1923.73</text:p>
          </table:table-cell>
          <table:table-cell table:number-columns-repeated="2"/>
          <table:table-cell table:formula="of:=AVERAGE([.A189:.E189])" office:value-type="float" office:value="3335" calcext:value-type="float">
            <text:p>3335</text:p>
          </table:table-cell>
          <table:table-cell table:formula="of:=AVERAGE([.G189:.K189])" office:value-type="float" office:value="1983.628" calcext:value-type="float">
            <text:p>1983.628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3648" calcext:value-type="float">
            <text:p>3648</text:p>
          </table:table-cell>
          <table:table-cell office:value-type="float" office:value="2712" calcext:value-type="float">
            <text:p>2712</text:p>
          </table:table-cell>
          <table:table-cell office:value-type="float" office:value="2907" calcext:value-type="float">
            <text:p>2907</text:p>
          </table:table-cell>
          <table:table-cell office:value-type="float" office:value="3017" calcext:value-type="float">
            <text:p>3017</text:p>
          </table:table-cell>
          <table:table-cell/>
          <table:table-cell office:value-type="float" office:value="2069.49" calcext:value-type="float">
            <text:p>2069.49</text:p>
          </table:table-cell>
          <table:table-cell office:value-type="float" office:value="2418.81" calcext:value-type="float">
            <text:p>2418.81</text:p>
          </table:table-cell>
          <table:table-cell office:value-type="float" office:value="1736.6" calcext:value-type="float">
            <text:p>1736.6</text:p>
          </table:table-cell>
          <table:table-cell office:value-type="float" office:value="1987.06" calcext:value-type="float">
            <text:p>1987.06</text:p>
          </table:table-cell>
          <table:table-cell office:value-type="float" office:value="1895.5" calcext:value-type="float">
            <text:p>1895.5</text:p>
          </table:table-cell>
          <table:table-cell table:number-columns-repeated="2"/>
          <table:table-cell table:formula="of:=AVERAGE([.A190:.E190])" office:value-type="float" office:value="3145.2" calcext:value-type="float">
            <text:p>3145.2</text:p>
          </table:table-cell>
          <table:table-cell table:formula="of:=AVERAGE([.G190:.K190])" office:value-type="float" office:value="2021.492" calcext:value-type="float">
            <text:p>2021.492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3387" calcext:value-type="float">
            <text:p>3387</text:p>
          </table:table-cell>
          <table:table-cell office:value-type="float" office:value="2772" calcext:value-type="float">
            <text:p>2772</text:p>
          </table:table-cell>
          <table:table-cell office:value-type="float" office:value="2847" calcext:value-type="float">
            <text:p>2847</text:p>
          </table:table-cell>
          <table:table-cell office:value-type="float" office:value="3272" calcext:value-type="float">
            <text:p>3272</text:p>
          </table:table-cell>
          <table:table-cell/>
          <table:table-cell office:value-type="float" office:value="2018.95" calcext:value-type="float">
            <text:p>2018.95</text:p>
          </table:table-cell>
          <table:table-cell office:value-type="float" office:value="2456.05" calcext:value-type="float">
            <text:p>2456.05</text:p>
          </table:table-cell>
          <table:table-cell office:value-type="float" office:value="1666.4" calcext:value-type="float">
            <text:p>1666.4</text:p>
          </table:table-cell>
          <table:table-cell office:value-type="float" office:value="1968.89" calcext:value-type="float">
            <text:p>1968.89</text:p>
          </table:table-cell>
          <table:table-cell office:value-type="float" office:value="1984.18" calcext:value-type="float">
            <text:p>1984.18</text:p>
          </table:table-cell>
          <table:table-cell table:number-columns-repeated="2"/>
          <table:table-cell table:formula="of:=AVERAGE([.A191:.E191])" office:value-type="float" office:value="3135.2" calcext:value-type="float">
            <text:p>3135.2</text:p>
          </table:table-cell>
          <table:table-cell table:formula="of:=AVERAGE([.G191:.K191])" office:value-type="float" office:value="2018.894" calcext:value-type="float">
            <text:p>2018.894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3632" calcext:value-type="float">
            <text:p>3632</text:p>
          </table:table-cell>
          <table:table-cell office:value-type="float" office:value="3111" calcext:value-type="float">
            <text:p>3111</text:p>
          </table:table-cell>
          <table:table-cell office:value-type="float" office:value="3032" calcext:value-type="float">
            <text:p>3032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float" office:value="2051.1" calcext:value-type="float">
            <text:p>2051.1</text:p>
          </table:table-cell>
          <table:table-cell office:value-type="float" office:value="2383.79" calcext:value-type="float">
            <text:p>2383.79</text:p>
          </table:table-cell>
          <table:table-cell office:value-type="float" office:value="1689.81" calcext:value-type="float">
            <text:p>1689.81</text:p>
          </table:table-cell>
          <table:table-cell office:value-type="float" office:value="1974.72" calcext:value-type="float">
            <text:p>1974.72</text:p>
          </table:table-cell>
          <table:table-cell office:value-type="float" office:value="1816.64" calcext:value-type="float">
            <text:p>1816.64</text:p>
          </table:table-cell>
          <table:table-cell table:number-columns-repeated="2"/>
          <table:table-cell table:formula="of:=AVERAGE([.A192:.E192])" office:value-type="float" office:value="3261.8" calcext:value-type="float">
            <text:p>3261.8</text:p>
          </table:table-cell>
          <table:table-cell table:formula="of:=AVERAGE([.G192:.K192])" office:value-type="float" office:value="1983.212" calcext:value-type="float">
            <text:p>1983.212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3567" calcext:value-type="float">
            <text:p>3567</text:p>
          </table:table-cell>
          <table:table-cell office:value-type="float" office:value="3112" calcext:value-type="float">
            <text:p>3112</text:p>
          </table:table-cell>
          <table:table-cell office:value-type="float" office:value="3117" calcext:value-type="float">
            <text:p>3117</text:p>
          </table:table-cell>
          <table:table-cell office:value-type="float" office:value="3431" calcext:value-type="float">
            <text:p>3431</text:p>
          </table:table-cell>
          <table:table-cell/>
          <table:table-cell office:value-type="float" office:value="2060.56" calcext:value-type="float">
            <text:p>2060.56</text:p>
          </table:table-cell>
          <table:table-cell office:value-type="float" office:value="2389.79" calcext:value-type="float">
            <text:p>2389.79</text:p>
          </table:table-cell>
          <table:table-cell office:value-type="float" office:value="1637.03" calcext:value-type="float">
            <text:p>1637.03</text:p>
          </table:table-cell>
          <table:table-cell office:value-type="float" office:value="1977.71" calcext:value-type="float">
            <text:p>1977.71</text:p>
          </table:table-cell>
          <table:table-cell office:value-type="float" office:value="1954.12" calcext:value-type="float">
            <text:p>1954.12</text:p>
          </table:table-cell>
          <table:table-cell table:number-columns-repeated="2"/>
          <table:table-cell table:formula="of:=AVERAGE([.A193:.E193])" office:value-type="float" office:value="3337.8" calcext:value-type="float">
            <text:p>3337.8</text:p>
          </table:table-cell>
          <table:table-cell table:formula="of:=AVERAGE([.G193:.K193])" office:value-type="float" office:value="2003.842" calcext:value-type="float">
            <text:p>2003.842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3562" calcext:value-type="float">
            <text:p>3562</text:p>
          </table:table-cell>
          <table:table-cell office:value-type="float" office:value="3267" calcext:value-type="float">
            <text:p>3267</text:p>
          </table:table-cell>
          <table:table-cell office:value-type="float" office:value="3302" calcext:value-type="float">
            <text:p>3302</text:p>
          </table:table-cell>
          <table:table-cell office:value-type="float" office:value="3142" calcext:value-type="float">
            <text:p>3142</text:p>
          </table:table-cell>
          <table:table-cell/>
          <table:table-cell office:value-type="float" office:value="1919.1" calcext:value-type="float">
            <text:p>1919.1</text:p>
          </table:table-cell>
          <table:table-cell office:value-type="float" office:value="2348.67" calcext:value-type="float">
            <text:p>2348.67</text:p>
          </table:table-cell>
          <table:table-cell office:value-type="float" office:value="1610.73" calcext:value-type="float">
            <text:p>1610.73</text:p>
          </table:table-cell>
          <table:table-cell office:value-type="float" office:value="2056.65" calcext:value-type="float">
            <text:p>2056.65</text:p>
          </table:table-cell>
          <table:table-cell office:value-type="float" office:value="1920.31" calcext:value-type="float">
            <text:p>1920.31</text:p>
          </table:table-cell>
          <table:table-cell table:number-columns-repeated="2"/>
          <table:table-cell table:formula="of:=AVERAGE([.A194:.E194])" office:value-type="float" office:value="3296" calcext:value-type="float">
            <text:p>3296</text:p>
          </table:table-cell>
          <table:table-cell table:formula="of:=AVERAGE([.G194:.K194])" office:value-type="float" office:value="1971.092" calcext:value-type="float">
            <text:p>1971.092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3512" calcext:value-type="float">
            <text:p>3512</text:p>
          </table:table-cell>
          <table:table-cell office:value-type="float" office:value="3182" calcext:value-type="float">
            <text:p>3182</text:p>
          </table:table-cell>
          <table:table-cell office:value-type="float" office:value="3142" calcext:value-type="float">
            <text:p>3142</text:p>
          </table:table-cell>
          <table:table-cell office:value-type="float" office:value="2972" calcext:value-type="float">
            <text:p>2972</text:p>
          </table:table-cell>
          <table:table-cell/>
          <table:table-cell office:value-type="float" office:value="1809.45" calcext:value-type="float">
            <text:p>1809.45</text:p>
          </table:table-cell>
          <table:table-cell office:value-type="float" office:value="2412.55" calcext:value-type="float">
            <text:p>2412.55</text:p>
          </table:table-cell>
          <table:table-cell office:value-type="float" office:value="1622.82" calcext:value-type="float">
            <text:p>1622.82</text:p>
          </table:table-cell>
          <table:table-cell office:value-type="float" office:value="1999.84" calcext:value-type="float">
            <text:p>1999.84</text:p>
          </table:table-cell>
          <table:table-cell office:value-type="float" office:value="1911" calcext:value-type="float">
            <text:p>1911</text:p>
          </table:table-cell>
          <table:table-cell table:number-columns-repeated="2"/>
          <table:table-cell table:formula="of:=AVERAGE([.A195:.E195])" office:value-type="float" office:value="3289" calcext:value-type="float">
            <text:p>3289</text:p>
          </table:table-cell>
          <table:table-cell table:formula="of:=AVERAGE([.G195:.K195])" office:value-type="float" office:value="1951.132" calcext:value-type="float">
            <text:p>1951.132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3362" calcext:value-type="float">
            <text:p>3362</text:p>
          </table:table-cell>
          <table:table-cell office:value-type="float" office:value="3282" calcext:value-type="float">
            <text:p>3282</text:p>
          </table:table-cell>
          <table:table-cell office:value-type="float" office:value="2887" calcext:value-type="float">
            <text:p>2887</text:p>
          </table:table-cell>
          <table:table-cell office:value-type="float" office:value="3212" calcext:value-type="float">
            <text:p>3212</text:p>
          </table:table-cell>
          <table:table-cell/>
          <table:table-cell office:value-type="float" office:value="1861.24" calcext:value-type="float">
            <text:p>1861.24</text:p>
          </table:table-cell>
          <table:table-cell office:value-type="float" office:value="2320.61" calcext:value-type="float">
            <text:p>2320.61</text:p>
          </table:table-cell>
          <table:table-cell office:value-type="float" office:value="1698.42" calcext:value-type="float">
            <text:p>1698.42</text:p>
          </table:table-cell>
          <table:table-cell office:value-type="float" office:value="1848.47" calcext:value-type="float">
            <text:p>1848.47</text:p>
          </table:table-cell>
          <table:table-cell office:value-type="float" office:value="1873.9" calcext:value-type="float">
            <text:p>1873.9</text:p>
          </table:table-cell>
          <table:table-cell table:number-columns-repeated="2"/>
          <table:table-cell table:formula="of:=AVERAGE([.A196:.E196])" office:value-type="float" office:value="3299" calcext:value-type="float">
            <text:p>3299</text:p>
          </table:table-cell>
          <table:table-cell table:formula="of:=AVERAGE([.G196:.K196])" office:value-type="float" office:value="1920.528" calcext:value-type="float">
            <text:p>1920.528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3497" calcext:value-type="float">
            <text:p>3497</text:p>
          </table:table-cell>
          <table:table-cell office:value-type="float" office:value="3107" calcext:value-type="float">
            <text:p>3107</text:p>
          </table:table-cell>
          <table:table-cell office:value-type="float" office:value="3087" calcext:value-type="float">
            <text:p>3087</text:p>
          </table:table-cell>
          <table:table-cell office:value-type="float" office:value="3157" calcext:value-type="float">
            <text:p>3157</text:p>
          </table:table-cell>
          <table:table-cell/>
          <table:table-cell office:value-type="float" office:value="1890.87" calcext:value-type="float">
            <text:p>1890.87</text:p>
          </table:table-cell>
          <table:table-cell office:value-type="float" office:value="2439.52" calcext:value-type="float">
            <text:p>2439.52</text:p>
          </table:table-cell>
          <table:table-cell office:value-type="float" office:value="1619.12" calcext:value-type="float">
            <text:p>1619.12</text:p>
          </table:table-cell>
          <table:table-cell office:value-type="float" office:value="2030.7" calcext:value-type="float">
            <text:p>2030.7</text:p>
          </table:table-cell>
          <table:table-cell office:value-type="float" office:value="1891.81" calcext:value-type="float">
            <text:p>1891.81</text:p>
          </table:table-cell>
          <table:table-cell table:number-columns-repeated="2"/>
          <table:table-cell table:formula="of:=AVERAGE([.A197:.E197])" office:value-type="float" office:value="3280" calcext:value-type="float">
            <text:p>3280</text:p>
          </table:table-cell>
          <table:table-cell table:formula="of:=AVERAGE([.G197:.K197])" office:value-type="float" office:value="1974.404" calcext:value-type="float">
            <text:p>1974.404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3472" calcext:value-type="float">
            <text:p>3472</text:p>
          </table:table-cell>
          <table:table-cell office:value-type="float" office:value="2942" calcext:value-type="float">
            <text:p>2942</text:p>
          </table:table-cell>
          <table:table-cell office:value-type="float" office:value="2937" calcext:value-type="float">
            <text:p>2937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float" office:value="1919.38" calcext:value-type="float">
            <text:p>1919.38</text:p>
          </table:table-cell>
          <table:table-cell office:value-type="float" office:value="2406.44" calcext:value-type="float">
            <text:p>2406.44</text:p>
          </table:table-cell>
          <table:table-cell office:value-type="float" office:value="1695.32" calcext:value-type="float">
            <text:p>1695.32</text:p>
          </table:table-cell>
          <table:table-cell office:value-type="float" office:value="1958.11" calcext:value-type="float">
            <text:p>1958.11</text:p>
          </table:table-cell>
          <table:table-cell office:value-type="float" office:value="1909.2" calcext:value-type="float">
            <text:p>1909.2</text:p>
          </table:table-cell>
          <table:table-cell table:number-columns-repeated="2"/>
          <table:table-cell table:formula="of:=AVERAGE([.A198:.E198])" office:value-type="float" office:value="3198" calcext:value-type="float">
            <text:p>3198</text:p>
          </table:table-cell>
          <table:table-cell table:formula="of:=AVERAGE([.G198:.K198])" office:value-type="float" office:value="1977.69" calcext:value-type="float">
            <text:p>1977.69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3597" calcext:value-type="float">
            <text:p>3597</text:p>
          </table:table-cell>
          <table:table-cell office:value-type="float" office:value="3037" calcext:value-type="float">
            <text:p>3037</text:p>
          </table:table-cell>
          <table:table-cell office:value-type="float" office:value="3157" calcext:value-type="float">
            <text:p>3157</text:p>
          </table:table-cell>
          <table:table-cell office:value-type="float" office:value="3117" calcext:value-type="float">
            <text:p>3117</text:p>
          </table:table-cell>
          <table:table-cell/>
          <table:table-cell office:value-type="float" office:value="1888.18" calcext:value-type="float">
            <text:p>1888.18</text:p>
          </table:table-cell>
          <table:table-cell office:value-type="float" office:value="2472.31" calcext:value-type="float">
            <text:p>2472.31</text:p>
          </table:table-cell>
          <table:table-cell office:value-type="float" office:value="1710.39" calcext:value-type="float">
            <text:p>1710.39</text:p>
          </table:table-cell>
          <table:table-cell office:value-type="float" office:value="2004.25" calcext:value-type="float">
            <text:p>2004.25</text:p>
          </table:table-cell>
          <table:table-cell office:value-type="float" office:value="1840.73" calcext:value-type="float">
            <text:p>1840.73</text:p>
          </table:table-cell>
          <table:table-cell table:number-columns-repeated="2"/>
          <table:table-cell table:formula="of:=AVERAGE([.A199:.E199])" office:value-type="float" office:value="3329" calcext:value-type="float">
            <text:p>3329</text:p>
          </table:table-cell>
          <table:table-cell table:formula="of:=AVERAGE([.G199:.K199])" office:value-type="float" office:value="1983.172" calcext:value-type="float">
            <text:p>1983.172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3447" calcext:value-type="float">
            <text:p>3447</text:p>
          </table:table-cell>
          <table:table-cell office:value-type="float" office:value="3376" calcext:value-type="float">
            <text:p>3376</text:p>
          </table:table-cell>
          <table:table-cell office:value-type="float" office:value="2907" calcext:value-type="float">
            <text:p>2907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float" office:value="1914.73" calcext:value-type="float">
            <text:p>1914.73</text:p>
          </table:table-cell>
          <table:table-cell office:value-type="float" office:value="2508.13" calcext:value-type="float">
            <text:p>2508.13</text:p>
          </table:table-cell>
          <table:table-cell office:value-type="float" office:value="1712.78" calcext:value-type="float">
            <text:p>1712.78</text:p>
          </table:table-cell>
          <table:table-cell office:value-type="float" office:value="1896.16" calcext:value-type="float">
            <text:p>1896.16</text:p>
          </table:table-cell>
          <table:table-cell office:value-type="float" office:value="1896.01" calcext:value-type="float">
            <text:p>1896.01</text:p>
          </table:table-cell>
          <table:table-cell table:number-columns-repeated="2"/>
          <table:table-cell table:formula="of:=AVERAGE([.A200:.E200])" office:value-type="float" office:value="3290.8" calcext:value-type="float">
            <text:p>3290.8</text:p>
          </table:table-cell>
          <table:table-cell table:formula="of:=AVERAGE([.G200:.K200])" office:value-type="float" office:value="1985.562" calcext:value-type="float">
            <text:p>1985.562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3432" calcext:value-type="float">
            <text:p>3432</text:p>
          </table:table-cell>
          <table:table-cell office:value-type="float" office:value="3167" calcext:value-type="float">
            <text:p>3167</text:p>
          </table:table-cell>
          <table:table-cell office:value-type="float" office:value="2869" calcext:value-type="float">
            <text:p>2869</text:p>
          </table:table-cell>
          <table:table-cell office:value-type="float" office:value="2952" calcext:value-type="float">
            <text:p>2952</text:p>
          </table:table-cell>
          <table:table-cell/>
          <table:table-cell office:value-type="float" office:value="1864.33" calcext:value-type="float">
            <text:p>1864.33</text:p>
          </table:table-cell>
          <table:table-cell office:value-type="float" office:value="2441.23" calcext:value-type="float">
            <text:p>2441.23</text:p>
          </table:table-cell>
          <table:table-cell office:value-type="float" office:value="1647.16" calcext:value-type="float">
            <text:p>1647.16</text:p>
          </table:table-cell>
          <table:table-cell office:value-type="float" office:value="1928.53" calcext:value-type="float">
            <text:p>1928.53</text:p>
          </table:table-cell>
          <table:table-cell office:value-type="float" office:value="1793.33" calcext:value-type="float">
            <text:p>1793.33</text:p>
          </table:table-cell>
          <table:table-cell table:number-columns-repeated="2"/>
          <table:table-cell table:formula="of:=AVERAGE([.A201:.E201])" office:value-type="float" office:value="3197.8" calcext:value-type="float">
            <text:p>3197.8</text:p>
          </table:table-cell>
          <table:table-cell table:formula="of:=AVERAGE([.G201:.K201])" office:value-type="float" office:value="1934.916" calcext:value-type="float">
            <text:p>1934.916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3277" calcext:value-type="float">
            <text:p>3277</text:p>
          </table:table-cell>
          <table:table-cell office:value-type="float" office:value="2780" calcext:value-type="float">
            <text:p>2780</text:p>
          </table:table-cell>
          <table:table-cell office:value-type="float" office:value="3097" calcext:value-type="float">
            <text:p>3097</text:p>
          </table:table-cell>
          <table:table-cell office:value-type="float" office:value="2767" calcext:value-type="float">
            <text:p>2767</text:p>
          </table:table-cell>
          <table:table-cell/>
          <table:table-cell office:value-type="float" office:value="1887.52" calcext:value-type="float">
            <text:p>1887.52</text:p>
          </table:table-cell>
          <table:table-cell office:value-type="float" office:value="2312.93" calcext:value-type="float">
            <text:p>2312.93</text:p>
          </table:table-cell>
          <table:table-cell office:value-type="float" office:value="1645.58" calcext:value-type="float">
            <text:p>1645.58</text:p>
          </table:table-cell>
          <table:table-cell office:value-type="float" office:value="1940.58" calcext:value-type="float">
            <text:p>1940.58</text:p>
          </table:table-cell>
          <table:table-cell office:value-type="float" office:value="1751.48" calcext:value-type="float">
            <text:p>1751.48</text:p>
          </table:table-cell>
          <table:table-cell table:number-columns-repeated="2"/>
          <table:table-cell table:formula="of:=AVERAGE([.A202:.E202])" office:value-type="float" office:value="3152.6" calcext:value-type="float">
            <text:p>3152.6</text:p>
          </table:table-cell>
          <table:table-cell table:formula="of:=AVERAGE([.G202:.K202])" office:value-type="float" office:value="1907.618" calcext:value-type="float">
            <text:p>1907.618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3497" calcext:value-type="float">
            <text:p>3497</text:p>
          </table:table-cell>
          <table:table-cell office:value-type="float" office:value="2902" calcext:value-type="float">
            <text:p>2902</text:p>
          </table:table-cell>
          <table:table-cell office:value-type="float" office:value="3097" calcext:value-type="float">
            <text:p>3097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1959.41" calcext:value-type="float">
            <text:p>1959.41</text:p>
          </table:table-cell>
          <table:table-cell office:value-type="float" office:value="2365.56" calcext:value-type="float">
            <text:p>2365.56</text:p>
          </table:table-cell>
          <table:table-cell office:value-type="float" office:value="1607.08" calcext:value-type="float">
            <text:p>1607.08</text:p>
          </table:table-cell>
          <table:table-cell office:value-type="float" office:value="2020.31" calcext:value-type="float">
            <text:p>2020.31</text:p>
          </table:table-cell>
          <table:table-cell office:value-type="float" office:value="1741.36" calcext:value-type="float">
            <text:p>1741.36</text:p>
          </table:table-cell>
          <table:table-cell table:number-columns-repeated="2"/>
          <table:table-cell table:formula="of:=AVERAGE([.A203:.E203])" office:value-type="float" office:value="3208.6" calcext:value-type="float">
            <text:p>3208.6</text:p>
          </table:table-cell>
          <table:table-cell table:formula="of:=AVERAGE([.G203:.K203])" office:value-type="float" office:value="1938.744" calcext:value-type="float">
            <text:p>1938.744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3472" calcext:value-type="float">
            <text:p>3472</text:p>
          </table:table-cell>
          <table:table-cell office:value-type="float" office:value="2717" calcext:value-type="float">
            <text:p>2717</text:p>
          </table:table-cell>
          <table:table-cell office:value-type="float" office:value="3187" calcext:value-type="float">
            <text:p>3187</text:p>
          </table:table-cell>
          <table:table-cell office:value-type="float" office:value="3127" calcext:value-type="float">
            <text:p>3127</text:p>
          </table:table-cell>
          <table:table-cell/>
          <table:table-cell office:value-type="float" office:value="1991.93" calcext:value-type="float">
            <text:p>1991.93</text:p>
          </table:table-cell>
          <table:table-cell office:value-type="float" office:value="2518.26" calcext:value-type="float">
            <text:p>2518.26</text:p>
          </table:table-cell>
          <table:table-cell office:value-type="float" office:value="1598.46" calcext:value-type="float">
            <text:p>1598.46</text:p>
          </table:table-cell>
          <table:table-cell office:value-type="float" office:value="2053.14" calcext:value-type="float">
            <text:p>2053.14</text:p>
          </table:table-cell>
          <table:table-cell office:value-type="float" office:value="1892.4" calcext:value-type="float">
            <text:p>1892.4</text:p>
          </table:table-cell>
          <table:table-cell table:number-columns-repeated="2"/>
          <table:table-cell table:formula="of:=AVERAGE([.A204:.E204])" office:value-type="float" office:value="3201" calcext:value-type="float">
            <text:p>3201</text:p>
          </table:table-cell>
          <table:table-cell table:formula="of:=AVERAGE([.G204:.K204])" office:value-type="float" office:value="2010.838" calcext:value-type="float">
            <text:p>2010.838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3602" calcext:value-type="float">
            <text:p>3602</text:p>
          </table:table-cell>
          <table:table-cell office:value-type="float" office:value="2857" calcext:value-type="float">
            <text:p>2857</text:p>
          </table:table-cell>
          <table:table-cell office:value-type="float" office:value="3257" calcext:value-type="float">
            <text:p>3257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908.47" calcext:value-type="float">
            <text:p>1908.47</text:p>
          </table:table-cell>
          <table:table-cell office:value-type="float" office:value="2421.52" calcext:value-type="float">
            <text:p>2421.52</text:p>
          </table:table-cell>
          <table:table-cell office:value-type="float" office:value="1580.9" calcext:value-type="float">
            <text:p>1580.9</text:p>
          </table:table-cell>
          <table:table-cell office:value-type="float" office:value="2089.02" calcext:value-type="float">
            <text:p>2089.02</text:p>
          </table:table-cell>
          <table:table-cell office:value-type="float" office:value="1829.11" calcext:value-type="float">
            <text:p>1829.11</text:p>
          </table:table-cell>
          <table:table-cell table:number-columns-repeated="2"/>
          <table:table-cell table:formula="of:=AVERAGE([.A205:.E205])" office:value-type="float" office:value="3276" calcext:value-type="float">
            <text:p>3276</text:p>
          </table:table-cell>
          <table:table-cell table:formula="of:=AVERAGE([.G205:.K205])" office:value-type="float" office:value="1965.804" calcext:value-type="float">
            <text:p>1965.804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3217" calcext:value-type="float">
            <text:p>3217</text:p>
          </table:table-cell>
          <table:table-cell office:value-type="float" office:value="3097" calcext:value-type="float">
            <text:p>3097</text:p>
          </table:table-cell>
          <table:table-cell office:value-type="float" office:value="3027" calcext:value-type="float">
            <text:p>3027</text:p>
          </table:table-cell>
          <table:table-cell office:value-type="float" office:value="3147" calcext:value-type="float">
            <text:p>3147</text:p>
          </table:table-cell>
          <table:table-cell/>
          <table:table-cell office:value-type="float" office:value="2020.88" calcext:value-type="float">
            <text:p>2020.88</text:p>
          </table:table-cell>
          <table:table-cell office:value-type="float" office:value="2422.07" calcext:value-type="float">
            <text:p>2422.07</text:p>
          </table:table-cell>
          <table:table-cell office:value-type="float" office:value="1653.27" calcext:value-type="float">
            <text:p>1653.27</text:p>
          </table:table-cell>
          <table:table-cell office:value-type="float" office:value="1980.32" calcext:value-type="float">
            <text:p>1980.32</text:p>
          </table:table-cell>
          <table:table-cell office:value-type="float" office:value="1864.4" calcext:value-type="float">
            <text:p>1864.4</text:p>
          </table:table-cell>
          <table:table-cell table:number-columns-repeated="2"/>
          <table:table-cell table:formula="of:=AVERAGE([.A206:.E206])" office:value-type="float" office:value="3222" calcext:value-type="float">
            <text:p>3222</text:p>
          </table:table-cell>
          <table:table-cell table:formula="of:=AVERAGE([.G206:.K206])" office:value-type="float" office:value="1988.188" calcext:value-type="float">
            <text:p>1988.188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3257" calcext:value-type="float">
            <text:p>3257</text:p>
          </table:table-cell>
          <table:table-cell office:value-type="float" office:value="3167" calcext:value-type="float">
            <text:p>3167</text:p>
          </table:table-cell>
          <table:table-cell office:value-type="float" office:value="3252" calcext:value-type="float">
            <text:p>3252</text:p>
          </table:table-cell>
          <table:table-cell office:value-type="float" office:value="3117" calcext:value-type="float">
            <text:p>3117</text:p>
          </table:table-cell>
          <table:table-cell/>
          <table:table-cell office:value-type="float" office:value="1886.95" calcext:value-type="float">
            <text:p>1886.95</text:p>
          </table:table-cell>
          <table:table-cell office:value-type="float" office:value="2572.29" calcext:value-type="float">
            <text:p>2572.29</text:p>
          </table:table-cell>
          <table:table-cell office:value-type="float" office:value="1672.44" calcext:value-type="float">
            <text:p>1672.44</text:p>
          </table:table-cell>
          <table:table-cell office:value-type="float" office:value="1935.55" calcext:value-type="float">
            <text:p>1935.55</text:p>
          </table:table-cell>
          <table:table-cell office:value-type="float" office:value="1759.76" calcext:value-type="float">
            <text:p>1759.76</text:p>
          </table:table-cell>
          <table:table-cell table:number-columns-repeated="2"/>
          <table:table-cell table:formula="of:=AVERAGE([.A207:.E207])" office:value-type="float" office:value="3175" calcext:value-type="float">
            <text:p>3175</text:p>
          </table:table-cell>
          <table:table-cell table:formula="of:=AVERAGE([.G207:.K207])" office:value-type="float" office:value="1965.398" calcext:value-type="float">
            <text:p>1965.398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3587" calcext:value-type="float">
            <text:p>3587</text:p>
          </table:table-cell>
          <table:table-cell office:value-type="float" office:value="2802" calcext:value-type="float">
            <text:p>2802</text:p>
          </table:table-cell>
          <table:table-cell office:value-type="float" office:value="3197" calcext:value-type="float">
            <text:p>3197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1859.72" calcext:value-type="float">
            <text:p>1859.72</text:p>
          </table:table-cell>
          <table:table-cell office:value-type="float" office:value="2473.94" calcext:value-type="float">
            <text:p>2473.94</text:p>
          </table:table-cell>
          <table:table-cell office:value-type="float" office:value="1669.19" calcext:value-type="float">
            <text:p>1669.19</text:p>
          </table:table-cell>
          <table:table-cell office:value-type="float" office:value="1864.22" calcext:value-type="float">
            <text:p>1864.22</text:p>
          </table:table-cell>
          <table:table-cell office:value-type="float" office:value="1861.32" calcext:value-type="float">
            <text:p>1861.32</text:p>
          </table:table-cell>
          <table:table-cell table:number-columns-repeated="2"/>
          <table:table-cell table:formula="of:=AVERAGE([.A208:.E208])" office:value-type="float" office:value="3149" calcext:value-type="float">
            <text:p>3149</text:p>
          </table:table-cell>
          <table:table-cell table:formula="of:=AVERAGE([.G208:.K208])" office:value-type="float" office:value="1945.678" calcext:value-type="float">
            <text:p>1945.678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3427" calcext:value-type="float">
            <text:p>3427</text:p>
          </table:table-cell>
          <table:table-cell office:value-type="float" office:value="2932" calcext:value-type="float">
            <text:p>2932</text:p>
          </table:table-cell>
          <table:table-cell office:value-type="float" office:value="3157" calcext:value-type="float">
            <text:p>3157</text:p>
          </table:table-cell>
          <table:table-cell office:value-type="float" office:value="2967" calcext:value-type="float">
            <text:p>2967</text:p>
          </table:table-cell>
          <table:table-cell/>
          <table:table-cell office:value-type="float" office:value="1913.69" calcext:value-type="float">
            <text:p>1913.69</text:p>
          </table:table-cell>
          <table:table-cell office:value-type="float" office:value="2298.21" calcext:value-type="float">
            <text:p>2298.21</text:p>
          </table:table-cell>
          <table:table-cell office:value-type="float" office:value="1671.86" calcext:value-type="float">
            <text:p>1671.86</text:p>
          </table:table-cell>
          <table:table-cell office:value-type="float" office:value="1833.02" calcext:value-type="float">
            <text:p>1833.02</text:p>
          </table:table-cell>
          <table:table-cell office:value-type="float" office:value="1908.79" calcext:value-type="float">
            <text:p>1908.79</text:p>
          </table:table-cell>
          <table:table-cell table:number-columns-repeated="2"/>
          <table:table-cell table:formula="of:=AVERAGE([.A209:.E209])" office:value-type="float" office:value="3151" calcext:value-type="float">
            <text:p>3151</text:p>
          </table:table-cell>
          <table:table-cell table:formula="of:=AVERAGE([.G209:.K209])" office:value-type="float" office:value="1925.114" calcext:value-type="float">
            <text:p>1925.114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3522" calcext:value-type="float">
            <text:p>3522</text:p>
          </table:table-cell>
          <table:table-cell office:value-type="float" office:value="2685" calcext:value-type="float">
            <text:p>2685</text:p>
          </table:table-cell>
          <table:table-cell office:value-type="float" office:value="3212" calcext:value-type="float">
            <text:p>3212</text:p>
          </table:table-cell>
          <table:table-cell office:value-type="float" office:value="3277" calcext:value-type="float">
            <text:p>3277</text:p>
          </table:table-cell>
          <table:table-cell/>
          <table:table-cell office:value-type="float" office:value="1935.04" calcext:value-type="float">
            <text:p>1935.04</text:p>
          </table:table-cell>
          <table:table-cell office:value-type="float" office:value="2452.57" calcext:value-type="float">
            <text:p>2452.57</text:p>
          </table:table-cell>
          <table:table-cell office:value-type="float" office:value="1692.94" calcext:value-type="float">
            <text:p>1692.94</text:p>
          </table:table-cell>
          <table:table-cell office:value-type="float" office:value="1905.08" calcext:value-type="float">
            <text:p>1905.08</text:p>
          </table:table-cell>
          <table:table-cell office:value-type="float" office:value="1922.75" calcext:value-type="float">
            <text:p>1922.75</text:p>
          </table:table-cell>
          <table:table-cell table:number-columns-repeated="2"/>
          <table:table-cell table:formula="of:=AVERAGE([.A210:.E210])" office:value-type="float" office:value="3253.6" calcext:value-type="float">
            <text:p>3253.6</text:p>
          </table:table-cell>
          <table:table-cell table:formula="of:=AVERAGE([.G210:.K210])" office:value-type="float" office:value="1981.676" calcext:value-type="float">
            <text:p>1981.676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3432" calcext:value-type="float">
            <text:p>3432</text:p>
          </table:table-cell>
          <table:table-cell office:value-type="float" office:value="2777" calcext:value-type="float">
            <text:p>2777</text:p>
          </table:table-cell>
          <table:table-cell office:value-type="float" office:value="3417" calcext:value-type="float">
            <text:p>3417</text:p>
          </table:table-cell>
          <table:table-cell office:value-type="float" office:value="2817" calcext:value-type="float">
            <text:p>2817</text:p>
          </table:table-cell>
          <table:table-cell/>
          <table:table-cell office:value-type="float" office:value="1926.3" calcext:value-type="float">
            <text:p>1926.3</text:p>
          </table:table-cell>
          <table:table-cell office:value-type="float" office:value="2475.43" calcext:value-type="float">
            <text:p>2475.43</text:p>
          </table:table-cell>
          <table:table-cell office:value-type="float" office:value="1733.68" calcext:value-type="float">
            <text:p>1733.68</text:p>
          </table:table-cell>
          <table:table-cell office:value-type="float" office:value="1859.77" calcext:value-type="float">
            <text:p>1859.77</text:p>
          </table:table-cell>
          <table:table-cell office:value-type="float" office:value="1686.22" calcext:value-type="float">
            <text:p>1686.22</text:p>
          </table:table-cell>
          <table:table-cell table:number-columns-repeated="2"/>
          <table:table-cell table:formula="of:=AVERAGE([.A211:.E211])" office:value-type="float" office:value="3168" calcext:value-type="float">
            <text:p>3168</text:p>
          </table:table-cell>
          <table:table-cell table:formula="of:=AVERAGE([.G211:.K211])" office:value-type="float" office:value="1936.28" calcext:value-type="float">
            <text:p>1936.28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3497" calcext:value-type="float">
            <text:p>3497</text:p>
          </table:table-cell>
          <table:table-cell office:value-type="float" office:value="2752" calcext:value-type="float">
            <text:p>2752</text:p>
          </table:table-cell>
          <table:table-cell office:value-type="float" office:value="3332" calcext:value-type="float">
            <text:p>3332</text:p>
          </table:table-cell>
          <table:table-cell office:value-type="float" office:value="3047" calcext:value-type="float">
            <text:p>3047</text:p>
          </table:table-cell>
          <table:table-cell/>
          <table:table-cell office:value-type="float" office:value="1972.95" calcext:value-type="float">
            <text:p>1972.95</text:p>
          </table:table-cell>
          <table:table-cell office:value-type="float" office:value="2395.7" calcext:value-type="float">
            <text:p>2395.7</text:p>
          </table:table-cell>
          <table:table-cell office:value-type="float" office:value="1778.14" calcext:value-type="float">
            <text:p>1778.14</text:p>
          </table:table-cell>
          <table:table-cell office:value-type="float" office:value="1987.82" calcext:value-type="float">
            <text:p>1987.82</text:p>
          </table:table-cell>
          <table:table-cell office:value-type="float" office:value="1717.35" calcext:value-type="float">
            <text:p>1717.35</text:p>
          </table:table-cell>
          <table:table-cell table:number-columns-repeated="2"/>
          <table:table-cell table:formula="of:=AVERAGE([.A212:.E212])" office:value-type="float" office:value="3193" calcext:value-type="float">
            <text:p>3193</text:p>
          </table:table-cell>
          <table:table-cell table:formula="of:=AVERAGE([.G212:.K212])" office:value-type="float" office:value="1970.392" calcext:value-type="float">
            <text:p>1970.392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3502" calcext:value-type="float">
            <text:p>3502</text:p>
          </table:table-cell>
          <table:table-cell office:value-type="float" office:value="3177" calcext:value-type="float">
            <text:p>3177</text:p>
          </table:table-cell>
          <table:table-cell office:value-type="float" office:value="2982" calcext:value-type="float">
            <text:p>2982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2130.41" calcext:value-type="float">
            <text:p>2130.41</text:p>
          </table:table-cell>
          <table:table-cell office:value-type="float" office:value="2515.89" calcext:value-type="float">
            <text:p>2515.89</text:p>
          </table:table-cell>
          <table:table-cell office:value-type="float" office:value="1713.49" calcext:value-type="float">
            <text:p>1713.49</text:p>
          </table:table-cell>
          <table:table-cell office:value-type="float" office:value="2014.61" calcext:value-type="float">
            <text:p>2014.61</text:p>
          </table:table-cell>
          <table:table-cell office:value-type="float" office:value="1836.95" calcext:value-type="float">
            <text:p>1836.95</text:p>
          </table:table-cell>
          <table:table-cell table:number-columns-repeated="2"/>
          <table:table-cell table:formula="of:=AVERAGE([.A213:.E213])" office:value-type="float" office:value="3279" calcext:value-type="float">
            <text:p>3279</text:p>
          </table:table-cell>
          <table:table-cell table:formula="of:=AVERAGE([.G213:.K213])" office:value-type="float" office:value="2042.27" calcext:value-type="float">
            <text:p>2042.27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3737" calcext:value-type="float">
            <text:p>3737</text:p>
          </table:table-cell>
          <table:table-cell office:value-type="float" office:value="2707" calcext:value-type="float">
            <text:p>2707</text:p>
          </table:table-cell>
          <table:table-cell office:value-type="float" office:value="2907" calcext:value-type="float">
            <text:p>2907</text:p>
          </table:table-cell>
          <table:table-cell office:value-type="float" office:value="2987" calcext:value-type="float">
            <text:p>2987</text:p>
          </table:table-cell>
          <table:table-cell/>
          <table:table-cell office:value-type="float" office:value="2063.26" calcext:value-type="float">
            <text:p>2063.26</text:p>
          </table:table-cell>
          <table:table-cell office:value-type="float" office:value="2475.12" calcext:value-type="float">
            <text:p>2475.12</text:p>
          </table:table-cell>
          <table:table-cell office:value-type="float" office:value="1720.04" calcext:value-type="float">
            <text:p>1720.04</text:p>
          </table:table-cell>
          <table:table-cell office:value-type="float" office:value="1873.35" calcext:value-type="float">
            <text:p>1873.35</text:p>
          </table:table-cell>
          <table:table-cell office:value-type="float" office:value="1887.95" calcext:value-type="float">
            <text:p>1887.95</text:p>
          </table:table-cell>
          <table:table-cell table:number-columns-repeated="2"/>
          <table:table-cell table:formula="of:=AVERAGE([.A214:.E214])" office:value-type="float" office:value="3225" calcext:value-type="float">
            <text:p>3225</text:p>
          </table:table-cell>
          <table:table-cell table:formula="of:=AVERAGE([.G214:.K214])" office:value-type="float" office:value="2003.944" calcext:value-type="float">
            <text:p>2003.944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3602" calcext:value-type="float">
            <text:p>3602</text:p>
          </table:table-cell>
          <table:table-cell office:value-type="float" office:value="2827" calcext:value-type="float">
            <text:p>2827</text:p>
          </table:table-cell>
          <table:table-cell office:value-type="float" office:value="2897" calcext:value-type="float">
            <text:p>2897</text:p>
          </table:table-cell>
          <table:table-cell office:value-type="float" office:value="3142" calcext:value-type="float">
            <text:p>3142</text:p>
          </table:table-cell>
          <table:table-cell/>
          <table:table-cell office:value-type="float" office:value="2038.73" calcext:value-type="float">
            <text:p>2038.73</text:p>
          </table:table-cell>
          <table:table-cell office:value-type="float" office:value="2486.53" calcext:value-type="float">
            <text:p>2486.53</text:p>
          </table:table-cell>
          <table:table-cell office:value-type="float" office:value="1861.62" calcext:value-type="float">
            <text:p>1861.62</text:p>
          </table:table-cell>
          <table:table-cell office:value-type="float" office:value="1864.62" calcext:value-type="float">
            <text:p>1864.62</text:p>
          </table:table-cell>
          <table:table-cell office:value-type="float" office:value="1816.04" calcext:value-type="float">
            <text:p>1816.04</text:p>
          </table:table-cell>
          <table:table-cell table:number-columns-repeated="2"/>
          <table:table-cell table:formula="of:=AVERAGE([.A215:.E215])" office:value-type="float" office:value="3204" calcext:value-type="float">
            <text:p>3204</text:p>
          </table:table-cell>
          <table:table-cell table:formula="of:=AVERAGE([.G215:.K215])" office:value-type="float" office:value="2013.508" calcext:value-type="float">
            <text:p>2013.508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3547" calcext:value-type="float">
            <text:p>3547</text:p>
          </table:table-cell>
          <table:table-cell office:value-type="float" office:value="2897" calcext:value-type="float">
            <text:p>2897</text:p>
          </table:table-cell>
          <table:table-cell office:value-type="float" office:value="2987" calcext:value-type="float">
            <text:p>2987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1999.53" calcext:value-type="float">
            <text:p>1999.53</text:p>
          </table:table-cell>
          <table:table-cell office:value-type="float" office:value="2504.95" calcext:value-type="float">
            <text:p>2504.95</text:p>
          </table:table-cell>
          <table:table-cell office:value-type="float" office:value="1799.74" calcext:value-type="float">
            <text:p>1799.74</text:p>
          </table:table-cell>
          <table:table-cell office:value-type="float" office:value="1835.57" calcext:value-type="float">
            <text:p>1835.57</text:p>
          </table:table-cell>
          <table:table-cell office:value-type="float" office:value="2009.68" calcext:value-type="float">
            <text:p>2009.68</text:p>
          </table:table-cell>
          <table:table-cell table:number-columns-repeated="2"/>
          <table:table-cell table:formula="of:=AVERAGE([.A216:.E216])" office:value-type="float" office:value="3193" calcext:value-type="float">
            <text:p>3193</text:p>
          </table:table-cell>
          <table:table-cell table:formula="of:=AVERAGE([.G216:.K216])" office:value-type="float" office:value="2029.894" calcext:value-type="float">
            <text:p>2029.894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3737" calcext:value-type="float">
            <text:p>3737</text:p>
          </table:table-cell>
          <table:table-cell office:value-type="float" office:value="2707" calcext:value-type="float">
            <text:p>2707</text:p>
          </table:table-cell>
          <table:table-cell office:value-type="float" office:value="2994" calcext:value-type="float">
            <text:p>2994</text:p>
          </table:table-cell>
          <table:table-cell office:value-type="float" office:value="3597" calcext:value-type="float">
            <text:p>3597</text:p>
          </table:table-cell>
          <table:table-cell/>
          <table:table-cell office:value-type="float" office:value="2037.36" calcext:value-type="float">
            <text:p>2037.36</text:p>
          </table:table-cell>
          <table:table-cell office:value-type="float" office:value="2453.04" calcext:value-type="float">
            <text:p>2453.04</text:p>
          </table:table-cell>
          <table:table-cell office:value-type="float" office:value="1822.95" calcext:value-type="float">
            <text:p>1822.95</text:p>
          </table:table-cell>
          <table:table-cell office:value-type="float" office:value="1771.52" calcext:value-type="float">
            <text:p>1771.52</text:p>
          </table:table-cell>
          <table:table-cell office:value-type="float" office:value="1932.35" calcext:value-type="float">
            <text:p>1932.35</text:p>
          </table:table-cell>
          <table:table-cell table:number-columns-repeated="2"/>
          <table:table-cell table:formula="of:=AVERAGE([.A217:.E217])" office:value-type="float" office:value="3301.4" calcext:value-type="float">
            <text:p>3301.4</text:p>
          </table:table-cell>
          <table:table-cell table:formula="of:=AVERAGE([.G217:.K217])" office:value-type="float" office:value="2003.444" calcext:value-type="float">
            <text:p>2003.444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3532" calcext:value-type="float">
            <text:p>3532</text:p>
          </table:table-cell>
          <table:table-cell office:value-type="float" office:value="3019" calcext:value-type="float">
            <text:p>3019</text:p>
          </table:table-cell>
          <table:table-cell office:value-type="float" office:value="3092" calcext:value-type="float">
            <text:p>3092</text:p>
          </table:table-cell>
          <table:table-cell office:value-type="float" office:value="3062" calcext:value-type="float">
            <text:p>3062</text:p>
          </table:table-cell>
          <table:table-cell/>
          <table:table-cell office:value-type="float" office:value="2048.62" calcext:value-type="float">
            <text:p>2048.62</text:p>
          </table:table-cell>
          <table:table-cell office:value-type="float" office:value="2582.53" calcext:value-type="float">
            <text:p>2582.53</text:p>
          </table:table-cell>
          <table:table-cell office:value-type="float" office:value="1858.09" calcext:value-type="float">
            <text:p>1858.09</text:p>
          </table:table-cell>
          <table:table-cell office:value-type="float" office:value="1857.83" calcext:value-type="float">
            <text:p>1857.83</text:p>
          </table:table-cell>
          <table:table-cell office:value-type="float" office:value="1954.73" calcext:value-type="float">
            <text:p>1954.73</text:p>
          </table:table-cell>
          <table:table-cell table:number-columns-repeated="2"/>
          <table:table-cell table:formula="of:=AVERAGE([.A218:.E218])" office:value-type="float" office:value="3200.4" calcext:value-type="float">
            <text:p>3200.4</text:p>
          </table:table-cell>
          <table:table-cell table:formula="of:=AVERAGE([.G218:.K218])" office:value-type="float" office:value="2060.36" calcext:value-type="float">
            <text:p>2060.36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3512" calcext:value-type="float">
            <text:p>3512</text:p>
          </table:table-cell>
          <table:table-cell office:value-type="float" office:value="2737" calcext:value-type="float">
            <text:p>2737</text:p>
          </table:table-cell>
          <table:table-cell office:value-type="float" office:value="2902" calcext:value-type="float">
            <text:p>2902</text:p>
          </table:table-cell>
          <table:table-cell office:value-type="float" office:value="2862" calcext:value-type="float">
            <text:p>2862</text:p>
          </table:table-cell>
          <table:table-cell/>
          <table:table-cell office:value-type="float" office:value="2057.82" calcext:value-type="float">
            <text:p>2057.82</text:p>
          </table:table-cell>
          <table:table-cell office:value-type="float" office:value="2551.49" calcext:value-type="float">
            <text:p>2551.49</text:p>
          </table:table-cell>
          <table:table-cell office:value-type="float" office:value="1785.42" calcext:value-type="float">
            <text:p>1785.42</text:p>
          </table:table-cell>
          <table:table-cell office:value-type="float" office:value="1893.73" calcext:value-type="float">
            <text:p>1893.73</text:p>
          </table:table-cell>
          <table:table-cell office:value-type="float" office:value="1876.9" calcext:value-type="float">
            <text:p>1876.9</text:p>
          </table:table-cell>
          <table:table-cell table:number-columns-repeated="2"/>
          <table:table-cell table:formula="of:=AVERAGE([.A219:.E219])" office:value-type="float" office:value="3187" calcext:value-type="float">
            <text:p>3187</text:p>
          </table:table-cell>
          <table:table-cell table:formula="of:=AVERAGE([.G219:.K219])" office:value-type="float" office:value="2033.072" calcext:value-type="float">
            <text:p>2033.072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3587" calcext:value-type="float">
            <text:p>3587</text:p>
          </table:table-cell>
          <table:table-cell office:value-type="float" office:value="3147" calcext:value-type="float">
            <text:p>3147</text:p>
          </table:table-cell>
          <table:table-cell office:value-type="float" office:value="2882" calcext:value-type="float">
            <text:p>2882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float" office:value="2058.07" calcext:value-type="float">
            <text:p>2058.07</text:p>
          </table:table-cell>
          <table:table-cell office:value-type="float" office:value="2500.54" calcext:value-type="float">
            <text:p>2500.54</text:p>
          </table:table-cell>
          <table:table-cell office:value-type="float" office:value="1828.85" calcext:value-type="float">
            <text:p>1828.85</text:p>
          </table:table-cell>
          <table:table-cell office:value-type="float" office:value="1893.75" calcext:value-type="float">
            <text:p>1893.75</text:p>
          </table:table-cell>
          <table:table-cell office:value-type="float" office:value="1956.32" calcext:value-type="float">
            <text:p>1956.32</text:p>
          </table:table-cell>
          <table:table-cell table:number-columns-repeated="2"/>
          <table:table-cell table:formula="of:=AVERAGE([.A220:.E220])" office:value-type="float" office:value="3280.8" calcext:value-type="float">
            <text:p>3280.8</text:p>
          </table:table-cell>
          <table:table-cell table:formula="of:=AVERAGE([.G220:.K220])" office:value-type="float" office:value="2047.506" calcext:value-type="float">
            <text:p>2047.506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3487" calcext:value-type="float">
            <text:p>3487</text:p>
          </table:table-cell>
          <table:table-cell office:value-type="float" office:value="3097" calcext:value-type="float">
            <text:p>3097</text:p>
          </table:table-cell>
          <table:table-cell office:value-type="float" office:value="3012" calcext:value-type="float">
            <text:p>3012</text:p>
          </table:table-cell>
          <table:table-cell office:value-type="float" office:value="2947" calcext:value-type="float">
            <text:p>2947</text:p>
          </table:table-cell>
          <table:table-cell/>
          <table:table-cell office:value-type="float" office:value="2103.73" calcext:value-type="float">
            <text:p>2103.73</text:p>
          </table:table-cell>
          <table:table-cell office:value-type="float" office:value="2447.55" calcext:value-type="float">
            <text:p>2447.55</text:p>
          </table:table-cell>
          <table:table-cell office:value-type="float" office:value="1754.99" calcext:value-type="float">
            <text:p>1754.99</text:p>
          </table:table-cell>
          <table:table-cell office:value-type="float" office:value="1837.79" calcext:value-type="float">
            <text:p>1837.79</text:p>
          </table:table-cell>
          <table:table-cell office:value-type="float" office:value="1999.24" calcext:value-type="float">
            <text:p>1999.24</text:p>
          </table:table-cell>
          <table:table-cell table:number-columns-repeated="2"/>
          <table:table-cell table:formula="of:=AVERAGE([.A221:.E221])" office:value-type="float" office:value="3268" calcext:value-type="float">
            <text:p>3268</text:p>
          </table:table-cell>
          <table:table-cell table:formula="of:=AVERAGE([.G221:.K221])" office:value-type="float" office:value="2028.66" calcext:value-type="float">
            <text:p>2028.66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3602" calcext:value-type="float">
            <text:p>3602</text:p>
          </table:table-cell>
          <table:table-cell office:value-type="float" office:value="3082" calcext:value-type="float">
            <text:p>3082</text:p>
          </table:table-cell>
          <table:table-cell office:value-type="float" office:value="2932" calcext:value-type="float">
            <text:p>2932</text:p>
          </table:table-cell>
          <table:table-cell office:value-type="float" office:value="3507" calcext:value-type="float">
            <text:p>3507</text:p>
          </table:table-cell>
          <table:table-cell/>
          <table:table-cell office:value-type="float" office:value="2088.36" calcext:value-type="float">
            <text:p>2088.36</text:p>
          </table:table-cell>
          <table:table-cell office:value-type="float" office:value="2501.98" calcext:value-type="float">
            <text:p>2501.98</text:p>
          </table:table-cell>
          <table:table-cell office:value-type="float" office:value="1699.09" calcext:value-type="float">
            <text:p>1699.09</text:p>
          </table:table-cell>
          <table:table-cell office:value-type="float" office:value="1873.09" calcext:value-type="float">
            <text:p>1873.09</text:p>
          </table:table-cell>
          <table:table-cell office:value-type="float" office:value="2022.35" calcext:value-type="float">
            <text:p>2022.35</text:p>
          </table:table-cell>
          <table:table-cell table:number-columns-repeated="2"/>
          <table:table-cell table:formula="of:=AVERAGE([.A222:.E222])" office:value-type="float" office:value="3375" calcext:value-type="float">
            <text:p>3375</text:p>
          </table:table-cell>
          <table:table-cell table:formula="of:=AVERAGE([.G222:.K222])" office:value-type="float" office:value="2036.974" calcext:value-type="float">
            <text:p>2036.974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3447" calcext:value-type="float">
            <text:p>3447</text:p>
          </table:table-cell>
          <table:table-cell office:value-type="float" office:value="2787" calcext:value-type="float">
            <text:p>2787</text:p>
          </table:table-cell>
          <table:table-cell office:value-type="float" office:value="3202" calcext:value-type="float">
            <text:p>3202</text:p>
          </table:table-cell>
          <table:table-cell office:value-type="float" office:value="3047" calcext:value-type="float">
            <text:p>3047</text:p>
          </table:table-cell>
          <table:table-cell/>
          <table:table-cell office:value-type="float" office:value="2040.28" calcext:value-type="float">
            <text:p>2040.28</text:p>
          </table:table-cell>
          <table:table-cell office:value-type="float" office:value="2553.94" calcext:value-type="float">
            <text:p>2553.94</text:p>
          </table:table-cell>
          <table:table-cell office:value-type="float" office:value="1736.57" calcext:value-type="float">
            <text:p>1736.57</text:p>
          </table:table-cell>
          <table:table-cell office:value-type="float" office:value="1775.26" calcext:value-type="float">
            <text:p>1775.26</text:p>
          </table:table-cell>
          <table:table-cell office:value-type="float" office:value="2003.01" calcext:value-type="float">
            <text:p>2003.01</text:p>
          </table:table-cell>
          <table:table-cell table:number-columns-repeated="2"/>
          <table:table-cell table:formula="of:=AVERAGE([.A223:.E223])" office:value-type="float" office:value="3206" calcext:value-type="float">
            <text:p>3206</text:p>
          </table:table-cell>
          <table:table-cell table:formula="of:=AVERAGE([.G223:.K223])" office:value-type="float" office:value="2021.812" calcext:value-type="float">
            <text:p>2021.812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3782" calcext:value-type="float">
            <text:p>3782</text:p>
          </table:table-cell>
          <table:table-cell office:value-type="float" office:value="2802" calcext:value-type="float">
            <text:p>2802</text:p>
          </table:table-cell>
          <table:table-cell office:value-type="float" office:value="3267" calcext:value-type="float">
            <text:p>3267</text:p>
          </table:table-cell>
          <table:table-cell office:value-type="float" office:value="3052" calcext:value-type="float">
            <text:p>3052</text:p>
          </table:table-cell>
          <table:table-cell/>
          <table:table-cell office:value-type="float" office:value="1980.31" calcext:value-type="float">
            <text:p>1980.31</text:p>
          </table:table-cell>
          <table:table-cell office:value-type="float" office:value="2595.43" calcext:value-type="float">
            <text:p>2595.43</text:p>
          </table:table-cell>
          <table:table-cell office:value-type="float" office:value="1793.55" calcext:value-type="float">
            <text:p>1793.55</text:p>
          </table:table-cell>
          <table:table-cell office:value-type="float" office:value="1903.74" calcext:value-type="float">
            <text:p>1903.74</text:p>
          </table:table-cell>
          <table:table-cell office:value-type="float" office:value="1896.2" calcext:value-type="float">
            <text:p>1896.2</text:p>
          </table:table-cell>
          <table:table-cell table:number-columns-repeated="2"/>
          <table:table-cell table:formula="of:=AVERAGE([.A224:.E224])" office:value-type="float" office:value="3351" calcext:value-type="float">
            <text:p>3351</text:p>
          </table:table-cell>
          <table:table-cell table:formula="of:=AVERAGE([.G224:.K224])" office:value-type="float" office:value="2033.846" calcext:value-type="float">
            <text:p>2033.846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3463" calcext:value-type="float">
            <text:p>3463</text:p>
          </table:table-cell>
          <table:table-cell office:value-type="float" office:value="2962" calcext:value-type="float">
            <text:p>2962</text:p>
          </table:table-cell>
          <table:table-cell office:value-type="float" office:value="3067" calcext:value-type="float">
            <text:p>3067</text:p>
          </table:table-cell>
          <table:table-cell office:value-type="float" office:value="2945" calcext:value-type="float">
            <text:p>2945</text:p>
          </table:table-cell>
          <table:table-cell/>
          <table:table-cell office:value-type="float" office:value="2029.05" calcext:value-type="float">
            <text:p>2029.05</text:p>
          </table:table-cell>
          <table:table-cell office:value-type="float" office:value="2584.1" calcext:value-type="float">
            <text:p>2584.1</text:p>
          </table:table-cell>
          <table:table-cell office:value-type="float" office:value="1800.5" calcext:value-type="float">
            <text:p>1800.5</text:p>
          </table:table-cell>
          <table:table-cell office:value-type="float" office:value="1934.78" calcext:value-type="float">
            <text:p>1934.78</text:p>
          </table:table-cell>
          <table:table-cell office:value-type="float" office:value="1979.25" calcext:value-type="float">
            <text:p>1979.25</text:p>
          </table:table-cell>
          <table:table-cell table:number-columns-repeated="2"/>
          <table:table-cell table:formula="of:=AVERAGE([.A225:.E225])" office:value-type="float" office:value="3170.8" calcext:value-type="float">
            <text:p>3170.8</text:p>
          </table:table-cell>
          <table:table-cell table:formula="of:=AVERAGE([.G225:.K225])" office:value-type="float" office:value="2065.536" calcext:value-type="float">
            <text:p>2065.536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3462" calcext:value-type="float">
            <text:p>3462</text:p>
          </table:table-cell>
          <table:table-cell office:value-type="float" office:value="2627" calcext:value-type="float">
            <text:p>2627</text:p>
          </table:table-cell>
          <table:table-cell office:value-type="float" office:value="3057" calcext:value-type="float">
            <text:p>3057</text:p>
          </table:table-cell>
          <table:table-cell office:value-type="float" office:value="3052" calcext:value-type="float">
            <text:p>3052</text:p>
          </table:table-cell>
          <table:table-cell/>
          <table:table-cell office:value-type="float" office:value="1925.52" calcext:value-type="float">
            <text:p>1925.52</text:p>
          </table:table-cell>
          <table:table-cell office:value-type="float" office:value="2571.78" calcext:value-type="float">
            <text:p>2571.78</text:p>
          </table:table-cell>
          <table:table-cell office:value-type="float" office:value="1795.45" calcext:value-type="float">
            <text:p>1795.45</text:p>
          </table:table-cell>
          <table:table-cell office:value-type="float" office:value="1924.5" calcext:value-type="float">
            <text:p>1924.5</text:p>
          </table:table-cell>
          <table:table-cell office:value-type="float" office:value="2044.87" calcext:value-type="float">
            <text:p>2044.87</text:p>
          </table:table-cell>
          <table:table-cell table:number-columns-repeated="2"/>
          <table:table-cell table:formula="of:=AVERAGE([.A226:.E226])" office:value-type="float" office:value="3110" calcext:value-type="float">
            <text:p>3110</text:p>
          </table:table-cell>
          <table:table-cell table:formula="of:=AVERAGE([.G226:.K226])" office:value-type="float" office:value="2052.424" calcext:value-type="float">
            <text:p>2052.424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3662" calcext:value-type="float">
            <text:p>3662</text:p>
          </table:table-cell>
          <table:table-cell office:value-type="float" office:value="3202" calcext:value-type="float">
            <text:p>3202</text:p>
          </table:table-cell>
          <table:table-cell office:value-type="float" office:value="2737" calcext:value-type="float">
            <text:p>2737</text:p>
          </table:table-cell>
          <table:table-cell office:value-type="float" office:value="2967" calcext:value-type="float">
            <text:p>2967</text:p>
          </table:table-cell>
          <table:table-cell/>
          <table:table-cell office:value-type="float" office:value="1715.87" calcext:value-type="float">
            <text:p>1715.87</text:p>
          </table:table-cell>
          <table:table-cell office:value-type="float" office:value="2518.19" calcext:value-type="float">
            <text:p>2518.19</text:p>
          </table:table-cell>
          <table:table-cell office:value-type="float" office:value="1801.59" calcext:value-type="float">
            <text:p>1801.59</text:p>
          </table:table-cell>
          <table:table-cell office:value-type="float" office:value="1870.18" calcext:value-type="float">
            <text:p>1870.18</text:p>
          </table:table-cell>
          <table:table-cell office:value-type="float" office:value="1841.22" calcext:value-type="float">
            <text:p>1841.22</text:p>
          </table:table-cell>
          <table:table-cell table:number-columns-repeated="2"/>
          <table:table-cell table:formula="of:=AVERAGE([.A227:.E227])" office:value-type="float" office:value="3227" calcext:value-type="float">
            <text:p>3227</text:p>
          </table:table-cell>
          <table:table-cell table:formula="of:=AVERAGE([.G227:.K227])" office:value-type="float" office:value="1949.41" calcext:value-type="float">
            <text:p>1949.41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3507" calcext:value-type="float">
            <text:p>3507</text:p>
          </table:table-cell>
          <table:table-cell office:value-type="float" office:value="2887" calcext:value-type="float">
            <text:p>2887</text:p>
          </table:table-cell>
          <table:table-cell office:value-type="float" office:value="2857" calcext:value-type="float">
            <text:p>2857</text:p>
          </table:table-cell>
          <table:table-cell office:value-type="float" office:value="3042" calcext:value-type="float">
            <text:p>3042</text:p>
          </table:table-cell>
          <table:table-cell/>
          <table:table-cell office:value-type="float" office:value="1921.05" calcext:value-type="float">
            <text:p>1921.05</text:p>
          </table:table-cell>
          <table:table-cell office:value-type="float" office:value="2554.26" calcext:value-type="float">
            <text:p>2554.26</text:p>
          </table:table-cell>
          <table:table-cell office:value-type="float" office:value="1777.89" calcext:value-type="float">
            <text:p>1777.89</text:p>
          </table:table-cell>
          <table:table-cell office:value-type="float" office:value="1905.59" calcext:value-type="float">
            <text:p>1905.59</text:p>
          </table:table-cell>
          <table:table-cell office:value-type="float" office:value="1846.93" calcext:value-type="float">
            <text:p>1846.93</text:p>
          </table:table-cell>
          <table:table-cell table:number-columns-repeated="2"/>
          <table:table-cell table:formula="of:=AVERAGE([.A228:.E228])" office:value-type="float" office:value="3170" calcext:value-type="float">
            <text:p>3170</text:p>
          </table:table-cell>
          <table:table-cell table:formula="of:=AVERAGE([.G228:.K228])" office:value-type="float" office:value="2001.144" calcext:value-type="float">
            <text:p>2001.144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4032" calcext:value-type="float">
            <text:p>4032</text:p>
          </table:table-cell>
          <table:table-cell office:value-type="float" office:value="3047" calcext:value-type="float">
            <text:p>3047</text:p>
          </table:table-cell>
          <table:table-cell office:value-type="float" office:value="3017" calcext:value-type="float">
            <text:p>3017</text:p>
          </table:table-cell>
          <table:table-cell office:value-type="float" office:value="3026" calcext:value-type="float">
            <text:p>3026</text:p>
          </table:table-cell>
          <table:table-cell/>
          <table:table-cell office:value-type="float" office:value="1900.13" calcext:value-type="float">
            <text:p>1900.13</text:p>
          </table:table-cell>
          <table:table-cell office:value-type="float" office:value="2594.34" calcext:value-type="float">
            <text:p>2594.34</text:p>
          </table:table-cell>
          <table:table-cell office:value-type="float" office:value="1854.32" calcext:value-type="float">
            <text:p>1854.32</text:p>
          </table:table-cell>
          <table:table-cell office:value-type="float" office:value="1976.4" calcext:value-type="float">
            <text:p>1976.4</text:p>
          </table:table-cell>
          <table:table-cell office:value-type="float" office:value="1885.93" calcext:value-type="float">
            <text:p>1885.93</text:p>
          </table:table-cell>
          <table:table-cell table:number-columns-repeated="2"/>
          <table:table-cell table:formula="of:=AVERAGE([.A229:.E229])" office:value-type="float" office:value="3326.8" calcext:value-type="float">
            <text:p>3326.8</text:p>
          </table:table-cell>
          <table:table-cell table:formula="of:=AVERAGE([.G229:.K229])" office:value-type="float" office:value="2042.224" calcext:value-type="float">
            <text:p>2042.224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3527" calcext:value-type="float">
            <text:p>3527</text:p>
          </table:table-cell>
          <table:table-cell office:value-type="float" office:value="2812" calcext:value-type="float">
            <text:p>2812</text:p>
          </table:table-cell>
          <table:table-cell office:value-type="float" office:value="2987" calcext:value-type="float">
            <text:p>2987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float" office:value="1942.46" calcext:value-type="float">
            <text:p>1942.46</text:p>
          </table:table-cell>
          <table:table-cell office:value-type="float" office:value="2510.23" calcext:value-type="float">
            <text:p>2510.23</text:p>
          </table:table-cell>
          <table:table-cell office:value-type="float" office:value="1737.43" calcext:value-type="float">
            <text:p>1737.43</text:p>
          </table:table-cell>
          <table:table-cell office:value-type="float" office:value="1907.64" calcext:value-type="float">
            <text:p>1907.64</text:p>
          </table:table-cell>
          <table:table-cell office:value-type="float" office:value="1804.59" calcext:value-type="float">
            <text:p>1804.59</text:p>
          </table:table-cell>
          <table:table-cell table:number-columns-repeated="2"/>
          <table:table-cell table:formula="of:=AVERAGE([.A230:.E230])" office:value-type="float" office:value="3213" calcext:value-type="float">
            <text:p>3213</text:p>
          </table:table-cell>
          <table:table-cell table:formula="of:=AVERAGE([.G230:.K230])" office:value-type="float" office:value="1980.47" calcext:value-type="float">
            <text:p>1980.47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3777" calcext:value-type="float">
            <text:p>3777</text:p>
          </table:table-cell>
          <table:table-cell office:value-type="float" office:value="3232" calcext:value-type="float">
            <text:p>3232</text:p>
          </table:table-cell>
          <table:table-cell office:value-type="float" office:value="3296" calcext:value-type="float">
            <text:p>3296</text:p>
          </table:table-cell>
          <table:table-cell office:value-type="float" office:value="2823" calcext:value-type="float">
            <text:p>2823</text:p>
          </table:table-cell>
          <table:table-cell/>
          <table:table-cell office:value-type="float" office:value="1889.52" calcext:value-type="float">
            <text:p>1889.52</text:p>
          </table:table-cell>
          <table:table-cell office:value-type="float" office:value="2583.99" calcext:value-type="float">
            <text:p>2583.99</text:p>
          </table:table-cell>
          <table:table-cell office:value-type="float" office:value="1701.15" calcext:value-type="float">
            <text:p>1701.15</text:p>
          </table:table-cell>
          <table:table-cell office:value-type="float" office:value="1996.67" calcext:value-type="float">
            <text:p>1996.67</text:p>
          </table:table-cell>
          <table:table-cell office:value-type="float" office:value="1937.32" calcext:value-type="float">
            <text:p>1937.32</text:p>
          </table:table-cell>
          <table:table-cell table:number-columns-repeated="2"/>
          <table:table-cell table:formula="of:=AVERAGE([.A231:.E231])" office:value-type="float" office:value="3340" calcext:value-type="float">
            <text:p>3340</text:p>
          </table:table-cell>
          <table:table-cell table:formula="of:=AVERAGE([.G231:.K231])" office:value-type="float" office:value="2021.73" calcext:value-type="float">
            <text:p>2021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1:29:03.333217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9:25:58.874336439</meta:creation-date>
    <dc:date>2016-08-22T11:31:41.092666476</dc:date>
    <meta:editing-duration>PT2H3M49S</meta:editing-duration>
    <meta:editing-cycles>20</meta:editing-cycles>
    <meta:generator>LibreOffice/4.2.8.2$Linux_X86_64 LibreOffice_project/420m0$Build-2</meta:generator>
    <meta:document-statistic meta:table-count="6" meta:cell-count="1461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shannonAvg_8.N1:shannonAvg_8.O301" chart:data-source-has-labels="row" svg:x="0.32cm" svg:y="0.18cm" svg:width="12.799cm" svg:height="8.64cm">
          <chartooo:coordinate-region svg:x="0.941cm" svg:y="0.379cm" svg:width="12.178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annonAvg_8.N2:shannonAvg_8.N301" chart:label-cell-address="shannonAvg_8.N1:shannonAvg_8.N1" chart:class="chart:line">
            <chart:data-point chart:repeated="300"/>
          </chart:series>
          <chart:series chart:style-name="ch7" chart:values-cell-range-address="shannonAvg_8.O2:shannonAvg_8.O301" chart:label-cell-address="shannonAvg_8.O1:shannonAvg_8.O1" chart:class="chart:line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shannonAvg_8.N1:shannonAvg_8.N1</svg:desc>
                </draw:g>
              </table:table-cell>
              <table:table-cell office:value-type="string">
                <text:p>average</text:p>
                <draw:g>
                  <svg:desc>shannonAvg_8.O1:shannonAvg_8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annonAvg_8.N2:shannonAvg_8.N301</svg:desc>
                </draw:g>
              </table:table-cell>
              <table:table-cell office:value-type="float" office:value="NaN">
                <text:p>NaN</text:p>
                <draw:g>
                  <svg:desc>shannonAvg_8.O2:shannonAvg_8.O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random_8.N1:random_8.O231" chart:data-source-has-labels="row" svg:x="0.32cm" svg:y="0.18cm" svg:width="12.799cm" svg:height="8.64cm">
          <chartooo:coordinate-region svg:x="1.312cm" svg:y="0.38cm" svg:width="11.717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_8.N2:random_8.N231" chart:label-cell-address="random_8.N1:random_8.N1" chart:class="chart:line">
            <chart:data-point chart:repeated="230"/>
          </chart:series>
          <chart:series chart:style-name="ch7" chart:values-cell-range-address="random_8.O2:random_8.O231" chart:label-cell-address="random_8.O1:random_8.O1" chart:class="chart:line">
            <chart:data-point chart:repeated="2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random_8.N1:random_8.N1</svg:desc>
                </draw:g>
              </table:table-cell>
              <table:table-cell office:value-type="string">
                <text:p>average</text:p>
                <draw:g>
                  <svg:desc>random_8.O1:random_8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0">
                <text:p>1790</text:p>
                <draw:g>
                  <svg:desc>random_8.N2:random_8.N231</svg:desc>
                </draw:g>
              </table:table-cell>
              <table:table-cell office:value-type="float" office:value="301.1">
                <text:p>301.1</text:p>
                <draw:g>
                  <svg:desc>random_8.O2:random_8.O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46">
                <text:p>1846</text:p>
              </table:table-cell>
              <table:table-cell office:value-type="float" office:value="675.988">
                <text:p>675.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8">
                <text:p>2078</text:p>
              </table:table-cell>
              <table:table-cell office:value-type="float" office:value="829.716">
                <text:p>829.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6">
                <text:p>2076</text:p>
              </table:table-cell>
              <table:table-cell office:value-type="float" office:value="964.704">
                <text:p>964.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37">
                <text:p>2237</text:p>
              </table:table-cell>
              <table:table-cell office:value-type="float" office:value="999.026">
                <text:p>999.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9">
                <text:p>2249</text:p>
              </table:table-cell>
              <table:table-cell office:value-type="float" office:value="1085.59">
                <text:p>1085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8">
                <text:p>2168</text:p>
              </table:table-cell>
              <table:table-cell office:value-type="float" office:value="1124.048">
                <text:p>1124.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9">
                <text:p>2369</text:p>
              </table:table-cell>
              <table:table-cell office:value-type="float" office:value="1106.644">
                <text:p>1106.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15.4">
                <text:p>2315.4</text:p>
              </table:table-cell>
              <table:table-cell office:value-type="float" office:value="1215.958">
                <text:p>1215.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5.2">
                <text:p>2305.2</text:p>
              </table:table-cell>
              <table:table-cell office:value-type="float" office:value="1127.744">
                <text:p>1127.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7">
                <text:p>2167</text:p>
              </table:table-cell>
              <table:table-cell office:value-type="float" office:value="1052.918">
                <text:p>1052.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8">
                <text:p>2318</text:p>
              </table:table-cell>
              <table:table-cell office:value-type="float" office:value="1257.57">
                <text:p>1257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9">
                <text:p>2499</text:p>
              </table:table-cell>
              <table:table-cell office:value-type="float" office:value="1311.66">
                <text:p>1311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3">
                <text:p>2363</text:p>
              </table:table-cell>
              <table:table-cell office:value-type="float" office:value="1276.036">
                <text:p>1276.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36">
                <text:p>2536</text:p>
              </table:table-cell>
              <table:table-cell office:value-type="float" office:value="1368.288">
                <text:p>1368.2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99">
                <text:p>2299</text:p>
              </table:table-cell>
              <table:table-cell office:value-type="float" office:value="1259.432">
                <text:p>1259.4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22.4">
                <text:p>2322.4</text:p>
              </table:table-cell>
              <table:table-cell office:value-type="float" office:value="1291.982">
                <text:p>1291.9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5.6">
                <text:p>2375.6</text:p>
              </table:table-cell>
              <table:table-cell office:value-type="float" office:value="1318.074">
                <text:p>1318.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75">
                <text:p>2375</text:p>
              </table:table-cell>
              <table:table-cell office:value-type="float" office:value="1293.99">
                <text:p>1293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20">
                <text:p>2420</text:p>
              </table:table-cell>
              <table:table-cell office:value-type="float" office:value="1368.43">
                <text:p>1368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33">
                <text:p>2433</text:p>
              </table:table-cell>
              <table:table-cell office:value-type="float" office:value="1365.616">
                <text:p>1365.6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08.2">
                <text:p>2508.2</text:p>
              </table:table-cell>
              <table:table-cell office:value-type="float" office:value="1328.838">
                <text:p>1328.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2">
                <text:p>2552</text:p>
              </table:table-cell>
              <table:table-cell office:value-type="float" office:value="1397.376">
                <text:p>1397.3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62.4">
                <text:p>2462.4</text:p>
              </table:table-cell>
              <table:table-cell office:value-type="float" office:value="1366.28">
                <text:p>1366.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9">
                <text:p>2509</text:p>
              </table:table-cell>
              <table:table-cell office:value-type="float" office:value="1306.674">
                <text:p>1306.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1.8">
                <text:p>2511.8</text:p>
              </table:table-cell>
              <table:table-cell office:value-type="float" office:value="1289.228">
                <text:p>1289.2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58">
                <text:p>2458</text:p>
              </table:table-cell>
              <table:table-cell office:value-type="float" office:value="1303.608">
                <text:p>1303.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0">
                <text:p>2540</text:p>
              </table:table-cell>
              <table:table-cell office:value-type="float" office:value="1345.706">
                <text:p>1345.7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59">
                <text:p>2459</text:p>
              </table:table-cell>
              <table:table-cell office:value-type="float" office:value="1347.294">
                <text:p>1347.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09.2">
                <text:p>2509.2</text:p>
              </table:table-cell>
              <table:table-cell office:value-type="float" office:value="1361.726">
                <text:p>1361.7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90">
                <text:p>2490</text:p>
              </table:table-cell>
              <table:table-cell office:value-type="float" office:value="1422.73">
                <text:p>1422.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55.8">
                <text:p>2455.8</text:p>
              </table:table-cell>
              <table:table-cell office:value-type="float" office:value="1407.424">
                <text:p>1407.4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75">
                <text:p>2475</text:p>
              </table:table-cell>
              <table:table-cell office:value-type="float" office:value="1367.318">
                <text:p>1367.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66.6">
                <text:p>2366.6</text:p>
              </table:table-cell>
              <table:table-cell office:value-type="float" office:value="1353.8">
                <text:p>1353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71">
                <text:p>2371</text:p>
              </table:table-cell>
              <table:table-cell office:value-type="float" office:value="1412.23">
                <text:p>1412.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25">
                <text:p>2425</text:p>
              </table:table-cell>
              <table:table-cell office:value-type="float" office:value="1362.134">
                <text:p>1362.1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58">
                <text:p>2458</text:p>
              </table:table-cell>
              <table:table-cell office:value-type="float" office:value="1341.666">
                <text:p>1341.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98.8">
                <text:p>2398.8</text:p>
              </table:table-cell>
              <table:table-cell office:value-type="float" office:value="1401.09">
                <text:p>1401.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13">
                <text:p>2413</text:p>
              </table:table-cell>
              <table:table-cell office:value-type="float" office:value="1471.366">
                <text:p>1471.3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00">
                <text:p>2600</text:p>
              </table:table-cell>
              <table:table-cell office:value-type="float" office:value="1385.838">
                <text:p>1385.8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91">
                <text:p>2291</text:p>
              </table:table-cell>
              <table:table-cell office:value-type="float" office:value="1455.068">
                <text:p>1455.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22">
                <text:p>2422</text:p>
              </table:table-cell>
              <table:table-cell office:value-type="float" office:value="1408.784">
                <text:p>1408.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86.8">
                <text:p>2386.8</text:p>
              </table:table-cell>
              <table:table-cell office:value-type="float" office:value="1445.028">
                <text:p>1445.0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03">
                <text:p>2503</text:p>
              </table:table-cell>
              <table:table-cell office:value-type="float" office:value="1427.16">
                <text:p>1427.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47">
                <text:p>2447</text:p>
              </table:table-cell>
              <table:table-cell office:value-type="float" office:value="1467.352">
                <text:p>1467.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78">
                <text:p>2378</text:p>
              </table:table-cell>
              <table:table-cell office:value-type="float" office:value="1468.378">
                <text:p>1468.3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11">
                <text:p>2411</text:p>
              </table:table-cell>
              <table:table-cell office:value-type="float" office:value="1490.186">
                <text:p>1490.1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16">
                <text:p>2516</text:p>
              </table:table-cell>
              <table:table-cell office:value-type="float" office:value="1437.524">
                <text:p>1437.5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2">
                <text:p>2552</text:p>
              </table:table-cell>
              <table:table-cell office:value-type="float" office:value="1461.448">
                <text:p>1461.4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06">
                <text:p>2406</text:p>
              </table:table-cell>
              <table:table-cell office:value-type="float" office:value="1447.846">
                <text:p>1447.8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66">
                <text:p>2466</text:p>
              </table:table-cell>
              <table:table-cell office:value-type="float" office:value="1443.28">
                <text:p>1443.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39.2">
                <text:p>2439.2</text:p>
              </table:table-cell>
              <table:table-cell office:value-type="float" office:value="1444.732">
                <text:p>1444.7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73">
                <text:p>2473</text:p>
              </table:table-cell>
              <table:table-cell office:value-type="float" office:value="1395.528">
                <text:p>1395.5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69.6">
                <text:p>2469.6</text:p>
              </table:table-cell>
              <table:table-cell office:value-type="float" office:value="1481.296">
                <text:p>1481.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97.4">
                <text:p>2497.4</text:p>
              </table:table-cell>
              <table:table-cell office:value-type="float" office:value="1467.722">
                <text:p>1467.7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94">
                <text:p>2594</text:p>
              </table:table-cell>
              <table:table-cell office:value-type="float" office:value="1413.726">
                <text:p>1413.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94.8">
                <text:p>2494.8</text:p>
              </table:table-cell>
              <table:table-cell office:value-type="float" office:value="1451.36">
                <text:p>1451.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98">
                <text:p>2498</text:p>
              </table:table-cell>
              <table:table-cell office:value-type="float" office:value="1445.782">
                <text:p>1445.7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21">
                <text:p>2421</text:p>
              </table:table-cell>
              <table:table-cell office:value-type="float" office:value="1445.312">
                <text:p>1445.3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19">
                <text:p>2519</text:p>
              </table:table-cell>
              <table:table-cell office:value-type="float" office:value="1463.544">
                <text:p>1463.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11">
                <text:p>2511</text:p>
              </table:table-cell>
              <table:table-cell office:value-type="float" office:value="1461.746">
                <text:p>1461.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53">
                <text:p>2453</text:p>
              </table:table-cell>
              <table:table-cell office:value-type="float" office:value="1435.606">
                <text:p>1435.6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76">
                <text:p>2476</text:p>
              </table:table-cell>
              <table:table-cell office:value-type="float" office:value="1410.136">
                <text:p>1410.1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63.4">
                <text:p>2463.4</text:p>
              </table:table-cell>
              <table:table-cell office:value-type="float" office:value="1444.058">
                <text:p>1444.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13">
                <text:p>2413</text:p>
              </table:table-cell>
              <table:table-cell office:value-type="float" office:value="1441.442">
                <text:p>1441.4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04.4">
                <text:p>2404.4</text:p>
              </table:table-cell>
              <table:table-cell office:value-type="float" office:value="1398.742">
                <text:p>1398.7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14">
                <text:p>2514</text:p>
              </table:table-cell>
              <table:table-cell office:value-type="float" office:value="1423.428">
                <text:p>1423.4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78">
                <text:p>2478</text:p>
              </table:table-cell>
              <table:table-cell office:value-type="float" office:value="1391.586">
                <text:p>1391.5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96">
                <text:p>2396</text:p>
              </table:table-cell>
              <table:table-cell office:value-type="float" office:value="1453.676">
                <text:p>1453.6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46">
                <text:p>2446</text:p>
              </table:table-cell>
              <table:table-cell office:value-type="float" office:value="1444.968">
                <text:p>1444.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96">
                <text:p>2396</text:p>
              </table:table-cell>
              <table:table-cell office:value-type="float" office:value="1474.296">
                <text:p>1474.2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64">
                <text:p>2464</text:p>
              </table:table-cell>
              <table:table-cell office:value-type="float" office:value="1430.674">
                <text:p>1430.6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03">
                <text:p>2503</text:p>
              </table:table-cell>
              <table:table-cell office:value-type="float" office:value="1516.58">
                <text:p>1516.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28">
                <text:p>2528</text:p>
              </table:table-cell>
              <table:table-cell office:value-type="float" office:value="1474.812">
                <text:p>1474.8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39">
                <text:p>2439</text:p>
              </table:table-cell>
              <table:table-cell office:value-type="float" office:value="1462.82">
                <text:p>1462.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50">
                <text:p>2450</text:p>
              </table:table-cell>
              <table:table-cell office:value-type="float" office:value="1478.612">
                <text:p>1478.6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17.6">
                <text:p>2517.6</text:p>
              </table:table-cell>
              <table:table-cell office:value-type="float" office:value="1465.232">
                <text:p>1465.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12">
                <text:p>2512</text:p>
              </table:table-cell>
              <table:table-cell office:value-type="float" office:value="1522.622">
                <text:p>1522.6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19">
                <text:p>2419</text:p>
              </table:table-cell>
              <table:table-cell office:value-type="float" office:value="1486.124">
                <text:p>1486.1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48">
                <text:p>2548</text:p>
              </table:table-cell>
              <table:table-cell office:value-type="float" office:value="1459.67">
                <text:p>1459.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51.8">
                <text:p>2551.8</text:p>
              </table:table-cell>
              <table:table-cell office:value-type="float" office:value="1524.096">
                <text:p>1524.0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48.2">
                <text:p>2648.2</text:p>
              </table:table-cell>
              <table:table-cell office:value-type="float" office:value="1541.864">
                <text:p>1541.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71">
                <text:p>2471</text:p>
              </table:table-cell>
              <table:table-cell office:value-type="float" office:value="1498.622">
                <text:p>1498.6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32">
                <text:p>2432</text:p>
              </table:table-cell>
              <table:table-cell office:value-type="float" office:value="1489.836">
                <text:p>1489.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65">
                <text:p>2465</text:p>
              </table:table-cell>
              <table:table-cell office:value-type="float" office:value="1515.06">
                <text:p>1515.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99">
                <text:p>2499</text:p>
              </table:table-cell>
              <table:table-cell office:value-type="float" office:value="1512.198">
                <text:p>1512.1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59">
                <text:p>2459</text:p>
              </table:table-cell>
              <table:table-cell office:value-type="float" office:value="1540.87">
                <text:p>1540.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91">
                <text:p>2791</text:p>
              </table:table-cell>
              <table:table-cell office:value-type="float" office:value="1548.37">
                <text:p>1548.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64.8">
                <text:p>2564.8</text:p>
              </table:table-cell>
              <table:table-cell office:value-type="float" office:value="1521.698">
                <text:p>1521.6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50.6">
                <text:p>2450.6</text:p>
              </table:table-cell>
              <table:table-cell office:value-type="float" office:value="1439.516">
                <text:p>1439.5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45">
                <text:p>2445</text:p>
              </table:table-cell>
              <table:table-cell office:value-type="float" office:value="1523.956">
                <text:p>1523.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6.6">
                <text:p>2396.6</text:p>
              </table:table-cell>
              <table:table-cell office:value-type="float" office:value="1479.294">
                <text:p>1479.2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70">
                <text:p>2470</text:p>
              </table:table-cell>
              <table:table-cell office:value-type="float" office:value="1498.62">
                <text:p>1498.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94.2">
                <text:p>2594.2</text:p>
              </table:table-cell>
              <table:table-cell office:value-type="float" office:value="1492.242">
                <text:p>1492.2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28">
                <text:p>2528</text:p>
              </table:table-cell>
              <table:table-cell office:value-type="float" office:value="1524.084">
                <text:p>1524.0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35">
                <text:p>2535</text:p>
              </table:table-cell>
              <table:table-cell office:value-type="float" office:value="1521.878">
                <text:p>1521.8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89">
                <text:p>2489</text:p>
              </table:table-cell>
              <table:table-cell office:value-type="float" office:value="1442.818">
                <text:p>1442.8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83.8">
                <text:p>2583.8</text:p>
              </table:table-cell>
              <table:table-cell office:value-type="float" office:value="1565.554">
                <text:p>1565.5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36.4">
                <text:p>2636.4</text:p>
              </table:table-cell>
              <table:table-cell office:value-type="float" office:value="1547.374">
                <text:p>1547.3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96.6">
                <text:p>2496.6</text:p>
              </table:table-cell>
              <table:table-cell office:value-type="float" office:value="1508.026">
                <text:p>1508.0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95.8">
                <text:p>2495.8</text:p>
              </table:table-cell>
              <table:table-cell office:value-type="float" office:value="1546.98">
                <text:p>1546.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46.6">
                <text:p>2546.6</text:p>
              </table:table-cell>
              <table:table-cell office:value-type="float" office:value="1524.19">
                <text:p>1524.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47">
                <text:p>2547</text:p>
              </table:table-cell>
              <table:table-cell office:value-type="float" office:value="1534.65">
                <text:p>1534.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44">
                <text:p>2644</text:p>
              </table:table-cell>
              <table:table-cell office:value-type="float" office:value="1435.616">
                <text:p>1435.6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71">
                <text:p>2571</text:p>
              </table:table-cell>
              <table:table-cell office:value-type="float" office:value="1576.084">
                <text:p>1576.0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03">
                <text:p>2503</text:p>
              </table:table-cell>
              <table:table-cell office:value-type="float" office:value="1528.886">
                <text:p>1528.8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64.2">
                <text:p>2364.2</text:p>
              </table:table-cell>
              <table:table-cell office:value-type="float" office:value="1534.718">
                <text:p>1534.7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87.2">
                <text:p>2587.2</text:p>
              </table:table-cell>
              <table:table-cell office:value-type="float" office:value="1541.358">
                <text:p>1541.3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80">
                <text:p>2580</text:p>
              </table:table-cell>
              <table:table-cell office:value-type="float" office:value="1534.642">
                <text:p>1534.6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21">
                <text:p>2521</text:p>
              </table:table-cell>
              <table:table-cell office:value-type="float" office:value="1572.744">
                <text:p>1572.7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43">
                <text:p>2643</text:p>
              </table:table-cell>
              <table:table-cell office:value-type="float" office:value="1502.01">
                <text:p>1502.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15.4">
                <text:p>2715.4</text:p>
              </table:table-cell>
              <table:table-cell office:value-type="float" office:value="1558.598">
                <text:p>1558.5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92">
                <text:p>2692</text:p>
              </table:table-cell>
              <table:table-cell office:value-type="float" office:value="1572.504">
                <text:p>1572.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31">
                <text:p>2631</text:p>
              </table:table-cell>
              <table:table-cell office:value-type="float" office:value="1531.068">
                <text:p>1531.0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23">
                <text:p>2523</text:p>
              </table:table-cell>
              <table:table-cell office:value-type="float" office:value="1546.962">
                <text:p>1546.9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24">
                <text:p>2624</text:p>
              </table:table-cell>
              <table:table-cell office:value-type="float" office:value="1556.02">
                <text:p>1556.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89">
                <text:p>2589</text:p>
              </table:table-cell>
              <table:table-cell office:value-type="float" office:value="1537.182">
                <text:p>1537.1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61">
                <text:p>2561</text:p>
              </table:table-cell>
              <table:table-cell office:value-type="float" office:value="1581.784">
                <text:p>1581.7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35">
                <text:p>2535</text:p>
              </table:table-cell>
              <table:table-cell office:value-type="float" office:value="1549.44">
                <text:p>1549.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41">
                <text:p>2541</text:p>
              </table:table-cell>
              <table:table-cell office:value-type="float" office:value="1516.706">
                <text:p>1516.7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32">
                <text:p>2632</text:p>
              </table:table-cell>
              <table:table-cell office:value-type="float" office:value="1536.528">
                <text:p>1536.5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88">
                <text:p>2588</text:p>
              </table:table-cell>
              <table:table-cell office:value-type="float" office:value="1505.728">
                <text:p>1505.7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82">
                <text:p>2582</text:p>
              </table:table-cell>
              <table:table-cell office:value-type="float" office:value="1482.772">
                <text:p>1482.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81">
                <text:p>2681</text:p>
              </table:table-cell>
              <table:table-cell office:value-type="float" office:value="1458.668">
                <text:p>1458.6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4">
                <text:p>2604</text:p>
              </table:table-cell>
              <table:table-cell office:value-type="float" office:value="1514.602">
                <text:p>1514.6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31">
                <text:p>2531</text:p>
              </table:table-cell>
              <table:table-cell office:value-type="float" office:value="1568.33">
                <text:p>1568.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30.4">
                <text:p>2630.4</text:p>
              </table:table-cell>
              <table:table-cell office:value-type="float" office:value="1505.67">
                <text:p>1505.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15.4">
                <text:p>2615.4</text:p>
              </table:table-cell>
              <table:table-cell office:value-type="float" office:value="1591.284">
                <text:p>1591.2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8">
                <text:p>2588</text:p>
              </table:table-cell>
              <table:table-cell office:value-type="float" office:value="1543.762">
                <text:p>1543.7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14.4">
                <text:p>2614.4</text:p>
              </table:table-cell>
              <table:table-cell office:value-type="float" office:value="1541.546">
                <text:p>1541.5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02">
                <text:p>2502</text:p>
              </table:table-cell>
              <table:table-cell office:value-type="float" office:value="1532.26">
                <text:p>1532.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2">
                <text:p>2632</text:p>
              </table:table-cell>
              <table:table-cell office:value-type="float" office:value="1567.836">
                <text:p>1567.8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21">
                <text:p>2621</text:p>
              </table:table-cell>
              <table:table-cell office:value-type="float" office:value="1525.018">
                <text:p>1525.0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19.4">
                <text:p>2519.4</text:p>
              </table:table-cell>
              <table:table-cell office:value-type="float" office:value="1524.984">
                <text:p>1524.9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37">
                <text:p>2637</text:p>
              </table:table-cell>
              <table:table-cell office:value-type="float" office:value="1536.36">
                <text:p>1536.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62">
                <text:p>2462</text:p>
              </table:table-cell>
              <table:table-cell office:value-type="float" office:value="1579.352">
                <text:p>1579.3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74.6">
                <text:p>2474.6</text:p>
              </table:table-cell>
              <table:table-cell office:value-type="float" office:value="1555.552">
                <text:p>1555.5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10">
                <text:p>2510</text:p>
              </table:table-cell>
              <table:table-cell office:value-type="float" office:value="1570.402">
                <text:p>1570.4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55.6">
                <text:p>2555.6</text:p>
              </table:table-cell>
              <table:table-cell office:value-type="float" office:value="1577.96">
                <text:p>1577.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73.4">
                <text:p>2573.4</text:p>
              </table:table-cell>
              <table:table-cell office:value-type="float" office:value="1558.078">
                <text:p>1558.0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95">
                <text:p>2595</text:p>
              </table:table-cell>
              <table:table-cell office:value-type="float" office:value="1541.43">
                <text:p>1541.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10.2">
                <text:p>2610.2</text:p>
              </table:table-cell>
              <table:table-cell office:value-type="float" office:value="1602.704">
                <text:p>1602.7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93">
                <text:p>2693</text:p>
              </table:table-cell>
              <table:table-cell office:value-type="float" office:value="1580.202">
                <text:p>1580.2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35">
                <text:p>2635</text:p>
              </table:table-cell>
              <table:table-cell office:value-type="float" office:value="1576.434">
                <text:p>1576.4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12">
                <text:p>2712</text:p>
              </table:table-cell>
              <table:table-cell office:value-type="float" office:value="1579.696">
                <text:p>1579.6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29">
                <text:p>2529</text:p>
              </table:table-cell>
              <table:table-cell office:value-type="float" office:value="1566.366">
                <text:p>1566.3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64">
                <text:p>2564</text:p>
              </table:table-cell>
              <table:table-cell office:value-type="float" office:value="1543.898">
                <text:p>1543.8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76.6">
                <text:p>2576.6</text:p>
              </table:table-cell>
              <table:table-cell office:value-type="float" office:value="1568.866">
                <text:p>1568.8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20">
                <text:p>2520</text:p>
              </table:table-cell>
              <table:table-cell office:value-type="float" office:value="1576.654">
                <text:p>1576.6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57">
                <text:p>2657</text:p>
              </table:table-cell>
              <table:table-cell office:value-type="float" office:value="1613.596">
                <text:p>1613.5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35">
                <text:p>2635</text:p>
              </table:table-cell>
              <table:table-cell office:value-type="float" office:value="1594.446">
                <text:p>1594.4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72">
                <text:p>2572</text:p>
              </table:table-cell>
              <table:table-cell office:value-type="float" office:value="1568.812">
                <text:p>1568.8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9.8">
                <text:p>2509.8</text:p>
              </table:table-cell>
              <table:table-cell office:value-type="float" office:value="1624.748">
                <text:p>1624.7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46">
                <text:p>2646</text:p>
              </table:table-cell>
              <table:table-cell office:value-type="float" office:value="1564.968">
                <text:p>1564.9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84">
                <text:p>2684</text:p>
              </table:table-cell>
              <table:table-cell office:value-type="float" office:value="1598.808">
                <text:p>1598.8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99">
                <text:p>2599</text:p>
              </table:table-cell>
              <table:table-cell office:value-type="float" office:value="1587.062">
                <text:p>1587.0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55">
                <text:p>2555</text:p>
              </table:table-cell>
              <table:table-cell office:value-type="float" office:value="1571.414">
                <text:p>1571.4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92.2">
                <text:p>2492.2</text:p>
              </table:table-cell>
              <table:table-cell office:value-type="float" office:value="1543.912">
                <text:p>1543.9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45.4">
                <text:p>2645.4</text:p>
              </table:table-cell>
              <table:table-cell office:value-type="float" office:value="1541.924">
                <text:p>1541.9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61">
                <text:p>2561</text:p>
              </table:table-cell>
              <table:table-cell office:value-type="float" office:value="1573.82">
                <text:p>1573.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31">
                <text:p>2531</text:p>
              </table:table-cell>
              <table:table-cell office:value-type="float" office:value="1509.764">
                <text:p>1509.7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53.2">
                <text:p>2753.2</text:p>
              </table:table-cell>
              <table:table-cell office:value-type="float" office:value="1600.796">
                <text:p>1600.7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15">
                <text:p>2615</text:p>
              </table:table-cell>
              <table:table-cell office:value-type="float" office:value="1575.948">
                <text:p>1575.9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93">
                <text:p>2693</text:p>
              </table:table-cell>
              <table:table-cell office:value-type="float" office:value="1585.996">
                <text:p>1585.9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48">
                <text:p>2648</text:p>
              </table:table-cell>
              <table:table-cell office:value-type="float" office:value="1540.52">
                <text:p>1540.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40">
                <text:p>2640</text:p>
              </table:table-cell>
              <table:table-cell office:value-type="float" office:value="1598.4">
                <text:p>1598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16">
                <text:p>2516</text:p>
              </table:table-cell>
              <table:table-cell office:value-type="float" office:value="1541.01">
                <text:p>1541.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70.2">
                <text:p>2570.2</text:p>
              </table:table-cell>
              <table:table-cell office:value-type="float" office:value="1623.014">
                <text:p>1623.0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37">
                <text:p>2637</text:p>
              </table:table-cell>
              <table:table-cell office:value-type="float" office:value="1584.232">
                <text:p>1584.2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60">
                <text:p>2760</text:p>
              </table:table-cell>
              <table:table-cell office:value-type="float" office:value="1590.338">
                <text:p>1590.3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05">
                <text:p>2605</text:p>
              </table:table-cell>
              <table:table-cell office:value-type="float" office:value="1563.972">
                <text:p>1563.9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72">
                <text:p>2672</text:p>
              </table:table-cell>
              <table:table-cell office:value-type="float" office:value="1604.416">
                <text:p>1604.4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26.2">
                <text:p>2726.2</text:p>
              </table:table-cell>
              <table:table-cell office:value-type="float" office:value="1631.03">
                <text:p>1631.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46.8">
                <text:p>2746.8</text:p>
              </table:table-cell>
              <table:table-cell office:value-type="float" office:value="1603.618">
                <text:p>1603.6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91.6">
                <text:p>2591.6</text:p>
              </table:table-cell>
              <table:table-cell office:value-type="float" office:value="1541.492">
                <text:p>1541.4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98">
                <text:p>2698</text:p>
              </table:table-cell>
              <table:table-cell office:value-type="float" office:value="1562.19">
                <text:p>1562.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45.4">
                <text:p>2645.4</text:p>
              </table:table-cell>
              <table:table-cell office:value-type="float" office:value="1545.462">
                <text:p>1545.4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16.6">
                <text:p>2616.6</text:p>
              </table:table-cell>
              <table:table-cell office:value-type="float" office:value="1434.078">
                <text:p>1434.0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28">
                <text:p>2628</text:p>
              </table:table-cell>
              <table:table-cell office:value-type="float" office:value="1553.326">
                <text:p>1553.3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31.8">
                <text:p>2631.8</text:p>
              </table:table-cell>
              <table:table-cell office:value-type="float" office:value="1495.24">
                <text:p>1495.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46">
                <text:p>2646</text:p>
              </table:table-cell>
              <table:table-cell office:value-type="float" office:value="1545.37">
                <text:p>1545.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66.6">
                <text:p>2666.6</text:p>
              </table:table-cell>
              <table:table-cell office:value-type="float" office:value="1560.534">
                <text:p>1560.5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51">
                <text:p>2651</text:p>
              </table:table-cell>
              <table:table-cell office:value-type="float" office:value="1540.742">
                <text:p>1540.7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46">
                <text:p>2646</text:p>
              </table:table-cell>
              <table:table-cell office:value-type="float" office:value="1561.876">
                <text:p>1561.8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15.2">
                <text:p>2615.2</text:p>
              </table:table-cell>
              <table:table-cell office:value-type="float" office:value="1569.674">
                <text:p>1569.6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80">
                <text:p>2680</text:p>
              </table:table-cell>
              <table:table-cell office:value-type="float" office:value="1518.344">
                <text:p>1518.3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39.2">
                <text:p>2539.2</text:p>
              </table:table-cell>
              <table:table-cell office:value-type="float" office:value="1530.028">
                <text:p>1530.0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48">
                <text:p>2648</text:p>
              </table:table-cell>
              <table:table-cell office:value-type="float" office:value="1529.906">
                <text:p>1529.9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23">
                <text:p>2723</text:p>
              </table:table-cell>
              <table:table-cell office:value-type="float" office:value="1550.958">
                <text:p>1550.9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32.2">
                <text:p>2632.2</text:p>
              </table:table-cell>
              <table:table-cell office:value-type="float" office:value="1566.442">
                <text:p>1566.4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69">
                <text:p>2669</text:p>
              </table:table-cell>
              <table:table-cell office:value-type="float" office:value="1597.388">
                <text:p>1597.3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34.4">
                <text:p>2534.4</text:p>
              </table:table-cell>
              <table:table-cell office:value-type="float" office:value="1582.372">
                <text:p>1582.3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16.8">
                <text:p>2716.8</text:p>
              </table:table-cell>
              <table:table-cell office:value-type="float" office:value="1591.11">
                <text:p>1591.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95.6">
                <text:p>2695.6</text:p>
              </table:table-cell>
              <table:table-cell office:value-type="float" office:value="1566.922">
                <text:p>1566.9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39.4">
                <text:p>2639.4</text:p>
              </table:table-cell>
              <table:table-cell office:value-type="float" office:value="1557.864">
                <text:p>1557.8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44">
                <text:p>2544</text:p>
              </table:table-cell>
              <table:table-cell office:value-type="float" office:value="1566.918">
                <text:p>1566.9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08.2">
                <text:p>2708.2</text:p>
              </table:table-cell>
              <table:table-cell office:value-type="float" office:value="1646.846">
                <text:p>1646.8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48">
                <text:p>2648</text:p>
              </table:table-cell>
              <table:table-cell office:value-type="float" office:value="1626.554">
                <text:p>1626.5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42">
                <text:p>2642</text:p>
              </table:table-cell>
              <table:table-cell office:value-type="float" office:value="1566.382">
                <text:p>1566.3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76">
                <text:p>2776</text:p>
              </table:table-cell>
              <table:table-cell office:value-type="float" office:value="1570.088">
                <text:p>1570.0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62">
                <text:p>2662</text:p>
              </table:table-cell>
              <table:table-cell office:value-type="float" office:value="1548.15">
                <text:p>1548.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47">
                <text:p>2547</text:p>
              </table:table-cell>
              <table:table-cell office:value-type="float" office:value="1554.808">
                <text:p>1554.8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89">
                <text:p>2689</text:p>
              </table:table-cell>
              <table:table-cell office:value-type="float" office:value="1599.904">
                <text:p>1599.9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48">
                <text:p>2748</text:p>
              </table:table-cell>
              <table:table-cell office:value-type="float" office:value="1582.77">
                <text:p>1582.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49">
                <text:p>2749</text:p>
              </table:table-cell>
              <table:table-cell office:value-type="float" office:value="1584.892">
                <text:p>1584.8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97">
                <text:p>2597</text:p>
              </table:table-cell>
              <table:table-cell office:value-type="float" office:value="1675.816">
                <text:p>1675.8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02">
                <text:p>2602</text:p>
              </table:table-cell>
              <table:table-cell office:value-type="float" office:value="1594.026">
                <text:p>1594.0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99.4">
                <text:p>2799.4</text:p>
              </table:table-cell>
              <table:table-cell office:value-type="float" office:value="1591.96">
                <text:p>1591.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72.4">
                <text:p>2672.4</text:p>
              </table:table-cell>
              <table:table-cell office:value-type="float" office:value="1547.46">
                <text:p>1547.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75">
                <text:p>2575</text:p>
              </table:table-cell>
              <table:table-cell office:value-type="float" office:value="1592.034">
                <text:p>1592.0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18">
                <text:p>2818</text:p>
              </table:table-cell>
              <table:table-cell office:value-type="float" office:value="1612.394">
                <text:p>1612.3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91">
                <text:p>2691</text:p>
              </table:table-cell>
              <table:table-cell office:value-type="float" office:value="1582.66">
                <text:p>1582.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61">
                <text:p>2561</text:p>
              </table:table-cell>
              <table:table-cell office:value-type="float" office:value="1635.082">
                <text:p>1635.0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25.2">
                <text:p>2525.2</text:p>
              </table:table-cell>
              <table:table-cell office:value-type="float" office:value="1585.444">
                <text:p>1585.4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71">
                <text:p>2571</text:p>
              </table:table-cell>
              <table:table-cell office:value-type="float" office:value="1609.796">
                <text:p>1609.7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33">
                <text:p>2633</text:p>
              </table:table-cell>
              <table:table-cell office:value-type="float" office:value="1590.644">
                <text:p>1590.6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04">
                <text:p>2704</text:p>
              </table:table-cell>
              <table:table-cell office:value-type="float" office:value="1614.446">
                <text:p>1614.4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83">
                <text:p>2583</text:p>
              </table:table-cell>
              <table:table-cell office:value-type="float" office:value="1605.72">
                <text:p>1605.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22.2">
                <text:p>2722.2</text:p>
              </table:table-cell>
              <table:table-cell office:value-type="float" office:value="1647.492">
                <text:p>1647.4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72.2">
                <text:p>2772.2</text:p>
              </table:table-cell>
              <table:table-cell office:value-type="float" office:value="1632.4">
                <text:p>1632.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64">
                <text:p>2664</text:p>
              </table:table-cell>
              <table:table-cell office:value-type="float" office:value="1619.026">
                <text:p>1619.0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21">
                <text:p>2621</text:p>
              </table:table-cell>
              <table:table-cell office:value-type="float" office:value="1621.658">
                <text:p>1621.6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48">
                <text:p>2648</text:p>
              </table:table-cell>
              <table:table-cell office:value-type="float" office:value="1607.768">
                <text:p>1607.7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58.8">
                <text:p>2658.8</text:p>
              </table:table-cell>
              <table:table-cell office:value-type="float" office:value="1601.422">
                <text:p>1601.4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17.8">
                <text:p>2617.8</text:p>
              </table:table-cell>
              <table:table-cell office:value-type="float" office:value="1619.554">
                <text:p>1619.5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51.4">
                <text:p>2551.4</text:p>
              </table:table-cell>
              <table:table-cell office:value-type="float" office:value="1597.572">
                <text:p>1597.5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04">
                <text:p>2604</text:p>
              </table:table-cell>
              <table:table-cell office:value-type="float" office:value="1624.716">
                <text:p>1624.7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42.2">
                <text:p>2742.2</text:p>
              </table:table-cell>
              <table:table-cell office:value-type="float" office:value="1629.894">
                <text:p>1629.8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89">
                <text:p>2589</text:p>
              </table:table-cell>
              <table:table-cell office:value-type="float" office:value="1583.022">
                <text:p>1583.0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04.2">
                <text:p>2704.2</text:p>
              </table:table-cell>
              <table:table-cell office:value-type="float" office:value="1634.03">
                <text:p>1634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random_16.N1:random_16.O301" chart:data-source-has-labels="row" svg:x="0.32cm" svg:y="0.18cm" svg:width="12.799cm" svg:height="8.64cm">
          <chartooo:coordinate-region svg:x="1.312cm" svg:y="0.38cm" svg:width="11.807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_16.N2:random_16.N301" chart:label-cell-address="random_16.N1:random_16.N1" chart:class="chart:line">
            <chart:data-point chart:repeated="300"/>
          </chart:series>
          <chart:series chart:style-name="ch7" chart:values-cell-range-address="random_16.O2:random_16.O301" chart:label-cell-address="random_16.O1:random_16.O1" chart:class="chart:line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random_16.N1:random_16.N1</svg:desc>
                </draw:g>
              </table:table-cell>
              <table:table-cell office:value-type="string">
                <text:p>average</text:p>
                <draw:g>
                  <svg:desc>random_16.O1:random_16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9">
                <text:p>1639</text:p>
                <draw:g>
                  <svg:desc>random_16.N2:random_16.N301</svg:desc>
                </draw:g>
              </table:table-cell>
              <table:table-cell office:value-type="float" office:value="284.024">
                <text:p>284.024</text:p>
                <draw:g>
                  <svg:desc>random_16.O2:random_16.O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4">
                <text:p>1984</text:p>
              </table:table-cell>
              <table:table-cell office:value-type="float" office:value="679.06">
                <text:p>679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61.4">
                <text:p>2061.4</text:p>
              </table:table-cell>
              <table:table-cell office:value-type="float" office:value="863.976">
                <text:p>863.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2">
                <text:p>2202</text:p>
              </table:table-cell>
              <table:table-cell office:value-type="float" office:value="920.934">
                <text:p>920.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5.6">
                <text:p>2335.6</text:p>
              </table:table-cell>
              <table:table-cell office:value-type="float" office:value="1160.764">
                <text:p>1160.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00.6">
                <text:p>2300.6</text:p>
              </table:table-cell>
              <table:table-cell office:value-type="float" office:value="1020.506">
                <text:p>1020.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73.8">
                <text:p>2373.8</text:p>
              </table:table-cell>
              <table:table-cell office:value-type="float" office:value="1156.018">
                <text:p>1156.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9">
                <text:p>2459</text:p>
              </table:table-cell>
              <table:table-cell office:value-type="float" office:value="1205.056">
                <text:p>1205.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98">
                <text:p>2598</text:p>
              </table:table-cell>
              <table:table-cell office:value-type="float" office:value="1385.534">
                <text:p>1385.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38">
                <text:p>2338</text:p>
              </table:table-cell>
              <table:table-cell office:value-type="float" office:value="1296.97">
                <text:p>1296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27">
                <text:p>2627</text:p>
              </table:table-cell>
              <table:table-cell office:value-type="float" office:value="1276.852">
                <text:p>1276.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35">
                <text:p>2635</text:p>
              </table:table-cell>
              <table:table-cell office:value-type="float" office:value="1371.37">
                <text:p>1371.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84">
                <text:p>2584</text:p>
              </table:table-cell>
              <table:table-cell office:value-type="float" office:value="1438.246">
                <text:p>1438.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89">
                <text:p>2589</text:p>
              </table:table-cell>
              <table:table-cell office:value-type="float" office:value="1462.304">
                <text:p>1462.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37">
                <text:p>2637</text:p>
              </table:table-cell>
              <table:table-cell office:value-type="float" office:value="1462.506">
                <text:p>1462.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85">
                <text:p>2585</text:p>
              </table:table-cell>
              <table:table-cell office:value-type="float" office:value="1499.348">
                <text:p>1499.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83">
                <text:p>2483</text:p>
              </table:table-cell>
              <table:table-cell office:value-type="float" office:value="1500.392">
                <text:p>1500.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6">
                <text:p>2606</text:p>
              </table:table-cell>
              <table:table-cell office:value-type="float" office:value="1483.74">
                <text:p>1483.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52">
                <text:p>2652</text:p>
              </table:table-cell>
              <table:table-cell office:value-type="float" office:value="1518.162">
                <text:p>1518.1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95">
                <text:p>2595</text:p>
              </table:table-cell>
              <table:table-cell office:value-type="float" office:value="1519.688">
                <text:p>1519.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54">
                <text:p>2754</text:p>
              </table:table-cell>
              <table:table-cell office:value-type="float" office:value="1485.12">
                <text:p>1485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5">
                <text:p>2605</text:p>
              </table:table-cell>
              <table:table-cell office:value-type="float" office:value="1540.196">
                <text:p>1540.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51">
                <text:p>2651</text:p>
              </table:table-cell>
              <table:table-cell office:value-type="float" office:value="1414.304">
                <text:p>1414.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5">
                <text:p>2555</text:p>
              </table:table-cell>
              <table:table-cell office:value-type="float" office:value="1492.376">
                <text:p>1492.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10">
                <text:p>2710</text:p>
              </table:table-cell>
              <table:table-cell office:value-type="float" office:value="1448.77">
                <text:p>1448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73">
                <text:p>2573</text:p>
              </table:table-cell>
              <table:table-cell office:value-type="float" office:value="1536.954">
                <text:p>1536.9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28.8">
                <text:p>2628.8</text:p>
              </table:table-cell>
              <table:table-cell office:value-type="float" office:value="1456.94">
                <text:p>1456.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72">
                <text:p>2572</text:p>
              </table:table-cell>
              <table:table-cell office:value-type="float" office:value="1464.042">
                <text:p>1464.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60.4">
                <text:p>2560.4</text:p>
              </table:table-cell>
              <table:table-cell office:value-type="float" office:value="1448.014">
                <text:p>1448.0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5">
                <text:p>2565</text:p>
              </table:table-cell>
              <table:table-cell office:value-type="float" office:value="1462.97">
                <text:p>1462.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34">
                <text:p>2634</text:p>
              </table:table-cell>
              <table:table-cell office:value-type="float" office:value="1514.716">
                <text:p>1514.7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11">
                <text:p>2611</text:p>
              </table:table-cell>
              <table:table-cell office:value-type="float" office:value="1459.172">
                <text:p>1459.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10">
                <text:p>2610</text:p>
              </table:table-cell>
              <table:table-cell office:value-type="float" office:value="1445.91">
                <text:p>1445.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93">
                <text:p>2693</text:p>
              </table:table-cell>
              <table:table-cell office:value-type="float" office:value="1505.89">
                <text:p>1505.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10">
                <text:p>2610</text:p>
              </table:table-cell>
              <table:table-cell office:value-type="float" office:value="1432.28">
                <text:p>1432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74.4">
                <text:p>2674.4</text:p>
              </table:table-cell>
              <table:table-cell office:value-type="float" office:value="1529.296">
                <text:p>1529.2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30.6">
                <text:p>2630.6</text:p>
              </table:table-cell>
              <table:table-cell office:value-type="float" office:value="1530.854">
                <text:p>1530.8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21">
                <text:p>2621</text:p>
              </table:table-cell>
              <table:table-cell office:value-type="float" office:value="1540.014">
                <text:p>1540.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2">
                <text:p>2552</text:p>
              </table:table-cell>
              <table:table-cell office:value-type="float" office:value="1516.552">
                <text:p>1516.5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41">
                <text:p>2541</text:p>
              </table:table-cell>
              <table:table-cell office:value-type="float" office:value="1481.932">
                <text:p>1481.9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13">
                <text:p>2613</text:p>
              </table:table-cell>
              <table:table-cell office:value-type="float" office:value="1587.924">
                <text:p>1587.9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94.8">
                <text:p>2594.8</text:p>
              </table:table-cell>
              <table:table-cell office:value-type="float" office:value="1654.222">
                <text:p>1654.2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85">
                <text:p>2685</text:p>
              </table:table-cell>
              <table:table-cell office:value-type="float" office:value="1620.886">
                <text:p>1620.8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74">
                <text:p>2674</text:p>
              </table:table-cell>
              <table:table-cell office:value-type="float" office:value="1541.902">
                <text:p>1541.9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40">
                <text:p>2640</text:p>
              </table:table-cell>
              <table:table-cell office:value-type="float" office:value="1633.98">
                <text:p>1633.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11">
                <text:p>2711</text:p>
              </table:table-cell>
              <table:table-cell office:value-type="float" office:value="1612.09">
                <text:p>1612.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84">
                <text:p>2784</text:p>
              </table:table-cell>
              <table:table-cell office:value-type="float" office:value="1678.658">
                <text:p>1678.6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19.4">
                <text:p>2719.4</text:p>
              </table:table-cell>
              <table:table-cell office:value-type="float" office:value="1576.618">
                <text:p>1576.6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37.6">
                <text:p>2637.6</text:p>
              </table:table-cell>
              <table:table-cell office:value-type="float" office:value="1583.762">
                <text:p>1583.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1">
                <text:p>2601</text:p>
              </table:table-cell>
              <table:table-cell office:value-type="float" office:value="1541.298">
                <text:p>1541.2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39">
                <text:p>2639</text:p>
              </table:table-cell>
              <table:table-cell office:value-type="float" office:value="1604.06">
                <text:p>1604.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36">
                <text:p>2736</text:p>
              </table:table-cell>
              <table:table-cell office:value-type="float" office:value="1545.036">
                <text:p>1545.0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78">
                <text:p>2678</text:p>
              </table:table-cell>
              <table:table-cell office:value-type="float" office:value="1572.874">
                <text:p>1572.8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96">
                <text:p>2696</text:p>
              </table:table-cell>
              <table:table-cell office:value-type="float" office:value="1578.854">
                <text:p>1578.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18">
                <text:p>2718</text:p>
              </table:table-cell>
              <table:table-cell office:value-type="float" office:value="1615.326">
                <text:p>1615.3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33">
                <text:p>2633</text:p>
              </table:table-cell>
              <table:table-cell office:value-type="float" office:value="1543.348">
                <text:p>1543.3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33">
                <text:p>2633</text:p>
              </table:table-cell>
              <table:table-cell office:value-type="float" office:value="1610.956">
                <text:p>1610.9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58">
                <text:p>2658</text:p>
              </table:table-cell>
              <table:table-cell office:value-type="float" office:value="1581.086">
                <text:p>1581.0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28">
                <text:p>2728</text:p>
              </table:table-cell>
              <table:table-cell office:value-type="float" office:value="1633.27">
                <text:p>1633.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70">
                <text:p>2570</text:p>
              </table:table-cell>
              <table:table-cell office:value-type="float" office:value="1565.998">
                <text:p>1565.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09">
                <text:p>2609</text:p>
              </table:table-cell>
              <table:table-cell office:value-type="float" office:value="1596.182">
                <text:p>1596.1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93">
                <text:p>2693</text:p>
              </table:table-cell>
              <table:table-cell office:value-type="float" office:value="1584.644">
                <text:p>1584.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27">
                <text:p>2627</text:p>
              </table:table-cell>
              <table:table-cell office:value-type="float" office:value="1622.068">
                <text:p>1622.0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93">
                <text:p>2593</text:p>
              </table:table-cell>
              <table:table-cell office:value-type="float" office:value="1581.272">
                <text:p>1581.2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94.8">
                <text:p>2594.8</text:p>
              </table:table-cell>
              <table:table-cell office:value-type="float" office:value="1543.578">
                <text:p>1543.5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29">
                <text:p>2629</text:p>
              </table:table-cell>
              <table:table-cell office:value-type="float" office:value="1643.94">
                <text:p>1643.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05">
                <text:p>2605</text:p>
              </table:table-cell>
              <table:table-cell office:value-type="float" office:value="1557.756">
                <text:p>1557.7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57">
                <text:p>2657</text:p>
              </table:table-cell>
              <table:table-cell office:value-type="float" office:value="1609.326">
                <text:p>1609.3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54">
                <text:p>2654</text:p>
              </table:table-cell>
              <table:table-cell office:value-type="float" office:value="1610.624">
                <text:p>1610.6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19">
                <text:p>2719</text:p>
              </table:table-cell>
              <table:table-cell office:value-type="float" office:value="1638.402">
                <text:p>1638.4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73.2">
                <text:p>2573.2</text:p>
              </table:table-cell>
              <table:table-cell office:value-type="float" office:value="1639.496">
                <text:p>1639.4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76">
                <text:p>2576</text:p>
              </table:table-cell>
              <table:table-cell office:value-type="float" office:value="1645.176">
                <text:p>1645.1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25">
                <text:p>2625</text:p>
              </table:table-cell>
              <table:table-cell office:value-type="float" office:value="1646.83">
                <text:p>1646.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50.2">
                <text:p>2650.2</text:p>
              </table:table-cell>
              <table:table-cell office:value-type="float" office:value="1645.488">
                <text:p>1645.4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18">
                <text:p>2618</text:p>
              </table:table-cell>
              <table:table-cell office:value-type="float" office:value="1657.332">
                <text:p>1657.3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97">
                <text:p>2697</text:p>
              </table:table-cell>
              <table:table-cell office:value-type="float" office:value="1690.302">
                <text:p>1690.3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79">
                <text:p>2679</text:p>
              </table:table-cell>
              <table:table-cell office:value-type="float" office:value="1595.686">
                <text:p>1595.6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48">
                <text:p>2648</text:p>
              </table:table-cell>
              <table:table-cell office:value-type="float" office:value="1664.924">
                <text:p>1664.9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51.6">
                <text:p>2651.6</text:p>
              </table:table-cell>
              <table:table-cell office:value-type="float" office:value="1665.3">
                <text:p>1665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37">
                <text:p>2637</text:p>
              </table:table-cell>
              <table:table-cell office:value-type="float" office:value="1706.58">
                <text:p>1706.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35">
                <text:p>2635</text:p>
              </table:table-cell>
              <table:table-cell office:value-type="float" office:value="1624.04">
                <text:p>1624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60">
                <text:p>2660</text:p>
              </table:table-cell>
              <table:table-cell office:value-type="float" office:value="1606.372">
                <text:p>1606.3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98.2">
                <text:p>2698.2</text:p>
              </table:table-cell>
              <table:table-cell office:value-type="float" office:value="1623.104">
                <text:p>1623.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31">
                <text:p>2631</text:p>
              </table:table-cell>
              <table:table-cell office:value-type="float" office:value="1688.232">
                <text:p>1688.2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76">
                <text:p>2676</text:p>
              </table:table-cell>
              <table:table-cell office:value-type="float" office:value="1637.662">
                <text:p>1637.6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70">
                <text:p>2670</text:p>
              </table:table-cell>
              <table:table-cell office:value-type="float" office:value="1697.224">
                <text:p>1697.2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85">
                <text:p>2585</text:p>
              </table:table-cell>
              <table:table-cell office:value-type="float" office:value="1650.212">
                <text:p>1650.2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63">
                <text:p>2663</text:p>
              </table:table-cell>
              <table:table-cell office:value-type="float" office:value="1664.758">
                <text:p>1664.7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08">
                <text:p>2708</text:p>
              </table:table-cell>
              <table:table-cell office:value-type="float" office:value="1716.562">
                <text:p>1716.5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28">
                <text:p>2728</text:p>
              </table:table-cell>
              <table:table-cell office:value-type="float" office:value="1700.748">
                <text:p>1700.7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18.4">
                <text:p>2718.4</text:p>
              </table:table-cell>
              <table:table-cell office:value-type="float" office:value="1706.07">
                <text:p>1706.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19">
                <text:p>2719</text:p>
              </table:table-cell>
              <table:table-cell office:value-type="float" office:value="1665.128">
                <text:p>1665.1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46">
                <text:p>2646</text:p>
              </table:table-cell>
              <table:table-cell office:value-type="float" office:value="1702.59">
                <text:p>1702.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77.8">
                <text:p>2577.8</text:p>
              </table:table-cell>
              <table:table-cell office:value-type="float" office:value="1621.028">
                <text:p>1621.0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17">
                <text:p>2717</text:p>
              </table:table-cell>
              <table:table-cell office:value-type="float" office:value="1615.028">
                <text:p>1615.0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45">
                <text:p>2645</text:p>
              </table:table-cell>
              <table:table-cell office:value-type="float" office:value="1631.098">
                <text:p>1631.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71">
                <text:p>2671</text:p>
              </table:table-cell>
              <table:table-cell office:value-type="float" office:value="1677.032">
                <text:p>1677.0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15.6">
                <text:p>2715.6</text:p>
              </table:table-cell>
              <table:table-cell office:value-type="float" office:value="1716.292">
                <text:p>1716.2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79">
                <text:p>2679</text:p>
              </table:table-cell>
              <table:table-cell office:value-type="float" office:value="1635.686">
                <text:p>1635.6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75">
                <text:p>2675</text:p>
              </table:table-cell>
              <table:table-cell office:value-type="float" office:value="1668.79">
                <text:p>1668.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22.6">
                <text:p>2722.6</text:p>
              </table:table-cell>
              <table:table-cell office:value-type="float" office:value="1693.132">
                <text:p>1693.1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79">
                <text:p>2779</text:p>
              </table:table-cell>
              <table:table-cell office:value-type="float" office:value="1699.354">
                <text:p>1699.3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29.8">
                <text:p>2729.8</text:p>
              </table:table-cell>
              <table:table-cell office:value-type="float" office:value="1678.138">
                <text:p>1678.1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97">
                <text:p>2797</text:p>
              </table:table-cell>
              <table:table-cell office:value-type="float" office:value="1670.564">
                <text:p>1670.5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79">
                <text:p>2679</text:p>
              </table:table-cell>
              <table:table-cell office:value-type="float" office:value="1708.828">
                <text:p>1708.8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49.6">
                <text:p>2649.6</text:p>
              </table:table-cell>
              <table:table-cell office:value-type="float" office:value="1621.696">
                <text:p>1621.6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46">
                <text:p>2646</text:p>
              </table:table-cell>
              <table:table-cell office:value-type="float" office:value="1621.93">
                <text:p>1621.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46">
                <text:p>2646</text:p>
              </table:table-cell>
              <table:table-cell office:value-type="float" office:value="1657.864">
                <text:p>1657.8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04">
                <text:p>2704</text:p>
              </table:table-cell>
              <table:table-cell office:value-type="float" office:value="1659.604">
                <text:p>1659.6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63">
                <text:p>2563</text:p>
              </table:table-cell>
              <table:table-cell office:value-type="float" office:value="1689.344">
                <text:p>1689.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27">
                <text:p>2827</text:p>
              </table:table-cell>
              <table:table-cell office:value-type="float" office:value="1694.442">
                <text:p>1694.4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98">
                <text:p>2798</text:p>
              </table:table-cell>
              <table:table-cell office:value-type="float" office:value="1716.38">
                <text:p>1716.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16">
                <text:p>2716</text:p>
              </table:table-cell>
              <table:table-cell office:value-type="float" office:value="1668.29">
                <text:p>1668.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95">
                <text:p>2695</text:p>
              </table:table-cell>
              <table:table-cell office:value-type="float" office:value="1659.98">
                <text:p>1659.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14">
                <text:p>2714</text:p>
              </table:table-cell>
              <table:table-cell office:value-type="float" office:value="1687.43">
                <text:p>1687.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04">
                <text:p>2704</text:p>
              </table:table-cell>
              <table:table-cell office:value-type="float" office:value="1714.386">
                <text:p>1714.3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88.4">
                <text:p>2788.4</text:p>
              </table:table-cell>
              <table:table-cell office:value-type="float" office:value="1733.536">
                <text:p>1733.5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98">
                <text:p>2698</text:p>
              </table:table-cell>
              <table:table-cell office:value-type="float" office:value="1647.264">
                <text:p>1647.2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79">
                <text:p>2879</text:p>
              </table:table-cell>
              <table:table-cell office:value-type="float" office:value="1739.378">
                <text:p>1739.3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64">
                <text:p>2664</text:p>
              </table:table-cell>
              <table:table-cell office:value-type="float" office:value="1685.882">
                <text:p>1685.8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54.6">
                <text:p>2754.6</text:p>
              </table:table-cell>
              <table:table-cell office:value-type="float" office:value="1698.108">
                <text:p>1698.1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32">
                <text:p>2732</text:p>
              </table:table-cell>
              <table:table-cell office:value-type="float" office:value="1724.018">
                <text:p>1724.0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54">
                <text:p>2754</text:p>
              </table:table-cell>
              <table:table-cell office:value-type="float" office:value="1629.582">
                <text:p>1629.5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53">
                <text:p>2753</text:p>
              </table:table-cell>
              <table:table-cell office:value-type="float" office:value="1677.412">
                <text:p>1677.4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03.6">
                <text:p>2703.6</text:p>
              </table:table-cell>
              <table:table-cell office:value-type="float" office:value="1683.862">
                <text:p>1683.8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48">
                <text:p>2748</text:p>
              </table:table-cell>
              <table:table-cell office:value-type="float" office:value="1653.39">
                <text:p>1653.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14">
                <text:p>2614</text:p>
              </table:table-cell>
              <table:table-cell office:value-type="float" office:value="1647.646">
                <text:p>1647.6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87">
                <text:p>2687</text:p>
              </table:table-cell>
              <table:table-cell office:value-type="float" office:value="1642.914">
                <text:p>1642.9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72.2">
                <text:p>2672.2</text:p>
              </table:table-cell>
              <table:table-cell office:value-type="float" office:value="1667.194">
                <text:p>1667.1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19.6">
                <text:p>2619.6</text:p>
              </table:table-cell>
              <table:table-cell office:value-type="float" office:value="1676.248">
                <text:p>1676.2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20">
                <text:p>2720</text:p>
              </table:table-cell>
              <table:table-cell office:value-type="float" office:value="1693.268">
                <text:p>1693.2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91.6">
                <text:p>2691.6</text:p>
              </table:table-cell>
              <table:table-cell office:value-type="float" office:value="1589.308">
                <text:p>1589.3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05.2">
                <text:p>2805.2</text:p>
              </table:table-cell>
              <table:table-cell office:value-type="float" office:value="1635.474">
                <text:p>1635.4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08">
                <text:p>2708</text:p>
              </table:table-cell>
              <table:table-cell office:value-type="float" office:value="1656.714">
                <text:p>1656.7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14.4">
                <text:p>2714.4</text:p>
              </table:table-cell>
              <table:table-cell office:value-type="float" office:value="1634.506">
                <text:p>1634.5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61">
                <text:p>2661</text:p>
              </table:table-cell>
              <table:table-cell office:value-type="float" office:value="1621.642">
                <text:p>1621.6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15">
                <text:p>2715</text:p>
              </table:table-cell>
              <table:table-cell office:value-type="float" office:value="1675.598">
                <text:p>1675.5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46">
                <text:p>2646</text:p>
              </table:table-cell>
              <table:table-cell office:value-type="float" office:value="1642.318">
                <text:p>1642.3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31">
                <text:p>2631</text:p>
              </table:table-cell>
              <table:table-cell office:value-type="float" office:value="1696.384">
                <text:p>1696.3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51">
                <text:p>2751</text:p>
              </table:table-cell>
              <table:table-cell office:value-type="float" office:value="1649.554">
                <text:p>1649.5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62">
                <text:p>2662</text:p>
              </table:table-cell>
              <table:table-cell office:value-type="float" office:value="1655.794">
                <text:p>1655.7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29">
                <text:p>2729</text:p>
              </table:table-cell>
              <table:table-cell office:value-type="float" office:value="1636.612">
                <text:p>1636.6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45">
                <text:p>2745</text:p>
              </table:table-cell>
              <table:table-cell office:value-type="float" office:value="1715.59">
                <text:p>1715.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94">
                <text:p>2694</text:p>
              </table:table-cell>
              <table:table-cell office:value-type="float" office:value="1617.386">
                <text:p>1617.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00">
                <text:p>2700</text:p>
              </table:table-cell>
              <table:table-cell office:value-type="float" office:value="1672.862">
                <text:p>1672.8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27">
                <text:p>2627</text:p>
              </table:table-cell>
              <table:table-cell office:value-type="float" office:value="1653.43">
                <text:p>1653.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79.6">
                <text:p>2779.6</text:p>
              </table:table-cell>
              <table:table-cell office:value-type="float" office:value="1653.714">
                <text:p>1653.7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39.4">
                <text:p>2739.4</text:p>
              </table:table-cell>
              <table:table-cell office:value-type="float" office:value="1706.888">
                <text:p>1706.8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05.2">
                <text:p>2705.2</text:p>
              </table:table-cell>
              <table:table-cell office:value-type="float" office:value="1668.57">
                <text:p>1668.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78">
                <text:p>2678</text:p>
              </table:table-cell>
              <table:table-cell office:value-type="float" office:value="1730.302">
                <text:p>1730.3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47.4">
                <text:p>2747.4</text:p>
              </table:table-cell>
              <table:table-cell office:value-type="float" office:value="1677.158">
                <text:p>1677.1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40.8">
                <text:p>2840.8</text:p>
              </table:table-cell>
              <table:table-cell office:value-type="float" office:value="1714.652">
                <text:p>1714.6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28">
                <text:p>2828</text:p>
              </table:table-cell>
              <table:table-cell office:value-type="float" office:value="1695.676">
                <text:p>1695.6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36.4">
                <text:p>2736.4</text:p>
              </table:table-cell>
              <table:table-cell office:value-type="float" office:value="1686.134">
                <text:p>1686.1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65">
                <text:p>2665</text:p>
              </table:table-cell>
              <table:table-cell office:value-type="float" office:value="1694.702">
                <text:p>1694.7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08.8">
                <text:p>2808.8</text:p>
              </table:table-cell>
              <table:table-cell office:value-type="float" office:value="1734.474">
                <text:p>1734.4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30">
                <text:p>2830</text:p>
              </table:table-cell>
              <table:table-cell office:value-type="float" office:value="1686.402">
                <text:p>1686.4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96">
                <text:p>2696</text:p>
              </table:table-cell>
              <table:table-cell office:value-type="float" office:value="1683.926">
                <text:p>1683.9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97.8">
                <text:p>2697.8</text:p>
              </table:table-cell>
              <table:table-cell office:value-type="float" office:value="1693.366">
                <text:p>1693.3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36.6">
                <text:p>2636.6</text:p>
              </table:table-cell>
              <table:table-cell office:value-type="float" office:value="1649.144">
                <text:p>1649.1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40.8">
                <text:p>2740.8</text:p>
              </table:table-cell>
              <table:table-cell office:value-type="float" office:value="1643.708">
                <text:p>1643.7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81">
                <text:p>2781</text:p>
              </table:table-cell>
              <table:table-cell office:value-type="float" office:value="1703.15">
                <text:p>1703.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46">
                <text:p>2846</text:p>
              </table:table-cell>
              <table:table-cell office:value-type="float" office:value="1663.996">
                <text:p>1663.9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37">
                <text:p>2737</text:p>
              </table:table-cell>
              <table:table-cell office:value-type="float" office:value="1700.492">
                <text:p>1700.4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82">
                <text:p>2782</text:p>
              </table:table-cell>
              <table:table-cell office:value-type="float" office:value="1682.366">
                <text:p>1682.3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67">
                <text:p>2667</text:p>
              </table:table-cell>
              <table:table-cell office:value-type="float" office:value="1696.35">
                <text:p>1696.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95">
                <text:p>2695</text:p>
              </table:table-cell>
              <table:table-cell office:value-type="float" office:value="1702.064">
                <text:p>1702.0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48.8">
                <text:p>2648.8</text:p>
              </table:table-cell>
              <table:table-cell office:value-type="float" office:value="1663.678">
                <text:p>1663.6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14">
                <text:p>2614</text:p>
              </table:table-cell>
              <table:table-cell office:value-type="float" office:value="1714.906">
                <text:p>1714.9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12">
                <text:p>2712</text:p>
              </table:table-cell>
              <table:table-cell office:value-type="float" office:value="1693.308">
                <text:p>1693.3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01">
                <text:p>2701</text:p>
              </table:table-cell>
              <table:table-cell office:value-type="float" office:value="1755.9">
                <text:p>1755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98">
                <text:p>2698</text:p>
              </table:table-cell>
              <table:table-cell office:value-type="float" office:value="1699.068">
                <text:p>1699.0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44">
                <text:p>2644</text:p>
              </table:table-cell>
              <table:table-cell office:value-type="float" office:value="1707.544">
                <text:p>1707.5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28">
                <text:p>2728</text:p>
              </table:table-cell>
              <table:table-cell office:value-type="float" office:value="1753.59">
                <text:p>1753.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73">
                <text:p>2773</text:p>
              </table:table-cell>
              <table:table-cell office:value-type="float" office:value="1662.922">
                <text:p>1662.9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40">
                <text:p>2640</text:p>
              </table:table-cell>
              <table:table-cell office:value-type="float" office:value="1712.732">
                <text:p>1712.7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26">
                <text:p>2826</text:p>
              </table:table-cell>
              <table:table-cell office:value-type="float" office:value="1715.518">
                <text:p>1715.5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63">
                <text:p>2663</text:p>
              </table:table-cell>
              <table:table-cell office:value-type="float" office:value="1637.822">
                <text:p>1637.8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58.8">
                <text:p>2758.8</text:p>
              </table:table-cell>
              <table:table-cell office:value-type="float" office:value="1679.234">
                <text:p>1679.2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54.8">
                <text:p>2654.8</text:p>
              </table:table-cell>
              <table:table-cell office:value-type="float" office:value="1668.004">
                <text:p>1668.0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26">
                <text:p>2726</text:p>
              </table:table-cell>
              <table:table-cell office:value-type="float" office:value="1707.152">
                <text:p>1707.1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84">
                <text:p>2784</text:p>
              </table:table-cell>
              <table:table-cell office:value-type="float" office:value="1686.77">
                <text:p>1686.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64">
                <text:p>2664</text:p>
              </table:table-cell>
              <table:table-cell office:value-type="float" office:value="1693.266">
                <text:p>1693.2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99">
                <text:p>2899</text:p>
              </table:table-cell>
              <table:table-cell office:value-type="float" office:value="1799.834">
                <text:p>1799.8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25">
                <text:p>2725</text:p>
              </table:table-cell>
              <table:table-cell office:value-type="float" office:value="1689.942">
                <text:p>1689.9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80.6">
                <text:p>2580.6</text:p>
              </table:table-cell>
              <table:table-cell office:value-type="float" office:value="1575.616">
                <text:p>1575.6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02.4">
                <text:p>2702.4</text:p>
              </table:table-cell>
              <table:table-cell office:value-type="float" office:value="1683.154">
                <text:p>1683.1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11.2">
                <text:p>2611.2</text:p>
              </table:table-cell>
              <table:table-cell office:value-type="float" office:value="1672.128">
                <text:p>1672.1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51">
                <text:p>2751</text:p>
              </table:table-cell>
              <table:table-cell office:value-type="float" office:value="1703.15">
                <text:p>1703.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17.8">
                <text:p>2717.8</text:p>
              </table:table-cell>
              <table:table-cell office:value-type="float" office:value="1683.246">
                <text:p>1683.2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49">
                <text:p>2649</text:p>
              </table:table-cell>
              <table:table-cell office:value-type="float" office:value="1717.036">
                <text:p>1717.0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34.4">
                <text:p>2734.4</text:p>
              </table:table-cell>
              <table:table-cell office:value-type="float" office:value="1687.186">
                <text:p>1687.1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87.8">
                <text:p>2787.8</text:p>
              </table:table-cell>
              <table:table-cell office:value-type="float" office:value="1694.834">
                <text:p>1694.8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64">
                <text:p>2864</text:p>
              </table:table-cell>
              <table:table-cell office:value-type="float" office:value="1744.232">
                <text:p>1744.2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56">
                <text:p>2656</text:p>
              </table:table-cell>
              <table:table-cell office:value-type="float" office:value="1688.528">
                <text:p>1688.5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21">
                <text:p>2721</text:p>
              </table:table-cell>
              <table:table-cell office:value-type="float" office:value="1673.636">
                <text:p>1673.6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07.2">
                <text:p>2807.2</text:p>
              </table:table-cell>
              <table:table-cell office:value-type="float" office:value="1717.842">
                <text:p>1717.8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59">
                <text:p>2759</text:p>
              </table:table-cell>
              <table:table-cell office:value-type="float" office:value="1738.09">
                <text:p>1738.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22">
                <text:p>2722</text:p>
              </table:table-cell>
              <table:table-cell office:value-type="float" office:value="1693.624">
                <text:p>1693.6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21">
                <text:p>2721</text:p>
              </table:table-cell>
              <table:table-cell office:value-type="float" office:value="1729.486">
                <text:p>1729.4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62">
                <text:p>2762</text:p>
              </table:table-cell>
              <table:table-cell office:value-type="float" office:value="1767.722">
                <text:p>1767.7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22.6">
                <text:p>2822.6</text:p>
              </table:table-cell>
              <table:table-cell office:value-type="float" office:value="1733.088">
                <text:p>1733.0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80.8">
                <text:p>2780.8</text:p>
              </table:table-cell>
              <table:table-cell office:value-type="float" office:value="1638.626">
                <text:p>1638.6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34">
                <text:p>2734</text:p>
              </table:table-cell>
              <table:table-cell office:value-type="float" office:value="1729.486">
                <text:p>1729.4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92">
                <text:p>2692</text:p>
              </table:table-cell>
              <table:table-cell office:value-type="float" office:value="1684.464">
                <text:p>1684.4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52.2">
                <text:p>2752.2</text:p>
              </table:table-cell>
              <table:table-cell office:value-type="float" office:value="1667.526">
                <text:p>1667.5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15.2">
                <text:p>2715.2</text:p>
              </table:table-cell>
              <table:table-cell office:value-type="float" office:value="1744.262">
                <text:p>1744.2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35">
                <text:p>2735</text:p>
              </table:table-cell>
              <table:table-cell office:value-type="float" office:value="1723.664">
                <text:p>1723.6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43.8">
                <text:p>2843.8</text:p>
              </table:table-cell>
              <table:table-cell office:value-type="float" office:value="1678.764">
                <text:p>1678.7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39">
                <text:p>2839</text:p>
              </table:table-cell>
              <table:table-cell office:value-type="float" office:value="1764.722">
                <text:p>1764.7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17">
                <text:p>2917</text:p>
              </table:table-cell>
              <table:table-cell office:value-type="float" office:value="1778.236">
                <text:p>1778.2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98">
                <text:p>2798</text:p>
              </table:table-cell>
              <table:table-cell office:value-type="float" office:value="1754.138">
                <text:p>1754.1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21">
                <text:p>2821</text:p>
              </table:table-cell>
              <table:table-cell office:value-type="float" office:value="1716.824">
                <text:p>1716.8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12.2">
                <text:p>2812.2</text:p>
              </table:table-cell>
              <table:table-cell office:value-type="float" office:value="1698.504">
                <text:p>1698.5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28.8">
                <text:p>2828.8</text:p>
              </table:table-cell>
              <table:table-cell office:value-type="float" office:value="1728.286">
                <text:p>1728.2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53">
                <text:p>2753</text:p>
              </table:table-cell>
              <table:table-cell office:value-type="float" office:value="1675.176">
                <text:p>1675.1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35.6">
                <text:p>2635.6</text:p>
              </table:table-cell>
              <table:table-cell office:value-type="float" office:value="1717.784">
                <text:p>1717.7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16.8">
                <text:p>2816.8</text:p>
              </table:table-cell>
              <table:table-cell office:value-type="float" office:value="1759.162">
                <text:p>1759.1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05.2">
                <text:p>2905.2</text:p>
              </table:table-cell>
              <table:table-cell office:value-type="float" office:value="1773.794">
                <text:p>1773.7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09.6">
                <text:p>2809.6</text:p>
              </table:table-cell>
              <table:table-cell office:value-type="float" office:value="1698.16">
                <text:p>1698.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79.2">
                <text:p>2779.2</text:p>
              </table:table-cell>
              <table:table-cell office:value-type="float" office:value="1752.432">
                <text:p>1752.4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27.8">
                <text:p>2927.8</text:p>
              </table:table-cell>
              <table:table-cell office:value-type="float" office:value="1715.388">
                <text:p>1715.3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75.8">
                <text:p>2775.8</text:p>
              </table:table-cell>
              <table:table-cell office:value-type="float" office:value="1692.132">
                <text:p>1692.1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47.8">
                <text:p>2947.8</text:p>
              </table:table-cell>
              <table:table-cell office:value-type="float" office:value="1775.086">
                <text:p>1775.0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93">
                <text:p>2893</text:p>
              </table:table-cell>
              <table:table-cell office:value-type="float" office:value="1749.514">
                <text:p>1749.5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21">
                <text:p>2821</text:p>
              </table:table-cell>
              <table:table-cell office:value-type="float" office:value="1698.158">
                <text:p>1698.1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19">
                <text:p>2819</text:p>
              </table:table-cell>
              <table:table-cell office:value-type="float" office:value="1715.148">
                <text:p>1715.1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02">
                <text:p>2802</text:p>
              </table:table-cell>
              <table:table-cell office:value-type="float" office:value="1731.336">
                <text:p>1731.3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77">
                <text:p>2777</text:p>
              </table:table-cell>
              <table:table-cell office:value-type="float" office:value="1782.978">
                <text:p>1782.9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45">
                <text:p>2745</text:p>
              </table:table-cell>
              <table:table-cell office:value-type="float" office:value="1748.446">
                <text:p>1748.4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distanceL_16.N1:distanceL_16.O231" chart:data-source-has-labels="row" svg:x="0.32cm" svg:y="0.18cm" svg:width="12.799cm" svg:height="8.64cm">
          <chartooo:coordinate-region svg:x="1.312cm" svg:y="0.38cm" svg:width="11.717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stanceL_16.N2:distanceL_16.N231" chart:label-cell-address="distanceL_16.N1:distanceL_16.N1" chart:class="chart:line">
            <chart:data-point chart:repeated="230"/>
          </chart:series>
          <chart:series chart:style-name="ch7" chart:values-cell-range-address="distanceL_16.O2:distanceL_16.O231" chart:label-cell-address="distanceL_16.O1:distanceL_16.O1" chart:class="chart:line">
            <chart:data-point chart:repeated="2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distanceL_16.N1:distanceL_16.N1</svg:desc>
                </draw:g>
              </table:table-cell>
              <table:table-cell office:value-type="string">
                <text:p>average</text:p>
                <draw:g>
                  <svg:desc>distanceL_16.O1:distanceL_16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8">
                <text:p>1468</text:p>
                <draw:g>
                  <svg:desc>distanceL_16.N2:distanceL_16.N231</svg:desc>
                </draw:g>
              </table:table-cell>
              <table:table-cell office:value-type="float" office:value="585.324">
                <text:p>585.324</text:p>
                <draw:g>
                  <svg:desc>distanceL_16.O2:distanceL_16.O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0.8">
                <text:p>1660.8</text:p>
              </table:table-cell>
              <table:table-cell office:value-type="float" office:value="754.858">
                <text:p>754.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3">
                <text:p>1863</text:p>
              </table:table-cell>
              <table:table-cell office:value-type="float" office:value="885.16">
                <text:p>885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81.8">
                <text:p>2181.8</text:p>
              </table:table-cell>
              <table:table-cell office:value-type="float" office:value="1060.106">
                <text:p>1060.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17.4">
                <text:p>2217.4</text:p>
              </table:table-cell>
              <table:table-cell office:value-type="float" office:value="1161.93">
                <text:p>1161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7.4">
                <text:p>2327.4</text:p>
              </table:table-cell>
              <table:table-cell office:value-type="float" office:value="1257.73">
                <text:p>1257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8.6">
                <text:p>2478.6</text:p>
              </table:table-cell>
              <table:table-cell office:value-type="float" office:value="1329.202">
                <text:p>1329.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3.6">
                <text:p>2323.6</text:p>
              </table:table-cell>
              <table:table-cell office:value-type="float" office:value="1295.694">
                <text:p>1295.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84">
                <text:p>2384</text:p>
              </table:table-cell>
              <table:table-cell office:value-type="float" office:value="1359.438">
                <text:p>1359.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.6">
                <text:p>2500.6</text:p>
              </table:table-cell>
              <table:table-cell office:value-type="float" office:value="1372.082">
                <text:p>1372.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6">
                <text:p>2556</text:p>
              </table:table-cell>
              <table:table-cell office:value-type="float" office:value="1324.168">
                <text:p>1324.1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9">
                <text:p>2499</text:p>
              </table:table-cell>
              <table:table-cell office:value-type="float" office:value="1343.016">
                <text:p>1343.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18.4">
                <text:p>2718.4</text:p>
              </table:table-cell>
              <table:table-cell office:value-type="float" office:value="1494.78">
                <text:p>1494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6">
                <text:p>2516</text:p>
              </table:table-cell>
              <table:table-cell office:value-type="float" office:value="1418.262">
                <text:p>1418.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9.6">
                <text:p>2559.6</text:p>
              </table:table-cell>
              <table:table-cell office:value-type="float" office:value="1447.582">
                <text:p>1447.5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35">
                <text:p>2535</text:p>
              </table:table-cell>
              <table:table-cell office:value-type="float" office:value="1492.57">
                <text:p>1492.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27">
                <text:p>2727</text:p>
              </table:table-cell>
              <table:table-cell office:value-type="float" office:value="1541.404">
                <text:p>1541.4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3.2">
                <text:p>2543.2</text:p>
              </table:table-cell>
              <table:table-cell office:value-type="float" office:value="1500.978">
                <text:p>1500.9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81.4">
                <text:p>2581.4</text:p>
              </table:table-cell>
              <table:table-cell office:value-type="float" office:value="1490.962">
                <text:p>1490.9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93">
                <text:p>2593</text:p>
              </table:table-cell>
              <table:table-cell office:value-type="float" office:value="1533.924">
                <text:p>1533.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15.6">
                <text:p>2615.6</text:p>
              </table:table-cell>
              <table:table-cell office:value-type="float" office:value="1540.022">
                <text:p>1540.0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7">
                <text:p>2607</text:p>
              </table:table-cell>
              <table:table-cell office:value-type="float" office:value="1527.11">
                <text:p>1527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26">
                <text:p>2626</text:p>
              </table:table-cell>
              <table:table-cell office:value-type="float" office:value="1519.456">
                <text:p>1519.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66">
                <text:p>2566</text:p>
              </table:table-cell>
              <table:table-cell office:value-type="float" office:value="1545.766">
                <text:p>1545.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7">
                <text:p>2777</text:p>
              </table:table-cell>
              <table:table-cell office:value-type="float" office:value="1538.926">
                <text:p>1538.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71">
                <text:p>2671</text:p>
              </table:table-cell>
              <table:table-cell office:value-type="float" office:value="1486.524">
                <text:p>1486.5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50">
                <text:p>2650</text:p>
              </table:table-cell>
              <table:table-cell office:value-type="float" office:value="1549.622">
                <text:p>1549.6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91.2">
                <text:p>2591.2</text:p>
              </table:table-cell>
              <table:table-cell office:value-type="float" office:value="1537.668">
                <text:p>1537.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90">
                <text:p>2690</text:p>
              </table:table-cell>
              <table:table-cell office:value-type="float" office:value="1580.096">
                <text:p>1580.0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40">
                <text:p>2740</text:p>
              </table:table-cell>
              <table:table-cell office:value-type="float" office:value="1582.238">
                <text:p>1582.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55.4">
                <text:p>2755.4</text:p>
              </table:table-cell>
              <table:table-cell office:value-type="float" office:value="1584.066">
                <text:p>1584.0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55">
                <text:p>2755</text:p>
              </table:table-cell>
              <table:table-cell office:value-type="float" office:value="1577.168">
                <text:p>1577.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35.2">
                <text:p>2835.2</text:p>
              </table:table-cell>
              <table:table-cell office:value-type="float" office:value="1632.482">
                <text:p>1632.4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94">
                <text:p>2894</text:p>
              </table:table-cell>
              <table:table-cell office:value-type="float" office:value="1638.52">
                <text:p>1638.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61.4">
                <text:p>2761.4</text:p>
              </table:table-cell>
              <table:table-cell office:value-type="float" office:value="1633.7">
                <text:p>1633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88.8">
                <text:p>2888.8</text:p>
              </table:table-cell>
              <table:table-cell office:value-type="float" office:value="1644.614">
                <text:p>1644.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15">
                <text:p>2915</text:p>
              </table:table-cell>
              <table:table-cell office:value-type="float" office:value="1639.472">
                <text:p>1639.4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1.4">
                <text:p>2991.4</text:p>
              </table:table-cell>
              <table:table-cell office:value-type="float" office:value="1636.382">
                <text:p>1636.3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61">
                <text:p>2861</text:p>
              </table:table-cell>
              <table:table-cell office:value-type="float" office:value="1607.432">
                <text:p>1607.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9">
                <text:p>2729</text:p>
              </table:table-cell>
              <table:table-cell office:value-type="float" office:value="1614.932">
                <text:p>1614.9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71.2">
                <text:p>2971.2</text:p>
              </table:table-cell>
              <table:table-cell office:value-type="float" office:value="1627.792">
                <text:p>1627.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34.6">
                <text:p>2834.6</text:p>
              </table:table-cell>
              <table:table-cell office:value-type="float" office:value="1652.334">
                <text:p>1652.3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07">
                <text:p>2807</text:p>
              </table:table-cell>
              <table:table-cell office:value-type="float" office:value="1593.734">
                <text:p>1593.7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49">
                <text:p>2949</text:p>
              </table:table-cell>
              <table:table-cell office:value-type="float" office:value="1663.974">
                <text:p>1663.9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11.4">
                <text:p>2811.4</text:p>
              </table:table-cell>
              <table:table-cell office:value-type="float" office:value="1669.882">
                <text:p>1669.8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43">
                <text:p>2943</text:p>
              </table:table-cell>
              <table:table-cell office:value-type="float" office:value="1661.256">
                <text:p>1661.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96">
                <text:p>2896</text:p>
              </table:table-cell>
              <table:table-cell office:value-type="float" office:value="1695.172">
                <text:p>1695.1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46">
                <text:p>2946</text:p>
              </table:table-cell>
              <table:table-cell office:value-type="float" office:value="1669.796">
                <text:p>1669.7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6">
                <text:p>2876</text:p>
              </table:table-cell>
              <table:table-cell office:value-type="float" office:value="1649.402">
                <text:p>1649.4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95">
                <text:p>2895</text:p>
              </table:table-cell>
              <table:table-cell office:value-type="float" office:value="1642.928">
                <text:p>1642.9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86">
                <text:p>2986</text:p>
              </table:table-cell>
              <table:table-cell office:value-type="float" office:value="1711.838">
                <text:p>1711.8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99.6">
                <text:p>2799.6</text:p>
              </table:table-cell>
              <table:table-cell office:value-type="float" office:value="1665.034">
                <text:p>1665.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68">
                <text:p>2868</text:p>
              </table:table-cell>
              <table:table-cell office:value-type="float" office:value="1678.622">
                <text:p>1678.6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56.8">
                <text:p>2856.8</text:p>
              </table:table-cell>
              <table:table-cell office:value-type="float" office:value="1759.132">
                <text:p>1759.1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93">
                <text:p>3093</text:p>
              </table:table-cell>
              <table:table-cell office:value-type="float" office:value="1785.112">
                <text:p>1785.1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81">
                <text:p>2881</text:p>
              </table:table-cell>
              <table:table-cell office:value-type="float" office:value="1760.192">
                <text:p>1760.1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6">
                <text:p>2856</text:p>
              </table:table-cell>
              <table:table-cell office:value-type="float" office:value="1752.36">
                <text:p>1752.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13">
                <text:p>2813</text:p>
              </table:table-cell>
              <table:table-cell office:value-type="float" office:value="1736.536">
                <text:p>1736.5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94">
                <text:p>2894</text:p>
              </table:table-cell>
              <table:table-cell office:value-type="float" office:value="1750.338">
                <text:p>1750.3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99">
                <text:p>2899</text:p>
              </table:table-cell>
              <table:table-cell office:value-type="float" office:value="1799.484">
                <text:p>1799.4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68">
                <text:p>2868</text:p>
              </table:table-cell>
              <table:table-cell office:value-type="float" office:value="1818.48">
                <text:p>1818.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3.2">
                <text:p>3043.2</text:p>
              </table:table-cell>
              <table:table-cell office:value-type="float" office:value="1789.886">
                <text:p>1789.8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73.4">
                <text:p>2973.4</text:p>
              </table:table-cell>
              <table:table-cell office:value-type="float" office:value="1824.338">
                <text:p>1824.3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29">
                <text:p>3029</text:p>
              </table:table-cell>
              <table:table-cell office:value-type="float" office:value="1799.84">
                <text:p>1799.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02">
                <text:p>3002</text:p>
              </table:table-cell>
              <table:table-cell office:value-type="float" office:value="1826.63">
                <text:p>1826.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30">
                <text:p>2930</text:p>
              </table:table-cell>
              <table:table-cell office:value-type="float" office:value="1831.864">
                <text:p>1831.8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75">
                <text:p>2975</text:p>
              </table:table-cell>
              <table:table-cell office:value-type="float" office:value="1849.316">
                <text:p>1849.3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79">
                <text:p>3079</text:p>
              </table:table-cell>
              <table:table-cell office:value-type="float" office:value="1844.25">
                <text:p>1844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68">
                <text:p>2968</text:p>
              </table:table-cell>
              <table:table-cell office:value-type="float" office:value="1850.192">
                <text:p>1850.1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75.4">
                <text:p>2975.4</text:p>
              </table:table-cell>
              <table:table-cell office:value-type="float" office:value="1835.288">
                <text:p>1835.2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29">
                <text:p>3129</text:p>
              </table:table-cell>
              <table:table-cell office:value-type="float" office:value="1845.354">
                <text:p>1845.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65">
                <text:p>3065</text:p>
              </table:table-cell>
              <table:table-cell office:value-type="float" office:value="1881.04">
                <text:p>1881.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68">
                <text:p>3068</text:p>
              </table:table-cell>
              <table:table-cell office:value-type="float" office:value="1893.398">
                <text:p>1893.3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86.6">
                <text:p>2986.6</text:p>
              </table:table-cell>
              <table:table-cell office:value-type="float" office:value="1859.428">
                <text:p>1859.4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62.2">
                <text:p>2962.2</text:p>
              </table:table-cell>
              <table:table-cell office:value-type="float" office:value="1845.234">
                <text:p>1845.2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99">
                <text:p>2999</text:p>
              </table:table-cell>
              <table:table-cell office:value-type="float" office:value="1867.194">
                <text:p>1867.1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76">
                <text:p>2976</text:p>
              </table:table-cell>
              <table:table-cell office:value-type="float" office:value="1835.304">
                <text:p>1835.3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67">
                <text:p>2967</text:p>
              </table:table-cell>
              <table:table-cell office:value-type="float" office:value="1853.088">
                <text:p>1853.0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64.4">
                <text:p>2964.4</text:p>
              </table:table-cell>
              <table:table-cell office:value-type="float" office:value="1852.904">
                <text:p>1852.9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01">
                <text:p>3001</text:p>
              </table:table-cell>
              <table:table-cell office:value-type="float" office:value="1850.656">
                <text:p>1850.6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94">
                <text:p>3094</text:p>
              </table:table-cell>
              <table:table-cell office:value-type="float" office:value="1939.374">
                <text:p>1939.3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78.6">
                <text:p>2978.6</text:p>
              </table:table-cell>
              <table:table-cell office:value-type="float" office:value="1893.182">
                <text:p>1893.1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04">
                <text:p>3004</text:p>
              </table:table-cell>
              <table:table-cell office:value-type="float" office:value="1927.264">
                <text:p>1927.2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35">
                <text:p>3135</text:p>
              </table:table-cell>
              <table:table-cell office:value-type="float" office:value="1891.198">
                <text:p>1891.1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49">
                <text:p>3249</text:p>
              </table:table-cell>
              <table:table-cell office:value-type="float" office:value="1982.136">
                <text:p>1982.1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94">
                <text:p>3094</text:p>
              </table:table-cell>
              <table:table-cell office:value-type="float" office:value="1896.692">
                <text:p>1896.6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61">
                <text:p>3161</text:p>
              </table:table-cell>
              <table:table-cell office:value-type="float" office:value="1903.924">
                <text:p>1903.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93">
                <text:p>3193</text:p>
              </table:table-cell>
              <table:table-cell office:value-type="float" office:value="1893.61">
                <text:p>1893.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46.2">
                <text:p>3146.2</text:p>
              </table:table-cell>
              <table:table-cell office:value-type="float" office:value="1884.458">
                <text:p>1884.4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89">
                <text:p>3089</text:p>
              </table:table-cell>
              <table:table-cell office:value-type="float" office:value="1870.158">
                <text:p>1870.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17">
                <text:p>3317</text:p>
              </table:table-cell>
              <table:table-cell office:value-type="float" office:value="1912.006">
                <text:p>1912.0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53">
                <text:p>3253</text:p>
              </table:table-cell>
              <table:table-cell office:value-type="float" office:value="1958.698">
                <text:p>1958.6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21">
                <text:p>3221</text:p>
              </table:table-cell>
              <table:table-cell office:value-type="float" office:value="1921.39">
                <text:p>1921.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75">
                <text:p>3175</text:p>
              </table:table-cell>
              <table:table-cell office:value-type="float" office:value="1903.59">
                <text:p>1903.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91">
                <text:p>3191</text:p>
              </table:table-cell>
              <table:table-cell office:value-type="float" office:value="1885.26">
                <text:p>1885.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24">
                <text:p>3224</text:p>
              </table:table-cell>
              <table:table-cell office:value-type="float" office:value="1893.19">
                <text:p>1893.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3.6">
                <text:p>3123.6</text:p>
              </table:table-cell>
              <table:table-cell office:value-type="float" office:value="1874.416">
                <text:p>1874.4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21">
                <text:p>3121</text:p>
              </table:table-cell>
              <table:table-cell office:value-type="float" office:value="1927.58">
                <text:p>1927.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89">
                <text:p>3289</text:p>
              </table:table-cell>
              <table:table-cell office:value-type="float" office:value="1913.314">
                <text:p>1913.3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42.4">
                <text:p>3142.4</text:p>
              </table:table-cell>
              <table:table-cell office:value-type="float" office:value="1890.792">
                <text:p>1890.7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93">
                <text:p>3093</text:p>
              </table:table-cell>
              <table:table-cell office:value-type="float" office:value="1906.682">
                <text:p>1906.6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77">
                <text:p>3077</text:p>
              </table:table-cell>
              <table:table-cell office:value-type="float" office:value="1861.42">
                <text:p>1861.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1">
                <text:p>3071</text:p>
              </table:table-cell>
              <table:table-cell office:value-type="float" office:value="1852.726">
                <text:p>1852.7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85">
                <text:p>3085</text:p>
              </table:table-cell>
              <table:table-cell office:value-type="float" office:value="1892.27">
                <text:p>1892.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01">
                <text:p>3201</text:p>
              </table:table-cell>
              <table:table-cell office:value-type="float" office:value="1977.954">
                <text:p>1977.9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22">
                <text:p>2922</text:p>
              </table:table-cell>
              <table:table-cell office:value-type="float" office:value="1880.828">
                <text:p>1880.8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25.4">
                <text:p>3125.4</text:p>
              </table:table-cell>
              <table:table-cell office:value-type="float" office:value="1889.134">
                <text:p>1889.1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84">
                <text:p>2984</text:p>
              </table:table-cell>
              <table:table-cell office:value-type="float" office:value="1927.676">
                <text:p>1927.6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15.4">
                <text:p>3215.4</text:p>
              </table:table-cell>
              <table:table-cell office:value-type="float" office:value="1910.24">
                <text:p>1910.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38.2">
                <text:p>3238.2</text:p>
              </table:table-cell>
              <table:table-cell office:value-type="float" office:value="1915.852">
                <text:p>1915.8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82.2">
                <text:p>3082.2</text:p>
              </table:table-cell>
              <table:table-cell office:value-type="float" office:value="1912.398">
                <text:p>1912.3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00.6">
                <text:p>3200.6</text:p>
              </table:table-cell>
              <table:table-cell office:value-type="float" office:value="1914.01">
                <text:p>1914.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82.6">
                <text:p>3182.6</text:p>
              </table:table-cell>
              <table:table-cell office:value-type="float" office:value="1876.506">
                <text:p>1876.5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50">
                <text:p>3050</text:p>
              </table:table-cell>
              <table:table-cell office:value-type="float" office:value="1923.5">
                <text:p>1923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77">
                <text:p>3277</text:p>
              </table:table-cell>
              <table:table-cell office:value-type="float" office:value="1923.9">
                <text:p>1923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64.6">
                <text:p>3064.6</text:p>
              </table:table-cell>
              <table:table-cell office:value-type="float" office:value="1914.378">
                <text:p>1914.3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79">
                <text:p>3079</text:p>
              </table:table-cell>
              <table:table-cell office:value-type="float" office:value="1962.332">
                <text:p>1962.3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28">
                <text:p>3228</text:p>
              </table:table-cell>
              <table:table-cell office:value-type="float" office:value="1942.908">
                <text:p>1942.9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33.2">
                <text:p>3133.2</text:p>
              </table:table-cell>
              <table:table-cell office:value-type="float" office:value="1967.466">
                <text:p>1967.4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91">
                <text:p>3291</text:p>
              </table:table-cell>
              <table:table-cell office:value-type="float" office:value="1946.674">
                <text:p>1946.6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88">
                <text:p>3088</text:p>
              </table:table-cell>
              <table:table-cell office:value-type="float" office:value="1890.564">
                <text:p>1890.5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89">
                <text:p>3189</text:p>
              </table:table-cell>
              <table:table-cell office:value-type="float" office:value="1900.774">
                <text:p>1900.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25.6">
                <text:p>3125.6</text:p>
              </table:table-cell>
              <table:table-cell office:value-type="float" office:value="1895.848">
                <text:p>1895.8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38">
                <text:p>3338</text:p>
              </table:table-cell>
              <table:table-cell office:value-type="float" office:value="1911.674">
                <text:p>1911.6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65">
                <text:p>3265</text:p>
              </table:table-cell>
              <table:table-cell office:value-type="float" office:value="1928.084">
                <text:p>1928.0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29">
                <text:p>3229</text:p>
              </table:table-cell>
              <table:table-cell office:value-type="float" office:value="1995.026">
                <text:p>1995.0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75">
                <text:p>3175</text:p>
              </table:table-cell>
              <table:table-cell office:value-type="float" office:value="1939.79">
                <text:p>1939.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70">
                <text:p>3170</text:p>
              </table:table-cell>
              <table:table-cell office:value-type="float" office:value="1984.832">
                <text:p>1984.8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66">
                <text:p>3166</text:p>
              </table:table-cell>
              <table:table-cell office:value-type="float" office:value="2004.912">
                <text:p>2004.9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5">
                <text:p>3365</text:p>
              </table:table-cell>
              <table:table-cell office:value-type="float" office:value="2003.68">
                <text:p>2003.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8">
                <text:p>3398</text:p>
              </table:table-cell>
              <table:table-cell office:value-type="float" office:value="1983.378">
                <text:p>1983.3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12">
                <text:p>3312</text:p>
              </table:table-cell>
              <table:table-cell office:value-type="float" office:value="1980.266">
                <text:p>1980.2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27.8">
                <text:p>3227.8</text:p>
              </table:table-cell>
              <table:table-cell office:value-type="float" office:value="1994.36">
                <text:p>1994.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34">
                <text:p>3234</text:p>
              </table:table-cell>
              <table:table-cell office:value-type="float" office:value="2010.378">
                <text:p>2010.3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73">
                <text:p>3373</text:p>
              </table:table-cell>
              <table:table-cell office:value-type="float" office:value="1979.59">
                <text:p>1979.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92.4">
                <text:p>3192.4</text:p>
              </table:table-cell>
              <table:table-cell office:value-type="float" office:value="1989.916">
                <text:p>1989.9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82">
                <text:p>3182</text:p>
              </table:table-cell>
              <table:table-cell office:value-type="float" office:value="1990.994">
                <text:p>1990.9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09">
                <text:p>3209</text:p>
              </table:table-cell>
              <table:table-cell office:value-type="float" office:value="1984.374">
                <text:p>1984.3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231">
                <text:p>3231</text:p>
              </table:table-cell>
              <table:table-cell office:value-type="float" office:value="2025.308">
                <text:p>2025.3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12.2">
                <text:p>3212.2</text:p>
              </table:table-cell>
              <table:table-cell office:value-type="float" office:value="2003.778">
                <text:p>2003.7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41">
                <text:p>3141</text:p>
              </table:table-cell>
              <table:table-cell office:value-type="float" office:value="2002.906">
                <text:p>2002.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28">
                <text:p>3228</text:p>
              </table:table-cell>
              <table:table-cell office:value-type="float" office:value="1947.01">
                <text:p>1947.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98">
                <text:p>3298</text:p>
              </table:table-cell>
              <table:table-cell office:value-type="float" office:value="1961.212">
                <text:p>1961.2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40">
                <text:p>3140</text:p>
              </table:table-cell>
              <table:table-cell office:value-type="float" office:value="1922.618">
                <text:p>1922.6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81">
                <text:p>3281</text:p>
              </table:table-cell>
              <table:table-cell office:value-type="float" office:value="1971.506">
                <text:p>1971.5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21">
                <text:p>3121</text:p>
              </table:table-cell>
              <table:table-cell office:value-type="float" office:value="1939.542">
                <text:p>1939.5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04">
                <text:p>3204</text:p>
              </table:table-cell>
              <table:table-cell office:value-type="float" office:value="1966.242">
                <text:p>1966.2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90">
                <text:p>3190</text:p>
              </table:table-cell>
              <table:table-cell office:value-type="float" office:value="1928.458">
                <text:p>1928.4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51">
                <text:p>3351</text:p>
              </table:table-cell>
              <table:table-cell office:value-type="float" office:value="1947.298">
                <text:p>1947.2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81">
                <text:p>3181</text:p>
              </table:table-cell>
              <table:table-cell office:value-type="float" office:value="1928.556">
                <text:p>1928.5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71">
                <text:p>3271</text:p>
              </table:table-cell>
              <table:table-cell office:value-type="float" office:value="1862.894">
                <text:p>1862.8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69">
                <text:p>3069</text:p>
              </table:table-cell>
              <table:table-cell office:value-type="float" office:value="1943.414">
                <text:p>1943.4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75">
                <text:p>3275</text:p>
              </table:table-cell>
              <table:table-cell office:value-type="float" office:value="1944.934">
                <text:p>1944.9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90">
                <text:p>3090</text:p>
              </table:table-cell>
              <table:table-cell office:value-type="float" office:value="1927.932">
                <text:p>1927.9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5">
                <text:p>3105</text:p>
              </table:table-cell>
              <table:table-cell office:value-type="float" office:value="1891.17">
                <text:p>1891.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56">
                <text:p>3156</text:p>
              </table:table-cell>
              <table:table-cell office:value-type="float" office:value="1945.52">
                <text:p>1945.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56.2">
                <text:p>3156.2</text:p>
              </table:table-cell>
              <table:table-cell office:value-type="float" office:value="1954.102">
                <text:p>1954.1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86">
                <text:p>3086</text:p>
              </table:table-cell>
              <table:table-cell office:value-type="float" office:value="1933.432">
                <text:p>1933.4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15">
                <text:p>3115</text:p>
              </table:table-cell>
              <table:table-cell office:value-type="float" office:value="1930.428">
                <text:p>1930.4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88.8">
                <text:p>3288.8</text:p>
              </table:table-cell>
              <table:table-cell office:value-type="float" office:value="1945.6">
                <text:p>1945.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60">
                <text:p>3160</text:p>
              </table:table-cell>
              <table:table-cell office:value-type="float" office:value="1925.48">
                <text:p>1925.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93">
                <text:p>3293</text:p>
              </table:table-cell>
              <table:table-cell office:value-type="float" office:value="1921.95">
                <text:p>1921.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41">
                <text:p>3341</text:p>
              </table:table-cell>
              <table:table-cell office:value-type="float" office:value="1954.746">
                <text:p>1954.7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96">
                <text:p>3196</text:p>
              </table:table-cell>
              <table:table-cell office:value-type="float" office:value="1966.69">
                <text:p>1966.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53">
                <text:p>3353</text:p>
              </table:table-cell>
              <table:table-cell office:value-type="float" office:value="1927.666">
                <text:p>1927.6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13.8">
                <text:p>3113.8</text:p>
              </table:table-cell>
              <table:table-cell office:value-type="float" office:value="1899.02">
                <text:p>1899.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98">
                <text:p>3098</text:p>
              </table:table-cell>
              <table:table-cell office:value-type="float" office:value="1929.034">
                <text:p>1929.0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36.2">
                <text:p>3136.2</text:p>
              </table:table-cell>
              <table:table-cell office:value-type="float" office:value="1923.906">
                <text:p>1923.9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61">
                <text:p>3261</text:p>
              </table:table-cell>
              <table:table-cell office:value-type="float" office:value="1949.572">
                <text:p>1949.5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29">
                <text:p>3229</text:p>
              </table:table-cell>
              <table:table-cell office:value-type="float" office:value="1963.15">
                <text:p>1963.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96">
                <text:p>3196</text:p>
              </table:table-cell>
              <table:table-cell office:value-type="float" office:value="1939.196">
                <text:p>1939.1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31">
                <text:p>3331</text:p>
              </table:table-cell>
              <table:table-cell office:value-type="float" office:value="1974.538">
                <text:p>1974.5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07.2">
                <text:p>3207.2</text:p>
              </table:table-cell>
              <table:table-cell office:value-type="float" office:value="1959.348">
                <text:p>1959.3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03">
                <text:p>3303</text:p>
              </table:table-cell>
              <table:table-cell office:value-type="float" office:value="1949.798">
                <text:p>1949.7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50">
                <text:p>3250</text:p>
              </table:table-cell>
              <table:table-cell office:value-type="float" office:value="1998.218">
                <text:p>1998.2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84">
                <text:p>3184</text:p>
              </table:table-cell>
              <table:table-cell office:value-type="float" office:value="2045.198">
                <text:p>2045.1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01">
                <text:p>3201</text:p>
              </table:table-cell>
              <table:table-cell office:value-type="float" office:value="2014.566">
                <text:p>2014.5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10.2">
                <text:p>3110.2</text:p>
              </table:table-cell>
              <table:table-cell office:value-type="float" office:value="2020.572">
                <text:p>2020.5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12">
                <text:p>3312</text:p>
              </table:table-cell>
              <table:table-cell office:value-type="float" office:value="2087.222">
                <text:p>2087.2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41">
                <text:p>3241</text:p>
              </table:table-cell>
              <table:table-cell office:value-type="float" office:value="2003.29">
                <text:p>2003.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53">
                <text:p>3053</text:p>
              </table:table-cell>
              <table:table-cell office:value-type="float" office:value="1987.97">
                <text:p>1987.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76.8">
                <text:p>3076.8</text:p>
              </table:table-cell>
              <table:table-cell office:value-type="float" office:value="1987.678">
                <text:p>1987.6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93.8">
                <text:p>3193.8</text:p>
              </table:table-cell>
              <table:table-cell office:value-type="float" office:value="1966.44">
                <text:p>1966.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28">
                <text:p>3228</text:p>
              </table:table-cell>
              <table:table-cell office:value-type="float" office:value="2007.112">
                <text:p>2007.1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96.6">
                <text:p>3296.6</text:p>
              </table:table-cell>
              <table:table-cell office:value-type="float" office:value="1999.124">
                <text:p>1999.1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95">
                <text:p>3195</text:p>
              </table:table-cell>
              <table:table-cell office:value-type="float" office:value="2015.906">
                <text:p>2015.9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223">
                <text:p>3223</text:p>
              </table:table-cell>
              <table:table-cell office:value-type="float" office:value="1953.034">
                <text:p>1953.0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35">
                <text:p>3335</text:p>
              </table:table-cell>
              <table:table-cell office:value-type="float" office:value="1983.628">
                <text:p>1983.6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45.2">
                <text:p>3145.2</text:p>
              </table:table-cell>
              <table:table-cell office:value-type="float" office:value="2021.492">
                <text:p>2021.4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35.2">
                <text:p>3135.2</text:p>
              </table:table-cell>
              <table:table-cell office:value-type="float" office:value="2018.894">
                <text:p>2018.8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61.8">
                <text:p>3261.8</text:p>
              </table:table-cell>
              <table:table-cell office:value-type="float" office:value="1983.212">
                <text:p>1983.2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37.8">
                <text:p>3337.8</text:p>
              </table:table-cell>
              <table:table-cell office:value-type="float" office:value="2003.842">
                <text:p>2003.8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96">
                <text:p>3296</text:p>
              </table:table-cell>
              <table:table-cell office:value-type="float" office:value="1971.092">
                <text:p>1971.0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89">
                <text:p>3289</text:p>
              </table:table-cell>
              <table:table-cell office:value-type="float" office:value="1951.132">
                <text:p>1951.1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99">
                <text:p>3299</text:p>
              </table:table-cell>
              <table:table-cell office:value-type="float" office:value="1920.528">
                <text:p>1920.5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80">
                <text:p>3280</text:p>
              </table:table-cell>
              <table:table-cell office:value-type="float" office:value="1974.404">
                <text:p>1974.4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98">
                <text:p>3198</text:p>
              </table:table-cell>
              <table:table-cell office:value-type="float" office:value="1977.69">
                <text:p>1977.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29">
                <text:p>3329</text:p>
              </table:table-cell>
              <table:table-cell office:value-type="float" office:value="1983.172">
                <text:p>1983.1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90.8">
                <text:p>3290.8</text:p>
              </table:table-cell>
              <table:table-cell office:value-type="float" office:value="1985.562">
                <text:p>1985.5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97.8">
                <text:p>3197.8</text:p>
              </table:table-cell>
              <table:table-cell office:value-type="float" office:value="1934.916">
                <text:p>1934.9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52.6">
                <text:p>3152.6</text:p>
              </table:table-cell>
              <table:table-cell office:value-type="float" office:value="1907.618">
                <text:p>1907.6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08.6">
                <text:p>3208.6</text:p>
              </table:table-cell>
              <table:table-cell office:value-type="float" office:value="1938.744">
                <text:p>1938.7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01">
                <text:p>3201</text:p>
              </table:table-cell>
              <table:table-cell office:value-type="float" office:value="2010.838">
                <text:p>2010.8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76">
                <text:p>3276</text:p>
              </table:table-cell>
              <table:table-cell office:value-type="float" office:value="1965.804">
                <text:p>1965.8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22">
                <text:p>3222</text:p>
              </table:table-cell>
              <table:table-cell office:value-type="float" office:value="1988.188">
                <text:p>1988.1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75">
                <text:p>3175</text:p>
              </table:table-cell>
              <table:table-cell office:value-type="float" office:value="1965.398">
                <text:p>1965.3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49">
                <text:p>3149</text:p>
              </table:table-cell>
              <table:table-cell office:value-type="float" office:value="1945.678">
                <text:p>1945.6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51">
                <text:p>3151</text:p>
              </table:table-cell>
              <table:table-cell office:value-type="float" office:value="1925.114">
                <text:p>1925.1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53.6">
                <text:p>3253.6</text:p>
              </table:table-cell>
              <table:table-cell office:value-type="float" office:value="1981.676">
                <text:p>1981.6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68">
                <text:p>3168</text:p>
              </table:table-cell>
              <table:table-cell office:value-type="float" office:value="1936.28">
                <text:p>1936.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93">
                <text:p>3193</text:p>
              </table:table-cell>
              <table:table-cell office:value-type="float" office:value="1970.392">
                <text:p>1970.3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79">
                <text:p>3279</text:p>
              </table:table-cell>
              <table:table-cell office:value-type="float" office:value="2042.27">
                <text:p>2042.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25">
                <text:p>3225</text:p>
              </table:table-cell>
              <table:table-cell office:value-type="float" office:value="2003.944">
                <text:p>2003.9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04">
                <text:p>3204</text:p>
              </table:table-cell>
              <table:table-cell office:value-type="float" office:value="2013.508">
                <text:p>2013.5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93">
                <text:p>3193</text:p>
              </table:table-cell>
              <table:table-cell office:value-type="float" office:value="2029.894">
                <text:p>2029.8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01.4">
                <text:p>3301.4</text:p>
              </table:table-cell>
              <table:table-cell office:value-type="float" office:value="2003.444">
                <text:p>2003.4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00.4">
                <text:p>3200.4</text:p>
              </table:table-cell>
              <table:table-cell office:value-type="float" office:value="2060.36">
                <text:p>2060.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87">
                <text:p>3187</text:p>
              </table:table-cell>
              <table:table-cell office:value-type="float" office:value="2033.072">
                <text:p>2033.0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80.8">
                <text:p>3280.8</text:p>
              </table:table-cell>
              <table:table-cell office:value-type="float" office:value="2047.506">
                <text:p>2047.5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68">
                <text:p>3268</text:p>
              </table:table-cell>
              <table:table-cell office:value-type="float" office:value="2028.66">
                <text:p>2028.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75">
                <text:p>3375</text:p>
              </table:table-cell>
              <table:table-cell office:value-type="float" office:value="2036.974">
                <text:p>2036.9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206">
                <text:p>3206</text:p>
              </table:table-cell>
              <table:table-cell office:value-type="float" office:value="2021.812">
                <text:p>2021.8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51">
                <text:p>3351</text:p>
              </table:table-cell>
              <table:table-cell office:value-type="float" office:value="2033.846">
                <text:p>2033.8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70.8">
                <text:p>3170.8</text:p>
              </table:table-cell>
              <table:table-cell office:value-type="float" office:value="2065.536">
                <text:p>2065.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10">
                <text:p>3110</text:p>
              </table:table-cell>
              <table:table-cell office:value-type="float" office:value="2052.424">
                <text:p>2052.4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27">
                <text:p>3227</text:p>
              </table:table-cell>
              <table:table-cell office:value-type="float" office:value="1949.41">
                <text:p>1949.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70">
                <text:p>3170</text:p>
              </table:table-cell>
              <table:table-cell office:value-type="float" office:value="2001.144">
                <text:p>2001.1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26.8">
                <text:p>3326.8</text:p>
              </table:table-cell>
              <table:table-cell office:value-type="float" office:value="2042.224">
                <text:p>2042.2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13">
                <text:p>3213</text:p>
              </table:table-cell>
              <table:table-cell office:value-type="float" office:value="1980.47">
                <text:p>1980.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40">
                <text:p>3340</text:p>
              </table:table-cell>
              <table:table-cell office:value-type="float" office:value="2021.73">
                <text:p>2021.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distanceL_8.N1:distanceL_8.O231" chart:data-source-has-labels="row" svg:x="0.32cm" svg:y="0.18cm" svg:width="12.799cm" svg:height="8.64cm">
          <chartooo:coordinate-region svg:x="1.312cm" svg:y="0.38cm" svg:width="11.717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stanceL_8.N2:distanceL_8.N231" chart:label-cell-address="distanceL_8.N1:distanceL_8.N1" chart:class="chart:line">
            <chart:data-point chart:repeated="230"/>
          </chart:series>
          <chart:series chart:style-name="ch7" chart:values-cell-range-address="distanceL_8.O2:distanceL_8.O231" chart:label-cell-address="distanceL_8.O1:distanceL_8.O1" chart:class="chart:line">
            <chart:data-point chart:repeated="2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distanceL_8.N1:distanceL_8.N1</svg:desc>
                </draw:g>
              </table:table-cell>
              <table:table-cell office:value-type="string">
                <text:p>average</text:p>
                <draw:g>
                  <svg:desc>distanceL_8.O1:distanceL_8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95.8">
                <text:p>1395.8</text:p>
                <draw:g>
                  <svg:desc>distanceL_8.N2:distanceL_8.N231</svg:desc>
                </draw:g>
              </table:table-cell>
              <table:table-cell office:value-type="float" office:value="600.626">
                <text:p>600.626</text:p>
                <draw:g>
                  <svg:desc>distanceL_8.O2:distanceL_8.O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1.2">
                <text:p>1741.2</text:p>
              </table:table-cell>
              <table:table-cell office:value-type="float" office:value="808.14">
                <text:p>808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8.2">
                <text:p>2028.2</text:p>
              </table:table-cell>
              <table:table-cell office:value-type="float" office:value="887.012">
                <text:p>887.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51">
                <text:p>1951</text:p>
              </table:table-cell>
              <table:table-cell office:value-type="float" office:value="1017.034">
                <text:p>1017.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92.6">
                <text:p>2192.6</text:p>
              </table:table-cell>
              <table:table-cell office:value-type="float" office:value="1105.614">
                <text:p>1105.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60.4">
                <text:p>2160.4</text:p>
              </table:table-cell>
              <table:table-cell office:value-type="float" office:value="1191.026">
                <text:p>1191.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11.6">
                <text:p>2211.6</text:p>
              </table:table-cell>
              <table:table-cell office:value-type="float" office:value="1174.938">
                <text:p>1174.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91">
                <text:p>2291</text:p>
              </table:table-cell>
              <table:table-cell office:value-type="float" office:value="1175.572">
                <text:p>1175.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1.6">
                <text:p>2181.6</text:p>
              </table:table-cell>
              <table:table-cell office:value-type="float" office:value="1250.294">
                <text:p>1250.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94">
                <text:p>2194</text:p>
              </table:table-cell>
              <table:table-cell office:value-type="float" office:value="1241.872">
                <text:p>1241.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64.8">
                <text:p>2364.8</text:p>
              </table:table-cell>
              <table:table-cell office:value-type="float" office:value="1248.146">
                <text:p>1248.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90">
                <text:p>2290</text:p>
              </table:table-cell>
              <table:table-cell office:value-type="float" office:value="1262.002">
                <text:p>1262.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1">
                <text:p>2371</text:p>
              </table:table-cell>
              <table:table-cell office:value-type="float" office:value="1296.072">
                <text:p>1296.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11.6">
                <text:p>2411.6</text:p>
              </table:table-cell>
              <table:table-cell office:value-type="float" office:value="1305.71">
                <text:p>1305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17">
                <text:p>2517</text:p>
              </table:table-cell>
              <table:table-cell office:value-type="float" office:value="1298.68">
                <text:p>1298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79">
                <text:p>2379</text:p>
              </table:table-cell>
              <table:table-cell office:value-type="float" office:value="1307.592">
                <text:p>1307.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76">
                <text:p>2376</text:p>
              </table:table-cell>
              <table:table-cell office:value-type="float" office:value="1349.33">
                <text:p>1349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4.2">
                <text:p>2404.2</text:p>
              </table:table-cell>
              <table:table-cell office:value-type="float" office:value="1309.626">
                <text:p>1309.6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1">
                <text:p>2401</text:p>
              </table:table-cell>
              <table:table-cell office:value-type="float" office:value="1327.45">
                <text:p>1327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71.8">
                <text:p>2471.8</text:p>
              </table:table-cell>
              <table:table-cell office:value-type="float" office:value="1294.916">
                <text:p>1294.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58.4">
                <text:p>2458.4</text:p>
              </table:table-cell>
              <table:table-cell office:value-type="float" office:value="1317.882">
                <text:p>1317.8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72.8">
                <text:p>2572.8</text:p>
              </table:table-cell>
              <table:table-cell office:value-type="float" office:value="1323.13">
                <text:p>1323.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48.8">
                <text:p>2448.8</text:p>
              </table:table-cell>
              <table:table-cell office:value-type="float" office:value="1338.49">
                <text:p>1338.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49.2">
                <text:p>2549.2</text:p>
              </table:table-cell>
              <table:table-cell office:value-type="float" office:value="1388.83">
                <text:p>1388.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22.2">
                <text:p>2522.2</text:p>
              </table:table-cell>
              <table:table-cell office:value-type="float" office:value="1352.186">
                <text:p>1352.1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67.2">
                <text:p>2367.2</text:p>
              </table:table-cell>
              <table:table-cell office:value-type="float" office:value="1357.952">
                <text:p>1357.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86.4">
                <text:p>2386.4</text:p>
              </table:table-cell>
              <table:table-cell office:value-type="float" office:value="1338.996">
                <text:p>1338.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00">
                <text:p>2500</text:p>
              </table:table-cell>
              <table:table-cell office:value-type="float" office:value="1404.234">
                <text:p>1404.2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63.6">
                <text:p>2463.6</text:p>
              </table:table-cell>
              <table:table-cell office:value-type="float" office:value="1418.518">
                <text:p>1418.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7.4">
                <text:p>2567.4</text:p>
              </table:table-cell>
              <table:table-cell office:value-type="float" office:value="1419.074">
                <text:p>1419.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1">
                <text:p>2551</text:p>
              </table:table-cell>
              <table:table-cell office:value-type="float" office:value="1405.834">
                <text:p>1405.8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46.2">
                <text:p>2546.2</text:p>
              </table:table-cell>
              <table:table-cell office:value-type="float" office:value="1424.454">
                <text:p>1424.4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60.6">
                <text:p>2460.6</text:p>
              </table:table-cell>
              <table:table-cell office:value-type="float" office:value="1450.2">
                <text:p>1450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85.8">
                <text:p>2585.8</text:p>
              </table:table-cell>
              <table:table-cell office:value-type="float" office:value="1423.504">
                <text:p>1423.5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75">
                <text:p>2675</text:p>
              </table:table-cell>
              <table:table-cell office:value-type="float" office:value="1504.274">
                <text:p>1504.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94.8">
                <text:p>2594.8</text:p>
              </table:table-cell>
              <table:table-cell office:value-type="float" office:value="1487.824">
                <text:p>1487.8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57.2">
                <text:p>2657.2</text:p>
              </table:table-cell>
              <table:table-cell office:value-type="float" office:value="1500.41">
                <text:p>1500.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55.2">
                <text:p>2655.2</text:p>
              </table:table-cell>
              <table:table-cell office:value-type="float" office:value="1471.11">
                <text:p>1471.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13.4">
                <text:p>2613.4</text:p>
              </table:table-cell>
              <table:table-cell office:value-type="float" office:value="1465.564">
                <text:p>1465.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26">
                <text:p>2626</text:p>
              </table:table-cell>
              <table:table-cell office:value-type="float" office:value="1470.692">
                <text:p>1470.6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65.6">
                <text:p>2565.6</text:p>
              </table:table-cell>
              <table:table-cell office:value-type="float" office:value="1445.766">
                <text:p>1445.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84.6">
                <text:p>2484.6</text:p>
              </table:table-cell>
              <table:table-cell office:value-type="float" office:value="1495.172">
                <text:p>1495.1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71.6">
                <text:p>2671.6</text:p>
              </table:table-cell>
              <table:table-cell office:value-type="float" office:value="1473.886">
                <text:p>1473.8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62">
                <text:p>2662</text:p>
              </table:table-cell>
              <table:table-cell office:value-type="float" office:value="1516.838">
                <text:p>1516.8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26.6">
                <text:p>2726.6</text:p>
              </table:table-cell>
              <table:table-cell office:value-type="float" office:value="1493.892">
                <text:p>1493.8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13.8">
                <text:p>2513.8</text:p>
              </table:table-cell>
              <table:table-cell office:value-type="float" office:value="1472.47">
                <text:p>1472.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30">
                <text:p>2630</text:p>
              </table:table-cell>
              <table:table-cell office:value-type="float" office:value="1526.944">
                <text:p>1526.9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18.8">
                <text:p>2718.8</text:p>
              </table:table-cell>
              <table:table-cell office:value-type="float" office:value="1516.772">
                <text:p>1516.7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31.2">
                <text:p>2631.2</text:p>
              </table:table-cell>
              <table:table-cell office:value-type="float" office:value="1516.608">
                <text:p>1516.6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30.6">
                <text:p>2630.6</text:p>
              </table:table-cell>
              <table:table-cell office:value-type="float" office:value="1537.872">
                <text:p>1537.8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8">
                <text:p>2608</text:p>
              </table:table-cell>
              <table:table-cell office:value-type="float" office:value="1518.456">
                <text:p>1518.4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86">
                <text:p>2586</text:p>
              </table:table-cell>
              <table:table-cell office:value-type="float" office:value="1530.596">
                <text:p>1530.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2">
                <text:p>2652</text:p>
              </table:table-cell>
              <table:table-cell office:value-type="float" office:value="1546.63">
                <text:p>1546.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91">
                <text:p>2691</text:p>
              </table:table-cell>
              <table:table-cell office:value-type="float" office:value="1562.424">
                <text:p>1562.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92.6">
                <text:p>2592.6</text:p>
              </table:table-cell>
              <table:table-cell office:value-type="float" office:value="1561.97">
                <text:p>1561.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06.4">
                <text:p>2706.4</text:p>
              </table:table-cell>
              <table:table-cell office:value-type="float" office:value="1592.874">
                <text:p>1592.8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38">
                <text:p>2738</text:p>
              </table:table-cell>
              <table:table-cell office:value-type="float" office:value="1611.372">
                <text:p>1611.3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75.8">
                <text:p>2675.8</text:p>
              </table:table-cell>
              <table:table-cell office:value-type="float" office:value="1583.996">
                <text:p>1583.9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21.2">
                <text:p>2721.2</text:p>
              </table:table-cell>
              <table:table-cell office:value-type="float" office:value="1561.778">
                <text:p>1561.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38">
                <text:p>2638</text:p>
              </table:table-cell>
              <table:table-cell office:value-type="float" office:value="1556.258">
                <text:p>1556.2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82.2">
                <text:p>2682.2</text:p>
              </table:table-cell>
              <table:table-cell office:value-type="float" office:value="1578.43">
                <text:p>1578.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65.2">
                <text:p>2665.2</text:p>
              </table:table-cell>
              <table:table-cell office:value-type="float" office:value="1590.552">
                <text:p>1590.5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18">
                <text:p>2718</text:p>
              </table:table-cell>
              <table:table-cell office:value-type="float" office:value="1572.994">
                <text:p>1572.9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44.2">
                <text:p>2744.2</text:p>
              </table:table-cell>
              <table:table-cell office:value-type="float" office:value="1618.912">
                <text:p>1618.9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45.2">
                <text:p>2645.2</text:p>
              </table:table-cell>
              <table:table-cell office:value-type="float" office:value="1556.036">
                <text:p>1556.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62.6">
                <text:p>2662.6</text:p>
              </table:table-cell>
              <table:table-cell office:value-type="float" office:value="1567.132">
                <text:p>1567.1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41.4">
                <text:p>2741.4</text:p>
              </table:table-cell>
              <table:table-cell office:value-type="float" office:value="1572.232">
                <text:p>1572.2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81.6">
                <text:p>2681.6</text:p>
              </table:table-cell>
              <table:table-cell office:value-type="float" office:value="1569.704">
                <text:p>1569.7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58.4">
                <text:p>2758.4</text:p>
              </table:table-cell>
              <table:table-cell office:value-type="float" office:value="1564.766">
                <text:p>1564.7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54.4">
                <text:p>2754.4</text:p>
              </table:table-cell>
              <table:table-cell office:value-type="float" office:value="1516.924">
                <text:p>1516.9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05.8">
                <text:p>2705.8</text:p>
              </table:table-cell>
              <table:table-cell office:value-type="float" office:value="1579.182">
                <text:p>1579.1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25.4">
                <text:p>2725.4</text:p>
              </table:table-cell>
              <table:table-cell office:value-type="float" office:value="1543.814">
                <text:p>1543.8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20.4">
                <text:p>2620.4</text:p>
              </table:table-cell>
              <table:table-cell office:value-type="float" office:value="1565.226">
                <text:p>1565.2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47">
                <text:p>2647</text:p>
              </table:table-cell>
              <table:table-cell office:value-type="float" office:value="1517.792">
                <text:p>1517.7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38">
                <text:p>2738</text:p>
              </table:table-cell>
              <table:table-cell office:value-type="float" office:value="1524.8">
                <text:p>1524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12.2">
                <text:p>2612.2</text:p>
              </table:table-cell>
              <table:table-cell office:value-type="float" office:value="1529.174">
                <text:p>1529.1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80">
                <text:p>2680</text:p>
              </table:table-cell>
              <table:table-cell office:value-type="float" office:value="1485.174">
                <text:p>1485.1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02.6">
                <text:p>2702.6</text:p>
              </table:table-cell>
              <table:table-cell office:value-type="float" office:value="1566.768">
                <text:p>1566.7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04.2">
                <text:p>2704.2</text:p>
              </table:table-cell>
              <table:table-cell office:value-type="float" office:value="1564.832">
                <text:p>1564.8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34.8">
                <text:p>2734.8</text:p>
              </table:table-cell>
              <table:table-cell office:value-type="float" office:value="1524.628">
                <text:p>1524.6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16.4">
                <text:p>2616.4</text:p>
              </table:table-cell>
              <table:table-cell office:value-type="float" office:value="1538.272">
                <text:p>1538.2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52.6">
                <text:p>2652.6</text:p>
              </table:table-cell>
              <table:table-cell office:value-type="float" office:value="1526.29">
                <text:p>1526.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83.4">
                <text:p>2683.4</text:p>
              </table:table-cell>
              <table:table-cell office:value-type="float" office:value="1544.806">
                <text:p>1544.8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10">
                <text:p>2710</text:p>
              </table:table-cell>
              <table:table-cell office:value-type="float" office:value="1600.754">
                <text:p>1600.7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69.6">
                <text:p>2769.6</text:p>
              </table:table-cell>
              <table:table-cell office:value-type="float" office:value="1604.674">
                <text:p>1604.6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49.4">
                <text:p>2649.4</text:p>
              </table:table-cell>
              <table:table-cell office:value-type="float" office:value="1547.518">
                <text:p>1547.5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35">
                <text:p>2635</text:p>
              </table:table-cell>
              <table:table-cell office:value-type="float" office:value="1622.07">
                <text:p>1622.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36.4">
                <text:p>2636.4</text:p>
              </table:table-cell>
              <table:table-cell office:value-type="float" office:value="1597.764">
                <text:p>1597.7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45.2">
                <text:p>2645.2</text:p>
              </table:table-cell>
              <table:table-cell office:value-type="float" office:value="1573.674">
                <text:p>1573.6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41">
                <text:p>2741</text:p>
              </table:table-cell>
              <table:table-cell office:value-type="float" office:value="1653.64">
                <text:p>1653.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15.2">
                <text:p>2715.2</text:p>
              </table:table-cell>
              <table:table-cell office:value-type="float" office:value="1626.508">
                <text:p>1626.5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91">
                <text:p>2691</text:p>
              </table:table-cell>
              <table:table-cell office:value-type="float" office:value="1646.452">
                <text:p>1646.4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00.6">
                <text:p>2800.6</text:p>
              </table:table-cell>
              <table:table-cell office:value-type="float" office:value="1629.102">
                <text:p>1629.1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69.8">
                <text:p>2769.8</text:p>
              </table:table-cell>
              <table:table-cell office:value-type="float" office:value="1641.896">
                <text:p>1641.8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33.4">
                <text:p>2733.4</text:p>
              </table:table-cell>
              <table:table-cell office:value-type="float" office:value="1577.894">
                <text:p>1577.8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94.2">
                <text:p>2694.2</text:p>
              </table:table-cell>
              <table:table-cell office:value-type="float" office:value="1601.214">
                <text:p>1601.2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86.2">
                <text:p>2686.2</text:p>
              </table:table-cell>
              <table:table-cell office:value-type="float" office:value="1595.552">
                <text:p>1595.5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55.4">
                <text:p>2655.4</text:p>
              </table:table-cell>
              <table:table-cell office:value-type="float" office:value="1626.156">
                <text:p>1626.1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98">
                <text:p>2698</text:p>
              </table:table-cell>
              <table:table-cell office:value-type="float" office:value="1659.63">
                <text:p>1659.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99">
                <text:p>2799</text:p>
              </table:table-cell>
              <table:table-cell office:value-type="float" office:value="1687.566">
                <text:p>1687.5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44.6">
                <text:p>2744.6</text:p>
              </table:table-cell>
              <table:table-cell office:value-type="float" office:value="1674.558">
                <text:p>1674.5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56">
                <text:p>2656</text:p>
              </table:table-cell>
              <table:table-cell office:value-type="float" office:value="1617.716">
                <text:p>1617.7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97.8">
                <text:p>2797.8</text:p>
              </table:table-cell>
              <table:table-cell office:value-type="float" office:value="1672.598">
                <text:p>1672.5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70.2">
                <text:p>2670.2</text:p>
              </table:table-cell>
              <table:table-cell office:value-type="float" office:value="1655.028">
                <text:p>1655.0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84">
                <text:p>2784</text:p>
              </table:table-cell>
              <table:table-cell office:value-type="float" office:value="1646.014">
                <text:p>1646.0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92.8">
                <text:p>2692.8</text:p>
              </table:table-cell>
              <table:table-cell office:value-type="float" office:value="1671.57">
                <text:p>1671.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98.2">
                <text:p>2798.2</text:p>
              </table:table-cell>
              <table:table-cell office:value-type="float" office:value="1686.376">
                <text:p>1686.3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40.8">
                <text:p>2740.8</text:p>
              </table:table-cell>
              <table:table-cell office:value-type="float" office:value="1641.554">
                <text:p>1641.5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92">
                <text:p>2692</text:p>
              </table:table-cell>
              <table:table-cell office:value-type="float" office:value="1657.472">
                <text:p>1657.4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35.6">
                <text:p>2735.6</text:p>
              </table:table-cell>
              <table:table-cell office:value-type="float" office:value="1651.072">
                <text:p>1651.0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53">
                <text:p>2653</text:p>
              </table:table-cell>
              <table:table-cell office:value-type="float" office:value="1665.934">
                <text:p>1665.9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40">
                <text:p>2840</text:p>
              </table:table-cell>
              <table:table-cell office:value-type="float" office:value="1649.356">
                <text:p>1649.3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76.8">
                <text:p>2776.8</text:p>
              </table:table-cell>
              <table:table-cell office:value-type="float" office:value="1608.062">
                <text:p>1608.0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57.6">
                <text:p>2657.6</text:p>
              </table:table-cell>
              <table:table-cell office:value-type="float" office:value="1638.72">
                <text:p>1638.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66">
                <text:p>2766</text:p>
              </table:table-cell>
              <table:table-cell office:value-type="float" office:value="1624.404">
                <text:p>1624.4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11">
                <text:p>2811</text:p>
              </table:table-cell>
              <table:table-cell office:value-type="float" office:value="1660.866">
                <text:p>1660.8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87.8">
                <text:p>2787.8</text:p>
              </table:table-cell>
              <table:table-cell office:value-type="float" office:value="1619.548">
                <text:p>1619.5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21.2">
                <text:p>2821.2</text:p>
              </table:table-cell>
              <table:table-cell office:value-type="float" office:value="1703.43">
                <text:p>1703.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82">
                <text:p>2782</text:p>
              </table:table-cell>
              <table:table-cell office:value-type="float" office:value="1661.77">
                <text:p>1661.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97">
                <text:p>2697</text:p>
              </table:table-cell>
              <table:table-cell office:value-type="float" office:value="1688.424">
                <text:p>1688.4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84.2">
                <text:p>2784.2</text:p>
              </table:table-cell>
              <table:table-cell office:value-type="float" office:value="1662.872">
                <text:p>1662.8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46.4">
                <text:p>2646.4</text:p>
              </table:table-cell>
              <table:table-cell office:value-type="float" office:value="1669.486">
                <text:p>1669.4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19.4">
                <text:p>2819.4</text:p>
              </table:table-cell>
              <table:table-cell office:value-type="float" office:value="1673.088">
                <text:p>1673.0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93">
                <text:p>2793</text:p>
              </table:table-cell>
              <table:table-cell office:value-type="float" office:value="1706.592">
                <text:p>1706.5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4.8">
                <text:p>2604.8</text:p>
              </table:table-cell>
              <table:table-cell office:value-type="float" office:value="1647.364">
                <text:p>1647.3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1">
                <text:p>2651</text:p>
              </table:table-cell>
              <table:table-cell office:value-type="float" office:value="1655.772">
                <text:p>1655.7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25.8">
                <text:p>2725.8</text:p>
              </table:table-cell>
              <table:table-cell office:value-type="float" office:value="1636.67">
                <text:p>1636.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46">
                <text:p>2646</text:p>
              </table:table-cell>
              <table:table-cell office:value-type="float" office:value="1647.068">
                <text:p>1647.0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24.8">
                <text:p>2724.8</text:p>
              </table:table-cell>
              <table:table-cell office:value-type="float" office:value="1702.94">
                <text:p>1702.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77.2">
                <text:p>2677.2</text:p>
              </table:table-cell>
              <table:table-cell office:value-type="float" office:value="1690.008">
                <text:p>1690.0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29">
                <text:p>2829</text:p>
              </table:table-cell>
              <table:table-cell office:value-type="float" office:value="1696.176">
                <text:p>1696.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58.2">
                <text:p>2658.2</text:p>
              </table:table-cell>
              <table:table-cell office:value-type="float" office:value="1672.206">
                <text:p>1672.2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14">
                <text:p>2714</text:p>
              </table:table-cell>
              <table:table-cell office:value-type="float" office:value="1682.002">
                <text:p>1682.0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67">
                <text:p>2767</text:p>
              </table:table-cell>
              <table:table-cell office:value-type="float" office:value="1672.85">
                <text:p>1672.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13.2">
                <text:p>2913.2</text:p>
              </table:table-cell>
              <table:table-cell office:value-type="float" office:value="1737.166">
                <text:p>1737.1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99">
                <text:p>2899</text:p>
              </table:table-cell>
              <table:table-cell office:value-type="float" office:value="1681.258">
                <text:p>1681.2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41.2">
                <text:p>2841.2</text:p>
              </table:table-cell>
              <table:table-cell office:value-type="float" office:value="1679.682">
                <text:p>1679.6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6.2">
                <text:p>2766.2</text:p>
              </table:table-cell>
              <table:table-cell office:value-type="float" office:value="1723.274">
                <text:p>1723.2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22.2">
                <text:p>2822.2</text:p>
              </table:table-cell>
              <table:table-cell office:value-type="float" office:value="1722.62">
                <text:p>1722.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37.6">
                <text:p>2937.6</text:p>
              </table:table-cell>
              <table:table-cell office:value-type="float" office:value="1711.402">
                <text:p>1711.4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5">
                <text:p>2825</text:p>
              </table:table-cell>
              <table:table-cell office:value-type="float" office:value="1716.88">
                <text:p>1716.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19.8">
                <text:p>2819.8</text:p>
              </table:table-cell>
              <table:table-cell office:value-type="float" office:value="1680.4">
                <text:p>1680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23">
                <text:p>2923</text:p>
              </table:table-cell>
              <table:table-cell office:value-type="float" office:value="1737.554">
                <text:p>1737.5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87.2">
                <text:p>2687.2</text:p>
              </table:table-cell>
              <table:table-cell office:value-type="float" office:value="1704.69">
                <text:p>1704.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65">
                <text:p>2765</text:p>
              </table:table-cell>
              <table:table-cell office:value-type="float" office:value="1699.194">
                <text:p>1699.1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90.8">
                <text:p>2790.8</text:p>
              </table:table-cell>
              <table:table-cell office:value-type="float" office:value="1727.832">
                <text:p>1727.8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43.6">
                <text:p>2743.6</text:p>
              </table:table-cell>
              <table:table-cell office:value-type="float" office:value="1713.704">
                <text:p>1713.7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11.2">
                <text:p>2711.2</text:p>
              </table:table-cell>
              <table:table-cell office:value-type="float" office:value="1651.234">
                <text:p>1651.2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05.2">
                <text:p>2905.2</text:p>
              </table:table-cell>
              <table:table-cell office:value-type="float" office:value="1764.982">
                <text:p>1764.9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33.8">
                <text:p>2833.8</text:p>
              </table:table-cell>
              <table:table-cell office:value-type="float" office:value="1706.85">
                <text:p>1706.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94.8">
                <text:p>2794.8</text:p>
              </table:table-cell>
              <table:table-cell office:value-type="float" office:value="1645.014">
                <text:p>1645.0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85.6">
                <text:p>2985.6</text:p>
              </table:table-cell>
              <table:table-cell office:value-type="float" office:value="1671.044">
                <text:p>1671.0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45">
                <text:p>2845</text:p>
              </table:table-cell>
              <table:table-cell office:value-type="float" office:value="1678.348">
                <text:p>1678.3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04.6">
                <text:p>2804.6</text:p>
              </table:table-cell>
              <table:table-cell office:value-type="float" office:value="1688.744">
                <text:p>1688.7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52.8">
                <text:p>2852.8</text:p>
              </table:table-cell>
              <table:table-cell office:value-type="float" office:value="1676.034">
                <text:p>1676.0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46.2">
                <text:p>2946.2</text:p>
              </table:table-cell>
              <table:table-cell office:value-type="float" office:value="1687.572">
                <text:p>1687.5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68.8">
                <text:p>2668.8</text:p>
              </table:table-cell>
              <table:table-cell office:value-type="float" office:value="1694.356">
                <text:p>1694.3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20.2">
                <text:p>2820.2</text:p>
              </table:table-cell>
              <table:table-cell office:value-type="float" office:value="1719.378">
                <text:p>1719.3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38">
                <text:p>2738</text:p>
              </table:table-cell>
              <table:table-cell office:value-type="float" office:value="1717.418">
                <text:p>1717.4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36">
                <text:p>2936</text:p>
              </table:table-cell>
              <table:table-cell office:value-type="float" office:value="1740.622">
                <text:p>1740.6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67">
                <text:p>2767</text:p>
              </table:table-cell>
              <table:table-cell office:value-type="float" office:value="1762.45">
                <text:p>1762.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34.4">
                <text:p>2834.4</text:p>
              </table:table-cell>
              <table:table-cell office:value-type="float" office:value="1764.094">
                <text:p>1764.0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11.2">
                <text:p>2911.2</text:p>
              </table:table-cell>
              <table:table-cell office:value-type="float" office:value="1722.852">
                <text:p>1722.8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02.6">
                <text:p>2802.6</text:p>
              </table:table-cell>
              <table:table-cell office:value-type="float" office:value="1703.966">
                <text:p>1703.9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49.2">
                <text:p>2749.2</text:p>
              </table:table-cell>
              <table:table-cell office:value-type="float" office:value="1702.282">
                <text:p>1702.2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54.6">
                <text:p>2754.6</text:p>
              </table:table-cell>
              <table:table-cell office:value-type="float" office:value="1728.966">
                <text:p>1728.9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50.8">
                <text:p>2750.8</text:p>
              </table:table-cell>
              <table:table-cell office:value-type="float" office:value="1688.658">
                <text:p>1688.6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18.6">
                <text:p>2718.6</text:p>
              </table:table-cell>
              <table:table-cell office:value-type="float" office:value="1723.548">
                <text:p>1723.5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76">
                <text:p>2776</text:p>
              </table:table-cell>
              <table:table-cell office:value-type="float" office:value="1729.19">
                <text:p>1729.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09.6">
                <text:p>2809.6</text:p>
              </table:table-cell>
              <table:table-cell office:value-type="float" office:value="1712.96">
                <text:p>1712.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05.6">
                <text:p>2905.6</text:p>
              </table:table-cell>
              <table:table-cell office:value-type="float" office:value="1767.692">
                <text:p>1767.6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22">
                <text:p>2722</text:p>
              </table:table-cell>
              <table:table-cell office:value-type="float" office:value="1759.472">
                <text:p>1759.4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84.2">
                <text:p>2784.2</text:p>
              </table:table-cell>
              <table:table-cell office:value-type="float" office:value="1749.804">
                <text:p>1749.8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17.8">
                <text:p>2917.8</text:p>
              </table:table-cell>
              <table:table-cell office:value-type="float" office:value="1733.92">
                <text:p>1733.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89">
                <text:p>2789</text:p>
              </table:table-cell>
              <table:table-cell office:value-type="float" office:value="1734.368">
                <text:p>1734.3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33.6">
                <text:p>2833.6</text:p>
              </table:table-cell>
              <table:table-cell office:value-type="float" office:value="1742.45">
                <text:p>1742.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88">
                <text:p>2888</text:p>
              </table:table-cell>
              <table:table-cell office:value-type="float" office:value="1720.9">
                <text:p>1720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11.4">
                <text:p>2911.4</text:p>
              </table:table-cell>
              <table:table-cell office:value-type="float" office:value="1740.488">
                <text:p>1740.4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20.2">
                <text:p>2820.2</text:p>
              </table:table-cell>
              <table:table-cell office:value-type="float" office:value="1728.314">
                <text:p>1728.3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04.6">
                <text:p>2804.6</text:p>
              </table:table-cell>
              <table:table-cell office:value-type="float" office:value="1759.658">
                <text:p>1759.6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31">
                <text:p>2831</text:p>
              </table:table-cell>
              <table:table-cell office:value-type="float" office:value="1759.63">
                <text:p>1759.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40">
                <text:p>2940</text:p>
              </table:table-cell>
              <table:table-cell office:value-type="float" office:value="1769.966">
                <text:p>1769.9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41">
                <text:p>2741</text:p>
              </table:table-cell>
              <table:table-cell office:value-type="float" office:value="1768.096">
                <text:p>1768.0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57">
                <text:p>2757</text:p>
              </table:table-cell>
              <table:table-cell office:value-type="float" office:value="1715.296">
                <text:p>1715.2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27">
                <text:p>2827</text:p>
              </table:table-cell>
              <table:table-cell office:value-type="float" office:value="1746.312">
                <text:p>1746.3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87.8">
                <text:p>2787.8</text:p>
              </table:table-cell>
              <table:table-cell office:value-type="float" office:value="1738.146">
                <text:p>1738.1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34.2">
                <text:p>2934.2</text:p>
              </table:table-cell>
              <table:table-cell office:value-type="float" office:value="1793.392">
                <text:p>1793.3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26.8">
                <text:p>2926.8</text:p>
              </table:table-cell>
              <table:table-cell office:value-type="float" office:value="1773.876">
                <text:p>1773.8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07">
                <text:p>2907</text:p>
              </table:table-cell>
              <table:table-cell office:value-type="float" office:value="1821.45">
                <text:p>1821.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95">
                <text:p>2895</text:p>
              </table:table-cell>
              <table:table-cell office:value-type="float" office:value="1763.082">
                <text:p>1763.0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34">
                <text:p>2834</text:p>
              </table:table-cell>
              <table:table-cell office:value-type="float" office:value="1786.06">
                <text:p>1786.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52">
                <text:p>2852</text:p>
              </table:table-cell>
              <table:table-cell office:value-type="float" office:value="1787.03">
                <text:p>1787.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92.2">
                <text:p>2892.2</text:p>
              </table:table-cell>
              <table:table-cell office:value-type="float" office:value="1815.71">
                <text:p>1815.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33.4">
                <text:p>2833.4</text:p>
              </table:table-cell>
              <table:table-cell office:value-type="float" office:value="1787.952">
                <text:p>1787.9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00.6">
                <text:p>2800.6</text:p>
              </table:table-cell>
              <table:table-cell office:value-type="float" office:value="1757.562">
                <text:p>1757.5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50.8">
                <text:p>2850.8</text:p>
              </table:table-cell>
              <table:table-cell office:value-type="float" office:value="1831.552">
                <text:p>1831.5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04">
                <text:p>3004</text:p>
              </table:table-cell>
              <table:table-cell office:value-type="float" office:value="1837.704">
                <text:p>1837.7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58.4">
                <text:p>2958.4</text:p>
              </table:table-cell>
              <table:table-cell office:value-type="float" office:value="1804.76">
                <text:p>1804.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83.6">
                <text:p>2883.6</text:p>
              </table:table-cell>
              <table:table-cell office:value-type="float" office:value="1808.596">
                <text:p>1808.5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63.4">
                <text:p>2963.4</text:p>
              </table:table-cell>
              <table:table-cell office:value-type="float" office:value="1761.198">
                <text:p>1761.1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24.4">
                <text:p>2924.4</text:p>
              </table:table-cell>
              <table:table-cell office:value-type="float" office:value="1824.588">
                <text:p>1824.5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88">
                <text:p>2888</text:p>
              </table:table-cell>
              <table:table-cell office:value-type="float" office:value="1821.1">
                <text:p>1821.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50.4">
                <text:p>2850.4</text:p>
              </table:table-cell>
              <table:table-cell office:value-type="float" office:value="1773.422">
                <text:p>1773.4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34.4">
                <text:p>2834.4</text:p>
              </table:table-cell>
              <table:table-cell office:value-type="float" office:value="1768.548">
                <text:p>1768.5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10.8">
                <text:p>2910.8</text:p>
              </table:table-cell>
              <table:table-cell office:value-type="float" office:value="1829.058">
                <text:p>1829.0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60.2">
                <text:p>2960.2</text:p>
              </table:table-cell>
              <table:table-cell office:value-type="float" office:value="1824.6">
                <text:p>1824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94.6">
                <text:p>2894.6</text:p>
              </table:table-cell>
              <table:table-cell office:value-type="float" office:value="1855.494">
                <text:p>1855.4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77">
                <text:p>2977</text:p>
              </table:table-cell>
              <table:table-cell office:value-type="float" office:value="1863.67">
                <text:p>1863.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28.4">
                <text:p>2828.4</text:p>
              </table:table-cell>
              <table:table-cell office:value-type="float" office:value="1790.52">
                <text:p>1790.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77.8">
                <text:p>2877.8</text:p>
              </table:table-cell>
              <table:table-cell office:value-type="float" office:value="1792.182">
                <text:p>1792.1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63">
                <text:p>2863</text:p>
              </table:table-cell>
              <table:table-cell office:value-type="float" office:value="1848.258">
                <text:p>1848.2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53.4">
                <text:p>2853.4</text:p>
              </table:table-cell>
              <table:table-cell office:value-type="float" office:value="1831.846">
                <text:p>1831.8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71.4">
                <text:p>2871.4</text:p>
              </table:table-cell>
              <table:table-cell office:value-type="float" office:value="1816.398">
                <text:p>1816.3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51.4">
                <text:p>2851.4</text:p>
              </table:table-cell>
              <table:table-cell office:value-type="float" office:value="1797.744">
                <text:p>1797.7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23">
                <text:p>2823</text:p>
              </table:table-cell>
              <table:table-cell office:value-type="float" office:value="1812.346">
                <text:p>1812.3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83.4">
                <text:p>2883.4</text:p>
              </table:table-cell>
              <table:table-cell office:value-type="float" office:value="1867.87">
                <text:p>1867.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85">
                <text:p>2885</text:p>
              </table:table-cell>
              <table:table-cell office:value-type="float" office:value="1825.52">
                <text:p>1825.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15.8">
                <text:p>2915.8</text:p>
              </table:table-cell>
              <table:table-cell office:value-type="float" office:value="1855.526">
                <text:p>1855.5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92.6">
                <text:p>2892.6</text:p>
              </table:table-cell>
              <table:table-cell office:value-type="float" office:value="1842.214">
                <text:p>1842.2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82">
                <text:p>2982</text:p>
              </table:table-cell>
              <table:table-cell office:value-type="float" office:value="1826.932">
                <text:p>1826.9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94">
                <text:p>2894</text:p>
              </table:table-cell>
              <table:table-cell office:value-type="float" office:value="1886.546">
                <text:p>1886.5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42">
                <text:p>2942</text:p>
              </table:table-cell>
              <table:table-cell office:value-type="float" office:value="1843.766">
                <text:p>1843.7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43.8">
                <text:p>2943.8</text:p>
              </table:table-cell>
              <table:table-cell office:value-type="float" office:value="1882.674">
                <text:p>1882.6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27">
                <text:p>3027</text:p>
              </table:table-cell>
              <table:table-cell office:value-type="float" office:value="1876.162">
                <text:p>1876.1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80.8">
                <text:p>2980.8</text:p>
              </table:table-cell>
              <table:table-cell office:value-type="float" office:value="1878.086">
                <text:p>1878.0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50.2">
                <text:p>3050.2</text:p>
              </table:table-cell>
              <table:table-cell office:value-type="float" office:value="1867.068">
                <text:p>1867.0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67.8">
                <text:p>3067.8</text:p>
              </table:table-cell>
              <table:table-cell office:value-type="float" office:value="1916.95">
                <text:p>1916.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25.6">
                <text:p>2825.6</text:p>
              </table:table-cell>
              <table:table-cell office:value-type="float" office:value="1912.718">
                <text:p>1912.7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39">
                <text:p>3039</text:p>
              </table:table-cell>
              <table:table-cell office:value-type="float" office:value="1893.154">
                <text:p>1893.1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80.8">
                <text:p>2980.8</text:p>
              </table:table-cell>
              <table:table-cell office:value-type="float" office:value="1833.858">
                <text:p>1833.8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random_32.N1:random_32.O231" chart:data-source-has-labels="row" svg:x="0.32cm" svg:y="0.18cm" svg:width="12.799cm" svg:height="8.64cm">
          <chartooo:coordinate-region svg:x="1.312cm" svg:y="0.38cm" svg:width="11.717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_32.N2:random_32.N231" chart:label-cell-address="random_32.N1:random_32.N1" chart:class="chart:line">
            <chart:data-point chart:repeated="230"/>
          </chart:series>
          <chart:series chart:style-name="ch7" chart:values-cell-range-address="random_32.O2:random_32.O231" chart:label-cell-address="random_32.O1:random_32.O1" chart:class="chart:line">
            <chart:data-point chart:repeated="2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random_32.N1:random_32.N1</svg:desc>
                </draw:g>
              </table:table-cell>
              <table:table-cell office:value-type="string">
                <text:p>average</text:p>
                <draw:g>
                  <svg:desc>random_32.O1:random_3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79">
                <text:p>1579</text:p>
                <draw:g>
                  <svg:desc>random_32.N2:random_32.N231</svg:desc>
                </draw:g>
              </table:table-cell>
              <table:table-cell office:value-type="float" office:value="300.002">
                <text:p>300.002</text:p>
                <draw:g>
                  <svg:desc>random_32.O2:random_32.O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0">
                <text:p>1860</text:p>
              </table:table-cell>
              <table:table-cell office:value-type="float" office:value="691.578">
                <text:p>691.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8">
                <text:p>1968</text:p>
              </table:table-cell>
              <table:table-cell office:value-type="float" office:value="823.014">
                <text:p>823.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893.778">
                <text:p>893.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4.4">
                <text:p>2114.4</text:p>
              </table:table-cell>
              <table:table-cell office:value-type="float" office:value="975.598">
                <text:p>975.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01.2">
                <text:p>2201.2</text:p>
              </table:table-cell>
              <table:table-cell office:value-type="float" office:value="960.498">
                <text:p>960.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87.8">
                <text:p>2287.8</text:p>
              </table:table-cell>
              <table:table-cell office:value-type="float" office:value="1093.668">
                <text:p>1093.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87">
                <text:p>2287</text:p>
              </table:table-cell>
              <table:table-cell office:value-type="float" office:value="1149.636">
                <text:p>1149.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49">
                <text:p>2149</text:p>
              </table:table-cell>
              <table:table-cell office:value-type="float" office:value="1115.678">
                <text:p>1115.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14">
                <text:p>2214</text:p>
              </table:table-cell>
              <table:table-cell office:value-type="float" office:value="1139.052">
                <text:p>1139.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70">
                <text:p>2370</text:p>
              </table:table-cell>
              <table:table-cell office:value-type="float" office:value="1135.748">
                <text:p>1135.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93.8">
                <text:p>2193.8</text:p>
              </table:table-cell>
              <table:table-cell office:value-type="float" office:value="1214.758">
                <text:p>1214.7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48">
                <text:p>2348</text:p>
              </table:table-cell>
              <table:table-cell office:value-type="float" office:value="1304.006">
                <text:p>1304.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9.8">
                <text:p>2309.8</text:p>
              </table:table-cell>
              <table:table-cell office:value-type="float" office:value="1321.94">
                <text:p>1321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3.2">
                <text:p>2303.2</text:p>
              </table:table-cell>
              <table:table-cell office:value-type="float" office:value="1287.258">
                <text:p>1287.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97">
                <text:p>2297</text:p>
              </table:table-cell>
              <table:table-cell office:value-type="float" office:value="1289.518">
                <text:p>1289.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56">
                <text:p>2256</text:p>
              </table:table-cell>
              <table:table-cell office:value-type="float" office:value="1337.352">
                <text:p>1337.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92">
                <text:p>2292</text:p>
              </table:table-cell>
              <table:table-cell office:value-type="float" office:value="1327.78">
                <text:p>1327.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75">
                <text:p>2375</text:p>
              </table:table-cell>
              <table:table-cell office:value-type="float" office:value="1354.668">
                <text:p>1354.6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4">
                <text:p>2204</text:p>
              </table:table-cell>
              <table:table-cell office:value-type="float" office:value="1322.428">
                <text:p>1322.4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36.8">
                <text:p>2436.8</text:p>
              </table:table-cell>
              <table:table-cell office:value-type="float" office:value="1328.634">
                <text:p>1328.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17.8">
                <text:p>2417.8</text:p>
              </table:table-cell>
              <table:table-cell office:value-type="float" office:value="1370.166">
                <text:p>1370.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43">
                <text:p>2543</text:p>
              </table:table-cell>
              <table:table-cell office:value-type="float" office:value="1368.816">
                <text:p>1368.8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36">
                <text:p>2536</text:p>
              </table:table-cell>
              <table:table-cell office:value-type="float" office:value="1328.356">
                <text:p>1328.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66.8">
                <text:p>2566.8</text:p>
              </table:table-cell>
              <table:table-cell office:value-type="float" office:value="1403.99">
                <text:p>1403.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19.8">
                <text:p>2419.8</text:p>
              </table:table-cell>
              <table:table-cell office:value-type="float" office:value="1382.39">
                <text:p>1382.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72">
                <text:p>2372</text:p>
              </table:table-cell>
              <table:table-cell office:value-type="float" office:value="1381.418">
                <text:p>1381.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49">
                <text:p>2449</text:p>
              </table:table-cell>
              <table:table-cell office:value-type="float" office:value="1416.138">
                <text:p>1416.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38.8">
                <text:p>2538.8</text:p>
              </table:table-cell>
              <table:table-cell office:value-type="float" office:value="1382.64">
                <text:p>1382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12.2">
                <text:p>2412.2</text:p>
              </table:table-cell>
              <table:table-cell office:value-type="float" office:value="1358.968">
                <text:p>1358.9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39">
                <text:p>2439</text:p>
              </table:table-cell>
              <table:table-cell office:value-type="float" office:value="1368.868">
                <text:p>1368.8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40">
                <text:p>2340</text:p>
              </table:table-cell>
              <table:table-cell office:value-type="float" office:value="1402.468">
                <text:p>1402.4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40">
                <text:p>2440</text:p>
              </table:table-cell>
              <table:table-cell office:value-type="float" office:value="1342.594">
                <text:p>1342.5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92">
                <text:p>2392</text:p>
              </table:table-cell>
              <table:table-cell office:value-type="float" office:value="1360.984">
                <text:p>1360.9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23">
                <text:p>2323</text:p>
              </table:table-cell>
              <table:table-cell office:value-type="float" office:value="1302.504">
                <text:p>1302.5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37.8">
                <text:p>2337.8</text:p>
              </table:table-cell>
              <table:table-cell office:value-type="float" office:value="1326.408">
                <text:p>1326.4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74.8">
                <text:p>2374.8</text:p>
              </table:table-cell>
              <table:table-cell office:value-type="float" office:value="1347.116">
                <text:p>1347.1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83.6">
                <text:p>2383.6</text:p>
              </table:table-cell>
              <table:table-cell office:value-type="float" office:value="1281.142">
                <text:p>1281.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04">
                <text:p>2404</text:p>
              </table:table-cell>
              <table:table-cell office:value-type="float" office:value="1361.958">
                <text:p>1361.9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48.8">
                <text:p>2548.8</text:p>
              </table:table-cell>
              <table:table-cell office:value-type="float" office:value="1346.418">
                <text:p>1346.4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38.8">
                <text:p>2438.8</text:p>
              </table:table-cell>
              <table:table-cell office:value-type="float" office:value="1307.558">
                <text:p>1307.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42.8">
                <text:p>2542.8</text:p>
              </table:table-cell>
              <table:table-cell office:value-type="float" office:value="1316.112">
                <text:p>1316.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93">
                <text:p>2793</text:p>
              </table:table-cell>
              <table:table-cell office:value-type="float" office:value="1371.998">
                <text:p>1371.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36">
                <text:p>2636</text:p>
              </table:table-cell>
              <table:table-cell office:value-type="float" office:value="1381.338">
                <text:p>1381.3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26">
                <text:p>2626</text:p>
              </table:table-cell>
              <table:table-cell office:value-type="float" office:value="1452.902">
                <text:p>1452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00.6">
                <text:p>2600.6</text:p>
              </table:table-cell>
              <table:table-cell office:value-type="float" office:value="1381.442">
                <text:p>1381.4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23">
                <text:p>2623</text:p>
              </table:table-cell>
              <table:table-cell office:value-type="float" office:value="1399.65">
                <text:p>1399.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80.8">
                <text:p>2580.8</text:p>
              </table:table-cell>
              <table:table-cell office:value-type="float" office:value="1398.232">
                <text:p>1398.2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92">
                <text:p>2692</text:p>
              </table:table-cell>
              <table:table-cell office:value-type="float" office:value="1449.364">
                <text:p>1449.3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71">
                <text:p>2671</text:p>
              </table:table-cell>
              <table:table-cell office:value-type="float" office:value="1463.038">
                <text:p>1463.0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24">
                <text:p>2524</text:p>
              </table:table-cell>
              <table:table-cell office:value-type="float" office:value="1430.238">
                <text:p>1430.2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38">
                <text:p>2538</text:p>
              </table:table-cell>
              <table:table-cell office:value-type="float" office:value="1451.764">
                <text:p>1451.7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33">
                <text:p>2633</text:p>
              </table:table-cell>
              <table:table-cell office:value-type="float" office:value="1386.172">
                <text:p>1386.1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88">
                <text:p>2588</text:p>
              </table:table-cell>
              <table:table-cell office:value-type="float" office:value="1383.262">
                <text:p>1383.2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95">
                <text:p>2695</text:p>
              </table:table-cell>
              <table:table-cell office:value-type="float" office:value="1418.378">
                <text:p>1418.3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78.8">
                <text:p>2678.8</text:p>
              </table:table-cell>
              <table:table-cell office:value-type="float" office:value="1427.224">
                <text:p>1427.2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46">
                <text:p>2646</text:p>
              </table:table-cell>
              <table:table-cell office:value-type="float" office:value="1489.678">
                <text:p>1489.6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19.8">
                <text:p>2719.8</text:p>
              </table:table-cell>
              <table:table-cell office:value-type="float" office:value="1437.338">
                <text:p>1437.3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62.8">
                <text:p>2562.8</text:p>
              </table:table-cell>
              <table:table-cell office:value-type="float" office:value="1426.392">
                <text:p>1426.3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75">
                <text:p>2775</text:p>
              </table:table-cell>
              <table:table-cell office:value-type="float" office:value="1428.356">
                <text:p>1428.3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54">
                <text:p>2654</text:p>
              </table:table-cell>
              <table:table-cell office:value-type="float" office:value="1486.308">
                <text:p>1486.3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15">
                <text:p>2615</text:p>
              </table:table-cell>
              <table:table-cell office:value-type="float" office:value="1445.286">
                <text:p>1445.2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34.8">
                <text:p>2634.8</text:p>
              </table:table-cell>
              <table:table-cell office:value-type="float" office:value="1438.536">
                <text:p>1438.5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42.8">
                <text:p>2742.8</text:p>
              </table:table-cell>
              <table:table-cell office:value-type="float" office:value="1400.038">
                <text:p>1400.0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90">
                <text:p>2690</text:p>
              </table:table-cell>
              <table:table-cell office:value-type="float" office:value="1442.424">
                <text:p>1442.4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67.8">
                <text:p>2667.8</text:p>
              </table:table-cell>
              <table:table-cell office:value-type="float" office:value="1471.676">
                <text:p>1471.6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82.6">
                <text:p>2682.6</text:p>
              </table:table-cell>
              <table:table-cell office:value-type="float" office:value="1411.312">
                <text:p>1411.3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98">
                <text:p>2598</text:p>
              </table:table-cell>
              <table:table-cell office:value-type="float" office:value="1427.926">
                <text:p>1427.9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37.8">
                <text:p>2837.8</text:p>
              </table:table-cell>
              <table:table-cell office:value-type="float" office:value="1433.234">
                <text:p>1433.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36">
                <text:p>2636</text:p>
              </table:table-cell>
              <table:table-cell office:value-type="float" office:value="1469.468">
                <text:p>1469.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80.8">
                <text:p>2680.8</text:p>
              </table:table-cell>
              <table:table-cell office:value-type="float" office:value="1470.628">
                <text:p>1470.6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25">
                <text:p>2625</text:p>
              </table:table-cell>
              <table:table-cell office:value-type="float" office:value="1474.378">
                <text:p>1474.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10">
                <text:p>2810</text:p>
              </table:table-cell>
              <table:table-cell office:value-type="float" office:value="1450.568">
                <text:p>1450.5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34.2">
                <text:p>2634.2</text:p>
              </table:table-cell>
              <table:table-cell office:value-type="float" office:value="1436.826">
                <text:p>1436.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14.8">
                <text:p>2714.8</text:p>
              </table:table-cell>
              <table:table-cell office:value-type="float" office:value="1493.646">
                <text:p>1493.6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50">
                <text:p>2650</text:p>
              </table:table-cell>
              <table:table-cell office:value-type="float" office:value="1434.178">
                <text:p>1434.1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48.6">
                <text:p>2748.6</text:p>
              </table:table-cell>
              <table:table-cell office:value-type="float" office:value="1434.53">
                <text:p>1434.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25">
                <text:p>2825</text:p>
              </table:table-cell>
              <table:table-cell office:value-type="float" office:value="1526.768">
                <text:p>1526.7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75.4">
                <text:p>2775.4</text:p>
              </table:table-cell>
              <table:table-cell office:value-type="float" office:value="1466.652">
                <text:p>1466.6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68.8">
                <text:p>2768.8</text:p>
              </table:table-cell>
              <table:table-cell office:value-type="float" office:value="1472.704">
                <text:p>1472.7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79">
                <text:p>2679</text:p>
              </table:table-cell>
              <table:table-cell office:value-type="float" office:value="1551.4">
                <text:p>1551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26">
                <text:p>2826</text:p>
              </table:table-cell>
              <table:table-cell office:value-type="float" office:value="1450.834">
                <text:p>1450.8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49.6">
                <text:p>3049.6</text:p>
              </table:table-cell>
              <table:table-cell office:value-type="float" office:value="1504.1">
                <text:p>1504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48">
                <text:p>2848</text:p>
              </table:table-cell>
              <table:table-cell office:value-type="float" office:value="1504.15">
                <text:p>1504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62">
                <text:p>2762</text:p>
              </table:table-cell>
              <table:table-cell office:value-type="float" office:value="1445.64">
                <text:p>1445.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33.6">
                <text:p>2733.6</text:p>
              </table:table-cell>
              <table:table-cell office:value-type="float" office:value="1474.204">
                <text:p>1474.2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39">
                <text:p>2639</text:p>
              </table:table-cell>
              <table:table-cell office:value-type="float" office:value="1447.122">
                <text:p>1447.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59">
                <text:p>2759</text:p>
              </table:table-cell>
              <table:table-cell office:value-type="float" office:value="1483.682">
                <text:p>1483.6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39">
                <text:p>2739</text:p>
              </table:table-cell>
              <table:table-cell office:value-type="float" office:value="1467.076">
                <text:p>1467.0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32">
                <text:p>2732</text:p>
              </table:table-cell>
              <table:table-cell office:value-type="float" office:value="1481.7">
                <text:p>1481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20.6">
                <text:p>2720.6</text:p>
              </table:table-cell>
              <table:table-cell office:value-type="float" office:value="1487.374">
                <text:p>1487.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94.8">
                <text:p>2694.8</text:p>
              </table:table-cell>
              <table:table-cell office:value-type="float" office:value="1433.786">
                <text:p>1433.7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50">
                <text:p>2650</text:p>
              </table:table-cell>
              <table:table-cell office:value-type="float" office:value="1504.876">
                <text:p>1504.8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08">
                <text:p>2808</text:p>
              </table:table-cell>
              <table:table-cell office:value-type="float" office:value="1481.928">
                <text:p>1481.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23">
                <text:p>2923</text:p>
              </table:table-cell>
              <table:table-cell office:value-type="float" office:value="1477.504">
                <text:p>1477.5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21.6">
                <text:p>2821.6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18.8">
                <text:p>2718.8</text:p>
              </table:table-cell>
              <table:table-cell office:value-type="float" office:value="1590.188">
                <text:p>1590.1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14.6">
                <text:p>2814.6</text:p>
              </table:table-cell>
              <table:table-cell office:value-type="float" office:value="1489.406">
                <text:p>1489.4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15">
                <text:p>2715</text:p>
              </table:table-cell>
              <table:table-cell office:value-type="float" office:value="1478.852">
                <text:p>1478.8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04.8">
                <text:p>2904.8</text:p>
              </table:table-cell>
              <table:table-cell office:value-type="float" office:value="1562.234">
                <text:p>1562.2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15.8">
                <text:p>2815.8</text:p>
              </table:table-cell>
              <table:table-cell office:value-type="float" office:value="1595.702">
                <text:p>1595.7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22.2">
                <text:p>2822.2</text:p>
              </table:table-cell>
              <table:table-cell office:value-type="float" office:value="1523.174">
                <text:p>1523.1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67">
                <text:p>2767</text:p>
              </table:table-cell>
              <table:table-cell office:value-type="float" office:value="1564.082">
                <text:p>1564.0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91">
                <text:p>2991</text:p>
              </table:table-cell>
              <table:table-cell office:value-type="float" office:value="1577.766">
                <text:p>1577.7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96.6">
                <text:p>2996.6</text:p>
              </table:table-cell>
              <table:table-cell office:value-type="float" office:value="1597.724">
                <text:p>1597.7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04.8">
                <text:p>2904.8</text:p>
              </table:table-cell>
              <table:table-cell office:value-type="float" office:value="1537.598">
                <text:p>1537.5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22.8">
                <text:p>2922.8</text:p>
              </table:table-cell>
              <table:table-cell office:value-type="float" office:value="1575.124">
                <text:p>1575.1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80.8">
                <text:p>2880.8</text:p>
              </table:table-cell>
              <table:table-cell office:value-type="float" office:value="1604.236">
                <text:p>1604.2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54.8">
                <text:p>2854.8</text:p>
              </table:table-cell>
              <table:table-cell office:value-type="float" office:value="1574.322">
                <text:p>1574.3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51">
                <text:p>2751</text:p>
              </table:table-cell>
              <table:table-cell office:value-type="float" office:value="1556.12">
                <text:p>1556.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12.8">
                <text:p>2812.8</text:p>
              </table:table-cell>
              <table:table-cell office:value-type="float" office:value="1518.72">
                <text:p>1518.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16">
                <text:p>3016</text:p>
              </table:table-cell>
              <table:table-cell office:value-type="float" office:value="1560.884">
                <text:p>1560.8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76.8">
                <text:p>2876.8</text:p>
              </table:table-cell>
              <table:table-cell office:value-type="float" office:value="1508.484">
                <text:p>1508.4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45.6">
                <text:p>2945.6</text:p>
              </table:table-cell>
              <table:table-cell office:value-type="float" office:value="1566.794">
                <text:p>1566.7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40.8">
                <text:p>2740.8</text:p>
              </table:table-cell>
              <table:table-cell office:value-type="float" office:value="1549.776">
                <text:p>1549.7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48.8">
                <text:p>2748.8</text:p>
              </table:table-cell>
              <table:table-cell office:value-type="float" office:value="1513.01">
                <text:p>1513.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26.8">
                <text:p>2826.8</text:p>
              </table:table-cell>
              <table:table-cell office:value-type="float" office:value="1595.274">
                <text:p>1595.2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82">
                <text:p>2782</text:p>
              </table:table-cell>
              <table:table-cell office:value-type="float" office:value="1536.032">
                <text:p>1536.0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84.8">
                <text:p>2884.8</text:p>
              </table:table-cell>
              <table:table-cell office:value-type="float" office:value="1573.118">
                <text:p>1573.1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93">
                <text:p>2893</text:p>
              </table:table-cell>
              <table:table-cell office:value-type="float" office:value="1583.26">
                <text:p>1583.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54.4">
                <text:p>2854.4</text:p>
              </table:table-cell>
              <table:table-cell office:value-type="float" office:value="1540.98">
                <text:p>1540.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93">
                <text:p>2693</text:p>
              </table:table-cell>
              <table:table-cell office:value-type="float" office:value="1661.354">
                <text:p>1661.3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44">
                <text:p>2844</text:p>
              </table:table-cell>
              <table:table-cell office:value-type="float" office:value="1570.05">
                <text:p>1570.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88">
                <text:p>2988</text:p>
              </table:table-cell>
              <table:table-cell office:value-type="float" office:value="1580.384">
                <text:p>1580.3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86">
                <text:p>2886</text:p>
              </table:table-cell>
              <table:table-cell office:value-type="float" office:value="1586.94">
                <text:p>1586.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93">
                <text:p>2893</text:p>
              </table:table-cell>
              <table:table-cell office:value-type="float" office:value="1584.098">
                <text:p>1584.0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27">
                <text:p>2727</text:p>
              </table:table-cell>
              <table:table-cell office:value-type="float" office:value="1576.986">
                <text:p>1576.9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94">
                <text:p>2794</text:p>
              </table:table-cell>
              <table:table-cell office:value-type="float" office:value="1584.444">
                <text:p>1584.4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30.8">
                <text:p>2730.8</text:p>
              </table:table-cell>
              <table:table-cell office:value-type="float" office:value="1591.962">
                <text:p>1591.9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20.6">
                <text:p>2720.6</text:p>
              </table:table-cell>
              <table:table-cell office:value-type="float" office:value="1520.798">
                <text:p>1520.7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49">
                <text:p>2749</text:p>
              </table:table-cell>
              <table:table-cell office:value-type="float" office:value="1513.838">
                <text:p>1513.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11">
                <text:p>2711</text:p>
              </table:table-cell>
              <table:table-cell office:value-type="float" office:value="1522.374">
                <text:p>1522.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38.8">
                <text:p>2938.8</text:p>
              </table:table-cell>
              <table:table-cell office:value-type="float" office:value="1581.212">
                <text:p>1581.2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17.8">
                <text:p>2817.8</text:p>
              </table:table-cell>
              <table:table-cell office:value-type="float" office:value="1498.902">
                <text:p>1498.9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89">
                <text:p>2789</text:p>
              </table:table-cell>
              <table:table-cell office:value-type="float" office:value="1563.044">
                <text:p>1563.0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40.6">
                <text:p>2940.6</text:p>
              </table:table-cell>
              <table:table-cell office:value-type="float" office:value="1582.33">
                <text:p>1582.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96.2">
                <text:p>2796.2</text:p>
              </table:table-cell>
              <table:table-cell office:value-type="float" office:value="1584.548">
                <text:p>1584.5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30">
                <text:p>2830</text:p>
              </table:table-cell>
              <table:table-cell office:value-type="float" office:value="1585.404">
                <text:p>1585.4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49">
                <text:p>2849</text:p>
              </table:table-cell>
              <table:table-cell office:value-type="float" office:value="1586.158">
                <text:p>1586.1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68">
                <text:p>2868</text:p>
              </table:table-cell>
              <table:table-cell office:value-type="float" office:value="1615.372">
                <text:p>1615.3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58">
                <text:p>2858</text:p>
              </table:table-cell>
              <table:table-cell office:value-type="float" office:value="1604.836">
                <text:p>1604.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9.4">
                <text:p>2839.4</text:p>
              </table:table-cell>
              <table:table-cell office:value-type="float" office:value="1567.878">
                <text:p>1567.8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82">
                <text:p>2782</text:p>
              </table:table-cell>
              <table:table-cell office:value-type="float" office:value="1551.56">
                <text:p>1551.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42">
                <text:p>2742</text:p>
              </table:table-cell>
              <table:table-cell office:value-type="float" office:value="1654.028">
                <text:p>1654.0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22.2">
                <text:p>2822.2</text:p>
              </table:table-cell>
              <table:table-cell office:value-type="float" office:value="1623.246">
                <text:p>1623.2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40">
                <text:p>2840</text:p>
              </table:table-cell>
              <table:table-cell office:value-type="float" office:value="1587.482">
                <text:p>1587.4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80.8">
                <text:p>2780.8</text:p>
              </table:table-cell>
              <table:table-cell office:value-type="float" office:value="1563.452">
                <text:p>1563.4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47.8">
                <text:p>2847.8</text:p>
              </table:table-cell>
              <table:table-cell office:value-type="float" office:value="1624.544">
                <text:p>1624.5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50.8">
                <text:p>2850.8</text:p>
              </table:table-cell>
              <table:table-cell office:value-type="float" office:value="1616.35">
                <text:p>1616.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91.6">
                <text:p>2891.6</text:p>
              </table:table-cell>
              <table:table-cell office:value-type="float" office:value="1599.84">
                <text:p>1599.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75.6">
                <text:p>2875.6</text:p>
              </table:table-cell>
              <table:table-cell office:value-type="float" office:value="1654.34">
                <text:p>1654.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83">
                <text:p>2783</text:p>
              </table:table-cell>
              <table:table-cell office:value-type="float" office:value="1600.298">
                <text:p>1600.2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44">
                <text:p>2844</text:p>
              </table:table-cell>
              <table:table-cell office:value-type="float" office:value="1616.99">
                <text:p>1616.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08.6">
                <text:p>2808.6</text:p>
              </table:table-cell>
              <table:table-cell office:value-type="float" office:value="1585.354">
                <text:p>1585.3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68.4">
                <text:p>2768.4</text:p>
              </table:table-cell>
              <table:table-cell office:value-type="float" office:value="1618.498">
                <text:p>1618.4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1">
                <text:p>2901</text:p>
              </table:table-cell>
              <table:table-cell office:value-type="float" office:value="1564.92">
                <text:p>1564.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09">
                <text:p>2909</text:p>
              </table:table-cell>
              <table:table-cell office:value-type="float" office:value="1613.456">
                <text:p>1613.4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19.8">
                <text:p>2919.8</text:p>
              </table:table-cell>
              <table:table-cell office:value-type="float" office:value="1576.164">
                <text:p>1576.1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00.8">
                <text:p>2900.8</text:p>
              </table:table-cell>
              <table:table-cell office:value-type="float" office:value="1643.866">
                <text:p>1643.8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81.8">
                <text:p>2881.8</text:p>
              </table:table-cell>
              <table:table-cell office:value-type="float" office:value="1522.292">
                <text:p>1522.2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74.2">
                <text:p>3074.2</text:p>
              </table:table-cell>
              <table:table-cell office:value-type="float" office:value="1579.414">
                <text:p>1579.4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20">
                <text:p>2920</text:p>
              </table:table-cell>
              <table:table-cell office:value-type="float" office:value="1611.886">
                <text:p>1611.8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69.8">
                <text:p>2869.8</text:p>
              </table:table-cell>
              <table:table-cell office:value-type="float" office:value="1581.39">
                <text:p>1581.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79.8">
                <text:p>2879.8</text:p>
              </table:table-cell>
              <table:table-cell office:value-type="float" office:value="1549.974">
                <text:p>1549.9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91.8">
                <text:p>2891.8</text:p>
              </table:table-cell>
              <table:table-cell office:value-type="float" office:value="1634.614">
                <text:p>1634.6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15">
                <text:p>2915</text:p>
              </table:table-cell>
              <table:table-cell office:value-type="float" office:value="1552.792">
                <text:p>1552.7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02.8">
                <text:p>2902.8</text:p>
              </table:table-cell>
              <table:table-cell office:value-type="float" office:value="1602.242">
                <text:p>1602.2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87">
                <text:p>2787</text:p>
              </table:table-cell>
              <table:table-cell office:value-type="float" office:value="1664.048">
                <text:p>1664.0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90.2">
                <text:p>2890.2</text:p>
              </table:table-cell>
              <table:table-cell office:value-type="float" office:value="1639.794">
                <text:p>1639.7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62">
                <text:p>2862</text:p>
              </table:table-cell>
              <table:table-cell office:value-type="float" office:value="1587.904">
                <text:p>1587.9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39">
                <text:p>2739</text:p>
              </table:table-cell>
              <table:table-cell office:value-type="float" office:value="1597.38">
                <text:p>1597.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30">
                <text:p>2830</text:p>
              </table:table-cell>
              <table:table-cell office:value-type="float" office:value="1610.61">
                <text:p>1610.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89">
                <text:p>2889</text:p>
              </table:table-cell>
              <table:table-cell office:value-type="float" office:value="1597.542">
                <text:p>1597.5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54.4">
                <text:p>2954.4</text:p>
              </table:table-cell>
              <table:table-cell office:value-type="float" office:value="1632.718">
                <text:p>1632.7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50">
                <text:p>2850</text:p>
              </table:table-cell>
              <table:table-cell office:value-type="float" office:value="1570.218">
                <text:p>1570.2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70">
                <text:p>2770</text:p>
              </table:table-cell>
              <table:table-cell office:value-type="float" office:value="1604.47">
                <text:p>1604.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58.8">
                <text:p>2858.8</text:p>
              </table:table-cell>
              <table:table-cell office:value-type="float" office:value="1586.46">
                <text:p>1586.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90.8">
                <text:p>2890.8</text:p>
              </table:table-cell>
              <table:table-cell office:value-type="float" office:value="1578.854">
                <text:p>1578.8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54">
                <text:p>2854</text:p>
              </table:table-cell>
              <table:table-cell office:value-type="float" office:value="1642.15">
                <text:p>1642.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28.8">
                <text:p>2828.8</text:p>
              </table:table-cell>
              <table:table-cell office:value-type="float" office:value="1564.266">
                <text:p>1564.2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94.6">
                <text:p>2894.6</text:p>
              </table:table-cell>
              <table:table-cell office:value-type="float" office:value="1551.834">
                <text:p>1551.8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92.8">
                <text:p>2992.8</text:p>
              </table:table-cell>
              <table:table-cell office:value-type="float" office:value="1577.792">
                <text:p>1577.7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45">
                <text:p>2845</text:p>
              </table:table-cell>
              <table:table-cell office:value-type="float" office:value="1612.35">
                <text:p>1612.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05">
                <text:p>2905</text:p>
              </table:table-cell>
              <table:table-cell office:value-type="float" office:value="1642.12">
                <text:p>1642.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60">
                <text:p>2860</text:p>
              </table:table-cell>
              <table:table-cell office:value-type="float" office:value="1611.222">
                <text:p>1611.2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49.8">
                <text:p>2949.8</text:p>
              </table:table-cell>
              <table:table-cell office:value-type="float" office:value="1619.38">
                <text:p>1619.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64.8">
                <text:p>2864.8</text:p>
              </table:table-cell>
              <table:table-cell office:value-type="float" office:value="1608.414">
                <text:p>1608.4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38.8">
                <text:p>2938.8</text:p>
              </table:table-cell>
              <table:table-cell office:value-type="float" office:value="1617.994">
                <text:p>1617.9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73.8">
                <text:p>2773.8</text:p>
              </table:table-cell>
              <table:table-cell office:value-type="float" office:value="1583.954">
                <text:p>1583.9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70">
                <text:p>2870</text:p>
              </table:table-cell>
              <table:table-cell office:value-type="float" office:value="1598.088">
                <text:p>1598.0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86.6">
                <text:p>2786.6</text:p>
              </table:table-cell>
              <table:table-cell office:value-type="float" office:value="1550.836">
                <text:p>1550.8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70">
                <text:p>2870</text:p>
              </table:table-cell>
              <table:table-cell office:value-type="float" office:value="1604.278">
                <text:p>1604.2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74.2">
                <text:p>2874.2</text:p>
              </table:table-cell>
              <table:table-cell office:value-type="float" office:value="1584.284">
                <text:p>1584.2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74.8">
                <text:p>2874.8</text:p>
              </table:table-cell>
              <table:table-cell office:value-type="float" office:value="1573.148">
                <text:p>1573.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90.8">
                <text:p>2890.8</text:p>
              </table:table-cell>
              <table:table-cell office:value-type="float" office:value="1538.276">
                <text:p>1538.2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51">
                <text:p>2851</text:p>
              </table:table-cell>
              <table:table-cell office:value-type="float" office:value="1539.958">
                <text:p>1539.9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72.8">
                <text:p>2872.8</text:p>
              </table:table-cell>
              <table:table-cell office:value-type="float" office:value="1593.908">
                <text:p>1593.9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12">
                <text:p>2912</text:p>
              </table:table-cell>
              <table:table-cell office:value-type="float" office:value="1569.586">
                <text:p>1569.5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08">
                <text:p>2708</text:p>
              </table:table-cell>
              <table:table-cell office:value-type="float" office:value="1545.328">
                <text:p>1545.3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27">
                <text:p>2827</text:p>
              </table:table-cell>
              <table:table-cell office:value-type="float" office:value="1589.602">
                <text:p>1589.6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37">
                <text:p>2837</text:p>
              </table:table-cell>
              <table:table-cell office:value-type="float" office:value="1545.006">
                <text:p>1545.0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17">
                <text:p>2917</text:p>
              </table:table-cell>
              <table:table-cell office:value-type="float" office:value="1585.888">
                <text:p>1585.8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36">
                <text:p>2736</text:p>
              </table:table-cell>
              <table:table-cell office:value-type="float" office:value="1595.612">
                <text:p>1595.6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65">
                <text:p>2865</text:p>
              </table:table-cell>
              <table:table-cell office:value-type="float" office:value="1587.252">
                <text:p>1587.2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53">
                <text:p>2853</text:p>
              </table:table-cell>
              <table:table-cell office:value-type="float" office:value="1573.832">
                <text:p>1573.8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43.8">
                <text:p>2843.8</text:p>
              </table:table-cell>
              <table:table-cell office:value-type="float" office:value="1552.256">
                <text:p>1552.2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31">
                <text:p>2831</text:p>
              </table:table-cell>
              <table:table-cell office:value-type="float" office:value="1560.042">
                <text:p>1560.0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54">
                <text:p>2854</text:p>
              </table:table-cell>
              <table:table-cell office:value-type="float" office:value="1525.296">
                <text:p>1525.2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85.6">
                <text:p>2885.6</text:p>
              </table:table-cell>
              <table:table-cell office:value-type="float" office:value="1521.984">
                <text:p>1521.9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61">
                <text:p>2961</text:p>
              </table:table-cell>
              <table:table-cell office:value-type="float" office:value="1444.452">
                <text:p>1444.4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90.4">
                <text:p>2990.4</text:p>
              </table:table-cell>
              <table:table-cell office:value-type="float" office:value="1576.782">
                <text:p>1576.7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85">
                <text:p>2885</text:p>
              </table:table-cell>
              <table:table-cell office:value-type="float" office:value="1635.706">
                <text:p>1635.7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28">
                <text:p>2828</text:p>
              </table:table-cell>
              <table:table-cell office:value-type="float" office:value="1529.608">
                <text:p>1529.6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19.2">
                <text:p>2819.2</text:p>
              </table:table-cell>
              <table:table-cell office:value-type="float" office:value="1528.5">
                <text:p>1528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38">
                <text:p>2838</text:p>
              </table:table-cell>
              <table:table-cell office:value-type="float" office:value="1553.212">
                <text:p>1553.2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48">
                <text:p>2848</text:p>
              </table:table-cell>
              <table:table-cell office:value-type="float" office:value="1535.222">
                <text:p>1535.2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76">
                <text:p>2976</text:p>
              </table:table-cell>
              <table:table-cell office:value-type="float" office:value="1590.782">
                <text:p>1590.7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43.4">
                <text:p>2943.4</text:p>
              </table:table-cell>
              <table:table-cell office:value-type="float" office:value="1562.738">
                <text:p>1562.7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10">
                <text:p>2810</text:p>
              </table:table-cell>
              <table:table-cell office:value-type="float" office:value="1595.29">
                <text:p>1595.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61">
                <text:p>2861</text:p>
              </table:table-cell>
              <table:table-cell office:value-type="float" office:value="1624.538">
                <text:p>1624.5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73.4">
                <text:p>2873.4</text:p>
              </table:table-cell>
              <table:table-cell office:value-type="float" office:value="1586.088">
                <text:p>1586.0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46">
                <text:p>2746</text:p>
              </table:table-cell>
              <table:table-cell office:value-type="float" office:value="1557.352">
                <text:p>1557.3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85.8">
                <text:p>2885.8</text:p>
              </table:table-cell>
              <table:table-cell office:value-type="float" office:value="1567.84">
                <text:p>1567.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21">
                <text:p>2921</text:p>
              </table:table-cell>
              <table:table-cell office:value-type="float" office:value="1614.006">
                <text:p>1614.0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76">
                <text:p>2676</text:p>
              </table:table-cell>
              <table:table-cell office:value-type="float" office:value="1618.236">
                <text:p>1618.2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79.8">
                <text:p>2779.8</text:p>
              </table:table-cell>
              <table:table-cell office:value-type="float" office:value="1650.354">
                <text:p>1650.3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33">
                <text:p>2833</text:p>
              </table:table-cell>
              <table:table-cell office:value-type="float" office:value="1637.94">
                <text:p>1637.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75">
                <text:p>2875</text:p>
              </table:table-cell>
              <table:table-cell office:value-type="float" office:value="1606.682">
                <text:p>1606.6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90">
                <text:p>2790</text:p>
              </table:table-cell>
              <table:table-cell office:value-type="float" office:value="1639.832">
                <text:p>1639.8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92">
                <text:p>2992</text:p>
              </table:table-cell>
              <table:table-cell office:value-type="float" office:value="1596.528">
                <text:p>1596.5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